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Mon May 18 17:04:45 2020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  <manifest:file-entry manifest:media-type="image/.png" manifest:full-path="Pictures/image8.png"/>
  <manifest:file-entry manifest:media-type="image/.png" manifest:full-path="Pictures/image4.png"/>
  <manifest:file-entry manifest:media-type="image/.png" manifest:full-path="Pictures/image1.png"/>
  <manifest:file-entry manifest:media-type="image/.png" manifest:full-path="Pictures/image6.png"/>
  <manifest:file-entry manifest:media-type="image/.png" manifest:full-path="Pictures/image3.png"/>
  <manifest:file-entry manifest:media-type="image/.png" manifest:full-path="Pictures/image5.png"/>
  <manifest:file-entry manifest:media-type="image/.png" manifest:full-path="Pictures/image2.png"/>
  <manifest:file-entry manifest:media-type="image/.png" manifest:full-path="Pictures/image0.png"/>
  <manifest:file-entry manifest:media-type="image/.png" manifest:full-path="Pictures/image9.png"/>
  <manifest:file-entry manifest:media-type="image/.png" manifest:full-path="Pictures/image11.png"/>
  <manifest:file-entry manifest:media-type="image/.png" manifest:full-path="Pictures/image15.png"/>
  <manifest:file-entry manifest:media-type="image/.png" manifest:full-path="Pictures/image10.png"/>
  <manifest:file-entry manifest:media-type="image/.png" manifest:full-path="Pictures/image12.png"/>
  <manifest:file-entry manifest:media-type="image/.png" manifest:full-path="Pictures/image7.png"/>
  <manifest:file-entry manifest:media-type="image/.png" manifest:full-path="Pictures/image14.png"/>
  <manifest:file-entry manifest:media-type="image/.png" manifest:full-path="Pictures/image13.png"/>
</manifest:manifest>
</file>

<file path=content.xml><?xml version="1.0" encoding="utf-8"?>
<!--
*************************************************************************
  file:  content.xml
  Generated by Inkscape: Mon May 18 17:04:45 2020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5003">
            <draw:g id="g4431">
              <draw:path id="path8532" draw:style-name="style0" draw:layer="layout" svg:x="4.893cm" svg:y="79.289cm" svg:width="21.902cm" svg:height="5.476cm" svg:viewBox="0.0 0.0 21902.157 5475.540" svg:d="M 9786.600 164054.349 L 31688.757 164054.349 L 31688.757 158578.809 L 9786.600 158578.809 L 9786.600 164054.349 Z">
                <!-- 5 nodes -->
              </draw:path>
              <draw:g id="g8534">
                <draw:g id="g8536">
                  <draw:g id="g8542">
                    <draw:frame id="image8544" draw:style-name="gr1" draw:text-style-name="P1" draw:layer="layout" svg:width="21.917cm" svg:height="5.501cm" draw:transform="matrix(193.294 0.000 0.000 48.514 43.156 699.066) translate(4.893cm, 79.264cm)">
                      <draw:image xlink:href="Pictures/image0.png" xlink:type="simple" xlink:show="embed" xlink:actuate="onLoad">
                        <text:p/>
                      </draw:image>
                    </draw:frame>
                  </draw:g>
                  <!-- id="g8542" -->
                </draw:g>
                <!-- id="g8536" -->
              </draw:g>
              <!-- id="g8534" -->
              <draw:path id="path8548" draw:style-name="style2" draw:layer="layout" svg:x="6.246cm" svg:y="84.765cm" svg:width="0.032cm" svg:height="0.140cm" svg:viewBox="0.0 0.0 32.000 140.000" svg:d="M 12508.370 169529.889 L 12508.370 169669.889 L 12508.370 169529.889 ">
                <!-- 3 nodes -->
              </draw:path>
              <draw:path id="text8552" draw:style-name="style1" draw:layer="layout" svg:x="6.154cm" svg:y="85.061cm" svg:width="0.226cm" svg:height="0.379cm" svg:viewBox="0.0 0.0 225.723 379.082" svg:d="M 12315.366 170457.644 L 12399.155 170457.644 L 12399.155 170168.445 L 12308.002 170186.726 L 12308.002 170140.008 L 12398.647 170121.727 L 12449.936 170121.727 L 12449.936 170457.644 L 12533.725 170457.644 L 12533.725 170500.808 L 12315.366 170500.808 L 12315.366 170457.644 Z">
                <!-- 12 nodes -->
              </draw:path>
              <draw:path id="path8554" draw:style-name="style2" draw:layer="layout" svg:x="8.984cm" svg:y="84.765cm" svg:width="0.032cm" svg:height="0.140cm" svg:viewBox="0.0 0.0 32.000 140.000" svg:d="M 17983.909 169529.889 L 17983.909 169669.889 L 17983.909 169529.889 ">
                <!-- 3 nodes -->
              </draw:path>
              <draw:path id="text8558" draw:style-name="style1" draw:layer="layout" svg:x="8.873cm" svg:y="85.054cm" svg:width="0.241cm" svg:height="0.386cm" svg:viewBox="0.0 0.0 240.703 385.937" svg:d="M 17807.155 170450.789 L 17986.159 170450.789 L 17986.159 170493.953 L 17745.456 170493.953 L 17745.456 170450.789 C 17764.922 170430.646 17791.413 170403.647 17824.928 170369.793 C 17858.613 170335.769 17879.772 170313.849 17888.405 170304.031 C 17904.824 170285.581 17916.250 170270.008 17922.682 170257.312 C 17929.284 170244.448 17932.585 170231.837 17932.585 170219.480 C 17932.585 170199.337 17925.475 170182.918 17911.256 170170.223 C 17897.207 170157.527 17878.841 170151.180 17856.159 170151.180 C 17840.078 170151.180 17823.066 170153.973 17805.124 170159.559 C 17787.350 170165.144 17768.307 170173.608 17747.995 170184.949 L 17747.995 170133.152 C 17768.646 170124.858 17787.943 170118.595 17805.885 170114.363 C 17823.828 170110.131 17840.247 170108.016 17855.143 170108.016 C 17894.414 170108.016 17925.729 170117.833 17949.088 170137.469 C 17972.448 170157.104 17984.128 170183.341 17984.128 170216.180 C 17984.128 170231.753 17981.165 170246.564 17975.241 170260.613 C 17969.486 170274.493 17958.906 170290.913 17943.503 170309.871 C 17939.271 170314.780 17925.814 170328.999 17903.131 170352.527 C 17880.449 170375.887 17848.457 170408.641 17807.155 170450.789 Z">
                <!-- 22 nodes -->
              </draw:path>
              <draw:path id="path8560" draw:style-name="style2" draw:layer="layout" svg:x="11.722cm" svg:y="84.765cm" svg:width="0.032cm" svg:height="0.140cm" svg:viewBox="0.0 0.0 32.000 140.000" svg:d="M 23459.448 169529.889 L 23459.448 169669.889 L 23459.448 169529.889 ">
                <!-- 3 nodes -->
              </draw:path>
              <draw:path id="text8564" draw:style-name="style1" draw:layer="layout" svg:x="11.612cm" svg:y="85.054cm" svg:width="0.250cm" svg:height="0.393cm" svg:viewBox="0.0 0.0 249.590 393.301" svg:d="M 23395.429 170289.558 C 23419.973 170294.806 23439.101 170305.724 23452.812 170322.312 C 23466.692 170338.901 23473.632 170359.383 23473.632 170383.758 C 23473.632 170421.167 23460.767 170450.112 23435.038 170470.594 C 23409.309 170491.075 23372.747 170501.316 23325.351 170501.316 C 23309.439 170501.316 23293.020 170499.708 23276.093 170496.492 C 23259.335 170493.445 23241.985 170488.790 23224.042 170482.527 L 23224.042 170433.015 C 23238.261 170441.310 23253.834 170447.573 23270.761 170451.805 C 23287.688 170456.036 23305.377 170458.152 23323.827 170458.152 C 23355.989 170458.152 23380.448 170451.805 23397.206 170439.109 C 23414.133 170426.414 23422.597 170407.963 23422.597 170383.758 C 23422.597 170361.414 23414.726 170343.979 23398.984 170331.453 C 23383.411 170318.758 23361.659 170312.410 23333.730 170312.410 L 23289.550 170312.410 L 23289.550 170270.262 L 23335.761 170270.262 C 23360.982 170270.262 23380.279 170265.268 23393.652 170255.281 C 23407.024 170245.125 23413.710 170230.568 23413.710 170211.609 C 23413.710 170192.143 23406.770 170177.247 23392.890 170166.922 C 23379.179 170156.427 23359.459 170151.180 23333.730 170151.180 C 23319.680 170151.180 23304.615 170152.703 23288.534 170155.750 C 23272.454 170158.797 23254.765 170163.536 23235.468 170169.969 L 23235.468 170124.266 C 23254.934 170118.849 23273.131 170114.786 23290.058 170112.078 C 23307.154 170109.370 23323.235 170108.016 23338.300 170108.016 C 23377.232 170108.016 23408.040 170116.902 23430.722 170134.676 C 23453.404 170152.280 23464.745 170176.147 23464.745 170206.277 C 23464.745 170227.267 23458.736 170245.040 23446.718 170259.598 C 23434.700 170273.986 23417.603 170283.973 23395.429 170289.558 Z">
                <!-- 30 nodes -->
              </draw:path>
              <draw:path id="path8566" draw:style-name="style2" draw:layer="layout" svg:x="14.459cm" svg:y="84.765cm" svg:width="0.032cm" svg:height="0.140cm" svg:viewBox="0.0 0.0 32.000 140.000" svg:d="M 28934.987 169529.889 L 28934.987 169669.889 L 28934.987 169529.889 ">
                <!-- 3 nodes -->
              </draw:path>
              <draw:path id="text8570" draw:style-name="style1" draw:layer="layout" svg:x="14.336cm" svg:y="85.061cm" svg:width="0.276cm" svg:height="0.379cm" svg:viewBox="0.0 0.0 276.250 379.082" svg:d="M 28842.277 170166.414 L 28712.785 170368.777 L 28842.277 170368.777 L 28842.277 170166.414 ZM 28828.820 170121.727 L 28893.312 170121.727 L 28893.312 170368.777 L 28947.394 170368.777 L 28947.394 170411.433 L 28893.312 170411.433 L 28893.312 170500.808 L 28842.277 170500.808 L 28842.277 170411.433 L 28671.144 170411.433 L 28671.144 170361.922 L 28828.820 170121.727 Z">
                <!-- 16 nodes -->
              </draw:path>
              <draw:path id="path8572" draw:style-name="style2" draw:layer="layout" svg:x="17.197cm" svg:y="84.765cm" svg:width="0.032cm" svg:height="0.140cm" svg:viewBox="0.0 0.0 32.000 140.000" svg:d="M 34410.525 169529.889 L 34410.525 169669.889 L 34410.525 169529.889 ">
                <!-- 3 nodes -->
              </draw:path>
              <draw:path id="text8576" draw:style-name="style1" draw:layer="layout" svg:x="17.088cm" svg:y="85.061cm" svg:width="0.245cm" svg:height="0.386cm" svg:viewBox="0.0 0.0 245.273 386.445" svg:d="M 34192.132 170121.727 L 34393.480 170121.727 L 34393.480 170164.891 L 34239.105 170164.891 L 34239.105 170257.820 C 34246.553 170255.281 34254.001 170253.419 34261.449 170252.234 C 34268.897 170250.880 34276.345 170250.203 34283.793 170250.203 C 34326.110 170250.203 34359.626 170261.798 34384.339 170284.988 C 34409.053 170308.178 34421.410 170339.578 34421.410 170379.187 C 34421.410 170419.982 34408.714 170451.720 34383.324 170474.402 C 34357.933 170496.915 34322.132 170508.172 34275.921 170508.172 C 34260.010 170508.172 34243.760 170506.818 34227.171 170504.109 C 34210.752 170501.401 34193.740 170497.338 34176.136 170491.922 L 34176.136 170440.379 C 34191.371 170448.673 34207.113 170454.851 34223.363 170458.914 C 34239.613 170462.976 34256.794 170465.008 34274.906 170465.008 C 34304.190 170465.008 34327.380 170457.306 34344.476 170441.902 C 34361.572 170426.499 34370.121 170405.594 34370.121 170379.187 C 34370.121 170352.781 34361.572 170331.876 34344.476 170316.473 C 34327.380 170301.069 34304.190 170293.367 34274.906 170293.367 C 34261.195 170293.367 34247.484 170294.891 34233.773 170297.937 C 34220.231 170300.984 34206.351 170305.724 34192.132 170312.156 L 34192.132 170121.727 Z">
                <!-- 23 nodes -->
              </draw:path>
              <draw:path id="path8578" draw:style-name="style2" draw:layer="layout" svg:x="19.935cm" svg:y="84.765cm" svg:width="0.032cm" svg:height="0.140cm" svg:viewBox="0.0 0.0 32.000 140.000" svg:d="M 39886.065 169529.889 L 39886.065 169669.889 L 39886.065 169529.889 ">
                <!-- 3 nodes -->
              </draw:path>
              <draw:path id="text8582" draw:style-name="style1" draw:layer="layout" svg:x="19.822cm" svg:y="85.054cm" svg:width="0.262cm" svg:height="0.393cm" svg:viewBox="0.0 0.0 261.777 393.301" svg:d="M 39779.390 170283.973 C 39756.370 170283.973 39738.088 170291.844 39724.547 170307.586 C 39711.174 170323.328 39704.488 170344.910 39704.488 170372.332 C 39704.488 170399.585 39711.174 170421.167 39724.547 170437.078 C 39738.088 170452.820 39756.370 170460.691 39779.390 170460.691 C 39802.411 170460.691 39820.608 170452.820 39833.980 170437.078 C 39847.522 170421.167 39854.293 170399.585 39854.293 170372.332 C 39854.293 170344.910 39847.522 170323.328 39833.980 170307.586 C 39820.608 170291.844 39802.411 170283.973 39779.390 170283.973 ZM 39881.207 170123.250 L 39881.207 170169.969 C 39868.342 170163.875 39855.308 170159.220 39842.105 170156.004 C 39829.071 170152.788 39816.122 170151.180 39803.258 170151.180 C 39769.403 170151.180 39743.505 170162.605 39725.562 170185.457 C 39707.789 170208.309 39697.633 170242.840 39695.094 170289.051 C 39705.080 170274.324 39717.607 170263.068 39732.672 170255.281 C 39747.737 170247.325 39764.325 170243.348 39782.437 170243.348 C 39820.523 170243.348 39850.569 170254.943 39872.574 170278.133 C 39894.748 170301.154 39905.836 170332.553 39905.836 170372.332 C 39905.836 170411.264 39894.325 170442.495 39871.304 170466.023 C 39848.284 170489.552 39817.646 170501.316 39779.390 170501.316 C 39735.549 170501.316 39702.034 170484.558 39678.844 170451.043 C 39655.653 170417.358 39644.058 170368.608 39644.058 170304.793 C 39644.058 170244.871 39658.277 170197.137 39686.715 170161.590 C 39715.152 170125.874 39753.323 170108.016 39801.226 170108.016 C 39814.091 170108.016 39827.040 170109.285 39840.074 170111.824 C 39853.277 170114.363 39866.988 170118.172 39881.207 170123.250 Z">
                <!-- 27 nodes -->
              </draw:path>
              <draw:path id="path8584" draw:style-name="style2" draw:layer="layout" svg:x="22.673cm" svg:y="84.765cm" svg:width="0.032cm" svg:height="0.140cm" svg:viewBox="0.0 0.0 32.000 140.000" svg:d="M 45361.605 169529.889 L 45361.605 169669.889 L 45361.605 169529.889 ">
                <!-- 3 nodes -->
              </draw:path>
              <draw:path id="text8588" draw:style-name="style1" draw:layer="layout" svg:x="22.566cm" svg:y="85.061cm" svg:width="0.244cm" svg:height="0.379cm" svg:viewBox="0.0 0.0 243.750 379.082" svg:d="M 45132.289 170121.727 L 45376.039 170121.727 L 45376.039 170143.562 L 45238.422 170500.808 L 45184.848 170500.808 L 45314.340 170164.891 L 45132.289 170164.891 L 45132.289 170121.727 Z">
                <!-- 8 nodes -->
              </draw:path>
              <draw:path id="path8590" draw:style-name="style2" draw:layer="layout" svg:x="25.411cm" svg:y="84.765cm" svg:width="0.032cm" svg:height="0.140cm" svg:viewBox="0.0 0.0 32.000 140.000" svg:d="M 50837.142 169529.889 L 50837.142 169669.889 L 50837.142 169529.889 ">
                <!-- 3 nodes -->
              </draw:path>
              <draw:path id="text8594" draw:style-name="style1" draw:layer="layout" svg:x="25.297cm" svg:y="85.054cm" svg:width="0.260cm" svg:height="0.393cm" svg:viewBox="0.0 0.0 260.000 393.301" svg:d="M 50723.104 170313.933 C 50698.729 170313.933 50679.517 170320.450 50665.467 170333.484 C 50651.587 170346.518 50644.647 170364.461 50644.647 170387.312 C 50644.647 170410.164 50651.587 170428.107 50665.467 170441.140 C 50679.517 170454.174 50698.729 170460.691 50723.104 170460.691 C 50747.479 170460.691 50766.691 170454.174 50780.741 170441.140 C 50794.790 170427.937 50801.815 170409.995 50801.815 170387.312 C 50801.815 170364.461 50794.790 170346.518 50780.741 170333.484 C 50766.860 170320.450 50747.648 170313.933 50723.104 170313.933 ZM 50671.815 170292.098 C 50649.810 170286.681 50632.629 170276.440 50620.272 170261.375 C 50608.084 170246.310 50601.991 170227.944 50601.991 170206.277 C 50601.991 170175.978 50612.739 170152.026 50634.237 170134.422 C 50655.903 170116.818 50685.526 170108.016 50723.104 170108.016 C 50760.851 170108.016 50790.474 170116.818 50811.971 170134.422 C 50833.468 170152.026 50844.217 170175.978 50844.217 170206.277 C 50844.217 170227.944 50838.039 170246.310 50825.682 170261.375 C 50813.494 170276.440 50796.483 170286.681 50774.647 170292.098 C 50799.360 170297.853 50818.573 170309.109 50832.283 170325.867 C 50846.164 170342.625 50853.104 170363.107 50853.104 170387.312 C 50853.104 170424.044 50841.847 170452.228 50819.334 170471.863 C 50796.991 170491.499 50764.914 170501.316 50723.104 170501.316 C 50681.294 170501.316 50649.132 170491.499 50626.619 170471.863 C 50604.276 170452.228 50593.104 170424.044 50593.104 170387.312 C 50593.104 170363.107 50600.044 170342.625 50613.924 170325.867 C 50627.804 170309.109 50647.101 170297.853 50671.815 170292.098 ZM 50653.026 170211.101 C 50653.026 170230.737 50659.119 170246.056 50671.307 170257.059 C 50683.664 170268.061 50700.929 170273.562 50723.104 170273.562 C 50745.109 170273.562 50762.290 170268.061 50774.647 170257.059 C 50787.173 170246.056 50793.436 170230.737 50793.436 170211.101 C 50793.436 170191.466 50787.173 170176.147 50774.647 170165.144 C 50762.290 170154.142 50745.109 170148.641 50723.104 170148.641 C 50700.929 170148.641 50683.664 170154.142 50671.307 170165.144 C 50659.119 170176.147 50653.026 170191.466 50653.026 170211.101 Z">
                <!-- 35 nodes -->
              </draw:path>
              <draw:path id="text8598" draw:style-name="style1" draw:layer="layout" svg:x="11.909cm" svg:y="85.708cm" svg:width="7.883cm" svg:height="0.503cm" svg:viewBox="0.0 0.0 7883.167 503.242" svg:d="M 23817.077 171431.979 L 23886.140 171431.979 L 24054.226 171749.108 L 24054.226 171431.979 L 24103.991 171431.979 L 24103.991 171811.061 L 24034.929 171811.061 L 23866.843 171493.932 L 23866.843 171811.061 L 23817.077 171811.061 L 23817.077 171431.979 ZM 24199.182 171698.835 L 24199.182 171526.686 L 24245.901 171526.686 L 24245.901 171697.057 C 24245.901 171723.971 24251.148 171744.199 24261.643 171757.741 C 24272.138 171771.113 24287.880 171777.799 24308.869 171777.799 C 24334.091 171777.799 24353.980 171769.759 24368.537 171753.678 C 24383.264 171737.598 24390.627 171715.677 24390.627 171687.917 L 24390.627 171526.686 L 24437.346 171526.686 L 24437.346 171811.061 L 24390.627 171811.061 L 24390.627 171767.389 C 24379.286 171784.655 24366.083 171797.519 24351.018 171805.983 C 24336.122 171814.277 24318.772 171818.424 24298.967 171818.424 C 24266.298 171818.424 24241.500 171808.268 24224.573 171787.956 C 24207.646 171767.643 24199.182 171737.936 24199.182 171698.835 ZM 24316.741 171519.831 ZM 24755.092 171581.276 C 24766.772 171560.286 24780.737 171544.798 24796.987 171534.811 C 24813.237 171524.824 24832.364 171519.831 24854.370 171519.831 C 24883.992 171519.831 24906.843 171530.241 24922.924 171551.061 C 24939.005 171571.712 24947.045 171601.165 24947.045 171639.421 L 24947.045 171811.061 L 24900.073 171811.061 L 24900.073 171640.944 C 24900.073 171613.691 24895.248 171593.464 24885.600 171580.260 C 24875.952 171567.057 24861.225 171560.456 24841.420 171560.456 C 24817.215 171560.456 24798.087 171568.496 24784.038 171584.577 C 24769.988 171600.658 24762.963 171622.578 24762.963 171650.339 L 24762.963 171811.061 L 24715.991 171811.061 L 24715.991 171640.944 C 24715.991 171613.522 24711.166 171593.294 24701.518 171580.260 C 24691.870 171567.057 24676.974 171560.456 24656.831 171560.456 C 24632.963 171560.456 24614.005 171568.581 24599.956 171584.831 C 24585.906 171600.911 24578.881 171622.747 24578.881 171650.339 L 24578.881 171811.061 L 24531.909 171811.061 L 24531.909 171526.686 L 24578.881 171526.686 L 24578.881 171570.866 C 24589.545 171553.431 24602.325 171540.566 24617.221 171532.272 C 24632.117 171523.978 24649.806 171519.831 24670.288 171519.831 C 24690.939 171519.831 24708.458 171525.078 24722.846 171535.573 C 24737.403 171546.068 24748.152 171561.302 24755.092 171581.276 ZM 25244.307 171669.128 C 25244.307 171634.766 25237.197 171607.852 25222.979 171588.385 C 25208.929 171568.750 25189.548 171558.932 25164.834 171558.932 C 25140.121 171558.932 25120.654 171568.750 25106.436 171588.385 C 25092.386 171607.852 25085.361 171634.766 25085.361 171669.128 C 25085.361 171703.490 25092.386 171730.488 25106.436 171750.124 C 25120.654 171769.590 25140.121 171779.323 25164.834 171779.323 C 25189.548 171779.323 25208.929 171769.590 25222.979 171750.124 C 25237.197 171730.488 25244.307 171703.490 25244.307 171669.128 ZM 25085.361 171569.850 C 25095.179 171552.923 25107.536 171540.397 25122.432 171532.272 C 25137.497 171523.978 25155.440 171519.831 25176.260 171519.831 C 25210.791 171519.831 25238.805 171533.542 25260.303 171560.964 C 25281.969 171588.385 25292.803 171624.440 25292.803 171669.128 C 25292.803 171713.815 25281.969 171749.870 25260.303 171777.292 C 25238.805 171804.713 25210.791 171818.424 25176.260 171818.424 C 25155.440 171818.424 25137.497 171814.362 25122.432 171806.237 C 25107.536 171797.943 25095.179 171785.332 25085.361 171768.405 L 25085.361 171811.061 L 25038.389 171811.061 L 25038.389 171415.983 L 25085.361 171415.983 L 25085.361 171569.850 ZM 25613.608 171657.194 L 25613.608 171680.046 L 25398.803 171680.046 C 25400.835 171712.207 25410.483 171736.751 25427.749 171753.678 C 25445.184 171770.436 25469.389 171778.815 25500.366 171778.815 C 25518.309 171778.815 25535.659 171776.615 25552.417 171772.213 C 25569.344 171767.812 25586.101 171761.211 25602.690 171752.409 L 25602.690 171796.588 C 25585.932 171803.698 25568.751 171809.115 25551.147 171812.838 C 25533.543 171816.562 25515.685 171818.424 25497.573 171818.424 C 25452.208 171818.424 25416.238 171805.221 25389.663 171778.815 C 25363.256 171752.409 25350.053 171716.693 25350.053 171671.667 C 25350.053 171625.117 25362.579 171588.216 25387.631 171560.964 C 25412.853 171533.542 25446.792 171519.831 25489.448 171519.831 C 25527.703 171519.831 25557.918 171532.187 25580.092 171556.901 C 25602.436 171581.445 25613.608 171614.876 25613.608 171657.194 ZM 25566.889 171643.483 C 25566.551 171617.923 25559.357 171597.526 25545.307 171582.292 C 25531.427 171567.057 25512.976 171559.440 25489.956 171559.440 C 25463.888 171559.440 25442.983 171566.803 25427.241 171581.530 C 25411.668 171596.256 25402.697 171616.992 25400.327 171643.737 L 25566.889 171643.483 ZM 25854.951 171570.358 C 25849.703 171567.311 25843.948 171565.111 25837.685 171563.756 C 25831.591 171562.233 25824.821 171561.471 25817.373 171561.471 C 25790.966 171561.471 25770.654 171570.104 25756.435 171587.370 C 25742.386 171604.466 25735.361 171629.095 25735.361 171661.256 L 25735.361 171811.061 L 25688.388 171811.061 L 25688.388 171526.686 L 25735.361 171526.686 L 25735.361 171570.866 C 25745.179 171553.600 25757.959 171540.820 25773.701 171532.526 C 25789.443 171524.062 25808.571 171519.831 25831.084 171519.831 C 25834.300 171519.831 25837.855 171520.085 25841.748 171520.592 C 25845.641 171520.931 25849.957 171521.523 25854.697 171522.370 L 25854.951 171570.358 ZM 26179.441 171559.440 C 26154.389 171559.440 26134.584 171569.258 26120.027 171588.893 C 26105.470 171608.359 26098.191 171635.104 26098.191 171669.128 C 26098.191 171703.151 26105.385 171729.980 26119.773 171749.616 C 26134.331 171769.082 26154.220 171778.815 26179.441 171778.815 C 26204.324 171778.815 26224.044 171768.997 26238.601 171749.362 C 26253.159 171729.727 26260.437 171702.982 26260.437 171669.128 C 26260.437 171635.443 26253.159 171608.783 26238.601 171589.147 C 26224.044 171569.342 26204.324 171559.440 26179.441 171559.440 ZM 26179.441 171519.831 C 26220.066 171519.831 26251.974 171533.034 26275.164 171559.440 C 26298.354 171585.846 26309.949 171622.409 26309.949 171669.128 C 26309.949 171715.677 26298.354 171752.240 26275.164 171778.815 C 26251.974 171805.221 26220.066 171818.424 26179.441 171818.424 C 26138.647 171818.424 26106.655 171805.221 26083.465 171778.815 C 26060.444 171752.240 26048.933 171715.677 26048.933 171669.128 C 26048.933 171622.409 26060.444 171585.846 26083.465 171559.440 C 26106.655 171533.034 26138.647 171519.831 26179.441 171519.831 ZM 26531.451 171415.983 L 26531.451 171454.831 L 26486.763 171454.831 C 26470.006 171454.831 26458.326 171458.216 26451.724 171464.987 C 26445.292 171471.758 26442.076 171483.945 26442.076 171501.549 L 26442.076 171526.686 L 26519.010 171526.686 L 26519.010 171562.995 L 26442.076 171562.995 L 26442.076 171811.061 L 26395.103 171811.061 L 26395.103 171562.995 L 26350.416 171562.995 L 26350.416 171526.686 L 26395.103 171526.686 L 26395.103 171506.882 C 26395.103 171475.228 26402.467 171452.207 26417.193 171437.819 C 26431.920 171423.262 26455.279 171415.983 26487.271 171415.983 L 26531.451 171415.983 ZM 26781.081 171768.405 L 26781.081 171919.225 L 26734.109 171919.225 L 26734.109 171526.686 L 26781.081 171526.686 L 26781.081 171569.850 C 26790.899 171552.923 26803.256 171540.397 26818.152 171532.272 C 26833.217 171523.978 26851.159 171519.831 26871.980 171519.831 C 26906.511 171519.831 26934.525 171533.542 26956.023 171560.964 C 26977.689 171588.385 26988.523 171624.440 26988.523 171669.128 C 26988.523 171713.815 26977.689 171749.870 26956.023 171777.292 C 26934.525 171804.713 26906.511 171818.424 26871.980 171818.424 C 26851.159 171818.424 26833.217 171814.362 26818.152 171806.237 C 26803.256 171797.943 26790.899 171785.332 26781.081 171768.405 ZM 26940.027 171669.128 C 26940.027 171634.766 26932.917 171607.852 26918.698 171588.385 C 26904.649 171568.750 26885.267 171558.932 26860.554 171558.932 C 26835.840 171558.932 26816.374 171568.750 26802.155 171588.385 C 26788.106 171607.852 26781.081 171634.766 26781.081 171669.128 C 26781.081 171703.490 26788.106 171730.488 26802.155 171750.124 C 26816.374 171769.590 26835.840 171779.323 26860.554 171779.323 C 26885.267 171779.323 26904.649 171769.590 26918.698 171750.124 C 26932.917 171730.488 26940.027 171703.490 26940.027 171669.128 ZM 27230.871 171570.358 C 27225.623 171567.311 27219.868 171565.111 27213.605 171563.756 C 27207.511 171562.233 27200.741 171561.471 27193.293 171561.471 C 27166.886 171561.471 27146.574 171570.104 27132.355 171587.370 C 27118.306 171604.466 27111.281 171629.095 27111.281 171661.256 L 27111.281 171811.061 L 27064.308 171811.061 L 27064.308 171526.686 L 27111.281 171526.686 L 27111.281 171570.866 C 27121.099 171553.600 27133.879 171540.820 27149.621 171532.526 C 27165.363 171524.062 27184.491 171519.831 27207.004 171519.831 C 27210.220 171519.831 27213.774 171520.085 27217.668 171520.592 C 27221.561 171520.931 27225.877 171521.523 27230.617 171522.370 L 27230.871 171570.358 ZM 27523.048 171657.194 L 27523.048 171680.046 L 27308.244 171680.046 C 27310.275 171712.207 27319.923 171736.751 27337.189 171753.678 C 27354.624 171770.436 27378.830 171778.815 27409.806 171778.815 C 27427.749 171778.815 27445.099 171776.615 27461.857 171772.213 C 27478.784 171767.812 27495.542 171761.211 27512.130 171752.409 L 27512.130 171796.588 C 27495.372 171803.698 27478.191 171809.115 27460.587 171812.838 C 27442.983 171816.562 27425.125 171818.424 27407.013 171818.424 C 27361.649 171818.424 27325.678 171805.221 27299.103 171778.815 C 27272.697 171752.409 27259.494 171716.693 27259.494 171671.667 C 27259.494 171625.117 27272.020 171588.216 27297.072 171560.964 C 27322.293 171533.542 27356.232 171519.831 27398.888 171519.831 C 27437.143 171519.831 27467.358 171532.187 27489.533 171556.901 C 27511.876 171581.445 27523.048 171614.876 27523.048 171657.194 ZM 27476.329 171643.483 C 27475.991 171617.923 27468.797 171597.526 27454.747 171582.292 C 27440.867 171567.057 27422.417 171559.440 27399.396 171559.440 C 27373.328 171559.440 27352.423 171566.803 27336.681 171581.530 C 27321.108 171596.256 27312.137 171616.992 27309.767 171643.737 L 27476.329 171643.483 ZM 27786.735 171569.850 L 27786.735 171415.983 L 27833.454 171415.983 L 27833.454 171811.061 L 27786.735 171811.061 L 27786.735 171768.405 C 27776.917 171785.332 27764.476 171797.943 27749.411 171806.237 C 27734.515 171814.362 27716.572 171818.424 27695.583 171818.424 C 27661.221 171818.424 27633.206 171804.713 27611.540 171777.292 C 27590.042 171749.870 27579.294 171713.815 27579.294 171669.128 C 27579.294 171624.440 27590.042 171588.385 27611.540 171560.964 C 27633.206 171533.542 27661.221 171519.831 27695.583 171519.831 C 27716.572 171519.831 27734.515 171523.978 27749.411 171532.272 C 27764.476 171540.397 27776.917 171552.923 27786.735 171569.850 ZM 27627.536 171669.128 C 27627.536 171703.490 27634.560 171730.488 27648.610 171750.124 C 27662.829 171769.590 27682.295 171779.323 27707.008 171779.323 C 27731.722 171779.323 27751.188 171769.590 27765.407 171750.124 C 27779.625 171730.488 27786.735 171703.490 27786.735 171669.128 C 27786.735 171634.766 27779.625 171607.852 27765.407 171588.385 C 27751.188 171568.750 27731.722 171558.932 27707.008 171558.932 C 27682.295 171558.932 27662.829 171568.750 27648.610 171588.385 C 27634.560 171607.852 27627.536 171634.766 27627.536 171669.128 ZM 27929.807 171526.686 L 27976.525 171526.686 L 27976.525 171811.061 L 27929.807 171811.061 L 27929.807 171526.686 ZM 27929.807 171415.983 L 27976.525 171415.983 L 27976.525 171475.143 L 27929.807 171475.143 L 27929.807 171415.983 ZM 28279.014 171537.604 L 28279.014 171581.276 C 28265.811 171573.997 28252.523 171568.581 28239.151 171565.026 C 28225.948 171561.302 28212.576 171559.440 28199.034 171559.440 C 28168.734 171559.440 28145.206 171569.089 28128.448 171588.385 C 28111.690 171607.513 28103.311 171634.427 28103.311 171669.128 C 28103.311 171703.828 28111.690 171730.827 28128.448 171750.124 C 28145.206 171769.251 28168.734 171778.815 28199.034 171778.815 C 28212.576 171778.815 28225.948 171777.038 28239.151 171773.483 C 28252.523 171769.759 28265.811 171764.258 28279.014 171756.979 L 28279.014 171800.143 C 28265.980 171806.237 28252.439 171810.807 28238.389 171813.854 C 28224.509 171816.901 28209.698 171818.424 28193.956 171818.424 C 28151.130 171818.424 28117.107 171804.967 28091.885 171778.053 C 28066.664 171751.139 28054.053 171714.831 28054.053 171669.128 C 28054.053 171622.747 28066.749 171586.270 28092.139 171559.694 C 28117.699 171533.118 28152.654 171519.831 28197.003 171519.831 C 28211.391 171519.831 28225.440 171521.354 28239.151 171524.401 C 28252.862 171527.279 28266.150 171531.680 28279.014 171537.604 ZM 28406.577 171445.944 L 28406.577 171526.686 L 28502.807 171526.686 L 28502.807 171562.995 L 28406.577 171562.995 L 28406.577 171717.370 C 28406.577 171740.560 28409.708 171755.456 28415.971 171762.057 C 28422.404 171768.659 28435.353 171771.960 28454.819 171771.960 L 28502.807 171771.960 L 28502.807 171811.061 L 28454.819 171811.061 C 28418.764 171811.061 28393.882 171804.375 28380.171 171791.003 C 28366.460 171777.461 28359.604 171752.917 28359.604 171717.370 L 28359.604 171562.995 L 28325.327 171562.995 L 28325.327 171526.686 L 28359.604 171526.686 L 28359.604 171445.944 L 28406.577 171445.944 ZM 28674.401 171559.440 C 28649.349 171559.440 28629.544 171569.258 28614.987 171588.893 C 28600.430 171608.359 28593.151 171635.104 28593.151 171669.128 C 28593.151 171703.151 28600.345 171729.980 28614.733 171749.616 C 28629.290 171769.082 28649.180 171778.815 28674.401 171778.815 C 28699.284 171778.815 28719.004 171768.997 28733.561 171749.362 C 28748.118 171729.727 28755.397 171702.982 28755.397 171669.128 C 28755.397 171635.443 28748.118 171608.783 28733.561 171589.147 C 28719.004 171569.342 28699.284 171559.440 28674.401 171559.440 ZM 28674.401 171519.831 C 28715.026 171519.831 28746.933 171533.034 28770.124 171559.440 C 28793.314 171585.846 28804.909 171622.409 28804.909 171669.128 C 28804.909 171715.677 28793.314 171752.240 28770.124 171778.815 C 28746.933 171805.221 28715.026 171818.424 28674.401 171818.424 C 28633.607 171818.424 28601.614 171805.221 28578.424 171778.815 C 28555.404 171752.240 28543.893 171715.677 28543.893 171669.128 C 28543.893 171622.409 28555.404 171585.846 28578.424 171559.440 C 28601.614 171533.034 28633.607 171519.831 28674.401 171519.831 ZM 29047.231 171570.358 C 29041.984 171567.311 29036.228 171565.111 29029.965 171563.756 C 29023.872 171562.233 29017.101 171561.471 29009.653 171561.471 C 28983.247 171561.471 28962.934 171570.104 28948.715 171587.370 C 28934.666 171604.466 28927.641 171629.095 28927.641 171661.256 L 28927.641 171811.061 L 28880.668 171811.061 L 28880.668 171526.686 L 28927.641 171526.686 L 28927.641 171570.866 C 28937.459 171553.600 28950.239 171540.820 28965.981 171532.526 C 28981.723 171524.062 29000.851 171519.831 29023.364 171519.831 C 29026.580 171519.831 29030.135 171520.085 29034.028 171520.592 C 29037.921 171520.931 29042.237 171521.523 29046.977 171522.370 L 29047.231 171570.358 ZM 29277.455 171535.065 L 29277.455 171579.245 C 29264.252 171572.474 29250.541 171567.396 29236.322 171564.010 C 29222.104 171560.625 29207.377 171558.932 29192.143 171558.932 C 29168.953 171558.932 29151.518 171562.487 29139.838 171569.596 C 29128.328 171576.706 29122.572 171587.370 29122.572 171601.589 C 29122.572 171612.422 29126.720 171620.970 29135.014 171627.233 C 29143.308 171633.327 29159.981 171639.167 29185.033 171644.753 L 29201.029 171648.307 C 29234.207 171655.417 29257.735 171665.488 29271.615 171678.522 C 29285.665 171691.387 29292.690 171709.414 29292.690 171732.604 C 29292.690 171759.010 29282.195 171779.915 29261.205 171795.319 C 29240.385 171810.723 29211.694 171818.424 29175.131 171818.424 C 29159.897 171818.424 29143.985 171816.901 29127.397 171813.854 C 29110.977 171810.976 29093.627 171806.575 29075.346 171800.651 L 29075.346 171752.409 C 29092.612 171761.380 29109.623 171768.151 29126.381 171772.721 C 29143.139 171777.122 29159.727 171779.323 29176.147 171779.323 C 29198.152 171779.323 29215.079 171775.599 29226.928 171768.151 C 29238.777 171760.534 29244.701 171749.870 29244.701 171736.159 C 29244.701 171723.463 29240.385 171713.730 29231.752 171706.960 C 29223.289 171700.189 29204.584 171693.672 29175.639 171687.409 L 29159.389 171683.600 C 29130.444 171677.506 29109.539 171668.197 29096.674 171655.671 C 29083.809 171642.975 29077.377 171625.625 29077.377 171603.620 C 29077.377 171576.875 29086.856 171556.224 29105.815 171541.667 C 29124.773 171527.109 29151.687 171519.831 29186.557 171519.831 C 29203.822 171519.831 29220.072 171521.100 29235.307 171523.639 C 29250.541 171526.178 29264.591 171529.987 29277.455 171535.065 ZM 29577.642 171768.405 L 29577.642 171919.225 L 29530.670 171919.225 L 29530.670 171526.686 L 29577.642 171526.686 L 29577.642 171569.850 C 29587.460 171552.923 29599.817 171540.397 29614.713 171532.272 C 29629.778 171523.978 29647.721 171519.831 29668.541 171519.831 C 29703.072 171519.831 29731.086 171533.542 29752.584 171560.964 C 29774.250 171588.385 29785.084 171624.440 29785.084 171669.128 C 29785.084 171713.815 29774.250 171749.870 29752.584 171777.292 C 29731.086 171804.713 29703.072 171818.424 29668.541 171818.424 C 29647.721 171818.424 29629.778 171814.362 29614.713 171806.237 C 29599.817 171797.943 29587.460 171785.332 29577.642 171768.405 ZM 29736.588 171669.128 C 29736.588 171634.766 29729.478 171607.852 29715.260 171588.385 C 29701.210 171568.750 29681.829 171558.932 29657.115 171558.932 C 29632.402 171558.932 29612.935 171568.750 29598.717 171588.385 C 29584.667 171607.852 29577.642 171634.766 29577.642 171669.128 C 29577.642 171703.490 29584.667 171730.488 29598.717 171750.124 C 29612.935 171769.590 29632.402 171779.323 29657.115 171779.323 C 29681.829 171779.323 29701.210 171769.590 29715.260 171750.124 C 29729.478 171730.488 29736.588 171703.490 29736.588 171669.128 ZM 30105.888 171657.194 L 30105.888 171680.046 L 29891.083 171680.046 C 29893.115 171712.207 29902.763 171736.751 29920.029 171753.678 C 29937.464 171770.436 29961.669 171778.815 29992.646 171778.815 C 30010.589 171778.815 30027.939 171776.615 30044.697 171772.213 C 30061.624 171767.812 30078.382 171761.211 30094.970 171752.409 L 30094.970 171796.588 C 30078.212 171803.698 30061.031 171809.115 30043.427 171812.838 C 30025.823 171816.562 30007.965 171818.424 29989.853 171818.424 C 29944.488 171818.424 29908.518 171805.221 29881.943 171778.815 C 29855.537 171752.409 29842.334 171716.693 29842.334 171671.667 C 29842.334 171625.117 29854.860 171588.216 29879.912 171560.964 C 29905.133 171533.542 29939.072 171519.831 29981.728 171519.831 C 30019.983 171519.831 30050.198 171532.187 30072.373 171556.901 C 30094.716 171581.445 30105.888 171614.876 30105.888 171657.194 ZM 30059.169 171643.483 C 30058.831 171617.923 30051.637 171597.526 30037.587 171582.292 C 30023.707 171567.057 30005.257 171559.440 29982.236 171559.440 C 29956.168 171559.440 29935.263 171566.803 29919.521 171581.530 C 29903.948 171596.256 29894.977 171616.992 29892.607 171643.737 L 30059.169 171643.483 ZM 30347.231 171570.358 C 30341.984 171567.311 30336.228 171565.111 30329.965 171563.756 C 30323.872 171562.233 30317.101 171561.471 30309.653 171561.471 C 30283.247 171561.471 30262.934 171570.104 30248.715 171587.370 C 30234.666 171604.466 30227.641 171629.095 30227.641 171661.256 L 30227.641 171811.061 L 30180.669 171811.061 L 30180.669 171526.686 L 30227.641 171526.686 L 30227.641 171570.866 C 30237.459 171553.600 30250.239 171540.820 30265.981 171532.526 C 30281.723 171524.062 30300.851 171519.831 30323.364 171519.831 C 30326.580 171519.831 30330.135 171520.085 30334.028 171520.592 C 30337.921 171520.931 30342.238 171521.523 30346.977 171522.370 L 30347.231 171570.358 ZM 30561.526 171415.983 L 30608.245 171415.983 L 30608.245 171811.061 L 30561.526 171811.061 L 30561.526 171415.983 ZM 30949.328 171657.194 L 30949.328 171680.046 L 30734.524 171680.046 C 30736.555 171712.207 30746.203 171736.751 30763.469 171753.678 C 30780.904 171770.436 30805.110 171778.815 30836.086 171778.815 C 30854.029 171778.815 30871.379 171776.615 30888.137 171772.213 C 30905.064 171767.812 30921.822 171761.211 30938.410 171752.409 L 30938.410 171796.588 C 30921.653 171803.698 30904.472 171809.115 30886.868 171812.838 C 30869.263 171816.562 30851.405 171818.424 30833.293 171818.424 C 30787.929 171818.424 30751.959 171805.221 30725.383 171778.815 C 30698.977 171752.409 30685.774 171716.693 30685.774 171671.667 C 30685.774 171625.117 30698.300 171588.216 30723.352 171560.964 C 30748.573 171533.542 30782.512 171519.831 30825.168 171519.831 C 30863.424 171519.831 30893.638 171532.187 30915.813 171556.901 C 30938.157 171581.445 30949.328 171614.876 30949.328 171657.194 ZM 30902.610 171643.483 C 30902.271 171617.923 30895.077 171597.526 30881.028 171582.292 C 30867.147 171567.057 30848.697 171559.440 30825.676 171559.440 C 30799.608 171559.440 30778.703 171566.803 30762.961 171581.530 C 30747.388 171596.256 30738.417 171616.992 30736.047 171643.737 L 30902.610 171643.483 ZM 30992.371 171526.686 L 31041.883 171526.686 L 31130.750 171765.358 L 31219.617 171526.686 L 31269.129 171526.686 L 31162.489 171811.061 L 31099.012 171811.061 L 30992.371 171526.686 ZM 31576.968 171657.194 L 31576.968 171680.046 L 31362.163 171680.046 C 31364.194 171712.207 31373.843 171736.751 31391.109 171753.678 C 31408.543 171770.436 31432.749 171778.815 31463.726 171778.815 C 31481.668 171778.815 31499.019 171776.615 31515.776 171772.213 C 31532.704 171767.812 31549.461 171761.211 31566.050 171752.409 L 31566.050 171796.588 C 31549.292 171803.698 31532.111 171809.115 31514.507 171812.838 C 31496.903 171816.562 31479.045 171818.424 31460.933 171818.424 C 31415.568 171818.424 31379.598 171805.221 31353.023 171778.815 C 31326.616 171752.409 31313.413 171716.693 31313.413 171671.667 C 31313.413 171625.117 31325.939 171588.216 31350.991 171560.964 C 31376.213 171533.542 31410.151 171519.831 31452.808 171519.831 C 31491.063 171519.831 31521.278 171532.187 31543.452 171556.901 C 31565.796 171581.445 31576.968 171614.876 31576.968 171657.194 ZM 31530.249 171643.483 C 31529.911 171617.923 31522.717 171597.526 31508.667 171582.292 C 31494.787 171567.057 31476.336 171559.440 31453.316 171559.440 C 31427.248 171559.440 31406.343 171566.803 31390.601 171581.530 C 31375.028 171596.256 31366.056 171616.992 31363.687 171643.737 L 31530.249 171643.483 ZM 31653.526 171415.983 L 31700.244 171415.983 L 31700.244 171811.061 L 31653.526 171811.061 L 31653.526 171415.983 Z">
                <!-- 469 nodes -->
              </draw:path>
              <draw:path id="path8600" draw:style-name="style2" draw:layer="layout" svg:x="4.753cm" svg:y="83.380cm" svg:width="0.140cm" svg:height="0.032cm" svg:viewBox="0.0 0.0 140.000 32.000" svg:d="M 9646.600 166776.118 L 9506.600 166776.118 L 9646.600 166776.118 ">
                <!-- 3 nodes -->
              </draw:path>
              <draw:path id="text8604" draw:style-name="style1" draw:layer="layout" svg:x="4.340cm" svg:y="83.214cm" svg:width="0.226cm" svg:height="0.379cm" svg:viewBox="0.0 0.0 225.723 379.082" svg:d="M 8686.971 166764.868 L 8770.760 166764.868 L 8770.760 166475.669 L 8679.608 166493.950 L 8679.608 166447.231 L 8770.252 166428.950 L 8821.542 166428.950 L 8821.542 166764.868 L 8905.331 166764.868 L 8905.331 166808.032 L 8686.971 166808.032 L 8686.971 166764.868 Z">
                <!-- 12 nodes -->
              </draw:path>
              <draw:path id="path8606" draw:style-name="style2" draw:layer="layout" svg:x="4.753cm" svg:y="80.642cm" svg:width="0.140cm" svg:height="0.032cm" svg:viewBox="0.0 0.0 140.000 32.000" svg:d="M 9646.600 161300.581 L 9506.600 161300.581 L 9646.600 161300.581 ">
                <!-- 3 nodes -->
              </draw:path>
              <draw:path id="text8610" draw:style-name="style1" draw:layer="layout" svg:x="4.321cm" svg:y="80.470cm" svg:width="0.241cm" svg:height="0.386cm" svg:viewBox="0.0 0.0 240.703 385.937" svg:d="M 8703.221 161282.482 L 8882.225 161282.482 L 8882.225 161325.646 L 8641.522 161325.646 L 8641.522 161282.482 C 8660.988 161262.339 8687.479 161235.340 8720.995 161201.486 C 8754.680 161167.462 8775.838 161145.542 8784.471 161135.724 C 8800.890 161117.274 8812.316 161101.701 8818.749 161089.005 C 8825.350 161076.141 8828.651 161063.530 8828.651 161051.173 C 8828.651 161031.030 8821.542 161014.611 8807.323 161001.916 C 8793.273 160989.220 8774.907 160982.873 8752.225 160982.873 C 8736.144 160982.873 8719.133 160985.666 8701.190 160991.251 C 8683.417 160996.837 8664.374 161005.301 8644.061 161016.642 L 8644.061 160964.845 C 8664.712 160956.551 8684.009 160950.288 8701.952 160946.056 C 8719.894 160941.824 8736.314 160939.708 8751.210 160939.708 C 8790.480 160939.708 8821.795 160949.526 8845.155 160969.162 C 8868.514 160988.797 8880.194 161015.034 8880.194 161047.873 C 8880.194 161063.445 8877.232 161078.257 8871.307 161092.306 C 8865.552 161106.186 8854.973 161122.606 8839.569 161141.564 C 8835.337 161146.473 8821.880 161160.692 8799.198 161184.220 C 8776.515 161207.580 8744.523 161240.333 8703.221 161282.482 Z">
                <!-- 22 nodes -->
              </draw:path>
              <draw:path id="path8616" draw:style-name="style3" draw:layer="layout" svg:x="4.877cm" svg:y="79.273cm" svg:width="0.032cm" svg:height="5.508cm" svg:viewBox="0.0 0.0 32.000 5507.540" svg:d="M 9770.600 164038.349 L 9770.600 158562.809 L 9770.600 164038.349 ">
                <!-- 3 nodes -->
              </draw:path>
              <draw:path id="path8618" draw:style-name="style3" draw:layer="layout" svg:x="26.779cm" svg:y="79.273cm" svg:width="0.032cm" svg:height="5.508cm" svg:viewBox="0.0 0.0 32.000 5507.540" svg:d="M 53574.913 164038.349 L 53574.913 158562.809 L 53574.913 164038.349 ">
                <!-- 3 nodes -->
              </draw:path>
              <draw:path id="path8620" draw:style-name="style3" draw:layer="layout" svg:x="4.877cm" svg:y="84.749cm" svg:width="21.934cm" svg:height="0.032cm" svg:viewBox="0.0 0.0 21934.157 32.000" svg:d="M 9770.600 169513.889 L 31672.757 169513.889 L 9770.600 169513.889 ">
                <!-- 3 nodes -->
              </draw:path>
              <draw:path id="path8622" draw:style-name="style3" draw:layer="layout" svg:x="4.877cm" svg:y="79.273cm" svg:width="21.934cm" svg:height="0.032cm" svg:viewBox="0.0 0.0 21934.157 32.000" svg:d="M 9770.600 158562.809 L 31672.757 158562.809 L 9770.600 158562.809 ">
                <!-- 3 nodes -->
              </draw:path>
              <draw:path id="text8626" draw:style-name="style0" draw:layer="layout" svg:x="6.137cm" svg:y="83.160cm" svg:width="0.245cm" svg:height="0.386cm" svg:viewBox="0.0 0.0 245.273 386.445" svg:d="M 12289.975 166320.824 L 12491.323 166320.824 L 12491.323 166363.988 L 12336.948 166363.988 L 12336.948 166456.917 C 12344.396 166454.378 12351.844 166452.516 12359.291 166451.332 C 12366.739 166449.977 12374.187 166449.300 12381.635 166449.300 C 12423.953 166449.300 12457.469 166460.895 12482.182 166484.085 C 12506.896 166507.276 12519.252 166538.675 12519.252 166578.285 C 12519.252 166619.079 12506.557 166650.817 12481.166 166673.499 C 12455.776 166696.012 12419.975 166707.269 12373.764 166707.269 C 12357.853 166707.269 12341.603 166705.915 12325.014 166703.206 C 12308.595 166700.498 12291.583 166696.436 12273.979 166691.019 L 12273.979 166639.476 C 12289.213 166647.770 12304.956 166653.949 12321.206 166658.011 C 12337.456 166662.074 12354.637 166664.105 12372.749 166664.105 C 12402.032 166664.105 12425.222 166656.403 12442.319 166640.999 C 12459.415 166625.596 12467.963 166604.691 12467.963 166578.285 C 12467.963 166551.878 12459.415 166530.973 12442.319 166515.570 C 12425.222 166500.166 12402.032 166492.464 12372.749 166492.464 C 12359.038 166492.464 12345.327 166493.988 12331.616 166497.035 C 12318.074 166500.082 12304.194 166504.821 12289.975 166511.253 L 12289.975 166320.824 Z">
                <!-- 23 nodes -->
              </draw:path>
              <draw:path id="text8630" draw:style-name="style0" draw:layer="layout" svg:x="8.875cm" svg:y="83.160cm" svg:width="0.245cm" svg:height="0.386cm" svg:viewBox="0.0 0.0 245.273 386.445" svg:d="M 17765.514 166320.824 L 17966.862 166320.824 L 17966.862 166363.988 L 17812.487 166363.988 L 17812.487 166456.917 C 17819.935 166454.378 17827.383 166452.516 17834.831 166451.332 C 17842.279 166449.977 17849.727 166449.300 17857.174 166449.300 C 17899.492 166449.300 17933.008 166460.895 17957.721 166484.085 C 17982.435 166507.276 17994.792 166538.675 17994.792 166578.285 C 17994.792 166619.079 17982.096 166650.817 17956.706 166673.499 C 17931.315 166696.012 17895.514 166707.269 17849.303 166707.269 C 17833.392 166707.269 17817.142 166705.915 17800.553 166703.206 C 17784.134 166700.498 17767.122 166696.436 17749.518 166691.019 L 17749.518 166639.476 C 17764.753 166647.770 17780.495 166653.949 17796.745 166658.011 C 17812.995 166662.074 17830.176 166664.105 17848.288 166664.105 C 17877.572 166664.105 17900.762 166656.403 17917.858 166640.999 C 17934.954 166625.596 17943.503 166604.691 17943.503 166578.285 C 17943.503 166551.878 17934.954 166530.973 17917.858 166515.570 C 17900.762 166500.166 17877.572 166492.464 17848.288 166492.464 C 17834.577 166492.464 17820.866 166493.988 17807.155 166497.035 C 17793.613 166500.082 17779.733 166504.821 17765.514 166511.253 L 17765.514 166320.824 Z">
                <!-- 23 nodes -->
              </draw:path>
              <draw:path id="text8634" draw:style-name="style1" draw:layer="layout" svg:x="10.946cm" svg:y="83.145cm" svg:width="1.581cm" svg:height="0.463cm" svg:viewBox="0.0 0.0 1580.887 463.125" svg:d="M 21892.011 166305.335 L 22135.761 166305.335 L 22135.761 166327.171 L 21998.144 166684.417 L 21944.569 166684.417 L 22074.061 166348.500 L 21892.011 166348.500 L 21892.011 166305.335 ZM 22506.665 166289.847 C 22483.983 166328.779 22467.140 166367.289 22456.137 166405.375 C 22445.135 166443.460 22439.634 166482.054 22439.634 166521.156 C 22439.634 166560.257 22445.135 166599.020 22456.137 166637.445 C 22467.309 166675.700 22484.152 166714.209 22506.665 166752.972 L 22466.040 166752.972 C 22440.649 166713.193 22421.606 166674.092 22408.911 166635.667 C 22396.385 166597.243 22390.122 166559.072 22390.122 166521.156 C 22390.122 166483.408 22396.385 166445.407 22408.911 166407.152 C 22421.437 166368.897 22440.480 166329.795 22466.040 166289.847 L 22506.665 166289.847 ZM 22787.414 166358.402 L 22787.414 166499.828 L 22928.840 166499.828 L 22928.840 166542.992 L 22787.414 166542.992 L 22787.414 166684.417 L 22744.758 166684.417 L 22744.758 166542.992 L 22603.332 166542.992 L 22603.332 166499.828 L 22744.758 166499.828 L 22744.758 166358.402 L 22787.414 166358.402 ZM 23083.780 166641.253 L 23262.783 166641.253 L 23262.783 166684.417 L 23022.080 166684.417 L 23022.080 166641.253 C 23041.546 166621.110 23068.037 166594.111 23101.553 166560.257 C 23135.238 166526.234 23156.397 166504.313 23165.029 166494.496 C 23181.449 166476.045 23192.875 166460.472 23199.307 166447.777 C 23205.908 166434.912 23209.209 166422.302 23209.209 166409.945 C 23209.209 166389.802 23202.100 166373.382 23187.881 166360.687 C 23173.832 166347.992 23155.466 166341.644 23132.783 166341.644 C 23116.703 166341.644 23099.691 166344.437 23081.748 166350.023 C 23063.975 166355.609 23044.932 166364.072 23024.619 166375.414 L 23024.619 166323.617 C 23045.270 166315.322 23064.567 166309.059 23082.510 166304.828 C 23100.453 166300.596 23116.872 166298.480 23131.768 166298.480 C 23171.039 166298.480 23202.354 166308.298 23225.713 166327.933 C 23249.072 166347.569 23260.752 166373.806 23260.752 166406.644 C 23260.752 166422.217 23257.790 166437.028 23251.865 166451.078 C 23246.110 166464.958 23235.531 166481.377 23220.127 166500.335 C 23215.895 166505.244 23202.438 166519.463 23179.756 166542.992 C 23157.074 166566.351 23125.082 166599.105 23083.780 166641.253 ZM 23356.355 166289.847 L 23396.980 166289.847 C 23422.371 166329.795 23441.329 166368.897 23453.855 166407.152 C 23466.550 166445.407 23472.898 166483.408 23472.898 166521.156 C 23472.898 166559.072 23466.550 166597.243 23453.855 166635.667 C 23441.329 166674.092 23422.371 166713.193 23396.980 166752.972 L 23356.355 166752.972 C 23378.868 166714.209 23395.626 166675.700 23406.628 166637.445 C 23417.800 166599.020 23423.386 166560.257 23423.386 166521.156 C 23423.386 166482.054 23417.800 166443.460 23406.628 166405.375 C 23395.626 166367.289 23378.868 166328.779 23356.355 166289.847 Z">
                <!-- 65 nodes -->
              </draw:path>
              <draw:path id="text8638" draw:style-name="style1" draw:layer="layout" svg:x="13.684cm" svg:y="83.145cm" svg:width="1.581cm" svg:height="0.463cm" svg:viewBox="0.0 0.0 1580.887 463.125" svg:d="M 27367.549 166305.335 L 27611.299 166305.335 L 27611.299 166327.171 L 27473.682 166684.417 L 27420.108 166684.417 L 27549.600 166348.500 L 27367.549 166348.500 L 27367.549 166305.335 ZM 27982.204 166289.847 C 27959.521 166328.779 27942.679 166367.289 27931.676 166405.375 C 27920.674 166443.460 27915.172 166482.054 27915.172 166521.156 C 27915.172 166560.257 27920.674 166599.020 27931.676 166637.445 C 27942.848 166675.700 27959.691 166714.209 27982.204 166752.972 L 27941.579 166752.972 C 27916.188 166713.193 27897.145 166674.092 27884.450 166635.667 C 27871.924 166597.243 27865.661 166559.072 27865.661 166521.156 C 27865.661 166483.408 27871.924 166445.407 27884.450 166407.152 C 27896.976 166368.897 27916.019 166329.795 27941.579 166289.847 L 27982.204 166289.847 ZM 28262.953 166358.402 L 28262.953 166499.828 L 28404.378 166499.828 L 28404.378 166542.992 L 28262.953 166542.992 L 28262.953 166684.417 L 28220.296 166684.417 L 28220.296 166542.992 L 28078.871 166542.992 L 28078.871 166499.828 L 28220.296 166499.828 L 28220.296 166358.402 L 28262.953 166358.402 ZM 28559.318 166641.253 L 28738.322 166641.253 L 28738.322 166684.417 L 28497.619 166684.417 L 28497.619 166641.253 C 28517.085 166621.110 28543.576 166594.111 28577.092 166560.257 C 28610.777 166526.234 28631.935 166504.313 28640.568 166494.496 C 28656.988 166476.045 28668.413 166460.472 28674.846 166447.777 C 28681.447 166434.912 28684.748 166422.302 28684.748 166409.945 C 28684.748 166389.802 28677.639 166373.382 28663.420 166360.687 C 28649.370 166347.992 28631.004 166341.644 28608.322 166341.644 C 28592.241 166341.644 28575.230 166344.437 28557.287 166350.023 C 28539.514 166355.609 28520.471 166364.072 28500.158 166375.414 L 28500.158 166323.617 C 28520.809 166315.322 28540.106 166309.059 28558.049 166304.828 C 28575.991 166300.596 28592.411 166298.480 28607.307 166298.480 C 28646.577 166298.480 28677.892 166308.298 28701.252 166327.933 C 28724.611 166347.569 28736.291 166373.806 28736.291 166406.644 C 28736.291 166422.217 28733.329 166437.028 28727.404 166451.078 C 28721.649 166464.958 28711.070 166481.377 28695.666 166500.335 C 28691.434 166505.244 28677.977 166519.463 28655.295 166542.992 C 28632.613 166566.351 28600.620 166599.105 28559.318 166641.253 ZM 28831.893 166289.847 L 28872.518 166289.847 C 28897.909 166329.795 28916.867 166368.897 28929.393 166407.152 C 28942.089 166445.407 28948.436 166483.408 28948.436 166521.156 C 28948.436 166559.072 28942.089 166597.243 28929.393 166635.667 C 28916.867 166674.092 28897.909 166713.193 28872.518 166752.972 L 28831.893 166752.972 C 28854.406 166714.209 28871.164 166675.700 28882.167 166637.445 C 28893.339 166599.020 28898.925 166560.257 28898.925 166521.156 C 28898.925 166482.054 28893.339 166443.460 28882.167 166405.375 C 28871.164 166367.289 28854.406 166328.779 28831.893 166289.847 Z">
                <!-- 65 nodes -->
              </draw:path>
              <draw:path id="text8642" draw:style-name="style1" draw:layer="layout" svg:x="16.412cm" svg:y="83.145cm" svg:width="1.591cm" svg:height="0.463cm" svg:viewBox="0.0 0.0 1590.790 463.125" svg:d="M 32847.659 166676.546 L 32847.659 166629.828 C 32860.523 166635.921 32873.557 166640.576 32886.760 166643.792 C 32899.963 166647.009 32912.913 166648.617 32925.608 166648.617 C 32959.462 166648.617 32985.276 166637.276 33003.049 166614.593 C 33020.992 166591.742 33031.233 166557.126 33033.772 166510.746 C 33023.954 166525.303 33011.513 166536.475 32996.448 166544.261 C 32981.383 166552.048 32964.709 166555.941 32946.428 166555.941 C 32908.511 166555.941 32878.466 166544.515 32856.291 166521.664 C 32834.286 166498.643 32823.284 166467.243 32823.284 166427.464 C 32823.284 166388.532 32834.794 166357.302 32857.815 166333.773 C 32880.836 166310.244 32911.474 166298.480 32949.729 166298.480 C 32993.570 166298.480 33027.001 166315.322 33050.022 166349.007 C 33073.212 166382.523 33084.807 166431.273 33084.807 166495.257 C 33084.807 166555.010 33070.588 166602.744 33042.151 166638.460 C 33013.883 166674.007 32975.797 166691.781 32927.893 166691.781 C 32915.028 166691.781 32901.995 166690.511 32888.791 166687.972 C 32875.588 166685.433 32861.877 166681.624 32847.659 166676.546 ZM 32949.729 166515.824 C 32972.750 166515.824 32990.946 166507.953 33004.319 166492.210 C 33017.860 166476.468 33024.631 166454.886 33024.631 166427.464 C 33024.631 166400.212 33017.860 166378.714 33004.319 166362.972 C 32990.946 166347.061 32972.750 166339.105 32949.729 166339.105 C 32926.708 166339.105 32908.427 166347.061 32894.885 166362.972 C 32881.513 166378.714 32874.827 166400.212 32874.827 166427.464 C 32874.827 166454.886 32881.513 166476.468 32894.885 166492.210 C 32908.427 166507.953 32926.708 166515.824 32949.729 166515.824 ZM 33447.840 166289.847 C 33425.158 166328.779 33408.316 166367.289 33397.313 166405.375 C 33386.311 166443.460 33380.809 166482.054 33380.809 166521.156 C 33380.809 166560.257 33386.311 166599.020 33397.313 166637.445 C 33408.485 166675.700 33425.327 166714.209 33447.840 166752.972 L 33407.215 166752.972 C 33381.825 166713.193 33362.782 166674.092 33350.087 166635.667 C 33337.561 166597.243 33331.298 166559.072 33331.298 166521.156 C 33331.298 166483.408 33337.561 166445.407 33350.087 166407.152 C 33362.613 166368.897 33381.656 166329.795 33407.215 166289.847 L 33447.840 166289.847 ZM 33728.590 166358.402 L 33728.590 166499.828 L 33870.015 166499.828 L 33870.015 166542.992 L 33728.590 166542.992 L 33728.590 166684.417 L 33685.933 166684.417 L 33685.933 166542.992 L 33544.508 166542.992 L 33544.508 166499.828 L 33685.933 166499.828 L 33685.933 166358.402 L 33728.590 166358.402 ZM 34121.693 166350.023 L 33992.200 166552.386 L 34121.693 166552.386 L 34121.693 166350.023 ZM 34108.236 166305.335 L 34172.728 166305.335 L 34172.728 166552.386 L 34226.810 166552.386 L 34226.810 166595.042 L 34172.728 166595.042 L 34172.728 166684.417 L 34121.693 166684.417 L 34121.693 166595.042 L 33950.560 166595.042 L 33950.560 166545.531 L 34108.236 166305.335 ZM 34297.530 166289.847 L 34338.155 166289.847 C 34363.546 166329.795 34382.504 166368.897 34395.030 166407.152 C 34407.726 166445.407 34414.073 166483.408 34414.073 166521.156 C 34414.073 166559.072 34407.726 166597.243 34395.030 166635.667 C 34382.504 166674.092 34363.546 166713.193 34338.155 166752.972 L 34297.530 166752.972 C 34320.043 166714.209 34336.801 166675.700 34347.804 166637.445 C 34358.976 166599.020 34364.562 166560.257 34364.562 166521.156 C 34364.562 166482.054 34358.976 166443.460 34347.804 166405.375 C 34336.801 166367.289 34320.043 166328.779 34297.530 166289.847 Z">
                <!-- 78 nodes -->
              </draw:path>
              <draw:path id="text8646" draw:style-name="style1" draw:layer="layout" svg:x="19.152cm" svg:y="83.145cm" svg:width="1.588cm" svg:height="0.463cm" svg:viewBox="0.0 0.0 1588.251 463.125" svg:d="M 38433.901 166504.398 C 38409.526 166504.398 38390.314 166510.915 38376.264 166523.949 C 38362.384 166536.983 38355.444 166554.925 38355.444 166577.777 C 38355.444 166600.628 38362.384 166618.571 38376.264 166631.605 C 38390.314 166644.639 38409.526 166651.156 38433.901 166651.156 C 38458.276 166651.156 38477.488 166644.639 38491.538 166631.605 C 38505.587 166618.402 38512.612 166600.459 38512.612 166577.777 C 38512.612 166554.925 38505.587 166536.983 38491.538 166523.949 C 38477.657 166510.915 38458.445 166504.398 38433.901 166504.398 ZM 38382.612 166482.562 C 38360.607 166477.145 38343.426 166466.904 38331.069 166451.839 C 38318.881 166436.774 38312.788 166418.408 38312.788 166396.742 C 38312.788 166366.442 38323.536 166342.490 38345.034 166324.886 C 38366.700 166307.282 38396.323 166298.480 38433.901 166298.480 C 38471.648 166298.480 38501.271 166307.282 38522.768 166324.886 C 38544.266 166342.490 38555.014 166366.442 38555.014 166396.742 C 38555.014 166418.408 38548.836 166436.774 38536.479 166451.839 C 38524.292 166466.904 38507.280 166477.145 38485.444 166482.562 C 38510.157 166488.317 38529.370 166499.574 38543.081 166516.332 C 38556.961 166533.089 38563.901 166553.571 38563.901 166577.777 C 38563.901 166614.509 38552.644 166642.692 38530.131 166662.328 C 38507.788 166681.963 38475.711 166691.781 38433.901 166691.781 C 38392.091 166691.781 38359.930 166681.963 38337.417 166662.328 C 38315.073 166642.692 38303.901 166614.509 38303.901 166577.777 C 38303.901 166553.571 38310.841 166533.089 38324.721 166516.332 C 38338.602 166499.574 38357.898 166488.317 38382.612 166482.562 ZM 38363.823 166401.566 C 38363.823 166421.201 38369.917 166436.520 38382.104 166447.523 C 38394.461 166458.526 38411.726 166464.027 38433.901 166464.027 C 38455.906 166464.027 38473.087 166458.526 38485.444 166447.523 C 38497.970 166436.520 38504.233 166421.201 38504.233 166401.566 C 38504.233 166381.931 38497.970 166366.612 38485.444 166355.609 C 38473.087 166344.606 38455.906 166339.105 38433.901 166339.105 C 38411.726 166339.105 38394.461 166344.606 38382.104 166355.609 C 38369.917 166366.612 38363.823 166381.931 38363.823 166401.566 ZM 38925.919 166289.847 C 38903.236 166328.779 38886.394 166367.289 38875.391 166405.375 C 38864.389 166443.460 38858.888 166482.054 38858.888 166521.156 C 38858.888 166560.257 38864.389 166599.020 38875.391 166637.445 C 38886.563 166675.700 38903.406 166714.209 38925.919 166752.972 L 38885.294 166752.972 C 38859.903 166713.193 38840.860 166674.092 38828.165 166635.667 C 38815.639 166597.243 38809.376 166559.072 38809.376 166521.156 C 38809.376 166483.408 38815.639 166445.407 38828.165 166407.152 C 38840.691 166368.897 38859.734 166329.795 38885.294 166289.847 L 38925.919 166289.847 ZM 39206.668 166358.402 L 39206.668 166499.828 L 39348.094 166499.828 L 39348.094 166542.992 L 39206.668 166542.992 L 39206.668 166684.417 L 39164.012 166684.417 L 39164.012 166542.992 L 39022.586 166542.992 L 39022.586 166499.828 L 39164.012 166499.828 L 39164.012 166358.402 L 39206.668 166358.402 ZM 39614.244 166480.023 C 39638.788 166485.270 39657.915 166496.188 39671.626 166512.777 C 39685.507 166529.365 39692.447 166549.847 39692.447 166574.222 C 39692.447 166611.631 39679.582 166640.576 39653.853 166661.058 C 39628.124 166681.540 39591.561 166691.781 39544.165 166691.781 C 39528.254 166691.781 39511.835 166690.173 39494.908 166686.956 C 39478.150 166683.910 39460.800 166679.255 39442.857 166672.992 L 39442.857 166623.480 C 39457.076 166631.774 39472.648 166638.037 39489.576 166642.269 C 39506.503 166646.501 39524.191 166648.617 39542.642 166648.617 C 39574.803 166648.617 39599.263 166642.269 39616.021 166629.574 C 39632.948 166616.878 39641.411 166598.428 39641.411 166574.222 C 39641.411 166551.878 39633.540 166534.444 39617.798 166521.917 C 39602.225 166509.222 39580.474 166502.875 39552.544 166502.875 L 39508.365 166502.875 L 39508.365 166460.726 L 39554.576 166460.726 C 39579.797 166460.726 39599.094 166455.733 39612.466 166445.746 C 39625.839 166435.589 39632.525 166421.032 39632.525 166402.074 C 39632.525 166382.608 39625.585 166367.712 39611.704 166357.386 C 39597.994 166346.891 39578.273 166341.644 39552.544 166341.644 C 39538.495 166341.644 39523.430 166343.168 39507.349 166346.214 C 39491.268 166349.261 39473.579 166354.001 39454.283 166360.433 L 39454.283 166314.730 C 39473.749 166309.313 39491.945 166305.251 39508.872 166302.543 C 39525.969 166299.834 39542.050 166298.480 39557.115 166298.480 C 39596.047 166298.480 39626.854 166307.367 39649.536 166325.140 C 39672.219 166342.744 39683.560 166366.612 39683.560 166396.742 C 39683.560 166417.731 39677.551 166435.505 39665.533 166450.062 C 39653.514 166464.450 39636.418 166474.437 39614.244 166480.023 ZM 39775.609 166289.847 L 39816.234 166289.847 C 39841.624 166329.795 39860.583 166368.897 39873.109 166407.152 C 39885.804 166445.407 39892.152 166483.408 39892.152 166521.156 C 39892.152 166559.072 39885.804 166597.243 39873.109 166635.667 C 39860.583 166674.092 39841.624 166713.193 39816.234 166752.972 L 39775.609 166752.972 C 39798.122 166714.209 39814.879 166675.700 39825.882 166637.445 C 39837.054 166599.020 39842.640 166560.257 39842.640 166521.156 C 39842.640 166482.054 39837.054 166443.460 39825.882 166405.375 C 39814.879 166367.289 39798.122 166328.779 39775.609 166289.847 Z">
                <!-- 100 nodes -->
              </draw:path>
              <draw:path id="text8650" draw:style-name="style1" draw:layer="layout" svg:x="21.897cm" svg:y="83.145cm" svg:width="1.581cm" svg:height="0.463cm" svg:viewBox="0.0 0.0 1580.887 463.125" svg:d="M 43794.165 166305.335 L 44037.915 166305.335 L 44037.915 166327.171 L 43900.298 166684.417 L 43846.724 166684.417 L 43976.216 166348.500 L 43794.165 166348.500 L 43794.165 166305.335 ZM 44408.820 166289.847 C 44386.137 166328.779 44369.295 166367.289 44358.292 166405.375 C 44347.290 166443.460 44341.788 166482.054 44341.788 166521.156 C 44341.788 166560.257 44347.290 166599.020 44358.292 166637.445 C 44369.464 166675.700 44386.307 166714.209 44408.820 166752.972 L 44368.195 166752.972 C 44342.804 166713.193 44323.761 166674.092 44311.066 166635.667 C 44298.540 166597.243 44292.277 166559.072 44292.277 166521.156 C 44292.277 166483.408 44298.540 166445.407 44311.066 166407.152 C 44323.592 166368.897 44342.635 166329.795 44368.195 166289.847 L 44408.820 166289.847 ZM 44689.569 166358.402 L 44689.569 166499.828 L 44830.995 166499.828 L 44830.995 166542.992 L 44689.569 166542.992 L 44689.569 166684.417 L 44646.913 166684.417 L 44646.913 166542.992 L 44505.487 166542.992 L 44505.487 166499.828 L 44646.913 166499.828 L 44646.913 166358.402 L 44689.569 166358.402 ZM 44985.934 166641.253 L 45164.938 166641.253 L 45164.938 166684.417 L 44924.235 166684.417 L 44924.235 166641.253 C 44943.701 166621.110 44970.192 166594.111 45003.708 166560.257 C 45037.393 166526.234 45058.551 166504.313 45067.184 166494.496 C 45083.603 166476.045 45095.029 166460.472 45101.462 166447.777 C 45108.063 166434.912 45111.364 166422.302 45111.364 166409.945 C 45111.364 166389.802 45104.255 166373.382 45090.036 166360.687 C 45075.986 166347.992 45057.620 166341.644 45034.938 166341.644 C 45018.857 166341.644 45001.846 166344.437 44983.903 166350.023 C 44966.130 166355.609 44947.087 166364.072 44926.774 166375.414 L 44926.774 166323.617 C 44947.425 166315.322 44966.722 166309.059 44984.665 166304.828 C 45002.607 166300.596 45019.027 166298.480 45033.923 166298.480 C 45073.193 166298.480 45104.508 166308.298 45127.868 166327.933 C 45151.227 166347.569 45162.907 166373.806 45162.907 166406.644 C 45162.907 166422.217 45159.945 166437.028 45154.020 166451.078 C 45148.265 166464.958 45137.686 166481.377 45122.282 166500.335 C 45118.050 166505.244 45104.593 166519.463 45081.911 166542.992 C 45059.228 166566.351 45027.236 166599.105 44985.934 166641.253 ZM 45258.509 166289.847 L 45299.134 166289.847 C 45324.525 166329.795 45343.483 166368.897 45356.009 166407.152 C 45368.705 166445.407 45375.052 166483.408 45375.052 166521.156 C 45375.052 166559.072 45368.705 166597.243 45356.009 166635.667 C 45343.483 166674.092 45324.525 166713.193 45299.134 166752.972 L 45258.509 166752.972 C 45281.022 166714.209 45297.780 166675.700 45308.783 166637.445 C 45319.955 166599.020 45325.541 166560.257 45325.541 166521.156 C 45325.541 166482.054 45319.955 166443.460 45308.783 166405.375 C 45297.780 166367.289 45281.022 166328.779 45258.509 166289.847 Z">
                <!-- 65 nodes -->
              </draw:path>
              <draw:path id="text8654" draw:style-name="style1" draw:layer="layout" svg:x="24.627cm" svg:y="83.145cm" svg:width="1.588cm" svg:height="0.463cm" svg:viewBox="0.0 0.0 1588.251 463.125" svg:d="M 49384.979 166504.398 C 49360.604 166504.398 49341.392 166510.915 49327.343 166523.949 C 49313.463 166536.983 49306.522 166554.925 49306.522 166577.777 C 49306.522 166600.628 49313.463 166618.571 49327.343 166631.605 C 49341.392 166644.639 49360.604 166651.156 49384.979 166651.156 C 49409.354 166651.156 49428.567 166644.639 49442.616 166631.605 C 49456.666 166618.402 49463.690 166600.459 49463.690 166577.777 C 49463.690 166554.925 49456.666 166536.983 49442.616 166523.949 C 49428.736 166510.915 49409.524 166504.398 49384.979 166504.398 ZM 49333.690 166482.562 C 49311.685 166477.145 49294.504 166466.904 49282.147 166451.839 C 49269.960 166436.774 49263.866 166418.408 49263.866 166396.742 C 49263.866 166366.442 49274.615 166342.490 49296.112 166324.886 C 49317.779 166307.282 49347.401 166298.480 49384.979 166298.480 C 49422.727 166298.480 49452.349 166307.282 49473.847 166324.886 C 49495.344 166342.490 49506.093 166366.442 49506.093 166396.742 C 49506.093 166418.408 49499.914 166436.774 49487.558 166451.839 C 49475.370 166466.904 49458.358 166477.145 49436.522 166482.562 C 49461.236 166488.317 49480.448 166499.574 49494.159 166516.332 C 49508.039 166533.089 49514.979 166553.571 49514.979 166577.777 C 49514.979 166614.509 49503.723 166642.692 49481.210 166662.328 C 49458.866 166681.963 49426.789 166691.781 49384.979 166691.781 C 49343.170 166691.781 49311.008 166681.963 49288.495 166662.328 C 49266.151 166642.692 49254.979 166614.509 49254.979 166577.777 C 49254.979 166553.571 49261.920 166533.089 49275.800 166516.332 C 49289.680 166499.574 49308.977 166488.317 49333.690 166482.562 ZM 49314.901 166401.566 C 49314.901 166421.201 49320.995 166436.520 49333.183 166447.523 C 49345.539 166458.526 49362.805 166464.027 49384.979 166464.027 C 49406.985 166464.027 49424.166 166458.526 49436.522 166447.523 C 49449.048 166436.520 49455.311 166421.201 49455.311 166401.566 C 49455.311 166381.931 49449.048 166366.612 49436.522 166355.609 C 49424.166 166344.606 49406.985 166339.105 49384.979 166339.105 C 49362.805 166339.105 49345.539 166344.606 49333.183 166355.609 C 49320.995 166366.612 49314.901 166381.931 49314.901 166401.566 ZM 49876.997 166289.847 C 49854.315 166328.779 49837.472 166367.289 49826.470 166405.375 C 49815.467 166443.460 49809.966 166482.054 49809.966 166521.156 C 49809.966 166560.257 49815.467 166599.020 49826.470 166637.445 C 49837.642 166675.700 49854.484 166714.209 49876.997 166752.972 L 49836.372 166752.972 C 49810.982 166713.193 49791.939 166674.092 49779.243 166635.667 C 49766.717 166597.243 49760.454 166559.072 49760.454 166521.156 C 49760.454 166483.408 49766.717 166445.407 49779.243 166407.152 C 49791.769 166368.897 49810.812 166329.795 49836.372 166289.847 L 49876.997 166289.847 ZM 50157.745 166358.402 L 50157.745 166499.828 L 50299.171 166499.828 L 50299.171 166542.992 L 50157.745 166542.992 L 50157.745 166684.417 L 50115.089 166684.417 L 50115.089 166542.992 L 49973.663 166542.992 L 49973.663 166499.828 L 50115.089 166499.828 L 50115.089 166358.402 L 50157.745 166358.402 ZM 50565.323 166480.023 C 50589.867 166485.270 50608.995 166496.188 50622.706 166512.777 C 50636.586 166529.365 50643.526 166549.847 50643.526 166574.222 C 50643.526 166611.631 50630.661 166640.576 50604.932 166661.058 C 50579.203 166681.540 50542.641 166691.781 50495.245 166691.781 C 50479.333 166691.781 50462.914 166690.173 50445.987 166686.956 C 50429.229 166683.910 50411.879 166679.255 50393.936 166672.992 L 50393.936 166623.480 C 50408.155 166631.774 50423.728 166638.037 50440.655 166642.269 C 50457.582 166646.501 50475.271 166648.617 50493.721 166648.617 C 50525.883 166648.617 50550.342 166642.269 50567.100 166629.574 C 50584.027 166616.878 50592.491 166598.428 50592.491 166574.222 C 50592.491 166551.878 50584.620 166534.444 50568.878 166521.917 C 50553.305 166509.222 50531.553 166502.875 50503.624 166502.875 L 50459.444 166502.875 L 50459.444 166460.726 L 50505.655 166460.726 C 50530.876 166460.726 50550.173 166455.733 50563.545 166445.746 C 50576.918 166435.589 50583.604 166421.032 50583.604 166402.074 C 50583.604 166382.608 50576.664 166367.712 50562.784 166357.386 C 50549.073 166346.891 50529.353 166341.644 50503.624 166341.644 C 50489.574 166341.644 50474.509 166343.168 50458.428 166346.214 C 50442.348 166349.261 50424.659 166354.001 50405.362 166360.433 L 50405.362 166314.730 C 50424.828 166309.313 50443.025 166305.251 50459.952 166302.543 C 50477.048 166299.834 50493.129 166298.480 50508.194 166298.480 C 50547.126 166298.480 50577.933 166307.367 50600.616 166325.140 C 50623.298 166342.744 50634.639 166366.612 50634.639 166396.742 C 50634.639 166417.731 50628.630 166435.505 50616.612 166450.062 C 50604.594 166464.450 50587.497 166474.437 50565.323 166480.023 ZM 50726.687 166289.847 L 50767.312 166289.847 C 50792.703 166329.795 50811.661 166368.897 50824.187 166407.152 C 50836.882 166445.407 50843.230 166483.408 50843.230 166521.156 C 50843.230 166559.072 50836.882 166597.243 50824.187 166635.667 C 50811.661 166674.092 50792.703 166713.193 50767.312 166752.972 L 50726.687 166752.972 C 50749.200 166714.209 50765.958 166675.700 50776.960 166637.445 C 50788.132 166599.020 50793.718 166560.257 50793.718 166521.156 C 50793.718 166482.054 50788.132 166443.460 50776.960 166405.375 C 50765.958 166367.289 50749.200 166328.779 50726.687 166289.847 Z">
                <!-- 100 nodes -->
              </draw:path>
              <draw:path id="text8658" draw:style-name="style0" draw:layer="layout" svg:x="6.137cm" svg:y="80.423cm" svg:width="0.245cm" svg:height="0.386cm" svg:viewBox="0.0 0.0 245.273 386.445" svg:d="M 12289.975 160845.293 L 12491.323 160845.293 L 12491.323 160888.457 L 12336.948 160888.457 L 12336.948 160981.387 C 12344.396 160978.848 12351.844 160976.986 12359.291 160975.801 C 12366.739 160974.447 12374.187 160973.770 12381.635 160973.770 C 12423.953 160973.770 12457.469 160985.365 12482.182 161008.555 C 12506.896 161031.745 12519.252 161063.145 12519.252 161102.754 C 12519.252 161143.548 12506.557 161175.287 12481.166 161197.969 C 12455.776 161220.482 12419.975 161231.738 12373.764 161231.738 C 12357.853 161231.738 12341.603 161230.384 12325.014 161227.676 C 12308.595 161224.968 12291.583 161220.905 12273.979 161215.488 L 12273.979 161163.945 C 12289.213 161172.240 12304.956 161178.418 12321.206 161182.481 C 12337.456 161186.543 12354.637 161188.574 12372.749 161188.574 C 12402.032 161188.574 12425.222 161180.873 12442.319 161165.469 C 12459.415 161150.065 12467.963 161129.160 12467.963 161102.754 C 12467.963 161076.348 12459.415 161055.443 12442.319 161040.039 C 12425.222 161024.636 12402.032 161016.934 12372.749 161016.934 C 12359.038 161016.934 12345.327 161018.457 12331.616 161021.504 C 12318.074 161024.551 12304.194 161029.291 12289.975 161035.723 L 12289.975 160845.293 Z">
                <!-- 23 nodes -->
              </draw:path>
              <draw:path id="text8662" draw:style-name="style1" draw:layer="layout" svg:x="8.875cm" svg:y="80.423cm" svg:width="0.245cm" svg:height="0.386cm" svg:viewBox="0.0 0.0 245.273 386.445" svg:d="M 17765.514 160845.293 L 17966.862 160845.293 L 17966.862 160888.457 L 17812.487 160888.457 L 17812.487 160981.387 C 17819.935 160978.848 17827.383 160976.986 17834.831 160975.801 C 17842.279 160974.447 17849.727 160973.770 17857.174 160973.770 C 17899.492 160973.770 17933.008 160985.365 17957.721 161008.555 C 17982.435 161031.745 17994.792 161063.145 17994.792 161102.754 C 17994.792 161143.548 17982.096 161175.287 17956.706 161197.969 C 17931.315 161220.482 17895.514 161231.738 17849.303 161231.738 C 17833.392 161231.738 17817.142 161230.384 17800.553 161227.676 C 17784.134 161224.968 17767.122 161220.905 17749.518 161215.488 L 17749.518 161163.945 C 17764.753 161172.240 17780.495 161178.418 17796.745 161182.481 C 17812.995 161186.543 17830.176 161188.574 17848.288 161188.574 C 17877.572 161188.574 17900.762 161180.873 17917.858 161165.469 C 17934.954 161150.065 17943.503 161129.160 17943.503 161102.754 C 17943.503 161076.348 17934.954 161055.443 17917.858 161040.039 C 17900.762 161024.636 17877.572 161016.934 17848.288 161016.934 C 17834.577 161016.934 17820.866 161018.457 17807.155 161021.504 C 17793.613 161024.551 17779.733 161029.291 17765.514 161035.723 L 17765.514 160845.293 Z">
                <!-- 23 nodes -->
              </draw:path>
              <draw:path id="text8666" draw:style-name="style1" draw:layer="layout" svg:x="11.067cm" svg:y="80.407cm" svg:width="1.336cm" svg:height="0.463cm" svg:viewBox="0.0 0.0 1335.894 463.125" svg:d="M 22305.429 161004.492 C 22329.973 161009.740 22349.100 161020.658 22362.811 161037.246 C 22376.692 161053.835 22383.632 161074.317 22383.632 161098.692 C 22383.632 161136.100 22370.767 161165.046 22345.038 161185.527 C 22319.309 161206.009 22282.746 161216.250 22235.350 161216.250 C 22219.439 161216.250 22203.020 161214.642 22186.093 161211.426 C 22169.335 161208.379 22151.985 161203.724 22134.042 161197.461 L 22134.042 161147.949 C 22148.261 161156.244 22163.834 161162.507 22180.761 161166.738 C 22197.688 161170.970 22215.377 161173.086 22233.827 161173.086 C 22265.989 161173.086 22290.448 161166.738 22307.206 161154.043 C 22324.133 161141.348 22332.597 161122.897 22332.597 161098.692 C 22332.597 161076.348 22324.725 161058.913 22308.983 161046.387 C 22293.410 161033.692 22271.659 161027.344 22243.729 161027.344 L 22199.550 161027.344 L 22199.550 160985.196 L 22245.761 160985.196 C 22270.982 160985.196 22290.279 160980.202 22303.651 160970.215 C 22317.024 160960.059 22323.710 160945.501 22323.710 160926.543 C 22323.710 160907.077 22316.770 160892.181 22302.890 160881.856 C 22289.179 160871.361 22269.459 160866.113 22243.729 160866.113 C 22229.680 160866.113 22214.615 160867.637 22198.534 160870.684 C 22182.453 160873.731 22164.765 160878.470 22145.468 160884.903 L 22145.468 160839.199 C 22164.934 160833.783 22183.130 160829.720 22200.058 160827.012 C 22217.154 160824.304 22233.235 160822.949 22248.300 160822.949 C 22287.232 160822.949 22318.039 160831.836 22340.722 160849.610 C 22363.404 160867.214 22374.745 160891.081 22374.745 160921.211 C 22374.745 160942.201 22368.736 160959.974 22356.718 160974.531 C 22344.699 160988.919 22327.603 160998.906 22305.429 161004.492 ZM 22751.743 160814.317 C 22729.061 160853.249 22712.218 160891.758 22701.216 160929.844 C 22690.213 160967.930 22684.712 161006.524 22684.712 161045.625 C 22684.712 161084.727 22690.213 161123.490 22701.216 161161.914 C 22712.387 161200.169 22729.230 161238.679 22751.743 161277.442 L 22711.118 161277.442 C 22685.727 161237.663 22666.684 161198.561 22653.989 161160.137 C 22641.463 161121.712 22635.200 161083.542 22635.200 161045.625 C 22635.200 161007.878 22641.463 160969.876 22653.989 160931.621 C 22666.515 160893.366 22685.558 160854.265 22711.118 160814.317 L 22751.743 160814.317 ZM 22818.703 161045.625 L 22955.558 161045.625 L 22955.558 161087.266 L 22818.703 161087.266 L 22818.703 161045.625 ZM 23080.817 161165.723 L 23259.821 161165.723 L 23259.821 161208.887 L 23019.118 161208.887 L 23019.118 161165.723 C 23038.584 161145.580 23065.075 161118.581 23098.591 161084.727 C 23132.276 161050.703 23153.435 161028.783 23162.067 161018.965 C 23178.487 161000.515 23189.912 160984.942 23196.345 160972.246 C 23202.946 160959.382 23206.247 160946.771 23206.247 160934.414 C 23206.247 160914.271 23199.138 160897.852 23184.919 160885.156 C 23170.869 160872.461 23152.504 160866.113 23129.821 160866.113 C 23113.741 160866.113 23096.729 160868.906 23078.786 160874.492 C 23061.013 160880.078 23041.970 160888.542 23021.657 160899.883 L 23021.657 160848.086 C 23042.308 160839.792 23061.605 160833.529 23079.548 160829.297 C 23097.491 160825.065 23113.910 160822.949 23128.806 160822.949 C 23168.076 160822.949 23199.392 160832.767 23222.751 160852.403 C 23246.110 160872.038 23257.790 160898.275 23257.790 160931.113 C 23257.790 160946.686 23254.828 160961.498 23248.903 160975.547 C 23243.148 160989.427 23232.569 161005.847 23217.165 161024.805 C 23212.933 161029.714 23199.476 161043.932 23176.794 161067.461 C 23154.112 161090.820 23122.119 161123.574 23080.817 161165.723 ZM 23353.393 160814.317 L 23394.018 160814.317 C 23419.409 160854.265 23438.367 160893.366 23450.893 160931.621 C 23463.588 160969.876 23469.936 161007.878 23469.936 161045.625 C 23469.936 161083.542 23463.588 161121.712 23450.893 161160.137 C 23438.367 161198.561 23419.409 161237.663 23394.018 161277.442 L 23353.393 161277.442 C 23375.906 161238.679 23392.664 161200.169 23403.666 161161.914 C 23414.838 161123.490 23420.424 161084.727 23420.424 161045.625 C 23420.424 161006.524 23414.838 160967.930 23403.666 160929.844 C 23392.664 160891.758 23375.906 160853.249 23353.393 160814.317 Z">
                <!-- 79 nodes -->
              </draw:path>
              <draw:path id="text8670" draw:style-name="style1" draw:layer="layout" svg:x="13.805cm" svg:y="80.407cm" svg:width="1.336cm" svg:height="0.463cm" svg:viewBox="0.0 0.0 1335.895 463.125" svg:d="M 27780.967 161004.492 C 27805.511 161009.740 27824.639 161020.658 27838.350 161037.246 C 27852.230 161053.835 27859.170 161074.317 27859.170 161098.692 C 27859.170 161136.100 27846.305 161165.046 27820.576 161185.527 C 27794.847 161206.009 27758.285 161216.250 27710.889 161216.250 C 27694.977 161216.250 27678.558 161214.642 27661.631 161211.426 C 27644.873 161208.379 27627.523 161203.724 27609.580 161197.461 L 27609.580 161147.949 C 27623.799 161156.244 27639.372 161162.507 27656.299 161166.738 C 27673.226 161170.970 27690.915 161173.086 27709.365 161173.086 C 27741.527 161173.086 27765.987 161166.738 27782.744 161154.043 C 27799.671 161141.348 27808.135 161122.897 27808.135 161098.692 C 27808.135 161076.348 27800.264 161058.913 27784.522 161046.387 C 27768.949 161033.692 27747.197 161027.344 27719.268 161027.344 L 27675.088 161027.344 L 27675.088 160985.196 L 27721.299 160985.196 C 27746.520 160985.196 27765.817 160980.202 27779.190 160970.215 C 27792.562 160960.059 27799.248 160945.501 27799.248 160926.543 C 27799.248 160907.077 27792.308 160892.181 27778.428 160881.856 C 27764.717 160871.361 27744.997 160866.113 27719.268 160866.113 C 27705.218 160866.113 27690.153 160867.637 27674.072 160870.684 C 27657.992 160873.731 27640.303 160878.470 27621.006 160884.903 L 27621.006 160839.199 C 27640.472 160833.783 27658.669 160829.720 27675.596 160827.012 C 27692.692 160824.304 27708.773 160822.949 27723.838 160822.949 C 27762.770 160822.949 27793.578 160831.836 27816.260 160849.610 C 27838.942 160867.214 27850.283 160891.081 27850.283 160921.211 C 27850.283 160942.201 27844.274 160959.974 27832.256 160974.531 C 27820.238 160988.919 27803.141 160998.906 27780.967 161004.492 ZM 28227.282 160814.317 C 28204.599 160853.249 28187.757 160891.758 28176.754 160929.844 C 28165.752 160967.930 28160.250 161006.524 28160.250 161045.625 C 28160.250 161084.727 28165.752 161123.490 28176.754 161161.914 C 28187.926 161200.169 28204.769 161238.679 28227.282 161277.442 L 28186.657 161277.442 C 28161.266 161237.663 28142.223 161198.561 28129.528 161160.137 C 28117.002 161121.712 28110.739 161083.542 28110.739 161045.625 C 28110.739 161007.878 28117.002 160969.876 28129.528 160931.621 C 28142.054 160893.366 28161.097 160854.265 28186.657 160814.317 L 28227.282 160814.317 ZM 28294.242 161045.625 L 28431.097 161045.625 L 28431.097 161087.266 L 28294.242 161087.266 L 28294.242 161045.625 ZM 28556.356 161165.723 L 28735.360 161165.723 L 28735.360 161208.887 L 28494.657 161208.887 L 28494.657 161165.723 C 28514.123 161145.580 28540.614 161118.581 28574.130 161084.727 C 28607.815 161050.703 28628.973 161028.783 28637.606 161018.965 C 28654.025 161000.515 28665.451 160984.942 28671.884 160972.246 C 28678.485 160959.382 28681.786 160946.771 28681.786 160934.414 C 28681.786 160914.271 28674.676 160897.852 28660.458 160885.156 C 28646.408 160872.461 28628.042 160866.113 28605.360 160866.113 C 28589.279 160866.113 28572.268 160868.906 28554.325 160874.492 C 28536.552 160880.078 28517.509 160888.542 28497.196 160899.883 L 28497.196 160848.086 C 28517.847 160839.792 28537.144 160833.529 28555.087 160829.297 C 28573.029 160825.065 28589.449 160822.949 28604.344 160822.949 C 28643.615 160822.949 28674.930 160832.767 28698.290 160852.403 C 28721.649 160872.038 28733.329 160898.275 28733.329 160931.113 C 28733.329 160946.686 28730.367 160961.498 28724.442 160975.547 C 28718.687 160989.427 28708.107 161005.847 28692.704 161024.805 C 28688.472 161029.714 28675.015 161043.932 28652.333 161067.461 C 28629.650 161090.820 28597.658 161123.574 28556.356 161165.723 ZM 28828.932 160814.317 L 28869.557 160814.317 C 28894.948 160854.265 28913.906 160893.366 28926.432 160931.621 C 28939.127 160969.876 28945.475 161007.878 28945.475 161045.625 C 28945.475 161083.542 28939.127 161121.712 28926.432 161160.137 C 28913.906 161198.561 28894.948 161237.663 28869.557 161277.442 L 28828.932 161277.442 C 28851.445 161238.679 28868.203 161200.169 28879.206 161161.914 C 28890.377 161123.490 28895.963 161084.727 28895.963 161045.625 C 28895.963 161006.524 28890.377 160967.930 28879.206 160929.844 C 28868.203 160891.758 28851.445 160853.249 28828.932 160814.317 Z">
                <!-- 79 nodes -->
              </draw:path>
              <draw:path id="text8674" draw:style-name="style1" draw:layer="layout" svg:x="16.560cm" svg:y="80.407cm" svg:width="1.318cm" svg:height="0.463cm" svg:viewBox="0.0 0.0 1318.375 463.125" svg:d="M 33127.522 161165.723 L 33211.311 161165.723 L 33211.311 160876.524 L 33120.159 160894.805 L 33120.159 160848.086 L 33210.803 160829.805 L 33262.092 160829.805 L 33262.092 161165.723 L 33345.881 161165.723 L 33345.881 161208.887 L 33127.522 161208.887 L 33127.522 161165.723 ZM 33720.340 160814.317 C 33697.658 160853.249 33680.816 160891.758 33669.813 160929.844 C 33658.810 160967.930 33653.309 161006.524 33653.309 161045.625 C 33653.309 161084.727 33658.810 161123.490 33669.813 161161.914 C 33680.985 161200.169 33697.827 161238.679 33720.340 161277.442 L 33679.715 161277.442 C 33654.325 161237.663 33635.282 161198.561 33622.587 161160.137 C 33610.060 161121.712 33603.797 161083.542 33603.797 161045.625 C 33603.797 161007.878 33610.060 160969.876 33622.587 160931.621 C 33635.113 160893.366 33654.156 160854.265 33679.715 160814.317 L 33720.340 160814.317 ZM 33787.300 161045.625 L 33924.156 161045.625 L 33924.156 161087.266 L 33787.300 161087.266 L 33787.300 161045.625 ZM 34146.153 160874.492 L 34016.661 161076.856 L 34146.153 161076.856 L 34146.153 160874.492 ZM 34132.696 160829.805 L 34197.188 160829.805 L 34197.188 161076.856 L 34251.270 161076.856 L 34251.270 161119.512 L 34197.188 161119.512 L 34197.188 161208.887 L 34146.153 161208.887 L 34146.153 161119.512 L 33975.020 161119.512 L 33975.020 161070.000 L 34132.696 160829.805 ZM 34321.991 160814.317 L 34362.616 160814.317 C 34388.007 160854.265 34406.965 160893.366 34419.491 160931.621 C 34432.186 160969.876 34438.534 161007.878 34438.534 161045.625 C 34438.534 161083.542 34432.186 161121.712 34419.491 161160.137 C 34406.965 161198.561 34388.007 161237.663 34362.616 161277.442 L 34321.991 161277.442 C 34344.504 161238.679 34361.262 161200.169 34372.264 161161.914 C 34383.436 161123.490 34389.022 161084.727 34389.022 161045.625 C 34389.022 161006.524 34383.436 160967.930 34372.264 160929.844 C 34361.262 160891.758 34344.504 160853.249 34321.991 160814.317 Z">
                <!-- 55 nodes -->
              </draw:path>
              <draw:path id="text8678" draw:style-name="style1" draw:layer="layout" svg:x="19.279cm" svg:y="80.407cm" svg:width="1.337cm" svg:height="0.463cm" svg:viewBox="0.0 0.0 1337.417 463.125" svg:d="M 38619.311 161165.723 L 38798.315 161165.723 L 38798.315 161208.887 L 38557.612 161208.887 L 38557.612 161165.723 C 38577.078 161145.580 38603.569 161118.581 38637.084 161084.727 C 38670.769 161050.703 38691.928 161028.783 38700.561 161018.965 C 38716.980 161000.515 38728.406 160984.942 38734.838 160972.246 C 38741.440 160959.382 38744.741 160946.771 38744.741 160934.414 C 38744.741 160914.271 38737.631 160897.852 38723.413 160885.156 C 38709.363 160872.461 38690.997 160866.113 38668.315 160866.113 C 38652.234 160866.113 38635.223 160868.906 38617.280 160874.492 C 38599.506 160880.078 38580.463 160888.542 38560.151 160899.883 L 38560.151 160848.086 C 38580.802 160839.792 38600.099 160833.529 38618.042 160829.297 C 38635.984 160825.065 38652.404 160822.949 38667.299 160822.949 C 38706.570 160822.949 38737.885 160832.767 38761.245 160852.403 C 38784.604 160872.038 38796.284 160898.275 38796.284 160931.113 C 38796.284 160946.686 38793.321 160961.498 38787.397 160975.547 C 38781.642 160989.427 38771.062 161005.847 38755.659 161024.805 C 38751.427 161029.714 38737.970 161043.932 38715.288 161067.461 C 38692.605 161090.820 38660.613 161123.574 38619.311 161165.723 ZM 39176.837 160814.317 C 39154.154 160853.249 39137.312 160891.758 39126.309 160929.844 C 39115.307 160967.930 39109.805 161006.524 39109.805 161045.625 C 39109.805 161084.727 39115.307 161123.490 39126.309 161161.914 C 39137.481 161200.169 39154.324 161238.679 39176.837 161277.442 L 39136.212 161277.442 C 39110.821 161237.663 39091.778 161198.561 39079.083 161160.137 C 39066.557 161121.712 39060.294 161083.542 39060.294 161045.625 C 39060.294 161007.878 39066.557 160969.876 39079.083 160931.621 C 39091.609 160893.366 39110.652 160854.265 39136.212 160814.317 L 39176.837 160814.317 ZM 39243.797 161045.625 L 39380.652 161045.625 L 39380.652 161087.266 L 39243.797 161087.266 L 39243.797 161045.625 ZM 39617.122 161004.492 C 39641.666 161009.740 39660.794 161020.658 39674.505 161037.246 C 39688.385 161053.835 39695.325 161074.317 39695.325 161098.692 C 39695.325 161136.100 39682.461 161165.046 39656.731 161185.527 C 39631.002 161206.009 39594.440 161216.250 39547.044 161216.250 C 39531.133 161216.250 39514.713 161214.642 39497.786 161211.426 C 39481.028 161208.379 39463.678 161203.724 39445.735 161197.461 L 39445.735 161147.949 C 39459.954 161156.244 39475.527 161162.507 39492.454 161166.738 C 39509.381 161170.970 39527.070 161173.086 39545.521 161173.086 C 39577.682 161173.086 39602.142 161166.738 39618.899 161154.043 C 39635.827 161141.348 39644.290 161122.897 39644.290 161098.692 C 39644.290 161076.348 39636.419 161058.913 39620.677 161046.387 C 39605.104 161033.692 39583.353 161027.344 39555.423 161027.344 L 39511.243 161027.344 L 39511.243 160985.196 L 39557.454 160985.196 C 39582.676 160985.196 39601.972 160980.202 39615.345 160970.215 C 39628.717 160960.059 39635.403 160945.501 39635.403 160926.543 C 39635.403 160907.077 39628.463 160892.181 39614.583 160881.856 C 39600.872 160871.361 39581.152 160866.113 39555.423 160866.113 C 39541.373 160866.113 39526.308 160867.637 39510.228 160870.684 C 39494.147 160873.731 39476.458 160878.470 39457.161 160884.903 L 39457.161 160839.199 C 39476.627 160833.783 39494.824 160829.720 39511.751 160827.012 C 39528.847 160824.304 39544.928 160822.949 39559.993 160822.949 C 39598.926 160822.949 39629.733 160831.836 39652.415 160849.610 C 39675.097 160867.214 39686.439 160891.081 39686.439 160921.211 C 39686.439 160942.201 39680.429 160959.974 39668.411 160974.531 C 39656.393 160988.919 39639.297 160998.906 39617.122 161004.492 ZM 39778.486 160814.317 L 39819.111 160814.317 C 39844.502 160854.265 39863.460 160893.366 39875.986 160931.621 C 39888.682 160969.876 39895.029 161007.878 39895.029 161045.625 C 39895.029 161083.542 39888.682 161121.712 39875.986 161160.137 C 39863.460 161198.561 39844.502 161237.663 39819.111 161277.442 L 39778.486 161277.442 C 39800.999 161238.679 39817.757 161200.169 39828.760 161161.914 C 39839.932 161123.490 39845.518 161084.727 39845.518 161045.625 C 39845.518 161006.524 39839.932 160967.930 39828.760 160929.844 C 39817.757 160891.758 39800.999 160853.249 39778.486 160814.317 Z">
                <!-- 79 nodes -->
              </draw:path>
              <draw:path id="text8682" draw:style-name="style1" draw:layer="layout" svg:x="22.018cm" svg:y="80.407cm" svg:width="1.336cm" svg:height="0.463cm" svg:viewBox="0.0 0.0 1335.894 463.125" svg:d="M 44207.586 161004.492 C 44232.131 161009.740 44251.258 161020.658 44264.969 161037.246 C 44278.849 161053.835 44285.789 161074.317 44285.789 161098.692 C 44285.789 161136.100 44272.925 161165.046 44247.196 161185.527 C 44221.467 161206.009 44184.904 161216.250 44137.508 161216.250 C 44121.597 161216.250 44105.178 161214.642 44088.250 161211.426 C 44071.493 161208.379 44054.142 161203.724 44036.200 161197.461 L 44036.200 161147.949 C 44050.418 161156.244 44065.991 161162.507 44082.918 161166.738 C 44099.846 161170.970 44117.534 161173.086 44135.985 161173.086 C 44168.146 161173.086 44192.606 161166.738 44209.364 161154.043 C 44226.291 161141.348 44234.754 161122.897 44234.754 161098.692 C 44234.754 161076.348 44226.883 161058.913 44211.141 161046.387 C 44195.568 161033.692 44173.817 161027.344 44145.887 161027.344 L 44101.707 161027.344 L 44101.707 160985.196 L 44147.918 160985.196 C 44173.140 160985.196 44192.437 160980.202 44205.809 160970.215 C 44219.181 160960.059 44225.868 160945.501 44225.868 160926.543 C 44225.868 160907.077 44218.928 160892.181 44205.047 160881.856 C 44191.336 160871.361 44171.616 160866.113 44145.887 160866.113 C 44131.838 160866.113 44116.773 160867.637 44100.692 160870.684 C 44084.611 160873.731 44066.922 160878.470 44047.625 160884.903 L 44047.625 160839.199 C 44067.092 160833.783 44085.288 160829.720 44102.215 160827.012 C 44119.312 160824.304 44135.392 160822.949 44150.457 160822.949 C 44189.390 160822.949 44220.197 160831.836 44242.879 160849.610 C 44265.562 160867.214 44276.903 160891.081 44276.903 160921.211 C 44276.903 160942.201 44270.894 160959.974 44258.875 160974.531 C 44246.857 160988.919 44229.761 160998.906 44207.586 161004.492 ZM 44653.901 160814.317 C 44631.219 160853.249 44614.376 160891.758 44603.374 160929.844 C 44592.371 160967.930 44586.870 161006.524 44586.870 161045.625 C 44586.870 161084.727 44592.371 161123.490 44603.374 161161.914 C 44614.546 161200.169 44631.388 161238.679 44653.901 161277.442 L 44613.276 161277.442 C 44587.885 161237.663 44568.842 161198.561 44556.147 161160.137 C 44543.621 161121.712 44537.358 161083.542 44537.358 161045.625 C 44537.358 161007.878 44543.621 160969.876 44556.147 160931.621 C 44568.673 160893.366 44587.716 160854.265 44613.276 160814.317 L 44653.901 160814.317 ZM 44720.860 161045.625 L 44857.716 161045.625 L 44857.716 161087.266 L 44720.860 161087.266 L 44720.860 161045.625 ZM 44982.976 161165.723 L 45161.979 161165.723 L 45161.979 161208.887 L 44921.276 161208.887 L 44921.276 161165.723 C 44940.743 161145.580 44967.233 161118.581 45000.749 161084.727 C 45034.434 161050.703 45055.593 161028.783 45064.226 161018.965 C 45080.645 161000.515 45092.071 160984.942 45098.503 160972.246 C 45105.104 160959.382 45108.405 160946.771 45108.405 160934.414 C 45108.405 160914.271 45101.296 160897.852 45087.077 160885.156 C 45073.028 160872.461 45054.662 160866.113 45031.979 160866.113 C 45015.899 160866.113 44998.887 160868.906 44980.944 160874.492 C 44963.171 160880.078 44944.128 160888.542 44923.815 160899.883 L 44923.815 160848.086 C 44944.466 160839.792 44963.763 160833.529 44981.706 160829.297 C 44999.649 160825.065 45016.068 160822.949 45030.964 160822.949 C 45070.235 160822.949 45101.550 160832.767 45124.909 160852.403 C 45148.269 160872.038 45159.948 160898.275 45159.948 160931.113 C 45159.948 160946.686 45156.986 160961.498 45151.061 160975.547 C 45145.306 160989.427 45134.727 161005.847 45119.323 161024.805 C 45115.091 161029.714 45101.634 161043.932 45078.952 161067.461 C 45056.270 161090.820 45024.278 161123.574 44982.976 161165.723 ZM 45255.551 160814.317 L 45296.176 160814.317 C 45321.566 160854.265 45340.525 160893.366 45353.051 160931.621 C 45365.746 160969.876 45372.094 161007.878 45372.094 161045.625 C 45372.094 161083.542 45365.746 161121.712 45353.051 161160.137 C 45340.525 161198.561 45321.566 161237.663 45296.176 161277.442 L 45255.551 161277.442 C 45278.064 161238.679 45294.822 161200.169 45305.824 161161.914 C 45316.996 161123.490 45322.582 161084.727 45322.582 161045.625 C 45322.582 161006.524 45316.996 160967.930 45305.824 160929.844 C 45294.822 160891.758 45278.064 160853.249 45255.551 160814.317 Z">
                <!-- 79 nodes -->
              </draw:path>
              <draw:path id="text8686" draw:style-name="style1" draw:layer="layout" svg:x="24.773cm" svg:y="80.407cm" svg:width="1.318cm" svg:height="0.463cm" svg:viewBox="0.0 0.0 1318.374 463.125" svg:d="M 49554.140 161165.723 L 49637.929 161165.723 L 49637.929 160876.524 L 49546.776 160894.805 L 49546.776 160848.086 L 49637.421 160829.805 L 49688.710 160829.805 L 49688.710 161165.723 L 49772.499 161165.723 L 49772.499 161208.887 L 49554.140 161208.887 L 49554.140 161165.723 ZM 50146.958 160814.317 C 50124.276 160853.249 50107.433 160891.758 50096.431 160929.844 C 50085.428 160967.930 50079.927 161006.524 50079.927 161045.625 C 50079.927 161084.727 50085.428 161123.490 50096.431 161161.914 C 50107.603 161200.169 50124.445 161238.679 50146.958 161277.442 L 50106.333 161277.442 C 50080.942 161237.663 50061.899 161198.561 50049.204 161160.137 C 50036.678 161121.712 50030.415 161083.542 50030.415 161045.625 C 50030.415 161007.878 50036.678 160969.876 50049.204 160931.621 C 50061.730 160893.366 50080.773 160854.265 50106.333 160814.317 L 50146.958 160814.317 ZM 50213.917 161045.625 L 50350.773 161045.625 L 50350.773 161087.266 L 50213.917 161087.266 L 50213.917 161045.625 ZM 50587.244 161004.492 C 50611.788 161009.740 50630.915 161020.658 50644.626 161037.246 C 50658.507 161053.835 50665.447 161074.317 50665.447 161098.692 C 50665.447 161136.100 50652.582 161165.046 50626.853 161185.527 C 50601.124 161206.009 50564.561 161216.250 50517.165 161216.250 C 50501.254 161216.250 50484.835 161214.642 50467.908 161211.426 C 50451.150 161208.379 50433.800 161203.724 50415.857 161197.461 L 50415.857 161147.949 C 50430.076 161156.244 50445.649 161162.507 50462.576 161166.738 C 50479.503 161170.970 50497.191 161173.086 50515.642 161173.086 C 50547.803 161173.086 50572.263 161166.738 50589.021 161154.043 C 50605.948 161141.348 50614.411 161122.897 50614.411 161098.692 C 50614.411 161076.348 50606.540 161058.913 50590.798 161046.387 C 50575.225 161033.692 50553.474 161027.344 50525.544 161027.344 L 50481.365 161027.344 L 50481.365 160985.196 L 50527.576 160985.196 C 50552.797 160985.196 50572.094 160980.202 50585.466 160970.215 C 50598.839 160960.059 50605.525 160945.501 50605.525 160926.543 C 50605.525 160907.077 50598.585 160892.181 50584.704 160881.856 C 50570.994 160871.361 50551.273 160866.113 50525.544 160866.113 C 50511.495 160866.113 50496.430 160867.637 50480.349 160870.684 C 50464.268 160873.731 50446.579 160878.470 50427.283 160884.903 L 50427.283 160839.199 C 50446.749 160833.783 50464.945 160829.720 50481.872 160827.012 C 50498.969 160824.304 50515.050 160822.949 50530.115 160822.949 C 50569.047 160822.949 50599.854 160831.836 50622.536 160849.610 C 50645.219 160867.214 50656.560 160891.081 50656.560 160921.211 C 50656.560 160942.201 50650.551 160959.974 50638.533 160974.531 C 50626.514 160988.919 50609.418 160998.906 50587.244 161004.492 ZM 50748.608 160814.317 L 50789.233 160814.317 C 50814.623 160854.265 50833.582 160893.366 50846.108 160931.621 C 50858.803 160969.876 50865.151 161007.878 50865.151 161045.625 C 50865.151 161083.542 50858.803 161121.712 50846.108 161160.137 C 50833.582 161198.561 50814.623 161237.663 50789.233 161277.442 L 50748.608 161277.442 C 50771.121 161238.679 50787.879 161200.169 50798.881 161161.914 C 50810.053 161123.490 50815.639 161084.727 50815.639 161045.625 C 50815.639 161006.524 50810.053 160967.930 50798.881 160929.844 C 50787.879 160891.758 50771.121 160853.249 50748.608 160814.317 Z">
                <!-- 69 nodes -->
              </draw:path>
              <draw:g id="g8700">
                <draw:frame id="image8702" draw:style-name="gr1" draw:text-style-name="P1" draw:layer="layout" svg:width="12.701cm" svg:height="0.634cm" draw:transform="matrix(5.588 0.000 0.000 112.014 248.318 635.804) translate(28.156cm, 72.091cm)">
                  <draw:image xlink:href="Pictures/image1.png" xlink:type="simple" xlink:show="embed" xlink:actuate="onLoad">
                    <text:p/>
                  </draw:image>
                </draw:frame>
              </draw:g>
              <!-- id="g8700" -->
              <draw:path id="path8704" draw:style-name="style2" draw:layer="layout" svg:x="28.799cm" svg:y="84.015cm" svg:width="0.140cm" svg:height="0.032cm" svg:viewBox="0.0 0.0 140.001 32.000" svg:d="M 57598.762 168046.259 L 57738.763 168046.259 L 57598.762 168046.259 ">
                <!-- 3 nodes -->
              </draw:path>
              <draw:path id="text8708" draw:style-name="style1" draw:layer="layout" svg:x="29.114cm" svg:y="83.843cm" svg:width="2.070cm" svg:height="0.393cm" svg:viewBox="0.0 0.0 2070.074 393.301" svg:d="M 58358.334 167726.015 C 58331.927 167726.015 58312.038 167739.049 58298.666 167765.117 C 58285.463 167791.015 58278.861 167830.032 58278.861 167882.167 C 58278.861 167934.134 58285.463 167973.150 58298.666 167999.218 C 58312.038 168025.117 58331.927 168038.066 58358.334 168038.066 C 58384.909 168038.066 58404.798 168025.117 58418.002 167999.218 C 58431.374 167973.150 58438.060 167934.134 58438.060 167882.167 C 58438.060 167830.032 58431.374 167791.015 58418.002 167765.117 C 58404.798 167739.049 58384.909 167726.015 58358.334 167726.015 ZM 58358.334 167685.390 C 58400.821 167685.390 58433.236 167702.233 58455.580 167735.917 C 58478.093 167769.433 58489.349 167818.183 58489.349 167882.167 C 58489.349 167945.982 58478.093 167994.732 58455.580 168028.417 C 58433.236 168061.933 58400.821 168078.691 58358.334 168078.691 C 58315.847 168078.691 58283.347 168061.933 58260.834 168028.417 C 58238.490 167994.732 58227.318 167945.982 58227.318 167882.167 C 58227.318 167818.183 58238.490 167769.433 58260.834 167735.917 C 58283.347 167702.233 58315.847 167685.390 58358.334 167685.390 ZM 58579.366 168006.835 L 58632.940 168006.835 L 58632.940 168071.327 L 58579.366 168071.327 L 58579.366 168006.835 ZM 58854.414 167726.015 C 58828.008 167726.015 58808.118 167739.049 58794.746 167765.117 C 58781.543 167791.015 58774.941 167830.032 58774.941 167882.167 C 58774.941 167934.134 58781.543 167973.150 58794.746 167999.218 C 58808.118 168025.117 58828.008 168038.066 58854.414 168038.066 C 58880.989 168038.066 58900.879 168025.117 58914.082 167999.218 C 58927.454 167973.150 58934.140 167934.134 58934.140 167882.167 C 58934.140 167830.032 58927.454 167791.015 58914.082 167765.117 C 58900.879 167739.049 58880.989 167726.015 58854.414 167726.015 ZM 58854.414 167685.390 C 58896.901 167685.390 58929.316 167702.233 58951.660 167735.917 C 58974.173 167769.433 58985.430 167818.183 58985.430 167882.167 C 58985.430 167945.982 58974.173 167994.732 58951.660 168028.417 C 58929.316 168061.933 58896.901 168078.691 58854.414 168078.691 C 58811.927 168078.691 58779.427 168061.933 58756.914 168028.417 C 58734.570 167994.732 58723.398 167945.982 58723.398 167882.167 C 58723.398 167818.183 58734.570 167769.433 58756.914 167735.917 C 58779.427 167702.233 58811.927 167685.390 58854.414 167685.390 ZM 59084.333 168028.163 L 59168.122 168028.163 L 59168.122 167738.964 L 59076.970 167757.246 L 59076.970 167710.527 L 59167.614 167692.246 L 59218.903 167692.246 L 59218.903 168028.163 L 59302.692 168028.163 L 59302.692 168071.327 L 59084.333 168071.327 L 59084.333 168028.163 ZM 59415.052 168028.163 L 59498.841 168028.163 L 59498.841 167738.964 L 59407.689 167757.246 L 59407.689 167710.527 L 59498.334 167692.246 L 59549.623 167692.246 L 59549.623 168028.163 L 59633.412 168028.163 L 59633.412 168071.327 L 59415.052 168071.327 L 59415.052 168028.163 ZM 59781.065 168028.163 L 59960.069 168028.163 L 59960.069 168071.327 L 59719.366 168071.327 L 59719.366 168028.163 C 59738.832 168008.020 59765.323 167981.022 59798.838 167947.167 C 59832.523 167913.144 59853.682 167891.223 59862.315 167881.406 C 59878.734 167862.955 59890.160 167847.382 59896.592 167834.687 C 59903.194 167821.822 59906.495 167809.212 59906.495 167796.855 C 59906.495 167776.712 59899.385 167760.292 59885.167 167747.597 C 59871.117 167734.902 59852.751 167728.554 59830.069 167728.554 C 59813.988 167728.554 59796.976 167731.347 59779.034 167736.933 C 59761.260 167742.519 59742.217 167750.983 59721.905 167762.324 L 59721.905 167710.527 C 59742.556 167702.233 59761.853 167695.970 59779.795 167691.738 C 59797.738 167687.506 59814.157 167685.390 59829.053 167685.390 C 59868.324 167685.390 59899.639 167695.208 59922.999 167714.843 C 59946.358 167734.479 59958.038 167760.716 59958.038 167793.554 C 59958.038 167809.127 59955.075 167823.938 59949.151 167837.988 C 59943.396 167851.868 59932.816 167868.287 59917.413 167887.246 C 59913.181 167892.154 59899.724 167906.373 59877.042 167929.902 C 59854.359 167953.261 59822.367 167986.015 59781.065 168028.163 ZM 60068.114 167692.246 L 60269.462 167692.246 L 60269.462 167735.410 L 60115.087 167735.410 L 60115.087 167828.339 C 60122.535 167825.800 60129.983 167823.938 60137.431 167822.753 C 60144.879 167821.399 60152.327 167820.722 60159.775 167820.722 C 60202.092 167820.722 60235.608 167832.317 60260.321 167855.507 C 60285.035 167878.697 60297.392 167910.097 60297.392 167949.706 C 60297.392 167990.501 60284.696 168022.239 60259.306 168044.921 C 60233.915 168067.434 60198.114 168078.691 60151.904 168078.691 C 60135.992 168078.691 60119.742 168077.337 60103.154 168074.628 C 60086.734 168071.920 60069.723 168067.857 60052.118 168062.441 L 60052.118 168010.898 C 60067.353 168019.192 60083.095 168025.370 60099.345 168029.433 C 60115.595 168033.495 60132.776 168035.527 60150.888 168035.527 C 60180.172 168035.527 60203.362 168027.825 60220.458 168012.421 C 60237.555 167997.018 60246.103 167976.113 60246.103 167949.706 C 60246.103 167923.300 60237.555 167902.395 60220.458 167886.992 C 60203.362 167871.588 60180.172 167863.886 60150.888 167863.886 C 60137.177 167863.886 60123.466 167865.410 60109.755 167868.456 C 60096.213 167871.503 60082.333 167876.243 60068.114 167882.675 L 60068.114 167692.246 Z">
                <!-- 110 nodes -->
              </draw:path>
              <draw:path id="path8710" draw:style-name="style2" draw:layer="layout" svg:x="28.799cm" svg:y="82.515cm" svg:width="0.140cm" svg:height="0.032cm" svg:viewBox="0.0 0.0 140.001 32.000" svg:d="M 57598.762 165045.850 L 57738.763 165045.850 L 57598.762 165045.850 ">
                <!-- 3 nodes -->
              </draw:path>
              <draw:path id="text8714" draw:style-name="style1" draw:layer="layout" svg:x="29.114cm" svg:y="82.342cm" svg:width="2.081cm" svg:height="0.393cm" svg:viewBox="0.0 0.0 2080.992 393.301" svg:d="M 58358.334 164725.609 C 58331.927 164725.609 58312.038 164738.643 58298.666 164764.711 C 58285.463 164790.609 58278.861 164829.626 58278.861 164881.761 C 58278.861 164933.728 58285.463 164972.744 58298.666 164998.812 C 58312.038 165024.711 58331.927 165037.660 58358.334 165037.660 C 58384.909 165037.660 58404.798 165024.711 58418.002 164998.812 C 58431.374 164972.744 58438.060 164933.728 58438.060 164881.761 C 58438.060 164829.626 58431.374 164790.609 58418.002 164764.711 C 58404.798 164738.643 58384.909 164725.609 58358.334 164725.609 ZM 58358.334 164684.984 C 58400.821 164684.984 58433.236 164701.827 58455.580 164735.511 C 58478.093 164769.027 58489.349 164817.777 58489.349 164881.761 C 58489.349 164945.576 58478.093 164994.326 58455.580 165028.011 C 58433.236 165061.527 58400.821 165078.285 58358.334 165078.285 C 58315.847 165078.285 58283.347 165061.527 58260.834 165028.011 C 58238.490 164994.326 58227.318 164945.576 58227.318 164881.761 C 58227.318 164817.777 58238.490 164769.027 58260.834 164735.511 C 58283.347 164701.827 58315.847 164684.984 58358.334 164684.984 ZM 58579.366 165006.429 L 58632.940 165006.429 L 58632.940 165070.921 L 58579.366 165070.921 L 58579.366 165006.429 ZM 58854.414 164725.609 C 58828.008 164725.609 58808.118 164738.643 58794.746 164764.711 C 58781.543 164790.609 58774.941 164829.626 58774.941 164881.761 C 58774.941 164933.728 58781.543 164972.744 58794.746 164998.812 C 58808.118 165024.711 58828.008 165037.660 58854.414 165037.660 C 58880.989 165037.660 58900.879 165024.711 58914.082 164998.812 C 58927.454 164972.744 58934.140 164933.728 58934.140 164881.761 C 58934.140 164829.626 58927.454 164790.609 58914.082 164764.711 C 58900.879 164738.643 58880.989 164725.609 58854.414 164725.609 ZM 58854.414 164684.984 C 58896.901 164684.984 58929.316 164701.827 58951.660 164735.511 C 58974.173 164769.027 58985.430 164817.777 58985.430 164881.761 C 58985.430 164945.576 58974.173 164994.326 58951.660 165028.011 C 58929.316 165061.527 58896.901 165078.285 58854.414 165078.285 C 58811.927 165078.285 58779.427 165061.527 58756.914 165028.011 C 58734.570 164994.326 58723.398 164945.576 58723.398 164881.761 C 58723.398 164817.777 58734.570 164769.027 58756.914 164735.511 C 58779.427 164701.827 58811.927 164684.984 58854.414 164684.984 ZM 59084.333 165027.757 L 59168.122 165027.757 L 59168.122 164738.558 L 59076.970 164756.840 L 59076.970 164710.121 L 59167.614 164691.840 L 59218.903 164691.840 L 59218.903 165027.757 L 59302.692 165027.757 L 59302.692 165070.921 L 59084.333 165070.921 L 59084.333 165027.757 ZM 59415.052 165027.757 L 59498.841 165027.757 L 59498.841 164738.558 L 59407.689 164756.840 L 59407.689 164710.121 L 59498.334 164691.840 L 59549.623 164691.840 L 59549.623 165027.757 L 59633.412 165027.757 L 59633.412 165070.921 L 59415.052 165070.921 L 59415.052 165027.757 ZM 59737.393 164691.840 L 59938.741 164691.840 L 59938.741 164735.004 L 59784.366 164735.004 L 59784.366 164827.933 C 59791.814 164825.394 59799.262 164823.532 59806.710 164822.347 C 59814.157 164820.993 59821.605 164820.316 59829.053 164820.316 C 59871.371 164820.316 59904.887 164831.911 59929.600 164855.101 C 59954.314 164878.291 59966.670 164909.691 59966.670 164949.300 C 59966.670 164990.095 59953.975 165021.833 59928.584 165044.515 C 59903.194 165067.028 59867.393 165078.285 59821.182 165078.285 C 59805.271 165078.285 59789.021 165076.931 59772.432 165074.222 C 59756.013 165071.514 59739.001 165067.451 59721.397 165062.035 L 59721.397 165010.492 C 59736.631 165018.786 59752.374 165024.964 59768.624 165029.027 C 59784.874 165033.089 59802.055 165035.121 59820.167 165035.121 C 59849.450 165035.121 59872.640 165027.419 59889.737 165012.015 C 59906.833 164996.612 59915.381 164975.707 59915.381 164949.300 C 59915.381 164922.894 59906.833 164901.989 59889.737 164886.586 C 59872.640 164871.182 59849.450 164863.480 59820.167 164863.480 C 59806.456 164863.480 59792.745 164865.004 59779.034 164868.050 C 59765.492 164871.097 59751.612 164875.837 59737.393 164882.269 L 59737.393 164691.840 ZM 60177.294 164725.609 C 60150.888 164725.609 60130.999 164738.643 60117.626 164764.711 C 60104.423 164790.609 60097.822 164829.626 60097.822 164881.761 C 60097.822 164933.728 60104.423 164972.744 60117.626 164998.812 C 60130.999 165024.711 60150.888 165037.660 60177.294 165037.660 C 60203.870 165037.660 60223.759 165024.711 60236.962 164998.812 C 60250.334 164972.744 60257.021 164933.728 60257.021 164881.761 C 60257.021 164829.626 60250.334 164790.609 60236.962 164764.711 C 60223.759 164738.643 60203.870 164725.609 60177.294 164725.609 ZM 60177.294 164684.984 C 60219.781 164684.984 60252.196 164701.827 60274.540 164735.511 C 60297.053 164769.027 60308.310 164817.777 60308.310 164881.761 C 60308.310 164945.576 60297.053 164994.326 60274.540 165028.011 C 60252.196 165061.527 60219.781 165078.285 60177.294 165078.285 C 60134.807 165078.285 60102.307 165061.527 60079.794 165028.011 C 60057.450 164994.326 60046.279 164945.576 60046.279 164881.761 C 60046.279 164817.777 60057.450 164769.027 60079.794 164735.511 C 60102.307 164701.827 60134.807 164684.984 60177.294 164684.984 Z">
                <!-- 106 nodes -->
              </draw:path>
              <draw:path id="path8716" draw:style-name="style2" draw:layer="layout" svg:x="28.799cm" svg:y="81.015cm" svg:width="0.140cm" svg:height="0.032cm" svg:viewBox="0.0 0.0 140.001 32.000" svg:d="M 57598.762 162045.439 L 57738.763 162045.439 L 57598.762 162045.439 ">
                <!-- 3 nodes -->
              </draw:path>
              <draw:path id="text8720" draw:style-name="style1" draw:layer="layout" svg:x="29.114cm" svg:y="80.842cm" svg:width="2.070cm" svg:height="0.393cm" svg:viewBox="0.0 0.0 2070.074 393.301" svg:d="M 58358.334 161725.189 C 58331.927 161725.189 58312.038 161738.223 58298.666 161764.291 C 58285.463 161790.189 58278.861 161829.206 58278.861 161881.342 C 58278.861 161933.308 58285.463 161972.325 58298.666 161998.392 C 58312.038 162024.291 58331.927 162037.240 58358.334 162037.240 C 58384.909 162037.240 58404.798 162024.291 58418.002 161998.392 C 58431.374 161972.325 58438.060 161933.308 58438.060 161881.342 C 58438.060 161829.206 58431.374 161790.189 58418.002 161764.291 C 58404.798 161738.223 58384.909 161725.189 58358.334 161725.189 ZM 58358.334 161684.564 C 58400.821 161684.564 58433.236 161701.407 58455.580 161735.092 C 58478.093 161768.607 58489.349 161817.357 58489.349 161881.342 C 58489.349 161945.157 58478.093 161993.907 58455.580 162027.591 C 58433.236 162061.107 58400.821 162077.865 58358.334 162077.865 C 58315.847 162077.865 58283.347 162061.107 58260.834 162027.591 C 58238.490 161993.907 58227.318 161945.157 58227.318 161881.342 C 58227.318 161817.357 58238.490 161768.607 58260.834 161735.092 C 58283.347 161701.407 58315.847 161684.564 58358.334 161684.564 ZM 58579.366 162006.009 L 58632.940 162006.009 L 58632.940 162070.502 L 58579.366 162070.502 L 58579.366 162006.009 ZM 58854.414 161725.189 C 58828.008 161725.189 58808.118 161738.223 58794.746 161764.291 C 58781.543 161790.189 58774.941 161829.206 58774.941 161881.342 C 58774.941 161933.308 58781.543 161972.325 58794.746 161998.392 C 58808.118 162024.291 58828.008 162037.240 58854.414 162037.240 C 58880.989 162037.240 58900.879 162024.291 58914.082 161998.392 C 58927.454 161972.325 58934.140 161933.308 58934.140 161881.342 C 58934.140 161829.206 58927.454 161790.189 58914.082 161764.291 C 58900.879 161738.223 58880.989 161725.189 58854.414 161725.189 ZM 58854.414 161684.564 C 58896.901 161684.564 58929.316 161701.407 58951.660 161735.092 C 58974.173 161768.607 58985.430 161817.357 58985.430 161881.342 C 58985.430 161945.157 58974.173 161993.907 58951.660 162027.591 C 58929.316 162061.107 58896.901 162077.865 58854.414 162077.865 C 58811.927 162077.865 58779.427 162061.107 58756.914 162027.591 C 58734.570 161993.907 58723.398 161945.157 58723.398 161881.342 C 58723.398 161817.357 58734.570 161768.607 58756.914 161735.092 C 58779.427 161701.407 58811.927 161684.564 58854.414 161684.564 ZM 59084.333 162027.338 L 59168.122 162027.338 L 59168.122 161738.138 L 59076.970 161756.420 L 59076.970 161709.701 L 59167.614 161691.420 L 59218.903 161691.420 L 59218.903 162027.338 L 59302.692 162027.338 L 59302.692 162070.502 L 59084.333 162070.502 L 59084.333 162027.338 ZM 59415.052 162027.338 L 59498.841 162027.338 L 59498.841 161738.138 L 59407.689 161756.420 L 59407.689 161709.701 L 59498.334 161691.420 L 59549.623 161691.420 L 59549.623 162027.338 L 59633.412 162027.338 L 59633.412 162070.502 L 59415.052 162070.502 L 59415.052 162027.338 ZM 59723.936 161691.420 L 59967.686 161691.420 L 59967.686 161713.256 L 59830.069 162070.502 L 59776.495 162070.502 L 59905.987 161734.584 L 59723.936 161734.584 L 59723.936 161691.420 ZM 60068.114 161691.420 L 60269.462 161691.420 L 60269.462 161734.584 L 60115.087 161734.584 L 60115.087 161827.513 C 60122.535 161824.974 60129.983 161823.112 60137.431 161821.927 C 60144.879 161820.573 60152.327 161819.896 60159.775 161819.896 C 60202.092 161819.896 60235.608 161831.491 60260.321 161854.681 C 60285.035 161877.871 60297.392 161909.271 60297.392 161948.881 C 60297.392 161989.675 60284.696 162021.413 60259.306 162044.095 C 60233.915 162066.608 60198.114 162077.865 60151.904 162077.865 C 60135.992 162077.865 60119.742 162076.511 60103.154 162073.802 C 60086.734 162071.094 60069.723 162067.032 60052.118 162061.615 L 60052.118 162010.072 C 60067.353 162018.366 60083.095 162024.545 60099.345 162028.607 C 60115.595 162032.670 60132.776 162034.701 60150.888 162034.701 C 60180.172 162034.701 60203.362 162026.999 60220.458 162011.595 C 60237.555 161996.192 60246.103 161975.287 60246.103 161948.881 C 60246.103 161922.474 60237.555 161901.569 60220.458 161886.166 C 60203.362 161870.762 60180.172 161863.060 60150.888 161863.060 C 60137.177 161863.060 60123.466 161864.584 60109.755 161867.631 C 60096.213 161870.677 60082.333 161875.417 60068.114 161881.849 L 60068.114 161691.420 Z">
                <!-- 96 nodes -->
              </draw:path>
              <draw:path id="path8722" draw:style-name="style2" draw:layer="layout" svg:x="28.799cm" svg:y="79.515cm" svg:width="0.140cm" svg:height="0.032cm" svg:viewBox="0.0 0.0 140.001 32.000" svg:d="M 57598.762 159045.028 L 57738.763 159045.028 L 57598.762 159045.028 ">
                <!-- 3 nodes -->
              </draw:path>
              <draw:path id="text8726" draw:style-name="style1" draw:layer="layout" svg:x="29.114cm" svg:y="79.342cm" svg:width="2.081cm" svg:height="0.393cm" svg:viewBox="0.0 0.0 2080.992 393.301" svg:d="M 58358.334 158724.783 C 58331.927 158724.783 58312.038 158737.817 58298.666 158763.885 C 58285.463 158789.783 58278.861 158828.800 58278.861 158880.936 C 58278.861 158932.902 58285.463 158971.919 58298.666 158997.986 C 58312.038 159023.885 58331.927 159036.834 58358.334 159036.834 C 58384.909 159036.834 58404.798 159023.885 58418.002 158997.986 C 58431.374 158971.919 58438.060 158932.902 58438.060 158880.936 C 58438.060 158828.800 58431.374 158789.783 58418.002 158763.885 C 58404.798 158737.817 58384.909 158724.783 58358.334 158724.783 ZM 58358.334 158684.158 C 58400.821 158684.158 58433.236 158701.001 58455.580 158734.686 C 58478.093 158768.201 58489.349 158816.951 58489.349 158880.936 C 58489.349 158944.751 58478.093 158993.501 58455.580 159027.185 C 58433.236 159060.701 58400.821 159077.459 58358.334 159077.459 C 58315.847 159077.459 58283.347 159060.701 58260.834 159027.185 C 58238.490 158993.501 58227.318 158944.751 58227.318 158880.936 C 58227.318 158816.951 58238.490 158768.201 58260.834 158734.686 C 58283.347 158701.001 58315.847 158684.158 58358.334 158684.158 ZM 58579.366 159005.603 L 58632.940 159005.603 L 58632.940 159070.096 L 58579.366 159070.096 L 58579.366 159005.603 ZM 58854.414 158724.783 C 58828.008 158724.783 58808.118 158737.817 58794.746 158763.885 C 58781.543 158789.783 58774.941 158828.800 58774.941 158880.936 C 58774.941 158932.902 58781.543 158971.919 58794.746 158997.986 C 58808.118 159023.885 58828.008 159036.834 58854.414 159036.834 C 58880.989 159036.834 58900.879 159023.885 58914.082 158997.986 C 58927.454 158971.919 58934.140 158932.902 58934.140 158880.936 C 58934.140 158828.800 58927.454 158789.783 58914.082 158763.885 C 58900.879 158737.817 58880.989 158724.783 58854.414 158724.783 ZM 58854.414 158684.158 C 58896.901 158684.158 58929.316 158701.001 58951.660 158734.686 C 58974.173 158768.201 58985.430 158816.951 58985.430 158880.936 C 58985.430 158944.751 58974.173 158993.501 58951.660 159027.185 C 58929.316 159060.701 58896.901 159077.459 58854.414 159077.459 C 58811.927 159077.459 58779.427 159060.701 58756.914 159027.185 C 58734.570 158993.501 58723.398 158944.751 58723.398 158880.936 C 58723.398 158816.951 58734.570 158768.201 58756.914 158734.686 C 58779.427 158701.001 58811.927 158684.158 58854.414 158684.158 ZM 59084.333 159026.932 L 59168.122 159026.932 L 59168.122 158737.732 L 59076.970 158756.014 L 59076.970 158709.295 L 59167.614 158691.014 L 59218.903 158691.014 L 59218.903 159026.932 L 59302.692 159026.932 L 59302.692 159070.096 L 59084.333 159070.096 L 59084.333 159026.932 ZM 59450.345 159026.932 L 59629.349 159026.932 L 59629.349 159070.096 L 59388.646 159070.096 L 59388.646 159026.932 C 59408.112 159006.788 59434.603 158979.790 59468.119 158945.936 C 59501.804 158911.912 59522.963 158889.992 59531.595 158880.174 C 59548.015 158861.723 59559.440 158846.150 59565.873 158833.455 C 59572.474 158820.590 59575.775 158807.980 59575.775 158795.623 C 59575.775 158775.480 59568.666 158759.061 59554.447 158746.365 C 59540.397 158733.670 59522.032 158727.322 59499.349 158727.322 C 59483.269 158727.322 59466.257 158730.115 59448.314 158735.701 C 59430.541 158741.287 59411.498 158749.751 59391.185 158761.092 L 59391.185 158709.295 C 59411.836 158701.001 59431.133 158694.738 59449.076 158690.506 C 59467.019 158686.274 59483.438 158684.158 59498.334 158684.158 C 59537.604 158684.158 59568.920 158693.976 59592.279 158713.611 C 59615.638 158733.247 59627.318 158759.484 59627.318 158792.322 C 59627.318 158807.895 59624.356 158822.706 59618.431 158836.756 C 59612.676 158850.636 59602.097 158867.055 59586.693 158886.014 C 59582.461 158890.923 59569.004 158905.141 59546.322 158928.670 C 59523.640 158952.029 59491.647 158984.783 59450.345 159026.932 ZM 59846.573 158724.783 C 59820.167 158724.783 59800.277 158737.817 59786.905 158763.885 C 59773.702 158789.783 59767.100 158828.800 59767.100 158880.936 C 59767.100 158932.902 59773.702 158971.919 59786.905 158997.986 C 59800.277 159023.885 59820.167 159036.834 59846.573 159036.834 C 59873.148 159036.834 59893.038 159023.885 59906.241 158997.986 C 59919.613 158971.919 59926.299 158932.902 59926.299 158880.936 C 59926.299 158828.800 59919.613 158789.783 59906.241 158763.885 C 59893.038 158737.817 59873.148 158724.783 59846.573 158724.783 ZM 59846.573 158684.158 C 59889.060 158684.158 59921.475 158701.001 59943.819 158734.686 C 59966.332 158768.201 59977.588 158816.951 59977.588 158880.936 C 59977.588 158944.751 59966.332 158993.501 59943.819 159027.185 C 59921.475 159060.701 59889.060 159077.459 59846.573 159077.459 C 59804.086 159077.459 59771.586 159060.701 59749.073 159027.185 C 59726.729 158993.501 59715.557 158944.751 59715.557 158880.936 C 59715.557 158816.951 59726.729 158768.201 59749.073 158734.686 C 59771.586 158701.001 59804.086 158684.158 59846.573 158684.158 ZM 60177.294 158724.783 C 60150.888 158724.783 60130.999 158737.817 60117.626 158763.885 C 60104.423 158789.783 60097.822 158828.800 60097.822 158880.936 C 60097.822 158932.902 60104.423 158971.919 60117.626 158997.986 C 60130.999 159023.885 60150.888 159036.834 60177.294 159036.834 C 60203.870 159036.834 60223.759 159023.885 60236.962 158997.986 C 60250.334 158971.919 60257.021 158932.902 60257.021 158880.936 C 60257.021 158828.800 60250.334 158789.783 60236.962 158763.885 C 60223.759 158737.817 60203.870 158724.783 60177.294 158724.783 ZM 60177.294 158684.158 C 60219.781 158684.158 60252.196 158701.001 60274.540 158734.686 C 60297.053 158768.201 60308.310 158816.951 60308.310 158880.936 C 60308.310 158944.751 60297.053 158993.501 60274.540 159027.185 C 60252.196 159060.701 60219.781 159077.459 60177.294 159077.459 C 60134.807 159077.459 60102.307 159060.701 60079.794 159027.185 C 60057.450 158993.501 60046.279 158944.751 60046.279 158880.936 C 60046.279 158816.951 60057.450 158768.201 60079.794 158734.686 C 60102.307 158701.001 60134.807 158684.158 60177.294 158684.158 Z">
                <!-- 111 nodes -->
              </draw:path>
              <draw:path id="text8754" draw:style-name="style1" draw:layer="layout" svg:x="31.490cm" svg:y="81.372cm" svg:width="0.393cm" svg:height="1.310cm" svg:viewBox="0.0 0.0 393.301 1309.853" svg:d="M 63336.281 163050.357 L 63282.199 163050.357 C 63298.280 163033.092 63310.298 163014.641 63318.254 162995.006 C 63326.209 162975.540 63330.187 162954.804 63330.187 162932.799 C 63330.187 162889.465 63316.900 162856.288 63290.324 162833.267 C 63263.918 162810.247 63225.663 162798.736 63175.558 162798.736 C 63125.624 162798.736 63087.368 162810.247 63060.793 162833.267 C 63034.387 162856.288 63021.183 162889.465 63021.183 162932.799 C 63021.183 162954.804 63025.161 162975.540 63033.117 162995.006 C 63041.073 163014.641 63053.091 163033.092 63069.172 163050.357 L 63015.598 163050.357 C 63003.410 163032.415 62994.269 163013.372 62988.176 162993.228 C 62982.082 162973.254 62979.035 162952.096 62979.035 162929.752 C 62979.035 162872.369 62996.555 162827.174 63031.594 162794.166 C 63066.802 162761.158 63114.790 162744.654 63175.558 162744.654 C 63236.496 162744.654 63284.484 162761.158 63319.523 162794.166 C 63354.732 162827.174 63372.336 162872.369 63372.336 162929.752 C 63372.336 162952.434 63369.289 162973.762 63363.195 162993.736 C 63357.271 163013.879 63348.299 163032.753 63336.281 163050.357 ZM 63164.133 163309.216 C 63160.409 163320.219 63152.453 163330.883 63140.265 163341.208 C 63128.078 163351.703 63111.320 163362.198 63089.992 163372.693 L 62986.398 163424.744 L 62986.398 163369.646 L 63083.644 163321.150 C 63109.035 163308.624 63125.877 163296.436 63134.172 163284.587 C 63142.466 163272.908 63146.613 163256.912 63146.613 163236.599 L 63146.613 163180.740 L 62986.398 163180.740 L 62986.398 163129.451 L 63365.480 163129.451 L 63365.480 163245.232 C 63365.480 163288.565 63356.424 163320.896 63338.312 163342.224 C 63320.200 163363.552 63292.863 163374.216 63256.301 163374.216 C 63232.433 163374.216 63212.629 163368.630 63196.887 163357.458 C 63181.144 163346.456 63170.226 163330.375 63164.133 163309.216 ZM 63323.332 163180.740 L 63188.762 163180.740 L 63188.762 163245.232 C 63188.762 163269.945 63194.432 163288.565 63205.773 163301.091 C 63217.284 163313.787 63234.126 163320.134 63256.301 163320.134 C 63278.475 163320.134 63295.148 163313.787 63306.320 163301.091 C 63317.661 163288.565 63323.332 163269.945 63323.332 163245.232 L 63323.332 163180.740 ZM 63323.332 163542.136 L 63180.890 163542.136 L 63180.890 163606.628 C 63180.890 163630.496 63187.069 163648.946 63199.426 163661.980 C 63211.782 163675.014 63229.387 163681.531 63252.238 163681.531 C 63274.920 163681.531 63292.440 163675.014 63304.797 163661.980 C 63317.153 163648.946 63323.332 163630.496 63323.332 163606.628 L 63323.332 163542.136 ZM 63365.480 163490.847 L 63365.480 163606.628 C 63365.480 163649.115 63355.832 163681.192 63336.535 163702.859 C 63317.407 163724.695 63289.308 163735.613 63252.238 163735.613 C 63214.829 163735.613 63186.561 163724.695 63167.433 163702.859 C 63148.306 163681.192 63138.742 163649.115 63138.742 163606.628 L 63138.742 163542.136 L 62986.398 163542.136 L 62986.398 163490.847 L 63365.480 163490.847 ZM 63353.039 164031.655 L 63303.019 164031.655 C 63312.329 164012.189 63319.269 163993.823 63323.840 163976.558 C 63328.410 163959.292 63330.695 163942.619 63330.695 163926.538 C 63330.695 163898.608 63325.278 163877.026 63314.445 163861.792 C 63303.612 163846.727 63288.208 163839.194 63268.234 163839.194 C 63251.476 163839.194 63238.781 163844.188 63230.148 163854.175 C 63221.685 163864.331 63214.829 163883.459 63209.582 163911.558 L 63203.234 163942.534 C 63195.956 163980.789 63183.091 164008.973 63164.640 164027.085 C 63146.359 164045.366 63121.815 164054.507 63091.008 164054.507 C 63054.276 164054.507 63026.431 164042.150 63007.473 164017.436 C 62988.514 163992.892 62979.035 163956.838 62979.035 163909.272 C 62979.035 163891.330 62981.066 163872.202 62985.129 163851.890 C 62989.191 163831.746 62995.200 163810.841 63003.156 163789.175 L 63055.969 163789.175 C 63044.289 163809.995 63035.487 163830.392 63029.562 163850.366 C 63023.638 163870.340 63020.676 163889.976 63020.676 163909.272 C 63020.676 163938.556 63026.431 163961.154 63037.941 163977.065 C 63049.452 163992.977 63065.871 164000.933 63087.199 164000.933 C 63105.819 164000.933 63120.376 163995.177 63130.871 163983.667 C 63141.366 163972.326 63149.237 163953.621 63154.484 163927.554 L 63160.578 163896.323 C 63168.195 163858.068 63180.129 163830.392 63196.379 163813.296 C 63212.629 163796.200 63235.226 163787.651 63264.172 163787.651 C 63297.687 163787.651 63324.094 163799.416 63343.390 163822.944 C 63362.687 163846.642 63372.336 163879.227 63372.336 163920.698 C 63372.336 163938.472 63370.728 163956.584 63367.512 163975.034 C 63364.295 163993.485 63359.471 164012.358 63353.039 164031.655 Z">
                <!-- 91 nodes -->
              </draw:path>
              <draw:path id="path8756" draw:style-name="style3" draw:layer="layout" svg:x="28.148cm" svg:y="72.061cm" svg:width="0.667cm" svg:height="12.733cm" svg:viewBox="0.0 0.0 667.040 12732.800" svg:d="M 56312.682 156838.345 L 56312.682 156788.733 L 56312.682 144187.158 L 56312.682 144137.545 L 56947.722 144137.545 L 56947.722 144187.158 L 56947.722 156788.733 L 56947.722 156838.345 L 56312.682 156838.345 Z">
                <!-- 9 nodes -->
              </draw:path>
              <draw:path id="rect9823" draw:style-name="style0" draw:layer="layout" svg:x="27.993cm" svg:y="71.870cm" svg:width="1.024cm" svg:height="7.420cm" svg:viewBox="0.0 0.0 1023.503 7419.843" svg:d="M 55985.235 143739.106 L 57008.738 143739.106 L 57008.738 151158.950 L 55985.235 151158.950 L 55985.235 143739.106 Z">
                <!-- 5 nodes -->
              </draw:path>
              <draw:path id="text9923-7" draw:style-name="style1" draw:layer="layout" svg:x="3.611cm" svg:y="79.453cm" svg:width="0.503cm" svg:height="5.225cm" svg:viewBox="0.0 0.0 503.241 5224.870" svg:d="M 7238.588 164130.921 L 7238.588 164061.859 L 7555.716 163893.773 L 7238.588 163893.773 L 7238.588 163844.008 L 7617.669 163844.008 L 7617.669 163913.070 L 7300.541 164081.156 L 7617.669 164081.156 L 7617.669 164130.921 L 7238.588 164130.921 ZM 7475.736 163539.829 C 7441.374 163539.829 7414.460 163546.938 7394.994 163561.157 C 7375.359 163575.206 7365.541 163594.588 7365.541 163619.301 C 7365.541 163644.015 7375.359 163663.481 7394.994 163677.700 C 7414.460 163691.749 7441.374 163698.774 7475.736 163698.774 C 7510.098 163698.774 7537.097 163691.749 7556.732 163677.700 C 7576.198 163663.481 7585.931 163644.015 7585.931 163619.301 C 7585.931 163594.588 7576.198 163575.206 7556.732 163561.157 C 7537.097 163546.938 7510.098 163539.829 7475.736 163539.829 ZM 7376.459 163698.774 C 7359.532 163688.956 7347.006 163676.599 7338.881 163661.703 C 7330.587 163646.638 7326.440 163628.696 7326.440 163607.875 C 7326.440 163573.344 7340.150 163545.330 7367.572 163523.833 C 7394.994 163502.166 7431.049 163491.333 7475.736 163491.333 C 7520.423 163491.333 7556.478 163502.166 7583.900 163523.833 C 7611.322 163545.330 7625.033 163573.344 7625.033 163607.875 C 7625.033 163628.696 7620.970 163646.638 7612.845 163661.703 C 7604.551 163676.599 7591.940 163688.956 7575.013 163698.774 L 7617.669 163698.774 L 7617.669 163745.746 L 7222.592 163745.746 L 7222.592 163698.774 L 7376.459 163698.774 ZM 7222.592 163248.345 L 7222.592 163201.626 L 7617.669 163201.626 L 7617.669 163248.345 L 7222.592 163248.345 ZM 7463.803 162860.885 L 7486.654 162860.885 L 7486.654 163075.689 C 7518.815 163073.658 7543.360 163064.010 7560.287 163046.744 C 7577.044 163029.309 7585.423 163005.103 7585.423 162974.127 C 7585.423 162956.184 7583.223 162938.834 7578.822 162922.076 C 7574.421 162905.149 7567.819 162888.392 7559.017 162871.803 L 7603.197 162871.803 C 7610.306 162888.561 7615.723 162905.742 7619.447 162923.346 C 7623.171 162940.950 7625.033 162958.808 7625.033 162976.920 C 7625.033 163022.284 7611.830 163058.254 7585.423 163084.830 C 7559.017 163111.236 7523.301 163124.439 7478.275 163124.439 C 7431.726 163124.439 7394.825 163111.913 7367.572 163086.861 C 7340.150 163061.640 7326.440 163027.701 7326.440 162985.045 C 7326.440 162946.790 7338.796 162916.575 7363.510 162894.401 C 7388.054 162872.057 7421.485 162860.885 7463.803 162860.885 ZM 7450.092 162907.604 C 7424.532 162907.942 7404.135 162915.136 7388.900 162929.186 C 7373.666 162943.066 7366.049 162961.516 7366.049 162984.537 C 7366.049 163010.605 7373.412 163031.510 7388.139 163047.252 C 7402.865 163062.825 7423.601 163071.796 7450.346 163074.166 L 7450.092 162907.604 ZM 7333.295 162817.721 L 7333.295 162768.210 L 7571.966 162679.343 L 7333.295 162590.476 L 7333.295 162540.964 L 7617.669 162647.604 L 7617.669 162711.081 L 7333.295 162817.721 ZM 7463.803 162233.230 L 7486.654 162233.230 L 7486.654 162448.034 C 7518.815 162446.003 7543.360 162436.355 7560.287 162419.089 C 7577.044 162401.654 7585.423 162377.449 7585.423 162346.472 C 7585.423 162328.530 7583.223 162311.179 7578.822 162294.422 C 7574.421 162277.495 7567.819 162260.737 7559.017 162244.148 L 7603.197 162244.148 C 7610.306 162260.906 7615.723 162278.087 7619.447 162295.691 C 7623.171 162313.295 7625.033 162331.153 7625.033 162349.265 C 7625.033 162394.630 7611.830 162430.600 7585.423 162457.175 C 7559.017 162483.581 7523.301 162496.784 7478.275 162496.784 C 7431.726 162496.784 7394.825 162484.258 7367.572 162459.206 C 7340.150 162433.985 7326.440 162400.046 7326.440 162357.390 C 7326.440 162319.135 7338.796 162288.920 7363.510 162266.746 C 7388.054 162244.402 7421.485 162233.230 7463.803 162233.230 ZM 7450.092 162279.949 C 7424.532 162280.288 7404.135 162287.481 7388.900 162301.531 C 7373.666 162315.411 7366.049 162333.862 7366.049 162356.882 C 7366.049 162382.950 7373.412 162403.855 7388.139 162419.597 C 7402.865 162435.170 7423.601 162444.141 7450.346 162446.511 L 7450.092 162279.949 ZM 7222.592 162156.551 L 7222.592 162109.832 L 7617.669 162109.832 L 7617.669 162156.551 L 7222.592 162156.551 ZM 7341.674 161831.044 L 7385.853 161831.044 C 7379.083 161844.247 7374.005 161857.958 7370.619 161872.176 C 7367.234 161886.395 7365.541 161901.122 7365.541 161916.356 C 7365.541 161939.546 7369.096 161956.981 7376.205 161968.661 C 7383.314 161980.171 7393.978 161985.926 7408.197 161985.926 C 7419.030 161985.926 7427.579 161981.779 7433.842 161973.485 C 7439.935 161965.191 7445.775 161948.517 7451.361 161923.465 L 7454.916 161907.469 C 7462.025 161874.292 7472.097 161850.764 7485.131 161836.884 C 7497.995 161822.834 7516.022 161815.809 7539.212 161815.809 C 7565.619 161815.809 7586.524 161826.304 7601.927 161847.294 C 7617.331 161868.114 7625.033 161896.805 7625.033 161933.368 C 7625.033 161948.602 7623.509 161964.513 7620.462 161981.102 C 7617.585 161997.521 7613.184 162014.871 7607.259 162033.153 L 7559.017 162033.153 C 7567.988 162015.887 7574.759 161998.875 7579.330 161982.118 C 7583.731 161965.360 7585.931 161948.771 7585.931 161932.352 C 7585.931 161910.347 7582.207 161893.420 7574.759 161881.571 C 7567.142 161869.722 7556.478 161863.798 7542.767 161863.798 C 7530.072 161863.798 7520.339 161868.114 7513.568 161876.747 C 7506.797 161885.210 7500.280 161903.915 7494.017 161932.860 L 7490.209 161949.110 C 7484.115 161978.055 7474.805 161998.960 7462.279 162011.825 C 7449.584 162024.689 7432.234 162031.121 7410.228 162031.121 C 7383.484 162031.121 7362.833 162021.642 7348.275 162002.684 C 7333.718 161983.726 7326.440 161956.812 7326.440 161921.942 C 7326.440 161904.676 7327.709 161888.426 7330.248 161873.192 C 7332.787 161857.958 7336.596 161843.908 7341.674 161831.044 ZM 7366.049 161465.420 C 7366.049 161490.472 7375.867 161510.276 7395.502 161524.834 C 7414.968 161539.391 7441.713 161546.670 7475.736 161546.670 C 7509.759 161546.670 7536.589 161539.476 7556.224 161525.088 C 7575.690 161510.530 7585.423 161490.641 7585.423 161465.420 C 7585.423 161440.537 7575.606 161420.817 7555.970 161406.260 C 7536.335 161391.702 7509.590 161384.424 7475.736 161384.424 C 7442.051 161384.424 7415.391 161391.702 7395.756 161406.260 C 7375.951 161420.817 7366.049 161440.537 7366.049 161465.420 ZM 7326.440 161465.420 C 7326.440 161424.795 7339.643 161392.887 7366.049 161369.697 C 7392.455 161346.507 7429.017 161334.912 7475.736 161334.912 C 7522.285 161334.912 7558.848 161346.507 7585.423 161369.697 C 7611.830 161392.887 7625.033 161424.795 7625.033 161465.420 C 7625.033 161506.214 7611.830 161538.206 7585.423 161561.396 C 7558.848 161584.417 7522.285 161595.927 7475.736 161595.927 C 7429.017 161595.927 7392.455 161584.417 7366.049 161561.396 C 7339.643 161538.206 7326.440 161506.214 7326.440 161465.420 ZM 7222.592 161113.760 L 7261.440 161113.760 L 7261.440 161158.448 C 7261.440 161175.205 7264.825 161186.885 7271.596 161193.487 C 7278.367 161199.919 7290.554 161203.135 7308.158 161203.135 L 7333.295 161203.135 L 7333.295 161126.202 L 7369.604 161126.202 L 7369.604 161203.135 L 7617.669 161203.135 L 7617.669 161250.108 L 7369.604 161250.108 L 7369.604 161294.795 L 7333.295 161294.795 L 7333.295 161250.108 L 7313.490 161250.108 C 7281.837 161250.108 7258.816 161242.744 7244.428 161228.018 C 7229.871 161213.291 7222.592 161189.932 7222.592 161157.940 L 7222.592 161113.760 ZM 7474.720 160780.128 C 7474.720 160817.876 7479.037 160844.028 7487.670 160858.585 C 7496.302 160873.142 7511.029 160880.421 7531.849 160880.421 C 7548.438 160880.421 7561.641 160875.004 7571.459 160864.171 C 7581.107 160853.168 7585.931 160838.273 7585.931 160819.484 C 7585.931 160793.585 7576.791 160772.850 7558.509 160757.277 C 7540.059 160741.535 7515.599 160733.663 7485.131 160733.663 L 7474.720 160733.663 L 7474.720 160780.128 ZM 7455.424 160686.945 L 7617.669 160686.945 L 7617.669 160733.663 L 7574.505 160733.663 C 7591.771 160744.328 7604.551 160757.615 7612.845 160773.527 C 7620.970 160789.438 7625.033 160808.904 7625.033 160831.925 C 7625.033 160861.039 7616.908 160884.230 7600.658 160901.495 C 7584.238 160918.591 7562.318 160927.140 7534.896 160927.140 C 7502.904 160927.140 7478.783 160916.476 7462.533 160895.147 C 7446.283 160873.650 7438.158 160841.658 7438.158 160799.171 L 7438.158 160733.663 L 7433.588 160733.663 C 7412.090 160733.663 7395.502 160740.773 7383.822 160754.992 C 7371.973 160769.041 7366.049 160788.846 7366.049 160814.405 C 7366.049 160830.655 7367.995 160846.482 7371.889 160861.886 C 7375.782 160877.289 7381.622 160892.101 7389.408 160906.319 L 7346.244 160906.319 C 7339.643 160889.223 7334.734 160872.635 7331.518 160856.554 C 7328.132 160840.473 7326.440 160824.816 7326.440 160809.581 C 7326.440 160768.449 7337.104 160737.726 7358.432 160717.414 C 7379.760 160697.101 7412.090 160686.945 7455.424 160686.945 ZM 7446.029 160354.075 L 7617.669 160354.075 L 7617.669 160400.793 L 7447.553 160400.793 C 7420.639 160400.793 7400.495 160406.041 7387.123 160416.535 C 7373.751 160427.030 7367.064 160442.772 7367.064 160463.762 C 7367.064 160488.983 7375.105 160508.872 7391.186 160523.430 C 7407.266 160537.987 7429.187 160545.266 7456.947 160545.266 L 7617.669 160545.266 L 7617.669 160592.238 L 7333.295 160592.238 L 7333.295 160545.266 L 7377.475 160545.266 C 7360.378 160534.094 7347.598 160520.975 7339.135 160505.910 C 7330.671 160490.676 7326.440 160473.156 7326.440 160453.352 C 7326.440 160420.683 7336.596 160395.969 7356.908 160379.211 C 7377.051 160362.454 7406.758 160354.075 7446.029 160354.075 ZM 7474.720 160131.145 C 7474.720 160168.893 7479.037 160195.045 7487.670 160209.602 C 7496.302 160224.159 7511.029 160231.438 7531.849 160231.438 C 7548.438 160231.438 7561.641 160226.021 7571.459 160215.188 C 7581.107 160204.185 7585.931 160189.290 7585.931 160170.501 C 7585.931 160144.602 7576.791 160123.867 7558.509 160108.294 C 7540.059 160092.552 7515.599 160084.681 7485.131 160084.681 L 7474.720 160084.681 L 7474.720 160131.145 ZM 7455.424 160037.962 L 7617.669 160037.962 L 7617.669 160084.681 L 7574.505 160084.681 C 7591.771 160095.345 7604.551 160108.632 7612.845 160124.544 C 7620.970 160140.455 7625.033 160159.921 7625.033 160182.942 C 7625.033 160212.057 7616.908 160235.247 7600.658 160252.512 C 7584.238 160269.608 7562.318 160278.157 7534.896 160278.157 C 7502.904 160278.157 7478.783 160267.493 7462.533 160246.165 C 7446.283 160224.667 7438.158 160192.675 7438.158 160150.188 L 7438.158 160084.681 L 7433.588 160084.681 C 7412.090 160084.681 7395.502 160091.790 7383.822 160106.009 C 7371.973 160120.058 7366.049 160139.863 7366.049 160165.423 C 7366.049 160181.672 7367.995 160197.499 7371.889 160212.903 C 7375.782 160228.306 7381.622 160243.118 7389.408 160257.336 L 7346.244 160257.336 C 7339.643 160240.240 7334.734 160223.652 7331.518 160207.571 C 7328.132 160191.490 7326.440 160175.833 7326.440 160160.598 C 7326.440 160119.466 7337.104 160088.743 7358.432 160068.431 C 7379.760 160048.118 7412.090 160037.962 7455.424 160037.962 ZM 7222.592 159941.478 L 7222.592 159894.759 L 7617.669 159894.759 L 7617.669 159941.478 L 7222.592 159941.478 ZM 7366.049 159687.065 C 7366.049 159712.117 7375.867 159731.921 7395.502 159746.479 C 7414.968 159761.036 7441.713 159768.315 7475.736 159768.315 C 7509.759 159768.315 7536.589 159761.121 7556.224 159746.733 C 7575.690 159732.175 7585.423 159712.286 7585.423 159687.065 C 7585.423 159662.182 7575.606 159642.462 7555.970 159627.905 C 7536.335 159613.347 7509.590 159606.069 7475.736 159606.069 C 7442.051 159606.069 7415.391 159613.347 7395.756 159627.905 C 7375.951 159642.462 7366.049 159662.182 7366.049 159687.065 ZM 7326.440 159687.065 C 7326.440 159646.440 7339.643 159614.532 7366.049 159591.342 C 7392.455 159568.152 7429.017 159556.557 7475.736 159556.557 C 7522.285 159556.557 7558.848 159568.152 7585.423 159591.342 C 7611.830 159614.532 7625.033 159646.440 7625.033 159687.065 C 7625.033 159727.859 7611.830 159759.851 7585.423 159783.041 C 7558.848 159806.062 7522.285 159817.572 7475.736 159817.572 C 7429.017 159817.572 7392.455 159806.062 7366.049 159783.041 C 7339.643 159759.851 7326.440 159727.859 7326.440 159687.065 ZM 7472.181 159292.241 C 7438.327 159292.241 7412.090 159299.266 7393.471 159313.315 C 7374.851 159327.195 7365.541 159346.746 7365.541 159371.967 C 7365.541 159397.019 7374.851 159416.570 7393.471 159430.620 C 7412.090 159444.500 7438.327 159451.440 7472.181 159451.440 C 7505.866 159451.440 7532.019 159444.500 7550.638 159430.620 C 7569.258 159416.570 7578.568 159397.019 7578.568 159371.967 C 7578.568 159346.746 7569.258 159327.195 7550.638 159313.315 C 7532.019 159299.266 7505.866 159292.241 7472.181 159292.241 ZM 7582.376 159245.522 C 7630.788 159245.522 7666.758 159256.271 7690.286 159277.768 C 7713.984 159299.266 7725.833 159332.189 7725.833 159376.538 C 7725.833 159392.957 7724.564 159408.445 7722.025 159423.002 C 7719.655 159437.560 7715.931 159451.694 7710.853 159465.405 L 7665.404 159465.405 C 7672.852 159451.694 7678.353 159438.152 7681.907 159424.780 C 7685.462 159411.407 7687.239 159397.781 7687.239 159383.901 C 7687.239 159353.263 7679.199 159330.327 7663.118 159315.093 C 7647.207 159299.858 7623.086 159292.241 7590.755 159292.241 L 7567.650 159292.241 C 7584.408 159301.889 7596.934 159314.246 7605.228 159329.311 C 7613.522 159344.376 7617.669 159362.404 7617.669 159383.393 C 7617.669 159418.263 7604.382 159446.362 7577.806 159467.690 C 7551.231 159489.018 7516.022 159499.682 7472.181 159499.682 C 7428.171 159499.682 7392.878 159489.018 7366.303 159467.690 C 7339.727 159446.362 7326.440 159418.263 7326.440 159383.393 C 7326.440 159362.404 7330.587 159344.376 7338.881 159329.311 C 7347.175 159314.246 7359.701 159301.889 7376.459 159292.241 L 7333.295 159292.241 L 7333.295 159245.522 L 7582.376 159245.522 ZM 7644.076 159030.972 C 7677.930 159044.175 7700.019 159057.040 7710.345 159069.566 C 7720.670 159082.092 7725.833 159098.850 7725.833 159119.839 L 7725.833 159157.163 L 7686.732 159157.163 L 7686.732 159129.741 C 7686.732 159116.877 7683.685 159106.890 7677.591 159099.781 C 7671.497 159092.671 7657.109 159084.800 7634.427 159076.167 L 7613.099 159067.788 L 7333.295 159182.808 L 7333.295 159133.296 L 7555.716 159044.429 L 7333.295 158955.562 L 7333.295 158906.051 L 7644.076 159030.972 Z">
                <!-- 308 nodes -->
              </draw:path>
            </draw:g>
            <!-- id="g4431" -->
            <draw:path id="text8879-2-3-5" draw:style-name="style1" draw:layer="layout" svg:x="11.029cm" svg:y="78.299cm" svg:width="9.462cm" svg:height="0.526cm" svg:viewBox="0.0 0.0 9462.305 526.289" svg:d="M 22247.701 157115.316 L 22184.420 157115.316 L 22184.420 156712.074 C 22169.186 156726.605 22149.147 156741.136 22124.303 156755.668 C 22099.694 156770.199 22077.545 156781.097 22057.858 156788.363 L 22057.858 156727.191 C 22093.248 156710.550 22124.186 156690.394 22150.670 156666.722 C 22177.155 156643.050 22195.905 156620.082 22206.920 156597.816 L 22247.701 156597.816 L 22247.701 157115.316 ZM 22419.615 156996.136 L 22480.436 156990.511 C 22485.592 157019.105 22495.436 157039.847 22509.967 157052.738 C 22524.498 157065.628 22543.131 157072.074 22565.865 157072.074 C 22585.319 157072.074 22602.311 157067.621 22616.842 157058.714 C 22631.608 157049.808 22643.678 157037.972 22653.053 157023.207 C 22662.428 157008.207 22670.280 156988.050 22676.608 156962.738 C 22682.936 156937.425 22686.100 156911.644 22686.100 156885.394 C 22686.100 156882.582 22685.983 156878.363 22685.748 156872.738 C 22673.092 156892.894 22655.748 156909.300 22633.717 156921.957 C 22611.920 156934.378 22588.248 156940.589 22562.701 156940.589 C 22520.045 156940.589 22483.951 156925.121 22454.420 156894.183 C 22424.889 156863.246 22410.123 156822.464 22410.123 156771.839 C 22410.123 156719.574 22425.475 156677.503 22456.178 156645.628 C 22487.115 156613.753 22525.787 156597.816 22572.194 156597.816 C 22605.709 156597.816 22636.295 156606.839 22663.951 156624.886 C 22691.842 156642.933 22712.936 156668.714 22727.233 156702.230 C 22741.764 156735.511 22749.030 156783.793 22749.030 156847.074 C 22749.030 156912.933 22741.881 156965.433 22727.584 157004.574 C 22713.287 157043.480 22691.959 157073.128 22663.600 157093.519 C 22635.475 157113.910 22602.428 157124.105 22564.459 157124.105 C 22524.147 157124.105 22491.217 157112.972 22465.670 157090.707 C 22440.123 157068.207 22424.772 157036.683 22419.615 156996.136 ZM 22678.717 156768.675 C 22678.717 156732.347 22668.990 156703.519 22649.537 156682.191 C 22630.319 156660.863 22607.115 156650.199 22579.928 156650.199 C 22551.803 156650.199 22527.311 156661.683 22506.451 156684.652 C 22485.592 156707.621 22475.162 156737.386 22475.162 156773.949 C 22475.162 156806.761 22485.006 156833.480 22504.694 156854.105 C 22524.615 156874.496 22549.108 156884.691 22578.170 156884.691 C 22607.467 156884.691 22631.490 156874.496 22650.240 156854.105 C 22669.225 156833.480 22678.717 156805.003 22678.717 156768.675 ZM 23003.561 156960.628 L 23003.561 156896.996 L 23197.975 156896.996 L 23197.975 156960.628 L 23003.561 156960.628 ZM 23476.412 157115.316 L 23476.412 156599.925 L 23653.951 156599.925 C 23694.030 156599.925 23724.615 156602.386 23745.709 156607.308 C 23775.240 156614.105 23800.436 156626.410 23821.295 156644.222 C 23848.483 156667.191 23868.756 156696.605 23882.115 156732.464 C 23895.709 156768.089 23902.506 156808.871 23902.506 156854.808 C 23902.506 156893.949 23897.936 156928.636 23888.795 156958.871 C 23879.654 156989.105 23867.936 157014.183 23853.639 157034.105 C 23839.342 157053.793 23823.639 157069.378 23806.529 157080.863 C 23789.655 157092.113 23769.147 157100.668 23745.006 157106.527 C 23721.100 157112.386 23693.561 157115.316 23662.389 157115.316 L 23476.412 157115.316 ZM 23544.615 157054.496 L 23654.655 157054.496 C 23688.639 157054.496 23715.240 157051.332 23734.459 157045.003 C 23753.912 157038.675 23769.381 157029.769 23780.865 157018.285 C 23797.037 157002.113 23809.576 156980.433 23818.483 156953.246 C 23827.623 156925.824 23832.194 156892.660 23832.194 156853.753 C 23832.194 156799.847 23823.287 156758.480 23805.475 156729.652 C 23787.897 156700.589 23766.451 156681.136 23741.139 156671.293 C 23722.858 156664.261 23693.444 156660.746 23652.897 156660.746 L 23544.615 156660.746 L 23544.615 157054.496 ZM 23965.084 156928.636 C 23965.084 156859.496 23984.303 156808.285 24022.740 156775.003 C 24054.850 156747.347 24093.990 156733.519 24140.162 156733.519 C 24191.490 156733.519 24233.444 156750.394 24266.022 156784.144 C 24298.600 156817.660 24314.889 156864.066 24314.889 156923.363 C 24314.889 156971.410 24307.623 157009.261 24293.092 157036.918 C 24278.795 157064.339 24257.819 157085.668 24230.162 157100.902 C 24202.740 157116.136 24172.740 157123.753 24140.162 157123.753 C 24087.897 157123.753 24045.592 157106.996 24013.248 157073.480 C 23981.139 157039.964 23965.084 156991.683 23965.084 156928.636 ZM 24030.123 156928.636 C 24030.123 156976.449 24040.553 157012.308 24061.412 157036.214 C 24082.272 157059.886 24108.522 157071.722 24140.162 157071.722 C 24171.569 157071.722 24197.701 157059.769 24218.561 157035.863 C 24239.420 157011.957 24249.850 156975.511 24249.850 156926.527 C 24249.850 156880.355 24239.303 156845.433 24218.209 156821.761 C 24197.350 156797.855 24171.334 156785.902 24140.162 156785.902 C 24108.522 156785.902 24082.272 156797.738 24061.412 156821.410 C 24040.553 156845.082 24030.123 156880.824 24030.123 156928.636 ZM 24493.131 157115.316 L 24351.100 156741.957 L 24417.897 156741.957 L 24498.053 156965.550 C 24506.725 156989.691 24514.694 157014.769 24521.959 157040.785 C 24527.584 157021.097 24535.436 156997.425 24545.514 156969.769 L 24628.483 156741.957 L 24693.522 156741.957 L 24552.194 157115.316 L 24493.131 157115.316 ZM 25005.006 156995.082 L 25070.397 157003.168 C 25060.084 157041.371 25040.983 157071.019 25013.092 157092.113 C 24985.201 157113.207 24949.576 157123.753 24906.217 157123.753 C 24851.608 157123.753 24808.248 157106.996 24776.139 157073.480 C 24744.264 157039.730 24728.326 156992.503 24728.326 156931.800 C 24728.326 156868.988 24744.498 156820.238 24776.842 156785.550 C 24809.186 156750.863 24851.139 156733.519 24902.701 156733.519 C 24952.623 156733.519 24993.404 156750.511 25025.045 156784.496 C 25056.686 156818.480 25072.506 156866.293 25072.506 156927.933 C 25072.506 156931.683 25072.389 156937.308 25072.154 156944.808 L 24793.717 156944.808 C 24796.061 156985.824 24807.662 157017.230 24828.522 157039.027 C 24849.381 157060.824 24875.397 157071.722 24906.568 157071.722 C 24929.772 157071.722 24949.576 157065.628 24965.983 157053.441 C 24982.389 157041.253 24995.397 157021.800 25005.006 156995.082 ZM 24797.233 156892.777 L 25005.709 156892.777 C 25002.897 156861.371 24994.928 156837.816 24981.803 156822.113 C 24961.647 156797.738 24935.514 156785.550 24903.404 156785.550 C 24874.342 156785.550 24849.850 156795.277 24829.928 156814.730 C 24810.240 156834.183 24799.342 156860.199 24797.233 156892.777 ZM 25149.498 157115.316 L 25149.498 156741.957 L 25206.451 156741.957 L 25206.451 156798.558 C 25220.983 156772.074 25234.342 156754.613 25246.529 156746.175 C 25258.951 156737.738 25272.545 156733.519 25287.311 156733.519 C 25308.639 156733.519 25330.318 156740.316 25352.350 156753.910 L 25330.553 156812.621 C 25315.084 156803.480 25299.615 156798.910 25284.147 156798.910 C 25270.318 156798.910 25257.897 156803.128 25246.881 156811.566 C 25235.865 156819.769 25228.014 156831.253 25223.326 156846.019 C 25216.295 156868.519 25212.779 156893.128 25212.779 156919.847 L 25212.779 157115.316 L 25149.498 157115.316 ZM 25391.022 156672.699 L 25391.022 156599.925 L 25454.303 156599.925 L 25454.303 156672.699 L 25391.022 156672.699 ZM 25391.022 157115.316 L 25391.022 156741.957 L 25454.303 156741.957 L 25454.303 157115.316 L 25391.022 157115.316 ZM 25794.615 157069.261 C 25771.178 157089.183 25748.561 157103.246 25726.764 157111.449 C 25705.201 157119.652 25681.998 157123.753 25657.154 157123.753 C 25616.139 157123.753 25584.615 157113.793 25562.584 157093.871 C 25540.553 157073.714 25529.537 157048.050 25529.537 157016.878 C 25529.537 156998.597 25533.639 156981.957 25541.842 156966.957 C 25550.279 156951.722 25561.178 156939.535 25574.537 156930.394 C 25588.131 156921.253 25603.365 156914.339 25620.240 156909.652 C 25632.662 156906.371 25651.412 156903.207 25676.490 156900.160 C 25727.584 156894.066 25765.201 156886.800 25789.342 156878.363 C 25789.576 156869.691 25789.693 156864.183 25789.693 156861.839 C 25789.693 156836.058 25783.717 156817.894 25771.764 156807.347 C 25755.592 156793.050 25731.568 156785.902 25699.693 156785.902 C 25669.928 156785.902 25647.897 156791.175 25633.600 156801.722 C 25619.537 156812.035 25609.108 156830.433 25602.311 156856.918 L 25540.436 156848.480 C 25546.061 156821.996 25555.318 156800.668 25568.209 156784.496 C 25581.100 156768.089 25599.733 156755.550 25624.108 156746.878 C 25648.483 156737.972 25676.725 156733.519 25708.834 156733.519 C 25740.709 156733.519 25766.608 156737.269 25786.529 156744.769 C 25806.451 156752.269 25821.100 156761.761 25830.475 156773.246 C 25839.850 156784.496 25846.412 156798.793 25850.162 156816.136 C 25852.272 156826.918 25853.326 156846.371 25853.326 156874.496 L 25853.326 156958.871 C 25853.326 157017.699 25854.615 157054.964 25857.193 157070.668 C 25860.006 157086.136 25865.397 157101.019 25873.365 157115.316 L 25807.272 157115.316 C 25800.709 157102.191 25796.490 157086.839 25794.615 157069.261 ZM 25789.342 156927.933 C 25766.373 156937.308 25731.920 156945.277 25685.983 156951.839 C 25659.967 156955.589 25641.568 156959.808 25630.787 156964.496 C 25620.006 156969.183 25611.686 156976.097 25605.826 156985.238 C 25599.967 156994.144 25597.037 157004.105 25597.037 157015.121 C 25597.037 157031.996 25603.365 157046.058 25616.022 157057.308 C 25628.912 157068.558 25647.662 157074.183 25672.272 157074.183 C 25696.647 157074.183 25718.326 157068.910 25737.311 157058.363 C 25756.295 157047.582 25770.240 157032.933 25779.147 157014.418 C 25785.943 157000.121 25789.342 156979.027 25789.342 156951.136 L 25789.342 156927.933 ZM 26126.842 156960.628 L 26126.842 156896.996 L 26321.256 156896.996 L 26321.256 156960.628 L 26126.842 156960.628 ZM 26695.318 157115.316 L 26553.287 156741.957 L 26620.084 156741.957 L 26700.240 156965.550 C 26708.912 156989.691 26716.881 157014.769 26724.147 157040.785 C 26729.772 157021.097 26737.623 156997.425 26747.701 156969.769 L 26830.670 156741.957 L 26895.709 156741.957 L 26754.381 157115.316 L 26695.318 157115.316 ZM 27195.240 157069.261 C 27171.803 157089.183 27149.186 157103.246 27127.389 157111.449 C 27105.826 157119.652 27082.623 157123.753 27057.779 157123.753 C 27016.764 157123.753 26985.240 157113.793 26963.209 157093.871 C 26941.178 157073.714 26930.162 157048.050 26930.162 157016.878 C 26930.162 156998.597 26934.264 156981.957 26942.467 156966.957 C 26950.904 156951.722 26961.803 156939.535 26975.162 156930.394 C 26988.756 156921.253 27003.990 156914.339 27020.865 156909.652 C 27033.287 156906.371 27052.037 156903.207 27077.115 156900.160 C 27128.209 156894.066 27165.826 156886.800 27189.967 156878.363 C 27190.201 156869.691 27190.318 156864.183 27190.318 156861.839 C 27190.318 156836.058 27184.342 156817.894 27172.389 156807.347 C 27156.217 156793.050 27132.193 156785.902 27100.318 156785.902 C 27070.553 156785.902 27048.522 156791.175 27034.225 156801.722 C 27020.162 156812.035 27009.732 156830.433 27002.936 156856.918 L 26941.061 156848.480 C 26946.686 156821.996 26955.943 156800.668 26968.834 156784.496 C 26981.725 156768.089 27000.357 156755.550 27024.732 156746.878 C 27049.107 156737.972 27077.350 156733.519 27109.459 156733.519 C 27141.334 156733.519 27167.232 156737.269 27187.154 156744.769 C 27207.076 156752.269 27221.725 156761.761 27231.100 156773.246 C 27240.475 156784.496 27247.037 156798.793 27250.787 156816.136 C 27252.897 156826.918 27253.951 156846.371 27253.951 156874.496 L 27253.951 156958.871 C 27253.951 157017.699 27255.240 157054.964 27257.818 157070.668 C 27260.631 157086.136 27266.022 157101.019 27273.990 157115.316 L 27207.897 157115.316 C 27201.334 157102.191 27197.115 157086.839 27195.240 157069.261 ZM 27189.967 156927.933 C 27166.998 156937.308 27132.545 156945.277 27086.607 156951.839 C 27060.592 156955.589 27042.193 156959.808 27031.412 156964.496 C 27020.631 156969.183 27012.311 156976.097 27006.451 156985.238 C 27000.592 156994.144 26997.662 157004.105 26997.662 157015.121 C 26997.662 157031.996 27003.990 157046.058 27016.647 157057.308 C 27029.537 157068.558 27048.287 157074.183 27072.897 157074.183 C 27097.272 157074.183 27118.951 157068.910 27137.936 157058.363 C 27156.920 157047.582 27170.865 157032.933 27179.772 157014.418 C 27186.568 157000.121 27189.967 156979.027 27189.967 156951.136 L 27189.967 156927.933 ZM 27350.982 157115.316 L 27350.982 156599.925 L 27414.264 156599.925 L 27414.264 157115.316 L 27350.982 157115.316 ZM 27513.053 156672.699 L 27513.053 156599.925 L 27576.334 156599.925 L 27576.334 156672.699 L 27513.053 156672.699 ZM 27513.053 157115.316 L 27513.053 156741.957 L 27576.334 156741.957 L 27576.334 157115.316 L 27513.053 157115.316 ZM 27915.240 157115.316 L 27915.240 157068.207 C 27891.569 157105.238 27856.764 157123.753 27810.826 157123.753 C 27781.061 157123.753 27753.639 157115.550 27728.561 157099.144 C 27703.717 157082.738 27684.381 157059.886 27670.553 157030.589 C 27656.959 157001.058 27650.162 156967.191 27650.162 156928.988 C 27650.162 156891.722 27656.373 156857.972 27668.795 156827.738 C 27681.217 156797.269 27699.850 156773.949 27724.694 156757.777 C 27749.537 156741.605 27777.311 156733.519 27808.014 156733.519 C 27830.514 156733.519 27850.553 156738.324 27868.131 156747.933 C 27885.709 156757.308 27900.006 156769.613 27911.022 156784.847 L 27911.022 156599.925 L 27973.951 156599.925 L 27973.951 157115.316 L 27915.240 157115.316 ZM 27715.201 156928.988 C 27715.201 156976.800 27725.280 157012.543 27745.436 157036.214 C 27765.592 157059.886 27789.381 157071.722 27816.803 157071.722 C 27844.459 157071.722 27867.897 157060.472 27887.115 157037.972 C 27906.569 157015.238 27916.295 156980.668 27916.295 156934.261 C 27916.295 156883.168 27906.451 156845.668 27886.764 156821.761 C 27867.076 156797.855 27842.819 156785.902 27813.990 156785.902 C 27785.865 156785.902 27762.311 156797.386 27743.326 156820.355 C 27724.576 156843.324 27715.201 156879.535 27715.201 156928.988 ZM 28317.428 157069.261 C 28293.990 157089.183 28271.373 157103.246 28249.576 157111.449 C 28228.014 157119.652 28204.811 157123.753 28179.967 157123.753 C 28138.951 157123.753 28107.428 157113.793 28085.397 157093.871 C 28063.365 157073.714 28052.350 157048.050 28052.350 157016.878 C 28052.350 156998.597 28056.451 156981.957 28064.655 156966.957 C 28073.092 156951.722 28083.990 156939.535 28097.350 156930.394 C 28110.944 156921.253 28126.178 156914.339 28143.053 156909.652 C 28155.475 156906.371 28174.225 156903.207 28199.303 156900.160 C 28250.397 156894.066 28288.014 156886.800 28312.155 156878.363 C 28312.389 156869.691 28312.506 156864.183 28312.506 156861.839 C 28312.506 156836.058 28306.530 156817.894 28294.576 156807.347 C 28278.405 156793.050 28254.381 156785.902 28222.506 156785.902 C 28192.740 156785.902 28170.709 156791.175 28156.412 156801.722 C 28142.350 156812.035 28131.920 156830.433 28125.123 156856.918 L 28063.248 156848.480 C 28068.873 156821.996 28078.131 156800.668 28091.022 156784.496 C 28103.912 156768.089 28122.545 156755.550 28146.920 156746.878 C 28171.295 156737.972 28199.537 156733.519 28231.647 156733.519 C 28263.522 156733.519 28289.420 156737.269 28309.342 156744.769 C 28329.264 156752.269 28343.912 156761.761 28353.287 156773.246 C 28362.662 156784.496 28369.225 156798.793 28372.975 156816.136 C 28375.084 156826.918 28376.139 156846.371 28376.139 156874.496 L 28376.139 156958.871 C 28376.139 157017.699 28377.428 157054.964 28380.006 157070.668 C 28382.819 157086.136 28388.209 157101.019 28396.178 157115.316 L 28330.084 157115.316 C 28323.522 157102.191 28319.303 157086.839 28317.428 157069.261 ZM 28312.155 156927.933 C 28289.186 156937.308 28254.733 156945.277 28208.795 156951.839 C 28182.780 156955.589 28164.381 156959.808 28153.600 156964.496 C 28142.819 156969.183 28134.498 156976.097 28128.639 156985.238 C 28122.780 156994.144 28119.850 157004.105 28119.850 157015.121 C 28119.850 157031.996 28126.178 157046.058 28138.834 157057.308 C 28151.725 157068.558 28170.475 157074.183 28195.084 157074.183 C 28219.459 157074.183 28241.139 157068.910 28260.123 157058.363 C 28279.108 157047.582 28293.053 157032.933 28301.959 157014.418 C 28308.756 157000.121 28312.155 156979.027 28312.155 156951.136 L 28312.155 156927.933 ZM 28612.740 157058.714 L 28621.881 157114.613 C 28604.069 157118.363 28588.131 157120.238 28574.069 157120.238 C 28551.100 157120.238 28533.287 157116.605 28520.631 157109.339 C 28507.975 157102.074 28499.069 157092.582 28493.912 157080.863 C 28488.756 157068.910 28486.178 157043.949 28486.178 157005.980 L 28486.178 156791.175 L 28439.772 156791.175 L 28439.772 156741.957 L 28486.178 156741.957 L 28486.178 156649.496 L 28549.108 156611.527 L 28549.108 156741.957 L 28612.740 156741.957 L 28612.740 156791.175 L 28549.108 156791.175 L 28549.108 157009.496 C 28549.108 157027.543 28550.162 157039.144 28552.272 157044.300 C 28554.615 157049.457 28558.248 157053.558 28563.170 157056.605 C 28568.326 157059.652 28575.592 157061.175 28584.967 157061.175 C 28591.998 157061.175 28601.256 157060.355 28612.740 157058.714 ZM 28674.615 156672.699 L 28674.615 156599.925 L 28737.897 156599.925 L 28737.897 156672.699 L 28674.615 156672.699 ZM 28674.615 157115.316 L 28674.615 156741.957 L 28737.897 156741.957 L 28737.897 157115.316 L 28674.615 157115.316 ZM 28811.022 156928.636 C 28811.022 156859.496 28830.240 156808.285 28868.678 156775.003 C 28900.787 156747.347 28939.928 156733.519 28986.100 156733.519 C 29037.428 156733.519 29079.381 156750.394 29111.959 156784.144 C 29144.537 156817.660 29160.826 156864.066 29160.826 156923.363 C 29160.826 156971.410 29153.561 157009.261 29139.029 157036.918 C 29124.733 157064.339 29103.756 157085.668 29076.100 157100.902 C 29048.678 157116.136 29018.678 157123.753 28986.100 157123.753 C 28933.834 157123.753 28891.529 157106.996 28859.186 157073.480 C 28827.076 157039.964 28811.022 156991.683 28811.022 156928.636 ZM 28876.061 156928.636 C 28876.061 156976.449 28886.490 157012.308 28907.350 157036.214 C 28928.209 157059.886 28954.459 157071.722 28986.100 157071.722 C 29017.506 157071.722 29043.639 157059.769 29064.498 157035.863 C 29085.358 157011.957 29095.787 156975.511 29095.787 156926.527 C 29095.787 156880.355 29085.240 156845.433 29064.147 156821.761 C 29043.287 156797.855 29017.272 156785.902 28986.100 156785.902 C 28954.459 156785.902 28928.209 156797.738 28907.350 156821.410 C 28886.490 156845.082 28876.061 156880.824 28876.061 156928.636 ZM 29235.358 157115.316 L 29235.358 156741.957 L 29292.311 156741.957 L 29292.311 156795.043 C 29319.733 156754.027 29359.342 156733.519 29411.139 156733.519 C 29433.639 156733.519 29454.264 156737.621 29473.014 156745.824 C 29491.998 156753.793 29506.178 156764.339 29515.553 156777.464 C 29524.928 156790.589 29531.490 156806.175 29535.240 156824.222 C 29537.584 156835.941 29538.756 156856.449 29538.756 156885.746 L 29538.756 157115.316 L 29475.475 157115.316 L 29475.475 156888.207 C 29475.475 156862.425 29473.014 156843.207 29468.092 156830.550 C 29463.170 156817.660 29454.381 156807.464 29441.725 156799.964 C 29429.303 156792.230 29414.654 156788.363 29397.779 156788.363 C 29370.826 156788.363 29347.506 156796.918 29327.818 156814.027 C 29308.365 156831.136 29298.639 156863.597 29298.639 156911.410 L 29298.639 157115.316 L 29235.358 157115.316 ZM 29810.514 157003.871 L 29873.092 156994.027 C 29876.608 157019.105 29886.334 157038.324 29902.272 157051.683 C 29918.444 157065.043 29940.944 157071.722 29969.772 157071.722 C 29998.834 157071.722 30020.397 157065.863 30034.459 157054.144 C 30048.522 157042.191 30055.553 157028.246 30055.553 157012.308 C 30055.553 156998.011 30049.342 156986.761 30036.920 156978.558 C 30028.248 156972.933 30006.686 156965.785 29972.233 156957.113 C 29925.827 156945.394 29893.600 156935.316 29875.553 156926.878 C 29857.741 156918.207 29844.147 156906.371 29834.772 156891.371 C 29825.631 156876.136 29821.061 156859.378 29821.061 156841.097 C 29821.061 156824.457 29824.811 156809.105 29832.311 156795.043 C 29840.045 156780.746 29850.475 156768.910 29863.600 156759.535 C 29873.444 156752.269 29886.803 156746.175 29903.678 156741.253 C 29920.787 156736.097 29939.069 156733.519 29958.522 156733.519 C 29987.819 156733.519 30013.483 156737.738 30035.514 156746.175 C 30057.780 156754.613 30074.186 156766.097 30084.733 156780.628 C 30095.280 156794.925 30102.545 156814.144 30106.530 156838.285 L 30044.655 156846.722 C 30041.842 156827.503 30033.639 156812.503 30020.045 156801.722 C 30006.686 156790.941 29987.702 156785.550 29963.092 156785.550 C 29934.030 156785.550 29913.287 156790.355 29900.866 156799.964 C 29888.444 156809.574 29882.233 156820.824 29882.233 156833.714 C 29882.233 156841.918 29884.811 156849.300 29889.967 156855.863 C 29895.123 156862.660 29903.209 156868.285 29914.225 156872.738 C 29920.553 156875.082 29939.186 156880.472 29970.123 156888.910 C 30014.889 156900.863 30046.061 156910.707 30063.639 156918.441 C 30081.452 156925.941 30095.397 156936.957 30105.475 156951.488 C 30115.553 156966.019 30120.592 156984.066 30120.592 157005.628 C 30120.592 157026.722 30114.381 157046.644 30101.959 157065.394 C 30089.772 157083.910 30072.077 157098.324 30048.873 157108.636 C 30025.670 157118.714 29999.420 157123.753 29970.123 157123.753 C 29921.608 157123.753 29884.577 157113.675 29859.030 157093.519 C 29833.717 157073.363 29817.545 157043.480 29810.514 157003.871 ZM 30439.459 156978.558 L 30501.685 156986.644 C 30494.889 157029.535 30477.428 157063.168 30449.303 157087.543 C 30421.412 157111.683 30387.076 157123.753 30346.295 157123.753 C 30295.201 157123.753 30254.068 157107.113 30222.896 157073.832 C 30191.959 157040.316 30176.490 156992.386 30176.490 156930.043 C 30176.490 156889.730 30183.170 156854.457 30196.529 156824.222 C 30209.889 156793.988 30230.162 156771.371 30257.349 156756.371 C 30284.771 156741.136 30314.537 156733.519 30346.646 156733.519 C 30387.193 156733.519 30420.357 156743.832 30446.139 156764.457 C 30471.920 156784.847 30488.443 156813.910 30495.709 156851.644 L 30434.185 156861.136 C 30428.326 156836.058 30417.896 156817.191 30402.896 156804.535 C 30388.131 156791.878 30370.201 156785.550 30349.107 156785.550 C 30317.232 156785.550 30291.334 156797.035 30271.412 156820.003 C 30251.490 156842.738 30241.529 156878.832 30241.529 156928.285 C 30241.529 156978.441 30251.139 157014.886 30270.357 157037.621 C 30289.576 157060.355 30314.654 157071.722 30345.592 157071.722 C 30370.435 157071.722 30391.178 157064.105 30407.818 157048.871 C 30424.459 157033.636 30435.006 157010.199 30439.459 156978.558 ZM 30532.272 156928.636 C 30532.272 156859.496 30551.490 156808.285 30589.928 156775.003 C 30622.037 156747.347 30661.178 156733.519 30707.350 156733.519 C 30758.678 156733.519 30800.631 156750.394 30833.209 156784.144 C 30865.787 156817.660 30882.076 156864.066 30882.076 156923.363 C 30882.076 156971.410 30874.811 157009.261 30860.280 157036.918 C 30845.983 157064.339 30825.006 157085.668 30797.350 157100.902 C 30769.928 157116.136 30739.928 157123.753 30707.350 157123.753 C 30655.084 157123.753 30612.780 157106.996 30580.436 157073.480 C 30548.326 157039.964 30532.272 156991.683 30532.272 156928.636 ZM 30597.311 156928.636 C 30597.311 156976.449 30607.740 157012.308 30628.600 157036.214 C 30649.459 157059.886 30675.709 157071.722 30707.350 157071.722 C 30738.756 157071.722 30764.889 157059.769 30785.748 157035.863 C 30806.608 157011.957 30817.037 156975.511 30817.037 156926.527 C 30817.037 156880.355 30806.490 156845.433 30785.397 156821.761 C 30764.537 156797.855 30738.522 156785.902 30707.350 156785.902 C 30675.709 156785.902 30649.459 156797.738 30628.600 156821.410 C 30607.740 156845.082 30597.311 156880.824 30597.311 156928.636 ZM 30955.905 157115.316 L 30955.905 156741.957 L 31012.858 156741.957 L 31012.858 156798.558 C 31027.389 156772.074 31040.748 156754.613 31052.936 156746.175 C 31065.358 156737.738 31078.951 156733.519 31093.717 156733.519 C 31115.045 156733.519 31136.725 156740.316 31158.756 156753.910 L 31136.959 156812.621 C 31121.490 156803.480 31106.022 156798.910 31090.553 156798.910 C 31076.725 156798.910 31064.303 156803.128 31053.287 156811.566 C 31042.272 156819.769 31034.420 156831.253 31029.733 156846.019 C 31022.701 156868.519 31019.186 156893.128 31019.186 156919.847 L 31019.186 157115.316 L 30955.905 157115.316 ZM 31452.663 156995.082 L 31518.053 157003.168 C 31507.741 157041.371 31488.639 157071.019 31460.749 157092.113 C 31432.858 157113.207 31397.233 157123.753 31353.874 157123.753 C 31299.264 157123.753 31255.905 157106.996 31223.795 157073.480 C 31191.920 157039.730 31175.983 156992.503 31175.983 156931.800 C 31175.983 156868.988 31192.155 156820.238 31224.499 156785.550 C 31256.842 156750.863 31298.795 156733.519 31350.358 156733.519 C 31400.280 156733.519 31441.061 156750.511 31472.702 156784.496 C 31504.342 156818.480 31520.163 156866.293 31520.163 156927.933 C 31520.163 156931.683 31520.045 156937.308 31519.811 156944.808 L 31241.374 156944.808 C 31243.717 156985.824 31255.319 157017.230 31276.178 157039.027 C 31297.038 157060.824 31323.053 157071.722 31354.225 157071.722 C 31377.428 157071.722 31397.233 157065.628 31413.639 157053.441 C 31430.045 157041.253 31443.053 157021.800 31452.663 156995.082 ZM 31244.889 156892.777 L 31453.366 156892.777 C 31450.553 156861.371 31442.585 156837.816 31429.460 156822.113 C 31409.303 156797.738 31383.170 156785.550 31351.061 156785.550 C 31321.999 156785.550 31297.506 156795.277 31277.585 156814.730 C 31257.897 156834.183 31246.999 156860.199 31244.889 156892.777 Z">
              <!-- 495 nodes -->
            </draw:path>
          </draw:g>
          <!-- id="g5003" -->
          <draw:g id="g4905">
            <draw:g id="g4172">
              <draw:path id="path8179" draw:style-name="style0" draw:layer="layout" svg:x="4.878cm" svg:y="71.406cm" svg:width="21.902cm" svg:height="5.476cm" svg:viewBox="0.0 0.0 21902.156 5475.540" svg:d="M 9755.440 148286.676 L 31657.597 148286.676 L 31657.597 142811.136 L 9755.440 142811.136 L 9755.440 148286.676 Z">
                <!-- 5 nodes -->
              </draw:path>
              <draw:g id="g8181">
                <draw:g id="g8183">
                  <draw:g id="g8189">
                    <draw:frame id="image8191" draw:style-name="gr1" draw:text-style-name="P1" draw:layer="layout" svg:width="21.917cm" svg:height="5.501cm" draw:transform="matrix(193.294 0.000 0.000 48.514 43.019 629.535) translate(4.878cm, 71.380cm)">
                      <draw:image xlink:href="Pictures/image2.png" xlink:type="simple" xlink:show="embed" xlink:actuate="onLoad">
                        <text:p/>
                      </draw:image>
                    </draw:frame>
                  </draw:g>
                  <!-- id="g8189" -->
                </draw:g>
                <!-- id="g8183" -->
              </draw:g>
              <!-- id="g8181" -->
              <draw:path id="path8195" draw:style-name="style2" draw:layer="layout" svg:x="6.231cm" svg:y="76.881cm" svg:width="0.032cm" svg:height="0.140cm" svg:viewBox="0.0 0.0 32.000 140.000" svg:d="M 12477.210 153762.216 L 12477.210 153902.216 L 12477.210 153762.216 ">
                <!-- 3 nodes -->
              </draw:path>
              <draw:path id="text8199" draw:style-name="style1" draw:layer="layout" svg:x="6.138cm" svg:y="77.177cm" svg:width="0.226cm" svg:height="0.379cm" svg:viewBox="0.0 0.0 225.723 379.082" svg:d="M 12284.206 154689.966 L 12367.995 154689.966 L 12367.995 154400.767 L 12276.842 154419.048 L 12276.842 154372.329 L 12367.487 154354.048 L 12418.776 154354.048 L 12418.776 154689.966 L 12502.565 154689.966 L 12502.565 154733.130 L 12284.206 154733.130 L 12284.206 154689.966 Z">
                <!-- 12 nodes -->
              </draw:path>
              <draw:path id="path8201" draw:style-name="style2" draw:layer="layout" svg:x="8.968cm" svg:y="76.881cm" svg:width="0.032cm" svg:height="0.140cm" svg:viewBox="0.0 0.0 32.000 140.000" svg:d="M 17952.749 153762.216 L 17952.749 153902.216 L 17952.749 153762.216 ">
                <!-- 3 nodes -->
              </draw:path>
              <draw:path id="text8205" draw:style-name="style1" draw:layer="layout" svg:x="8.857cm" svg:y="77.170cm" svg:width="0.241cm" svg:height="0.386cm" svg:viewBox="0.0 0.0 240.703 385.937" svg:d="M 17775.995 154683.110 L 17954.999 154683.110 L 17954.999 154726.274 L 17714.296 154726.274 L 17714.296 154683.110 C 17733.762 154662.967 17760.253 154635.968 17793.769 154602.114 C 17827.453 154568.091 17848.612 154546.170 17857.245 154536.353 C 17873.664 154517.902 17885.090 154502.329 17891.522 154489.634 C 17898.124 154476.769 17901.425 154464.159 17901.425 154451.802 C 17901.425 154431.659 17894.315 154415.239 17880.097 154402.544 C 17866.047 154389.849 17847.681 154383.501 17824.999 154383.501 C 17808.918 154383.501 17791.907 154386.294 17773.964 154391.880 C 17756.190 154397.466 17737.148 154405.929 17716.835 154417.271 L 17716.835 154365.474 C 17737.486 154357.179 17756.783 154350.916 17774.726 154346.685 C 17792.668 154342.453 17809.088 154340.337 17823.983 154340.337 C 17863.254 154340.337 17894.569 154350.155 17917.929 154369.790 C 17941.288 154389.426 17952.968 154415.662 17952.968 154448.501 C 17952.968 154464.074 17950.006 154478.885 17944.081 154492.935 C 17938.326 154506.815 17927.746 154523.234 17912.343 154542.192 C 17908.111 154547.101 17894.654 154561.320 17871.972 154584.849 C 17849.289 154608.208 17817.297 154640.962 17775.995 154683.110 Z">
                <!-- 22 nodes -->
              </draw:path>
              <draw:path id="path8207" draw:style-name="style2" draw:layer="layout" svg:x="11.706cm" svg:y="76.881cm" svg:width="0.032cm" svg:height="0.140cm" svg:viewBox="0.0 0.0 32.000 140.000" svg:d="M 23428.288 153762.216 L 23428.288 153902.216 L 23428.288 153762.216 ">
                <!-- 3 nodes -->
              </draw:path>
              <draw:path id="text8211" draw:style-name="style1" draw:layer="layout" svg:x="11.596cm" svg:y="77.170cm" svg:width="0.250cm" svg:height="0.393cm" svg:viewBox="0.0 0.0 249.590 393.301" svg:d="M 23364.268 154521.880 C 23388.813 154527.127 23407.940 154538.045 23421.651 154554.634 C 23435.531 154571.222 23442.471 154591.704 23442.471 154616.079 C 23442.471 154653.488 23429.607 154682.433 23403.878 154702.915 C 23378.148 154723.397 23341.586 154733.638 23294.190 154733.638 C 23278.279 154733.638 23261.859 154732.030 23244.932 154728.813 C 23228.175 154725.767 23210.824 154721.112 23192.882 154714.849 L 23192.882 154665.337 C 23207.100 154673.631 23222.673 154679.894 23239.600 154684.126 C 23256.527 154688.358 23274.216 154690.474 23292.667 154690.474 C 23324.828 154690.474 23349.288 154684.126 23366.046 154671.431 C 23382.973 154658.735 23391.436 154640.285 23391.436 154616.079 C 23391.436 154593.735 23383.565 154576.300 23367.823 154563.774 C 23352.250 154551.079 23330.499 154544.731 23302.569 154544.731 L 23258.389 154544.731 L 23258.389 154502.583 L 23304.600 154502.583 C 23329.822 154502.583 23349.119 154497.590 23362.491 154487.603 C 23375.863 154477.446 23382.550 154462.889 23382.550 154443.931 C 23382.550 154424.465 23375.609 154409.569 23361.729 154399.243 C 23348.018 154388.748 23328.298 154383.501 23302.569 154383.501 C 23288.520 154383.501 23273.455 154385.024 23257.374 154388.071 C 23241.293 154391.118 23223.604 154395.858 23204.307 154402.290 L 23204.307 154356.587 C 23223.774 154351.170 23241.970 154347.108 23258.897 154344.399 C 23275.994 154341.691 23292.074 154340.337 23307.139 154340.337 C 23346.072 154340.337 23376.879 154349.224 23399.561 154366.997 C 23422.244 154384.601 23433.585 154408.468 23433.585 154438.599 C 23433.585 154459.588 23427.576 154477.362 23415.557 154491.919 C 23403.539 154506.307 23386.443 154516.294 23364.268 154521.880 Z">
                <!-- 30 nodes -->
              </draw:path>
              <draw:path id="path8213" draw:style-name="style2" draw:layer="layout" svg:x="14.444cm" svg:y="76.881cm" svg:width="0.032cm" svg:height="0.140cm" svg:viewBox="0.0 0.0 32.000 140.000" svg:d="M 28903.827 153762.216 L 28903.827 153902.216 L 28903.827 153762.216 ">
                <!-- 3 nodes -->
              </draw:path>
              <draw:path id="text8217" draw:style-name="style1" draw:layer="layout" svg:x="14.320cm" svg:y="77.177cm" svg:width="0.276cm" svg:height="0.379cm" svg:viewBox="0.0 0.0 276.250 379.082" svg:d="M 28811.117 154398.735 L 28681.625 154601.099 L 28811.117 154601.099 L 28811.117 154398.735 ZM 28797.660 154354.048 L 28862.152 154354.048 L 28862.152 154601.099 L 28916.234 154601.099 L 28916.234 154643.755 L 28862.152 154643.755 L 28862.152 154733.130 L 28811.117 154733.130 L 28811.117 154643.755 L 28639.984 154643.755 L 28639.984 154594.243 L 28797.660 154354.048 Z">
                <!-- 16 nodes -->
              </draw:path>
              <draw:path id="path8219" draw:style-name="style2" draw:layer="layout" svg:x="17.182cm" svg:y="76.881cm" svg:width="0.032cm" svg:height="0.140cm" svg:viewBox="0.0 0.0 32.000 140.000" svg:d="M 34379.366 153762.216 L 34379.366 153902.216 L 34379.366 153762.216 ">
                <!-- 3 nodes -->
              </draw:path>
              <draw:path id="text8223" draw:style-name="style1" draw:layer="layout" svg:x="17.072cm" svg:y="77.177cm" svg:width="0.245cm" svg:height="0.386cm" svg:viewBox="0.0 0.0 245.273 386.445" svg:d="M 34160.971 154354.048 L 34362.319 154354.048 L 34362.319 154397.212 L 34207.944 154397.212 L 34207.944 154490.142 C 34215.391 154487.603 34222.839 154485.741 34230.287 154484.556 C 34237.735 154483.202 34245.183 154482.524 34252.631 154482.524 C 34294.949 154482.524 34328.464 154494.120 34353.178 154517.310 C 34377.891 154540.500 34390.248 154571.899 34390.248 154611.509 C 34390.248 154652.303 34377.553 154684.041 34352.162 154706.724 C 34326.772 154729.237 34290.971 154740.493 34244.760 154740.493 C 34228.848 154740.493 34212.599 154739.139 34196.010 154736.431 C 34179.591 154733.722 34162.579 154729.660 34144.975 154724.243 L 34144.975 154672.700 C 34160.209 154680.994 34175.951 154687.173 34192.201 154691.235 C 34208.451 154695.298 34225.632 154697.329 34243.744 154697.329 C 34273.028 154697.329 34296.218 154689.627 34313.315 154674.224 C 34330.411 154658.820 34338.959 154637.915 34338.959 154611.509 C 34338.959 154585.103 34330.411 154564.198 34313.315 154548.794 C 34296.218 154533.390 34273.028 154525.689 34243.744 154525.689 C 34230.033 154525.689 34216.322 154527.212 34202.612 154530.259 C 34189.070 154533.306 34175.190 154538.045 34160.971 154544.478 L 34160.971 154354.048 Z">
                <!-- 23 nodes -->
              </draw:path>
              <draw:path id="path8225" draw:style-name="style2" draw:layer="layout" svg:x="19.919cm" svg:y="76.881cm" svg:width="0.032cm" svg:height="0.140cm" svg:viewBox="0.0 0.0 32.000 140.000" svg:d="M 39854.904 153762.216 L 39854.904 153902.216 L 39854.904 153762.216 ">
                <!-- 3 nodes -->
              </draw:path>
              <draw:path id="text8229" draw:style-name="style1" draw:layer="layout" svg:x="19.806cm" svg:y="77.170cm" svg:width="0.262cm" svg:height="0.393cm" svg:viewBox="0.0 0.0 261.777 393.301" svg:d="M 39748.229 154516.294 C 39725.208 154516.294 39706.927 154524.165 39693.385 154539.907 C 39680.013 154555.649 39673.327 154577.231 39673.327 154604.653 C 39673.327 154631.906 39680.013 154653.488 39693.385 154669.399 C 39706.927 154685.142 39725.208 154693.013 39748.229 154693.013 C 39771.250 154693.013 39789.446 154685.142 39802.819 154669.399 C 39816.360 154653.488 39823.131 154631.906 39823.131 154604.653 C 39823.131 154577.231 39816.360 154555.649 39802.819 154539.907 C 39789.446 154524.165 39771.250 154516.294 39748.229 154516.294 ZM 39850.045 154355.571 L 39850.045 154402.290 C 39837.181 154396.196 39824.147 154391.541 39810.944 154388.325 C 39797.910 154385.109 39784.961 154383.501 39772.096 154383.501 C 39738.242 154383.501 39712.343 154394.927 39694.401 154417.778 C 39676.627 154440.630 39666.471 154475.161 39663.932 154521.372 C 39673.919 154506.646 39686.445 154495.389 39701.510 154487.603 C 39716.575 154479.647 39733.164 154475.669 39751.276 154475.669 C 39789.362 154475.669 39819.407 154487.264 39841.412 154510.454 C 39863.587 154533.475 39874.674 154564.875 39874.674 154604.653 C 39874.674 154643.586 39863.164 154674.816 39840.143 154698.345 C 39817.122 154721.873 39786.484 154733.638 39748.229 154733.638 C 39704.388 154733.638 39670.872 154716.880 39647.682 154683.364 C 39624.492 154649.679 39612.897 154600.929 39612.897 154537.114 C 39612.897 154477.192 39627.116 154429.458 39655.553 154393.911 C 39683.991 154358.195 39722.161 154340.337 39770.065 154340.337 C 39782.929 154340.337 39795.879 154341.607 39808.912 154344.146 C 39822.116 154346.685 39835.826 154350.493 39850.045 154355.571 Z">
                <!-- 27 nodes -->
              </draw:path>
              <draw:path id="path8231" draw:style-name="style2" draw:layer="layout" svg:x="22.657cm" svg:y="76.881cm" svg:width="0.032cm" svg:height="0.140cm" svg:viewBox="0.0 0.0 32.000 140.000" svg:d="M 45330.444 153762.216 L 45330.444 153902.216 L 45330.444 153762.216 ">
                <!-- 3 nodes -->
              </draw:path>
              <draw:path id="text8235" draw:style-name="style1" draw:layer="layout" svg:x="22.551cm" svg:y="77.177cm" svg:width="0.244cm" svg:height="0.379cm" svg:viewBox="0.0 0.0 243.750 379.082" svg:d="M 45101.133 154354.048 L 45344.883 154354.048 L 45344.883 154375.884 L 45207.266 154733.130 L 45153.692 154733.130 L 45283.184 154397.212 L 45101.133 154397.212 L 45101.133 154354.048 Z">
                <!-- 8 nodes -->
              </draw:path>
              <draw:path id="path8237" draw:style-name="style2" draw:layer="layout" svg:x="25.395cm" svg:y="76.881cm" svg:width="0.032cm" svg:height="0.140cm" svg:viewBox="0.0 0.0 32.000 140.000" svg:d="M 50805.984 153762.216 L 50805.984 153902.216 L 50805.984 153762.216 ">
                <!-- 3 nodes -->
              </draw:path>
              <draw:path id="text8241" draw:style-name="style1" draw:layer="layout" svg:x="25.281cm" svg:y="77.170cm" svg:width="0.260cm" svg:height="0.393cm" svg:viewBox="0.0 0.0 260.000 393.301" svg:d="M 50691.944 154546.255 C 50667.569 154546.255 50648.357 154552.772 50634.307 154565.806 C 50620.427 154578.840 50613.487 154596.782 50613.487 154619.634 C 50613.487 154642.485 50620.427 154660.428 50634.307 154673.462 C 50648.357 154686.496 50667.569 154693.013 50691.944 154693.013 C 50716.319 154693.013 50735.531 154686.496 50749.581 154673.462 C 50763.630 154660.259 50770.655 154642.316 50770.655 154619.634 C 50770.655 154596.782 50763.630 154578.840 50749.581 154565.806 C 50735.701 154552.772 50716.488 154546.255 50691.944 154546.255 ZM 50640.655 154524.419 C 50618.650 154519.002 50601.469 154508.761 50589.112 154493.696 C 50576.925 154478.631 50570.831 154460.265 50570.831 154438.599 C 50570.831 154408.299 50581.579 154384.347 50603.077 154366.743 C 50624.744 154349.139 50654.366 154340.337 50691.944 154340.337 C 50729.691 154340.337 50759.314 154349.139 50780.811 154366.743 C 50802.309 154384.347 50813.057 154408.299 50813.057 154438.599 C 50813.057 154460.265 50806.879 154478.631 50794.522 154493.696 C 50782.335 154508.761 50765.323 154519.002 50743.487 154524.419 C 50768.201 154530.174 50787.413 154541.431 50801.124 154558.189 C 50815.004 154574.946 50821.944 154595.428 50821.944 154619.634 C 50821.944 154656.366 50810.687 154684.549 50788.174 154704.185 C 50765.831 154723.820 50733.754 154733.638 50691.944 154733.638 C 50650.134 154733.638 50617.973 154723.820 50595.460 154704.185 C 50573.116 154684.549 50561.944 154656.366 50561.944 154619.634 C 50561.944 154595.428 50568.884 154574.946 50582.764 154558.189 C 50596.645 154541.431 50615.941 154530.174 50640.655 154524.419 ZM 50621.866 154443.423 C 50621.866 154463.058 50627.960 154478.377 50640.147 154489.380 C 50652.504 154500.383 50669.770 154505.884 50691.944 154505.884 C 50713.949 154505.884 50731.130 154500.383 50743.487 154489.380 C 50756.013 154478.377 50762.276 154463.058 50762.276 154443.423 C 50762.276 154423.787 50756.013 154408.468 50743.487 154397.466 C 50731.130 154386.463 50713.949 154380.962 50691.944 154380.962 C 50669.770 154380.962 50652.504 154386.463 50640.147 154397.466 C 50627.960 154408.468 50621.866 154423.787 50621.866 154443.423 Z">
                <!-- 35 nodes -->
              </draw:path>
              <draw:path id="path8247" draw:style-name="style2" draw:layer="layout" svg:x="4.738cm" svg:y="75.496cm" svg:width="0.140cm" svg:height="0.032cm" svg:viewBox="0.0 0.0 140.000 32.000" svg:d="M 9615.440 151008.445 L 9475.440 151008.445 L 9615.440 151008.445 ">
                <!-- 3 nodes -->
              </draw:path>
              <draw:path id="text8251" draw:style-name="style1" draw:layer="layout" svg:x="4.324cm" svg:y="75.331cm" svg:width="0.226cm" svg:height="0.379cm" svg:viewBox="0.0 0.0 225.723 379.082" svg:d="M 8655.811 150997.196 L 8739.600 150997.196 L 8739.600 150707.997 L 8648.448 150726.278 L 8648.448 150679.560 L 8739.092 150661.278 L 8790.382 150661.278 L 8790.382 150997.196 L 8874.171 150997.196 L 8874.171 151040.360 L 8655.811 151040.360 L 8655.811 150997.196 Z">
                <!-- 12 nodes -->
              </draw:path>
              <draw:path id="path8253" draw:style-name="style2" draw:layer="layout" svg:x="4.738cm" svg:y="72.758cm" svg:width="0.140cm" svg:height="0.032cm" svg:viewBox="0.0 0.0 140.000 32.000" svg:d="M 9615.440 145532.907 L 9475.440 145532.907 L 9615.440 145532.907 ">
                <!-- 3 nodes -->
              </draw:path>
              <draw:path id="text8257" draw:style-name="style1" draw:layer="layout" svg:x="4.305cm" svg:y="72.586cm" svg:width="0.241cm" svg:height="0.386cm" svg:viewBox="0.0 0.0 240.703 385.937" svg:d="M 8672.061 145514.803 L 8851.065 145514.803 L 8851.065 145557.967 L 8610.362 145557.967 L 8610.362 145514.803 C 8629.828 145494.660 8656.319 145467.661 8689.835 145433.807 C 8723.520 145399.784 8744.678 145377.863 8753.311 145368.045 C 8769.730 145349.595 8781.156 145334.022 8787.589 145321.327 C 8794.190 145308.462 8797.491 145295.851 8797.491 145283.495 C 8797.491 145263.352 8790.382 145246.932 8776.163 145234.237 C 8762.113 145221.542 8743.747 145215.194 8721.065 145215.194 C 8704.984 145215.194 8687.973 145217.987 8670.030 145223.573 C 8652.257 145229.159 8633.214 145237.622 8612.901 145248.963 L 8612.901 145197.167 C 8633.552 145188.872 8652.849 145182.609 8670.792 145178.378 C 8688.734 145174.146 8705.154 145172.030 8720.050 145172.030 C 8759.320 145172.030 8790.635 145181.848 8813.995 145201.483 C 8837.354 145221.118 8849.034 145247.355 8849.034 145280.194 C 8849.034 145295.767 8846.072 145310.578 8840.147 145324.628 C 8834.392 145338.508 8823.813 145354.927 8808.409 145373.885 C 8804.177 145378.794 8790.720 145393.013 8768.038 145416.542 C 8745.355 145439.901 8713.363 145472.655 8672.061 145514.803 Z">
                <!-- 22 nodes -->
              </draw:path>
              <draw:path id="path8263" draw:style-name="style3" draw:layer="layout" svg:x="4.862cm" svg:y="71.390cm" svg:width="0.032cm" svg:height="5.508cm" svg:viewBox="0.0 0.0 32.000 5507.540" svg:d="M 9739.440 148270.676 L 9739.440 142795.136 L 9739.440 148270.676 ">
                <!-- 3 nodes -->
              </draw:path>
              <draw:path id="path8265" draw:style-name="style3" draw:layer="layout" svg:x="26.764cm" svg:y="71.390cm" svg:width="0.032cm" svg:height="5.508cm" svg:viewBox="0.0 0.0 32.000 5507.540" svg:d="M 53543.753 148270.676 L 53543.753 142795.136 L 53543.753 148270.676 ">
                <!-- 3 nodes -->
              </draw:path>
              <draw:path id="path8267" draw:style-name="style3" draw:layer="layout" svg:x="4.862cm" svg:y="76.865cm" svg:width="21.934cm" svg:height="0.032cm" svg:viewBox="0.0 0.0 21934.156 32.000" svg:d="M 9739.440 153746.216 L 31641.597 153746.216 L 9739.440 153746.216 ">
                <!-- 3 nodes -->
              </draw:path>
              <draw:path id="path8269" draw:style-name="style3" draw:layer="layout" svg:x="4.862cm" svg:y="71.390cm" svg:width="21.934cm" svg:height="0.032cm" svg:viewBox="0.0 0.0 21934.156 32.000" svg:d="M 9739.440 142795.136 L 31641.597 142795.136 L 9739.440 142795.136 ">
                <!-- 3 nodes -->
              </draw:path>
              <draw:path id="text8273" draw:style-name="style0" draw:layer="layout" svg:x="6.121cm" svg:y="75.277cm" svg:width="0.245cm" svg:height="0.386cm" svg:viewBox="0.0 0.0 245.273 386.445" svg:d="M 12258.815 150553.159 L 12460.163 150553.159 L 12460.163 150596.323 L 12305.788 150596.323 L 12305.788 150689.253 C 12313.236 150686.714 12320.684 150684.852 12328.131 150683.667 C 12335.579 150682.313 12343.027 150681.636 12350.475 150681.636 C 12392.793 150681.636 12426.309 150693.231 12451.022 150716.421 C 12475.736 150739.611 12488.092 150771.011 12488.092 150810.620 C 12488.092 150851.414 12475.397 150883.152 12450.006 150905.835 C 12424.616 150928.348 12388.815 150939.604 12342.604 150939.604 C 12326.693 150939.604 12310.443 150938.250 12293.854 150935.542 C 12277.435 150932.833 12260.423 150928.771 12242.819 150923.354 L 12242.819 150871.811 C 12258.053 150880.106 12273.796 150886.284 12290.046 150890.346 C 12306.296 150894.409 12323.477 150896.440 12341.589 150896.440 C 12370.872 150896.440 12394.062 150888.738 12411.159 150873.335 C 12428.255 150857.931 12436.803 150837.026 12436.803 150810.620 C 12436.803 150784.214 12428.255 150763.309 12411.159 150747.905 C 12394.062 150732.501 12370.872 150724.800 12341.589 150724.800 C 12327.878 150724.800 12314.167 150726.323 12300.456 150729.370 C 12286.914 150732.417 12273.034 150737.156 12258.815 150743.589 L 12258.815 150553.159 Z">
                <!-- 23 nodes -->
              </draw:path>
              <draw:path id="text8277" draw:style-name="style1" draw:layer="layout" svg:x="8.859cm" svg:y="75.277cm" svg:width="0.245cm" svg:height="0.386cm" svg:viewBox="0.0 0.0 245.273 386.445" svg:d="M 17734.355 150553.159 L 17935.702 150553.159 L 17935.702 150596.323 L 17781.327 150596.323 L 17781.327 150689.253 C 17788.775 150686.714 17796.223 150684.852 17803.671 150683.667 C 17811.119 150682.313 17818.567 150681.636 17826.015 150681.636 C 17868.332 150681.636 17901.848 150693.231 17926.562 150716.421 C 17951.275 150739.611 17963.632 150771.011 17963.632 150810.620 C 17963.632 150851.414 17950.937 150883.152 17925.546 150905.835 C 17900.155 150928.348 17864.355 150939.604 17818.144 150939.604 C 17802.232 150939.604 17785.982 150938.250 17769.394 150935.542 C 17752.974 150932.833 17735.963 150928.771 17718.358 150923.354 L 17718.358 150871.811 C 17733.593 150880.106 17749.335 150886.284 17765.585 150890.346 C 17781.835 150894.409 17799.016 150896.440 17817.128 150896.440 C 17846.412 150896.440 17869.602 150888.738 17886.698 150873.335 C 17903.795 150857.931 17912.343 150837.026 17912.343 150810.620 C 17912.343 150784.214 17903.795 150763.309 17886.698 150747.905 C 17869.602 150732.501 17846.412 150724.800 17817.128 150724.800 C 17803.417 150724.800 17789.706 150726.323 17775.995 150729.370 C 17762.453 150732.417 17748.573 150737.156 17734.355 150743.589 L 17734.355 150553.159 Z">
                <!-- 23 nodes -->
              </draw:path>
              <draw:path id="text8281" draw:style-name="style1" draw:layer="layout" svg:x="10.930cm" svg:y="75.261cm" svg:width="1.581cm" svg:height="0.463cm" svg:viewBox="0.0 0.0 1580.887 463.125" svg:d="M 21860.851 150537.671 L 22104.601 150537.671 L 22104.601 150559.507 L 21966.984 150916.753 L 21913.410 150916.753 L 22042.902 150580.835 L 21860.851 150580.835 L 21860.851 150537.671 ZM 22475.505 150522.182 C 22452.823 150561.115 22435.980 150599.624 22424.978 150637.710 C 22413.975 150675.796 22408.474 150714.389 22408.474 150753.491 C 22408.474 150792.593 22413.975 150831.356 22424.978 150869.780 C 22436.150 150908.035 22452.992 150946.544 22475.505 150985.307 L 22434.880 150985.307 C 22409.489 150945.529 22390.446 150906.427 22377.751 150868.003 C 22365.225 150829.578 22358.962 150791.408 22358.962 150753.491 C 22358.962 150715.744 22365.225 150677.742 22377.751 150639.487 C 22390.277 150601.232 22409.320 150562.130 22434.880 150522.182 L 22475.505 150522.182 ZM 22756.254 150590.737 L 22756.254 150732.163 L 22897.680 150732.163 L 22897.680 150775.327 L 22756.254 150775.327 L 22756.254 150916.753 L 22713.598 150916.753 L 22713.598 150775.327 L 22572.172 150775.327 L 22572.172 150732.163 L 22713.598 150732.163 L 22713.598 150590.737 L 22756.254 150590.737 ZM 23052.620 150873.589 L 23231.624 150873.589 L 23231.624 150916.753 L 22990.921 150916.753 L 22990.921 150873.589 C 23010.387 150853.445 23036.878 150826.447 23070.393 150792.593 C 23104.078 150758.569 23125.237 150736.649 23133.870 150726.831 C 23150.289 150708.380 23161.715 150692.807 23168.147 150680.112 C 23174.749 150667.248 23178.049 150654.637 23178.049 150642.280 C 23178.049 150622.137 23170.940 150605.718 23156.721 150593.022 C 23142.672 150580.327 23124.306 150573.979 23101.624 150573.979 C 23085.543 150573.979 23068.531 150576.772 23050.588 150582.358 C 23032.815 150587.944 23013.772 150596.408 22993.460 150607.749 L 22993.460 150555.952 C 23014.111 150547.658 23033.407 150541.395 23051.350 150537.163 C 23069.293 150532.931 23085.712 150530.815 23100.608 150530.815 C 23139.879 150530.815 23171.194 150540.633 23194.553 150560.268 C 23217.913 150579.904 23229.592 150606.141 23229.592 150638.979 C 23229.592 150654.552 23226.630 150669.363 23220.706 150683.413 C 23214.950 150697.293 23204.371 150713.712 23188.967 150732.671 C 23184.736 150737.580 23171.279 150751.798 23148.596 150775.327 C 23125.914 150798.686 23093.922 150831.440 23052.620 150873.589 ZM 23325.195 150522.182 L 23365.820 150522.182 C 23391.211 150562.130 23410.169 150601.232 23422.695 150639.487 C 23435.391 150677.742 23441.738 150715.744 23441.738 150753.491 C 23441.738 150791.408 23435.391 150829.578 23422.695 150868.003 C 23410.169 150906.427 23391.211 150945.529 23365.820 150985.307 L 23325.195 150985.307 C 23347.708 150946.544 23364.466 150908.035 23375.469 150869.780 C 23386.641 150831.356 23392.226 150792.593 23392.226 150753.491 C 23392.226 150714.389 23386.641 150675.796 23375.469 150637.710 C 23364.466 150599.624 23347.708 150561.115 23325.195 150522.182 Z">
                <!-- 65 nodes -->
              </draw:path>
              <draw:path id="text8285" draw:style-name="style1" draw:layer="layout" svg:x="13.668cm" svg:y="75.261cm" svg:width="1.581cm" svg:height="0.463cm" svg:viewBox="0.0 0.0 1580.887 463.125" svg:d="M 27336.389 150537.671 L 27580.139 150537.671 L 27580.139 150559.507 L 27442.522 150916.753 L 27388.948 150916.753 L 27518.440 150580.835 L 27336.389 150580.835 L 27336.389 150537.671 ZM 27951.044 150522.182 C 27928.362 150561.115 27911.519 150599.624 27900.516 150637.710 C 27889.514 150675.796 27884.013 150714.389 27884.013 150753.491 C 27884.013 150792.593 27889.514 150831.356 27900.516 150869.780 C 27911.688 150908.035 27928.531 150946.544 27951.044 150985.307 L 27910.419 150985.307 C 27885.028 150945.529 27865.985 150906.427 27853.290 150868.003 C 27840.764 150829.578 27834.501 150791.408 27834.501 150753.491 C 27834.501 150715.744 27840.764 150677.742 27853.290 150639.487 C 27865.816 150601.232 27884.859 150562.130 27910.419 150522.182 L 27951.044 150522.182 ZM 28231.793 150590.737 L 28231.793 150732.163 L 28373.219 150732.163 L 28373.219 150775.327 L 28231.793 150775.327 L 28231.793 150916.753 L 28189.137 150916.753 L 28189.137 150775.327 L 28047.711 150775.327 L 28047.711 150732.163 L 28189.137 150732.163 L 28189.137 150590.737 L 28231.793 150590.737 ZM 28528.158 150873.589 L 28707.162 150873.589 L 28707.162 150916.753 L 28466.458 150916.753 L 28466.458 150873.589 C 28485.925 150853.445 28512.415 150826.447 28545.931 150792.593 C 28579.616 150758.569 28600.775 150736.649 28609.408 150726.831 C 28625.827 150708.380 28637.253 150692.807 28643.685 150680.112 C 28650.287 150667.248 28653.587 150654.637 28653.587 150642.280 C 28653.587 150622.137 28646.478 150605.718 28632.259 150593.022 C 28618.210 150580.327 28599.844 150573.979 28577.162 150573.979 C 28561.081 150573.979 28544.069 150576.772 28526.126 150582.358 C 28508.353 150587.944 28489.310 150596.408 28468.998 150607.749 L 28468.998 150555.952 C 28489.649 150547.658 28508.945 150541.395 28526.888 150537.163 C 28544.831 150532.931 28561.250 150530.815 28576.146 150530.815 C 28615.417 150530.815 28646.732 150540.633 28670.091 150560.268 C 28693.451 150579.904 28705.130 150606.141 28705.130 150638.979 C 28705.130 150654.552 28702.168 150669.363 28696.244 150683.413 C 28690.488 150697.293 28679.909 150713.712 28664.505 150732.671 C 28660.274 150737.580 28646.816 150751.798 28624.134 150775.327 C 28601.452 150798.686 28569.460 150831.440 28528.158 150873.589 ZM 28800.734 150522.182 L 28841.359 150522.182 C 28866.749 150562.130 28885.708 150601.232 28898.234 150639.487 C 28910.929 150677.742 28917.277 150715.744 28917.277 150753.491 C 28917.277 150791.408 28910.929 150829.578 28898.234 150868.003 C 28885.708 150906.427 28866.749 150945.529 28841.359 150985.307 L 28800.734 150985.307 C 28823.247 150946.544 28840.004 150908.035 28851.007 150869.780 C 28862.179 150831.356 28867.765 150792.593 28867.765 150753.491 C 28867.765 150714.389 28862.179 150675.796 28851.007 150637.710 C 28840.004 150599.624 28823.247 150561.115 28800.734 150522.182 Z">
                <!-- 65 nodes -->
              </draw:path>
              <draw:path id="text8289" draw:style-name="style1" draw:layer="layout" svg:x="16.396cm" svg:y="75.261cm" svg:width="1.591cm" svg:height="0.463cm" svg:viewBox="0.0 0.0 1590.790 463.125" svg:d="M 32816.499 150908.882 L 32816.499 150862.163 C 32829.363 150868.257 32842.397 150872.912 32855.600 150876.128 C 32868.804 150879.344 32881.753 150880.952 32894.448 150880.952 C 32928.302 150880.952 32954.116 150869.611 32971.889 150846.928 C 32989.832 150824.077 33000.073 150789.461 33002.612 150743.081 C 32992.794 150757.638 32980.353 150768.810 32965.288 150776.596 C 32950.223 150784.383 32933.550 150788.276 32915.268 150788.276 C 32877.352 150788.276 32847.306 150776.850 32825.132 150753.999 C 32803.126 150730.978 32792.124 150699.578 32792.124 150659.800 C 32792.124 150620.867 32803.634 150589.637 32826.655 150566.108 C 32849.676 150542.580 32880.314 150530.815 32918.569 150530.815 C 32962.410 150530.815 32995.841 150547.658 33018.862 150581.343 C 33042.052 150614.858 33053.647 150663.608 33053.647 150727.593 C 33053.647 150787.345 33039.429 150835.080 33010.991 150870.796 C 32982.723 150906.343 32944.637 150924.116 32896.733 150924.116 C 32883.869 150924.116 32870.835 150922.846 32857.632 150920.307 C 32844.429 150917.768 32830.718 150913.960 32816.499 150908.882 ZM 32918.569 150748.159 C 32941.590 150748.159 32959.787 150740.288 32973.159 150724.546 C 32986.701 150708.804 32993.471 150687.221 32993.471 150659.800 C 32993.471 150632.547 32986.701 150611.050 32973.159 150595.307 C 32959.787 150579.396 32941.590 150571.440 32918.569 150571.440 C 32895.548 150571.440 32877.267 150579.396 32863.725 150595.307 C 32850.353 150611.050 32843.667 150632.547 32843.667 150659.800 C 32843.667 150687.221 32850.353 150708.804 32863.725 150724.546 C 32877.267 150740.288 32895.548 150748.159 32918.569 150748.159 ZM 33416.680 150522.182 C 33393.998 150561.115 33377.155 150599.624 33366.153 150637.710 C 33355.150 150675.796 33349.649 150714.389 33349.649 150753.491 C 33349.649 150792.593 33355.150 150831.356 33366.153 150869.780 C 33377.324 150908.035 33394.167 150946.544 33416.680 150985.307 L 33376.055 150985.307 C 33350.664 150945.529 33331.621 150906.427 33318.926 150868.003 C 33306.400 150829.578 33300.137 150791.408 33300.137 150753.491 C 33300.137 150715.744 33306.400 150677.742 33318.926 150639.487 C 33331.452 150601.232 33350.495 150562.130 33376.055 150522.182 L 33416.680 150522.182 ZM 33697.430 150590.737 L 33697.430 150732.163 L 33838.855 150732.163 L 33838.855 150775.327 L 33697.430 150775.327 L 33697.430 150916.753 L 33654.773 150916.753 L 33654.773 150775.327 L 33513.348 150775.327 L 33513.348 150732.163 L 33654.773 150732.163 L 33654.773 150590.737 L 33697.430 150590.737 ZM 34090.533 150582.358 L 33961.041 150784.721 L 34090.533 150784.721 L 34090.533 150582.358 ZM 34077.076 150537.671 L 34141.568 150537.671 L 34141.568 150784.721 L 34195.650 150784.721 L 34195.650 150827.378 L 34141.568 150827.378 L 34141.568 150916.753 L 34090.533 150916.753 L 34090.533 150827.378 L 33919.400 150827.378 L 33919.400 150777.866 L 34077.076 150537.671 ZM 34266.370 150522.182 L 34306.995 150522.182 C 34332.386 150562.130 34351.344 150601.232 34363.870 150639.487 C 34376.566 150677.742 34382.913 150715.744 34382.913 150753.491 C 34382.913 150791.408 34376.566 150829.578 34363.870 150868.003 C 34351.344 150906.427 34332.386 150945.529 34306.995 150985.307 L 34266.370 150985.307 C 34288.884 150946.544 34305.641 150908.035 34316.644 150869.780 C 34327.816 150831.356 34333.402 150792.593 34333.402 150753.491 C 34333.402 150714.389 34327.816 150675.796 34316.644 150637.710 C 34305.641 150599.624 34288.884 150561.115 34266.370 150522.182 Z">
                <!-- 78 nodes -->
              </draw:path>
              <draw:path id="text8293" draw:style-name="style1" draw:layer="layout" svg:x="19.136cm" svg:y="75.261cm" svg:width="1.588cm" svg:height="0.463cm" svg:viewBox="0.0 0.0 1588.251 463.125" svg:d="M 38402.741 150736.733 C 38378.366 150736.733 38359.154 150743.250 38345.104 150756.284 C 38331.224 150769.318 38324.284 150787.261 38324.284 150810.112 C 38324.284 150832.964 38331.224 150850.906 38345.104 150863.940 C 38359.154 150876.974 38378.366 150883.491 38402.741 150883.491 C 38427.116 150883.491 38446.328 150876.974 38460.378 150863.940 C 38474.427 150850.737 38481.452 150832.794 38481.452 150810.112 C 38481.452 150787.261 38474.427 150769.318 38460.378 150756.284 C 38446.498 150743.250 38427.285 150736.733 38402.741 150736.733 ZM 38351.452 150714.897 C 38329.447 150709.481 38312.266 150699.240 38299.909 150684.175 C 38287.722 150669.110 38281.628 150650.744 38281.628 150629.077 C 38281.628 150598.778 38292.377 150574.826 38313.874 150557.222 C 38335.541 150539.617 38365.163 150530.815 38402.741 150530.815 C 38440.489 150530.815 38470.111 150539.617 38491.608 150557.222 C 38513.106 150574.826 38523.854 150598.778 38523.854 150629.077 C 38523.854 150650.744 38517.676 150669.110 38505.319 150684.175 C 38493.132 150699.240 38476.120 150709.481 38454.284 150714.897 C 38478.998 150720.652 38498.210 150731.909 38511.921 150748.667 C 38525.801 150765.425 38532.741 150785.906 38532.741 150810.112 C 38532.741 150846.844 38521.485 150875.027 38498.972 150894.663 C 38476.628 150914.298 38444.551 150924.116 38402.741 150924.116 C 38360.931 150924.116 38328.770 150914.298 38306.257 150894.663 C 38283.913 150875.027 38272.741 150846.844 38272.741 150810.112 C 38272.741 150785.906 38279.681 150765.425 38293.562 150748.667 C 38307.442 150731.909 38326.739 150720.652 38351.452 150714.897 ZM 38332.663 150633.901 C 38332.663 150653.537 38338.757 150668.856 38350.944 150679.858 C 38363.301 150690.861 38380.567 150696.362 38402.741 150696.362 C 38424.746 150696.362 38441.927 150690.861 38454.284 150679.858 C 38466.810 150668.856 38473.073 150653.537 38473.073 150633.901 C 38473.073 150614.266 38466.810 150598.947 38454.284 150587.944 C 38441.927 150576.942 38424.746 150571.440 38402.741 150571.440 C 38380.567 150571.440 38363.301 150576.942 38350.944 150587.944 C 38338.757 150598.947 38332.663 150614.266 38332.663 150633.901 ZM 38894.759 150522.182 C 38872.077 150561.115 38855.234 150599.624 38844.232 150637.710 C 38833.229 150675.796 38827.728 150714.389 38827.728 150753.491 C 38827.728 150792.593 38833.229 150831.356 38844.232 150869.780 C 38855.404 150908.035 38872.246 150946.544 38894.759 150985.307 L 38854.134 150985.307 C 38828.743 150945.529 38809.700 150906.427 38797.005 150868.003 C 38784.479 150829.578 38778.216 150791.408 38778.216 150753.491 C 38778.216 150715.744 38784.479 150677.742 38797.005 150639.487 C 38809.531 150601.232 38828.574 150562.130 38854.134 150522.182 L 38894.759 150522.182 ZM 39175.507 150590.737 L 39175.507 150732.163 L 39316.933 150732.163 L 39316.933 150775.327 L 39175.507 150775.327 L 39175.507 150916.753 L 39132.851 150916.753 L 39132.851 150775.327 L 38991.425 150775.327 L 38991.425 150732.163 L 39132.851 150732.163 L 39132.851 150590.737 L 39175.507 150590.737 ZM 39583.085 150712.358 C 39607.629 150717.606 39626.756 150728.524 39640.467 150745.112 C 39654.348 150761.701 39661.288 150782.182 39661.288 150806.557 C 39661.288 150843.966 39648.423 150872.912 39622.694 150893.393 C 39596.965 150913.875 39560.402 150924.116 39513.006 150924.116 C 39497.095 150924.116 39480.676 150922.508 39463.749 150919.292 C 39446.991 150916.245 39429.641 150911.590 39411.698 150905.327 L 39411.698 150855.815 C 39425.917 150864.109 39441.490 150870.372 39458.417 150874.604 C 39475.344 150878.836 39493.033 150880.952 39511.483 150880.952 C 39543.644 150880.952 39568.104 150874.604 39584.862 150861.909 C 39601.789 150849.214 39610.253 150830.763 39610.253 150806.557 C 39610.253 150784.214 39602.381 150766.779 39586.639 150754.253 C 39571.066 150741.557 39549.315 150735.210 39521.385 150735.210 L 39477.206 150735.210 L 39477.206 150693.061 L 39523.417 150693.061 C 39548.638 150693.061 39567.935 150688.068 39581.307 150678.081 C 39594.680 150667.925 39601.366 150653.367 39601.366 150634.409 C 39601.366 150614.943 39594.426 150600.047 39580.546 150589.722 C 39566.835 150579.227 39547.115 150573.979 39521.385 150573.979 C 39507.336 150573.979 39492.271 150575.503 39476.190 150578.550 C 39460.109 150581.597 39442.421 150586.336 39423.124 150592.768 L 39423.124 150547.065 C 39442.590 150541.649 39460.786 150537.586 39477.714 150534.878 C 39494.810 150532.169 39510.891 150530.815 39525.956 150530.815 C 39564.888 150530.815 39595.695 150539.702 39618.378 150557.475 C 39641.060 150575.080 39652.401 150598.947 39652.401 150629.077 C 39652.401 150650.067 39646.392 150667.840 39634.374 150682.397 C 39622.355 150696.785 39605.259 150706.772 39583.085 150712.358 ZM 39744.449 150522.182 L 39785.074 150522.182 C 39810.464 150562.130 39829.423 150601.232 39841.949 150639.487 C 39854.644 150677.742 39860.992 150715.744 39860.992 150753.491 C 39860.992 150791.408 39854.644 150829.578 39841.949 150868.003 C 39829.423 150906.427 39810.464 150945.529 39785.074 150985.307 L 39744.449 150985.307 C 39766.962 150946.544 39783.720 150908.035 39794.722 150869.780 C 39805.894 150831.356 39811.480 150792.593 39811.480 150753.491 C 39811.480 150714.389 39805.894 150675.796 39794.722 150637.710 C 39783.720 150599.624 39766.962 150561.115 39744.449 150522.182 Z">
                <!-- 100 nodes -->
              </draw:path>
              <draw:path id="text8297" draw:style-name="style1" draw:layer="layout" svg:x="21.882cm" svg:y="75.261cm" svg:width="1.581cm" svg:height="0.463cm" svg:viewBox="0.0 0.0 1580.887 463.125" svg:d="M 43763.005 150537.671 L 44006.755 150537.671 L 44006.755 150559.507 L 43869.138 150916.753 L 43815.564 150916.753 L 43945.056 150580.835 L 43763.005 150580.835 L 43763.005 150537.671 ZM 44377.660 150522.182 C 44354.977 150561.115 44338.135 150599.624 44327.132 150637.710 C 44316.130 150675.796 44310.629 150714.389 44310.629 150753.491 C 44310.629 150792.593 44316.130 150831.356 44327.132 150869.780 C 44338.304 150908.035 44355.147 150946.544 44377.660 150985.307 L 44337.035 150985.307 C 44311.644 150945.529 44292.601 150906.427 44279.906 150868.003 C 44267.380 150829.578 44261.117 150791.408 44261.117 150753.491 C 44261.117 150715.744 44267.380 150677.742 44279.906 150639.487 C 44292.432 150601.232 44311.475 150562.130 44337.035 150522.182 L 44377.660 150522.182 ZM 44658.408 150590.737 L 44658.408 150732.163 L 44799.834 150732.163 L 44799.834 150775.327 L 44658.408 150775.327 L 44658.408 150916.753 L 44615.752 150916.753 L 44615.752 150775.327 L 44474.326 150775.327 L 44474.326 150732.163 L 44615.752 150732.163 L 44615.752 150590.737 L 44658.408 150590.737 ZM 44954.774 150873.589 L 45133.778 150873.589 L 45133.778 150916.753 L 44893.075 150916.753 L 44893.075 150873.589 C 44912.541 150853.445 44939.032 150826.447 44972.548 150792.593 C 45006.233 150758.569 45027.392 150736.649 45036.024 150726.831 C 45052.444 150708.380 45063.869 150692.807 45070.302 150680.112 C 45076.903 150667.248 45080.204 150654.637 45080.204 150642.280 C 45080.204 150622.137 45073.095 150605.718 45058.876 150593.022 C 45044.827 150580.327 45026.461 150573.979 45003.778 150573.979 C 44987.698 150573.979 44970.686 150576.772 44952.743 150582.358 C 44934.970 150587.944 44915.927 150596.408 44895.614 150607.749 L 44895.614 150555.952 C 44916.265 150547.658 44935.562 150541.395 44953.505 150537.163 C 44971.448 150532.931 44987.867 150530.815 45002.763 150530.815 C 45042.034 150530.815 45073.349 150540.633 45096.708 150560.268 C 45120.067 150579.904 45131.747 150606.141 45131.747 150638.979 C 45131.747 150654.552 45128.785 150669.363 45122.860 150683.413 C 45117.105 150697.293 45106.526 150713.712 45091.122 150732.671 C 45086.890 150737.580 45073.433 150751.798 45050.751 150775.327 C 45028.069 150798.686 44996.077 150831.440 44954.774 150873.589 ZM 45227.350 150522.182 L 45267.975 150522.182 C 45293.365 150562.130 45312.323 150601.232 45324.850 150639.487 C 45337.545 150677.742 45343.892 150715.744 45343.892 150753.491 C 45343.892 150791.408 45337.545 150829.578 45324.850 150868.003 C 45312.323 150906.427 45293.365 150945.529 45267.975 150985.307 L 45227.350 150985.307 C 45249.863 150946.544 45266.620 150908.035 45277.623 150869.780 C 45288.795 150831.356 45294.381 150792.593 45294.381 150753.491 C 45294.381 150714.389 45288.795 150675.796 45277.623 150637.710 C 45266.620 150599.624 45249.863 150561.115 45227.350 150522.182 Z">
                <!-- 65 nodes -->
              </draw:path>
              <draw:path id="text8301" draw:style-name="style1" draw:layer="layout" svg:x="24.612cm" svg:y="75.261cm" svg:width="1.588cm" svg:height="0.463cm" svg:viewBox="0.0 0.0 1588.251 463.125" svg:d="M 49353.820 150736.733 C 49329.445 150736.733 49310.232 150743.250 49296.183 150756.284 C 49282.303 150769.318 49275.363 150787.261 49275.363 150810.112 C 49275.363 150832.964 49282.303 150850.906 49296.183 150863.940 C 49310.232 150876.974 49329.445 150883.491 49353.820 150883.491 C 49378.195 150883.491 49397.407 150876.974 49411.456 150863.940 C 49425.506 150850.737 49432.531 150832.794 49432.531 150810.112 C 49432.531 150787.261 49425.506 150769.318 49411.456 150756.284 C 49397.576 150743.250 49378.364 150736.733 49353.820 150736.733 ZM 49302.531 150714.897 C 49280.525 150709.481 49263.344 150699.240 49250.988 150684.175 C 49238.800 150669.110 49232.706 150650.744 49232.706 150629.077 C 49232.706 150598.778 49243.455 150574.826 49264.952 150557.222 C 49286.619 150539.617 49316.242 150530.815 49353.820 150530.815 C 49391.567 150530.815 49421.189 150539.617 49442.687 150557.222 C 49464.184 150574.826 49474.933 150598.778 49474.933 150629.077 C 49474.933 150650.744 49468.755 150669.110 49456.398 150684.175 C 49444.210 150699.240 49427.199 150709.481 49405.363 150714.897 C 49430.076 150720.652 49449.288 150731.909 49462.999 150748.667 C 49476.880 150765.425 49483.820 150785.906 49483.820 150810.112 C 49483.820 150846.844 49472.563 150875.027 49450.050 150894.663 C 49427.706 150914.298 49395.630 150924.116 49353.820 150924.116 C 49312.010 150924.116 49279.848 150914.298 49257.335 150894.663 C 49234.992 150875.027 49223.820 150846.844 49223.820 150810.112 C 49223.820 150785.906 49230.760 150765.425 49244.640 150748.667 C 49258.520 150731.909 49277.817 150720.652 49302.531 150714.897 ZM 49283.742 150633.901 C 49283.742 150653.537 49289.835 150668.856 49302.023 150679.858 C 49314.380 150690.861 49331.645 150696.362 49353.820 150696.362 C 49375.825 150696.362 49393.006 150690.861 49405.363 150679.858 C 49417.889 150668.856 49424.152 150653.537 49424.152 150633.901 C 49424.152 150614.266 49417.889 150598.947 49405.363 150587.944 C 49393.006 150576.942 49375.825 150571.440 49353.820 150571.440 C 49331.645 150571.440 49314.380 150576.942 49302.023 150587.944 C 49289.835 150598.947 49283.742 150614.266 49283.742 150633.901 ZM 49845.837 150522.182 C 49823.155 150561.115 49806.313 150599.624 49795.310 150637.710 C 49784.308 150675.796 49778.806 150714.389 49778.806 150753.491 C 49778.806 150792.593 49784.308 150831.356 49795.310 150869.780 C 49806.482 150908.035 49823.324 150946.544 49845.837 150985.307 L 49805.212 150985.307 C 49779.822 150945.529 49760.779 150906.427 49748.084 150868.003 C 49735.558 150829.578 49729.294 150791.408 49729.294 150753.491 C 49729.294 150715.744 49735.558 150677.742 49748.084 150639.487 C 49760.610 150601.232 49779.653 150562.130 49805.212 150522.182 L 49845.837 150522.182 ZM 50126.586 150590.737 L 50126.586 150732.163 L 50268.011 150732.163 L 50268.011 150775.327 L 50126.586 150775.327 L 50126.586 150916.753 L 50083.929 150916.753 L 50083.929 150775.327 L 49942.504 150775.327 L 49942.504 150732.163 L 50083.929 150732.163 L 50083.929 150590.737 L 50126.586 150590.737 ZM 50534.163 150712.358 C 50558.707 150717.606 50577.835 150728.524 50591.546 150745.112 C 50605.426 150761.701 50612.366 150782.182 50612.366 150806.557 C 50612.366 150843.966 50599.502 150872.912 50573.772 150893.393 C 50548.043 150913.875 50511.481 150924.116 50464.085 150924.116 C 50448.173 150924.116 50431.754 150922.508 50414.827 150919.292 C 50398.069 150916.245 50380.719 150911.590 50362.776 150905.327 L 50362.776 150855.815 C 50376.995 150864.109 50392.568 150870.372 50409.495 150874.604 C 50426.422 150878.836 50444.111 150880.952 50462.561 150880.952 C 50494.723 150880.952 50519.183 150874.604 50535.940 150861.909 C 50552.867 150849.214 50561.331 150830.763 50561.331 150806.557 C 50561.331 150784.214 50553.460 150766.779 50537.718 150754.253 C 50522.145 150741.557 50500.394 150735.210 50472.464 150735.210 L 50428.284 150735.210 L 50428.284 150693.061 L 50474.495 150693.061 C 50499.716 150693.061 50519.013 150688.068 50532.386 150678.081 C 50545.758 150667.925 50552.444 150653.367 50552.444 150634.409 C 50552.444 150614.943 50545.504 150600.047 50531.624 150589.722 C 50517.913 150579.227 50498.193 150573.979 50472.464 150573.979 C 50458.414 150573.979 50443.349 150575.503 50427.269 150578.550 C 50411.188 150581.597 50393.499 150586.336 50374.202 150592.768 L 50374.202 150547.065 C 50393.668 150541.649 50411.865 150537.586 50428.792 150534.878 C 50445.888 150532.169 50461.969 150530.815 50477.034 150530.815 C 50515.966 150530.815 50546.774 150539.702 50569.456 150557.475 C 50592.138 150575.080 50603.479 150598.947 50603.479 150629.077 C 50603.479 150650.067 50597.470 150667.840 50585.452 150682.397 C 50573.434 150696.785 50556.338 150706.772 50534.163 150712.358 ZM 50695.527 150522.182 L 50736.152 150522.182 C 50761.543 150562.130 50780.501 150601.232 50793.027 150639.487 C 50805.723 150677.742 50812.070 150715.744 50812.070 150753.491 C 50812.070 150791.408 50805.723 150829.578 50793.027 150868.003 C 50780.501 150906.427 50761.543 150945.529 50736.152 150985.307 L 50695.527 150985.307 C 50718.040 150946.544 50734.798 150908.035 50745.801 150869.780 C 50756.973 150831.356 50762.558 150792.593 50762.558 150753.491 C 50762.558 150714.389 50756.973 150675.796 50745.801 150637.710 C 50734.798 150599.624 50718.040 150561.115 50695.527 150522.182 Z">
                <!-- 100 nodes -->
              </draw:path>
              <draw:path id="text8305" draw:style-name="style0" draw:layer="layout" svg:x="6.121cm" svg:y="72.539cm" svg:width="0.245cm" svg:height="0.386cm" svg:viewBox="0.0 0.0 245.273 386.445" svg:d="M 12258.815 145077.622 L 12460.163 145077.622 L 12460.163 145120.786 L 12305.788 145120.786 L 12305.788 145213.715 C 12313.236 145211.176 12320.684 145209.314 12328.131 145208.129 C 12335.579 145206.775 12343.027 145206.098 12350.475 145206.098 C 12392.793 145206.098 12426.309 145217.693 12451.022 145240.883 C 12475.736 145264.073 12488.092 145295.473 12488.092 145335.082 C 12488.092 145375.877 12475.397 145407.615 12450.006 145430.297 C 12424.616 145452.810 12388.815 145464.067 12342.604 145464.067 C 12326.693 145464.067 12310.443 145462.713 12293.854 145460.004 C 12277.435 145457.296 12260.423 145453.233 12242.819 145447.817 L 12242.819 145396.274 C 12258.053 145404.568 12273.796 145410.746 12290.046 145414.809 C 12306.296 145418.871 12323.477 145420.903 12341.589 145420.903 C 12370.872 145420.903 12394.062 145413.201 12411.159 145397.797 C 12428.255 145382.394 12436.803 145361.489 12436.803 145335.082 C 12436.803 145308.676 12428.255 145287.771 12411.159 145272.368 C 12394.062 145256.964 12370.872 145249.262 12341.589 145249.262 C 12327.878 145249.262 12314.167 145250.786 12300.456 145253.832 C 12286.914 145256.879 12273.034 145261.619 12258.815 145268.051 L 12258.815 145077.622 Z">
                <!-- 23 nodes -->
              </draw:path>
              <draw:path id="text8309" draw:style-name="style1" draw:layer="layout" svg:x="8.859cm" svg:y="72.539cm" svg:width="0.245cm" svg:height="0.386cm" svg:viewBox="0.0 0.0 245.273 386.445" svg:d="M 17734.355 145077.622 L 17935.702 145077.622 L 17935.702 145120.786 L 17781.327 145120.786 L 17781.327 145213.715 C 17788.775 145211.176 17796.223 145209.314 17803.671 145208.129 C 17811.119 145206.775 17818.567 145206.098 17826.015 145206.098 C 17868.332 145206.098 17901.848 145217.693 17926.562 145240.883 C 17951.275 145264.073 17963.632 145295.473 17963.632 145335.082 C 17963.632 145375.877 17950.937 145407.615 17925.546 145430.297 C 17900.155 145452.810 17864.355 145464.067 17818.144 145464.067 C 17802.232 145464.067 17785.982 145462.713 17769.394 145460.004 C 17752.974 145457.296 17735.963 145453.233 17718.358 145447.817 L 17718.358 145396.274 C 17733.593 145404.568 17749.335 145410.746 17765.585 145414.809 C 17781.835 145418.871 17799.016 145420.903 17817.128 145420.903 C 17846.412 145420.903 17869.602 145413.201 17886.698 145397.797 C 17903.795 145382.394 17912.343 145361.489 17912.343 145335.082 C 17912.343 145308.676 17903.795 145287.771 17886.698 145272.368 C 17869.602 145256.964 17846.412 145249.262 17817.128 145249.262 C 17803.417 145249.262 17789.706 145250.786 17775.995 145253.832 C 17762.453 145256.879 17748.573 145261.619 17734.355 145268.051 L 17734.355 145077.622 Z">
                <!-- 23 nodes -->
              </draw:path>
              <draw:path id="text8313" draw:style-name="style1" draw:layer="layout" svg:x="11.051cm" svg:y="72.523cm" svg:width="1.336cm" svg:height="0.463cm" svg:viewBox="0.0 0.0 1335.894 463.125" svg:d="M 22274.268 145236.821 C 22298.812 145242.068 22317.940 145252.986 22331.651 145269.575 C 22345.531 145286.163 22352.471 145306.645 22352.471 145331.020 C 22352.471 145368.429 22339.606 145397.374 22313.877 145417.856 C 22288.148 145438.338 22251.586 145448.578 22204.190 145448.578 C 22188.278 145448.578 22171.859 145446.970 22154.932 145443.754 C 22138.174 145440.707 22120.824 145436.052 22102.881 145429.789 L 22102.881 145380.278 C 22117.100 145388.572 22132.673 145394.835 22149.600 145399.067 C 22166.527 145403.299 22184.216 145405.414 22202.666 145405.414 C 22234.828 145405.414 22259.287 145399.067 22276.045 145386.371 C 22292.972 145373.676 22301.436 145355.226 22301.436 145331.020 C 22301.436 145308.676 22293.565 145291.241 22277.823 145278.715 C 22262.250 145266.020 22240.498 145259.672 22212.569 145259.672 L 22168.389 145259.672 L 22168.389 145217.524 L 22214.600 145217.524 C 22239.821 145217.524 22259.118 145212.530 22272.491 145202.543 C 22285.863 145192.387 22292.549 145177.830 22292.549 145158.872 C 22292.549 145139.405 22285.609 145124.510 22271.729 145114.184 C 22258.018 145103.689 22238.298 145098.442 22212.569 145098.442 C 22198.519 145098.442 22183.454 145099.965 22167.373 145103.012 C 22151.293 145106.059 22133.604 145110.799 22114.307 145117.231 L 22114.307 145071.528 C 22133.773 145066.111 22151.970 145062.049 22168.897 145059.340 C 22185.993 145056.632 22202.074 145055.278 22217.139 145055.278 C 22256.071 145055.278 22286.879 145064.165 22309.561 145081.938 C 22332.243 145099.542 22343.584 145123.409 22343.584 145153.539 C 22343.584 145174.529 22337.575 145192.302 22325.557 145206.860 C 22313.539 145221.248 22296.442 145231.235 22274.268 145236.821 ZM 22720.583 145046.645 C 22697.900 145085.577 22681.058 145124.086 22670.055 145162.172 C 22659.053 145200.258 22653.551 145238.852 22653.551 145277.954 C 22653.551 145317.055 22659.053 145355.818 22670.055 145394.243 C 22681.227 145432.498 22698.070 145471.007 22720.583 145509.770 L 22679.958 145509.770 C 22654.567 145469.991 22635.524 145430.890 22622.829 145392.465 C 22610.303 145354.041 22604.040 145315.870 22604.040 145277.954 C 22604.040 145240.206 22610.303 145202.205 22622.829 145163.950 C 22635.355 145125.694 22654.398 145086.593 22679.958 145046.645 L 22720.583 145046.645 ZM 22787.543 145277.954 L 22924.398 145277.954 L 22924.398 145319.594 L 22787.543 145319.594 L 22787.543 145277.954 ZM 23049.657 145398.051 L 23228.661 145398.051 L 23228.661 145441.215 L 22987.958 145441.215 L 22987.958 145398.051 C 23007.424 145377.908 23033.915 145350.909 23067.431 145317.055 C 23101.116 145283.032 23122.274 145261.111 23130.907 145251.293 C 23147.326 145232.843 23158.752 145217.270 23165.185 145204.575 C 23171.786 145191.710 23175.087 145179.099 23175.087 145166.743 C 23175.087 145146.599 23167.977 145130.180 23153.759 145117.485 C 23139.709 145104.789 23121.343 145098.442 23098.661 145098.442 C 23082.580 145098.442 23065.569 145101.235 23047.626 145106.821 C 23029.853 145112.407 23010.810 145120.870 22990.497 145132.211 L 22990.497 145080.414 C 23011.148 145072.120 23030.445 145065.857 23048.388 145061.625 C 23066.330 145057.394 23082.750 145055.278 23097.645 145055.278 C 23136.916 145055.278 23168.231 145065.095 23191.591 145084.731 C 23214.950 145104.366 23226.630 145130.603 23226.630 145163.442 C 23226.630 145179.015 23223.668 145193.826 23217.743 145207.875 C 23211.988 145221.756 23201.408 145238.175 23186.005 145257.133 C 23181.773 145262.042 23168.316 145276.261 23145.634 145299.789 C 23122.951 145323.149 23090.959 145355.903 23049.657 145398.051 ZM 23322.233 145046.645 L 23362.858 145046.645 C 23388.248 145086.593 23407.207 145125.694 23419.733 145163.950 C 23432.428 145202.205 23438.776 145240.206 23438.776 145277.954 C 23438.776 145315.870 23432.428 145354.041 23419.733 145392.465 C 23407.207 145430.890 23388.248 145469.991 23362.858 145509.770 L 23322.233 145509.770 C 23344.746 145471.007 23361.504 145432.498 23372.506 145394.243 C 23383.678 145355.818 23389.264 145317.055 23389.264 145277.954 C 23389.264 145238.852 23383.678 145200.258 23372.506 145162.172 C 23361.504 145124.086 23344.746 145085.577 23322.233 145046.645 Z">
                <!-- 79 nodes -->
              </draw:path>
              <draw:path id="text8317" draw:style-name="style1" draw:layer="layout" svg:x="13.789cm" svg:y="72.523cm" svg:width="1.336cm" svg:height="0.463cm" svg:viewBox="0.0 0.0 1335.895 463.125" svg:d="M 27749.807 145236.821 C 27774.351 145242.068 27793.479 145252.986 27807.190 145269.575 C 27821.070 145286.163 27828.010 145306.645 27828.010 145331.020 C 27828.010 145368.429 27815.146 145397.374 27789.417 145417.856 C 27763.687 145438.338 27727.125 145448.578 27679.729 145448.578 C 27663.818 145448.578 27647.398 145446.970 27630.471 145443.754 C 27613.713 145440.707 27596.363 145436.052 27578.421 145429.789 L 27578.421 145380.278 C 27592.639 145388.572 27608.212 145394.835 27625.139 145399.067 C 27642.066 145403.299 27659.755 145405.414 27678.206 145405.414 C 27710.367 145405.414 27734.827 145399.067 27751.585 145386.371 C 27768.512 145373.676 27776.975 145355.226 27776.975 145331.020 C 27776.975 145308.676 27769.104 145291.241 27753.362 145278.715 C 27737.789 145266.020 27716.038 145259.672 27688.108 145259.672 L 27643.928 145259.672 L 27643.928 145217.524 L 27690.139 145217.524 C 27715.361 145217.524 27734.657 145212.530 27748.030 145202.543 C 27761.402 145192.387 27768.088 145177.830 27768.088 145158.872 C 27768.088 145139.405 27761.148 145124.510 27747.268 145114.184 C 27733.557 145103.689 27713.837 145098.442 27688.108 145098.442 C 27674.059 145098.442 27658.993 145099.965 27642.913 145103.012 C 27626.832 145106.059 27609.143 145110.799 27589.846 145117.231 L 27589.846 145071.528 C 27609.312 145066.111 27627.509 145062.049 27644.436 145059.340 C 27661.532 145056.632 27677.613 145055.278 27692.678 145055.278 C 27731.611 145055.278 27762.418 145064.165 27785.100 145081.938 C 27807.782 145099.542 27819.124 145123.409 27819.124 145153.539 C 27819.124 145174.529 27813.114 145192.302 27801.096 145206.860 C 27789.078 145221.248 27771.982 145231.235 27749.807 145236.821 ZM 28196.122 145046.645 C 28173.440 145085.577 28156.597 145124.086 28145.595 145162.172 C 28134.592 145200.258 28129.091 145238.852 28129.091 145277.954 C 28129.091 145317.055 28134.592 145355.818 28145.595 145394.243 C 28156.766 145432.498 28173.609 145471.007 28196.122 145509.770 L 28155.497 145509.770 C 28130.106 145469.991 28111.063 145430.890 28098.368 145392.465 C 28085.842 145354.041 28079.579 145315.870 28079.579 145277.954 C 28079.579 145240.206 28085.842 145202.205 28098.368 145163.950 C 28110.894 145125.694 28129.937 145086.593 28155.497 145046.645 L 28196.122 145046.645 ZM 28263.082 145277.954 L 28399.937 145277.954 L 28399.937 145319.594 L 28263.082 145319.594 L 28263.082 145277.954 ZM 28525.196 145398.051 L 28704.200 145398.051 L 28704.200 145441.215 L 28463.497 145441.215 L 28463.497 145398.051 C 28482.963 145377.908 28509.454 145350.909 28542.970 145317.055 C 28576.655 145283.032 28597.814 145261.111 28606.446 145251.293 C 28622.866 145232.843 28634.291 145217.270 28640.724 145204.575 C 28647.325 145191.710 28650.626 145179.099 28650.626 145166.743 C 28650.626 145146.599 28643.517 145130.180 28629.298 145117.485 C 28615.248 145104.789 28596.883 145098.442 28574.200 145098.442 C 28558.120 145098.442 28541.108 145101.235 28523.165 145106.821 C 28505.392 145112.407 28486.349 145120.870 28466.036 145132.211 L 28466.036 145080.414 C 28486.687 145072.120 28505.984 145065.857 28523.927 145061.625 C 28541.870 145057.394 28558.289 145055.278 28573.185 145055.278 C 28612.456 145055.278 28643.771 145065.095 28667.130 145084.731 C 28690.489 145104.366 28702.169 145130.603 28702.169 145163.442 C 28702.169 145179.015 28699.207 145193.826 28693.282 145207.875 C 28687.527 145221.756 28676.948 145238.175 28661.544 145257.133 C 28657.312 145262.042 28643.855 145276.261 28621.173 145299.789 C 28598.491 145323.149 28566.498 145355.903 28525.196 145398.051 ZM 28797.772 145046.645 L 28838.397 145046.645 C 28863.788 145086.593 28882.746 145125.694 28895.272 145163.950 C 28907.968 145202.205 28914.315 145240.206 28914.315 145277.954 C 28914.315 145315.870 28907.968 145354.041 28895.272 145392.465 C 28882.746 145430.890 28863.788 145469.991 28838.397 145509.770 L 28797.772 145509.770 C 28820.285 145471.007 28837.043 145432.498 28848.046 145394.243 C 28859.218 145355.818 28864.804 145317.055 28864.804 145277.954 C 28864.804 145238.852 28859.218 145200.258 28848.046 145162.172 C 28837.043 145124.086 28820.285 145085.577 28797.772 145046.645 Z">
                <!-- 79 nodes -->
              </draw:path>
              <draw:path id="text8321" draw:style-name="style1" draw:layer="layout" svg:x="16.544cm" svg:y="72.523cm" svg:width="1.318cm" svg:height="0.463cm" svg:viewBox="0.0 0.0 1318.374 463.125" svg:d="M 33096.362 145398.051 L 33180.151 145398.051 L 33180.151 145108.852 L 33088.999 145127.133 L 33088.999 145080.414 L 33179.643 145062.133 L 33230.932 145062.133 L 33230.932 145398.051 L 33314.721 145398.051 L 33314.721 145441.215 L 33096.362 145441.215 L 33096.362 145398.051 ZM 33689.181 145046.645 C 33666.498 145085.577 33649.656 145124.086 33638.653 145162.172 C 33627.651 145200.258 33622.149 145238.852 33622.149 145277.954 C 33622.149 145317.055 33627.651 145355.818 33638.653 145394.243 C 33649.825 145432.498 33666.668 145471.007 33689.181 145509.770 L 33648.556 145509.770 C 33623.165 145469.991 33604.122 145430.890 33591.427 145392.465 C 33578.901 145354.041 33572.638 145315.870 33572.638 145277.954 C 33572.638 145240.206 33578.901 145202.205 33591.427 145163.950 C 33603.953 145125.694 33622.996 145086.593 33648.556 145046.645 L 33689.181 145046.645 ZM 33756.141 145277.954 L 33892.996 145277.954 L 33892.996 145319.594 L 33756.141 145319.594 L 33756.141 145277.954 ZM 34114.994 145106.821 L 33985.502 145309.184 L 34114.994 145309.184 L 34114.994 145106.821 ZM 34101.537 145062.133 L 34166.029 145062.133 L 34166.029 145309.184 L 34220.111 145309.184 L 34220.111 145351.840 L 34166.029 145351.840 L 34166.029 145441.215 L 34114.994 145441.215 L 34114.994 145351.840 L 33943.862 145351.840 L 33943.862 145302.329 L 34101.537 145062.133 ZM 34290.830 145046.645 L 34331.455 145046.645 C 34356.846 145086.593 34375.804 145125.694 34388.330 145163.950 C 34401.026 145202.205 34407.373 145240.206 34407.373 145277.954 C 34407.373 145315.870 34401.026 145354.041 34388.330 145392.465 C 34375.804 145430.890 34356.846 145469.991 34331.455 145509.770 L 34290.830 145509.770 C 34313.343 145471.007 34330.101 145432.498 34341.104 145394.243 C 34352.276 145355.818 34357.862 145317.055 34357.862 145277.954 C 34357.862 145238.852 34352.276 145200.258 34341.104 145162.172 C 34330.101 145124.086 34313.343 145085.577 34290.830 145046.645 Z">
                <!-- 55 nodes -->
              </draw:path>
              <draw:path id="text8325" draw:style-name="style1" draw:layer="layout" svg:x="19.263cm" svg:y="72.523cm" svg:width="1.337cm" svg:height="0.463cm" svg:viewBox="0.0 0.0 1337.417 463.125" svg:d="M 38588.151 145398.051 L 38767.155 145398.051 L 38767.155 145441.215 L 38526.452 145441.215 L 38526.452 145398.051 C 38545.918 145377.908 38572.409 145350.909 38605.925 145317.055 C 38639.610 145283.032 38660.768 145261.111 38669.401 145251.293 C 38685.821 145232.843 38697.246 145217.270 38703.679 145204.575 C 38710.280 145191.710 38713.581 145179.099 38713.581 145166.743 C 38713.581 145146.599 38706.472 145130.180 38692.253 145117.485 C 38678.203 145104.789 38659.837 145098.442 38637.155 145098.442 C 38621.074 145098.442 38604.063 145101.235 38586.120 145106.821 C 38568.347 145112.407 38549.304 145120.870 38528.991 145132.211 L 38528.991 145080.414 C 38549.642 145072.120 38568.939 145065.857 38586.882 145061.625 C 38604.824 145057.394 38621.244 145055.278 38636.140 145055.278 C 38675.410 145055.278 38706.725 145065.095 38730.085 145084.731 C 38753.444 145104.366 38765.124 145130.603 38765.124 145163.442 C 38765.124 145179.015 38762.162 145193.826 38756.237 145207.875 C 38750.482 145221.756 38739.903 145238.175 38724.499 145257.133 C 38720.267 145262.042 38706.810 145276.261 38684.128 145299.789 C 38661.446 145323.149 38629.453 145355.903 38588.151 145398.051 ZM 39145.676 145046.645 C 39122.994 145085.577 39106.151 145124.086 39095.149 145162.172 C 39084.146 145200.258 39078.645 145238.852 39078.645 145277.954 C 39078.645 145317.055 39084.146 145355.818 39095.149 145394.243 C 39106.321 145432.498 39123.163 145471.007 39145.676 145509.770 L 39105.051 145509.770 C 39079.660 145469.991 39060.617 145430.890 39047.922 145392.465 C 39035.396 145354.041 39029.133 145315.870 39029.133 145277.954 C 39029.133 145240.206 39035.396 145202.205 39047.922 145163.950 C 39060.448 145125.694 39079.491 145086.593 39105.051 145046.645 L 39145.676 145046.645 ZM 39212.637 145277.954 L 39349.492 145277.954 L 39349.492 145319.594 L 39212.637 145319.594 L 39212.637 145277.954 ZM 39585.962 145236.821 C 39610.507 145242.068 39629.634 145252.986 39643.345 145269.575 C 39657.225 145286.163 39664.165 145306.645 39664.165 145331.020 C 39664.165 145368.429 39651.301 145397.374 39625.572 145417.856 C 39599.843 145438.338 39563.280 145448.578 39515.884 145448.578 C 39499.973 145448.578 39483.554 145446.970 39466.626 145443.754 C 39449.869 145440.707 39432.518 145436.052 39414.576 145429.789 L 39414.576 145380.278 C 39428.794 145388.572 39444.367 145394.835 39461.294 145399.067 C 39478.221 145403.299 39495.910 145405.414 39514.361 145405.414 C 39546.522 145405.414 39570.982 145399.067 39587.740 145386.371 C 39604.667 145373.676 39613.130 145355.226 39613.130 145331.020 C 39613.130 145308.676 39605.259 145291.241 39589.517 145278.715 C 39573.944 145266.020 39552.193 145259.672 39524.263 145259.672 L 39480.083 145259.672 L 39480.083 145217.524 L 39526.294 145217.524 C 39551.516 145217.524 39570.813 145212.530 39584.185 145202.543 C 39597.557 145192.387 39604.244 145177.830 39604.244 145158.872 C 39604.244 145139.405 39597.303 145124.510 39583.423 145114.184 C 39569.712 145103.689 39549.992 145098.442 39524.263 145098.442 C 39510.214 145098.442 39495.149 145099.965 39479.068 145103.012 C 39462.987 145106.059 39445.298 145110.799 39426.001 145117.231 L 39426.001 145071.528 C 39445.468 145066.111 39463.664 145062.049 39480.591 145059.340 C 39497.688 145056.632 39513.768 145055.278 39528.833 145055.278 C 39567.766 145055.278 39598.573 145064.165 39621.255 145081.938 C 39643.938 145099.542 39655.279 145123.409 39655.279 145153.539 C 39655.279 145174.529 39649.270 145192.302 39637.251 145206.860 C 39625.233 145221.248 39608.137 145231.235 39585.962 145236.821 ZM 39747.327 145046.645 L 39787.952 145046.645 C 39813.342 145086.593 39832.300 145125.694 39844.827 145163.950 C 39857.522 145202.205 39863.869 145240.206 39863.869 145277.954 C 39863.869 145315.870 39857.522 145354.041 39844.827 145392.465 C 39832.300 145430.890 39813.342 145469.991 39787.952 145509.770 L 39747.327 145509.770 C 39769.840 145471.007 39786.597 145432.498 39797.600 145394.243 C 39808.772 145355.818 39814.358 145317.055 39814.358 145277.954 C 39814.358 145238.852 39808.772 145200.258 39797.600 145162.172 C 39786.597 145124.086 39769.840 145085.577 39747.327 145046.645 Z">
                <!-- 79 nodes -->
              </draw:path>
              <draw:path id="text8329" draw:style-name="style1" draw:layer="layout" svg:x="22.003cm" svg:y="72.523cm" svg:width="1.336cm" svg:height="0.463cm" svg:viewBox="0.0 0.0 1335.894 463.125" svg:d="M 44176.427 145236.821 C 44200.971 145242.068 44220.098 145252.986 44233.809 145269.575 C 44247.690 145286.163 44254.630 145306.645 44254.630 145331.020 C 44254.630 145368.429 44241.765 145397.374 44216.036 145417.856 C 44190.307 145438.338 44153.744 145448.578 44106.348 145448.578 C 44090.437 145448.578 44074.018 145446.970 44057.091 145443.754 C 44040.333 145440.707 44022.983 145436.052 44005.040 145429.789 L 44005.040 145380.278 C 44019.259 145388.572 44034.832 145394.835 44051.759 145399.067 C 44068.686 145403.299 44086.375 145405.414 44104.825 145405.414 C 44136.986 145405.414 44161.446 145399.067 44178.204 145386.371 C 44195.131 145373.676 44203.595 145355.226 44203.595 145331.020 C 44203.595 145308.676 44195.723 145291.241 44179.981 145278.715 C 44164.408 145266.020 44142.657 145259.672 44114.727 145259.672 L 44070.548 145259.672 L 44070.548 145217.524 L 44116.759 145217.524 C 44141.980 145217.524 44161.277 145212.530 44174.649 145202.543 C 44188.022 145192.387 44194.708 145177.830 44194.708 145158.872 C 44194.708 145139.405 44187.768 145124.510 44173.888 145114.184 C 44160.177 145103.689 44140.457 145098.442 44114.727 145098.442 C 44100.678 145098.442 44085.613 145099.965 44069.532 145103.012 C 44053.451 145106.059 44035.763 145110.799 44016.466 145117.231 L 44016.466 145071.528 C 44035.932 145066.111 44054.128 145062.049 44071.056 145059.340 C 44088.152 145056.632 44104.233 145055.278 44119.298 145055.278 C 44158.230 145055.278 44189.037 145064.165 44211.720 145081.938 C 44234.402 145099.542 44245.743 145123.409 44245.743 145153.539 C 44245.743 145174.529 44239.734 145192.302 44227.716 145206.860 C 44215.697 145221.248 44198.601 145231.235 44176.427 145236.821 ZM 44622.740 145046.645 C 44600.057 145085.577 44583.215 145124.086 44572.212 145162.172 C 44561.210 145200.258 44555.708 145238.852 44555.708 145277.954 C 44555.708 145317.055 44561.210 145355.818 44572.212 145394.243 C 44583.384 145432.498 44600.227 145471.007 44622.740 145509.770 L 44582.115 145509.770 C 44556.724 145469.991 44537.681 145430.890 44524.986 145392.465 C 44512.460 145354.041 44506.197 145315.870 44506.197 145277.954 C 44506.197 145240.206 44512.460 145202.205 44524.986 145163.950 C 44537.512 145125.694 44556.555 145086.593 44582.115 145046.645 L 44622.740 145046.645 ZM 44689.700 145277.954 L 44826.556 145277.954 L 44826.556 145319.594 L 44689.700 145319.594 L 44689.700 145277.954 ZM 44951.814 145398.051 L 45130.818 145398.051 L 45130.818 145441.215 L 44890.115 145441.215 L 44890.115 145398.051 C 44909.581 145377.908 44936.072 145350.909 44969.588 145317.055 C 45003.272 145283.032 45024.431 145261.111 45033.064 145251.293 C 45049.483 145232.843 45060.909 145217.270 45067.341 145204.575 C 45073.943 145191.710 45077.244 145179.099 45077.244 145166.743 C 45077.244 145146.599 45070.134 145130.180 45055.916 145117.485 C 45041.866 145104.789 45023.500 145098.442 45000.818 145098.442 C 44984.737 145098.442 44967.726 145101.235 44949.783 145106.821 C 44932.009 145112.407 44912.966 145120.870 44892.654 145132.211 L 44892.654 145080.414 C 44913.305 145072.120 44932.602 145065.857 44950.545 145061.625 C 44968.487 145057.394 44984.907 145055.278 44999.802 145055.278 C 45039.073 145055.278 45070.388 145065.095 45093.748 145084.731 C 45117.107 145104.366 45128.787 145130.603 45128.787 145163.442 C 45128.787 145179.015 45125.824 145193.826 45119.900 145207.875 C 45114.145 145221.756 45103.565 145238.175 45088.162 145257.133 C 45083.930 145262.042 45070.473 145276.261 45047.791 145299.789 C 45025.108 145323.149 44993.116 145355.903 44951.814 145398.051 ZM 45224.391 145046.645 L 45265.016 145046.645 C 45290.407 145086.593 45309.365 145125.694 45321.891 145163.950 C 45334.586 145202.205 45340.934 145240.206 45340.934 145277.954 C 45340.934 145315.870 45334.586 145354.041 45321.891 145392.465 C 45309.365 145430.890 45290.407 145469.991 45265.016 145509.770 L 45224.391 145509.770 C 45246.904 145471.007 45263.662 145432.498 45274.664 145394.243 C 45285.836 145355.818 45291.422 145317.055 45291.422 145277.954 C 45291.422 145238.852 45285.836 145200.258 45274.664 145162.172 C 45263.662 145124.086 45246.904 145085.577 45224.391 145046.645 Z">
                <!-- 79 nodes -->
              </draw:path>
              <draw:path id="text8333" draw:style-name="style1" draw:layer="layout" svg:x="24.758cm" svg:y="72.523cm" svg:width="1.318cm" svg:height="0.463cm" svg:viewBox="0.0 0.0 1318.374 463.125" svg:d="M 49522.980 145398.051 L 49606.769 145398.051 L 49606.769 145108.852 L 49515.616 145127.133 L 49515.616 145080.414 L 49606.261 145062.133 L 49657.550 145062.133 L 49657.550 145398.051 L 49741.339 145398.051 L 49741.339 145441.215 L 49522.980 145441.215 L 49522.980 145398.051 ZM 50115.798 145046.645 C 50093.116 145085.577 50076.274 145124.086 50065.271 145162.172 C 50054.268 145200.258 50048.767 145238.852 50048.767 145277.954 C 50048.767 145317.055 50054.268 145355.818 50065.271 145394.243 C 50076.443 145432.498 50093.285 145471.007 50115.798 145509.770 L 50075.173 145509.770 C 50049.783 145469.991 50030.740 145430.890 50018.044 145392.465 C 50005.518 145354.041 49999.255 145315.870 49999.255 145277.954 C 49999.255 145240.206 50005.518 145202.205 50018.044 145163.950 C 50030.570 145125.694 50049.613 145086.593 50075.173 145046.645 L 50115.798 145046.645 ZM 50182.759 145277.954 L 50319.615 145277.954 L 50319.615 145319.594 L 50182.759 145319.594 L 50182.759 145277.954 ZM 50556.084 145236.821 C 50580.628 145242.068 50599.756 145252.986 50613.467 145269.575 C 50627.347 145286.163 50634.287 145306.645 50634.287 145331.020 C 50634.287 145368.429 50621.422 145397.374 50595.693 145417.856 C 50569.964 145438.338 50533.401 145448.578 50486.006 145448.578 C 50470.094 145448.578 50453.675 145446.970 50436.748 145443.754 C 50419.990 145440.707 50402.640 145436.052 50384.697 145429.789 L 50384.697 145380.278 C 50398.916 145388.572 50414.489 145394.835 50431.416 145399.067 C 50448.343 145403.299 50466.032 145405.414 50484.482 145405.414 C 50516.644 145405.414 50541.103 145399.067 50557.861 145386.371 C 50574.788 145373.676 50583.252 145355.226 50583.252 145331.020 C 50583.252 145308.676 50575.381 145291.241 50559.638 145278.715 C 50544.066 145266.020 50522.314 145259.672 50494.385 145259.672 L 50450.205 145259.672 L 50450.205 145217.524 L 50496.416 145217.524 C 50521.637 145217.524 50540.934 145212.530 50554.306 145202.543 C 50567.679 145192.387 50574.365 145177.830 50574.365 145158.872 C 50574.365 145139.405 50567.425 145124.510 50553.545 145114.184 C 50539.834 145103.689 50520.114 145098.442 50494.385 145098.442 C 50480.335 145098.442 50465.270 145099.965 50449.189 145103.012 C 50433.109 145106.059 50415.420 145110.799 50396.123 145117.231 L 50396.123 145071.528 C 50415.589 145066.111 50433.786 145062.049 50450.713 145059.340 C 50467.809 145056.632 50483.890 145055.278 50498.955 145055.278 C 50537.887 145055.278 50568.694 145064.165 50591.377 145081.938 C 50614.059 145099.542 50625.400 145123.409 50625.400 145153.539 C 50625.400 145174.529 50619.391 145192.302 50607.373 145206.860 C 50595.355 145221.248 50578.258 145231.235 50556.084 145236.821 ZM 50717.448 145046.645 L 50758.073 145046.645 C 50783.464 145086.593 50802.422 145125.694 50814.948 145163.950 C 50827.643 145202.205 50833.991 145240.206 50833.991 145277.954 C 50833.991 145315.870 50827.643 145354.041 50814.948 145392.465 C 50802.422 145430.890 50783.464 145469.991 50758.073 145509.770 L 50717.448 145509.770 C 50739.961 145471.007 50756.719 145432.498 50767.721 145394.243 C 50778.893 145355.818 50784.479 145317.055 50784.479 145277.954 C 50784.479 145238.852 50778.893 145200.258 50767.721 145162.172 C 50756.719 145124.086 50739.961 145085.577 50717.448 145046.645 Z">
                <!-- 69 nodes -->
              </draw:path>
              <draw:g id="g8347">
                <draw:frame id="image8349" draw:style-name="gr1" draw:text-style-name="P1" draw:layer="layout" svg:width="12.701cm" svg:height="0.634cm" draw:transform="matrix(5.588 0.000 0.000 112.014 248.180 566.273) translate(28.140cm, 64.207cm)">
                  <draw:image xlink:href="Pictures/image1.png" xlink:type="simple" xlink:show="embed" xlink:actuate="onLoad">
                    <text:p/>
                  </draw:image>
                </draw:frame>
              </draw:g>
              <!-- id="g8347" -->
              <draw:path id="path8351" draw:style-name="style2" draw:layer="layout" svg:x="28.784cm" svg:y="75.723cm" svg:width="0.140cm" svg:height="0.032cm" svg:viewBox="0.0 0.0 140.000 32.000" svg:d="M 57567.602 151462.435 L 57707.602 151462.435 L 57567.602 151462.435 ">
                <!-- 3 nodes -->
              </draw:path>
              <draw:path id="text8355" draw:style-name="style1" draw:layer="layout" svg:x="29.098cm" svg:y="75.551cm" svg:width="2.070cm" svg:height="0.393cm" svg:viewBox="0.0 0.0 2070.072 393.301" svg:d="M 58327.174 151142.179 C 58300.768 151142.179 58280.878 151155.212 58267.506 151181.280 C 58254.303 151207.179 58247.701 151246.196 58247.701 151298.331 C 58247.701 151350.297 58254.303 151389.314 58267.506 151415.382 C 58280.878 151441.280 58300.768 151454.229 58327.174 151454.229 C 58353.749 151454.229 58373.639 151441.280 58386.842 151415.382 C 58400.214 151389.314 58406.900 151350.297 58406.900 151298.331 C 58406.900 151246.196 58400.214 151207.179 58386.842 151181.280 C 58373.639 151155.212 58353.749 151142.179 58327.174 151142.179 ZM 58327.174 151101.554 C 58369.661 151101.554 58402.076 151118.396 58424.420 151152.081 C 58446.933 151185.597 58458.189 151234.347 58458.189 151298.331 C 58458.189 151362.146 58446.933 151410.896 58424.420 151444.581 C 58402.076 151478.097 58369.661 151494.854 58327.174 151494.854 C 58284.687 151494.854 58252.187 151478.097 58229.674 151444.581 C 58207.330 151410.896 58196.158 151362.146 58196.158 151298.331 C 58196.158 151234.347 58207.330 151185.597 58229.674 151152.081 C 58252.187 151118.396 58284.687 151101.554 58327.174 151101.554 ZM 58548.206 151422.999 L 58601.780 151422.999 L 58601.780 151487.491 L 58548.206 151487.491 L 58548.206 151422.999 ZM 58823.254 151142.179 C 58796.848 151142.179 58776.959 151155.212 58763.586 151181.280 C 58750.383 151207.179 58743.782 151246.196 58743.782 151298.331 C 58743.782 151350.297 58750.383 151389.314 58763.586 151415.382 C 58776.959 151441.280 58796.848 151454.229 58823.254 151454.229 C 58849.830 151454.229 58869.719 151441.280 58882.922 151415.382 C 58896.295 151389.314 58902.981 151350.297 58902.981 151298.331 C 58902.981 151246.196 58896.295 151207.179 58882.922 151181.280 C 58869.719 151155.212 58849.830 151142.179 58823.254 151142.179 ZM 58823.254 151101.554 C 58865.741 151101.554 58898.156 151118.396 58920.500 151152.081 C 58943.013 151185.597 58954.270 151234.347 58954.270 151298.331 C 58954.270 151362.146 58943.013 151410.896 58920.500 151444.581 C 58898.156 151478.097 58865.741 151494.854 58823.254 151494.854 C 58780.767 151494.854 58748.267 151478.097 58725.754 151444.581 C 58703.410 151410.896 58692.239 151362.146 58692.239 151298.331 C 58692.239 151234.347 58703.410 151185.597 58725.754 151152.081 C 58748.267 151118.396 58780.767 151101.554 58823.254 151101.554 ZM 59053.173 151444.327 L 59136.962 151444.327 L 59136.962 151155.128 L 59045.810 151173.409 L 59045.810 151126.690 L 59136.454 151108.409 L 59187.743 151108.409 L 59187.743 151444.327 L 59271.532 151444.327 L 59271.532 151487.491 L 59053.173 151487.491 L 59053.173 151444.327 ZM 59383.893 151444.327 L 59467.682 151444.327 L 59467.682 151155.128 L 59376.529 151173.409 L 59376.529 151126.690 L 59467.174 151108.409 L 59518.463 151108.409 L 59518.463 151444.327 L 59602.252 151444.327 L 59602.252 151487.491 L 59383.893 151487.491 L 59383.893 151444.327 ZM 59692.776 151108.409 L 59936.526 151108.409 L 59936.526 151130.245 L 59798.909 151487.491 L 59745.335 151487.491 L 59874.827 151151.573 L 59692.776 151151.573 L 59692.776 151108.409 ZM 60036.953 151108.409 L 60238.301 151108.409 L 60238.301 151151.573 L 60083.926 151151.573 L 60083.926 151244.503 C 60091.374 151241.964 60098.821 151240.102 60106.269 151238.917 C 60113.717 151237.563 60121.165 151236.886 60128.613 151236.886 C 60170.931 151236.886 60204.446 151248.481 60229.160 151271.671 C 60253.873 151294.861 60266.230 151326.261 60266.230 151365.870 C 60266.230 151406.664 60253.535 151438.403 60228.144 151461.085 C 60202.754 151483.598 60166.953 151494.854 60120.742 151494.854 C 60104.831 151494.854 60088.581 151493.500 60071.992 151490.792 C 60055.573 151488.083 60038.561 151484.021 60020.957 151478.604 L 60020.957 151427.061 C 60036.191 151435.356 60051.933 151441.534 60068.183 151445.597 C 60084.433 151449.659 60101.614 151451.690 60119.726 151451.690 C 60149.010 151451.690 60172.200 151443.988 60189.297 151428.585 C 60206.393 151413.181 60214.941 151392.276 60214.941 151365.870 C 60214.941 151339.464 60206.393 151318.559 60189.297 151303.155 C 60172.200 151287.751 60149.010 151280.050 60119.726 151280.050 C 60106.015 151280.050 60092.305 151281.573 60078.594 151284.620 C 60065.052 151287.667 60051.172 151292.406 60036.953 151298.839 L 60036.953 151108.409 Z">
                <!-- 96 nodes -->
              </draw:path>
              <draw:path id="path8357" draw:style-name="style2" draw:layer="layout" svg:x="28.784cm" svg:y="74.116cm" svg:width="0.140cm" svg:height="0.032cm" svg:viewBox="0.0 0.0 140.000 32.000" svg:d="M 57567.602 148248.294 L 57707.602 148248.294 L 57567.602 148248.294 ">
                <!-- 3 nodes -->
              </draw:path>
              <draw:path id="text8361" draw:style-name="style1" draw:layer="layout" svg:x="29.098cm" svg:y="73.944cm" svg:width="2.081cm" svg:height="0.393cm" svg:viewBox="0.0 0.0 2080.990 393.301" svg:d="M 58327.174 147928.039 C 58300.768 147928.039 58280.878 147941.073 58267.506 147967.141 C 58254.303 147993.039 58247.701 148032.056 58247.701 148084.192 C 58247.701 148136.158 58254.303 148175.175 58267.506 148201.242 C 58280.878 148227.141 58300.768 148240.090 58327.174 148240.090 C 58353.749 148240.090 58373.639 148227.141 58386.842 148201.242 C 58400.214 148175.175 58406.900 148136.158 58406.900 148084.192 C 58406.900 148032.056 58400.214 147993.039 58386.842 147967.141 C 58373.639 147941.073 58353.749 147928.039 58327.174 147928.039 ZM 58327.174 147887.414 C 58369.661 147887.414 58402.076 147904.257 58424.420 147937.942 C 58446.933 147971.457 58458.189 148020.207 58458.189 148084.192 C 58458.189 148148.007 58446.933 148196.757 58424.420 148230.441 C 58402.076 148263.957 58369.661 148280.715 58327.174 148280.715 C 58284.687 148280.715 58252.187 148263.957 58229.674 148230.441 C 58207.330 148196.757 58196.158 148148.007 58196.158 148084.192 C 58196.158 148020.207 58207.330 147971.457 58229.674 147937.942 C 58252.187 147904.257 58284.687 147887.414 58327.174 147887.414 ZM 58548.206 148208.859 L 58601.780 148208.859 L 58601.780 148273.352 L 58548.206 148273.352 L 58548.206 148208.859 ZM 58823.254 147928.039 C 58796.848 147928.039 58776.959 147941.073 58763.586 147967.141 C 58750.383 147993.039 58743.782 148032.056 58743.782 148084.192 C 58743.782 148136.158 58750.383 148175.175 58763.586 148201.242 C 58776.959 148227.141 58796.848 148240.090 58823.254 148240.090 C 58849.830 148240.090 58869.719 148227.141 58882.922 148201.242 C 58896.295 148175.175 58902.981 148136.158 58902.981 148084.192 C 58902.981 148032.056 58896.295 147993.039 58882.922 147967.141 C 58869.719 147941.073 58849.830 147928.039 58823.254 147928.039 ZM 58823.254 147887.414 C 58865.741 147887.414 58898.156 147904.257 58920.500 147937.942 C 58943.013 147971.457 58954.270 148020.207 58954.270 148084.192 C 58954.270 148148.007 58943.013 148196.757 58920.500 148230.441 C 58898.156 148263.957 58865.741 148280.715 58823.254 148280.715 C 58780.767 148280.715 58748.267 148263.957 58725.754 148230.441 C 58703.410 148196.757 58692.239 148148.007 58692.239 148084.192 C 58692.239 148020.207 58703.410 147971.457 58725.754 147937.942 C 58748.267 147904.257 58780.767 147887.414 58823.254 147887.414 ZM 59053.173 148230.188 L 59136.962 148230.188 L 59136.962 147940.988 L 59045.810 147959.270 L 59045.810 147912.551 L 59136.454 147894.270 L 59187.743 147894.270 L 59187.743 148230.188 L 59271.532 148230.188 L 59271.532 148273.352 L 59053.173 148273.352 L 59053.173 148230.188 ZM 59419.186 148230.188 L 59598.189 148230.188 L 59598.189 148273.352 L 59357.486 148273.352 L 59357.486 148230.188 C 59376.953 148210.044 59403.443 148183.046 59436.959 148149.192 C 59470.644 148115.168 59491.803 148093.248 59500.436 148083.430 C 59516.855 148064.979 59528.281 148049.406 59534.713 148036.711 C 59541.314 148023.846 59544.615 148011.236 59544.615 147998.879 C 59544.615 147978.736 59537.506 147962.317 59523.287 147949.621 C 59509.238 147936.926 59490.872 147930.578 59468.189 147930.578 C 59452.109 147930.578 59435.097 147933.371 59417.154 147938.957 C 59399.381 147944.543 59380.338 147953.007 59360.025 147964.348 L 59360.025 147912.551 C 59380.676 147904.257 59399.973 147897.994 59417.916 147893.762 C 59435.859 147889.530 59452.278 147887.414 59467.174 147887.414 C 59506.445 147887.414 59537.760 147897.232 59561.119 147916.867 C 59584.479 147936.503 59596.158 147962.740 59596.158 147995.578 C 59596.158 148011.151 59593.196 148025.962 59587.271 148040.012 C 59581.516 148053.892 59570.937 148070.311 59555.533 148089.270 C 59551.301 148094.179 59537.844 148108.397 59515.162 148131.926 C 59492.480 148155.285 59460.488 148188.039 59419.186 148230.188 ZM 59815.413 147928.039 C 59789.007 147928.039 59769.117 147941.073 59755.745 147967.141 C 59742.542 147993.039 59735.940 148032.056 59735.940 148084.192 C 59735.940 148136.158 59742.542 148175.175 59755.745 148201.242 C 59769.117 148227.141 59789.007 148240.090 59815.413 148240.090 C 59841.989 148240.090 59861.878 148227.141 59875.081 148201.242 C 59888.453 148175.175 59895.140 148136.158 59895.140 148084.192 C 59895.140 148032.056 59888.453 147993.039 59875.081 147967.141 C 59861.878 147941.073 59841.989 147928.039 59815.413 147928.039 ZM 59815.413 147887.414 C 59857.900 147887.414 59890.315 147904.257 59912.659 147937.942 C 59935.172 147971.457 59946.429 148020.207 59946.429 148084.192 C 59946.429 148148.007 59935.172 148196.757 59912.659 148230.441 C 59890.315 148263.957 59857.900 148280.715 59815.413 148280.715 C 59772.926 148280.715 59740.426 148263.957 59717.913 148230.441 C 59695.569 148196.757 59684.397 148148.007 59684.397 148084.192 C 59684.397 148020.207 59695.569 147971.457 59717.913 147937.942 C 59740.426 147904.257 59772.926 147887.414 59815.413 147887.414 ZM 60146.133 147928.039 C 60119.726 147928.039 60099.837 147941.073 60086.465 147967.141 C 60073.262 147993.039 60066.660 148032.056 60066.660 148084.192 C 60066.660 148136.158 60073.262 148175.175 60086.465 148201.242 C 60099.837 148227.141 60119.726 148240.090 60146.133 148240.090 C 60172.708 148240.090 60192.597 148227.141 60205.801 148201.242 C 60219.173 148175.175 60225.859 148136.158 60225.859 148084.192 C 60225.859 148032.056 60219.173 147993.039 60205.801 147967.141 C 60192.597 147941.073 60172.708 147928.039 60146.133 147928.039 ZM 60146.133 147887.414 C 60188.620 147887.414 60221.035 147904.257 60243.379 147937.942 C 60265.892 147971.457 60277.148 148020.207 60277.148 148084.192 C 60277.148 148148.007 60265.892 148196.757 60243.379 148230.441 C 60221.035 148263.957 60188.620 148280.715 60146.133 148280.715 C 60103.646 148280.715 60071.146 148263.957 60048.633 148230.441 C 60026.289 148196.757 60015.117 148148.007 60015.117 148084.192 C 60015.117 148020.207 60026.289 147971.457 60048.633 147937.942 C 60071.146 147904.257 60103.646 147887.414 60146.133 147887.414 Z">
                <!-- 111 nodes -->
              </draw:path>
              <draw:path id="path8363" draw:style-name="style2" draw:layer="layout" svg:x="28.784cm" svg:y="72.509cm" svg:width="0.140cm" svg:height="0.032cm" svg:viewBox="0.0 0.0 140.000 32.000" svg:d="M 57567.602 145034.155 L 57707.602 145034.155 L 57567.602 145034.155 ">
                <!-- 3 nodes -->
              </draw:path>
              <draw:path id="text8367" draw:style-name="style1" draw:layer="layout" svg:x="29.098cm" svg:y="72.337cm" svg:width="2.070cm" svg:height="0.393cm" svg:viewBox="0.0 0.0 2070.072 393.301" svg:d="M 58327.174 144713.907 C 58300.768 144713.907 58280.878 144726.941 58267.506 144753.008 C 58254.303 144778.907 58247.701 144817.924 58247.701 144870.059 C 58247.701 144922.025 58254.303 144961.042 58267.506 144987.110 C 58280.878 145013.008 58300.768 145025.957 58327.174 145025.957 C 58353.749 145025.957 58373.639 145013.008 58386.842 144987.110 C 58400.214 144961.042 58406.900 144922.025 58406.900 144870.059 C 58406.900 144817.924 58400.214 144778.907 58386.842 144753.008 C 58373.639 144726.941 58353.749 144713.907 58327.174 144713.907 ZM 58327.174 144673.282 C 58369.661 144673.282 58402.076 144690.124 58424.420 144723.809 C 58446.933 144757.325 58458.189 144806.075 58458.189 144870.059 C 58458.189 144933.874 58446.933 144982.624 58424.420 145016.309 C 58402.076 145049.825 58369.661 145066.582 58327.174 145066.582 C 58284.687 145066.582 58252.187 145049.825 58229.674 145016.309 C 58207.330 144982.624 58196.158 144933.874 58196.158 144870.059 C 58196.158 144806.075 58207.330 144757.325 58229.674 144723.809 C 58252.187 144690.124 58284.687 144673.282 58327.174 144673.282 ZM 58548.206 144994.727 L 58601.780 144994.727 L 58601.780 145059.219 L 58548.206 145059.219 L 58548.206 144994.727 ZM 58823.254 144713.907 C 58796.848 144713.907 58776.959 144726.941 58763.586 144753.008 C 58750.383 144778.907 58743.782 144817.924 58743.782 144870.059 C 58743.782 144922.025 58750.383 144961.042 58763.586 144987.110 C 58776.959 145013.008 58796.848 145025.957 58823.254 145025.957 C 58849.830 145025.957 58869.719 145013.008 58882.922 144987.110 C 58896.295 144961.042 58902.981 144922.025 58902.981 144870.059 C 58902.981 144817.924 58896.295 144778.907 58882.922 144753.008 C 58869.719 144726.941 58849.830 144713.907 58823.254 144713.907 ZM 58823.254 144673.282 C 58865.741 144673.282 58898.156 144690.124 58920.500 144723.809 C 58943.013 144757.325 58954.270 144806.075 58954.270 144870.059 C 58954.270 144933.874 58943.013 144982.624 58920.500 145016.309 C 58898.156 145049.825 58865.741 145066.582 58823.254 145066.582 C 58780.767 145066.582 58748.267 145049.825 58725.754 145016.309 C 58703.410 144982.624 58692.239 144933.874 58692.239 144870.059 C 58692.239 144806.075 58703.410 144757.325 58725.754 144723.809 C 58748.267 144690.124 58780.767 144673.282 58823.254 144673.282 ZM 59053.173 145016.055 L 59136.962 145016.055 L 59136.962 144726.856 L 59045.810 144745.137 L 59045.810 144698.418 L 59136.454 144680.137 L 59187.743 144680.137 L 59187.743 145016.055 L 59271.532 145016.055 L 59271.532 145059.219 L 59053.173 145059.219 L 59053.173 145016.055 ZM 59419.186 145016.055 L 59598.189 145016.055 L 59598.189 145059.219 L 59357.486 145059.219 L 59357.486 145016.055 C 59376.953 144995.912 59403.443 144968.913 59436.959 144935.059 C 59470.644 144901.036 59491.803 144879.115 59500.436 144869.297 C 59516.855 144850.847 59528.281 144835.274 59534.713 144822.579 C 59541.314 144809.714 59544.615 144797.103 59544.615 144784.747 C 59544.615 144764.603 59537.506 144748.184 59523.287 144735.489 C 59509.238 144722.793 59490.872 144716.446 59468.189 144716.446 C 59452.109 144716.446 59435.097 144719.239 59417.154 144724.825 C 59399.381 144730.411 59380.338 144738.874 59360.025 144750.215 L 59360.025 144698.418 C 59380.676 144690.124 59399.973 144683.861 59417.916 144679.629 C 59435.859 144675.398 59452.278 144673.282 59467.174 144673.282 C 59506.445 144673.282 59537.760 144683.099 59561.119 144702.735 C 59584.479 144722.370 59596.158 144748.607 59596.158 144781.446 C 59596.158 144797.019 59593.196 144811.830 59587.271 144825.879 C 59581.516 144839.760 59570.937 144856.179 59555.533 144875.137 C 59551.301 144880.046 59537.844 144894.265 59515.162 144917.793 C 59492.480 144941.153 59460.488 144973.907 59419.186 145016.055 ZM 59749.905 145016.055 L 59928.909 145016.055 L 59928.909 145059.219 L 59688.206 145059.219 L 59688.206 145016.055 C 59707.672 144995.912 59734.163 144968.913 59767.679 144935.059 C 59801.364 144901.036 59822.522 144879.115 59831.155 144869.297 C 59847.574 144850.847 59859.000 144835.274 59865.433 144822.579 C 59872.034 144809.714 59875.335 144797.103 59875.335 144784.747 C 59875.335 144764.603 59868.226 144748.184 59854.007 144735.489 C 59839.957 144722.793 59821.591 144716.446 59798.909 144716.446 C 59782.828 144716.446 59765.817 144719.239 59747.874 144724.825 C 59730.101 144730.411 59711.058 144738.874 59690.745 144750.215 L 59690.745 144698.418 C 59711.396 144690.124 59730.693 144683.861 59748.636 144679.629 C 59766.578 144675.398 59782.998 144673.282 59797.893 144673.282 C 59837.164 144673.282 59868.479 144683.099 59891.839 144702.735 C 59915.198 144722.370 59926.878 144748.607 59926.878 144781.446 C 59926.878 144797.019 59923.916 144811.830 59917.991 144825.879 C 59912.236 144839.760 59901.656 144856.179 59886.253 144875.137 C 59882.021 144880.046 59868.564 144894.265 59845.882 144917.793 C 59823.199 144941.153 59791.207 144973.907 59749.905 145016.055 ZM 60036.953 144680.137 L 60238.301 144680.137 L 60238.301 144723.301 L 60083.926 144723.301 L 60083.926 144816.231 C 60091.374 144813.692 60098.821 144811.830 60106.269 144810.645 C 60113.717 144809.291 60121.165 144808.614 60128.613 144808.614 C 60170.931 144808.614 60204.446 144820.209 60229.160 144843.399 C 60253.873 144866.589 60266.230 144897.989 60266.230 144937.598 C 60266.230 144978.392 60253.535 145010.131 60228.144 145032.813 C 60202.754 145055.326 60166.953 145066.582 60120.742 145066.582 C 60104.831 145066.582 60088.581 145065.228 60071.992 145062.520 C 60055.573 145059.812 60038.561 145055.749 60020.957 145050.332 L 60020.957 144998.789 C 60036.191 145007.084 60051.933 145013.262 60068.183 145017.325 C 60084.433 145021.387 60101.614 145023.418 60119.726 145023.418 C 60149.010 145023.418 60172.200 145015.717 60189.297 145000.313 C 60206.393 144984.909 60214.941 144964.004 60214.941 144937.598 C 60214.941 144911.192 60206.393 144890.287 60189.297 144874.883 C 60172.200 144859.480 60149.010 144851.778 60119.726 144851.778 C 60106.015 144851.778 60092.305 144853.301 60078.594 144856.348 C 60065.052 144859.395 60051.172 144864.135 60036.953 144870.567 L 60036.953 144680.137 Z">
                <!-- 120 nodes -->
              </draw:path>
              <draw:path id="text8401" draw:style-name="style1" draw:layer="layout" svg:x="31.474cm" svg:y="73.488cm" svg:width="0.393cm" svg:height="1.310cm" svg:viewBox="0.0 0.0 393.301 1309.860" svg:d="M 63305.121 147282.630 L 63251.039 147282.630 C 63267.120 147265.365 63279.138 147246.914 63287.094 147227.279 C 63295.050 147207.813 63299.028 147187.077 63299.028 147165.072 C 63299.028 147121.738 63285.740 147088.561 63259.164 147065.540 C 63232.758 147042.520 63194.503 147031.009 63144.399 147031.009 C 63094.464 147031.009 63056.209 147042.520 63029.633 147065.540 C 63003.227 147088.561 62990.024 147121.738 62990.024 147165.072 C 62990.024 147187.077 62994.002 147207.813 63001.957 147227.279 C 63009.913 147246.914 63021.931 147265.365 63038.012 147282.630 L 62984.438 147282.630 C 62972.250 147264.688 62963.110 147245.645 62957.016 147225.501 C 62950.922 147205.527 62947.875 147184.369 62947.875 147162.025 C 62947.875 147104.642 62965.395 147059.447 63000.434 147026.439 C 63035.642 146993.431 63083.630 146976.927 63144.399 146976.927 C 63205.336 146976.927 63253.324 146993.431 63288.363 147026.439 C 63323.572 147059.447 63341.176 147104.642 63341.176 147162.025 C 63341.176 147184.707 63338.129 147206.035 63332.035 147226.009 C 63326.111 147246.152 63317.140 147265.026 63305.121 147282.630 ZM 63132.973 147541.489 C 63129.249 147552.492 63121.293 147563.156 63109.106 147573.481 C 63096.918 147583.976 63080.160 147594.471 63058.832 147604.966 L 62955.239 147657.017 L 62955.239 147601.919 L 63052.485 147553.423 C 63077.875 147540.897 63094.718 147528.709 63103.012 147516.860 C 63111.306 147505.181 63115.453 147489.185 63115.453 147468.872 L 63115.453 147413.013 L 62955.239 147413.013 L 62955.239 147361.724 L 63334.320 147361.724 L 63334.320 147477.505 C 63334.320 147520.838 63325.265 147553.169 63307.153 147574.497 C 63289.041 147595.825 63261.703 147606.489 63225.141 147606.489 C 63201.274 147606.489 63181.469 147600.903 63165.727 147589.731 C 63149.985 147578.729 63139.067 147562.648 63132.973 147541.489 ZM 63292.172 147413.013 L 63157.602 147413.013 L 63157.602 147477.505 C 63157.602 147502.218 63163.272 147520.838 63174.613 147533.364 C 63186.124 147546.060 63202.966 147552.407 63225.141 147552.407 C 63247.315 147552.407 63263.988 147546.060 63275.160 147533.364 C 63286.501 147520.838 63292.172 147502.218 63292.172 147477.505 L 63292.172 147413.013 ZM 63292.172 147774.416 L 63149.731 147774.416 L 63149.731 147838.908 C 63149.731 147862.776 63155.909 147881.226 63168.266 147894.260 C 63180.623 147907.294 63198.227 147913.811 63221.078 147913.811 C 63243.761 147913.811 63261.280 147907.294 63273.637 147894.260 C 63285.994 147881.226 63292.172 147862.776 63292.172 147838.908 L 63292.172 147774.416 ZM 63334.320 147723.127 L 63334.320 147838.908 C 63334.320 147881.395 63324.672 147913.472 63305.375 147935.139 C 63286.248 147956.975 63258.149 147967.893 63221.078 147967.893 C 63183.669 147967.893 63155.401 147956.975 63136.274 147935.139 C 63117.146 147913.472 63107.582 147881.395 63107.582 147838.908 L 63107.582 147774.416 L 62955.239 147774.416 L 62955.239 147723.127 L 63334.320 147723.127 ZM 63321.879 148263.935 L 63271.860 148263.935 C 63281.169 148244.469 63288.110 148226.103 63292.680 148208.837 C 63297.250 148191.572 63299.535 148174.899 63299.535 148158.818 C 63299.535 148130.888 63294.119 148109.306 63283.285 148094.072 C 63272.452 148079.007 63257.048 148071.474 63237.074 148071.474 C 63220.317 148071.474 63207.621 148076.468 63198.988 148086.455 C 63190.525 148096.611 63183.669 148115.739 63178.422 148143.837 L 63172.074 148174.814 C 63164.796 148213.069 63151.931 148241.253 63133.481 148259.365 C 63115.199 148277.646 63090.655 148286.787 63059.848 148286.787 C 63023.116 148286.787 62995.271 148274.430 62976.313 148249.716 C 62957.354 148225.172 62947.875 148189.117 62947.875 148141.552 C 62947.875 148123.610 62949.907 148104.482 62953.969 148084.170 C 62958.032 148064.026 62964.041 148043.121 62971.996 148021.455 L 63024.809 148021.455 C 63013.129 148042.275 63004.327 148062.672 62998.403 148082.646 C 62992.478 148102.620 62989.516 148122.255 62989.516 148141.552 C 62989.516 148170.836 62995.271 148193.434 63006.782 148209.345 C 63018.292 148225.257 63034.711 148233.212 63056.039 148233.212 C 63074.659 148233.212 63089.216 148227.457 63099.711 148215.947 C 63110.206 148204.606 63118.077 148185.901 63123.324 148159.834 L 63129.418 148128.603 C 63137.035 148090.348 63148.969 148062.672 63165.219 148045.576 C 63181.469 148028.479 63204.067 148019.931 63233.012 148019.931 C 63266.528 148019.931 63292.934 148031.696 63312.231 148055.224 C 63331.528 148078.922 63341.176 148111.507 63341.176 148152.978 C 63341.176 148170.752 63339.568 148188.864 63336.352 148207.314 C 63333.136 148225.765 63328.311 148244.638 63321.879 148263.935 Z">
                <!-- 91 nodes -->
              </draw:path>
              <draw:path id="path8403" draw:style-name="style3" draw:layer="layout" svg:x="28.133cm" svg:y="64.177cm" svg:width="0.667cm" svg:height="12.733cm" svg:viewBox="0.0 0.0 667.040 12732.800" svg:d="M 56281.522 141070.671 L 56281.522 141021.059 L 56281.522 128419.484 L 56281.522 128369.871 L 56916.562 128369.871 L 56916.562 128419.484 L 56916.562 141021.059 L 56916.562 141070.671 L 56281.522 141070.671 Z">
                <!-- 9 nodes -->
              </draw:path>
              <draw:path id="rect9699" draw:style-name="style0" draw:layer="layout" svg:x="28.087cm" svg:y="63.962cm" svg:width="0.966cm" svg:height="7.444cm" svg:viewBox="0.0 0.0 965.618 7444.040" svg:d="M 56174.221 127923.053 L 57139.839 127923.053 L 57139.839 135367.093 L 56174.221 135367.093 L 56174.221 127923.053 Z">
                <!-- 5 nodes -->
              </draw:path>
              <draw:path id="text9923-9" draw:style-name="style1" draw:layer="layout" svg:x="3.606cm" svg:y="71.578cm" svg:width="0.503cm" svg:height="5.225cm" svg:viewBox="0.0 0.0 503.241 5224.870" svg:d="M 7227.421 148381.001 L 7227.421 148311.938 L 7544.549 148143.853 L 7227.421 148143.853 L 7227.421 148094.087 L 7606.502 148094.087 L 7606.502 148163.150 L 7289.374 148331.235 L 7606.502 148331.235 L 7606.502 148381.001 L 7227.421 148381.001 ZM 7464.568 147789.908 C 7430.207 147789.908 7403.293 147797.018 7383.826 147811.236 C 7364.191 147825.286 7354.373 147844.667 7354.373 147869.381 C 7354.373 147894.094 7364.191 147913.560 7383.826 147927.779 C 7403.293 147941.828 7430.207 147948.853 7464.568 147948.853 C 7498.930 147948.853 7525.929 147941.828 7545.564 147927.779 C 7565.030 147913.560 7574.763 147894.094 7574.763 147869.381 C 7574.763 147844.667 7565.030 147825.286 7545.564 147811.236 C 7525.929 147797.018 7498.930 147789.908 7464.568 147789.908 ZM 7365.291 147948.853 C 7348.364 147939.035 7335.838 147926.679 7327.713 147911.783 C 7319.419 147896.718 7315.272 147878.775 7315.272 147857.955 C 7315.272 147823.424 7328.983 147795.410 7356.405 147773.912 C 7383.826 147752.246 7419.881 147741.412 7464.568 147741.412 C 7509.256 147741.412 7545.310 147752.246 7572.732 147773.912 C 7600.154 147795.410 7613.865 147823.424 7613.865 147857.955 C 7613.865 147878.775 7609.802 147896.718 7601.677 147911.783 C 7593.383 147926.679 7580.773 147939.035 7563.846 147948.853 L 7606.502 147948.853 L 7606.502 147995.826 L 7211.424 147995.826 L 7211.424 147948.853 L 7365.291 147948.853 ZM 7211.424 147498.425 L 7211.424 147451.706 L 7606.502 147451.706 L 7606.502 147498.425 L 7211.424 147498.425 ZM 7452.635 147110.965 L 7475.486 147110.965 L 7475.486 147325.769 C 7507.648 147323.737 7532.192 147314.089 7549.119 147296.824 C 7565.877 147279.389 7574.256 147255.183 7574.256 147224.206 C 7574.256 147206.264 7572.055 147188.914 7567.654 147172.156 C 7563.253 147155.229 7556.652 147138.471 7547.849 147121.883 L 7592.029 147121.883 C 7599.138 147138.640 7604.555 147155.821 7608.279 147173.425 C 7612.003 147191.029 7613.865 147208.888 7613.865 147226.999 C 7613.865 147272.364 7600.662 147308.334 7574.256 147334.909 C 7547.849 147361.316 7512.133 147374.519 7467.107 147374.519 C 7420.558 147374.519 7383.657 147361.993 7356.405 147336.941 C 7328.983 147311.719 7315.272 147277.781 7315.272 147235.124 C 7315.272 147196.869 7327.629 147166.655 7352.342 147144.480 C 7376.886 147122.136 7410.317 147110.965 7452.635 147110.965 ZM 7438.924 147157.683 C 7413.364 147158.022 7392.967 147165.216 7377.733 147179.265 C 7362.498 147193.145 7354.881 147211.596 7354.881 147234.617 C 7354.881 147260.684 7362.244 147281.589 7376.971 147297.331 C 7391.697 147312.904 7412.433 147321.876 7439.178 147324.245 L 7438.924 147157.683 ZM 7322.127 147067.801 L 7322.127 147018.289 L 7560.799 146929.422 L 7322.127 146840.555 L 7322.127 146791.043 L 7606.502 146897.684 L 7606.502 146961.160 L 7322.127 147067.801 ZM 7452.635 146483.310 L 7475.486 146483.310 L 7475.486 146698.114 C 7507.648 146696.083 7532.192 146686.434 7549.119 146669.169 C 7565.877 146651.734 7574.256 146627.528 7574.256 146596.552 C 7574.256 146578.609 7572.055 146561.259 7567.654 146544.501 C 7563.253 146527.574 7556.652 146510.816 7547.849 146494.228 L 7592.029 146494.228 C 7599.138 146510.986 7604.555 146528.166 7608.279 146545.771 C 7612.003 146563.375 7613.865 146581.233 7613.865 146599.345 C 7613.865 146644.709 7600.662 146680.679 7574.256 146707.255 C 7547.849 146733.661 7512.133 146746.864 7467.107 146746.864 C 7420.558 146746.864 7383.657 146734.338 7356.405 146709.286 C 7328.983 146684.065 7315.272 146650.126 7315.272 146607.470 C 7315.272 146569.215 7327.629 146539.000 7352.342 146516.825 C 7376.886 146494.482 7410.317 146483.310 7452.635 146483.310 ZM 7438.924 146530.028 C 7413.364 146530.367 7392.967 146537.561 7377.733 146551.610 C 7362.498 146565.491 7354.881 146583.941 7354.881 146606.962 C 7354.881 146633.029 7362.244 146653.934 7376.971 146669.677 C 7391.697 146685.249 7412.433 146694.221 7439.178 146696.591 L 7438.924 146530.028 ZM 7211.424 146406.630 L 7211.424 146359.912 L 7606.502 146359.912 L 7606.502 146406.630 L 7211.424 146406.630 ZM 7330.506 146081.123 L 7374.686 146081.123 C 7367.915 146094.326 7362.837 146108.037 7359.451 146122.256 C 7356.066 146136.475 7354.373 146151.201 7354.373 146166.435 C 7354.373 146189.626 7357.928 146207.060 7365.037 146218.740 C 7372.147 146230.250 7382.811 146236.006 7397.029 146236.006 C 7407.863 146236.006 7416.411 146231.858 7422.674 146223.564 C 7428.768 146215.270 7434.608 146198.597 7440.193 146173.545 L 7443.748 146157.549 C 7450.857 146124.372 7460.929 146100.843 7473.963 146086.963 C 7486.827 146072.914 7504.855 146065.889 7528.045 146065.889 C 7554.451 146065.889 7575.356 146076.384 7590.760 146097.373 C 7606.163 146118.193 7613.865 146146.885 7613.865 146183.447 C 7613.865 146198.681 7612.341 146214.593 7609.295 146231.181 C 7606.417 146247.601 7602.016 146264.951 7596.092 146283.232 L 7547.849 146283.232 C 7556.821 146265.966 7563.592 146248.955 7568.162 146232.197 C 7572.563 146215.439 7574.763 146198.851 7574.763 146182.432 C 7574.763 146160.426 7571.039 146143.499 7563.592 146131.650 C 7555.974 146119.801 7545.310 146113.877 7531.599 146113.877 C 7518.904 146113.877 7509.171 146118.193 7502.400 146126.826 C 7495.630 146135.290 7489.113 146153.994 7482.850 146182.939 L 7479.041 146199.189 C 7472.947 146228.135 7463.637 146249.039 7451.111 146261.904 C 7438.416 146274.769 7421.066 146281.201 7399.061 146281.201 C 7372.316 146281.201 7351.665 146271.722 7337.108 146252.763 C 7322.551 146233.805 7315.272 146206.891 7315.272 146172.021 C 7315.272 146154.756 7316.541 146138.506 7319.080 146123.272 C 7321.620 146108.037 7325.428 146093.988 7330.506 146081.123 ZM 7354.881 145715.499 C 7354.881 145740.551 7364.699 145760.356 7384.334 145774.913 C 7403.800 145789.470 7430.545 145796.749 7464.568 145796.749 C 7498.592 145796.749 7525.421 145789.555 7545.056 145775.167 C 7564.523 145760.610 7574.256 145740.720 7574.256 145715.499 C 7574.256 145690.616 7564.438 145670.896 7544.803 145656.339 C 7525.167 145641.782 7498.422 145634.503 7464.568 145634.503 C 7430.884 145634.503 7404.223 145641.782 7384.588 145656.339 C 7364.783 145670.896 7354.881 145690.616 7354.881 145715.499 ZM 7315.272 145715.499 C 7315.272 145674.874 7328.475 145642.967 7354.881 145619.777 C 7381.287 145596.587 7417.850 145584.992 7464.568 145584.992 C 7511.118 145584.992 7547.680 145596.587 7574.256 145619.777 C 7600.662 145642.967 7613.865 145674.874 7613.865 145715.499 C 7613.865 145756.293 7600.662 145788.285 7574.256 145811.476 C 7547.680 145834.496 7511.118 145846.007 7464.568 145846.007 C 7417.850 145846.007 7381.287 145834.496 7354.881 145811.476 C 7328.475 145788.285 7315.272 145756.293 7315.272 145715.499 ZM 7211.424 145363.840 L 7250.272 145363.840 L 7250.272 145408.527 C 7250.272 145425.285 7253.657 145436.965 7260.428 145443.566 C 7267.199 145449.998 7279.387 145453.214 7296.991 145453.214 L 7322.127 145453.214 L 7322.127 145376.281 L 7358.436 145376.281 L 7358.436 145453.214 L 7606.502 145453.214 L 7606.502 145500.187 L 7358.436 145500.187 L 7358.436 145544.874 L 7322.127 145544.874 L 7322.127 145500.187 L 7302.323 145500.187 C 7270.669 145500.187 7247.648 145492.824 7233.260 145478.097 C 7218.703 145463.371 7211.424 145440.011 7211.424 145408.019 L 7211.424 145363.840 ZM 7463.553 145030.208 C 7463.553 145067.955 7467.869 145094.107 7476.502 145108.665 C 7485.135 145123.222 7499.861 145130.500 7520.682 145130.500 C 7537.270 145130.500 7550.473 145125.084 7560.291 145114.250 C 7569.939 145103.248 7574.763 145088.352 7574.763 145069.563 C 7574.763 145043.665 7565.623 145022.929 7547.342 145007.356 C 7528.891 144991.614 7504.432 144983.743 7473.963 144983.743 L 7463.553 144983.743 L 7463.553 145030.208 ZM 7444.256 144937.024 L 7606.502 144937.024 L 7606.502 144983.743 L 7563.338 144983.743 C 7580.603 144994.407 7593.383 145007.695 7601.677 145023.606 C 7609.802 145039.518 7613.865 145058.984 7613.865 145082.004 C 7613.865 145111.119 7605.740 145134.309 7589.490 145151.575 C 7573.071 145168.671 7551.150 145177.219 7523.728 145177.219 C 7491.736 145177.219 7467.615 145166.555 7451.365 145145.227 C 7435.115 145123.730 7426.990 145091.737 7426.990 145049.251 L 7426.990 144983.743 L 7422.420 144983.743 C 7400.923 144983.743 7384.334 144990.852 7372.655 145005.071 C 7360.806 145019.120 7354.881 145038.925 7354.881 145064.485 C 7354.881 145080.735 7356.828 145096.562 7360.721 145111.965 C 7364.614 145127.369 7370.454 145142.180 7378.240 145156.399 L 7335.077 145156.399 C 7328.475 145139.302 7323.566 145122.714 7320.350 145106.633 C 7316.965 145090.553 7315.272 145074.895 7315.272 145059.661 C 7315.272 145018.528 7325.936 144987.805 7347.264 144967.493 C 7368.592 144947.181 7400.923 144937.024 7444.256 144937.024 ZM 7434.861 144604.154 L 7606.502 144604.154 L 7606.502 144650.873 L 7436.385 144650.873 C 7409.471 144650.873 7389.328 144656.120 7375.955 144666.615 C 7362.583 144677.110 7355.897 144692.852 7355.897 144713.841 C 7355.897 144739.063 7363.937 144758.952 7380.018 144773.509 C 7396.099 144788.066 7418.019 144795.345 7445.779 144795.345 L 7606.502 144795.345 L 7606.502 144842.318 L 7322.127 144842.318 L 7322.127 144795.345 L 7366.307 144795.345 C 7349.211 144784.173 7336.431 144771.055 7327.967 144755.990 C 7319.504 144740.755 7315.272 144723.236 7315.272 144703.431 C 7315.272 144670.762 7325.428 144646.049 7345.741 144629.291 C 7365.884 144612.533 7395.591 144604.154 7434.861 144604.154 ZM 7463.553 144381.225 C 7463.553 144418.972 7467.869 144445.124 7476.502 144459.682 C 7485.135 144474.239 7499.861 144481.517 7520.682 144481.517 C 7537.270 144481.517 7550.473 144476.101 7560.291 144465.268 C 7569.939 144454.265 7574.763 144439.369 7574.763 144420.580 C 7574.763 144394.682 7565.623 144373.946 7547.342 144358.373 C 7528.891 144342.631 7504.432 144334.760 7473.963 144334.760 L 7463.553 144334.760 L 7463.553 144381.225 ZM 7444.256 144288.041 L 7606.502 144288.041 L 7606.502 144334.760 L 7563.338 144334.760 C 7580.603 144345.424 7593.383 144358.712 7601.677 144374.623 C 7609.802 144390.535 7613.865 144410.001 7613.865 144433.022 C 7613.865 144462.136 7605.740 144485.326 7589.490 144502.592 C 7573.071 144519.688 7551.150 144528.236 7523.728 144528.236 C 7491.736 144528.236 7467.615 144517.572 7451.365 144496.244 C 7435.115 144474.747 7426.990 144442.755 7426.990 144400.268 L 7426.990 144334.760 L 7422.420 144334.760 C 7400.923 144334.760 7384.334 144341.869 7372.655 144356.088 C 7360.806 144370.138 7354.881 144389.942 7354.881 144415.502 C 7354.881 144431.752 7356.828 144447.579 7360.721 144462.982 C 7364.614 144478.386 7370.454 144493.197 7378.240 144507.416 L 7335.077 144507.416 C 7328.475 144490.320 7323.566 144473.731 7320.350 144457.650 C 7316.965 144441.570 7315.272 144425.912 7315.272 144410.678 C 7315.272 144369.545 7325.936 144338.823 7347.264 144318.510 C 7368.592 144298.198 7400.923 144288.041 7444.256 144288.041 ZM 7211.424 144191.557 L 7211.424 144144.839 L 7606.502 144144.839 L 7606.502 144191.557 L 7211.424 144191.557 ZM 7354.881 143937.144 C 7354.881 143962.196 7364.699 143982.001 7384.334 143996.558 C 7403.800 144011.115 7430.545 144018.394 7464.568 144018.394 C 7498.592 144018.394 7525.421 144011.200 7545.056 143996.812 C 7564.523 143982.255 7574.256 143962.365 7574.256 143937.144 C 7574.256 143912.261 7564.438 143892.541 7544.803 143877.984 C 7525.167 143863.427 7498.422 143856.148 7464.568 143856.148 C 7430.884 143856.148 7404.223 143863.427 7384.588 143877.984 C 7364.783 143892.541 7354.881 143912.261 7354.881 143937.144 ZM 7315.272 143937.144 C 7315.272 143896.519 7328.475 143864.612 7354.881 143841.422 C 7381.287 143818.232 7417.850 143806.637 7464.568 143806.637 C 7511.118 143806.637 7547.680 143818.232 7574.256 143841.422 C 7600.662 143864.612 7613.865 143896.519 7613.865 143937.144 C 7613.865 143977.938 7600.662 144009.930 7574.256 144033.121 C 7547.680 144056.141 7511.118 144067.652 7464.568 144067.652 C 7417.850 144067.652 7381.287 144056.141 7354.881 144033.121 C 7328.475 144009.930 7315.272 143977.938 7315.272 143937.144 ZM 7461.014 143542.321 C 7427.160 143542.321 7400.923 143549.345 7382.303 143563.395 C 7363.683 143577.275 7354.373 143596.826 7354.373 143622.047 C 7354.373 143647.099 7363.683 143666.650 7382.303 143680.699 C 7400.923 143694.579 7427.160 143701.519 7461.014 143701.519 C 7494.699 143701.519 7520.851 143694.579 7539.471 143680.699 C 7558.090 143666.650 7567.400 143647.099 7567.400 143622.047 C 7567.400 143596.826 7558.090 143577.275 7539.471 143563.395 C 7520.851 143549.345 7494.699 143542.321 7461.014 143542.321 ZM 7571.209 143495.602 C 7619.620 143495.602 7655.590 143506.351 7679.119 143527.848 C 7702.817 143549.345 7714.665 143582.268 7714.665 143626.617 C 7714.665 143643.036 7713.396 143658.525 7710.857 143673.082 C 7708.487 143687.639 7704.763 143701.773 7699.685 143715.484 L 7654.236 143715.484 C 7661.684 143701.773 7667.185 143688.232 7670.740 143674.859 C 7674.294 143661.487 7676.072 143647.861 7676.072 143633.980 C 7676.072 143603.343 7668.031 143580.406 7651.951 143565.172 C 7636.039 143549.938 7611.918 143542.321 7579.588 143542.321 L 7556.482 143542.321 C 7573.240 143551.969 7585.766 143564.326 7594.060 143579.391 C 7602.355 143594.456 7606.502 143612.483 7606.502 143633.473 C 7606.502 143668.342 7593.214 143696.441 7566.638 143717.769 C 7540.063 143739.097 7504.855 143749.761 7461.014 143749.761 C 7417.003 143749.761 7381.711 143739.097 7355.135 143717.769 C 7328.560 143696.441 7315.272 143668.342 7315.272 143633.473 C 7315.272 143612.483 7319.419 143594.456 7327.713 143579.391 C 7336.008 143564.326 7348.534 143551.969 7365.291 143542.321 L 7322.127 143542.321 L 7322.127 143495.602 L 7571.209 143495.602 ZM 7632.908 143281.052 C 7666.762 143294.255 7688.852 143307.119 7699.177 143319.645 C 7709.503 143332.171 7714.665 143348.929 7714.665 143369.919 L 7714.665 143407.243 L 7675.564 143407.243 L 7675.564 143379.821 C 7675.564 143366.956 7672.517 143356.969 7666.423 143349.860 C 7660.330 143342.751 7645.942 143334.880 7623.259 143326.247 L 7601.931 143317.868 L 7322.127 143432.887 L 7322.127 143383.376 L 7544.549 143294.509 L 7322.127 143205.642 L 7322.127 143156.130 L 7632.908 143281.052 Z">
                <!-- 308 nodes -->
              </draw:path>
            </draw:g>
            <!-- id="g4172" -->
            <draw:path id="text8879-2-3" draw:style-name="style1" draw:layer="layout" svg:x="11.029cm" svg:y="70.379cm" svg:width="9.703cm" svg:height="0.526cm" svg:viewBox="0.0 0.0 9702.773 526.289" svg:d="M 22247.701 141275.342 L 22184.420 141275.342 L 22184.420 140872.100 C 22169.186 140886.631 22149.147 140901.163 22124.303 140915.694 C 22099.694 140930.225 22077.545 140941.124 22057.858 140948.389 L 22057.858 140887.217 C 22093.248 140870.577 22124.186 140850.420 22150.670 140826.749 C 22177.155 140803.077 22195.905 140780.108 22206.920 140757.842 L 22247.701 140757.842 L 22247.701 141275.342 ZM 22419.615 141156.163 L 22480.436 141150.538 C 22485.592 141179.131 22495.436 141199.874 22509.967 141212.764 C 22524.498 141225.655 22543.131 141232.100 22565.865 141232.100 C 22585.319 141232.100 22602.311 141227.647 22616.842 141218.741 C 22631.608 141209.834 22643.678 141197.999 22653.053 141183.233 C 22662.428 141168.233 22670.280 141148.077 22676.608 141122.764 C 22682.936 141097.452 22686.100 141071.670 22686.100 141045.420 C 22686.100 141042.608 22685.983 141038.389 22685.748 141032.764 C 22673.092 141052.920 22655.748 141069.327 22633.717 141081.983 C 22611.920 141094.405 22588.248 141100.616 22562.701 141100.616 C 22520.045 141100.616 22483.951 141085.147 22454.420 141054.209 C 22424.889 141023.272 22410.123 140982.491 22410.123 140931.866 C 22410.123 140879.600 22425.475 140837.530 22456.178 140805.655 C 22487.115 140773.780 22525.787 140757.842 22572.194 140757.842 C 22605.709 140757.842 22636.295 140766.866 22663.951 140784.913 C 22691.842 140802.959 22712.936 140828.741 22727.233 140862.256 C 22741.764 140895.538 22749.030 140943.819 22749.030 141007.100 C 22749.030 141072.959 22741.881 141125.459 22727.584 141164.600 C 22713.287 141203.506 22691.959 141233.155 22663.600 141253.545 C 22635.475 141273.936 22602.428 141284.131 22564.459 141284.131 C 22524.147 141284.131 22491.217 141272.998 22465.670 141250.733 C 22440.123 141228.233 22424.772 141196.709 22419.615 141156.163 ZM 22678.717 140928.702 C 22678.717 140892.374 22668.990 140863.545 22649.537 140842.217 C 22630.319 140820.889 22607.115 140810.225 22579.928 140810.225 C 22551.803 140810.225 22527.311 140821.709 22506.451 140844.678 C 22485.592 140867.647 22475.162 140897.413 22475.162 140933.975 C 22475.162 140966.788 22485.006 140993.506 22504.694 141014.131 C 22524.615 141034.522 22549.108 141044.717 22578.170 141044.717 C 22607.467 141044.717 22631.490 141034.522 22650.240 141014.131 C 22669.225 140993.506 22678.717 140965.030 22678.717 140928.702 ZM 23003.561 141120.655 L 23003.561 141057.022 L 23197.975 141057.022 L 23197.975 141120.655 L 23003.561 141120.655 ZM 23476.412 141275.342 L 23476.412 140759.952 L 23653.951 140759.952 C 23694.030 140759.952 23724.615 140762.413 23745.709 140767.334 C 23775.240 140774.131 23800.436 140786.436 23821.295 140804.249 C 23848.483 140827.217 23868.756 140856.631 23882.115 140892.491 C 23895.709 140928.116 23902.506 140968.897 23902.506 141014.834 C 23902.506 141053.975 23897.936 141088.663 23888.795 141118.897 C 23879.654 141149.131 23867.936 141174.209 23853.639 141194.131 C 23839.342 141213.819 23823.639 141229.405 23806.529 141240.889 C 23789.655 141252.139 23769.147 141260.694 23745.006 141266.553 C 23721.100 141272.413 23693.561 141275.342 23662.389 141275.342 L 23476.412 141275.342 ZM 23544.615 141214.522 L 23654.655 141214.522 C 23688.639 141214.522 23715.240 141211.358 23734.459 141205.030 C 23753.912 141198.702 23769.381 141189.795 23780.865 141178.311 C 23797.037 141162.139 23809.576 141140.459 23818.483 141113.272 C 23827.623 141085.850 23832.194 141052.686 23832.194 141013.780 C 23832.194 140959.874 23823.287 140918.506 23805.475 140889.678 C 23787.897 140860.616 23766.451 140841.163 23741.139 140831.319 C 23722.858 140824.288 23693.444 140820.772 23652.897 140820.772 L 23544.615 140820.772 L 23544.615 141214.522 ZM 23965.084 141088.663 C 23965.084 141019.522 23984.303 140968.311 24022.740 140935.030 C 24054.850 140907.374 24093.990 140893.545 24140.162 140893.545 C 24191.490 140893.545 24233.444 140910.420 24266.022 140944.170 C 24298.600 140977.686 24314.889 141024.092 24314.889 141083.389 C 24314.889 141131.436 24307.623 141169.288 24293.092 141196.944 C 24278.795 141224.366 24257.819 141245.694 24230.162 141260.928 C 24202.740 141276.163 24172.740 141283.780 24140.162 141283.780 C 24087.897 141283.780 24045.592 141267.022 24013.248 141233.506 C 23981.139 141199.991 23965.084 141151.709 23965.084 141088.663 ZM 24030.123 141088.663 C 24030.123 141136.475 24040.553 141172.334 24061.412 141196.241 C 24082.272 141219.913 24108.522 141231.748 24140.162 141231.748 C 24171.569 141231.748 24197.701 141219.795 24218.561 141195.889 C 24239.420 141171.983 24249.850 141135.538 24249.850 141086.553 C 24249.850 141040.381 24239.303 141005.459 24218.209 140981.788 C 24197.350 140957.881 24171.334 140945.928 24140.162 140945.928 C 24108.522 140945.928 24082.272 140957.764 24061.412 140981.436 C 24040.553 141005.108 24030.123 141040.850 24030.123 141088.663 ZM 24493.131 141275.342 L 24351.100 140901.983 L 24417.897 140901.983 L 24498.053 141125.577 C 24506.725 141149.717 24514.694 141174.795 24521.959 141200.811 C 24527.584 141181.124 24535.436 141157.452 24545.514 141129.795 L 24628.483 140901.983 L 24693.522 140901.983 L 24552.194 141275.342 L 24493.131 141275.342 ZM 25005.006 141155.108 L 25070.397 141163.194 C 25060.084 141201.397 25040.983 141231.045 25013.092 141252.139 C 24985.201 141273.233 24949.576 141283.780 24906.217 141283.780 C 24851.608 141283.780 24808.248 141267.022 24776.139 141233.506 C 24744.264 141199.756 24728.326 141152.530 24728.326 141091.827 C 24728.326 141029.014 24744.498 140980.264 24776.842 140945.577 C 24809.186 140910.889 24851.139 140893.545 24902.701 140893.545 C 24952.623 140893.545 24993.404 140910.538 25025.045 140944.522 C 25056.686 140978.506 25072.506 141026.319 25072.506 141087.959 C 25072.506 141091.709 25072.389 141097.334 25072.154 141104.834 L 24793.717 141104.834 C 24796.061 141145.850 24807.662 141177.256 24828.522 141199.053 C 24849.381 141220.850 24875.397 141231.748 24906.568 141231.748 C 24929.772 141231.748 24949.576 141225.655 24965.983 141213.467 C 24982.389 141201.280 24995.397 141181.827 25005.006 141155.108 ZM 24797.233 141052.803 L 25005.709 141052.803 C 25002.897 141021.397 24994.928 140997.842 24981.803 140982.139 C 24961.647 140957.764 24935.514 140945.577 24903.404 140945.577 C 24874.342 140945.577 24849.850 140955.303 24829.928 140974.756 C 24810.240 140994.209 24799.342 141020.225 24797.233 141052.803 ZM 25149.498 141275.342 L 25149.498 140901.983 L 25206.451 140901.983 L 25206.451 140958.584 C 25220.983 140932.100 25234.342 140914.639 25246.529 140906.202 C 25258.951 140897.764 25272.545 140893.545 25287.311 140893.545 C 25308.639 140893.545 25330.318 140900.342 25352.350 140913.936 L 25330.553 140972.647 C 25315.084 140963.506 25299.615 140958.936 25284.147 140958.936 C 25270.318 140958.936 25257.897 140963.155 25246.881 140971.592 C 25235.865 140979.795 25228.014 140991.280 25223.326 141006.045 C 25216.295 141028.545 25212.779 141053.155 25212.779 141079.874 L 25212.779 141275.342 L 25149.498 141275.342 ZM 25391.022 140832.725 L 25391.022 140759.952 L 25454.303 140759.952 L 25454.303 140832.725 L 25391.022 140832.725 ZM 25391.022 141275.342 L 25391.022 140901.983 L 25454.303 140901.983 L 25454.303 141275.342 L 25391.022 141275.342 ZM 25794.615 141229.288 C 25771.178 141249.209 25748.561 141263.272 25726.764 141271.475 C 25705.201 141279.678 25681.998 141283.780 25657.154 141283.780 C 25616.139 141283.780 25584.615 141273.819 25562.584 141253.897 C 25540.553 141233.741 25529.537 141208.077 25529.537 141176.905 C 25529.537 141158.624 25533.639 141141.983 25541.842 141126.983 C 25550.279 141111.749 25561.178 141099.561 25574.537 141090.420 C 25588.131 141081.280 25603.365 141074.366 25620.240 141069.678 C 25632.662 141066.397 25651.412 141063.233 25676.490 141060.186 C 25727.584 141054.092 25765.201 141046.827 25789.342 141038.389 C 25789.576 141029.717 25789.693 141024.209 25789.693 141021.866 C 25789.693 140996.084 25783.717 140977.920 25771.764 140967.374 C 25755.592 140953.077 25731.568 140945.928 25699.693 140945.928 C 25669.928 140945.928 25647.897 140951.202 25633.600 140961.749 C 25619.537 140972.061 25609.108 140990.459 25602.311 141016.944 L 25540.436 141008.506 C 25546.061 140982.022 25555.318 140960.694 25568.209 140944.522 C 25581.100 140928.116 25599.733 140915.577 25624.108 140906.905 C 25648.483 140897.999 25676.725 140893.545 25708.834 140893.545 C 25740.709 140893.545 25766.608 140897.295 25786.529 140904.795 C 25806.451 140912.295 25821.100 140921.788 25830.475 140933.272 C 25839.850 140944.522 25846.412 140958.819 25850.162 140976.163 C 25852.272 140986.944 25853.326 141006.397 25853.326 141034.522 L 25853.326 141118.897 C 25853.326 141177.725 25854.615 141214.991 25857.193 141230.694 C 25860.006 141246.163 25865.397 141261.045 25873.365 141275.342 L 25807.272 141275.342 C 25800.709 141262.217 25796.490 141246.866 25794.615 141229.288 ZM 25789.342 141087.959 C 25766.373 141097.334 25731.920 141105.303 25685.983 141111.866 C 25659.967 141115.616 25641.568 141119.834 25630.787 141124.522 C 25620.006 141129.209 25611.686 141136.124 25605.826 141145.264 C 25599.967 141154.170 25597.037 141164.131 25597.037 141175.147 C 25597.037 141192.022 25603.365 141206.084 25616.022 141217.334 C 25628.912 141228.584 25647.662 141234.209 25672.272 141234.209 C 25696.647 141234.209 25718.326 141228.936 25737.311 141218.389 C 25756.295 141207.608 25770.240 141192.959 25779.147 141174.444 C 25785.943 141160.147 25789.342 141139.053 25789.342 141111.163 L 25789.342 141087.959 ZM 26126.842 141120.655 L 26126.842 141057.022 L 26321.256 141057.022 L 26321.256 141120.655 L 26126.842 141120.655 ZM 26835.240 141138.584 L 26897.467 141146.670 C 26890.670 141189.561 26873.209 141223.194 26845.084 141247.569 C 26817.193 141271.709 26782.858 141283.780 26742.076 141283.780 C 26690.983 141283.780 26649.850 141267.139 26618.678 141233.858 C 26587.740 141200.342 26572.272 141152.413 26572.272 141090.069 C 26572.272 141049.756 26578.951 141014.483 26592.311 140984.249 C 26605.670 140954.014 26625.943 140931.397 26653.131 140916.397 C 26680.553 140901.163 26710.318 140893.545 26742.428 140893.545 C 26782.975 140893.545 26816.139 140903.858 26841.920 140924.483 C 26867.701 140944.874 26884.225 140973.936 26891.490 141011.670 L 26829.967 141021.163 C 26824.108 140996.084 26813.678 140977.217 26798.678 140964.561 C 26783.912 140951.905 26765.983 140945.577 26744.889 140945.577 C 26713.014 140945.577 26687.115 140957.061 26667.193 140980.030 C 26647.272 141002.764 26637.311 141038.858 26637.311 141088.311 C 26637.311 141138.467 26646.920 141174.913 26666.139 141197.647 C 26685.358 141220.381 26710.436 141231.748 26741.373 141231.748 C 26766.217 141231.748 26786.959 141224.131 26803.600 141208.897 C 26820.240 141193.663 26830.787 141170.225 26835.240 141138.584 ZM 27195.240 141229.288 C 27171.803 141249.209 27149.186 141263.272 27127.389 141271.475 C 27105.826 141279.678 27082.623 141283.780 27057.779 141283.780 C 27016.764 141283.780 26985.240 141273.819 26963.209 141253.897 C 26941.178 141233.741 26930.162 141208.077 26930.162 141176.905 C 26930.162 141158.624 26934.264 141141.983 26942.467 141126.983 C 26950.904 141111.749 26961.803 141099.561 26975.162 141090.420 C 26988.756 141081.280 27003.990 141074.366 27020.865 141069.678 C 27033.287 141066.397 27052.037 141063.233 27077.115 141060.186 C 27128.209 141054.092 27165.826 141046.827 27189.967 141038.389 C 27190.201 141029.717 27190.318 141024.209 27190.318 141021.866 C 27190.318 140996.084 27184.342 140977.920 27172.389 140967.374 C 27156.217 140953.077 27132.193 140945.928 27100.318 140945.928 C 27070.553 140945.928 27048.522 140951.202 27034.225 140961.749 C 27020.162 140972.061 27009.732 140990.459 27002.936 141016.944 L 26941.061 141008.506 C 26946.686 140982.022 26955.943 140960.694 26968.834 140944.522 C 26981.725 140928.116 27000.357 140915.577 27024.732 140906.905 C 27049.107 140897.999 27077.350 140893.545 27109.459 140893.545 C 27141.334 140893.545 27167.232 140897.295 27187.154 140904.795 C 27207.076 140912.295 27221.725 140921.788 27231.100 140933.272 C 27240.475 140944.522 27247.037 140958.819 27250.787 140976.163 C 27252.897 140986.944 27253.951 141006.397 27253.951 141034.522 L 27253.951 141118.897 C 27253.951 141177.725 27255.240 141214.991 27257.818 141230.694 C 27260.631 141246.163 27266.022 141261.045 27273.990 141275.342 L 27207.897 141275.342 C 27201.334 141262.217 27197.115 141246.866 27195.240 141229.288 ZM 27189.967 141087.959 C 27166.998 141097.334 27132.545 141105.303 27086.607 141111.866 C 27060.592 141115.616 27042.193 141119.834 27031.412 141124.522 C 27020.631 141129.209 27012.311 141136.124 27006.451 141145.264 C 27000.592 141154.170 26997.662 141164.131 26997.662 141175.147 C 26997.662 141192.022 27003.990 141206.084 27016.647 141217.334 C 27029.537 141228.584 27048.287 141234.209 27072.897 141234.209 C 27097.272 141234.209 27118.951 141228.936 27137.936 141218.389 C 27156.920 141207.608 27170.865 141192.959 27179.772 141174.444 C 27186.568 141160.147 27189.967 141139.053 27189.967 141111.163 L 27189.967 141087.959 ZM 27350.982 141275.342 L 27350.982 140759.952 L 27414.264 140759.952 L 27414.264 141275.342 L 27350.982 141275.342 ZM 27513.053 140832.725 L 27513.053 140759.952 L 27576.334 140759.952 L 27576.334 140832.725 L 27513.053 140832.725 ZM 27513.053 141275.342 L 27513.053 140901.983 L 27576.334 140901.983 L 27576.334 141275.342 L 27513.053 141275.342 ZM 27731.373 141275.342 L 27672.662 141275.342 L 27672.662 140759.952 L 27735.944 140759.952 L 27735.944 140943.819 C 27762.662 140910.303 27796.764 140893.545 27838.248 140893.545 C 27861.217 140893.545 27882.897 140898.233 27903.287 140907.608 C 27923.912 140916.749 27940.787 140929.756 27953.912 140946.631 C 27967.272 140963.272 27977.701 140983.428 27985.201 141007.100 C 27992.701 141030.772 27996.451 141056.084 27996.451 141083.038 C 27996.451 141147.022 27980.631 141196.475 27948.990 141231.397 C 27917.350 141266.319 27879.381 141283.780 27835.084 141283.780 C 27791.022 141283.780 27756.451 141265.381 27731.373 141228.584 L 27731.373 141275.342 ZM 27730.670 141085.850 C 27730.670 141130.616 27736.764 141162.959 27748.951 141182.881 C 27768.873 141215.459 27795.826 141231.748 27829.811 141231.748 C 27857.467 141231.748 27881.373 141219.795 27901.530 141195.889 C 27921.686 141171.749 27931.764 141135.889 27931.764 141088.311 C 27931.764 141039.561 27922.037 141003.584 27902.584 140980.381 C 27883.365 140957.178 27860.045 140945.577 27832.623 140945.577 C 27804.967 140945.577 27781.061 140957.647 27760.905 140981.788 C 27740.748 141005.694 27730.670 141040.381 27730.670 141085.850 ZM 28073.092 141275.342 L 28073.092 140901.983 L 28130.045 140901.983 L 28130.045 140958.584 C 28144.576 140932.100 28157.936 140914.639 28170.123 140906.202 C 28182.545 140897.764 28196.139 140893.545 28210.905 140893.545 C 28232.233 140893.545 28253.912 140900.342 28275.944 140913.936 L 28254.147 140972.647 C 28238.678 140963.506 28223.209 140958.936 28207.740 140958.936 C 28193.912 140958.936 28181.490 140963.155 28170.475 140971.592 C 28159.459 140979.795 28151.608 140991.280 28146.920 141006.045 C 28139.889 141028.545 28136.373 141053.155 28136.373 141079.874 L 28136.373 141275.342 L 28073.092 141275.342 ZM 28557.897 141229.288 C 28534.459 141249.209 28511.842 141263.272 28490.045 141271.475 C 28468.483 141279.678 28445.279 141283.780 28420.436 141283.780 C 28379.420 141283.780 28347.897 141273.819 28325.865 141253.897 C 28303.834 141233.741 28292.818 141208.077 28292.818 141176.905 C 28292.818 141158.624 28296.920 141141.983 28305.123 141126.983 C 28313.561 141111.749 28324.459 141099.561 28337.818 141090.420 C 28351.412 141081.280 28366.647 141074.366 28383.522 141069.678 C 28395.943 141066.397 28414.693 141063.233 28439.772 141060.186 C 28490.865 141054.092 28528.483 141046.827 28552.623 141038.389 C 28552.858 141029.717 28552.975 141024.209 28552.975 141021.866 C 28552.975 140996.084 28546.998 140977.920 28535.045 140967.374 C 28518.873 140953.077 28494.850 140945.928 28462.975 140945.928 C 28433.209 140945.928 28411.178 140951.202 28396.881 140961.749 C 28382.818 140972.061 28372.389 140990.459 28365.592 141016.944 L 28303.717 141008.506 C 28309.342 140982.022 28318.600 140960.694 28331.490 140944.522 C 28344.381 140928.116 28363.014 140915.577 28387.389 140906.905 C 28411.764 140897.999 28440.006 140893.545 28472.115 140893.545 C 28503.990 140893.545 28529.889 140897.295 28549.811 140904.795 C 28569.733 140912.295 28584.381 140921.788 28593.756 140933.272 C 28603.131 140944.522 28609.693 140958.819 28613.443 140976.163 C 28615.553 140986.944 28616.608 141006.397 28616.608 141034.522 L 28616.608 141118.897 C 28616.608 141177.725 28617.897 141214.991 28620.475 141230.694 C 28623.287 141246.163 28628.678 141261.045 28636.647 141275.342 L 28570.553 141275.342 C 28563.990 141262.217 28559.772 141246.866 28557.897 141229.288 ZM 28552.623 141087.959 C 28529.654 141097.334 28495.201 141105.303 28449.264 141111.866 C 28423.248 141115.616 28404.850 141119.834 28394.068 141124.522 C 28383.287 141129.209 28374.967 141136.124 28369.108 141145.264 C 28363.248 141154.170 28360.318 141164.131 28360.318 141175.147 C 28360.318 141192.022 28366.647 141206.084 28379.303 141217.334 C 28392.193 141228.584 28410.943 141234.209 28435.553 141234.209 C 28459.928 141234.209 28481.608 141228.936 28500.592 141218.389 C 28519.576 141207.608 28533.522 141192.959 28542.428 141174.444 C 28549.225 141160.147 28552.623 141139.053 28552.623 141111.163 L 28552.623 141087.959 ZM 28853.209 141218.741 L 28862.350 141274.639 C 28844.537 141278.389 28828.600 141280.264 28814.537 141280.264 C 28791.568 141280.264 28773.756 141276.631 28761.100 141269.366 C 28748.443 141262.100 28739.537 141252.608 28734.381 141240.889 C 28729.225 141228.936 28726.647 141203.975 28726.647 141166.006 L 28726.647 140951.202 L 28680.240 140951.202 L 28680.240 140901.983 L 28726.647 140901.983 L 28726.647 140809.522 L 28789.576 140771.553 L 28789.576 140901.983 L 28853.209 140901.983 L 28853.209 140951.202 L 28789.576 140951.202 L 28789.576 141169.522 C 28789.576 141187.569 28790.631 141199.170 28792.740 141204.327 C 28795.084 141209.483 28798.717 141213.584 28803.639 141216.631 C 28808.795 141219.678 28816.061 141221.202 28825.436 141221.202 C 28832.467 141221.202 28841.725 141220.381 28853.209 141218.741 ZM 28915.084 140832.725 L 28915.084 140759.952 L 28978.366 140759.952 L 28978.366 140832.725 L 28915.084 140832.725 ZM 28915.084 141275.342 L 28915.084 140901.983 L 28978.366 140901.983 L 28978.366 141275.342 L 28915.084 141275.342 ZM 29051.490 141088.663 C 29051.490 141019.522 29070.709 140968.311 29109.147 140935.030 C 29141.256 140907.374 29180.397 140893.545 29226.568 140893.545 C 29277.897 140893.545 29319.850 140910.420 29352.428 140944.170 C 29385.006 140977.686 29401.295 141024.092 29401.295 141083.389 C 29401.295 141131.436 29394.029 141169.288 29379.498 141196.944 C 29365.201 141224.366 29344.225 141245.694 29316.568 141260.928 C 29289.147 141276.163 29259.147 141283.780 29226.568 141283.780 C 29174.303 141283.780 29131.998 141267.022 29099.654 141233.506 C 29067.545 141199.991 29051.490 141151.709 29051.490 141088.663 ZM 29116.529 141088.663 C 29116.529 141136.475 29126.959 141172.334 29147.818 141196.241 C 29168.678 141219.913 29194.928 141231.748 29226.568 141231.748 C 29257.975 141231.748 29284.107 141219.795 29304.967 141195.889 C 29325.826 141171.983 29336.256 141135.538 29336.256 141086.553 C 29336.256 141040.381 29325.709 141005.459 29304.615 140981.788 C 29283.756 140957.881 29257.740 140945.928 29226.568 140945.928 C 29194.928 140945.928 29168.678 140957.764 29147.818 140981.436 C 29126.959 141005.108 29116.529 141040.850 29116.529 141088.663 ZM 29475.826 141275.342 L 29475.826 140901.983 L 29532.779 140901.983 L 29532.779 140955.069 C 29560.201 140914.053 29599.811 140893.545 29651.607 140893.545 C 29674.107 140893.545 29694.732 140897.647 29713.482 140905.850 C 29732.467 140913.819 29746.647 140924.366 29756.022 140937.491 C 29765.397 140950.616 29771.959 140966.202 29775.709 140984.249 C 29778.053 140995.967 29779.225 141016.475 29779.225 141045.772 L 29779.225 141275.342 L 29715.943 141275.342 L 29715.943 141048.233 C 29715.943 141022.452 29713.482 141003.233 29708.561 140990.577 C 29703.639 140977.686 29694.850 140967.491 29682.193 140959.991 C 29669.772 140952.256 29655.123 140948.389 29638.248 140948.389 C 29611.295 140948.389 29587.975 140956.944 29568.287 140974.053 C 29548.834 140991.163 29539.107 141023.624 29539.107 141071.436 L 29539.107 141275.342 L 29475.826 141275.342 ZM 30050.982 141163.897 L 30113.560 141154.053 C 30117.076 141179.131 30126.803 141198.350 30142.740 141211.709 C 30158.912 141225.069 30181.412 141231.748 30210.240 141231.748 C 30239.303 141231.748 30260.865 141225.889 30274.928 141214.170 C 30288.990 141202.217 30296.021 141188.272 30296.021 141172.334 C 30296.021 141158.038 30289.810 141146.788 30277.389 141138.584 C 30268.717 141132.959 30247.154 141125.811 30212.701 141117.139 C 30166.295 141105.420 30134.068 141095.342 30116.021 141086.905 C 30098.209 141078.233 30084.615 141066.397 30075.240 141051.397 C 30066.099 141036.163 30061.529 141019.405 30061.529 141001.124 C 30061.529 140984.483 30065.279 140969.131 30072.779 140955.069 C 30080.514 140940.772 30090.943 140928.936 30104.068 140919.561 C 30113.912 140912.295 30127.271 140906.202 30144.146 140901.280 C 30161.256 140896.124 30179.537 140893.545 30198.990 140893.545 C 30228.287 140893.545 30253.951 140897.764 30275.982 140906.202 C 30298.248 140914.639 30314.654 140926.124 30325.201 140940.655 C 30335.748 140954.952 30343.014 140974.170 30346.998 140998.311 L 30285.123 141006.749 C 30282.310 140987.530 30274.107 140972.530 30260.514 140961.749 C 30247.154 140950.967 30228.170 140945.577 30203.560 140945.577 C 30174.498 140945.577 30153.756 140950.381 30141.334 140959.991 C 30128.912 140969.600 30122.701 140980.850 30122.701 140993.741 C 30122.701 141001.944 30125.279 141009.327 30130.435 141015.889 C 30135.592 141022.686 30143.678 141028.311 30154.693 141032.764 C 30161.021 141035.108 30179.654 141040.499 30210.592 141048.936 C 30255.357 141060.889 30286.529 141070.733 30304.107 141078.467 C 30321.920 141085.967 30335.865 141096.983 30345.943 141111.514 C 30356.021 141126.045 30361.060 141144.092 30361.060 141165.655 C 30361.060 141186.749 30354.849 141206.670 30342.428 141225.420 C 30330.240 141243.936 30312.545 141258.350 30289.342 141268.663 C 30266.139 141278.741 30239.889 141283.780 30210.592 141283.780 C 30162.076 141283.780 30125.045 141273.702 30099.498 141253.545 C 30074.185 141233.389 30058.014 141203.506 30050.982 141163.897 ZM 30679.928 141138.584 L 30742.155 141146.670 C 30735.358 141189.561 30717.897 141223.194 30689.772 141247.569 C 30661.881 141271.709 30627.545 141283.780 30586.764 141283.780 C 30535.670 141283.780 30494.537 141267.139 30463.365 141233.858 C 30432.428 141200.342 30416.959 141152.413 30416.959 141090.069 C 30416.959 141049.756 30423.639 141014.483 30436.998 140984.249 C 30450.358 140954.014 30470.631 140931.397 30497.819 140916.397 C 30525.240 140901.163 30555.006 140893.545 30587.115 140893.545 C 30627.662 140893.545 30660.826 140903.858 30686.608 140924.483 C 30712.389 140944.874 30728.912 140973.936 30736.178 141011.670 L 30674.655 141021.163 C 30668.795 140996.084 30658.365 140977.217 30643.365 140964.561 C 30628.600 140951.905 30610.670 140945.577 30589.576 140945.577 C 30557.701 140945.577 30531.803 140957.061 30511.881 140980.030 C 30491.959 141002.764 30481.998 141038.858 30481.998 141088.311 C 30481.998 141138.467 30491.608 141174.913 30510.826 141197.647 C 30530.045 141220.381 30555.123 141231.748 30586.061 141231.748 C 30610.905 141231.748 30631.647 141224.131 30648.287 141208.897 C 30664.928 141193.663 30675.475 141170.225 30679.928 141138.584 ZM 30772.741 141088.663 C 30772.741 141019.522 30791.960 140968.311 30830.397 140935.030 C 30862.506 140907.374 30901.647 140893.545 30947.819 140893.545 C 30999.147 140893.545 31041.100 140910.420 31073.678 140944.170 C 31106.256 140977.686 31122.545 141024.092 31122.545 141083.389 C 31122.545 141131.436 31115.280 141169.288 31100.749 141196.944 C 31086.452 141224.366 31065.475 141245.694 31037.819 141260.928 C 31010.397 141276.163 30980.397 141283.780 30947.819 141283.780 C 30895.553 141283.780 30853.249 141267.022 30820.905 141233.506 C 30788.795 141199.991 30772.741 141151.709 30772.741 141088.663 ZM 30837.780 141088.663 C 30837.780 141136.475 30848.210 141172.334 30869.069 141196.241 C 30889.928 141219.913 30916.178 141231.748 30947.819 141231.748 C 30979.225 141231.748 31005.358 141219.795 31026.217 141195.889 C 31047.077 141171.983 31057.506 141135.538 31057.506 141086.553 C 31057.506 141040.381 31046.960 141005.459 31025.866 140981.788 C 31005.006 140957.881 30978.991 140945.928 30947.819 140945.928 C 30916.178 140945.928 30889.928 140957.764 30869.069 140981.436 C 30848.210 141005.108 30837.780 141040.850 30837.780 141088.663 ZM 31196.374 141275.342 L 31196.374 140901.983 L 31253.327 140901.983 L 31253.327 140958.584 C 31267.858 140932.100 31281.217 140914.639 31293.405 140906.202 C 31305.827 140897.764 31319.420 140893.545 31334.186 140893.545 C 31355.514 140893.545 31377.194 140900.342 31399.225 140913.936 L 31377.428 140972.647 C 31361.960 140963.506 31346.491 140958.936 31331.022 140958.936 C 31317.194 140958.936 31304.772 140963.155 31293.756 140971.592 C 31282.741 140979.795 31274.889 140991.280 31270.202 141006.045 C 31263.170 141028.545 31259.655 141053.155 31259.655 141079.874 L 31259.655 141275.342 L 31196.374 141275.342 ZM 31693.131 141155.108 L 31758.522 141163.194 C 31748.209 141201.397 31729.107 141231.045 31701.217 141252.139 C 31673.326 141273.233 31637.701 141283.780 31594.342 141283.780 C 31539.732 141283.780 31496.373 141267.022 31464.264 141233.506 C 31432.389 141199.756 31416.451 141152.530 31416.451 141091.827 C 31416.451 141029.014 31432.623 140980.264 31464.967 140945.577 C 31497.311 140910.889 31539.264 140893.545 31590.826 140893.545 C 31640.748 140893.545 31681.529 140910.538 31713.170 140944.522 C 31744.811 140978.506 31760.631 141026.319 31760.631 141087.959 C 31760.631 141091.709 31760.514 141097.334 31760.279 141104.834 L 31481.842 141104.834 C 31484.186 141145.850 31495.787 141177.256 31516.647 141199.053 C 31537.506 141220.850 31563.522 141231.748 31594.693 141231.748 C 31617.897 141231.748 31637.701 141225.655 31654.107 141213.467 C 31670.514 141201.280 31683.522 141181.827 31693.131 141155.108 ZM 31485.357 141052.803 L 31693.834 141052.803 C 31691.022 141021.397 31683.053 140997.842 31669.928 140982.139 C 31649.772 140957.764 31623.639 140945.577 31591.529 140945.577 C 31562.467 140945.577 31537.975 140955.303 31518.053 140974.756 C 31498.365 140994.209 31487.467 141020.225 31485.357 141052.803 Z">
              <!-- 518 nodes -->
            </draw:path>
          </draw:g>
          <!-- id="g4905" -->
          <draw:g id="g4812">
            <draw:g id="g3919">
              <draw:path id="path7853" draw:style-name="style0" draw:layer="layout" svg:x="4.887cm" svg:y="63.209cm" svg:width="22.031cm" svg:height="5.508cm" svg:viewBox="0.0 0.0 22031.359 5507.840" svg:d="M 9773.762 131924.989 L 31805.121 131924.989 L 31805.121 126417.149 L 9773.762 126417.149 L 9773.762 131924.989 Z">
                <!-- 5 nodes -->
              </draw:path>
              <draw:g id="g7855">
                <draw:g id="g7857">
                  <draw:g id="g7863">
                    <draw:frame id="image7865" draw:style-name="gr1" draw:text-style-name="P1" draw:layer="layout" svg:width="22.032cm" svg:height="5.530cm" draw:transform="matrix(194.310 0.000 0.000 48.768 43.100 557.273) translate(4.887cm, 63.187cm)">
                      <draw:image xlink:href="Pictures/image3.png" xlink:type="simple" xlink:show="embed" xlink:actuate="onLoad">
                        <text:p/>
                      </draw:image>
                    </draw:frame>
                  </draw:g>
                  <!-- id="g7863" -->
                </draw:g>
                <!-- id="g7857" -->
              </draw:g>
              <!-- id="g7855" -->
              <draw:path id="path7869" draw:style-name="style2" draw:layer="layout" svg:x="6.248cm" svg:y="68.716cm" svg:width="0.032cm" svg:height="0.140cm" svg:viewBox="0.0 0.0 32.000 140.000" svg:d="M 12511.682 137432.829 L 12511.682 137572.829 L 12511.682 137432.829 ">
                <!-- 3 nodes -->
              </draw:path>
              <draw:path id="text7873" draw:style-name="style1" draw:layer="layout" svg:x="6.156cm" svg:y="69.012cm" svg:width="0.226cm" svg:height="0.379cm" svg:viewBox="0.0 0.0 225.723 379.082" svg:d="M 12318.678 138360.580 L 12402.467 138360.580 L 12402.467 138071.381 L 12311.314 138089.663 L 12311.314 138042.944 L 12401.959 138024.663 L 12453.248 138024.663 L 12453.248 138360.580 L 12537.037 138360.580 L 12537.037 138403.745 L 12318.678 138403.745 L 12318.678 138360.580 Z">
                <!-- 12 nodes -->
              </draw:path>
              <draw:path id="path7875" draw:style-name="style2" draw:layer="layout" svg:x="9.002cm" svg:y="68.716cm" svg:width="0.032cm" svg:height="0.140cm" svg:viewBox="0.0 0.0 32.000 140.000" svg:d="M 18019.522 137432.829 L 18019.522 137572.829 L 18019.522 137432.829 ">
                <!-- 3 nodes -->
              </draw:path>
              <draw:path id="text7879" draw:style-name="style1" draw:layer="layout" svg:x="8.891cm" svg:y="69.005cm" svg:width="0.241cm" svg:height="0.386cm" svg:viewBox="0.0 0.0 240.703 385.937" svg:d="M 17842.768 138353.725 L 18021.772 138353.725 L 18021.772 138396.889 L 17781.069 138396.889 L 17781.069 138353.725 C 17800.535 138333.582 17827.026 138306.583 17860.541 138272.729 C 17894.226 138238.706 17915.385 138216.785 17924.018 138206.967 C 17940.437 138188.517 17951.863 138172.944 17958.295 138160.248 C 17964.897 138147.384 17968.198 138134.773 17968.198 138122.416 C 17968.198 138102.273 17961.088 138085.854 17946.870 138073.159 C 17932.820 138060.463 17914.454 138054.116 17891.772 138054.116 C 17875.691 138054.116 17858.679 138056.909 17840.737 138062.495 C 17822.963 138068.081 17803.920 138076.544 17783.608 138087.885 L 17783.608 138036.088 C 17804.259 138027.794 17823.556 138021.531 17841.498 138017.299 C 17859.441 138013.068 17875.860 138010.952 17890.756 138010.952 C 17930.027 138010.952 17961.342 138020.769 17984.702 138040.405 C 18008.061 138060.040 18019.741 138086.277 18019.741 138119.116 C 18019.741 138134.689 18016.778 138149.500 18010.854 138163.549 C 18005.099 138177.429 17994.519 138193.849 17979.116 138212.807 C 17974.884 138217.716 17961.427 138231.935 17938.745 138255.463 C 17916.062 138278.823 17884.070 138311.577 17842.768 138353.725 Z">
                <!-- 22 nodes -->
              </draw:path>
              <draw:path id="path7881" draw:style-name="style2" draw:layer="layout" svg:x="11.756cm" svg:y="68.716cm" svg:width="0.032cm" svg:height="0.140cm" svg:viewBox="0.0 0.0 32.000 140.000" svg:d="M 23527.361 137432.829 L 23527.361 137572.829 L 23527.361 137432.829 ">
                <!-- 3 nodes -->
              </draw:path>
              <draw:path id="text7885" draw:style-name="style1" draw:layer="layout" svg:x="11.646cm" svg:y="69.005cm" svg:width="0.250cm" svg:height="0.393cm" svg:viewBox="0.0 0.0 249.590 393.301" svg:d="M 23463.342 138192.495 C 23487.886 138197.742 23507.014 138208.660 23520.725 138225.248 C 23534.605 138241.837 23541.545 138262.319 23541.545 138286.694 C 23541.545 138324.103 23528.680 138353.048 23502.951 138373.530 C 23477.222 138394.011 23440.660 138404.252 23393.264 138404.252 C 23377.352 138404.252 23360.933 138402.644 23344.006 138399.428 C 23327.248 138396.381 23309.898 138391.726 23291.955 138385.463 L 23291.955 138335.952 C 23306.174 138344.246 23321.747 138350.509 23338.674 138354.741 C 23355.601 138358.972 23373.290 138361.088 23391.740 138361.088 C 23423.902 138361.088 23448.361 138354.741 23465.119 138342.045 C 23482.046 138329.350 23490.510 138310.899 23490.510 138286.694 C 23490.510 138264.350 23482.639 138246.915 23466.896 138234.389 C 23451.324 138221.694 23429.572 138215.346 23401.643 138215.346 L 23357.463 138215.346 L 23357.463 138173.198 L 23403.674 138173.198 C 23428.895 138173.198 23448.192 138168.204 23461.564 138158.217 C 23474.937 138148.061 23481.623 138133.504 23481.623 138114.545 C 23481.623 138095.079 23474.683 138080.183 23460.803 138069.858 C 23447.092 138059.363 23427.372 138054.116 23401.643 138054.116 C 23387.593 138054.116 23372.528 138055.639 23356.447 138058.686 C 23340.367 138061.733 23322.678 138066.472 23303.381 138072.905 L 23303.381 138027.202 C 23322.847 138021.785 23341.044 138017.722 23357.971 138015.014 C 23375.067 138012.306 23391.148 138010.952 23406.213 138010.952 C 23445.145 138010.952 23475.952 138019.838 23498.635 138037.612 C 23521.317 138055.216 23532.658 138079.083 23532.658 138109.213 C 23532.658 138130.203 23526.649 138147.976 23514.631 138162.534 C 23502.613 138176.922 23485.516 138186.909 23463.342 138192.495 Z">
                <!-- 30 nodes -->
              </draw:path>
              <draw:path id="path7887" draw:style-name="style2" draw:layer="layout" svg:x="14.510cm" svg:y="68.716cm" svg:width="0.032cm" svg:height="0.140cm" svg:viewBox="0.0 0.0 32.000 140.000" svg:d="M 29035.201 137432.829 L 29035.201 137572.829 L 29035.201 137432.829 ">
                <!-- 3 nodes -->
              </draw:path>
              <draw:path id="text7891" draw:style-name="style1" draw:layer="layout" svg:x="14.386cm" svg:y="69.012cm" svg:width="0.276cm" svg:height="0.379cm" svg:viewBox="0.0 0.0 276.250 379.082" svg:d="M 28942.490 138069.350 L 28812.998 138271.713 L 28942.490 138271.713 L 28942.490 138069.350 ZM 28929.033 138024.663 L 28993.525 138024.663 L 28993.525 138271.713 L 29047.607 138271.713 L 29047.607 138314.370 L 28993.525 138314.370 L 28993.525 138403.745 L 28942.490 138403.745 L 28942.490 138314.370 L 28771.358 138314.370 L 28771.358 138264.858 L 28929.033 138024.663 Z">
                <!-- 16 nodes -->
              </draw:path>
              <draw:path id="path7893" draw:style-name="style2" draw:layer="layout" svg:x="17.264cm" svg:y="68.716cm" svg:width="0.032cm" svg:height="0.140cm" svg:viewBox="0.0 0.0 32.000 140.000" svg:d="M 34543.041 137432.829 L 34543.041 137572.829 L 34543.041 137432.829 ">
                <!-- 3 nodes -->
              </draw:path>
              <draw:path id="text7897" draw:style-name="style1" draw:layer="layout" svg:x="17.154cm" svg:y="69.012cm" svg:width="0.245cm" svg:height="0.386cm" svg:viewBox="0.0 0.0 245.273 386.445" svg:d="M 34324.647 138024.663 L 34525.995 138024.663 L 34525.995 138067.827 L 34371.620 138067.827 L 34371.620 138160.756 C 34379.068 138158.217 34386.516 138156.355 34393.964 138155.170 C 34401.412 138153.816 34408.860 138153.139 34416.308 138153.139 C 34458.625 138153.139 34492.141 138164.734 34516.854 138187.924 C 34541.568 138211.114 34553.925 138242.514 34553.925 138282.123 C 34553.925 138322.918 34541.229 138354.656 34515.839 138377.338 C 34490.448 138399.851 34454.647 138411.108 34408.437 138411.108 C 34392.525 138411.108 34376.275 138409.754 34359.687 138407.045 C 34343.267 138404.337 34326.256 138400.274 34308.651 138394.858 L 34308.651 138343.315 C 34323.886 138351.609 34339.628 138357.788 34355.878 138361.850 C 34372.128 138365.913 34389.309 138367.944 34407.421 138367.944 C 34436.705 138367.944 34459.895 138360.242 34476.991 138344.838 C 34494.088 138329.435 34502.636 138308.530 34502.636 138282.123 C 34502.636 138255.717 34494.088 138234.812 34476.991 138219.409 C 34459.895 138204.005 34436.705 138196.303 34407.421 138196.303 C 34393.710 138196.303 34379.999 138197.827 34366.288 138200.873 C 34352.746 138203.920 34338.866 138208.660 34324.647 138215.092 L 34324.647 138024.663 Z">
                <!-- 23 nodes -->
              </draw:path>
              <draw:path id="path7899" draw:style-name="style2" draw:layer="layout" svg:x="20.017cm" svg:y="68.716cm" svg:width="0.032cm" svg:height="0.140cm" svg:viewBox="0.0 0.0 32.000 140.000" svg:d="M 40050.881 137432.829 L 40050.881 137572.829 L 40050.881 137432.829 ">
                <!-- 3 nodes -->
              </draw:path>
              <draw:path id="text7903" draw:style-name="style1" draw:layer="layout" svg:x="19.904cm" svg:y="69.005cm" svg:width="0.262cm" svg:height="0.393cm" svg:viewBox="0.0 0.0 261.777 393.301" svg:d="M 39944.205 138186.909 C 39921.184 138186.909 39902.903 138194.780 39889.362 138210.522 C 39875.989 138226.264 39869.303 138247.846 39869.303 138275.268 C 39869.303 138302.521 39875.989 138324.103 39889.362 138340.014 C 39902.903 138355.756 39921.184 138363.627 39944.205 138363.627 C 39967.226 138363.627 39985.423 138355.756 39998.795 138340.014 C 40012.337 138324.103 40019.108 138302.521 40019.108 138275.268 C 40019.108 138247.846 40012.337 138226.264 39998.795 138210.522 C 39985.423 138194.780 39967.226 138186.909 39944.205 138186.909 ZM 40046.022 138026.186 L 40046.022 138072.905 C 40033.157 138066.811 40020.123 138062.156 40006.920 138058.940 C 39993.886 138055.724 39980.937 138054.116 39968.072 138054.116 C 39934.218 138054.116 39908.320 138065.541 39890.377 138088.393 C 39872.604 138111.245 39862.447 138145.776 39859.908 138191.987 C 39869.895 138177.260 39882.421 138166.004 39897.487 138158.217 C 39912.552 138150.262 39929.140 138146.284 39947.252 138146.284 C 39985.338 138146.284 40015.384 138157.879 40037.389 138181.069 C 40059.563 138204.090 40070.651 138235.489 40070.651 138275.268 C 40070.651 138314.200 40059.140 138345.431 40036.119 138368.959 C 40013.098 138392.488 39982.460 138404.252 39944.205 138404.252 C 39900.364 138404.252 39866.848 138387.495 39843.658 138353.979 C 39820.468 138320.294 39808.873 138271.544 39808.873 138207.729 C 39808.873 138147.807 39823.092 138100.073 39851.529 138064.526 C 39879.967 138028.810 39918.138 138010.952 39966.041 138010.952 C 39978.906 138010.952 39991.855 138012.221 40004.889 138014.760 C 40018.092 138017.299 40031.803 138021.108 40046.022 138026.186 Z">
                <!-- 27 nodes -->
              </draw:path>
              <draw:path id="path7905" draw:style-name="style2" draw:layer="layout" svg:x="22.771cm" svg:y="68.716cm" svg:width="0.032cm" svg:height="0.140cm" svg:viewBox="0.0 0.0 32.000 140.000" svg:d="M 45558.722 137432.829 L 45558.722 137572.829 L 45558.722 137432.829 ">
                <!-- 3 nodes -->
              </draw:path>
              <draw:path id="text7909" draw:style-name="style1" draw:layer="layout" svg:x="22.665cm" svg:y="69.012cm" svg:width="0.244cm" svg:height="0.379cm" svg:viewBox="0.0 0.0 243.750 379.082" svg:d="M 45329.408 138024.663 L 45573.158 138024.663 L 45573.158 138046.499 L 45435.540 138403.745 L 45381.966 138403.745 L 45511.458 138067.827 L 45329.408 138067.827 L 45329.408 138024.663 Z">
                <!-- 8 nodes -->
              </draw:path>
              <draw:path id="path7911" draw:style-name="style2" draw:layer="layout" svg:x="25.525cm" svg:y="68.716cm" svg:width="0.032cm" svg:height="0.140cm" svg:viewBox="0.0 0.0 32.000 140.000" svg:d="M 51066.561 137432.829 L 51066.561 137572.829 L 51066.561 137432.829 ">
                <!-- 3 nodes -->
              </draw:path>
              <draw:path id="text7915" draw:style-name="style1" draw:layer="layout" svg:x="25.411cm" svg:y="69.005cm" svg:width="0.260cm" svg:height="0.393cm" svg:viewBox="0.0 0.0 260.000 393.301" svg:d="M 50952.523 138216.870 C 50928.148 138216.870 50908.936 138223.386 50894.887 138236.420 C 50881.007 138249.454 50874.066 138267.397 50874.066 138290.248 C 50874.066 138313.100 50881.007 138331.043 50894.887 138344.077 C 50908.936 138357.110 50928.148 138363.627 50952.523 138363.627 C 50976.898 138363.627 50996.111 138357.110 51010.160 138344.077 C 51024.210 138330.873 51031.234 138312.931 51031.234 138290.248 C 51031.234 138267.397 51024.210 138249.454 51010.160 138236.420 C 50996.280 138223.386 50977.068 138216.870 50952.523 138216.870 ZM 50901.234 138195.034 C 50879.229 138189.617 50862.048 138179.376 50849.691 138164.311 C 50837.504 138149.246 50831.410 138130.880 50831.410 138109.213 C 50831.410 138078.914 50842.159 138054.962 50863.656 138037.358 C 50885.323 138019.754 50914.945 138010.952 50952.523 138010.952 C 50990.271 138010.952 51019.893 138019.754 51041.391 138037.358 C 51062.888 138054.962 51073.637 138078.914 51073.637 138109.213 C 51073.637 138130.880 51067.458 138149.246 51055.102 138164.311 C 51042.914 138179.376 51025.902 138189.617 51004.066 138195.034 C 51028.780 138200.789 51047.992 138212.045 51061.703 138228.803 C 51075.583 138245.561 51082.523 138266.043 51082.523 138290.248 C 51082.523 138326.980 51071.267 138355.164 51048.754 138374.799 C 51026.410 138394.435 50994.333 138404.252 50952.523 138404.252 C 50910.714 138404.252 50878.552 138394.435 50856.039 138374.799 C 50833.695 138355.164 50822.524 138326.980 50822.524 138290.248 C 50822.524 138266.043 50829.464 138245.561 50843.344 138228.803 C 50857.224 138212.045 50876.521 138200.789 50901.234 138195.034 ZM 50882.445 138114.038 C 50882.445 138133.673 50888.539 138148.992 50900.727 138159.995 C 50913.083 138170.997 50930.349 138176.498 50952.523 138176.498 C 50974.529 138176.498 50991.710 138170.997 51004.066 138159.995 C 51016.592 138148.992 51022.856 138133.673 51022.856 138114.038 C 51022.856 138094.402 51016.592 138079.083 51004.066 138068.081 C 50991.710 138057.078 50974.529 138051.577 50952.523 138051.577 C 50930.349 138051.577 50913.083 138057.078 50900.727 138068.081 C 50888.539 138079.083 50882.445 138094.402 50882.445 138114.038 Z">
                <!-- 35 nodes -->
              </draw:path>
              <draw:path id="path7921" draw:style-name="style2" draw:layer="layout" svg:x="4.747cm" svg:y="67.323cm" svg:width="0.140cm" svg:height="0.032cm" svg:viewBox="0.0 0.0 140.000 32.000" svg:d="M 9633.762 134662.907 L 9493.762 134662.907 L 9633.762 134662.907 ">
                <!-- 3 nodes -->
              </draw:path>
              <draw:path id="text7925" draw:style-name="style1" draw:layer="layout" svg:x="4.333cm" svg:y="67.158cm" svg:width="0.226cm" svg:height="0.379cm" svg:viewBox="0.0 0.0 225.723 379.082" svg:d="M 8674.133 134651.658 L 8757.922 134651.658 L 8757.922 134362.459 L 8666.770 134380.740 L 8666.770 134334.022 L 8757.414 134315.740 L 8808.703 134315.740 L 8808.703 134651.658 L 8892.492 134651.658 L 8892.492 134694.822 L 8674.133 134694.822 L 8674.133 134651.658 Z">
                <!-- 12 nodes -->
              </draw:path>
              <draw:path id="path7927" draw:style-name="style2" draw:layer="layout" svg:x="4.747cm" svg:y="64.570cm" svg:width="0.140cm" svg:height="0.032cm" svg:viewBox="0.0 0.0 140.000 32.000" svg:d="M 9633.762 129155.068 L 9493.762 129155.068 L 9633.762 129155.068 ">
                <!-- 3 nodes -->
              </draw:path>
              <draw:path id="text7931" draw:style-name="style1" draw:layer="layout" svg:x="4.314cm" svg:y="64.397cm" svg:width="0.241cm" svg:height="0.386cm" svg:viewBox="0.0 0.0 240.703 385.937" svg:d="M 8690.383 129136.967 L 8869.387 129136.967 L 8869.387 129180.131 L 8628.684 129180.131 L 8628.684 129136.967 C 8648.150 129116.824 8674.641 129089.825 8708.156 129055.971 C 8741.841 129021.948 8763.000 129000.027 8771.633 128990.210 C 8788.052 128971.759 8799.478 128956.186 8805.910 128943.491 C 8812.512 128930.626 8815.813 128918.016 8815.813 128905.659 C 8815.813 128885.516 8808.703 128869.096 8794.484 128856.401 C 8780.435 128843.706 8762.069 128837.358 8739.387 128837.358 C 8723.306 128837.358 8706.294 128840.151 8688.352 128845.737 C 8670.578 128851.323 8651.535 128859.786 8631.223 128871.128 L 8631.223 128819.331 C 8651.874 128811.036 8671.171 128804.773 8689.113 128800.542 C 8707.056 128796.310 8723.475 128794.194 8738.371 128794.194 C 8777.642 128794.194 8808.957 128804.012 8832.316 128823.647 C 8855.676 128843.283 8867.355 128869.519 8867.355 128902.358 C 8867.355 128917.931 8864.393 128932.742 8858.469 128946.792 C 8852.714 128960.672 8842.134 128977.091 8826.730 128996.049 C 8822.499 129000.958 8809.042 129015.177 8786.359 129038.706 C 8763.677 129062.065 8731.685 129094.819 8690.383 129136.967 Z">
                <!-- 22 nodes -->
              </draw:path>
              <draw:path id="path7937" draw:style-name="style3" draw:layer="layout" svg:x="4.871cm" svg:y="63.193cm" svg:width="0.032cm" svg:height="5.540cm" svg:viewBox="0.0 0.0 32.000 5539.840" svg:d="M 9757.762 131908.989 L 9757.762 126401.149 L 9757.762 131908.989 ">
                <!-- 3 nodes -->
              </draw:path>
              <draw:path id="path7939" draw:style-name="style3" draw:layer="layout" svg:x="26.902cm" svg:y="63.193cm" svg:width="0.032cm" svg:height="5.540cm" svg:viewBox="0.0 0.0 32.000 5539.840" svg:d="M 53820.480 131908.989 L 53820.480 126401.149 L 53820.480 131908.989 ">
                <!-- 3 nodes -->
              </draw:path>
              <draw:path id="path7941" draw:style-name="style3" draw:layer="layout" svg:x="4.871cm" svg:y="68.700cm" svg:width="22.063cm" svg:height="0.032cm" svg:viewBox="0.0 0.0 22063.359 32.000" svg:d="M 9757.762 137416.829 L 31789.121 137416.829 L 9757.762 137416.829 ">
                <!-- 3 nodes -->
              </draw:path>
              <draw:path id="path7943" draw:style-name="style3" draw:layer="layout" svg:x="4.871cm" svg:y="63.193cm" svg:width="22.063cm" svg:height="0.032cm" svg:viewBox="0.0 0.0 22063.359 32.000" svg:d="M 9757.762 126401.149 L 31789.121 126401.149 L 9757.762 126401.149 ">
                <!-- 3 nodes -->
              </draw:path>
              <draw:path id="text7947" draw:style-name="style0" draw:layer="layout" svg:x="6.139cm" svg:y="67.104cm" svg:width="0.245cm" svg:height="0.386cm" svg:viewBox="0.0 0.0 245.273 386.445" svg:d="M 12293.287 134207.621 L 12494.635 134207.621 L 12494.635 134250.785 L 12340.260 134250.785 L 12340.260 134343.715 C 12347.708 134341.176 12355.156 134339.314 12362.603 134338.129 C 12370.051 134336.775 12377.499 134336.098 12384.947 134336.098 C 12427.265 134336.098 12460.781 134347.693 12485.494 134370.883 C 12510.208 134394.073 12522.564 134425.473 12522.564 134465.082 C 12522.564 134505.876 12509.869 134537.615 12484.478 134560.297 C 12459.088 134582.810 12423.287 134594.066 12377.076 134594.066 C 12361.165 134594.066 12344.915 134592.712 12328.326 134590.004 C 12311.907 134587.296 12294.895 134583.233 12277.291 134577.816 L 12277.291 134526.273 C 12292.525 134534.568 12308.268 134540.746 12324.518 134544.809 C 12340.768 134548.871 12357.949 134550.902 12376.060 134550.902 C 12405.344 134550.902 12428.534 134543.201 12445.631 134527.797 C 12462.727 134512.393 12471.275 134491.488 12471.275 134465.082 C 12471.275 134438.676 12462.727 134417.771 12445.631 134402.367 C 12428.534 134386.964 12405.344 134379.262 12376.060 134379.262 C 12362.350 134379.262 12348.639 134380.785 12334.928 134383.832 C 12321.386 134386.879 12307.506 134391.619 12293.287 134398.051 L 12293.287 134207.621 Z">
                <!-- 23 nodes -->
              </draw:path>
              <draw:path id="text7951" draw:style-name="style0" draw:layer="layout" svg:x="8.893cm" svg:y="67.104cm" svg:width="0.245cm" svg:height="0.386cm" svg:viewBox="0.0 0.0 245.273 386.445" svg:d="M 17801.127 134207.621 L 18002.475 134207.621 L 18002.475 134250.785 L 17848.100 134250.785 L 17848.100 134343.715 C 17855.548 134341.176 17862.996 134339.314 17870.444 134338.129 C 17877.892 134336.775 17885.340 134336.098 17892.788 134336.098 C 17935.105 134336.098 17968.621 134347.693 17993.334 134370.883 C 18018.048 134394.073 18030.405 134425.473 18030.405 134465.082 C 18030.405 134505.876 18017.709 134537.615 17992.319 134560.297 C 17966.928 134582.810 17931.127 134594.066 17884.916 134594.066 C 17869.005 134594.066 17852.755 134592.712 17836.166 134590.004 C 17819.747 134587.296 17802.735 134583.233 17785.131 134577.816 L 17785.131 134526.273 C 17800.366 134534.568 17816.108 134540.746 17832.358 134544.809 C 17848.608 134548.871 17865.789 134550.902 17883.901 134550.902 C 17913.185 134550.902 17936.375 134543.201 17953.471 134527.797 C 17970.567 134512.393 17979.116 134491.488 17979.116 134465.082 C 17979.116 134438.676 17970.567 134417.771 17953.471 134402.367 C 17936.375 134386.964 17913.185 134379.262 17883.901 134379.262 C 17870.190 134379.262 17856.479 134380.785 17842.768 134383.832 C 17829.226 134386.879 17815.346 134391.619 17801.127 134398.051 L 17801.127 134207.621 Z">
                <!-- 23 nodes -->
              </draw:path>
              <draw:path id="text7955" draw:style-name="style1" draw:layer="layout" svg:x="11.646cm" svg:y="67.104cm" svg:width="0.245cm" svg:height="0.386cm" svg:viewBox="0.0 0.0 245.273 386.445" svg:d="M 23308.967 134207.621 L 23510.314 134207.621 L 23510.314 134250.785 L 23355.939 134250.785 L 23355.939 134343.715 C 23363.387 134341.176 23370.835 134339.314 23378.283 134338.129 C 23385.731 134336.775 23393.179 134336.098 23400.627 134336.098 C 23442.945 134336.098 23476.460 134347.693 23501.174 134370.883 C 23525.887 134394.073 23538.244 134425.473 23538.244 134465.082 C 23538.244 134505.876 23525.549 134537.615 23500.158 134560.297 C 23474.768 134582.810 23438.967 134594.066 23392.756 134594.066 C 23376.844 134594.066 23360.594 134592.712 23344.006 134590.004 C 23327.587 134587.296 23310.575 134583.233 23292.971 134577.816 L 23292.971 134526.273 C 23308.205 134534.568 23323.947 134540.746 23340.197 134544.809 C 23356.447 134548.871 23373.628 134550.902 23391.740 134550.902 C 23421.024 134550.902 23444.214 134543.201 23461.311 134527.797 C 23478.407 134512.393 23486.955 134491.488 23486.955 134465.082 C 23486.955 134438.676 23478.407 134417.771 23461.311 134402.367 C 23444.214 134386.964 23421.024 134379.262 23391.740 134379.262 C 23378.029 134379.262 23364.318 134380.785 23350.607 134383.832 C 23337.066 134386.879 23323.186 134391.619 23308.967 134398.051 L 23308.967 134207.621 Z">
                <!-- 23 nodes -->
              </draw:path>
              <draw:path id="text7959" draw:style-name="style1" draw:layer="layout" svg:x="13.728cm" svg:y="67.088cm" svg:width="1.587cm" svg:height="0.463cm" svg:viewBox="0.0 0.0 1587.235 463.125" svg:d="M 27590.399 134361.234 C 27567.379 134361.234 27549.097 134369.106 27535.556 134384.848 C 27522.183 134400.590 27515.497 134422.172 27515.497 134449.594 C 27515.497 134476.846 27522.183 134498.428 27535.556 134514.340 C 27549.097 134530.082 27567.379 134537.953 27590.399 134537.953 C 27613.420 134537.953 27631.617 134530.082 27644.989 134514.340 C 27658.531 134498.428 27665.302 134476.846 27665.302 134449.594 C 27665.302 134422.172 27658.531 134400.590 27644.989 134384.848 C 27631.617 134369.106 27613.420 134361.234 27590.399 134361.234 ZM 27692.216 134200.512 L 27692.216 134247.231 C 27679.351 134241.137 27666.317 134236.482 27653.114 134233.266 C 27640.080 134230.050 27627.131 134228.441 27614.267 134228.441 C 27580.412 134228.441 27554.514 134239.867 27536.571 134262.719 C 27518.798 134285.570 27508.642 134320.102 27506.102 134366.313 C 27516.089 134351.586 27528.616 134340.329 27543.681 134332.543 C 27558.746 134324.587 27575.334 134320.609 27593.446 134320.609 C 27631.532 134320.609 27661.578 134332.204 27683.583 134355.395 C 27705.757 134378.415 27716.845 134409.815 27716.845 134449.594 C 27716.845 134488.526 27705.334 134519.757 27682.313 134543.285 C 27659.293 134566.814 27628.655 134578.578 27590.399 134578.578 C 27546.558 134578.578 27513.043 134561.820 27489.852 134528.305 C 27466.662 134494.620 27455.067 134445.870 27455.067 134382.055 C 27455.067 134322.133 27469.286 134274.399 27497.724 134238.852 C 27526.161 134203.136 27564.332 134185.277 27612.235 134185.277 C 27625.100 134185.277 27638.049 134186.547 27651.083 134189.086 C 27664.286 134191.625 27677.997 134195.434 27692.216 134200.512 ZM 28076.069 134176.645 C 28053.387 134215.577 28036.545 134254.086 28025.542 134292.172 C 28014.540 134330.258 28009.038 134368.852 28009.038 134407.953 C 28009.038 134447.055 28014.540 134485.818 28025.542 134524.242 C 28036.714 134562.497 28053.556 134601.007 28076.069 134639.770 L 28035.444 134639.770 C 28010.054 134599.991 27991.011 134560.889 27978.316 134522.465 C 27965.790 134484.040 27959.527 134445.870 27959.527 134407.953 C 27959.527 134370.206 27965.790 134332.204 27978.316 134293.949 C 27990.842 134255.694 28009.885 134216.593 28035.444 134176.645 L 28076.069 134176.645 ZM 28356.819 134245.199 L 28356.819 134386.625 L 28498.244 134386.625 L 28498.244 134429.789 L 28356.819 134429.789 L 28356.819 134571.215 L 28314.162 134571.215 L 28314.162 134429.789 L 28172.737 134429.789 L 28172.737 134386.625 L 28314.162 134386.625 L 28314.162 134245.199 L 28356.819 134245.199 ZM 28617.891 134528.051 L 28701.680 134528.051 L 28701.680 134238.852 L 28610.528 134257.133 L 28610.528 134210.414 L 28701.172 134192.133 L 28752.462 134192.133 L 28752.462 134528.051 L 28836.251 134528.051 L 28836.251 134571.215 L 28617.891 134571.215 L 28617.891 134528.051 ZM 28925.759 134176.645 L 28966.384 134176.645 C 28991.775 134216.593 29010.733 134255.694 29023.259 134293.949 C 29035.955 134332.204 29042.302 134370.206 29042.302 134407.953 C 29042.302 134445.870 29035.955 134484.040 29023.259 134522.465 C 29010.733 134560.889 28991.775 134599.991 28966.384 134639.770 L 28925.759 134639.770 C 28948.272 134601.007 28965.030 134562.497 28976.033 134524.242 C 28987.205 134485.818 28992.791 134447.055 28992.791 134407.953 C 28992.791 134368.852 28987.205 134330.258 28976.033 134292.172 C 28965.030 134254.086 28948.272 134215.577 28925.759 134176.645 Z">
                <!-- 74 nodes -->
              </draw:path>
              <draw:path id="text7963" draw:style-name="style1" draw:layer="layout" svg:x="16.488cm" svg:y="67.088cm" svg:width="1.581cm" svg:height="0.463cm" svg:viewBox="0.0 0.0 1580.887 463.125" svg:d="M 32975.603 134192.133 L 33219.353 134192.133 L 33219.353 134213.969 L 33081.736 134571.215 L 33028.162 134571.215 L 33157.654 134235.297 L 32975.603 134235.297 L 32975.603 134192.133 ZM 33590.258 134176.645 C 33567.576 134215.577 33550.733 134254.086 33539.731 134292.172 C 33528.728 134330.258 33523.227 134368.852 33523.227 134407.953 C 33523.227 134447.055 33528.728 134485.818 33539.731 134524.242 C 33550.902 134562.497 33567.745 134601.007 33590.258 134639.770 L 33549.633 134639.770 C 33524.242 134599.991 33505.199 134560.889 33492.504 134522.465 C 33479.978 134484.040 33473.715 134445.870 33473.715 134407.953 C 33473.715 134370.206 33479.978 134332.204 33492.504 134293.949 C 33505.030 134255.694 33524.073 134216.593 33549.633 134176.645 L 33590.258 134176.645 ZM 33871.007 134245.199 L 33871.007 134386.625 L 34012.433 134386.625 L 34012.433 134429.789 L 33871.007 134429.789 L 33871.007 134571.215 L 33828.351 134571.215 L 33828.351 134429.789 L 33686.925 134429.789 L 33686.925 134386.625 L 33828.351 134386.625 L 33828.351 134245.199 L 33871.007 134245.199 ZM 34167.372 134528.051 L 34346.376 134528.051 L 34346.376 134571.215 L 34105.673 134571.215 L 34105.673 134528.051 C 34125.139 134507.908 34151.630 134480.909 34185.145 134447.055 C 34218.830 134413.031 34239.989 134391.111 34248.622 134381.293 C 34265.041 134362.843 34276.467 134347.270 34282.899 134334.574 C 34289.501 134321.710 34292.801 134309.099 34292.801 134296.742 C 34292.801 134276.599 34285.692 134260.180 34271.473 134247.484 C 34257.424 134234.789 34239.058 134228.441 34216.376 134228.441 C 34200.295 134228.441 34183.283 134231.234 34165.340 134236.820 C 34147.567 134242.406 34128.524 134250.870 34108.212 134262.211 L 34108.212 134210.414 C 34128.863 134202.120 34148.159 134195.857 34166.102 134191.625 C 34184.045 134187.393 34200.464 134185.277 34215.360 134185.277 C 34254.631 134185.277 34285.946 134195.095 34309.305 134214.731 C 34332.665 134234.366 34344.344 134260.603 34344.344 134293.441 C 34344.344 134309.014 34341.382 134323.826 34335.458 134337.875 C 34329.702 134351.755 34319.123 134368.175 34303.719 134387.133 C 34299.488 134392.042 34286.031 134406.260 34263.348 134429.789 C 34240.666 134453.148 34208.674 134485.902 34167.372 134528.051 ZM 34439.948 134176.645 L 34480.573 134176.645 C 34505.963 134216.593 34524.922 134255.694 34537.448 134293.949 C 34550.143 134332.204 34556.491 134370.206 34556.491 134407.953 C 34556.491 134445.870 34550.143 134484.040 34537.448 134522.465 C 34524.922 134560.889 34505.963 134599.991 34480.573 134639.770 L 34439.948 134639.770 C 34462.461 134601.007 34479.219 134562.497 34490.221 134524.242 C 34501.393 134485.818 34506.979 134447.055 34506.979 134407.953 C 34506.979 134368.852 34501.393 134330.258 34490.221 134292.172 C 34479.219 134254.086 34462.461 134215.577 34439.948 134176.645 Z">
                <!-- 65 nodes -->
              </draw:path>
              <draw:path id="text7967" draw:style-name="style1" draw:layer="layout" svg:x="19.242cm" svg:y="67.088cm" svg:width="1.581cm" svg:height="0.463cm" svg:viewBox="0.0 0.0 1580.887 463.125" svg:d="M 38483.444 134192.133 L 38727.194 134192.133 L 38727.194 134213.969 L 38589.577 134571.215 L 38536.003 134571.215 L 38665.495 134235.297 L 38483.444 134235.297 L 38483.444 134192.133 ZM 39098.099 134176.645 C 39075.416 134215.577 39058.574 134254.086 39047.571 134292.172 C 39036.569 134330.258 39031.067 134368.852 39031.067 134407.953 C 39031.067 134447.055 39036.569 134485.818 39047.571 134524.242 C 39058.743 134562.497 39075.586 134601.007 39098.099 134639.770 L 39057.474 134639.770 C 39032.083 134599.991 39013.040 134560.889 39000.345 134522.465 C 38987.819 134484.040 38981.556 134445.870 38981.556 134407.953 C 38981.556 134370.206 38987.819 134332.204 39000.345 134293.949 C 39012.871 134255.694 39031.914 134216.593 39057.474 134176.645 L 39098.099 134176.645 ZM 39378.849 134245.199 L 39378.849 134386.625 L 39520.274 134386.625 L 39520.274 134429.789 L 39378.849 134429.789 L 39378.849 134571.215 L 39336.192 134571.215 L 39336.192 134429.789 L 39194.767 134429.789 L 39194.767 134386.625 L 39336.192 134386.625 L 39336.192 134245.199 L 39378.849 134245.199 ZM 39675.213 134528.051 L 39854.217 134528.051 L 39854.217 134571.215 L 39613.514 134571.215 L 39613.514 134528.051 C 39632.980 134507.908 39659.471 134480.909 39692.987 134447.055 C 39726.672 134413.031 39747.831 134391.111 39756.463 134381.293 C 39772.883 134362.843 39784.308 134347.270 39790.741 134334.574 C 39797.342 134321.710 39800.643 134309.099 39800.643 134296.742 C 39800.643 134276.599 39793.534 134260.180 39779.315 134247.484 C 39765.265 134234.789 39746.900 134228.441 39724.217 134228.441 C 39708.137 134228.441 39691.125 134231.234 39673.182 134236.820 C 39655.409 134242.406 39636.366 134250.870 39616.053 134262.211 L 39616.053 134210.414 C 39636.704 134202.120 39656.001 134195.857 39673.944 134191.625 C 39691.887 134187.393 39708.306 134185.277 39723.202 134185.277 C 39762.472 134185.277 39793.788 134195.095 39817.147 134214.731 C 39840.506 134234.366 39852.186 134260.603 39852.186 134293.441 C 39852.186 134309.014 39849.224 134323.826 39843.299 134337.875 C 39837.544 134351.755 39826.965 134368.175 39811.561 134387.133 C 39807.329 134392.042 39793.872 134406.260 39771.190 134429.789 C 39748.508 134453.148 39716.515 134485.902 39675.213 134528.051 ZM 39947.788 134176.645 L 39988.413 134176.645 C 40013.804 134216.593 40032.762 134255.694 40045.288 134293.949 C 40057.984 134332.204 40064.331 134370.206 40064.331 134407.953 C 40064.331 134445.870 40057.984 134484.040 40045.288 134522.465 C 40032.762 134560.889 40013.804 134599.991 39988.413 134639.770 L 39947.788 134639.770 C 39970.301 134601.007 39987.059 134562.497 39998.062 134524.242 C 40009.234 134485.818 40014.820 134447.055 40014.820 134407.953 C 40014.820 134368.852 40009.234 134330.258 39998.062 134292.172 C 39987.059 134254.086 39970.301 134215.577 39947.788 134176.645 Z">
                <!-- 65 nodes -->
              </draw:path>
              <draw:path id="text7971" draw:style-name="style1" draw:layer="layout" svg:x="21.986cm" svg:y="67.088cm" svg:width="1.591cm" svg:height="0.463cm" svg:viewBox="0.0 0.0 1590.790 463.125" svg:d="M 43995.854 134563.344 L 43995.854 134516.625 C 44008.718 134522.719 44021.752 134527.374 44034.955 134530.590 C 44048.158 134533.806 44061.107 134535.414 44073.803 134535.414 C 44107.657 134535.414 44133.471 134524.073 44151.244 134501.391 C 44169.187 134478.539 44179.428 134443.923 44181.967 134397.543 C 44172.149 134412.100 44159.708 134423.272 44144.643 134431.059 C 44129.577 134438.845 44112.904 134442.738 44094.623 134442.738 C 44056.706 134442.738 44026.661 134431.313 44004.486 134408.461 C 43982.481 134385.440 43971.479 134354.040 43971.479 134314.262 C 43971.479 134275.329 43982.989 134244.099 44006.010 134220.570 C 44029.031 134197.042 44059.669 134185.277 44097.924 134185.277 C 44141.765 134185.277 44175.196 134202.120 44198.217 134235.805 C 44221.407 134269.320 44233.002 134318.070 44233.002 134382.055 C 44233.002 134441.807 44218.783 134489.542 44190.346 134525.258 C 44162.077 134560.805 44123.992 134578.578 44076.088 134578.578 C 44063.223 134578.578 44050.189 134577.309 44036.986 134574.770 C 44023.783 134572.230 44010.072 134568.422 43995.854 134563.344 ZM 44097.924 134402.621 C 44120.945 134402.621 44139.141 134394.750 44152.514 134379.008 C 44166.055 134363.266 44172.826 134341.684 44172.826 134314.262 C 44172.826 134287.009 44166.055 134265.512 44152.514 134249.770 C 44139.141 134233.858 44120.945 134225.902 44097.924 134225.902 C 44074.903 134225.902 44056.622 134233.858 44043.080 134249.770 C 44029.708 134265.512 44023.021 134287.009 44023.021 134314.262 C 44023.021 134341.684 44029.708 134363.266 44043.080 134379.008 C 44056.622 134394.750 44074.903 134402.621 44097.924 134402.621 ZM 44596.035 134176.645 C 44573.353 134215.577 44556.511 134254.086 44545.508 134292.172 C 44534.505 134330.258 44529.004 134368.852 44529.004 134407.953 C 44529.004 134447.055 44534.505 134485.818 44545.508 134524.242 C 44556.680 134562.497 44573.522 134601.007 44596.035 134639.770 L 44555.410 134639.770 C 44530.020 134599.991 44510.977 134560.889 44498.281 134522.465 C 44485.755 134484.040 44479.492 134445.870 44479.492 134407.953 C 44479.492 134370.206 44485.755 134332.204 44498.281 134293.949 C 44510.808 134255.694 44529.850 134216.593 44555.410 134176.645 L 44596.035 134176.645 ZM 44876.784 134245.199 L 44876.784 134386.625 L 45018.209 134386.625 L 45018.209 134429.789 L 44876.784 134429.789 L 44876.784 134571.215 L 44834.127 134571.215 L 44834.127 134429.789 L 44692.702 134429.789 L 44692.702 134386.625 L 44834.127 134386.625 L 44834.127 134245.199 L 44876.784 134245.199 ZM 45269.888 134236.820 L 45140.396 134439.184 L 45269.888 134439.184 L 45269.888 134236.820 ZM 45256.431 134192.133 L 45320.923 134192.133 L 45320.923 134439.184 L 45375.005 134439.184 L 45375.005 134481.840 L 45320.923 134481.840 L 45320.923 134571.215 L 45269.888 134571.215 L 45269.888 134481.840 L 45098.756 134481.840 L 45098.756 134432.328 L 45256.431 134192.133 ZM 45445.725 134176.645 L 45486.350 134176.645 C 45511.741 134216.593 45530.699 134255.694 45543.225 134293.949 C 45555.920 134332.204 45562.268 134370.206 45562.268 134407.953 C 45562.268 134445.870 45555.920 134484.040 45543.225 134522.465 C 45530.699 134560.889 45511.741 134599.991 45486.350 134639.770 L 45445.725 134639.770 C 45468.238 134601.007 45484.996 134562.497 45495.999 134524.242 C 45507.170 134485.818 45512.756 134447.055 45512.756 134407.953 C 45512.756 134368.852 45507.170 134330.258 45495.999 134292.172 C 45484.996 134254.086 45468.238 134215.577 45445.725 134176.645 Z">
                <!-- 78 nodes -->
              </draw:path>
              <draw:path id="text7975" draw:style-name="style1" draw:layer="layout" svg:x="24.742cm" svg:y="67.088cm" svg:width="1.588cm" svg:height="0.463cm" svg:viewBox="0.0 0.0 1588.251 463.125" svg:d="M 49614.396 134391.195 C 49590.021 134391.195 49570.808 134397.712 49556.759 134410.746 C 49542.879 134423.780 49535.939 134441.723 49535.939 134464.574 C 49535.939 134487.426 49542.879 134505.369 49556.759 134518.402 C 49570.808 134531.436 49590.021 134537.953 49614.396 134537.953 C 49638.771 134537.953 49657.983 134531.436 49672.032 134518.402 C 49686.082 134505.199 49693.107 134487.257 49693.107 134464.574 C 49693.107 134441.723 49686.082 134423.780 49672.032 134410.746 C 49658.152 134397.712 49638.940 134391.195 49614.396 134391.195 ZM 49563.107 134369.359 C 49541.101 134363.943 49523.920 134353.702 49511.564 134338.637 C 49499.376 134323.572 49493.282 134305.206 49493.282 134283.539 C 49493.282 134253.240 49504.031 134229.288 49525.528 134211.684 C 49547.195 134194.080 49576.818 134185.277 49614.396 134185.277 C 49652.143 134185.277 49681.765 134194.080 49703.263 134211.684 C 49724.760 134229.288 49735.509 134253.240 49735.509 134283.539 C 49735.509 134305.206 49729.331 134323.572 49716.974 134338.637 C 49704.786 134353.702 49687.775 134363.943 49665.939 134369.359 C 49690.652 134375.115 49709.864 134386.371 49723.575 134403.129 C 49737.456 134419.887 49744.396 134440.369 49744.396 134464.574 C 49744.396 134501.306 49733.139 134529.490 49710.626 134549.125 C 49688.282 134568.760 49656.206 134578.578 49614.396 134578.578 C 49572.586 134578.578 49540.424 134568.760 49517.911 134549.125 C 49495.568 134529.490 49484.396 134501.306 49484.396 134464.574 C 49484.396 134440.369 49491.336 134419.887 49505.216 134403.129 C 49519.096 134386.371 49538.393 134375.115 49563.107 134369.359 ZM 49544.318 134288.363 C 49544.318 134307.999 49550.411 134323.318 49562.599 134334.320 C 49574.956 134345.323 49592.221 134350.824 49614.396 134350.824 C 49636.401 134350.824 49653.582 134345.323 49665.939 134334.320 C 49678.465 134323.318 49684.728 134307.999 49684.728 134288.363 C 49684.728 134268.728 49678.465 134253.409 49665.939 134242.406 C 49653.582 134231.404 49636.401 134225.902 49614.396 134225.902 C 49592.221 134225.902 49574.956 134231.404 49562.599 134242.406 C 49550.411 134253.409 49544.318 134268.728 49544.318 134288.363 ZM 50106.413 134176.645 C 50083.731 134215.577 50066.889 134254.086 50055.886 134292.172 C 50044.884 134330.258 50039.382 134368.852 50039.382 134407.953 C 50039.382 134447.055 50044.884 134485.818 50055.886 134524.242 C 50067.058 134562.497 50083.900 134601.007 50106.413 134639.770 L 50065.788 134639.770 C 50040.398 134599.991 50021.355 134560.889 50008.660 134522.465 C 49996.134 134484.040 49989.870 134445.870 49989.870 134407.953 C 49989.870 134370.206 49996.134 134332.204 50008.660 134293.949 C 50021.186 134255.694 50040.229 134216.593 50065.788 134176.645 L 50106.413 134176.645 ZM 50387.162 134245.199 L 50387.162 134386.625 L 50528.587 134386.625 L 50528.587 134429.789 L 50387.162 134429.789 L 50387.162 134571.215 L 50344.505 134571.215 L 50344.505 134429.789 L 50203.080 134429.789 L 50203.080 134386.625 L 50344.505 134386.625 L 50344.505 134245.199 L 50387.162 134245.199 ZM 50794.739 134366.820 C 50819.283 134372.068 50838.411 134382.986 50852.122 134399.574 C 50866.002 134416.163 50872.942 134436.645 50872.942 134461.020 C 50872.942 134498.428 50860.078 134527.374 50834.348 134547.855 C 50808.619 134568.337 50772.057 134578.578 50724.661 134578.578 C 50708.749 134578.578 50692.330 134576.970 50675.403 134573.754 C 50658.645 134570.707 50641.295 134566.052 50623.352 134559.789 L 50623.352 134510.277 C 50637.571 134518.572 50653.144 134524.835 50670.071 134529.066 C 50686.998 134533.298 50704.687 134535.414 50723.137 134535.414 C 50755.299 134535.414 50779.759 134529.066 50796.516 134516.371 C 50813.443 134503.676 50821.907 134485.225 50821.907 134461.020 C 50821.907 134438.676 50814.036 134421.241 50798.294 134408.715 C 50782.721 134396.020 50760.970 134389.672 50733.040 134389.672 L 50688.860 134389.672 L 50688.860 134347.523 L 50735.071 134347.523 C 50760.292 134347.523 50779.589 134342.530 50792.962 134332.543 C 50806.334 134322.387 50813.020 134307.829 50813.020 134288.871 C 50813.020 134269.405 50806.080 134254.509 50792.200 134244.184 C 50778.489 134233.689 50758.769 134228.441 50733.040 134228.441 C 50718.990 134228.441 50703.925 134229.965 50687.845 134233.012 C 50671.764 134236.059 50654.075 134240.798 50634.778 134247.231 L 50634.778 134201.527 C 50654.244 134196.111 50672.441 134192.048 50689.368 134189.340 C 50706.464 134186.632 50722.545 134185.277 50737.610 134185.277 C 50776.542 134185.277 50807.350 134194.164 50830.032 134211.938 C 50852.714 134229.542 50864.055 134253.409 50864.055 134283.539 C 50864.055 134304.529 50858.046 134322.302 50846.028 134336.859 C 50834.010 134351.247 50816.914 134361.234 50794.739 134366.820 ZM 50956.103 134176.645 L 50996.728 134176.645 C 51022.119 134216.593 51041.077 134255.694 51053.603 134293.949 C 51066.299 134332.204 51072.646 134370.206 51072.646 134407.953 C 51072.646 134445.870 51066.299 134484.040 51053.603 134522.465 C 51041.077 134560.889 51022.119 134599.991 50996.728 134639.770 L 50956.103 134639.770 C 50978.616 134601.007 50995.374 134562.497 51006.377 134524.242 C 51017.549 134485.818 51023.134 134447.055 51023.134 134407.953 C 51023.134 134368.852 51017.549 134330.258 51006.377 134292.172 C 50995.374 134254.086 50978.616 134215.577 50956.103 134176.645 Z">
                <!-- 100 nodes -->
              </draw:path>
              <draw:path id="text7979" draw:style-name="style0" draw:layer="layout" svg:x="6.139cm" svg:y="64.350cm" svg:width="0.245cm" svg:height="0.386cm" svg:viewBox="0.0 0.0 245.273 386.445" svg:d="M 12293.287 128699.779 L 12494.635 128699.779 L 12494.635 128742.943 L 12340.260 128742.943 L 12340.260 128835.872 C 12347.708 128833.333 12355.156 128831.471 12362.603 128830.286 C 12370.051 128828.932 12377.499 128828.255 12384.947 128828.255 C 12427.265 128828.255 12460.781 128839.850 12485.494 128863.040 C 12510.208 128886.230 12522.564 128917.630 12522.564 128957.240 C 12522.564 128998.034 12509.869 129029.772 12484.478 129052.454 C 12459.088 129074.967 12423.287 129086.224 12377.076 129086.224 C 12361.165 129086.224 12344.915 129084.870 12328.326 129082.161 C 12311.907 129079.453 12294.895 129075.391 12277.291 129069.974 L 12277.291 129018.431 C 12292.525 129026.725 12308.268 129032.904 12324.518 129036.966 C 12340.768 129041.029 12357.949 129043.060 12376.060 129043.060 C 12405.344 129043.060 12428.534 129035.358 12445.631 129019.954 C 12462.727 129004.551 12471.275 128983.646 12471.275 128957.240 C 12471.275 128930.833 12462.727 128909.928 12445.631 128894.525 C 12428.534 128879.121 12405.344 128871.419 12376.060 128871.419 C 12362.350 128871.419 12348.639 128872.943 12334.928 128875.990 C 12321.386 128879.036 12307.506 128883.776 12293.287 128890.208 L 12293.287 128699.779 Z">
                <!-- 23 nodes -->
              </draw:path>
              <draw:path id="text7983" draw:style-name="style1" draw:layer="layout" svg:x="8.893cm" svg:y="64.350cm" svg:width="0.245cm" svg:height="0.386cm" svg:viewBox="0.0 0.0 245.273 386.445" svg:d="M 17801.127 128699.779 L 18002.475 128699.779 L 18002.475 128742.943 L 17848.100 128742.943 L 17848.100 128835.872 C 17855.548 128833.333 17862.996 128831.471 17870.444 128830.286 C 17877.892 128828.932 17885.340 128828.255 17892.788 128828.255 C 17935.105 128828.255 17968.621 128839.850 17993.334 128863.040 C 18018.048 128886.230 18030.405 128917.630 18030.405 128957.240 C 18030.405 128998.034 18017.709 129029.772 17992.319 129052.454 C 17966.928 129074.967 17931.127 129086.224 17884.916 129086.224 C 17869.005 129086.224 17852.755 129084.870 17836.166 129082.161 C 17819.747 129079.453 17802.735 129075.391 17785.131 129069.974 L 17785.131 129018.431 C 17800.366 129026.725 17816.108 129032.904 17832.358 129036.966 C 17848.608 129041.029 17865.789 129043.060 17883.901 129043.060 C 17913.185 129043.060 17936.375 129035.358 17953.471 129019.954 C 17970.567 129004.551 17979.116 128983.646 17979.116 128957.240 C 17979.116 128930.833 17970.567 128909.928 17953.471 128894.525 C 17936.375 128879.121 17913.185 128871.419 17883.901 128871.419 C 17870.190 128871.419 17856.479 128872.943 17842.768 128875.990 C 17829.226 128879.036 17815.346 128883.776 17801.127 128890.208 L 17801.127 128699.779 Z">
                <!-- 23 nodes -->
              </draw:path>
              <draw:path id="text7987" draw:style-name="style1" draw:layer="layout" svg:x="11.646cm" svg:y="64.350cm" svg:width="0.245cm" svg:height="0.386cm" svg:viewBox="0.0 0.0 245.273 386.445" svg:d="M 23308.967 128699.779 L 23510.314 128699.779 L 23510.314 128742.943 L 23355.939 128742.943 L 23355.939 128835.872 C 23363.387 128833.333 23370.835 128831.471 23378.283 128830.286 C 23385.731 128828.932 23393.179 128828.255 23400.627 128828.255 C 23442.945 128828.255 23476.460 128839.850 23501.174 128863.040 C 23525.887 128886.230 23538.244 128917.630 23538.244 128957.240 C 23538.244 128998.034 23525.549 129029.772 23500.158 129052.454 C 23474.768 129074.967 23438.967 129086.224 23392.756 129086.224 C 23376.844 129086.224 23360.594 129084.870 23344.006 129082.161 C 23327.587 129079.453 23310.575 129075.391 23292.971 129069.974 L 23292.971 129018.431 C 23308.205 129026.725 23323.947 129032.904 23340.197 129036.966 C 23356.447 129041.029 23373.628 129043.060 23391.740 129043.060 C 23421.024 129043.060 23444.214 129035.358 23461.311 129019.954 C 23478.407 129004.551 23486.955 128983.646 23486.955 128957.240 C 23486.955 128930.833 23478.407 128909.928 23461.311 128894.525 C 23444.214 128879.121 23421.024 128871.419 23391.740 128871.419 C 23378.029 128871.419 23364.318 128872.943 23350.607 128875.990 C 23337.066 128879.036 23323.186 128883.776 23308.967 128890.208 L 23308.967 128699.779 Z">
                <!-- 23 nodes -->
              </draw:path>
              <draw:path id="text7991" draw:style-name="style1" draw:layer="layout" svg:x="13.841cm" svg:y="64.334cm" svg:width="1.350cm" svg:height="0.463cm" svg:viewBox="0.0 0.0 1350.113 463.125" svg:d="M 27852.491 128728.978 L 27722.999 128931.341 L 27852.491 128931.341 L 27852.491 128728.978 ZM 27839.034 128684.290 L 27903.526 128684.290 L 27903.526 128931.341 L 27957.608 128931.341 L 27957.608 128973.997 L 27903.526 128973.997 L 27903.526 129063.372 L 27852.491 129063.372 L 27852.491 128973.997 L 27681.358 128973.997 L 27681.358 128924.486 L 27839.034 128684.290 ZM 28313.277 128668.802 C 28290.595 128707.734 28273.753 128746.244 28262.750 128784.329 C 28251.747 128822.415 28246.246 128861.009 28246.246 128900.111 C 28246.246 128939.212 28251.747 128977.975 28262.750 129016.400 C 28273.922 129054.655 28290.764 129093.164 28313.277 129131.927 L 28272.652 129131.927 C 28247.262 129092.148 28228.219 129053.047 28215.523 129014.622 C 28202.997 128976.198 28196.734 128938.027 28196.734 128900.111 C 28196.734 128862.363 28202.997 128824.362 28215.523 128786.107 C 28228.049 128747.852 28247.092 128708.750 28272.652 128668.802 L 28313.277 128668.802 ZM 28380.238 128900.111 L 28517.094 128900.111 L 28517.094 128941.751 L 28380.238 128941.751 L 28380.238 128900.111 ZM 28607.060 129020.208 L 28690.849 129020.208 L 28690.849 128731.009 L 28599.696 128749.290 L 28599.696 128702.572 L 28690.341 128684.290 L 28741.630 128684.290 L 28741.630 129020.208 L 28825.419 129020.208 L 28825.419 129063.372 L 28607.060 129063.372 L 28607.060 129020.208 ZM 28914.928 128668.802 L 28955.553 128668.802 C 28980.943 128708.750 28999.902 128747.852 29012.428 128786.107 C 29025.123 128824.362 29031.471 128862.363 29031.471 128900.111 C 29031.471 128938.027 29025.123 128976.198 29012.428 129014.622 C 28999.902 129053.047 28980.943 129092.148 28955.553 129131.927 L 28914.928 129131.927 C 28937.441 129093.164 28954.199 129054.655 28965.201 129016.400 C 28976.373 128977.975 28981.959 128939.212 28981.959 128900.111 C 28981.959 128861.009 28976.373 128822.415 28965.201 128784.329 C 28954.199 128746.244 28937.441 128707.734 28914.928 128668.802 Z">
                <!-- 55 nodes -->
              </draw:path>
              <draw:path id="text7995" draw:style-name="style1" draw:layer="layout" svg:x="16.609cm" svg:y="64.334cm" svg:width="1.336cm" svg:height="0.463cm" svg:viewBox="0.0 0.0 1335.895 463.125" svg:d="M 33389.021 128858.978 C 33413.566 128864.225 33432.693 128875.143 33446.404 128891.732 C 33460.284 128908.320 33467.224 128928.802 33467.224 128953.177 C 33467.224 128990.586 33454.360 129019.531 33428.631 129040.013 C 33402.901 129060.495 33366.339 129070.736 33318.943 129070.736 C 33303.032 129070.736 33286.612 129069.128 33269.685 129065.911 C 33252.928 129062.865 33235.577 129058.210 33217.635 129051.947 L 33217.635 129002.435 C 33231.853 129010.729 33247.426 129016.992 33264.353 129021.224 C 33281.280 129025.456 33298.969 129027.572 33317.420 129027.572 C 33349.581 129027.572 33374.041 129021.224 33390.799 129008.529 C 33407.726 128995.833 33416.189 128977.383 33416.189 128953.177 C 33416.189 128930.833 33408.318 128913.398 33392.576 128900.872 C 33377.003 128888.177 33355.252 128881.829 33327.322 128881.829 L 33283.142 128881.829 L 33283.142 128839.681 L 33329.353 128839.681 C 33354.575 128839.681 33373.872 128834.688 33387.244 128824.701 C 33400.616 128814.544 33407.303 128799.987 33407.303 128781.029 C 33407.303 128761.563 33400.362 128746.667 33386.482 128736.341 C 33372.771 128725.846 33353.051 128720.599 33327.322 128720.599 C 33313.273 128720.599 33298.207 128722.122 33282.127 128725.169 C 33266.046 128728.216 33248.357 128732.956 33229.060 128739.388 L 33229.060 128693.685 C 33248.527 128688.268 33266.723 128684.206 33283.650 128681.497 C 33300.747 128678.789 33316.827 128677.435 33331.892 128677.435 C 33370.825 128677.435 33401.632 128686.322 33424.314 128704.095 C 33446.997 128721.699 33458.338 128745.566 33458.338 128775.697 C 33458.338 128796.686 33452.329 128814.460 33440.310 128829.017 C 33428.292 128843.405 33411.196 128853.392 33389.021 128858.978 ZM 33835.336 128668.802 C 33812.654 128707.734 33795.811 128746.244 33784.809 128784.329 C 33773.806 128822.415 33768.305 128861.009 33768.305 128900.111 C 33768.305 128939.212 33773.806 128977.975 33784.809 129016.400 C 33795.980 129054.655 33812.823 129093.164 33835.336 129131.927 L 33794.711 129131.927 C 33769.320 129092.148 33750.277 129053.047 33737.582 129014.622 C 33725.056 128976.198 33718.793 128938.027 33718.793 128900.111 C 33718.793 128862.363 33725.056 128824.362 33737.582 128786.107 C 33750.108 128747.852 33769.151 128708.750 33794.711 128668.802 L 33835.336 128668.802 ZM 33902.296 128900.111 L 34039.151 128900.111 L 34039.151 128941.751 L 33902.296 128941.751 L 33902.296 128900.111 ZM 34164.410 129020.208 L 34343.414 129020.208 L 34343.414 129063.372 L 34102.711 129063.372 L 34102.711 129020.208 C 34122.177 129000.065 34148.668 128973.066 34182.184 128939.212 C 34215.869 128905.189 34237.028 128883.268 34245.660 128873.451 C 34262.080 128855.000 34273.506 128839.427 34279.938 128826.732 C 34286.539 128813.867 34289.840 128801.257 34289.840 128788.900 C 34289.840 128768.757 34282.731 128752.337 34268.512 128739.642 C 34254.463 128726.947 34236.097 128720.599 34213.414 128720.599 C 34197.334 128720.599 34180.322 128723.392 34162.379 128728.978 C 34144.606 128734.564 34125.563 128743.027 34105.250 128754.369 L 34105.250 128702.572 C 34125.901 128694.277 34145.198 128688.014 34163.141 128683.783 C 34181.084 128679.551 34197.503 128677.435 34212.399 128677.435 C 34251.670 128677.435 34282.985 128687.253 34306.344 128706.888 C 34329.703 128726.523 34341.383 128752.760 34341.383 128785.599 C 34341.383 128801.172 34338.421 128815.983 34332.496 128830.033 C 34326.741 128843.913 34316.162 128860.332 34300.758 128879.290 C 34296.526 128884.199 34283.069 128898.418 34260.387 128921.947 C 34237.705 128945.306 34205.713 128978.060 34164.410 129020.208 ZM 34436.986 128668.802 L 34477.611 128668.802 C 34503.002 128708.750 34521.960 128747.852 34534.486 128786.107 C 34547.182 128824.362 34553.529 128862.363 34553.529 128900.111 C 34553.529 128938.027 34547.182 128976.198 34534.486 129014.622 C 34521.960 129053.047 34503.002 129092.148 34477.611 129131.927 L 34436.986 129131.927 C 34459.499 129093.164 34476.257 129054.655 34487.260 129016.400 C 34498.432 128977.975 34504.018 128939.212 34504.018 128900.111 C 34504.018 128861.009 34498.432 128822.415 34487.260 128784.329 C 34476.257 128746.244 34459.499 128707.734 34436.986 128668.802 Z">
                <!-- 79 nodes -->
              </draw:path>
              <draw:path id="text7999" draw:style-name="style1" draw:layer="layout" svg:x="19.363cm" svg:y="64.334cm" svg:width="1.336cm" svg:height="0.463cm" svg:viewBox="0.0 0.0 1335.894 463.125" svg:d="M 38896.862 128858.978 C 38921.406 128864.225 38940.534 128875.143 38954.245 128891.732 C 38968.125 128908.320 38975.065 128928.802 38975.065 128953.177 C 38975.065 128990.586 38962.201 129019.531 38936.471 129040.013 C 38910.742 129060.495 38874.180 129070.736 38826.784 129070.736 C 38810.872 129070.736 38794.453 129069.128 38777.526 129065.911 C 38760.768 129062.865 38743.418 129058.210 38725.475 129051.947 L 38725.475 129002.435 C 38739.694 129010.729 38755.267 129016.992 38772.194 129021.224 C 38789.121 129025.456 38806.810 129027.572 38825.260 129027.572 C 38857.422 129027.572 38881.882 129021.224 38898.639 129008.529 C 38915.566 128995.833 38924.030 128977.383 38924.030 128953.177 C 38924.030 128930.833 38916.159 128913.398 38900.417 128900.872 C 38884.844 128888.177 38863.093 128881.829 38835.163 128881.829 L 38790.983 128881.829 L 38790.983 128839.681 L 38837.194 128839.681 C 38862.415 128839.681 38881.712 128834.688 38895.085 128824.701 C 38908.457 128814.544 38915.143 128799.987 38915.143 128781.029 C 38915.143 128761.563 38908.203 128746.667 38894.323 128736.341 C 38880.612 128725.846 38860.892 128720.599 38835.163 128720.599 C 38821.113 128720.599 38806.048 128722.122 38789.968 128725.169 C 38773.887 128728.216 38756.198 128732.956 38736.901 128739.388 L 38736.901 128693.685 C 38756.367 128688.268 38774.564 128684.206 38791.491 128681.497 C 38808.587 128678.789 38824.668 128677.435 38839.733 128677.435 C 38878.665 128677.435 38909.473 128686.322 38932.155 128704.095 C 38954.837 128721.699 38966.178 128745.566 38966.178 128775.697 C 38966.178 128796.686 38960.169 128814.460 38948.151 128829.017 C 38936.133 128843.405 38919.037 128853.392 38896.862 128858.978 ZM 39343.176 128668.802 C 39320.494 128707.734 39303.651 128746.244 39292.649 128784.329 C 39281.646 128822.415 39276.145 128861.009 39276.145 128900.111 C 39276.145 128939.212 39281.646 128977.975 39292.649 129016.400 C 39303.820 129054.655 39320.663 129093.164 39343.176 129131.927 L 39302.551 129131.927 C 39277.160 129092.148 39258.117 129053.047 39245.422 129014.622 C 39232.896 128976.198 39226.633 128938.027 39226.633 128900.111 C 39226.633 128862.363 39232.896 128824.362 39245.422 128786.107 C 39257.948 128747.852 39276.991 128708.750 39302.551 128668.802 L 39343.176 128668.802 ZM 39410.137 128900.111 L 39546.992 128900.111 L 39546.992 128941.751 L 39410.137 128941.751 L 39410.137 128900.111 ZM 39672.251 129020.208 L 39851.255 129020.208 L 39851.255 129063.372 L 39610.552 129063.372 L 39610.552 129020.208 C 39630.018 129000.065 39656.509 128973.066 39690.025 128939.212 C 39723.710 128905.189 39744.868 128883.268 39753.501 128873.451 C 39769.921 128855.000 39781.346 128839.427 39787.779 128826.732 C 39794.380 128813.867 39797.681 128801.257 39797.681 128788.900 C 39797.681 128768.757 39790.572 128752.337 39776.353 128739.642 C 39762.303 128726.947 39743.937 128720.599 39721.255 128720.599 C 39705.174 128720.599 39688.163 128723.392 39670.220 128728.978 C 39652.447 128734.564 39633.404 128743.027 39613.091 128754.369 L 39613.091 128702.572 C 39633.742 128694.277 39653.039 128688.014 39670.982 128683.783 C 39688.924 128679.551 39705.344 128677.435 39720.240 128677.435 C 39759.510 128677.435 39790.825 128687.253 39814.185 128706.888 C 39837.544 128726.523 39849.224 128752.760 39849.224 128785.599 C 39849.224 128801.172 39846.262 128815.983 39840.337 128830.033 C 39834.582 128843.913 39824.003 128860.332 39808.599 128879.290 C 39804.367 128884.199 39790.910 128898.418 39768.228 128921.947 C 39745.546 128945.306 39713.553 128978.060 39672.251 129020.208 ZM 39944.826 128668.802 L 39985.451 128668.802 C 40010.842 128708.750 40029.800 128747.852 40042.326 128786.107 C 40055.022 128824.362 40061.369 128862.363 40061.369 128900.111 C 40061.369 128938.027 40055.022 128976.198 40042.326 129014.622 C 40029.800 129053.047 40010.842 129092.148 39985.451 129131.927 L 39944.826 129131.927 C 39967.339 129093.164 39984.097 129054.655 39995.100 129016.400 C 40006.272 128977.975 40011.858 128939.212 40011.858 128900.111 C 40011.858 128861.009 40006.272 128822.415 39995.100 128784.329 C 39984.097 128746.244 39967.339 128707.734 39944.826 128668.802 Z">
                <!-- 79 nodes -->
              </draw:path>
              <draw:path id="text8003" draw:style-name="style1" draw:layer="layout" svg:x="22.134cm" svg:y="64.334cm" svg:width="1.318cm" svg:height="0.463cm" svg:viewBox="0.0 0.0 1318.374 463.125" svg:d="M 44275.717 129020.208 L 44359.506 129020.208 L 44359.506 128731.009 L 44268.353 128749.290 L 44268.353 128702.572 L 44358.998 128684.290 L 44410.287 128684.290 L 44410.287 129020.208 L 44494.076 129020.208 L 44494.076 129063.372 L 44275.717 129063.372 L 44275.717 129020.208 ZM 44868.535 128668.802 C 44845.853 128707.734 44829.011 128746.244 44818.008 128784.329 C 44807.005 128822.415 44801.504 128861.009 44801.504 128900.111 C 44801.504 128939.212 44807.005 128977.975 44818.008 129016.400 C 44829.180 129054.655 44846.022 129093.164 44868.535 129131.927 L 44827.910 129131.927 C 44802.520 129092.148 44783.477 129053.047 44770.781 129014.622 C 44758.255 128976.198 44751.992 128938.027 44751.992 128900.111 C 44751.992 128862.363 44758.255 128824.362 44770.781 128786.107 C 44783.307 128747.852 44802.350 128708.750 44827.910 128668.802 L 44868.535 128668.802 ZM 44935.494 128900.111 L 45072.350 128900.111 L 45072.350 128941.751 L 44935.494 128941.751 L 44935.494 128900.111 ZM 45294.348 128728.978 L 45164.856 128931.341 L 45294.348 128931.341 L 45294.348 128728.978 ZM 45280.891 128684.290 L 45345.383 128684.290 L 45345.383 128931.341 L 45399.465 128931.341 L 45399.465 128973.997 L 45345.383 128973.997 L 45345.383 129063.372 L 45294.348 129063.372 L 45294.348 128973.997 L 45123.215 128973.997 L 45123.215 128924.486 L 45280.891 128684.290 ZM 45470.185 128668.802 L 45510.810 128668.802 C 45536.201 128708.750 45555.159 128747.852 45567.685 128786.107 C 45580.380 128824.362 45586.728 128862.363 45586.728 128900.111 C 45586.728 128938.027 45580.380 128976.198 45567.685 129014.622 C 45555.159 129053.047 45536.201 129092.148 45510.810 129131.927 L 45470.185 129131.927 C 45492.698 129093.164 45509.456 129054.655 45520.458 129016.400 C 45531.630 128977.975 45537.216 128939.212 45537.216 128900.111 C 45537.216 128861.009 45531.630 128822.415 45520.458 128784.329 C 45509.456 128746.244 45492.698 128707.734 45470.185 128668.802 Z">
                <!-- 55 nodes -->
              </draw:path>
              <draw:path id="text8007" draw:style-name="style1" draw:layer="layout" svg:x="24.869cm" svg:y="64.334cm" svg:width="1.337cm" svg:height="0.463cm" svg:viewBox="0.0 0.0 1337.419 463.125" svg:d="M 49799.806 129020.208 L 49978.810 129020.208 L 49978.810 129063.372 L 49738.107 129063.372 L 49738.107 129020.208 C 49757.573 129000.065 49784.064 128973.066 49817.579 128939.212 C 49851.264 128905.189 49872.423 128883.268 49881.056 128873.451 C 49897.475 128855.000 49908.901 128839.427 49915.333 128826.732 C 49921.935 128813.867 49925.235 128801.257 49925.235 128788.900 C 49925.235 128768.757 49918.126 128752.337 49903.907 128739.642 C 49889.858 128726.947 49871.492 128720.599 49848.810 128720.599 C 49832.729 128720.599 49815.717 128723.392 49797.774 128728.978 C 49780.001 128734.564 49760.958 128743.027 49740.646 128754.369 L 49740.646 128702.572 C 49761.297 128694.277 49780.594 128688.014 49798.536 128683.783 C 49816.479 128679.551 49832.898 128677.435 49847.794 128677.435 C 49887.065 128677.435 49918.380 128687.253 49941.739 128706.888 C 49965.099 128726.523 49976.778 128752.760 49976.778 128785.599 C 49976.778 128801.172 49973.816 128815.983 49967.892 128830.033 C 49962.136 128843.913 49951.557 128860.332 49936.153 128879.290 C 49931.922 128884.199 49918.465 128898.418 49895.782 128921.947 C 49873.100 128945.306 49841.108 128978.060 49799.806 129020.208 ZM 50357.331 128668.802 C 50334.649 128707.734 50317.807 128746.244 50306.804 128784.329 C 50295.801 128822.415 50290.300 128861.009 50290.300 128900.111 C 50290.300 128939.212 50295.801 128977.975 50306.804 129016.400 C 50317.976 129054.655 50334.818 129093.164 50357.331 129131.927 L 50316.706 129131.927 C 50291.316 129092.148 50272.273 129053.047 50259.577 129014.622 C 50247.051 128976.198 50240.788 128938.027 50240.788 128900.111 C 50240.788 128862.363 50247.051 128824.362 50259.577 128786.107 C 50272.103 128747.852 50291.146 128708.750 50316.706 128668.802 L 50357.331 128668.802 ZM 50424.292 128900.111 L 50561.148 128900.111 L 50561.148 128941.751 L 50424.292 128941.751 L 50424.292 128900.111 ZM 50797.617 128858.978 C 50822.161 128864.225 50841.289 128875.143 50855.000 128891.732 C 50868.880 128908.320 50875.820 128928.802 50875.820 128953.177 C 50875.820 128990.586 50862.955 129019.531 50837.226 129040.013 C 50811.497 129060.495 50774.935 129070.736 50727.539 129070.736 C 50711.627 129070.736 50695.208 129069.128 50678.281 129065.911 C 50661.523 129062.865 50644.173 129058.210 50626.230 129051.947 L 50626.230 129002.435 C 50640.449 129010.729 50656.022 129016.992 50672.949 129021.224 C 50689.876 129025.456 50707.565 129027.572 50726.015 129027.572 C 50758.177 129027.572 50782.636 129021.224 50799.394 129008.529 C 50816.321 128995.833 50824.785 128977.383 50824.785 128953.177 C 50824.785 128930.833 50816.914 128913.398 50801.171 128900.872 C 50785.599 128888.177 50763.847 128881.829 50735.918 128881.829 L 50691.738 128881.829 L 50691.738 128839.681 L 50737.949 128839.681 C 50763.170 128839.681 50782.467 128834.688 50795.839 128824.701 C 50809.212 128814.544 50815.898 128799.987 50815.898 128781.029 C 50815.898 128761.563 50808.958 128746.667 50795.078 128736.341 C 50781.367 128725.846 50761.647 128720.599 50735.918 128720.599 C 50721.868 128720.599 50706.803 128722.122 50690.722 128725.169 C 50674.642 128728.216 50656.953 128732.956 50637.656 128739.388 L 50637.656 128693.685 C 50657.122 128688.268 50675.319 128684.206 50692.246 128681.497 C 50709.342 128678.789 50725.423 128677.435 50740.488 128677.435 C 50779.420 128677.435 50810.227 128686.322 50832.910 128704.095 C 50855.592 128721.699 50866.933 128745.566 50866.933 128775.697 C 50866.933 128796.686 50860.924 128814.460 50848.906 128829.017 C 50836.888 128843.405 50819.791 128853.392 50797.617 128858.978 ZM 50958.983 128668.802 L 50999.608 128668.802 C 51024.998 128708.750 51043.957 128747.852 51056.483 128786.107 C 51069.178 128824.362 51075.526 128862.363 51075.526 128900.111 C 51075.526 128938.027 51069.178 128976.198 51056.483 129014.622 C 51043.957 129053.047 51024.998 129092.148 50999.608 129131.927 L 50958.983 129131.927 C 50981.496 129093.164 50998.254 129054.655 51009.256 129016.400 C 51020.428 128977.975 51026.014 128939.212 51026.014 128900.111 C 51026.014 128861.009 51020.428 128822.415 51009.256 128784.329 C 50998.254 128746.244 50981.496 128707.734 50958.983 128668.802 Z">
                <!-- 79 nodes -->
              </draw:path>
              <draw:g id="g8021">
                <draw:frame id="image8023" draw:style-name="gr1" draw:text-style-name="P1" draw:layer="layout" svg:width="12.672cm" svg:height="0.634cm" draw:transform="matrix(5.588 0.000 0.000 111.760 249.531 494.123) translate(28.293cm, 56.026cm)">
                  <draw:image xlink:href="Pictures/image4.png" xlink:type="simple" xlink:show="embed" xlink:actuate="onLoad">
                    <text:p/>
                  </draw:image>
                </draw:frame>
              </draw:g>
              <!-- id="g8021" -->
              <draw:path id="path8025" draw:style-name="style2" draw:layer="layout" svg:x="28.930cm" svg:y="67.486cm" svg:width="0.140cm" svg:height="0.032cm" svg:viewBox="0.0 0.0 140.000 32.000" svg:d="M 57860.480 134988.640 L 58000.480 134988.640 L 57860.480 134988.640 ">
                <!-- 3 nodes -->
              </draw:path>
              <draw:path id="text8029" draw:style-name="style1" draw:layer="layout" svg:x="29.245cm" svg:y="67.314cm" svg:width="1.402cm" svg:height="0.393cm" svg:viewBox="0.0 0.0 1402.031 393.301" svg:d="M 58620.051 134668.390 C 58593.645 134668.390 58573.756 134681.424 58560.383 134707.491 C 58547.180 134733.390 58540.579 134772.407 58540.579 134824.542 C 58540.579 134876.508 58547.180 134915.525 58560.383 134941.593 C 58573.756 134967.491 58593.645 134980.440 58620.051 134980.440 C 58646.627 134980.440 58666.516 134967.491 58679.719 134941.593 C 58693.092 134915.525 58699.778 134876.508 58699.778 134824.542 C 58699.778 134772.407 58693.092 134733.390 58679.719 134707.491 C 58666.516 134681.424 58646.627 134668.390 58620.051 134668.390 ZM 58620.051 134627.765 C 58662.538 134627.765 58694.954 134644.607 58717.297 134678.292 C 58739.810 134711.808 58751.067 134760.558 58751.067 134824.542 C 58751.067 134888.357 58739.810 134937.107 58717.297 134970.792 C 58694.954 135004.308 58662.538 135021.065 58620.051 135021.065 C 58577.564 135021.065 58545.064 135004.308 58522.551 134970.792 C 58500.208 134937.107 58489.036 134888.357 58489.036 134824.542 C 58489.036 134760.558 58500.208 134711.808 58522.551 134678.292 C 58545.064 134644.607 58577.564 134627.765 58620.051 134627.765 ZM 58841.084 134949.210 L 58894.658 134949.210 L 58894.658 135013.702 L 58841.084 135013.702 L 58841.084 134949.210 ZM 59116.130 134668.390 C 59089.724 134668.390 59069.834 134681.424 59056.462 134707.491 C 59043.259 134733.390 59036.657 134772.407 59036.657 134824.542 C 59036.657 134876.508 59043.259 134915.525 59056.462 134941.593 C 59069.834 134967.491 59089.724 134980.440 59116.130 134980.440 C 59142.705 134980.440 59162.595 134967.491 59175.798 134941.593 C 59189.170 134915.525 59195.857 134876.508 59195.857 134824.542 C 59195.857 134772.407 59189.170 134733.390 59175.798 134707.491 C 59162.595 134681.424 59142.705 134668.390 59116.130 134668.390 ZM 59116.130 134627.765 C 59158.617 134627.765 59191.032 134644.607 59213.376 134678.292 C 59235.889 134711.808 59247.146 134760.558 59247.146 134824.542 C 59247.146 134888.357 59235.889 134937.107 59213.376 134970.792 C 59191.032 135004.308 59158.617 135021.065 59116.130 135021.065 C 59073.643 135021.065 59041.143 135004.308 59018.630 134970.792 C 58996.286 134937.107 58985.114 134888.357 58985.114 134824.542 C 58985.114 134760.558 58996.286 134711.808 59018.630 134678.292 C 59041.143 134644.607 59073.643 134627.765 59116.130 134627.765 ZM 59381.344 134970.538 L 59560.347 134970.538 L 59560.347 135013.702 L 59319.644 135013.702 L 59319.644 134970.538 C 59339.110 134950.395 59365.601 134923.396 59399.117 134889.542 C 59432.802 134855.519 59453.961 134833.598 59462.593 134823.780 C 59479.013 134805.330 59490.439 134789.757 59496.871 134777.062 C 59503.472 134764.197 59506.773 134751.586 59506.773 134739.229 C 59506.773 134719.086 59499.664 134702.667 59485.445 134689.972 C 59471.396 134677.276 59453.030 134670.929 59430.347 134670.929 C 59414.267 134670.929 59397.255 134673.722 59379.312 134679.308 C 59361.539 134684.894 59342.496 134693.357 59322.183 134704.698 L 59322.183 134652.901 C 59342.834 134644.607 59362.131 134638.344 59380.074 134634.112 C 59398.017 134629.881 59414.436 134627.765 59429.332 134627.765 C 59468.603 134627.765 59499.918 134637.582 59523.277 134657.218 C 59546.636 134676.853 59558.316 134703.090 59558.316 134735.929 C 59558.316 134751.502 59555.354 134766.313 59549.429 134780.362 C 59543.674 134794.242 59533.095 134810.662 59517.691 134829.620 C 59513.459 134834.529 59500.002 134848.748 59477.320 134872.276 C 59454.638 134895.636 59422.646 134928.390 59381.344 134970.538 ZM 59712.063 134970.538 L 59891.067 134970.538 L 59891.067 135013.702 L 59650.364 135013.702 L 59650.364 134970.538 C 59669.830 134950.395 59696.321 134923.396 59729.837 134889.542 C 59763.521 134855.519 59784.680 134833.598 59793.313 134823.780 C 59809.732 134805.330 59821.158 134789.757 59827.590 134777.062 C 59834.192 134764.197 59837.493 134751.586 59837.493 134739.229 C 59837.493 134719.086 59830.383 134702.667 59816.165 134689.972 C 59802.115 134677.276 59783.749 134670.929 59761.067 134670.929 C 59744.986 134670.929 59727.975 134673.722 59710.032 134679.308 C 59692.258 134684.894 59673.215 134693.357 59652.903 134704.698 L 59652.903 134652.901 C 59673.554 134644.607 59692.851 134638.344 59710.794 134634.112 C 59728.736 134629.881 59745.156 134627.765 59760.051 134627.765 C 59799.322 134627.765 59830.637 134637.582 59853.997 134657.218 C 59877.356 134676.853 59889.036 134703.090 59889.036 134735.929 C 59889.036 134751.502 59886.074 134766.313 59880.149 134780.362 C 59874.394 134794.242 59863.814 134810.662 59848.411 134829.620 C 59844.179 134834.529 59830.722 134848.748 59808.040 134872.276 C 59785.357 134895.636 59753.365 134928.390 59712.063 134970.538 Z">
                <!-- 85 nodes -->
              </draw:path>
              <draw:path id="path8031" draw:style-name="style2" draw:layer="layout" svg:x="28.930cm" svg:y="64.900cm" svg:width="0.140cm" svg:height="0.032cm" svg:viewBox="0.0 0.0 140.000 32.000" svg:d="M 57860.480 129815.808 L 58000.480 129815.808 L 57860.480 129815.808 ">
                <!-- 3 nodes -->
              </draw:path>
              <draw:path id="text8035" draw:style-name="style1" draw:layer="layout" svg:x="29.245cm" svg:y="64.727cm" svg:width="1.412cm" svg:height="0.393cm" svg:viewBox="0.0 0.0 1412.441 393.301" svg:d="M 58620.051 129495.563 C 58593.645 129495.563 58573.756 129508.597 58560.383 129534.664 C 58547.180 129560.563 58540.579 129599.580 58540.579 129651.715 C 58540.579 129703.681 58547.180 129742.698 58560.383 129768.766 C 58573.756 129794.664 58593.645 129807.613 58620.051 129807.613 C 58646.627 129807.613 58666.516 129794.664 58679.719 129768.766 C 58693.092 129742.698 58699.778 129703.681 58699.778 129651.715 C 58699.778 129599.580 58693.092 129560.563 58679.719 129534.664 C 58666.516 129508.597 58646.627 129495.563 58620.051 129495.563 ZM 58620.051 129454.938 C 58662.538 129454.938 58694.954 129471.780 58717.297 129505.465 C 58739.810 129538.981 58751.067 129587.731 58751.067 129651.715 C 58751.067 129715.530 58739.810 129764.280 58717.297 129797.965 C 58694.954 129831.481 58662.538 129848.238 58620.051 129848.238 C 58577.564 129848.238 58545.064 129831.481 58522.551 129797.965 C 58500.208 129764.280 58489.036 129715.530 58489.036 129651.715 C 58489.036 129587.731 58500.208 129538.981 58522.551 129505.465 C 58545.064 129471.780 58577.564 129454.938 58620.051 129454.938 ZM 58841.084 129776.383 L 58894.658 129776.383 L 58894.658 129840.875 L 58841.084 129840.875 L 58841.084 129776.383 ZM 59116.130 129495.563 C 59089.724 129495.563 59069.834 129508.597 59056.462 129534.664 C 59043.259 129560.563 59036.657 129599.580 59036.657 129651.715 C 59036.657 129703.681 59043.259 129742.698 59056.462 129768.766 C 59069.834 129794.664 59089.724 129807.613 59116.130 129807.613 C 59142.705 129807.613 59162.595 129794.664 59175.798 129768.766 C 59189.170 129742.698 59195.857 129703.681 59195.857 129651.715 C 59195.857 129599.580 59189.170 129560.563 59175.798 129534.664 C 59162.595 129508.597 59142.705 129495.563 59116.130 129495.563 ZM 59116.130 129454.938 C 59158.617 129454.938 59191.032 129471.780 59213.376 129505.465 C 59235.889 129538.981 59247.146 129587.731 59247.146 129651.715 C 59247.146 129715.530 59235.889 129764.280 59213.376 129797.965 C 59191.032 129831.481 59158.617 129848.238 59116.130 129848.238 C 59073.643 129848.238 59041.143 129831.481 59018.630 129797.965 C 58996.286 129764.280 58985.114 129715.530 58985.114 129651.715 C 58985.114 129587.731 58996.286 129538.981 59018.630 129505.465 C 59041.143 129471.780 59073.643 129454.938 59116.130 129454.938 ZM 59381.344 129797.711 L 59560.347 129797.711 L 59560.347 129840.875 L 59319.644 129840.875 L 59319.644 129797.711 C 59339.110 129777.568 59365.601 129750.569 59399.117 129716.715 C 59432.802 129682.692 59453.961 129660.771 59462.593 129650.953 C 59479.013 129632.503 59490.439 129616.930 59496.871 129604.235 C 59503.472 129591.370 59506.773 129578.759 59506.773 129566.403 C 59506.773 129546.259 59499.664 129529.840 59485.445 129517.145 C 59471.396 129504.449 59453.030 129498.102 59430.347 129498.102 C 59414.267 129498.102 59397.255 129500.895 59379.312 129506.481 C 59361.539 129512.067 59342.496 129520.530 59322.183 129531.871 L 59322.183 129480.074 C 59342.834 129471.780 59362.131 129465.517 59380.074 129461.285 C 59398.017 129457.054 59414.436 129454.938 59429.332 129454.938 C 59468.603 129454.938 59499.918 129464.755 59523.277 129484.391 C 59546.636 129504.026 59558.316 129530.263 59558.316 129563.102 C 59558.316 129578.675 59555.354 129593.486 59549.429 129607.535 C 59543.674 129621.416 59533.095 129637.835 59517.691 129656.793 C 59513.459 129661.702 59500.002 129675.921 59477.320 129699.449 C 59454.638 129722.809 59422.646 129755.563 59381.344 129797.711 ZM 59823.274 129636.481 C 59847.818 129641.728 59866.946 129652.646 59880.657 129669.235 C 59894.537 129685.823 59901.477 129706.305 59901.477 129730.680 C 59901.477 129768.089 59888.613 129797.034 59862.883 129817.516 C 59837.154 129837.998 59800.592 129848.238 59753.196 129848.238 C 59737.284 129848.238 59720.865 129846.630 59703.938 129843.414 C 59687.180 129840.367 59669.830 129835.712 59651.887 129829.449 L 59651.887 129779.938 C 59666.106 129788.232 59681.679 129794.495 59698.606 129798.727 C 59715.533 129802.958 59733.222 129805.074 59751.673 129805.074 C 59783.834 129805.074 59808.294 129798.727 59825.051 129786.031 C 59841.978 129773.336 59850.442 129754.886 59850.442 129730.680 C 59850.442 129708.336 59842.571 129690.901 59826.829 129678.375 C 59811.256 129665.680 59789.505 129659.332 59761.575 129659.332 L 59717.395 129659.332 L 59717.395 129617.184 L 59763.606 129617.184 C 59788.827 129617.184 59808.124 129612.190 59821.497 129602.203 C 59834.869 129592.047 59841.555 129577.490 59841.555 129558.531 C 59841.555 129539.065 59834.615 129524.169 59820.735 129513.844 C 59807.024 129503.349 59787.304 129498.102 59761.575 129498.102 C 59747.525 129498.102 59732.460 129499.625 59716.380 129502.672 C 59700.299 129505.719 59682.610 129510.459 59663.313 129516.891 L 59663.313 129471.188 C 59682.779 129465.771 59700.976 129461.709 59717.903 129459.000 C 59734.999 129456.292 59751.080 129454.938 59766.145 129454.938 C 59805.077 129454.938 59835.885 129463.824 59858.567 129481.598 C 59881.249 129499.202 59892.590 129523.069 59892.590 129553.199 C 59892.590 129574.189 59886.581 129591.962 59874.563 129606.520 C 59862.545 129620.908 59845.449 129630.895 59823.274 129636.481 Z">
                <!-- 93 nodes -->
              </draw:path>
              <draw:path id="text8057" draw:style-name="style1" draw:layer="layout" svg:x="31.457cm" svg:y="65.308cm" svg:width="0.393cm" svg:height="1.310cm" svg:viewBox="0.0 0.0 393.301 1309.853" svg:d="M 63270.464 130920.947 L 63216.382 130920.947 C 63232.463 130903.681 63244.481 130885.231 63252.437 130865.595 C 63260.393 130846.129 63264.371 130825.393 63264.371 130803.388 C 63264.371 130760.055 63251.083 130726.878 63224.507 130703.857 C 63198.101 130680.836 63159.846 130669.326 63109.742 130669.326 C 63059.807 130669.326 63021.552 130680.836 62994.976 130703.857 C 62968.570 130726.878 62955.367 130760.055 62955.367 130803.388 C 62955.367 130825.393 62959.345 130846.129 62967.300 130865.595 C 62975.256 130885.231 62987.274 130903.681 63003.355 130920.947 L 62949.781 130920.947 C 62937.593 130903.004 62928.453 130883.961 62922.359 130863.818 C 62916.265 130843.844 62913.218 130822.685 62913.218 130800.341 C 62913.218 130742.959 62930.738 130697.763 62965.777 130664.755 C 63000.985 130631.748 63048.974 130615.244 63109.742 130615.244 C 63170.679 130615.244 63218.668 130631.748 63253.707 130664.755 C 63288.915 130697.763 63306.519 130742.959 63306.519 130800.341 C 63306.519 130823.024 63303.472 130844.352 63297.378 130864.326 C 63291.454 130884.469 63282.483 130903.343 63270.464 130920.947 ZM 63098.316 131179.806 C 63094.592 131190.808 63086.636 131201.473 63074.449 131211.798 C 63062.261 131222.293 63045.503 131232.788 63024.175 131243.282 L 62920.582 131295.333 L 62920.582 131240.236 L 63017.828 131191.739 C 63043.218 131179.213 63060.061 131167.026 63068.355 131155.177 C 63076.649 131143.497 63080.796 131127.501 63080.796 131107.189 L 63080.796 131051.329 L 62920.582 131051.329 L 62920.582 131000.040 L 63299.664 131000.040 L 63299.664 131115.821 C 63299.664 131159.155 63290.608 131191.486 63272.496 131212.814 C 63254.384 131234.142 63227.046 131244.806 63190.484 131244.806 C 63166.617 131244.806 63146.812 131239.220 63131.070 131228.048 C 63115.328 131217.045 63104.410 131200.965 63098.316 131179.806 ZM 63257.515 131051.329 L 63122.945 131051.329 L 63122.945 131115.821 C 63122.945 131140.535 63128.615 131159.155 63139.957 131171.681 C 63151.467 131184.376 63168.309 131190.724 63190.484 131190.724 C 63212.658 131190.724 63229.332 131184.376 63240.503 131171.681 C 63251.845 131159.155 63257.515 131140.535 63257.515 131115.821 L 63257.515 131051.329 ZM 63257.515 131412.729 L 63115.074 131412.729 L 63115.074 131477.222 C 63115.074 131501.089 63121.252 131519.539 63133.609 131532.573 C 63145.966 131545.607 63163.570 131552.124 63186.421 131552.124 C 63209.104 131552.124 63226.623 131545.607 63238.980 131532.573 C 63251.337 131519.539 63257.515 131501.089 63257.515 131477.222 L 63257.515 131412.729 ZM 63299.664 131361.440 L 63299.664 131477.222 C 63299.664 131519.708 63290.015 131551.785 63270.718 131573.452 C 63251.591 131595.288 63223.492 131606.206 63186.421 131606.206 C 63149.013 131606.206 63120.744 131595.288 63101.617 131573.452 C 63082.489 131551.785 63072.925 131519.708 63072.925 131477.222 L 63072.925 131412.729 L 62920.582 131412.729 L 62920.582 131361.440 L 63299.664 131361.440 ZM 63287.222 131902.245 L 63237.203 131902.245 C 63246.513 131882.779 63253.453 131864.413 63258.023 131847.147 C 63262.593 131829.882 63264.878 131813.208 63264.878 131797.128 C 63264.878 131769.198 63259.462 131747.616 63248.628 131732.382 C 63237.795 131717.316 63222.391 131709.784 63202.418 131709.784 C 63185.660 131709.784 63172.964 131714.777 63164.332 131724.764 C 63155.868 131734.921 63149.013 131754.048 63143.765 131782.147 L 63137.418 131813.124 C 63130.139 131851.379 63117.274 131879.562 63098.824 131897.674 C 63080.543 131915.956 63055.998 131925.096 63025.191 131925.096 C 62988.459 131925.096 62960.614 131912.740 62941.656 131888.026 C 62922.698 131863.482 62913.218 131827.427 62913.218 131779.862 C 62913.218 131761.919 62915.250 131742.792 62919.312 131722.479 C 62923.375 131702.336 62929.384 131681.431 62937.339 131659.764 L 62990.152 131659.764 C 62978.472 131680.585 62969.670 131700.982 62963.746 131720.956 C 62957.821 131740.930 62954.859 131760.565 62954.859 131779.862 C 62954.859 131809.146 62960.614 131831.743 62972.125 131847.655 C 62983.635 131863.566 63000.054 131871.522 63021.382 131871.522 C 63040.002 131871.522 63054.559 131865.767 63065.054 131854.257 C 63075.549 131842.915 63083.420 131824.211 63088.668 131798.143 L 63094.761 131766.913 C 63102.378 131728.658 63114.312 131700.982 63130.562 131683.885 C 63146.812 131666.789 63169.410 131658.241 63198.355 131658.241 C 63231.871 131658.241 63258.277 131670.005 63277.574 131693.534 C 63296.871 131717.232 63306.519 131749.816 63306.519 131791.288 C 63306.519 131809.061 63304.911 131827.173 63301.695 131845.624 C 63298.479 131864.074 63293.654 131882.948 63287.222 131902.245 Z">
                <!-- 91 nodes -->
              </draw:path>
              <draw:path id="path8059" draw:style-name="style3" draw:layer="layout" svg:x="28.279cm" svg:y="55.996cm" svg:width="0.667cm" svg:height="12.733cm" svg:viewBox="0.0 0.0 667.040 12732.800" svg:d="M 56574.400 124708.983 L 56574.400 124659.371 L 56574.400 112057.796 L 56574.400 112008.183 L 57209.440 112008.183 L 57209.440 112057.796 L 57209.440 124659.371 L 57209.440 124708.983 L 56574.400 124708.983 Z">
                <!-- 9 nodes -->
              </draw:path>
              <draw:path id="rect9578" draw:style-name="style0" draw:layer="layout" svg:x="28.146cm" svg:y="55.570cm" svg:width="0.883cm" svg:height="7.643cm" svg:viewBox="0.0 0.0 883.443 7643.282" svg:d="M 56292.725 111140.844 L 57176.168 111140.844 L 57176.168 118784.126 L 56292.725 118784.126 L 56292.725 111140.844 Z">
                <!-- 5 nodes -->
              </draw:path>
              <draw:path id="text9923-5" draw:style-name="style1" draw:layer="layout" svg:x="3.629cm" svg:y="63.397cm" svg:width="0.503cm" svg:height="5.225cm" svg:viewBox="0.0 0.0 503.241 5224.870" svg:d="M 7274.651 132017.940 L 7274.651 131948.878 L 7591.779 131780.792 L 7274.651 131780.792 L 7274.651 131731.027 L 7653.732 131731.027 L 7653.732 131800.089 L 7336.604 131968.174 L 7653.732 131968.174 L 7653.732 132017.940 L 7274.651 132017.940 ZM 7511.799 131426.848 C 7477.437 131426.848 7450.523 131433.957 7431.057 131448.176 C 7411.422 131462.225 7401.604 131481.607 7401.604 131506.320 C 7401.604 131531.034 7411.422 131550.500 7431.057 131564.718 C 7450.523 131578.768 7477.437 131585.793 7511.799 131585.793 C 7546.161 131585.793 7573.160 131578.768 7592.795 131564.718 C 7612.261 131550.500 7621.994 131531.034 7621.994 131506.320 C 7621.994 131481.607 7612.261 131462.225 7592.795 131448.176 C 7573.160 131433.957 7546.161 131426.848 7511.799 131426.848 ZM 7412.522 131585.793 C 7395.595 131575.975 7383.069 131563.618 7374.944 131548.722 C 7366.650 131533.657 7362.502 131515.715 7362.502 131494.894 C 7362.502 131460.363 7376.213 131432.349 7403.635 131410.852 C 7431.057 131389.185 7467.112 131378.352 7511.799 131378.352 C 7556.486 131378.352 7592.541 131389.185 7619.963 131410.852 C 7647.385 131432.349 7661.096 131460.363 7661.096 131494.894 C 7661.096 131515.715 7657.033 131533.657 7648.908 131548.722 C 7640.614 131563.618 7628.003 131575.975 7611.076 131585.793 L 7653.732 131585.793 L 7653.732 131632.765 L 7258.655 131632.765 L 7258.655 131585.793 L 7412.522 131585.793 ZM 7258.655 131135.364 L 7258.655 131088.645 L 7653.732 131088.645 L 7653.732 131135.364 L 7258.655 131135.364 ZM 7499.865 130747.904 L 7522.717 130747.904 L 7522.717 130962.708 C 7554.878 130960.677 7579.423 130951.028 7596.350 130933.763 C 7613.107 130916.328 7621.486 130892.122 7621.486 130861.146 C 7621.486 130843.203 7619.286 130825.853 7614.885 130809.095 C 7610.484 130792.168 7603.882 130775.410 7595.080 130758.822 L 7639.260 130758.822 C 7646.369 130775.580 7651.786 130792.761 7655.510 130810.365 C 7659.234 130827.969 7661.096 130845.827 7661.096 130863.939 C 7661.096 130909.303 7647.892 130945.273 7621.486 130971.849 C 7595.080 130998.255 7559.364 131011.458 7514.338 131011.458 C 7467.789 131011.458 7430.888 130998.932 7403.635 130973.880 C 7376.213 130948.659 7362.502 130914.720 7362.502 130872.064 C 7362.502 130833.809 7374.859 130803.594 7399.573 130781.420 C 7424.117 130759.076 7457.548 130747.904 7499.865 130747.904 ZM 7486.155 130794.623 C 7460.595 130794.961 7440.198 130802.155 7424.963 130816.205 C 7409.729 130830.085 7402.112 130848.535 7402.112 130871.556 C 7402.112 130897.624 7409.475 130918.529 7424.202 130934.271 C 7438.928 130949.844 7459.664 130958.815 7486.408 130961.185 L 7486.155 130794.623 ZM 7369.358 130704.740 L 7369.358 130655.228 L 7608.029 130566.361 L 7369.358 130477.494 L 7369.358 130427.983 L 7653.732 130534.623 L 7653.732 130598.100 L 7369.358 130704.740 ZM 7499.865 130120.249 L 7522.717 130120.249 L 7522.717 130335.053 C 7554.878 130333.022 7579.423 130323.374 7596.350 130306.108 C 7613.107 130288.673 7621.486 130264.468 7621.486 130233.491 C 7621.486 130215.548 7619.286 130198.198 7614.885 130181.440 C 7610.484 130164.513 7603.882 130147.756 7595.080 130131.167 L 7639.260 130131.167 C 7646.369 130147.925 7651.786 130165.106 7655.510 130182.710 C 7659.234 130200.314 7661.096 130218.172 7661.096 130236.284 C 7661.096 130281.649 7647.892 130317.619 7621.486 130344.194 C 7595.080 130370.600 7559.364 130383.803 7514.338 130383.803 C 7467.789 130383.803 7430.888 130371.277 7403.635 130346.225 C 7376.213 130321.004 7362.502 130287.065 7362.502 130244.409 C 7362.502 130206.154 7374.859 130175.939 7399.573 130153.765 C 7424.117 130131.421 7457.548 130120.249 7499.865 130120.249 ZM 7486.155 130166.968 C 7460.595 130167.306 7440.198 130174.500 7424.963 130188.550 C 7409.729 130202.430 7402.112 130220.880 7402.112 130243.901 C 7402.112 130269.969 7409.475 130290.874 7424.202 130306.616 C 7438.928 130322.189 7459.664 130331.160 7486.408 130333.530 L 7486.155 130166.968 ZM 7258.655 130043.570 L 7258.655 129996.851 L 7653.732 129996.851 L 7653.732 130043.570 L 7258.655 130043.570 ZM 7377.737 129718.063 L 7421.916 129718.063 C 7415.146 129731.266 7410.067 129744.977 7406.682 129759.195 C 7403.297 129773.414 7401.604 129788.141 7401.604 129803.375 C 7401.604 129826.565 7405.159 129844.000 7412.268 129855.679 C 7419.377 129867.190 7430.041 129872.945 7444.260 129872.945 C 7455.093 129872.945 7463.642 129868.798 7469.905 129860.504 C 7475.998 129852.209 7481.838 129835.536 7487.424 129810.484 L 7490.979 129794.488 C 7498.088 129761.311 7508.160 129737.783 7521.194 129723.902 C 7534.058 129709.853 7552.085 129702.828 7575.275 129702.828 C 7601.682 129702.828 7622.586 129713.323 7637.990 129734.313 C 7653.394 129755.133 7661.096 129783.824 7661.096 129820.387 C 7661.096 129835.621 7659.572 129851.532 7656.525 129868.121 C 7653.648 129884.540 7649.247 129901.890 7643.322 129920.171 L 7595.080 129920.171 C 7604.051 129902.906 7610.822 129885.894 7615.392 129869.136 C 7619.794 129852.379 7621.994 129835.790 7621.994 129819.371 C 7621.994 129797.366 7618.270 129780.439 7610.822 129768.590 C 7603.205 129756.741 7592.541 129750.816 7578.830 129750.816 C 7566.135 129750.816 7556.402 129755.133 7549.631 129763.766 C 7542.860 129772.229 7536.343 129790.933 7530.080 129819.879 L 7526.272 129836.129 C 7520.178 129865.074 7510.868 129885.979 7498.342 129898.843 C 7485.647 129911.708 7468.296 129918.140 7446.291 129918.140 C 7419.547 129918.140 7398.896 129908.661 7384.338 129889.703 C 7369.781 129870.745 7362.502 129843.831 7362.502 129808.961 C 7362.502 129791.695 7363.772 129775.445 7366.311 129760.211 C 7368.850 129744.977 7372.659 129730.927 7377.737 129718.063 ZM 7402.112 129352.439 C 7402.112 129377.491 7411.929 129397.295 7431.565 129411.853 C 7451.031 129426.410 7477.776 129433.688 7511.799 129433.688 C 7545.822 129433.688 7572.652 129426.494 7592.287 129412.106 C 7611.753 129397.549 7621.486 129377.660 7621.486 129352.439 C 7621.486 129327.556 7611.669 129307.836 7592.033 129293.279 C 7572.398 129278.721 7545.653 129271.443 7511.799 129271.443 C 7478.114 129271.443 7451.454 129278.721 7431.819 129293.279 C 7412.014 129307.836 7402.112 129327.556 7402.112 129352.439 ZM 7362.502 129352.439 C 7362.502 129311.814 7375.706 129279.906 7402.112 129256.716 C 7428.518 129233.526 7465.080 129221.931 7511.799 129221.931 C 7558.348 129221.931 7594.911 129233.526 7621.486 129256.716 C 7647.892 129279.906 7661.096 129311.814 7661.096 129352.439 C 7661.096 129393.233 7647.892 129425.225 7621.486 129448.415 C 7594.911 129471.436 7558.348 129482.946 7511.799 129482.946 C 7465.080 129482.946 7428.518 129471.436 7402.112 129448.415 C 7375.706 129425.225 7362.502 129393.233 7362.502 129352.439 ZM 7258.655 129000.779 L 7297.503 129000.779 L 7297.503 129045.466 C 7297.503 129062.224 7300.888 129073.904 7307.659 129080.505 C 7314.430 129086.938 7326.617 129090.154 7344.221 129090.154 L 7369.358 129090.154 L 7369.358 129013.220 L 7405.666 129013.220 L 7405.666 129090.154 L 7653.732 129090.154 L 7653.732 129137.126 L 7405.666 129137.126 L 7405.666 129181.814 L 7369.358 129181.814 L 7369.358 129137.126 L 7349.553 129137.126 C 7317.900 129137.126 7294.879 129129.763 7280.491 129115.037 C 7265.934 129100.310 7258.655 129076.951 7258.655 129044.959 L 7258.655 129000.779 ZM 7510.783 128667.147 C 7510.783 128704.894 7515.100 128731.047 7523.733 128745.604 C 7532.365 128760.161 7547.092 128767.440 7567.912 128767.440 C 7584.501 128767.440 7597.704 128762.023 7607.521 128751.190 C 7617.170 128740.187 7621.994 128725.291 7621.994 128706.502 C 7621.994 128680.604 7612.853 128659.868 7594.572 128644.296 C 7576.122 128628.553 7551.662 128620.682 7521.194 128620.682 L 7510.783 128620.682 L 7510.783 128667.147 ZM 7491.487 128573.964 L 7653.732 128573.964 L 7653.732 128620.682 L 7610.568 128620.682 C 7627.834 128631.346 7640.614 128644.634 7648.908 128660.546 C 7657.033 128676.457 7661.096 128695.923 7661.096 128718.944 C 7661.096 128748.058 7652.971 128771.248 7636.721 128788.514 C 7620.301 128805.610 7598.381 128814.158 7570.959 128814.158 C 7538.967 128814.158 7514.846 128803.494 7498.596 128782.166 C 7482.346 128760.669 7474.221 128728.677 7474.221 128686.190 L 7474.221 128620.682 L 7469.651 128620.682 C 7448.153 128620.682 7431.565 128627.792 7419.885 128642.010 C 7408.036 128656.060 7402.112 128675.865 7402.112 128701.424 C 7402.112 128717.674 7404.058 128733.501 7407.952 128748.905 C 7411.845 128764.308 7417.685 128779.119 7425.471 128793.338 L 7382.307 128793.338 C 7375.706 128776.242 7370.797 128759.653 7367.581 128743.573 C 7364.195 128727.492 7362.502 128711.834 7362.502 128696.600 C 7362.502 128655.467 7373.167 128624.745 7394.495 128604.432 C 7415.823 128584.120 7448.153 128573.964 7491.487 128573.964 ZM 7482.092 128241.093 L 7653.732 128241.093 L 7653.732 128287.812 L 7483.615 128287.812 C 7456.701 128287.812 7436.558 128293.060 7423.186 128303.554 C 7409.814 128314.049 7403.127 128329.791 7403.127 128350.781 C 7403.127 128376.002 7411.168 128395.891 7427.248 128410.449 C 7443.329 128425.006 7465.250 128432.284 7493.010 128432.284 L 7653.732 128432.284 L 7653.732 128479.257 L 7369.358 128479.257 L 7369.358 128432.284 L 7413.538 128432.284 C 7396.441 128421.113 7383.661 128407.994 7375.198 128392.929 C 7366.734 128377.695 7362.502 128360.175 7362.502 128340.371 C 7362.502 128307.701 7372.659 128282.988 7392.971 128266.230 C 7413.114 128249.472 7442.821 128241.093 7482.092 128241.093 ZM 7510.783 128018.164 C 7510.783 128055.911 7515.100 128082.064 7523.733 128096.621 C 7532.365 128111.178 7547.092 128118.457 7567.912 128118.457 C 7584.501 128118.457 7597.704 128113.040 7607.521 128102.207 C 7617.170 128091.204 7621.994 128076.309 7621.994 128057.520 C 7621.994 128031.621 7612.853 128010.886 7594.572 127995.313 C 7576.122 127979.570 7551.662 127971.699 7521.194 127971.699 L 7510.783 127971.699 L 7510.783 128018.164 ZM 7491.487 127924.981 L 7653.732 127924.981 L 7653.732 127971.699 L 7610.568 127971.699 C 7627.834 127982.363 7640.614 127995.651 7648.908 128011.563 C 7657.033 128027.474 7661.096 128046.940 7661.096 128069.961 C 7661.096 128099.075 7652.971 128122.265 7636.721 128139.531 C 7620.301 128156.627 7598.381 128165.176 7570.959 128165.176 C 7538.967 128165.176 7514.846 128154.511 7498.596 128133.183 C 7482.346 128111.686 7474.221 128079.694 7474.221 128037.207 L 7474.221 127971.699 L 7469.651 127971.699 C 7448.153 127971.699 7431.565 127978.809 7419.885 127993.027 C 7408.036 128007.077 7402.112 128026.882 7402.112 128052.441 C 7402.112 128068.691 7404.058 128084.518 7407.952 128099.922 C 7411.845 128115.325 7417.685 128130.137 7425.471 128144.355 L 7382.307 128144.355 C 7375.706 128127.259 7370.797 128110.670 7367.581 128094.590 C 7364.195 128078.509 7362.502 128062.852 7362.502 128047.617 C 7362.502 128006.484 7373.167 127975.762 7394.495 127955.449 C 7415.823 127935.137 7448.153 127924.981 7491.487 127924.981 ZM 7258.655 127828.497 L 7258.655 127781.778 L 7653.732 127781.778 L 7653.732 127828.497 L 7258.655 127828.497 ZM 7402.112 127574.084 C 7402.112 127599.136 7411.929 127618.940 7431.565 127633.498 C 7451.031 127648.055 7477.776 127655.333 7511.799 127655.333 C 7545.822 127655.333 7572.652 127648.139 7592.287 127633.751 C 7611.753 127619.194 7621.486 127599.305 7621.486 127574.084 C 7621.486 127549.201 7611.669 127529.481 7592.033 127514.924 C 7572.398 127500.366 7545.653 127493.088 7511.799 127493.088 C 7478.114 127493.088 7451.454 127500.366 7431.819 127514.924 C 7412.014 127529.481 7402.112 127549.201 7402.112 127574.084 ZM 7362.502 127574.084 C 7362.502 127533.459 7375.706 127501.551 7402.112 127478.361 C 7428.518 127455.171 7465.080 127443.576 7511.799 127443.576 C 7558.348 127443.576 7594.911 127455.171 7621.486 127478.361 C 7647.892 127501.551 7661.096 127533.459 7661.096 127574.084 C 7661.096 127614.878 7647.892 127646.870 7621.486 127670.060 C 7594.911 127693.081 7558.348 127704.591 7511.799 127704.591 C 7465.080 127704.591 7428.518 127693.081 7402.112 127670.060 C 7375.706 127646.870 7362.502 127614.878 7362.502 127574.084 ZM 7508.244 127179.260 C 7474.390 127179.260 7448.153 127186.285 7429.534 127200.334 C 7410.914 127214.214 7401.604 127233.765 7401.604 127258.986 C 7401.604 127284.038 7410.914 127303.589 7429.534 127317.638 C 7448.153 127331.519 7474.390 127338.459 7508.244 127338.459 C 7541.929 127338.459 7568.081 127331.519 7586.701 127317.638 C 7605.321 127303.589 7614.631 127284.038 7614.631 127258.986 C 7614.631 127233.765 7605.321 127214.214 7586.701 127200.334 C 7568.081 127186.285 7541.929 127179.260 7508.244 127179.260 ZM 7618.439 127132.541 C 7666.851 127132.541 7702.821 127143.290 7726.349 127164.787 C 7750.047 127186.285 7761.896 127219.208 7761.896 127263.557 C 7761.896 127279.976 7760.627 127295.464 7758.087 127310.021 C 7755.718 127324.579 7751.994 127338.713 7746.916 127352.424 L 7701.467 127352.424 C 7708.914 127338.713 7714.416 127325.171 7717.970 127311.799 C 7721.525 127298.426 7723.302 127284.800 7723.302 127270.920 C 7723.302 127240.282 7715.262 127217.346 7699.181 127202.111 C 7683.270 127186.877 7659.149 127179.260 7626.818 127179.260 L 7603.713 127179.260 C 7620.471 127188.908 7632.997 127201.265 7641.291 127216.330 C 7649.585 127231.395 7653.732 127249.423 7653.732 127270.412 C 7653.732 127305.282 7640.445 127333.381 7613.869 127354.709 C 7587.294 127376.037 7552.085 127386.701 7508.244 127386.701 C 7464.234 127386.701 7428.941 127376.037 7402.366 127354.709 C 7375.790 127333.381 7362.502 127305.282 7362.502 127270.412 C 7362.502 127249.423 7366.650 127231.395 7374.944 127216.330 C 7383.238 127201.265 7395.764 127188.908 7412.522 127179.260 L 7369.358 127179.260 L 7369.358 127132.541 L 7618.439 127132.541 ZM 7680.138 126917.991 C 7713.993 126931.194 7736.082 126944.059 7746.408 126956.585 C 7756.733 126969.111 7761.896 126985.868 7761.896 127006.858 L 7761.896 127044.182 L 7722.795 127044.182 L 7722.795 127016.760 C 7722.795 127003.896 7719.748 126993.909 7713.654 126986.799 C 7707.560 126979.690 7693.172 126971.819 7670.490 126963.186 L 7649.162 126954.807 L 7369.358 127069.827 L 7369.358 127020.315 L 7591.779 126931.448 L 7369.358 126842.581 L 7369.358 126793.069 L 7680.138 126917.991 Z">
                <!-- 308 nodes -->
              </draw:path>
            </draw:g>
            <!-- id="g3919" -->
            <draw:path id="text8879-2-7" draw:style-name="style1" draw:layer="layout" svg:x="11.209cm" svg:y="62.219cm" svg:width="9.281cm" svg:height="0.526cm" svg:viewBox="0.0 0.0 9280.898 525.937" svg:d="M 22607.702 124955.382 L 22544.420 124955.382 L 22544.420 124552.140 C 22529.186 124566.671 22509.147 124581.202 22484.303 124595.733 C 22459.694 124610.265 22437.545 124621.163 22417.858 124628.429 L 22417.858 124567.257 C 22453.249 124550.616 22484.186 124530.460 22510.670 124506.788 C 22537.155 124483.116 22555.905 124460.148 22566.920 124437.882 L 22607.702 124437.882 L 22607.702 124955.382 ZM 22962.780 124800.694 L 22962.780 124737.062 L 23157.194 124737.062 L 23157.194 124800.694 L 22962.780 124800.694 ZM 23432.819 124955.382 L 23432.819 124439.991 L 23501.022 124439.991 L 23501.022 124894.562 L 23754.850 124894.562 L 23754.850 124955.382 L 23432.819 124955.382 ZM 23828.678 124622.452 L 23812.506 124526.124 L 23812.506 124439.991 L 23884.577 124439.991 L 23884.577 124526.124 L 23867.702 124622.452 L 23828.678 124622.452 ZM 23917.624 124955.382 L 24115.553 124439.991 L 24189.030 124439.991 L 24399.967 124955.382 L 24322.272 124955.382 L 24262.155 124799.288 L 24046.647 124799.288 L 23990.045 124955.382 L 23917.624 124955.382 ZM 24066.334 124743.741 L 24241.061 124743.741 L 24187.272 124601.007 C 24170.866 124557.648 24158.678 124522.023 24150.709 124494.132 C 24144.147 124527.179 24134.889 124559.991 24122.936 124592.569 L 24066.334 124743.741 ZM 24445.670 124955.382 L 24445.670 124439.991 L 24508.952 124439.991 L 24508.952 124955.382 L 24445.670 124955.382 ZM 24605.983 124955.382 L 24605.983 124439.991 L 24669.264 124439.991 L 24669.264 124955.382 L 24605.983 124955.382 ZM 25011.334 124909.327 C 24987.897 124929.249 24965.280 124943.312 24943.483 124951.515 C 24921.920 124959.718 24898.717 124963.819 24873.874 124963.819 C 24832.858 124963.819 24801.334 124953.858 24779.303 124933.937 C 24757.272 124913.780 24746.256 124888.116 24746.256 124856.944 C 24746.256 124838.663 24750.358 124822.023 24758.561 124807.023 C 24766.999 124791.788 24777.897 124779.601 24791.256 124770.460 C 24804.850 124761.319 24820.084 124754.405 24836.959 124749.718 C 24849.381 124746.437 24868.131 124743.273 24893.209 124740.226 C 24944.303 124734.132 24981.920 124726.866 25006.061 124718.429 C 25006.295 124709.757 25006.413 124704.249 25006.413 124701.905 C 25006.413 124676.124 25000.436 124657.960 24988.483 124647.413 C 24972.311 124633.116 24948.288 124625.968 24916.413 124625.968 C 24886.647 124625.968 24864.616 124631.241 24850.319 124641.788 C 24836.256 124652.101 24825.827 124670.499 24819.030 124696.983 L 24757.155 124688.546 C 24762.780 124662.062 24772.038 124640.733 24784.928 124624.562 C 24797.819 124608.155 24816.452 124595.616 24840.827 124586.944 C 24865.202 124578.038 24893.444 124573.585 24925.553 124573.585 C 24957.428 124573.585 24983.327 124577.335 25003.249 124584.835 C 25023.170 124592.335 25037.819 124601.827 25047.194 124613.312 C 25056.569 124624.562 25063.131 124638.858 25066.881 124656.202 C 25068.991 124666.983 25070.045 124686.437 25070.045 124714.562 L 25070.045 124798.937 C 25070.045 124857.765 25071.334 124895.030 25073.913 124910.733 C 25076.725 124926.202 25082.116 124941.085 25090.084 124955.382 L 25023.991 124955.382 C 25017.428 124942.257 25013.209 124926.905 25011.334 124909.327 ZM 25006.061 124767.999 C 24983.092 124777.374 24948.639 124785.343 24902.702 124791.905 C 24876.686 124795.655 24858.288 124799.874 24847.506 124804.562 C 24836.725 124809.249 24828.405 124816.163 24822.545 124825.304 C 24816.686 124834.210 24813.756 124844.171 24813.756 124855.187 C 24813.756 124872.062 24820.084 124886.124 24832.741 124897.374 C 24845.631 124908.624 24864.381 124914.249 24888.991 124914.249 C 24913.366 124914.249 24935.045 124908.976 24954.030 124898.429 C 24973.014 124887.648 24986.959 124872.999 24995.866 124854.483 C 25002.663 124840.187 25006.061 124819.093 25006.061 124791.202 L 25006.061 124767.999 ZM 25168.834 124512.765 L 25168.834 124439.991 L 25232.116 124439.991 L 25232.116 124512.765 L 25168.834 124512.765 ZM 25168.834 124955.382 L 25168.834 124582.023 L 25232.116 124582.023 L 25232.116 124955.382 L 25168.834 124955.382 ZM 25328.796 124955.382 L 25328.796 124582.023 L 25385.749 124582.023 L 25385.749 124635.108 C 25413.171 124594.093 25452.780 124573.585 25504.577 124573.585 C 25527.077 124573.585 25547.702 124577.687 25566.452 124585.890 C 25585.436 124593.858 25599.616 124604.405 25608.991 124617.530 C 25618.366 124630.655 25624.928 124646.241 25628.678 124664.288 C 25631.022 124676.007 25632.194 124696.515 25632.194 124725.812 L 25632.194 124955.382 L 25568.913 124955.382 L 25568.913 124728.273 C 25568.913 124702.491 25566.452 124683.273 25561.530 124670.616 C 25556.608 124657.726 25547.819 124647.530 25535.163 124640.030 C 25522.741 124632.296 25508.092 124628.429 25491.217 124628.429 C 25464.264 124628.429 25440.944 124636.983 25421.256 124654.093 C 25401.803 124671.202 25392.077 124703.663 25392.077 124751.476 L 25392.077 124955.382 L 25328.796 124955.382 ZM 25985.163 124835.148 L 26050.553 124843.233 C 26040.241 124881.437 26021.139 124911.085 25993.249 124932.179 C 25965.358 124953.273 25929.733 124963.819 25886.374 124963.819 C 25831.764 124963.819 25788.405 124947.062 25756.296 124913.546 C 25724.421 124879.796 25708.483 124832.569 25708.483 124771.866 C 25708.483 124709.054 25724.655 124660.304 25756.999 124625.616 C 25789.342 124590.929 25831.296 124573.585 25882.858 124573.585 C 25932.780 124573.585 25973.561 124590.577 26005.202 124624.562 C 26036.842 124658.546 26052.663 124706.358 26052.663 124767.999 C 26052.663 124771.749 26052.546 124777.374 26052.311 124784.874 L 25773.874 124784.874 C 25776.217 124825.890 25787.819 124857.296 25808.678 124879.093 C 25829.538 124900.890 25855.553 124911.788 25886.725 124911.788 C 25909.928 124911.788 25929.733 124905.694 25946.139 124893.507 C 25962.546 124881.319 25975.553 124861.866 25985.163 124835.148 ZM 25777.389 124732.843 L 25985.866 124732.843 C 25983.053 124701.437 25975.085 124677.882 25961.960 124662.179 C 25941.803 124637.804 25915.671 124625.616 25883.561 124625.616 C 25854.499 124625.616 25830.006 124635.343 25810.085 124654.796 C 25790.397 124674.249 25779.499 124700.265 25777.389 124732.843 ZM 26305.436 124800.694 L 26305.436 124737.062 L 26499.850 124737.062 L 26499.850 124800.694 L 26305.436 124800.694 ZM 26873.912 124955.382 L 26731.881 124582.023 L 26798.678 124582.023 L 26878.834 124805.616 C 26887.506 124829.757 26895.475 124854.835 26902.741 124880.851 C 26908.366 124861.163 26916.217 124837.491 26926.295 124809.835 L 27009.264 124582.023 L 27074.303 124582.023 L 26932.975 124955.382 L 26873.912 124955.382 ZM 27373.835 124909.327 C 27350.397 124929.249 27327.780 124943.312 27305.983 124951.515 C 27284.421 124959.718 27261.218 124963.819 27236.374 124963.819 C 27195.358 124963.819 27163.835 124953.858 27141.803 124933.937 C 27119.772 124913.780 27108.757 124888.116 27108.757 124856.944 C 27108.757 124838.663 27112.858 124822.023 27121.061 124807.023 C 27129.499 124791.788 27140.397 124779.601 27153.757 124770.460 C 27167.350 124761.319 27182.585 124754.405 27199.460 124749.718 C 27211.882 124746.437 27230.632 124743.273 27255.710 124740.226 C 27306.803 124734.132 27344.421 124726.866 27368.561 124718.429 C 27368.796 124709.757 27368.913 124704.249 27368.913 124701.905 C 27368.913 124676.124 27362.936 124657.960 27350.983 124647.413 C 27334.811 124633.116 27310.788 124625.968 27278.913 124625.968 C 27249.147 124625.968 27227.116 124631.241 27212.819 124641.788 C 27198.757 124652.101 27188.327 124670.499 27181.530 124696.983 L 27119.655 124688.546 C 27125.280 124662.062 27134.538 124640.733 27147.428 124624.562 C 27160.319 124608.155 27178.952 124595.616 27203.327 124586.944 C 27227.702 124578.038 27255.944 124573.585 27288.053 124573.585 C 27319.928 124573.585 27345.827 124577.335 27365.749 124584.835 C 27385.671 124592.335 27400.319 124601.827 27409.694 124613.312 C 27419.069 124624.562 27425.632 124638.858 27429.382 124656.202 C 27431.491 124666.983 27432.546 124686.437 27432.546 124714.562 L 27432.546 124798.937 C 27432.546 124857.765 27433.835 124895.030 27436.413 124910.733 C 27439.225 124926.202 27444.616 124941.085 27452.585 124955.382 L 27386.491 124955.382 C 27379.928 124942.257 27375.710 124926.905 27373.835 124909.327 ZM 27368.561 124767.999 C 27345.593 124777.374 27311.139 124785.343 27265.202 124791.905 C 27239.186 124795.655 27220.788 124799.874 27210.007 124804.562 C 27199.225 124809.249 27190.905 124816.163 27185.046 124825.304 C 27179.186 124834.210 27176.257 124844.171 27176.257 124855.187 C 27176.257 124872.062 27182.585 124886.124 27195.241 124897.374 C 27208.132 124908.624 27226.882 124914.249 27251.491 124914.249 C 27275.866 124914.249 27297.546 124908.976 27316.530 124898.429 C 27335.514 124887.648 27349.460 124872.999 27358.366 124854.483 C 27365.163 124840.187 27368.561 124819.093 27368.561 124791.202 L 27368.561 124767.999 ZM 27529.577 124955.382 L 27529.577 124439.991 L 27592.858 124439.991 L 27592.858 124955.382 L 27529.577 124955.382 ZM 27691.647 124512.765 L 27691.647 124439.991 L 27754.928 124439.991 L 27754.928 124512.765 L 27691.647 124512.765 ZM 27691.647 124955.382 L 27691.647 124582.023 L 27754.928 124582.023 L 27754.928 124955.382 L 27691.647 124955.382 ZM 28093.834 124955.382 L 28093.834 124908.273 C 28070.163 124945.304 28035.358 124963.819 27989.420 124963.819 C 27959.655 124963.819 27932.233 124955.616 27907.155 124939.210 C 27882.311 124922.804 27862.975 124899.952 27849.147 124870.655 C 27835.553 124841.124 27828.756 124807.257 27828.756 124769.054 C 27828.756 124731.788 27834.967 124698.038 27847.389 124667.804 C 27859.811 124637.335 27878.444 124614.015 27903.288 124597.843 C 27928.131 124581.671 27955.905 124573.585 27986.608 124573.585 C 28009.108 124573.585 28029.147 124578.390 28046.725 124587.999 C 28064.303 124597.374 28078.600 124609.679 28089.616 124624.913 L 28089.616 124439.991 L 28152.545 124439.991 L 28152.545 124955.382 L 28093.834 124955.382 ZM 27893.795 124769.054 C 27893.795 124816.866 27903.874 124852.608 27924.030 124876.280 C 27944.186 124899.952 27967.975 124911.788 27995.397 124911.788 C 28023.053 124911.788 28046.491 124900.538 28065.709 124878.038 C 28085.163 124855.304 28094.889 124820.733 28094.889 124774.327 C 28094.889 124723.233 28085.045 124685.733 28065.358 124661.827 C 28045.670 124637.921 28021.413 124625.968 27992.584 124625.968 C 27964.459 124625.968 27940.905 124637.452 27921.920 124660.421 C 27903.170 124683.390 27893.795 124719.601 27893.795 124769.054 ZM 28496.022 124909.327 C 28472.584 124929.249 28449.967 124943.312 28428.170 124951.515 C 28406.608 124959.718 28383.405 124963.819 28358.561 124963.819 C 28317.545 124963.819 28286.022 124953.858 28263.991 124933.937 C 28241.959 124913.780 28230.944 124888.116 28230.944 124856.944 C 28230.944 124838.663 28235.045 124822.023 28243.249 124807.023 C 28251.686 124791.788 28262.584 124779.601 28275.944 124770.460 C 28289.538 124761.319 28304.772 124754.405 28321.647 124749.718 C 28334.069 124746.437 28352.819 124743.273 28377.897 124740.226 C 28428.991 124734.132 28466.608 124726.866 28490.749 124718.429 C 28490.983 124709.757 28491.100 124704.249 28491.100 124701.905 C 28491.100 124676.124 28485.124 124657.960 28473.170 124647.413 C 28456.999 124633.116 28432.975 124625.968 28401.100 124625.968 C 28371.334 124625.968 28349.303 124631.241 28335.006 124641.788 C 28320.944 124652.101 28310.514 124670.499 28303.717 124696.983 L 28241.842 124688.546 C 28247.467 124662.062 28256.725 124640.733 28269.616 124624.562 C 28282.506 124608.155 28301.139 124595.616 28325.514 124586.944 C 28349.889 124578.038 28378.131 124573.585 28410.241 124573.585 C 28442.116 124573.585 28468.014 124577.335 28487.936 124584.835 C 28507.858 124592.335 28522.506 124601.827 28531.881 124613.312 C 28541.256 124624.562 28547.819 124638.858 28551.569 124656.202 C 28553.678 124666.983 28554.733 124686.437 28554.733 124714.562 L 28554.733 124798.937 C 28554.733 124857.765 28556.022 124895.030 28558.600 124910.733 C 28561.413 124926.202 28566.803 124941.085 28574.772 124955.382 L 28508.678 124955.382 C 28502.116 124942.257 28497.897 124926.905 28496.022 124909.327 ZM 28490.749 124767.999 C 28467.780 124777.374 28433.327 124785.343 28387.389 124791.905 C 28361.374 124795.655 28342.975 124799.874 28332.194 124804.562 C 28321.413 124809.249 28313.092 124816.163 28307.233 124825.304 C 28301.374 124834.210 28298.444 124844.171 28298.444 124855.187 C 28298.444 124872.062 28304.772 124886.124 28317.428 124897.374 C 28330.319 124908.624 28349.069 124914.249 28373.678 124914.249 C 28398.053 124914.249 28419.733 124908.976 28438.717 124898.429 C 28457.702 124887.648 28471.647 124872.999 28480.553 124854.483 C 28487.350 124840.187 28490.749 124819.093 28490.749 124791.202 L 28490.749 124767.999 ZM 28791.334 124898.780 L 28800.475 124954.679 C 28782.663 124958.429 28766.725 124960.304 28752.663 124960.304 C 28729.694 124960.304 28711.881 124956.671 28699.225 124949.405 C 28686.569 124942.140 28677.663 124932.648 28672.506 124920.929 C 28667.350 124908.976 28664.772 124884.015 28664.772 124846.046 L 28664.772 124631.241 L 28618.366 124631.241 L 28618.366 124582.023 L 28664.772 124582.023 L 28664.772 124489.562 L 28727.702 124451.593 L 28727.702 124582.023 L 28791.334 124582.023 L 28791.334 124631.241 L 28727.702 124631.241 L 28727.702 124849.562 C 28727.702 124867.608 28728.756 124879.210 28730.866 124884.366 C 28733.209 124889.523 28736.842 124893.624 28741.764 124896.671 C 28746.920 124899.718 28754.186 124901.241 28763.561 124901.241 C 28770.592 124901.241 28779.850 124900.421 28791.334 124898.780 ZM 28853.209 124512.765 L 28853.209 124439.991 L 28916.491 124439.991 L 28916.491 124512.765 L 28853.209 124512.765 ZM 28853.209 124955.382 L 28853.209 124582.023 L 28916.491 124582.023 L 28916.491 124955.382 L 28853.209 124955.382 ZM 28989.616 124768.702 C 28989.616 124699.562 29008.834 124648.351 29047.272 124615.069 C 29079.381 124587.413 29118.522 124573.585 29164.694 124573.585 C 29216.022 124573.585 29257.975 124590.460 29290.553 124624.210 C 29323.131 124657.726 29339.420 124704.132 29339.420 124763.429 C 29339.420 124811.476 29332.155 124849.327 29317.623 124876.983 C 29303.327 124904.405 29282.350 124925.733 29254.694 124940.968 C 29227.272 124956.202 29197.272 124963.819 29164.694 124963.819 C 29112.428 124963.819 29070.123 124947.062 29037.780 124913.546 C 29005.670 124880.030 28989.616 124831.749 28989.616 124768.702 ZM 29054.655 124768.702 C 29054.655 124816.515 29065.084 124852.374 29085.944 124876.280 C 29106.803 124899.952 29133.053 124911.788 29164.694 124911.788 C 29196.100 124911.788 29222.233 124899.835 29243.092 124875.929 C 29263.952 124852.023 29274.381 124815.577 29274.381 124766.593 C 29274.381 124720.421 29263.834 124685.499 29242.741 124661.827 C 29221.881 124637.921 29195.866 124625.968 29164.694 124625.968 C 29133.053 124625.968 29106.803 124637.804 29085.944 124661.476 C 29065.084 124685.148 29054.655 124720.890 29054.655 124768.702 ZM 29413.952 124955.382 L 29413.952 124582.023 L 29470.905 124582.023 L 29470.905 124635.108 C 29498.327 124594.093 29537.936 124573.585 29589.733 124573.585 C 29612.233 124573.585 29632.858 124577.687 29651.608 124585.890 C 29670.592 124593.858 29684.772 124604.405 29694.147 124617.530 C 29703.522 124630.655 29710.084 124646.241 29713.834 124664.288 C 29716.178 124676.007 29717.350 124696.515 29717.350 124725.812 L 29717.350 124955.382 L 29654.069 124955.382 L 29654.069 124728.273 C 29654.069 124702.491 29651.608 124683.273 29646.686 124670.616 C 29641.764 124657.726 29632.975 124647.530 29620.319 124640.030 C 29607.897 124632.296 29593.248 124628.429 29576.373 124628.429 C 29549.420 124628.429 29526.100 124636.983 29506.412 124654.093 C 29486.959 124671.202 29477.233 124703.663 29477.233 124751.476 L 29477.233 124955.382 L 29413.952 124955.382 ZM 29989.108 124843.937 L 30051.686 124834.093 C 30055.201 124859.171 30064.928 124878.390 30080.865 124891.749 C 30097.037 124905.108 30119.537 124911.788 30148.365 124911.788 C 30177.428 124911.788 30198.990 124905.929 30213.053 124894.210 C 30227.115 124882.257 30234.147 124868.312 30234.147 124852.374 C 30234.147 124838.077 30227.936 124826.827 30215.514 124818.624 C 30206.842 124812.999 30185.280 124805.851 30150.826 124797.179 C 30104.420 124785.460 30072.194 124775.382 30054.147 124766.944 C 30036.334 124758.273 30022.740 124746.437 30013.365 124731.437 C 30004.225 124716.202 29999.655 124699.444 29999.655 124681.163 C 29999.655 124664.523 30003.405 124649.171 30010.905 124635.108 C 30018.639 124620.812 30029.069 124608.976 30042.194 124599.601 C 30052.037 124592.335 30065.397 124586.241 30082.272 124581.319 C 30099.381 124576.163 30117.662 124573.585 30137.115 124573.585 C 30166.412 124573.585 30192.076 124577.804 30214.108 124586.241 C 30236.373 124594.679 30252.780 124606.163 30263.326 124620.694 C 30273.873 124634.991 30281.139 124654.210 30285.123 124678.351 L 30223.248 124686.788 C 30220.436 124667.569 30212.233 124652.569 30198.639 124641.788 C 30185.280 124631.007 30166.295 124625.616 30141.686 124625.616 C 30112.623 124625.616 30091.881 124630.421 30079.459 124640.030 C 30067.037 124649.640 30060.826 124660.890 30060.826 124673.780 C 30060.826 124681.983 30063.405 124689.366 30068.561 124695.929 C 30073.717 124702.726 30081.803 124708.351 30092.819 124712.804 C 30099.147 124715.148 30117.780 124720.538 30148.717 124728.976 C 30193.483 124740.929 30224.655 124750.773 30242.233 124758.507 C 30260.045 124766.007 30273.990 124777.023 30284.069 124791.554 C 30294.147 124806.085 30299.186 124824.132 30299.186 124845.694 C 30299.186 124866.788 30292.975 124886.710 30280.553 124905.460 C 30268.365 124923.976 30250.670 124938.390 30227.467 124948.702 C 30204.264 124958.780 30178.014 124963.819 30148.717 124963.819 C 30100.201 124963.819 30063.170 124953.741 30037.623 124933.585 C 30012.311 124913.429 29996.139 124883.546 29989.108 124843.937 ZM 30618.053 124818.624 L 30680.280 124826.710 C 30673.483 124869.601 30656.022 124903.233 30627.897 124927.608 C 30600.006 124951.749 30565.670 124963.819 30524.889 124963.819 C 30473.795 124963.819 30432.663 124947.179 30401.491 124913.898 C 30370.553 124880.382 30355.085 124832.452 30355.085 124770.108 C 30355.085 124729.796 30361.764 124694.523 30375.124 124664.288 C 30388.483 124634.054 30408.756 124611.437 30435.944 124596.437 C 30463.366 124581.202 30493.131 124573.585 30525.241 124573.585 C 30565.788 124573.585 30598.952 124583.898 30624.733 124604.523 C 30650.514 124624.913 30667.038 124653.976 30674.303 124691.710 L 30612.780 124701.202 C 30606.920 124676.124 30596.491 124657.257 30581.491 124644.601 C 30566.725 124631.944 30548.795 124625.616 30527.702 124625.616 C 30495.827 124625.616 30469.928 124637.101 30450.006 124660.069 C 30430.085 124682.804 30420.124 124718.898 30420.124 124768.351 C 30420.124 124818.507 30429.733 124854.952 30448.952 124877.687 C 30468.170 124900.421 30493.249 124911.788 30524.186 124911.788 C 30549.030 124911.788 30569.772 124904.171 30586.413 124888.937 C 30603.053 124873.702 30613.600 124850.265 30618.053 124818.624 ZM 30710.866 124768.702 C 30710.866 124699.562 30730.085 124648.351 30768.522 124615.069 C 30800.632 124587.413 30839.772 124573.585 30885.944 124573.585 C 30937.272 124573.585 30979.226 124590.460 31011.804 124624.210 C 31044.382 124657.726 31060.671 124704.132 31060.671 124763.429 C 31060.671 124811.476 31053.405 124849.327 31038.874 124876.983 C 31024.577 124904.405 31003.601 124925.733 30975.944 124940.968 C 30948.522 124956.202 30918.522 124963.819 30885.944 124963.819 C 30833.679 124963.819 30791.374 124947.062 30759.030 124913.546 C 30726.921 124880.030 30710.866 124831.749 30710.866 124768.702 ZM 30775.905 124768.702 C 30775.905 124816.515 30786.335 124852.374 30807.194 124876.280 C 30828.054 124899.952 30854.304 124911.788 30885.944 124911.788 C 30917.351 124911.788 30943.483 124899.835 30964.343 124875.929 C 30985.202 124852.023 30995.632 124815.577 30995.632 124766.593 C 30995.632 124720.421 30985.085 124685.499 30963.991 124661.827 C 30943.132 124637.921 30917.116 124625.968 30885.944 124625.968 C 30854.304 124625.968 30828.054 124637.804 30807.194 124661.476 C 30786.335 124685.148 30775.905 124720.890 30775.905 124768.702 ZM 31134.499 124955.382 L 31134.499 124582.023 L 31191.452 124582.023 L 31191.452 124638.624 C 31205.983 124612.140 31219.343 124594.679 31231.530 124586.241 C 31243.952 124577.804 31257.546 124573.585 31272.311 124573.585 C 31293.640 124573.585 31315.319 124580.382 31337.351 124593.976 L 31315.554 124652.687 C 31300.085 124643.546 31284.616 124638.976 31269.147 124638.976 C 31255.319 124638.976 31242.897 124643.194 31231.882 124651.632 C 31220.866 124659.835 31213.015 124671.319 31208.327 124686.085 C 31201.296 124708.585 31197.780 124733.194 31197.780 124759.913 L 31197.780 124955.382 L 31134.499 124955.382 ZM 31631.256 124835.148 L 31696.647 124843.233 C 31686.334 124881.437 31667.233 124911.085 31639.342 124932.179 C 31611.452 124953.273 31575.827 124963.819 31532.467 124963.819 C 31477.858 124963.819 31434.498 124947.062 31402.389 124913.546 C 31370.514 124879.796 31354.577 124832.569 31354.577 124771.866 C 31354.577 124709.054 31370.748 124660.304 31403.092 124625.616 C 31435.436 124590.929 31477.389 124573.585 31528.952 124573.585 C 31578.873 124573.585 31619.655 124590.577 31651.295 124624.562 C 31682.936 124658.546 31698.756 124706.358 31698.756 124767.999 C 31698.756 124771.749 31698.639 124777.374 31698.405 124784.874 L 31419.967 124784.874 C 31422.311 124825.890 31433.912 124857.296 31454.772 124879.093 C 31475.631 124900.890 31501.647 124911.788 31532.819 124911.788 C 31556.022 124911.788 31575.827 124905.694 31592.233 124893.507 C 31608.639 124881.319 31621.647 124861.866 31631.256 124835.148 ZM 31423.483 124732.843 L 31631.959 124732.843 C 31629.147 124701.437 31621.178 124677.882 31608.053 124662.179 C 31587.897 124637.804 31561.764 124625.616 31529.655 124625.616 C 31500.592 124625.616 31476.100 124635.343 31456.178 124654.796 C 31436.491 124674.249 31425.592 124700.265 31423.483 124732.843 Z">
              <!-- 454 nodes -->
            </draw:path>
          </draw:g>
          <!-- id="g4812" -->
          <draw:g id="g4722">
            <draw:g id="g3638">
              <draw:path id="path7491" draw:style-name="style0" draw:layer="layout" svg:x="4.885cm" svg:y="55.266cm" svg:width="22.031cm" svg:height="5.508cm" svg:viewBox="0.0 0.0 22031.360 5507.840" svg:d="M 9770.533 116040.577 L 31801.894 116040.577 L 31801.894 110532.737 L 9770.533 110532.737 L 9770.533 116040.577 Z">
                <!-- 5 nodes -->
              </draw:path>
              <draw:g id="g7493">
                <draw:g id="g7495">
                  <draw:g id="g7501">
                    <draw:frame id="image7503" draw:style-name="gr1" draw:text-style-name="P1" draw:layer="layout" svg:width="22.032cm" svg:height="5.530cm" draw:transform="matrix(194.310 0.000 0.000 48.768 43.085 487.227) translate(4.885cm, 55.245cm)">
                      <draw:image xlink:href="Pictures/image5.png" xlink:type="simple" xlink:show="embed" xlink:actuate="onLoad">
                        <text:p/>
                      </draw:image>
                    </draw:frame>
                  </draw:g>
                  <!-- id="g7501" -->
                </draw:g>
                <!-- id="g7495" -->
              </draw:g>
              <!-- id="g7493" -->
              <draw:path id="path7507" draw:style-name="style2" draw:layer="layout" svg:x="6.246cm" svg:y="60.774cm" svg:width="0.032cm" svg:height="0.140cm" svg:viewBox="0.0 0.0 32.000 140.000" svg:d="M 12508.453 121548.417 L 12508.453 121688.417 L 12508.453 121548.417 ">
                <!-- 3 nodes -->
              </draw:path>
              <draw:path id="text7511" draw:style-name="style1" draw:layer="layout" svg:x="6.154cm" svg:y="61.070cm" svg:width="0.226cm" svg:height="0.379cm" svg:viewBox="0.0 0.0 225.723 379.082" svg:d="M 12315.449 122476.171 L 12399.238 122476.171 L 12399.238 122186.972 L 12308.086 122205.254 L 12308.086 122158.535 L 12398.731 122140.254 L 12450.020 122140.254 L 12450.020 122476.171 L 12533.809 122476.171 L 12533.809 122519.336 L 12315.449 122519.336 L 12315.449 122476.171 Z">
                <!-- 12 nodes -->
              </draw:path>
              <draw:path id="path7513" draw:style-name="style2" draw:layer="layout" svg:x="9.000cm" svg:y="60.774cm" svg:width="0.032cm" svg:height="0.140cm" svg:viewBox="0.0 0.0 32.000 140.000" svg:d="M 18016.293 121548.417 L 18016.293 121688.417 L 18016.293 121548.417 ">
                <!-- 3 nodes -->
              </draw:path>
              <draw:path id="text7517" draw:style-name="style1" draw:layer="layout" svg:x="8.889cm" svg:y="61.063cm" svg:width="0.241cm" svg:height="0.386cm" svg:viewBox="0.0 0.0 240.703 385.937" svg:d="M 17839.540 122469.316 L 18018.544 122469.316 L 18018.544 122512.480 L 17777.840 122512.480 L 17777.840 122469.316 C 17797.307 122449.173 17823.797 122422.174 17857.313 122388.320 C 17890.998 122354.296 17912.157 122332.376 17920.790 122322.558 C 17937.209 122304.108 17948.635 122288.535 17955.067 122275.839 C 17961.669 122262.975 17964.969 122250.364 17964.969 122238.007 C 17964.969 122217.864 17957.860 122201.445 17943.641 122188.750 C 17929.592 122176.054 17911.226 122169.707 17888.544 122169.707 C 17872.463 122169.707 17855.451 122172.500 17837.508 122178.086 C 17819.735 122183.672 17800.692 122192.135 17780.380 122203.476 L 17780.380 122151.679 C 17801.031 122143.385 17820.327 122137.122 17838.270 122132.890 C 17856.213 122128.659 17872.632 122126.543 17887.528 122126.543 C 17926.799 122126.543 17958.114 122136.360 17981.473 122155.996 C 18004.833 122175.631 18016.512 122201.868 18016.512 122234.707 C 18016.512 122250.280 18013.550 122265.091 18007.626 122279.140 C 18001.870 122293.020 17991.291 122309.440 17975.887 122328.398 C 17971.656 122333.307 17958.198 122347.526 17935.516 122371.054 C 17912.834 122394.414 17880.842 122427.168 17839.540 122469.316 Z">
                <!-- 22 nodes -->
              </draw:path>
              <draw:path id="path7519" draw:style-name="style2" draw:layer="layout" svg:x="11.754cm" svg:y="60.774cm" svg:width="0.032cm" svg:height="0.140cm" svg:viewBox="0.0 0.0 32.000 140.000" svg:d="M 23524.133 121548.417 L 23524.133 121688.417 L 23524.133 121548.417 ">
                <!-- 3 nodes -->
              </draw:path>
              <draw:path id="text7523" draw:style-name="style1" draw:layer="layout" svg:x="11.644cm" svg:y="61.063cm" svg:width="0.250cm" svg:height="0.393cm" svg:viewBox="0.0 0.0 249.590 393.301" svg:d="M 23460.113 122308.086 C 23484.658 122313.333 23503.785 122324.251 23517.496 122340.839 C 23531.376 122357.428 23538.317 122377.910 23538.317 122402.285 C 23538.317 122439.694 23525.452 122468.639 23499.723 122489.121 C 23473.994 122509.602 23437.431 122519.843 23390.035 122519.843 C 23374.124 122519.843 23357.705 122518.235 23340.778 122515.019 C 23324.020 122511.972 23306.670 122507.317 23288.727 122501.054 L 23288.727 122451.543 C 23302.946 122459.837 23318.518 122466.100 23335.446 122470.332 C 23352.373 122474.563 23370.061 122476.679 23388.512 122476.679 C 23420.673 122476.679 23445.133 122470.332 23461.891 122457.636 C 23478.818 122444.941 23487.281 122426.490 23487.281 122402.285 C 23487.281 122379.941 23479.410 122362.506 23463.668 122349.980 C 23448.095 122337.285 23426.344 122330.937 23398.414 122330.937 L 23354.235 122330.937 L 23354.235 122288.789 L 23400.446 122288.789 C 23425.667 122288.789 23444.964 122283.795 23458.336 122273.808 C 23471.709 122263.652 23478.395 122249.095 23478.395 122230.136 C 23478.395 122210.670 23471.455 122195.774 23457.574 122185.449 C 23443.863 122174.954 23424.143 122169.707 23398.414 122169.707 C 23384.365 122169.707 23369.300 122171.230 23353.219 122174.277 C 23337.138 122177.324 23319.449 122182.063 23300.153 122188.496 L 23300.153 122142.793 C 23319.619 122137.376 23337.815 122133.313 23354.742 122130.605 C 23371.839 122127.897 23387.919 122126.543 23402.985 122126.543 C 23441.917 122126.543 23472.724 122135.429 23495.406 122153.203 C 23518.089 122170.807 23529.430 122194.674 23529.430 122224.804 C 23529.430 122245.794 23523.421 122263.567 23511.403 122278.125 C 23499.384 122292.513 23482.288 122302.500 23460.113 122308.086 Z">
                <!-- 30 nodes -->
              </draw:path>
              <draw:path id="path7525" draw:style-name="style2" draw:layer="layout" svg:x="14.508cm" svg:y="60.774cm" svg:width="0.032cm" svg:height="0.140cm" svg:viewBox="0.0 0.0 32.000 140.000" svg:d="M 29031.973 121548.417 L 29031.973 121688.417 L 29031.973 121548.417 ">
                <!-- 3 nodes -->
              </draw:path>
              <draw:path id="text7529" draw:style-name="style1" draw:layer="layout" svg:x="14.384cm" svg:y="61.070cm" svg:width="0.276cm" svg:height="0.379cm" svg:viewBox="0.0 0.0 276.250 379.082" svg:d="M 28939.262 122184.941 L 28809.770 122387.304 L 28939.262 122387.304 L 28939.262 122184.941 ZM 28925.805 122140.254 L 28990.297 122140.254 L 28990.297 122387.304 L 29044.379 122387.304 L 29044.379 122429.961 L 28990.297 122429.961 L 28990.297 122519.336 L 28939.262 122519.336 L 28939.262 122429.961 L 28768.129 122429.961 L 28768.129 122380.449 L 28925.805 122140.254 Z">
                <!-- 16 nodes -->
              </draw:path>
              <draw:path id="path7531" draw:style-name="style2" draw:layer="layout" svg:x="17.262cm" svg:y="60.774cm" svg:width="0.032cm" svg:height="0.140cm" svg:viewBox="0.0 0.0 32.000 140.000" svg:d="M 34539.813 121548.417 L 34539.813 121688.417 L 34539.813 121548.417 ">
                <!-- 3 nodes -->
              </draw:path>
              <draw:path id="text7535" draw:style-name="style1" draw:layer="layout" svg:x="17.153cm" svg:y="61.070cm" svg:width="0.245cm" svg:height="0.386cm" svg:viewBox="0.0 0.0 245.273 386.445" svg:d="M 34321.419 122140.254 L 34522.767 122140.254 L 34522.767 122183.418 L 34368.392 122183.418 L 34368.392 122276.347 C 34375.840 122273.808 34383.288 122271.946 34390.736 122270.761 C 34398.183 122269.407 34405.631 122268.730 34413.079 122268.730 C 34455.397 122268.730 34488.913 122280.325 34513.626 122303.515 C 34538.340 122326.705 34550.696 122358.105 34550.696 122397.714 C 34550.696 122438.509 34538.001 122470.247 34512.611 122492.929 C 34487.220 122515.442 34451.419 122526.699 34405.208 122526.699 C 34389.297 122526.699 34373.047 122525.345 34356.458 122522.636 C 34340.039 122519.928 34323.027 122515.865 34305.423 122510.449 L 34305.423 122458.906 C 34320.657 122467.200 34336.400 122473.378 34352.650 122477.441 C 34368.900 122481.503 34386.081 122483.535 34404.193 122483.535 C 34433.476 122483.535 34456.667 122475.833 34473.763 122460.429 C 34490.859 122445.026 34499.407 122424.121 34499.407 122397.714 C 34499.407 122371.308 34490.859 122350.403 34473.763 122335.000 C 34456.667 122319.596 34433.476 122311.894 34404.193 122311.894 C 34390.482 122311.894 34376.771 122313.418 34363.060 122316.464 C 34349.518 122319.511 34335.638 122324.251 34321.419 122330.683 L 34321.419 122140.254 Z">
                <!-- 23 nodes -->
              </draw:path>
              <draw:path id="path7537" draw:style-name="style2" draw:layer="layout" svg:x="20.016cm" svg:y="60.774cm" svg:width="0.032cm" svg:height="0.140cm" svg:viewBox="0.0 0.0 32.000 140.000" svg:d="M 40047.652 121548.417 L 40047.652 121688.417 L 40047.652 121548.417 ">
                <!-- 3 nodes -->
              </draw:path>
              <draw:path id="text7541" draw:style-name="style1" draw:layer="layout" svg:x="19.903cm" svg:y="61.063cm" svg:width="0.262cm" svg:height="0.393cm" svg:viewBox="0.0 0.0 261.777 393.301" svg:d="M 39940.977 122302.500 C 39917.956 122302.500 39899.675 122310.371 39886.133 122326.113 C 39872.761 122341.855 39866.075 122363.437 39866.075 122390.859 C 39866.075 122418.112 39872.761 122439.694 39886.133 122455.605 C 39899.675 122471.347 39917.956 122479.218 39940.977 122479.218 C 39963.998 122479.218 39982.194 122471.347 39995.567 122455.605 C 40009.108 122439.694 40015.879 122418.112 40015.879 122390.859 C 40015.879 122363.437 40009.108 122341.855 39995.567 122326.113 C 39982.194 122310.371 39963.998 122302.500 39940.977 122302.500 ZM 40042.793 122141.777 L 40042.793 122188.496 C 40029.929 122182.402 40016.895 122177.747 40003.692 122174.531 C 39990.658 122171.315 39977.709 122169.707 39964.844 122169.707 C 39930.990 122169.707 39905.092 122181.132 39887.149 122203.984 C 39869.375 122226.836 39859.219 122261.367 39856.680 122307.578 C 39866.667 122292.851 39879.193 122281.595 39894.258 122273.808 C 39909.323 122265.852 39925.912 122261.875 39944.024 122261.875 C 39982.110 122261.875 40012.155 122273.470 40034.160 122296.660 C 40056.335 122319.681 40067.422 122351.080 40067.422 122390.859 C 40067.422 122429.791 40055.912 122461.022 40032.891 122484.550 C 40009.870 122508.079 39979.232 122519.843 39940.977 122519.843 C 39897.136 122519.843 39863.620 122503.086 39840.430 122469.570 C 39817.240 122435.885 39805.645 122387.135 39805.645 122323.320 C 39805.645 122263.398 39819.864 122215.664 39848.301 122180.117 C 39876.739 122144.401 39914.909 122126.543 39962.813 122126.543 C 39975.677 122126.543 39988.627 122127.812 40001.660 122130.351 C 40014.864 122132.890 40028.575 122136.699 40042.793 122141.777 Z">
                <!-- 27 nodes -->
              </draw:path>
              <draw:path id="path7543" draw:style-name="style2" draw:layer="layout" svg:x="22.770cm" svg:y="60.774cm" svg:width="0.032cm" svg:height="0.140cm" svg:viewBox="0.0 0.0 32.000 140.000" svg:d="M 45555.493 121548.417 L 45555.493 121688.417 L 45555.493 121548.417 ">
                <!-- 3 nodes -->
              </draw:path>
              <draw:path id="text7547" draw:style-name="style1" draw:layer="layout" svg:x="22.663cm" svg:y="61.070cm" svg:width="0.244cm" svg:height="0.379cm" svg:viewBox="0.0 0.0 243.750 379.082" svg:d="M 45326.181 122140.254 L 45569.931 122140.254 L 45569.931 122162.089 L 45432.314 122519.336 L 45378.740 122519.336 L 45508.232 122183.418 L 45326.181 122183.418 L 45326.181 122140.254 Z">
                <!-- 8 nodes -->
              </draw:path>
              <draw:path id="path7549" draw:style-name="style2" draw:layer="layout" svg:x="25.524cm" svg:y="60.774cm" svg:width="0.032cm" svg:height="0.140cm" svg:viewBox="0.0 0.0 32.000 140.000" svg:d="M 51063.332 121548.417 L 51063.332 121688.417 L 51063.332 121548.417 ">
                <!-- 3 nodes -->
              </draw:path>
              <draw:path id="text7553" draw:style-name="style1" draw:layer="layout" svg:x="25.410cm" svg:y="61.063cm" svg:width="0.260cm" svg:height="0.393cm" svg:viewBox="0.0 0.0 260.000 393.301" svg:d="M 50949.293 122332.461 C 50924.918 122332.461 50905.706 122338.977 50891.657 122352.011 C 50877.777 122365.045 50870.836 122382.988 50870.836 122405.839 C 50870.836 122428.691 50877.777 122446.634 50891.657 122459.668 C 50905.706 122472.701 50924.918 122479.218 50949.293 122479.218 C 50973.668 122479.218 50992.881 122472.701 51006.930 122459.668 C 51020.980 122446.464 51028.004 122428.522 51028.004 122405.839 C 51028.004 122382.988 51020.980 122365.045 51006.930 122352.011 C 50993.050 122338.977 50973.838 122332.461 50949.293 122332.461 ZM 50898.004 122310.625 C 50875.999 122305.208 50858.818 122294.967 50846.461 122279.902 C 50834.274 122264.837 50828.180 122246.471 50828.180 122224.804 C 50828.180 122194.505 50838.929 122170.553 50860.426 122152.949 C 50882.093 122135.345 50911.715 122126.543 50949.293 122126.543 C 50987.041 122126.543 51016.663 122135.345 51038.161 122152.949 C 51059.658 122170.553 51070.407 122194.505 51070.407 122224.804 C 51070.407 122246.471 51064.228 122264.837 51051.872 122279.902 C 51039.684 122294.967 51022.672 122305.208 51000.836 122310.625 C 51025.550 122316.380 51044.762 122327.636 51058.473 122344.394 C 51072.353 122361.152 51079.293 122381.634 51079.293 122405.839 C 51079.293 122442.571 51068.037 122470.755 51045.524 122490.390 C 51023.180 122510.026 50991.103 122519.843 50949.293 122519.843 C 50907.484 122519.843 50875.322 122510.026 50852.809 122490.390 C 50830.465 122470.755 50819.293 122442.571 50819.293 122405.839 C 50819.293 122381.634 50826.234 122361.152 50840.114 122344.394 C 50853.994 122327.636 50873.291 122316.380 50898.004 122310.625 ZM 50879.215 122229.629 C 50879.215 122249.264 50885.309 122264.583 50897.497 122275.586 C 50909.853 122286.588 50927.119 122292.089 50949.293 122292.089 C 50971.299 122292.089 50988.480 122286.588 51000.836 122275.586 C 51013.362 122264.583 51019.625 122249.264 51019.625 122229.629 C 51019.625 122209.993 51013.362 122194.674 51000.836 122183.672 C 50988.480 122172.669 50971.299 122167.168 50949.293 122167.168 C 50927.119 122167.168 50909.853 122172.669 50897.497 122183.672 C 50885.309 122194.674 50879.215 122209.993 50879.215 122229.629 Z">
                <!-- 35 nodes -->
              </draw:path>
              <draw:path id="path7559" draw:style-name="style2" draw:layer="layout" svg:x="4.745cm" svg:y="59.381cm" svg:width="0.140cm" svg:height="0.032cm" svg:viewBox="0.0 0.0 140.000 32.000" svg:d="M 9630.533 118778.498 L 9490.533 118778.498 L 9630.533 118778.498 ">
                <!-- 3 nodes -->
              </draw:path>
              <draw:path id="text7563" draw:style-name="style1" draw:layer="layout" svg:x="4.332cm" svg:y="59.216cm" svg:width="0.226cm" svg:height="0.379cm" svg:viewBox="0.0 0.0 225.723 379.082" svg:d="M 8670.905 118767.249 L 8754.694 118767.249 L 8754.694 118478.050 L 8663.541 118496.331 L 8663.541 118449.613 L 8754.186 118431.331 L 8805.475 118431.331 L 8805.475 118767.249 L 8889.264 118767.249 L 8889.264 118810.413 L 8670.905 118810.413 L 8670.905 118767.249 Z">
                <!-- 12 nodes -->
              </draw:path>
              <draw:path id="path7565" draw:style-name="style2" draw:layer="layout" svg:x="4.745cm" svg:y="56.627cm" svg:width="0.140cm" svg:height="0.032cm" svg:viewBox="0.0 0.0 140.000 32.000" svg:d="M 9630.533 113270.657 L 9490.533 113270.657 L 9630.533 113270.657 ">
                <!-- 3 nodes -->
              </draw:path>
              <draw:path id="text7569" draw:style-name="style1" draw:layer="layout" svg:x="4.313cm" svg:y="56.455cm" svg:width="0.241cm" svg:height="0.386cm" svg:viewBox="0.0 0.0 240.703 385.937" svg:d="M 8687.155 113252.558 L 8866.158 113252.558 L 8866.158 113295.722 L 8625.455 113295.722 L 8625.455 113252.558 C 8644.921 113232.415 8671.412 113205.416 8704.928 113171.562 C 8738.613 113137.539 8759.772 113115.618 8768.405 113105.801 C 8784.824 113087.350 8796.250 113071.777 8802.682 113059.082 C 8809.283 113046.217 8812.584 113033.607 8812.584 113021.250 C 8812.584 113001.107 8805.475 112984.687 8791.256 112971.992 C 8777.207 112959.297 8758.841 112952.949 8736.158 112952.949 C 8720.078 112952.949 8703.066 112955.742 8685.123 112961.328 C 8667.350 112966.914 8648.307 112975.377 8627.994 112986.719 L 8627.994 112934.922 C 8648.645 112926.627 8667.942 112920.364 8685.885 112916.133 C 8703.828 112911.901 8720.247 112909.785 8735.143 112909.785 C 8774.414 112909.785 8805.729 112919.603 8829.088 112939.238 C 8852.447 112958.874 8864.127 112985.110 8864.127 113017.949 C 8864.127 113033.522 8861.165 113048.333 8855.240 113062.383 C 8849.485 113076.263 8838.906 113092.682 8823.502 113111.640 C 8819.270 113116.549 8805.813 113130.768 8783.131 113154.297 C 8760.449 113177.656 8728.457 113210.410 8687.155 113252.558 Z">
                <!-- 22 nodes -->
              </draw:path>
              <draw:path id="path7575" draw:style-name="style3" draw:layer="layout" svg:x="4.869cm" svg:y="55.250cm" svg:width="0.032cm" svg:height="5.540cm" svg:viewBox="0.0 0.0 32.000 5539.840" svg:d="M 9754.533 116024.577 L 9754.533 110516.737 L 9754.533 116024.577 ">
                <!-- 3 nodes -->
              </draw:path>
              <draw:path id="path7577" draw:style-name="style3" draw:layer="layout" svg:x="26.901cm" svg:y="55.250cm" svg:width="0.032cm" svg:height="5.540cm" svg:viewBox="0.0 0.0 32.000 5539.840" svg:d="M 53817.252 116024.577 L 53817.252 110516.737 L 53817.252 116024.577 ">
                <!-- 3 nodes -->
              </draw:path>
              <draw:path id="path7579" draw:style-name="style3" draw:layer="layout" svg:x="4.869cm" svg:y="60.758cm" svg:width="22.063cm" svg:height="0.032cm" svg:viewBox="0.0 0.0 22063.359 32.000" svg:d="M 9754.533 121532.417 L 31785.893 121532.417 L 9754.533 121532.417 ">
                <!-- 3 nodes -->
              </draw:path>
              <draw:path id="path7581" draw:style-name="style3" draw:layer="layout" svg:x="4.869cm" svg:y="55.250cm" svg:width="22.063cm" svg:height="0.032cm" svg:viewBox="0.0 0.0 22063.359 32.000" svg:d="M 9754.533 110516.737 L 31785.893 110516.737 L 9754.533 110516.737 ">
                <!-- 3 nodes -->
              </draw:path>
              <draw:path id="text7585" draw:style-name="style0" draw:layer="layout" svg:x="6.137cm" svg:y="59.162cm" svg:width="0.245cm" svg:height="0.386cm" svg:viewBox="0.0 0.0 245.273 386.445" svg:d="M 12290.059 118323.212 L 12491.406 118323.212 L 12491.406 118366.376 L 12337.031 118366.376 L 12337.031 118459.306 C 12344.479 118456.767 12351.927 118454.905 12359.375 118453.720 C 12366.823 118452.366 12374.271 118451.689 12381.719 118451.689 C 12424.037 118451.689 12457.552 118463.284 12482.266 118486.474 C 12506.979 118509.664 12519.336 118541.064 12519.336 118580.673 C 12519.336 118621.467 12506.641 118653.206 12481.250 118675.888 C 12455.859 118698.401 12420.059 118709.657 12373.848 118709.657 C 12357.936 118709.657 12341.686 118708.303 12325.098 118705.595 C 12308.679 118702.887 12291.667 118698.824 12274.063 118693.407 L 12274.063 118641.864 C 12289.297 118650.159 12305.039 118656.337 12321.289 118660.400 C 12337.539 118664.462 12354.720 118666.493 12372.832 118666.493 C 12402.116 118666.493 12425.306 118658.792 12442.402 118643.388 C 12459.499 118627.984 12468.047 118607.079 12468.047 118580.673 C 12468.047 118554.267 12459.499 118533.362 12442.402 118517.958 C 12425.306 118502.555 12402.116 118494.853 12372.832 118494.853 C 12359.121 118494.853 12345.410 118496.376 12331.699 118499.423 C 12318.158 118502.470 12304.277 118507.210 12290.059 118513.642 L 12290.059 118323.212 Z">
                <!-- 23 nodes -->
              </draw:path>
              <draw:path id="text7589" draw:style-name="style0" draw:layer="layout" svg:x="8.891cm" svg:y="59.162cm" svg:width="0.245cm" svg:height="0.386cm" svg:viewBox="0.0 0.0 245.273 386.445" svg:d="M 17797.899 118323.212 L 17999.247 118323.212 L 17999.247 118366.376 L 17844.872 118366.376 L 17844.872 118459.306 C 17852.320 118456.767 17859.768 118454.905 17867.215 118453.720 C 17874.663 118452.366 17882.111 118451.689 17889.559 118451.689 C 17931.877 118451.689 17965.393 118463.284 17990.106 118486.474 C 18014.820 118509.664 18027.176 118541.064 18027.176 118580.673 C 18027.176 118621.467 18014.481 118653.206 17989.090 118675.888 C 17963.700 118698.401 17927.899 118709.657 17881.688 118709.657 C 17865.777 118709.657 17849.527 118708.303 17832.938 118705.595 C 17816.519 118702.887 17799.507 118698.824 17781.903 118693.407 L 17781.903 118641.864 C 17797.137 118650.159 17812.880 118656.337 17829.130 118660.400 C 17845.380 118664.462 17862.560 118666.493 17880.672 118666.493 C 17909.956 118666.493 17933.146 118658.792 17950.243 118643.388 C 17967.339 118627.984 17975.887 118607.079 17975.887 118580.673 C 17975.887 118554.267 17967.339 118533.362 17950.243 118517.958 C 17933.146 118502.555 17909.956 118494.853 17880.672 118494.853 C 17866.962 118494.853 17853.251 118496.376 17839.540 118499.423 C 17825.998 118502.470 17812.118 118507.210 17797.899 118513.642 L 17797.899 118323.212 Z">
                <!-- 23 nodes -->
              </draw:path>
              <draw:path id="text7593" draw:style-name="style1" draw:layer="layout" svg:x="11.645cm" svg:y="59.162cm" svg:width="0.245cm" svg:height="0.386cm" svg:viewBox="0.0 0.0 245.273 386.445" svg:d="M 23305.739 118323.212 L 23507.086 118323.212 L 23507.086 118366.376 L 23352.711 118366.376 L 23352.711 118459.306 C 23360.159 118456.767 23367.607 118454.905 23375.055 118453.720 C 23382.503 118452.366 23389.951 118451.689 23397.399 118451.689 C 23439.716 118451.689 23473.232 118463.284 23497.946 118486.474 C 23522.659 118509.664 23535.016 118541.064 23535.016 118580.673 C 23535.016 118621.467 23522.320 118653.206 23496.930 118675.888 C 23471.539 118698.401 23435.738 118709.657 23389.528 118709.657 C 23373.616 118709.657 23357.366 118708.303 23340.778 118705.595 C 23324.358 118702.887 23307.347 118698.824 23289.742 118693.407 L 23289.742 118641.864 C 23304.977 118650.159 23320.719 118656.337 23336.969 118660.400 C 23353.219 118664.462 23370.400 118666.493 23388.512 118666.493 C 23417.796 118666.493 23440.986 118658.792 23458.082 118643.388 C 23475.179 118627.984 23483.727 118607.079 23483.727 118580.673 C 23483.727 118554.267 23475.179 118533.362 23458.082 118517.958 C 23440.986 118502.555 23417.796 118494.853 23388.512 118494.853 C 23374.801 118494.853 23361.090 118496.376 23347.379 118499.423 C 23333.837 118502.470 23319.957 118507.210 23305.739 118513.642 L 23305.739 118323.212 Z">
                <!-- 23 nodes -->
              </draw:path>
              <draw:path id="text7597" draw:style-name="style1" draw:layer="layout" svg:x="13.726cm" svg:y="59.146cm" svg:width="1.587cm" svg:height="0.463cm" svg:viewBox="0.0 0.0 1587.235 463.125" svg:d="M 27587.171 118476.825 C 27564.150 118476.825 27545.869 118484.697 27532.327 118500.439 C 27518.955 118516.181 27512.269 118537.763 27512.269 118565.185 C 27512.269 118592.437 27518.955 118614.019 27532.327 118629.931 C 27545.869 118645.673 27564.150 118653.544 27587.171 118653.544 C 27610.192 118653.544 27628.388 118645.673 27641.761 118629.931 C 27655.303 118614.019 27662.073 118592.437 27662.073 118565.185 C 27662.073 118537.763 27655.303 118516.181 27641.761 118500.439 C 27628.388 118484.697 27610.192 118476.825 27587.171 118476.825 ZM 27688.987 118316.103 L 27688.987 118362.822 C 27676.123 118356.728 27663.089 118352.073 27649.886 118348.857 C 27636.852 118345.641 27623.903 118344.032 27611.038 118344.032 C 27577.184 118344.032 27551.286 118355.458 27533.343 118378.310 C 27515.569 118401.161 27505.413 118435.693 27502.874 118481.904 C 27512.861 118467.177 27525.387 118455.920 27540.452 118448.134 C 27555.517 118440.178 27572.106 118436.200 27590.218 118436.200 C 27628.304 118436.200 27658.349 118447.795 27680.355 118470.986 C 27702.529 118494.006 27713.616 118525.406 27713.616 118565.185 C 27713.616 118604.117 27702.106 118635.348 27679.085 118658.876 C 27656.064 118682.405 27625.426 118694.169 27587.171 118694.169 C 27543.330 118694.169 27509.814 118677.411 27486.624 118643.896 C 27463.434 118610.211 27451.839 118561.461 27451.839 118497.646 C 27451.839 118437.724 27466.058 118389.989 27494.495 118354.443 C 27522.933 118318.726 27561.103 118300.868 27609.007 118300.868 C 27621.872 118300.868 27634.821 118302.138 27647.855 118304.677 C 27661.058 118307.216 27674.769 118311.025 27688.987 118316.103 ZM 28072.841 118292.236 C 28050.159 118331.168 28033.316 118369.677 28022.314 118407.763 C 28011.311 118445.849 28005.810 118484.443 28005.810 118523.544 C 28005.810 118562.646 28011.311 118601.409 28022.314 118639.833 C 28033.486 118678.088 28050.328 118716.597 28072.841 118755.361 L 28032.216 118755.361 C 28006.826 118715.582 27987.783 118676.480 27975.087 118638.056 C 27962.561 118599.631 27956.298 118561.461 27956.298 118523.544 C 27956.298 118485.797 27962.561 118447.795 27975.087 118409.540 C 27987.613 118371.285 28006.656 118332.184 28032.216 118292.236 L 28072.841 118292.236 ZM 28353.590 118360.790 L 28353.590 118502.216 L 28495.016 118502.216 L 28495.016 118545.380 L 28353.590 118545.380 L 28353.590 118686.806 L 28310.934 118686.806 L 28310.934 118545.380 L 28169.508 118545.380 L 28169.508 118502.216 L 28310.934 118502.216 L 28310.934 118360.790 L 28353.590 118360.790 ZM 28614.663 118643.642 L 28698.452 118643.642 L 28698.452 118354.443 L 28607.300 118372.724 L 28607.300 118326.005 L 28697.944 118307.724 L 28749.233 118307.724 L 28749.233 118643.642 L 28833.022 118643.642 L 28833.022 118686.806 L 28614.663 118686.806 L 28614.663 118643.642 ZM 28922.531 118292.236 L 28963.156 118292.236 C 28988.547 118332.184 29007.505 118371.285 29020.031 118409.540 C 29032.726 118447.795 29039.074 118485.797 29039.074 118523.544 C 29039.074 118561.461 29032.726 118599.631 29020.031 118638.056 C 29007.505 118676.480 28988.547 118715.582 28963.156 118755.361 L 28922.531 118755.361 C 28945.044 118716.597 28961.802 118678.088 28972.804 118639.833 C 28983.976 118601.409 28989.562 118562.646 28989.562 118523.544 C 28989.562 118484.443 28983.976 118445.849 28972.804 118407.763 C 28961.802 118369.677 28945.044 118331.168 28922.531 118292.236 Z">
                <!-- 74 nodes -->
              </draw:path>
              <draw:path id="text7601" draw:style-name="style1" draw:layer="layout" svg:x="16.486cm" svg:y="59.146cm" svg:width="1.581cm" svg:height="0.463cm" svg:viewBox="0.0 0.0 1580.886 463.125" svg:d="M 32972.375 118307.724 L 33216.125 118307.724 L 33216.125 118329.560 L 33078.508 118686.806 L 33024.934 118686.806 L 33154.426 118350.888 L 32972.375 118350.888 L 32972.375 118307.724 ZM 33587.030 118292.236 C 33564.347 118331.168 33547.505 118369.677 33536.502 118407.763 C 33525.500 118445.849 33519.998 118484.443 33519.998 118523.544 C 33519.998 118562.646 33525.500 118601.409 33536.502 118639.833 C 33547.674 118678.088 33564.517 118716.597 33587.030 118755.361 L 33546.405 118755.361 C 33521.014 118715.582 33501.971 118676.480 33489.276 118638.056 C 33476.750 118599.631 33470.487 118561.461 33470.487 118523.544 C 33470.487 118485.797 33476.750 118447.795 33489.276 118409.540 C 33501.802 118371.285 33520.845 118332.184 33546.405 118292.236 L 33587.030 118292.236 ZM 33867.779 118360.790 L 33867.779 118502.216 L 34009.204 118502.216 L 34009.204 118545.380 L 33867.779 118545.380 L 33867.779 118686.806 L 33825.122 118686.806 L 33825.122 118545.380 L 33683.697 118545.380 L 33683.697 118502.216 L 33825.122 118502.216 L 33825.122 118360.790 L 33867.779 118360.790 ZM 34164.144 118643.642 L 34343.148 118643.642 L 34343.148 118686.806 L 34102.445 118686.806 L 34102.445 118643.642 C 34121.911 118623.499 34148.402 118596.500 34181.918 118562.646 C 34215.603 118528.622 34236.761 118506.702 34245.394 118496.884 C 34261.814 118478.433 34273.239 118462.861 34279.672 118450.165 C 34286.273 118437.301 34289.574 118424.690 34289.574 118412.333 C 34289.574 118392.190 34282.465 118375.771 34268.246 118363.075 C 34254.196 118350.380 34235.830 118344.032 34213.148 118344.032 C 34197.067 118344.032 34180.056 118346.825 34162.113 118352.411 C 34144.340 118357.997 34125.297 118366.461 34104.984 118377.802 L 34104.984 118326.005 C 34125.635 118317.711 34144.932 118311.448 34162.875 118307.216 C 34180.817 118302.984 34197.237 118300.868 34212.133 118300.868 C 34251.403 118300.868 34282.718 118310.686 34306.078 118330.322 C 34329.437 118349.957 34341.117 118376.194 34341.117 118409.032 C 34341.117 118424.605 34338.155 118439.417 34332.230 118453.466 C 34326.475 118467.346 34315.896 118483.766 34300.492 118502.724 C 34296.260 118507.633 34282.803 118521.851 34260.121 118545.380 C 34237.439 118568.739 34205.446 118601.493 34164.144 118643.642 ZM 34436.718 118292.236 L 34477.343 118292.236 C 34502.734 118332.184 34521.692 118371.285 34534.218 118409.540 C 34546.914 118447.795 34553.261 118485.797 34553.261 118523.544 C 34553.261 118561.461 34546.914 118599.631 34534.218 118638.056 C 34521.692 118676.480 34502.734 118715.582 34477.343 118755.361 L 34436.718 118755.361 C 34459.232 118716.597 34475.989 118678.088 34486.992 118639.833 C 34498.164 118601.409 34503.750 118562.646 34503.750 118523.544 C 34503.750 118484.443 34498.164 118445.849 34486.992 118407.763 C 34475.989 118369.677 34459.232 118331.168 34436.718 118292.236 Z">
                <!-- 65 nodes -->
              </draw:path>
              <draw:path id="text7605" draw:style-name="style1" draw:layer="layout" svg:x="19.240cm" svg:y="59.146cm" svg:width="1.581cm" svg:height="0.463cm" svg:viewBox="0.0 0.0 1580.887 463.125" svg:d="M 38480.216 118307.724 L 38723.966 118307.724 L 38723.966 118329.560 L 38586.349 118686.806 L 38532.774 118686.806 L 38662.267 118350.888 L 38480.216 118350.888 L 38480.216 118307.724 ZM 39094.869 118292.236 C 39072.187 118331.168 39055.345 118369.677 39044.342 118407.763 C 39033.340 118445.849 39027.838 118484.443 39027.838 118523.544 C 39027.838 118562.646 39033.340 118601.409 39044.342 118639.833 C 39055.514 118678.088 39072.356 118716.597 39094.869 118755.361 L 39054.244 118755.361 C 39028.854 118715.582 39009.811 118676.480 38997.116 118638.056 C 38984.590 118599.631 38978.327 118561.461 38978.327 118523.544 C 38978.327 118485.797 38984.590 118447.795 38997.116 118409.540 C 39009.642 118371.285 39028.685 118332.184 39054.244 118292.236 L 39094.869 118292.236 ZM 39375.620 118360.790 L 39375.620 118502.216 L 39517.046 118502.216 L 39517.046 118545.380 L 39375.620 118545.380 L 39375.620 118686.806 L 39332.964 118686.806 L 39332.964 118545.380 L 39191.538 118545.380 L 39191.538 118502.216 L 39332.964 118502.216 L 39332.964 118360.790 L 39375.620 118360.790 ZM 39671.984 118643.642 L 39850.988 118643.642 L 39850.988 118686.806 L 39610.285 118686.806 L 39610.285 118643.642 C 39629.751 118623.499 39656.242 118596.500 39689.758 118562.646 C 39723.442 118528.622 39744.601 118506.702 39753.234 118496.884 C 39769.653 118478.433 39781.079 118462.861 39787.511 118450.165 C 39794.113 118437.301 39797.414 118424.690 39797.414 118412.333 C 39797.414 118392.190 39790.304 118375.771 39776.086 118363.075 C 39762.036 118350.380 39743.670 118344.032 39720.988 118344.032 C 39704.907 118344.032 39687.896 118346.825 39669.953 118352.411 C 39652.179 118357.997 39633.137 118366.461 39612.824 118377.802 L 39612.824 118326.005 C 39633.475 118317.711 39652.772 118311.448 39670.715 118307.216 C 39688.657 118302.984 39705.077 118300.868 39719.972 118300.868 C 39759.243 118300.868 39790.558 118310.686 39813.918 118330.322 C 39837.277 118349.957 39848.957 118376.194 39848.957 118409.032 C 39848.957 118424.605 39845.995 118439.417 39840.070 118453.466 C 39834.315 118467.346 39823.735 118483.766 39808.332 118502.724 C 39804.100 118507.633 39790.643 118521.851 39767.961 118545.380 C 39745.278 118568.739 39713.286 118601.493 39671.984 118643.642 ZM 39944.560 118292.236 L 39985.185 118292.236 C 40010.576 118332.184 40029.534 118371.285 40042.060 118409.540 C 40054.755 118447.795 40061.103 118485.797 40061.103 118523.544 C 40061.103 118561.461 40054.755 118599.631 40042.060 118638.056 C 40029.534 118676.480 40010.576 118715.582 39985.185 118755.361 L 39944.560 118755.361 C 39967.073 118716.597 39983.831 118678.088 39994.834 118639.833 C 40006.005 118601.409 40011.591 118562.646 40011.591 118523.544 C 40011.591 118484.443 40006.005 118445.849 39994.834 118407.763 C 39983.831 118369.677 39967.073 118331.168 39944.560 118292.236 Z">
                <!-- 65 nodes -->
              </draw:path>
              <draw:path id="text7609" draw:style-name="style1" draw:layer="layout" svg:x="21.984cm" svg:y="59.146cm" svg:width="1.591cm" svg:height="0.463cm" svg:viewBox="0.0 0.0 1590.790 463.125" svg:d="M 43992.623 118678.935 L 43992.623 118632.216 C 44005.488 118638.310 44018.522 118642.965 44031.725 118646.181 C 44044.928 118649.397 44057.877 118651.005 44070.573 118651.005 C 44104.427 118651.005 44130.241 118639.664 44148.014 118616.982 C 44165.957 118594.130 44176.198 118559.514 44178.737 118513.134 C 44168.919 118527.691 44156.478 118538.863 44141.412 118546.650 C 44126.347 118554.436 44109.674 118558.329 44091.393 118558.329 C 44053.476 118558.329 44023.431 118546.904 44001.256 118524.052 C 43979.251 118501.031 43968.248 118469.631 43968.248 118429.853 C 43968.248 118390.920 43979.759 118359.690 44002.780 118336.161 C 44025.801 118312.633 44056.439 118300.868 44094.694 118300.868 C 44138.535 118300.868 44171.966 118317.711 44194.987 118351.396 C 44218.177 118384.911 44229.772 118433.661 44229.772 118497.646 C 44229.772 118557.398 44215.553 118605.133 44187.116 118640.849 C 44158.847 118676.396 44120.761 118694.169 44072.858 118694.169 C 44059.993 118694.169 44046.959 118692.900 44033.756 118690.361 C 44020.553 118687.821 44006.842 118684.013 43992.623 118678.935 ZM 44094.694 118518.212 C 44117.715 118518.212 44135.911 118510.341 44149.284 118494.599 C 44162.825 118478.857 44169.596 118457.275 44169.596 118429.853 C 44169.596 118402.600 44162.825 118381.103 44149.284 118365.361 C 44135.911 118349.449 44117.715 118341.493 44094.694 118341.493 C 44071.673 118341.493 44053.392 118349.449 44039.850 118365.361 C 44026.478 118381.103 44019.791 118402.600 44019.791 118429.853 C 44019.791 118457.275 44026.478 118478.857 44039.850 118494.599 C 44053.392 118510.341 44071.673 118518.212 44094.694 118518.212 ZM 44592.805 118292.236 C 44570.123 118331.168 44553.281 118369.677 44542.278 118407.763 C 44531.275 118445.849 44525.774 118484.443 44525.774 118523.544 C 44525.774 118562.646 44531.275 118601.409 44542.278 118639.833 C 44553.450 118678.088 44570.292 118716.597 44592.805 118755.361 L 44552.180 118755.361 C 44526.790 118715.582 44507.747 118676.480 44495.051 118638.056 C 44482.525 118599.631 44476.262 118561.461 44476.262 118523.544 C 44476.262 118485.797 44482.525 118447.795 44495.051 118409.540 C 44507.577 118371.285 44526.620 118332.184 44552.180 118292.236 L 44592.805 118292.236 ZM 44873.555 118360.790 L 44873.555 118502.216 L 45014.981 118502.216 L 45014.981 118545.380 L 44873.555 118545.380 L 44873.555 118686.806 L 44830.899 118686.806 L 44830.899 118545.380 L 44689.473 118545.380 L 44689.473 118502.216 L 44830.899 118502.216 L 44830.899 118360.790 L 44873.555 118360.790 ZM 45266.658 118352.411 L 45137.166 118554.775 L 45266.658 118554.775 L 45266.658 118352.411 ZM 45253.201 118307.724 L 45317.693 118307.724 L 45317.693 118554.775 L 45371.775 118554.775 L 45371.775 118597.431 L 45317.693 118597.431 L 45317.693 118686.806 L 45266.658 118686.806 L 45266.658 118597.431 L 45095.525 118597.431 L 45095.525 118547.919 L 45253.201 118307.724 ZM 45442.495 118292.236 L 45483.120 118292.236 C 45508.511 118332.184 45527.469 118371.285 45539.995 118409.540 C 45552.690 118447.795 45559.038 118485.797 45559.038 118523.544 C 45559.038 118561.461 45552.690 118599.631 45539.995 118638.056 C 45527.469 118676.480 45508.511 118715.582 45483.120 118755.361 L 45442.495 118755.361 C 45465.008 118716.597 45481.766 118678.088 45492.769 118639.833 C 45503.940 118601.409 45509.526 118562.646 45509.526 118523.544 C 45509.526 118484.443 45503.940 118445.849 45492.769 118407.763 C 45481.766 118369.677 45465.008 118331.168 45442.495 118292.236 Z">
                <!-- 78 nodes -->
              </draw:path>
              <draw:path id="text7613" draw:style-name="style1" draw:layer="layout" svg:x="24.741cm" svg:y="59.146cm" svg:width="1.588cm" svg:height="0.463cm" svg:viewBox="0.0 0.0 1588.251 463.125" svg:d="M 49611.166 118506.786 C 49586.791 118506.786 49567.578 118513.303 49553.529 118526.337 C 49539.649 118539.371 49532.709 118557.314 49532.709 118580.165 C 49532.709 118603.017 49539.649 118620.959 49553.529 118633.993 C 49567.578 118647.027 49586.791 118653.544 49611.166 118653.544 C 49635.541 118653.544 49654.753 118647.027 49668.802 118633.993 C 49682.852 118620.790 49689.877 118602.848 49689.877 118580.165 C 49689.877 118557.314 49682.852 118539.371 49668.802 118526.337 C 49654.922 118513.303 49635.710 118506.786 49611.166 118506.786 ZM 49559.877 118484.950 C 49537.871 118479.534 49520.690 118469.293 49508.334 118454.228 C 49496.146 118439.163 49490.052 118420.797 49490.052 118399.130 C 49490.052 118368.831 49500.801 118344.879 49522.298 118327.275 C 49543.965 118309.671 49573.587 118300.868 49611.166 118300.868 C 49648.913 118300.868 49678.535 118309.671 49700.033 118327.275 C 49721.530 118344.879 49732.279 118368.831 49732.279 118399.130 C 49732.279 118420.797 49726.100 118439.163 49713.744 118454.228 C 49701.556 118469.293 49684.544 118479.534 49662.709 118484.950 C 49687.422 118490.706 49706.634 118501.962 49720.345 118518.720 C 49734.225 118535.478 49741.166 118555.960 49741.166 118580.165 C 49741.166 118616.897 49729.909 118645.081 49707.396 118664.716 C 49685.052 118684.351 49652.975 118694.169 49611.166 118694.169 C 49569.356 118694.169 49537.194 118684.351 49514.681 118664.716 C 49492.337 118645.081 49481.166 118616.897 49481.166 118580.165 C 49481.166 118555.960 49488.106 118535.478 49501.986 118518.720 C 49515.866 118501.962 49535.163 118490.706 49559.877 118484.950 ZM 49541.087 118403.954 C 49541.087 118423.590 49547.181 118438.909 49559.369 118449.911 C 49571.725 118460.914 49588.991 118466.415 49611.166 118466.415 C 49633.171 118466.415 49650.352 118460.914 49662.709 118449.911 C 49675.235 118438.909 49681.498 118423.590 49681.498 118403.954 C 49681.498 118384.319 49675.235 118369.000 49662.709 118357.997 C 49650.352 118346.995 49633.171 118341.493 49611.166 118341.493 C 49588.991 118341.493 49571.725 118346.995 49559.369 118357.997 C 49547.181 118369.000 49541.087 118384.319 49541.087 118403.954 ZM 50103.183 118292.236 C 50080.501 118331.168 50063.659 118369.677 50052.656 118407.763 C 50041.653 118445.849 50036.152 118484.443 50036.152 118523.544 C 50036.152 118562.646 50041.653 118601.409 50052.656 118639.833 C 50063.828 118678.088 50080.670 118716.597 50103.183 118755.361 L 50062.558 118755.361 C 50037.168 118715.582 50018.125 118676.480 50005.429 118638.056 C 49992.903 118599.631 49986.640 118561.461 49986.640 118523.544 C 49986.640 118485.797 49992.903 118447.795 50005.429 118409.540 C 50017.956 118371.285 50036.998 118332.184 50062.558 118292.236 L 50103.183 118292.236 ZM 50383.933 118360.790 L 50383.933 118502.216 L 50525.359 118502.216 L 50525.359 118545.380 L 50383.933 118545.380 L 50383.933 118686.806 L 50341.277 118686.806 L 50341.277 118545.380 L 50199.851 118545.380 L 50199.851 118502.216 L 50341.277 118502.216 L 50341.277 118360.790 L 50383.933 118360.790 ZM 50791.509 118482.411 C 50816.053 118487.659 50835.181 118498.577 50848.892 118515.165 C 50862.772 118531.754 50869.712 118552.236 50869.712 118576.611 C 50869.712 118614.019 50856.848 118642.965 50831.118 118663.446 C 50805.389 118683.928 50768.827 118694.169 50721.431 118694.169 C 50705.519 118694.169 50689.100 118692.561 50672.173 118689.345 C 50655.415 118686.298 50638.065 118681.643 50620.122 118675.380 L 50620.122 118625.868 C 50634.341 118634.163 50649.914 118640.426 50666.841 118644.657 C 50683.768 118648.889 50701.457 118651.005 50719.907 118651.005 C 50752.069 118651.005 50776.529 118644.657 50793.286 118631.962 C 50810.213 118619.267 50818.677 118600.816 50818.677 118576.611 C 50818.677 118554.267 50810.806 118536.832 50795.064 118524.306 C 50779.491 118511.611 50757.739 118505.263 50729.810 118505.263 L 50685.630 118505.263 L 50685.630 118463.114 L 50731.841 118463.114 C 50757.062 118463.114 50776.359 118458.121 50789.732 118448.134 C 50803.104 118437.978 50809.790 118423.420 50809.790 118404.462 C 50809.790 118384.996 50802.850 118370.100 50788.970 118359.775 C 50775.259 118349.280 50755.539 118344.032 50729.810 118344.032 C 50715.760 118344.032 50700.695 118345.556 50684.614 118348.603 C 50668.534 118351.650 50650.845 118356.389 50631.548 118362.822 L 50631.548 118317.118 C 50651.014 118311.702 50669.211 118307.639 50686.138 118304.931 C 50703.234 118302.223 50719.315 118300.868 50734.380 118300.868 C 50773.312 118300.868 50804.120 118309.755 50826.802 118327.529 C 50849.484 118345.133 50860.825 118369.000 50860.825 118399.130 C 50860.825 118420.120 50854.816 118437.893 50842.798 118452.450 C 50830.780 118466.838 50813.683 118476.825 50791.509 118482.411 ZM 50952.873 118292.236 L 50993.498 118292.236 C 51018.889 118332.184 51037.847 118371.285 51050.373 118409.540 C 51063.068 118447.795 51069.416 118485.797 51069.416 118523.544 C 51069.416 118561.461 51063.068 118599.631 51050.373 118638.056 C 51037.847 118676.480 51018.889 118715.582 50993.498 118755.361 L 50952.873 118755.361 C 50975.386 118716.597 50992.144 118678.088 51003.147 118639.833 C 51014.318 118601.409 51019.904 118562.646 51019.904 118523.544 C 51019.904 118484.443 51014.318 118445.849 51003.147 118407.763 C 50992.144 118369.677 50975.386 118331.168 50952.873 118292.236 Z">
                <!-- 100 nodes -->
              </draw:path>
              <draw:path id="text7617" draw:style-name="style0" draw:layer="layout" svg:x="6.137cm" svg:y="56.408cm" svg:width="0.245cm" svg:height="0.386cm" svg:viewBox="0.0 0.0 245.273 386.445" svg:d="M 12290.059 112815.370 L 12491.406 112815.370 L 12491.406 112858.534 L 12337.031 112858.534 L 12337.031 112951.463 C 12344.479 112948.924 12351.927 112947.062 12359.375 112945.877 C 12366.823 112944.523 12374.271 112943.846 12381.719 112943.846 C 12424.037 112943.846 12457.552 112955.441 12482.266 112978.631 C 12506.979 113001.821 12519.336 113033.221 12519.336 113072.831 C 12519.336 113113.625 12506.641 113145.363 12481.250 113168.045 C 12455.859 113190.558 12420.059 113201.815 12373.848 113201.815 C 12357.936 113201.815 12341.686 113200.461 12325.098 113197.752 C 12308.679 113195.044 12291.667 113190.982 12274.063 113185.565 L 12274.063 113134.022 C 12289.297 113142.316 12305.039 113148.495 12321.289 113152.557 C 12337.539 113156.620 12354.720 113158.651 12372.832 113158.651 C 12402.116 113158.651 12425.306 113150.949 12442.402 113135.545 C 12459.499 113120.142 12468.047 113099.237 12468.047 113072.831 C 12468.047 113046.424 12459.499 113025.519 12442.402 113010.116 C 12425.306 112994.712 12402.116 112987.010 12372.832 112987.010 C 12359.121 112987.010 12345.410 112988.534 12331.699 112991.581 C 12318.158 112994.627 12304.277 112999.367 12290.059 113005.799 L 12290.059 112815.370 Z">
                <!-- 23 nodes -->
              </draw:path>
              <draw:path id="text7621" draw:style-name="style1" draw:layer="layout" svg:x="8.891cm" svg:y="56.408cm" svg:width="0.245cm" svg:height="0.386cm" svg:viewBox="0.0 0.0 245.273 386.445" svg:d="M 17797.899 112815.370 L 17999.247 112815.370 L 17999.247 112858.534 L 17844.872 112858.534 L 17844.872 112951.463 C 17852.320 112948.924 17859.768 112947.062 17867.215 112945.877 C 17874.663 112944.523 17882.111 112943.846 17889.559 112943.846 C 17931.877 112943.846 17965.393 112955.441 17990.106 112978.631 C 18014.820 113001.821 18027.176 113033.221 18027.176 113072.831 C 18027.176 113113.625 18014.481 113145.363 17989.090 113168.045 C 17963.700 113190.558 17927.899 113201.815 17881.688 113201.815 C 17865.777 113201.815 17849.527 113200.461 17832.938 113197.752 C 17816.519 113195.044 17799.507 113190.982 17781.903 113185.565 L 17781.903 113134.022 C 17797.137 113142.316 17812.880 113148.495 17829.130 113152.557 C 17845.380 113156.620 17862.560 113158.651 17880.672 113158.651 C 17909.956 113158.651 17933.146 113150.949 17950.243 113135.545 C 17967.339 113120.142 17975.887 113099.237 17975.887 113072.831 C 17975.887 113046.424 17967.339 113025.519 17950.243 113010.116 C 17933.146 112994.712 17909.956 112987.010 17880.672 112987.010 C 17866.962 112987.010 17853.251 112988.534 17839.540 112991.581 C 17825.998 112994.627 17812.118 112999.367 17797.899 113005.799 L 17797.899 112815.370 Z">
                <!-- 23 nodes -->
              </draw:path>
              <draw:path id="text7625" draw:style-name="style1" draw:layer="layout" svg:x="11.645cm" svg:y="56.408cm" svg:width="0.245cm" svg:height="0.386cm" svg:viewBox="0.0 0.0 245.273 386.445" svg:d="M 23305.739 112815.370 L 23507.086 112815.370 L 23507.086 112858.534 L 23352.711 112858.534 L 23352.711 112951.463 C 23360.159 112948.924 23367.607 112947.062 23375.055 112945.877 C 23382.503 112944.523 23389.951 112943.846 23397.399 112943.846 C 23439.716 112943.846 23473.232 112955.441 23497.946 112978.631 C 23522.659 113001.821 23535.016 113033.221 23535.016 113072.831 C 23535.016 113113.625 23522.320 113145.363 23496.930 113168.045 C 23471.539 113190.558 23435.738 113201.815 23389.528 113201.815 C 23373.616 113201.815 23357.366 113200.461 23340.778 113197.752 C 23324.358 113195.044 23307.347 113190.982 23289.742 113185.565 L 23289.742 113134.022 C 23304.977 113142.316 23320.719 113148.495 23336.969 113152.557 C 23353.219 113156.620 23370.400 113158.651 23388.512 113158.651 C 23417.796 113158.651 23440.986 113150.949 23458.082 113135.545 C 23475.179 113120.142 23483.727 113099.237 23483.727 113072.831 C 23483.727 113046.424 23475.179 113025.519 23458.082 113010.116 C 23440.986 112994.712 23417.796 112987.010 23388.512 112987.010 C 23374.801 112987.010 23361.090 112988.534 23347.379 112991.581 C 23333.837 112994.627 23319.957 112999.367 23305.739 113005.799 L 23305.739 112815.370 Z">
                <!-- 23 nodes -->
              </draw:path>
              <draw:path id="text7629" draw:style-name="style1" draw:layer="layout" svg:x="13.839cm" svg:y="56.392cm" svg:width="1.350cm" svg:height="0.463cm" svg:viewBox="0.0 0.0 1350.113 463.125" svg:d="M 27849.263 112844.569 L 27719.770 113046.932 L 27849.263 113046.932 L 27849.263 112844.569 ZM 27835.805 112799.881 L 27900.298 112799.881 L 27900.298 113046.932 L 27954.380 113046.932 L 27954.380 113089.588 L 27900.298 113089.588 L 27900.298 113178.963 L 27849.263 113178.963 L 27849.263 113089.588 L 27678.130 113089.588 L 27678.130 113040.077 L 27835.805 112799.881 ZM 28310.049 112784.393 C 28287.367 112823.325 28270.524 112861.835 28259.522 112899.920 C 28248.519 112938.006 28243.018 112976.600 28243.018 113015.702 C 28243.018 113054.803 28248.519 113093.566 28259.522 113131.991 C 28270.694 113170.246 28287.536 113208.755 28310.049 113247.518 L 28269.424 113247.518 C 28244.033 113207.739 28224.990 113168.638 28212.295 113130.213 C 28199.769 113091.789 28193.506 113053.618 28193.506 113015.702 C 28193.506 112977.954 28199.769 112939.953 28212.295 112901.698 C 28224.821 112863.443 28243.864 112824.341 28269.424 112784.393 L 28310.049 112784.393 ZM 28377.010 113015.702 L 28513.865 113015.702 L 28513.865 113057.342 L 28377.010 113057.342 L 28377.010 113015.702 ZM 28603.831 113135.799 L 28687.620 113135.799 L 28687.620 112846.600 L 28596.468 112864.881 L 28596.468 112818.163 L 28687.113 112799.881 L 28738.402 112799.881 L 28738.402 113135.799 L 28822.191 113135.799 L 28822.191 113178.963 L 28603.831 113178.963 L 28603.831 113135.799 ZM 28911.699 112784.393 L 28952.324 112784.393 C 28977.715 112824.341 28996.673 112863.443 29009.199 112901.698 C 29021.895 112939.953 29028.242 112977.954 29028.242 113015.702 C 29028.242 113053.618 29021.895 113091.789 29009.199 113130.213 C 28996.673 113168.638 28977.715 113207.739 28952.324 113247.518 L 28911.699 113247.518 C 28934.213 113208.755 28950.970 113170.246 28961.973 113131.991 C 28973.145 113093.566 28978.731 113054.803 28978.731 113015.702 C 28978.731 112976.600 28973.145 112938.006 28961.973 112899.920 C 28950.970 112861.835 28934.213 112823.325 28911.699 112784.393 Z">
                <!-- 55 nodes -->
              </draw:path>
              <draw:path id="text7633" draw:style-name="style1" draw:layer="layout" svg:x="16.607cm" svg:y="56.392cm" svg:width="1.336cm" svg:height="0.463cm" svg:viewBox="0.0 0.0 1335.895 463.125" svg:d="M 33385.793 112974.569 C 33410.337 112979.816 33429.465 112990.734 33443.176 113007.323 C 33457.056 113023.911 33463.996 113044.393 33463.996 113068.768 C 33463.996 113106.177 33451.131 113135.122 33425.402 113155.604 C 33399.673 113176.086 33363.111 113186.327 33315.715 113186.327 C 33299.803 113186.327 33283.384 113184.719 33266.457 113181.502 C 33249.699 113178.456 33232.349 113173.801 33214.406 113167.538 L 33214.406 113118.026 C 33228.625 113126.320 33244.198 113132.583 33261.125 113136.815 C 33278.052 113141.047 33295.741 113143.163 33314.191 113143.163 C 33346.353 113143.163 33370.812 113136.815 33387.570 113124.120 C 33404.497 113111.424 33412.961 113092.974 33412.961 113068.768 C 33412.961 113046.424 33405.090 113028.989 33389.348 113016.463 C 33373.775 113003.768 33352.023 112997.420 33324.094 112997.420 L 33279.914 112997.420 L 33279.914 112955.272 L 33326.125 112955.272 C 33351.346 112955.272 33370.643 112950.279 33384.016 112940.292 C 33397.388 112930.135 33404.074 112915.578 33404.074 112896.620 C 33404.074 112877.154 33397.134 112862.258 33383.254 112851.932 C 33369.543 112841.437 33349.823 112836.190 33324.094 112836.190 C 33310.044 112836.190 33294.979 112837.713 33278.898 112840.760 C 33262.818 112843.807 33245.129 112848.547 33225.832 112854.979 L 33225.832 112809.276 C 33245.298 112803.859 33263.495 112799.797 33280.422 112797.088 C 33297.518 112794.380 33313.599 112793.026 33328.664 112793.026 C 33367.596 112793.026 33398.404 112801.913 33421.086 112819.686 C 33443.768 112837.290 33455.109 112861.157 33455.109 112891.288 C 33455.109 112912.277 33449.100 112930.051 33437.082 112944.608 C 33425.064 112958.996 33407.967 112968.983 33385.793 112974.569 ZM 33832.108 112784.393 C 33809.425 112823.325 33792.583 112861.835 33781.580 112899.920 C 33770.578 112938.006 33765.076 112976.600 33765.076 113015.702 C 33765.076 113054.803 33770.578 113093.566 33781.580 113131.991 C 33792.752 113170.246 33809.595 113208.755 33832.108 113247.518 L 33791.483 113247.518 C 33766.092 113207.739 33747.049 113168.638 33734.354 113130.213 C 33721.828 113091.789 33715.565 113053.618 33715.565 113015.702 C 33715.565 112977.954 33721.828 112939.953 33734.354 112901.698 C 33746.880 112863.443 33765.923 112824.341 33791.483 112784.393 L 33832.108 112784.393 ZM 33899.068 113015.702 L 34035.923 113015.702 L 34035.923 113057.342 L 33899.068 113057.342 L 33899.068 113015.702 ZM 34161.182 113135.799 L 34340.186 113135.799 L 34340.186 113178.963 L 34099.483 113178.963 L 34099.483 113135.799 C 34118.949 113115.656 34145.440 113088.657 34178.956 113054.803 C 34212.640 113020.780 34233.799 112998.859 34242.432 112989.042 C 34258.851 112970.591 34270.277 112955.018 34276.709 112942.323 C 34283.311 112929.458 34286.612 112916.848 34286.612 112904.491 C 34286.612 112884.348 34279.502 112867.928 34265.284 112855.233 C 34251.234 112842.538 34232.868 112836.190 34210.186 112836.190 C 34194.105 112836.190 34177.094 112838.983 34159.151 112844.569 C 34141.377 112850.155 34122.335 112858.618 34102.022 112869.960 L 34102.022 112818.163 C 34122.673 112809.868 34141.970 112803.605 34159.913 112799.374 C 34177.855 112795.142 34194.275 112793.026 34209.170 112793.026 C 34248.441 112793.026 34279.756 112802.844 34303.116 112822.479 C 34326.475 112842.114 34338.155 112868.351 34338.155 112901.190 C 34338.155 112916.763 34335.193 112931.574 34329.268 112945.624 C 34323.513 112959.504 34312.933 112975.923 34297.530 112994.881 C 34293.298 112999.790 34279.841 113014.009 34257.159 113037.538 C 34234.476 113060.897 34202.484 113093.651 34161.182 113135.799 ZM 34433.758 112784.393 L 34474.383 112784.393 C 34499.774 112824.341 34518.732 112863.443 34531.258 112901.698 C 34543.953 112939.953 34550.301 112977.954 34550.301 113015.702 C 34550.301 113053.618 34543.953 113091.789 34531.258 113130.213 C 34518.732 113168.638 34499.774 113207.739 34474.383 113247.518 L 34433.758 113247.518 C 34456.271 113208.755 34473.029 113170.246 34484.032 113131.991 C 34495.203 113093.566 34500.789 113054.803 34500.789 113015.702 C 34500.789 112976.600 34495.203 112938.006 34484.032 112899.920 C 34473.029 112861.835 34456.271 112823.325 34433.758 112784.393 Z">
                <!-- 79 nodes -->
              </draw:path>
              <draw:path id="text7637" draw:style-name="style1" draw:layer="layout" svg:x="19.361cm" svg:y="56.392cm" svg:width="1.336cm" svg:height="0.463cm" svg:viewBox="0.0 0.0 1335.894 463.125" svg:d="M 38893.634 112974.569 C 38918.178 112979.816 38937.306 112990.734 38951.016 113007.323 C 38964.897 113023.911 38971.837 113044.393 38971.837 113068.768 C 38971.837 113106.177 38958.972 113135.122 38933.243 113155.604 C 38907.514 113176.086 38870.951 113186.327 38823.556 113186.327 C 38807.644 113186.327 38791.225 113184.719 38774.298 113181.502 C 38757.540 113178.456 38740.190 113173.801 38722.247 113167.538 L 38722.247 113118.026 C 38736.466 113126.320 38752.039 113132.583 38768.966 113136.815 C 38785.893 113141.047 38803.582 113143.163 38822.032 113143.163 C 38854.194 113143.163 38878.653 113136.815 38895.411 113124.120 C 38912.338 113111.424 38920.802 113092.974 38920.802 113068.768 C 38920.802 113046.424 38912.931 113028.989 38897.188 113016.463 C 38881.615 113003.768 38859.864 112997.420 38831.934 112997.420 L 38787.755 112997.420 L 38787.755 112955.272 L 38833.966 112955.272 C 38859.187 112955.272 38878.484 112950.279 38891.856 112940.292 C 38905.229 112930.135 38911.915 112915.578 38911.915 112896.620 C 38911.915 112877.154 38904.975 112862.258 38891.095 112851.932 C 38877.384 112841.437 38857.664 112836.190 38831.934 112836.190 C 38817.885 112836.190 38802.820 112837.713 38786.739 112840.760 C 38770.658 112843.807 38752.970 112848.547 38733.673 112854.979 L 38733.673 112809.276 C 38753.139 112803.859 38771.336 112799.797 38788.263 112797.088 C 38805.359 112794.380 38821.440 112793.026 38836.505 112793.026 C 38875.437 112793.026 38906.244 112801.913 38928.927 112819.686 C 38951.609 112837.290 38962.950 112861.157 38962.950 112891.288 C 38962.950 112912.277 38956.941 112930.051 38944.923 112944.608 C 38932.905 112958.996 38915.808 112968.983 38893.634 112974.569 ZM 39339.948 112784.393 C 39317.265 112823.325 39300.423 112861.835 39289.420 112899.920 C 39278.418 112938.006 39272.916 112976.600 39272.916 113015.702 C 39272.916 113054.803 39278.418 113093.566 39289.420 113131.991 C 39300.592 113170.246 39317.434 113208.755 39339.948 113247.518 L 39299.323 113247.518 C 39273.932 113207.739 39254.889 113168.638 39242.194 113130.213 C 39229.668 113091.789 39223.405 113053.618 39223.405 113015.702 C 39223.405 112977.954 39229.668 112939.953 39242.194 112901.698 C 39254.720 112863.443 39273.763 112824.341 39299.323 112784.393 L 39339.948 112784.393 ZM 39406.908 113015.702 L 39543.763 113015.702 L 39543.763 113057.342 L 39406.908 113057.342 L 39406.908 113015.702 ZM 39669.022 113135.799 L 39848.026 113135.799 L 39848.026 113178.963 L 39607.323 113178.963 L 39607.323 113135.799 C 39626.789 113115.656 39653.280 113088.657 39686.795 113054.803 C 39720.480 113020.780 39741.639 112998.859 39750.272 112989.042 C 39766.691 112970.591 39778.117 112955.018 39784.549 112942.323 C 39791.151 112929.458 39794.452 112916.848 39794.452 112904.491 C 39794.452 112884.348 39787.342 112867.928 39773.124 112855.233 C 39759.074 112842.538 39740.708 112836.190 39718.026 112836.190 C 39701.945 112836.190 39684.934 112838.983 39666.991 112844.569 C 39649.217 112850.155 39630.174 112858.618 39609.862 112869.960 L 39609.862 112818.163 C 39630.513 112809.868 39649.810 112803.605 39667.753 112799.374 C 39685.695 112795.142 39702.114 112793.026 39717.010 112793.026 C 39756.281 112793.026 39787.596 112802.844 39810.956 112822.479 C 39834.315 112842.114 39845.995 112868.351 39845.995 112901.190 C 39845.995 112916.763 39843.032 112931.574 39837.108 112945.624 C 39831.353 112959.504 39820.773 112975.923 39805.370 112994.881 C 39801.138 112999.790 39787.681 113014.009 39764.999 113037.538 C 39742.316 113060.897 39710.324 113093.651 39669.022 113135.799 ZM 39941.598 112784.393 L 39982.223 112784.393 C 40007.614 112824.341 40026.572 112863.443 40039.098 112901.698 C 40051.793 112939.953 40058.141 112977.954 40058.141 113015.702 C 40058.141 113053.618 40051.793 113091.789 40039.098 113130.213 C 40026.572 113168.638 40007.614 113207.739 39982.223 113247.518 L 39941.598 113247.518 C 39964.111 113208.755 39980.869 113170.246 39991.871 113131.991 C 40003.043 113093.566 40008.629 113054.803 40008.629 113015.702 C 40008.629 112976.600 40003.043 112938.006 39991.871 112899.920 C 39980.869 112861.835 39964.111 112823.325 39941.598 112784.393 Z">
                <!-- 79 nodes -->
              </draw:path>
              <draw:path id="text7641" draw:style-name="style1" draw:layer="layout" svg:x="22.133cm" svg:y="56.392cm" svg:width="1.318cm" svg:height="0.463cm" svg:viewBox="0.0 0.0 1318.374 463.125" svg:d="M 44272.490 113135.799 L 44356.279 113135.799 L 44356.279 112846.600 L 44265.127 112864.881 L 44265.127 112818.163 L 44355.771 112799.881 L 44407.060 112799.881 L 44407.060 113135.799 L 44490.849 113135.799 L 44490.849 113178.963 L 44272.490 113178.963 L 44272.490 113135.799 ZM 44865.309 112784.393 C 44842.626 112823.325 44825.784 112861.835 44814.781 112899.920 C 44803.779 112938.006 44798.277 112976.600 44798.277 113015.702 C 44798.277 113054.803 44803.779 113093.566 44814.781 113131.991 C 44825.953 113170.246 44842.796 113208.755 44865.309 113247.518 L 44824.684 113247.518 C 44799.293 113207.739 44780.250 113168.638 44767.555 113130.213 C 44755.029 113091.789 44748.766 113053.618 44748.766 113015.702 C 44748.766 112977.954 44755.029 112939.953 44767.555 112901.698 C 44780.081 112863.443 44799.124 112824.341 44824.684 112784.393 L 44865.309 112784.393 ZM 44932.268 113015.702 L 45069.123 113015.702 L 45069.123 113057.342 L 44932.268 113057.342 L 44932.268 113015.702 ZM 45291.121 112844.569 L 45161.629 113046.932 L 45291.121 113046.932 L 45291.121 112844.569 ZM 45277.664 112799.881 L 45342.157 112799.881 L 45342.157 113046.932 L 45396.239 113046.932 L 45396.239 113089.588 L 45342.157 113089.588 L 45342.157 113178.963 L 45291.121 113178.963 L 45291.121 113089.588 L 45119.989 113089.588 L 45119.989 113040.077 L 45277.664 112799.881 ZM 45466.958 112784.393 L 45507.583 112784.393 C 45532.974 112824.341 45551.932 112863.443 45564.458 112901.698 C 45577.154 112939.953 45583.501 112977.954 45583.501 113015.702 C 45583.501 113053.618 45577.154 113091.789 45564.458 113130.213 C 45551.932 113168.638 45532.974 113207.739 45507.583 113247.518 L 45466.958 113247.518 C 45489.471 113208.755 45506.229 113170.246 45517.232 113131.991 C 45528.404 113093.566 45533.990 113054.803 45533.990 113015.702 C 45533.990 112976.600 45528.404 112938.006 45517.232 112899.920 C 45506.229 112861.835 45489.471 112823.325 45466.958 112784.393 Z">
                <!-- 55 nodes -->
              </draw:path>
              <draw:path id="text7645" draw:style-name="style1" draw:layer="layout" svg:x="24.867cm" svg:y="56.392cm" svg:width="1.337cm" svg:height="0.463cm" svg:viewBox="0.0 0.0 1337.417 463.125" svg:d="M 49796.579 113135.799 L 49975.583 113135.799 L 49975.583 113178.963 L 49734.880 113178.963 L 49734.880 113135.799 C 49754.346 113115.656 49780.837 113088.657 49814.353 113054.803 C 49848.037 113020.780 49869.196 112998.859 49877.829 112989.042 C 49894.248 112970.591 49905.674 112955.018 49912.106 112942.323 C 49918.708 112929.458 49922.009 112916.848 49922.009 112904.491 C 49922.009 112884.348 49914.899 112867.928 49900.681 112855.233 C 49886.631 112842.538 49868.265 112836.190 49845.583 112836.190 C 49829.502 112836.190 49812.491 112838.983 49794.548 112844.569 C 49776.774 112850.155 49757.731 112858.618 49737.419 112869.960 L 49737.419 112818.163 C 49758.070 112809.868 49777.367 112803.605 49795.310 112799.374 C 49813.252 112795.142 49829.672 112793.026 49844.567 112793.026 C 49883.838 112793.026 49915.153 112802.844 49938.513 112822.479 C 49961.872 112842.114 49973.552 112868.351 49973.552 112901.190 C 49973.552 112916.763 49970.590 112931.574 49964.665 112945.624 C 49958.910 112959.504 49948.330 112975.923 49932.927 112994.881 C 49928.695 112999.790 49915.238 113014.009 49892.556 113037.538 C 49869.873 113060.897 49837.881 113093.651 49796.579 113135.799 ZM 50354.105 112784.393 C 50331.422 112823.325 50314.580 112861.835 50303.577 112899.920 C 50292.575 112938.006 50287.073 112976.600 50287.073 113015.702 C 50287.073 113054.803 50292.575 113093.566 50303.577 113131.991 C 50314.749 113170.246 50331.592 113208.755 50354.105 113247.518 L 50313.480 113247.518 C 50288.089 113207.739 50269.046 113168.638 50256.351 113130.213 C 50243.825 113091.789 50237.562 113053.618 50237.562 113015.702 C 50237.562 112977.954 50243.825 112939.953 50256.351 112901.698 C 50268.877 112863.443 50287.920 112824.341 50313.480 112784.393 L 50354.105 112784.393 ZM 50421.064 113015.702 L 50557.919 113015.702 L 50557.919 113057.342 L 50421.064 113057.342 L 50421.064 113015.702 ZM 50794.390 112974.569 C 50818.934 112979.816 50838.062 112990.734 50851.773 113007.323 C 50865.653 113023.911 50872.593 113044.393 50872.593 113068.768 C 50872.593 113106.177 50859.729 113135.122 50834.000 113155.604 C 50808.270 113176.086 50771.708 113186.327 50724.312 113186.327 C 50708.401 113186.327 50691.981 113184.719 50675.054 113181.502 C 50658.296 113178.456 50640.946 113173.801 50623.004 113167.538 L 50623.004 113118.026 C 50637.222 113126.320 50652.795 113132.583 50669.722 113136.815 C 50686.649 113141.047 50704.338 113143.163 50722.789 113143.163 C 50754.950 113143.163 50779.410 113136.815 50796.168 113124.120 C 50813.095 113111.424 50821.558 113092.974 50821.558 113068.768 C 50821.558 113046.424 50813.687 113028.989 50797.945 113016.463 C 50782.372 113003.768 50760.621 112997.420 50732.691 112997.420 L 50688.511 112997.420 L 50688.511 112955.272 L 50734.722 112955.272 C 50759.944 112955.272 50779.240 112950.279 50792.613 112940.292 C 50805.985 112930.135 50812.671 112915.578 50812.671 112896.620 C 50812.671 112877.154 50805.731 112862.258 50791.851 112851.932 C 50778.140 112841.437 50758.420 112836.190 50732.691 112836.190 C 50718.642 112836.190 50703.576 112837.713 50687.496 112840.760 C 50671.415 112843.807 50653.726 112848.547 50634.429 112854.979 L 50634.429 112809.276 C 50653.895 112803.859 50672.092 112799.797 50689.019 112797.088 C 50706.115 112794.380 50722.196 112793.026 50737.261 112793.026 C 50776.194 112793.026 50807.001 112801.913 50829.683 112819.686 C 50852.365 112837.290 50863.707 112861.157 50863.707 112891.288 C 50863.707 112912.277 50857.697 112930.051 50845.679 112944.608 C 50833.661 112958.996 50816.565 112968.983 50794.390 112974.569 ZM 50955.754 112784.393 L 50996.379 112784.393 C 51021.770 112824.341 51040.728 112863.443 51053.254 112901.698 C 51065.950 112939.953 51072.297 112977.954 51072.297 113015.702 C 51072.297 113053.618 51065.950 113091.789 51053.254 113130.213 C 51040.728 113168.638 51021.770 113207.739 50996.379 113247.518 L 50955.754 113247.518 C 50978.267 113208.755 50995.025 113170.246 51006.028 113131.991 C 51017.200 113093.566 51022.786 113054.803 51022.786 113015.702 C 51022.786 112976.600 51017.200 112938.006 51006.028 112899.920 C 50995.025 112861.835 50978.267 112823.325 50955.754 112784.393 Z">
                <!-- 79 nodes -->
              </draw:path>
              <draw:g id="g7659">
                <draw:frame id="image7661" draw:style-name="gr1" draw:text-style-name="P1" draw:layer="layout" svg:width="12.470cm" svg:height="0.634cm" draw:transform="matrix(5.588 0.000 0.000 109.982 249.517 426.048) translate(28.292cm, 48.308cm)">
                  <draw:image xlink:href="Pictures/image6.png" xlink:type="simple" xlink:show="embed" xlink:actuate="onLoad">
                    <text:p/>
                  </draw:image>
                </draw:frame>
              </draw:g>
              <!-- id="g7659" -->
              <draw:path id="path7663" draw:style-name="style2" draw:layer="layout" svg:x="28.918cm" svg:y="60.642cm" svg:width="0.140cm" svg:height="0.032cm" svg:viewBox="0.0 0.0 140.000 32.000" svg:d="M 57836.540 121300.786 L 57976.540 121300.786 L 57836.540 121300.786 ">
                <!-- 3 nodes -->
              </draw:path>
              <draw:path id="text7667" draw:style-name="style1" draw:layer="layout" svg:x="29.233cm" svg:y="60.470cm" svg:width="1.750cm" svg:height="0.393cm" svg:viewBox="0.0 0.0 1750.272 393.301" svg:d="M 58596.112 120980.533 C 58569.705 120980.533 58549.816 120993.567 58536.444 121019.635 C 58523.241 121045.533 58516.639 121084.550 58516.639 121136.686 C 58516.639 121188.652 58523.241 121227.669 58536.444 121253.737 C 58549.816 121279.635 58569.705 121292.584 58596.112 121292.584 C 58622.687 121292.584 58642.577 121279.635 58655.780 121253.737 C 58669.152 121227.669 58675.838 121188.652 58675.838 121136.686 C 58675.838 121084.550 58669.152 121045.533 58655.780 121019.635 C 58642.577 120993.567 58622.687 120980.533 58596.112 120980.533 ZM 58596.112 120939.908 C 58638.599 120939.908 58671.014 120956.751 58693.358 120990.436 C 58715.871 121023.951 58727.127 121072.701 58727.127 121136.686 C 58727.127 121200.501 58715.871 121249.251 58693.358 121282.936 C 58671.014 121316.451 58638.599 121333.209 58596.112 121333.209 C 58553.625 121333.209 58521.125 121316.451 58498.612 121282.936 C 58476.268 121249.251 58465.096 121200.501 58465.096 121136.686 C 58465.096 121072.701 58476.268 121023.951 58498.612 120990.436 C 58521.125 120956.751 58553.625 120939.908 58596.112 120939.908 ZM 58817.144 121261.354 L 58870.718 121261.354 L 58870.718 121325.846 L 58817.144 121325.846 L 58817.144 121261.354 ZM 59092.192 120980.533 C 59065.786 120980.533 59045.896 120993.567 59032.524 121019.635 C 59019.321 121045.533 59012.719 121084.550 59012.719 121136.686 C 59012.719 121188.652 59019.321 121227.669 59032.524 121253.737 C 59045.896 121279.635 59065.786 121292.584 59092.192 121292.584 C 59118.767 121292.584 59138.657 121279.635 59151.860 121253.737 C 59165.232 121227.669 59171.919 121188.652 59171.919 121136.686 C 59171.919 121084.550 59165.232 121045.533 59151.860 121019.635 C 59138.657 120993.567 59118.767 120980.533 59092.192 120980.533 ZM 59092.192 120939.908 C 59134.679 120939.908 59167.094 120956.751 59189.438 120990.436 C 59211.951 121023.951 59223.208 121072.701 59223.208 121136.686 C 59223.208 121200.501 59211.951 121249.251 59189.438 121282.936 C 59167.094 121316.451 59134.679 121333.209 59092.192 121333.209 C 59049.705 121333.209 59017.205 121316.451 58994.692 121282.936 C 58972.348 121249.251 58961.176 121200.501 58961.176 121136.686 C 58961.176 121072.701 58972.348 121023.951 58994.692 120990.436 C 59017.205 120956.751 59049.705 120939.908 59092.192 120939.908 ZM 59357.404 121282.682 L 59536.408 121282.682 L 59536.408 121325.846 L 59295.705 121325.846 L 59295.705 121282.682 C 59315.171 121262.539 59341.662 121235.540 59375.177 121201.686 C 59408.862 121167.662 59430.021 121145.742 59438.654 121135.924 C 59455.073 121117.474 59466.499 121101.901 59472.931 121089.205 C 59479.533 121076.341 59482.833 121063.730 59482.833 121051.373 C 59482.833 121031.230 59475.724 121014.811 59461.505 121002.115 C 59447.456 120989.420 59429.090 120983.073 59406.408 120983.073 C 59390.327 120983.073 59373.315 120985.865 59355.373 120991.451 C 59337.599 120997.037 59318.556 121005.501 59298.244 121016.842 L 59298.244 120965.045 C 59318.895 120956.751 59338.192 120950.488 59356.134 120946.256 C 59374.077 120942.024 59390.496 120939.908 59405.392 120939.908 C 59444.663 120939.908 59475.978 120949.726 59499.337 120969.362 C 59522.697 120988.997 59534.376 121015.234 59534.376 121048.073 C 59534.376 121063.645 59531.414 121078.457 59525.490 121092.506 C 59519.734 121106.386 59509.155 121122.806 59493.751 121141.764 C 59489.520 121146.673 59476.063 121160.891 59453.380 121184.420 C 59430.698 121207.780 59398.706 121240.533 59357.404 121282.682 ZM 59652.830 121282.682 L 59736.619 121282.682 L 59736.619 120993.483 L 59645.467 121011.764 L 59645.467 120965.045 L 59736.112 120946.764 L 59787.401 120946.764 L 59787.401 121282.682 L 59871.190 121282.682 L 59871.190 121325.846 L 59652.830 121325.846 L 59652.830 121282.682 ZM 60084.353 120980.533 C 60057.946 120980.533 60038.057 120993.567 60024.685 121019.635 C 60011.481 121045.533 60004.880 121084.550 60004.880 121136.686 C 60004.880 121188.652 60011.481 121227.669 60024.685 121253.737 C 60038.057 121279.635 60057.946 121292.584 60084.353 121292.584 C 60110.928 121292.584 60130.817 121279.635 60144.021 121253.737 C 60157.393 121227.669 60164.079 121188.652 60164.079 121136.686 C 60164.079 121084.550 60157.393 121045.533 60144.021 121019.635 C 60130.817 120993.567 60110.928 120980.533 60084.353 120980.533 ZM 60084.353 120939.908 C 60126.840 120939.908 60159.255 120956.751 60181.599 120990.436 C 60204.112 121023.951 60215.368 121072.701 60215.368 121136.686 C 60215.368 121200.501 60204.112 121249.251 60181.599 121282.936 C 60159.255 121316.451 60126.840 121333.209 60084.353 121333.209 C 60041.866 121333.209 60009.366 121316.451 59986.853 121282.936 C 59964.509 121249.251 59953.337 121200.501 59953.337 121136.686 C 59953.337 121072.701 59964.509 121023.951 59986.853 120990.436 C 60009.366 120956.751 60041.866 120939.908 60084.353 120939.908 Z">
                <!-- 93 nodes -->
              </draw:path>
              <draw:path id="path7669" draw:style-name="style2" draw:layer="layout" svg:x="28.918cm" svg:y="59.232cm" svg:width="0.140cm" svg:height="0.032cm" svg:viewBox="0.0 0.0 140.000 32.000" svg:d="M 57836.540 118480.284 L 57976.540 118480.284 L 57836.540 118480.284 ">
                <!-- 3 nodes -->
              </draw:path>
              <draw:path id="text7673" draw:style-name="style1" draw:layer="layout" svg:x="29.233cm" svg:y="59.060cm" svg:width="1.739cm" svg:height="0.393cm" svg:viewBox="0.0 0.0 1739.354 393.301" svg:d="M 58596.112 118160.033 C 58569.705 118160.033 58549.816 118173.067 58536.444 118199.135 C 58523.241 118225.033 58516.639 118264.050 58516.639 118316.186 C 58516.639 118368.152 58523.241 118407.169 58536.444 118433.236 C 58549.816 118459.135 58569.705 118472.084 58596.112 118472.084 C 58622.687 118472.084 58642.577 118459.135 58655.780 118433.236 C 58669.152 118407.169 58675.838 118368.152 58675.838 118316.186 C 58675.838 118264.050 58669.152 118225.033 58655.780 118199.135 C 58642.577 118173.067 58622.687 118160.033 58596.112 118160.033 ZM 58596.112 118119.408 C 58638.599 118119.408 58671.014 118136.251 58693.358 118169.936 C 58715.871 118203.451 58727.127 118252.201 58727.127 118316.186 C 58727.127 118380.001 58715.871 118428.751 58693.358 118462.436 C 58671.014 118495.951 58638.599 118512.709 58596.112 118512.709 C 58553.625 118512.709 58521.125 118495.951 58498.612 118462.436 C 58476.268 118428.751 58465.096 118380.001 58465.096 118316.186 C 58465.096 118252.201 58476.268 118203.451 58498.612 118169.936 C 58521.125 118136.251 58553.625 118119.408 58596.112 118119.408 ZM 58817.144 118440.854 L 58870.718 118440.854 L 58870.718 118505.346 L 58817.144 118505.346 L 58817.144 118440.854 ZM 59092.192 118160.033 C 59065.786 118160.033 59045.896 118173.067 59032.524 118199.135 C 59019.321 118225.033 59012.719 118264.050 59012.719 118316.186 C 59012.719 118368.152 59019.321 118407.169 59032.524 118433.236 C 59045.896 118459.135 59065.786 118472.084 59092.192 118472.084 C 59118.767 118472.084 59138.657 118459.135 59151.860 118433.236 C 59165.232 118407.169 59171.919 118368.152 59171.919 118316.186 C 59171.919 118264.050 59165.232 118225.033 59151.860 118199.135 C 59138.657 118173.067 59118.767 118160.033 59092.192 118160.033 ZM 59092.192 118119.408 C 59134.679 118119.408 59167.094 118136.251 59189.438 118169.936 C 59211.951 118203.451 59223.208 118252.201 59223.208 118316.186 C 59223.208 118380.001 59211.951 118428.751 59189.438 118462.436 C 59167.094 118495.951 59134.679 118512.709 59092.192 118512.709 C 59049.705 118512.709 59017.205 118495.951 58994.692 118462.436 C 58972.348 118428.751 58961.176 118380.001 58961.176 118316.186 C 58961.176 118252.201 58972.348 118203.451 58994.692 118169.936 C 59017.205 118136.251 59049.705 118119.408 59092.192 118119.408 ZM 59357.404 118462.182 L 59536.408 118462.182 L 59536.408 118505.346 L 59295.705 118505.346 L 59295.705 118462.182 C 59315.171 118442.038 59341.662 118415.040 59375.177 118381.186 C 59408.862 118347.162 59430.021 118325.242 59438.654 118315.424 C 59455.073 118296.973 59466.499 118281.400 59472.931 118268.705 C 59479.533 118255.841 59482.833 118243.230 59482.833 118230.873 C 59482.833 118210.730 59475.724 118194.311 59461.505 118181.615 C 59447.456 118168.920 59429.090 118162.572 59406.408 118162.572 C 59390.327 118162.572 59373.315 118165.365 59355.373 118170.951 C 59337.599 118176.537 59318.556 118185.001 59298.244 118196.342 L 59298.244 118144.545 C 59318.895 118136.251 59338.192 118129.988 59356.134 118125.756 C 59374.077 118121.524 59390.496 118119.408 59405.392 118119.408 C 59444.663 118119.408 59475.978 118129.226 59499.337 118148.861 C 59522.697 118168.497 59534.376 118194.734 59534.376 118227.572 C 59534.376 118243.145 59531.414 118257.956 59525.490 118272.006 C 59519.734 118285.886 59509.155 118302.305 59493.751 118321.264 C 59489.520 118326.173 59476.063 118340.391 59453.380 118363.920 C 59430.698 118387.279 59398.706 118420.033 59357.404 118462.182 ZM 59652.830 118462.182 L 59736.619 118462.182 L 59736.619 118172.983 L 59645.467 118191.264 L 59645.467 118144.545 L 59736.112 118126.264 L 59787.401 118126.264 L 59787.401 118462.182 L 59871.190 118462.182 L 59871.190 118505.346 L 59652.830 118505.346 L 59652.830 118462.182 ZM 59975.173 118126.264 L 60176.521 118126.264 L 60176.521 118169.428 L 60022.146 118169.428 L 60022.146 118262.358 C 60029.593 118259.818 60037.041 118257.956 60044.489 118256.772 C 60051.937 118255.417 60059.385 118254.740 60066.833 118254.740 C 60109.151 118254.740 60142.666 118266.335 60167.380 118289.525 C 60192.093 118312.716 60204.450 118344.115 60204.450 118383.725 C 60204.450 118424.519 60191.755 118456.257 60166.364 118478.940 C 60140.974 118501.453 60105.173 118512.709 60058.962 118512.709 C 60043.050 118512.709 60026.800 118511.355 60010.212 118508.647 C 59993.793 118505.938 59976.781 118501.876 59959.177 118496.459 L 59959.177 118444.916 C 59974.411 118453.210 59990.153 118459.389 60006.403 118463.451 C 60022.653 118467.514 60039.834 118469.545 60057.946 118469.545 C 60087.230 118469.545 60110.420 118461.843 60127.517 118446.440 C 60144.613 118431.036 60153.161 118410.131 60153.161 118383.725 C 60153.161 118357.318 60144.613 118336.414 60127.517 118321.010 C 60110.420 118305.606 60087.230 118297.904 60057.946 118297.904 C 60044.235 118297.904 60030.524 118299.428 60016.814 118302.475 C 60003.272 118305.522 59989.392 118310.261 59975.173 118316.693 L 59975.173 118126.264 Z">
                <!-- 98 nodes -->
              </draw:path>
              <draw:path id="path7675" draw:style-name="style2" draw:layer="layout" svg:x="28.918cm" svg:y="57.822cm" svg:width="0.140cm" svg:height="0.032cm" svg:viewBox="0.0 0.0 140.000 32.000" svg:d="M 57836.540 115659.780 L 57976.540 115659.780 L 57836.540 115659.780 ">
                <!-- 3 nodes -->
              </draw:path>
              <draw:path id="text7679" draw:style-name="style1" draw:layer="layout" svg:x="29.233cm" svg:y="57.649cm" svg:width="1.750cm" svg:height="0.393cm" svg:viewBox="0.0 0.0 1750.272 393.301" svg:d="M 58596.112 115339.526 C 58569.705 115339.526 58549.816 115352.560 58536.444 115378.628 C 58523.241 115404.526 58516.639 115443.543 58516.639 115495.679 C 58516.639 115547.645 58523.241 115586.662 58536.444 115612.729 C 58549.816 115638.628 58569.705 115651.577 58596.112 115651.577 C 58622.687 115651.577 58642.577 115638.628 58655.780 115612.729 C 58669.152 115586.662 58675.838 115547.645 58675.838 115495.679 C 58675.838 115443.543 58669.152 115404.526 58655.780 115378.628 C 58642.577 115352.560 58622.687 115339.526 58596.112 115339.526 ZM 58596.112 115298.901 C 58638.599 115298.901 58671.014 115315.744 58693.358 115349.429 C 58715.871 115382.944 58727.127 115431.694 58727.127 115495.679 C 58727.127 115559.494 58715.871 115608.244 58693.358 115641.929 C 58671.014 115675.444 58638.599 115692.202 58596.112 115692.202 C 58553.625 115692.202 58521.125 115675.444 58498.612 115641.929 C 58476.268 115608.244 58465.096 115559.494 58465.096 115495.679 C 58465.096 115431.694 58476.268 115382.944 58498.612 115349.429 C 58521.125 115315.744 58553.625 115298.901 58596.112 115298.901 ZM 58817.144 115620.347 L 58870.718 115620.347 L 58870.718 115684.839 L 58817.144 115684.839 L 58817.144 115620.347 ZM 59092.192 115339.526 C 59065.786 115339.526 59045.896 115352.560 59032.524 115378.628 C 59019.321 115404.526 59012.719 115443.543 59012.719 115495.679 C 59012.719 115547.645 59019.321 115586.662 59032.524 115612.729 C 59045.896 115638.628 59065.786 115651.577 59092.192 115651.577 C 59118.767 115651.577 59138.657 115638.628 59151.860 115612.729 C 59165.232 115586.662 59171.919 115547.645 59171.919 115495.679 C 59171.919 115443.543 59165.232 115404.526 59151.860 115378.628 C 59138.657 115352.560 59118.767 115339.526 59092.192 115339.526 ZM 59092.192 115298.901 C 59134.679 115298.901 59167.094 115315.744 59189.438 115349.429 C 59211.951 115382.944 59223.208 115431.694 59223.208 115495.679 C 59223.208 115559.494 59211.951 115608.244 59189.438 115641.929 C 59167.094 115675.444 59134.679 115692.202 59092.192 115692.202 C 59049.705 115692.202 59017.205 115675.444 58994.692 115641.929 C 58972.348 115608.244 58961.176 115559.494 58961.176 115495.679 C 58961.176 115431.694 58972.348 115382.944 58994.692 115349.429 C 59017.205 115315.744 59049.705 115298.901 59092.192 115298.901 ZM 59357.404 115641.675 L 59536.408 115641.675 L 59536.408 115684.839 L 59295.705 115684.839 L 59295.705 115641.675 C 59315.171 115621.531 59341.662 115594.533 59375.177 115560.679 C 59408.862 115526.655 59430.021 115504.735 59438.654 115494.917 C 59455.073 115476.466 59466.499 115460.893 59472.931 115448.198 C 59479.533 115435.334 59482.833 115422.723 59482.833 115410.366 C 59482.833 115390.223 59475.724 115373.804 59461.505 115361.108 C 59447.456 115348.413 59429.090 115342.065 59406.408 115342.065 C 59390.327 115342.065 59373.315 115344.858 59355.373 115350.444 C 59337.599 115356.030 59318.556 115364.494 59298.244 115375.835 L 59298.244 115324.038 C 59318.895 115315.744 59338.192 115309.481 59356.134 115305.249 C 59374.077 115301.017 59390.496 115298.901 59405.392 115298.901 C 59444.663 115298.901 59475.978 115308.719 59499.337 115328.354 C 59522.697 115347.990 59534.376 115374.227 59534.376 115407.065 C 59534.376 115422.638 59531.414 115437.449 59525.490 115451.499 C 59519.734 115465.379 59509.155 115481.798 59493.751 115500.757 C 59489.520 115505.666 59476.063 115519.884 59453.380 115543.413 C 59430.698 115566.772 59398.706 115599.526 59357.404 115641.675 ZM 59688.123 115641.675 L 59867.127 115641.675 L 59867.127 115684.839 L 59626.424 115684.839 L 59626.424 115641.675 C 59645.890 115621.531 59672.381 115594.533 59705.897 115560.679 C 59739.582 115526.655 59760.741 115504.735 59769.373 115494.917 C 59785.793 115476.466 59797.218 115460.893 59803.651 115448.198 C 59810.252 115435.334 59813.553 115422.723 59813.553 115410.366 C 59813.553 115390.223 59806.444 115373.804 59792.225 115361.108 C 59778.175 115348.413 59759.810 115342.065 59737.127 115342.065 C 59721.047 115342.065 59704.035 115344.858 59686.092 115350.444 C 59668.319 115356.030 59649.276 115364.494 59628.963 115375.835 L 59628.963 115324.038 C 59649.614 115315.744 59668.911 115309.481 59686.854 115305.249 C 59704.797 115301.017 59721.216 115298.901 59736.112 115298.901 C 59775.383 115298.901 59806.698 115308.719 59830.057 115328.354 C 59853.416 115347.990 59865.096 115374.227 59865.096 115407.065 C 59865.096 115422.638 59862.134 115437.449 59856.209 115451.499 C 59850.454 115465.379 59839.875 115481.798 59824.471 115500.757 C 59820.239 115505.666 59806.782 115519.884 59784.100 115543.413 C 59761.418 115566.772 59729.425 115599.526 59688.123 115641.675 ZM 60084.353 115339.526 C 60057.946 115339.526 60038.057 115352.560 60024.685 115378.628 C 60011.481 115404.526 60004.880 115443.543 60004.880 115495.679 C 60004.880 115547.645 60011.481 115586.662 60024.685 115612.729 C 60038.057 115638.628 60057.946 115651.577 60084.353 115651.577 C 60110.928 115651.577 60130.817 115638.628 60144.021 115612.729 C 60157.393 115586.662 60164.079 115547.645 60164.079 115495.679 C 60164.079 115443.543 60157.393 115404.526 60144.021 115378.628 C 60130.817 115352.560 60110.928 115339.526 60084.353 115339.526 ZM 60084.353 115298.901 C 60126.840 115298.901 60159.255 115315.744 60181.599 115349.429 C 60204.112 115382.944 60215.368 115431.694 60215.368 115495.679 C 60215.368 115559.494 60204.112 115608.244 60181.599 115641.929 C 60159.255 115675.444 60126.840 115692.202 60084.353 115692.202 C 60041.866 115692.202 60009.366 115675.444 59986.853 115641.929 C 59964.509 115608.244 59953.337 115559.494 59953.337 115495.679 C 59953.337 115431.694 59964.509 115382.944 59986.853 115349.429 C 60009.366 115315.744 60041.866 115298.901 60084.353 115298.901 Z">
                <!-- 103 nodes -->
              </draw:path>
              <draw:path id="path7681" draw:style-name="style2" draw:layer="layout" svg:x="28.918cm" svg:y="56.412cm" svg:width="0.140cm" svg:height="0.032cm" svg:viewBox="0.0 0.0 140.000 32.000" svg:d="M 57836.540 112839.276 L 57976.540 112839.276 L 57836.540 112839.276 ">
                <!-- 3 nodes -->
              </draw:path>
              <draw:path id="text7685" draw:style-name="style1" draw:layer="layout" svg:x="29.233cm" svg:y="56.239cm" svg:width="1.739cm" svg:height="0.393cm" svg:viewBox="0.0 0.0 1739.354 393.301" svg:d="M 58596.112 112519.026 C 58569.705 112519.026 58549.816 112532.060 58536.444 112558.128 C 58523.241 112584.026 58516.639 112623.043 58516.639 112675.178 C 58516.639 112727.145 58523.241 112766.162 58536.444 112792.229 C 58549.816 112818.128 58569.705 112831.077 58596.112 112831.077 C 58622.687 112831.077 58642.577 112818.128 58655.780 112792.229 C 58669.152 112766.162 58675.838 112727.145 58675.838 112675.178 C 58675.838 112623.043 58669.152 112584.026 58655.780 112558.128 C 58642.577 112532.060 58622.687 112519.026 58596.112 112519.026 ZM 58596.112 112478.401 C 58638.599 112478.401 58671.014 112495.244 58693.358 112528.929 C 58715.871 112562.444 58727.127 112611.194 58727.127 112675.178 C 58727.127 112738.994 58715.871 112787.744 58693.358 112821.428 C 58671.014 112854.944 58638.599 112871.702 58596.112 112871.702 C 58553.625 112871.702 58521.125 112854.944 58498.612 112821.428 C 58476.268 112787.744 58465.096 112738.994 58465.096 112675.178 C 58465.096 112611.194 58476.268 112562.444 58498.612 112528.929 C 58521.125 112495.244 58553.625 112478.401 58596.112 112478.401 ZM 58817.144 112799.846 L 58870.718 112799.846 L 58870.718 112864.339 L 58817.144 112864.339 L 58817.144 112799.846 ZM 59092.192 112519.026 C 59065.786 112519.026 59045.896 112532.060 59032.524 112558.128 C 59019.321 112584.026 59012.719 112623.043 59012.719 112675.178 C 59012.719 112727.145 59019.321 112766.162 59032.524 112792.229 C 59045.896 112818.128 59065.786 112831.077 59092.192 112831.077 C 59118.767 112831.077 59138.657 112818.128 59151.860 112792.229 C 59165.232 112766.162 59171.919 112727.145 59171.919 112675.178 C 59171.919 112623.043 59165.232 112584.026 59151.860 112558.128 C 59138.657 112532.060 59118.767 112519.026 59092.192 112519.026 ZM 59092.192 112478.401 C 59134.679 112478.401 59167.094 112495.244 59189.438 112528.929 C 59211.951 112562.444 59223.208 112611.194 59223.208 112675.178 C 59223.208 112738.994 59211.951 112787.744 59189.438 112821.428 C 59167.094 112854.944 59134.679 112871.702 59092.192 112871.702 C 59049.705 112871.702 59017.205 112854.944 58994.692 112821.428 C 58972.348 112787.744 58961.176 112738.994 58961.176 112675.178 C 58961.176 112611.194 58972.348 112562.444 58994.692 112528.929 C 59017.205 112495.244 59049.705 112478.401 59092.192 112478.401 ZM 59357.404 112821.175 L 59536.408 112821.175 L 59536.408 112864.339 L 59295.705 112864.339 L 59295.705 112821.175 C 59315.171 112801.031 59341.662 112774.033 59375.177 112740.178 C 59408.862 112706.155 59430.021 112684.234 59438.654 112674.417 C 59455.073 112655.966 59466.499 112640.393 59472.931 112627.698 C 59479.533 112614.833 59482.833 112602.223 59482.833 112589.866 C 59482.833 112569.723 59475.724 112553.304 59461.505 112540.608 C 59447.456 112527.913 59429.090 112521.565 59406.408 112521.565 C 59390.327 112521.565 59373.315 112524.358 59355.373 112529.944 C 59337.599 112535.530 59318.556 112543.994 59298.244 112555.335 L 59298.244 112503.538 C 59318.895 112495.244 59338.192 112488.981 59356.134 112484.749 C 59374.077 112480.517 59390.496 112478.401 59405.392 112478.401 C 59444.663 112478.401 59475.978 112488.219 59499.337 112507.854 C 59522.697 112527.490 59534.376 112553.727 59534.376 112586.565 C 59534.376 112602.138 59531.414 112616.949 59525.490 112630.999 C 59519.734 112644.879 59509.155 112661.298 59493.751 112680.257 C 59489.520 112685.165 59476.063 112699.384 59453.380 112722.913 C 59430.698 112746.272 59398.706 112779.026 59357.404 112821.175 ZM 59688.123 112821.175 L 59867.127 112821.175 L 59867.127 112864.339 L 59626.424 112864.339 L 59626.424 112821.175 C 59645.890 112801.031 59672.381 112774.033 59705.897 112740.178 C 59739.582 112706.155 59760.741 112684.234 59769.373 112674.417 C 59785.793 112655.966 59797.218 112640.393 59803.651 112627.698 C 59810.252 112614.833 59813.553 112602.223 59813.553 112589.866 C 59813.553 112569.723 59806.444 112553.304 59792.225 112540.608 C 59778.175 112527.913 59759.810 112521.565 59737.127 112521.565 C 59721.047 112521.565 59704.035 112524.358 59686.092 112529.944 C 59668.319 112535.530 59649.276 112543.994 59628.963 112555.335 L 59628.963 112503.538 C 59649.614 112495.244 59668.911 112488.981 59686.854 112484.749 C 59704.797 112480.517 59721.216 112478.401 59736.112 112478.401 C 59775.383 112478.401 59806.698 112488.219 59830.057 112507.854 C 59853.416 112527.490 59865.096 112553.727 59865.096 112586.565 C 59865.096 112602.138 59862.134 112616.949 59856.209 112630.999 C 59850.454 112644.879 59839.875 112661.298 59824.471 112680.257 C 59820.239 112685.165 59806.782 112699.384 59784.100 112722.913 C 59761.418 112746.272 59729.425 112779.026 59688.123 112821.175 ZM 59975.173 112485.257 L 60176.521 112485.257 L 60176.521 112528.421 L 60022.146 112528.421 L 60022.146 112621.350 C 60029.593 112618.811 60037.041 112616.949 60044.489 112615.764 C 60051.937 112614.410 60059.385 112613.733 60066.833 112613.733 C 60109.151 112613.733 60142.666 112625.328 60167.380 112648.518 C 60192.093 112671.708 60204.450 112703.108 60204.450 112742.718 C 60204.450 112783.512 60191.755 112815.250 60166.364 112837.932 C 60140.974 112860.445 60105.173 112871.702 60058.962 112871.702 C 60043.050 112871.702 60026.800 112870.348 60010.212 112867.639 C 59993.793 112864.931 59976.781 112860.869 59959.177 112855.452 L 59959.177 112803.909 C 59974.411 112812.203 59990.153 112818.382 60006.403 112822.444 C 60022.653 112826.507 60039.834 112828.538 60057.946 112828.538 C 60087.230 112828.538 60110.420 112820.836 60127.517 112805.432 C 60144.613 112790.029 60153.161 112769.124 60153.161 112742.718 C 60153.161 112716.311 60144.613 112695.406 60127.517 112680.003 C 60110.420 112664.599 60087.230 112656.897 60057.946 112656.897 C 60044.235 112656.897 60030.524 112658.421 60016.814 112661.468 C 60003.272 112664.514 59989.392 112669.254 59975.173 112675.686 L 59975.173 112485.257 Z">
                <!-- 108 nodes -->
              </draw:path>
              <draw:path id="text7719" draw:style-name="style1" draw:layer="layout" svg:x="31.458cm" svg:y="57.305cm" svg:width="0.393cm" svg:height="1.310cm" svg:viewBox="0.0 0.0 393.301 1309.853" svg:d="M 63272.809 114916.536 L 63218.727 114916.536 C 63234.807 114899.270 63246.826 114880.820 63254.781 114861.184 C 63262.737 114841.718 63266.715 114820.983 63266.715 114798.977 C 63266.715 114755.644 63253.427 114722.467 63226.852 114699.446 C 63200.446 114676.425 63162.190 114664.915 63112.086 114664.915 C 63062.151 114664.915 63023.896 114676.425 62997.321 114699.446 C 62970.914 114722.467 62957.711 114755.644 62957.711 114798.977 C 62957.711 114820.983 62961.689 114841.718 62969.645 114861.184 C 62977.601 114880.820 62989.619 114899.270 63005.699 114916.536 L 62952.125 114916.536 C 62939.938 114898.593 62930.797 114879.550 62924.703 114859.407 C 62918.610 114839.433 62915.563 114818.274 62915.563 114795.930 C 62915.563 114738.548 62933.082 114693.352 62968.121 114660.345 C 63003.330 114627.337 63051.318 114610.833 63112.086 114610.833 C 63173.024 114610.833 63221.012 114627.337 63256.051 114660.345 C 63291.259 114693.352 63308.863 114738.548 63308.863 114795.930 C 63308.863 114818.613 63305.817 114839.941 63299.723 114859.915 C 63293.798 114880.058 63284.827 114898.932 63272.809 114916.536 ZM 63100.660 115175.395 C 63096.936 115186.398 63088.981 115197.062 63076.793 115207.387 C 63064.606 115217.882 63047.848 115228.377 63026.520 115238.872 L 62922.926 115290.922 L 62922.926 115235.825 L 63020.172 115187.329 C 63045.563 115174.803 63062.405 115162.615 63070.699 115150.766 C 63078.994 115139.086 63083.141 115123.090 63083.141 115102.778 L 63083.141 115046.918 L 62922.926 115046.918 L 62922.926 114995.629 L 63302.008 114995.629 L 63302.008 115111.411 C 63302.008 115154.744 63292.952 115187.075 63274.840 115208.403 C 63256.728 115229.731 63229.391 115240.395 63192.828 115240.395 C 63168.961 115240.395 63149.156 115234.809 63133.414 115223.637 C 63117.672 115212.635 63106.754 115196.554 63100.660 115175.395 ZM 63259.860 115046.918 L 63125.289 115046.918 L 63125.289 115111.411 C 63125.289 115136.124 63130.960 115154.744 63142.301 115167.270 C 63153.811 115179.965 63170.654 115186.313 63192.828 115186.313 C 63215.003 115186.313 63231.676 115179.965 63242.848 115167.270 C 63254.189 115154.744 63259.860 115136.124 63259.860 115111.411 L 63259.860 115046.918 ZM 63259.860 115408.318 L 63117.418 115408.318 L 63117.418 115472.811 C 63117.418 115496.678 63123.597 115515.128 63135.953 115528.162 C 63148.310 115541.196 63165.914 115547.713 63188.766 115547.713 C 63211.448 115547.713 63228.968 115541.196 63241.324 115528.162 C 63253.681 115515.128 63259.860 115496.678 63259.860 115472.811 L 63259.860 115408.318 ZM 63302.008 115357.029 L 63302.008 115472.811 C 63302.008 115515.298 63292.360 115547.374 63273.063 115569.041 C 63253.935 115590.877 63225.836 115601.795 63188.766 115601.795 C 63151.357 115601.795 63123.089 115590.877 63103.961 115569.041 C 63084.834 115547.374 63075.270 115515.298 63075.270 115472.811 L 63075.270 115408.318 L 62922.926 115408.318 L 62922.926 115357.029 L 63302.008 115357.029 ZM 63289.567 115897.834 L 63239.547 115897.834 C 63248.857 115878.368 63255.797 115860.002 63260.367 115842.736 C 63264.938 115825.471 63267.223 115808.797 63267.223 115792.717 C 63267.223 115764.787 63261.806 115743.205 63250.973 115727.971 C 63240.140 115712.906 63224.736 115705.373 63204.762 115705.373 C 63188.004 115705.373 63175.309 115710.367 63166.676 115720.353 C 63158.212 115730.510 63151.357 115749.637 63146.110 115777.736 L 63139.762 115808.713 C 63132.483 115846.968 63119.619 115875.152 63101.168 115893.264 C 63082.887 115911.545 63058.343 115920.685 63027.535 115920.685 C 62990.804 115920.685 62962.959 115908.329 62944.000 115883.615 C 62925.042 115859.071 62915.563 115823.016 62915.563 115775.451 C 62915.563 115757.508 62917.594 115738.381 62921.657 115718.068 C 62925.719 115697.925 62931.728 115677.020 62939.684 115655.354 L 62992.496 115655.354 C 62980.817 115676.174 62972.015 115696.571 62966.090 115716.545 C 62960.166 115736.519 62957.203 115756.154 62957.203 115775.451 C 62957.203 115804.735 62962.959 115827.333 62974.469 115843.244 C 62985.979 115859.156 63002.399 115867.111 63023.727 115867.111 C 63042.347 115867.111 63056.904 115861.356 63067.399 115849.846 C 63077.893 115838.505 63085.765 115819.800 63091.012 115793.732 L 63097.106 115762.502 C 63104.723 115724.247 63116.656 115696.571 63132.906 115679.475 C 63149.156 115662.378 63171.754 115653.830 63200.699 115653.830 C 63234.215 115653.830 63260.621 115665.594 63279.918 115689.123 C 63299.215 115712.821 63308.863 115745.406 63308.863 115786.877 C 63308.863 115804.650 63307.255 115822.762 63304.039 115841.213 C 63300.823 115859.663 63295.999 115878.537 63289.567 115897.834 Z">
                <!-- 91 nodes -->
              </draw:path>
              <draw:path id="path7721" draw:style-name="style3" draw:layer="layout" svg:x="28.278cm" svg:y="48.277cm" svg:width="0.657cm" svg:height="12.526cm" svg:viewBox="0.0 0.0 656.683 12525.675" svg:d="M 56571.174 109064.567 L 56571.174 109015.764 L 56571.174 96619.696 L 56571.174 96570.893 L 57195.857 96570.893 L 57195.857 96619.696 L 57195.857 109015.764 L 57195.857 109064.567 L 56571.174 109064.567 Z">
                <!-- 9 nodes -->
              </draw:path>
              <draw:path id="rect9140" draw:style-name="style0" draw:layer="layout" svg:x="27.979cm" svg:y="48.157cm" svg:width="1.273cm" svg:height="7.066cm" svg:viewBox="0.0 0.0 1272.852 7066.100" svg:d="M 55958.511 96313.663 L 57231.363 96313.663 L 57231.363 103379.763 L 55958.511 103379.763 L 55958.511 96313.663 Z">
                <!-- 5 nodes -->
              </draw:path>
              <draw:path id="text9923" draw:style-name="style1" draw:layer="layout" svg:x="3.608cm" svg:y="55.389cm" svg:width="0.503cm" svg:height="5.225cm" svg:viewBox="0.0 0.0 503.242 5224.882" svg:d="M 7231.210 116002.715 L 7231.210 115933.652 L 7548.339 115765.566 L 7231.210 115765.566 L 7231.210 115715.801 L 7610.292 115715.801 L 7610.292 115784.863 L 7293.163 115952.949 L 7610.292 115952.949 L 7610.292 116002.715 L 7231.210 116002.715 ZM 7468.359 115411.621 C 7433.997 115411.621 7407.083 115418.730 7387.616 115432.949 C 7367.981 115446.999 7358.163 115466.380 7358.163 115491.094 C 7358.163 115515.807 7367.981 115535.273 7387.616 115549.492 C 7407.083 115563.541 7433.997 115570.566 7468.359 115570.566 C 7502.721 115570.566 7529.719 115563.541 7549.355 115549.492 C 7568.821 115535.273 7578.554 115515.807 7578.554 115491.094 C 7578.554 115466.380 7568.821 115446.999 7549.355 115432.949 C 7529.719 115418.730 7502.721 115411.621 7468.359 115411.621 ZM 7369.081 115570.566 C 7352.154 115560.749 7339.628 115548.392 7331.503 115533.496 C 7323.209 115518.431 7319.062 115500.488 7319.062 115479.668 C 7319.062 115445.137 7332.773 115417.122 7360.195 115395.625 C 7387.616 115373.958 7423.671 115363.125 7468.359 115363.125 C 7513.046 115363.125 7549.101 115373.958 7576.523 115395.625 C 7603.945 115417.122 7617.656 115445.137 7617.656 115479.668 C 7617.656 115500.488 7613.593 115518.431 7605.468 115533.496 C 7597.174 115548.392 7584.563 115560.749 7567.636 115570.566 L 7610.292 115570.566 L 7610.292 115617.539 L 7215.214 115617.539 L 7215.214 115570.566 L 7369.081 115570.566 ZM 7215.214 115120.137 L 7215.214 115073.418 L 7610.292 115073.418 L 7610.292 115120.137 L 7215.214 115120.137 ZM 7456.425 114732.676 L 7479.277 114732.676 L 7479.277 114947.480 C 7511.438 114945.449 7535.982 114935.801 7552.909 114918.535 C 7569.667 114901.100 7578.046 114876.895 7578.046 114845.918 C 7578.046 114827.975 7575.846 114810.625 7571.445 114793.867 C 7567.044 114776.940 7560.442 114760.182 7551.640 114743.594 L 7595.820 114743.594 C 7602.929 114760.352 7608.346 114777.533 7612.070 114795.137 C 7615.794 114812.741 7617.656 114830.599 7617.656 114848.711 C 7617.656 114894.076 7604.452 114930.046 7578.046 114956.621 C 7551.640 114983.027 7515.924 114996.230 7470.898 114996.230 C 7424.348 114996.230 7387.447 114983.704 7360.195 114958.652 C 7332.773 114933.431 7319.062 114899.492 7319.062 114856.836 C 7319.062 114818.581 7331.419 114788.366 7356.132 114766.191 C 7380.676 114743.848 7414.107 114732.676 7456.425 114732.676 ZM 7442.714 114779.395 C 7417.154 114779.733 7396.757 114786.927 7381.523 114800.977 C 7366.288 114814.857 7358.671 114833.307 7358.671 114856.328 C 7358.671 114882.396 7366.034 114903.301 7380.761 114919.043 C 7395.488 114934.616 7416.223 114943.587 7442.968 114945.957 L 7442.714 114779.395 ZM 7325.917 114689.512 L 7325.917 114640.000 L 7564.589 114551.133 L 7325.917 114462.266 L 7325.917 114412.754 L 7610.292 114519.395 L 7610.292 114582.871 L 7325.917 114689.512 ZM 7456.425 114105.020 L 7479.277 114105.020 L 7479.277 114319.824 C 7511.438 114317.793 7535.982 114308.145 7552.909 114290.879 C 7569.667 114273.444 7578.046 114249.238 7578.046 114218.262 C 7578.046 114200.319 7575.846 114182.969 7571.445 114166.211 C 7567.044 114149.284 7560.442 114132.526 7551.640 114115.938 L 7595.820 114115.938 C 7602.929 114132.695 7608.346 114149.876 7612.070 114167.481 C 7615.794 114185.085 7617.656 114202.943 7617.656 114221.055 C 7617.656 114266.419 7604.452 114302.389 7578.046 114328.965 C 7551.640 114355.371 7515.924 114368.574 7470.898 114368.574 C 7424.348 114368.574 7387.447 114356.048 7360.195 114330.996 C 7332.773 114305.775 7319.062 114271.836 7319.062 114229.180 C 7319.062 114190.925 7331.419 114160.710 7356.132 114138.535 C 7380.676 114116.192 7414.107 114105.020 7456.425 114105.020 ZM 7442.714 114151.738 C 7417.154 114152.077 7396.757 114159.271 7381.523 114173.320 C 7366.288 114187.201 7358.671 114205.651 7358.671 114228.672 C 7358.671 114254.740 7366.034 114275.645 7380.761 114291.387 C 7395.488 114306.960 7416.223 114315.931 7442.968 114318.301 L 7442.714 114151.738 ZM 7215.214 114028.340 L 7215.214 113981.621 L 7610.292 113981.621 L 7610.292 114028.340 L 7215.214 114028.340 ZM 7334.296 113702.832 L 7378.476 113702.832 C 7371.705 113716.035 7366.627 113729.746 7363.241 113743.965 C 7359.856 113758.184 7358.163 113772.910 7358.163 113788.145 C 7358.163 113811.335 7361.718 113828.770 7368.827 113840.449 C 7375.937 113851.960 7386.601 113857.715 7400.820 113857.715 C 7411.653 113857.715 7420.201 113853.568 7426.464 113845.274 C 7432.558 113836.979 7438.398 113820.306 7443.984 113795.254 L 7447.538 113779.258 C 7454.648 113746.081 7464.719 113722.552 7477.753 113708.672 C 7490.618 113694.623 7508.645 113687.598 7531.835 113687.598 C 7558.241 113687.598 7579.146 113698.093 7594.550 113719.082 C 7609.954 113739.903 7617.656 113768.594 7617.656 113805.156 C 7617.656 113820.391 7616.132 113836.302 7613.085 113852.891 C 7610.208 113869.310 7605.807 113886.660 7599.882 113904.942 L 7551.640 113904.942 C 7560.611 113887.676 7567.382 113870.664 7571.952 113853.906 C 7576.353 113837.149 7578.554 113820.560 7578.554 113804.141 C 7578.554 113782.136 7574.830 113765.209 7567.382 113753.360 C 7559.765 113741.511 7549.101 113735.586 7535.390 113735.586 C 7522.695 113735.586 7512.962 113739.903 7506.191 113748.535 C 7499.420 113756.999 7492.903 113775.703 7486.640 113804.649 L 7482.831 113820.899 C 7476.738 113849.844 7467.428 113870.749 7454.902 113883.613 C 7442.206 113896.478 7424.856 113902.910 7402.851 113902.910 C 7376.106 113902.910 7355.455 113893.431 7340.898 113874.473 C 7326.340 113855.515 7319.062 113828.600 7319.062 113793.731 C 7319.062 113776.465 7320.331 113760.215 7322.870 113744.981 C 7325.409 113729.746 7329.218 113715.697 7334.296 113702.832 ZM 7358.671 113337.207 C 7358.671 113362.259 7368.489 113382.064 7388.124 113396.621 C 7407.590 113411.179 7434.335 113418.457 7468.359 113418.457 C 7502.382 113418.457 7529.212 113411.263 7548.847 113396.875 C 7568.313 113382.318 7578.046 113362.429 7578.046 113337.207 C 7578.046 113312.325 7568.228 113292.605 7548.593 113278.047 C 7528.958 113263.490 7502.213 113256.211 7468.359 113256.211 C 7434.674 113256.211 7408.014 113263.490 7388.378 113278.047 C 7368.574 113292.605 7358.671 113312.325 7358.671 113337.207 ZM 7319.062 113337.207 C 7319.062 113296.582 7332.265 113264.675 7358.671 113241.485 C 7385.077 113218.295 7421.640 113206.700 7468.359 113206.700 C 7514.908 113206.700 7551.471 113218.295 7578.046 113241.485 C 7604.452 113264.675 7617.656 113296.582 7617.656 113337.207 C 7617.656 113378.002 7604.452 113409.994 7578.046 113433.184 C 7551.471 113456.205 7514.908 113467.715 7468.359 113467.715 C 7421.640 113467.715 7385.077 113456.205 7358.671 113433.184 C 7332.265 113409.994 7319.062 113378.002 7319.062 113337.207 ZM 7215.214 112985.547 L 7254.062 112985.547 L 7254.062 113030.235 C 7254.062 113046.993 7257.447 113058.672 7264.218 113065.274 C 7270.989 113071.706 7283.176 113074.922 7300.781 113074.922 L 7325.917 113074.922 L 7325.917 112997.989 L 7362.226 112997.989 L 7362.226 113074.922 L 7610.292 113074.922 L 7610.292 113121.895 L 7362.226 113121.895 L 7362.226 113166.582 L 7325.917 113166.582 L 7325.917 113121.895 L 7306.113 113121.895 C 7274.459 113121.895 7251.438 113114.532 7237.050 113099.805 C 7222.493 113085.079 7215.214 113061.719 7215.214 113029.727 L 7215.214 112985.547 ZM 7467.343 112651.915 C 7467.343 112689.662 7471.659 112715.814 7480.292 112730.372 C 7488.925 112744.929 7503.652 112752.207 7524.472 112752.207 C 7541.060 112752.207 7554.264 112746.791 7564.081 112735.957 C 7573.730 112724.955 7578.554 112710.059 7578.554 112691.270 C 7578.554 112665.372 7569.413 112644.636 7551.132 112629.063 C 7532.682 112613.321 7508.222 112605.450 7477.753 112605.450 L 7467.343 112605.450 L 7467.343 112651.915 ZM 7448.046 112558.731 L 7610.292 112558.731 L 7610.292 112605.450 L 7567.128 112605.450 C 7584.394 112616.114 7597.174 112629.402 7605.468 112645.313 C 7613.593 112661.224 7617.656 112680.691 7617.656 112703.711 C 7617.656 112732.826 7609.531 112756.016 7593.281 112773.282 C 7576.861 112790.378 7554.941 112798.926 7527.519 112798.926 C 7495.527 112798.926 7471.406 112788.262 7455.156 112766.934 C 7438.906 112745.437 7430.781 112713.444 7430.781 112670.958 L 7430.781 112605.450 L 7426.210 112605.450 C 7404.713 112605.450 7388.124 112612.559 7376.445 112626.778 C 7364.596 112640.827 7358.671 112660.632 7358.671 112686.192 C 7358.671 112702.442 7360.618 112718.269 7364.511 112733.672 C 7368.404 112749.076 7374.244 112763.887 7382.031 112778.106 L 7338.867 112778.106 C 7332.265 112761.010 7327.356 112744.421 7324.140 112728.340 C 7320.755 112712.260 7319.062 112696.602 7319.062 112681.368 C 7319.062 112640.235 7329.726 112609.512 7351.054 112589.200 C 7372.382 112568.887 7404.713 112558.731 7448.046 112558.731 ZM 7438.652 112225.860 L 7610.292 112225.860 L 7610.292 112272.579 L 7440.175 112272.579 C 7413.261 112272.579 7393.118 112277.826 7379.745 112288.321 C 7366.373 112298.816 7359.687 112314.558 7359.687 112335.547 C 7359.687 112360.769 7367.727 112380.658 7383.808 112395.215 C 7399.889 112409.773 7421.809 112417.051 7449.570 112417.051 L 7610.292 112417.051 L 7610.292 112464.024 L 7325.917 112464.024 L 7325.917 112417.051 L 7370.097 112417.051 C 7353.001 112405.879 7340.221 112392.761 7331.757 112377.696 C 7323.294 112362.461 7319.062 112344.942 7319.062 112325.137 C 7319.062 112292.468 7329.218 112267.754 7349.531 112250.997 C 7369.674 112234.239 7399.381 112225.860 7438.652 112225.860 ZM 7467.343 112002.930 C 7467.343 112040.678 7471.659 112066.830 7480.292 112081.387 C 7488.925 112095.945 7503.652 112103.223 7524.472 112103.223 C 7541.060 112103.223 7554.264 112097.807 7564.081 112086.973 C 7573.730 112075.971 7578.554 112061.075 7578.554 112042.286 C 7578.554 112016.387 7569.413 111995.652 7551.132 111980.079 C 7532.682 111964.337 7508.222 111956.465 7477.753 111956.465 L 7467.343 111956.465 L 7467.343 112002.930 ZM 7448.046 111909.747 L 7610.292 111909.747 L 7610.292 111956.465 L 7567.128 111956.465 C 7584.394 111967.130 7597.174 111980.417 7605.468 111996.329 C 7613.593 112012.240 7617.656 112031.706 7617.656 112054.727 C 7617.656 112083.842 7609.531 112107.032 7593.281 112124.297 C 7576.861 112141.394 7554.941 112149.942 7527.519 112149.942 C 7495.527 112149.942 7471.406 112139.278 7455.156 112117.950 C 7438.906 112096.452 7430.781 112064.460 7430.781 112021.973 L 7430.781 111956.465 L 7426.210 111956.465 C 7404.713 111956.465 7388.124 111963.575 7376.445 111977.794 C 7364.596 111991.843 7358.671 112011.648 7358.671 112037.208 C 7358.671 112053.458 7360.618 112069.284 7364.511 112084.688 C 7368.404 112100.092 7374.244 112114.903 7382.031 112129.122 L 7338.867 112129.122 C 7332.265 112112.025 7327.356 112095.437 7324.140 112079.356 C 7320.755 112063.275 7319.062 112047.618 7319.062 112032.383 C 7319.062 111991.251 7329.726 111960.528 7351.054 111940.215 C 7372.382 111919.903 7404.713 111909.747 7448.046 111909.747 ZM 7215.214 111813.262 L 7215.214 111766.544 L 7610.292 111766.544 L 7610.292 111813.262 L 7215.214 111813.262 ZM 7358.671 111558.848 C 7358.671 111583.901 7368.489 111603.705 7388.124 111618.263 C 7407.590 111632.820 7434.335 111640.098 7468.359 111640.098 C 7502.382 111640.098 7529.212 111632.904 7548.847 111618.516 C 7568.313 111603.959 7578.046 111584.070 7578.046 111558.848 C 7578.046 111533.966 7568.228 111514.246 7548.593 111499.688 C 7528.958 111485.131 7502.213 111477.852 7468.359 111477.852 C 7434.674 111477.852 7408.014 111485.131 7388.378 111499.688 C 7368.574 111514.246 7358.671 111533.966 7358.671 111558.848 ZM 7319.062 111558.848 C 7319.062 111518.223 7332.265 111486.316 7358.671 111463.126 C 7385.077 111439.936 7421.640 111428.341 7468.359 111428.341 C 7514.908 111428.341 7551.471 111439.936 7578.046 111463.126 C 7604.452 111486.316 7617.656 111518.223 7617.656 111558.848 C 7617.656 111599.643 7604.452 111631.635 7578.046 111654.825 C 7551.471 111677.846 7514.908 111689.356 7468.359 111689.356 C 7421.640 111689.356 7385.077 111677.846 7358.671 111654.825 C 7332.265 111631.635 7319.062 111599.643 7319.062 111558.848 ZM 7464.804 111164.024 C 7430.950 111164.024 7404.713 111171.049 7386.093 111185.098 C 7367.473 111198.979 7358.163 111218.529 7358.163 111243.751 C 7358.163 111268.803 7367.473 111288.354 7386.093 111302.403 C 7404.713 111316.283 7430.950 111323.223 7464.804 111323.223 C 7498.489 111323.223 7524.641 111316.283 7543.261 111302.403 C 7561.881 111288.354 7571.191 111268.803 7571.191 111243.751 C 7571.191 111218.529 7561.881 111198.979 7543.261 111185.098 C 7524.641 111171.049 7498.489 111164.024 7464.804 111164.024 ZM 7574.999 111117.305 C 7623.411 111117.305 7659.381 111128.054 7682.909 111149.552 C 7706.607 111171.049 7718.456 111203.972 7718.456 111248.321 C 7718.456 111264.740 7717.187 111280.229 7714.648 111294.786 C 7712.278 111309.343 7708.554 111323.477 7703.476 111337.188 L 7658.027 111337.188 C 7665.475 111323.477 7670.976 111309.936 7674.530 111296.563 C 7678.085 111283.191 7679.863 111269.565 7679.863 111255.684 C 7679.863 111225.046 7671.822 111202.110 7655.741 111186.876 C 7639.830 111171.641 7615.709 111164.024 7583.378 111164.024 L 7560.273 111164.024 C 7577.031 111173.673 7589.557 111186.029 7597.851 111201.095 C 7606.145 111216.160 7610.292 111234.187 7610.292 111255.177 C 7610.292 111290.046 7597.004 111318.145 7570.429 111339.473 C 7543.853 111360.802 7508.645 111371.466 7464.804 111371.466 C 7420.794 111371.466 7385.501 111360.802 7358.925 111339.473 C 7332.350 111318.145 7319.062 111290.046 7319.062 111255.177 C 7319.062 111234.187 7323.209 111216.160 7331.503 111201.095 C 7339.797 111186.029 7352.324 111173.673 7369.081 111164.024 L 7325.917 111164.024 L 7325.917 111117.305 L 7574.999 111117.305 ZM 7636.698 110902.755 C 7670.553 110915.958 7692.642 110928.822 7702.968 110941.348 C 7713.294 110953.874 7718.456 110970.632 7718.456 110991.622 L 7718.456 111028.946 L 7679.355 111028.946 L 7679.355 111001.524 C 7679.355 110988.660 7676.308 110978.673 7670.214 110971.563 C 7664.120 110964.454 7649.732 110956.583 7627.050 110947.950 L 7605.722 110939.571 L 7325.917 111054.591 L 7325.917 111005.079 L 7548.339 110916.212 L 7325.917 110827.344 L 7325.917 110777.833 L 7636.698 110902.755 Z">
                <!-- 308 nodes -->
              </draw:path>
            </draw:g>
            <!-- id="g3638" -->
            <draw:path id="text8879-2" draw:style-name="style1" draw:layer="layout" svg:x="11.209cm" svg:y="54.299cm" svg:width="9.521cm" svg:height="0.526cm" svg:viewBox="0.0 0.0 9521.367 525.937" svg:d="M 22607.702 109115.366 L 22544.420 109115.366 L 22544.420 108712.123 C 22529.186 108726.655 22509.147 108741.186 22484.303 108755.717 C 22459.694 108770.248 22437.545 108781.147 22417.858 108788.413 L 22417.858 108727.241 C 22453.249 108710.600 22484.186 108690.444 22510.670 108666.772 C 22537.155 108643.100 22555.905 108620.131 22566.920 108597.866 L 22607.702 108597.866 L 22607.702 109115.366 ZM 22962.780 108960.678 L 22962.780 108897.045 L 23157.194 108897.045 L 23157.194 108960.678 L 22962.780 108960.678 ZM 23432.819 109115.366 L 23432.819 108599.975 L 23501.022 108599.975 L 23501.022 109054.545 L 23754.850 109054.545 L 23754.850 109115.366 L 23432.819 109115.366 ZM 23828.678 108782.436 L 23812.506 108686.108 L 23812.506 108599.975 L 23884.577 108599.975 L 23884.577 108686.108 L 23867.702 108782.436 L 23828.678 108782.436 ZM 23917.624 109115.366 L 24115.553 108599.975 L 24189.030 108599.975 L 24399.967 109115.366 L 24322.272 109115.366 L 24262.155 108959.272 L 24046.647 108959.272 L 23990.045 109115.366 L 23917.624 109115.366 ZM 24066.334 108903.725 L 24241.061 108903.725 L 24187.272 108760.991 C 24170.866 108717.631 24158.678 108682.006 24150.709 108654.116 C 24144.147 108687.163 24134.889 108719.975 24122.936 108752.553 L 24066.334 108903.725 ZM 24445.670 109115.366 L 24445.670 108599.975 L 24508.952 108599.975 L 24508.952 109115.366 L 24445.670 109115.366 ZM 24605.983 109115.366 L 24605.983 108599.975 L 24669.264 108599.975 L 24669.264 109115.366 L 24605.983 109115.366 ZM 25011.334 109069.311 C 24987.897 109089.233 24965.280 109103.295 24943.483 109111.498 C 24921.920 109119.702 24898.717 109123.803 24873.874 109123.803 C 24832.858 109123.803 24801.334 109113.842 24779.303 109093.920 C 24757.272 109073.764 24746.256 109048.100 24746.256 109016.928 C 24746.256 108998.647 24750.358 108982.006 24758.561 108967.006 C 24766.999 108951.772 24777.897 108939.584 24791.256 108930.444 C 24804.850 108921.303 24820.084 108914.389 24836.959 108909.702 C 24849.381 108906.420 24868.131 108903.256 24893.209 108900.209 C 24944.303 108894.116 24981.920 108886.850 25006.061 108878.413 C 25006.295 108869.741 25006.413 108864.233 25006.413 108861.889 C 25006.413 108836.108 25000.436 108817.944 24988.483 108807.397 C 24972.311 108793.100 24948.288 108785.952 24916.413 108785.952 C 24886.647 108785.952 24864.616 108791.225 24850.319 108801.772 C 24836.256 108812.084 24825.827 108830.483 24819.030 108856.967 L 24757.155 108848.530 C 24762.780 108822.045 24772.038 108800.717 24784.928 108784.545 C 24797.819 108768.139 24816.452 108755.600 24840.827 108746.928 C 24865.202 108738.022 24893.444 108733.569 24925.553 108733.569 C 24957.428 108733.569 24983.327 108737.319 25003.249 108744.819 C 25023.170 108752.319 25037.819 108761.811 25047.194 108773.295 C 25056.569 108784.545 25063.131 108798.842 25066.881 108816.186 C 25068.991 108826.967 25070.045 108846.420 25070.045 108874.545 L 25070.045 108958.920 C 25070.045 109017.748 25071.334 109055.014 25073.913 109070.717 C 25076.725 109086.186 25082.116 109101.069 25090.084 109115.366 L 25023.991 109115.366 C 25017.428 109102.241 25013.209 109086.889 25011.334 109069.311 ZM 25006.061 108927.983 C 24983.092 108937.358 24948.639 108945.327 24902.702 108951.889 C 24876.686 108955.639 24858.288 108959.858 24847.506 108964.545 C 24836.725 108969.233 24828.405 108976.147 24822.545 108985.288 C 24816.686 108994.194 24813.756 109004.155 24813.756 109015.170 C 24813.756 109032.045 24820.084 109046.108 24832.741 109057.358 C 24845.631 109068.608 24864.381 109074.233 24888.991 109074.233 C 24913.366 109074.233 24935.045 109068.959 24954.030 109058.412 C 24973.014 109047.631 24986.959 109032.983 24995.866 109014.467 C 25002.663 109000.170 25006.061 108979.077 25006.061 108951.186 L 25006.061 108927.983 ZM 25168.834 108672.748 L 25168.834 108599.975 L 25232.116 108599.975 L 25232.116 108672.748 L 25168.834 108672.748 ZM 25168.834 109115.366 L 25168.834 108742.006 L 25232.116 108742.006 L 25232.116 109115.366 L 25168.834 109115.366 ZM 25328.796 109115.366 L 25328.796 108742.006 L 25385.749 108742.006 L 25385.749 108795.092 C 25413.171 108754.077 25452.780 108733.569 25504.577 108733.569 C 25527.077 108733.569 25547.702 108737.670 25566.452 108745.873 C 25585.436 108753.842 25599.616 108764.389 25608.991 108777.514 C 25618.366 108790.639 25624.928 108806.225 25628.678 108824.272 C 25631.022 108835.991 25632.194 108856.498 25632.194 108885.795 L 25632.194 109115.366 L 25568.913 109115.366 L 25568.913 108888.256 C 25568.913 108862.475 25566.452 108843.256 25561.530 108830.600 C 25556.608 108817.709 25547.819 108807.514 25535.163 108800.014 C 25522.741 108792.280 25508.092 108788.413 25491.217 108788.413 C 25464.264 108788.413 25440.944 108796.967 25421.256 108814.077 C 25401.803 108831.186 25392.077 108863.647 25392.077 108911.459 L 25392.077 109115.366 L 25328.796 109115.366 ZM 25985.163 108995.131 L 26050.553 109003.217 C 26040.241 109041.420 26021.139 109071.069 25993.249 109092.162 C 25965.358 109113.256 25929.733 109123.803 25886.374 109123.803 C 25831.764 109123.803 25788.405 109107.045 25756.296 109073.530 C 25724.421 109039.780 25708.483 108992.553 25708.483 108931.850 C 25708.483 108869.038 25724.655 108820.288 25756.999 108785.600 C 25789.342 108750.913 25831.296 108733.569 25882.858 108733.569 C 25932.780 108733.569 25973.561 108750.561 26005.202 108784.545 C 26036.842 108818.530 26052.663 108866.342 26052.663 108927.983 C 26052.663 108931.733 26052.546 108937.358 26052.311 108944.858 L 25773.874 108944.858 C 25776.217 108985.873 25787.819 109017.280 25808.678 109039.077 C 25829.538 109060.873 25855.553 109071.772 25886.725 109071.772 C 25909.928 109071.772 25929.733 109065.678 25946.139 109053.491 C 25962.546 109041.303 25975.553 109021.850 25985.163 108995.131 ZM 25777.389 108892.827 L 25985.866 108892.827 C 25983.053 108861.420 25975.085 108837.866 25961.960 108822.163 C 25941.803 108797.788 25915.671 108785.600 25883.561 108785.600 C 25854.499 108785.600 25830.006 108795.327 25810.085 108814.780 C 25790.397 108834.233 25779.499 108860.248 25777.389 108892.827 ZM 26305.436 108960.678 L 26305.436 108897.045 L 26499.850 108897.045 L 26499.850 108960.678 L 26305.436 108960.678 ZM 27013.834 108978.608 L 27076.061 108986.694 C 27069.264 109029.584 27051.803 109063.217 27023.678 109087.592 C 26995.787 109111.733 26961.452 109123.803 26920.670 109123.803 C 26869.577 109123.803 26828.444 109107.162 26797.272 109073.881 C 26766.334 109040.366 26750.866 108992.436 26750.866 108930.092 C 26750.866 108889.780 26757.545 108854.506 26770.905 108824.272 C 26784.264 108794.038 26804.537 108771.420 26831.725 108756.420 C 26859.147 108741.186 26888.912 108733.569 26921.022 108733.569 C 26961.569 108733.569 26994.733 108743.881 27020.514 108764.506 C 27046.295 108784.897 27062.819 108813.959 27070.084 108851.694 L 27008.561 108861.186 C 27002.702 108836.108 26992.272 108817.241 26977.272 108804.584 C 26962.506 108791.928 26944.577 108785.600 26923.483 108785.600 C 26891.608 108785.600 26865.709 108797.084 26845.787 108820.053 C 26825.866 108842.788 26815.905 108878.881 26815.905 108928.334 C 26815.905 108978.491 26825.514 109014.936 26844.733 109037.670 C 26863.952 109060.405 26889.030 109071.772 26919.967 109071.772 C 26944.811 109071.772 26965.553 109064.155 26982.194 109048.920 C 26998.834 109033.686 27009.381 109010.248 27013.834 108978.608 ZM 27373.835 109069.311 C 27350.397 109089.233 27327.780 109103.295 27305.983 109111.498 C 27284.421 109119.702 27261.218 109123.803 27236.374 109123.803 C 27195.358 109123.803 27163.835 109113.842 27141.803 109093.920 C 27119.772 109073.764 27108.757 109048.100 27108.757 109016.928 C 27108.757 108998.647 27112.858 108982.006 27121.061 108967.006 C 27129.499 108951.772 27140.397 108939.584 27153.757 108930.444 C 27167.350 108921.303 27182.585 108914.389 27199.460 108909.702 C 27211.882 108906.420 27230.632 108903.256 27255.710 108900.209 C 27306.803 108894.116 27344.421 108886.850 27368.561 108878.413 C 27368.796 108869.741 27368.913 108864.233 27368.913 108861.889 C 27368.913 108836.108 27362.936 108817.944 27350.983 108807.397 C 27334.811 108793.100 27310.788 108785.952 27278.913 108785.952 C 27249.147 108785.952 27227.116 108791.225 27212.819 108801.772 C 27198.757 108812.084 27188.327 108830.483 27181.530 108856.967 L 27119.655 108848.530 C 27125.280 108822.045 27134.538 108800.717 27147.428 108784.545 C 27160.319 108768.139 27178.952 108755.600 27203.327 108746.928 C 27227.702 108738.022 27255.944 108733.569 27288.053 108733.569 C 27319.928 108733.569 27345.827 108737.319 27365.749 108744.819 C 27385.671 108752.319 27400.319 108761.811 27409.694 108773.295 C 27419.069 108784.545 27425.632 108798.842 27429.382 108816.186 C 27431.491 108826.967 27432.546 108846.420 27432.546 108874.545 L 27432.546 108958.920 C 27432.546 109017.748 27433.835 109055.014 27436.413 109070.717 C 27439.225 109086.186 27444.616 109101.069 27452.585 109115.366 L 27386.491 109115.366 C 27379.928 109102.241 27375.710 109086.889 27373.835 109069.311 ZM 27368.561 108927.983 C 27345.593 108937.358 27311.139 108945.327 27265.202 108951.889 C 27239.186 108955.639 27220.788 108959.858 27210.007 108964.545 C 27199.225 108969.233 27190.905 108976.147 27185.046 108985.288 C 27179.186 108994.194 27176.257 109004.155 27176.257 109015.170 C 27176.257 109032.045 27182.585 109046.108 27195.241 109057.358 C 27208.132 109068.608 27226.882 109074.233 27251.491 109074.233 C 27275.866 109074.233 27297.546 109068.959 27316.530 109058.412 C 27335.514 109047.631 27349.460 109032.983 27358.366 109014.467 C 27365.163 109000.170 27368.561 108979.077 27368.561 108951.186 L 27368.561 108927.983 ZM 27529.577 109115.366 L 27529.577 108599.975 L 27592.858 108599.975 L 27592.858 109115.366 L 27529.577 109115.366 ZM 27691.647 108672.748 L 27691.647 108599.975 L 27754.928 108599.975 L 27754.928 108672.748 L 27691.647 108672.748 ZM 27691.647 109115.366 L 27691.647 108742.006 L 27754.928 108742.006 L 27754.928 109115.366 L 27691.647 109115.366 ZM 27909.967 109115.366 L 27851.256 109115.366 L 27851.256 108599.975 L 27914.538 108599.975 L 27914.538 108783.842 C 27941.256 108750.327 27975.358 108733.569 28016.842 108733.569 C 28039.811 108733.569 28061.491 108738.256 28081.881 108747.631 C 28102.506 108756.772 28119.381 108769.780 28132.506 108786.655 C 28145.866 108803.295 28156.295 108823.452 28163.795 108847.123 C 28171.295 108870.795 28175.045 108896.108 28175.045 108923.061 C 28175.045 108987.045 28159.225 109036.498 28127.584 109071.420 C 28095.944 109106.342 28057.975 109123.803 28013.678 109123.803 C 27969.616 109123.803 27935.045 109105.405 27909.967 109068.608 L 27909.967 109115.366 ZM 27909.264 108925.873 C 27909.264 108970.639 27915.358 109002.983 27927.545 109022.905 C 27947.467 109055.483 27974.420 109071.772 28008.405 109071.772 C 28036.061 109071.772 28059.967 109059.819 28080.124 109035.912 C 28100.280 109011.772 28110.358 108975.913 28110.358 108928.334 C 28110.358 108879.584 28100.631 108843.608 28081.178 108820.405 C 28061.959 108797.202 28038.639 108785.600 28011.217 108785.600 C 27983.561 108785.600 27959.655 108797.670 27939.499 108821.811 C 27919.342 108845.717 27909.264 108880.405 27909.264 108925.873 ZM 28251.686 109115.366 L 28251.686 108742.006 L 28308.639 108742.006 L 28308.639 108798.608 C 28323.170 108772.123 28336.530 108754.663 28348.717 108746.225 C 28361.139 108737.788 28374.733 108733.569 28389.499 108733.569 C 28410.827 108733.569 28432.506 108740.366 28454.538 108753.959 L 28432.741 108812.670 C 28417.272 108803.530 28401.803 108798.959 28386.334 108798.959 C 28372.506 108798.959 28360.084 108803.178 28349.069 108811.616 C 28338.053 108819.819 28330.202 108831.303 28325.514 108846.069 C 28318.483 108868.569 28314.967 108893.178 28314.967 108919.897 L 28314.967 109115.366 L 28251.686 109115.366 ZM 28736.491 109069.311 C 28713.053 109089.233 28690.436 109103.295 28668.639 109111.498 C 28647.077 109119.702 28623.873 109123.803 28599.030 109123.803 C 28558.014 109123.803 28526.491 109113.842 28504.459 109093.920 C 28482.428 109073.764 28471.412 109048.100 28471.412 109016.928 C 28471.412 108998.647 28475.514 108982.006 28483.717 108967.006 C 28492.155 108951.772 28503.053 108939.584 28516.412 108930.444 C 28530.006 108921.303 28545.241 108914.389 28562.116 108909.702 C 28574.537 108906.420 28593.287 108903.256 28618.366 108900.209 C 28669.459 108894.116 28707.077 108886.850 28731.217 108878.413 C 28731.452 108869.741 28731.569 108864.233 28731.569 108861.889 C 28731.569 108836.108 28725.592 108817.944 28713.639 108807.397 C 28697.467 108793.100 28673.444 108785.952 28641.569 108785.952 C 28611.803 108785.952 28589.772 108791.225 28575.475 108801.772 C 28561.412 108812.084 28550.983 108830.483 28544.186 108856.967 L 28482.311 108848.530 C 28487.936 108822.045 28497.194 108800.717 28510.084 108784.545 C 28522.975 108768.139 28541.608 108755.600 28565.983 108746.928 C 28590.358 108738.022 28618.600 108733.569 28650.709 108733.569 C 28682.584 108733.569 28708.483 108737.319 28728.405 108744.819 C 28748.327 108752.319 28762.975 108761.811 28772.350 108773.295 C 28781.725 108784.545 28788.287 108798.842 28792.037 108816.186 C 28794.147 108826.967 28795.202 108846.420 28795.202 108874.545 L 28795.202 108958.920 C 28795.202 109017.748 28796.491 109055.014 28799.069 109070.717 C 28801.881 109086.186 28807.272 109101.069 28815.241 109115.366 L 28749.147 109115.366 C 28742.584 109102.241 28738.366 109086.889 28736.491 109069.311 ZM 28731.217 108927.983 C 28708.248 108937.358 28673.795 108945.327 28627.858 108951.889 C 28601.842 108955.639 28583.444 108959.858 28572.662 108964.545 C 28561.881 108969.233 28553.561 108976.147 28547.702 108985.288 C 28541.842 108994.194 28538.912 109004.155 28538.912 109015.170 C 28538.912 109032.045 28545.241 109046.108 28557.897 109057.358 C 28570.787 109068.608 28589.537 109074.233 28614.147 109074.233 C 28638.522 109074.233 28660.202 109068.959 28679.186 109058.412 C 28698.170 109047.631 28712.116 109032.983 28721.022 109014.467 C 28727.819 109000.170 28731.217 108979.077 28731.217 108951.186 L 28731.217 108927.983 ZM 29031.803 109058.764 L 29040.944 109114.662 C 29023.131 109118.412 29007.194 109120.287 28993.131 109120.287 C 28970.162 109120.287 28952.350 109116.655 28939.694 109109.389 C 28927.037 109102.123 28918.131 109092.631 28912.975 109080.912 C 28907.819 109068.959 28905.241 109043.998 28905.241 109006.030 L 28905.241 108791.225 L 28858.834 108791.225 L 28858.834 108742.006 L 28905.241 108742.006 L 28905.241 108649.545 L 28968.170 108611.577 L 28968.170 108742.006 L 29031.803 108742.006 L 29031.803 108791.225 L 28968.170 108791.225 L 28968.170 109009.545 C 28968.170 109027.592 28969.225 109039.194 28971.334 109044.350 C 28973.678 109049.506 28977.311 109053.608 28982.233 109056.655 C 28987.389 109059.702 28994.655 109061.225 29004.030 109061.225 C 29011.061 109061.225 29020.319 109060.405 29031.803 109058.764 ZM 29093.678 108672.748 L 29093.678 108599.975 L 29156.960 108599.975 L 29156.960 108672.748 L 29093.678 108672.748 ZM 29093.678 109115.366 L 29093.678 108742.006 L 29156.960 108742.006 L 29156.960 109115.366 L 29093.678 109115.366 ZM 29230.084 108928.686 C 29230.084 108859.545 29249.303 108808.334 29287.741 108775.053 C 29319.850 108747.397 29358.991 108733.569 29405.162 108733.569 C 29456.491 108733.569 29498.444 108750.444 29531.022 108784.194 C 29563.600 108817.709 29579.889 108864.116 29579.889 108923.413 C 29579.889 108971.459 29572.623 109009.311 29558.092 109036.967 C 29543.795 109064.389 29522.819 109085.717 29495.162 109100.952 C 29467.741 109116.186 29437.741 109123.803 29405.162 109123.803 C 29352.897 109123.803 29310.592 109107.045 29278.248 109073.530 C 29246.139 109040.014 29230.084 108991.733 29230.084 108928.686 ZM 29295.123 108928.686 C 29295.123 108976.498 29305.553 109012.358 29326.412 109036.264 C 29347.272 109059.936 29373.522 109071.772 29405.162 109071.772 C 29436.569 109071.772 29462.701 109059.819 29483.561 109035.912 C 29504.420 109012.006 29514.850 108975.561 29514.850 108926.577 C 29514.850 108880.405 29504.303 108845.483 29483.209 108821.811 C 29462.350 108797.905 29436.334 108785.952 29405.162 108785.952 C 29373.522 108785.952 29347.272 108797.788 29326.412 108821.459 C 29305.553 108845.131 29295.123 108880.873 29295.123 108928.686 ZM 29654.421 109115.366 L 29654.421 108742.006 L 29711.374 108742.006 L 29711.374 108795.092 C 29738.796 108754.077 29778.405 108733.569 29830.202 108733.569 C 29852.702 108733.569 29873.327 108737.670 29892.077 108745.873 C 29911.061 108753.842 29925.241 108764.389 29934.616 108777.514 C 29943.991 108790.639 29950.553 108806.225 29954.303 108824.272 C 29956.647 108835.991 29957.819 108856.498 29957.819 108885.795 L 29957.819 109115.366 L 29894.538 109115.366 L 29894.538 108888.256 C 29894.538 108862.475 29892.077 108843.256 29887.155 108830.600 C 29882.233 108817.709 29873.444 108807.514 29860.788 108800.014 C 29848.366 108792.280 29833.718 108788.413 29816.843 108788.413 C 29789.889 108788.413 29766.569 108796.967 29746.882 108814.077 C 29727.428 108831.186 29717.702 108863.647 29717.702 108911.459 L 29717.702 109115.366 L 29654.421 109115.366 ZM 30229.577 109003.920 L 30292.155 108994.077 C 30295.670 109019.155 30305.397 109038.373 30321.335 109051.733 C 30337.506 109065.092 30360.006 109071.772 30388.835 109071.772 C 30417.897 109071.772 30439.460 109065.912 30453.522 109054.194 C 30467.585 109042.241 30474.616 109028.295 30474.616 109012.358 C 30474.616 108998.061 30468.405 108986.811 30455.983 108978.608 C 30447.311 108972.983 30425.749 108965.834 30391.295 108957.163 C 30344.889 108945.444 30312.663 108935.366 30294.616 108926.928 C 30276.803 108918.256 30263.210 108906.420 30253.835 108891.420 C 30244.694 108876.186 30240.124 108859.428 30240.124 108841.147 C 30240.124 108824.506 30243.874 108809.155 30251.374 108795.092 C 30259.108 108780.795 30269.538 108768.959 30282.663 108759.584 C 30292.506 108752.319 30305.866 108746.225 30322.741 108741.303 C 30339.850 108736.147 30358.131 108733.569 30377.585 108733.569 C 30406.881 108733.569 30432.545 108737.788 30454.577 108746.225 C 30476.842 108754.663 30493.249 108766.147 30503.795 108780.678 C 30514.342 108794.975 30521.608 108814.194 30525.592 108838.334 L 30463.717 108846.772 C 30460.905 108827.553 30452.702 108812.553 30439.108 108801.772 C 30425.749 108790.991 30406.764 108785.600 30382.155 108785.600 C 30353.092 108785.600 30332.350 108790.405 30319.928 108800.014 C 30307.506 108809.623 30301.295 108820.873 30301.295 108833.764 C 30301.295 108841.967 30303.874 108849.350 30309.030 108855.913 C 30314.186 108862.709 30322.272 108868.334 30333.288 108872.788 C 30339.616 108875.131 30358.249 108880.522 30389.186 108888.959 C 30433.952 108900.913 30465.124 108910.756 30482.702 108918.491 C 30500.514 108925.991 30514.460 108937.006 30524.538 108951.538 C 30534.616 108966.069 30539.655 108984.116 30539.655 109005.678 C 30539.655 109026.772 30533.444 109046.694 30521.022 109065.444 C 30508.835 109083.959 30491.139 109098.373 30467.936 109108.686 C 30444.733 109118.764 30418.483 109123.803 30389.186 109123.803 C 30340.670 109123.803 30303.639 109113.725 30278.092 109093.569 C 30252.780 109073.412 30236.608 109043.530 30229.577 109003.920 ZM 30858.522 108978.608 L 30920.749 108986.694 C 30913.952 109029.584 30896.491 109063.217 30868.366 109087.592 C 30840.476 109111.733 30806.140 109123.803 30765.358 109123.803 C 30714.265 109123.803 30673.132 109107.162 30641.960 109073.881 C 30611.022 109040.366 30595.554 108992.436 30595.554 108930.092 C 30595.554 108889.780 30602.233 108854.506 30615.593 108824.272 C 30628.952 108794.038 30649.226 108771.420 30676.413 108756.420 C 30703.835 108741.186 30733.601 108733.569 30765.710 108733.569 C 30806.257 108733.569 30839.421 108743.881 30865.202 108764.506 C 30890.983 108784.897 30907.507 108813.959 30914.772 108851.694 L 30853.249 108861.186 C 30847.390 108836.108 30836.960 108817.241 30821.960 108804.584 C 30807.194 108791.928 30789.265 108785.600 30768.171 108785.600 C 30736.296 108785.600 30710.397 108797.084 30690.476 108820.053 C 30670.554 108842.788 30660.593 108878.881 30660.593 108928.334 C 30660.593 108978.491 30670.202 109014.936 30689.421 109037.670 C 30708.640 109060.405 30733.718 109071.772 30764.655 109071.772 C 30789.499 109071.772 30810.241 109064.155 30826.882 109048.920 C 30843.522 109033.686 30854.069 109010.248 30858.522 108978.608 ZM 30951.334 108928.686 C 30951.334 108859.545 30970.553 108808.334 31008.991 108775.053 C 31041.100 108747.397 31080.241 108733.569 31126.412 108733.569 C 31177.741 108733.569 31219.694 108750.444 31252.272 108784.194 C 31284.850 108817.709 31301.139 108864.116 31301.139 108923.413 C 31301.139 108971.459 31293.873 109009.311 31279.342 109036.967 C 31265.045 109064.389 31244.069 109085.717 31216.412 109100.952 C 31188.991 109116.186 31158.991 109123.803 31126.412 109123.803 C 31074.147 109123.803 31031.842 109107.045 30999.498 109073.530 C 30967.389 109040.014 30951.334 108991.733 30951.334 108928.686 ZM 31016.373 108928.686 C 31016.373 108976.498 31026.803 109012.358 31047.662 109036.264 C 31068.522 109059.936 31094.772 109071.772 31126.412 109071.772 C 31157.819 109071.772 31183.952 109059.819 31204.811 109035.912 C 31225.670 109012.006 31236.100 108975.561 31236.100 108926.577 C 31236.100 108880.405 31225.553 108845.483 31204.459 108821.811 C 31183.600 108797.905 31157.584 108785.952 31126.412 108785.952 C 31094.772 108785.952 31068.522 108797.788 31047.662 108821.459 C 31026.803 108845.131 31016.373 108880.873 31016.373 108928.686 ZM 31374.967 109115.366 L 31374.967 108742.006 L 31431.920 108742.006 L 31431.920 108798.608 C 31446.452 108772.123 31459.811 108754.663 31471.998 108746.225 C 31484.420 108737.788 31498.014 108733.569 31512.780 108733.569 C 31534.108 108733.569 31555.787 108740.366 31577.819 108753.959 L 31556.022 108812.670 C 31540.553 108803.530 31525.084 108798.959 31509.616 108798.959 C 31495.787 108798.959 31483.366 108803.178 31472.350 108811.616 C 31461.334 108819.819 31453.483 108831.303 31448.795 108846.069 C 31441.764 108868.569 31438.248 108893.178 31438.248 108919.897 L 31438.248 109115.366 L 31374.967 109115.366 ZM 31871.725 108995.131 L 31937.116 109003.217 C 31926.803 109041.420 31907.702 109071.069 31879.811 109092.162 C 31851.921 109113.256 31816.296 109123.803 31772.936 109123.803 C 31718.327 109123.803 31674.968 109107.045 31642.858 109073.530 C 31610.983 109039.780 31595.046 108992.553 31595.046 108931.850 C 31595.046 108869.038 31611.218 108820.288 31643.561 108785.600 C 31675.905 108750.913 31717.858 108733.569 31769.421 108733.569 C 31819.343 108733.569 31860.124 108750.561 31891.764 108784.545 C 31923.405 108818.530 31939.225 108866.342 31939.225 108927.983 C 31939.225 108931.733 31939.108 108937.358 31938.874 108944.858 L 31660.436 108944.858 C 31662.780 108985.873 31674.382 109017.280 31695.241 109039.077 C 31716.100 109060.873 31742.116 109071.772 31773.288 109071.772 C 31796.491 109071.772 31816.296 109065.678 31832.702 109053.491 C 31849.108 109041.303 31862.116 109021.850 31871.725 108995.131 ZM 31663.952 108892.827 L 31872.428 108892.827 C 31869.616 108861.420 31861.647 108837.866 31848.522 108822.163 C 31828.366 108797.788 31802.233 108785.600 31770.124 108785.600 C 31741.061 108785.600 31716.569 108795.327 31696.647 108814.780 C 31676.960 108834.233 31666.061 108860.248 31663.952 108892.827 Z">
              <!-- 477 nodes -->
            </draw:path>
          </draw:g>
          <!-- id="g4722" -->
          <draw:g id="g4861">
            <draw:path id="path4865" draw:style-name="style0" draw:layer="layout" svg:x="2.318cm" svg:y="1.201cm" svg:width="11.224cm" svg:height="11.224cm" svg:viewBox="0.0 0.0 11224.000 11224.000" svg:d="M 4635.211 13625.762 L 15859.210 13625.762 L 15859.210 2401.762 L 4635.211 2401.762 L 4635.211 13625.762 Z">
              <!-- 5 nodes -->
            </draw:path>
            <draw:g id="g4867">
              <draw:g id="g4869">
                <draw:g id="g4875">
                  <draw:frame id="image4877" draw:style-name="gr1" draw:text-style-name="P1" draw:layer="layout" svg:width="11.232cm" svg:height="11.232cm" draw:transform="matrix(99.060 0.000 0.000 99.060 20.440 10.521) translate(2.318cm, 1.193cm)">
                    <draw:image xlink:href="Pictures/image7.png" xlink:type="simple" xlink:show="embed" xlink:actuate="onLoad">
                      <text:p/>
                    </draw:image>
                  </draw:frame>
                </draw:g>
                <!-- id="g4875" -->
              </draw:g>
              <!-- id="g4869" -->
            </draw:g>
            <!-- id="g4867" -->
            <draw:g id="g4879">
              <draw:path id="path4881" draw:style-name="style4" draw:layer="layout" svg:x="3.705cm" svg:y="12.425cm" svg:width="0.032cm" svg:height="0.140cm" svg:viewBox="0.0 0.0 32.000 140.000" svg:d="M 7425.211 24849.761 L 7425.211 24989.761 L 7425.211 24849.761 ">
                <!-- 3 nodes -->
              </draw:path>
              <draw:path id="text4885" draw:style-name="style1" draw:layer="layout" svg:x="3.612cm" svg:y="12.721cm" svg:width="0.226cm" svg:height="0.379cm" svg:viewBox="0.0 0.0 225.723 379.082" svg:d="M 7232.207 25777.515 L 7315.996 25777.515 L 7315.996 25488.316 L 7224.843 25506.597 L 7224.843 25459.879 L 7315.488 25441.597 L 7366.777 25441.597 L 7366.777 25777.515 L 7450.566 25777.515 L 7450.566 25820.679 L 7232.207 25820.679 L 7232.207 25777.515 Z">
                <!-- 12 nodes -->
              </draw:path>
              <draw:path id="path4887" draw:style-name="style4" draw:layer="layout" svg:x="6.511cm" svg:y="12.425cm" svg:width="0.032cm" svg:height="0.140cm" svg:viewBox="0.0 0.0 32.000 140.000" svg:d="M 13037.211 24849.761 L 13037.211 24989.761 L 13037.211 24849.761 ">
                <!-- 3 nodes -->
              </draw:path>
              <draw:path id="text4891" draw:style-name="style1" draw:layer="layout" svg:x="6.399cm" svg:y="12.714cm" svg:width="0.241cm" svg:height="0.386cm" svg:viewBox="0.0 0.0 240.703 385.937" svg:d="M 12860.457 25770.660 L 13039.461 25770.660 L 13039.461 25813.824 L 12798.758 25813.824 L 12798.758 25770.660 C 12818.224 25750.517 12844.715 25723.518 12878.230 25689.664 C 12911.915 25655.640 12933.074 25633.720 12941.707 25623.902 C 12958.126 25605.451 12969.552 25589.879 12975.984 25577.183 C 12982.586 25564.319 12985.887 25551.708 12985.887 25539.351 C 12985.887 25519.208 12978.777 25502.789 12964.558 25490.093 C 12950.509 25477.398 12932.143 25471.050 12909.461 25471.050 C 12893.380 25471.050 12876.368 25473.843 12858.426 25479.429 C 12840.652 25485.015 12821.609 25493.479 12801.297 25504.820 L 12801.297 25453.023 C 12821.948 25444.729 12841.245 25438.466 12859.187 25434.234 C 12877.130 25430.002 12893.549 25427.886 12908.445 25427.886 C 12947.716 25427.886 12979.031 25437.704 13002.390 25457.339 C 13025.750 25476.975 13037.429 25503.212 13037.429 25536.050 C 13037.429 25551.623 13034.467 25566.435 13028.543 25580.484 C 13022.788 25594.364 13012.208 25610.783 12996.804 25629.742 C 12992.573 25634.651 12979.116 25648.869 12956.433 25672.398 C 12933.751 25695.757 12901.759 25728.511 12860.457 25770.660 Z">
                <!-- 22 nodes -->
              </draw:path>
              <draw:path id="path4893" draw:style-name="style4" draw:layer="layout" svg:x="9.317cm" svg:y="12.425cm" svg:width="0.032cm" svg:height="0.140cm" svg:viewBox="0.0 0.0 32.000 140.000" svg:d="M 18649.210 24849.761 L 18649.210 24989.761 L 18649.210 24849.761 ">
                <!-- 3 nodes -->
              </draw:path>
              <draw:path id="text4897" draw:style-name="style1" draw:layer="layout" svg:x="9.207cm" svg:y="12.714cm" svg:width="0.250cm" svg:height="0.393cm" svg:viewBox="0.0 0.0 249.590 393.301" svg:d="M 18585.191 25609.429 C 18609.735 25614.677 18628.863 25625.595 18642.574 25642.183 C 18656.454 25658.772 18663.394 25679.254 18663.394 25703.629 C 18663.394 25741.037 18650.530 25769.983 18624.800 25790.464 C 18599.071 25810.946 18562.509 25821.187 18515.113 25821.187 C 18499.202 25821.187 18482.782 25819.579 18465.855 25816.363 C 18449.097 25813.316 18431.747 25808.661 18413.804 25802.398 L 18413.804 25752.886 C 18428.023 25761.181 18443.596 25767.444 18460.523 25771.675 C 18477.450 25775.907 18495.139 25778.023 18513.590 25778.023 C 18545.751 25778.023 18570.211 25771.675 18586.968 25758.980 C 18603.896 25746.285 18612.359 25727.834 18612.359 25703.629 C 18612.359 25681.285 18604.488 25663.850 18588.746 25651.324 C 18573.173 25638.629 18551.422 25632.281 18523.492 25632.281 L 18479.312 25632.281 L 18479.312 25590.132 L 18525.523 25590.132 C 18550.744 25590.132 18570.041 25585.139 18583.414 25575.152 C 18596.786 25564.996 18603.472 25550.438 18603.472 25531.480 C 18603.472 25512.014 18596.532 25497.118 18582.652 25486.793 C 18568.941 25476.298 18549.221 25471.050 18523.492 25471.050 C 18509.442 25471.050 18494.377 25472.574 18478.297 25475.621 C 18462.216 25478.668 18444.527 25483.407 18425.230 25489.839 L 18425.230 25444.136 C 18444.696 25438.720 18462.893 25434.657 18479.820 25431.949 C 18496.916 25429.241 18512.997 25427.886 18528.062 25427.886 C 18566.994 25427.886 18597.802 25436.773 18620.484 25454.546 C 18643.166 25472.151 18654.507 25496.018 18654.507 25526.148 C 18654.507 25547.138 18648.498 25564.911 18636.480 25579.468 C 18624.462 25593.856 18607.366 25603.843 18585.191 25609.429 Z">
                <!-- 30 nodes -->
              </draw:path>
              <draw:path id="path4899" draw:style-name="style4" draw:layer="layout" svg:x="12.123cm" svg:y="12.425cm" svg:width="0.032cm" svg:height="0.140cm" svg:viewBox="0.0 0.0 32.000 140.000" svg:d="M 24261.210 24849.761 L 24261.210 24989.761 L 24261.210 24849.761 ">
                <!-- 3 nodes -->
              </draw:path>
              <draw:path id="text4903" draw:style-name="style1" draw:layer="layout" svg:x="11.999cm" svg:y="12.721cm" svg:width="0.276cm" svg:height="0.379cm" svg:viewBox="0.0 0.0 276.250 379.082" svg:d="M 24168.500 25486.285 L 24039.007 25688.648 L 24168.500 25688.648 L 24168.500 25486.285 ZM 24155.043 25441.597 L 24219.535 25441.597 L 24219.535 25688.648 L 24273.617 25688.648 L 24273.617 25731.304 L 24219.535 25731.304 L 24219.535 25820.679 L 24168.500 25820.679 L 24168.500 25731.304 L 23997.367 25731.304 L 23997.367 25681.793 L 24155.043 25441.597 Z">
                <!-- 16 nodes -->
              </draw:path>
              <draw:path id="path4909" draw:style-name="style4" draw:layer="layout" svg:x="2.178cm" svg:y="11.006cm" svg:width="0.140cm" svg:height="0.032cm" svg:viewBox="0.0 0.0 140.000 32.000" svg:d="M 4495.211 22027.761 L 4355.211 22027.761 L 4495.211 22027.761 ">
                <!-- 3 nodes -->
              </draw:path>
              <draw:path id="text4913" draw:style-name="style1" draw:layer="layout" svg:x="1.764cm" svg:y="10.840cm" svg:width="0.226cm" svg:height="0.379cm" svg:viewBox="0.0 0.0 225.723 379.082" svg:d="M 3535.582 22016.515 L 3619.371 22016.515 L 3619.371 21727.316 L 3528.219 21745.597 L 3528.219 21698.879 L 3618.863 21680.597 L 3670.152 21680.597 L 3670.152 22016.515 L 3753.941 22016.515 L 3753.941 22059.679 L 3535.582 22059.679 L 3535.582 22016.515 Z">
                <!-- 12 nodes -->
              </draw:path>
              <draw:path id="path4915" draw:style-name="style4" draw:layer="layout" svg:x="2.178cm" svg:y="8.200cm" svg:width="0.140cm" svg:height="0.032cm" svg:viewBox="0.0 0.0 140.000 32.000" svg:d="M 4495.211 16415.762 L 4355.211 16415.762 L 4495.211 16415.762 ">
                <!-- 3 nodes -->
              </draw:path>
              <draw:path id="text4919" draw:style-name="style1" draw:layer="layout" svg:x="1.745cm" svg:y="8.027cm" svg:width="0.241cm" svg:height="0.386cm" svg:viewBox="0.0 0.0 240.703 385.937" svg:d="M 3551.832 16397.660 L 3730.836 16397.660 L 3730.836 16440.824 L 3490.133 16440.824 L 3490.133 16397.660 C 3509.599 16377.517 3536.090 16350.518 3569.605 16316.664 C 3603.290 16282.640 3624.449 16260.720 3633.082 16250.902 C 3649.501 16232.452 3660.927 16216.879 3667.359 16204.183 C 3673.961 16191.319 3677.262 16178.708 3677.262 16166.351 C 3677.262 16146.208 3670.152 16129.789 3655.933 16117.094 C 3641.884 16104.398 3623.518 16098.051 3600.836 16098.051 C 3584.755 16098.051 3567.743 16100.844 3549.801 16106.430 C 3532.027 16112.015 3512.984 16120.479 3492.672 16131.820 L 3492.672 16080.023 C 3513.323 16071.729 3532.620 16065.466 3550.562 16061.234 C 3568.505 16057.002 3584.924 16054.887 3599.820 16054.887 C 3639.091 16054.887 3670.406 16064.704 3693.765 16084.340 C 3717.125 16103.975 3728.805 16130.212 3728.805 16163.051 C 3728.805 16178.624 3725.842 16193.435 3719.918 16207.484 C 3714.163 16221.364 3703.583 16237.784 3688.180 16256.742 C 3683.948 16261.651 3670.491 16275.870 3647.808 16299.398 C 3625.126 16322.758 3593.134 16355.512 3551.832 16397.660 Z">
                <!-- 22 nodes -->
              </draw:path>
              <draw:path id="path4921" draw:style-name="style4" draw:layer="layout" svg:x="2.178cm" svg:y="5.394cm" svg:width="0.140cm" svg:height="0.032cm" svg:viewBox="0.0 0.0 140.000 32.000" svg:d="M 4495.211 10803.762 L 4355.211 10803.762 L 4495.211 10803.762 ">
                <!-- 3 nodes -->
              </draw:path>
              <draw:path id="text4925" draw:style-name="style1" draw:layer="layout" svg:x="1.747cm" svg:y="5.221cm" svg:width="0.250cm" svg:height="0.393cm" svg:viewBox="0.0 0.0 249.590 393.301" svg:d="M 3664.566 10624.430 C 3689.110 10629.677 3708.238 10640.595 3721.949 10657.184 C 3735.829 10673.772 3742.769 10694.254 3742.769 10718.629 C 3742.769 10756.038 3729.905 10784.983 3704.176 10805.465 C 3678.446 10825.947 3641.884 10836.187 3594.488 10836.187 C 3578.577 10836.187 3562.157 10834.579 3545.230 10831.363 C 3528.472 10828.316 3511.122 10823.661 3493.180 10817.398 L 3493.180 10767.887 C 3507.398 10776.181 3522.971 10782.444 3539.898 10786.676 C 3556.825 10790.907 3574.514 10793.023 3592.965 10793.023 C 3625.126 10793.023 3649.586 10786.676 3666.344 10773.980 C 3683.271 10761.285 3691.734 10742.835 3691.734 10718.629 C 3691.734 10696.285 3683.863 10678.850 3668.121 10666.324 C 3652.548 10653.629 3630.797 10647.281 3602.867 10647.281 L 3558.687 10647.281 L 3558.687 10605.133 L 3604.898 10605.133 C 3630.120 10605.133 3649.416 10600.139 3662.789 10590.152 C 3676.161 10579.996 3682.847 10565.439 3682.847 10546.480 C 3682.847 10527.014 3675.907 10512.118 3662.027 10501.793 C 3648.316 10491.298 3628.596 10486.051 3602.867 10486.051 C 3588.818 10486.051 3573.752 10487.574 3557.672 10490.621 C 3541.591 10493.668 3523.902 10498.407 3504.605 10504.840 L 3504.605 10459.137 C 3524.071 10453.720 3542.268 10449.658 3559.195 10446.949 C 3576.291 10444.241 3592.372 10442.887 3607.437 10442.887 C 3646.370 10442.887 3677.177 10451.773 3699.859 10469.547 C 3722.541 10487.151 3733.883 10511.018 3733.883 10541.148 C 3733.883 10562.138 3727.874 10579.911 3715.855 10594.469 C 3703.837 10608.857 3686.741 10618.844 3664.566 10624.430 Z">
                <!-- 30 nodes -->
              </draw:path>
              <draw:path id="path4927" draw:style-name="style4" draw:layer="layout" svg:x="2.178cm" svg:y="2.588cm" svg:width="0.140cm" svg:height="0.032cm" svg:viewBox="0.0 0.0 140.000 32.000" svg:d="M 4495.211 5191.762 L 4355.211 5191.762 L 4495.211 5191.762 ">
                <!-- 3 nodes -->
              </draw:path>
              <draw:path id="text4931" draw:style-name="style1" draw:layer="layout" svg:x="1.732cm" svg:y="2.422cm" svg:width="0.276cm" svg:height="0.379cm" svg:viewBox="0.0 0.0 276.250 379.082" svg:d="M 3635.875 4889.285 L 3506.383 5091.649 L 3635.875 5091.649 L 3635.875 4889.285 ZM 3622.418 4844.598 L 3686.910 4844.598 L 3686.910 5091.649 L 3740.992 5091.649 L 3740.992 5134.305 L 3686.910 5134.305 L 3686.910 5223.680 L 3635.875 5223.680 L 3635.875 5134.305 L 3464.742 5134.305 L 3464.742 5084.793 L 3622.418 4844.598 Z">
                <!-- 16 nodes -->
              </draw:path>
              <draw:path id="text4935" draw:style-name="style1" draw:layer="layout" svg:x="1.044cm" svg:y="3.164cm" svg:width="0.503cm" svg:height="7.262cm" svg:viewBox="0.0 0.0 503.242 7261.731" svg:d="M 2103.551 13590.085 L 2103.551 13521.023 L 2420.680 13352.937 L 2103.551 13352.937 L 2103.551 13303.171 L 2482.633 13303.171 L 2482.633 13372.234 L 2165.504 13540.320 L 2482.633 13540.320 L 2482.633 13590.085 L 2103.551 13590.085 ZM 2370.406 13207.981 L 2198.258 13207.981 L 2198.258 13161.262 L 2368.629 13161.262 C 2395.543 13161.262 2415.771 13156.015 2429.312 13145.520 C 2442.685 13135.025 2449.371 13119.283 2449.371 13098.293 C 2449.371 13073.072 2441.331 13053.183 2425.250 13038.625 C 2409.169 13023.899 2387.249 13016.536 2359.488 13016.536 L 2198.258 13016.536 L 2198.258 12969.817 L 2482.633 12969.817 L 2482.633 13016.536 L 2438.961 13016.536 C 2456.226 13027.877 2469.091 13041.080 2477.555 13056.145 C 2485.849 13071.041 2489.996 13088.391 2489.996 13108.196 C 2489.996 13140.865 2479.840 13165.663 2459.527 13182.590 C 2439.215 13199.517 2409.508 13207.981 2370.406 13207.981 ZM 2191.402 13090.422 ZM 2252.848 12652.070 C 2231.858 12640.391 2216.370 12626.426 2206.383 12610.176 C 2196.396 12593.926 2191.402 12574.798 2191.402 12552.793 C 2191.402 12523.171 2201.812 12500.319 2222.633 12484.238 C 2243.284 12468.158 2272.737 12460.117 2310.992 12460.117 L 2482.633 12460.117 L 2482.633 12507.090 L 2312.515 12507.090 C 2285.263 12507.090 2265.035 12511.914 2251.832 12521.563 C 2238.629 12531.211 2232.027 12545.938 2232.027 12565.742 C 2232.027 12589.948 2240.068 12609.076 2256.148 12623.125 C 2272.229 12637.175 2294.150 12644.199 2321.910 12644.199 L 2482.633 12644.199 L 2482.633 12691.172 L 2312.515 12691.172 C 2285.094 12691.172 2264.866 12695.996 2251.832 12705.645 C 2238.629 12715.293 2232.027 12730.189 2232.027 12750.332 C 2232.027 12774.199 2240.152 12793.158 2256.402 12807.207 C 2272.483 12821.257 2294.319 12828.281 2321.910 12828.281 L 2482.633 12828.281 L 2482.633 12875.254 L 2198.258 12875.254 L 2198.258 12828.281 L 2242.437 12828.281 C 2225.002 12817.617 2212.138 12804.837 2203.844 12789.941 C 2195.549 12775.046 2191.402 12757.357 2191.402 12736.875 C 2191.402 12716.224 2196.650 12698.705 2207.144 12684.316 C 2217.639 12669.759 2232.874 12659.011 2252.848 12652.070 ZM 2340.699 12162.856 C 2306.337 12162.856 2279.423 12169.965 2259.957 12184.184 C 2240.321 12198.234 2230.504 12217.615 2230.504 12242.329 C 2230.504 12267.042 2240.321 12286.508 2259.957 12300.727 C 2279.423 12314.777 2306.337 12321.801 2340.699 12321.801 C 2375.061 12321.801 2402.060 12314.777 2421.695 12300.727 C 2441.161 12286.508 2450.894 12267.042 2450.894 12242.329 C 2450.894 12217.615 2441.161 12198.234 2421.695 12184.184 C 2402.060 12169.965 2375.061 12162.856 2340.699 12162.856 ZM 2241.422 12321.801 C 2224.495 12311.984 2211.969 12299.627 2203.844 12284.731 C 2195.549 12269.666 2191.402 12251.723 2191.402 12230.903 C 2191.402 12196.372 2205.113 12168.357 2232.535 12146.860 C 2259.957 12125.193 2296.012 12114.360 2340.699 12114.360 C 2385.387 12114.360 2421.441 12125.193 2448.863 12146.860 C 2476.285 12168.357 2489.996 12196.372 2489.996 12230.903 C 2489.996 12251.723 2485.933 12269.666 2477.808 12284.731 C 2469.514 12299.627 2456.903 12311.984 2439.976 12321.801 L 2482.633 12321.801 L 2482.633 12368.774 L 2087.555 12368.774 L 2087.555 12321.801 L 2241.422 12321.801 ZM 2328.765 11793.554 L 2351.617 11793.554 L 2351.617 12008.359 C 2383.778 12006.328 2408.323 11996.679 2425.250 11979.414 C 2442.008 11961.979 2450.387 11937.773 2450.387 11906.797 C 2450.387 11888.854 2448.186 11871.504 2443.785 11854.746 C 2439.384 11837.819 2432.782 11821.061 2423.980 11804.472 L 2468.160 11804.472 C 2475.269 11821.230 2480.686 11838.411 2484.410 11856.015 C 2488.134 11873.620 2489.996 11891.478 2489.996 11909.590 C 2489.996 11954.954 2476.793 11990.924 2450.387 12017.500 C 2423.980 12043.906 2388.264 12057.109 2343.238 12057.109 C 2296.689 12057.109 2259.788 12044.583 2232.535 12019.531 C 2205.113 11994.310 2191.402 11960.371 2191.402 11917.715 C 2191.402 11879.459 2203.759 11849.245 2228.473 11827.070 C 2253.017 11804.726 2286.448 11793.554 2328.765 11793.554 ZM 2315.055 11840.273 C 2289.495 11840.612 2269.098 11847.806 2253.863 11861.855 C 2238.629 11875.735 2231.012 11894.186 2231.012 11917.207 C 2231.012 11943.275 2238.375 11964.179 2253.101 11979.922 C 2267.828 11995.495 2288.564 12004.466 2315.308 12006.836 L 2315.055 11840.273 ZM 2241.930 11552.212 C 2238.883 11557.459 2236.682 11563.214 2235.328 11569.477 C 2233.805 11575.571 2233.043 11582.342 2233.043 11589.790 C 2233.043 11616.196 2241.676 11636.508 2258.941 11650.727 C 2276.038 11664.777 2300.667 11671.801 2332.828 11671.801 L 2482.633 11671.801 L 2482.633 11718.774 L 2198.258 11718.774 L 2198.258 11671.801 L 2242.437 11671.801 C 2225.172 11661.984 2212.392 11649.204 2204.098 11633.462 C 2195.634 11617.719 2191.402 11598.592 2191.402 11576.079 C 2191.402 11572.863 2191.656 11569.308 2192.164 11565.415 C 2192.502 11561.521 2193.095 11557.205 2193.941 11552.465 L 2241.930 11552.212 ZM 2231.012 11227.721 C 2231.012 11252.773 2240.829 11272.578 2260.465 11287.135 C 2279.931 11301.693 2306.676 11308.971 2340.699 11308.971 C 2374.722 11308.971 2401.552 11301.777 2421.187 11287.389 C 2440.653 11272.832 2450.387 11252.943 2450.387 11227.721 C 2450.387 11202.839 2440.569 11183.119 2420.933 11168.561 C 2401.298 11154.004 2374.553 11146.725 2340.699 11146.725 C 2307.014 11146.725 2280.354 11154.004 2260.719 11168.561 C 2240.914 11183.119 2231.012 11202.839 2231.012 11227.721 ZM 2191.402 11227.721 C 2191.402 11187.096 2204.605 11155.189 2231.012 11131.999 C 2257.418 11108.809 2293.980 11097.214 2340.699 11097.214 C 2387.249 11097.214 2423.811 11108.809 2450.387 11131.999 C 2476.793 11155.189 2489.996 11187.096 2489.996 11227.721 C 2489.996 11268.516 2476.793 11300.508 2450.387 11323.698 C 2423.811 11346.719 2387.249 11358.229 2340.699 11358.229 C 2293.980 11358.229 2257.418 11346.719 2231.012 11323.698 C 2204.605 11300.508 2191.402 11268.516 2191.402 11227.721 ZM 2087.555 10875.712 L 2126.402 10875.712 L 2126.402 10920.399 C 2126.402 10937.157 2129.788 10948.837 2136.558 10955.439 C 2143.329 10961.871 2155.517 10965.087 2173.121 10965.087 L 2198.258 10965.087 L 2198.258 10888.153 L 2234.566 10888.153 L 2234.566 10965.087 L 2482.633 10965.087 L 2482.633 11012.060 L 2234.566 11012.060 L 2234.566 11056.747 L 2198.258 11056.747 L 2198.258 11012.060 L 2178.453 11012.060 C 2146.799 11012.060 2123.778 11004.696 2109.390 10989.970 C 2094.833 10975.243 2087.555 10951.884 2087.555 10919.892 L 2087.555 10875.712 ZM 2087.555 10671.277 L 2087.555 10624.558 L 2482.633 10624.558 L 2482.633 10671.277 L 2087.555 10671.277 ZM 2328.765 10283.474 L 2351.617 10283.474 L 2351.617 10498.279 C 2383.778 10496.248 2408.323 10486.599 2425.250 10469.334 C 2442.008 10451.899 2450.387 10427.693 2450.387 10396.717 C 2450.387 10378.774 2448.186 10361.424 2443.785 10344.666 C 2439.384 10327.739 2432.782 10310.981 2423.980 10294.392 L 2468.160 10294.392 C 2475.269 10311.150 2480.686 10328.331 2484.410 10345.935 C 2488.134 10363.540 2489.996 10381.398 2489.996 10399.510 C 2489.996 10444.874 2476.793 10480.844 2450.387 10507.420 C 2423.980 10533.826 2388.264 10547.029 2343.238 10547.029 C 2296.689 10547.029 2259.788 10534.503 2232.535 10509.451 C 2205.113 10484.230 2191.402 10450.291 2191.402 10407.635 C 2191.402 10369.379 2203.759 10339.165 2228.473 10316.990 C 2253.017 10294.646 2286.448 10283.474 2328.765 10283.474 ZM 2315.055 10330.193 C 2289.495 10330.532 2269.098 10337.726 2253.863 10351.775 C 2238.629 10365.655 2231.012 10384.106 2231.012 10407.127 C 2231.012 10433.194 2238.375 10454.099 2253.101 10469.842 C 2267.828 10485.415 2288.564 10494.386 2315.308 10496.756 L 2315.055 10330.193 ZM 2198.258 10240.432 L 2198.258 10190.921 L 2436.930 10102.054 L 2198.258 10013.186 L 2198.258 9963.675 L 2482.633 10070.315 L 2482.633 10133.792 L 2198.258 10240.432 ZM 2328.765 9655.835 L 2351.617 9655.835 L 2351.617 9870.639 C 2383.778 9868.608 2408.323 9858.960 2425.250 9841.694 C 2442.008 9824.259 2450.387 9800.053 2450.387 9769.077 C 2450.387 9751.134 2448.186 9733.784 2443.785 9717.026 C 2439.384 9700.099 2432.782 9683.341 2423.980 9666.753 L 2468.160 9666.753 C 2475.269 9683.510 2480.686 9700.691 2484.410 9718.296 C 2488.134 9735.900 2489.996 9753.758 2489.996 9771.870 C 2489.996 9817.234 2476.793 9853.204 2450.387 9879.780 C 2423.980 9906.186 2388.264 9919.389 2343.238 9919.389 C 2296.689 9919.389 2259.788 9906.863 2232.535 9881.811 C 2205.113 9856.590 2191.402 9822.651 2191.402 9779.995 C 2191.402 9741.740 2203.759 9711.525 2228.473 9689.350 C 2253.017 9667.007 2286.448 9655.835 2328.765 9655.835 ZM 2315.055 9702.553 C 2289.495 9702.892 2269.098 9710.086 2253.863 9724.135 C 2238.629 9738.016 2231.012 9756.466 2231.012 9779.487 C 2231.012 9805.555 2238.375 9826.460 2253.101 9842.202 C 2267.828 9857.775 2288.564 9866.746 2315.308 9869.116 L 2315.055 9702.553 ZM 2087.555 9579.277 L 2087.555 9532.558 L 2482.633 9532.558 L 2482.633 9579.277 L 2087.555 9579.277 ZM 2206.637 9253.428 L 2250.816 9253.428 C 2244.045 9266.631 2238.967 9280.342 2235.582 9294.561 C 2232.196 9308.779 2230.504 9323.506 2230.504 9338.740 C 2230.504 9361.930 2234.058 9379.365 2241.168 9391.045 C 2248.277 9402.555 2258.941 9408.311 2273.160 9408.311 C 2283.993 9408.311 2292.542 9404.163 2298.805 9395.869 C 2304.898 9387.575 2310.738 9370.902 2316.324 9345.850 L 2319.879 9329.854 C 2326.988 9296.676 2337.060 9273.148 2350.094 9259.268 C 2362.958 9245.218 2380.986 9238.193 2404.176 9238.193 C 2430.582 9238.193 2451.487 9248.688 2466.890 9269.678 C 2482.294 9290.498 2489.996 9319.189 2489.996 9355.752 C 2489.996 9370.986 2488.472 9386.898 2485.426 9403.486 C 2482.548 9419.906 2478.147 9437.256 2472.222 9455.537 L 2423.980 9455.537 C 2432.952 9438.271 2439.722 9421.260 2444.293 9404.502 C 2448.694 9387.744 2450.894 9371.156 2450.894 9354.736 C 2450.894 9332.731 2447.170 9315.804 2439.722 9303.955 C 2432.105 9292.106 2421.441 9286.182 2407.730 9286.182 C 2395.035 9286.182 2385.302 9290.498 2378.531 9299.131 C 2371.760 9307.594 2365.243 9326.299 2358.980 9355.244 L 2355.172 9371.494 C 2349.078 9400.439 2339.768 9421.344 2327.242 9434.209 C 2314.547 9447.074 2297.196 9453.506 2275.191 9453.506 C 2248.446 9453.506 2227.795 9444.027 2213.238 9425.068 C 2198.681 9406.110 2191.402 9379.196 2191.402 9344.326 C 2191.402 9327.061 2192.672 9310.811 2195.211 9295.576 C 2197.750 9280.342 2201.558 9266.292 2206.637 9253.428 ZM 2231.012 8888.241 C 2231.012 8913.293 2240.829 8933.098 2260.465 8947.655 C 2279.931 8962.213 2306.676 8969.491 2340.699 8969.491 C 2374.722 8969.491 2401.552 8962.297 2421.187 8947.909 C 2440.653 8933.352 2450.387 8913.463 2450.387 8888.241 C 2450.387 8863.358 2440.569 8843.638 2420.933 8829.081 C 2401.298 8814.524 2374.553 8807.245 2340.699 8807.245 C 2307.014 8807.245 2280.354 8814.524 2260.719 8829.081 C 2240.914 8843.638 2231.012 8863.358 2231.012 8888.241 ZM 2191.402 8888.241 C 2191.402 8847.616 2204.605 8815.709 2231.012 8792.519 C 2257.418 8769.329 2293.980 8757.733 2340.699 8757.733 C 2387.249 8757.733 2423.811 8769.329 2450.387 8792.519 C 2476.793 8815.709 2489.996 8847.616 2489.996 8888.241 C 2489.996 8929.036 2476.793 8961.028 2450.387 8984.218 C 2423.811 9007.239 2387.249 9018.749 2340.699 9018.749 C 2293.980 9018.749 2257.418 9007.239 2231.012 8984.218 C 2204.605 8961.028 2191.402 8929.036 2191.402 8888.241 ZM 2087.555 8536.232 L 2126.402 8536.232 L 2126.402 8580.920 C 2126.402 8597.677 2129.788 8609.357 2136.558 8615.959 C 2143.329 8622.391 2155.517 8625.607 2173.121 8625.607 L 2198.258 8625.607 L 2198.258 8548.673 L 2234.566 8548.673 L 2234.566 8625.607 L 2482.633 8625.607 L 2482.633 8672.580 L 2234.566 8672.580 L 2234.566 8717.267 L 2198.258 8717.267 L 2198.258 8672.580 L 2178.453 8672.580 C 2146.799 8672.580 2123.778 8665.216 2109.390 8650.490 C 2094.833 8635.763 2087.555 8612.404 2087.555 8580.412 L 2087.555 8536.232 ZM 2339.683 8202.559 C 2339.683 8240.306 2344.000 8266.458 2352.633 8281.016 C 2361.265 8295.573 2375.992 8302.852 2396.812 8302.852 C 2413.401 8302.852 2426.604 8297.435 2436.422 8286.602 C 2446.070 8275.599 2450.894 8260.703 2450.894 8241.914 C 2450.894 8216.016 2441.754 8195.280 2423.472 8179.707 C 2405.022 8163.965 2380.562 8156.094 2350.094 8156.094 L 2339.683 8156.094 L 2339.683 8202.559 ZM 2320.387 8109.375 L 2482.633 8109.375 L 2482.633 8156.094 L 2439.469 8156.094 C 2456.734 8166.758 2469.514 8180.046 2477.808 8195.957 C 2485.933 8211.869 2489.996 8231.335 2489.996 8254.356 C 2489.996 8283.470 2481.871 8306.660 2465.621 8323.926 C 2449.202 8341.022 2427.281 8349.570 2399.859 8349.570 C 2367.867 8349.570 2343.746 8338.906 2327.496 8317.578 C 2311.246 8296.081 2303.121 8264.089 2303.121 8221.602 L 2303.121 8156.094 L 2298.551 8156.094 C 2277.053 8156.094 2260.465 8163.203 2248.785 8177.422 C 2236.936 8191.471 2231.012 8211.276 2231.012 8236.836 C 2231.012 8253.086 2232.958 8268.913 2236.851 8284.316 C 2240.745 8299.720 2246.584 8314.531 2254.371 8328.750 L 2211.207 8328.750 C 2204.605 8311.654 2199.696 8295.065 2196.480 8278.984 C 2193.095 8262.904 2191.402 8247.246 2191.402 8232.012 C 2191.402 8190.879 2202.066 8160.156 2223.394 8139.844 C 2244.723 8119.531 2277.053 8109.375 2320.387 8109.375 ZM 2310.992 7776.650 L 2482.633 7776.650 L 2482.633 7823.369 L 2312.515 7823.369 C 2285.601 7823.369 2265.458 7828.616 2252.086 7839.111 C 2238.713 7849.606 2232.027 7865.348 2232.027 7886.337 C 2232.027 7911.559 2240.068 7931.448 2256.148 7946.005 C 2272.229 7960.563 2294.150 7967.841 2321.910 7967.841 L 2482.633 7967.841 L 2482.633 8014.814 L 2198.258 8014.814 L 2198.258 7967.841 L 2242.437 7967.841 C 2225.341 7956.669 2212.561 7943.551 2204.098 7928.486 C 2195.634 7913.251 2191.402 7895.732 2191.402 7875.927 C 2191.402 7843.258 2201.558 7818.544 2221.871 7801.787 C 2242.014 7785.029 2271.721 7776.650 2310.992 7776.650 ZM 2339.683 7554.119 C 2339.683 7591.866 2344.000 7618.018 2352.633 7632.576 C 2361.265 7647.133 2375.992 7654.412 2396.812 7654.412 C 2413.401 7654.412 2426.604 7648.995 2436.422 7638.162 C 2446.070 7627.159 2450.894 7612.263 2450.894 7593.474 C 2450.894 7567.576 2441.754 7546.840 2423.472 7531.267 C 2405.022 7515.525 2380.562 7507.654 2350.094 7507.654 L 2339.683 7507.654 L 2339.683 7554.119 ZM 2320.387 7460.935 L 2482.633 7460.935 L 2482.633 7507.654 L 2439.469 7507.654 C 2456.734 7518.318 2469.514 7531.606 2477.808 7547.517 C 2485.933 7563.429 2489.996 7582.895 2489.996 7605.916 C 2489.996 7635.030 2481.871 7658.220 2465.621 7675.486 C 2449.202 7692.582 2427.281 7701.130 2399.859 7701.130 C 2367.867 7701.130 2343.746 7690.466 2327.496 7669.138 C 2311.246 7647.641 2303.121 7615.649 2303.121 7573.162 L 2303.121 7507.654 L 2298.551 7507.654 C 2277.053 7507.654 2260.465 7514.763 2248.785 7528.982 C 2236.936 7543.031 2231.012 7562.836 2231.012 7588.396 C 2231.012 7604.646 2232.958 7620.473 2236.851 7635.877 C 2240.745 7651.280 2246.584 7666.091 2254.371 7680.310 L 2211.207 7680.310 C 2204.605 7663.214 2199.696 7646.625 2196.480 7630.544 C 2193.095 7614.464 2191.402 7598.806 2191.402 7583.572 C 2191.402 7542.439 2202.066 7511.716 2223.394 7491.404 C 2244.723 7471.091 2277.053 7460.935 2320.387 7460.935 ZM 2087.555 7364.597 L 2087.555 7317.878 L 2482.633 7317.878 L 2482.633 7364.597 L 2087.555 7364.597 ZM 2231.012 7109.841 C 2231.012 7134.893 2240.829 7154.698 2260.465 7169.255 C 2279.931 7183.813 2306.676 7191.091 2340.699 7191.091 C 2374.722 7191.091 2401.552 7183.897 2421.187 7169.509 C 2440.653 7154.952 2450.387 7135.063 2450.387 7109.841 C 2450.387 7084.959 2440.569 7065.239 2420.933 7050.681 C 2401.298 7036.124 2374.553 7028.845 2340.699 7028.845 C 2307.014 7028.845 2280.354 7036.124 2260.719 7050.681 C 2240.914 7065.239 2231.012 7084.959 2231.012 7109.841 ZM 2191.402 7109.841 C 2191.402 7069.216 2204.605 7037.309 2231.012 7014.119 C 2257.418 6990.929 2293.980 6979.334 2340.699 6979.334 C 2387.249 6979.334 2423.811 6990.929 2450.387 7014.119 C 2476.793 7037.309 2489.996 7069.216 2489.996 7109.841 C 2489.996 7150.636 2476.793 7182.628 2450.387 7205.818 C 2423.811 7228.839 2387.249 7240.349 2340.699 7240.349 C 2293.980 7240.349 2257.418 7228.839 2231.012 7205.818 C 2204.605 7182.628 2191.402 7150.636 2191.402 7109.841 ZM 2337.144 6714.668 C 2303.290 6714.668 2277.053 6721.693 2258.433 6735.742 C 2239.814 6749.622 2230.504 6769.173 2230.504 6794.395 C 2230.504 6819.447 2239.814 6838.997 2258.433 6853.047 C 2277.053 6866.927 2303.290 6873.867 2337.144 6873.867 C 2370.829 6873.867 2396.982 6866.927 2415.601 6853.047 C 2434.221 6838.997 2443.531 6819.447 2443.531 6794.395 C 2443.531 6769.173 2434.221 6749.622 2415.601 6735.742 C 2396.982 6721.693 2370.829 6714.668 2337.144 6714.668 ZM 2447.340 6667.949 C 2495.751 6667.949 2531.721 6678.698 2555.250 6700.195 C 2578.948 6721.693 2590.797 6754.616 2590.797 6798.965 C 2590.797 6815.384 2589.527 6830.872 2586.988 6845.430 C 2584.618 6859.987 2580.894 6874.121 2575.816 6887.832 L 2530.367 6887.832 C 2537.815 6874.121 2543.316 6860.579 2546.871 6847.207 C 2550.426 6833.835 2552.203 6820.208 2552.203 6806.328 C 2552.203 6775.690 2544.163 6752.754 2528.082 6737.520 C 2512.170 6722.285 2488.049 6714.668 2455.719 6714.668 L 2432.613 6714.668 C 2449.371 6724.316 2461.897 6736.673 2470.191 6751.738 C 2478.486 6766.803 2482.633 6784.831 2482.633 6805.820 C 2482.633 6840.690 2469.345 6868.789 2442.769 6890.117 C 2416.194 6911.445 2380.986 6922.109 2337.144 6922.109 C 2293.134 6922.109 2257.841 6911.445 2231.265 6890.117 C 2204.690 6868.789 2191.402 6840.690 2191.402 6805.820 C 2191.402 6784.831 2195.549 6766.803 2203.844 6751.738 C 2212.138 6736.673 2224.664 6724.316 2241.422 6714.668 L 2198.258 6714.668 L 2198.258 6667.949 L 2447.340 6667.949 ZM 2509.039 6453.276 C 2542.893 6466.480 2564.983 6479.344 2575.308 6491.870 C 2585.634 6504.396 2590.797 6521.154 2590.797 6542.144 L 2590.797 6579.468 L 2551.695 6579.468 L 2551.695 6552.046 C 2551.695 6539.181 2548.648 6529.194 2542.555 6522.085 C 2536.461 6514.976 2522.073 6507.105 2499.390 6498.472 L 2478.062 6490.093 L 2198.258 6605.112 L 2198.258 6555.601 L 2420.680 6466.733 L 2198.258 6377.866 L 2198.258 6328.355 L 2509.039 6453.276 Z">
                <!-- 428 nodes -->
              </draw:path>
              <draw:path id="path4937" draw:style-name="style5" draw:layer="layout" svg:x="2.302cm" svg:y="1.185cm" svg:width="0.032cm" svg:height="11.256cm" svg:viewBox="0.0 0.0 32.000 11256.000" svg:d="M 4619.211 13609.762 L 4619.211 2385.762 L 4619.211 13609.762 ">
                <!-- 3 nodes -->
              </draw:path>
              <draw:path id="path4939" draw:style-name="style5" draw:layer="layout" svg:x="13.526cm" svg:y="1.185cm" svg:width="0.032cm" svg:height="11.256cm" svg:viewBox="0.0 0.0 32.000 11256.000" svg:d="M 27067.210 13609.762 L 27067.210 2385.762 L 27067.210 13609.762 ">
                <!-- 3 nodes -->
              </draw:path>
              <draw:path id="path4941" draw:style-name="style5" draw:layer="layout" svg:x="2.302cm" svg:y="12.409cm" svg:width="11.256cm" svg:height="0.032cm" svg:viewBox="0.0 0.0 11256.000 32.000" svg:d="M 4619.211 24833.761 L 15843.210 24833.761 L 4619.211 24833.761 ">
                <!-- 3 nodes -->
              </draw:path>
              <draw:path id="path4943" draw:style-name="style5" draw:layer="layout" svg:x="2.302cm" svg:y="1.185cm" svg:width="11.256cm" svg:height="0.032cm" svg:viewBox="0.0 0.0 11256.000 32.000" svg:d="M 4619.211 2385.762 L 15843.210 2385.762 L 4619.211 2385.762 ">
                <!-- 3 nodes -->
              </draw:path>
              <draw:path id="text4947" draw:style-name="style0" draw:layer="layout" svg:x="3.595cm" svg:y="10.786cm" svg:width="0.245cm" svg:height="0.386cm" svg:viewBox="0.0 0.0 245.273 386.445" svg:d="M 7206.816 21572.472 L 7408.164 21572.472 L 7408.164 21615.636 L 7253.789 21615.636 L 7253.789 21708.566 C 7261.237 21706.027 7268.685 21704.165 7276.133 21702.980 C 7283.580 21701.626 7291.028 21700.949 7298.476 21700.949 C 7340.794 21700.949 7374.310 21712.544 7399.023 21735.734 C 7423.737 21758.924 7436.093 21790.324 7436.093 21829.933 C 7436.093 21870.728 7423.398 21902.466 7398.008 21925.148 C 7372.617 21947.661 7336.816 21958.918 7290.605 21958.918 C 7274.694 21958.918 7258.444 21957.563 7241.855 21954.855 C 7225.436 21952.147 7208.424 21948.084 7190.820 21942.668 L 7190.820 21891.125 C 7206.054 21899.419 7221.797 21905.597 7238.047 21909.660 C 7254.297 21913.722 7271.478 21915.754 7289.590 21915.754 C 7318.873 21915.754 7342.063 21908.052 7359.160 21892.648 C 7376.256 21877.244 7384.804 21856.340 7384.804 21829.933 C 7384.804 21803.527 7376.256 21782.622 7359.160 21767.218 C 7342.063 21751.815 7318.873 21744.113 7289.590 21744.113 C 7275.879 21744.113 7262.168 21745.636 7248.457 21748.683 C 7234.915 21751.730 7221.035 21756.470 7206.816 21762.902 L 7206.816 21572.472 Z">
                <!-- 23 nodes -->
              </draw:path>
              <draw:path id="text4951" draw:style-name="style1" draw:layer="layout" svg:x="6.401cm" svg:y="10.786cm" svg:width="0.245cm" svg:height="0.386cm" svg:viewBox="0.0 0.0 245.273 386.445" svg:d="M 12818.816 21572.472 L 13020.164 21572.472 L 13020.164 21615.636 L 12865.789 21615.636 L 12865.789 21708.566 C 12873.237 21706.027 12880.685 21704.165 12888.133 21702.980 C 12895.581 21701.626 12903.028 21700.949 12910.476 21700.949 C 12952.794 21700.949 12986.310 21712.544 13011.023 21735.734 C 13035.737 21758.924 13048.094 21790.324 13048.094 21829.933 C 13048.094 21870.728 13035.398 21902.466 13010.008 21925.148 C 12984.617 21947.661 12948.816 21958.918 12902.605 21958.918 C 12886.694 21958.918 12870.444 21957.563 12853.855 21954.855 C 12837.436 21952.147 12820.424 21948.084 12802.820 21942.668 L 12802.820 21891.125 C 12818.055 21899.419 12833.797 21905.597 12850.047 21909.660 C 12866.297 21913.722 12883.478 21915.754 12901.590 21915.754 C 12930.874 21915.754 12954.064 21908.052 12971.160 21892.648 C 12988.256 21877.244 12996.804 21856.340 12996.804 21829.933 C 12996.804 21803.527 12988.256 21782.622 12971.160 21767.218 C 12954.064 21751.815 12930.874 21744.113 12901.590 21744.113 C 12887.879 21744.113 12874.168 21745.636 12860.457 21748.683 C 12846.915 21751.730 12833.035 21756.470 12818.816 21762.902 L 12818.816 21572.472 Z">
                <!-- 23 nodes -->
              </draw:path>
              <draw:path id="text4955" draw:style-name="style1" draw:layer="layout" svg:x="8.535cm" svg:y="10.771cm" svg:width="1.587cm" svg:height="0.463cm" svg:viewBox="0.0 0.0 1587.235 463.125" svg:d="M 17204.409 21726.086 C 17181.388 21726.086 17163.107 21733.957 17149.566 21749.699 C 17136.193 21765.441 17129.507 21787.023 17129.507 21814.445 C 17129.507 21841.698 17136.193 21863.280 17149.566 21879.191 C 17163.107 21894.933 17181.388 21902.804 17204.409 21902.804 C 17227.430 21902.804 17245.627 21894.933 17258.999 21879.191 C 17272.541 21863.280 17279.312 21841.698 17279.312 21814.445 C 17279.312 21787.023 17272.541 21765.441 17258.999 21749.699 C 17245.627 21733.957 17227.430 21726.086 17204.409 21726.086 ZM 17306.226 21565.363 L 17306.226 21612.082 C 17293.361 21605.988 17280.327 21601.333 17267.124 21598.117 C 17254.090 21594.901 17241.141 21593.293 17228.276 21593.293 C 17194.422 21593.293 17168.524 21604.718 17150.581 21627.570 C 17132.808 21650.422 17122.651 21684.953 17120.112 21731.164 C 17130.099 21716.437 17142.625 21705.181 17157.691 21697.394 C 17172.756 21689.438 17189.344 21685.461 17207.456 21685.461 C 17245.542 21685.461 17275.588 21697.056 17297.593 21720.246 C 17319.767 21743.267 17330.855 21774.666 17330.855 21814.445 C 17330.855 21853.377 17319.344 21884.608 17296.323 21908.136 C 17273.303 21931.665 17242.664 21943.429 17204.409 21943.429 C 17160.568 21943.429 17127.053 21926.672 17103.862 21893.156 C 17080.672 21859.471 17069.077 21810.721 17069.077 21746.906 C 17069.077 21686.984 17083.296 21639.250 17111.733 21603.703 C 17140.171 21567.987 17178.342 21550.129 17226.245 21550.129 C 17239.110 21550.129 17252.059 21551.398 17265.093 21553.937 C 17278.296 21556.476 17292.007 21560.285 17306.226 21565.363 ZM 17690.079 21541.496 C 17667.397 21580.428 17650.554 21618.937 17639.552 21657.023 C 17628.549 21695.109 17623.048 21733.703 17623.048 21772.804 C 17623.048 21811.906 17628.549 21850.669 17639.552 21889.093 C 17650.724 21927.349 17667.566 21965.858 17690.079 22004.621 L 17649.454 22004.621 C 17624.063 21964.842 17605.021 21925.741 17592.325 21887.316 C 17579.799 21848.892 17573.536 21810.721 17573.536 21772.804 C 17573.536 21735.057 17579.799 21697.056 17592.325 21658.800 C 17604.851 21620.545 17623.894 21581.444 17649.454 21541.496 L 17690.079 21541.496 ZM 17970.828 21610.050 L 17970.828 21751.476 L 18112.254 21751.476 L 18112.254 21794.640 L 17970.828 21794.640 L 17970.828 21936.066 L 17928.172 21936.066 L 17928.172 21794.640 L 17786.746 21794.640 L 17786.746 21751.476 L 17928.172 21751.476 L 17928.172 21610.050 L 17970.828 21610.050 ZM 18231.901 21892.902 L 18315.690 21892.902 L 18315.690 21603.703 L 18224.538 21621.984 L 18224.538 21575.265 L 18315.182 21556.984 L 18366.471 21556.984 L 18366.471 21892.902 L 18450.260 21892.902 L 18450.260 21936.066 L 18231.901 21936.066 L 18231.901 21892.902 ZM 18539.769 21541.496 L 18580.394 21541.496 C 18605.785 21581.444 18624.743 21620.545 18637.269 21658.800 C 18649.965 21697.056 18656.312 21735.057 18656.312 21772.804 C 18656.312 21810.721 18649.965 21848.892 18637.269 21887.316 C 18624.743 21925.741 18605.785 21964.842 18580.394 22004.621 L 18539.769 22004.621 C 18562.282 21965.858 18579.040 21927.349 18590.043 21889.093 C 18601.215 21850.669 18606.800 21811.906 18606.800 21772.804 C 18606.800 21733.703 18601.215 21695.109 18590.043 21657.023 C 18579.040 21618.937 18562.282 21580.428 18539.769 21541.496 Z">
                <!-- 74 nodes -->
              </draw:path>
              <draw:path id="text4959" draw:style-name="style1" draw:layer="layout" svg:x="11.347cm" svg:y="10.771cm" svg:width="1.581cm" svg:height="0.463cm" svg:viewBox="0.0 0.0 1580.887 463.125" svg:d="M 22693.772 21556.984 L 22937.522 21556.984 L 22937.522 21578.820 L 22799.905 21936.066 L 22746.331 21936.066 L 22875.823 21600.148 L 22693.772 21600.148 L 22693.772 21556.984 ZM 23308.427 21541.496 C 23285.744 21580.428 23268.902 21618.937 23257.899 21657.023 C 23246.897 21695.109 23241.395 21733.703 23241.395 21772.804 C 23241.395 21811.906 23246.897 21850.669 23257.899 21889.093 C 23269.071 21927.349 23285.914 21965.858 23308.427 22004.621 L 23267.802 22004.621 C 23242.411 21964.842 23223.368 21925.741 23210.673 21887.316 C 23198.147 21848.892 23191.884 21810.721 23191.884 21772.804 C 23191.884 21735.057 23198.147 21697.056 23210.673 21658.800 C 23223.199 21620.545 23242.242 21581.444 23267.802 21541.496 L 23308.427 21541.496 ZM 23589.176 21610.050 L 23589.176 21751.476 L 23730.602 21751.476 L 23730.602 21794.640 L 23589.176 21794.640 L 23589.176 21936.066 L 23546.520 21936.066 L 23546.520 21794.640 L 23405.094 21794.640 L 23405.094 21751.476 L 23546.520 21751.476 L 23546.520 21610.050 L 23589.176 21610.050 ZM 23885.541 21892.902 L 24064.545 21892.902 L 24064.545 21936.066 L 23823.842 21936.066 L 23823.842 21892.902 C 23843.308 21872.759 23869.799 21845.760 23903.315 21811.906 C 23937.000 21777.882 23958.158 21755.962 23966.791 21746.144 C 23983.211 21727.694 23994.636 21712.121 24001.069 21699.425 C 24007.670 21686.561 24010.971 21673.950 24010.971 21661.593 C 24010.971 21641.450 24003.862 21625.031 23989.643 21612.336 C 23975.593 21599.640 23957.227 21593.293 23934.545 21593.293 C 23918.464 21593.293 23901.453 21596.086 23883.510 21601.672 C 23865.737 21607.257 23846.694 21615.721 23826.381 21627.062 L 23826.381 21575.265 C 23847.032 21566.971 23866.329 21560.708 23884.272 21556.476 C 23902.214 21552.244 23918.634 21550.129 23933.530 21550.129 C 23972.800 21550.129 24004.115 21559.946 24027.475 21579.582 C 24050.834 21599.217 24062.514 21625.454 24062.514 21658.293 C 24062.514 21673.866 24059.552 21688.677 24053.627 21702.726 C 24047.872 21716.606 24037.293 21733.026 24021.889 21751.984 C 24017.657 21756.893 24004.200 21771.112 23981.518 21794.640 C 23958.836 21818.000 23926.843 21850.754 23885.541 21892.902 ZM 24158.117 21541.496 L 24198.742 21541.496 C 24224.132 21581.444 24243.091 21620.545 24255.617 21658.800 C 24268.312 21697.056 24274.660 21735.057 24274.660 21772.804 C 24274.660 21810.721 24268.312 21848.892 24255.617 21887.316 C 24243.091 21925.741 24224.132 21964.842 24198.742 22004.621 L 24158.117 22004.621 C 24180.630 21965.858 24197.388 21927.349 24208.390 21889.093 C 24219.562 21850.669 24225.148 21811.906 24225.148 21772.804 C 24225.148 21733.703 24219.562 21695.109 24208.390 21657.023 C 24197.388 21618.937 24180.630 21580.428 24158.117 21541.496 Z">
                <!-- 65 nodes -->
              </draw:path>
              <draw:path id="text4963" draw:style-name="style1" draw:layer="layout" svg:x="3.595cm" svg:y="7.980cm" svg:width="0.245cm" svg:height="0.386cm" svg:viewBox="0.0 0.0 245.273 386.445" svg:d="M 7206.816 15960.473 L 7408.164 15960.473 L 7408.164 16003.637 L 7253.789 16003.637 L 7253.789 16096.566 C 7261.237 16094.027 7268.685 16092.165 7276.133 16090.980 C 7283.580 16089.626 7291.028 16088.949 7298.476 16088.949 C 7340.794 16088.949 7374.310 16100.544 7399.023 16123.734 C 7423.737 16146.925 7436.093 16178.324 7436.093 16217.934 C 7436.093 16258.728 7423.398 16290.466 7398.008 16313.148 C 7372.617 16335.661 7336.816 16346.918 7290.605 16346.918 C 7274.694 16346.918 7258.444 16345.564 7241.855 16342.855 C 7225.436 16340.147 7208.424 16336.085 7190.820 16330.668 L 7190.820 16279.125 C 7206.054 16287.419 7221.797 16293.598 7238.047 16297.660 C 7254.297 16301.723 7271.478 16303.754 7289.590 16303.754 C 7318.873 16303.754 7342.063 16296.052 7359.160 16280.648 C 7376.256 16265.245 7384.804 16244.340 7384.804 16217.934 C 7384.804 16191.527 7376.256 16170.622 7359.160 16155.219 C 7342.063 16139.815 7318.873 16132.113 7289.590 16132.113 C 7275.879 16132.113 7262.168 16133.637 7248.457 16136.684 C 7234.915 16139.730 7221.035 16144.470 7206.816 16150.902 L 7206.816 15960.473 Z">
                <!-- 23 nodes -->
              </draw:path>
              <draw:path id="text4967" draw:style-name="style1" draw:layer="layout" svg:x="5.584cm" svg:y="7.965cm" svg:width="1.897cm" svg:height="0.463cm" svg:viewBox="0.0 0.0 1897.135 463.125" svg:d="M 11175.456 16280.902 L 11259.246 16280.902 L 11259.246 15991.703 L 11168.093 16009.984 L 11168.093 15963.266 L 11258.738 15944.984 L 11310.027 15944.984 L 11310.027 16280.902 L 11393.816 16280.902 L 11393.816 16324.066 L 11175.456 16324.066 L 11175.456 16280.902 ZM 11541.469 16280.902 L 11720.473 16280.902 L 11720.473 16324.066 L 11479.770 16324.066 L 11479.770 16280.902 C 11499.236 16260.759 11525.727 16233.760 11559.243 16199.906 C 11592.928 16165.883 11614.087 16143.962 11622.719 16134.145 C 11639.139 16115.694 11650.564 16100.121 11656.997 16087.426 C 11663.598 16074.561 11666.899 16061.951 11666.899 16049.594 C 11666.899 16029.451 11659.790 16013.031 11645.571 16000.336 C 11631.522 15987.641 11613.156 15981.293 11590.473 15981.293 C 11574.393 15981.293 11557.381 15984.086 11539.438 15989.672 C 11521.665 15995.258 11502.622 16003.721 11482.309 16015.063 L 11482.309 15963.266 C 11502.960 15954.971 11522.257 15948.708 11540.200 15944.477 C 11558.143 15940.245 11574.562 15938.129 11589.458 15938.129 C 11628.729 15938.129 11660.044 15947.947 11683.403 15967.582 C 11706.762 15987.217 11718.442 16013.454 11718.442 16046.293 C 11718.442 16061.866 11715.480 16076.677 11709.555 16090.727 C 11703.800 16104.607 11693.221 16121.026 11677.817 16139.984 C 11673.585 16144.893 11660.128 16159.112 11637.446 16182.641 C 11614.764 16206.000 11582.772 16238.754 11541.469 16280.902 ZM 12098.995 15929.496 C 12076.312 15968.428 12059.470 16006.938 12048.467 16045.023 C 12037.465 16083.109 12031.963 16121.703 12031.963 16160.805 C 12031.963 16199.906 12037.465 16238.669 12048.467 16277.094 C 12059.639 16315.349 12076.482 16353.858 12098.995 16392.621 L 12058.370 16392.621 C 12032.979 16352.842 12013.936 16313.741 12001.241 16275.316 C 11988.715 16236.892 11982.452 16198.721 11982.452 16160.805 C 11982.452 16123.057 11988.715 16085.056 12001.241 16046.801 C 12013.767 16008.546 12032.810 15969.444 12058.370 15929.496 L 12098.995 15929.496 ZM 12379.744 15998.051 L 12379.744 16139.477 L 12521.170 16139.477 L 12521.170 16182.641 L 12379.744 16182.641 L 12379.744 16324.066 L 12337.088 16324.066 L 12337.088 16182.641 L 12195.662 16182.641 L 12195.662 16139.477 L 12337.088 16139.477 L 12337.088 15998.051 L 12379.744 15998.051 ZM 12618.980 15944.984 L 12862.730 15944.984 L 12862.730 15966.820 L 12725.113 16324.066 L 12671.539 16324.066 L 12801.031 15988.148 L 12618.980 15988.148 L 12618.980 15944.984 ZM 12948.685 15929.496 L 12989.310 15929.496 C 13014.701 15969.444 13033.659 16008.546 13046.185 16046.801 C 13058.880 16085.056 13065.228 16123.057 13065.228 16160.805 C 13065.228 16198.721 13058.880 16236.892 13046.185 16275.316 C 13033.659 16313.741 13014.701 16352.842 12989.310 16392.621 L 12948.685 16392.621 C 12971.198 16353.858 12987.956 16315.349 12998.958 16277.094 C 13010.130 16238.669 13015.716 16199.906 13015.716 16160.805 C 13015.716 16121.703 13010.130 16083.109 12998.958 16045.023 C 12987.956 16006.938 12971.198 15968.428 12948.685 15929.496 Z">
                <!-- 77 nodes -->
              </draw:path>
              <draw:path id="text4971" draw:style-name="style1" draw:layer="layout" svg:x="8.390cm" svg:y="7.965cm" svg:width="1.897cm" svg:height="0.463cm" svg:viewBox="0.0 0.0 1897.135 463.125" svg:d="M 16787.456 16280.902 L 16871.245 16280.902 L 16871.245 15991.703 L 16780.093 16009.984 L 16780.093 15963.266 L 16870.738 15944.984 L 16922.027 15944.984 L 16922.027 16280.902 L 17005.816 16280.902 L 17005.816 16324.066 L 16787.456 16324.066 L 16787.456 16280.902 ZM 17118.176 16280.902 L 17201.965 16280.902 L 17201.965 15991.703 L 17110.813 16009.984 L 17110.813 15963.266 L 17201.458 15944.984 L 17252.747 15944.984 L 17252.747 16280.902 L 17336.536 16280.902 L 17336.536 16324.066 L 17118.176 16324.066 L 17118.176 16280.902 ZM 17710.995 15929.496 C 17688.312 15968.428 17671.470 16006.938 17660.467 16045.023 C 17649.465 16083.109 17643.963 16121.703 17643.963 16160.805 C 17643.963 16199.906 17649.465 16238.669 17660.467 16277.094 C 17671.639 16315.349 17688.482 16353.858 17710.995 16392.621 L 17670.370 16392.621 C 17644.979 16352.842 17625.936 16313.741 17613.241 16275.316 C 17600.715 16236.892 17594.452 16198.721 17594.452 16160.805 C 17594.452 16123.057 17600.715 16085.056 17613.241 16046.801 C 17625.767 16008.546 17644.810 15969.444 17670.370 15929.496 L 17710.995 15929.496 ZM 17991.744 15998.051 L 17991.744 16139.477 L 18133.170 16139.477 L 18133.170 16182.641 L 17991.744 16182.641 L 17991.744 16324.066 L 17949.088 16324.066 L 17949.088 16182.641 L 17807.662 16182.641 L 17807.662 16139.477 L 17949.088 16139.477 L 17949.088 15998.051 L 17991.744 15998.051 ZM 18359.965 16114.086 C 18336.944 16114.086 18318.663 16121.957 18305.121 16137.699 C 18291.749 16153.441 18285.062 16175.023 18285.062 16202.445 C 18285.062 16229.698 18291.749 16251.280 18305.121 16267.191 C 18318.663 16282.934 18336.944 16290.805 18359.965 16290.805 C 18382.986 16290.805 18401.182 16282.934 18414.555 16267.191 C 18428.096 16251.280 18434.867 16229.698 18434.867 16202.445 C 18434.867 16175.023 18428.096 16153.441 18414.555 16137.699 C 18401.182 16121.957 18382.986 16114.086 18359.965 16114.086 ZM 18461.781 15953.363 L 18461.781 16000.082 C 18448.917 15993.988 18435.883 15989.333 18422.680 15986.117 C 18409.646 15982.901 18396.696 15981.293 18383.832 15981.293 C 18349.978 15981.293 18324.079 15992.719 18306.137 16015.570 C 18288.363 16038.422 18278.207 16072.953 18275.668 16119.164 C 18285.655 16104.438 18298.181 16093.181 18313.246 16085.395 C 18328.311 16077.439 18344.900 16073.461 18363.012 16073.461 C 18401.098 16073.461 18431.143 16085.056 18453.148 16108.246 C 18475.323 16131.267 18486.410 16162.667 18486.410 16202.445 C 18486.410 16241.378 18474.900 16272.608 18451.879 16296.137 C 18428.858 16319.665 18398.220 16331.430 18359.965 16331.430 C 18316.124 16331.430 18282.608 16314.672 18259.418 16281.156 C 18236.228 16247.471 18224.633 16198.721 18224.633 16134.906 C 18224.633 16074.984 18238.851 16027.250 18267.289 15991.703 C 18295.726 15955.987 18333.897 15938.129 18381.801 15938.129 C 18394.665 15938.129 18407.614 15939.398 18420.648 15941.938 C 18433.851 15944.477 18447.562 15948.285 18461.781 15953.363 ZM 18560.685 15929.496 L 18601.310 15929.496 C 18626.700 15969.444 18645.659 16008.546 18658.185 16046.801 C 18670.880 16085.056 18677.228 16123.057 18677.228 16160.805 C 18677.228 16198.721 18670.880 16236.892 18658.185 16275.316 C 18645.659 16313.741 18626.700 16352.842 18601.310 16392.621 L 18560.685 16392.621 C 18583.198 16353.858 18599.956 16315.349 18610.958 16277.094 C 18622.130 16238.669 18627.716 16199.906 18627.716 16160.805 C 18627.716 16121.703 18622.130 16083.109 18610.958 16045.023 C 18599.956 16006.938 18583.198 15968.428 18560.685 15929.496 Z">
                <!-- 86 nodes -->
              </draw:path>
              <draw:path id="text4975" draw:style-name="style1" draw:layer="layout" svg:x="10.854cm" svg:y="7.965cm" svg:width="2.581cm" svg:height="0.463cm" svg:viewBox="0.0 0.0 2580.935 463.125" svg:d="M 21715.707 16280.902 L 21799.496 16280.902 L 21799.496 15991.703 L 21708.343 16009.984 L 21708.343 15963.266 L 21798.988 15944.984 L 21850.277 15944.984 L 21850.277 16280.902 L 21934.066 16280.902 L 21934.066 16324.066 L 21715.707 16324.066 L 21715.707 16280.902 ZM 22046.427 16280.902 L 22130.216 16280.902 L 22130.216 15991.703 L 22039.063 16009.984 L 22039.063 15963.266 L 22129.708 15944.984 L 22180.997 15944.984 L 22180.997 16280.902 L 22264.786 16280.902 L 22264.786 16324.066 L 22046.427 16324.066 L 22046.427 16280.902 ZM 22639.245 15929.496 C 22616.563 15968.428 22599.720 16006.938 22588.718 16045.023 C 22577.715 16083.109 22572.214 16121.703 22572.214 16160.805 C 22572.214 16199.906 22577.715 16238.669 22588.718 16277.094 C 22599.889 16315.349 22616.732 16353.858 22639.245 16392.621 L 22598.620 16392.621 C 22573.229 16352.842 22554.186 16313.741 22541.491 16275.316 C 22528.965 16236.892 22522.702 16198.721 22522.702 16160.805 C 22522.702 16123.057 22528.965 16085.056 22541.491 16046.801 C 22554.017 16008.546 22573.060 15969.444 22598.620 15929.496 L 22639.245 15929.496 ZM 22919.994 15998.051 L 22919.994 16139.477 L 23061.420 16139.477 L 23061.420 16182.641 L 22919.994 16182.641 L 22919.994 16324.066 L 22877.338 16324.066 L 22877.338 16182.641 L 22735.912 16182.641 L 22735.912 16139.477 L 22877.338 16139.477 L 22877.338 15998.051 L 22919.994 15998.051 ZM 23159.231 15944.984 L 23402.981 15944.984 L 23402.981 15966.820 L 23265.363 16324.066 L 23211.789 16324.066 L 23341.281 15988.148 L 23159.231 15988.148 L 23159.231 15944.984 ZM 23638.045 16160.805 L 23774.900 16160.805 L 23774.900 16202.445 L 23638.045 16202.445 L 23638.045 16160.805 ZM 23864.867 16280.902 L 23948.656 16280.902 L 23948.656 15991.703 L 23857.503 16009.984 L 23857.503 15963.266 L 23948.148 15944.984 L 23999.437 15944.984 L 23999.437 16280.902 L 24083.226 16280.902 L 24083.226 16324.066 L 23864.867 16324.066 L 23864.867 16280.902 ZM 24172.735 15929.496 L 24213.360 15929.496 C 24238.751 15969.444 24257.709 16008.546 24270.235 16046.801 C 24282.930 16085.056 24289.278 16123.057 24289.278 16160.805 C 24289.278 16198.721 24282.930 16236.892 24270.235 16275.316 C 24257.709 16313.741 24238.751 16352.842 24213.360 16392.621 L 24172.735 16392.621 C 24195.248 16353.858 24212.006 16315.349 24223.009 16277.094 C 24234.180 16238.669 24239.766 16199.906 24239.766 16160.805 C 24239.766 16121.703 24234.180 16083.109 24223.009 16045.023 C 24212.006 16006.938 24195.248 15968.428 24172.735 15929.496 Z">
                <!-- 84 nodes -->
              </draw:path>
              <draw:path id="text4979" draw:style-name="style1" draw:layer="layout" svg:x="2.922cm" svg:y="5.159cm" svg:width="1.588cm" svg:height="0.463cm" svg:viewBox="0.0 0.0 1588.251 463.125" svg:d="M 5973.047 10532.047 C 5948.672 10532.047 5929.459 10538.564 5915.410 10551.598 C 5901.530 10564.632 5894.590 10582.574 5894.590 10605.426 C 5894.590 10628.277 5901.530 10646.220 5915.410 10659.254 C 5929.459 10672.288 5948.672 10678.805 5973.047 10678.805 C 5997.422 10678.805 6016.634 10672.288 6030.683 10659.254 C 6044.733 10646.051 6051.758 10628.108 6051.758 10605.426 C 6051.758 10582.574 6044.733 10564.632 6030.683 10551.598 C 6016.803 10538.564 5997.591 10532.047 5973.047 10532.047 ZM 5921.758 10510.211 C 5899.752 10504.794 5882.571 10494.554 5870.215 10479.488 C 5858.027 10464.423 5851.933 10446.057 5851.933 10424.391 C 5851.933 10394.091 5862.682 10370.139 5884.179 10352.535 C 5905.846 10334.931 5935.469 10326.129 5973.047 10326.129 C 6010.794 10326.129 6040.416 10334.931 6061.914 10352.535 C 6083.411 10370.139 6094.160 10394.091 6094.160 10424.391 C 6094.160 10446.057 6087.982 10464.423 6075.625 10479.488 C 6063.437 10494.554 6046.426 10504.794 6024.590 10510.211 C 6049.303 10515.966 6068.515 10527.223 6082.226 10543.981 C 6096.107 10560.738 6103.047 10581.220 6103.047 10605.426 C 6103.047 10642.158 6091.790 10670.341 6069.277 10689.977 C 6046.933 10709.612 6014.857 10719.430 5973.047 10719.430 C 5931.237 10719.430 5899.075 10709.612 5876.562 10689.977 C 5854.219 10670.341 5843.047 10642.158 5843.047 10605.426 C 5843.047 10581.220 5849.987 10560.738 5863.867 10543.981 C 5877.747 10527.223 5897.044 10515.966 5921.758 10510.211 ZM 5902.969 10429.215 C 5902.969 10448.850 5909.062 10464.169 5921.250 10475.172 C 5933.607 10486.175 5950.872 10491.676 5973.047 10491.676 C 5995.052 10491.676 6012.233 10486.175 6024.590 10475.172 C 6037.116 10464.169 6043.379 10448.850 6043.379 10429.215 C 6043.379 10409.580 6037.116 10394.261 6024.590 10383.258 C 6012.233 10372.255 5995.052 10366.754 5973.047 10366.754 C 5950.872 10366.754 5933.607 10372.255 5921.250 10383.258 C 5909.062 10394.261 5902.969 10409.580 5902.969 10429.215 ZM 6465.064 10317.496 C 6442.382 10356.429 6425.539 10394.938 6414.537 10433.024 C 6403.534 10471.110 6398.033 10509.703 6398.033 10548.805 C 6398.033 10587.906 6403.534 10626.669 6414.537 10665.094 C 6425.709 10703.349 6442.551 10741.858 6465.064 10780.621 L 6424.439 10780.621 C 6399.049 10740.843 6380.006 10701.741 6367.310 10663.317 C 6354.784 10624.892 6348.521 10586.721 6348.521 10548.805 C 6348.521 10511.057 6354.784 10473.056 6367.310 10434.801 C 6379.836 10396.546 6398.879 10357.444 6424.439 10317.496 L 6465.064 10317.496 ZM 6745.813 10386.051 L 6745.813 10527.477 L 6887.239 10527.477 L 6887.239 10570.641 L 6745.813 10570.641 L 6745.813 10712.067 L 6703.157 10712.067 L 6703.157 10570.641 L 6561.731 10570.641 L 6561.731 10527.477 L 6703.157 10527.477 L 6703.157 10386.051 L 6745.813 10386.051 ZM 7153.390 10507.672 C 7177.934 10512.919 7197.062 10523.837 7210.773 10540.426 C 7224.653 10557.014 7231.593 10577.496 7231.593 10601.871 C 7231.593 10639.280 7218.728 10668.225 7192.999 10688.707 C 7167.270 10709.189 7130.707 10719.430 7083.312 10719.430 C 7067.400 10719.430 7050.981 10717.822 7034.054 10714.606 C 7017.296 10711.559 6999.946 10706.904 6982.003 10700.641 L 6982.003 10651.129 C 6996.222 10659.423 7011.795 10665.686 7028.722 10669.918 C 7045.649 10674.150 7063.338 10676.266 7081.788 10676.266 C 7113.950 10676.266 7138.409 10669.918 7155.167 10657.223 C 7172.094 10644.527 7180.558 10626.077 7180.558 10601.871 C 7180.558 10579.527 7172.687 10562.093 7156.944 10549.567 C 7141.371 10536.871 7119.620 10530.524 7091.690 10530.524 L 7047.511 10530.524 L 7047.511 10488.375 L 7093.722 10488.375 C 7118.943 10488.375 7138.240 10483.382 7151.612 10473.395 C 7164.985 10463.238 7171.671 10448.681 7171.671 10429.723 C 7171.671 10410.257 7164.731 10395.361 7150.851 10385.035 C 7137.140 10374.541 7117.420 10369.293 7091.690 10369.293 C 7077.641 10369.293 7062.576 10370.817 7046.495 10373.863 C 7030.414 10376.910 7012.726 10381.650 6993.429 10388.082 L 6993.429 10342.379 C 7012.895 10336.962 7031.092 10332.900 7048.019 10330.192 C 7065.115 10327.483 7081.196 10326.129 7096.261 10326.129 C 7135.193 10326.129 7166.000 10335.016 7188.683 10352.789 C 7211.365 10370.393 7222.706 10394.261 7222.706 10424.391 C 7222.706 10445.380 7216.697 10463.154 7204.679 10477.711 C 7192.661 10492.099 7175.564 10502.086 7153.390 10507.672 ZM 7314.754 10317.496 L 7355.379 10317.496 C 7380.770 10357.444 7399.728 10396.546 7412.254 10434.801 C 7424.950 10473.056 7431.297 10511.057 7431.297 10548.805 C 7431.297 10586.721 7424.950 10624.892 7412.254 10663.317 C 7399.728 10701.741 7380.770 10740.843 7355.379 10780.621 L 7314.754 10780.621 C 7337.267 10741.858 7354.025 10703.349 7365.028 10665.094 C 7376.200 10626.669 7381.785 10587.906 7381.785 10548.805 C 7381.785 10509.703 7376.200 10471.110 7365.028 10433.024 C 7354.025 10394.938 7337.267 10356.429 7314.754 10317.496 Z">
                <!-- 100 nodes -->
              </draw:path>
              <draw:path id="text4983" draw:style-name="style1" draw:layer="layout" svg:x="5.390cm" svg:y="5.159cm" svg:width="2.268cm" svg:height="0.463cm" svg:viewBox="0.0 0.0 2267.734 463.125" svg:d="M 10951.316 10507.672 C 10975.860 10512.919 10994.988 10523.837 11008.699 10540.426 C 11022.579 10557.014 11029.519 10577.496 11029.519 10601.871 C 11029.519 10639.280 11016.655 10668.225 10990.925 10688.707 C 10965.196 10709.189 10928.634 10719.430 10881.238 10719.430 C 10865.326 10719.430 10848.907 10717.822 10831.980 10714.606 C 10815.222 10711.559 10797.872 10706.904 10779.929 10700.641 L 10779.929 10651.129 C 10794.148 10659.423 10809.721 10665.686 10826.648 10669.918 C 10843.575 10674.150 10861.264 10676.266 10879.714 10676.266 C 10911.876 10676.266 10936.336 10669.918 10953.093 10657.223 C 10970.020 10644.527 10978.484 10626.077 10978.484 10601.871 C 10978.484 10579.527 10970.613 10562.093 10954.871 10549.567 C 10939.298 10536.871 10917.547 10530.524 10889.617 10530.524 L 10845.437 10530.524 L 10845.437 10488.375 L 10891.648 10488.375 C 10916.869 10488.375 10936.166 10483.382 10949.539 10473.395 C 10962.911 10463.238 10969.597 10448.681 10969.597 10429.723 C 10969.597 10410.257 10962.657 10395.361 10948.777 10385.035 C 10935.066 10374.541 10915.346 10369.293 10889.617 10369.293 C 10875.567 10369.293 10860.502 10370.817 10844.422 10373.863 C 10828.341 10376.910 10810.652 10381.650 10791.355 10388.082 L 10791.355 10342.379 C 10810.821 10336.962 10829.018 10332.900 10845.945 10330.192 C 10863.041 10327.483 10879.122 10326.129 10894.187 10326.129 C 10933.119 10326.129 10963.927 10335.016 10986.609 10352.789 C 11009.291 10370.393 11020.632 10394.261 11020.632 10424.391 C 11020.632 10445.380 11014.623 10463.154 11002.605 10477.711 C 10990.587 10492.099 10973.491 10502.086 10951.316 10507.672 ZM 11397.630 10317.496 C 11374.948 10356.429 11358.106 10394.938 11347.103 10433.024 C 11336.100 10471.110 11330.599 10509.703 11330.599 10548.805 C 11330.599 10587.906 11336.100 10626.669 11347.103 10665.094 C 11358.275 10703.349 11375.117 10741.858 11397.630 10780.621 L 11357.005 10780.621 C 11331.615 10740.843 11312.572 10701.741 11299.877 10663.317 C 11287.350 10624.892 11281.087 10586.721 11281.087 10548.805 C 11281.087 10511.057 11287.350 10473.056 11299.877 10434.801 C 11312.403 10396.546 11331.446 10357.444 11357.005 10317.496 L 11397.630 10317.496 ZM 11678.380 10386.051 L 11678.380 10527.477 L 11819.805 10527.477 L 11819.805 10570.641 L 11678.380 10570.641 L 11678.380 10712.067 L 11635.723 10712.067 L 11635.723 10570.641 L 11494.298 10570.641 L 11494.298 10527.477 L 11635.723 10527.477 L 11635.723 10386.051 L 11678.380 10386.051 ZM 11974.745 10668.902 L 12153.749 10668.902 L 12153.749 10712.067 L 11913.046 10712.067 L 11913.046 10668.902 C 11932.512 10648.759 11959.003 10621.761 11992.519 10587.906 C 12026.203 10553.883 12047.362 10531.962 12055.995 10522.145 C 12072.414 10503.694 12083.840 10488.121 12090.272 10475.426 C 12096.874 10462.561 12100.175 10449.951 12100.175 10437.594 C 12100.175 10417.451 12093.065 10401.031 12078.847 10388.336 C 12064.797 10375.641 12046.431 10369.293 12023.749 10369.293 C 12007.668 10369.293 11990.657 10372.086 11972.714 10377.672 C 11954.940 10383.258 11935.897 10391.722 11915.585 10403.063 L 11915.585 10351.266 C 11936.236 10342.972 11955.533 10336.708 11973.476 10332.477 C 11991.418 10328.245 12007.838 10326.129 12022.733 10326.129 C 12062.004 10326.129 12093.319 10335.947 12116.679 10355.582 C 12140.038 10375.218 12151.718 10401.455 12151.718 10434.293 C 12151.718 10449.866 12148.755 10464.677 12142.831 10478.727 C 12137.076 10492.607 12126.496 10509.026 12111.093 10527.985 C 12106.861 10532.893 12093.404 10547.112 12070.722 10570.641 C 12048.039 10594.000 12016.047 10626.754 11974.745 10668.902 ZM 12396.431 10548.805 L 12533.286 10548.805 L 12533.286 10590.445 L 12396.431 10590.445 L 12396.431 10548.805 ZM 12755.283 10377.672 L 12625.791 10580.035 L 12755.283 10580.035 L 12755.283 10377.672 ZM 12741.826 10332.985 L 12806.318 10332.985 L 12806.318 10580.035 L 12860.400 10580.035 L 12860.400 10622.692 L 12806.318 10622.692 L 12806.318 10712.067 L 12755.283 10712.067 L 12755.283 10622.692 L 12584.150 10622.692 L 12584.150 10573.180 L 12741.826 10332.985 ZM 12931.121 10317.496 L 12971.746 10317.496 C 12997.136 10357.444 13016.095 10396.546 13028.621 10434.801 C 13041.316 10473.056 13047.664 10511.057 13047.664 10548.805 C 13047.664 10586.721 13041.316 10624.892 13028.621 10663.317 C 13016.095 10701.741 12997.136 10740.843 12971.746 10780.621 L 12931.121 10780.621 C 12953.634 10741.858 12970.391 10703.349 12981.394 10665.094 C 12992.566 10626.669 12998.152 10587.906 12998.152 10548.805 C 12998.152 10509.703 12992.566 10471.110 12981.394 10433.024 C 12970.391 10394.938 12953.634 10356.429 12931.121 10317.496 Z">
                <!-- 108 nodes -->
              </draw:path>
              <draw:path id="text4987" draw:style-name="style1" draw:layer="layout" svg:x="8.196cm" svg:y="5.159cm" svg:width="2.268cm" svg:height="0.463cm" svg:viewBox="0.0 0.0 2267.734 463.125" svg:d="M 16563.316 10507.672 C 16587.860 10512.919 16606.988 10523.837 16620.699 10540.426 C 16634.579 10557.014 16641.519 10577.496 16641.519 10601.871 C 16641.519 10639.280 16628.654 10668.225 16602.925 10688.707 C 16577.196 10709.189 16540.634 10719.430 16493.238 10719.430 C 16477.326 10719.430 16460.907 10717.822 16443.980 10714.606 C 16427.222 10711.559 16409.872 10706.904 16391.929 10700.641 L 16391.929 10651.129 C 16406.148 10659.423 16421.721 10665.686 16438.648 10669.918 C 16455.575 10674.150 16473.264 10676.266 16491.714 10676.266 C 16523.876 10676.266 16548.335 10669.918 16565.093 10657.223 C 16582.020 10644.527 16590.484 10626.077 16590.484 10601.871 C 16590.484 10579.527 16582.613 10562.093 16566.871 10549.567 C 16551.298 10536.871 16529.546 10530.524 16501.617 10530.524 L 16457.437 10530.524 L 16457.437 10488.375 L 16503.648 10488.375 C 16528.869 10488.375 16548.166 10483.382 16561.539 10473.395 C 16574.911 10463.238 16581.597 10448.681 16581.597 10429.723 C 16581.597 10410.257 16574.657 10395.361 16560.777 10385.035 C 16547.066 10374.541 16527.346 10369.293 16501.617 10369.293 C 16487.567 10369.293 16472.502 10370.817 16456.421 10373.863 C 16440.341 10376.910 16422.652 10381.650 16403.355 10388.082 L 16403.355 10342.379 C 16422.821 10336.962 16441.018 10332.900 16457.945 10330.192 C 16475.041 10327.483 16491.122 10326.129 16506.187 10326.129 C 16545.119 10326.129 16575.927 10335.016 16598.609 10352.789 C 16621.291 10370.393 16632.632 10394.261 16632.632 10424.391 C 16632.632 10445.380 16626.623 10463.154 16614.605 10477.711 C 16602.587 10492.099 16585.490 10502.086 16563.316 10507.672 ZM 17009.630 10317.496 C 16986.948 10356.429 16970.106 10394.938 16959.103 10433.024 C 16948.100 10471.110 16942.599 10509.703 16942.599 10548.805 C 16942.599 10587.906 16948.100 10626.669 16959.103 10665.094 C 16970.275 10703.349 16987.117 10741.858 17009.630 10780.621 L 16969.005 10780.621 C 16943.615 10740.843 16924.572 10701.741 16911.876 10663.317 C 16899.350 10624.892 16893.087 10586.721 16893.087 10548.805 C 16893.087 10511.057 16899.350 10473.056 16911.876 10434.801 C 16924.402 10396.546 16943.445 10357.444 16969.005 10317.496 L 17009.630 10317.496 ZM 17290.380 10386.051 L 17290.380 10527.477 L 17431.805 10527.477 L 17431.805 10570.641 L 17290.380 10570.641 L 17290.380 10712.067 L 17247.723 10712.067 L 17247.723 10570.641 L 17106.297 10570.641 L 17106.297 10527.477 L 17247.723 10527.477 L 17247.723 10386.051 L 17290.380 10386.051 ZM 17586.745 10668.902 L 17765.749 10668.902 L 17765.749 10712.067 L 17525.046 10712.067 L 17525.046 10668.902 C 17544.512 10648.759 17571.003 10621.761 17604.518 10587.906 C 17638.203 10553.883 17659.362 10531.962 17667.995 10522.145 C 17684.414 10503.694 17695.840 10488.121 17702.272 10475.426 C 17708.874 10462.561 17712.175 10449.951 17712.175 10437.594 C 17712.175 10417.451 17705.065 10401.031 17690.847 10388.336 C 17676.797 10375.641 17658.431 10369.293 17635.749 10369.293 C 17619.668 10369.293 17602.656 10372.086 17584.714 10377.672 C 17566.940 10383.258 17547.897 10391.722 17527.585 10403.063 L 17527.585 10351.266 C 17548.236 10342.972 17567.533 10336.708 17585.475 10332.477 C 17603.418 10328.245 17619.837 10326.129 17634.733 10326.129 C 17674.004 10326.129 17705.319 10335.947 17728.679 10355.582 C 17752.038 10375.218 17763.718 10401.455 17763.718 10434.293 C 17763.718 10449.866 17760.755 10464.677 17754.831 10478.727 C 17749.076 10492.607 17738.496 10509.026 17723.093 10527.985 C 17718.861 10532.893 17705.404 10547.112 17682.722 10570.641 C 17660.039 10594.000 17628.047 10626.754 17586.745 10668.902 ZM 18008.430 10548.805 L 18145.286 10548.805 L 18145.286 10590.445 L 18008.430 10590.445 L 18008.430 10548.805 ZM 18367.283 10377.672 L 18237.791 10580.035 L 18367.283 10580.035 L 18367.283 10377.672 ZM 18353.826 10332.985 L 18418.318 10332.985 L 18418.318 10580.035 L 18472.400 10580.035 L 18472.400 10622.692 L 18418.318 10622.692 L 18418.318 10712.067 L 18367.283 10712.067 L 18367.283 10622.692 L 18196.150 10622.692 L 18196.150 10573.180 L 18353.826 10332.985 ZM 18543.120 10317.496 L 18583.745 10317.496 C 18609.136 10357.444 18628.094 10396.546 18640.620 10434.801 C 18653.316 10473.056 18659.663 10511.057 18659.663 10548.805 C 18659.663 10586.721 18653.316 10624.892 18640.620 10663.317 C 18628.094 10701.741 18609.136 10740.843 18583.745 10780.621 L 18543.120 10780.621 C 18565.633 10741.858 18582.391 10703.349 18593.394 10665.094 C 18604.566 10626.669 18610.152 10587.906 18610.152 10548.805 C 18610.152 10509.703 18604.566 10471.110 18593.394 10433.024 C 18582.391 10394.938 18565.633 10356.429 18543.120 10317.496 Z">
                <!-- 108 nodes -->
              </draw:path>
              <draw:path id="text4991" draw:style-name="style1" draw:layer="layout" svg:x="11.000cm" svg:y="5.159cm" svg:width="2.269cm" svg:height="0.463cm" svg:viewBox="0.0 0.0 2269.258 463.125" svg:d="M 22062.581 10668.902 L 22241.585 10668.902 L 22241.585 10712.067 L 22000.882 10712.067 L 22000.882 10668.902 C 22020.348 10648.759 22046.839 10621.761 22080.355 10587.906 C 22114.040 10553.883 22135.199 10531.962 22143.831 10522.145 C 22160.251 10503.694 22171.676 10488.121 22178.109 10475.426 C 22184.710 10462.561 22188.011 10449.951 22188.011 10437.594 C 22188.011 10417.451 22180.902 10401.031 22166.683 10388.336 C 22152.634 10375.641 22134.268 10369.293 22111.585 10369.293 C 22095.505 10369.293 22078.493 10372.086 22060.550 10377.672 C 22042.777 10383.258 22023.734 10391.722 22003.421 10403.063 L 22003.421 10351.266 C 22024.072 10342.972 22043.369 10336.708 22061.312 10332.477 C 22079.255 10328.245 22095.674 10326.129 22110.570 10326.129 C 22149.841 10326.129 22181.156 10335.947 22204.515 10355.582 C 22227.874 10375.218 22239.554 10401.455 22239.554 10434.293 C 22239.554 10449.866 22236.592 10464.677 22230.667 10478.727 C 22224.912 10492.607 22214.333 10509.026 22198.929 10527.985 C 22194.697 10532.893 22181.240 10547.112 22158.558 10570.641 C 22135.876 10594.000 22103.884 10626.754 22062.581 10668.902 ZM 22620.107 10317.496 C 22597.424 10356.429 22580.582 10394.938 22569.579 10433.024 C 22558.577 10471.110 22553.076 10509.703 22553.076 10548.805 C 22553.076 10587.906 22558.577 10626.669 22569.579 10665.094 C 22580.751 10703.349 22597.594 10741.858 22620.107 10780.621 L 22579.482 10780.621 C 22554.091 10740.843 22535.048 10701.741 22522.353 10663.317 C 22509.827 10624.892 22503.564 10586.721 22503.564 10548.805 C 22503.564 10511.057 22509.827 10473.056 22522.353 10434.801 C 22534.879 10396.546 22553.922 10357.444 22579.482 10317.496 L 22620.107 10317.496 ZM 22900.856 10386.051 L 22900.856 10527.477 L 23042.282 10527.477 L 23042.282 10570.641 L 22900.856 10570.641 L 22900.856 10712.067 L 22858.200 10712.067 L 22858.200 10570.641 L 22716.774 10570.641 L 22716.774 10527.477 L 22858.200 10527.477 L 22858.200 10386.051 L 22900.856 10386.051 ZM 23161.928 10668.902 L 23245.717 10668.902 L 23245.717 10379.703 L 23154.565 10397.985 L 23154.565 10351.266 L 23245.210 10332.985 L 23296.499 10332.985 L 23296.499 10668.902 L 23380.288 10668.902 L 23380.288 10712.067 L 23161.928 10712.067 L 23161.928 10668.902 ZM 23618.907 10548.805 L 23755.762 10548.805 L 23755.762 10590.445 L 23618.907 10590.445 L 23618.907 10548.805 ZM 23977.760 10377.672 L 23848.267 10580.035 L 23977.760 10580.035 L 23977.760 10377.672 ZM 23964.303 10332.985 L 24028.795 10332.985 L 24028.795 10580.035 L 24082.877 10580.035 L 24082.877 10622.692 L 24028.795 10622.692 L 24028.795 10712.067 L 23977.760 10712.067 L 23977.760 10622.692 L 23806.627 10622.692 L 23806.627 10573.180 L 23964.303 10332.985 ZM 24153.597 10317.496 L 24194.222 10317.496 C 24219.612 10357.444 24238.571 10396.546 24251.097 10434.801 C 24263.792 10473.056 24270.140 10511.057 24270.140 10548.805 C 24270.140 10586.721 24263.792 10624.892 24251.097 10663.317 C 24238.571 10701.741 24219.612 10740.843 24194.222 10780.621 L 24153.597 10780.621 C 24176.110 10741.858 24192.868 10703.349 24203.870 10665.094 C 24215.042 10626.669 24220.628 10587.906 24220.628 10548.805 C 24220.628 10509.703 24215.042 10471.110 24203.870 10433.024 C 24192.868 10394.938 24176.110 10356.429 24153.597 10317.496 Z">
                <!-- 90 nodes -->
              </draw:path>
              <draw:path id="text4995" draw:style-name="style1" draw:layer="layout" svg:x="3.048cm" svg:y="2.353cm" svg:width="1.337cm" svg:height="0.463cm" svg:viewBox="0.0 0.0 1337.418 463.125" svg:d="M 6158.457 5056.903 L 6337.461 5056.903 L 6337.461 5100.067 L 6096.758 5100.067 L 6096.758 5056.903 C 6116.224 5036.759 6142.715 5009.761 6176.230 4975.907 C 6209.915 4941.883 6231.074 4919.963 6239.707 4910.145 C 6256.126 4891.694 6267.552 4876.121 6273.984 4863.426 C 6280.586 4850.561 6283.886 4837.951 6283.886 4825.594 C 6283.886 4805.451 6276.777 4789.032 6262.558 4776.336 C 6248.509 4763.641 6230.143 4757.293 6207.461 4757.293 C 6191.380 4757.293 6174.368 4760.086 6156.426 4765.672 C 6138.652 4771.258 6119.609 4779.722 6099.297 4791.063 L 6099.297 4739.266 C 6119.948 4730.972 6139.245 4724.709 6157.187 4720.477 C 6175.130 4716.245 6191.549 4714.129 6206.445 4714.129 C 6245.716 4714.129 6277.031 4723.947 6300.390 4743.582 C 6323.750 4763.218 6335.429 4789.455 6335.429 4822.293 C 6335.429 4837.866 6332.467 4852.677 6326.543 4866.727 C 6320.787 4880.607 6310.208 4897.026 6294.804 4915.985 C 6290.573 4920.893 6277.116 4935.112 6254.433 4958.641 C 6231.751 4982.000 6199.759 5014.754 6158.457 5056.903 ZM 6715.982 4705.496 C 6693.300 4744.429 6676.457 4782.938 6665.455 4821.024 C 6654.452 4859.110 6648.951 4897.703 6648.951 4936.805 C 6648.951 4975.907 6654.452 5014.670 6665.455 5053.094 C 6676.627 5091.349 6693.469 5129.858 6715.982 5168.621 L 6675.357 5168.621 C 6649.966 5128.843 6630.923 5089.741 6618.228 5051.317 C 6605.702 5012.892 6599.439 4974.722 6599.439 4936.805 C 6599.439 4899.058 6605.702 4861.056 6618.228 4822.801 C 6630.754 4784.546 6649.797 4745.444 6675.357 4705.496 L 6715.982 4705.496 ZM 6782.942 4936.805 L 6919.798 4936.805 L 6919.798 4978.446 L 6782.942 4978.446 L 6782.942 4936.805 ZM 7156.268 4895.672 C 7180.812 4900.920 7199.940 4911.838 7213.651 4928.426 C 7227.531 4945.015 7234.471 4965.496 7234.471 4989.871 C 7234.471 5027.280 7221.606 5056.226 7195.877 5076.707 C 7170.148 5097.189 7133.585 5107.430 7086.190 5107.430 C 7070.278 5107.430 7053.859 5105.822 7036.932 5102.606 C 7020.174 5099.559 7002.824 5094.904 6984.881 5088.641 L 6984.881 5039.129 C 6999.100 5047.423 7014.673 5053.686 7031.600 5057.918 C 7048.527 5062.150 7066.216 5064.266 7084.666 5064.266 C 7116.828 5064.266 7141.287 5057.918 7158.045 5045.223 C 7174.972 5032.528 7183.436 5014.077 7183.436 4989.871 C 7183.436 4967.528 7175.565 4950.093 7159.822 4937.567 C 7144.249 4924.871 7122.498 4918.524 7094.568 4918.524 L 7050.389 4918.524 L 7050.389 4876.375 L 7096.600 4876.375 C 7121.821 4876.375 7141.118 4871.382 7154.490 4861.395 C 7167.863 4851.239 7174.549 4836.681 7174.549 4817.723 C 7174.549 4798.257 7167.609 4783.361 7153.729 4773.035 C 7140.018 4762.541 7120.298 4757.293 7094.568 4757.293 C 7080.519 4757.293 7065.454 4758.817 7049.373 4761.864 C 7033.292 4764.910 7015.604 4769.650 6996.307 4776.082 L 6996.307 4730.379 C 7015.773 4724.963 7033.970 4720.900 7050.897 4718.192 C 7067.993 4715.483 7084.074 4714.129 7099.139 4714.129 C 7138.071 4714.129 7168.878 4723.016 7191.561 4740.789 C 7214.243 4758.394 7225.584 4782.261 7225.584 4812.391 C 7225.584 4833.380 7219.575 4851.154 7207.557 4865.711 C 7195.539 4880.099 7178.442 4890.086 7156.268 4895.672 ZM 7317.632 4705.496 L 7358.257 4705.496 C 7383.648 4745.444 7402.606 4784.546 7415.132 4822.801 C 7427.828 4861.056 7434.175 4899.058 7434.175 4936.805 C 7434.175 4974.722 7427.828 5012.892 7415.132 5051.317 C 7402.606 5089.741 7383.648 5128.843 7358.257 5168.621 L 7317.632 5168.621 C 7340.145 5129.858 7356.903 5091.349 7367.906 5053.094 C 7379.078 5014.670 7384.663 4975.907 7384.663 4936.805 C 7384.663 4897.703 7379.078 4859.110 7367.906 4821.024 C 7356.903 4782.938 7340.145 4744.429 7317.632 4705.496 Z">
                <!-- 79 nodes -->
              </draw:path>
              <draw:path id="text4999" draw:style-name="style1" draw:layer="layout" svg:x="5.851cm" svg:y="2.353cm" svg:width="1.341cm" svg:height="0.463cm" svg:viewBox="0.0 0.0 1341.226 463.125" svg:d="M 11832.156 4754.754 C 11805.750 4754.754 11785.861 4767.788 11772.488 4793.856 C 11759.285 4819.754 11752.683 4858.771 11752.683 4910.907 C 11752.683 4962.873 11759.285 5001.890 11772.488 5027.957 C 11785.861 5053.856 11805.750 5066.805 11832.156 5066.805 C 11858.732 5066.805 11878.621 5053.856 11891.824 5027.957 C 11905.196 5001.890 11911.883 4962.873 11911.883 4910.907 C 11911.883 4858.771 11905.196 4819.754 11891.824 4793.856 C 11878.621 4767.788 11858.732 4754.754 11832.156 4754.754 ZM 11832.156 4714.129 C 11874.643 4714.129 11907.058 4730.972 11929.402 4764.657 C 11951.915 4798.172 11963.172 4846.922 11963.172 4910.907 C 11963.172 4974.722 11951.915 5023.472 11929.402 5057.157 C 11907.058 5090.672 11874.643 5107.430 11832.156 5107.430 C 11789.669 5107.430 11757.169 5090.672 11734.656 5057.157 C 11712.312 5023.472 11701.140 4974.722 11701.140 4910.907 C 11701.140 4846.922 11712.312 4798.172 11734.656 4764.657 C 11757.169 4730.972 11789.669 4714.129 11832.156 4714.129 ZM 12324.174 4705.496 C 12301.491 4744.429 12284.649 4782.938 12273.646 4821.024 C 12262.644 4859.110 12257.142 4897.703 12257.142 4936.805 C 12257.142 4975.907 12262.644 5014.670 12273.646 5053.094 C 12284.818 5091.349 12301.661 5129.858 12324.174 5168.621 L 12283.549 5168.621 C 12258.158 5128.843 12239.115 5089.741 12226.420 5051.317 C 12213.894 5012.892 12207.631 4974.722 12207.631 4936.805 C 12207.631 4899.058 12213.894 4861.056 12226.420 4822.801 C 12238.946 4784.546 12257.989 4745.444 12283.549 4705.496 L 12324.174 4705.496 ZM 12391.134 4936.805 L 12527.989 4936.805 L 12527.989 4978.446 L 12391.134 4978.446 L 12391.134 4936.805 ZM 12609.576 4720.985 L 12810.924 4720.985 L 12810.924 4764.149 L 12656.549 4764.149 L 12656.549 4857.078 C 12663.997 4854.539 12671.445 4852.677 12678.893 4851.492 C 12686.341 4850.138 12693.789 4849.461 12701.237 4849.461 C 12743.554 4849.461 12777.070 4861.056 12801.783 4884.246 C 12826.497 4907.436 12838.854 4938.836 12838.854 4978.446 C 12838.854 5019.240 12826.158 5050.978 12800.768 5073.660 C 12775.377 5096.173 12739.576 5107.430 12693.365 5107.430 C 12677.454 5107.430 12661.204 5106.076 12644.615 5103.367 C 12628.196 5100.659 12611.184 5096.597 12593.580 5091.180 L 12593.580 5039.637 C 12608.815 5047.931 12624.557 5054.110 12640.807 5058.172 C 12657.057 5062.235 12674.238 5064.266 12692.350 5064.266 C 12721.634 5064.266 12744.824 5056.564 12761.920 5041.160 C 12779.017 5025.757 12787.565 5004.852 12787.565 4978.446 C 12787.565 4952.039 12779.017 4931.134 12761.920 4915.731 C 12744.824 4900.327 12721.634 4892.625 12692.350 4892.625 C 12678.639 4892.625 12664.928 4894.149 12651.217 4897.196 C 12637.675 4900.242 12623.795 4904.982 12609.576 4911.414 L 12609.576 4720.985 ZM 12925.824 4705.496 L 12966.449 4705.496 C 12991.839 4745.444 13010.798 4784.546 13023.324 4822.801 C 13036.019 4861.056 13042.367 4899.058 13042.367 4936.805 C 13042.367 4974.722 13036.019 5012.892 13023.324 5051.317 C 13010.798 5089.741 12991.839 5128.843 12966.449 5168.621 L 12925.824 5168.621 C 12948.337 5129.858 12965.095 5091.349 12976.097 5053.094 C 12987.269 5014.670 12992.855 4975.907 12992.855 4936.805 C 12992.855 4897.703 12987.269 4859.110 12976.097 4821.024 C 12965.095 4782.938 12948.337 4744.429 12925.824 4705.496 Z">
                <!-- 68 nodes -->
              </draw:path>
              <draw:path id="text5003" draw:style-name="style1" draw:layer="layout" svg:x="8.657cm" svg:y="2.353cm" svg:width="1.341cm" svg:height="0.463cm" svg:viewBox="0.0 0.0 1341.226 463.125" svg:d="M 17444.156 4754.754 C 17417.750 4754.754 17397.860 4767.788 17384.488 4793.856 C 17371.285 4819.754 17364.683 4858.771 17364.683 4910.907 C 17364.683 4962.873 17371.285 5001.890 17384.488 5027.957 C 17397.860 5053.856 17417.750 5066.805 17444.156 5066.805 C 17470.731 5066.805 17490.621 5053.856 17503.824 5027.957 C 17517.196 5001.890 17523.883 4962.873 17523.883 4910.907 C 17523.883 4858.771 17517.196 4819.754 17503.824 4793.856 C 17490.621 4767.788 17470.731 4754.754 17444.156 4754.754 ZM 17444.156 4714.129 C 17486.643 4714.129 17519.058 4730.972 17541.402 4764.657 C 17563.915 4798.172 17575.172 4846.922 17575.172 4910.907 C 17575.172 4974.722 17563.915 5023.472 17541.402 5057.157 C 17519.058 5090.672 17486.643 5107.430 17444.156 5107.430 C 17401.669 5107.430 17369.169 5090.672 17346.656 5057.157 C 17324.312 5023.472 17313.140 4974.722 17313.140 4910.907 C 17313.140 4846.922 17324.312 4798.172 17346.656 4764.657 C 17369.169 4730.972 17401.669 4714.129 17444.156 4714.129 ZM 17936.173 4705.496 C 17913.491 4744.429 17896.649 4782.938 17885.646 4821.024 C 17874.644 4859.110 17869.142 4897.703 17869.142 4936.805 C 17869.142 4975.907 17874.644 5014.670 17885.646 5053.094 C 17896.818 5091.349 17913.660 5129.858 17936.173 5168.621 L 17895.548 5168.621 C 17870.158 5128.843 17851.115 5089.741 17838.420 5051.317 C 17825.894 5012.892 17819.631 4974.722 17819.631 4936.805 C 17819.631 4899.058 17825.894 4861.056 17838.420 4822.801 C 17850.946 4784.546 17869.989 4745.444 17895.548 4705.496 L 17936.173 4705.496 ZM 18003.134 4936.805 L 18139.989 4936.805 L 18139.989 4978.446 L 18003.134 4978.446 L 18003.134 4936.805 ZM 18221.576 4720.985 L 18422.924 4720.985 L 18422.924 4764.149 L 18268.549 4764.149 L 18268.549 4857.078 C 18275.997 4854.539 18283.445 4852.677 18290.893 4851.492 C 18298.341 4850.138 18305.789 4849.461 18313.236 4849.461 C 18355.554 4849.461 18389.070 4861.056 18413.783 4884.246 C 18438.497 4907.436 18450.854 4938.836 18450.854 4978.446 C 18450.854 5019.240 18438.158 5050.978 18412.768 5073.660 C 18387.377 5096.173 18351.576 5107.430 18305.365 5107.430 C 18289.454 5107.430 18273.204 5106.076 18256.615 5103.367 C 18240.196 5100.659 18223.184 5096.597 18205.580 5091.180 L 18205.580 5039.637 C 18220.815 5047.931 18236.557 5054.110 18252.807 5058.172 C 18269.057 5062.235 18286.238 5064.266 18304.350 5064.266 C 18333.634 5064.266 18356.824 5056.564 18373.920 5041.160 C 18391.016 5025.757 18399.565 5004.852 18399.565 4978.446 C 18399.565 4952.039 18391.016 4931.134 18373.920 4915.731 C 18356.824 4900.327 18333.634 4892.625 18304.350 4892.625 C 18290.639 4892.625 18276.928 4894.149 18263.217 4897.196 C 18249.675 4900.242 18235.795 4904.982 18221.576 4911.414 L 18221.576 4720.985 ZM 18537.824 4705.496 L 18578.449 4705.496 C 18603.839 4745.444 18622.798 4784.546 18635.324 4822.801 C 18648.019 4861.056 18654.367 4899.058 18654.367 4936.805 C 18654.367 4974.722 18648.019 5012.892 18635.324 5051.317 C 18622.798 5089.741 18603.839 5128.843 18578.449 5168.621 L 18537.824 5168.621 C 18560.337 5129.858 18577.094 5091.349 18588.097 5053.094 C 18599.269 5014.670 18604.855 4975.907 18604.855 4936.805 C 18604.855 4897.703 18599.269 4859.110 18588.097 4821.024 C 18577.094 4782.938 18560.337 4744.429 18537.824 4705.496 Z">
                <!-- 68 nodes -->
              </draw:path>
              <draw:path id="text5007" draw:style-name="style1" draw:layer="layout" svg:x="11.463cm" svg:y="2.353cm" svg:width="1.341cm" svg:height="0.463cm" svg:viewBox="0.0 0.0 1341.226 463.125" svg:d="M 23056.156 4754.754 C 23029.750 4754.754 23009.860 4767.788 22996.488 4793.856 C 22983.285 4819.754 22976.683 4858.771 22976.683 4910.907 C 22976.683 4962.873 22983.285 5001.890 22996.488 5027.957 C 23009.860 5053.856 23029.750 5066.805 23056.156 5066.805 C 23082.731 5066.805 23102.621 5053.856 23115.824 5027.957 C 23129.196 5001.890 23135.882 4962.873 23135.882 4910.907 C 23135.882 4858.771 23129.196 4819.754 23115.824 4793.856 C 23102.621 4767.788 23082.731 4754.754 23056.156 4754.754 ZM 23056.156 4714.129 C 23098.643 4714.129 23131.058 4730.972 23153.402 4764.657 C 23175.915 4798.172 23187.171 4846.922 23187.171 4910.907 C 23187.171 4974.722 23175.915 5023.472 23153.402 5057.157 C 23131.058 5090.672 23098.643 5107.430 23056.156 5107.430 C 23013.669 5107.430 22981.169 5090.672 22958.656 5057.157 C 22936.312 5023.472 22925.140 4974.722 22925.140 4910.907 C 22925.140 4846.922 22936.312 4798.172 22958.656 4764.657 C 22981.169 4730.972 23013.669 4714.129 23056.156 4714.129 ZM 23548.173 4705.496 C 23525.491 4744.429 23508.649 4782.938 23497.646 4821.024 C 23486.643 4859.110 23481.142 4897.703 23481.142 4936.805 C 23481.142 4975.907 23486.643 5014.670 23497.646 5053.094 C 23508.818 5091.349 23525.660 5129.858 23548.173 5168.621 L 23507.548 5168.621 C 23482.158 5128.843 23463.115 5089.741 23450.419 5051.317 C 23437.893 5012.892 23431.630 4974.722 23431.630 4936.805 C 23431.630 4899.058 23437.893 4861.056 23450.419 4822.801 C 23462.945 4784.546 23481.988 4745.444 23507.548 4705.496 L 23548.173 4705.496 ZM 23615.133 4936.805 L 23751.989 4936.805 L 23751.989 4978.446 L 23615.133 4978.446 L 23615.133 4936.805 ZM 23833.576 4720.985 L 24034.924 4720.985 L 24034.924 4764.149 L 23880.549 4764.149 L 23880.549 4857.078 C 23887.997 4854.539 23895.445 4852.677 23902.893 4851.492 C 23910.340 4850.138 23917.788 4849.461 23925.236 4849.461 C 23967.554 4849.461 24001.070 4861.056 24025.783 4884.246 C 24050.497 4907.436 24062.854 4938.836 24062.854 4978.446 C 24062.854 5019.240 24050.158 5050.978 24024.768 5073.660 C 23999.377 5096.173 23963.576 5107.430 23917.365 5107.430 C 23901.454 5107.430 23885.204 5106.076 23868.615 5103.367 C 23852.196 5100.659 23835.184 5096.597 23817.580 5091.180 L 23817.580 5039.637 C 23832.814 5047.931 23848.557 5054.110 23864.807 5058.172 C 23881.057 5062.235 23898.238 5064.266 23916.350 5064.266 C 23945.633 5064.266 23968.824 5056.564 23985.920 5041.160 C 24003.016 5025.757 24011.564 5004.852 24011.564 4978.446 C 24011.564 4952.039 24003.016 4931.134 23985.920 4915.731 C 23968.824 4900.327 23945.633 4892.625 23916.350 4892.625 C 23902.639 4892.625 23888.928 4894.149 23875.217 4897.196 C 23861.675 4900.242 23847.795 4904.982 23833.576 4911.414 L 23833.576 4720.985 ZM 24149.823 4705.496 L 24190.448 4705.496 C 24215.839 4745.444 24234.797 4784.546 24247.323 4822.801 C 24260.019 4861.056 24266.366 4899.058 24266.366 4936.805 C 24266.366 4974.722 24260.019 5012.892 24247.323 5051.317 C 24234.797 5089.741 24215.839 5128.843 24190.448 5168.621 L 24149.823 5168.621 C 24172.337 5129.858 24189.094 5091.349 24200.097 5053.094 C 24211.269 5014.670 24216.855 4975.907 24216.855 4936.805 C 24216.855 4897.703 24211.269 4859.110 24200.097 4821.024 C 24189.094 4782.938 24172.337 4744.429 24149.823 4705.496 Z">
                <!-- 68 nodes -->
              </draw:path>
            </draw:g>
            <!-- id="g4879" -->
            <draw:g id="g5009">
              <draw:g id="g5011">
                <draw:path id="path5017" draw:style-name="style6" draw:layer="layout" svg:x="14.323cm" svg:y="1.201cm" svg:width="0.562cm" svg:height="11.224cm" svg:viewBox="0.0 0.0 561.600 11224.400" svg:d="M 28646.316 13625.562 L 28646.316 13581.718 L 28646.316 2445.405 L 28646.316 2401.562 L 29207.516 2401.562 L 29207.516 2445.405 L 29207.516 13581.718 L 29207.516 13625.562 L 28646.316 13625.562 Z">
                  <!-- 9 nodes -->
                </draw:path>
              </draw:g>
              <!-- id="g5011" -->
            </draw:g>
            <!-- id="g5009" -->
            <draw:g id="g5019">
              <draw:g id="g5021">
                <draw:frame id="image5023" draw:style-name="gr1" draw:text-style-name="P1" draw:layer="layout" svg:width="11.203cm" svg:height="0.576cm" draw:transform="matrix(5.080 0.000 0.000 98.806 126.204 10.718) translate(14.310cm, 1.215cm)">
                  <draw:image xlink:href="Pictures/image8.png" xlink:type="simple" xlink:show="embed" xlink:actuate="onLoad">
                    <text:p/>
                  </draw:image>
                </draw:frame>
              </draw:g>
              <!-- id="g5021" -->
              <draw:path id="path5025" draw:style-name="style4" draw:layer="layout" svg:x="14.884cm" svg:y="11.701cm" svg:width="0.140cm" svg:height="0.032cm" svg:viewBox="0.0 0.0 140.000 32.000" svg:d="M 29768.916 23417.235 L 29908.916 23417.235 L 29768.916 23417.235 ">
                <!-- 3 nodes -->
              </draw:path>
              <draw:path id="text5029" draw:style-name="style1" draw:layer="layout" svg:x="15.199cm" svg:y="11.528cm" svg:width="1.739cm" svg:height="0.393cm" svg:viewBox="0.0 0.0 1739.353 393.301" svg:d="M 30528.486 23096.985 C 30502.080 23096.985 30482.191 23110.019 30468.818 23136.087 C 30455.615 23161.985 30449.013 23201.002 30449.013 23253.137 C 30449.013 23305.104 30455.615 23344.120 30468.818 23370.188 C 30482.191 23396.087 30502.080 23409.036 30528.486 23409.036 C 30555.062 23409.036 30574.951 23396.087 30588.154 23370.188 C 30601.526 23344.120 30608.213 23305.104 30608.213 23253.137 C 30608.213 23201.002 30601.526 23161.985 30588.154 23136.087 C 30574.951 23110.019 30555.062 23096.985 30528.486 23096.985 ZM 30528.486 23056.360 C 30570.973 23056.360 30603.388 23073.203 30625.732 23106.887 C 30648.245 23140.403 30659.502 23189.153 30659.502 23253.137 C 30659.502 23316.953 30648.245 23365.703 30625.732 23399.387 C 30603.388 23432.903 30570.973 23449.661 30528.486 23449.661 C 30485.999 23449.661 30453.499 23432.903 30430.986 23399.387 C 30408.642 23365.703 30397.470 23316.953 30397.470 23253.137 C 30397.470 23189.153 30408.642 23140.403 30430.986 23106.887 C 30453.499 23073.203 30485.999 23056.360 30528.486 23056.360 ZM 30749.519 23377.805 L 30803.093 23377.805 L 30803.093 23442.298 L 30749.519 23442.298 L 30749.519 23377.805 ZM 31024.566 23096.985 C 30998.160 23096.985 30978.271 23110.019 30964.898 23136.087 C 30951.695 23161.985 30945.093 23201.002 30945.093 23253.137 C 30945.093 23305.104 30951.695 23344.120 30964.898 23370.188 C 30978.271 23396.087 30998.160 23409.036 31024.566 23409.036 C 31051.142 23409.036 31071.031 23396.087 31084.234 23370.188 C 31097.606 23344.120 31104.293 23305.104 31104.293 23253.137 C 31104.293 23201.002 31097.606 23161.985 31084.234 23136.087 C 31071.031 23110.019 31051.142 23096.985 31024.566 23096.985 ZM 31024.566 23056.360 C 31067.053 23056.360 31099.468 23073.203 31121.812 23106.887 C 31144.325 23140.403 31155.582 23189.153 31155.582 23253.137 C 31155.582 23316.953 31144.325 23365.703 31121.812 23399.387 C 31099.468 23432.903 31067.053 23449.661 31024.566 23449.661 C 30982.079 23449.661 30949.579 23432.903 30927.066 23399.387 C 30904.722 23365.703 30893.550 23316.953 30893.550 23253.137 C 30893.550 23189.153 30904.722 23140.403 30927.066 23106.887 C 30949.579 23073.203 30982.079 23056.360 31024.566 23056.360 ZM 31289.778 23399.133 L 31468.782 23399.133 L 31468.782 23442.298 L 31228.079 23442.298 L 31228.079 23399.133 C 31247.545 23378.990 31274.036 23351.992 31307.552 23318.137 C 31341.237 23284.114 31362.395 23262.193 31371.028 23252.376 C 31387.448 23233.925 31398.873 23218.352 31405.306 23205.657 C 31411.907 23192.792 31415.208 23180.182 31415.208 23167.825 C 31415.208 23147.682 31408.099 23131.262 31393.880 23118.567 C 31379.830 23105.872 31361.464 23099.524 31338.782 23099.524 C 31322.701 23099.524 31305.690 23102.317 31287.747 23107.903 C 31269.974 23113.489 31250.931 23121.953 31230.618 23133.294 L 31230.618 23081.497 C 31251.269 23073.203 31270.566 23066.939 31288.509 23062.708 C 31306.451 23058.476 31322.871 23056.360 31337.767 23056.360 C 31377.037 23056.360 31408.352 23066.178 31431.712 23085.813 C 31455.071 23105.449 31466.751 23131.686 31466.751 23164.524 C 31466.751 23180.097 31463.789 23194.908 31457.864 23208.958 C 31452.109 23222.838 31441.530 23239.257 31426.126 23258.216 C 31421.894 23263.124 31408.437 23277.343 31385.755 23300.872 C 31363.073 23324.231 31331.080 23356.985 31289.778 23399.133 ZM 31620.498 23399.133 L 31799.502 23399.133 L 31799.502 23442.298 L 31558.799 23442.298 L 31558.799 23399.133 C 31578.265 23378.990 31604.756 23351.992 31638.272 23318.137 C 31671.957 23284.114 31693.115 23262.193 31701.748 23252.376 C 31718.167 23233.925 31729.593 23218.352 31736.026 23205.657 C 31742.627 23192.792 31745.928 23180.182 31745.928 23167.825 C 31745.928 23147.682 31738.819 23131.262 31724.600 23118.567 C 31710.550 23105.872 31692.184 23099.524 31669.502 23099.524 C 31653.421 23099.524 31636.410 23102.317 31618.467 23107.903 C 31600.694 23113.489 31581.651 23121.953 31561.338 23133.294 L 31561.338 23081.497 C 31581.989 23073.203 31601.286 23066.939 31619.229 23062.708 C 31637.171 23058.476 31653.591 23056.360 31668.487 23056.360 C 31707.757 23056.360 31739.072 23066.178 31762.432 23085.813 C 31785.791 23105.449 31797.471 23131.686 31797.471 23164.524 C 31797.471 23180.097 31794.509 23194.908 31788.584 23208.958 C 31782.829 23222.838 31772.250 23239.257 31756.846 23258.216 C 31752.614 23263.124 31739.157 23277.343 31716.475 23300.872 C 31693.792 23324.231 31661.800 23356.985 31620.498 23399.133 ZM 31907.546 23063.216 L 32108.894 23063.216 L 32108.894 23106.380 L 31954.519 23106.380 L 31954.519 23199.309 C 31961.967 23196.770 31969.415 23194.908 31976.863 23193.723 C 31984.311 23192.369 31991.759 23191.692 31999.207 23191.692 C 32041.524 23191.692 32075.040 23203.287 32099.753 23226.477 C 32124.467 23249.667 32136.824 23281.067 32136.824 23320.676 C 32136.824 23361.471 32124.128 23393.209 32098.738 23415.891 C 32073.347 23438.404 32037.546 23449.661 31991.335 23449.661 C 31975.424 23449.661 31959.174 23448.307 31942.585 23445.598 C 31926.166 23442.890 31909.154 23438.828 31891.550 23433.411 L 31891.550 23381.868 C 31906.785 23390.162 31922.527 23396.341 31938.777 23400.403 C 31955.027 23404.466 31972.208 23406.497 31990.320 23406.497 C 32019.604 23406.497 32042.794 23398.795 32059.890 23383.391 C 32076.987 23367.988 32085.535 23347.083 32085.535 23320.676 C 32085.535 23294.270 32076.987 23273.365 32059.890 23257.962 C 32042.794 23242.558 32019.604 23234.856 31990.320 23234.856 C 31976.609 23234.856 31962.898 23236.380 31949.187 23239.426 C 31935.645 23242.473 31921.765 23247.213 31907.546 23253.645 L 31907.546 23063.216 Z">
                <!-- 108 nodes -->
              </draw:path>
              <draw:path id="path5031" draw:style-name="style4" draw:layer="layout" svg:x="14.884cm" svg:y="10.367cm" svg:width="0.140cm" svg:height="0.032cm" svg:viewBox="0.0 0.0 140.000 32.000" svg:d="M 29768.916 20749.979 L 29908.916 20749.979 L 29768.916 20749.979 ">
                <!-- 3 nodes -->
              </draw:path>
              <draw:path id="text5035" draw:style-name="style1" draw:layer="layout" svg:x="15.199cm" svg:y="10.195cm" svg:width="1.750cm" svg:height="0.393cm" svg:viewBox="0.0 0.0 1750.271 393.301" svg:d="M 30528.486 20429.729 C 30502.080 20429.729 30482.191 20442.763 30468.818 20468.831 C 30455.615 20494.729 30449.013 20533.746 30449.013 20585.881 C 30449.013 20637.848 30455.615 20676.865 30468.818 20702.932 C 30482.191 20728.831 30502.080 20741.780 30528.486 20741.780 C 30555.062 20741.780 30574.951 20728.831 30588.154 20702.932 C 30601.526 20676.865 30608.213 20637.848 30608.213 20585.881 C 30608.213 20533.746 30601.526 20494.729 30588.154 20468.831 C 30574.951 20442.763 30555.062 20429.729 30528.486 20429.729 ZM 30528.486 20389.104 C 30570.973 20389.104 30603.388 20405.947 30625.732 20439.631 C 30648.245 20473.147 30659.502 20521.897 30659.502 20585.881 C 30659.502 20649.697 30648.245 20698.447 30625.732 20732.131 C 30603.388 20765.647 30570.973 20782.405 30528.486 20782.405 C 30485.999 20782.405 30453.499 20765.647 30430.986 20732.131 C 30408.642 20698.447 30397.470 20649.697 30397.470 20585.881 C 30397.470 20521.897 30408.642 20473.147 30430.986 20439.631 C 30453.499 20405.947 30485.999 20389.104 30528.486 20389.104 ZM 30749.519 20710.549 L 30803.093 20710.549 L 30803.093 20775.042 L 30749.519 20775.042 L 30749.519 20710.549 ZM 31024.566 20429.729 C 30998.160 20429.729 30978.271 20442.763 30964.898 20468.831 C 30951.695 20494.729 30945.093 20533.746 30945.093 20585.881 C 30945.093 20637.848 30951.695 20676.865 30964.898 20702.932 C 30978.271 20728.831 30998.160 20741.780 31024.566 20741.780 C 31051.142 20741.780 31071.031 20728.831 31084.234 20702.932 C 31097.606 20676.865 31104.293 20637.848 31104.293 20585.881 C 31104.293 20533.746 31097.606 20494.729 31084.234 20468.831 C 31071.031 20442.763 31051.142 20429.729 31024.566 20429.729 ZM 31024.566 20389.104 C 31067.053 20389.104 31099.468 20405.947 31121.812 20439.631 C 31144.325 20473.147 31155.582 20521.897 31155.582 20585.881 C 31155.582 20649.697 31144.325 20698.447 31121.812 20732.131 C 31099.468 20765.647 31067.053 20782.405 31024.566 20782.405 C 30982.079 20782.405 30949.579 20765.647 30927.066 20732.131 C 30904.722 20698.447 30893.550 20649.697 30893.550 20585.881 C 30893.550 20521.897 30904.722 20473.147 30927.066 20439.631 C 30949.579 20405.947 30982.079 20389.104 31024.566 20389.104 ZM 31289.778 20731.878 L 31468.782 20731.878 L 31468.782 20775.042 L 31228.079 20775.042 L 31228.079 20731.878 C 31247.545 20711.734 31274.036 20684.736 31307.552 20650.881 C 31341.237 20616.858 31362.395 20594.937 31371.028 20585.120 C 31387.448 20566.669 31398.873 20551.096 31405.306 20538.401 C 31411.907 20525.536 31415.208 20512.926 31415.208 20500.569 C 31415.208 20480.426 31408.099 20464.006 31393.880 20451.311 C 31379.830 20438.616 31361.464 20432.268 31338.782 20432.268 C 31322.701 20432.268 31305.690 20435.061 31287.747 20440.647 C 31269.974 20446.233 31250.931 20454.697 31230.618 20466.038 L 31230.618 20414.241 C 31251.269 20405.947 31270.566 20399.684 31288.509 20395.452 C 31306.451 20391.220 31322.871 20389.104 31337.767 20389.104 C 31377.037 20389.104 31408.352 20398.922 31431.712 20418.557 C 31455.071 20438.193 31466.751 20464.430 31466.751 20497.268 C 31466.751 20512.841 31463.789 20527.652 31457.864 20541.702 C 31452.109 20555.582 31441.530 20572.001 31426.126 20590.960 C 31421.894 20595.868 31408.437 20610.087 31385.755 20633.616 C 31363.073 20656.975 31331.080 20689.729 31289.778 20731.878 ZM 31731.709 20570.647 C 31756.253 20575.894 31775.381 20586.812 31789.092 20603.401 C 31802.972 20619.990 31809.912 20640.471 31809.912 20664.846 C 31809.912 20702.255 31797.048 20731.200 31771.319 20751.682 C 31745.589 20772.164 31709.027 20782.405 31661.631 20782.405 C 31645.720 20782.405 31629.300 20780.797 31612.373 20777.581 C 31595.615 20774.534 31578.265 20769.879 31560.322 20763.616 L 31560.322 20714.104 C 31574.541 20722.398 31590.114 20728.661 31607.041 20732.893 C 31623.968 20737.125 31641.657 20739.241 31660.108 20739.241 C 31692.269 20739.241 31716.729 20732.893 31733.487 20720.198 C 31750.414 20707.503 31758.877 20689.052 31758.877 20664.846 C 31758.877 20642.503 31751.006 20625.068 31735.264 20612.542 C 31719.691 20599.846 31697.940 20593.499 31670.010 20593.499 L 31625.830 20593.499 L 31625.830 20551.350 L 31672.041 20551.350 C 31697.263 20551.350 31716.559 20546.357 31729.932 20536.370 C 31743.304 20526.214 31749.990 20511.656 31749.990 20492.698 C 31749.990 20473.232 31743.050 20458.336 31729.170 20448.010 C 31715.459 20437.516 31695.739 20432.268 31670.010 20432.268 C 31655.960 20432.268 31640.895 20433.792 31624.815 20436.839 C 31608.734 20439.885 31591.045 20444.625 31571.748 20451.057 L 31571.748 20405.354 C 31591.214 20399.937 31609.411 20395.875 31626.338 20393.167 C 31643.434 20390.458 31659.515 20389.104 31674.580 20389.104 C 31713.513 20389.104 31744.320 20397.991 31767.002 20415.764 C 31789.684 20433.368 31801.026 20457.236 31801.026 20487.366 C 31801.026 20508.355 31795.016 20526.129 31782.998 20540.686 C 31770.980 20555.074 31753.884 20565.061 31731.709 20570.647 ZM 32016.726 20429.729 C 31990.320 20429.729 31970.431 20442.763 31957.058 20468.831 C 31943.855 20494.729 31937.253 20533.746 31937.253 20585.881 C 31937.253 20637.848 31943.855 20676.865 31957.058 20702.932 C 31970.431 20728.831 31990.320 20741.780 32016.726 20741.780 C 32043.302 20741.780 32063.191 20728.831 32076.394 20702.932 C 32089.766 20676.865 32096.453 20637.848 32096.453 20585.881 C 32096.453 20533.746 32089.766 20494.729 32076.394 20468.831 C 32063.191 20442.763 32043.302 20429.729 32016.726 20429.729 ZM 32016.726 20389.104 C 32059.213 20389.104 32091.628 20405.947 32113.972 20439.631 C 32136.485 20473.147 32147.742 20521.897 32147.742 20585.881 C 32147.742 20649.697 32136.485 20698.447 32113.972 20732.131 C 32091.628 20765.647 32059.213 20782.405 32016.726 20782.405 C 31974.239 20782.405 31941.739 20765.647 31919.226 20732.131 C 31896.882 20698.447 31885.710 20649.697 31885.710 20585.881 C 31885.710 20521.897 31896.882 20473.147 31919.226 20439.631 C 31941.739 20405.947 31974.239 20389.104 32016.726 20389.104 Z">
                <!-- 111 nodes -->
              </draw:path>
              <draw:path id="path5037" draw:style-name="style4" draw:layer="layout" svg:x="14.884cm" svg:y="9.033cm" svg:width="0.140cm" svg:height="0.032cm" svg:viewBox="0.0 0.0 140.000 32.000" svg:d="M 29768.916 18082.723 L 29908.916 18082.723 L 29768.916 18082.723 ">
                <!-- 3 nodes -->
              </draw:path>
              <draw:path id="text5041" draw:style-name="style1" draw:layer="layout" svg:x="15.199cm" svg:y="8.861cm" svg:width="1.739cm" svg:height="0.393cm" svg:viewBox="0.0 0.0 1739.353 393.301" svg:d="M 30528.486 17762.473 C 30502.080 17762.473 30482.191 17775.507 30468.818 17801.575 C 30455.615 17827.473 30449.013 17866.490 30449.013 17918.625 C 30449.013 17970.592 30455.615 18009.609 30468.818 18035.676 C 30482.191 18061.575 30502.080 18074.524 30528.486 18074.524 C 30555.062 18074.524 30574.951 18061.575 30588.154 18035.676 C 30601.526 18009.609 30608.213 17970.592 30608.213 17918.625 C 30608.213 17866.490 30601.526 17827.473 30588.154 17801.575 C 30574.951 17775.507 30555.062 17762.473 30528.486 17762.473 ZM 30528.486 17721.848 C 30570.973 17721.848 30603.388 17738.691 30625.732 17772.375 C 30648.245 17805.891 30659.502 17854.641 30659.502 17918.625 C 30659.502 17982.441 30648.245 18031.191 30625.732 18064.875 C 30603.388 18098.391 30570.973 18115.149 30528.486 18115.149 C 30485.999 18115.149 30453.499 18098.391 30430.986 18064.875 C 30408.642 18031.191 30397.470 17982.441 30397.470 17918.625 C 30397.470 17854.641 30408.642 17805.891 30430.986 17772.375 C 30453.499 17738.691 30485.999 17721.848 30528.486 17721.848 ZM 30749.519 18043.293 L 30803.093 18043.293 L 30803.093 18107.786 L 30749.519 18107.786 L 30749.519 18043.293 ZM 31024.566 17762.473 C 30998.160 17762.473 30978.271 17775.507 30964.898 17801.575 C 30951.695 17827.473 30945.093 17866.490 30945.093 17918.625 C 30945.093 17970.592 30951.695 18009.609 30964.898 18035.676 C 30978.271 18061.575 30998.160 18074.524 31024.566 18074.524 C 31051.142 18074.524 31071.031 18061.575 31084.234 18035.676 C 31097.606 18009.609 31104.293 17970.592 31104.293 17918.625 C 31104.293 17866.490 31097.606 17827.473 31084.234 17801.575 C 31071.031 17775.507 31051.142 17762.473 31024.566 17762.473 ZM 31024.566 17721.848 C 31067.053 17721.848 31099.468 17738.691 31121.812 17772.375 C 31144.325 17805.891 31155.582 17854.641 31155.582 17918.625 C 31155.582 17982.441 31144.325 18031.191 31121.812 18064.875 C 31099.468 18098.391 31067.053 18115.149 31024.566 18115.149 C 30982.079 18115.149 30949.579 18098.391 30927.066 18064.875 C 30904.722 18031.191 30893.550 17982.441 30893.550 17918.625 C 30893.550 17854.641 30904.722 17805.891 30927.066 17772.375 C 30949.579 17738.691 30982.079 17721.848 31024.566 17721.848 ZM 31289.778 18064.622 L 31468.782 18064.622 L 31468.782 18107.786 L 31228.079 18107.786 L 31228.079 18064.622 C 31247.545 18044.478 31274.036 18017.480 31307.552 17983.625 C 31341.237 17949.602 31362.395 17927.681 31371.028 17917.864 C 31387.448 17899.413 31398.873 17883.840 31405.306 17871.145 C 31411.907 17858.280 31415.208 17845.670 31415.208 17833.313 C 31415.208 17813.170 31408.099 17796.750 31393.880 17784.055 C 31379.830 17771.360 31361.464 17765.012 31338.782 17765.012 C 31322.701 17765.012 31305.690 17767.805 31287.747 17773.391 C 31269.974 17778.977 31250.931 17787.441 31230.618 17798.782 L 31230.618 17746.985 C 31251.269 17738.691 31270.566 17732.428 31288.509 17728.196 C 31306.451 17723.964 31322.871 17721.848 31337.767 17721.848 C 31377.037 17721.848 31408.352 17731.666 31431.712 17751.301 C 31455.071 17770.937 31466.751 17797.174 31466.751 17830.012 C 31466.751 17845.585 31463.789 17860.396 31457.864 17874.446 C 31452.109 17888.326 31441.530 17904.745 31426.126 17923.704 C 31421.894 17928.612 31408.437 17942.831 31385.755 17966.360 C 31363.073 17989.719 31331.080 18022.473 31289.778 18064.622 ZM 31731.709 17903.391 C 31756.253 17908.638 31775.381 17919.556 31789.092 17936.145 C 31802.972 17952.734 31809.912 17973.215 31809.912 17997.590 C 31809.912 18034.999 31797.048 18063.944 31771.319 18084.426 C 31745.589 18104.908 31709.027 18115.149 31661.631 18115.149 C 31645.720 18115.149 31629.300 18113.541 31612.373 18110.325 C 31595.615 18107.278 31578.265 18102.623 31560.322 18096.360 L 31560.322 18046.848 C 31574.541 18055.142 31590.114 18061.405 31607.041 18065.637 C 31623.968 18069.869 31641.657 18071.985 31660.108 18071.985 C 31692.269 18071.985 31716.729 18065.637 31733.487 18052.942 C 31750.414 18040.247 31758.877 18021.796 31758.877 17997.590 C 31758.877 17975.247 31751.006 17957.812 31735.264 17945.286 C 31719.691 17932.590 31697.940 17926.243 31670.010 17926.243 L 31625.830 17926.243 L 31625.830 17884.094 L 31672.041 17884.094 C 31697.263 17884.094 31716.559 17879.101 31729.932 17869.114 C 31743.304 17858.957 31749.990 17844.400 31749.990 17825.442 C 31749.990 17805.976 31743.050 17791.080 31729.170 17780.754 C 31715.459 17770.260 31695.739 17765.012 31670.010 17765.012 C 31655.960 17765.012 31640.895 17766.536 31624.815 17769.582 C 31608.734 17772.629 31591.045 17777.369 31571.748 17783.801 L 31571.748 17738.098 C 31591.214 17732.681 31609.411 17728.619 31626.338 17725.911 C 31643.434 17723.202 31659.515 17721.848 31674.580 17721.848 C 31713.513 17721.848 31744.320 17730.735 31767.002 17748.508 C 31789.684 17766.112 31801.026 17789.980 31801.026 17820.110 C 31801.026 17841.099 31795.016 17858.873 31782.998 17873.430 C 31770.980 17887.818 31753.884 17897.805 31731.709 17903.391 ZM 31907.546 17728.704 L 32108.894 17728.704 L 32108.894 17771.868 L 31954.519 17771.868 L 31954.519 17864.797 C 31961.967 17862.258 31969.415 17860.396 31976.863 17859.211 C 31984.311 17857.857 31991.759 17857.180 31999.207 17857.180 C 32041.524 17857.180 32075.040 17868.775 32099.753 17891.965 C 32124.467 17915.155 32136.824 17946.555 32136.824 17986.165 C 32136.824 18026.959 32124.128 18058.697 32098.738 18081.379 C 32073.347 18103.892 32037.546 18115.149 31991.335 18115.149 C 31975.424 18115.149 31959.174 18113.795 31942.585 18111.086 C 31926.166 18108.378 31909.154 18104.316 31891.550 18098.899 L 31891.550 18047.356 C 31906.785 18055.650 31922.527 18061.829 31938.777 18065.891 C 31955.027 18069.954 31972.208 18071.985 31990.320 18071.985 C 32019.604 18071.985 32042.794 18064.283 32059.890 18048.879 C 32076.987 18033.476 32085.535 18012.571 32085.535 17986.165 C 32085.535 17959.758 32076.987 17938.853 32059.890 17923.450 C 32042.794 17908.046 32019.604 17900.344 31990.320 17900.344 C 31976.609 17900.344 31962.898 17901.868 31949.187 17904.915 C 31935.645 17907.961 31921.765 17912.701 31907.546 17919.133 L 31907.546 17728.704 Z">
                <!-- 116 nodes -->
              </draw:path>
              <draw:path id="path5043" draw:style-name="style4" draw:layer="layout" svg:x="14.884cm" svg:y="7.700cm" svg:width="0.140cm" svg:height="0.032cm" svg:viewBox="0.0 0.0 140.000 32.000" svg:d="M 29768.916 15415.467 L 29908.916 15415.467 L 29768.916 15415.467 ">
                <!-- 3 nodes -->
              </draw:path>
              <draw:path id="text5047" draw:style-name="style1" draw:layer="layout" svg:x="15.199cm" svg:y="7.527cm" svg:width="1.750cm" svg:height="0.393cm" svg:viewBox="0.0 0.0 1750.271 393.301" svg:d="M 30528.486 15095.217 C 30502.080 15095.217 30482.191 15108.251 30468.818 15134.319 C 30455.615 15160.217 30449.013 15199.234 30449.013 15251.370 C 30449.013 15303.336 30455.615 15342.353 30468.818 15368.420 C 30482.191 15394.319 30502.080 15407.268 30528.486 15407.268 C 30555.062 15407.268 30574.951 15394.319 30588.154 15368.420 C 30601.526 15342.353 30608.213 15303.336 30608.213 15251.370 C 30608.213 15199.234 30601.526 15160.217 30588.154 15134.319 C 30574.951 15108.251 30555.062 15095.217 30528.486 15095.217 ZM 30528.486 15054.592 C 30570.973 15054.592 30603.388 15071.435 30625.732 15105.120 C 30648.245 15138.635 30659.502 15187.385 30659.502 15251.370 C 30659.502 15315.185 30648.245 15363.935 30625.732 15397.620 C 30603.388 15431.135 30570.973 15447.893 30528.486 15447.893 C 30485.999 15447.893 30453.499 15431.135 30430.986 15397.620 C 30408.642 15363.935 30397.470 15315.185 30397.470 15251.370 C 30397.470 15187.385 30408.642 15138.635 30430.986 15105.120 C 30453.499 15071.435 30485.999 15054.592 30528.486 15054.592 ZM 30749.519 15376.037 L 30803.093 15376.037 L 30803.093 15440.530 L 30749.519 15440.530 L 30749.519 15376.037 ZM 31024.566 15095.217 C 30998.160 15095.217 30978.271 15108.251 30964.898 15134.319 C 30951.695 15160.217 30945.093 15199.234 30945.093 15251.370 C 30945.093 15303.336 30951.695 15342.353 30964.898 15368.420 C 30978.271 15394.319 30998.160 15407.268 31024.566 15407.268 C 31051.142 15407.268 31071.031 15394.319 31084.234 15368.420 C 31097.606 15342.353 31104.293 15303.336 31104.293 15251.370 C 31104.293 15199.234 31097.606 15160.217 31084.234 15134.319 C 31071.031 15108.251 31051.142 15095.217 31024.566 15095.217 ZM 31024.566 15054.592 C 31067.053 15054.592 31099.468 15071.435 31121.812 15105.120 C 31144.325 15138.635 31155.582 15187.385 31155.582 15251.370 C 31155.582 15315.185 31144.325 15363.935 31121.812 15397.620 C 31099.468 15431.135 31067.053 15447.893 31024.566 15447.893 C 30982.079 15447.893 30949.579 15431.135 30927.066 15397.620 C 30904.722 15363.935 30893.550 15315.185 30893.550 15251.370 C 30893.550 15187.385 30904.722 15138.635 30927.066 15105.120 C 30949.579 15071.435 30982.079 15054.592 31024.566 15054.592 ZM 31289.778 15397.366 L 31468.782 15397.366 L 31468.782 15440.530 L 31228.079 15440.530 L 31228.079 15397.366 C 31247.545 15377.222 31274.036 15350.224 31307.552 15316.370 C 31341.237 15282.346 31362.395 15260.425 31371.028 15250.608 C 31387.448 15232.157 31398.873 15216.584 31405.306 15203.889 C 31411.907 15191.024 31415.208 15178.414 31415.208 15166.057 C 31415.208 15145.914 31408.099 15129.495 31393.880 15116.799 C 31379.830 15104.104 31361.464 15097.756 31338.782 15097.756 C 31322.701 15097.756 31305.690 15100.549 31287.747 15106.135 C 31269.974 15111.721 31250.931 15120.185 31230.618 15131.526 L 31230.618 15079.729 C 31251.269 15071.435 31270.566 15065.172 31288.509 15060.940 C 31306.451 15056.708 31322.871 15054.592 31337.767 15054.592 C 31377.037 15054.592 31408.352 15064.410 31431.712 15084.045 C 31455.071 15103.681 31466.751 15129.918 31466.751 15162.756 C 31466.751 15178.329 31463.789 15193.140 31457.864 15207.190 C 31452.109 15221.070 31441.530 15237.489 31426.126 15256.448 C 31421.894 15261.356 31408.437 15275.575 31385.755 15299.104 C 31363.073 15322.463 31331.080 15355.217 31289.778 15397.366 ZM 31717.237 15106.135 L 31587.744 15308.498 L 31717.237 15308.498 L 31717.237 15106.135 ZM 31703.779 15061.448 L 31768.272 15061.448 L 31768.272 15308.498 L 31822.354 15308.498 L 31822.354 15351.155 L 31768.272 15351.155 L 31768.272 15440.530 L 31717.237 15440.530 L 31717.237 15351.155 L 31546.104 15351.155 L 31546.104 15301.643 L 31703.779 15061.448 ZM 32016.726 15095.217 C 31990.320 15095.217 31970.431 15108.251 31957.058 15134.319 C 31943.855 15160.217 31937.253 15199.234 31937.253 15251.370 C 31937.253 15303.336 31943.855 15342.353 31957.058 15368.420 C 31970.431 15394.319 31990.320 15407.268 32016.726 15407.268 C 32043.302 15407.268 32063.191 15394.319 32076.394 15368.420 C 32089.766 15342.353 32096.453 15303.336 32096.453 15251.370 C 32096.453 15199.234 32089.766 15160.217 32076.394 15134.319 C 32063.191 15108.251 32043.302 15095.217 32016.726 15095.217 ZM 32016.726 15054.592 C 32059.213 15054.592 32091.628 15071.435 32113.972 15105.120 C 32136.485 15138.635 32147.742 15187.385 32147.742 15251.370 C 32147.742 15315.185 32136.485 15363.935 32113.972 15397.620 C 32091.628 15431.135 32059.213 15447.893 32016.726 15447.893 C 31974.239 15447.893 31941.739 15431.135 31919.226 15397.620 C 31896.882 15363.935 31885.710 15315.185 31885.710 15251.370 C 31885.710 15187.385 31896.882 15138.635 31919.226 15105.120 C 31941.739 15071.435 31974.239 15054.592 32016.726 15054.592 Z">
                <!-- 97 nodes -->
              </draw:path>
              <draw:path id="path5049" draw:style-name="style4" draw:layer="layout" svg:x="14.884cm" svg:y="6.366cm" svg:width="0.140cm" svg:height="0.032cm" svg:viewBox="0.0 0.0 140.000 32.000" svg:d="M 29768.916 12748.211 L 29908.916 12748.211 L 29768.916 12748.211 ">
                <!-- 3 nodes -->
              </draw:path>
              <draw:path id="text5053" draw:style-name="style1" draw:layer="layout" svg:x="15.199cm" svg:y="6.194cm" svg:width="1.739cm" svg:height="0.393cm" svg:viewBox="0.0 0.0 1739.353 393.301" svg:d="M 30528.486 12427.961 C 30502.080 12427.961 30482.191 12440.995 30468.818 12467.063 C 30455.615 12492.961 30449.013 12531.978 30449.013 12584.114 C 30449.013 12636.080 30455.615 12675.097 30468.818 12701.164 C 30482.191 12727.063 30502.080 12740.012 30528.486 12740.012 C 30555.062 12740.012 30574.951 12727.063 30588.154 12701.164 C 30601.526 12675.097 30608.213 12636.080 30608.213 12584.114 C 30608.213 12531.978 30601.526 12492.961 30588.154 12467.063 C 30574.951 12440.995 30555.062 12427.961 30528.486 12427.961 ZM 30528.486 12387.336 C 30570.973 12387.336 30603.388 12404.179 30625.732 12437.864 C 30648.245 12471.379 30659.502 12520.129 30659.502 12584.114 C 30659.502 12647.929 30648.245 12696.679 30625.732 12730.364 C 30603.388 12763.879 30570.973 12780.637 30528.486 12780.637 C 30485.999 12780.637 30453.499 12763.879 30430.986 12730.364 C 30408.642 12696.679 30397.470 12647.929 30397.470 12584.114 C 30397.470 12520.129 30408.642 12471.379 30430.986 12437.864 C 30453.499 12404.179 30485.999 12387.336 30528.486 12387.336 ZM 30749.519 12708.782 L 30803.093 12708.782 L 30803.093 12773.274 L 30749.519 12773.274 L 30749.519 12708.782 ZM 31024.566 12427.961 C 30998.160 12427.961 30978.271 12440.995 30964.898 12467.063 C 30951.695 12492.961 30945.093 12531.978 30945.093 12584.114 C 30945.093 12636.080 30951.695 12675.097 30964.898 12701.164 C 30978.271 12727.063 30998.160 12740.012 31024.566 12740.012 C 31051.142 12740.012 31071.031 12727.063 31084.234 12701.164 C 31097.606 12675.097 31104.293 12636.080 31104.293 12584.114 C 31104.293 12531.978 31097.606 12492.961 31084.234 12467.063 C 31071.031 12440.995 31051.142 12427.961 31024.566 12427.961 ZM 31024.566 12387.336 C 31067.053 12387.336 31099.468 12404.179 31121.812 12437.864 C 31144.325 12471.379 31155.582 12520.129 31155.582 12584.114 C 31155.582 12647.929 31144.325 12696.679 31121.812 12730.364 C 31099.468 12763.879 31067.053 12780.637 31024.566 12780.637 C 30982.079 12780.637 30949.579 12763.879 30927.066 12730.364 C 30904.722 12696.679 30893.550 12647.929 30893.550 12584.114 C 30893.550 12520.129 30904.722 12471.379 30927.066 12437.864 C 30949.579 12404.179 30982.079 12387.336 31024.566 12387.336 ZM 31289.778 12730.110 L 31468.782 12730.110 L 31468.782 12773.274 L 31228.079 12773.274 L 31228.079 12730.110 C 31247.545 12709.966 31274.036 12682.968 31307.552 12649.114 C 31341.237 12615.090 31362.395 12593.170 31371.028 12583.352 C 31387.448 12564.901 31398.873 12549.328 31405.306 12536.633 C 31411.907 12523.769 31415.208 12511.158 31415.208 12498.801 C 31415.208 12478.658 31408.099 12462.239 31393.880 12449.543 C 31379.830 12436.848 31361.464 12430.500 31338.782 12430.500 C 31322.701 12430.500 31305.690 12433.293 31287.747 12438.879 C 31269.974 12444.465 31250.931 12452.929 31230.618 12464.270 L 31230.618 12412.473 C 31251.269 12404.179 31270.566 12397.916 31288.509 12393.684 C 31306.451 12389.452 31322.871 12387.336 31337.767 12387.336 C 31377.037 12387.336 31408.352 12397.154 31431.712 12416.789 C 31455.071 12436.425 31466.751 12462.662 31466.751 12495.500 C 31466.751 12511.073 31463.789 12525.884 31457.864 12539.934 C 31452.109 12553.814 31441.530 12570.233 31426.126 12589.192 C 31421.894 12594.101 31408.437 12608.319 31385.755 12631.848 C 31363.073 12655.207 31331.080 12687.961 31289.778 12730.110 ZM 31717.237 12438.879 L 31587.744 12641.242 L 31717.237 12641.242 L 31717.237 12438.879 ZM 31703.779 12394.192 L 31768.272 12394.192 L 31768.272 12641.242 L 31822.354 12641.242 L 31822.354 12683.899 L 31768.272 12683.899 L 31768.272 12773.274 L 31717.237 12773.274 L 31717.237 12683.899 L 31546.104 12683.899 L 31546.104 12634.387 L 31703.779 12394.192 ZM 31907.546 12394.192 L 32108.894 12394.192 L 32108.894 12437.356 L 31954.519 12437.356 L 31954.519 12530.285 C 31961.967 12527.746 31969.415 12525.884 31976.863 12524.700 C 31984.311 12523.345 31991.759 12522.668 31999.207 12522.668 C 32041.524 12522.668 32075.040 12534.263 32099.753 12557.453 C 32124.467 12580.644 32136.824 12612.043 32136.824 12651.653 C 32136.824 12692.447 32124.128 12724.185 32098.738 12746.867 C 32073.347 12769.380 32037.546 12780.637 31991.335 12780.637 C 31975.424 12780.637 31959.174 12779.283 31942.585 12776.574 C 31926.166 12773.866 31909.154 12769.804 31891.550 12764.387 L 31891.550 12712.844 C 31906.785 12721.138 31922.527 12727.317 31938.777 12731.379 C 31955.027 12735.442 31972.208 12737.473 31990.320 12737.473 C 32019.604 12737.473 32042.794 12729.771 32059.890 12714.367 C 32076.987 12698.964 32085.535 12678.059 32085.535 12651.653 C 32085.535 12625.246 32076.987 12604.341 32059.890 12588.938 C 32042.794 12573.534 32019.604 12565.832 31990.320 12565.832 C 31976.609 12565.832 31962.898 12567.356 31949.187 12570.403 C 31935.645 12573.450 31921.765 12578.189 31907.546 12584.621 L 31907.546 12394.192 Z">
                <!-- 102 nodes -->
              </draw:path>
              <draw:path id="path5055" draw:style-name="style4" draw:layer="layout" svg:x="14.884cm" svg:y="5.032cm" svg:width="0.140cm" svg:height="0.032cm" svg:viewBox="0.0 0.0 140.000 32.000" svg:d="M 29768.916 10080.955 L 29908.916 10080.955 L 29768.916 10080.955 ">
                <!-- 3 nodes -->
              </draw:path>
              <draw:path id="text5059" draw:style-name="style1" draw:layer="layout" svg:x="15.199cm" svg:y="4.860cm" svg:width="1.750cm" svg:height="0.393cm" svg:viewBox="0.0 0.0 1750.271 393.301" svg:d="M 30528.486 9760.705 C 30502.080 9760.705 30482.191 9773.739 30468.818 9799.807 C 30455.615 9825.705 30449.013 9864.722 30449.013 9916.858 C 30449.013 9968.824 30455.615 10007.841 30468.818 10033.908 C 30482.191 10059.807 30502.080 10072.756 30528.486 10072.756 C 30555.062 10072.756 30574.951 10059.807 30588.154 10033.908 C 30601.526 10007.841 30608.213 9968.824 30608.213 9916.858 C 30608.213 9864.722 30601.526 9825.705 30588.154 9799.807 C 30574.951 9773.739 30555.062 9760.705 30528.486 9760.705 ZM 30528.486 9720.080 C 30570.973 9720.080 30603.388 9736.923 30625.732 9770.608 C 30648.245 9804.123 30659.502 9852.873 30659.502 9916.858 C 30659.502 9980.673 30648.245 10029.423 30625.732 10063.108 C 30603.388 10096.623 30570.973 10113.381 30528.486 10113.381 C 30485.999 10113.381 30453.499 10096.623 30430.986 10063.108 C 30408.642 10029.423 30397.470 9980.673 30397.470 9916.858 C 30397.470 9852.873 30408.642 9804.123 30430.986 9770.608 C 30453.499 9736.923 30485.999 9720.080 30528.486 9720.080 ZM 30749.519 10041.526 L 30803.093 10041.526 L 30803.093 10106.018 L 30749.519 10106.018 L 30749.519 10041.526 ZM 31024.566 9760.705 C 30998.160 9760.705 30978.271 9773.739 30964.898 9799.807 C 30951.695 9825.705 30945.093 9864.722 30945.093 9916.858 C 30945.093 9968.824 30951.695 10007.841 30964.898 10033.908 C 30978.271 10059.807 30998.160 10072.756 31024.566 10072.756 C 31051.142 10072.756 31071.031 10059.807 31084.234 10033.908 C 31097.606 10007.841 31104.293 9968.824 31104.293 9916.858 C 31104.293 9864.722 31097.606 9825.705 31084.234 9799.807 C 31071.031 9773.739 31051.142 9760.705 31024.566 9760.705 ZM 31024.566 9720.080 C 31067.053 9720.080 31099.468 9736.923 31121.812 9770.608 C 31144.325 9804.123 31155.582 9852.873 31155.582 9916.858 C 31155.582 9980.673 31144.325 10029.423 31121.812 10063.108 C 31099.468 10096.623 31067.053 10113.381 31024.566 10113.381 C 30982.079 10113.381 30949.579 10096.623 30927.066 10063.108 C 30904.722 10029.423 30893.550 9980.673 30893.550 9916.858 C 30893.550 9852.873 30904.722 9804.123 30927.066 9770.608 C 30949.579 9736.923 30982.079 9720.080 31024.566 9720.080 ZM 31289.778 10062.854 L 31468.782 10062.854 L 31468.782 10106.018 L 31228.079 10106.018 L 31228.079 10062.854 C 31247.545 10042.710 31274.036 10015.712 31307.552 9981.858 C 31341.237 9947.834 31362.395 9925.914 31371.028 9916.096 C 31387.448 9897.645 31398.873 9882.072 31405.306 9869.377 C 31411.907 9856.513 31415.208 9843.902 31415.208 9831.545 C 31415.208 9811.402 31408.099 9794.983 31393.880 9782.287 C 31379.830 9769.592 31361.464 9763.244 31338.782 9763.244 C 31322.701 9763.244 31305.690 9766.037 31287.747 9771.623 C 31269.974 9777.209 31250.931 9785.673 31230.618 9797.014 L 31230.618 9745.217 C 31251.269 9736.923 31270.566 9730.660 31288.509 9726.428 C 31306.451 9722.196 31322.871 9720.080 31337.767 9720.080 C 31377.037 9720.080 31408.352 9729.898 31431.712 9749.533 C 31455.071 9769.169 31466.751 9795.406 31466.751 9828.244 C 31466.751 9843.817 31463.789 9858.628 31457.864 9872.678 C 31452.109 9886.558 31441.530 9902.977 31426.126 9921.936 C 31421.894 9926.845 31408.437 9941.063 31385.755 9964.592 C 31363.073 9987.951 31331.080 10020.705 31289.778 10062.854 ZM 31576.826 9726.936 L 31778.174 9726.936 L 31778.174 9770.100 L 31623.799 9770.100 L 31623.799 9863.029 C 31631.247 9860.490 31638.695 9858.628 31646.143 9857.444 C 31653.591 9856.089 31661.039 9855.412 31668.487 9855.412 C 31710.804 9855.412 31744.320 9867.007 31769.033 9890.197 C 31793.747 9913.388 31806.104 9944.787 31806.104 9984.397 C 31806.104 10025.191 31793.408 10056.929 31768.018 10079.612 C 31742.627 10102.125 31706.826 10113.381 31660.615 10113.381 C 31644.704 10113.381 31628.454 10112.027 31611.865 10109.319 C 31595.446 10106.610 31578.434 10102.548 31560.830 10097.131 L 31560.830 10045.588 C 31576.065 10053.882 31591.807 10060.061 31608.057 10064.123 C 31624.307 10068.186 31641.488 10070.217 31659.600 10070.217 C 31688.884 10070.217 31712.074 10062.515 31729.170 10047.112 C 31746.266 10031.708 31754.815 10010.803 31754.815 9984.397 C 31754.815 9957.990 31746.266 9937.085 31729.170 9921.682 C 31712.074 9906.278 31688.884 9898.576 31659.600 9898.576 C 31645.889 9898.576 31632.178 9900.100 31618.467 9903.147 C 31604.925 9906.194 31591.045 9910.933 31576.826 9917.365 L 31576.826 9726.936 ZM 32016.726 9760.705 C 31990.320 9760.705 31970.431 9773.739 31957.058 9799.807 C 31943.855 9825.705 31937.253 9864.722 31937.253 9916.858 C 31937.253 9968.824 31943.855 10007.841 31957.058 10033.908 C 31970.431 10059.807 31990.320 10072.756 32016.726 10072.756 C 32043.302 10072.756 32063.191 10059.807 32076.394 10033.908 C 32089.766 10007.841 32096.453 9968.824 32096.453 9916.858 C 32096.453 9864.722 32089.766 9825.705 32076.394 9799.807 C 32063.191 9773.739 32043.302 9760.705 32016.726 9760.705 ZM 32016.726 9720.080 C 32059.213 9720.080 32091.628 9736.923 32113.972 9770.608 C 32136.485 9804.123 32147.742 9852.873 32147.742 9916.858 C 32147.742 9980.673 32136.485 10029.423 32113.972 10063.108 C 32091.628 10096.623 32059.213 10113.381 32016.726 10113.381 C 31974.239 10113.381 31941.739 10096.623 31919.226 10063.108 C 31896.882 10029.423 31885.710 9980.673 31885.710 9916.858 C 31885.710 9852.873 31896.882 9804.123 31919.226 9770.608 C 31941.739 9736.923 31974.239 9720.080 32016.726 9720.080 Z">
                <!-- 104 nodes -->
              </draw:path>
              <draw:path id="path5061" draw:style-name="style4" draw:layer="layout" svg:x="14.884cm" svg:y="3.699cm" svg:width="0.140cm" svg:height="0.032cm" svg:viewBox="0.0 0.0 140.000 32.000" svg:d="M 29768.916 7413.699 L 29908.916 7413.699 L 29768.916 7413.699 ">
                <!-- 3 nodes -->
              </draw:path>
              <draw:path id="text5065" draw:style-name="style1" draw:layer="layout" svg:x="15.199cm" svg:y="3.526cm" svg:width="1.739cm" svg:height="0.393cm" svg:viewBox="0.0 0.0 1739.353 393.301" svg:d="M 30528.486 7093.449 C 30502.080 7093.449 30482.191 7106.483 30468.818 7132.551 C 30455.615 7158.449 30449.013 7197.466 30449.013 7249.602 C 30449.013 7301.568 30455.615 7340.585 30468.818 7366.652 C 30482.191 7392.551 30502.080 7405.500 30528.486 7405.500 C 30555.062 7405.500 30574.951 7392.551 30588.154 7366.652 C 30601.526 7340.585 30608.213 7301.568 30608.213 7249.602 C 30608.213 7197.466 30601.526 7158.449 30588.154 7132.551 C 30574.951 7106.483 30555.062 7093.449 30528.486 7093.449 ZM 30528.486 7052.824 C 30570.973 7052.824 30603.388 7069.667 30625.732 7103.352 C 30648.245 7136.867 30659.502 7185.617 30659.502 7249.602 C 30659.502 7313.417 30648.245 7362.167 30625.732 7395.852 C 30603.388 7429.367 30570.973 7446.125 30528.486 7446.125 C 30485.999 7446.125 30453.499 7429.367 30430.986 7395.852 C 30408.642 7362.167 30397.470 7313.417 30397.470 7249.602 C 30397.470 7185.617 30408.642 7136.867 30430.986 7103.352 C 30453.499 7069.667 30485.999 7052.824 30528.486 7052.824 ZM 30749.519 7374.270 L 30803.093 7374.270 L 30803.093 7438.762 L 30749.519 7438.762 L 30749.519 7374.270 ZM 31024.566 7093.449 C 30998.160 7093.449 30978.271 7106.483 30964.898 7132.551 C 30951.695 7158.449 30945.093 7197.466 30945.093 7249.602 C 30945.093 7301.568 30951.695 7340.585 30964.898 7366.652 C 30978.271 7392.551 30998.160 7405.500 31024.566 7405.500 C 31051.142 7405.500 31071.031 7392.551 31084.234 7366.652 C 31097.606 7340.585 31104.293 7301.568 31104.293 7249.602 C 31104.293 7197.466 31097.606 7158.449 31084.234 7132.551 C 31071.031 7106.483 31051.142 7093.449 31024.566 7093.449 ZM 31024.566 7052.824 C 31067.053 7052.824 31099.468 7069.667 31121.812 7103.352 C 31144.325 7136.867 31155.582 7185.617 31155.582 7249.602 C 31155.582 7313.417 31144.325 7362.167 31121.812 7395.852 C 31099.468 7429.367 31067.053 7446.125 31024.566 7446.125 C 30982.079 7446.125 30949.579 7429.367 30927.066 7395.852 C 30904.722 7362.167 30893.550 7313.417 30893.550 7249.602 C 30893.550 7185.617 30904.722 7136.867 30927.066 7103.352 C 30949.579 7069.667 30982.079 7052.824 31024.566 7052.824 ZM 31289.778 7395.598 L 31468.782 7395.598 L 31468.782 7438.762 L 31228.079 7438.762 L 31228.079 7395.598 C 31247.545 7375.455 31274.036 7348.456 31307.552 7314.602 C 31341.237 7280.578 31362.395 7258.658 31371.028 7248.840 C 31387.448 7230.389 31398.873 7214.817 31405.306 7202.121 C 31411.907 7189.257 31415.208 7176.646 31415.208 7164.289 C 31415.208 7144.146 31408.099 7127.727 31393.880 7115.031 C 31379.830 7102.336 31361.464 7095.988 31338.782 7095.988 C 31322.701 7095.988 31305.690 7098.781 31287.747 7104.367 C 31269.974 7109.953 31250.931 7118.417 31230.618 7129.758 L 31230.618 7077.961 C 31251.269 7069.667 31270.566 7063.404 31288.509 7059.172 C 31306.451 7054.940 31322.871 7052.824 31337.767 7052.824 C 31377.037 7052.824 31408.352 7062.642 31431.712 7082.277 C 31455.071 7101.913 31466.751 7128.150 31466.751 7160.988 C 31466.751 7176.561 31463.789 7191.373 31457.864 7205.422 C 31452.109 7219.302 31441.530 7235.721 31426.126 7254.680 C 31421.894 7259.589 31408.437 7273.807 31385.755 7297.336 C 31363.073 7320.695 31331.080 7353.449 31289.778 7395.598 ZM 31576.826 7059.680 L 31778.174 7059.680 L 31778.174 7102.844 L 31623.799 7102.844 L 31623.799 7195.774 C 31631.247 7193.234 31638.695 7191.373 31646.143 7190.188 C 31653.591 7188.833 31661.039 7188.156 31668.487 7188.156 C 31710.804 7188.156 31744.320 7199.751 31769.033 7222.942 C 31793.747 7246.132 31806.104 7277.531 31806.104 7317.141 C 31806.104 7357.935 31793.408 7389.673 31768.018 7412.356 C 31742.627 7434.869 31706.826 7446.125 31660.615 7446.125 C 31644.704 7446.125 31628.454 7444.771 31611.865 7442.063 C 31595.446 7439.354 31578.434 7435.292 31560.830 7429.875 L 31560.830 7378.332 C 31576.065 7386.626 31591.807 7392.805 31608.057 7396.867 C 31624.307 7400.930 31641.488 7402.961 31659.600 7402.961 C 31688.884 7402.961 31712.074 7395.259 31729.170 7379.856 C 31746.266 7364.452 31754.815 7343.547 31754.815 7317.141 C 31754.815 7290.734 31746.266 7269.830 31729.170 7254.426 C 31712.074 7239.022 31688.884 7231.320 31659.600 7231.320 C 31645.889 7231.320 31632.178 7232.844 31618.467 7235.891 C 31604.925 7238.938 31591.045 7243.677 31576.826 7250.109 L 31576.826 7059.680 ZM 31907.546 7059.680 L 32108.894 7059.680 L 32108.894 7102.844 L 31954.519 7102.844 L 31954.519 7195.774 C 31961.967 7193.234 31969.415 7191.373 31976.863 7190.188 C 31984.311 7188.833 31991.759 7188.156 31999.207 7188.156 C 32041.524 7188.156 32075.040 7199.751 32099.753 7222.942 C 32124.467 7246.132 32136.824 7277.531 32136.824 7317.141 C 32136.824 7357.935 32124.128 7389.673 32098.738 7412.356 C 32073.347 7434.869 32037.546 7446.125 31991.335 7446.125 C 31975.424 7446.125 31959.174 7444.771 31942.585 7442.063 C 31926.166 7439.354 31909.154 7435.292 31891.550 7429.875 L 31891.550 7378.332 C 31906.785 7386.626 31922.527 7392.805 31938.777 7396.867 C 31955.027 7400.930 31972.208 7402.961 31990.320 7402.961 C 32019.604 7402.961 32042.794 7395.259 32059.890 7379.856 C 32076.987 7364.452 32085.535 7343.547 32085.535 7317.141 C 32085.535 7290.734 32076.987 7269.830 32059.890 7254.426 C 32042.794 7239.022 32019.604 7231.320 31990.320 7231.320 C 31976.609 7231.320 31962.898 7232.844 31949.187 7235.891 C 31935.645 7238.938 31921.765 7243.677 31907.546 7250.109 L 31907.546 7059.680 Z">
                <!-- 109 nodes -->
              </draw:path>
              <draw:path id="path5067" draw:style-name="style4" draw:layer="layout" svg:x="14.884cm" svg:y="2.365cm" svg:width="0.140cm" svg:height="0.032cm" svg:viewBox="0.0 0.0 140.000 32.000" svg:d="M 29768.916 4746.443 L 29908.916 4746.443 L 29768.916 4746.443 ">
                <!-- 3 nodes -->
              </draw:path>
              <draw:path id="text5071" draw:style-name="style1" draw:layer="layout" svg:x="15.199cm" svg:y="2.193cm" svg:width="1.750cm" svg:height="0.393cm" svg:viewBox="0.0 0.0 1750.271 393.301" svg:d="M 30528.486 4426.193 C 30502.080 4426.193 30482.191 4439.227 30468.818 4465.295 C 30455.615 4491.193 30449.013 4530.210 30449.013 4582.346 C 30449.013 4634.312 30455.615 4673.329 30468.818 4699.397 C 30482.191 4725.295 30502.080 4738.244 30528.486 4738.244 C 30555.062 4738.244 30574.951 4725.295 30588.154 4699.397 C 30601.526 4673.329 30608.213 4634.312 30608.213 4582.346 C 30608.213 4530.210 30601.526 4491.193 30588.154 4465.295 C 30574.951 4439.227 30555.062 4426.193 30528.486 4426.193 ZM 30528.486 4385.568 C 30570.973 4385.568 30603.388 4402.411 30625.732 4436.096 C 30648.245 4469.611 30659.502 4518.361 30659.502 4582.346 C 30659.502 4646.161 30648.245 4694.911 30625.732 4728.596 C 30603.388 4762.111 30570.973 4778.869 30528.486 4778.869 C 30485.999 4778.869 30453.499 4762.111 30430.986 4728.596 C 30408.642 4694.911 30397.470 4646.161 30397.470 4582.346 C 30397.470 4518.361 30408.642 4469.611 30430.986 4436.096 C 30453.499 4402.411 30485.999 4385.568 30528.486 4385.568 ZM 30749.519 4707.014 L 30803.093 4707.014 L 30803.093 4771.506 L 30749.519 4771.506 L 30749.519 4707.014 ZM 31024.566 4426.193 C 30998.160 4426.193 30978.271 4439.227 30964.898 4465.295 C 30951.695 4491.193 30945.093 4530.210 30945.093 4582.346 C 30945.093 4634.312 30951.695 4673.329 30964.898 4699.397 C 30978.271 4725.295 30998.160 4738.244 31024.566 4738.244 C 31051.142 4738.244 31071.031 4725.295 31084.234 4699.397 C 31097.606 4673.329 31104.293 4634.312 31104.293 4582.346 C 31104.293 4530.210 31097.606 4491.193 31084.234 4465.295 C 31071.031 4439.227 31051.142 4426.193 31024.566 4426.193 ZM 31024.566 4385.568 C 31067.053 4385.568 31099.468 4402.411 31121.812 4436.096 C 31144.325 4469.611 31155.582 4518.361 31155.582 4582.346 C 31155.582 4646.161 31144.325 4694.911 31121.812 4728.596 C 31099.468 4762.111 31067.053 4778.869 31024.566 4778.869 C 30982.079 4778.869 30949.579 4762.111 30927.066 4728.596 C 30904.722 4694.911 30893.550 4646.161 30893.550 4582.346 C 30893.550 4518.361 30904.722 4469.611 30927.066 4436.096 C 30949.579 4402.411 30982.079 4385.568 31024.566 4385.568 ZM 31289.778 4728.342 L 31468.782 4728.342 L 31468.782 4771.506 L 31228.079 4771.506 L 31228.079 4728.342 C 31247.545 4708.199 31274.036 4681.200 31307.552 4647.346 C 31341.237 4613.322 31362.395 4591.402 31371.028 4581.584 C 31387.448 4563.134 31398.873 4547.561 31405.306 4534.865 C 31411.907 4522.001 31415.208 4509.390 31415.208 4497.033 C 31415.208 4476.890 31408.099 4460.471 31393.880 4447.775 C 31379.830 4435.080 31361.464 4428.732 31338.782 4428.732 C 31322.701 4428.732 31305.690 4431.525 31287.747 4437.111 C 31269.974 4442.697 31250.931 4451.161 31230.618 4462.502 L 31230.618 4410.705 C 31251.269 4402.411 31270.566 4396.148 31288.509 4391.916 C 31306.451 4387.684 31322.871 4385.568 31337.767 4385.568 C 31377.037 4385.568 31408.352 4395.386 31431.712 4415.022 C 31455.071 4434.657 31466.751 4460.894 31466.751 4493.732 C 31466.751 4509.305 31463.789 4524.117 31457.864 4538.166 C 31452.109 4552.046 31441.530 4568.466 31426.126 4587.424 C 31421.894 4592.333 31408.437 4606.551 31385.755 4630.080 C 31363.073 4653.439 31331.080 4686.193 31289.778 4728.342 ZM 31692.354 4561.525 C 31669.333 4561.525 31651.052 4569.397 31637.510 4585.139 C 31624.138 4600.881 31617.451 4622.463 31617.451 4649.885 C 31617.451 4677.137 31624.138 4698.719 31637.510 4714.631 C 31651.052 4730.373 31669.333 4738.244 31692.354 4738.244 C 31715.375 4738.244 31733.571 4730.373 31746.944 4714.631 C 31760.485 4698.719 31767.256 4677.137 31767.256 4649.885 C 31767.256 4622.463 31760.485 4600.881 31746.944 4585.139 C 31733.571 4569.397 31715.375 4561.525 31692.354 4561.525 ZM 31794.170 4400.803 L 31794.170 4447.522 C 31781.306 4441.428 31768.272 4436.773 31755.069 4433.557 C 31742.035 4430.341 31729.085 4428.732 31716.221 4428.732 C 31682.367 4428.732 31656.468 4440.158 31638.526 4463.010 C 31620.752 4485.861 31610.596 4520.393 31608.057 4566.604 C 31618.044 4551.877 31630.570 4540.620 31645.635 4532.834 C 31660.700 4524.878 31677.289 4520.900 31695.401 4520.900 C 31733.487 4520.900 31763.532 4532.495 31785.537 4555.686 C 31807.712 4578.706 31818.799 4610.106 31818.799 4649.885 C 31818.799 4688.817 31807.289 4720.048 31784.268 4743.576 C 31761.247 4767.105 31730.609 4778.869 31692.354 4778.869 C 31648.513 4778.869 31614.997 4762.111 31591.807 4728.596 C 31568.617 4694.911 31557.022 4646.161 31557.022 4582.346 C 31557.022 4522.424 31571.240 4474.689 31599.678 4439.143 C 31628.115 4403.426 31666.286 4385.568 31714.190 4385.568 C 31727.054 4385.568 31740.003 4386.838 31753.037 4389.377 C 31766.240 4391.916 31779.951 4395.725 31794.170 4400.803 ZM 32016.726 4426.193 C 31990.320 4426.193 31970.431 4439.227 31957.058 4465.295 C 31943.855 4491.193 31937.253 4530.210 31937.253 4582.346 C 31937.253 4634.312 31943.855 4673.329 31957.058 4699.397 C 31970.431 4725.295 31990.320 4738.244 32016.726 4738.244 C 32043.302 4738.244 32063.191 4725.295 32076.394 4699.397 C 32089.766 4673.329 32096.453 4634.312 32096.453 4582.346 C 32096.453 4530.210 32089.766 4491.193 32076.394 4465.295 C 32063.191 4439.227 32043.302 4426.193 32016.726 4426.193 ZM 32016.726 4385.568 C 32059.213 4385.568 32091.628 4402.411 32113.972 4436.096 C 32136.485 4469.611 32147.742 4518.361 32147.742 4582.346 C 32147.742 4646.161 32136.485 4694.911 32113.972 4728.596 C 32091.628 4762.111 32059.213 4778.869 32016.726 4778.869 C 31974.239 4778.869 31941.739 4762.111 31919.226 4728.596 C 31896.882 4694.911 31885.710 4646.161 31885.710 4582.346 C 31885.710 4518.361 31896.882 4469.611 31919.226 4436.096 C 31941.739 4402.411 31974.239 4385.568 32016.726 4385.568 Z">
                <!-- 108 nodes -->
              </draw:path>
              <draw:path id="path5077" draw:style-name="style5" draw:layer="layout" svg:x="14.307cm" svg:y="1.185cm" svg:width="0.593cm" svg:height="11.256cm" svg:viewBox="0.0 0.0 593.200 11256.000" svg:d="M 28630.516 13609.762 L 28630.516 13565.918 L 28630.516 2429.605 L 28630.516 2385.762 L 29191.716 2385.762 L 29191.716 2429.605 L 29191.716 13565.918 L 29191.716 13609.762 L 28630.516 13609.762 Z">
                <!-- 9 nodes -->
              </draw:path>
            </draw:g>
            <!-- id="g5019" -->
          </draw:g>
          <!-- id="g4861" -->
          <draw:g id="g5196">
            <draw:path id="path5200" draw:style-name="style0" draw:layer="layout" svg:x="18.203cm" svg:y="1.368cm" svg:width="11.224cm" svg:height="11.224cm" svg:viewBox="0.0 0.0 11224.000 11224.000" svg:d="M 36405.054 13960.919 L 47629.054 13960.919 L 47629.054 2736.919 L 36405.054 2736.919 L 36405.054 13960.919 Z">
              <!-- 5 nodes -->
            </draw:path>
            <draw:g id="g5202">
              <draw:g id="g5204">
                <draw:g id="g5210">
                  <draw:frame id="image5212" draw:style-name="gr1" draw:text-style-name="P1" draw:layer="layout" svg:width="11.232cm" svg:height="11.232cm" draw:transform="matrix(99.060 0.000 0.000 99.060 160.536 11.998) translate(18.203cm, 1.360cm)">
                    <draw:image xlink:href="Pictures/image9.png" xlink:type="simple" xlink:show="embed" xlink:actuate="onLoad">
                      <text:p/>
                    </draw:image>
                  </draw:frame>
                </draw:g>
                <!-- id="g5210" -->
              </draw:g>
              <!-- id="g5204" -->
            </draw:g>
            <!-- id="g5202" -->
            <draw:g id="g5214">
              <draw:path id="path5216" draw:style-name="style4" draw:layer="layout" svg:x="19.590cm" svg:y="12.592cm" svg:width="0.032cm" svg:height="0.140cm" svg:viewBox="0.0 0.0 32.000 140.000" svg:d="M 39195.054 25184.919 L 39195.054 25324.919 L 39195.054 25184.919 ">
                <!-- 3 nodes -->
              </draw:path>
              <draw:path id="text5220" draw:style-name="style1" draw:layer="layout" svg:x="19.497cm" svg:y="12.888cm" svg:width="0.226cm" svg:height="0.379cm" svg:viewBox="0.0 0.0 225.723 379.082" svg:d="M 39002.050 26112.672 L 39085.839 26112.672 L 39085.839 25823.473 L 38994.687 25841.754 L 38994.687 25795.036 L 39085.331 25776.754 L 39136.620 25776.754 L 39136.620 26112.672 L 39220.409 26112.672 L 39220.409 26155.836 L 39002.050 26155.836 L 39002.050 26112.672 Z">
                <!-- 12 nodes -->
              </draw:path>
              <draw:path id="path5222" draw:style-name="style4" draw:layer="layout" svg:x="22.396cm" svg:y="12.592cm" svg:width="0.032cm" svg:height="0.140cm" svg:viewBox="0.0 0.0 32.000 140.000" svg:d="M 44807.054 25184.919 L 44807.054 25324.919 L 44807.054 25184.919 ">
                <!-- 3 nodes -->
              </draw:path>
              <draw:path id="text5226" draw:style-name="style1" draw:layer="layout" svg:x="22.284cm" svg:y="12.882cm" svg:width="0.241cm" svg:height="0.386cm" svg:viewBox="0.0 0.0 240.703 385.937" svg:d="M 44630.300 26105.817 L 44809.304 26105.817 L 44809.304 26148.981 L 44568.601 26148.981 L 44568.601 26105.817 C 44588.067 26085.674 44614.558 26058.675 44648.074 26024.821 C 44681.758 25990.797 44702.917 25968.877 44711.550 25959.059 C 44727.969 25940.609 44739.395 25925.036 44745.827 25912.340 C 44752.429 25899.476 44755.730 25886.865 44755.730 25874.508 C 44755.730 25854.365 44748.620 25837.946 44734.402 25825.251 C 44720.352 25812.555 44701.986 25806.208 44679.304 25806.208 C 44663.223 25806.208 44646.212 25809.001 44628.269 25814.586 C 44610.495 25820.172 44591.452 25828.636 44571.140 25839.977 L 44571.140 25788.180 C 44591.791 25779.886 44611.088 25773.623 44629.031 25769.391 C 44646.973 25765.159 44663.393 25763.044 44678.288 25763.044 C 44717.559 25763.044 44748.874 25772.861 44772.234 25792.497 C 44795.593 25812.132 44807.273 25838.369 44807.273 25871.208 C 44807.273 25886.780 44804.311 25901.592 44798.386 25915.641 C 44792.631 25929.521 44782.051 25945.941 44766.648 25964.899 C 44762.416 25969.808 44748.959 25984.027 44726.277 26007.555 C 44703.594 26030.915 44671.602 26063.668 44630.300 26105.817 Z">
                <!-- 22 nodes -->
              </draw:path>
              <draw:path id="path5228" draw:style-name="style4" draw:layer="layout" svg:x="25.202cm" svg:y="12.592cm" svg:width="0.032cm" svg:height="0.140cm" svg:viewBox="0.0 0.0 32.000 140.000" svg:d="M 50419.054 25184.919 L 50419.054 25324.919 L 50419.054 25184.919 ">
                <!-- 3 nodes -->
              </draw:path>
              <draw:path id="text5232" draw:style-name="style1" draw:layer="layout" svg:x="25.092cm" svg:y="12.882cm" svg:width="0.250cm" svg:height="0.393cm" svg:viewBox="0.0 0.0 249.590 393.301" svg:d="M 50355.034 25944.586 C 50379.579 25949.834 50398.706 25960.752 50412.417 25977.340 C 50426.297 25993.929 50433.238 26014.411 50433.238 26038.786 C 50433.238 26076.195 50420.373 26105.140 50394.644 26125.622 C 50368.915 26146.103 50332.352 26156.344 50284.956 26156.344 C 50269.045 26156.344 50252.626 26154.736 50235.698 26151.520 C 50218.941 26148.473 50201.590 26143.818 50183.648 26137.555 L 50183.648 26088.043 C 50197.866 26096.338 50213.439 26102.601 50230.366 26106.833 C 50247.294 26111.064 50264.982 26113.180 50283.433 26113.180 C 50315.594 26113.180 50340.054 26106.833 50356.812 26094.137 C 50373.739 26081.442 50382.202 26062.991 50382.202 26038.786 C 50382.202 26016.442 50374.331 25999.007 50358.589 25986.481 C 50343.016 25973.786 50321.265 25967.438 50293.335 25967.438 L 50249.155 25967.438 L 50249.155 25925.290 L 50295.366 25925.290 C 50320.588 25925.290 50339.885 25920.296 50353.257 25910.309 C 50366.629 25900.153 50373.316 25885.596 50373.316 25866.637 C 50373.316 25847.171 50366.376 25832.275 50352.495 25821.950 C 50338.784 25811.455 50319.064 25806.208 50293.335 25806.208 C 50279.286 25806.208 50264.221 25807.731 50248.140 25810.778 C 50232.059 25813.825 50214.370 25818.564 50195.073 25824.997 L 50195.073 25779.294 C 50214.540 25773.877 50232.736 25769.814 50249.663 25767.106 C 50266.760 25764.398 50282.840 25763.044 50297.905 25763.044 C 50336.838 25763.044 50367.645 25771.930 50390.327 25789.704 C 50413.010 25807.308 50424.351 25831.175 50424.351 25861.305 C 50424.351 25882.295 50418.342 25900.068 50406.323 25914.626 C 50394.305 25929.014 50377.209 25939.001 50355.034 25944.586 Z">
                <!-- 30 nodes -->
              </draw:path>
              <draw:path id="path5234" draw:style-name="style4" draw:layer="layout" svg:x="28.008cm" svg:y="12.592cm" svg:width="0.032cm" svg:height="0.140cm" svg:viewBox="0.0 0.0 32.000 140.000" svg:d="M 56031.054 25184.919 L 56031.054 25324.919 L 56031.054 25184.919 ">
                <!-- 3 nodes -->
              </draw:path>
              <draw:path id="text5238" draw:style-name="style1" draw:layer="layout" svg:x="27.884cm" svg:y="12.888cm" svg:width="0.276cm" svg:height="0.379cm" svg:viewBox="0.0 0.0 276.250 379.082" svg:d="M 55938.343 25821.442 L 55808.851 26023.805 L 55938.343 26023.805 L 55938.343 25821.442 ZM 55924.886 25776.754 L 55989.378 25776.754 L 55989.378 26023.805 L 56043.460 26023.805 L 56043.460 26066.461 L 55989.378 26066.461 L 55989.378 26155.836 L 55938.343 26155.836 L 55938.343 26066.461 L 55767.210 26066.461 L 55767.210 26016.950 L 55924.886 25776.754 Z">
                <!-- 16 nodes -->
              </draw:path>
              <draw:path id="path5244" draw:style-name="style4" draw:layer="layout" svg:x="18.063cm" svg:y="11.173cm" svg:width="0.140cm" svg:height="0.032cm" svg:viewBox="0.0 0.0 140.000 32.000" svg:d="M 36265.054 22362.919 L 36125.054 22362.919 L 36265.054 22362.919 ">
                <!-- 3 nodes -->
              </draw:path>
              <draw:path id="text5248" draw:style-name="style1" draw:layer="layout" svg:x="17.649cm" svg:y="11.008cm" svg:width="0.226cm" svg:height="0.379cm" svg:viewBox="0.0 0.0 225.723 379.082" svg:d="M 35305.425 22351.672 L 35389.214 22351.672 L 35389.214 22062.473 L 35298.062 22080.755 L 35298.062 22034.036 L 35388.706 22015.755 L 35439.995 22015.755 L 35439.995 22351.672 L 35523.785 22351.672 L 35523.785 22394.837 L 35305.425 22394.837 L 35305.425 22351.672 Z">
                <!-- 12 nodes -->
              </draw:path>
              <draw:path id="path5250" draw:style-name="style4" draw:layer="layout" svg:x="18.063cm" svg:y="8.367cm" svg:width="0.140cm" svg:height="0.032cm" svg:viewBox="0.0 0.0 140.000 32.000" svg:d="M 36265.054 16750.919 L 36125.054 16750.919 L 36265.054 16750.919 ">
                <!-- 3 nodes -->
              </draw:path>
              <draw:path id="text5254" draw:style-name="style1" draw:layer="layout" svg:x="17.630cm" svg:y="8.195cm" svg:width="0.241cm" svg:height="0.386cm" svg:viewBox="0.0 0.0 240.703 385.937" svg:d="M 35321.675 16732.817 L 35500.679 16732.817 L 35500.679 16775.981 L 35259.976 16775.981 L 35259.976 16732.817 C 35279.442 16712.674 35305.933 16685.675 35339.449 16651.821 C 35373.133 16617.798 35394.292 16595.877 35402.925 16586.059 C 35419.344 16567.609 35430.770 16552.036 35437.202 16539.341 C 35443.804 16526.476 35447.105 16513.865 35447.105 16501.509 C 35447.105 16481.365 35439.995 16464.946 35425.777 16452.251 C 35411.727 16439.555 35393.361 16433.208 35370.679 16433.208 C 35354.598 16433.208 35337.587 16436.001 35319.644 16441.587 C 35301.870 16447.173 35282.827 16455.636 35262.515 16466.977 L 35262.515 16415.180 C 35283.166 16406.886 35302.463 16400.623 35320.406 16396.391 C 35338.348 16392.160 35354.768 16390.044 35369.663 16390.044 C 35408.934 16390.044 35440.249 16399.861 35463.609 16419.497 C 35486.968 16439.132 35498.648 16465.369 35498.648 16498.208 C 35498.648 16513.781 35495.686 16528.592 35489.761 16542.641 C 35484.006 16556.522 35473.426 16572.941 35458.023 16591.899 C 35453.791 16596.808 35440.334 16611.027 35417.652 16634.555 C 35394.969 16657.915 35362.977 16690.669 35321.675 16732.817 Z">
                <!-- 22 nodes -->
              </draw:path>
              <draw:path id="path5256" draw:style-name="style4" draw:layer="layout" svg:x="18.063cm" svg:y="5.561cm" svg:width="0.140cm" svg:height="0.032cm" svg:viewBox="0.0 0.0 140.000 32.000" svg:d="M 36265.054 11138.919 L 36125.054 11138.919 L 36265.054 11138.919 ">
                <!-- 3 nodes -->
              </draw:path>
              <draw:path id="text5260" draw:style-name="style1" draw:layer="layout" svg:x="17.632cm" svg:y="5.389cm" svg:width="0.250cm" svg:height="0.393cm" svg:viewBox="0.0 0.0 249.590 393.301" svg:d="M 35434.410 10959.587 C 35458.954 10964.834 35478.081 10975.752 35491.792 10992.341 C 35505.673 11008.929 35512.613 11029.411 35512.613 11053.786 C 35512.613 11091.195 35499.748 11120.140 35474.019 11140.622 C 35448.290 11161.104 35411.727 11171.345 35364.331 11171.345 C 35348.420 11171.345 35332.001 11169.737 35315.074 11166.520 C 35298.316 11163.474 35280.966 11158.819 35263.023 11152.556 L 35263.023 11103.044 C 35277.242 11111.338 35292.814 11117.601 35309.742 11121.833 C 35326.669 11126.065 35344.357 11128.181 35362.808 11128.181 C 35394.969 11128.181 35419.429 11121.833 35436.187 11109.138 C 35453.114 11096.442 35461.577 11077.992 35461.577 11053.786 C 35461.577 11031.442 35453.706 11014.007 35437.964 11001.481 C 35422.391 10988.786 35400.640 10982.438 35372.710 10982.438 L 35328.531 10982.438 L 35328.531 10940.290 L 35374.742 10940.290 C 35399.963 10940.290 35419.260 10935.296 35432.632 10925.309 C 35446.005 10915.153 35452.691 10900.596 35452.691 10881.638 C 35452.691 10862.171 35445.751 10847.276 35431.870 10836.950 C 35418.160 10826.455 35398.439 10821.208 35372.710 10821.208 C 35358.661 10821.208 35343.596 10822.731 35327.515 10825.778 C 35311.434 10828.825 35293.745 10833.565 35274.449 10839.997 L 35274.449 10794.294 C 35293.915 10788.877 35312.111 10784.815 35329.038 10782.106 C 35346.135 10779.398 35362.216 10778.044 35377.281 10778.044 C 35416.213 10778.044 35447.020 10786.931 35469.702 10804.704 C 35492.385 10822.308 35503.726 10846.175 35503.726 10876.306 C 35503.726 10897.295 35497.717 10915.069 35485.699 10929.626 C 35473.680 10944.014 35456.584 10954.001 35434.410 10959.587 Z">
                <!-- 30 nodes -->
              </draw:path>
              <draw:path id="path5262" draw:style-name="style4" draw:layer="layout" svg:x="18.063cm" svg:y="2.755cm" svg:width="0.140cm" svg:height="0.032cm" svg:viewBox="0.0 0.0 140.000 32.000" svg:d="M 36265.054 5526.919 L 36125.054 5526.919 L 36265.054 5526.919 ">
                <!-- 3 nodes -->
              </draw:path>
              <draw:path id="text5266" draw:style-name="style1" draw:layer="layout" svg:x="17.617cm" svg:y="2.590cm" svg:width="0.276cm" svg:height="0.379cm" svg:viewBox="0.0 0.0 276.250 379.082" svg:d="M 35405.718 5224.442 L 35276.226 5426.806 L 35405.718 5426.806 L 35405.718 5224.442 ZM 35392.261 5179.755 L 35456.753 5179.755 L 35456.753 5426.806 L 35510.835 5426.806 L 35510.835 5469.462 L 35456.753 5469.462 L 35456.753 5558.837 L 35405.718 5558.837 L 35405.718 5469.462 L 35234.585 5469.462 L 35234.585 5419.950 L 35392.261 5179.755 Z">
                <!-- 16 nodes -->
              </draw:path>
              <draw:path id="path5272" draw:style-name="style5" draw:layer="layout" svg:x="18.187cm" svg:y="1.352cm" svg:width="0.032cm" svg:height="11.256cm" svg:viewBox="0.0 0.0 32.000 11256.000" svg:d="M 36389.054 13944.919 L 36389.054 2720.919 L 36389.054 13944.919 ">
                <!-- 3 nodes -->
              </draw:path>
              <draw:path id="path5274" draw:style-name="style5" draw:layer="layout" svg:x="29.411cm" svg:y="1.352cm" svg:width="0.032cm" svg:height="11.256cm" svg:viewBox="0.0 0.0 32.000 11256.000" svg:d="M 58837.054 13944.919 L 58837.054 2720.919 L 58837.054 13944.919 ">
                <!-- 3 nodes -->
              </draw:path>
              <draw:path id="path5276" draw:style-name="style5" draw:layer="layout" svg:x="18.187cm" svg:y="12.576cm" svg:width="11.256cm" svg:height="0.032cm" svg:viewBox="0.0 0.0 11256.000 32.000" svg:d="M 36389.054 25168.919 L 47613.054 25168.919 L 36389.054 25168.919 ">
                <!-- 3 nodes -->
              </draw:path>
              <draw:path id="path5278" draw:style-name="style5" draw:layer="layout" svg:x="18.187cm" svg:y="1.352cm" svg:width="11.256cm" svg:height="0.032cm" svg:viewBox="0.0 0.0 11256.000 32.000" svg:d="M 36389.054 2720.919 L 47613.054 2720.919 L 36389.054 2720.919 ">
                <!-- 3 nodes -->
              </draw:path>
              <draw:path id="text5282" draw:style-name="style0" draw:layer="layout" svg:x="19.480cm" svg:y="10.954cm" svg:width="0.245cm" svg:height="0.386cm" svg:viewBox="0.0 0.0 245.273 386.445" svg:d="M 38976.659 21907.629 L 39178.007 21907.629 L 39178.007 21950.794 L 39023.632 21950.794 L 39023.632 22043.723 C 39031.080 22041.184 39038.528 22039.322 39045.976 22038.137 C 39053.424 22036.783 39060.872 22036.106 39068.320 22036.106 C 39110.637 22036.106 39144.153 22047.701 39168.866 22070.891 C 39193.580 22094.081 39205.937 22125.481 39205.937 22165.090 C 39205.937 22205.885 39193.241 22237.623 39167.851 22260.305 C 39142.460 22282.818 39106.659 22294.075 39060.448 22294.075 C 39044.537 22294.075 39028.287 22292.721 39011.698 22290.012 C 38995.279 22287.304 38978.267 22283.241 38960.663 22277.825 L 38960.663 22226.282 C 38975.898 22234.576 38991.640 22240.754 39007.890 22244.817 C 39024.140 22248.879 39041.321 22250.911 39059.433 22250.911 C 39088.717 22250.911 39111.907 22243.209 39129.003 22227.805 C 39146.100 22212.402 39154.648 22191.497 39154.648 22165.090 C 39154.648 22138.684 39146.100 22117.779 39129.003 22102.376 C 39111.907 22086.972 39088.717 22079.270 39059.433 22079.270 C 39045.722 22079.270 39032.011 22080.794 39018.300 22083.840 C 39004.758 22086.887 38990.878 22091.627 38976.659 22098.059 L 38976.659 21907.629 Z">
                <!-- 23 nodes -->
              </draw:path>
              <draw:path id="text5286" draw:style-name="style1" draw:layer="layout" svg:x="22.286cm" svg:y="10.954cm" svg:width="0.245cm" svg:height="0.386cm" svg:viewBox="0.0 0.0 245.273 386.445" svg:d="M 44588.660 21907.629 L 44790.007 21907.629 L 44790.007 21950.794 L 44635.632 21950.794 L 44635.632 22043.723 C 44643.080 22041.184 44650.528 22039.322 44657.976 22038.137 C 44665.424 22036.783 44672.872 22036.106 44680.320 22036.106 C 44722.637 22036.106 44756.153 22047.701 44780.867 22070.891 C 44805.580 22094.081 44817.937 22125.481 44817.937 22165.090 C 44817.937 22205.885 44805.242 22237.623 44779.851 22260.305 C 44754.460 22282.818 44718.660 22294.075 44672.449 22294.075 C 44656.537 22294.075 44640.287 22292.721 44623.699 22290.012 C 44607.279 22287.304 44590.268 22283.241 44572.663 22277.825 L 44572.663 22226.282 C 44587.898 22234.576 44603.640 22240.754 44619.890 22244.817 C 44636.140 22248.879 44653.321 22250.911 44671.433 22250.911 C 44700.717 22250.911 44723.907 22243.209 44741.003 22227.805 C 44758.100 22212.402 44766.648 22191.497 44766.648 22165.090 C 44766.648 22138.684 44758.100 22117.779 44741.003 22102.376 C 44723.907 22086.972 44700.717 22079.270 44671.433 22079.270 C 44657.722 22079.270 44644.011 22080.794 44630.300 22083.840 C 44616.758 22086.887 44602.878 22091.627 44588.660 22098.059 L 44588.660 21907.629 Z">
                <!-- 23 nodes -->
              </draw:path>
              <draw:path id="text5290" draw:style-name="style1" draw:layer="layout" svg:x="24.419cm" svg:y="10.938cm" svg:width="1.587cm" svg:height="0.463cm" svg:viewBox="0.0 0.0 1587.235 463.125" svg:d="M 48974.253 22061.243 C 48951.232 22061.243 48932.950 22069.114 48919.409 22084.856 C 48906.036 22100.598 48899.350 22122.180 48899.350 22149.602 C 48899.350 22176.855 48906.036 22198.437 48919.409 22214.348 C 48932.950 22230.090 48951.232 22237.962 48974.253 22237.962 C 48997.273 22237.962 49015.470 22230.090 49028.842 22214.348 C 49042.384 22198.437 49049.155 22176.855 49049.155 22149.602 C 49049.155 22122.180 49042.384 22100.598 49028.842 22084.856 C 49015.470 22069.114 48997.273 22061.243 48974.253 22061.243 ZM 49076.069 21900.520 L 49076.069 21947.239 C 49063.204 21941.145 49050.171 21936.490 49036.967 21933.274 C 49023.934 21930.058 49010.984 21928.450 48998.120 21928.450 C 48964.266 21928.450 48938.367 21939.876 48920.424 21962.727 C 48902.651 21985.579 48892.495 22020.110 48889.956 22066.321 C 48899.943 22051.594 48912.469 22040.338 48927.534 22032.551 C 48942.599 22024.596 48959.187 22020.618 48977.299 22020.618 C 49015.385 22020.618 49045.431 22032.213 49067.436 22055.403 C 49089.611 22078.424 49100.698 22109.823 49100.698 22149.602 C 49100.698 22188.534 49089.187 22219.765 49066.167 22243.294 C 49043.146 22266.822 49012.508 22278.587 48974.253 22278.587 C 48930.411 22278.587 48896.896 22261.829 48873.706 22228.313 C 48850.516 22194.628 48838.921 22145.878 48838.921 22082.063 C 48838.921 22022.141 48853.139 21974.407 48881.577 21938.860 C 48910.014 21903.144 48948.185 21885.286 48996.089 21885.286 C 49008.953 21885.286 49021.902 21886.555 49034.936 21889.094 C 49048.139 21891.633 49061.850 21895.442 49076.069 21900.520 ZM 49459.922 21876.653 C 49437.240 21915.585 49420.398 21954.094 49409.395 21992.180 C 49398.392 22030.266 49392.891 22068.860 49392.891 22107.962 C 49392.891 22147.063 49398.392 22185.826 49409.395 22224.251 C 49420.567 22262.506 49437.409 22301.015 49459.922 22339.778 L 49419.297 22339.778 C 49393.907 22299.999 49374.864 22260.898 49362.169 22222.473 C 49349.642 22184.049 49343.379 22145.878 49343.379 22107.962 C 49343.379 22070.214 49349.642 22032.213 49362.169 21993.958 C 49374.695 21955.702 49393.738 21916.601 49419.297 21876.653 L 49459.922 21876.653 ZM 49740.672 21945.208 L 49740.672 22086.633 L 49882.097 22086.633 L 49882.097 22129.797 L 49740.672 22129.797 L 49740.672 22271.223 L 49698.015 22271.223 L 49698.015 22129.797 L 49556.590 22129.797 L 49556.590 22086.633 L 49698.015 22086.633 L 49698.015 21945.208 L 49740.672 21945.208 ZM 50001.744 22228.059 L 50085.533 22228.059 L 50085.533 21938.860 L 49994.381 21957.141 L 49994.381 21910.422 L 50085.025 21892.141 L 50136.314 21892.141 L 50136.314 22228.059 L 50220.103 22228.059 L 50220.103 22271.223 L 50001.744 22271.223 L 50001.744 22228.059 ZM 50309.612 21876.653 L 50350.237 21876.653 C 50375.628 21916.601 50394.586 21955.702 50407.112 21993.958 C 50419.808 22032.213 50426.155 22070.214 50426.155 22107.962 C 50426.155 22145.878 50419.808 22184.049 50407.112 22222.473 C 50394.586 22260.898 50375.628 22299.999 50350.237 22339.778 L 50309.612 22339.778 C 50332.126 22301.015 50348.883 22262.506 50359.886 22224.251 C 50371.058 22185.826 50376.644 22147.063 50376.644 22107.962 C 50376.644 22068.860 50371.058 22030.266 50359.886 21992.180 C 50348.883 21954.094 50332.126 21915.585 50309.612 21876.653 Z">
                <!-- 74 nodes -->
              </draw:path>
              <draw:path id="text5294" draw:style-name="style1" draw:layer="layout" svg:x="27.232cm" svg:y="10.938cm" svg:width="1.581cm" svg:height="0.463cm" svg:viewBox="0.0 0.0 1580.887 463.125" svg:d="M 54463.616 21892.141 L 54707.366 21892.141 L 54707.366 21913.977 L 54569.749 22271.223 L 54516.174 22271.223 L 54645.667 21935.305 L 54463.616 21935.305 L 54463.616 21892.141 ZM 55078.270 21876.653 C 55055.588 21915.585 55038.745 21954.094 55027.743 21992.180 C 55016.740 22030.266 55011.239 22068.860 55011.239 22107.962 C 55011.239 22147.063 55016.740 22185.826 55027.743 22224.251 C 55038.914 22262.506 55055.757 22301.015 55078.270 22339.778 L 55037.645 22339.778 C 55012.254 22299.999 54993.211 22260.898 54980.516 22222.473 C 54967.990 22184.049 54961.727 22145.878 54961.727 22107.962 C 54961.727 22070.214 54967.990 22032.213 54980.516 21993.958 C 54993.042 21955.702 55012.085 21916.601 55037.645 21876.653 L 55078.270 21876.653 ZM 55359.019 21945.208 L 55359.019 22086.633 L 55500.445 22086.633 L 55500.445 22129.797 L 55359.019 22129.797 L 55359.019 22271.223 L 55316.363 22271.223 L 55316.363 22129.797 L 55174.937 22129.797 L 55174.937 22086.633 L 55316.363 22086.633 L 55316.363 21945.208 L 55359.019 21945.208 ZM 55655.385 22228.059 L 55834.388 22228.059 L 55834.388 22271.223 L 55593.685 22271.223 L 55593.685 22228.059 C 55613.152 22207.916 55639.642 22180.917 55673.158 22147.063 C 55706.843 22113.040 55728.002 22091.119 55736.635 22081.301 C 55753.054 22062.851 55764.480 22047.278 55770.912 22034.583 C 55777.513 22021.718 55780.814 22009.107 55780.814 21996.751 C 55780.814 21976.607 55773.705 21960.188 55759.486 21947.493 C 55745.437 21934.797 55727.071 21928.450 55704.388 21928.450 C 55688.308 21928.450 55671.296 21931.243 55653.353 21936.829 C 55635.580 21942.415 55616.537 21950.878 55596.224 21962.219 L 55596.224 21910.422 C 55616.875 21902.128 55636.172 21895.865 55654.115 21891.633 C 55672.058 21887.402 55688.477 21885.286 55703.373 21885.286 C 55742.644 21885.286 55773.959 21895.103 55797.318 21914.739 C 55820.678 21934.374 55832.357 21960.611 55832.357 21993.450 C 55832.357 22009.023 55829.395 22023.834 55823.471 22037.883 C 55817.715 22051.764 55807.136 22068.183 55791.732 22087.141 C 55787.500 22092.050 55774.043 22106.269 55751.361 22129.797 C 55728.679 22153.157 55696.687 22185.911 55655.385 22228.059 ZM 55927.960 21876.653 L 55968.585 21876.653 C 55993.976 21916.601 56012.934 21955.702 56025.460 21993.958 C 56038.155 22032.213 56044.503 22070.214 56044.503 22107.962 C 56044.503 22145.878 56038.155 22184.049 56025.460 22222.473 C 56012.934 22260.898 55993.976 22299.999 55968.585 22339.778 L 55927.960 22339.778 C 55950.473 22301.015 55967.231 22262.506 55978.233 22224.251 C 55989.405 22185.826 55994.991 22147.063 55994.991 22107.962 C 55994.991 22068.860 55989.405 22030.266 55978.233 21992.180 C 55967.231 21954.094 55950.473 21915.585 55927.960 21876.653 Z">
                <!-- 65 nodes -->
              </draw:path>
              <draw:path id="text5298" draw:style-name="style1" draw:layer="layout" svg:x="19.480cm" svg:y="8.148cm" svg:width="0.245cm" svg:height="0.386cm" svg:viewBox="0.0 0.0 245.273 386.445" svg:d="M 38976.659 16295.630 L 39178.007 16295.630 L 39178.007 16338.794 L 39023.632 16338.794 L 39023.632 16431.724 C 39031.080 16429.185 39038.528 16427.323 39045.976 16426.138 C 39053.424 16424.783 39060.872 16424.106 39068.320 16424.106 C 39110.637 16424.106 39144.153 16435.701 39168.866 16458.892 C 39193.580 16482.082 39205.937 16513.481 39205.937 16553.091 C 39205.937 16593.885 39193.241 16625.623 39167.851 16648.306 C 39142.460 16670.819 39106.659 16682.075 39060.448 16682.075 C 39044.537 16682.075 39028.287 16680.721 39011.698 16678.013 C 38995.279 16675.304 38978.267 16671.242 38960.663 16665.825 L 38960.663 16614.282 C 38975.898 16622.576 38991.640 16628.755 39007.890 16632.817 C 39024.140 16636.880 39041.321 16638.911 39059.433 16638.911 C 39088.717 16638.911 39111.907 16631.209 39129.003 16615.806 C 39146.100 16600.402 39154.648 16579.497 39154.648 16553.091 C 39154.648 16526.685 39146.100 16505.780 39129.003 16490.376 C 39111.907 16474.972 39088.717 16467.270 39059.433 16467.270 C 39045.722 16467.270 39032.011 16468.794 39018.300 16471.841 C 39004.758 16474.888 38990.878 16479.627 38976.659 16486.060 L 38976.659 16295.630 Z">
                <!-- 23 nodes -->
              </draw:path>
              <draw:path id="text5302" draw:style-name="style1" draw:layer="layout" svg:x="21.469cm" svg:y="8.132cm" svg:width="1.897cm" svg:height="0.463cm" svg:viewBox="0.0 0.0 1897.135 463.125" svg:d="M 42945.300 16616.060 L 43029.089 16616.060 L 43029.089 16326.860 L 42937.937 16345.142 L 42937.937 16298.423 L 43028.581 16280.142 L 43079.870 16280.142 L 43079.870 16616.060 L 43163.659 16616.060 L 43163.659 16659.224 L 42945.300 16659.224 L 42945.300 16616.060 ZM 43311.313 16616.060 L 43490.317 16616.060 L 43490.317 16659.224 L 43249.614 16659.224 L 43249.614 16616.060 C 43269.080 16595.916 43295.571 16568.918 43329.086 16535.063 C 43362.771 16501.040 43383.930 16479.119 43392.563 16469.302 C 43408.982 16450.851 43420.408 16435.278 43426.840 16422.583 C 43433.442 16409.718 43436.742 16397.108 43436.742 16384.751 C 43436.742 16364.608 43429.633 16348.188 43415.414 16335.493 C 43401.365 16322.798 43382.999 16316.450 43360.317 16316.450 C 43344.236 16316.450 43327.224 16319.243 43309.281 16324.829 C 43291.508 16330.415 43272.465 16338.879 43252.153 16350.220 L 43252.153 16298.423 C 43272.804 16290.129 43292.100 16283.866 43310.043 16279.634 C 43327.986 16275.402 43344.405 16273.286 43359.301 16273.286 C 43398.572 16273.286 43429.887 16283.104 43453.246 16302.739 C 43476.606 16322.375 43488.285 16348.612 43488.285 16381.450 C 43488.285 16397.023 43485.323 16411.834 43479.399 16425.884 C 43473.643 16439.764 43463.064 16456.183 43447.660 16475.142 C 43443.429 16480.050 43429.972 16494.269 43407.289 16517.798 C 43384.607 16541.157 43352.615 16573.911 43311.313 16616.060 ZM 43868.838 16264.653 C 43846.156 16303.586 43829.313 16342.095 43818.311 16380.181 C 43807.308 16418.267 43801.807 16456.860 43801.807 16495.962 C 43801.807 16535.063 43807.308 16573.826 43818.311 16612.251 C 43829.483 16650.506 43846.325 16689.015 43868.838 16727.778 L 43828.213 16727.778 C 43802.822 16688.000 43783.779 16648.898 43771.084 16610.474 C 43758.558 16572.049 43752.295 16533.879 43752.295 16495.962 C 43752.295 16458.214 43758.558 16420.213 43771.084 16381.958 C 43783.610 16343.703 43802.653 16304.601 43828.213 16264.653 L 43868.838 16264.653 ZM 44149.587 16333.208 L 44149.587 16474.634 L 44291.013 16474.634 L 44291.013 16517.798 L 44149.587 16517.798 L 44149.587 16659.224 L 44106.931 16659.224 L 44106.931 16517.798 L 43965.505 16517.798 L 43965.505 16474.634 L 44106.931 16474.634 L 44106.931 16333.208 L 44149.587 16333.208 ZM 44388.824 16280.142 L 44632.574 16280.142 L 44632.574 16301.978 L 44494.957 16659.224 L 44441.382 16659.224 L 44570.875 16323.306 L 44388.824 16323.306 L 44388.824 16280.142 ZM 44718.528 16264.653 L 44759.153 16264.653 C 44784.544 16304.601 44803.502 16343.703 44816.028 16381.958 C 44828.724 16420.213 44835.071 16458.214 44835.071 16495.962 C 44835.071 16533.879 44828.724 16572.049 44816.028 16610.474 C 44803.502 16648.898 44784.544 16688.000 44759.153 16727.778 L 44718.528 16727.778 C 44741.041 16689.015 44757.799 16650.506 44768.802 16612.251 C 44779.974 16573.826 44785.559 16535.063 44785.559 16495.962 C 44785.559 16456.860 44779.974 16418.267 44768.802 16380.181 C 44757.799 16342.095 44741.041 16303.586 44718.528 16264.653 Z">
                <!-- 77 nodes -->
              </draw:path>
              <draw:path id="text5306" draw:style-name="style1" draw:layer="layout" svg:x="24.275cm" svg:y="8.132cm" svg:width="1.897cm" svg:height="0.463cm" svg:viewBox="0.0 0.0 1897.135 463.125" svg:d="M 48557.300 16616.060 L 48641.089 16616.060 L 48641.089 16326.860 L 48549.936 16345.142 L 48549.936 16298.423 L 48640.581 16280.142 L 48691.870 16280.142 L 48691.870 16616.060 L 48775.659 16616.060 L 48775.659 16659.224 L 48557.300 16659.224 L 48557.300 16616.060 ZM 48888.020 16616.060 L 48971.809 16616.060 L 48971.809 16326.860 L 48880.656 16345.142 L 48880.656 16298.423 L 48971.301 16280.142 L 49022.590 16280.142 L 49022.590 16616.060 L 49106.379 16616.060 L 49106.379 16659.224 L 48888.020 16659.224 L 48888.020 16616.060 ZM 49480.838 16264.653 C 49458.156 16303.586 49441.313 16342.095 49430.311 16380.181 C 49419.308 16418.267 49413.807 16456.860 49413.807 16495.962 C 49413.807 16535.063 49419.308 16573.826 49430.311 16612.251 C 49441.482 16650.506 49458.325 16689.015 49480.838 16727.778 L 49440.213 16727.778 C 49414.822 16688.000 49395.779 16648.898 49383.084 16610.474 C 49370.558 16572.049 49364.295 16533.879 49364.295 16495.962 C 49364.295 16458.214 49370.558 16420.213 49383.084 16381.958 C 49395.610 16343.703 49414.653 16304.601 49440.213 16264.653 L 49480.838 16264.653 ZM 49761.587 16333.208 L 49761.587 16474.634 L 49903.013 16474.634 L 49903.013 16517.798 L 49761.587 16517.798 L 49761.587 16659.224 L 49718.931 16659.224 L 49718.931 16517.798 L 49577.505 16517.798 L 49577.505 16474.634 L 49718.931 16474.634 L 49718.931 16333.208 L 49761.587 16333.208 ZM 50129.808 16449.243 C 50106.787 16449.243 50088.506 16457.114 50074.964 16472.856 C 50061.592 16488.599 50054.906 16510.181 50054.906 16537.602 C 50054.906 16564.855 50061.592 16586.437 50074.964 16602.349 C 50088.506 16618.091 50106.787 16625.962 50129.808 16625.962 C 50152.829 16625.962 50171.025 16618.091 50184.398 16602.349 C 50197.940 16586.437 50204.710 16564.855 50204.710 16537.602 C 50204.710 16510.181 50197.940 16488.599 50184.398 16472.856 C 50171.025 16457.114 50152.829 16449.243 50129.808 16449.243 ZM 50231.624 16288.520 L 50231.624 16335.239 C 50218.760 16329.145 50205.726 16324.491 50192.523 16321.274 C 50179.489 16318.058 50166.540 16316.450 50153.675 16316.450 C 50119.821 16316.450 50093.923 16327.876 50075.980 16350.728 C 50058.206 16373.579 50048.050 16408.110 50045.511 16454.321 C 50055.498 16439.595 50068.024 16428.338 50083.089 16420.552 C 50098.154 16412.596 50114.743 16408.618 50132.855 16408.618 C 50170.941 16408.618 50200.986 16420.213 50222.992 16443.403 C 50245.166 16466.424 50256.253 16497.824 50256.253 16537.602 C 50256.253 16576.535 50244.743 16607.765 50221.722 16631.294 C 50198.701 16654.823 50168.063 16666.587 50129.808 16666.587 C 50085.967 16666.587 50052.451 16649.829 50029.261 16616.313 C 50006.071 16582.629 49994.476 16533.879 49994.476 16470.063 C 49994.476 16410.142 50008.695 16362.407 50037.132 16326.860 C 50065.570 16291.144 50103.740 16273.286 50151.644 16273.286 C 50164.509 16273.286 50177.458 16274.556 50190.492 16277.095 C 50203.695 16279.634 50217.406 16283.442 50231.624 16288.520 ZM 50330.528 16264.653 L 50371.153 16264.653 C 50396.544 16304.601 50415.502 16343.703 50428.028 16381.958 C 50440.723 16420.213 50447.071 16458.214 50447.071 16495.962 C 50447.071 16533.879 50440.723 16572.049 50428.028 16610.474 C 50415.502 16648.898 50396.544 16688.000 50371.153 16727.778 L 50330.528 16727.778 C 50353.041 16689.015 50369.799 16650.506 50380.802 16612.251 C 50391.973 16573.826 50397.559 16535.063 50397.559 16495.962 C 50397.559 16456.860 50391.973 16418.267 50380.802 16380.181 C 50369.799 16342.095 50353.041 16303.586 50330.528 16264.653 Z">
                <!-- 86 nodes -->
              </draw:path>
              <draw:path id="text5310" draw:style-name="style1" draw:layer="layout" svg:x="26.739cm" svg:y="8.132cm" svg:width="2.581cm" svg:height="0.463cm" svg:viewBox="0.0 0.0 2580.935 463.125" svg:d="M 53485.550 16616.060 L 53569.339 16616.060 L 53569.339 16326.860 L 53478.187 16345.142 L 53478.187 16298.423 L 53568.831 16280.142 L 53620.120 16280.142 L 53620.120 16616.060 L 53703.909 16616.060 L 53703.909 16659.224 L 53485.550 16659.224 L 53485.550 16616.060 ZM 53816.270 16616.060 L 53900.059 16616.060 L 53900.059 16326.860 L 53808.907 16345.142 L 53808.907 16298.423 L 53899.551 16280.142 L 53950.840 16280.142 L 53950.840 16616.060 L 54034.629 16616.060 L 54034.629 16659.224 L 53816.270 16659.224 L 53816.270 16616.060 ZM 54409.088 16264.653 C 54386.406 16303.586 54369.563 16342.095 54358.561 16380.181 C 54347.558 16418.267 54342.057 16456.860 54342.057 16495.962 C 54342.057 16535.063 54347.558 16573.826 54358.561 16612.251 C 54369.733 16650.506 54386.575 16689.015 54409.088 16727.778 L 54368.463 16727.778 C 54343.073 16688.000 54324.030 16648.898 54311.334 16610.474 C 54298.808 16572.049 54292.545 16533.879 54292.545 16495.962 C 54292.545 16458.214 54298.808 16420.213 54311.334 16381.958 C 54323.860 16343.703 54342.903 16304.601 54368.463 16264.653 L 54409.088 16264.653 ZM 54689.837 16333.208 L 54689.837 16474.634 L 54831.263 16474.634 L 54831.263 16517.798 L 54689.837 16517.798 L 54689.837 16659.224 L 54647.181 16659.224 L 54647.181 16517.798 L 54505.755 16517.798 L 54505.755 16474.634 L 54647.181 16474.634 L 54647.181 16333.208 L 54689.837 16333.208 ZM 54929.074 16280.142 L 55172.824 16280.142 L 55172.824 16301.978 L 55035.207 16659.224 L 54981.633 16659.224 L 55111.125 16323.306 L 54929.074 16323.306 L 54929.074 16280.142 ZM 55407.888 16495.962 L 55544.744 16495.962 L 55544.744 16537.602 L 55407.888 16537.602 L 55407.888 16495.962 ZM 55634.710 16616.060 L 55718.499 16616.060 L 55718.499 16326.860 L 55627.347 16345.142 L 55627.347 16298.423 L 55717.991 16280.142 L 55769.280 16280.142 L 55769.280 16616.060 L 55853.069 16616.060 L 55853.069 16659.224 L 55634.710 16659.224 L 55634.710 16616.060 ZM 55942.578 16264.653 L 55983.203 16264.653 C 56008.594 16304.601 56027.552 16343.703 56040.078 16381.958 C 56052.774 16420.213 56059.121 16458.214 56059.121 16495.962 C 56059.121 16533.879 56052.774 16572.049 56040.078 16610.474 C 56027.552 16648.898 56008.594 16688.000 55983.203 16727.778 L 55942.578 16727.778 C 55965.091 16689.015 55981.849 16650.506 55992.852 16612.251 C 56004.024 16573.826 56009.610 16535.063 56009.610 16495.962 C 56009.610 16456.860 56004.024 16418.267 55992.852 16380.181 C 55981.849 16342.095 55965.091 16303.586 55942.578 16264.653 Z">
                <!-- 84 nodes -->
              </draw:path>
              <draw:path id="text5314" draw:style-name="style1" draw:layer="layout" svg:x="18.806cm" svg:y="5.326cm" svg:width="1.588cm" svg:height="0.463cm" svg:viewBox="0.0 0.0 1588.251 463.125" svg:d="M 37742.890 10867.204 C 37718.515 10867.204 37699.303 10873.721 37685.253 10886.755 C 37671.373 10899.789 37664.433 10917.732 37664.433 10940.583 C 37664.433 10963.435 37671.373 10981.377 37685.253 10994.411 C 37699.303 11007.445 37718.515 11013.962 37742.890 11013.962 C 37767.265 11013.962 37786.477 11007.445 37800.527 10994.411 C 37814.576 10981.208 37821.601 10963.265 37821.601 10940.583 C 37821.601 10917.732 37814.576 10899.789 37800.527 10886.755 C 37786.646 10873.721 37767.434 10867.204 37742.890 10867.204 ZM 37691.601 10845.368 C 37669.596 10839.952 37652.415 10829.711 37640.058 10814.646 C 37627.870 10799.580 37621.777 10781.215 37621.777 10759.548 C 37621.777 10729.248 37632.525 10705.297 37654.023 10687.692 C 37675.689 10670.088 37705.312 10661.286 37742.890 10661.286 C 37780.637 10661.286 37810.260 10670.088 37831.757 10687.692 C 37853.255 10705.297 37864.003 10729.248 37864.003 10759.548 C 37864.003 10781.215 37857.825 10799.580 37845.468 10814.646 C 37833.281 10829.711 37816.269 10839.952 37794.433 10845.368 C 37819.146 10851.123 37838.359 10862.380 37852.070 10879.138 C 37865.950 10895.896 37872.890 10916.377 37872.890 10940.583 C 37872.890 10977.315 37861.633 11005.498 37839.120 11025.134 C 37816.777 11044.769 37784.700 11054.587 37742.890 11054.587 C 37701.080 11054.587 37668.919 11044.769 37646.406 11025.134 C 37624.062 11005.498 37612.890 10977.315 37612.890 10940.583 C 37612.890 10916.377 37619.830 10895.896 37633.710 10879.138 C 37647.590 10862.380 37666.887 10851.123 37691.601 10845.368 ZM 37672.812 10764.372 C 37672.812 10784.008 37678.906 10799.327 37691.093 10810.329 C 37703.450 10821.332 37720.715 10826.833 37742.890 10826.833 C 37764.895 10826.833 37782.076 10821.332 37794.433 10810.329 C 37806.959 10799.327 37813.222 10784.008 37813.222 10764.372 C 37813.222 10744.737 37806.959 10729.418 37794.433 10718.415 C 37782.076 10707.413 37764.895 10701.911 37742.890 10701.911 C 37720.715 10701.911 37703.450 10707.413 37691.093 10718.415 C 37678.906 10729.418 37672.812 10744.737 37672.812 10764.372 ZM 38234.907 10652.653 C 38212.225 10691.586 38195.383 10730.095 38184.380 10768.181 C 38173.377 10806.267 38167.876 10844.860 38167.876 10883.962 C 38167.876 10923.064 38173.377 10961.827 38184.380 11000.251 C 38195.552 11038.506 38212.394 11077.015 38234.907 11115.778 L 38194.282 11115.778 C 38168.892 11076.000 38149.849 11036.898 38137.154 10998.474 C 38124.628 10960.049 38118.364 10921.879 38118.364 10883.962 C 38118.364 10846.215 38124.628 10808.213 38137.154 10769.958 C 38149.680 10731.703 38168.723 10692.601 38194.282 10652.653 L 38234.907 10652.653 ZM 38515.657 10721.208 L 38515.657 10862.634 L 38657.082 10862.634 L 38657.082 10905.798 L 38515.657 10905.798 L 38515.657 11047.224 L 38473.000 11047.224 L 38473.000 10905.798 L 38331.575 10905.798 L 38331.575 10862.634 L 38473.000 10862.634 L 38473.000 10721.208 L 38515.657 10721.208 ZM 38923.233 10842.829 C 38947.777 10848.077 38966.905 10858.995 38980.616 10875.583 C 38994.496 10892.172 39001.436 10912.653 39001.436 10937.028 C 39001.436 10974.437 38988.572 11003.383 38962.842 11023.864 C 38937.113 11044.346 38900.551 11054.587 38853.155 11054.587 C 38837.243 11054.587 38820.824 11052.979 38803.897 11049.763 C 38787.139 11046.716 38769.789 11042.061 38751.846 11035.798 L 38751.846 10986.286 C 38766.065 10994.580 38781.638 11000.844 38798.565 11005.075 C 38815.492 11009.307 38833.181 11011.423 38851.631 11011.423 C 38883.793 11011.423 38908.253 11005.075 38925.010 10992.380 C 38941.937 10979.685 38950.401 10961.234 38950.401 10937.028 C 38950.401 10914.685 38942.530 10897.250 38926.788 10884.724 C 38911.215 10872.028 38889.463 10865.681 38861.534 10865.681 L 38817.354 10865.681 L 38817.354 10823.532 L 38863.565 10823.532 C 38888.786 10823.532 38908.083 10818.539 38921.456 10808.552 C 38934.828 10798.396 38941.514 10783.838 38941.514 10764.880 C 38941.514 10745.414 38934.574 10730.518 38920.694 10720.192 C 38906.983 10709.698 38887.263 10704.450 38861.534 10704.450 C 38847.484 10704.450 38832.419 10705.974 38816.338 10709.021 C 38800.258 10712.067 38782.569 10716.807 38763.272 10723.239 L 38763.272 10677.536 C 38782.738 10672.120 38800.935 10668.057 38817.862 10665.349 C 38834.958 10662.640 38851.039 10661.286 38866.104 10661.286 C 38905.036 10661.286 38935.844 10670.173 38958.526 10687.946 C 38981.208 10705.551 38992.549 10729.418 38992.549 10759.548 C 38992.549 10780.538 38986.540 10798.311 38974.522 10812.868 C 38962.504 10827.256 38945.407 10837.243 38923.233 10842.829 ZM 39084.598 10652.653 L 39125.223 10652.653 C 39150.613 10692.601 39169.571 10731.703 39182.098 10769.958 C 39194.793 10808.213 39201.140 10846.215 39201.140 10883.962 C 39201.140 10921.879 39194.793 10960.049 39182.098 10998.474 C 39169.571 11036.898 39150.613 11076.000 39125.223 11115.778 L 39084.598 11115.778 C 39107.111 11077.015 39123.868 11038.506 39134.871 11000.251 C 39146.043 10961.827 39151.629 10923.064 39151.629 10883.962 C 39151.629 10844.860 39146.043 10806.267 39134.871 10768.181 C 39123.868 10730.095 39107.111 10691.586 39084.598 10652.653 Z">
                <!-- 100 nodes -->
              </draw:path>
              <draw:path id="text5318" draw:style-name="style1" draw:layer="layout" svg:x="21.275cm" svg:y="5.326cm" svg:width="2.268cm" svg:height="0.463cm" svg:viewBox="0.0 0.0 2267.734 463.125" svg:d="M 42721.159 10842.829 C 42745.704 10848.077 42764.831 10858.995 42778.542 10875.583 C 42792.422 10892.172 42799.362 10912.653 42799.362 10937.028 C 42799.362 10974.437 42786.498 11003.383 42760.769 11023.864 C 42735.040 11044.346 42698.477 11054.587 42651.081 11054.587 C 42635.170 11054.587 42618.751 11052.979 42601.823 11049.763 C 42585.066 11046.716 42567.715 11042.061 42549.773 11035.798 L 42549.773 10986.286 C 42563.991 10994.580 42579.564 11000.844 42596.491 11005.075 C 42613.418 11009.307 42631.107 11011.423 42649.558 11011.423 C 42681.719 11011.423 42706.179 11005.075 42722.937 10992.380 C 42739.864 10979.685 42748.327 10961.234 42748.327 10937.028 C 42748.327 10914.685 42740.456 10897.250 42724.714 10884.724 C 42709.141 10872.028 42687.390 10865.681 42659.460 10865.681 L 42615.280 10865.681 L 42615.280 10823.532 L 42661.491 10823.532 C 42686.713 10823.532 42706.010 10818.539 42719.382 10808.552 C 42732.754 10798.396 42739.441 10783.838 42739.441 10764.880 C 42739.441 10745.414 42732.501 10730.518 42718.620 10720.192 C 42704.909 10709.698 42685.189 10704.450 42659.460 10704.450 C 42645.411 10704.450 42630.346 10705.974 42614.265 10709.021 C 42598.184 10712.067 42580.495 10716.807 42561.198 10723.239 L 42561.198 10677.536 C 42580.665 10672.120 42598.861 10668.057 42615.788 10665.349 C 42632.885 10662.640 42648.965 10661.286 42664.030 10661.286 C 42702.963 10661.286 42733.770 10670.173 42756.452 10687.946 C 42779.135 10705.551 42790.476 10729.418 42790.476 10759.548 C 42790.476 10780.538 42784.467 10798.311 42772.448 10812.868 C 42760.430 10827.256 42743.334 10837.243 42721.159 10842.829 ZM 43167.474 10652.653 C 43144.791 10691.586 43127.949 10730.095 43116.946 10768.181 C 43105.944 10806.267 43100.442 10844.860 43100.442 10883.962 C 43100.442 10923.064 43105.944 10961.827 43116.946 11000.251 C 43128.118 11038.506 43144.961 11077.015 43167.474 11115.778 L 43126.849 11115.778 C 43101.458 11076.000 43082.415 11036.898 43069.720 10998.474 C 43057.194 10960.049 43050.931 10921.879 43050.931 10883.962 C 43050.931 10846.215 43057.194 10808.213 43069.720 10769.958 C 43082.246 10731.703 43101.289 10692.601 43126.849 10652.653 L 43167.474 10652.653 ZM 43448.223 10721.208 L 43448.223 10862.634 L 43589.649 10862.634 L 43589.649 10905.798 L 43448.223 10905.798 L 43448.223 11047.224 L 43405.567 11047.224 L 43405.567 10905.798 L 43264.141 10905.798 L 43264.141 10862.634 L 43405.567 10862.634 L 43405.567 10721.208 L 43448.223 10721.208 ZM 43744.588 11004.060 L 43923.592 11004.060 L 43923.592 11047.224 L 43682.889 11047.224 L 43682.889 11004.060 C 43702.355 10983.916 43728.846 10956.918 43762.362 10923.064 C 43796.047 10889.040 43817.206 10867.120 43825.838 10857.302 C 43842.258 10838.851 43853.683 10823.278 43860.116 10810.583 C 43866.717 10797.719 43870.018 10785.108 43870.018 10772.751 C 43870.018 10752.608 43862.909 10736.189 43848.690 10723.493 C 43834.640 10710.798 43816.275 10704.450 43793.592 10704.450 C 43777.512 10704.450 43760.500 10707.243 43742.557 10712.829 C 43724.784 10718.415 43705.741 10726.879 43685.428 10738.220 L 43685.428 10686.423 C 43706.079 10678.129 43725.376 10671.866 43743.319 10667.634 C 43761.262 10663.402 43777.681 10661.286 43792.577 10661.286 C 43831.847 10661.286 43863.163 10671.104 43886.522 10690.739 C 43909.881 10710.375 43921.561 10736.612 43921.561 10769.450 C 43921.561 10785.023 43918.599 10799.834 43912.674 10813.884 C 43906.919 10827.764 43896.340 10844.183 43880.936 10863.142 C 43876.704 10868.051 43863.247 10882.269 43840.565 10905.798 C 43817.883 10929.157 43785.890 10961.911 43744.588 11004.060 ZM 44166.274 10883.962 L 44303.129 10883.962 L 44303.129 10925.603 L 44166.274 10925.603 L 44166.274 10883.962 ZM 44525.127 10712.829 L 44395.634 10915.192 L 44525.127 10915.192 L 44525.127 10712.829 ZM 44511.670 10668.142 L 44576.162 10668.142 L 44576.162 10915.192 L 44630.244 10915.192 L 44630.244 10957.849 L 44576.162 10957.849 L 44576.162 11047.224 L 44525.127 11047.224 L 44525.127 10957.849 L 44353.994 10957.849 L 44353.994 10908.337 L 44511.670 10668.142 ZM 44700.964 10652.653 L 44741.589 10652.653 C 44766.979 10692.601 44785.938 10731.703 44798.464 10769.958 C 44811.159 10808.213 44817.507 10846.215 44817.507 10883.962 C 44817.507 10921.879 44811.159 10960.049 44798.464 10998.474 C 44785.938 11036.898 44766.979 11076.000 44741.589 11115.778 L 44700.964 11115.778 C 44723.477 11077.015 44740.235 11038.506 44751.237 11000.251 C 44762.409 10961.827 44767.995 10923.064 44767.995 10883.962 C 44767.995 10844.860 44762.409 10806.267 44751.237 10768.181 C 44740.235 10730.095 44723.477 10691.586 44700.964 10652.653 Z">
                <!-- 108 nodes -->
              </draw:path>
              <draw:path id="text5322" draw:style-name="style1" draw:layer="layout" svg:x="24.081cm" svg:y="5.326cm" svg:width="2.268cm" svg:height="0.463cm" svg:viewBox="0.0 0.0 2267.734 463.125" svg:d="M 48333.159 10842.829 C 48357.704 10848.077 48376.831 10858.995 48390.542 10875.583 C 48404.422 10892.172 48411.362 10912.653 48411.362 10937.028 C 48411.362 10974.437 48398.498 11003.383 48372.769 11023.864 C 48347.039 11044.346 48310.477 11054.587 48263.081 11054.587 C 48247.170 11054.587 48230.750 11052.979 48213.823 11049.763 C 48197.065 11046.716 48179.715 11042.061 48161.773 11035.798 L 48161.773 10986.286 C 48175.991 10994.580 48191.564 11000.844 48208.491 11005.075 C 48225.418 11009.307 48243.107 11011.423 48261.558 11011.423 C 48293.719 11011.423 48318.179 11005.075 48334.937 10992.380 C 48351.864 10979.685 48360.327 10961.234 48360.327 10937.028 C 48360.327 10914.685 48352.456 10897.250 48336.714 10884.724 C 48321.141 10872.028 48299.390 10865.681 48271.460 10865.681 L 48227.280 10865.681 L 48227.280 10823.532 L 48273.491 10823.532 C 48298.713 10823.532 48318.009 10818.539 48331.382 10808.552 C 48344.754 10798.396 48351.440 10783.838 48351.440 10764.880 C 48351.440 10745.414 48344.500 10730.518 48330.620 10720.192 C 48316.909 10709.698 48297.189 10704.450 48271.460 10704.450 C 48257.411 10704.450 48242.345 10705.974 48226.265 10709.021 C 48210.184 10712.067 48192.495 10716.807 48173.198 10723.239 L 48173.198 10677.536 C 48192.664 10672.120 48210.861 10668.057 48227.788 10665.349 C 48244.884 10662.640 48260.965 10661.286 48276.030 10661.286 C 48314.963 10661.286 48345.770 10670.173 48368.452 10687.946 C 48391.134 10705.551 48402.476 10729.418 48402.476 10759.548 C 48402.476 10780.538 48396.467 10798.311 48384.448 10812.868 C 48372.430 10827.256 48355.334 10837.243 48333.159 10842.829 ZM 48779.474 10652.653 C 48756.791 10691.586 48739.949 10730.095 48728.946 10768.181 C 48717.944 10806.267 48712.442 10844.860 48712.442 10883.962 C 48712.442 10923.064 48717.944 10961.827 48728.946 11000.251 C 48740.118 11038.506 48756.961 11077.015 48779.474 11115.778 L 48738.849 11115.778 C 48713.458 11076.000 48694.415 11036.898 48681.720 10998.474 C 48669.194 10960.049 48662.931 10921.879 48662.931 10883.962 C 48662.931 10846.215 48669.194 10808.213 48681.720 10769.958 C 48694.246 10731.703 48713.289 10692.601 48738.849 10652.653 L 48779.474 10652.653 ZM 49060.223 10721.208 L 49060.223 10862.634 L 49201.649 10862.634 L 49201.649 10905.798 L 49060.223 10905.798 L 49060.223 11047.224 L 49017.567 11047.224 L 49017.567 10905.798 L 48876.141 10905.798 L 48876.141 10862.634 L 49017.567 10862.634 L 49017.567 10721.208 L 49060.223 10721.208 ZM 49356.588 11004.060 L 49535.592 11004.060 L 49535.592 11047.224 L 49294.889 11047.224 L 49294.889 11004.060 C 49314.355 10983.916 49340.846 10956.918 49374.362 10923.064 C 49408.047 10889.040 49429.205 10867.120 49437.838 10857.302 C 49454.258 10838.851 49465.683 10823.278 49472.116 10810.583 C 49478.717 10797.719 49482.018 10785.108 49482.018 10772.751 C 49482.018 10752.608 49474.909 10736.189 49460.690 10723.493 C 49446.640 10710.798 49428.274 10704.450 49405.592 10704.450 C 49389.511 10704.450 49372.500 10707.243 49354.557 10712.829 C 49336.784 10718.415 49317.741 10726.879 49297.428 10738.220 L 49297.428 10686.423 C 49318.079 10678.129 49337.376 10671.866 49355.319 10667.634 C 49373.261 10663.402 49389.681 10661.286 49404.577 10661.286 C 49443.847 10661.286 49475.162 10671.104 49498.522 10690.739 C 49521.881 10710.375 49533.561 10736.612 49533.561 10769.450 C 49533.561 10785.023 49530.599 10799.834 49524.674 10813.884 C 49518.919 10827.764 49508.340 10844.183 49492.936 10863.142 C 49488.704 10868.051 49475.247 10882.269 49452.565 10905.798 C 49429.883 10929.157 49397.890 10961.911 49356.588 11004.060 ZM 49778.274 10883.962 L 49915.129 10883.962 L 49915.129 10925.603 L 49778.274 10925.603 L 49778.274 10883.962 ZM 50137.126 10712.829 L 50007.634 10915.192 L 50137.126 10915.192 L 50137.126 10712.829 ZM 50123.669 10668.142 L 50188.162 10668.142 L 50188.162 10915.192 L 50242.244 10915.192 L 50242.244 10957.849 L 50188.162 10957.849 L 50188.162 11047.224 L 50137.126 11047.224 L 50137.126 10957.849 L 49965.994 10957.849 L 49965.994 10908.337 L 50123.669 10668.142 ZM 50312.964 10652.653 L 50353.589 10652.653 C 50378.979 10692.601 50397.938 10731.703 50410.464 10769.958 C 50423.159 10808.213 50429.507 10846.215 50429.507 10883.962 C 50429.507 10921.879 50423.159 10960.049 50410.464 10998.474 C 50397.938 11036.898 50378.979 11076.000 50353.589 11115.778 L 50312.964 11115.778 C 50335.477 11077.015 50352.235 11038.506 50363.237 11000.251 C 50374.409 10961.827 50379.995 10923.064 50379.995 10883.962 C 50379.995 10844.860 50374.409 10806.267 50363.237 10768.181 C 50352.235 10730.095 50335.477 10691.586 50312.964 10652.653 Z">
                <!-- 108 nodes -->
              </draw:path>
              <draw:path id="text5326" draw:style-name="style0" draw:layer="layout" svg:x="26.885cm" svg:y="5.326cm" svg:width="2.269cm" svg:height="0.463cm" svg:viewBox="0.0 0.0 2269.258 463.125" svg:d="M 53832.425 11004.060 L 54011.429 11004.060 L 54011.429 11047.224 L 53770.726 11047.224 L 53770.726 11004.060 C 53790.192 10983.916 53816.683 10956.918 53850.198 10923.064 C 53883.883 10889.040 53905.042 10867.120 53913.675 10857.302 C 53930.094 10838.851 53941.520 10823.278 53947.952 10810.583 C 53954.554 10797.719 53957.854 10785.108 53957.854 10772.751 C 53957.854 10752.608 53950.745 10736.189 53936.526 10723.493 C 53922.477 10710.798 53904.111 10704.450 53881.429 10704.450 C 53865.348 10704.450 53848.336 10707.243 53830.393 10712.829 C 53812.620 10718.415 53793.577 10726.879 53773.265 10738.220 L 53773.265 10686.423 C 53793.916 10678.129 53813.213 10671.866 53831.155 10667.634 C 53849.098 10663.402 53865.517 10661.286 53880.413 10661.286 C 53919.684 10661.286 53950.999 10671.104 53974.358 10690.739 C 53997.718 10710.375 54009.397 10736.612 54009.397 10769.450 C 54009.397 10785.023 54006.435 10799.834 54000.511 10813.884 C 53994.755 10827.764 53984.176 10844.183 53968.772 10863.142 C 53964.541 10868.051 53951.084 10882.269 53928.401 10905.798 C 53905.719 10929.157 53873.727 10961.911 53832.425 11004.060 ZM 54389.950 10652.653 C 54367.268 10691.586 54350.425 10730.095 54339.423 10768.181 C 54328.420 10806.267 54322.919 10844.860 54322.919 10883.962 C 54322.919 10923.064 54328.420 10961.827 54339.423 11000.251 C 54350.595 11038.506 54367.437 11077.015 54389.950 11115.778 L 54349.325 11115.778 C 54323.934 11076.000 54304.891 11036.898 54292.196 10998.474 C 54279.670 10960.049 54273.407 10921.879 54273.407 10883.962 C 54273.407 10846.215 54279.670 10808.213 54292.196 10769.958 C 54304.722 10731.703 54323.765 10692.601 54349.325 10652.653 L 54389.950 10652.653 ZM 54670.699 10721.208 L 54670.699 10862.634 L 54812.125 10862.634 L 54812.125 10905.798 L 54670.699 10905.798 L 54670.699 11047.224 L 54628.043 11047.224 L 54628.043 10905.798 L 54486.617 10905.798 L 54486.617 10862.634 L 54628.043 10862.634 L 54628.043 10721.208 L 54670.699 10721.208 ZM 54931.772 11004.060 L 55015.561 11004.060 L 55015.561 10714.860 L 54924.408 10733.142 L 54924.408 10686.423 L 55015.053 10668.142 L 55066.342 10668.142 L 55066.342 11004.060 L 55150.131 11004.060 L 55150.131 11047.224 L 54931.772 11047.224 L 54931.772 11004.060 ZM 55388.750 10883.962 L 55525.606 10883.962 L 55525.606 10925.603 L 55388.750 10925.603 L 55388.750 10883.962 ZM 55747.603 10712.829 L 55618.111 10915.192 L 55747.603 10915.192 L 55747.603 10712.829 ZM 55734.146 10668.142 L 55798.638 10668.142 L 55798.638 10915.192 L 55852.720 10915.192 L 55852.720 10957.849 L 55798.638 10957.849 L 55798.638 11047.224 L 55747.603 11047.224 L 55747.603 10957.849 L 55576.470 10957.849 L 55576.470 10908.337 L 55734.146 10668.142 ZM 55923.440 10652.653 L 55964.065 10652.653 C 55989.456 10692.601 56008.414 10731.703 56020.940 10769.958 C 56033.635 10808.213 56039.983 10846.215 56039.983 10883.962 C 56039.983 10921.879 56033.635 10960.049 56020.940 10998.474 C 56008.414 11036.898 55989.456 11076.000 55964.065 11115.778 L 55923.440 11115.778 C 55945.953 11077.015 55962.711 11038.506 55973.714 11000.251 C 55984.885 10961.827 55990.471 10923.064 55990.471 10883.962 C 55990.471 10844.860 55984.885 10806.267 55973.714 10768.181 C 55962.711 10730.095 55945.953 10691.586 55923.440 10652.653 Z">
                <!-- 90 nodes -->
              </draw:path>
              <draw:path id="text5330" draw:style-name="style1" draw:layer="layout" svg:x="18.933cm" svg:y="2.520cm" svg:width="1.337cm" svg:height="0.463cm" svg:viewBox="0.0 0.0 1337.418 463.125" svg:d="M 37928.300 5392.060 L 38107.304 5392.060 L 38107.304 5435.224 L 37866.601 5435.224 L 37866.601 5392.060 C 37886.067 5371.917 37912.558 5344.918 37946.073 5311.064 C 37979.758 5277.040 38000.917 5255.120 38009.550 5245.302 C 38025.969 5226.851 38037.395 5211.279 38043.827 5198.583 C 38050.429 5185.719 38053.730 5173.108 38053.730 5160.751 C 38053.730 5140.608 38046.620 5124.189 38032.402 5111.493 C 38018.352 5098.798 37999.986 5092.450 37977.304 5092.450 C 37961.223 5092.450 37944.212 5095.243 37926.269 5100.829 C 37908.495 5106.415 37889.452 5114.879 37869.140 5126.220 L 37869.140 5074.423 C 37889.791 5066.129 37909.088 5059.866 37927.031 5055.634 C 37944.973 5051.402 37961.392 5049.286 37976.288 5049.286 C 38015.559 5049.286 38046.874 5059.104 38070.234 5078.739 C 38093.593 5098.375 38105.273 5124.612 38105.273 5157.450 C 38105.273 5173.023 38102.310 5187.835 38096.386 5201.884 C 38090.631 5215.764 38080.051 5232.183 38064.648 5251.142 C 38060.416 5256.051 38046.959 5270.269 38024.277 5293.798 C 38001.594 5317.157 37969.602 5349.911 37928.300 5392.060 ZM 38485.825 5040.654 C 38463.143 5079.586 38446.301 5118.095 38435.298 5156.181 C 38424.295 5194.267 38418.794 5232.861 38418.794 5271.962 C 38418.794 5311.064 38424.295 5349.827 38435.298 5388.251 C 38446.470 5426.506 38463.312 5465.016 38485.825 5503.779 L 38445.200 5503.779 C 38419.810 5464.000 38400.767 5424.898 38388.071 5386.474 C 38375.545 5348.049 38369.282 5309.879 38369.282 5271.962 C 38369.282 5234.215 38375.545 5196.213 38388.071 5157.958 C 38400.598 5119.703 38419.640 5080.601 38445.200 5040.654 L 38485.825 5040.654 ZM 38552.786 5271.962 L 38689.641 5271.962 L 38689.641 5313.603 L 38552.786 5313.603 L 38552.786 5271.962 ZM 38926.111 5230.829 C 38950.655 5236.077 38969.783 5246.995 38983.494 5263.583 C 38997.374 5280.172 39004.314 5300.654 39004.314 5325.029 C 39004.314 5362.437 38991.450 5391.383 38965.720 5411.864 C 38939.991 5432.346 38903.429 5442.587 38856.033 5442.587 C 38840.121 5442.587 38823.702 5440.979 38806.775 5437.763 C 38790.017 5434.716 38772.667 5430.061 38754.724 5423.798 L 38754.724 5374.286 C 38768.943 5382.581 38784.516 5388.844 38801.443 5393.075 C 38818.370 5397.307 38836.059 5399.423 38854.509 5399.423 C 38886.671 5399.423 38911.131 5393.075 38927.888 5380.380 C 38944.815 5367.685 38953.279 5349.234 38953.279 5325.029 C 38953.279 5302.685 38945.408 5285.250 38929.666 5272.724 C 38914.093 5260.029 38892.341 5253.681 38864.412 5253.681 L 38820.232 5253.681 L 38820.232 5211.532 L 38866.443 5211.532 C 38891.664 5211.532 38910.961 5206.539 38924.334 5196.552 C 38937.706 5186.396 38944.392 5171.838 38944.392 5152.880 C 38944.392 5133.414 38937.452 5118.518 38923.572 5108.193 C 38909.861 5097.698 38890.141 5092.450 38864.412 5092.450 C 38850.362 5092.450 38835.297 5093.974 38819.216 5097.021 C 38803.136 5100.068 38785.447 5104.807 38766.150 5111.239 L 38766.150 5065.536 C 38785.616 5060.120 38803.813 5056.057 38820.740 5053.349 C 38837.836 5050.641 38853.917 5049.286 38868.982 5049.286 C 38907.914 5049.286 38938.722 5058.173 38961.404 5075.947 C 38984.086 5093.551 38995.427 5117.418 38995.427 5147.548 C 38995.427 5168.538 38989.418 5186.311 38977.400 5200.868 C 38965.382 5215.256 38948.285 5225.243 38926.111 5230.829 ZM 39087.476 5040.654 L 39128.101 5040.654 C 39153.491 5080.601 39172.449 5119.703 39184.976 5157.958 C 39197.671 5196.213 39204.018 5234.215 39204.018 5271.962 C 39204.018 5309.879 39197.671 5348.049 39184.976 5386.474 C 39172.449 5424.898 39153.491 5464.000 39128.101 5503.779 L 39087.476 5503.779 C 39109.989 5465.016 39126.746 5426.506 39137.749 5388.251 C 39148.921 5349.827 39154.507 5311.064 39154.507 5271.962 C 39154.507 5232.861 39148.921 5194.267 39137.749 5156.181 C 39126.746 5118.095 39109.989 5079.586 39087.476 5040.654 Z">
                <!-- 79 nodes -->
              </draw:path>
              <draw:path id="text5334" draw:style-name="style1" draw:layer="layout" svg:x="21.735cm" svg:y="2.520cm" svg:width="1.341cm" svg:height="0.463cm" svg:viewBox="0.0 0.0 1341.226 463.125" svg:d="M 43601.999 5089.911 C 43575.593 5089.911 43555.704 5102.945 43542.331 5129.013 C 43529.128 5154.911 43522.527 5193.928 43522.527 5246.064 C 43522.527 5298.030 43529.128 5337.047 43542.331 5363.114 C 43555.704 5389.013 43575.593 5401.962 43601.999 5401.962 C 43628.575 5401.962 43648.464 5389.013 43661.667 5363.114 C 43675.040 5337.047 43681.726 5298.030 43681.726 5246.064 C 43681.726 5193.928 43675.040 5154.911 43661.667 5129.013 C 43648.464 5102.945 43628.575 5089.911 43601.999 5089.911 ZM 43601.999 5049.286 C 43644.486 5049.286 43676.902 5066.129 43699.245 5099.814 C 43721.758 5133.329 43733.015 5182.079 43733.015 5246.064 C 43733.015 5309.879 43721.758 5358.629 43699.245 5392.314 C 43676.902 5425.829 43644.486 5442.587 43601.999 5442.587 C 43559.512 5442.587 43527.012 5425.829 43504.499 5392.314 C 43482.156 5358.629 43470.984 5309.879 43470.984 5246.064 C 43470.984 5182.079 43482.156 5133.329 43504.499 5099.814 C 43527.012 5066.129 43559.512 5049.286 43601.999 5049.286 ZM 44094.017 5040.654 C 44071.335 5079.586 44054.492 5118.095 44043.490 5156.181 C 44032.487 5194.267 44026.986 5232.861 44026.986 5271.962 C 44026.986 5311.064 44032.487 5349.827 44043.490 5388.251 C 44054.661 5426.506 44071.504 5465.016 44094.017 5503.779 L 44053.392 5503.779 C 44028.001 5464.000 44008.958 5424.898 43996.263 5386.474 C 43983.737 5348.049 43977.474 5309.879 43977.474 5271.962 C 43977.474 5234.215 43983.737 5196.213 43996.263 5157.958 C 44008.789 5119.703 44027.832 5080.601 44053.392 5040.654 L 44094.017 5040.654 ZM 44160.977 5271.962 L 44297.833 5271.962 L 44297.833 5313.603 L 44160.977 5313.603 L 44160.977 5271.962 ZM 44379.420 5056.142 L 44580.767 5056.142 L 44580.767 5099.306 L 44426.392 5099.306 L 44426.392 5192.236 C 44433.840 5189.696 44441.288 5187.835 44448.736 5186.650 C 44456.184 5185.295 44463.632 5184.618 44471.080 5184.618 C 44513.398 5184.618 44546.913 5196.213 44571.627 5219.404 C 44596.340 5242.594 44608.697 5273.993 44608.697 5313.603 C 44608.697 5354.397 44596.002 5386.135 44570.611 5408.818 C 44545.220 5431.331 44509.420 5442.587 44463.209 5442.587 C 44447.297 5442.587 44431.047 5441.233 44414.459 5438.525 C 44398.040 5435.816 44381.028 5431.754 44363.424 5426.337 L 44363.424 5374.794 C 44378.658 5383.088 44394.400 5389.267 44410.650 5393.329 C 44426.900 5397.392 44444.081 5399.423 44462.193 5399.423 C 44491.477 5399.423 44514.667 5391.721 44531.763 5376.318 C 44548.860 5360.914 44557.408 5340.009 44557.408 5313.603 C 44557.408 5287.196 44548.860 5266.292 44531.763 5250.888 C 44514.667 5235.484 44491.477 5227.782 44462.193 5227.782 C 44448.482 5227.782 44434.771 5229.306 44421.060 5232.353 C 44407.519 5235.400 44393.638 5240.139 44379.420 5246.571 L 44379.420 5056.142 ZM 44695.667 5040.654 L 44736.292 5040.654 C 44761.683 5080.601 44780.641 5119.703 44793.167 5157.958 C 44805.862 5196.213 44812.210 5234.215 44812.210 5271.962 C 44812.210 5309.879 44805.862 5348.049 44793.167 5386.474 C 44780.641 5424.898 44761.683 5464.000 44736.292 5503.779 L 44695.667 5503.779 C 44718.180 5465.016 44734.938 5426.506 44745.940 5388.251 C 44757.112 5349.827 44762.698 5311.064 44762.698 5271.962 C 44762.698 5232.861 44757.112 5194.267 44745.940 5156.181 C 44734.938 5118.095 44718.180 5079.586 44695.667 5040.654 Z">
                <!-- 68 nodes -->
              </draw:path>
              <draw:path id="text5338" draw:style-name="style1" draw:layer="layout" svg:x="24.541cm" svg:y="2.520cm" svg:width="1.341cm" svg:height="0.463cm" svg:viewBox="0.0 0.0 1341.226 463.125" svg:d="M 49213.999 5089.911 C 49187.593 5089.911 49167.704 5102.945 49154.331 5129.013 C 49141.128 5154.911 49134.527 5193.928 49134.527 5246.064 C 49134.527 5298.030 49141.128 5337.047 49154.331 5363.114 C 49167.704 5389.013 49187.593 5401.962 49213.999 5401.962 C 49240.575 5401.962 49260.464 5389.013 49273.667 5363.114 C 49287.040 5337.047 49293.726 5298.030 49293.726 5246.064 C 49293.726 5193.928 49287.040 5154.911 49273.667 5129.013 C 49260.464 5102.945 49240.575 5089.911 49213.999 5089.911 ZM 49213.999 5049.286 C 49256.486 5049.286 49288.902 5066.129 49311.245 5099.814 C 49333.758 5133.329 49345.015 5182.079 49345.015 5246.064 C 49345.015 5309.879 49333.758 5358.629 49311.245 5392.314 C 49288.902 5425.829 49256.486 5442.587 49213.999 5442.587 C 49171.512 5442.587 49139.012 5425.829 49116.499 5392.314 C 49094.156 5358.629 49082.984 5309.879 49082.984 5246.064 C 49082.984 5182.079 49094.156 5133.329 49116.499 5099.814 C 49139.012 5066.129 49171.512 5049.286 49213.999 5049.286 ZM 49706.017 5040.654 C 49683.334 5079.586 49666.492 5118.095 49655.489 5156.181 C 49644.487 5194.267 49638.986 5232.861 49638.986 5271.962 C 49638.986 5311.064 49644.487 5349.827 49655.489 5388.251 C 49666.661 5426.506 49683.504 5465.016 49706.017 5503.779 L 49665.392 5503.779 C 49640.001 5464.000 49620.958 5424.898 49608.263 5386.474 C 49595.737 5348.049 49589.474 5309.879 49589.474 5271.962 C 49589.474 5234.215 49595.737 5196.213 49608.263 5157.958 C 49620.789 5119.703 49639.832 5080.601 49665.392 5040.654 L 49706.017 5040.654 ZM 49772.977 5271.962 L 49909.832 5271.962 L 49909.832 5313.603 L 49772.977 5313.603 L 49772.977 5271.962 ZM 49991.420 5056.142 L 50192.767 5056.142 L 50192.767 5099.306 L 50038.392 5099.306 L 50038.392 5192.236 C 50045.840 5189.696 50053.288 5187.835 50060.736 5186.650 C 50068.184 5185.295 50075.632 5184.618 50083.080 5184.618 C 50125.397 5184.618 50158.913 5196.213 50183.627 5219.404 C 50208.340 5242.594 50220.697 5273.993 50220.697 5313.603 C 50220.697 5354.397 50208.002 5386.135 50182.611 5408.818 C 50157.220 5431.331 50121.420 5442.587 50075.209 5442.587 C 50059.297 5442.587 50043.047 5441.233 50026.459 5438.525 C 50010.039 5435.816 49993.028 5431.754 49975.424 5426.337 L 49975.424 5374.794 C 49990.658 5383.088 50006.400 5389.267 50022.650 5393.329 C 50038.900 5397.392 50056.081 5399.423 50074.193 5399.423 C 50103.477 5399.423 50126.667 5391.721 50143.763 5376.318 C 50160.860 5360.914 50169.408 5340.009 50169.408 5313.603 C 50169.408 5287.196 50160.860 5266.292 50143.763 5250.888 C 50126.667 5235.484 50103.477 5227.782 50074.193 5227.782 C 50060.482 5227.782 50046.771 5229.306 50033.060 5232.353 C 50019.519 5235.400 50005.638 5240.139 49991.420 5246.571 L 49991.420 5056.142 ZM 50307.667 5040.654 L 50348.292 5040.654 C 50373.683 5080.601 50392.641 5119.703 50405.167 5157.958 C 50417.862 5196.213 50424.210 5234.215 50424.210 5271.962 C 50424.210 5309.879 50417.862 5348.049 50405.167 5386.474 C 50392.641 5424.898 50373.683 5464.000 50348.292 5503.779 L 50307.667 5503.779 C 50330.180 5465.016 50346.938 5426.506 50357.940 5388.251 C 50369.112 5349.827 50374.698 5311.064 50374.698 5271.962 C 50374.698 5232.861 50369.112 5194.267 50357.940 5156.181 C 50346.938 5118.095 50330.180 5079.586 50307.667 5040.654 Z">
                <!-- 68 nodes -->
              </draw:path>
              <draw:path id="text5342" draw:style-name="style1" draw:layer="layout" svg:x="27.347cm" svg:y="2.520cm" svg:width="1.341cm" svg:height="0.463cm" svg:viewBox="0.0 0.0 1341.226 463.125" svg:d="M 54825.999 5089.911 C 54799.593 5089.911 54779.704 5102.945 54766.331 5129.013 C 54753.128 5154.911 54746.526 5193.928 54746.526 5246.064 C 54746.526 5298.030 54753.128 5337.047 54766.331 5363.114 C 54779.704 5389.013 54799.593 5401.962 54825.999 5401.962 C 54852.575 5401.962 54872.464 5389.013 54885.667 5363.114 C 54899.040 5337.047 54905.726 5298.030 54905.726 5246.064 C 54905.726 5193.928 54899.040 5154.911 54885.667 5129.013 C 54872.464 5102.945 54852.575 5089.911 54825.999 5089.911 ZM 54825.999 5049.286 C 54868.486 5049.286 54900.901 5066.129 54923.245 5099.814 C 54945.758 5133.329 54957.015 5182.079 54957.015 5246.064 C 54957.015 5309.879 54945.758 5358.629 54923.245 5392.314 C 54900.901 5425.829 54868.486 5442.587 54825.999 5442.587 C 54783.512 5442.587 54751.012 5425.829 54728.499 5392.314 C 54706.155 5358.629 54694.984 5309.879 54694.984 5246.064 C 54694.984 5182.079 54706.155 5133.329 54728.499 5099.814 C 54751.012 5066.129 54783.512 5049.286 54825.999 5049.286 ZM 55318.017 5040.654 C 55295.334 5079.586 55278.492 5118.095 55267.489 5156.181 C 55256.487 5194.267 55250.985 5232.861 55250.985 5271.962 C 55250.985 5311.064 55256.487 5349.827 55267.489 5388.251 C 55278.661 5426.506 55295.504 5465.016 55318.017 5503.779 L 55277.392 5503.779 C 55252.001 5464.000 55232.958 5424.898 55220.263 5386.474 C 55207.737 5348.049 55201.474 5309.879 55201.474 5271.962 C 55201.474 5234.215 55207.737 5196.213 55220.263 5157.958 C 55232.789 5119.703 55251.832 5080.601 55277.392 5040.654 L 55318.017 5040.654 ZM 55384.977 5271.962 L 55521.832 5271.962 L 55521.832 5313.603 L 55384.977 5313.603 L 55384.977 5271.962 ZM 55603.419 5056.142 L 55804.767 5056.142 L 55804.767 5099.306 L 55650.392 5099.306 L 55650.392 5192.236 C 55657.840 5189.696 55665.288 5187.835 55672.736 5186.650 C 55680.184 5185.295 55687.632 5184.618 55695.080 5184.618 C 55737.397 5184.618 55770.913 5196.213 55795.626 5219.404 C 55820.340 5242.594 55832.697 5273.993 55832.697 5313.603 C 55832.697 5354.397 55820.001 5386.135 55794.611 5408.818 C 55769.220 5431.331 55733.419 5442.587 55687.209 5442.587 C 55671.297 5442.587 55655.047 5441.233 55638.459 5438.525 C 55622.039 5435.816 55605.028 5431.754 55587.423 5426.337 L 55587.423 5374.794 C 55602.658 5383.088 55618.400 5389.267 55634.650 5393.329 C 55650.900 5397.392 55668.081 5399.423 55686.193 5399.423 C 55715.477 5399.423 55738.667 5391.721 55755.763 5376.318 C 55772.860 5360.914 55781.408 5340.009 55781.408 5313.603 C 55781.408 5287.196 55772.860 5266.292 55755.763 5250.888 C 55738.667 5235.484 55715.477 5227.782 55686.193 5227.782 C 55672.482 5227.782 55658.771 5229.306 55645.060 5232.353 C 55631.518 5235.400 55617.638 5240.139 55603.419 5246.571 L 55603.419 5056.142 ZM 55919.667 5040.654 L 55960.292 5040.654 C 55985.682 5080.601 56004.641 5119.703 56017.167 5157.958 C 56029.862 5196.213 56036.210 5234.215 56036.210 5271.962 C 56036.210 5309.879 56029.862 5348.049 56017.167 5386.474 C 56004.641 5424.898 55985.682 5464.000 55960.292 5503.779 L 55919.667 5503.779 C 55942.180 5465.016 55958.938 5426.506 55969.940 5388.251 C 55981.112 5349.827 55986.698 5311.064 55986.698 5271.962 C 55986.698 5232.861 55981.112 5194.267 55969.940 5156.181 C 55958.938 5118.095 55942.180 5079.586 55919.667 5040.654 Z">
                <!-- 68 nodes -->
              </draw:path>
            </draw:g>
            <!-- id="g5214" -->
            <draw:g id="g5344">
              <draw:g id="g5346">
                <draw:path id="path5352" draw:style-name="style6" draw:layer="layout" svg:x="30.208cm" svg:y="1.368cm" svg:width="0.562cm" svg:height="11.224cm" svg:viewBox="0.0 0.0 561.600 11224.400" svg:d="M 60416.159 13960.719 L 60416.159 13916.875 L 60416.159 2780.563 L 60416.159 2736.719 L 60977.359 2736.719 L 60977.359 2780.563 L 60977.359 13916.875 L 60977.359 13960.719 L 60416.159 13960.719 Z">
                  <!-- 9 nodes -->
                </draw:path>
              </draw:g>
              <!-- id="g5346" -->
            </draw:g>
            <!-- id="g5344" -->
            <draw:g id="g5354">
              <draw:g id="g5356">
                <draw:frame id="image5358" draw:style-name="gr1" draw:text-style-name="P1" draw:layer="layout" svg:width="11.203cm" svg:height="0.576cm" draw:transform="matrix(5.080 0.000 0.000 98.806 266.300 12.196) translate(30.195cm, 1.383cm)">
                  <draw:image xlink:href="Pictures/image8.png" xlink:type="simple" xlink:show="embed" xlink:actuate="onLoad">
                    <text:p/>
                  </draw:image>
                </draw:frame>
              </draw:g>
              <!-- id="g5356" -->
              <draw:path id="path5360" draw:style-name="style4" draw:layer="layout" svg:x="30.769cm" svg:y="11.787cm" svg:width="0.140cm" svg:height="0.032cm" svg:viewBox="0.0 0.0 140.000 32.000" svg:d="M 61538.759 23590.652 L 61678.759 23590.652 L 61538.759 23590.652 ">
                <!-- 3 nodes -->
              </draw:path>
              <draw:path id="text5364" draw:style-name="style1" draw:layer="layout" svg:x="31.084cm" svg:y="11.615cm" svg:width="1.750cm" svg:height="0.393cm" svg:viewBox="0.0 0.0 1750.271 393.301" svg:d="M 62298.329 23270.402 C 62271.923 23270.402 62252.034 23283.436 62238.661 23309.504 C 62225.458 23335.402 62218.857 23374.419 62218.857 23426.555 C 62218.857 23478.521 62225.458 23517.538 62238.661 23543.606 C 62252.034 23569.504 62271.923 23582.453 62298.329 23582.453 C 62324.905 23582.453 62344.794 23569.504 62357.997 23543.606 C 62371.370 23517.538 62378.056 23478.521 62378.056 23426.555 C 62378.056 23374.419 62371.370 23335.402 62357.997 23309.504 C 62344.794 23283.436 62324.905 23270.402 62298.329 23270.402 ZM 62298.329 23229.777 C 62340.816 23229.777 62373.232 23246.620 62395.575 23280.305 C 62418.088 23313.820 62429.345 23362.570 62429.345 23426.555 C 62429.345 23490.370 62418.088 23539.120 62395.575 23572.805 C 62373.232 23606.320 62340.816 23623.078 62298.329 23623.078 C 62255.842 23623.078 62223.342 23606.320 62200.829 23572.805 C 62178.486 23539.120 62167.314 23490.370 62167.314 23426.555 C 62167.314 23362.570 62178.486 23313.820 62200.829 23280.305 C 62223.342 23246.620 62255.842 23229.777 62298.329 23229.777 ZM 62519.362 23551.223 L 62572.936 23551.223 L 62572.936 23615.715 L 62519.362 23615.715 L 62519.362 23551.223 ZM 62794.409 23270.402 C 62768.003 23270.402 62748.114 23283.436 62734.741 23309.504 C 62721.538 23335.402 62714.937 23374.419 62714.937 23426.555 C 62714.937 23478.521 62721.538 23517.538 62734.741 23543.606 C 62748.114 23569.504 62768.003 23582.453 62794.409 23582.453 C 62820.985 23582.453 62840.874 23569.504 62854.077 23543.606 C 62867.450 23517.538 62874.136 23478.521 62874.136 23426.555 C 62874.136 23374.419 62867.450 23335.402 62854.077 23309.504 C 62840.874 23283.436 62820.985 23270.402 62794.409 23270.402 ZM 62794.409 23229.777 C 62836.896 23229.777 62869.312 23246.620 62891.655 23280.305 C 62914.168 23313.820 62925.425 23362.570 62925.425 23426.555 C 62925.425 23490.370 62914.168 23539.120 62891.655 23572.805 C 62869.312 23606.320 62836.896 23623.078 62794.409 23623.078 C 62751.922 23623.078 62719.422 23606.320 62696.909 23572.805 C 62674.566 23539.120 62663.394 23490.370 62663.394 23426.555 C 62663.394 23362.570 62674.566 23313.820 62696.909 23280.305 C 62719.422 23246.620 62751.922 23229.777 62794.409 23229.777 ZM 63059.622 23572.551 L 63238.625 23572.551 L 63238.625 23615.715 L 62997.922 23615.715 L 62997.922 23572.551 C 63017.388 23552.408 63043.879 23525.409 63077.395 23491.555 C 63111.080 23457.531 63132.239 23435.611 63140.872 23425.793 C 63157.291 23407.343 63168.717 23391.770 63175.149 23379.074 C 63181.750 23366.210 63185.051 23353.599 63185.051 23341.242 C 63185.051 23321.099 63177.942 23304.680 63163.723 23291.985 C 63149.674 23279.289 63131.308 23272.942 63108.625 23272.942 C 63092.545 23272.942 63075.533 23275.735 63057.590 23281.320 C 63039.817 23286.906 63020.774 23295.370 63000.461 23306.711 L 63000.461 23254.914 C 63021.112 23246.620 63040.409 23240.357 63058.352 23236.125 C 63076.295 23231.893 63092.714 23229.777 63107.610 23229.777 C 63146.881 23229.777 63178.196 23239.595 63201.555 23259.231 C 63224.915 23278.866 63236.594 23305.103 63236.594 23337.942 C 63236.594 23353.514 63233.632 23368.326 63227.707 23382.375 C 63221.952 23396.255 63211.373 23412.675 63195.969 23431.633 C 63191.737 23436.542 63178.280 23450.761 63155.598 23474.289 C 63132.916 23497.649 63100.924 23530.402 63059.622 23572.551 ZM 63390.342 23572.551 L 63569.345 23572.551 L 63569.345 23615.715 L 63328.642 23615.715 L 63328.642 23572.551 C 63348.108 23552.408 63374.599 23525.409 63408.115 23491.555 C 63441.800 23457.531 63462.959 23435.611 63471.592 23425.793 C 63488.011 23407.343 63499.437 23391.770 63505.869 23379.074 C 63512.470 23366.210 63515.771 23353.599 63515.771 23341.242 C 63515.771 23321.099 63508.662 23304.680 63494.443 23291.985 C 63480.394 23279.289 63462.028 23272.942 63439.345 23272.942 C 63423.265 23272.942 63406.253 23275.735 63388.310 23281.320 C 63370.537 23286.906 63351.494 23295.370 63331.181 23306.711 L 63331.181 23254.914 C 63351.832 23246.620 63371.129 23240.357 63389.072 23236.125 C 63407.015 23231.893 63423.434 23229.777 63438.330 23229.777 C 63477.601 23229.777 63508.916 23239.595 63532.275 23259.231 C 63555.634 23278.866 63567.314 23305.103 63567.314 23337.942 C 63567.314 23353.514 63564.352 23368.326 63558.427 23382.375 C 63552.672 23396.255 63542.093 23412.675 63526.689 23431.633 C 63522.457 23436.542 63509.000 23450.761 63486.318 23474.289 C 63463.636 23497.649 63431.644 23530.402 63390.342 23572.551 ZM 63786.569 23270.402 C 63760.163 23270.402 63740.274 23283.436 63726.901 23309.504 C 63713.698 23335.402 63707.097 23374.419 63707.097 23426.555 C 63707.097 23478.521 63713.698 23517.538 63726.901 23543.606 C 63740.274 23569.504 63760.163 23582.453 63786.569 23582.453 C 63813.145 23582.453 63833.034 23569.504 63846.237 23543.606 C 63859.610 23517.538 63866.296 23478.521 63866.296 23426.555 C 63866.296 23374.419 63859.610 23335.402 63846.237 23309.504 C 63833.034 23283.436 63813.145 23270.402 63786.569 23270.402 ZM 63786.569 23229.777 C 63829.056 23229.777 63861.472 23246.620 63883.815 23280.305 C 63906.329 23313.820 63917.585 23362.570 63917.585 23426.555 C 63917.585 23490.370 63906.329 23539.120 63883.815 23572.805 C 63861.472 23606.320 63829.056 23623.078 63786.569 23623.078 C 63744.082 23623.078 63711.582 23606.320 63689.069 23572.805 C 63666.726 23539.120 63655.554 23490.370 63655.554 23426.555 C 63655.554 23362.570 63666.726 23313.820 63689.069 23280.305 C 63711.582 23246.620 63744.082 23229.777 63786.569 23229.777 Z">
                <!-- 103 nodes -->
              </draw:path>
              <draw:path id="path5366" draw:style-name="style4" draw:layer="layout" svg:x="30.769cm" svg:y="10.246cm" svg:width="0.140cm" svg:height="0.032cm" svg:viewBox="0.0 0.0 140.000 32.000" svg:d="M 61538.759 20507.017 L 61678.759 20507.017 L 61538.759 20507.017 ">
                <!-- 3 nodes -->
              </draw:path>
              <draw:path id="text5370" draw:style-name="style1" draw:layer="layout" svg:x="31.084cm" svg:y="10.073cm" svg:width="1.739cm" svg:height="0.393cm" svg:viewBox="0.0 0.0 1739.353 393.301" svg:d="M 62298.329 20186.768 C 62271.923 20186.768 62252.034 20199.802 62238.661 20225.869 C 62225.458 20251.768 62218.857 20290.785 62218.857 20342.920 C 62218.857 20394.886 62225.458 20433.903 62238.661 20459.971 C 62252.034 20485.869 62271.923 20498.819 62298.329 20498.819 C 62324.905 20498.819 62344.794 20485.869 62357.997 20459.971 C 62371.370 20433.903 62378.056 20394.886 62378.056 20342.920 C 62378.056 20290.785 62371.370 20251.768 62357.997 20225.869 C 62344.794 20199.802 62324.905 20186.768 62298.329 20186.768 ZM 62298.329 20146.143 C 62340.816 20146.143 62373.232 20162.985 62395.575 20196.670 C 62418.088 20230.186 62429.345 20278.936 62429.345 20342.920 C 62429.345 20406.735 62418.088 20455.485 62395.575 20489.170 C 62373.232 20522.686 62340.816 20539.444 62298.329 20539.444 C 62255.842 20539.444 62223.342 20522.686 62200.829 20489.170 C 62178.486 20455.485 62167.314 20406.735 62167.314 20342.920 C 62167.314 20278.936 62178.486 20230.186 62200.829 20196.670 C 62223.342 20162.985 62255.842 20146.143 62298.329 20146.143 ZM 62519.362 20467.588 L 62572.936 20467.588 L 62572.936 20532.080 L 62519.362 20532.080 L 62519.362 20467.588 ZM 62794.409 20186.768 C 62768.003 20186.768 62748.114 20199.802 62734.741 20225.869 C 62721.538 20251.768 62714.937 20290.785 62714.937 20342.920 C 62714.937 20394.886 62721.538 20433.903 62734.741 20459.971 C 62748.114 20485.869 62768.003 20498.819 62794.409 20498.819 C 62820.985 20498.819 62840.874 20485.869 62854.077 20459.971 C 62867.450 20433.903 62874.136 20394.886 62874.136 20342.920 C 62874.136 20290.785 62867.450 20251.768 62854.077 20225.869 C 62840.874 20199.802 62820.985 20186.768 62794.409 20186.768 ZM 62794.409 20146.143 C 62836.896 20146.143 62869.312 20162.985 62891.655 20196.670 C 62914.168 20230.186 62925.425 20278.936 62925.425 20342.920 C 62925.425 20406.735 62914.168 20455.485 62891.655 20489.170 C 62869.312 20522.686 62836.896 20539.444 62794.409 20539.444 C 62751.922 20539.444 62719.422 20522.686 62696.909 20489.170 C 62674.566 20455.485 62663.394 20406.735 62663.394 20342.920 C 62663.394 20278.936 62674.566 20230.186 62696.909 20196.670 C 62719.422 20162.985 62751.922 20146.143 62794.409 20146.143 ZM 63059.622 20488.916 L 63238.625 20488.916 L 63238.625 20532.080 L 62997.922 20532.080 L 62997.922 20488.916 C 63017.388 20468.773 63043.879 20441.774 63077.395 20407.920 C 63111.080 20373.897 63132.239 20351.976 63140.872 20342.158 C 63157.291 20323.708 63168.717 20308.135 63175.149 20295.440 C 63181.750 20282.575 63185.051 20269.964 63185.051 20257.608 C 63185.051 20237.464 63177.942 20221.045 63163.723 20208.350 C 63149.674 20195.655 63131.308 20189.307 63108.625 20189.307 C 63092.545 20189.307 63075.533 20192.100 63057.590 20197.686 C 63039.817 20203.272 63020.774 20211.735 63000.461 20223.076 L 63000.461 20171.280 C 63021.112 20162.985 63040.409 20156.722 63058.352 20152.490 C 63076.295 20148.259 63092.714 20146.143 63107.610 20146.143 C 63146.881 20146.143 63178.196 20155.961 63201.555 20175.596 C 63224.915 20195.231 63236.594 20221.468 63236.594 20254.307 C 63236.594 20269.880 63233.632 20284.691 63227.707 20298.740 C 63221.952 20312.621 63211.373 20329.040 63195.969 20347.998 C 63191.737 20352.907 63178.280 20367.126 63155.598 20390.655 C 63132.916 20414.014 63100.924 20446.768 63059.622 20488.916 ZM 63390.342 20488.916 L 63569.345 20488.916 L 63569.345 20532.080 L 63328.642 20532.080 L 63328.642 20488.916 C 63348.108 20468.773 63374.599 20441.774 63408.115 20407.920 C 63441.800 20373.897 63462.959 20351.976 63471.592 20342.158 C 63488.011 20323.708 63499.437 20308.135 63505.869 20295.440 C 63512.470 20282.575 63515.771 20269.964 63515.771 20257.608 C 63515.771 20237.464 63508.662 20221.045 63494.443 20208.350 C 63480.394 20195.655 63462.028 20189.307 63439.345 20189.307 C 63423.265 20189.307 63406.253 20192.100 63388.310 20197.686 C 63370.537 20203.272 63351.494 20211.735 63331.181 20223.076 L 63331.181 20171.280 C 63351.832 20162.985 63371.129 20156.722 63389.072 20152.490 C 63407.015 20148.259 63423.434 20146.143 63438.330 20146.143 C 63477.601 20146.143 63508.916 20155.961 63532.275 20175.596 C 63555.634 20195.231 63567.314 20221.468 63567.314 20254.307 C 63567.314 20269.880 63564.352 20284.691 63558.427 20298.740 C 63552.672 20312.621 63542.093 20329.040 63526.689 20347.998 C 63522.457 20352.907 63509.000 20367.126 63486.318 20390.655 C 63463.636 20414.014 63431.644 20446.768 63390.342 20488.916 ZM 63677.390 20152.998 L 63878.737 20152.998 L 63878.737 20196.162 L 63724.362 20196.162 L 63724.362 20289.092 C 63731.810 20286.553 63739.258 20284.691 63746.706 20283.506 C 63754.154 20282.152 63761.602 20281.475 63769.050 20281.475 C 63811.368 20281.475 63844.883 20293.070 63869.597 20316.260 C 63894.310 20339.450 63906.667 20370.850 63906.667 20410.459 C 63906.667 20451.253 63893.972 20482.992 63868.581 20505.674 C 63843.190 20528.187 63807.390 20539.444 63761.179 20539.444 C 63745.267 20539.444 63729.017 20538.089 63712.429 20535.381 C 63696.009 20532.673 63678.998 20528.610 63661.394 20523.194 L 63661.394 20471.651 C 63676.628 20479.945 63692.370 20486.123 63708.620 20490.186 C 63724.870 20494.248 63742.051 20496.280 63760.163 20496.280 C 63789.447 20496.280 63812.637 20488.578 63829.733 20473.174 C 63846.830 20457.770 63855.378 20436.865 63855.378 20410.459 C 63855.378 20384.053 63846.830 20363.148 63829.733 20347.744 C 63812.637 20332.341 63789.447 20324.639 63760.163 20324.639 C 63746.452 20324.639 63732.741 20326.162 63719.030 20329.209 C 63705.489 20332.256 63691.608 20336.996 63677.390 20343.428 L 63677.390 20152.998 Z">
                <!-- 108 nodes -->
              </draw:path>
              <draw:path id="path5372" draw:style-name="style4" draw:layer="layout" svg:x="30.769cm" svg:y="8.704cm" svg:width="0.140cm" svg:height="0.032cm" svg:viewBox="0.0 0.0 140.000 32.000" svg:d="M 61538.759 17423.383 L 61678.759 17423.383 L 61538.759 17423.383 ">
                <!-- 3 nodes -->
              </draw:path>
              <draw:path id="text5376" draw:style-name="style1" draw:layer="layout" svg:x="31.084cm" svg:y="8.531cm" svg:width="1.750cm" svg:height="0.393cm" svg:viewBox="0.0 0.0 1750.271 393.301" svg:d="M 62298.329 17103.133 C 62271.923 17103.133 62252.034 17116.167 62238.661 17142.234 C 62225.458 17168.133 62218.857 17207.150 62218.857 17259.285 C 62218.857 17311.251 62225.458 17350.268 62238.661 17376.336 C 62252.034 17402.234 62271.923 17415.183 62298.329 17415.183 C 62324.905 17415.183 62344.794 17402.234 62357.997 17376.336 C 62371.370 17350.268 62378.056 17311.251 62378.056 17259.285 C 62378.056 17207.150 62371.370 17168.133 62357.997 17142.234 C 62344.794 17116.167 62324.905 17103.133 62298.329 17103.133 ZM 62298.329 17062.508 C 62340.816 17062.508 62373.232 17079.350 62395.575 17113.035 C 62418.088 17146.551 62429.345 17195.301 62429.345 17259.285 C 62429.345 17323.100 62418.088 17371.850 62395.575 17405.535 C 62373.232 17439.051 62340.816 17455.808 62298.329 17455.808 C 62255.842 17455.808 62223.342 17439.051 62200.829 17405.535 C 62178.486 17371.850 62167.314 17323.100 62167.314 17259.285 C 62167.314 17195.301 62178.486 17146.551 62200.829 17113.035 C 62223.342 17079.350 62255.842 17062.508 62298.329 17062.508 ZM 62519.362 17383.953 L 62572.936 17383.953 L 62572.936 17448.445 L 62519.362 17448.445 L 62519.362 17383.953 ZM 62794.409 17103.133 C 62768.003 17103.133 62748.114 17116.167 62734.741 17142.234 C 62721.538 17168.133 62714.937 17207.150 62714.937 17259.285 C 62714.937 17311.251 62721.538 17350.268 62734.741 17376.336 C 62748.114 17402.234 62768.003 17415.183 62794.409 17415.183 C 62820.985 17415.183 62840.874 17402.234 62854.077 17376.336 C 62867.450 17350.268 62874.136 17311.251 62874.136 17259.285 C 62874.136 17207.150 62867.450 17168.133 62854.077 17142.234 C 62840.874 17116.167 62820.985 17103.133 62794.409 17103.133 ZM 62794.409 17062.508 C 62836.896 17062.508 62869.312 17079.350 62891.655 17113.035 C 62914.168 17146.551 62925.425 17195.301 62925.425 17259.285 C 62925.425 17323.100 62914.168 17371.850 62891.655 17405.535 C 62869.312 17439.051 62836.896 17455.808 62794.409 17455.808 C 62751.922 17455.808 62719.422 17439.051 62696.909 17405.535 C 62674.566 17371.850 62663.394 17323.100 62663.394 17259.285 C 62663.394 17195.301 62674.566 17146.551 62696.909 17113.035 C 62719.422 17079.350 62751.922 17062.508 62794.409 17062.508 ZM 63059.622 17405.281 L 63238.625 17405.281 L 63238.625 17448.445 L 62997.922 17448.445 L 62997.922 17405.281 C 63017.388 17385.138 63043.879 17358.139 63077.395 17324.285 C 63111.080 17290.262 63132.239 17268.341 63140.872 17258.523 C 63157.291 17240.073 63168.717 17224.500 63175.149 17211.805 C 63181.750 17198.940 63185.051 17186.329 63185.051 17173.973 C 63185.051 17153.829 63177.942 17137.410 63163.723 17124.715 C 63149.674 17112.019 63131.308 17105.672 63108.625 17105.672 C 63092.545 17105.672 63075.533 17108.465 63057.590 17114.051 C 63039.817 17119.637 63020.774 17128.100 63000.461 17139.441 L 63000.461 17087.644 C 63021.112 17079.350 63040.409 17073.087 63058.352 17068.855 C 63076.295 17064.624 63092.714 17062.508 63107.610 17062.508 C 63146.881 17062.508 63178.196 17072.325 63201.555 17091.961 C 63224.915 17111.596 63236.594 17137.833 63236.594 17170.672 C 63236.594 17186.245 63233.632 17201.056 63227.707 17215.105 C 63221.952 17228.986 63211.373 17245.405 63195.969 17264.363 C 63191.737 17269.272 63178.280 17283.491 63155.598 17307.019 C 63132.916 17330.379 63100.924 17363.133 63059.622 17405.281 ZM 63501.552 17244.051 C 63526.097 17249.298 63545.224 17260.216 63558.935 17276.805 C 63572.815 17293.393 63579.756 17313.875 63579.756 17338.250 C 63579.756 17375.659 63566.891 17404.604 63541.162 17425.086 C 63515.433 17445.568 63478.870 17455.808 63431.474 17455.808 C 63415.563 17455.808 63399.144 17454.200 63382.217 17450.984 C 63365.459 17447.937 63348.108 17443.282 63330.166 17437.019 L 63330.166 17387.508 C 63344.384 17395.802 63359.957 17402.065 63376.884 17406.297 C 63393.812 17410.529 63411.500 17412.644 63429.951 17412.644 C 63462.112 17412.644 63486.572 17406.297 63503.330 17393.601 C 63520.257 17380.906 63528.720 17362.456 63528.720 17338.250 C 63528.720 17315.906 63520.849 17298.471 63505.107 17285.945 C 63489.534 17273.250 63467.783 17266.902 63439.853 17266.902 L 63395.674 17266.902 L 63395.674 17224.754 L 63441.884 17224.754 C 63467.106 17224.754 63486.403 17219.760 63499.775 17209.773 C 63513.148 17199.617 63519.834 17185.060 63519.834 17166.101 C 63519.834 17146.635 63512.894 17131.739 63499.013 17121.414 C 63485.302 17110.919 63465.582 17105.672 63439.853 17105.672 C 63425.804 17105.672 63410.739 17107.195 63394.658 17110.242 C 63378.577 17113.289 63360.888 17118.029 63341.592 17124.461 L 63341.592 17078.758 C 63361.058 17073.341 63379.254 17069.279 63396.181 17066.570 C 63413.278 17063.862 63429.358 17062.508 63444.424 17062.508 C 63483.356 17062.508 63514.163 17071.394 63536.845 17089.168 C 63559.528 17106.772 63570.869 17130.639 63570.869 17160.769 C 63570.869 17181.759 63564.860 17199.532 63552.842 17214.090 C 63540.823 17228.478 63523.727 17238.465 63501.552 17244.051 ZM 63786.569 17103.133 C 63760.163 17103.133 63740.274 17116.167 63726.901 17142.234 C 63713.698 17168.133 63707.097 17207.150 63707.097 17259.285 C 63707.097 17311.251 63713.698 17350.268 63726.901 17376.336 C 63740.274 17402.234 63760.163 17415.183 63786.569 17415.183 C 63813.145 17415.183 63833.034 17402.234 63846.237 17376.336 C 63859.610 17350.268 63866.296 17311.251 63866.296 17259.285 C 63866.296 17207.150 63859.610 17168.133 63846.237 17142.234 C 63833.034 17116.167 63813.145 17103.133 63786.569 17103.133 ZM 63786.569 17062.508 C 63829.056 17062.508 63861.472 17079.350 63883.815 17113.035 C 63906.329 17146.551 63917.585 17195.301 63917.585 17259.285 C 63917.585 17323.100 63906.329 17371.850 63883.815 17405.535 C 63861.472 17439.051 63829.056 17455.808 63786.569 17455.808 C 63744.082 17455.808 63711.582 17439.051 63689.069 17405.535 C 63666.726 17371.850 63655.554 17323.100 63655.554 17259.285 C 63655.554 17195.301 63666.726 17146.551 63689.069 17113.035 C 63711.582 17079.350 63744.082 17062.508 63786.569 17062.508 Z">
                <!-- 111 nodes -->
              </draw:path>
              <draw:path id="path5378" draw:style-name="style4" draw:layer="layout" svg:x="30.769cm" svg:y="7.162cm" svg:width="0.140cm" svg:height="0.032cm" svg:viewBox="0.0 0.0 140.000 32.000" svg:d="M 61538.759 14339.748 L 61678.759 14339.748 L 61538.759 14339.748 ">
                <!-- 3 nodes -->
              </draw:path>
              <draw:path id="text5382" draw:style-name="style1" draw:layer="layout" svg:x="31.084cm" svg:y="6.989cm" svg:width="1.739cm" svg:height="0.393cm" svg:viewBox="0.0 0.0 1739.353 393.301" svg:d="M 62298.329 14019.498 C 62271.923 14019.498 62252.034 14032.531 62238.661 14058.599 C 62225.458 14084.498 62218.857 14123.514 62218.857 14175.650 C 62218.857 14227.616 62225.458 14266.633 62238.661 14292.701 C 62252.034 14318.599 62271.923 14331.548 62298.329 14331.548 C 62324.905 14331.548 62344.794 14318.599 62357.997 14292.701 C 62371.370 14266.633 62378.056 14227.616 62378.056 14175.650 C 62378.056 14123.514 62371.370 14084.498 62357.997 14058.599 C 62344.794 14032.531 62324.905 14019.498 62298.329 14019.498 ZM 62298.329 13978.873 C 62340.816 13978.873 62373.232 13995.715 62395.575 14029.400 C 62418.088 14062.916 62429.345 14111.666 62429.345 14175.650 C 62429.345 14239.465 62418.088 14288.215 62395.575 14321.900 C 62373.232 14355.416 62340.816 14372.173 62298.329 14372.173 C 62255.842 14372.173 62223.342 14355.416 62200.829 14321.900 C 62178.486 14288.215 62167.314 14239.465 62167.314 14175.650 C 62167.314 14111.666 62178.486 14062.916 62200.829 14029.400 C 62223.342 13995.715 62255.842 13978.873 62298.329 13978.873 ZM 62519.362 14300.318 L 62572.936 14300.318 L 62572.936 14364.810 L 62519.362 14364.810 L 62519.362 14300.318 ZM 62794.409 14019.498 C 62768.003 14019.498 62748.114 14032.531 62734.741 14058.599 C 62721.538 14084.498 62714.937 14123.514 62714.937 14175.650 C 62714.937 14227.616 62721.538 14266.633 62734.741 14292.701 C 62748.114 14318.599 62768.003 14331.548 62794.409 14331.548 C 62820.985 14331.548 62840.874 14318.599 62854.077 14292.701 C 62867.450 14266.633 62874.136 14227.616 62874.136 14175.650 C 62874.136 14123.514 62867.450 14084.498 62854.077 14058.599 C 62840.874 14032.531 62820.985 14019.498 62794.409 14019.498 ZM 62794.409 13978.873 C 62836.896 13978.873 62869.312 13995.715 62891.655 14029.400 C 62914.168 14062.916 62925.425 14111.666 62925.425 14175.650 C 62925.425 14239.465 62914.168 14288.215 62891.655 14321.900 C 62869.312 14355.416 62836.896 14372.173 62794.409 14372.173 C 62751.922 14372.173 62719.422 14355.416 62696.909 14321.900 C 62674.566 14288.215 62663.394 14239.465 62663.394 14175.650 C 62663.394 14111.666 62674.566 14062.916 62696.909 14029.400 C 62719.422 13995.715 62751.922 13978.873 62794.409 13978.873 ZM 63059.622 14321.646 L 63238.625 14321.646 L 63238.625 14364.810 L 62997.922 14364.810 L 62997.922 14321.646 C 63017.388 14301.503 63043.879 14274.504 63077.395 14240.650 C 63111.080 14206.626 63132.239 14184.706 63140.872 14174.888 C 63157.291 14156.438 63168.717 14140.865 63175.149 14128.169 C 63181.750 14115.305 63185.051 14102.694 63185.051 14090.337 C 63185.051 14070.194 63177.942 14053.775 63163.723 14041.080 C 63149.674 14028.384 63131.308 14022.037 63108.625 14022.037 C 63092.545 14022.037 63075.533 14024.830 63057.590 14030.416 C 63039.817 14036.001 63020.774 14044.465 63000.461 14055.806 L 63000.461 14004.009 C 63021.112 13995.715 63040.409 13989.452 63058.352 13985.220 C 63076.295 13980.988 63092.714 13978.873 63107.610 13978.873 C 63146.881 13978.873 63178.196 13988.690 63201.555 14008.326 C 63224.915 14027.961 63236.594 14054.198 63236.594 14087.037 C 63236.594 14102.610 63233.632 14117.421 63227.707 14131.470 C 63221.952 14145.350 63211.373 14161.770 63195.969 14180.728 C 63191.737 14185.637 63178.280 14199.856 63155.598 14223.384 C 63132.916 14246.744 63100.924 14279.498 63059.622 14321.646 ZM 63501.552 14160.416 C 63526.097 14165.663 63545.224 14176.581 63558.935 14193.169 C 63572.815 14209.758 63579.756 14230.240 63579.756 14254.615 C 63579.756 14292.024 63566.891 14320.969 63541.162 14341.451 C 63515.433 14361.932 63478.870 14372.173 63431.474 14372.173 C 63415.563 14372.173 63399.144 14370.565 63382.217 14367.349 C 63365.459 14364.302 63348.108 14359.647 63330.166 14353.384 L 63330.166 14303.873 C 63344.384 14312.167 63359.957 14318.430 63376.884 14322.662 C 63393.812 14326.893 63411.500 14329.009 63429.951 14329.009 C 63462.112 14329.009 63486.572 14322.662 63503.330 14309.966 C 63520.257 14297.271 63528.720 14278.820 63528.720 14254.615 C 63528.720 14232.271 63520.849 14214.836 63505.107 14202.310 C 63489.534 14189.615 63467.783 14183.267 63439.853 14183.267 L 63395.674 14183.267 L 63395.674 14141.119 L 63441.884 14141.119 C 63467.106 14141.119 63486.403 14136.125 63499.775 14126.138 C 63513.148 14115.982 63519.834 14101.425 63519.834 14082.466 C 63519.834 14063.000 63512.894 14048.104 63499.013 14037.779 C 63485.302 14027.284 63465.582 14022.037 63439.853 14022.037 C 63425.804 14022.037 63410.739 14023.560 63394.658 14026.607 C 63378.577 14029.654 63360.888 14034.393 63341.592 14040.826 L 63341.592 13995.123 C 63361.058 13989.706 63379.254 13985.643 63396.181 13982.935 C 63413.278 13980.227 63429.358 13978.873 63444.424 13978.873 C 63483.356 13978.873 63514.163 13987.759 63536.845 14005.533 C 63559.528 14023.137 63570.869 14047.004 63570.869 14077.134 C 63570.869 14098.124 63564.860 14115.897 63552.842 14130.455 C 63540.823 14144.843 63523.727 14154.830 63501.552 14160.416 ZM 63677.390 13985.728 L 63878.737 13985.728 L 63878.737 14028.892 L 63724.362 14028.892 L 63724.362 14121.822 C 63731.810 14119.283 63739.258 14117.421 63746.706 14116.236 C 63754.154 14114.882 63761.602 14114.205 63769.050 14114.205 C 63811.368 14114.205 63844.883 14125.800 63869.597 14148.990 C 63894.310 14172.180 63906.667 14203.580 63906.667 14243.189 C 63906.667 14283.983 63893.972 14315.722 63868.581 14338.404 C 63843.190 14360.917 63807.390 14372.173 63761.179 14372.173 C 63745.267 14372.173 63729.017 14370.819 63712.429 14368.111 C 63696.009 14365.403 63678.998 14361.340 63661.394 14355.923 L 63661.394 14304.380 C 63676.628 14312.675 63692.370 14318.853 63708.620 14322.916 C 63724.870 14326.978 63742.051 14329.009 63760.163 14329.009 C 63789.447 14329.009 63812.637 14321.307 63829.733 14305.904 C 63846.830 14290.500 63855.378 14269.595 63855.378 14243.189 C 63855.378 14216.783 63846.830 14195.878 63829.733 14180.474 C 63812.637 14165.070 63789.447 14157.369 63760.163 14157.369 C 63746.452 14157.369 63732.741 14158.892 63719.030 14161.939 C 63705.489 14164.986 63691.608 14169.725 63677.390 14176.158 L 63677.390 13985.728 Z">
                <!-- 116 nodes -->
              </draw:path>
              <draw:path id="path5384" draw:style-name="style4" draw:layer="layout" svg:x="30.769cm" svg:y="5.620cm" svg:width="0.140cm" svg:height="0.032cm" svg:viewBox="0.0 0.0 140.000 32.000" svg:d="M 61538.759 11256.112 L 61678.759 11256.112 L 61538.759 11256.112 ">
                <!-- 3 nodes -->
              </draw:path>
              <draw:path id="text5388" draw:style-name="style1" draw:layer="layout" svg:x="31.084cm" svg:y="5.448cm" svg:width="1.750cm" svg:height="0.393cm" svg:viewBox="0.0 0.0 1750.271 393.301" svg:d="M 62298.329 10935.862 C 62271.923 10935.862 62252.034 10948.896 62238.661 10974.964 C 62225.458 11000.862 62218.857 11039.879 62218.857 11092.015 C 62218.857 11143.981 62225.458 11182.998 62238.661 11209.066 C 62252.034 11234.964 62271.923 11247.913 62298.329 11247.913 C 62324.905 11247.913 62344.794 11234.964 62357.997 11209.066 C 62371.370 11182.998 62378.056 11143.981 62378.056 11092.015 C 62378.056 11039.879 62371.370 11000.862 62357.997 10974.964 C 62344.794 10948.896 62324.905 10935.862 62298.329 10935.862 ZM 62298.329 10895.237 C 62340.816 10895.237 62373.232 10912.080 62395.575 10945.765 C 62418.088 10979.280 62429.345 11028.030 62429.345 11092.015 C 62429.345 11155.830 62418.088 11204.580 62395.575 11238.265 C 62373.232 11271.780 62340.816 11288.538 62298.329 11288.538 C 62255.842 11288.538 62223.342 11271.780 62200.829 11238.265 C 62178.486 11204.580 62167.314 11155.830 62167.314 11092.015 C 62167.314 11028.030 62178.486 10979.280 62200.829 10945.765 C 62223.342 10912.080 62255.842 10895.237 62298.329 10895.237 ZM 62519.362 11216.683 L 62572.936 11216.683 L 62572.936 11281.175 L 62519.362 11281.175 L 62519.362 11216.683 ZM 62794.409 10935.862 C 62768.003 10935.862 62748.114 10948.896 62734.741 10974.964 C 62721.538 11000.862 62714.937 11039.879 62714.937 11092.015 C 62714.937 11143.981 62721.538 11182.998 62734.741 11209.066 C 62748.114 11234.964 62768.003 11247.913 62794.409 11247.913 C 62820.985 11247.913 62840.874 11234.964 62854.077 11209.066 C 62867.450 11182.998 62874.136 11143.981 62874.136 11092.015 C 62874.136 11039.879 62867.450 11000.862 62854.077 10974.964 C 62840.874 10948.896 62820.985 10935.862 62794.409 10935.862 ZM 62794.409 10895.237 C 62836.896 10895.237 62869.312 10912.080 62891.655 10945.765 C 62914.168 10979.280 62925.425 11028.030 62925.425 11092.015 C 62925.425 11155.830 62914.168 11204.580 62891.655 11238.265 C 62869.312 11271.780 62836.896 11288.538 62794.409 11288.538 C 62751.922 11288.538 62719.422 11271.780 62696.909 11238.265 C 62674.566 11204.580 62663.394 11155.830 62663.394 11092.015 C 62663.394 11028.030 62674.566 10979.280 62696.909 10945.765 C 62719.422 10912.080 62751.922 10895.237 62794.409 10895.237 ZM 63059.622 11238.011 L 63238.625 11238.011 L 63238.625 11281.175 L 62997.922 11281.175 L 62997.922 11238.011 C 63017.388 11217.868 63043.879 11190.869 63077.395 11157.015 C 63111.080 11122.991 63132.239 11101.071 63140.872 11091.253 C 63157.291 11072.803 63168.717 11057.230 63175.149 11044.534 C 63181.750 11031.670 63185.051 11019.059 63185.051 11006.702 C 63185.051 10986.559 63177.942 10970.140 63163.723 10957.444 C 63149.674 10944.749 63131.308 10938.401 63108.625 10938.401 C 63092.545 10938.401 63075.533 10941.194 63057.590 10946.780 C 63039.817 10952.366 63020.774 10960.830 63000.461 10972.171 L 63000.461 10920.374 C 63021.112 10912.080 63040.409 10905.817 63058.352 10901.585 C 63076.295 10897.353 63092.714 10895.237 63107.610 10895.237 C 63146.881 10895.237 63178.196 10905.055 63201.555 10924.691 C 63224.915 10944.326 63236.594 10970.563 63236.594 11003.401 C 63236.594 11018.974 63233.632 11033.786 63227.707 11047.835 C 63221.952 11061.715 63211.373 11078.135 63195.969 11097.093 C 63191.737 11102.002 63178.280 11116.220 63155.598 11139.749 C 63132.916 11163.109 63100.924 11195.862 63059.622 11238.011 ZM 63487.080 10946.780 L 63357.588 11149.144 L 63487.080 11149.144 L 63487.080 10946.780 ZM 63473.623 10902.093 L 63538.115 10902.093 L 63538.115 11149.144 L 63592.197 11149.144 L 63592.197 11191.800 L 63538.115 11191.800 L 63538.115 11281.175 L 63487.080 11281.175 L 63487.080 11191.800 L 63315.947 11191.800 L 63315.947 11142.288 L 63473.623 10902.093 ZM 63786.569 10935.862 C 63760.163 10935.862 63740.274 10948.896 63726.901 10974.964 C 63713.698 11000.862 63707.097 11039.879 63707.097 11092.015 C 63707.097 11143.981 63713.698 11182.998 63726.901 11209.066 C 63740.274 11234.964 63760.163 11247.913 63786.569 11247.913 C 63813.145 11247.913 63833.034 11234.964 63846.237 11209.066 C 63859.610 11182.998 63866.296 11143.981 63866.296 11092.015 C 63866.296 11039.879 63859.610 11000.862 63846.237 10974.964 C 63833.034 10948.896 63813.145 10935.862 63786.569 10935.862 ZM 63786.569 10895.237 C 63829.056 10895.237 63861.472 10912.080 63883.815 10945.765 C 63906.329 10979.280 63917.585 11028.030 63917.585 11092.015 C 63917.585 11155.830 63906.329 11204.580 63883.815 11238.265 C 63861.472 11271.780 63829.056 11288.538 63786.569 11288.538 C 63744.082 11288.538 63711.582 11271.780 63689.069 11238.265 C 63666.726 11204.580 63655.554 11155.830 63655.554 11092.015 C 63655.554 11028.030 63666.726 10979.280 63689.069 10945.765 C 63711.582 10912.080 63744.082 10895.237 63786.569 10895.237 Z">
                <!-- 97 nodes -->
              </draw:path>
              <draw:path id="path5390" draw:style-name="style4" draw:layer="layout" svg:x="30.769cm" svg:y="4.078cm" svg:width="0.140cm" svg:height="0.032cm" svg:viewBox="0.0 0.0 140.000 32.000" svg:d="M 61538.759 8172.477 L 61678.759 8172.477 L 61538.759 8172.477 ">
                <!-- 3 nodes -->
              </draw:path>
              <draw:path id="text5394" draw:style-name="style1" draw:layer="layout" svg:x="31.084cm" svg:y="3.906cm" svg:width="1.739cm" svg:height="0.393cm" svg:viewBox="0.0 0.0 1739.353 393.301" svg:d="M 62298.329 7852.227 C 62271.923 7852.227 62252.034 7865.261 62238.661 7891.329 C 62225.458 7917.227 62218.857 7956.244 62218.857 8008.380 C 62218.857 8060.346 62225.458 8099.363 62238.661 8125.430 C 62252.034 8151.329 62271.923 8164.278 62298.329 8164.278 C 62324.905 8164.278 62344.794 8151.329 62357.997 8125.430 C 62371.370 8099.363 62378.056 8060.346 62378.056 8008.380 C 62378.056 7956.244 62371.370 7917.227 62357.997 7891.329 C 62344.794 7865.261 62324.905 7852.227 62298.329 7852.227 ZM 62298.329 7811.602 C 62340.816 7811.602 62373.232 7828.445 62395.575 7862.130 C 62418.088 7895.645 62429.345 7944.395 62429.345 8008.380 C 62429.345 8072.195 62418.088 8120.945 62395.575 8154.630 C 62373.232 8188.145 62340.816 8204.903 62298.329 8204.903 C 62255.842 8204.903 62223.342 8188.145 62200.829 8154.630 C 62178.486 8120.945 62167.314 8072.195 62167.314 8008.380 C 62167.314 7944.395 62178.486 7895.645 62200.829 7862.130 C 62223.342 7828.445 62255.842 7811.602 62298.329 7811.602 ZM 62519.362 8133.048 L 62572.936 8133.048 L 62572.936 8197.540 L 62519.362 8197.540 L 62519.362 8133.048 ZM 62794.409 7852.227 C 62768.003 7852.227 62748.114 7865.261 62734.741 7891.329 C 62721.538 7917.227 62714.937 7956.244 62714.937 8008.380 C 62714.937 8060.346 62721.538 8099.363 62734.741 8125.430 C 62748.114 8151.329 62768.003 8164.278 62794.409 8164.278 C 62820.985 8164.278 62840.874 8151.329 62854.077 8125.430 C 62867.450 8099.363 62874.136 8060.346 62874.136 8008.380 C 62874.136 7956.244 62867.450 7917.227 62854.077 7891.329 C 62840.874 7865.261 62820.985 7852.227 62794.409 7852.227 ZM 62794.409 7811.602 C 62836.896 7811.602 62869.312 7828.445 62891.655 7862.130 C 62914.168 7895.645 62925.425 7944.395 62925.425 8008.380 C 62925.425 8072.195 62914.168 8120.945 62891.655 8154.630 C 62869.312 8188.145 62836.896 8204.903 62794.409 8204.903 C 62751.922 8204.903 62719.422 8188.145 62696.909 8154.630 C 62674.566 8120.945 62663.394 8072.195 62663.394 8008.380 C 62663.394 7944.395 62674.566 7895.645 62696.909 7862.130 C 62719.422 7828.445 62751.922 7811.602 62794.409 7811.602 ZM 63059.622 8154.376 L 63238.625 8154.376 L 63238.625 8197.540 L 62997.922 8197.540 L 62997.922 8154.376 C 63017.388 8134.232 63043.879 8107.234 63077.395 8073.380 C 63111.080 8039.356 63132.239 8017.436 63140.872 8007.618 C 63157.291 7989.167 63168.717 7973.594 63175.149 7960.899 C 63181.750 7948.035 63185.051 7935.424 63185.051 7923.067 C 63185.051 7902.924 63177.942 7886.505 63163.723 7873.809 C 63149.674 7861.114 63131.308 7854.766 63108.625 7854.766 C 63092.545 7854.766 63075.533 7857.559 63057.590 7863.145 C 63039.817 7868.731 63020.774 7877.195 63000.461 7888.536 L 63000.461 7836.739 C 63021.112 7828.445 63040.409 7822.182 63058.352 7817.950 C 63076.295 7813.718 63092.714 7811.602 63107.610 7811.602 C 63146.881 7811.602 63178.196 7821.420 63201.555 7841.055 C 63224.915 7860.691 63236.594 7886.928 63236.594 7919.766 C 63236.594 7935.339 63233.632 7950.150 63227.707 7964.200 C 63221.952 7978.080 63211.373 7994.499 63195.969 8013.458 C 63191.737 8018.367 63178.280 8032.585 63155.598 8056.114 C 63132.916 8079.473 63100.924 8112.227 63059.622 8154.376 ZM 63487.080 7863.145 L 63357.588 8065.509 L 63487.080 8065.509 L 63487.080 7863.145 ZM 63473.623 7818.458 L 63538.115 7818.458 L 63538.115 8065.509 L 63592.197 8065.509 L 63592.197 8108.165 L 63538.115 8108.165 L 63538.115 8197.540 L 63487.080 8197.540 L 63487.080 8108.165 L 63315.947 8108.165 L 63315.947 8058.653 L 63473.623 7818.458 ZM 63677.390 7818.458 L 63878.737 7818.458 L 63878.737 7861.622 L 63724.362 7861.622 L 63724.362 7954.552 C 63731.810 7952.012 63739.258 7950.150 63746.706 7948.966 C 63754.154 7947.611 63761.602 7946.934 63769.050 7946.934 C 63811.368 7946.934 63844.883 7958.529 63869.597 7981.719 C 63894.310 8004.910 63906.667 8036.309 63906.667 8075.919 C 63906.667 8116.713 63893.972 8148.451 63868.581 8171.134 C 63843.190 8193.647 63807.390 8204.903 63761.179 8204.903 C 63745.267 8204.903 63729.017 8203.549 63712.429 8200.841 C 63696.009 8198.132 63678.998 8194.070 63661.394 8188.653 L 63661.394 8137.110 C 63676.628 8145.404 63692.370 8151.583 63708.620 8155.645 C 63724.870 8159.708 63742.051 8161.739 63760.163 8161.739 C 63789.447 8161.739 63812.637 8154.037 63829.733 8138.634 C 63846.830 8123.230 63855.378 8102.325 63855.378 8075.919 C 63855.378 8049.512 63846.830 8028.608 63829.733 8013.204 C 63812.637 7997.800 63789.447 7990.098 63760.163 7990.098 C 63746.452 7990.098 63732.741 7991.622 63719.030 7994.669 C 63705.489 7997.716 63691.608 8002.455 63677.390 8008.887 L 63677.390 7818.458 Z">
                <!-- 102 nodes -->
              </draw:path>
              <draw:path id="path5396" draw:style-name="style4" draw:layer="layout" svg:x="30.769cm" svg:y="2.536cm" svg:width="0.140cm" svg:height="0.032cm" svg:viewBox="0.0 0.0 140.000 32.000" svg:d="M 61538.759 5088.842 L 61678.759 5088.842 L 61538.759 5088.842 ">
                <!-- 3 nodes -->
              </draw:path>
              <draw:path id="text5400" draw:style-name="style1" draw:layer="layout" svg:x="31.084cm" svg:y="2.364cm" svg:width="1.750cm" svg:height="0.393cm" svg:viewBox="0.0 0.0 1750.271 393.301" svg:d="M 62298.329 4768.592 C 62271.923 4768.592 62252.034 4781.626 62238.661 4807.694 C 62225.458 4833.592 62218.857 4872.609 62218.857 4924.745 C 62218.857 4976.711 62225.458 5015.728 62238.661 5041.795 C 62252.034 5067.694 62271.923 5080.643 62298.329 5080.643 C 62324.905 5080.643 62344.794 5067.694 62357.997 5041.795 C 62371.370 5015.728 62378.056 4976.711 62378.056 4924.745 C 62378.056 4872.609 62371.370 4833.592 62357.997 4807.694 C 62344.794 4781.626 62324.905 4768.592 62298.329 4768.592 ZM 62298.329 4727.967 C 62340.816 4727.967 62373.232 4744.810 62395.575 4778.495 C 62418.088 4812.010 62429.345 4860.760 62429.345 4924.745 C 62429.345 4988.560 62418.088 5037.310 62395.575 5070.995 C 62373.232 5104.510 62340.816 5121.268 62298.329 5121.268 C 62255.842 5121.268 62223.342 5104.510 62200.829 5070.995 C 62178.486 5037.310 62167.314 4988.560 62167.314 4924.745 C 62167.314 4860.760 62178.486 4812.010 62200.829 4778.495 C 62223.342 4744.810 62255.842 4727.967 62298.329 4727.967 ZM 62519.362 5049.412 L 62572.936 5049.412 L 62572.936 5113.905 L 62519.362 5113.905 L 62519.362 5049.412 ZM 62794.409 4768.592 C 62768.003 4768.592 62748.114 4781.626 62734.741 4807.694 C 62721.538 4833.592 62714.937 4872.609 62714.937 4924.745 C 62714.937 4976.711 62721.538 5015.728 62734.741 5041.795 C 62748.114 5067.694 62768.003 5080.643 62794.409 5080.643 C 62820.985 5080.643 62840.874 5067.694 62854.077 5041.795 C 62867.450 5015.728 62874.136 4976.711 62874.136 4924.745 C 62874.136 4872.609 62867.450 4833.592 62854.077 4807.694 C 62840.874 4781.626 62820.985 4768.592 62794.409 4768.592 ZM 62794.409 4727.967 C 62836.896 4727.967 62869.312 4744.810 62891.655 4778.495 C 62914.168 4812.010 62925.425 4860.760 62925.425 4924.745 C 62925.425 4988.560 62914.168 5037.310 62891.655 5070.995 C 62869.312 5104.510 62836.896 5121.268 62794.409 5121.268 C 62751.922 5121.268 62719.422 5104.510 62696.909 5070.995 C 62674.566 5037.310 62663.394 4988.560 62663.394 4924.745 C 62663.394 4860.760 62674.566 4812.010 62696.909 4778.495 C 62719.422 4744.810 62751.922 4727.967 62794.409 4727.967 ZM 63059.622 5070.741 L 63238.625 5070.741 L 63238.625 5113.905 L 62997.922 5113.905 L 62997.922 5070.741 C 63017.388 5050.597 63043.879 5023.599 63077.395 4989.745 C 63111.080 4955.721 63132.239 4933.800 63140.872 4923.983 C 63157.291 4905.532 63168.717 4889.959 63175.149 4877.264 C 63181.750 4864.399 63185.051 4851.789 63185.051 4839.432 C 63185.051 4819.289 63177.942 4802.870 63163.723 4790.174 C 63149.674 4777.479 63131.308 4771.131 63108.625 4771.131 C 63092.545 4771.131 63075.533 4773.924 63057.590 4779.510 C 63039.817 4785.096 63020.774 4793.560 63000.461 4804.901 L 63000.461 4753.104 C 63021.112 4744.810 63040.409 4738.547 63058.352 4734.315 C 63076.295 4730.083 63092.714 4727.967 63107.610 4727.967 C 63146.881 4727.967 63178.196 4737.785 63201.555 4757.420 C 63224.915 4777.056 63236.594 4803.293 63236.594 4836.131 C 63236.594 4851.704 63233.632 4866.515 63227.707 4880.565 C 63221.952 4894.445 63211.373 4910.864 63195.969 4929.823 C 63191.737 4934.731 63178.280 4948.950 63155.598 4972.479 C 63132.916 4995.838 63100.924 5028.592 63059.622 5070.741 ZM 63346.670 4734.823 L 63548.017 4734.823 L 63548.017 4777.987 L 63393.642 4777.987 L 63393.642 4870.916 C 63401.090 4868.377 63408.538 4866.515 63415.986 4865.330 C 63423.434 4863.976 63430.882 4863.299 63438.330 4863.299 C 63480.648 4863.299 63514.163 4874.894 63538.877 4898.084 C 63563.590 4921.274 63575.947 4952.674 63575.947 4992.284 C 63575.947 5033.078 63563.252 5064.816 63537.861 5087.498 C 63512.470 5110.011 63476.670 5121.268 63430.459 5121.268 C 63414.547 5121.268 63398.297 5119.914 63381.709 5117.205 C 63365.289 5114.497 63348.278 5110.435 63330.674 5105.018 L 63330.674 5053.475 C 63345.908 5061.769 63361.650 5067.948 63377.900 5072.010 C 63394.150 5076.073 63411.331 5078.104 63429.443 5078.104 C 63458.727 5078.104 63481.917 5070.402 63499.013 5054.998 C 63516.110 5039.595 63524.658 5018.690 63524.658 4992.284 C 63524.658 4965.877 63516.110 4944.972 63499.013 4929.569 C 63481.917 4914.165 63458.727 4906.463 63429.443 4906.463 C 63415.732 4906.463 63402.021 4907.987 63388.310 4911.034 C 63374.769 4914.080 63360.888 4918.820 63346.670 4925.252 L 63346.670 4734.823 ZM 63786.569 4768.592 C 63760.163 4768.592 63740.274 4781.626 63726.901 4807.694 C 63713.698 4833.592 63707.097 4872.609 63707.097 4924.745 C 63707.097 4976.711 63713.698 5015.728 63726.901 5041.795 C 63740.274 5067.694 63760.163 5080.643 63786.569 5080.643 C 63813.145 5080.643 63833.034 5067.694 63846.237 5041.795 C 63859.610 5015.728 63866.296 4976.711 63866.296 4924.745 C 63866.296 4872.609 63859.610 4833.592 63846.237 4807.694 C 63833.034 4781.626 63813.145 4768.592 63786.569 4768.592 ZM 63786.569 4727.967 C 63829.056 4727.967 63861.472 4744.810 63883.815 4778.495 C 63906.329 4812.010 63917.585 4860.760 63917.585 4924.745 C 63917.585 4988.560 63906.329 5037.310 63883.815 5070.995 C 63861.472 5104.510 63829.056 5121.268 63786.569 5121.268 C 63744.082 5121.268 63711.582 5104.510 63689.069 5070.995 C 63666.726 5037.310 63655.554 4988.560 63655.554 4924.745 C 63655.554 4860.760 63666.726 4812.010 63689.069 4778.495 C 63711.582 4744.810 63744.082 4727.967 63786.569 4727.967 Z">
                <!-- 104 nodes -->
              </draw:path>
              <draw:path id="text5404" draw:style-name="style1" draw:layer="layout" svg:x="33.129cm" svg:y="6.326cm" svg:width="0.393cm" svg:height="1.310cm" svg:viewBox="0.0 0.0 393.301 1309.854" svg:d="M 66615.028 12956.896 L 66560.946 12956.896 C 66577.027 12939.630 66589.045 12921.179 66597.001 12901.544 C 66604.956 12882.078 66608.934 12861.342 66608.934 12839.337 C 66608.934 12796.004 66595.647 12762.827 66569.071 12739.806 C 66542.665 12716.785 66504.410 12705.274 66454.305 12705.274 C 66404.371 12705.274 66366.115 12716.785 66339.540 12739.806 C 66313.134 12762.827 66299.930 12796.004 66299.930 12839.337 C 66299.930 12861.342 66303.908 12882.078 66311.864 12901.544 C 66319.820 12921.179 66331.838 12939.630 66347.919 12956.896 L 66294.345 12956.896 C 66282.157 12938.953 66273.016 12919.910 66266.923 12899.767 C 66260.829 12879.793 66257.782 12858.634 66257.782 12836.290 C 66257.782 12778.907 66275.302 12733.712 66310.341 12700.704 C 66345.549 12667.696 66393.537 12651.192 66454.305 12651.192 C 66515.243 12651.192 66563.231 12667.696 66598.270 12700.704 C 66633.479 12733.712 66651.083 12778.907 66651.083 12836.290 C 66651.083 12858.972 66648.036 12880.300 66641.942 12900.274 C 66636.018 12920.418 66627.046 12939.291 66615.028 12956.896 ZM 66442.880 13215.754 C 66439.156 13226.757 66431.200 13237.421 66419.012 13247.746 C 66406.825 13258.241 66390.067 13268.736 66368.739 13279.231 L 66265.145 13331.281 L 66265.145 13276.184 L 66362.391 13227.688 C 66387.782 13215.162 66404.624 13202.974 66412.919 13191.125 C 66421.213 13179.445 66425.360 13163.449 66425.360 13143.137 L 66425.360 13087.277 L 66265.145 13087.277 L 66265.145 13035.988 L 66644.227 13035.988 L 66644.227 13151.770 C 66644.227 13195.103 66635.171 13227.434 66617.059 13248.762 C 66598.947 13270.090 66571.610 13280.754 66535.048 13280.754 C 66511.180 13280.754 66491.376 13275.168 66475.634 13263.996 C 66459.891 13252.994 66448.973 13236.913 66442.880 13215.754 ZM 66602.079 13087.277 L 66467.509 13087.277 L 66467.509 13151.770 C 66467.509 13176.483 66473.179 13195.103 66484.520 13207.629 C 66496.031 13220.324 66512.873 13226.672 66535.048 13226.672 C 66557.222 13226.672 66573.895 13220.324 66585.067 13207.629 C 66596.408 13195.103 66602.079 13176.483 66602.079 13151.770 L 66602.079 13087.277 ZM 66602.079 13448.677 L 66459.637 13448.677 L 66459.637 13513.170 C 66459.637 13537.037 66465.816 13555.487 66478.173 13568.521 C 66490.529 13581.555 66508.134 13588.072 66530.985 13588.072 C 66553.667 13588.072 66571.187 13581.555 66583.544 13568.521 C 66595.900 13555.487 66602.079 13537.037 66602.079 13513.170 L 66602.079 13448.677 ZM 66644.227 13397.388 L 66644.227 13513.170 C 66644.227 13555.657 66634.579 13587.733 66615.282 13609.400 C 66596.154 13631.236 66568.055 13642.154 66530.985 13642.154 C 66493.576 13642.154 66465.308 13631.236 66446.180 13609.400 C 66427.053 13587.733 66417.489 13555.657 66417.489 13513.170 L 66417.489 13448.677 L 66265.145 13448.677 L 66265.145 13397.388 L 66644.227 13397.388 ZM 66631.786 13938.194 L 66581.766 13938.194 C 66591.076 13918.728 66598.016 13900.362 66602.587 13883.097 C 66607.157 13865.831 66609.442 13849.158 66609.442 13833.077 C 66609.442 13805.148 66604.025 13783.566 66593.192 13768.331 C 66582.359 13753.266 66566.955 13745.733 66546.981 13745.733 C 66530.223 13745.733 66517.528 13750.727 66508.895 13760.714 C 66500.432 13770.870 66493.576 13789.998 66488.329 13818.097 L 66481.981 13849.073 C 66474.703 13887.329 66461.838 13915.512 66443.387 13933.624 C 66425.106 13951.905 66400.562 13961.046 66369.755 13961.046 C 66333.023 13961.046 66305.178 13948.689 66286.220 13923.976 C 66267.261 13899.431 66257.782 13863.377 66257.782 13815.812 C 66257.782 13797.869 66259.813 13778.741 66263.876 13758.429 C 66267.938 13738.286 66273.947 13717.381 66281.903 13695.714 L 66334.716 13695.714 C 66323.036 13716.534 66314.234 13736.931 66308.309 13756.905 C 66302.385 13776.879 66299.423 13796.515 66299.423 13815.812 C 66299.423 13845.095 66305.178 13867.693 66316.688 13883.605 C 66328.199 13899.516 66344.618 13907.472 66365.946 13907.472 C 66384.566 13907.472 66399.123 13901.717 66409.618 13890.206 C 66420.113 13878.865 66427.984 13860.161 66433.231 13834.093 L 66439.325 13802.862 C 66446.942 13764.607 66458.876 13736.931 66475.126 13719.835 C 66491.376 13702.739 66513.973 13694.191 66542.919 13694.191 C 66576.434 13694.191 66602.841 13705.955 66622.137 13729.483 C 66641.434 13753.181 66651.083 13785.766 66651.083 13827.237 C 66651.083 13845.011 66649.475 13863.123 66646.259 13881.573 C 66643.042 13900.024 66638.218 13918.898 66631.786 13938.194 Z">
                <!-- 91 nodes -->
              </draw:path>
              <draw:path id="path5406" draw:style-name="style5" draw:layer="layout" svg:x="30.192cm" svg:y="1.352cm" svg:width="0.593cm" svg:height="11.256cm" svg:viewBox="0.0 0.0 593.200 11256.000" svg:d="M 60400.359 13944.919 L 60400.359 13901.075 L 60400.359 2764.763 L 60400.359 2720.919 L 60961.559 2720.919 L 60961.559 2764.763 L 60961.559 13901.075 L 60961.559 13944.919 L 60400.359 13944.919 Z">
                <!-- 9 nodes -->
              </draw:path>
            </draw:g>
            <!-- id="g5354" -->
          </draw:g>
          <!-- id="g5196" -->
          <draw:g id="g5522">
            <draw:path id="path5526" draw:style-name="style0" draw:layer="layout" svg:x="2.318cm" svg:y="14.380cm" svg:width="11.224cm" svg:height="11.224cm" svg:viewBox="0.0 0.0 11224.000 11224.000" svg:d="M 4635.211 39984.962 L 15859.210 39984.962 L 15859.210 28760.962 L 4635.211 28760.962 L 4635.211 39984.962 Z">
              <!-- 5 nodes -->
            </draw:path>
            <draw:g id="g5528">
              <draw:g id="g5530">
                <draw:g id="g5536">
                  <draw:frame id="image5538" draw:style-name="gr1" draw:text-style-name="P1" draw:layer="layout" svg:width="11.232cm" svg:height="11.232cm" draw:transform="matrix(99.060 0.000 0.000 99.060 20.440 126.757) translate(2.318cm, 14.372cm)">
                    <draw:image xlink:href="Pictures/image10.png" xlink:type="simple" xlink:show="embed" xlink:actuate="onLoad">
                      <text:p/>
                    </draw:image>
                  </draw:frame>
                </draw:g>
                <!-- id="g5536" -->
              </draw:g>
              <!-- id="g5530" -->
            </draw:g>
            <!-- id="g5528" -->
            <draw:g id="g5540">
              <draw:path id="path5542" draw:style-name="style4" draw:layer="layout" svg:x="3.705cm" svg:y="25.604cm" svg:width="0.032cm" svg:height="0.140cm" svg:viewBox="0.0 0.0 32.000 140.000" svg:d="M 7425.211 51208.962 L 7425.211 51348.962 L 7425.211 51208.962 ">
                <!-- 3 nodes -->
              </draw:path>
              <draw:path id="text5546" draw:style-name="style1" draw:layer="layout" svg:x="3.612cm" svg:y="25.900cm" svg:width="0.226cm" svg:height="0.379cm" svg:viewBox="0.0 0.0 225.723 379.082" svg:d="M 7232.207 52136.715 L 7315.996 52136.715 L 7315.996 51847.516 L 7224.843 51865.797 L 7224.843 51819.079 L 7315.488 51800.798 L 7366.777 51800.798 L 7366.777 52136.715 L 7450.566 52136.715 L 7450.566 52179.880 L 7232.207 52179.880 L 7232.207 52136.715 Z">
                <!-- 12 nodes -->
              </draw:path>
              <draw:path id="path5548" draw:style-name="style4" draw:layer="layout" svg:x="6.511cm" svg:y="25.604cm" svg:width="0.032cm" svg:height="0.140cm" svg:viewBox="0.0 0.0 32.000 140.000" svg:d="M 13037.211 51208.962 L 13037.211 51348.962 L 13037.211 51208.962 ">
                <!-- 3 nodes -->
              </draw:path>
              <draw:path id="text5552" draw:style-name="style1" draw:layer="layout" svg:x="6.399cm" svg:y="25.894cm" svg:width="0.241cm" svg:height="0.386cm" svg:viewBox="0.0 0.0 240.703 385.937" svg:d="M 12860.457 52129.860 L 13039.461 52129.860 L 13039.461 52173.024 L 12798.758 52173.024 L 12798.758 52129.860 C 12818.224 52109.717 12844.715 52082.718 12878.230 52048.864 C 12911.915 52014.840 12933.074 51992.920 12941.707 51983.102 C 12958.126 51964.652 12969.552 51949.079 12975.984 51936.383 C 12982.586 51923.519 12985.887 51910.908 12985.887 51898.551 C 12985.887 51878.408 12978.777 51861.989 12964.558 51849.294 C 12950.509 51836.598 12932.143 51830.251 12909.461 51830.251 C 12893.380 51830.251 12876.368 51833.044 12858.426 51838.630 C 12840.652 51844.215 12821.609 51852.679 12801.297 51864.020 L 12801.297 51812.223 C 12821.948 51803.929 12841.245 51797.666 12859.187 51793.434 C 12877.130 51789.202 12893.549 51787.087 12908.445 51787.087 C 12947.716 51787.087 12979.031 51796.904 13002.390 51816.540 C 13025.750 51836.175 13037.429 51862.412 13037.429 51895.251 C 13037.429 51910.824 13034.467 51925.635 13028.543 51939.684 C 13022.788 51953.564 13012.208 51969.984 12996.804 51988.942 C 12992.573 51993.851 12979.116 52008.070 12956.433 52031.598 C 12933.751 52054.958 12901.759 52087.712 12860.457 52129.860 Z">
                <!-- 22 nodes -->
              </draw:path>
              <draw:path id="path5554" draw:style-name="style4" draw:layer="layout" svg:x="9.317cm" svg:y="25.604cm" svg:width="0.032cm" svg:height="0.140cm" svg:viewBox="0.0 0.0 32.000 140.000" svg:d="M 18649.210 51208.962 L 18649.210 51348.962 L 18649.210 51208.962 ">
                <!-- 3 nodes -->
              </draw:path>
              <draw:path id="text5558" draw:style-name="style1" draw:layer="layout" svg:x="9.207cm" svg:y="25.894cm" svg:width="0.250cm" svg:height="0.393cm" svg:viewBox="0.0 0.0 249.590 393.301" svg:d="M 18585.191 51968.630 C 18609.735 51973.877 18628.863 51984.795 18642.574 52001.383 C 18656.454 52017.972 18663.394 52038.454 18663.394 52062.829 C 18663.394 52100.238 18650.530 52129.183 18624.800 52149.665 C 18599.071 52170.146 18562.509 52180.387 18515.113 52180.387 C 18499.202 52180.387 18482.782 52178.779 18465.855 52175.563 C 18449.097 52172.516 18431.747 52167.861 18413.804 52161.598 L 18413.804 52112.087 C 18428.023 52120.381 18443.596 52126.644 18460.523 52130.876 C 18477.450 52135.107 18495.139 52137.223 18513.590 52137.223 C 18545.751 52137.223 18570.211 52130.876 18586.968 52118.180 C 18603.896 52105.485 18612.359 52087.034 18612.359 52062.829 C 18612.359 52040.485 18604.488 52023.050 18588.746 52010.524 C 18573.173 51997.829 18551.422 51991.481 18523.492 51991.481 L 18479.312 51991.481 L 18479.312 51949.333 L 18525.523 51949.333 C 18550.744 51949.333 18570.041 51944.339 18583.414 51934.352 C 18596.786 51924.196 18603.472 51909.639 18603.472 51890.680 C 18603.472 51871.214 18596.532 51856.318 18582.652 51845.993 C 18568.941 51835.498 18549.221 51830.251 18523.492 51830.251 C 18509.442 51830.251 18494.377 51831.774 18478.297 51834.821 C 18462.216 51837.868 18444.527 51842.607 18425.230 51849.040 L 18425.230 51803.337 C 18444.696 51797.920 18462.893 51793.857 18479.820 51791.149 C 18496.916 51788.441 18512.997 51787.087 18528.062 51787.087 C 18566.994 51787.087 18597.802 51795.973 18620.484 51813.747 C 18643.166 51831.351 18654.507 51855.218 18654.507 51885.348 C 18654.507 51906.338 18648.498 51924.111 18636.480 51938.669 C 18624.462 51953.057 18607.366 51963.044 18585.191 51968.630 Z">
                <!-- 30 nodes -->
              </draw:path>
              <draw:path id="path5560" draw:style-name="style4" draw:layer="layout" svg:x="12.123cm" svg:y="25.604cm" svg:width="0.032cm" svg:height="0.140cm" svg:viewBox="0.0 0.0 32.000 140.000" svg:d="M 24261.210 51208.962 L 24261.210 51348.962 L 24261.210 51208.962 ">
                <!-- 3 nodes -->
              </draw:path>
              <draw:path id="text5564" draw:style-name="style1" draw:layer="layout" svg:x="11.999cm" svg:y="25.900cm" svg:width="0.276cm" svg:height="0.379cm" svg:viewBox="0.0 0.0 276.250 379.082" svg:d="M 24168.500 51845.485 L 24039.007 52047.848 L 24168.500 52047.848 L 24168.500 51845.485 ZM 24155.043 51800.798 L 24219.535 51800.798 L 24219.535 52047.848 L 24273.617 52047.848 L 24273.617 52090.505 L 24219.535 52090.505 L 24219.535 52179.880 L 24168.500 52179.880 L 24168.500 52090.505 L 23997.367 52090.505 L 23997.367 52040.993 L 24155.043 51800.798 Z">
                <!-- 16 nodes -->
              </draw:path>
              <draw:path id="path5570" draw:style-name="style4" draw:layer="layout" svg:x="2.178cm" svg:y="24.185cm" svg:width="0.140cm" svg:height="0.032cm" svg:viewBox="0.0 0.0 140.000 32.000" svg:d="M 4495.211 48386.962 L 4355.211 48386.962 L 4495.211 48386.962 ">
                <!-- 3 nodes -->
              </draw:path>
              <draw:path id="text5574" draw:style-name="style1" draw:layer="layout" svg:x="1.764cm" svg:y="24.020cm" svg:width="0.226cm" svg:height="0.379cm" svg:viewBox="0.0 0.0 225.723 379.082" svg:d="M 3535.582 48375.716 L 3619.371 48375.716 L 3619.371 48086.516 L 3528.219 48104.798 L 3528.219 48058.079 L 3618.863 48039.798 L 3670.152 48039.798 L 3670.152 48375.716 L 3753.941 48375.716 L 3753.941 48418.880 L 3535.582 48418.880 L 3535.582 48375.716 Z">
                <!-- 12 nodes -->
              </draw:path>
              <draw:path id="path5576" draw:style-name="style4" draw:layer="layout" svg:x="2.178cm" svg:y="21.379cm" svg:width="0.140cm" svg:height="0.032cm" svg:viewBox="0.0 0.0 140.000 32.000" svg:d="M 4495.211 42774.962 L 4355.211 42774.962 L 4495.211 42774.962 ">
                <!-- 3 nodes -->
              </draw:path>
              <draw:path id="text5580" draw:style-name="style1" draw:layer="layout" svg:x="1.745cm" svg:y="21.207cm" svg:width="0.241cm" svg:height="0.386cm" svg:viewBox="0.0 0.0 240.703 385.937" svg:d="M 3551.832 42756.860 L 3730.836 42756.860 L 3730.836 42800.024 L 3490.133 42800.024 L 3490.133 42756.860 C 3509.599 42736.717 3536.090 42709.718 3569.605 42675.864 C 3603.290 42641.841 3624.449 42619.920 3633.082 42610.102 C 3649.501 42591.652 3660.927 42576.079 3667.359 42563.384 C 3673.961 42550.519 3677.262 42537.908 3677.262 42525.552 C 3677.262 42505.408 3670.152 42488.989 3655.933 42476.294 C 3641.884 42463.598 3623.518 42457.251 3600.836 42457.251 C 3584.755 42457.251 3567.743 42460.044 3549.801 42465.630 C 3532.027 42471.216 3512.984 42479.679 3492.672 42491.020 L 3492.672 42439.223 C 3513.323 42430.929 3532.620 42424.666 3550.562 42420.434 C 3568.505 42416.203 3584.924 42414.087 3599.820 42414.087 C 3639.091 42414.087 3670.406 42423.904 3693.765 42443.540 C 3717.125 42463.175 3728.805 42489.412 3728.805 42522.251 C 3728.805 42537.824 3725.842 42552.635 3719.918 42566.684 C 3714.163 42580.565 3703.583 42596.984 3688.180 42615.942 C 3683.948 42620.851 3670.491 42635.070 3647.808 42658.598 C 3625.126 42681.958 3593.134 42714.712 3551.832 42756.860 Z">
                <!-- 22 nodes -->
              </draw:path>
              <draw:path id="path5582" draw:style-name="style4" draw:layer="layout" svg:x="2.178cm" svg:y="18.573cm" svg:width="0.140cm" svg:height="0.032cm" svg:viewBox="0.0 0.0 140.000 32.000" svg:d="M 4495.211 37162.962 L 4355.211 37162.962 L 4495.211 37162.962 ">
                <!-- 3 nodes -->
              </draw:path>
              <draw:path id="text5586" draw:style-name="style1" draw:layer="layout" svg:x="1.747cm" svg:y="18.401cm" svg:width="0.250cm" svg:height="0.393cm" svg:viewBox="0.0 0.0 249.590 393.301" svg:d="M 3664.566 36983.630 C 3689.110 36988.877 3708.238 36999.795 3721.949 37016.384 C 3735.829 37032.972 3742.769 37053.454 3742.769 37077.829 C 3742.769 37115.238 3729.905 37144.183 3704.176 37164.665 C 3678.446 37185.147 3641.884 37195.388 3594.488 37195.388 C 3578.577 37195.388 3562.157 37193.780 3545.230 37190.563 C 3528.472 37187.517 3511.122 37182.862 3493.180 37176.599 L 3493.180 37127.087 C 3507.398 37135.381 3522.971 37141.644 3539.898 37145.876 C 3556.825 37150.108 3574.514 37152.224 3592.965 37152.224 C 3625.126 37152.224 3649.586 37145.876 3666.344 37133.181 C 3683.271 37120.485 3691.734 37102.035 3691.734 37077.829 C 3691.734 37055.485 3683.863 37038.050 3668.121 37025.524 C 3652.548 37012.829 3630.797 37006.481 3602.867 37006.481 L 3558.687 37006.481 L 3558.687 36964.333 L 3604.898 36964.333 C 3630.120 36964.333 3649.416 36959.339 3662.789 36949.353 C 3676.161 36939.196 3682.847 36924.639 3682.847 36905.681 C 3682.847 36886.214 3675.907 36871.319 3662.027 36860.993 C 3648.316 36850.498 3628.596 36845.251 3602.867 36845.251 C 3588.818 36845.251 3573.752 36846.774 3557.672 36849.821 C 3541.591 36852.868 3523.902 36857.608 3504.605 36864.040 L 3504.605 36818.337 C 3524.071 36812.920 3542.268 36808.858 3559.195 36806.149 C 3576.291 36803.441 3592.372 36802.087 3607.437 36802.087 C 3646.370 36802.087 3677.177 36810.974 3699.859 36828.747 C 3722.541 36846.351 3733.883 36870.218 3733.883 36900.349 C 3733.883 36921.338 3727.874 36939.112 3715.855 36953.669 C 3703.837 36968.057 3686.741 36978.044 3664.566 36983.630 Z">
                <!-- 30 nodes -->
              </draw:path>
              <draw:path id="path5588" draw:style-name="style4" draw:layer="layout" svg:x="2.178cm" svg:y="15.767cm" svg:width="0.140cm" svg:height="0.032cm" svg:viewBox="0.0 0.0 140.000 32.000" svg:d="M 4495.211 31550.962 L 4355.211 31550.962 L 4495.211 31550.962 ">
                <!-- 3 nodes -->
              </draw:path>
              <draw:path id="text5592" draw:style-name="style1" draw:layer="layout" svg:x="1.732cm" svg:y="15.602cm" svg:width="0.276cm" svg:height="0.379cm" svg:viewBox="0.0 0.0 276.250 379.082" svg:d="M 3635.875 31248.485 L 3506.383 31450.849 L 3635.875 31450.849 L 3635.875 31248.485 ZM 3622.418 31203.798 L 3686.910 31203.798 L 3686.910 31450.849 L 3740.992 31450.849 L 3740.992 31493.505 L 3686.910 31493.505 L 3686.910 31582.880 L 3635.875 31582.880 L 3635.875 31493.505 L 3464.742 31493.505 L 3464.742 31443.993 L 3622.418 31203.798 Z">
                <!-- 16 nodes -->
              </draw:path>
              <draw:path id="text5596" draw:style-name="style1" draw:layer="layout" svg:x="1.044cm" svg:y="16.344cm" svg:width="0.503cm" svg:height="7.262cm" svg:viewBox="0.0 0.0 503.242 7261.731" svg:d="M 2103.551 39949.286 L 2103.551 39880.223 L 2420.680 39712.137 L 2103.551 39712.137 L 2103.551 39662.372 L 2482.633 39662.372 L 2482.633 39731.434 L 2165.504 39899.520 L 2482.633 39899.520 L 2482.633 39949.286 L 2103.551 39949.286 ZM 2370.406 39567.181 L 2198.258 39567.181 L 2198.258 39520.462 L 2368.629 39520.462 C 2395.543 39520.462 2415.771 39515.215 2429.312 39504.720 C 2442.685 39494.225 2449.371 39478.483 2449.371 39457.494 C 2449.371 39432.272 2441.331 39412.383 2425.250 39397.826 C 2409.169 39383.099 2387.249 39375.736 2359.488 39375.736 L 2198.258 39375.736 L 2198.258 39329.017 L 2482.633 39329.017 L 2482.633 39375.736 L 2438.961 39375.736 C 2456.226 39387.077 2469.091 39400.280 2477.555 39415.345 C 2485.849 39430.241 2489.996 39447.591 2489.996 39467.396 C 2489.996 39500.065 2479.840 39524.863 2459.527 39541.790 C 2439.215 39558.718 2409.508 39567.181 2370.406 39567.181 ZM 2191.402 39449.622 ZM 2252.848 39011.271 C 2231.858 38999.591 2216.370 38985.626 2206.383 38969.376 C 2196.396 38953.126 2191.402 38933.998 2191.402 38911.993 C 2191.402 38882.371 2201.812 38859.519 2222.633 38843.439 C 2243.284 38827.358 2272.737 38819.318 2310.992 38819.318 L 2482.633 38819.318 L 2482.633 38866.290 L 2312.515 38866.290 C 2285.263 38866.290 2265.035 38871.114 2251.832 38880.763 C 2238.629 38890.411 2232.027 38905.138 2232.027 38924.943 C 2232.027 38949.148 2240.068 38968.276 2256.148 38982.325 C 2272.229 38996.375 2294.150 39003.400 2321.910 39003.400 L 2482.633 39003.400 L 2482.633 39050.372 L 2312.515 39050.372 C 2285.094 39050.372 2264.866 39055.196 2251.832 39064.845 C 2238.629 39074.493 2232.027 39089.389 2232.027 39109.532 C 2232.027 39133.400 2240.152 39152.358 2256.402 39166.407 C 2272.483 39180.457 2294.319 39187.482 2321.910 39187.482 L 2482.633 39187.482 L 2482.633 39234.454 L 2198.258 39234.454 L 2198.258 39187.482 L 2242.437 39187.482 C 2225.002 39176.818 2212.138 39164.038 2203.844 39149.142 C 2195.549 39134.246 2191.402 39116.557 2191.402 39096.075 C 2191.402 39075.424 2196.650 39057.905 2207.144 39043.517 C 2217.639 39028.959 2232.874 39018.211 2252.848 39011.271 ZM 2340.699 38522.056 C 2306.337 38522.056 2279.423 38529.166 2259.957 38543.384 C 2240.321 38557.434 2230.504 38576.815 2230.504 38601.529 C 2230.504 38626.242 2240.321 38645.709 2259.957 38659.927 C 2279.423 38673.977 2306.337 38681.002 2340.699 38681.002 C 2375.061 38681.002 2402.060 38673.977 2421.695 38659.927 C 2441.161 38645.709 2450.894 38626.242 2450.894 38601.529 C 2450.894 38576.815 2441.161 38557.434 2421.695 38543.384 C 2402.060 38529.166 2375.061 38522.056 2340.699 38522.056 ZM 2241.422 38681.002 C 2224.495 38671.184 2211.969 38658.827 2203.844 38643.931 C 2195.549 38628.866 2191.402 38610.923 2191.402 38590.103 C 2191.402 38555.572 2205.113 38527.558 2232.535 38506.060 C 2259.957 38484.393 2296.012 38473.560 2340.699 38473.560 C 2385.387 38473.560 2421.441 38484.393 2448.863 38506.060 C 2476.285 38527.558 2489.996 38555.572 2489.996 38590.103 C 2489.996 38610.923 2485.933 38628.866 2477.808 38643.931 C 2469.514 38658.827 2456.903 38671.184 2439.976 38681.002 L 2482.633 38681.002 L 2482.633 38727.974 L 2087.555 38727.974 L 2087.555 38681.002 L 2241.422 38681.002 ZM 2328.765 38152.755 L 2351.617 38152.755 L 2351.617 38367.559 C 2383.778 38365.528 2408.323 38355.880 2425.250 38338.614 C 2442.008 38321.179 2450.387 38296.973 2450.387 38265.997 C 2450.387 38248.054 2448.186 38230.704 2443.785 38213.946 C 2439.384 38197.019 2432.782 38180.261 2423.980 38163.673 L 2468.160 38163.673 C 2475.269 38180.431 2480.686 38197.611 2484.410 38215.216 C 2488.134 38232.820 2489.996 38250.678 2489.996 38268.790 C 2489.996 38314.154 2476.793 38350.125 2450.387 38376.700 C 2423.980 38403.106 2388.264 38416.309 2343.238 38416.309 C 2296.689 38416.309 2259.788 38403.783 2232.535 38378.731 C 2205.113 38353.510 2191.402 38319.571 2191.402 38276.915 C 2191.402 38238.660 2203.759 38208.445 2228.473 38186.270 C 2253.017 38163.927 2286.448 38152.755 2328.765 38152.755 ZM 2315.055 38199.473 C 2289.495 38199.812 2269.098 38207.006 2253.863 38221.056 C 2238.629 38234.936 2231.012 38253.386 2231.012 38276.407 C 2231.012 38302.475 2238.375 38323.380 2253.101 38339.122 C 2267.828 38354.695 2288.564 38363.666 2315.308 38366.036 L 2315.055 38199.473 ZM 2241.930 37911.412 C 2238.883 37916.659 2236.682 37922.414 2235.328 37928.677 C 2233.805 37934.771 2233.043 37941.542 2233.043 37948.990 C 2233.043 37975.396 2241.676 37995.709 2258.941 38009.927 C 2276.038 38023.977 2300.667 38031.002 2332.828 38031.002 L 2482.633 38031.002 L 2482.633 38077.974 L 2198.258 38077.974 L 2198.258 38031.002 L 2242.437 38031.002 C 2225.172 38021.184 2212.392 38008.404 2204.098 37992.662 C 2195.634 37976.920 2191.402 37957.792 2191.402 37935.279 C 2191.402 37932.063 2191.656 37928.508 2192.164 37924.615 C 2192.502 37920.722 2193.095 37916.405 2193.941 37911.666 L 2241.930 37911.412 ZM 2231.012 37586.922 C 2231.012 37611.974 2240.829 37631.778 2260.465 37646.336 C 2279.931 37660.893 2306.676 37668.172 2340.699 37668.172 C 2374.722 37668.172 2401.552 37660.978 2421.187 37646.590 C 2440.653 37632.032 2450.387 37612.143 2450.387 37586.922 C 2450.387 37562.039 2440.569 37542.319 2420.933 37527.761 C 2401.298 37513.204 2374.553 37505.926 2340.699 37505.926 C 2307.014 37505.926 2280.354 37513.204 2260.719 37527.761 C 2240.914 37542.319 2231.012 37562.039 2231.012 37586.922 ZM 2191.402 37586.922 C 2191.402 37546.297 2204.605 37514.389 2231.012 37491.199 C 2257.418 37468.009 2293.980 37456.414 2340.699 37456.414 C 2387.249 37456.414 2423.811 37468.009 2450.387 37491.199 C 2476.793 37514.389 2489.996 37546.297 2489.996 37586.922 C 2489.996 37627.716 2476.793 37659.708 2450.387 37682.898 C 2423.811 37705.919 2387.249 37717.429 2340.699 37717.429 C 2293.980 37717.429 2257.418 37705.919 2231.012 37682.898 C 2204.605 37659.708 2191.402 37627.716 2191.402 37586.922 ZM 2087.555 37234.912 L 2126.402 37234.912 L 2126.402 37279.600 C 2126.402 37296.357 2129.788 37308.037 2136.558 37314.639 C 2143.329 37321.071 2155.517 37324.287 2173.121 37324.287 L 2198.258 37324.287 L 2198.258 37247.354 L 2234.566 37247.354 L 2234.566 37324.287 L 2482.633 37324.287 L 2482.633 37371.260 L 2234.566 37371.260 L 2234.566 37415.947 L 2198.258 37415.947 L 2198.258 37371.260 L 2178.453 37371.260 C 2146.799 37371.260 2123.778 37363.897 2109.390 37349.170 C 2094.833 37334.443 2087.555 37311.084 2087.555 37279.092 L 2087.555 37234.912 ZM 2087.555 37030.477 L 2087.555 36983.758 L 2482.633 36983.758 L 2482.633 37030.477 L 2087.555 37030.477 ZM 2328.765 36642.675 L 2351.617 36642.675 L 2351.617 36857.479 C 2383.778 36855.448 2408.323 36845.800 2425.250 36828.534 C 2442.008 36811.099 2450.387 36786.893 2450.387 36755.917 C 2450.387 36737.974 2448.186 36720.624 2443.785 36703.866 C 2439.384 36686.939 2432.782 36670.181 2423.980 36653.593 L 2468.160 36653.593 C 2475.269 36670.350 2480.686 36687.531 2484.410 36705.136 C 2488.134 36722.740 2489.996 36740.598 2489.996 36758.710 C 2489.996 36804.074 2476.793 36840.044 2450.387 36866.620 C 2423.980 36893.026 2388.264 36906.229 2343.238 36906.229 C 2296.689 36906.229 2259.788 36893.703 2232.535 36868.651 C 2205.113 36843.430 2191.402 36809.491 2191.402 36766.835 C 2191.402 36728.580 2203.759 36698.365 2228.473 36676.190 C 2253.017 36653.847 2286.448 36642.675 2328.765 36642.675 ZM 2315.055 36689.393 C 2289.495 36689.732 2269.098 36696.926 2253.863 36710.975 C 2238.629 36724.856 2231.012 36743.306 2231.012 36766.327 C 2231.012 36792.395 2238.375 36813.300 2253.101 36829.042 C 2267.828 36844.615 2288.564 36853.586 2315.308 36855.956 L 2315.055 36689.393 ZM 2198.258 36599.633 L 2198.258 36550.121 L 2436.930 36461.254 L 2198.258 36372.387 L 2198.258 36322.875 L 2482.633 36429.515 L 2482.633 36492.992 L 2198.258 36599.633 ZM 2328.765 36015.035 L 2351.617 36015.035 L 2351.617 36229.840 C 2383.778 36227.808 2408.323 36218.160 2425.250 36200.894 C 2442.008 36183.459 2450.387 36159.254 2450.387 36128.277 C 2450.387 36110.334 2448.186 36092.984 2443.785 36076.226 C 2439.384 36059.299 2432.782 36042.541 2423.980 36025.953 L 2468.160 36025.953 C 2475.269 36042.711 2480.686 36059.892 2484.410 36077.496 C 2488.134 36095.100 2489.996 36112.958 2489.996 36131.070 C 2489.996 36176.435 2476.793 36212.405 2450.387 36238.980 C 2423.980 36265.386 2388.264 36278.590 2343.238 36278.590 C 2296.689 36278.590 2259.788 36266.064 2232.535 36241.011 C 2205.113 36215.790 2191.402 36181.851 2191.402 36139.195 C 2191.402 36100.940 2203.759 36070.725 2228.473 36048.551 C 2253.017 36026.207 2286.448 36015.035 2328.765 36015.035 ZM 2315.055 36061.754 C 2289.495 36062.092 2269.098 36069.286 2253.863 36083.336 C 2238.629 36097.216 2231.012 36115.666 2231.012 36138.687 C 2231.012 36164.755 2238.375 36185.660 2253.101 36201.402 C 2267.828 36216.975 2288.564 36225.946 2315.308 36228.316 L 2315.055 36061.754 ZM 2087.555 35938.477 L 2087.555 35891.758 L 2482.633 35891.758 L 2482.633 35938.477 L 2087.555 35938.477 ZM 2206.637 35612.628 L 2250.816 35612.628 C 2244.045 35625.831 2238.967 35639.542 2235.582 35653.761 C 2232.196 35667.980 2230.504 35682.706 2230.504 35697.940 C 2230.504 35721.131 2234.058 35738.565 2241.168 35750.245 C 2248.277 35761.756 2258.941 35767.511 2273.160 35767.511 C 2283.993 35767.511 2292.542 35763.364 2298.805 35755.069 C 2304.898 35746.775 2310.738 35730.102 2316.324 35705.050 L 2319.879 35689.054 C 2326.988 35655.877 2337.060 35632.348 2350.094 35618.468 C 2362.958 35604.418 2380.986 35597.394 2404.176 35597.394 C 2430.582 35597.394 2451.487 35607.888 2466.890 35628.878 C 2482.294 35649.698 2489.996 35678.390 2489.996 35714.952 C 2489.996 35730.187 2488.472 35746.098 2485.426 35762.687 C 2482.548 35779.106 2478.147 35796.456 2472.222 35814.737 L 2423.980 35814.737 C 2432.952 35797.472 2439.722 35780.460 2444.293 35763.702 C 2448.694 35746.944 2450.894 35730.356 2450.894 35713.937 C 2450.894 35691.931 2447.170 35675.004 2439.722 35663.155 C 2432.105 35651.306 2421.441 35645.382 2407.730 35645.382 C 2395.035 35645.382 2385.302 35649.698 2378.531 35658.331 C 2371.760 35666.795 2365.243 35685.499 2358.980 35714.444 L 2355.172 35730.694 C 2349.078 35759.640 2339.768 35780.545 2327.242 35793.409 C 2314.547 35806.274 2297.196 35812.706 2275.191 35812.706 C 2248.446 35812.706 2227.795 35803.227 2213.238 35784.269 C 2198.681 35765.310 2191.402 35738.396 2191.402 35703.526 C 2191.402 35686.261 2192.672 35670.011 2195.211 35654.776 C 2197.750 35639.542 2201.558 35625.493 2206.637 35612.628 ZM 2231.012 35247.442 C 2231.012 35272.494 2240.829 35292.298 2260.465 35306.856 C 2279.931 35321.413 2306.676 35328.692 2340.699 35328.692 C 2374.722 35328.692 2401.552 35321.498 2421.187 35307.109 C 2440.653 35292.552 2450.387 35272.663 2450.387 35247.442 C 2450.387 35222.559 2440.569 35202.839 2420.933 35188.281 C 2401.298 35173.724 2374.553 35166.445 2340.699 35166.445 C 2307.014 35166.445 2280.354 35173.724 2260.719 35188.281 C 2240.914 35202.839 2231.012 35222.559 2231.012 35247.442 ZM 2191.402 35247.442 C 2191.402 35206.817 2204.605 35174.909 2231.012 35151.719 C 2257.418 35128.529 2293.980 35116.934 2340.699 35116.934 C 2387.249 35116.934 2423.811 35128.529 2450.387 35151.719 C 2476.793 35174.909 2489.996 35206.817 2489.996 35247.442 C 2489.996 35288.236 2476.793 35320.228 2450.387 35343.418 C 2423.811 35366.439 2387.249 35377.949 2340.699 35377.949 C 2293.980 35377.949 2257.418 35366.439 2231.012 35343.418 C 2204.605 35320.228 2191.402 35288.236 2191.402 35247.442 ZM 2087.555 34895.432 L 2126.402 34895.432 L 2126.402 34940.120 C 2126.402 34956.878 2129.788 34968.557 2136.558 34975.159 C 2143.329 34981.591 2155.517 34984.807 2173.121 34984.807 L 2198.258 34984.807 L 2198.258 34907.874 L 2234.566 34907.874 L 2234.566 34984.807 L 2482.633 34984.807 L 2482.633 35031.780 L 2234.566 35031.780 L 2234.566 35076.467 L 2198.258 35076.467 L 2198.258 35031.780 L 2178.453 35031.780 C 2146.799 35031.780 2123.778 35024.417 2109.390 35009.690 C 2094.833 34994.963 2087.555 34971.604 2087.555 34939.612 L 2087.555 34895.432 ZM 2339.683 34561.759 C 2339.683 34599.506 2344.000 34625.659 2352.633 34640.216 C 2361.265 34654.773 2375.992 34662.052 2396.812 34662.052 C 2413.401 34662.052 2426.604 34656.635 2436.422 34645.802 C 2446.070 34634.799 2450.894 34619.903 2450.894 34601.114 C 2450.894 34575.216 2441.754 34554.480 2423.472 34538.907 C 2405.022 34523.165 2380.562 34515.294 2350.094 34515.294 L 2339.683 34515.294 L 2339.683 34561.759 ZM 2320.387 34468.575 L 2482.633 34468.575 L 2482.633 34515.294 L 2439.469 34515.294 C 2456.734 34525.958 2469.514 34539.246 2477.808 34555.157 C 2485.933 34571.069 2489.996 34590.535 2489.996 34613.556 C 2489.996 34642.670 2481.871 34665.860 2465.621 34683.126 C 2449.202 34700.222 2427.281 34708.771 2399.859 34708.771 C 2367.867 34708.771 2343.746 34698.107 2327.496 34676.778 C 2311.246 34655.281 2303.121 34623.289 2303.121 34580.802 L 2303.121 34515.294 L 2298.551 34515.294 C 2277.053 34515.294 2260.465 34522.403 2248.785 34536.622 C 2236.936 34550.672 2231.012 34570.476 2231.012 34596.036 C 2231.012 34612.286 2232.958 34628.113 2236.851 34643.517 C 2240.745 34658.920 2246.584 34673.732 2254.371 34687.950 L 2211.207 34687.950 C 2204.605 34670.854 2199.696 34654.265 2196.480 34638.185 C 2193.095 34622.104 2191.402 34606.446 2191.402 34591.212 C 2191.402 34550.079 2202.066 34519.357 2223.394 34499.044 C 2244.723 34478.732 2277.053 34468.575 2320.387 34468.575 ZM 2310.992 34135.850 L 2482.633 34135.850 L 2482.633 34182.569 L 2312.515 34182.569 C 2285.601 34182.569 2265.458 34187.816 2252.086 34198.311 C 2238.713 34208.806 2232.027 34224.548 2232.027 34245.538 C 2232.027 34270.759 2240.068 34290.648 2256.148 34305.206 C 2272.229 34319.763 2294.150 34327.041 2321.910 34327.041 L 2482.633 34327.041 L 2482.633 34374.014 L 2198.258 34374.014 L 2198.258 34327.041 L 2242.437 34327.041 C 2225.341 34315.870 2212.561 34302.751 2204.098 34287.686 C 2195.634 34272.452 2191.402 34254.932 2191.402 34235.127 C 2191.402 34202.458 2201.558 34177.745 2221.871 34160.987 C 2242.014 34144.229 2271.721 34135.850 2310.992 34135.850 ZM 2339.683 33913.319 C 2339.683 33951.066 2344.000 33977.219 2352.633 33991.776 C 2361.265 34006.333 2375.992 34013.612 2396.812 34013.612 C 2413.401 34013.612 2426.604 34008.195 2436.422 33997.362 C 2446.070 33986.359 2450.894 33971.463 2450.894 33952.674 C 2450.894 33926.776 2441.754 33906.040 2423.472 33890.467 C 2405.022 33874.725 2380.562 33866.854 2350.094 33866.854 L 2339.683 33866.854 L 2339.683 33913.319 ZM 2320.387 33820.135 L 2482.633 33820.135 L 2482.633 33866.854 L 2439.469 33866.854 C 2456.734 33877.518 2469.514 33890.806 2477.808 33906.717 C 2485.933 33922.629 2489.996 33942.095 2489.996 33965.116 C 2489.996 33994.230 2481.871 34017.420 2465.621 34034.686 C 2449.202 34051.782 2427.281 34060.331 2399.859 34060.331 C 2367.867 34060.331 2343.746 34049.667 2327.496 34028.338 C 2311.246 34006.841 2303.121 33974.849 2303.121 33932.362 L 2303.121 33866.854 L 2298.551 33866.854 C 2277.053 33866.854 2260.465 33873.963 2248.785 33888.182 C 2236.936 33902.232 2231.012 33922.036 2231.012 33947.596 C 2231.012 33963.846 2232.958 33979.673 2236.851 33995.077 C 2240.745 34010.480 2246.584 34025.292 2254.371 34039.510 L 2211.207 34039.510 C 2204.605 34022.414 2199.696 34005.825 2196.480 33989.745 C 2193.095 33973.664 2191.402 33958.006 2191.402 33942.772 C 2191.402 33901.639 2202.066 33870.917 2223.394 33850.604 C 2244.723 33830.292 2277.053 33820.135 2320.387 33820.135 ZM 2087.555 33723.797 L 2087.555 33677.078 L 2482.633 33677.078 L 2482.633 33723.797 L 2087.555 33723.797 ZM 2231.012 33469.042 C 2231.012 33494.094 2240.829 33513.898 2260.465 33528.456 C 2279.931 33543.013 2306.676 33550.292 2340.699 33550.292 C 2374.722 33550.292 2401.552 33543.098 2421.187 33528.710 C 2440.653 33514.152 2450.387 33494.263 2450.387 33469.042 C 2450.387 33444.159 2440.569 33424.439 2420.933 33409.881 C 2401.298 33395.324 2374.553 33388.046 2340.699 33388.046 C 2307.014 33388.046 2280.354 33395.324 2260.719 33409.881 C 2240.914 33424.439 2231.012 33444.159 2231.012 33469.042 ZM 2191.402 33469.042 C 2191.402 33428.417 2204.605 33396.509 2231.012 33373.319 C 2257.418 33350.129 2293.980 33338.534 2340.699 33338.534 C 2387.249 33338.534 2423.811 33350.129 2450.387 33373.319 C 2476.793 33396.509 2489.996 33428.417 2489.996 33469.042 C 2489.996 33509.836 2476.793 33541.828 2450.387 33565.018 C 2423.811 33588.039 2387.249 33599.549 2340.699 33599.549 C 2293.980 33599.549 2257.418 33588.039 2231.012 33565.018 C 2204.605 33541.828 2191.402 33509.836 2191.402 33469.042 ZM 2337.144 33073.868 C 2303.290 33073.868 2277.053 33080.893 2258.433 33094.942 C 2239.814 33108.823 2230.504 33128.373 2230.504 33153.595 C 2230.504 33178.647 2239.814 33198.198 2258.433 33212.247 C 2277.053 33226.127 2303.290 33233.067 2337.144 33233.067 C 2370.829 33233.067 2396.982 33226.127 2415.601 33212.247 C 2434.221 33198.198 2443.531 33178.647 2443.531 33153.595 C 2443.531 33128.373 2434.221 33108.823 2415.601 33094.942 C 2396.982 33080.893 2370.829 33073.868 2337.144 33073.868 ZM 2447.340 33027.150 C 2495.751 33027.150 2531.721 33037.898 2555.250 33059.396 C 2578.948 33080.893 2590.797 33113.816 2590.797 33158.165 C 2590.797 33174.584 2589.527 33190.073 2586.988 33204.630 C 2584.618 33219.187 2580.894 33233.321 2575.816 33247.032 L 2530.367 33247.032 C 2537.815 33233.321 2543.316 33219.780 2546.871 33206.407 C 2550.426 33193.035 2552.203 33179.409 2552.203 33165.528 C 2552.203 33134.890 2544.163 33111.954 2528.082 33096.720 C 2512.170 33081.485 2488.049 33073.868 2455.719 33073.868 L 2432.613 33073.868 C 2449.371 33083.517 2461.897 33095.873 2470.191 33110.939 C 2478.486 33126.004 2482.633 33144.031 2482.633 33165.021 C 2482.633 33199.890 2469.345 33227.989 2442.769 33249.317 C 2416.194 33270.646 2380.986 33281.310 2337.144 33281.310 C 2293.134 33281.310 2257.841 33270.646 2231.265 33249.317 C 2204.690 33227.989 2191.402 33199.890 2191.402 33165.021 C 2191.402 33144.031 2195.549 33126.004 2203.844 33110.939 C 2212.138 33095.873 2224.664 33083.517 2241.422 33073.868 L 2198.258 33073.868 L 2198.258 33027.150 L 2447.340 33027.150 ZM 2509.039 32812.477 C 2542.893 32825.680 2564.983 32838.544 2575.308 32851.070 C 2585.634 32863.596 2590.797 32880.354 2590.797 32901.344 L 2590.797 32938.668 L 2551.695 32938.668 L 2551.695 32911.246 C 2551.695 32898.382 2548.648 32888.395 2542.555 32881.285 C 2536.461 32874.176 2522.073 32866.305 2499.390 32857.672 L 2478.062 32849.293 L 2198.258 32964.313 L 2198.258 32914.801 L 2420.680 32825.934 L 2198.258 32737.067 L 2198.258 32687.555 L 2509.039 32812.477 Z">
                <!-- 428 nodes -->
              </draw:path>
              <draw:path id="path5598" draw:style-name="style5" draw:layer="layout" svg:x="2.302cm" svg:y="14.364cm" svg:width="0.032cm" svg:height="11.256cm" svg:viewBox="0.0 0.0 32.000 11256.000" svg:d="M 4619.211 39968.962 L 4619.211 28744.962 L 4619.211 39968.962 ">
                <!-- 3 nodes -->
              </draw:path>
              <draw:path id="path5600" draw:style-name="style5" draw:layer="layout" svg:x="13.526cm" svg:y="14.364cm" svg:width="0.032cm" svg:height="11.256cm" svg:viewBox="0.0 0.0 32.000 11256.000" svg:d="M 27067.210 39968.962 L 27067.210 28744.962 L 27067.210 39968.962 ">
                <!-- 3 nodes -->
              </draw:path>
              <draw:path id="path5602" draw:style-name="style5" draw:layer="layout" svg:x="2.302cm" svg:y="25.588cm" svg:width="11.256cm" svg:height="0.032cm" svg:viewBox="0.0 0.0 11256.000 32.000" svg:d="M 4619.211 51192.962 L 15843.210 51192.962 L 4619.211 51192.962 ">
                <!-- 3 nodes -->
              </draw:path>
              <draw:path id="path5604" draw:style-name="style5" draw:layer="layout" svg:x="2.302cm" svg:y="14.364cm" svg:width="11.256cm" svg:height="0.032cm" svg:viewBox="0.0 0.0 11256.000 32.000" svg:d="M 4619.211 28744.962 L 15843.210 28744.962 L 4619.211 28744.962 ">
                <!-- 3 nodes -->
              </draw:path>
              <draw:path id="text5608" draw:style-name="style0" draw:layer="layout" svg:x="3.595cm" svg:y="23.966cm" svg:width="0.245cm" svg:height="0.386cm" svg:viewBox="0.0 0.0 245.273 386.445" svg:d="M 7206.816 47931.673 L 7408.164 47931.673 L 7408.164 47974.837 L 7253.789 47974.837 L 7253.789 48067.766 C 7261.237 48065.227 7268.685 48063.365 7276.133 48062.180 C 7283.580 48060.826 7291.028 48060.149 7298.476 48060.149 C 7340.794 48060.149 7374.310 48071.744 7399.023 48094.934 C 7423.737 48118.124 7436.093 48149.524 7436.093 48189.133 C 7436.093 48229.928 7423.398 48261.666 7398.008 48284.348 C 7372.617 48306.861 7336.816 48318.118 7290.605 48318.118 C 7274.694 48318.118 7258.444 48316.764 7241.855 48314.055 C 7225.436 48311.347 7208.424 48307.285 7190.820 48301.868 L 7190.820 48250.325 C 7206.054 48258.619 7221.797 48264.798 7238.047 48268.860 C 7254.297 48272.923 7271.478 48274.954 7289.590 48274.954 C 7318.873 48274.954 7342.063 48267.252 7359.160 48251.848 C 7376.256 48236.445 7384.804 48215.540 7384.804 48189.133 C 7384.804 48162.727 7376.256 48141.822 7359.160 48126.419 C 7342.063 48111.015 7318.873 48103.313 7289.590 48103.313 C 7275.879 48103.313 7262.168 48104.837 7248.457 48107.883 C 7234.915 48110.930 7221.035 48115.670 7206.816 48122.102 L 7206.816 47931.673 Z">
                <!-- 23 nodes -->
              </draw:path>
              <draw:path id="text5612" draw:style-name="style1" draw:layer="layout" svg:x="6.401cm" svg:y="23.966cm" svg:width="0.245cm" svg:height="0.386cm" svg:viewBox="0.0 0.0 245.273 386.445" svg:d="M 12818.816 47931.673 L 13020.164 47931.673 L 13020.164 47974.837 L 12865.789 47974.837 L 12865.789 48067.766 C 12873.237 48065.227 12880.685 48063.365 12888.133 48062.180 C 12895.581 48060.826 12903.028 48060.149 12910.476 48060.149 C 12952.794 48060.149 12986.310 48071.744 13011.023 48094.934 C 13035.737 48118.124 13048.094 48149.524 13048.094 48189.133 C 13048.094 48229.928 13035.398 48261.666 13010.008 48284.348 C 12984.617 48306.861 12948.816 48318.118 12902.605 48318.118 C 12886.694 48318.118 12870.444 48316.764 12853.855 48314.055 C 12837.436 48311.347 12820.424 48307.285 12802.820 48301.868 L 12802.820 48250.325 C 12818.055 48258.619 12833.797 48264.798 12850.047 48268.860 C 12866.297 48272.923 12883.478 48274.954 12901.590 48274.954 C 12930.874 48274.954 12954.064 48267.252 12971.160 48251.848 C 12988.256 48236.445 12996.804 48215.540 12996.804 48189.133 C 12996.804 48162.727 12988.256 48141.822 12971.160 48126.419 C 12954.064 48111.015 12930.874 48103.313 12901.590 48103.313 C 12887.879 48103.313 12874.168 48104.837 12860.457 48107.883 C 12846.915 48110.930 12833.035 48115.670 12818.816 48122.102 L 12818.816 47931.673 Z">
                <!-- 23 nodes -->
              </draw:path>
              <draw:path id="text5616" draw:style-name="style1" draw:layer="layout" svg:x="8.535cm" svg:y="23.950cm" svg:width="1.587cm" svg:height="0.463cm" svg:viewBox="0.0 0.0 1587.235 463.125" svg:d="M 17204.409 48085.286 C 17181.388 48085.286 17163.107 48093.157 17149.566 48108.899 C 17136.193 48124.641 17129.507 48146.223 17129.507 48173.645 C 17129.507 48200.898 17136.193 48222.480 17149.566 48238.391 C 17163.107 48254.133 17181.388 48262.005 17204.409 48262.005 C 17227.430 48262.005 17245.627 48254.133 17258.999 48238.391 C 17272.541 48222.480 17279.312 48200.898 17279.312 48173.645 C 17279.312 48146.223 17272.541 48124.641 17258.999 48108.899 C 17245.627 48093.157 17227.430 48085.286 17204.409 48085.286 ZM 17306.226 47924.563 L 17306.226 47971.282 C 17293.361 47965.188 17280.327 47960.533 17267.124 47957.317 C 17254.090 47954.101 17241.141 47952.493 17228.276 47952.493 C 17194.422 47952.493 17168.524 47963.919 17150.581 47986.770 C 17132.808 48009.622 17122.651 48044.153 17120.112 48090.364 C 17130.099 48075.637 17142.625 48064.381 17157.691 48056.594 C 17172.756 48048.639 17189.344 48044.661 17207.456 48044.661 C 17245.542 48044.661 17275.588 48056.256 17297.593 48079.446 C 17319.767 48102.467 17330.855 48133.867 17330.855 48173.645 C 17330.855 48212.577 17319.344 48243.808 17296.323 48267.337 C 17273.303 48290.865 17242.664 48302.630 17204.409 48302.630 C 17160.568 48302.630 17127.053 48285.872 17103.862 48252.356 C 17080.672 48218.671 17069.077 48169.921 17069.077 48106.106 C 17069.077 48046.184 17083.296 47998.450 17111.733 47962.903 C 17140.171 47927.187 17178.342 47909.329 17226.245 47909.329 C 17239.110 47909.329 17252.059 47910.598 17265.093 47913.137 C 17278.296 47915.676 17292.007 47919.485 17306.226 47924.563 ZM 17690.079 47900.696 C 17667.397 47939.628 17650.554 47978.137 17639.552 48016.223 C 17628.549 48054.309 17623.048 48092.903 17623.048 48132.005 C 17623.048 48171.106 17628.549 48209.869 17639.552 48248.294 C 17650.724 48286.549 17667.566 48325.058 17690.079 48363.821 L 17649.454 48363.821 C 17624.063 48324.042 17605.021 48284.941 17592.325 48246.516 C 17579.799 48208.092 17573.536 48169.921 17573.536 48132.005 C 17573.536 48094.257 17579.799 48056.256 17592.325 48018.001 C 17604.851 47979.745 17623.894 47940.644 17649.454 47900.696 L 17690.079 47900.696 ZM 17970.828 47969.251 L 17970.828 48110.676 L 18112.254 48110.676 L 18112.254 48153.841 L 17970.828 48153.841 L 17970.828 48295.266 L 17928.172 48295.266 L 17928.172 48153.841 L 17786.746 48153.841 L 17786.746 48110.676 L 17928.172 48110.676 L 17928.172 47969.251 L 17970.828 47969.251 ZM 18231.901 48252.102 L 18315.690 48252.102 L 18315.690 47962.903 L 18224.538 47981.184 L 18224.538 47934.466 L 18315.182 47916.184 L 18366.471 47916.184 L 18366.471 48252.102 L 18450.260 48252.102 L 18450.260 48295.266 L 18231.901 48295.266 L 18231.901 48252.102 ZM 18539.769 47900.696 L 18580.394 47900.696 C 18605.785 47940.644 18624.743 47979.745 18637.269 48018.001 C 18649.965 48056.256 18656.312 48094.257 18656.312 48132.005 C 18656.312 48169.921 18649.965 48208.092 18637.269 48246.516 C 18624.743 48284.941 18605.785 48324.042 18580.394 48363.821 L 18539.769 48363.821 C 18562.282 48325.058 18579.040 48286.549 18590.043 48248.294 C 18601.215 48209.869 18606.800 48171.106 18606.800 48132.005 C 18606.800 48092.903 18601.215 48054.309 18590.043 48016.223 C 18579.040 47978.137 18562.282 47939.628 18539.769 47900.696 Z">
                <!-- 74 nodes -->
              </draw:path>
              <draw:path id="text5620" draw:style-name="style1" draw:layer="layout" svg:x="11.196cm" svg:y="23.950cm" svg:width="1.897cm" svg:height="0.463cm" svg:viewBox="0.0 0.0 1897.135 463.125" svg:d="M 22399.456 48252.102 L 22483.245 48252.102 L 22483.245 47962.903 L 22392.093 47981.184 L 22392.093 47934.466 L 22482.737 47916.184 L 22534.027 47916.184 L 22534.027 48252.102 L 22617.816 48252.102 L 22617.816 48295.266 L 22399.456 48295.266 L 22399.456 48252.102 ZM 22730.176 48252.102 L 22813.965 48252.102 L 22813.965 47962.903 L 22722.813 47981.184 L 22722.813 47934.466 L 22813.457 47916.184 L 22864.747 47916.184 L 22864.747 48252.102 L 22948.536 48252.102 L 22948.536 48295.266 L 22730.176 48295.266 L 22730.176 48252.102 ZM 23322.994 47900.696 C 23300.312 47939.628 23283.470 47978.137 23272.467 48016.223 C 23261.465 48054.309 23255.963 48092.903 23255.963 48132.005 C 23255.963 48171.106 23261.465 48209.869 23272.467 48248.294 C 23283.639 48286.549 23300.481 48325.058 23322.994 48363.821 L 23282.369 48363.821 C 23256.979 48324.042 23237.936 48284.941 23225.241 48246.516 C 23212.715 48208.092 23206.452 48169.921 23206.452 48132.005 C 23206.452 48094.257 23212.715 48056.256 23225.241 48018.001 C 23237.767 47979.745 23256.810 47940.644 23282.369 47900.696 L 23322.994 47900.696 ZM 23603.744 47969.251 L 23603.744 48110.676 L 23745.169 48110.676 L 23745.169 48153.841 L 23603.744 48153.841 L 23603.744 48295.266 L 23561.087 48295.266 L 23561.087 48153.841 L 23419.662 48153.841 L 23419.662 48110.676 L 23561.087 48110.676 L 23561.087 47969.251 L 23603.744 47969.251 ZM 23971.965 48085.286 C 23948.944 48085.286 23930.663 48093.157 23917.121 48108.899 C 23903.748 48124.641 23897.062 48146.223 23897.062 48173.645 C 23897.062 48200.898 23903.748 48222.480 23917.121 48238.391 C 23930.663 48254.133 23948.944 48262.005 23971.965 48262.005 C 23994.985 48262.005 24013.182 48254.133 24026.554 48238.391 C 24040.096 48222.480 24046.867 48200.898 24046.867 48173.645 C 24046.867 48146.223 24040.096 48124.641 24026.554 48108.899 C 24013.182 48093.157 23994.985 48085.286 23971.965 48085.286 ZM 24073.781 47924.563 L 24073.781 47971.282 C 24060.916 47965.188 24047.883 47960.533 24034.679 47957.317 C 24021.646 47954.101 24008.696 47952.493 23995.832 47952.493 C 23961.978 47952.493 23936.079 47963.919 23918.136 47986.770 C 23900.363 48009.622 23890.207 48044.153 23887.668 48090.364 C 23897.655 48075.637 23910.181 48064.381 23925.246 48056.594 C 23940.311 48048.639 23956.899 48044.661 23975.011 48044.661 C 24013.097 48044.661 24043.143 48056.256 24065.148 48079.446 C 24087.323 48102.467 24098.410 48133.867 24098.410 48173.645 C 24098.410 48212.577 24086.899 48243.808 24063.879 48267.337 C 24040.858 48290.865 24010.220 48302.630 23971.965 48302.630 C 23928.123 48302.630 23894.608 48285.872 23871.418 48252.356 C 23848.228 48218.671 23836.633 48169.921 23836.633 48106.106 C 23836.633 48046.184 23850.851 47998.450 23879.289 47962.903 C 23907.726 47927.187 23945.897 47909.329 23993.801 47909.329 C 24006.665 47909.329 24019.614 47910.598 24032.648 47913.137 C 24045.851 47915.676 24059.562 47919.485 24073.781 47924.563 ZM 24172.685 47900.696 L 24213.310 47900.696 C 24238.700 47940.644 24257.659 47979.745 24270.185 48018.001 C 24282.880 48056.256 24289.228 48094.257 24289.228 48132.005 C 24289.228 48169.921 24282.880 48208.092 24270.185 48246.516 C 24257.659 48284.941 24238.700 48324.042 24213.310 48363.821 L 24172.685 48363.821 C 24195.198 48325.058 24211.955 48286.549 24222.958 48248.294 C 24234.130 48209.869 24239.716 48171.106 24239.716 48132.005 C 24239.716 48092.903 24234.130 48054.309 24222.958 48016.223 C 24211.955 47978.137 24195.198 47939.628 24172.685 47900.696 Z">
                <!-- 86 nodes -->
              </draw:path>
              <draw:path id="text5624" draw:style-name="style0" draw:layer="layout" svg:x="2.923cm" svg:y="21.144cm" svg:width="1.587cm" svg:height="0.463cm" svg:viewBox="0.0 0.0 1587.235 463.125" svg:d="M 5980.410 42473.286 C 5957.389 42473.286 5939.108 42481.157 5925.566 42496.899 C 5912.194 42512.642 5905.508 42534.224 5905.508 42561.646 C 5905.508 42588.898 5912.194 42610.480 5925.566 42626.392 C 5939.108 42642.134 5957.389 42650.005 5980.410 42650.005 C 6003.431 42650.005 6021.627 42642.134 6035.000 42626.392 C 6048.541 42610.480 6055.312 42588.898 6055.312 42561.646 C 6055.312 42534.224 6048.541 42512.642 6035.000 42496.899 C 6021.627 42481.157 6003.431 42473.286 5980.410 42473.286 ZM 6082.226 42312.564 L 6082.226 42359.282 C 6069.362 42353.189 6056.328 42348.534 6043.125 42345.317 C 6030.091 42342.101 6017.142 42340.493 6004.277 42340.493 C 5970.423 42340.493 5944.525 42351.919 5926.582 42374.771 C 5908.808 42397.622 5898.652 42432.153 5896.113 42478.364 C 5906.100 42463.638 5918.626 42452.381 5933.691 42444.595 C 5948.756 42436.639 5965.345 42432.661 5983.457 42432.661 C 6021.543 42432.661 6051.588 42444.256 6073.594 42467.446 C 6095.768 42490.467 6106.855 42521.867 6106.855 42561.646 C 6106.855 42600.578 6095.345 42631.808 6072.324 42655.337 C 6049.303 42678.866 6018.665 42690.630 5980.410 42690.630 C 5936.569 42690.630 5903.053 42673.872 5879.863 42640.356 C 5856.673 42606.672 5845.078 42557.922 5845.078 42494.106 C 5845.078 42434.185 5859.297 42386.450 5887.734 42350.903 C 5916.172 42315.187 5954.342 42297.329 6002.246 42297.329 C 6015.110 42297.329 6028.060 42298.599 6041.094 42301.138 C 6054.297 42303.677 6068.008 42307.485 6082.226 42312.564 ZM 6466.080 42288.696 C 6443.397 42327.629 6426.555 42366.138 6415.552 42404.224 C 6404.550 42442.310 6399.049 42480.903 6399.049 42520.005 C 6399.049 42559.106 6404.550 42597.870 6415.552 42636.294 C 6426.724 42674.549 6443.567 42713.058 6466.080 42751.821 L 6425.455 42751.821 C 6400.064 42712.043 6381.021 42672.941 6368.326 42634.517 C 6355.800 42596.092 6349.537 42557.922 6349.537 42520.005 C 6349.537 42482.258 6355.800 42444.256 6368.326 42406.001 C 6380.852 42367.746 6399.895 42328.644 6425.455 42288.696 L 6466.080 42288.696 ZM 6746.829 42357.251 L 6746.829 42498.677 L 6888.255 42498.677 L 6888.255 42541.841 L 6746.829 42541.841 L 6746.829 42683.267 L 6704.173 42683.267 L 6704.173 42541.841 L 6562.747 42541.841 L 6562.747 42498.677 L 6704.173 42498.677 L 6704.173 42357.251 L 6746.829 42357.251 ZM 7007.901 42640.103 L 7091.690 42640.103 L 7091.690 42350.903 L 7000.538 42369.185 L 7000.538 42322.466 L 7091.183 42304.185 L 7142.472 42304.185 L 7142.472 42640.103 L 7226.261 42640.103 L 7226.261 42683.267 L 7007.901 42683.267 L 7007.901 42640.103 ZM 7315.770 42288.696 L 7356.395 42288.696 C 7381.785 42328.644 7400.744 42367.746 7413.270 42406.001 C 7425.965 42444.256 7432.313 42482.258 7432.313 42520.005 C 7432.313 42557.922 7425.965 42596.092 7413.270 42634.517 C 7400.744 42672.941 7381.785 42712.043 7356.395 42751.821 L 7315.770 42751.821 C 7338.283 42713.058 7355.041 42674.549 7366.043 42636.294 C 7377.215 42597.870 7382.801 42559.106 7382.801 42520.005 C 7382.801 42480.903 7377.215 42442.310 7366.043 42404.224 C 7355.041 42366.138 7338.283 42327.629 7315.770 42288.696 Z">
                <!-- 74 nodes -->
              </draw:path>
              <draw:path id="text5628" draw:style-name="style1" draw:layer="layout" svg:x="5.584cm" svg:y="21.144cm" svg:width="1.897cm" svg:height="0.463cm" svg:viewBox="0.0 0.0 1897.135 463.125" svg:d="M 11175.456 42640.103 L 11259.246 42640.103 L 11259.246 42350.903 L 11168.093 42369.185 L 11168.093 42322.466 L 11258.738 42304.185 L 11310.027 42304.185 L 11310.027 42640.103 L 11393.816 42640.103 L 11393.816 42683.267 L 11175.456 42683.267 L 11175.456 42640.103 ZM 11652.680 42478.872 C 11677.225 42484.120 11696.352 42495.037 11710.063 42511.626 C 11723.943 42528.215 11730.883 42548.696 11730.883 42573.071 C 11730.883 42610.480 11718.019 42639.426 11692.290 42659.907 C 11666.561 42680.389 11629.998 42690.630 11582.602 42690.630 C 11566.691 42690.630 11550.272 42689.022 11533.344 42685.806 C 11516.587 42682.759 11499.236 42678.104 11481.294 42671.841 L 11481.294 42622.329 C 11495.512 42630.623 11511.085 42636.886 11528.012 42641.118 C 11544.939 42645.350 11562.628 42647.466 11581.079 42647.466 C 11613.240 42647.466 11637.700 42641.118 11654.458 42628.423 C 11671.385 42615.728 11679.848 42597.277 11679.848 42573.071 C 11679.848 42550.728 11671.977 42533.293 11656.235 42520.767 C 11640.662 42508.071 11618.911 42501.724 11590.981 42501.724 L 11546.801 42501.724 L 11546.801 42459.575 L 11593.012 42459.575 C 11618.234 42459.575 11637.531 42454.582 11650.903 42444.595 C 11664.275 42434.439 11670.962 42419.881 11670.962 42400.923 C 11670.962 42381.457 11664.022 42366.561 11650.141 42356.235 C 11636.430 42345.741 11616.710 42340.493 11590.981 42340.493 C 11576.932 42340.493 11561.867 42342.017 11545.786 42345.064 C 11529.705 42348.110 11512.016 42352.850 11492.719 42359.282 L 11492.719 42313.579 C 11512.186 42308.162 11530.382 42304.100 11547.309 42301.392 C 11564.406 42298.683 11580.486 42297.329 11595.551 42297.329 C 11634.484 42297.329 11665.291 42306.216 11687.973 42323.989 C 11710.656 42341.593 11721.997 42365.461 11721.997 42395.591 C 11721.997 42416.580 11715.988 42434.354 11703.969 42448.911 C 11691.951 42463.299 11674.855 42473.286 11652.680 42478.872 ZM 12098.995 42288.696 C 12076.312 42327.629 12059.470 42366.138 12048.467 42404.224 C 12037.465 42442.310 12031.963 42480.903 12031.963 42520.005 C 12031.963 42559.106 12037.465 42597.870 12048.467 42636.294 C 12059.639 42674.549 12076.482 42713.058 12098.995 42751.821 L 12058.370 42751.821 C 12032.979 42712.043 12013.936 42672.941 12001.241 42634.517 C 11988.715 42596.092 11982.452 42557.922 11982.452 42520.005 C 11982.452 42482.258 11988.715 42444.256 12001.241 42406.001 C 12013.767 42367.746 12032.810 42328.644 12058.370 42288.696 L 12098.995 42288.696 ZM 12379.744 42357.251 L 12379.744 42498.677 L 12521.170 42498.677 L 12521.170 42541.841 L 12379.744 42541.841 L 12379.744 42683.267 L 12337.088 42683.267 L 12337.088 42541.841 L 12195.662 42541.841 L 12195.662 42498.677 L 12337.088 42498.677 L 12337.088 42357.251 L 12379.744 42357.251 ZM 12741.617 42503.247 C 12717.242 42503.247 12698.030 42509.764 12683.980 42522.798 C 12670.100 42535.832 12663.160 42553.774 12663.160 42576.626 C 12663.160 42599.478 12670.100 42617.420 12683.980 42630.454 C 12698.030 42643.488 12717.242 42650.005 12741.617 42650.005 C 12765.992 42650.005 12785.204 42643.488 12799.254 42630.454 C 12813.303 42617.251 12820.328 42599.308 12820.328 42576.626 C 12820.328 42553.774 12813.303 42535.832 12799.254 42522.798 C 12785.374 42509.764 12766.161 42503.247 12741.617 42503.247 ZM 12690.328 42481.411 C 12668.323 42475.995 12651.142 42465.754 12638.785 42450.689 C 12626.598 42435.623 12620.504 42417.258 12620.504 42395.591 C 12620.504 42365.291 12631.253 42341.340 12652.750 42323.735 C 12674.417 42306.131 12704.039 42297.329 12741.617 42297.329 C 12779.365 42297.329 12808.987 42306.131 12830.484 42323.735 C 12851.982 42341.340 12862.730 42365.291 12862.730 42395.591 C 12862.730 42417.258 12856.552 42435.623 12844.195 42450.689 C 12832.008 42465.754 12814.996 42475.995 12793.160 42481.411 C 12817.874 42487.166 12837.086 42498.423 12850.797 42515.181 C 12864.677 42531.939 12871.617 42552.420 12871.617 42576.626 C 12871.617 42613.358 12860.361 42641.541 12837.848 42661.177 C 12815.504 42680.812 12783.427 42690.630 12741.617 42690.630 C 12699.807 42690.630 12667.646 42680.812 12645.133 42661.177 C 12622.789 42641.541 12611.617 42613.358 12611.617 42576.626 C 12611.617 42552.420 12618.557 42531.939 12632.437 42515.181 C 12646.318 42498.423 12665.615 42487.166 12690.328 42481.411 ZM 12671.539 42400.415 C 12671.539 42420.051 12677.633 42435.370 12689.820 42446.372 C 12702.177 42457.375 12719.443 42462.876 12741.617 42462.876 C 12763.622 42462.876 12780.803 42457.375 12793.160 42446.372 C 12805.686 42435.370 12811.949 42420.051 12811.949 42400.415 C 12811.949 42380.780 12805.686 42365.461 12793.160 42354.458 C 12780.803 42343.455 12763.622 42337.954 12741.617 42337.954 C 12719.443 42337.954 12702.177 42343.455 12689.820 42354.458 C 12677.633 42365.461 12671.539 42380.780 12671.539 42400.415 ZM 12948.685 42288.696 L 12989.310 42288.696 C 13014.701 42328.644 13033.659 42367.746 13046.185 42406.001 C 13058.880 42444.256 13065.228 42482.258 13065.228 42520.005 C 13065.228 42557.922 13058.880 42596.092 13046.185 42634.517 C 13033.659 42672.941 13014.701 42712.043 12989.310 42751.821 L 12948.685 42751.821 C 12971.198 42713.058 12987.956 42674.549 12998.958 42636.294 C 13010.130 42597.870 13015.716 42559.106 13015.716 42520.005 C 13015.716 42480.903 13010.130 42442.310 12998.958 42404.224 C 12987.956 42366.138 12971.198 42327.629 12948.685 42288.696 Z">
                <!-- 112 nodes -->
              </draw:path>
              <draw:path id="text5632" draw:style-name="style1" draw:layer="layout" svg:x="8.390cm" svg:y="21.144cm" svg:width="1.897cm" svg:height="0.463cm" svg:viewBox="0.0 0.0 1897.135 463.125" svg:d="M 16787.456 42640.103 L 16871.245 42640.103 L 16871.245 42350.903 L 16780.093 42369.185 L 16780.093 42322.466 L 16870.738 42304.185 L 16922.027 42304.185 L 16922.027 42640.103 L 17005.816 42640.103 L 17005.816 42683.267 L 16787.456 42683.267 L 16787.456 42640.103 ZM 17153.469 42640.103 L 17332.473 42640.103 L 17332.473 42683.267 L 17091.770 42683.267 L 17091.770 42640.103 C 17111.236 42619.959 17137.727 42592.961 17171.243 42559.106 C 17204.928 42525.083 17226.086 42503.162 17234.719 42493.345 C 17251.139 42474.894 17262.564 42459.321 17268.997 42446.626 C 17275.598 42433.761 17278.899 42421.151 17278.899 42408.794 C 17278.899 42388.651 17271.790 42372.232 17257.571 42359.536 C 17243.521 42346.841 17225.155 42340.493 17202.473 42340.493 C 17186.392 42340.493 17169.381 42343.286 17151.438 42348.872 C 17133.665 42354.458 17114.622 42362.922 17094.309 42374.263 L 17094.309 42322.466 C 17114.960 42314.172 17134.257 42307.909 17152.200 42303.677 C 17170.142 42299.445 17186.562 42297.329 17201.458 42297.329 C 17240.728 42297.329 17272.044 42307.147 17295.403 42326.782 C 17318.762 42346.418 17330.442 42372.655 17330.442 42405.493 C 17330.442 42421.066 17327.480 42435.877 17321.555 42449.927 C 17315.800 42463.807 17305.221 42480.226 17289.817 42499.185 C 17285.585 42504.093 17272.128 42518.312 17249.446 42541.841 C 17226.764 42565.200 17194.771 42597.954 17153.469 42640.103 ZM 17710.995 42288.696 C 17688.312 42327.629 17671.470 42366.138 17660.467 42404.224 C 17649.465 42442.310 17643.963 42480.903 17643.963 42520.005 C 17643.963 42559.106 17649.465 42597.870 17660.467 42636.294 C 17671.639 42674.549 17688.482 42713.058 17710.995 42751.821 L 17670.370 42751.821 C 17644.979 42712.043 17625.936 42672.941 17613.241 42634.517 C 17600.715 42596.092 17594.452 42557.922 17594.452 42520.005 C 17594.452 42482.258 17600.715 42444.256 17613.241 42406.001 C 17625.767 42367.746 17644.810 42328.644 17670.370 42288.696 L 17710.995 42288.696 ZM 17991.744 42357.251 L 17991.744 42498.677 L 18133.170 42498.677 L 18133.170 42541.841 L 17991.744 42541.841 L 17991.744 42683.267 L 17949.088 42683.267 L 17949.088 42541.841 L 17807.662 42541.841 L 17807.662 42498.677 L 17949.088 42498.677 L 17949.088 42357.251 L 17991.744 42357.251 ZM 18230.980 42304.185 L 18474.730 42304.185 L 18474.730 42326.021 L 18337.113 42683.267 L 18283.539 42683.267 L 18413.031 42347.349 L 18230.980 42347.349 L 18230.980 42304.185 ZM 18560.685 42288.696 L 18601.310 42288.696 C 18626.700 42328.644 18645.659 42367.746 18658.185 42406.001 C 18670.880 42444.256 18677.228 42482.258 18677.228 42520.005 C 18677.228 42557.922 18670.880 42596.092 18658.185 42634.517 C 18645.659 42672.941 18626.700 42712.043 18601.310 42751.821 L 18560.685 42751.821 C 18583.198 42713.058 18599.956 42674.549 18610.958 42636.294 C 18622.130 42597.870 18627.716 42559.106 18627.716 42520.005 C 18627.716 42480.903 18622.130 42442.310 18610.958 42404.224 C 18599.956 42366.138 18583.198 42327.629 18560.685 42288.696 Z">
                <!-- 77 nodes -->
              </draw:path>
              <draw:path id="text5636" draw:style-name="style1" draw:layer="layout" svg:x="11.005cm" svg:y="21.144cm" svg:width="2.265cm" svg:height="0.463cm" svg:viewBox="0.0 0.0 2264.687 463.125" svg:d="M 22010.023 42304.185 L 22253.773 42304.185 L 22253.773 42326.021 L 22116.156 42683.267 L 22062.581 42683.267 L 22192.074 42347.349 L 22010.023 42347.349 L 22010.023 42304.185 ZM 22624.677 42288.696 C 22601.995 42327.629 22585.152 42366.138 22574.150 42404.224 C 22563.147 42442.310 22557.646 42480.903 22557.646 42520.005 C 22557.646 42559.106 22563.147 42597.870 22574.150 42636.294 C 22585.322 42674.549 22602.164 42713.058 22624.677 42751.821 L 22584.052 42751.821 C 22558.661 42712.043 22539.618 42672.941 22526.923 42634.517 C 22514.397 42596.092 22508.134 42557.922 22508.134 42520.005 C 22508.134 42482.258 22514.397 42444.256 22526.923 42406.001 C 22539.449 42367.746 22558.492 42328.644 22584.052 42288.696 L 22624.677 42288.696 ZM 22905.426 42357.251 L 22905.426 42498.677 L 23046.852 42498.677 L 23046.852 42541.841 L 22905.426 42541.841 L 22905.426 42683.267 L 22862.770 42683.267 L 22862.770 42541.841 L 22721.344 42541.841 L 22721.344 42498.677 L 22862.770 42498.677 L 22862.770 42357.251 L 22905.426 42357.251 ZM 23298.530 42348.872 L 23169.038 42551.235 L 23298.530 42551.235 L 23298.530 42348.872 ZM 23285.073 42304.185 L 23349.565 42304.185 L 23349.565 42551.235 L 23403.647 42551.235 L 23403.647 42593.892 L 23349.565 42593.892 L 23349.565 42683.267 L 23298.530 42683.267 L 23298.530 42593.892 L 23127.397 42593.892 L 23127.397 42544.380 L 23285.073 42304.185 ZM 23623.477 42520.005 L 23760.333 42520.005 L 23760.333 42561.646 L 23623.477 42561.646 L 23623.477 42520.005 ZM 23885.592 42640.103 L 24064.596 42640.103 L 24064.596 42683.267 L 23823.892 42683.267 L 23823.892 42640.103 C 23843.359 42619.959 23869.849 42592.961 23903.365 42559.106 C 23937.050 42525.083 23958.209 42503.162 23966.842 42493.345 C 23983.261 42474.894 23994.687 42459.321 24001.119 42446.626 C 24007.721 42433.761 24011.021 42421.151 24011.021 42408.794 C 24011.021 42388.651 24003.912 42372.232 23989.693 42359.536 C 23975.644 42346.841 23957.278 42340.493 23934.596 42340.493 C 23918.515 42340.493 23901.503 42343.286 23883.560 42348.872 C 23865.787 42354.458 23846.744 42362.922 23826.431 42374.263 L 23826.431 42322.466 C 23847.083 42314.172 23866.379 42307.909 23884.322 42303.677 C 23902.265 42299.445 23918.684 42297.329 23933.580 42297.329 C 23972.851 42297.329 24004.166 42307.147 24027.525 42326.782 C 24050.885 42346.418 24062.564 42372.655 24062.564 42405.493 C 24062.564 42421.066 24059.602 42435.877 24053.678 42449.927 C 24047.922 42463.807 24037.343 42480.226 24021.939 42499.185 C 24017.708 42504.093 24004.251 42518.312 23981.568 42541.841 C 23958.886 42565.200 23926.894 42597.954 23885.592 42640.103 ZM 24158.167 42288.696 L 24198.792 42288.696 C 24224.183 42328.644 24243.141 42367.746 24255.667 42406.001 C 24268.362 42444.256 24274.710 42482.258 24274.710 42520.005 C 24274.710 42557.922 24268.362 42596.092 24255.667 42634.517 C 24243.141 42672.941 24224.183 42712.043 24198.792 42751.821 L 24158.167 42751.821 C 24180.680 42713.058 24197.438 42674.549 24208.441 42636.294 C 24219.612 42597.870 24225.198 42559.106 24225.198 42520.005 C 24225.198 42480.903 24219.612 42442.310 24208.441 42404.224 C 24197.438 42366.138 24180.680 42327.629 24158.167 42288.696 Z">
                <!-- 86 nodes -->
              </draw:path>
              <draw:path id="text5640" draw:style-name="style1" draw:layer="layout" svg:x="2.587cm" svg:y="18.338cm" svg:width="2.265cm" svg:height="0.463cm" svg:viewBox="0.0 0.0 2264.687 463.125" svg:d="M 5174.023 36692.185 L 5417.773 36692.185 L 5417.773 36714.021 L 5280.156 37071.267 L 5226.582 37071.267 L 5356.074 36735.349 L 5174.023 36735.349 L 5174.023 36692.185 ZM 5788.677 36676.696 C 5765.995 36715.629 5749.153 36754.138 5738.150 36792.224 C 5727.147 36830.310 5721.646 36868.903 5721.646 36908.005 C 5721.646 36947.107 5727.147 36985.870 5738.150 37024.294 C 5749.322 37062.549 5766.164 37101.058 5788.677 37139.821 L 5748.052 37139.821 C 5722.662 37100.043 5703.619 37060.941 5690.924 37022.517 C 5678.397 36984.092 5672.134 36945.922 5672.134 36908.005 C 5672.134 36870.258 5678.397 36832.256 5690.924 36794.001 C 5703.450 36755.746 5722.493 36716.644 5748.052 36676.696 L 5788.677 36676.696 ZM 6069.427 36745.251 L 6069.427 36886.677 L 6210.852 36886.677 L 6210.852 36929.841 L 6069.427 36929.841 L 6069.427 37071.267 L 6026.770 37071.267 L 6026.770 36929.841 L 5885.345 36929.841 L 5885.345 36886.677 L 6026.770 36886.677 L 6026.770 36745.251 L 6069.427 36745.251 ZM 6477.003 36866.872 C 6501.547 36872.120 6520.675 36883.038 6534.386 36899.626 C 6548.266 36916.215 6555.206 36936.696 6555.206 36961.071 C 6555.206 36998.480 6542.342 37027.426 6516.612 37047.907 C 6490.883 37068.389 6454.321 37078.630 6406.925 37078.630 C 6391.013 37078.630 6374.594 37077.022 6357.667 37073.806 C 6340.909 37070.759 6323.559 37066.104 6305.616 37059.841 L 6305.616 37010.329 C 6319.835 37018.624 6335.408 37024.887 6352.335 37029.118 C 6369.262 37033.350 6386.951 37035.466 6405.401 37035.466 C 6437.563 37035.466 6462.023 37029.118 6478.780 37016.423 C 6495.707 37003.728 6504.171 36985.277 6504.171 36961.071 C 6504.171 36938.728 6496.300 36921.293 6480.558 36908.767 C 6464.985 36896.071 6443.233 36889.724 6415.304 36889.724 L 6371.124 36889.724 L 6371.124 36847.575 L 6417.335 36847.575 C 6442.556 36847.575 6461.853 36842.582 6475.226 36832.595 C 6488.598 36822.439 6495.284 36807.881 6495.284 36788.923 C 6495.284 36769.457 6488.344 36754.561 6474.464 36744.236 C 6460.753 36733.741 6441.033 36728.493 6415.304 36728.493 C 6401.254 36728.493 6386.189 36730.017 6370.108 36733.064 C 6354.028 36736.111 6336.339 36740.850 6317.042 36747.282 L 6317.042 36701.579 C 6336.508 36696.163 6354.705 36692.100 6371.632 36689.392 C 6388.728 36686.683 6404.809 36685.329 6419.874 36685.329 C 6458.806 36685.329 6489.614 36694.216 6512.296 36711.989 C 6534.978 36729.594 6546.319 36753.461 6546.319 36783.591 C 6546.319 36804.581 6540.310 36822.354 6528.292 36836.911 C 6516.274 36851.299 6499.177 36861.286 6477.003 36866.872 ZM 6787.478 36908.005 L 6924.333 36908.005 L 6924.333 36949.646 L 6787.478 36949.646 L 6787.478 36908.005 ZM 7014.299 37028.103 L 7098.088 37028.103 L 7098.088 36738.904 L 7006.936 36757.185 L 7006.936 36710.466 L 7097.580 36692.185 L 7148.869 36692.185 L 7148.869 37028.103 L 7232.658 37028.103 L 7232.658 37071.267 L 7014.299 37071.267 L 7014.299 37028.103 ZM 7322.168 36676.696 L 7362.793 36676.696 C 7388.183 36716.644 7407.142 36755.746 7419.668 36794.001 C 7432.363 36832.256 7438.711 36870.258 7438.711 36908.005 C 7438.711 36945.922 7432.363 36984.092 7419.668 37022.517 C 7407.142 37060.941 7388.183 37100.043 7362.793 37139.821 L 7322.168 37139.821 C 7344.681 37101.058 7361.438 37062.549 7372.441 37024.294 C 7383.613 36985.870 7389.199 36947.107 7389.199 36908.005 C 7389.199 36868.903 7383.613 36830.310 7372.441 36792.224 C 7361.438 36754.138 7344.681 36715.629 7322.168 36676.696 Z">
                <!-- 90 nodes -->
              </draw:path>
              <draw:path id="text5644" draw:style-name="style1" draw:layer="layout" svg:x="5.873cm" svg:y="18.338cm" svg:width="1.318cm" svg:height="0.463cm" svg:viewBox="0.0 0.0 1318.375 463.125" svg:d="M 11754.207 37028.103 L 11837.996 37028.103 L 11837.996 36738.904 L 11746.844 36757.185 L 11746.844 36710.466 L 11837.488 36692.185 L 11888.777 36692.185 L 11888.777 37028.103 L 11972.566 37028.103 L 11972.566 37071.267 L 11754.207 37071.267 L 11754.207 37028.103 ZM 12347.025 36676.696 C 12324.343 36715.629 12307.500 36754.138 12296.498 36792.224 C 12285.495 36830.310 12279.994 36868.903 12279.994 36908.005 C 12279.994 36947.107 12285.495 36985.870 12296.498 37024.294 C 12307.670 37062.549 12324.512 37101.058 12347.025 37139.821 L 12306.400 37139.821 C 12281.010 37100.043 12261.967 37060.941 12249.271 37022.517 C 12236.745 36984.092 12230.482 36945.922 12230.482 36908.005 C 12230.482 36870.258 12236.745 36832.256 12249.271 36794.001 C 12261.797 36755.746 12280.840 36716.644 12306.400 36676.696 L 12347.025 36676.696 ZM 12413.985 36908.005 L 12550.841 36908.005 L 12550.841 36949.646 L 12413.985 36949.646 L 12413.985 36908.005 ZM 12772.838 36736.872 L 12643.346 36939.236 L 12772.838 36939.236 L 12772.838 36736.872 ZM 12759.381 36692.185 L 12823.873 36692.185 L 12823.873 36939.236 L 12877.955 36939.236 L 12877.955 36981.892 L 12823.873 36981.892 L 12823.873 37071.267 L 12772.838 37071.267 L 12772.838 36981.892 L 12601.705 36981.892 L 12601.705 36932.380 L 12759.381 36692.185 ZM 12948.675 36676.696 L 12989.300 36676.696 C 13014.691 36716.644 13033.649 36755.746 13046.175 36794.001 C 13058.871 36832.256 13065.218 36870.258 13065.218 36908.005 C 13065.218 36945.922 13058.871 36984.092 13046.175 37022.517 C 13033.649 37060.941 13014.691 37100.043 12989.300 37139.821 L 12948.675 37139.821 C 12971.188 37101.058 12987.946 37062.549 12998.949 37024.294 C 13010.121 36985.870 13015.707 36947.107 13015.707 36908.005 C 13015.707 36868.903 13010.121 36830.310 12998.949 36792.224 C 12987.946 36754.138 12971.188 36715.629 12948.675 36676.696 Z">
                <!-- 55 nodes -->
              </draw:path>
              <draw:path id="text5648" draw:style-name="style1" draw:layer="layout" svg:x="8.194cm" svg:y="18.338cm" svg:width="2.269cm" svg:height="0.463cm" svg:viewBox="0.0 0.0 2269.258 463.125" svg:d="M 16450.582 37028.103 L 16629.585 37028.103 L 16629.585 37071.267 L 16388.882 37071.267 L 16388.882 37028.103 C 16408.348 37007.959 16434.839 36980.961 16468.355 36947.107 C 16502.040 36913.083 16523.199 36891.163 16531.832 36881.345 C 16548.251 36862.894 16559.677 36847.321 16566.109 36834.626 C 16572.710 36821.762 16576.011 36809.151 16576.011 36796.794 C 16576.011 36776.651 16568.902 36760.232 16554.683 36747.536 C 16540.634 36734.841 16522.268 36728.493 16499.585 36728.493 C 16483.505 36728.493 16466.493 36731.286 16448.550 36736.872 C 16430.777 36742.458 16411.734 36750.922 16391.421 36762.263 L 16391.421 36710.466 C 16412.072 36702.172 16431.369 36695.909 16449.312 36691.677 C 16467.255 36687.445 16483.674 36685.329 16498.570 36685.329 C 16537.841 36685.329 16569.156 36695.147 16592.515 36714.782 C 16615.875 36734.418 16627.554 36760.655 16627.554 36793.493 C 16627.554 36809.066 16624.592 36823.877 16618.667 36837.927 C 16612.912 36851.807 16602.333 36868.226 16586.929 36887.185 C 16582.697 36892.094 16569.240 36906.312 16546.558 36929.841 C 16523.876 36953.200 16491.884 36985.954 16450.582 37028.103 ZM 17008.107 36676.696 C 16985.425 36715.629 16968.582 36754.138 16957.580 36792.224 C 16946.577 36830.310 16941.076 36868.903 16941.076 36908.005 C 16941.076 36947.107 16946.577 36985.870 16957.580 37024.294 C 16968.751 37062.549 16985.594 37101.058 17008.107 37139.821 L 16967.482 37139.821 C 16942.091 37100.043 16923.048 37060.941 16910.353 37022.517 C 16897.827 36984.092 16891.564 36945.922 16891.564 36908.005 C 16891.564 36870.258 16897.827 36832.256 16910.353 36794.001 C 16922.879 36755.746 16941.922 36716.644 16967.482 36676.696 L 17008.107 36676.696 ZM 17288.856 36745.251 L 17288.856 36886.677 L 17430.282 36886.677 L 17430.282 36929.841 L 17288.856 36929.841 L 17288.856 37071.267 L 17246.200 37071.267 L 17246.200 36929.841 L 17104.774 36929.841 L 17104.774 36886.677 L 17246.200 36886.677 L 17246.200 36745.251 L 17288.856 36745.251 ZM 17549.929 37028.103 L 17633.718 37028.103 L 17633.718 36738.904 L 17542.565 36757.185 L 17542.565 36710.466 L 17633.210 36692.185 L 17684.499 36692.185 L 17684.499 37028.103 L 17768.288 37028.103 L 17768.288 37071.267 L 17549.929 37071.267 L 17549.929 37028.103 ZM 18006.907 36908.005 L 18143.763 36908.005 L 18143.763 36949.646 L 18006.907 36949.646 L 18006.907 36908.005 ZM 18365.760 36736.872 L 18236.268 36939.236 L 18365.760 36939.236 L 18365.760 36736.872 ZM 18352.303 36692.185 L 18416.795 36692.185 L 18416.795 36939.236 L 18470.877 36939.236 L 18470.877 36981.892 L 18416.795 36981.892 L 18416.795 37071.267 L 18365.760 37071.267 L 18365.760 36981.892 L 18194.627 36981.892 L 18194.627 36932.380 L 18352.303 36692.185 ZM 18541.597 36676.696 L 18582.222 36676.696 C 18607.613 36716.644 18626.571 36755.746 18639.097 36794.001 C 18651.792 36832.256 18658.140 36870.258 18658.140 36908.005 C 18658.140 36945.922 18651.792 36984.092 18639.097 37022.517 C 18626.571 37060.941 18607.613 37100.043 18582.222 37139.821 L 18541.597 37139.821 C 18564.110 37101.058 18580.868 37062.549 18591.870 37024.294 C 18603.042 36985.870 18608.628 36947.107 18608.628 36908.005 C 18608.628 36868.903 18603.042 36830.310 18591.870 36792.224 C 18580.868 36754.138 18564.110 36715.629 18541.597 36676.696 Z">
                <!-- 90 nodes -->
              </draw:path>
              <draw:path id="text5652" draw:style-name="style1" draw:layer="layout" svg:x="11.000cm" svg:y="18.338cm" svg:width="2.269cm" svg:height="0.463cm" svg:viewBox="0.0 0.0 2269.258 463.125" svg:d="M 22062.581 37028.103 L 22241.585 37028.103 L 22241.585 37071.267 L 22000.882 37071.267 L 22000.882 37028.103 C 22020.348 37007.959 22046.839 36980.961 22080.355 36947.107 C 22114.040 36913.083 22135.199 36891.163 22143.831 36881.345 C 22160.251 36862.894 22171.676 36847.321 22178.109 36834.626 C 22184.710 36821.762 22188.011 36809.151 22188.011 36796.794 C 22188.011 36776.651 22180.902 36760.232 22166.683 36747.536 C 22152.634 36734.841 22134.268 36728.493 22111.585 36728.493 C 22095.505 36728.493 22078.493 36731.286 22060.550 36736.872 C 22042.777 36742.458 22023.734 36750.922 22003.421 36762.263 L 22003.421 36710.466 C 22024.072 36702.172 22043.369 36695.909 22061.312 36691.677 C 22079.255 36687.445 22095.674 36685.329 22110.570 36685.329 C 22149.841 36685.329 22181.156 36695.147 22204.515 36714.782 C 22227.874 36734.418 22239.554 36760.655 22239.554 36793.493 C 22239.554 36809.066 22236.592 36823.877 22230.667 36837.927 C 22224.912 36851.807 22214.333 36868.226 22198.929 36887.185 C 22194.697 36892.094 22181.240 36906.312 22158.558 36929.841 C 22135.876 36953.200 22103.884 36985.954 22062.581 37028.103 ZM 22620.107 36676.696 C 22597.424 36715.629 22580.582 36754.138 22569.579 36792.224 C 22558.577 36830.310 22553.076 36868.903 22553.076 36908.005 C 22553.076 36947.107 22558.577 36985.870 22569.579 37024.294 C 22580.751 37062.549 22597.594 37101.058 22620.107 37139.821 L 22579.482 37139.821 C 22554.091 37100.043 22535.048 37060.941 22522.353 37022.517 C 22509.827 36984.092 22503.564 36945.922 22503.564 36908.005 C 22503.564 36870.258 22509.827 36832.256 22522.353 36794.001 C 22534.879 36755.746 22553.922 36716.644 22579.482 36676.696 L 22620.107 36676.696 ZM 22900.856 36745.251 L 22900.856 36886.677 L 23042.282 36886.677 L 23042.282 36929.841 L 22900.856 36929.841 L 22900.856 37071.267 L 22858.200 37071.267 L 22858.200 36929.841 L 22716.774 36929.841 L 22716.774 36886.677 L 22858.200 36886.677 L 22858.200 36745.251 L 22900.856 36745.251 ZM 23197.221 37028.103 L 23376.225 37028.103 L 23376.225 37071.267 L 23135.522 37071.267 L 23135.522 37028.103 C 23154.988 37007.959 23181.479 36980.961 23214.995 36947.107 C 23248.680 36913.083 23269.839 36891.163 23278.471 36881.345 C 23294.891 36862.894 23306.316 36847.321 23312.749 36834.626 C 23319.350 36821.762 23322.651 36809.151 23322.651 36796.794 C 23322.651 36776.651 23315.542 36760.232 23301.323 36747.536 C 23287.273 36734.841 23268.908 36728.493 23246.225 36728.493 C 23230.145 36728.493 23213.133 36731.286 23195.190 36736.872 C 23177.417 36742.458 23158.374 36750.922 23138.061 36762.263 L 23138.061 36710.466 C 23158.712 36702.172 23178.009 36695.909 23195.952 36691.677 C 23213.895 36687.445 23230.314 36685.329 23245.210 36685.329 C 23284.480 36685.329 23315.796 36695.147 23339.155 36714.782 C 23362.514 36734.418 23374.194 36760.655 23374.194 36793.493 C 23374.194 36809.066 23371.232 36823.877 23365.307 36837.927 C 23359.552 36851.807 23348.973 36868.226 23333.569 36887.185 C 23329.337 36892.094 23315.880 36906.312 23293.198 36929.841 C 23270.516 36953.200 23238.523 36985.954 23197.221 37028.103 ZM 23618.907 36908.005 L 23755.762 36908.005 L 23755.762 36949.646 L 23618.907 36949.646 L 23618.907 36908.005 ZM 23837.349 36692.185 L 24038.697 36692.185 L 24038.697 36735.349 L 23884.322 36735.349 L 23884.322 36828.278 C 23891.770 36825.739 23899.218 36823.877 23906.666 36822.693 C 23914.114 36821.338 23921.562 36820.661 23929.010 36820.661 C 23971.327 36820.661 24004.843 36832.256 24029.556 36855.446 C 24054.270 36878.637 24066.627 36910.036 24066.627 36949.646 C 24066.627 36990.440 24053.931 37022.178 24028.541 37044.861 C 24003.150 37067.374 23967.349 37078.630 23921.139 37078.630 C 23905.227 37078.630 23888.977 37077.276 23872.389 37074.568 C 23855.969 37071.859 23838.958 37067.797 23821.353 37062.380 L 23821.353 37010.837 C 23836.588 37019.131 23852.330 37025.310 23868.580 37029.372 C 23884.830 37033.435 23902.011 37035.466 23920.123 37035.466 C 23949.407 37035.466 23972.597 37027.764 23989.693 37012.361 C 24006.790 36996.957 24015.338 36976.052 24015.338 36949.646 C 24015.338 36923.239 24006.790 36902.334 23989.693 36886.931 C 23972.597 36871.527 23949.407 36863.825 23920.123 36863.825 C 23906.412 36863.825 23892.701 36865.349 23878.990 36868.396 C 23865.448 36871.443 23851.568 36876.182 23837.349 36882.614 L 23837.349 36692.185 ZM 24153.597 36676.696 L 24194.222 36676.696 C 24219.612 36716.644 24238.571 36755.746 24251.097 36794.001 C 24263.792 36832.256 24270.140 36870.258 24270.140 36908.005 C 24270.140 36945.922 24263.792 36984.092 24251.097 37022.517 C 24238.571 37060.941 24219.612 37100.043 24194.222 37139.821 L 24153.597 37139.821 C 24176.110 37101.058 24192.868 37062.549 24203.870 37024.294 C 24215.042 36985.870 24220.628 36947.107 24220.628 36908.005 C 24220.628 36868.903 24215.042 36830.310 24203.870 36792.224 C 24192.868 36754.138 24176.110 36715.629 24153.597 36676.696 Z">
                <!-- 107 nodes -->
              </draw:path>
              <draw:path id="text5656" draw:style-name="style1" draw:layer="layout" svg:x="3.048cm" svg:y="15.532cm" svg:width="1.337cm" svg:height="0.463cm" svg:viewBox="0.0 0.0 1337.418 463.125" svg:d="M 6158.457 31416.103 L 6337.461 31416.103 L 6337.461 31459.267 L 6096.758 31459.267 L 6096.758 31416.103 C 6116.224 31395.960 6142.715 31368.961 6176.230 31335.107 C 6209.915 31301.083 6231.074 31279.163 6239.707 31269.345 C 6256.126 31250.895 6267.552 31235.322 6273.984 31222.626 C 6280.586 31209.762 6283.886 31197.151 6283.886 31184.794 C 6283.886 31164.651 6276.777 31148.232 6262.558 31135.536 C 6248.509 31122.841 6230.143 31116.493 6207.461 31116.493 C 6191.380 31116.493 6174.368 31119.286 6156.426 31124.872 C 6138.652 31130.458 6119.609 31138.922 6099.297 31150.263 L 6099.297 31098.466 C 6119.948 31090.172 6139.245 31083.909 6157.187 31079.677 C 6175.130 31075.445 6191.549 31073.329 6206.445 31073.329 C 6245.716 31073.329 6277.031 31083.147 6300.390 31102.783 C 6323.750 31122.418 6335.429 31148.655 6335.429 31181.493 C 6335.429 31197.066 6332.467 31211.878 6326.543 31225.927 C 6320.787 31239.807 6310.208 31256.227 6294.804 31275.185 C 6290.573 31280.094 6277.116 31294.312 6254.433 31317.841 C 6231.751 31341.200 6199.759 31373.954 6158.457 31416.103 ZM 6715.982 31064.697 C 6693.300 31103.629 6676.457 31142.138 6665.455 31180.224 C 6654.452 31218.310 6648.951 31256.904 6648.951 31296.005 C 6648.951 31335.107 6654.452 31373.870 6665.455 31412.294 C 6676.627 31450.549 6693.469 31489.059 6715.982 31527.822 L 6675.357 31527.822 C 6649.966 31488.043 6630.923 31448.941 6618.228 31410.517 C 6605.702 31372.092 6599.439 31333.922 6599.439 31296.005 C 6599.439 31258.258 6605.702 31220.256 6618.228 31182.001 C 6630.754 31143.746 6649.797 31104.645 6675.357 31064.697 L 6715.982 31064.697 ZM 6782.942 31296.005 L 6919.798 31296.005 L 6919.798 31337.646 L 6782.942 31337.646 L 6782.942 31296.005 ZM 7156.268 31254.872 C 7180.812 31260.120 7199.940 31271.038 7213.651 31287.626 C 7227.531 31304.215 7234.471 31324.697 7234.471 31349.072 C 7234.471 31386.480 7221.606 31415.426 7195.877 31435.908 C 7170.148 31456.389 7133.585 31466.630 7086.190 31466.630 C 7070.278 31466.630 7053.859 31465.022 7036.932 31461.806 C 7020.174 31458.759 7002.824 31454.104 6984.881 31447.841 L 6984.881 31398.329 C 6999.100 31406.624 7014.673 31412.887 7031.600 31417.118 C 7048.527 31421.350 7066.216 31423.466 7084.666 31423.466 C 7116.828 31423.466 7141.287 31417.118 7158.045 31404.423 C 7174.972 31391.728 7183.436 31373.277 7183.436 31349.072 C 7183.436 31326.728 7175.565 31309.293 7159.822 31296.767 C 7144.249 31284.072 7122.498 31277.724 7094.568 31277.724 L 7050.389 31277.724 L 7050.389 31235.575 L 7096.600 31235.575 C 7121.821 31235.575 7141.118 31230.582 7154.490 31220.595 C 7167.863 31210.439 7174.549 31195.881 7174.549 31176.923 C 7174.549 31157.457 7167.609 31142.561 7153.729 31132.236 C 7140.018 31121.741 7120.298 31116.493 7094.568 31116.493 C 7080.519 31116.493 7065.454 31118.017 7049.373 31121.064 C 7033.292 31124.111 7015.604 31128.850 6996.307 31135.283 L 6996.307 31089.579 C 7015.773 31084.163 7033.970 31080.100 7050.897 31077.392 C 7067.993 31074.684 7084.074 31073.329 7099.139 31073.329 C 7138.071 31073.329 7168.878 31082.216 7191.561 31099.990 C 7214.243 31117.594 7225.584 31141.461 7225.584 31171.591 C 7225.584 31192.581 7219.575 31210.354 7207.557 31224.911 C 7195.539 31239.299 7178.442 31249.286 7156.268 31254.872 ZM 7317.632 31064.697 L 7358.257 31064.697 C 7383.648 31104.645 7402.606 31143.746 7415.132 31182.001 C 7427.828 31220.256 7434.175 31258.258 7434.175 31296.005 C 7434.175 31333.922 7427.828 31372.092 7415.132 31410.517 C 7402.606 31448.941 7383.648 31488.043 7358.257 31527.822 L 7317.632 31527.822 C 7340.145 31489.059 7356.903 31450.549 7367.906 31412.294 C 7379.078 31373.870 7384.663 31335.107 7384.663 31296.005 C 7384.663 31256.904 7379.078 31218.310 7367.906 31180.224 C 7356.903 31142.138 7340.145 31103.629 7317.632 31064.697 Z">
                <!-- 79 nodes -->
              </draw:path>
              <draw:path id="text5660" draw:style-name="style1" draw:layer="layout" svg:x="5.873cm" svg:y="15.532cm" svg:width="1.318cm" svg:height="0.463cm" svg:viewBox="0.0 0.0 1318.375 463.125" svg:d="M 11754.207 31416.103 L 11837.996 31416.103 L 11837.996 31126.904 L 11746.844 31145.185 L 11746.844 31098.466 L 11837.488 31080.185 L 11888.777 31080.185 L 11888.777 31416.103 L 11972.566 31416.103 L 11972.566 31459.267 L 11754.207 31459.267 L 11754.207 31416.103 ZM 12347.025 31064.697 C 12324.343 31103.629 12307.500 31142.138 12296.498 31180.224 C 12285.495 31218.310 12279.994 31256.904 12279.994 31296.005 C 12279.994 31335.107 12285.495 31373.870 12296.498 31412.294 C 12307.670 31450.549 12324.512 31489.059 12347.025 31527.822 L 12306.400 31527.822 C 12281.010 31488.043 12261.967 31448.941 12249.271 31410.517 C 12236.745 31372.092 12230.482 31333.922 12230.482 31296.005 C 12230.482 31258.258 12236.745 31220.256 12249.271 31182.001 C 12261.797 31143.746 12280.840 31104.645 12306.400 31064.697 L 12347.025 31064.697 ZM 12413.985 31296.005 L 12550.841 31296.005 L 12550.841 31337.646 L 12413.985 31337.646 L 12413.985 31296.005 ZM 12772.838 31124.872 L 12643.346 31327.236 L 12772.838 31327.236 L 12772.838 31124.872 ZM 12759.381 31080.185 L 12823.873 31080.185 L 12823.873 31327.236 L 12877.955 31327.236 L 12877.955 31369.892 L 12823.873 31369.892 L 12823.873 31459.267 L 12772.838 31459.267 L 12772.838 31369.892 L 12601.705 31369.892 L 12601.705 31320.380 L 12759.381 31080.185 ZM 12948.675 31064.697 L 12989.300 31064.697 C 13014.691 31104.645 13033.649 31143.746 13046.175 31182.001 C 13058.871 31220.256 13065.218 31258.258 13065.218 31296.005 C 13065.218 31333.922 13058.871 31372.092 13046.175 31410.517 C 13033.649 31448.941 13014.691 31488.043 12989.300 31527.822 L 12948.675 31527.822 C 12971.188 31489.059 12987.946 31450.549 12998.949 31412.294 C 13010.121 31373.870 13015.707 31335.107 13015.707 31296.005 C 13015.707 31256.904 13010.121 31218.310 12998.949 31180.224 C 12987.946 31142.138 12971.188 31103.629 12948.675 31064.697 Z">
                <!-- 55 nodes -->
              </draw:path>
              <draw:path id="text5664" draw:style-name="style1" draw:layer="layout" svg:x="8.657cm" svg:y="15.532cm" svg:width="1.341cm" svg:height="0.463cm" svg:viewBox="0.0 0.0 1341.226 463.125" svg:d="M 17444.156 31113.954 C 17417.750 31113.954 17397.860 31126.988 17384.488 31153.056 C 17371.285 31178.954 17364.683 31217.971 17364.683 31270.107 C 17364.683 31322.073 17371.285 31361.090 17384.488 31387.158 C 17397.860 31413.056 17417.750 31426.005 17444.156 31426.005 C 17470.731 31426.005 17490.621 31413.056 17503.824 31387.158 C 17517.196 31361.090 17523.883 31322.073 17523.883 31270.107 C 17523.883 31217.971 17517.196 31178.954 17503.824 31153.056 C 17490.621 31126.988 17470.731 31113.954 17444.156 31113.954 ZM 17444.156 31073.329 C 17486.643 31073.329 17519.058 31090.172 17541.402 31123.857 C 17563.915 31157.372 17575.172 31206.122 17575.172 31270.107 C 17575.172 31333.922 17563.915 31382.672 17541.402 31416.357 C 17519.058 31449.872 17486.643 31466.630 17444.156 31466.630 C 17401.669 31466.630 17369.169 31449.872 17346.656 31416.357 C 17324.312 31382.672 17313.140 31333.922 17313.140 31270.107 C 17313.140 31206.122 17324.312 31157.372 17346.656 31123.857 C 17369.169 31090.172 17401.669 31073.329 17444.156 31073.329 ZM 17936.173 31064.697 C 17913.491 31103.629 17896.649 31142.138 17885.646 31180.224 C 17874.644 31218.310 17869.142 31256.904 17869.142 31296.005 C 17869.142 31335.107 17874.644 31373.870 17885.646 31412.294 C 17896.818 31450.549 17913.660 31489.059 17936.173 31527.822 L 17895.548 31527.822 C 17870.158 31488.043 17851.115 31448.941 17838.420 31410.517 C 17825.894 31372.092 17819.631 31333.922 17819.631 31296.005 C 17819.631 31258.258 17825.894 31220.256 17838.420 31182.001 C 17850.946 31143.746 17869.989 31104.645 17895.548 31064.697 L 17936.173 31064.697 ZM 18003.134 31296.005 L 18139.989 31296.005 L 18139.989 31337.646 L 18003.134 31337.646 L 18003.134 31296.005 ZM 18221.576 31080.185 L 18422.924 31080.185 L 18422.924 31123.349 L 18268.549 31123.349 L 18268.549 31216.279 C 18275.997 31213.740 18283.445 31211.878 18290.893 31210.693 C 18298.341 31209.339 18305.789 31208.661 18313.236 31208.661 C 18355.554 31208.661 18389.070 31220.256 18413.783 31243.447 C 18438.497 31266.637 18450.854 31298.036 18450.854 31337.646 C 18450.854 31378.440 18438.158 31410.178 18412.768 31432.861 C 18387.377 31455.374 18351.576 31466.630 18305.365 31466.630 C 18289.454 31466.630 18273.204 31465.276 18256.615 31462.568 C 18240.196 31459.859 18223.184 31455.797 18205.580 31450.380 L 18205.580 31398.837 C 18220.815 31407.131 18236.557 31413.310 18252.807 31417.372 C 18269.057 31421.435 18286.238 31423.466 18304.350 31423.466 C 18333.634 31423.466 18356.824 31415.764 18373.920 31400.361 C 18391.016 31384.957 18399.565 31364.052 18399.565 31337.646 C 18399.565 31311.240 18391.016 31290.335 18373.920 31274.931 C 18356.824 31259.527 18333.634 31251.825 18304.350 31251.825 C 18290.639 31251.825 18276.928 31253.349 18263.217 31256.396 C 18249.675 31259.443 18235.795 31264.182 18221.576 31270.615 L 18221.576 31080.185 ZM 18537.824 31064.697 L 18578.449 31064.697 C 18603.839 31104.645 18622.798 31143.746 18635.324 31182.001 C 18648.019 31220.256 18654.367 31258.258 18654.367 31296.005 C 18654.367 31333.922 18648.019 31372.092 18635.324 31410.517 C 18622.798 31448.941 18603.839 31488.043 18578.449 31527.822 L 18537.824 31527.822 C 18560.337 31489.059 18577.094 31450.549 18588.097 31412.294 C 18599.269 31373.870 18604.855 31335.107 18604.855 31296.005 C 18604.855 31256.904 18599.269 31218.310 18588.097 31180.224 C 18577.094 31142.138 18560.337 31103.629 18537.824 31064.697 Z">
                <!-- 68 nodes -->
              </draw:path>
              <draw:path id="text5668" draw:style-name="style1" draw:layer="layout" svg:x="11.463cm" svg:y="15.532cm" svg:width="1.341cm" svg:height="0.463cm" svg:viewBox="0.0 0.0 1341.226 463.125" svg:d="M 23056.156 31113.954 C 23029.750 31113.954 23009.860 31126.988 22996.488 31153.056 C 22983.285 31178.954 22976.683 31217.971 22976.683 31270.107 C 22976.683 31322.073 22983.285 31361.090 22996.488 31387.158 C 23009.860 31413.056 23029.750 31426.005 23056.156 31426.005 C 23082.731 31426.005 23102.621 31413.056 23115.824 31387.158 C 23129.196 31361.090 23135.882 31322.073 23135.882 31270.107 C 23135.882 31217.971 23129.196 31178.954 23115.824 31153.056 C 23102.621 31126.988 23082.731 31113.954 23056.156 31113.954 ZM 23056.156 31073.329 C 23098.643 31073.329 23131.058 31090.172 23153.402 31123.857 C 23175.915 31157.372 23187.171 31206.122 23187.171 31270.107 C 23187.171 31333.922 23175.915 31382.672 23153.402 31416.357 C 23131.058 31449.872 23098.643 31466.630 23056.156 31466.630 C 23013.669 31466.630 22981.169 31449.872 22958.656 31416.357 C 22936.312 31382.672 22925.140 31333.922 22925.140 31270.107 C 22925.140 31206.122 22936.312 31157.372 22958.656 31123.857 C 22981.169 31090.172 23013.669 31073.329 23056.156 31073.329 ZM 23548.173 31064.697 C 23525.491 31103.629 23508.649 31142.138 23497.646 31180.224 C 23486.643 31218.310 23481.142 31256.904 23481.142 31296.005 C 23481.142 31335.107 23486.643 31373.870 23497.646 31412.294 C 23508.818 31450.549 23525.660 31489.059 23548.173 31527.822 L 23507.548 31527.822 C 23482.158 31488.043 23463.115 31448.941 23450.419 31410.517 C 23437.893 31372.092 23431.630 31333.922 23431.630 31296.005 C 23431.630 31258.258 23437.893 31220.256 23450.419 31182.001 C 23462.945 31143.746 23481.988 31104.645 23507.548 31064.697 L 23548.173 31064.697 ZM 23615.133 31296.005 L 23751.989 31296.005 L 23751.989 31337.646 L 23615.133 31337.646 L 23615.133 31296.005 ZM 23833.576 31080.185 L 24034.924 31080.185 L 24034.924 31123.349 L 23880.549 31123.349 L 23880.549 31216.279 C 23887.997 31213.740 23895.445 31211.878 23902.893 31210.693 C 23910.340 31209.339 23917.788 31208.661 23925.236 31208.661 C 23967.554 31208.661 24001.070 31220.256 24025.783 31243.447 C 24050.497 31266.637 24062.854 31298.036 24062.854 31337.646 C 24062.854 31378.440 24050.158 31410.178 24024.768 31432.861 C 23999.377 31455.374 23963.576 31466.630 23917.365 31466.630 C 23901.454 31466.630 23885.204 31465.276 23868.615 31462.568 C 23852.196 31459.859 23835.184 31455.797 23817.580 31450.380 L 23817.580 31398.837 C 23832.814 31407.131 23848.557 31413.310 23864.807 31417.372 C 23881.057 31421.435 23898.238 31423.466 23916.350 31423.466 C 23945.633 31423.466 23968.824 31415.764 23985.920 31400.361 C 24003.016 31384.957 24011.564 31364.052 24011.564 31337.646 C 24011.564 31311.240 24003.016 31290.335 23985.920 31274.931 C 23968.824 31259.527 23945.633 31251.825 23916.350 31251.825 C 23902.639 31251.825 23888.928 31253.349 23875.217 31256.396 C 23861.675 31259.443 23847.795 31264.182 23833.576 31270.615 L 23833.576 31080.185 ZM 24149.823 31064.697 L 24190.448 31064.697 C 24215.839 31104.645 24234.797 31143.746 24247.323 31182.001 C 24260.019 31220.256 24266.366 31258.258 24266.366 31296.005 C 24266.366 31333.922 24260.019 31372.092 24247.323 31410.517 C 24234.797 31448.941 24215.839 31488.043 24190.448 31527.822 L 24149.823 31527.822 C 24172.337 31489.059 24189.094 31450.549 24200.097 31412.294 C 24211.269 31373.870 24216.855 31335.107 24216.855 31296.005 C 24216.855 31256.904 24211.269 31218.310 24200.097 31180.224 C 24189.094 31142.138 24172.337 31103.629 24149.823 31064.697 Z">
                <!-- 68 nodes -->
              </draw:path>
            </draw:g>
            <!-- id="g5540" -->
            <draw:g id="g5670">
              <draw:g id="g5672">
                <draw:path id="path5678" draw:style-name="style6" draw:layer="layout" svg:x="14.323cm" svg:y="14.380cm" svg:width="0.562cm" svg:height="11.224cm" svg:viewBox="0.0 0.0 561.600 11224.400" svg:d="M 28646.316 39984.762 L 28646.316 39940.918 L 28646.316 28804.606 L 28646.316 28760.762 L 29207.516 28760.762 L 29207.516 28804.606 L 29207.516 39940.918 L 29207.516 39984.762 L 28646.316 39984.762 Z">
                  <!-- 9 nodes -->
                </draw:path>
              </draw:g>
              <!-- id="g5672" -->
            </draw:g>
            <!-- id="g5670" -->
            <draw:g id="g5680">
              <draw:g id="g5682">
                <draw:frame id="image5684" draw:style-name="gr1" draw:text-style-name="P1" draw:layer="layout" svg:width="11.203cm" svg:height="0.576cm" draw:transform="matrix(5.080 0.000 0.000 98.806 126.204 126.955) translate(14.310cm, 14.395cm)">
                  <draw:image xlink:href="Pictures/image8.png" xlink:type="simple" xlink:show="embed" xlink:actuate="onLoad">
                    <text:p/>
                  </draw:image>
                </draw:frame>
              </draw:g>
              <!-- id="g5682" -->
              <draw:path id="path5686" draw:style-name="style4" draw:layer="layout" svg:x="14.884cm" svg:y="24.710cm" svg:width="0.140cm" svg:height="0.032cm" svg:viewBox="0.0 0.0 140.000 32.000" svg:d="M 29768.916 49435.714 L 29908.916 49435.714 L 29768.916 49435.714 ">
                <!-- 3 nodes -->
              </draw:path>
              <draw:path id="text5690" draw:style-name="style1" draw:layer="layout" svg:x="15.199cm" svg:y="24.537cm" svg:width="1.739cm" svg:height="0.393cm" svg:viewBox="0.0 0.0 1739.353 393.301" svg:d="M 30528.486 49115.464 C 30502.080 49115.464 30482.191 49128.498 30468.818 49154.566 C 30455.615 49180.464 30449.013 49219.481 30449.013 49271.616 C 30449.013 49323.582 30455.615 49362.599 30468.818 49388.667 C 30482.191 49414.565 30502.080 49427.515 30528.486 49427.515 C 30555.062 49427.515 30574.951 49414.565 30588.154 49388.667 C 30601.526 49362.599 30608.213 49323.582 30608.213 49271.616 C 30608.213 49219.481 30601.526 49180.464 30588.154 49154.566 C 30574.951 49128.498 30555.062 49115.464 30528.486 49115.464 ZM 30528.486 49074.839 C 30570.973 49074.839 30603.388 49091.681 30625.732 49125.366 C 30648.245 49158.882 30659.502 49207.632 30659.502 49271.616 C 30659.502 49335.431 30648.245 49384.181 30625.732 49417.866 C 30603.388 49451.382 30570.973 49468.140 30528.486 49468.140 C 30485.999 49468.140 30453.499 49451.382 30430.986 49417.866 C 30408.642 49384.181 30397.470 49335.431 30397.470 49271.616 C 30397.470 49207.632 30408.642 49158.882 30430.986 49125.366 C 30453.499 49091.681 30485.999 49074.839 30528.486 49074.839 ZM 30749.519 49396.284 L 30803.093 49396.284 L 30803.093 49460.776 L 30749.519 49460.776 L 30749.519 49396.284 ZM 31024.566 49115.464 C 30998.160 49115.464 30978.271 49128.498 30964.898 49154.566 C 30951.695 49180.464 30945.093 49219.481 30945.093 49271.616 C 30945.093 49323.582 30951.695 49362.599 30964.898 49388.667 C 30978.271 49414.565 30998.160 49427.515 31024.566 49427.515 C 31051.142 49427.515 31071.031 49414.565 31084.234 49388.667 C 31097.606 49362.599 31104.293 49323.582 31104.293 49271.616 C 31104.293 49219.481 31097.606 49180.464 31084.234 49154.566 C 31071.031 49128.498 31051.142 49115.464 31024.566 49115.464 ZM 31024.566 49074.839 C 31067.053 49074.839 31099.468 49091.681 31121.812 49125.366 C 31144.325 49158.882 31155.582 49207.632 31155.582 49271.616 C 31155.582 49335.431 31144.325 49384.181 31121.812 49417.866 C 31099.468 49451.382 31067.053 49468.140 31024.566 49468.140 C 30982.079 49468.140 30949.579 49451.382 30927.066 49417.866 C 30904.722 49384.181 30893.550 49335.431 30893.550 49271.616 C 30893.550 49207.632 30904.722 49158.882 30927.066 49125.366 C 30949.579 49091.681 30982.079 49074.839 31024.566 49074.839 ZM 31289.778 49417.612 L 31468.782 49417.612 L 31468.782 49460.776 L 31228.079 49460.776 L 31228.079 49417.612 C 31247.545 49397.469 31274.036 49370.470 31307.552 49336.616 C 31341.237 49302.593 31362.395 49280.672 31371.028 49270.855 C 31387.448 49252.404 31398.873 49236.831 31405.306 49224.136 C 31411.907 49211.271 31415.208 49198.661 31415.208 49186.304 C 31415.208 49166.161 31408.099 49149.741 31393.880 49137.046 C 31379.830 49124.351 31361.464 49118.003 31338.782 49118.003 C 31322.701 49118.003 31305.690 49120.796 31287.747 49126.382 C 31269.974 49131.968 31250.931 49140.431 31230.618 49151.773 L 31230.618 49099.976 C 31251.269 49091.681 31270.566 49085.418 31288.509 49081.187 C 31306.451 49076.955 31322.871 49074.839 31337.767 49074.839 C 31377.037 49074.839 31408.352 49084.657 31431.712 49104.292 C 31455.071 49123.927 31466.751 49150.164 31466.751 49183.003 C 31466.751 49198.576 31463.789 49213.387 31457.864 49227.437 C 31452.109 49241.317 31441.530 49257.736 31426.126 49276.694 C 31421.894 49281.603 31408.437 49295.822 31385.755 49319.351 C 31363.073 49342.710 31331.080 49375.464 31289.778 49417.612 ZM 31686.006 49115.464 C 31659.600 49115.464 31639.710 49128.498 31626.338 49154.566 C 31613.135 49180.464 31606.533 49219.481 31606.533 49271.616 C 31606.533 49323.582 31613.135 49362.599 31626.338 49388.667 C 31639.710 49414.565 31659.600 49427.515 31686.006 49427.515 C 31712.582 49427.515 31732.471 49414.565 31745.674 49388.667 C 31759.046 49362.599 31765.733 49323.582 31765.733 49271.616 C 31765.733 49219.481 31759.046 49180.464 31745.674 49154.566 C 31732.471 49128.498 31712.582 49115.464 31686.006 49115.464 ZM 31686.006 49074.839 C 31728.493 49074.839 31760.908 49091.681 31783.252 49125.366 C 31805.765 49158.882 31817.022 49207.632 31817.022 49271.616 C 31817.022 49335.431 31805.765 49384.181 31783.252 49417.866 C 31760.908 49451.382 31728.493 49468.140 31686.006 49468.140 C 31643.519 49468.140 31611.019 49451.382 31588.506 49417.866 C 31566.162 49384.181 31554.990 49335.431 31554.990 49271.616 C 31554.990 49207.632 31566.162 49158.882 31588.506 49125.366 C 31611.019 49091.681 31643.519 49074.839 31686.006 49074.839 ZM 31907.546 49081.694 L 32108.894 49081.694 L 32108.894 49124.858 L 31954.519 49124.858 L 31954.519 49217.788 C 31961.967 49215.249 31969.415 49213.387 31976.863 49212.202 C 31984.311 49210.848 31991.759 49210.171 31999.207 49210.171 C 32041.524 49210.171 32075.040 49221.766 32099.753 49244.956 C 32124.467 49268.146 32136.824 49299.546 32136.824 49339.155 C 32136.824 49379.950 32124.128 49411.688 32098.738 49434.370 C 32073.347 49456.883 32037.546 49468.140 31991.335 49468.140 C 31975.424 49468.140 31959.174 49466.786 31942.585 49464.077 C 31926.166 49461.369 31909.154 49457.306 31891.550 49451.890 L 31891.550 49400.347 C 31906.785 49408.641 31922.527 49414.819 31938.777 49418.882 C 31955.027 49422.944 31972.208 49424.976 31990.320 49424.976 C 32019.604 49424.976 32042.794 49417.274 32059.890 49401.870 C 32076.987 49386.467 32085.535 49365.562 32085.535 49339.155 C 32085.535 49312.749 32076.987 49291.844 32059.890 49276.441 C 32042.794 49261.037 32019.604 49253.335 31990.320 49253.335 C 31976.609 49253.335 31962.898 49254.858 31949.187 49257.905 C 31935.645 49260.952 31921.765 49265.692 31907.546 49272.124 L 31907.546 49081.694 Z">
                <!-- 104 nodes -->
              </draw:path>
              <draw:path id="path5692" draw:style-name="style4" draw:layer="layout" svg:x="14.884cm" svg:y="23.408cm" svg:width="0.140cm" svg:height="0.032cm" svg:viewBox="0.0 0.0 140.000 32.000" svg:d="M 29768.916 46832.770 L 29908.916 46832.770 L 29768.916 46832.770 ">
                <!-- 3 nodes -->
              </draw:path>
              <draw:path id="text5696" draw:style-name="style1" draw:layer="layout" svg:x="15.199cm" svg:y="23.236cm" svg:width="1.750cm" svg:height="0.393cm" svg:viewBox="0.0 0.0 1750.271 393.301" svg:d="M 30528.486 46512.520 C 30502.080 46512.520 30482.191 46525.554 30468.818 46551.621 C 30455.615 46577.520 30449.013 46616.537 30449.013 46668.672 C 30449.013 46720.638 30455.615 46759.655 30468.818 46785.723 C 30482.191 46811.621 30502.080 46824.570 30528.486 46824.570 C 30555.062 46824.570 30574.951 46811.621 30588.154 46785.723 C 30601.526 46759.655 30608.213 46720.638 30608.213 46668.672 C 30608.213 46616.537 30601.526 46577.520 30588.154 46551.621 C 30574.951 46525.554 30555.062 46512.520 30528.486 46512.520 ZM 30528.486 46471.895 C 30570.973 46471.895 30603.388 46488.737 30625.732 46522.422 C 30648.245 46555.938 30659.502 46604.688 30659.502 46668.672 C 30659.502 46732.487 30648.245 46781.237 30625.732 46814.922 C 30603.388 46848.438 30570.973 46865.195 30528.486 46865.195 C 30485.999 46865.195 30453.499 46848.438 30430.986 46814.922 C 30408.642 46781.237 30397.470 46732.487 30397.470 46668.672 C 30397.470 46604.688 30408.642 46555.938 30430.986 46522.422 C 30453.499 46488.737 30485.999 46471.895 30528.486 46471.895 ZM 30749.519 46793.340 L 30803.093 46793.340 L 30803.093 46857.832 L 30749.519 46857.832 L 30749.519 46793.340 ZM 31024.566 46512.520 C 30998.160 46512.520 30978.271 46525.554 30964.898 46551.621 C 30951.695 46577.520 30945.093 46616.537 30945.093 46668.672 C 30945.093 46720.638 30951.695 46759.655 30964.898 46785.723 C 30978.271 46811.621 30998.160 46824.570 31024.566 46824.570 C 31051.142 46824.570 31071.031 46811.621 31084.234 46785.723 C 31097.606 46759.655 31104.293 46720.638 31104.293 46668.672 C 31104.293 46616.537 31097.606 46577.520 31084.234 46551.621 C 31071.031 46525.554 31051.142 46512.520 31024.566 46512.520 ZM 31024.566 46471.895 C 31067.053 46471.895 31099.468 46488.737 31121.812 46522.422 C 31144.325 46555.938 31155.582 46604.688 31155.582 46668.672 C 31155.582 46732.487 31144.325 46781.237 31121.812 46814.922 C 31099.468 46848.438 31067.053 46865.195 31024.566 46865.195 C 30982.079 46865.195 30949.579 46848.438 30927.066 46814.922 C 30904.722 46781.237 30893.550 46732.487 30893.550 46668.672 C 30893.550 46604.688 30904.722 46555.938 30927.066 46522.422 C 30949.579 46488.737 30982.079 46471.895 31024.566 46471.895 ZM 31289.778 46814.668 L 31468.782 46814.668 L 31468.782 46857.832 L 31228.079 46857.832 L 31228.079 46814.668 C 31247.545 46794.525 31274.036 46767.526 31307.552 46733.672 C 31341.237 46699.649 31362.395 46677.728 31371.028 46667.910 C 31387.448 46649.460 31398.873 46633.887 31405.306 46621.192 C 31411.907 46608.327 31415.208 46595.716 31415.208 46583.360 C 31415.208 46563.216 31408.099 46546.797 31393.880 46534.102 C 31379.830 46521.406 31361.464 46515.059 31338.782 46515.059 C 31322.701 46515.059 31305.690 46517.852 31287.747 46523.438 C 31269.974 46529.024 31250.931 46537.487 31230.618 46548.828 L 31230.618 46497.031 C 31251.269 46488.737 31270.566 46482.474 31288.509 46478.242 C 31306.451 46474.011 31322.871 46471.895 31337.767 46471.895 C 31377.037 46471.895 31408.352 46481.712 31431.712 46501.348 C 31455.071 46520.983 31466.751 46547.220 31466.751 46580.059 C 31466.751 46595.632 31463.789 46610.443 31457.864 46624.492 C 31452.109 46638.373 31441.530 46654.792 31426.126 46673.750 C 31421.894 46678.659 31408.437 46692.878 31385.755 46716.406 C 31363.073 46739.766 31331.080 46772.520 31289.778 46814.668 ZM 31585.205 46814.668 L 31668.994 46814.668 L 31668.994 46525.469 L 31577.842 46543.750 L 31577.842 46497.031 L 31668.487 46478.750 L 31719.776 46478.750 L 31719.776 46814.668 L 31803.565 46814.668 L 31803.565 46857.832 L 31585.205 46857.832 L 31585.205 46814.668 ZM 32016.726 46512.520 C 31990.320 46512.520 31970.431 46525.554 31957.058 46551.621 C 31943.855 46577.520 31937.253 46616.537 31937.253 46668.672 C 31937.253 46720.638 31943.855 46759.655 31957.058 46785.723 C 31970.431 46811.621 31990.320 46824.570 32016.726 46824.570 C 32043.302 46824.570 32063.191 46811.621 32076.394 46785.723 C 32089.766 46759.655 32096.453 46720.638 32096.453 46668.672 C 32096.453 46616.537 32089.766 46577.520 32076.394 46551.621 C 32063.191 46525.554 32043.302 46512.520 32016.726 46512.520 ZM 32016.726 46471.895 C 32059.213 46471.895 32091.628 46488.737 32113.972 46522.422 C 32136.485 46555.938 32147.742 46604.688 32147.742 46668.672 C 32147.742 46732.487 32136.485 46781.237 32113.972 46814.922 C 32091.628 46848.438 32059.213 46865.195 32016.726 46865.195 C 31974.239 46865.195 31941.739 46848.438 31919.226 46814.922 C 31896.882 46781.237 31885.710 46732.487 31885.710 46668.672 C 31885.710 46604.688 31896.882 46555.938 31919.226 46522.422 C 31941.739 46488.737 31974.239 46471.895 32016.726 46471.895 Z">
                <!-- 93 nodes -->
              </draw:path>
              <draw:path id="path5698" draw:style-name="style4" draw:layer="layout" svg:x="14.884cm" svg:y="22.107cm" svg:width="0.140cm" svg:height="0.032cm" svg:viewBox="0.0 0.0 140.000 32.000" svg:d="M 29768.916 44229.826 L 29908.916 44229.826 L 29768.916 44229.826 ">
                <!-- 3 nodes -->
              </draw:path>
              <draw:path id="text5702" draw:style-name="style1" draw:layer="layout" svg:x="15.199cm" svg:y="21.934cm" svg:width="1.739cm" svg:height="0.393cm" svg:viewBox="0.0 0.0 1739.353 393.301" svg:d="M 30528.486 43909.576 C 30502.080 43909.576 30482.191 43922.610 30468.818 43948.677 C 30455.615 43974.576 30449.013 44013.593 30449.013 44065.728 C 30449.013 44117.694 30455.615 44156.711 30468.818 44182.779 C 30482.191 44208.677 30502.080 44221.627 30528.486 44221.627 C 30555.062 44221.627 30574.951 44208.677 30588.154 44182.779 C 30601.526 44156.711 30608.213 44117.694 30608.213 44065.728 C 30608.213 44013.593 30601.526 43974.576 30588.154 43948.677 C 30574.951 43922.610 30555.062 43909.576 30528.486 43909.576 ZM 30528.486 43868.951 C 30570.973 43868.951 30603.388 43885.793 30625.732 43919.478 C 30648.245 43952.994 30659.502 44001.744 30659.502 44065.728 C 30659.502 44129.543 30648.245 44178.293 30625.732 44211.978 C 30603.388 44245.494 30570.973 44262.252 30528.486 44262.252 C 30485.999 44262.252 30453.499 44245.494 30430.986 44211.978 C 30408.642 44178.293 30397.470 44129.543 30397.470 44065.728 C 30397.470 44001.744 30408.642 43952.994 30430.986 43919.478 C 30453.499 43885.793 30485.999 43868.951 30528.486 43868.951 ZM 30749.519 44190.396 L 30803.093 44190.396 L 30803.093 44254.888 L 30749.519 44254.888 L 30749.519 44190.396 ZM 31024.566 43909.576 C 30998.160 43909.576 30978.271 43922.610 30964.898 43948.677 C 30951.695 43974.576 30945.093 44013.593 30945.093 44065.728 C 30945.093 44117.694 30951.695 44156.711 30964.898 44182.779 C 30978.271 44208.677 30998.160 44221.627 31024.566 44221.627 C 31051.142 44221.627 31071.031 44208.677 31084.234 44182.779 C 31097.606 44156.711 31104.293 44117.694 31104.293 44065.728 C 31104.293 44013.593 31097.606 43974.576 31084.234 43948.677 C 31071.031 43922.610 31051.142 43909.576 31024.566 43909.576 ZM 31024.566 43868.951 C 31067.053 43868.951 31099.468 43885.793 31121.812 43919.478 C 31144.325 43952.994 31155.582 44001.744 31155.582 44065.728 C 31155.582 44129.543 31144.325 44178.293 31121.812 44211.978 C 31099.468 44245.494 31067.053 44262.252 31024.566 44262.252 C 30982.079 44262.252 30949.579 44245.494 30927.066 44211.978 C 30904.722 44178.293 30893.550 44129.543 30893.550 44065.728 C 30893.550 44001.744 30904.722 43952.994 30927.066 43919.478 C 30949.579 43885.793 30982.079 43868.951 31024.566 43868.951 ZM 31289.778 44211.724 L 31468.782 44211.724 L 31468.782 44254.888 L 31228.079 44254.888 L 31228.079 44211.724 C 31247.545 44191.581 31274.036 44164.582 31307.552 44130.728 C 31341.237 44096.705 31362.395 44074.784 31371.028 44064.966 C 31387.448 44046.516 31398.873 44030.943 31405.306 44018.248 C 31411.907 44005.383 31415.208 43992.772 31415.208 43980.416 C 31415.208 43960.272 31408.099 43943.853 31393.880 43931.158 C 31379.830 43918.462 31361.464 43912.115 31338.782 43912.115 C 31322.701 43912.115 31305.690 43914.908 31287.747 43920.494 C 31269.974 43926.080 31250.931 43934.543 31230.618 43945.884 L 31230.618 43894.087 C 31251.269 43885.793 31270.566 43879.530 31288.509 43875.298 C 31306.451 43871.067 31322.871 43868.951 31337.767 43868.951 C 31377.037 43868.951 31408.352 43878.768 31431.712 43898.404 C 31455.071 43918.039 31466.751 43944.276 31466.751 43977.115 C 31466.751 43992.688 31463.789 44007.499 31457.864 44021.548 C 31452.109 44035.429 31441.530 44051.848 31426.126 44070.806 C 31421.894 44075.715 31408.437 44089.934 31385.755 44113.462 C 31363.073 44136.822 31331.080 44169.576 31289.778 44211.724 ZM 31585.205 44211.724 L 31668.994 44211.724 L 31668.994 43922.525 L 31577.842 43940.806 L 31577.842 43894.087 L 31668.487 43875.806 L 31719.776 43875.806 L 31719.776 44211.724 L 31803.565 44211.724 L 31803.565 44254.888 L 31585.205 44254.888 L 31585.205 44211.724 ZM 31907.546 43875.806 L 32108.894 43875.806 L 32108.894 43918.970 L 31954.519 43918.970 L 31954.519 44011.900 C 31961.967 44009.361 31969.415 44007.499 31976.863 44006.314 C 31984.311 44004.960 31991.759 44004.283 31999.207 44004.283 C 32041.524 44004.283 32075.040 44015.878 32099.753 44039.068 C 32124.467 44062.258 32136.824 44093.658 32136.824 44133.267 C 32136.824 44174.061 32124.128 44205.800 32098.738 44228.482 C 32073.347 44250.995 32037.546 44262.252 31991.335 44262.252 C 31975.424 44262.252 31959.174 44260.897 31942.585 44258.189 C 31926.166 44255.481 31909.154 44251.418 31891.550 44246.002 L 31891.550 44194.459 C 31906.785 44202.753 31922.527 44208.931 31938.777 44212.994 C 31955.027 44217.056 31972.208 44219.087 31990.320 44219.087 C 32019.604 44219.087 32042.794 44211.386 32059.890 44195.982 C 32076.987 44180.578 32085.535 44159.673 32085.535 44133.267 C 32085.535 44106.861 32076.987 44085.956 32059.890 44070.552 C 32042.794 44055.149 32019.604 44047.447 31990.320 44047.447 C 31976.609 44047.447 31962.898 44048.970 31949.187 44052.017 C 31935.645 44055.064 31921.765 44059.804 31907.546 44066.236 L 31907.546 43875.806 Z">
                <!-- 98 nodes -->
              </draw:path>
              <draw:path id="path5704" draw:style-name="style4" draw:layer="layout" svg:x="14.884cm" svg:y="20.805cm" svg:width="0.140cm" svg:height="0.032cm" svg:viewBox="0.0 0.0 140.000 32.000" svg:d="M 29768.916 41626.881 L 29908.916 41626.881 L 29768.916 41626.881 ">
                <!-- 3 nodes -->
              </draw:path>
              <draw:path id="text5708" draw:style-name="style1" draw:layer="layout" svg:x="15.199cm" svg:y="20.633cm" svg:width="1.750cm" svg:height="0.393cm" svg:viewBox="0.0 0.0 1750.271 393.301" svg:d="M 30528.486 41306.631 C 30502.080 41306.631 30482.191 41319.665 30468.818 41345.733 C 30455.615 41371.631 30449.013 41410.648 30449.013 41462.783 C 30449.013 41514.749 30455.615 41553.766 30468.818 41579.834 C 30482.191 41605.733 30502.080 41618.682 30528.486 41618.682 C 30555.062 41618.682 30574.951 41605.733 30588.154 41579.834 C 30601.526 41553.766 30608.213 41514.749 30608.213 41462.783 C 30608.213 41410.648 30601.526 41371.631 30588.154 41345.733 C 30574.951 41319.665 30555.062 41306.631 30528.486 41306.631 ZM 30528.486 41266.006 C 30570.973 41266.006 30603.388 41282.848 30625.732 41316.533 C 30648.245 41350.049 30659.502 41398.799 30659.502 41462.783 C 30659.502 41526.598 30648.245 41575.348 30625.732 41609.033 C 30603.388 41642.549 30570.973 41659.307 30528.486 41659.307 C 30485.999 41659.307 30453.499 41642.549 30430.986 41609.033 C 30408.642 41575.348 30397.470 41526.598 30397.470 41462.783 C 30397.470 41398.799 30408.642 41350.049 30430.986 41316.533 C 30453.499 41282.848 30485.999 41266.006 30528.486 41266.006 ZM 30749.519 41587.451 L 30803.093 41587.451 L 30803.093 41651.943 L 30749.519 41651.943 L 30749.519 41587.451 ZM 31024.566 41306.631 C 30998.160 41306.631 30978.271 41319.665 30964.898 41345.733 C 30951.695 41371.631 30945.093 41410.648 30945.093 41462.783 C 30945.093 41514.749 30951.695 41553.766 30964.898 41579.834 C 30978.271 41605.733 30998.160 41618.682 31024.566 41618.682 C 31051.142 41618.682 31071.031 41605.733 31084.234 41579.834 C 31097.606 41553.766 31104.293 41514.749 31104.293 41462.783 C 31104.293 41410.648 31097.606 41371.631 31084.234 41345.733 C 31071.031 41319.665 31051.142 41306.631 31024.566 41306.631 ZM 31024.566 41266.006 C 31067.053 41266.006 31099.468 41282.848 31121.812 41316.533 C 31144.325 41350.049 31155.582 41398.799 31155.582 41462.783 C 31155.582 41526.598 31144.325 41575.348 31121.812 41609.033 C 31099.468 41642.549 31067.053 41659.307 31024.566 41659.307 C 30982.079 41659.307 30949.579 41642.549 30927.066 41609.033 C 30904.722 41575.348 30893.550 41526.598 30893.550 41462.783 C 30893.550 41398.799 30904.722 41350.049 30927.066 41316.533 C 30949.579 41282.848 30982.079 41266.006 31024.566 41266.006 ZM 31289.778 41608.779 L 31468.782 41608.779 L 31468.782 41651.943 L 31228.079 41651.943 L 31228.079 41608.779 C 31247.545 41588.636 31274.036 41561.637 31307.552 41527.783 C 31341.237 41493.760 31362.395 41471.839 31371.028 41462.022 C 31387.448 41443.571 31398.873 41427.998 31405.306 41415.303 C 31411.907 41402.438 31415.208 41389.828 31415.208 41377.471 C 31415.208 41357.328 31408.099 41340.908 31393.880 41328.213 C 31379.830 41315.518 31361.464 41309.170 31338.782 41309.170 C 31322.701 41309.170 31305.690 41311.963 31287.747 41317.549 C 31269.974 41323.135 31250.931 41331.598 31230.618 41342.940 L 31230.618 41291.143 C 31251.269 41282.848 31270.566 41276.585 31288.509 41272.354 C 31306.451 41268.122 31322.871 41266.006 31337.767 41266.006 C 31377.037 41266.006 31408.352 41275.824 31431.712 41295.459 C 31455.071 41315.095 31466.751 41341.332 31466.751 41374.170 C 31466.751 41389.743 31463.789 41404.554 31457.864 41418.604 C 31452.109 41432.484 31441.530 41448.903 31426.126 41467.861 C 31421.894 41472.770 31408.437 41486.989 31385.755 41510.518 C 31363.073 41533.877 31331.080 41566.631 31289.778 41608.779 ZM 31620.498 41608.779 L 31799.502 41608.779 L 31799.502 41651.943 L 31558.799 41651.943 L 31558.799 41608.779 C 31578.265 41588.636 31604.756 41561.637 31638.272 41527.783 C 31671.957 41493.760 31693.115 41471.839 31701.748 41462.022 C 31718.167 41443.571 31729.593 41427.998 31736.026 41415.303 C 31742.627 41402.438 31745.928 41389.828 31745.928 41377.471 C 31745.928 41357.328 31738.819 41340.908 31724.600 41328.213 C 31710.550 41315.518 31692.184 41309.170 31669.502 41309.170 C 31653.421 41309.170 31636.410 41311.963 31618.467 41317.549 C 31600.694 41323.135 31581.651 41331.598 31561.338 41342.940 L 31561.338 41291.143 C 31581.989 41282.848 31601.286 41276.585 31619.229 41272.354 C 31637.171 41268.122 31653.591 41266.006 31668.487 41266.006 C 31707.757 41266.006 31739.072 41275.824 31762.432 41295.459 C 31785.791 41315.095 31797.471 41341.332 31797.471 41374.170 C 31797.471 41389.743 31794.509 41404.554 31788.584 41418.604 C 31782.829 41432.484 31772.250 41448.903 31756.846 41467.861 C 31752.614 41472.770 31739.157 41486.989 31716.475 41510.518 C 31693.792 41533.877 31661.800 41566.631 31620.498 41608.779 ZM 32016.726 41306.631 C 31990.320 41306.631 31970.431 41319.665 31957.058 41345.733 C 31943.855 41371.631 31937.253 41410.648 31937.253 41462.783 C 31937.253 41514.749 31943.855 41553.766 31957.058 41579.834 C 31970.431 41605.733 31990.320 41618.682 32016.726 41618.682 C 32043.302 41618.682 32063.191 41605.733 32076.394 41579.834 C 32089.766 41553.766 32096.453 41514.749 32096.453 41462.783 C 32096.453 41410.648 32089.766 41371.631 32076.394 41345.733 C 32063.191 41319.665 32043.302 41306.631 32016.726 41306.631 ZM 32016.726 41266.006 C 32059.213 41266.006 32091.628 41282.848 32113.972 41316.533 C 32136.485 41350.049 32147.742 41398.799 32147.742 41462.783 C 32147.742 41526.598 32136.485 41575.348 32113.972 41609.033 C 32091.628 41642.549 32059.213 41659.307 32016.726 41659.307 C 31974.239 41659.307 31941.739 41642.549 31919.226 41609.033 C 31896.882 41575.348 31885.710 41526.598 31885.710 41462.783 C 31885.710 41398.799 31896.882 41350.049 31919.226 41316.533 C 31941.739 41282.848 31974.239 41266.006 32016.726 41266.006 Z">
                <!-- 103 nodes -->
              </draw:path>
              <draw:path id="path5710" draw:style-name="style4" draw:layer="layout" svg:x="14.884cm" svg:y="19.504cm" svg:width="0.140cm" svg:height="0.032cm" svg:viewBox="0.0 0.0 140.000 32.000" svg:d="M 29768.916 39023.937 L 29908.916 39023.937 L 29768.916 39023.937 ">
                <!-- 3 nodes -->
              </draw:path>
              <draw:path id="text5714" draw:style-name="style1" draw:layer="layout" svg:x="15.199cm" svg:y="19.332cm" svg:width="1.739cm" svg:height="0.393cm" svg:viewBox="0.0 0.0 1739.353 393.301" svg:d="M 30528.486 38703.687 C 30502.080 38703.687 30482.191 38716.721 30468.818 38742.789 C 30455.615 38768.687 30449.013 38807.704 30449.013 38859.839 C 30449.013 38911.806 30455.615 38950.822 30468.818 38976.890 C 30482.191 39002.789 30502.080 39015.738 30528.486 39015.738 C 30555.062 39015.738 30574.951 39002.789 30588.154 38976.890 C 30601.526 38950.822 30608.213 38911.806 30608.213 38859.839 C 30608.213 38807.704 30601.526 38768.687 30588.154 38742.789 C 30574.951 38716.721 30555.062 38703.687 30528.486 38703.687 ZM 30528.486 38663.062 C 30570.973 38663.062 30603.388 38679.905 30625.732 38713.589 C 30648.245 38747.105 30659.502 38795.855 30659.502 38859.839 C 30659.502 38923.654 30648.245 38972.404 30625.732 39006.089 C 30603.388 39039.605 30570.973 39056.363 30528.486 39056.363 C 30485.999 39056.363 30453.499 39039.605 30430.986 39006.089 C 30408.642 38972.404 30397.470 38923.654 30397.470 38859.839 C 30397.470 38795.855 30408.642 38747.105 30430.986 38713.589 C 30453.499 38679.905 30485.999 38663.062 30528.486 38663.062 ZM 30749.519 38984.507 L 30803.093 38984.507 L 30803.093 39049.000 L 30749.519 39049.000 L 30749.519 38984.507 ZM 31024.566 38703.687 C 30998.160 38703.687 30978.271 38716.721 30964.898 38742.789 C 30951.695 38768.687 30945.093 38807.704 30945.093 38859.839 C 30945.093 38911.806 30951.695 38950.822 30964.898 38976.890 C 30978.271 39002.789 30998.160 39015.738 31024.566 39015.738 C 31051.142 39015.738 31071.031 39002.789 31084.234 38976.890 C 31097.606 38950.822 31104.293 38911.806 31104.293 38859.839 C 31104.293 38807.704 31097.606 38768.687 31084.234 38742.789 C 31071.031 38716.721 31051.142 38703.687 31024.566 38703.687 ZM 31024.566 38663.062 C 31067.053 38663.062 31099.468 38679.905 31121.812 38713.589 C 31144.325 38747.105 31155.582 38795.855 31155.582 38859.839 C 31155.582 38923.654 31144.325 38972.404 31121.812 39006.089 C 31099.468 39039.605 31067.053 39056.363 31024.566 39056.363 C 30982.079 39056.363 30949.579 39039.605 30927.066 39006.089 C 30904.722 38972.404 30893.550 38923.654 30893.550 38859.839 C 30893.550 38795.855 30904.722 38747.105 30927.066 38713.589 C 30949.579 38679.905 30982.079 38663.062 31024.566 38663.062 ZM 31289.778 39005.835 L 31468.782 39005.835 L 31468.782 39049.000 L 31228.079 39049.000 L 31228.079 39005.835 C 31247.545 38985.692 31274.036 38958.694 31307.552 38924.839 C 31341.237 38890.816 31362.395 38868.895 31371.028 38859.078 C 31387.448 38840.627 31398.873 38825.054 31405.306 38812.359 C 31411.907 38799.494 31415.208 38786.884 31415.208 38774.527 C 31415.208 38754.384 31408.099 38737.964 31393.880 38725.269 C 31379.830 38712.574 31361.464 38706.226 31338.782 38706.226 C 31322.701 38706.226 31305.690 38709.019 31287.747 38714.605 C 31269.974 38720.191 31250.931 38728.654 31230.618 38739.996 L 31230.618 38688.199 C 31251.269 38679.905 31270.566 38673.641 31288.509 38669.410 C 31306.451 38665.178 31322.871 38663.062 31337.767 38663.062 C 31377.037 38663.062 31408.352 38672.880 31431.712 38692.515 C 31455.071 38712.151 31466.751 38738.388 31466.751 38771.226 C 31466.751 38786.799 31463.789 38801.610 31457.864 38815.660 C 31452.109 38829.540 31441.530 38845.959 31426.126 38864.918 C 31421.894 38869.826 31408.437 38884.045 31385.755 38907.574 C 31363.073 38930.933 31331.080 38963.687 31289.778 39005.835 ZM 31620.498 39005.835 L 31799.502 39005.835 L 31799.502 39049.000 L 31558.799 39049.000 L 31558.799 39005.835 C 31578.265 38985.692 31604.756 38958.694 31638.272 38924.839 C 31671.957 38890.816 31693.115 38868.895 31701.748 38859.078 C 31718.167 38840.627 31729.593 38825.054 31736.026 38812.359 C 31742.627 38799.494 31745.928 38786.884 31745.928 38774.527 C 31745.928 38754.384 31738.819 38737.964 31724.600 38725.269 C 31710.550 38712.574 31692.184 38706.226 31669.502 38706.226 C 31653.421 38706.226 31636.410 38709.019 31618.467 38714.605 C 31600.694 38720.191 31581.651 38728.654 31561.338 38739.996 L 31561.338 38688.199 C 31581.989 38679.905 31601.286 38673.641 31619.229 38669.410 C 31637.171 38665.178 31653.591 38663.062 31668.487 38663.062 C 31707.757 38663.062 31739.072 38672.880 31762.432 38692.515 C 31785.791 38712.151 31797.471 38738.388 31797.471 38771.226 C 31797.471 38786.799 31794.509 38801.610 31788.584 38815.660 C 31782.829 38829.540 31772.250 38845.959 31756.846 38864.918 C 31752.614 38869.826 31739.157 38884.045 31716.475 38907.574 C 31693.792 38930.933 31661.800 38963.687 31620.498 39005.835 ZM 31907.546 38669.918 L 32108.894 38669.918 L 32108.894 38713.082 L 31954.519 38713.082 L 31954.519 38806.011 C 31961.967 38803.472 31969.415 38801.610 31976.863 38800.425 C 31984.311 38799.071 31991.759 38798.394 31999.207 38798.394 C 32041.524 38798.394 32075.040 38809.989 32099.753 38833.179 C 32124.467 38856.369 32136.824 38887.769 32136.824 38927.378 C 32136.824 38968.173 32124.128 38999.911 32098.738 39022.593 C 32073.347 39045.106 32037.546 39056.363 31991.335 39056.363 C 31975.424 39056.363 31959.174 39055.009 31942.585 39052.300 C 31926.166 39049.592 31909.154 39045.529 31891.550 39040.113 L 31891.550 38988.570 C 31906.785 38996.864 31922.527 39003.043 31938.777 39007.105 C 31955.027 39011.168 31972.208 39013.199 31990.320 39013.199 C 32019.604 39013.199 32042.794 39005.497 32059.890 38990.093 C 32076.987 38974.690 32085.535 38953.785 32085.535 38927.378 C 32085.535 38900.972 32076.987 38880.067 32059.890 38864.664 C 32042.794 38849.260 32019.604 38841.558 31990.320 38841.558 C 31976.609 38841.558 31962.898 38843.082 31949.187 38846.128 C 31935.645 38849.175 31921.765 38853.915 31907.546 38860.347 L 31907.546 38669.918 Z">
                <!-- 108 nodes -->
              </draw:path>
              <draw:path id="path5716" draw:style-name="style4" draw:layer="layout" svg:x="14.884cm" svg:y="18.202cm" svg:width="0.140cm" svg:height="0.032cm" svg:viewBox="0.0 0.0 140.000 32.000" svg:d="M 29768.916 36420.992 L 29908.916 36420.992 L 29768.916 36420.992 ">
                <!-- 3 nodes -->
              </draw:path>
              <draw:path id="text5720" draw:style-name="style1" draw:layer="layout" svg:x="15.199cm" svg:y="18.030cm" svg:width="1.750cm" svg:height="0.393cm" svg:viewBox="0.0 0.0 1750.271 393.301" svg:d="M 30528.486 36100.742 C 30502.080 36100.742 30482.191 36113.776 30468.818 36139.844 C 30455.615 36165.742 30449.013 36204.759 30449.013 36256.895 C 30449.013 36308.861 30455.615 36347.878 30468.818 36373.945 C 30482.191 36399.844 30502.080 36412.793 30528.486 36412.793 C 30555.062 36412.793 30574.951 36399.844 30588.154 36373.945 C 30601.526 36347.878 30608.213 36308.861 30608.213 36256.895 C 30608.213 36204.759 30601.526 36165.742 30588.154 36139.844 C 30574.951 36113.776 30555.062 36100.742 30528.486 36100.742 ZM 30528.486 36060.117 C 30570.973 36060.117 30603.388 36076.960 30625.732 36110.645 C 30648.245 36144.160 30659.502 36192.910 30659.502 36256.895 C 30659.502 36320.710 30648.245 36369.460 30625.732 36403.145 C 30603.388 36436.660 30570.973 36453.418 30528.486 36453.418 C 30485.999 36453.418 30453.499 36436.660 30430.986 36403.145 C 30408.642 36369.460 30397.470 36320.710 30397.470 36256.895 C 30397.470 36192.910 30408.642 36144.160 30430.986 36110.645 C 30453.499 36076.960 30485.999 36060.117 30528.486 36060.117 ZM 30749.519 36381.563 L 30803.093 36381.563 L 30803.093 36446.055 L 30749.519 36446.055 L 30749.519 36381.563 ZM 31024.566 36100.742 C 30998.160 36100.742 30978.271 36113.776 30964.898 36139.844 C 30951.695 36165.742 30945.093 36204.759 30945.093 36256.895 C 30945.093 36308.861 30951.695 36347.878 30964.898 36373.945 C 30978.271 36399.844 30998.160 36412.793 31024.566 36412.793 C 31051.142 36412.793 31071.031 36399.844 31084.234 36373.945 C 31097.606 36347.878 31104.293 36308.861 31104.293 36256.895 C 31104.293 36204.759 31097.606 36165.742 31084.234 36139.844 C 31071.031 36113.776 31051.142 36100.742 31024.566 36100.742 ZM 31024.566 36060.117 C 31067.053 36060.117 31099.468 36076.960 31121.812 36110.645 C 31144.325 36144.160 31155.582 36192.910 31155.582 36256.895 C 31155.582 36320.710 31144.325 36369.460 31121.812 36403.145 C 31099.468 36436.660 31067.053 36453.418 31024.566 36453.418 C 30982.079 36453.418 30949.579 36436.660 30927.066 36403.145 C 30904.722 36369.460 30893.550 36320.710 30893.550 36256.895 C 30893.550 36192.910 30904.722 36144.160 30927.066 36110.645 C 30949.579 36076.960 30982.079 36060.117 31024.566 36060.117 ZM 31289.778 36402.891 L 31468.782 36402.891 L 31468.782 36446.055 L 31228.079 36446.055 L 31228.079 36402.891 C 31247.545 36382.748 31274.036 36355.749 31307.552 36321.895 C 31341.237 36287.871 31362.395 36265.951 31371.028 36256.133 C 31387.448 36237.682 31398.873 36222.109 31405.306 36209.414 C 31411.907 36196.550 31415.208 36183.939 31415.208 36171.582 C 31415.208 36151.439 31408.099 36135.020 31393.880 36122.324 C 31379.830 36109.629 31361.464 36103.281 31338.782 36103.281 C 31322.701 36103.281 31305.690 36106.074 31287.747 36111.660 C 31269.974 36117.246 31250.931 36125.710 31230.618 36137.051 L 31230.618 36085.254 C 31251.269 36076.960 31270.566 36070.697 31288.509 36066.465 C 31306.451 36062.233 31322.871 36060.117 31337.767 36060.117 C 31377.037 36060.117 31408.352 36069.935 31431.712 36089.570 C 31455.071 36109.206 31466.751 36135.443 31466.751 36168.281 C 31466.751 36183.854 31463.789 36198.665 31457.864 36212.715 C 31452.109 36226.595 31441.530 36243.014 31426.126 36261.973 C 31421.894 36266.882 31408.437 36281.100 31385.755 36304.629 C 31363.073 36327.988 31331.080 36360.742 31289.778 36402.891 ZM 31731.709 36241.660 C 31756.253 36246.908 31775.381 36257.826 31789.092 36274.414 C 31802.972 36291.003 31809.912 36311.484 31809.912 36335.859 C 31809.912 36373.268 31797.048 36402.214 31771.319 36422.695 C 31745.589 36443.177 31709.027 36453.418 31661.631 36453.418 C 31645.720 36453.418 31629.300 36451.810 31612.373 36448.594 C 31595.615 36445.547 31578.265 36440.892 31560.322 36434.629 L 31560.322 36385.117 C 31574.541 36393.412 31590.114 36399.675 31607.041 36403.906 C 31623.968 36408.138 31641.657 36410.254 31660.108 36410.254 C 31692.269 36410.254 31716.729 36403.906 31733.487 36391.211 C 31750.414 36378.516 31758.877 36360.065 31758.877 36335.859 C 31758.877 36313.516 31751.006 36296.081 31735.264 36283.555 C 31719.691 36270.859 31697.940 36264.512 31670.010 36264.512 L 31625.830 36264.512 L 31625.830 36222.363 L 31672.041 36222.363 C 31697.263 36222.363 31716.559 36217.370 31729.932 36207.383 C 31743.304 36197.227 31749.990 36182.669 31749.990 36163.711 C 31749.990 36144.245 31743.050 36129.349 31729.170 36119.024 C 31715.459 36108.529 31695.739 36103.281 31670.010 36103.281 C 31655.960 36103.281 31640.895 36104.805 31624.815 36107.852 C 31608.734 36110.899 31591.045 36115.638 31571.748 36122.070 L 31571.748 36076.367 C 31591.214 36070.951 31609.411 36066.888 31626.338 36064.180 C 31643.434 36061.471 31659.515 36060.117 31674.580 36060.117 C 31713.513 36060.117 31744.320 36069.004 31767.002 36086.777 C 31789.684 36104.382 31801.026 36128.249 31801.026 36158.379 C 31801.026 36179.369 31795.016 36197.142 31782.998 36211.699 C 31770.980 36226.087 31753.884 36236.074 31731.709 36241.660 ZM 32016.726 36100.742 C 31990.320 36100.742 31970.431 36113.776 31957.058 36139.844 C 31943.855 36165.742 31937.253 36204.759 31937.253 36256.895 C 31937.253 36308.861 31943.855 36347.878 31957.058 36373.945 C 31970.431 36399.844 31990.320 36412.793 32016.726 36412.793 C 32043.302 36412.793 32063.191 36399.844 32076.394 36373.945 C 32089.766 36347.878 32096.453 36308.861 32096.453 36256.895 C 32096.453 36204.759 32089.766 36165.742 32076.394 36139.844 C 32063.191 36113.776 32043.302 36100.742 32016.726 36100.742 ZM 32016.726 36060.117 C 32059.213 36060.117 32091.628 36076.960 32113.972 36110.645 C 32136.485 36144.160 32147.742 36192.910 32147.742 36256.895 C 32147.742 36320.710 32136.485 36369.460 32113.972 36403.145 C 32091.628 36436.660 32059.213 36453.418 32016.726 36453.418 C 31974.239 36453.418 31941.739 36436.660 31919.226 36403.145 C 31896.882 36369.460 31885.710 36320.710 31885.710 36256.895 C 31885.710 36192.910 31896.882 36144.160 31919.226 36110.645 C 31941.739 36076.960 31974.239 36060.117 32016.726 36060.117 Z">
                <!-- 111 nodes -->
              </draw:path>
              <draw:path id="path5722" draw:style-name="style4" draw:layer="layout" svg:x="14.884cm" svg:y="16.901cm" svg:width="0.140cm" svg:height="0.032cm" svg:viewBox="0.0 0.0 140.000 32.000" svg:d="M 29768.916 33818.048 L 29908.916 33818.048 L 29768.916 33818.048 ">
                <!-- 3 nodes -->
              </draw:path>
              <draw:path id="text5726" draw:style-name="style1" draw:layer="layout" svg:x="15.199cm" svg:y="16.729cm" svg:width="1.739cm" svg:height="0.393cm" svg:viewBox="0.0 0.0 1739.353 393.301" svg:d="M 30528.486 33497.798 C 30502.080 33497.798 30482.191 33510.832 30468.818 33536.900 C 30455.615 33562.798 30449.013 33601.815 30449.013 33653.951 C 30449.013 33705.917 30455.615 33744.934 30468.818 33771.001 C 30482.191 33796.900 30502.080 33809.849 30528.486 33809.849 C 30555.062 33809.849 30574.951 33796.900 30588.154 33771.001 C 30601.526 33744.934 30608.213 33705.917 30608.213 33653.951 C 30608.213 33601.815 30601.526 33562.798 30588.154 33536.900 C 30574.951 33510.832 30555.062 33497.798 30528.486 33497.798 ZM 30528.486 33457.173 C 30570.973 33457.173 30603.388 33474.016 30625.732 33507.701 C 30648.245 33541.216 30659.502 33589.966 30659.502 33653.951 C 30659.502 33717.766 30648.245 33766.516 30625.732 33800.201 C 30603.388 33833.716 30570.973 33850.474 30528.486 33850.474 C 30485.999 33850.474 30453.499 33833.716 30430.986 33800.201 C 30408.642 33766.516 30397.470 33717.766 30397.470 33653.951 C 30397.470 33589.966 30408.642 33541.216 30430.986 33507.701 C 30453.499 33474.016 30485.999 33457.173 30528.486 33457.173 ZM 30749.519 33778.619 L 30803.093 33778.619 L 30803.093 33843.111 L 30749.519 33843.111 L 30749.519 33778.619 ZM 31024.566 33497.798 C 30998.160 33497.798 30978.271 33510.832 30964.898 33536.900 C 30951.695 33562.798 30945.093 33601.815 30945.093 33653.951 C 30945.093 33705.917 30951.695 33744.934 30964.898 33771.001 C 30978.271 33796.900 30998.160 33809.849 31024.566 33809.849 C 31051.142 33809.849 31071.031 33796.900 31084.234 33771.001 C 31097.606 33744.934 31104.293 33705.917 31104.293 33653.951 C 31104.293 33601.815 31097.606 33562.798 31084.234 33536.900 C 31071.031 33510.832 31051.142 33497.798 31024.566 33497.798 ZM 31024.566 33457.173 C 31067.053 33457.173 31099.468 33474.016 31121.812 33507.701 C 31144.325 33541.216 31155.582 33589.966 31155.582 33653.951 C 31155.582 33717.766 31144.325 33766.516 31121.812 33800.201 C 31099.468 33833.716 31067.053 33850.474 31024.566 33850.474 C 30982.079 33850.474 30949.579 33833.716 30927.066 33800.201 C 30904.722 33766.516 30893.550 33717.766 30893.550 33653.951 C 30893.550 33589.966 30904.722 33541.216 30927.066 33507.701 C 30949.579 33474.016 30982.079 33457.173 31024.566 33457.173 ZM 31289.778 33799.947 L 31468.782 33799.947 L 31468.782 33843.111 L 31228.079 33843.111 L 31228.079 33799.947 C 31247.545 33779.804 31274.036 33752.805 31307.552 33718.951 C 31341.237 33684.927 31362.395 33663.007 31371.028 33653.189 C 31387.448 33634.738 31398.873 33619.166 31405.306 33606.470 C 31411.907 33593.606 31415.208 33580.995 31415.208 33568.638 C 31415.208 33548.495 31408.099 33532.076 31393.880 33519.380 C 31379.830 33506.685 31361.464 33500.337 31338.782 33500.337 C 31322.701 33500.337 31305.690 33503.130 31287.747 33508.716 C 31269.974 33514.302 31250.931 33522.766 31230.618 33534.107 L 31230.618 33482.310 C 31251.269 33474.016 31270.566 33467.753 31288.509 33463.521 C 31306.451 33459.289 31322.871 33457.173 31337.767 33457.173 C 31377.037 33457.173 31408.352 33466.991 31431.712 33486.626 C 31455.071 33506.262 31466.751 33532.499 31466.751 33565.337 C 31466.751 33580.910 31463.789 33595.722 31457.864 33609.771 C 31452.109 33623.651 31441.530 33640.070 31426.126 33659.029 C 31421.894 33663.938 31408.437 33678.156 31385.755 33701.685 C 31363.073 33725.044 31331.080 33757.798 31289.778 33799.947 ZM 31731.709 33638.716 C 31756.253 33643.964 31775.381 33654.882 31789.092 33671.470 C 31802.972 33688.059 31809.912 33708.541 31809.912 33732.916 C 31809.912 33770.324 31797.048 33799.270 31771.319 33819.751 C 31745.589 33840.233 31709.027 33850.474 31661.631 33850.474 C 31645.720 33850.474 31629.300 33848.866 31612.373 33845.650 C 31595.615 33842.603 31578.265 33837.948 31560.322 33831.685 L 31560.322 33782.173 C 31574.541 33790.468 31590.114 33796.731 31607.041 33800.962 C 31623.968 33805.194 31641.657 33807.310 31660.108 33807.310 C 31692.269 33807.310 31716.729 33800.962 31733.487 33788.267 C 31750.414 33775.572 31758.877 33757.121 31758.877 33732.916 C 31758.877 33710.572 31751.006 33693.137 31735.264 33680.611 C 31719.691 33667.916 31697.940 33661.568 31670.010 33661.568 L 31625.830 33661.568 L 31625.830 33619.419 L 31672.041 33619.419 C 31697.263 33619.419 31716.559 33614.426 31729.932 33604.439 C 31743.304 33594.283 31749.990 33579.725 31749.990 33560.767 C 31749.990 33541.301 31743.050 33526.405 31729.170 33516.080 C 31715.459 33505.585 31695.739 33500.337 31670.010 33500.337 C 31655.960 33500.337 31640.895 33501.861 31624.815 33504.908 C 31608.734 33507.955 31591.045 33512.694 31571.748 33519.126 L 31571.748 33473.423 C 31591.214 33468.007 31609.411 33463.944 31626.338 33461.236 C 31643.434 33458.528 31659.515 33457.173 31674.580 33457.173 C 31713.513 33457.173 31744.320 33466.060 31767.002 33483.834 C 31789.684 33501.438 31801.026 33525.305 31801.026 33555.435 C 31801.026 33576.425 31795.016 33594.198 31782.998 33608.755 C 31770.980 33623.143 31753.884 33633.130 31731.709 33638.716 ZM 31907.546 33464.029 L 32108.894 33464.029 L 32108.894 33507.193 L 31954.519 33507.193 L 31954.519 33600.123 C 31961.967 33597.584 31969.415 33595.722 31976.863 33594.537 C 31984.311 33593.182 31991.759 33592.505 31999.207 33592.505 C 32041.524 33592.505 32075.040 33604.100 32099.753 33627.291 C 32124.467 33650.481 32136.824 33681.880 32136.824 33721.490 C 32136.824 33762.284 32124.128 33794.022 32098.738 33816.705 C 32073.347 33839.218 32037.546 33850.474 31991.335 33850.474 C 31975.424 33850.474 31959.174 33849.120 31942.585 33846.412 C 31926.166 33843.703 31909.154 33839.641 31891.550 33834.224 L 31891.550 33782.681 C 31906.785 33790.975 31922.527 33797.154 31938.777 33801.216 C 31955.027 33805.279 31972.208 33807.310 31990.320 33807.310 C 32019.604 33807.310 32042.794 33799.608 32059.890 33784.205 C 32076.987 33768.801 32085.535 33747.896 32085.535 33721.490 C 32085.535 33695.084 32076.987 33674.179 32059.890 33658.775 C 32042.794 33643.371 32019.604 33635.669 31990.320 33635.669 C 31976.609 33635.669 31962.898 33637.193 31949.187 33640.240 C 31935.645 33643.287 31921.765 33648.026 31907.546 33654.459 L 31907.546 33464.029 Z">
                <!-- 116 nodes -->
              </draw:path>
              <draw:path id="path5728" draw:style-name="style4" draw:layer="layout" svg:x="14.884cm" svg:y="15.600cm" svg:width="0.140cm" svg:height="0.032cm" svg:viewBox="0.0 0.0 140.000 32.000" svg:d="M 29768.916 31215.104 L 29908.916 31215.104 L 29768.916 31215.104 ">
                <!-- 3 nodes -->
              </draw:path>
              <draw:path id="text5732" draw:style-name="style1" draw:layer="layout" svg:x="15.199cm" svg:y="15.427cm" svg:width="1.750cm" svg:height="0.393cm" svg:viewBox="0.0 0.0 1750.271 393.301" svg:d="M 30528.486 30894.854 C 30502.080 30894.854 30482.191 30907.888 30468.818 30933.956 C 30455.615 30959.854 30449.013 30998.871 30449.013 31051.007 C 30449.013 31102.973 30455.615 31141.990 30468.818 31168.058 C 30482.191 31193.956 30502.080 31206.905 30528.486 31206.905 C 30555.062 31206.905 30574.951 31193.956 30588.154 31168.058 C 30601.526 31141.990 30608.213 31102.973 30608.213 31051.007 C 30608.213 30998.871 30601.526 30959.854 30588.154 30933.956 C 30574.951 30907.888 30555.062 30894.854 30528.486 30894.854 ZM 30528.486 30854.229 C 30570.973 30854.229 30603.388 30871.072 30625.732 30904.757 C 30648.245 30938.272 30659.502 30987.022 30659.502 31051.007 C 30659.502 31114.822 30648.245 31163.572 30625.732 31197.257 C 30603.388 31230.772 30570.973 31247.530 30528.486 31247.530 C 30485.999 31247.530 30453.499 31230.772 30430.986 31197.257 C 30408.642 31163.572 30397.470 31114.822 30397.470 31051.007 C 30397.470 30987.022 30408.642 30938.272 30430.986 30904.757 C 30453.499 30871.072 30485.999 30854.229 30528.486 30854.229 ZM 30749.519 31175.675 L 30803.093 31175.675 L 30803.093 31240.167 L 30749.519 31240.167 L 30749.519 31175.675 ZM 31024.566 30894.854 C 30998.160 30894.854 30978.271 30907.888 30964.898 30933.956 C 30951.695 30959.854 30945.093 30998.871 30945.093 31051.007 C 30945.093 31102.973 30951.695 31141.990 30964.898 31168.058 C 30978.271 31193.956 30998.160 31206.905 31024.566 31206.905 C 31051.142 31206.905 31071.031 31193.956 31084.234 31168.058 C 31097.606 31141.990 31104.293 31102.973 31104.293 31051.007 C 31104.293 30998.871 31097.606 30959.854 31084.234 30933.956 C 31071.031 30907.888 31051.142 30894.854 31024.566 30894.854 ZM 31024.566 30854.229 C 31067.053 30854.229 31099.468 30871.072 31121.812 30904.757 C 31144.325 30938.272 31155.582 30987.022 31155.582 31051.007 C 31155.582 31114.822 31144.325 31163.572 31121.812 31197.257 C 31099.468 31230.772 31067.053 31247.530 31024.566 31247.530 C 30982.079 31247.530 30949.579 31230.772 30927.066 31197.257 C 30904.722 31163.572 30893.550 31114.822 30893.550 31051.007 C 30893.550 30987.022 30904.722 30938.272 30927.066 30904.757 C 30949.579 30871.072 30982.079 30854.229 31024.566 30854.229 ZM 31289.778 31197.003 L 31468.782 31197.003 L 31468.782 31240.167 L 31228.079 31240.167 L 31228.079 31197.003 C 31247.545 31176.860 31274.036 31149.861 31307.552 31116.007 C 31341.237 31081.983 31362.395 31060.063 31371.028 31050.245 C 31387.448 31031.795 31398.873 31016.222 31405.306 31003.526 C 31411.907 30990.662 31415.208 30978.051 31415.208 30965.694 C 31415.208 30945.551 31408.099 30929.132 31393.880 30916.436 C 31379.830 30903.741 31361.464 30897.393 31338.782 30897.393 C 31322.701 30897.393 31305.690 30900.186 31287.747 30905.772 C 31269.974 30911.358 31250.931 30919.822 31230.618 30931.163 L 31230.618 30879.366 C 31251.269 30871.072 31270.566 30864.809 31288.509 30860.577 C 31306.451 30856.345 31322.871 30854.229 31337.767 30854.229 C 31377.037 30854.229 31408.352 30864.047 31431.712 30883.683 C 31455.071 30903.318 31466.751 30929.555 31466.751 30962.393 C 31466.751 30977.966 31463.789 30992.778 31457.864 31006.827 C 31452.109 31020.707 31441.530 31037.127 31426.126 31056.085 C 31421.894 31060.994 31408.437 31075.212 31385.755 31098.741 C 31363.073 31122.101 31331.080 31154.854 31289.778 31197.003 ZM 31717.237 30905.772 L 31587.744 31108.136 L 31717.237 31108.136 L 31717.237 30905.772 ZM 31703.779 30861.085 L 31768.272 30861.085 L 31768.272 31108.136 L 31822.354 31108.136 L 31822.354 31150.792 L 31768.272 31150.792 L 31768.272 31240.167 L 31717.237 31240.167 L 31717.237 31150.792 L 31546.104 31150.792 L 31546.104 31101.280 L 31703.779 30861.085 ZM 32016.726 30894.854 C 31990.320 30894.854 31970.431 30907.888 31957.058 30933.956 C 31943.855 30959.854 31937.253 30998.871 31937.253 31051.007 C 31937.253 31102.973 31943.855 31141.990 31957.058 31168.058 C 31970.431 31193.956 31990.320 31206.905 32016.726 31206.905 C 32043.302 31206.905 32063.191 31193.956 32076.394 31168.058 C 32089.766 31141.990 32096.453 31102.973 32096.453 31051.007 C 32096.453 30998.871 32089.766 30959.854 32076.394 30933.956 C 32063.191 30907.888 32043.302 30894.854 32016.726 30894.854 ZM 32016.726 30854.229 C 32059.213 30854.229 32091.628 30871.072 32113.972 30904.757 C 32136.485 30938.272 32147.742 30987.022 32147.742 31051.007 C 32147.742 31114.822 32136.485 31163.572 32113.972 31197.257 C 32091.628 31230.772 32059.213 31247.530 32016.726 31247.530 C 31974.239 31247.530 31941.739 31230.772 31919.226 31197.257 C 31896.882 31163.572 31885.710 31114.822 31885.710 31051.007 C 31885.710 30987.022 31896.882 30938.272 31919.226 30904.757 C 31941.739 30871.072 31974.239 30854.229 32016.726 30854.229 Z">
                <!-- 97 nodes -->
              </draw:path>
              <draw:path id="path5738" draw:style-name="style5" draw:layer="layout" svg:x="14.307cm" svg:y="14.364cm" svg:width="0.593cm" svg:height="11.256cm" svg:viewBox="0.0 0.0 593.200 11256.000" svg:d="M 28630.516 39968.962 L 28630.516 39925.118 L 28630.516 28788.806 L 28630.516 28744.962 L 29191.716 28744.962 L 29191.716 28788.806 L 29191.716 39925.118 L 29191.716 39968.962 L 28630.516 39968.962 Z">
                <!-- 9 nodes -->
              </draw:path>
            </draw:g>
            <!-- id="g5680" -->
          </draw:g>
          <!-- id="g5522" -->
          <draw:g id="g5857">
            <draw:path id="path5861" draw:style-name="style0" draw:layer="layout" svg:x="18.203cm" svg:y="14.461cm" svg:width="11.224cm" svg:height="11.224cm" svg:viewBox="0.0 0.0 11224.000 11224.000" svg:d="M 36405.054 40146.933 L 47629.054 40146.933 L 47629.054 28922.934 L 36405.054 28922.934 L 36405.054 40146.933 Z">
              <!-- 5 nodes -->
            </draw:path>
            <draw:g id="g5863">
              <draw:g id="g5865">
                <draw:g id="g5871">
                  <draw:frame id="image5873" draw:style-name="gr1" draw:text-style-name="P1" draw:layer="layout" svg:width="11.232cm" svg:height="11.232cm" draw:transform="matrix(99.060 0.000 0.000 99.060 160.536 127.472) translate(18.203cm, 14.453cm)">
                    <draw:image xlink:href="Pictures/image11.png" xlink:type="simple" xlink:show="embed" xlink:actuate="onLoad">
                      <text:p/>
                    </draw:image>
                  </draw:frame>
                </draw:g>
                <!-- id="g5871" -->
              </draw:g>
              <!-- id="g5865" -->
            </draw:g>
            <!-- id="g5863" -->
            <draw:g id="g5875">
              <draw:path id="path5877" draw:style-name="style4" draw:layer="layout" svg:x="19.590cm" svg:y="25.685cm" svg:width="0.032cm" svg:height="0.140cm" svg:viewBox="0.0 0.0 32.000 140.000" svg:d="M 39195.054 51370.933 L 39195.054 51510.933 L 39195.054 51370.933 ">
                <!-- 3 nodes -->
              </draw:path>
              <draw:path id="text5881" draw:style-name="style1" draw:layer="layout" svg:x="19.497cm" svg:y="25.981cm" svg:width="0.226cm" svg:height="0.379cm" svg:viewBox="0.0 0.0 225.723 379.082" svg:d="M 39002.050 52298.687 L 39085.839 52298.687 L 39085.839 52009.488 L 38994.687 52027.769 L 38994.687 51981.050 L 39085.331 51962.769 L 39136.620 51962.769 L 39136.620 52298.687 L 39220.409 52298.687 L 39220.409 52341.851 L 39002.050 52341.851 L 39002.050 52298.687 Z">
                <!-- 12 nodes -->
              </draw:path>
              <draw:path id="path5883" draw:style-name="style4" draw:layer="layout" svg:x="22.396cm" svg:y="25.685cm" svg:width="0.032cm" svg:height="0.140cm" svg:viewBox="0.0 0.0 32.000 140.000" svg:d="M 44807.054 51370.933 L 44807.054 51510.933 L 44807.054 51370.933 ">
                <!-- 3 nodes -->
              </draw:path>
              <draw:path id="text5887" draw:style-name="style1" draw:layer="layout" svg:x="22.284cm" svg:y="25.975cm" svg:width="0.241cm" svg:height="0.386cm" svg:viewBox="0.0 0.0 240.703 385.937" svg:d="M 44630.300 52291.832 L 44809.304 52291.832 L 44809.304 52334.996 L 44568.601 52334.996 L 44568.601 52291.832 C 44588.067 52271.688 44614.558 52244.690 44648.074 52210.836 C 44681.758 52176.812 44702.917 52154.892 44711.550 52145.074 C 44727.969 52126.623 44739.395 52111.050 44745.827 52098.355 C 44752.429 52085.491 44755.730 52072.880 44755.730 52060.523 C 44755.730 52040.380 44748.620 52023.961 44734.402 52011.265 C 44720.352 51998.570 44701.986 51992.222 44679.304 51992.222 C 44663.223 51992.222 44646.212 51995.015 44628.269 52000.601 C 44610.495 52006.187 44591.452 52014.651 44571.140 52025.992 L 44571.140 51974.195 C 44591.791 51965.901 44611.088 51959.638 44629.031 51955.406 C 44646.973 51951.174 44663.393 51949.058 44678.288 51949.058 C 44717.559 51949.058 44748.874 51958.876 44772.234 51978.511 C 44795.593 51998.147 44807.273 52024.384 44807.273 52057.222 C 44807.273 52072.795 44804.311 52087.606 44798.386 52101.656 C 44792.631 52115.536 44782.051 52131.955 44766.648 52150.914 C 44762.416 52155.823 44748.959 52170.041 44726.277 52193.570 C 44703.594 52216.929 44671.602 52249.683 44630.300 52291.832 Z">
                <!-- 22 nodes -->
              </draw:path>
              <draw:path id="path5889" draw:style-name="style4" draw:layer="layout" svg:x="25.202cm" svg:y="25.685cm" svg:width="0.032cm" svg:height="0.140cm" svg:viewBox="0.0 0.0 32.000 140.000" svg:d="M 50419.054 51370.933 L 50419.054 51510.933 L 50419.054 51370.933 ">
                <!-- 3 nodes -->
              </draw:path>
              <draw:path id="text5893" draw:style-name="style1" draw:layer="layout" svg:x="25.092cm" svg:y="25.975cm" svg:width="0.250cm" svg:height="0.393cm" svg:viewBox="0.0 0.0 249.590 393.301" svg:d="M 50355.034 52130.601 C 50379.579 52135.849 50398.706 52146.767 50412.417 52163.355 C 50426.297 52179.944 50433.238 52200.425 50433.238 52224.800 C 50433.238 52262.209 50420.373 52291.155 50394.644 52311.636 C 50368.915 52332.118 50332.352 52342.359 50284.956 52342.359 C 50269.045 52342.359 50252.626 52340.751 50235.698 52337.535 C 50218.941 52334.488 50201.590 52329.833 50183.648 52323.570 L 50183.648 52274.058 C 50197.866 52282.352 50213.439 52288.616 50230.366 52292.847 C 50247.294 52297.079 50264.982 52299.195 50283.433 52299.195 C 50315.594 52299.195 50340.054 52292.847 50356.812 52280.152 C 50373.739 52267.457 50382.202 52249.006 50382.202 52224.800 C 50382.202 52202.457 50374.331 52185.022 50358.589 52172.496 C 50343.016 52159.800 50321.265 52153.453 50293.335 52153.453 L 50249.155 52153.453 L 50249.155 52111.304 L 50295.366 52111.304 C 50320.588 52111.304 50339.885 52106.311 50353.257 52096.324 C 50366.629 52086.168 50373.316 52071.610 50373.316 52052.652 C 50373.316 52033.186 50366.376 52018.290 50352.495 52007.964 C 50338.784 51997.470 50319.064 51992.222 50293.335 51992.222 C 50279.286 51992.222 50264.221 51993.746 50248.140 51996.793 C 50232.059 51999.839 50214.370 52004.579 50195.073 52011.011 L 50195.073 51965.308 C 50214.540 51959.892 50232.736 51955.829 50249.663 51953.121 C 50266.760 51950.412 50282.840 51949.058 50297.905 51949.058 C 50336.838 51949.058 50367.645 51957.945 50390.327 51975.718 C 50413.010 51993.323 50424.351 52017.190 50424.351 52047.320 C 50424.351 52068.310 50418.342 52086.083 50406.323 52100.640 C 50394.305 52115.028 50377.209 52125.015 50355.034 52130.601 Z">
                <!-- 30 nodes -->
              </draw:path>
              <draw:path id="path5895" draw:style-name="style4" draw:layer="layout" svg:x="28.008cm" svg:y="25.685cm" svg:width="0.032cm" svg:height="0.140cm" svg:viewBox="0.0 0.0 32.000 140.000" svg:d="M 56031.054 51370.933 L 56031.054 51510.933 L 56031.054 51370.933 ">
                <!-- 3 nodes -->
              </draw:path>
              <draw:path id="text5899" draw:style-name="style1" draw:layer="layout" svg:x="27.884cm" svg:y="25.981cm" svg:width="0.276cm" svg:height="0.379cm" svg:viewBox="0.0 0.0 276.250 379.082" svg:d="M 55938.343 52007.457 L 55808.851 52209.820 L 55938.343 52209.820 L 55938.343 52007.457 ZM 55924.886 51962.769 L 55989.378 51962.769 L 55989.378 52209.820 L 56043.460 52209.820 L 56043.460 52252.476 L 55989.378 52252.476 L 55989.378 52341.851 L 55938.343 52341.851 L 55938.343 52252.476 L 55767.210 52252.476 L 55767.210 52202.964 L 55924.886 51962.769 Z">
                <!-- 16 nodes -->
              </draw:path>
              <draw:path id="path5905" draw:style-name="style4" draw:layer="layout" svg:x="18.063cm" svg:y="24.266cm" svg:width="0.140cm" svg:height="0.032cm" svg:viewBox="0.0 0.0 140.000 32.000" svg:d="M 36265.054 48548.933 L 36125.054 48548.933 L 36265.054 48548.933 ">
                <!-- 3 nodes -->
              </draw:path>
              <draw:path id="text5909" draw:style-name="style1" draw:layer="layout" svg:x="17.649cm" svg:y="24.101cm" svg:width="0.226cm" svg:height="0.379cm" svg:viewBox="0.0 0.0 225.723 379.082" svg:d="M 35305.425 48537.687 L 35389.214 48537.687 L 35389.214 48248.488 L 35298.062 48266.769 L 35298.062 48220.050 L 35388.706 48201.769 L 35439.995 48201.769 L 35439.995 48537.687 L 35523.785 48537.687 L 35523.785 48580.851 L 35305.425 48580.851 L 35305.425 48537.687 Z">
                <!-- 12 nodes -->
              </draw:path>
              <draw:path id="path5911" draw:style-name="style4" draw:layer="layout" svg:x="18.063cm" svg:y="21.460cm" svg:width="0.140cm" svg:height="0.032cm" svg:viewBox="0.0 0.0 140.000 32.000" svg:d="M 36265.054 42936.933 L 36125.054 42936.933 L 36265.054 42936.933 ">
                <!-- 3 nodes -->
              </draw:path>
              <draw:path id="text5915" draw:style-name="style1" draw:layer="layout" svg:x="17.630cm" svg:y="21.288cm" svg:width="0.241cm" svg:height="0.386cm" svg:viewBox="0.0 0.0 240.703 385.937" svg:d="M 35321.675 42918.832 L 35500.679 42918.832 L 35500.679 42961.996 L 35259.976 42961.996 L 35259.976 42918.832 C 35279.442 42898.689 35305.933 42871.690 35339.449 42837.836 C 35373.133 42803.812 35394.292 42781.892 35402.925 42772.074 C 35419.344 42753.624 35430.770 42738.051 35437.202 42725.355 C 35443.804 42712.491 35447.105 42699.880 35447.105 42687.523 C 35447.105 42667.380 35439.995 42650.961 35425.777 42638.265 C 35411.727 42625.570 35393.361 42619.222 35370.679 42619.222 C 35354.598 42619.222 35337.587 42622.015 35319.644 42627.601 C 35301.870 42633.187 35282.827 42641.651 35262.515 42652.992 L 35262.515 42601.195 C 35283.166 42592.901 35302.463 42586.638 35320.406 42582.406 C 35338.348 42578.174 35354.768 42576.058 35369.663 42576.058 C 35408.934 42576.058 35440.249 42585.876 35463.609 42605.512 C 35486.968 42625.147 35498.648 42651.384 35498.648 42684.222 C 35498.648 42699.795 35495.686 42714.607 35489.761 42728.656 C 35484.006 42742.536 35473.426 42758.956 35458.023 42777.914 C 35453.791 42782.823 35440.334 42797.041 35417.652 42820.570 C 35394.969 42843.930 35362.977 42876.683 35321.675 42918.832 Z">
                <!-- 22 nodes -->
              </draw:path>
              <draw:path id="path5917" draw:style-name="style4" draw:layer="layout" svg:x="18.063cm" svg:y="18.654cm" svg:width="0.140cm" svg:height="0.032cm" svg:viewBox="0.0 0.0 140.000 32.000" svg:d="M 36265.054 37324.934 L 36125.054 37324.934 L 36265.054 37324.934 ">
                <!-- 3 nodes -->
              </draw:path>
              <draw:path id="text5921" draw:style-name="style1" draw:layer="layout" svg:x="17.632cm" svg:y="18.482cm" svg:width="0.250cm" svg:height="0.393cm" svg:viewBox="0.0 0.0 249.590 393.301" svg:d="M 35434.410 37145.602 C 35458.954 37150.849 35478.081 37161.767 35491.792 37178.355 C 35505.673 37194.944 35512.613 37215.426 35512.613 37239.801 C 35512.613 37277.210 35499.748 37306.155 35474.019 37326.637 C 35448.290 37347.118 35411.727 37357.359 35364.331 37357.359 C 35348.420 37357.359 35332.001 37355.751 35315.074 37352.535 C 35298.316 37349.488 35280.966 37344.833 35263.023 37338.570 L 35263.023 37289.059 C 35277.242 37297.353 35292.814 37303.616 35309.742 37307.848 C 35326.669 37312.079 35344.357 37314.195 35362.808 37314.195 C 35394.969 37314.195 35419.429 37307.848 35436.187 37295.152 C 35453.114 37282.457 35461.577 37264.006 35461.577 37239.801 C 35461.577 37217.457 35453.706 37200.022 35437.964 37187.496 C 35422.391 37174.801 35400.640 37168.453 35372.710 37168.453 L 35328.531 37168.453 L 35328.531 37126.305 L 35374.742 37126.305 C 35399.963 37126.305 35419.260 37121.311 35432.632 37111.324 C 35446.005 37101.168 35452.691 37086.611 35452.691 37067.652 C 35452.691 37048.186 35445.751 37033.290 35431.870 37022.965 C 35418.160 37012.470 35398.439 37007.223 35372.710 37007.223 C 35358.661 37007.223 35343.596 37008.746 35327.515 37011.793 C 35311.434 37014.840 35293.745 37019.579 35274.449 37026.012 L 35274.449 36980.309 C 35293.915 36974.892 35312.111 36970.829 35329.038 36968.121 C 35346.135 36965.413 35362.216 36964.059 35377.281 36964.059 C 35416.213 36964.059 35447.020 36972.945 35469.702 36990.719 C 35492.385 37008.323 35503.726 37032.190 35503.726 37062.320 C 35503.726 37083.310 35497.717 37101.083 35485.699 37115.641 C 35473.680 37130.029 35456.584 37140.016 35434.410 37145.602 Z">
                <!-- 30 nodes -->
              </draw:path>
              <draw:path id="path5923" draw:style-name="style4" draw:layer="layout" svg:x="18.063cm" svg:y="15.848cm" svg:width="0.140cm" svg:height="0.032cm" svg:viewBox="0.0 0.0 140.000 32.000" svg:d="M 36265.054 31712.934 L 36125.054 31712.934 L 36265.054 31712.934 ">
                <!-- 3 nodes -->
              </draw:path>
              <draw:path id="text5927" draw:style-name="style1" draw:layer="layout" svg:x="17.617cm" svg:y="15.683cm" svg:width="0.276cm" svg:height="0.379cm" svg:viewBox="0.0 0.0 276.250 379.082" svg:d="M 35405.718 31410.457 L 35276.226 31612.820 L 35405.718 31612.820 L 35405.718 31410.457 ZM 35392.261 31365.770 L 35456.753 31365.770 L 35456.753 31612.820 L 35510.835 31612.820 L 35510.835 31655.477 L 35456.753 31655.477 L 35456.753 31744.852 L 35405.718 31744.852 L 35405.718 31655.477 L 35234.585 31655.477 L 35234.585 31605.965 L 35392.261 31365.770 Z">
                <!-- 16 nodes -->
              </draw:path>
              <draw:path id="path5933" draw:style-name="style5" draw:layer="layout" svg:x="18.187cm" svg:y="14.445cm" svg:width="0.032cm" svg:height="11.256cm" svg:viewBox="0.0 0.0 32.000 11256.000" svg:d="M 36389.054 40130.933 L 36389.054 28906.934 L 36389.054 40130.933 ">
                <!-- 3 nodes -->
              </draw:path>
              <draw:path id="path5935" draw:style-name="style5" draw:layer="layout" svg:x="29.411cm" svg:y="14.445cm" svg:width="0.032cm" svg:height="11.256cm" svg:viewBox="0.0 0.0 32.000 11256.000" svg:d="M 58837.054 40130.933 L 58837.054 28906.934 L 58837.054 40130.933 ">
                <!-- 3 nodes -->
              </draw:path>
              <draw:path id="path5937" draw:style-name="style5" draw:layer="layout" svg:x="18.187cm" svg:y="25.669cm" svg:width="11.256cm" svg:height="0.032cm" svg:viewBox="0.0 0.0 11256.000 32.000" svg:d="M 36389.054 51354.933 L 47613.054 51354.933 L 36389.054 51354.933 ">
                <!-- 3 nodes -->
              </draw:path>
              <draw:path id="path5939" draw:style-name="style5" draw:layer="layout" svg:x="18.187cm" svg:y="14.445cm" svg:width="11.256cm" svg:height="0.032cm" svg:viewBox="0.0 0.0 11256.000 32.000" svg:d="M 36389.054 28906.934 L 47613.054 28906.934 L 36389.054 28906.934 ">
                <!-- 3 nodes -->
              </draw:path>
              <draw:path id="text5943" draw:style-name="style0" draw:layer="layout" svg:x="19.480cm" svg:y="24.047cm" svg:width="0.245cm" svg:height="0.386cm" svg:viewBox="0.0 0.0 245.273 386.445" svg:d="M 38976.659 48093.644 L 39178.007 48093.644 L 39178.007 48136.808 L 39023.632 48136.808 L 39023.632 48229.738 C 39031.080 48227.199 39038.528 48225.337 39045.976 48224.152 C 39053.424 48222.798 39060.872 48222.121 39068.320 48222.121 C 39110.637 48222.121 39144.153 48233.716 39168.866 48256.906 C 39193.580 48280.096 39205.937 48311.496 39205.937 48351.105 C 39205.937 48391.899 39193.241 48423.638 39167.851 48446.320 C 39142.460 48468.833 39106.659 48480.090 39060.448 48480.090 C 39044.537 48480.090 39028.287 48478.735 39011.698 48476.027 C 38995.279 48473.319 38978.267 48469.256 38960.663 48463.840 L 38960.663 48412.297 C 38975.898 48420.591 38991.640 48426.769 39007.890 48430.832 C 39024.140 48434.894 39041.321 48436.925 39059.433 48436.925 C 39088.717 48436.925 39111.907 48429.224 39129.003 48413.820 C 39146.100 48398.416 39154.648 48377.511 39154.648 48351.105 C 39154.648 48324.699 39146.100 48303.794 39129.003 48288.390 C 39111.907 48272.987 39088.717 48265.285 39059.433 48265.285 C 39045.722 48265.285 39032.011 48266.808 39018.300 48269.855 C 39004.758 48272.902 38990.878 48277.642 38976.659 48284.074 L 38976.659 48093.644 Z">
                <!-- 23 nodes -->
              </draw:path>
              <draw:path id="text5947" draw:style-name="style1" draw:layer="layout" svg:x="22.286cm" svg:y="24.047cm" svg:width="0.245cm" svg:height="0.386cm" svg:viewBox="0.0 0.0 245.273 386.445" svg:d="M 44588.660 48093.644 L 44790.007 48093.644 L 44790.007 48136.808 L 44635.632 48136.808 L 44635.632 48229.738 C 44643.080 48227.199 44650.528 48225.337 44657.976 48224.152 C 44665.424 48222.798 44672.872 48222.121 44680.320 48222.121 C 44722.637 48222.121 44756.153 48233.716 44780.867 48256.906 C 44805.580 48280.096 44817.937 48311.496 44817.937 48351.105 C 44817.937 48391.899 44805.242 48423.638 44779.851 48446.320 C 44754.460 48468.833 44718.660 48480.090 44672.449 48480.090 C 44656.537 48480.090 44640.287 48478.735 44623.699 48476.027 C 44607.279 48473.319 44590.268 48469.256 44572.663 48463.840 L 44572.663 48412.297 C 44587.898 48420.591 44603.640 48426.769 44619.890 48430.832 C 44636.140 48434.894 44653.321 48436.925 44671.433 48436.925 C 44700.717 48436.925 44723.907 48429.224 44741.003 48413.820 C 44758.100 48398.416 44766.648 48377.511 44766.648 48351.105 C 44766.648 48324.699 44758.100 48303.794 44741.003 48288.390 C 44723.907 48272.987 44700.717 48265.285 44671.433 48265.285 C 44657.722 48265.285 44644.011 48266.808 44630.300 48269.855 C 44616.758 48272.902 44602.878 48277.642 44588.660 48284.074 L 44588.660 48093.644 Z">
                <!-- 23 nodes -->
              </draw:path>
              <draw:path id="text5951" draw:style-name="style1" draw:layer="layout" svg:x="24.419cm" svg:y="24.031cm" svg:width="1.587cm" svg:height="0.463cm" svg:viewBox="0.0 0.0 1587.235 463.125" svg:d="M 48974.253 48247.257 C 48951.232 48247.257 48932.950 48255.129 48919.409 48270.871 C 48906.036 48286.613 48899.350 48308.195 48899.350 48335.617 C 48899.350 48362.869 48906.036 48384.451 48919.409 48400.363 C 48932.950 48416.105 48951.232 48423.976 48974.253 48423.976 C 48997.273 48423.976 49015.470 48416.105 49028.842 48400.363 C 49042.384 48384.451 49049.155 48362.869 49049.155 48335.617 C 49049.155 48308.195 49042.384 48286.613 49028.842 48270.871 C 49015.470 48255.129 48997.273 48247.257 48974.253 48247.257 ZM 49076.069 48086.535 L 49076.069 48133.254 C 49063.204 48127.160 49050.171 48122.505 49036.967 48119.289 C 49023.934 48116.073 49010.984 48114.465 48998.120 48114.465 C 48964.266 48114.465 48938.367 48125.890 48920.424 48148.742 C 48902.651 48171.593 48892.495 48206.125 48889.956 48252.336 C 48899.943 48237.609 48912.469 48226.353 48927.534 48218.566 C 48942.599 48210.610 48959.187 48206.632 48977.299 48206.632 C 49015.385 48206.632 49045.431 48218.228 49067.436 48241.418 C 49089.611 48264.438 49100.698 48295.838 49100.698 48335.617 C 49100.698 48374.549 49089.187 48405.780 49066.167 48429.308 C 49043.146 48452.837 49012.508 48464.601 48974.253 48464.601 C 48930.411 48464.601 48896.896 48447.843 48873.706 48414.328 C 48850.516 48380.643 48838.921 48331.893 48838.921 48268.078 C 48838.921 48208.156 48853.139 48160.422 48881.577 48124.875 C 48910.014 48089.159 48948.185 48071.300 48996.089 48071.300 C 49008.953 48071.300 49021.902 48072.570 49034.936 48075.109 C 49048.139 48077.648 49061.850 48081.457 49076.069 48086.535 ZM 49459.922 48062.668 C 49437.240 48101.600 49420.398 48140.109 49409.395 48178.195 C 49398.392 48216.281 49392.891 48254.875 49392.891 48293.976 C 49392.891 48333.078 49398.392 48371.841 49409.395 48410.265 C 49420.567 48448.520 49437.409 48487.030 49459.922 48525.793 L 49419.297 48525.793 C 49393.907 48486.014 49374.864 48446.912 49362.169 48408.488 C 49349.642 48370.063 49343.379 48331.893 49343.379 48293.976 C 49343.379 48256.229 49349.642 48218.228 49362.169 48179.972 C 49374.695 48141.717 49393.738 48102.616 49419.297 48062.668 L 49459.922 48062.668 ZM 49740.672 48131.222 L 49740.672 48272.648 L 49882.097 48272.648 L 49882.097 48315.812 L 49740.672 48315.812 L 49740.672 48457.238 L 49698.015 48457.238 L 49698.015 48315.812 L 49556.590 48315.812 L 49556.590 48272.648 L 49698.015 48272.648 L 49698.015 48131.222 L 49740.672 48131.222 ZM 50001.744 48414.074 L 50085.533 48414.074 L 50085.533 48124.875 L 49994.381 48143.156 L 49994.381 48096.437 L 50085.025 48078.156 L 50136.314 48078.156 L 50136.314 48414.074 L 50220.103 48414.074 L 50220.103 48457.238 L 50001.744 48457.238 L 50001.744 48414.074 ZM 50309.612 48062.668 L 50350.237 48062.668 C 50375.628 48102.616 50394.586 48141.717 50407.112 48179.972 C 50419.808 48218.228 50426.155 48256.229 50426.155 48293.976 C 50426.155 48331.893 50419.808 48370.063 50407.112 48408.488 C 50394.586 48446.912 50375.628 48486.014 50350.237 48525.793 L 50309.612 48525.793 C 50332.126 48487.030 50348.883 48448.520 50359.886 48410.265 C 50371.058 48371.841 50376.644 48333.078 50376.644 48293.976 C 50376.644 48254.875 50371.058 48216.281 50359.886 48178.195 C 50348.883 48140.109 50332.126 48101.600 50309.612 48062.668 Z">
                <!-- 74 nodes -->
              </draw:path>
              <draw:path id="text5955" draw:style-name="style1" draw:layer="layout" svg:x="27.081cm" svg:y="24.031cm" svg:width="1.897cm" svg:height="0.463cm" svg:viewBox="0.0 0.0 1897.135 463.125" svg:d="M 54169.300 48414.074 L 54253.089 48414.074 L 54253.089 48124.875 L 54161.936 48143.156 L 54161.936 48096.437 L 54252.581 48078.156 L 54303.870 48078.156 L 54303.870 48414.074 L 54387.659 48414.074 L 54387.659 48457.238 L 54169.300 48457.238 L 54169.300 48414.074 ZM 54500.020 48414.074 L 54583.809 48414.074 L 54583.809 48124.875 L 54492.656 48143.156 L 54492.656 48096.437 L 54583.301 48078.156 L 54634.590 48078.156 L 54634.590 48414.074 L 54718.379 48414.074 L 54718.379 48457.238 L 54500.020 48457.238 L 54500.020 48414.074 ZM 55092.838 48062.668 C 55070.156 48101.600 55053.313 48140.109 55042.310 48178.195 C 55031.308 48216.281 55025.807 48254.875 55025.807 48293.976 C 55025.807 48333.078 55031.308 48371.841 55042.310 48410.265 C 55053.482 48448.520 55070.325 48487.030 55092.838 48525.793 L 55052.213 48525.793 C 55026.822 48486.014 55007.779 48446.912 54995.084 48408.488 C 54982.558 48370.063 54976.295 48331.893 54976.295 48293.976 C 54976.295 48256.229 54982.558 48218.228 54995.084 48179.972 C 55007.610 48141.717 55026.653 48102.616 55052.213 48062.668 L 55092.838 48062.668 ZM 55373.587 48131.222 L 55373.587 48272.648 L 55515.013 48272.648 L 55515.013 48315.812 L 55373.587 48315.812 L 55373.587 48457.238 L 55330.931 48457.238 L 55330.931 48315.812 L 55189.505 48315.812 L 55189.505 48272.648 L 55330.931 48272.648 L 55330.931 48131.222 L 55373.587 48131.222 ZM 55741.808 48247.257 C 55718.787 48247.257 55700.506 48255.129 55686.964 48270.871 C 55673.592 48286.613 55666.906 48308.195 55666.906 48335.617 C 55666.906 48362.869 55673.592 48384.451 55686.964 48400.363 C 55700.506 48416.105 55718.787 48423.976 55741.808 48423.976 C 55764.829 48423.976 55783.025 48416.105 55796.398 48400.363 C 55809.939 48384.451 55816.710 48362.869 55816.710 48335.617 C 55816.710 48308.195 55809.939 48286.613 55796.398 48270.871 C 55783.025 48255.129 55764.829 48247.257 55741.808 48247.257 ZM 55843.624 48086.535 L 55843.624 48133.254 C 55830.760 48127.160 55817.726 48122.505 55804.523 48119.289 C 55791.489 48116.073 55778.540 48114.465 55765.675 48114.465 C 55731.821 48114.465 55705.922 48125.890 55687.980 48148.742 C 55670.206 48171.593 55660.050 48206.125 55657.511 48252.336 C 55667.498 48237.609 55680.024 48226.353 55695.089 48218.566 C 55710.154 48210.610 55726.743 48206.632 55744.855 48206.632 C 55782.941 48206.632 55812.986 48218.228 55834.991 48241.418 C 55857.166 48264.438 55868.253 48295.838 55868.253 48335.617 C 55868.253 48374.549 55856.743 48405.780 55833.722 48429.308 C 55810.701 48452.837 55780.063 48464.601 55741.808 48464.601 C 55697.967 48464.601 55664.451 48447.843 55641.261 48414.328 C 55618.071 48380.643 55606.476 48331.893 55606.476 48268.078 C 55606.476 48208.156 55620.695 48160.422 55649.132 48124.875 C 55677.570 48089.159 55715.740 48071.300 55763.644 48071.300 C 55776.508 48071.300 55789.458 48072.570 55802.491 48075.109 C 55815.695 48077.648 55829.406 48081.457 55843.624 48086.535 ZM 55942.528 48062.668 L 55983.153 48062.668 C 56008.544 48102.616 56027.502 48141.717 56040.028 48179.972 C 56052.723 48218.228 56059.071 48256.229 56059.071 48293.976 C 56059.071 48331.893 56052.723 48370.063 56040.028 48408.488 C 56027.502 48446.912 56008.544 48486.014 55983.153 48525.793 L 55942.528 48525.793 C 55965.041 48487.030 55981.799 48448.520 55992.801 48410.265 C 56003.973 48371.841 56009.559 48333.078 56009.559 48293.976 C 56009.559 48254.875 56003.973 48216.281 55992.801 48178.195 C 55981.799 48140.109 55965.041 48101.600 55942.528 48062.668 Z">
                <!-- 86 nodes -->
              </draw:path>
              <draw:path id="text5959" draw:style-name="style0" draw:layer="layout" svg:x="18.807cm" svg:y="21.225cm" svg:width="1.587cm" svg:height="0.463cm" svg:viewBox="0.0 0.0 1587.235 463.125" svg:d="M 37750.253 42635.258 C 37727.232 42635.258 37708.951 42643.129 37695.409 42658.871 C 37682.037 42674.613 37675.351 42696.195 37675.351 42723.617 C 37675.351 42750.870 37682.037 42772.452 37695.409 42788.363 C 37708.951 42804.105 37727.232 42811.977 37750.253 42811.977 C 37773.274 42811.977 37791.471 42804.105 37804.843 42788.363 C 37818.385 42772.452 37825.156 42750.870 37825.156 42723.617 C 37825.156 42696.195 37818.385 42674.613 37804.843 42658.871 C 37791.471 42643.129 37773.274 42635.258 37750.253 42635.258 ZM 37852.070 42474.535 L 37852.070 42521.254 C 37839.205 42515.160 37826.171 42510.505 37812.968 42507.289 C 37799.934 42504.073 37786.985 42502.465 37774.120 42502.465 C 37740.266 42502.465 37714.368 42513.891 37696.425 42536.742 C 37678.652 42559.594 37668.495 42594.125 37665.956 42640.336 C 37675.943 42625.609 37688.469 42614.353 37703.534 42606.566 C 37718.600 42598.611 37735.188 42594.633 37753.300 42594.633 C 37791.386 42594.633 37821.432 42606.228 37843.437 42629.418 C 37865.611 42652.439 37876.699 42683.839 37876.699 42723.617 C 37876.699 42762.550 37865.188 42793.780 37842.167 42817.309 C 37819.146 42840.837 37788.508 42852.602 37750.253 42852.602 C 37706.412 42852.602 37672.896 42835.844 37649.706 42802.328 C 37626.516 42768.643 37614.921 42719.893 37614.921 42656.078 C 37614.921 42596.156 37629.140 42548.422 37657.577 42512.875 C 37686.015 42477.159 37724.186 42459.301 37772.089 42459.301 C 37784.954 42459.301 37797.903 42460.570 37810.937 42463.109 C 37824.140 42465.648 37837.851 42469.457 37852.070 42474.535 ZM 38235.923 42450.668 C 38213.241 42489.600 38196.398 42528.109 38185.396 42566.195 C 38174.393 42604.281 38168.892 42642.875 38168.892 42681.977 C 38168.892 42721.078 38174.393 42759.841 38185.396 42798.266 C 38196.568 42836.521 38213.410 42875.030 38235.923 42913.793 L 38195.298 42913.793 C 38169.907 42874.014 38150.864 42834.913 38138.169 42796.488 C 38125.643 42758.064 38119.380 42719.893 38119.380 42681.977 C 38119.380 42644.229 38125.643 42606.228 38138.169 42567.973 C 38150.695 42529.717 38169.738 42490.616 38195.298 42450.668 L 38235.923 42450.668 ZM 38516.672 42519.223 L 38516.672 42660.648 L 38658.098 42660.648 L 38658.098 42703.813 L 38516.672 42703.813 L 38516.672 42845.238 L 38474.016 42845.238 L 38474.016 42703.813 L 38332.590 42703.813 L 38332.590 42660.648 L 38474.016 42660.648 L 38474.016 42519.223 L 38516.672 42519.223 ZM 38777.745 42802.074 L 38861.534 42802.074 L 38861.534 42512.875 L 38770.381 42531.156 L 38770.381 42484.438 L 38861.026 42466.156 L 38912.315 42466.156 L 38912.315 42802.074 L 38996.104 42802.074 L 38996.104 42845.238 L 38777.745 42845.238 L 38777.745 42802.074 ZM 39085.613 42450.668 L 39126.238 42450.668 C 39151.629 42490.616 39170.587 42529.717 39183.113 42567.973 C 39195.808 42606.228 39202.156 42644.229 39202.156 42681.977 C 39202.156 42719.893 39195.808 42758.064 39183.113 42796.488 C 39170.587 42834.913 39151.629 42874.014 39126.238 42913.793 L 39085.613 42913.793 C 39108.126 42875.030 39124.884 42836.521 39135.887 42798.266 C 39147.058 42759.841 39152.644 42721.078 39152.644 42681.977 C 39152.644 42642.875 39147.058 42604.281 39135.887 42566.195 C 39124.884 42528.109 39108.126 42489.600 39085.613 42450.668 Z">
                <!-- 74 nodes -->
              </draw:path>
              <draw:path id="text5963" draw:style-name="style1" draw:layer="layout" svg:x="21.469cm" svg:y="21.225cm" svg:width="1.897cm" svg:height="0.463cm" svg:viewBox="0.0 0.0 1897.135 463.125" svg:d="M 42945.300 42802.074 L 43029.089 42802.074 L 43029.089 42512.875 L 42937.937 42531.156 L 42937.937 42484.438 L 43028.581 42466.156 L 43079.870 42466.156 L 43079.870 42802.074 L 43163.659 42802.074 L 43163.659 42845.238 L 42945.300 42845.238 L 42945.300 42802.074 ZM 43422.524 42640.844 C 43447.068 42646.091 43466.196 42657.009 43479.906 42673.598 C 43493.787 42690.186 43500.727 42710.668 43500.727 42735.043 C 43500.727 42772.452 43487.862 42801.397 43462.133 42821.879 C 43436.404 42842.361 43399.841 42852.602 43352.446 42852.602 C 43336.534 42852.602 43320.115 42850.994 43303.188 42847.777 C 43286.430 42844.730 43269.080 42840.076 43251.137 42833.813 L 43251.137 42784.301 C 43265.356 42792.595 43280.929 42798.858 43297.856 42803.090 C 43314.783 42807.322 43332.472 42809.438 43350.922 42809.438 C 43383.084 42809.438 43407.543 42803.090 43424.301 42790.395 C 43441.228 42777.699 43449.692 42759.249 43449.692 42735.043 C 43449.692 42712.699 43441.821 42695.264 43426.078 42682.738 C 43410.505 42670.043 43388.754 42663.695 43360.824 42663.695 L 43316.645 42663.695 L 43316.645 42621.547 L 43362.856 42621.547 C 43388.077 42621.547 43407.374 42616.553 43420.746 42606.566 C 43434.119 42596.410 43440.805 42581.853 43440.805 42562.895 C 43440.805 42543.428 43433.865 42528.533 43419.985 42518.207 C 43406.274 42507.712 43386.554 42502.465 43360.824 42502.465 C 43346.775 42502.465 43331.710 42503.988 43315.629 42507.035 C 43299.548 42510.082 43281.860 42514.822 43262.563 42521.254 L 43262.563 42475.551 C 43282.029 42470.134 43300.225 42466.072 43317.153 42463.363 C 43334.249 42460.655 43350.330 42459.301 43365.395 42459.301 C 43404.327 42459.301 43435.134 42468.188 43457.817 42485.961 C 43480.499 42503.565 43491.840 42527.432 43491.840 42557.563 C 43491.840 42578.552 43485.831 42596.326 43473.813 42610.883 C 43461.794 42625.271 43444.698 42635.258 43422.524 42640.844 ZM 43868.838 42450.668 C 43846.156 42489.600 43829.313 42528.109 43818.311 42566.195 C 43807.308 42604.281 43801.807 42642.875 43801.807 42681.977 C 43801.807 42721.078 43807.308 42759.841 43818.311 42798.266 C 43829.483 42836.521 43846.325 42875.030 43868.838 42913.793 L 43828.213 42913.793 C 43802.822 42874.014 43783.779 42834.913 43771.084 42796.488 C 43758.558 42758.064 43752.295 42719.893 43752.295 42681.977 C 43752.295 42644.229 43758.558 42606.228 43771.084 42567.973 C 43783.610 42529.717 43802.653 42490.616 43828.213 42450.668 L 43868.838 42450.668 ZM 44149.587 42519.223 L 44149.587 42660.648 L 44291.013 42660.648 L 44291.013 42703.813 L 44149.587 42703.813 L 44149.587 42845.238 L 44106.931 42845.238 L 44106.931 42703.813 L 43965.505 42703.813 L 43965.505 42660.648 L 44106.931 42660.648 L 44106.931 42519.223 L 44149.587 42519.223 ZM 44511.460 42665.219 C 44487.085 42665.219 44467.873 42671.736 44453.824 42684.770 C 44439.944 42697.803 44433.003 42715.746 44433.003 42738.598 C 44433.003 42761.449 44439.944 42779.392 44453.824 42792.426 C 44467.873 42805.460 44487.085 42811.977 44511.460 42811.977 C 44535.835 42811.977 44555.048 42805.460 44569.097 42792.426 C 44583.147 42779.223 44590.171 42761.280 44590.171 42738.598 C 44590.171 42715.746 44583.147 42697.803 44569.097 42684.770 C 44555.217 42671.736 44536.005 42665.219 44511.460 42665.219 ZM 44460.171 42643.383 C 44438.166 42637.966 44420.985 42627.725 44408.628 42612.660 C 44396.441 42597.595 44390.347 42579.229 44390.347 42557.563 C 44390.347 42527.263 44401.096 42503.311 44422.593 42485.707 C 44444.260 42468.103 44473.882 42459.301 44511.460 42459.301 C 44549.208 42459.301 44578.830 42468.103 44600.328 42485.707 C 44621.825 42503.311 44632.574 42527.263 44632.574 42557.563 C 44632.574 42579.229 44626.395 42597.595 44614.039 42612.660 C 44601.851 42627.725 44584.839 42637.966 44563.003 42643.383 C 44587.717 42649.138 44606.929 42660.395 44620.640 42677.152 C 44634.520 42693.910 44641.460 42714.392 44641.460 42738.598 C 44641.460 42775.329 44630.204 42803.513 44607.691 42823.148 C 44585.347 42842.784 44553.270 42852.602 44511.460 42852.602 C 44469.651 42852.602 44437.489 42842.784 44414.976 42823.148 C 44392.632 42803.513 44381.460 42775.329 44381.460 42738.598 C 44381.460 42714.392 44388.401 42693.910 44402.281 42677.152 C 44416.161 42660.395 44435.458 42649.138 44460.171 42643.383 ZM 44441.382 42562.387 C 44441.382 42582.022 44447.476 42597.341 44459.664 42608.344 C 44472.020 42619.346 44489.286 42624.848 44511.460 42624.848 C 44533.466 42624.848 44550.647 42619.346 44563.003 42608.344 C 44575.529 42597.341 44581.793 42582.022 44581.793 42562.387 C 44581.793 42542.751 44575.529 42527.432 44563.003 42516.430 C 44550.647 42505.427 44533.466 42499.926 44511.460 42499.926 C 44489.286 42499.926 44472.020 42505.427 44459.664 42516.430 C 44447.476 42527.432 44441.382 42542.751 44441.382 42562.387 ZM 44718.528 42450.668 L 44759.153 42450.668 C 44784.544 42490.616 44803.502 42529.717 44816.028 42567.973 C 44828.724 42606.228 44835.071 42644.229 44835.071 42681.977 C 44835.071 42719.893 44828.724 42758.064 44816.028 42796.488 C 44803.502 42834.913 44784.544 42874.014 44759.153 42913.793 L 44718.528 42913.793 C 44741.041 42875.030 44757.799 42836.521 44768.802 42798.266 C 44779.974 42759.841 44785.559 42721.078 44785.559 42681.977 C 44785.559 42642.875 44779.974 42604.281 44768.802 42566.195 C 44757.799 42528.109 44741.041 42489.600 44718.528 42450.668 Z">
                <!-- 112 nodes -->
              </draw:path>
              <draw:path id="text5967" draw:style-name="style1" draw:layer="layout" svg:x="24.275cm" svg:y="21.225cm" svg:width="1.897cm" svg:height="0.463cm" svg:viewBox="0.0 0.0 1897.135 463.125" svg:d="M 48557.300 42802.074 L 48641.089 42802.074 L 48641.089 42512.875 L 48549.936 42531.156 L 48549.936 42484.438 L 48640.581 42466.156 L 48691.870 42466.156 L 48691.870 42802.074 L 48775.659 42802.074 L 48775.659 42845.238 L 48557.300 42845.238 L 48557.300 42802.074 ZM 48923.313 42802.074 L 49102.317 42802.074 L 49102.317 42845.238 L 48861.613 42845.238 L 48861.613 42802.074 C 48881.080 42781.931 48907.570 42754.932 48941.086 42721.078 C 48974.771 42687.055 48995.930 42665.134 49004.563 42655.316 C 49020.982 42636.866 49032.408 42621.293 49038.840 42608.598 C 49045.442 42595.733 49048.742 42583.122 49048.742 42570.766 C 49048.742 42550.622 49041.633 42534.203 49027.414 42521.508 C 49013.365 42508.813 48994.999 42502.465 48972.317 42502.465 C 48956.236 42502.465 48939.224 42505.258 48921.281 42510.844 C 48903.508 42516.430 48884.465 42524.893 48864.152 42536.234 L 48864.152 42484.438 C 48884.803 42476.143 48904.100 42469.880 48922.043 42465.648 C 48939.986 42461.417 48956.405 42459.301 48971.301 42459.301 C 49010.572 42459.301 49041.887 42469.119 49065.246 42488.754 C 49088.606 42508.389 49100.285 42534.626 49100.285 42567.465 C 49100.285 42583.038 49097.323 42597.849 49091.399 42611.898 C 49085.643 42625.779 49075.064 42642.198 49059.660 42661.156 C 49055.428 42666.065 49041.971 42680.284 49019.289 42703.813 C 48996.607 42727.172 48964.615 42759.926 48923.313 42802.074 ZM 49480.838 42450.668 C 49458.156 42489.600 49441.313 42528.109 49430.311 42566.195 C 49419.308 42604.281 49413.807 42642.875 49413.807 42681.977 C 49413.807 42721.078 49419.308 42759.841 49430.311 42798.266 C 49441.482 42836.521 49458.325 42875.030 49480.838 42913.793 L 49440.213 42913.793 C 49414.822 42874.014 49395.779 42834.913 49383.084 42796.488 C 49370.558 42758.064 49364.295 42719.893 49364.295 42681.977 C 49364.295 42644.229 49370.558 42606.228 49383.084 42567.973 C 49395.610 42529.717 49414.653 42490.616 49440.213 42450.668 L 49480.838 42450.668 ZM 49761.587 42519.223 L 49761.587 42660.648 L 49903.013 42660.648 L 49903.013 42703.813 L 49761.587 42703.813 L 49761.587 42845.238 L 49718.931 42845.238 L 49718.931 42703.813 L 49577.505 42703.813 L 49577.505 42660.648 L 49718.931 42660.648 L 49718.931 42519.223 L 49761.587 42519.223 ZM 50000.824 42466.156 L 50244.574 42466.156 L 50244.574 42487.992 L 50106.956 42845.238 L 50053.382 42845.238 L 50182.874 42509.320 L 50000.824 42509.320 L 50000.824 42466.156 ZM 50330.528 42450.668 L 50371.153 42450.668 C 50396.544 42490.616 50415.502 42529.717 50428.028 42567.973 C 50440.723 42606.228 50447.071 42644.229 50447.071 42681.977 C 50447.071 42719.893 50440.723 42758.064 50428.028 42796.488 C 50415.502 42834.913 50396.544 42874.014 50371.153 42913.793 L 50330.528 42913.793 C 50353.041 42875.030 50369.799 42836.521 50380.802 42798.266 C 50391.973 42759.841 50397.559 42721.078 50397.559 42681.977 C 50397.559 42642.875 50391.973 42604.281 50380.802 42566.195 C 50369.799 42528.109 50353.041 42489.600 50330.528 42450.668 Z">
                <!-- 77 nodes -->
              </draw:path>
              <draw:path id="text5971" draw:style-name="style1" draw:layer="layout" svg:x="26.890cm" svg:y="21.225cm" svg:width="2.265cm" svg:height="0.463cm" svg:viewBox="0.0 0.0 2264.687 463.125" svg:d="M 53779.866 42466.156 L 54023.616 42466.156 L 54023.616 42487.992 L 53885.999 42845.238 L 53832.425 42845.238 L 53961.917 42509.320 L 53779.866 42509.320 L 53779.866 42466.156 ZM 54394.520 42450.668 C 54371.838 42489.600 54354.996 42528.109 54343.993 42566.195 C 54332.990 42604.281 54327.489 42642.875 54327.489 42681.977 C 54327.489 42721.078 54332.990 42759.841 54343.993 42798.266 C 54355.165 42836.521 54372.007 42875.030 54394.520 42913.793 L 54353.895 42913.793 C 54328.505 42874.014 54309.462 42834.913 54296.766 42796.488 C 54284.240 42758.064 54277.977 42719.893 54277.977 42681.977 C 54277.977 42644.229 54284.240 42606.228 54296.766 42567.973 C 54309.293 42529.717 54328.335 42490.616 54353.895 42450.668 L 54394.520 42450.668 ZM 54675.270 42519.223 L 54675.270 42660.648 L 54816.695 42660.648 L 54816.695 42703.813 L 54675.270 42703.813 L 54675.270 42845.238 L 54632.613 42845.238 L 54632.613 42703.813 L 54491.188 42703.813 L 54491.188 42660.648 L 54632.613 42660.648 L 54632.613 42519.223 L 54675.270 42519.223 ZM 55068.373 42510.844 L 54938.881 42713.207 L 55068.373 42713.207 L 55068.373 42510.844 ZM 55054.916 42466.156 L 55119.408 42466.156 L 55119.408 42713.207 L 55173.490 42713.207 L 55173.490 42755.863 L 55119.408 42755.863 L 55119.408 42845.238 L 55068.373 42845.238 L 55068.373 42755.863 L 54897.240 42755.863 L 54897.240 42706.352 L 55054.916 42466.156 ZM 55393.321 42681.977 L 55530.176 42681.977 L 55530.176 42723.617 L 55393.321 42723.617 L 55393.321 42681.977 ZM 55655.435 42802.074 L 55834.439 42802.074 L 55834.439 42845.238 L 55593.736 42845.238 L 55593.736 42802.074 C 55613.202 42781.931 55639.693 42754.932 55673.208 42721.078 C 55706.893 42687.055 55728.052 42665.134 55736.685 42655.316 C 55753.104 42636.866 55764.530 42621.293 55770.962 42608.598 C 55777.564 42595.733 55780.865 42583.122 55780.865 42570.766 C 55780.865 42550.622 55773.755 42534.203 55759.537 42521.508 C 55745.487 42508.813 55727.121 42502.465 55704.439 42502.465 C 55688.358 42502.465 55671.346 42505.258 55653.404 42510.844 C 55635.630 42516.430 55616.587 42524.893 55596.275 42536.234 L 55596.275 42484.438 C 55616.926 42476.143 55636.223 42469.880 55654.165 42465.648 C 55672.108 42461.417 55688.527 42459.301 55703.423 42459.301 C 55742.694 42459.301 55774.009 42469.119 55797.369 42488.754 C 55820.728 42508.389 55832.408 42534.626 55832.408 42567.465 C 55832.408 42583.038 55829.445 42597.849 55823.521 42611.898 C 55817.766 42625.779 55807.186 42642.198 55791.783 42661.156 C 55787.551 42666.065 55774.094 42680.284 55751.412 42703.813 C 55728.729 42727.172 55696.737 42759.926 55655.435 42802.074 ZM 55928.010 42450.668 L 55968.635 42450.668 C 55994.026 42490.616 56012.984 42529.717 56025.510 42567.973 C 56038.206 42606.228 56044.553 42644.229 56044.553 42681.977 C 56044.553 42719.893 56038.206 42758.064 56025.510 42796.488 C 56012.984 42834.913 55994.026 42874.014 55968.635 42913.793 L 55928.010 42913.793 C 55950.524 42875.030 55967.281 42836.521 55978.284 42798.266 C 55989.456 42759.841 55995.042 42721.078 55995.042 42681.977 C 55995.042 42642.875 55989.456 42604.281 55978.284 42566.195 C 55967.281 42528.109 55950.524 42489.600 55928.010 42450.668 Z">
                <!-- 86 nodes -->
              </draw:path>
              <draw:path id="text5975" draw:style-name="style1" draw:layer="layout" svg:x="18.472cm" svg:y="18.419cm" svg:width="2.265cm" svg:height="0.463cm" svg:viewBox="0.0 0.0 2264.687 463.125" svg:d="M 36943.867 36854.156 L 37187.617 36854.156 L 37187.617 36875.992 L 37049.999 37233.238 L 36996.425 37233.238 L 37125.917 36897.320 L 36943.867 36897.320 L 36943.867 36854.156 ZM 37558.521 36838.668 C 37535.838 36877.600 37518.996 36916.110 37507.993 36954.195 C 37496.991 36992.281 37491.489 37030.875 37491.489 37069.977 C 37491.489 37109.078 37496.991 37147.841 37507.993 37186.266 C 37519.165 37224.521 37536.008 37263.030 37558.521 37301.793 L 37517.896 37301.793 C 37492.505 37262.014 37473.462 37222.913 37460.767 37184.488 C 37448.241 37146.064 37441.978 37107.893 37441.978 37069.977 C 37441.978 37032.229 37448.241 36994.228 37460.767 36955.973 C 37473.293 36917.718 37492.336 36878.616 37517.896 36838.668 L 37558.521 36838.668 ZM 37839.270 36907.223 L 37839.270 37048.649 L 37980.696 37048.649 L 37980.696 37091.813 L 37839.270 37091.813 L 37839.270 37233.238 L 37796.614 37233.238 L 37796.614 37091.813 L 37655.188 37091.813 L 37655.188 37048.649 L 37796.614 37048.649 L 37796.614 36907.223 L 37839.270 36907.223 ZM 38246.846 37028.844 C 38271.391 37034.091 38290.518 37045.009 38304.229 37061.598 C 38318.109 37078.186 38325.049 37098.668 38325.049 37123.043 C 38325.049 37160.452 38312.185 37189.397 38286.456 37209.879 C 38260.727 37230.361 38224.164 37240.602 38176.768 37240.602 C 38160.857 37240.602 38144.437 37238.994 38127.510 37235.777 C 38110.753 37232.731 38093.402 37228.076 38075.460 37221.813 L 38075.460 37172.301 C 38089.678 37180.595 38105.251 37186.858 38122.178 37191.090 C 38139.105 37195.322 38156.794 37197.438 38175.245 37197.438 C 38207.406 37197.438 38231.866 37191.090 38248.624 37178.395 C 38265.551 37165.699 38274.014 37147.249 38274.014 37123.043 C 38274.014 37100.699 38266.143 37083.264 38250.401 37070.738 C 38234.828 37058.043 38213.077 37051.695 38185.147 37051.695 L 38140.967 37051.695 L 38140.967 37009.547 L 38187.178 37009.547 C 38212.400 37009.547 38231.697 37004.554 38245.069 36994.567 C 38258.441 36984.410 38265.128 36969.853 38265.128 36950.895 C 38265.128 36931.429 38258.187 36916.533 38244.307 36906.207 C 38230.596 36895.712 38210.876 36890.465 38185.147 36890.465 C 38171.098 36890.465 38156.033 36891.988 38139.952 36895.035 C 38123.871 36898.082 38106.182 36902.822 38086.885 36909.254 L 38086.885 36863.551 C 38106.352 36858.134 38124.548 36854.072 38141.475 36851.363 C 38158.572 36848.655 38174.652 36847.301 38189.717 36847.301 C 38228.650 36847.301 38259.457 36856.188 38282.139 36873.961 C 38304.822 36891.565 38316.163 36915.432 38316.163 36945.563 C 38316.163 36966.552 38310.154 36984.326 38298.135 36998.883 C 38286.117 37013.271 38269.021 37023.258 38246.846 37028.844 ZM 38557.321 37069.977 L 38694.176 37069.977 L 38694.176 37111.617 L 38557.321 37111.617 L 38557.321 37069.977 ZM 38784.142 37190.074 L 38867.931 37190.074 L 38867.931 36900.875 L 38776.779 36919.156 L 38776.779 36872.438 L 38867.424 36854.156 L 38918.713 36854.156 L 38918.713 37190.074 L 39002.502 37190.074 L 39002.502 37233.238 L 38784.142 37233.238 L 38784.142 37190.074 ZM 39092.011 36838.668 L 39132.636 36838.668 C 39158.026 36878.616 39176.985 36917.718 39189.511 36955.973 C 39202.206 36994.228 39208.554 37032.229 39208.554 37069.977 C 39208.554 37107.893 39202.206 37146.064 39189.511 37184.488 C 39176.985 37222.913 39158.026 37262.014 39132.636 37301.793 L 39092.011 37301.793 C 39114.524 37263.030 39131.282 37224.521 39142.284 37186.266 C 39153.456 37147.841 39159.042 37109.078 39159.042 37069.977 C 39159.042 37030.875 39153.456 36992.281 39142.284 36954.195 C 39131.282 36916.110 39114.524 36877.600 39092.011 36838.668 Z">
                <!-- 90 nodes -->
              </draw:path>
              <draw:path id="text5979" draw:style-name="style1" draw:layer="layout" svg:x="21.758cm" svg:y="18.419cm" svg:width="1.318cm" svg:height="0.463cm" svg:viewBox="0.0 0.0 1318.375 463.125" svg:d="M 43524.050 37190.074 L 43607.839 37190.074 L 43607.839 36900.875 L 43516.687 36919.156 L 43516.687 36872.438 L 43607.331 36854.156 L 43658.620 36854.156 L 43658.620 37190.074 L 43742.410 37190.074 L 43742.410 37233.238 L 43524.050 37233.238 L 43524.050 37190.074 ZM 44116.868 36838.668 C 44094.186 36877.600 44077.344 36916.110 44066.341 36954.195 C 44055.339 36992.281 44049.837 37030.875 44049.837 37069.977 C 44049.837 37109.078 44055.339 37147.841 44066.341 37186.266 C 44077.513 37224.521 44094.355 37263.030 44116.868 37301.793 L 44076.243 37301.793 C 44050.853 37262.014 44031.810 37222.913 44019.115 37184.488 C 44006.589 37146.064 44000.325 37107.893 44000.325 37069.977 C 44000.325 37032.229 44006.589 36994.228 44019.115 36955.973 C 44031.641 36917.718 44050.684 36878.616 44076.243 36838.668 L 44116.868 36838.668 ZM 44183.829 37069.977 L 44320.684 37069.977 L 44320.684 37111.617 L 44183.829 37111.617 L 44183.829 37069.977 ZM 44542.681 36898.844 L 44413.189 37101.207 L 44542.681 37101.207 L 44542.681 36898.844 ZM 44529.224 36854.156 L 44593.717 36854.156 L 44593.717 37101.207 L 44647.799 37101.207 L 44647.799 37143.863 L 44593.717 37143.863 L 44593.717 37233.238 L 44542.681 37233.238 L 44542.681 37143.863 L 44371.549 37143.863 L 44371.549 37094.352 L 44529.224 36854.156 ZM 44718.519 36838.668 L 44759.144 36838.668 C 44784.534 36878.616 44803.493 36917.718 44816.019 36955.973 C 44828.714 36994.228 44835.062 37032.229 44835.062 37069.977 C 44835.062 37107.893 44828.714 37146.064 44816.019 37184.488 C 44803.493 37222.913 44784.534 37262.014 44759.144 37301.793 L 44718.519 37301.793 C 44741.032 37263.030 44757.789 37224.521 44768.792 37186.266 C 44779.964 37147.841 44785.550 37109.078 44785.550 37069.977 C 44785.550 37030.875 44779.964 36992.281 44768.792 36954.195 C 44757.789 36916.110 44741.032 36877.600 44718.519 36838.668 Z">
                <!-- 55 nodes -->
              </draw:path>
              <draw:path id="text5983" draw:style-name="style1" draw:layer="layout" svg:x="24.079cm" svg:y="18.419cm" svg:width="2.269cm" svg:height="0.463cm" svg:viewBox="0.0 0.0 2269.258 463.125" svg:d="M 48220.425 37190.074 L 48399.429 37190.074 L 48399.429 37233.238 L 48158.726 37233.238 L 48158.726 37190.074 C 48178.192 37169.931 48204.683 37142.932 48238.198 37109.078 C 48271.883 37075.055 48293.042 37053.134 48301.675 37043.317 C 48318.094 37024.866 48329.520 37009.293 48335.952 36996.598 C 48342.554 36983.733 48345.855 36971.123 48345.855 36958.766 C 48345.855 36938.623 48338.745 36922.203 48324.526 36909.508 C 48310.477 36896.813 48292.111 36890.465 48269.429 36890.465 C 48253.348 36890.465 48236.336 36893.258 48218.394 36898.844 C 48200.620 36904.430 48181.577 36912.893 48161.265 36924.235 L 48161.265 36872.438 C 48181.916 36864.143 48201.213 36857.880 48219.155 36853.649 C 48237.098 36849.417 48253.517 36847.301 48268.413 36847.301 C 48307.684 36847.301 48338.999 36857.119 48362.358 36876.754 C 48385.718 36896.389 48397.398 36922.626 48397.398 36955.465 C 48397.398 36971.038 48394.435 36985.849 48388.511 36999.899 C 48382.756 37013.779 48372.176 37030.198 48356.773 37049.156 C 48352.541 37054.065 48339.084 37068.284 48316.401 37091.813 C 48293.719 37115.172 48261.727 37147.926 48220.425 37190.074 ZM 48777.950 36838.668 C 48755.268 36877.600 48738.425 36916.110 48727.423 36954.195 C 48716.420 36992.281 48710.919 37030.875 48710.919 37069.977 C 48710.919 37109.078 48716.420 37147.841 48727.423 37186.266 C 48738.595 37224.521 48755.437 37263.030 48777.950 37301.793 L 48737.325 37301.793 C 48711.935 37262.014 48692.892 37222.913 48680.196 37184.488 C 48667.670 37146.064 48661.407 37107.893 48661.407 37069.977 C 48661.407 37032.229 48667.670 36994.228 48680.196 36955.973 C 48692.722 36917.718 48711.765 36878.616 48737.325 36838.668 L 48777.950 36838.668 ZM 49058.699 36907.223 L 49058.699 37048.649 L 49200.125 37048.649 L 49200.125 37091.813 L 49058.699 37091.813 L 49058.699 37233.238 L 49016.043 37233.238 L 49016.043 37091.813 L 48874.617 37091.813 L 48874.617 37048.649 L 49016.043 37048.649 L 49016.043 36907.223 L 49058.699 36907.223 ZM 49319.772 37190.074 L 49403.561 37190.074 L 49403.561 36900.875 L 49312.409 36919.156 L 49312.409 36872.438 L 49403.053 36854.156 L 49454.342 36854.156 L 49454.342 37190.074 L 49538.131 37190.074 L 49538.131 37233.238 L 49319.772 37233.238 L 49319.772 37190.074 ZM 49776.750 37069.977 L 49913.606 37069.977 L 49913.606 37111.617 L 49776.750 37111.617 L 49776.750 37069.977 ZM 50135.603 36898.844 L 50006.111 37101.207 L 50135.603 37101.207 L 50135.603 36898.844 ZM 50122.146 36854.156 L 50186.638 36854.156 L 50186.638 37101.207 L 50240.720 37101.207 L 50240.720 37143.863 L 50186.638 37143.863 L 50186.638 37233.238 L 50135.603 37233.238 L 50135.603 37143.863 L 49964.470 37143.863 L 49964.470 37094.352 L 50122.146 36854.156 ZM 50311.440 36838.668 L 50352.065 36838.668 C 50377.456 36878.616 50396.414 36917.718 50408.940 36955.973 C 50421.636 36994.228 50427.983 37032.229 50427.983 37069.977 C 50427.983 37107.893 50421.636 37146.064 50408.940 37184.488 C 50396.414 37222.913 50377.456 37262.014 50352.065 37301.793 L 50311.440 37301.793 C 50333.953 37263.030 50350.711 37224.521 50361.714 37186.266 C 50372.886 37147.841 50378.472 37109.078 50378.472 37069.977 C 50378.472 37030.875 50372.886 36992.281 50361.714 36954.195 C 50350.711 36916.110 50333.953 36877.600 50311.440 36838.668 Z">
                <!-- 90 nodes -->
              </draw:path>
              <draw:path id="text5987" draw:style-name="style1" draw:layer="layout" svg:x="26.885cm" svg:y="18.419cm" svg:width="2.269cm" svg:height="0.463cm" svg:viewBox="0.0 0.0 2269.258 463.125" svg:d="M 53832.425 37190.074 L 54011.429 37190.074 L 54011.429 37233.238 L 53770.726 37233.238 L 53770.726 37190.074 C 53790.192 37169.931 53816.683 37142.932 53850.198 37109.078 C 53883.883 37075.055 53905.042 37053.134 53913.675 37043.317 C 53930.094 37024.866 53941.520 37009.293 53947.952 36996.598 C 53954.554 36983.733 53957.854 36971.123 53957.854 36958.766 C 53957.854 36938.623 53950.745 36922.203 53936.526 36909.508 C 53922.477 36896.813 53904.111 36890.465 53881.429 36890.465 C 53865.348 36890.465 53848.336 36893.258 53830.393 36898.844 C 53812.620 36904.430 53793.577 36912.893 53773.265 36924.235 L 53773.265 36872.438 C 53793.916 36864.143 53813.213 36857.880 53831.155 36853.649 C 53849.098 36849.417 53865.517 36847.301 53880.413 36847.301 C 53919.684 36847.301 53950.999 36857.119 53974.358 36876.754 C 53997.718 36896.389 54009.397 36922.626 54009.397 36955.465 C 54009.397 36971.038 54006.435 36985.849 54000.511 36999.899 C 53994.755 37013.779 53984.176 37030.198 53968.772 37049.156 C 53964.541 37054.065 53951.084 37068.284 53928.401 37091.813 C 53905.719 37115.172 53873.727 37147.926 53832.425 37190.074 ZM 54389.950 36838.668 C 54367.268 36877.600 54350.425 36916.110 54339.423 36954.195 C 54328.420 36992.281 54322.919 37030.875 54322.919 37069.977 C 54322.919 37109.078 54328.420 37147.841 54339.423 37186.266 C 54350.595 37224.521 54367.437 37263.030 54389.950 37301.793 L 54349.325 37301.793 C 54323.934 37262.014 54304.891 37222.913 54292.196 37184.488 C 54279.670 37146.064 54273.407 37107.893 54273.407 37069.977 C 54273.407 37032.229 54279.670 36994.228 54292.196 36955.973 C 54304.722 36917.718 54323.765 36878.616 54349.325 36838.668 L 54389.950 36838.668 ZM 54670.699 36907.223 L 54670.699 37048.649 L 54812.125 37048.649 L 54812.125 37091.813 L 54670.699 37091.813 L 54670.699 37233.238 L 54628.043 37233.238 L 54628.043 37091.813 L 54486.617 37091.813 L 54486.617 37048.649 L 54628.043 37048.649 L 54628.043 36907.223 L 54670.699 36907.223 ZM 54967.065 37190.074 L 55146.069 37190.074 L 55146.069 37233.238 L 54905.365 37233.238 L 54905.365 37190.074 C 54924.832 37169.931 54951.322 37142.932 54984.838 37109.078 C 55018.523 37075.055 55039.682 37053.134 55048.315 37043.317 C 55064.734 37024.866 55076.160 37009.293 55082.592 36996.598 C 55089.194 36983.733 55092.494 36971.123 55092.494 36958.766 C 55092.494 36938.623 55085.385 36922.203 55071.166 36909.508 C 55057.117 36896.813 55038.751 36890.465 55016.069 36890.465 C 54999.988 36890.465 54982.976 36893.258 54965.033 36898.844 C 54947.260 36904.430 54928.217 36912.893 54907.905 36924.235 L 54907.905 36872.438 C 54928.556 36864.143 54947.852 36857.880 54965.795 36853.649 C 54983.738 36849.417 55000.157 36847.301 55015.053 36847.301 C 55054.324 36847.301 55085.639 36857.119 55108.998 36876.754 C 55132.358 36896.389 55144.037 36922.626 55144.037 36955.465 C 55144.037 36971.038 55141.075 36985.849 55135.151 36999.899 C 55129.395 37013.779 55118.816 37030.198 55103.412 37049.156 C 55099.181 37054.065 55085.724 37068.284 55063.041 37091.813 C 55040.359 37115.172 55008.367 37147.926 54967.065 37190.074 ZM 55388.750 37069.977 L 55525.606 37069.977 L 55525.606 37111.617 L 55388.750 37111.617 L 55388.750 37069.977 ZM 55607.193 36854.156 L 55808.540 36854.156 L 55808.540 36897.320 L 55654.165 36897.320 L 55654.165 36990.250 C 55661.613 36987.711 55669.061 36985.849 55676.509 36984.664 C 55683.957 36983.310 55691.405 36982.633 55698.853 36982.633 C 55741.171 36982.633 55774.686 36994.228 55799.400 37017.418 C 55824.113 37040.608 55836.470 37072.008 55836.470 37111.617 C 55836.470 37152.412 55823.775 37184.150 55798.384 37206.832 C 55772.994 37229.345 55737.193 37240.602 55690.982 37240.602 C 55675.070 37240.602 55658.820 37239.248 55642.232 37236.539 C 55625.813 37233.831 55608.801 37229.768 55591.197 37224.352 L 55591.197 37172.809 C 55606.431 37181.103 55622.173 37187.281 55638.423 37191.344 C 55654.673 37195.406 55671.854 37197.438 55689.966 37197.438 C 55719.250 37197.438 55742.440 37189.736 55759.537 37174.332 C 55776.633 37158.929 55785.181 37138.024 55785.181 37111.617 C 55785.181 37085.211 55776.633 37064.306 55759.537 37048.902 C 55742.440 37033.499 55719.250 37025.797 55689.966 37025.797 C 55676.255 37025.797 55662.544 37027.320 55648.833 37030.367 C 55635.292 37033.414 55621.412 37038.154 55607.193 37044.586 L 55607.193 36854.156 ZM 55923.440 36838.668 L 55964.065 36838.668 C 55989.456 36878.616 56008.414 36917.718 56020.940 36955.973 C 56033.635 36994.228 56039.983 37032.229 56039.983 37069.977 C 56039.983 37107.893 56033.635 37146.064 56020.940 37184.488 C 56008.414 37222.913 55989.456 37262.014 55964.065 37301.793 L 55923.440 37301.793 C 55945.953 37263.030 55962.711 37224.521 55973.714 37186.266 C 55984.885 37147.841 55990.471 37109.078 55990.471 37069.977 C 55990.471 37030.875 55984.885 36992.281 55973.714 36954.195 C 55962.711 36916.110 55945.953 36877.600 55923.440 36838.668 Z">
                <!-- 107 nodes -->
              </draw:path>
              <draw:path id="text5991" draw:style-name="style1" draw:layer="layout" svg:x="18.933cm" svg:y="15.613cm" svg:width="1.337cm" svg:height="0.463cm" svg:viewBox="0.0 0.0 1337.418 463.125" svg:d="M 37928.300 31578.074 L 38107.304 31578.074 L 38107.304 31621.239 L 37866.601 31621.239 L 37866.601 31578.074 C 37886.067 31557.931 37912.558 31530.933 37946.073 31497.078 C 37979.758 31463.055 38000.917 31441.134 38009.550 31431.317 C 38025.969 31412.866 38037.395 31397.293 38043.827 31384.598 C 38050.429 31371.733 38053.730 31359.123 38053.730 31346.766 C 38053.730 31326.623 38046.620 31310.203 38032.402 31297.508 C 38018.352 31284.813 37999.986 31278.465 37977.304 31278.465 C 37961.223 31278.465 37944.212 31281.258 37926.269 31286.844 C 37908.495 31292.430 37889.452 31300.894 37869.140 31312.235 L 37869.140 31260.438 C 37889.791 31252.144 37909.088 31245.880 37927.031 31241.649 C 37944.973 31237.417 37961.392 31235.301 37976.288 31235.301 C 38015.559 31235.301 38046.874 31245.119 38070.234 31264.754 C 38093.593 31284.390 38105.273 31310.627 38105.273 31343.465 C 38105.273 31359.038 38102.310 31373.849 38096.386 31387.899 C 38090.631 31401.779 38080.051 31418.198 38064.648 31437.157 C 38060.416 31442.065 38046.959 31456.284 38024.277 31479.813 C 38001.594 31503.172 37969.602 31535.926 37928.300 31578.074 ZM 38485.825 31226.668 C 38463.143 31265.601 38446.301 31304.110 38435.298 31342.196 C 38424.295 31380.282 38418.794 31418.875 38418.794 31457.977 C 38418.794 31497.078 38424.295 31535.841 38435.298 31574.266 C 38446.470 31612.521 38463.312 31651.030 38485.825 31689.793 L 38445.200 31689.793 C 38419.810 31650.015 38400.767 31610.913 38388.071 31572.489 C 38375.545 31534.064 38369.282 31495.894 38369.282 31457.977 C 38369.282 31420.229 38375.545 31382.228 38388.071 31343.973 C 38400.598 31305.718 38419.640 31266.616 38445.200 31226.668 L 38485.825 31226.668 ZM 38552.786 31457.977 L 38689.641 31457.977 L 38689.641 31499.617 L 38552.786 31499.617 L 38552.786 31457.977 ZM 38926.111 31416.844 C 38950.655 31422.091 38969.783 31433.009 38983.494 31449.598 C 38997.374 31466.186 39004.314 31486.668 39004.314 31511.043 C 39004.314 31548.452 38991.450 31577.397 38965.720 31597.879 C 38939.991 31618.361 38903.429 31628.602 38856.033 31628.602 C 38840.121 31628.602 38823.702 31626.994 38806.775 31623.778 C 38790.017 31620.731 38772.667 31616.076 38754.724 31609.813 L 38754.724 31560.301 C 38768.943 31568.595 38784.516 31574.858 38801.443 31579.090 C 38818.370 31583.322 38836.059 31585.438 38854.509 31585.438 C 38886.671 31585.438 38911.131 31579.090 38927.888 31566.395 C 38944.815 31553.699 38953.279 31535.249 38953.279 31511.043 C 38953.279 31488.699 38945.408 31471.265 38929.666 31458.739 C 38914.093 31446.043 38892.341 31439.696 38864.412 31439.696 L 38820.232 31439.696 L 38820.232 31397.547 L 38866.443 31397.547 C 38891.664 31397.547 38910.961 31392.554 38924.334 31382.567 C 38937.706 31372.410 38944.392 31357.853 38944.392 31338.895 C 38944.392 31319.429 38937.452 31304.533 38923.572 31294.207 C 38909.861 31283.713 38890.141 31278.465 38864.412 31278.465 C 38850.362 31278.465 38835.297 31279.989 38819.216 31283.035 C 38803.136 31286.082 38785.447 31290.822 38766.150 31297.254 L 38766.150 31251.551 C 38785.616 31246.134 38803.813 31242.072 38820.740 31239.364 C 38837.836 31236.655 38853.917 31235.301 38868.982 31235.301 C 38907.914 31235.301 38938.722 31244.188 38961.404 31261.961 C 38984.086 31279.565 38995.427 31303.433 38995.427 31333.563 C 38995.427 31354.552 38989.418 31372.326 38977.400 31386.883 C 38965.382 31401.271 38948.285 31411.258 38926.111 31416.844 ZM 39087.476 31226.668 L 39128.101 31226.668 C 39153.491 31266.616 39172.449 31305.718 39184.976 31343.973 C 39197.671 31382.228 39204.018 31420.229 39204.018 31457.977 C 39204.018 31495.894 39197.671 31534.064 39184.976 31572.489 C 39172.449 31610.913 39153.491 31650.015 39128.101 31689.793 L 39087.476 31689.793 C 39109.989 31651.030 39126.746 31612.521 39137.749 31574.266 C 39148.921 31535.841 39154.507 31497.078 39154.507 31457.977 C 39154.507 31418.875 39148.921 31380.282 39137.749 31342.196 C 39126.746 31304.110 39109.989 31265.601 39087.476 31226.668 Z">
                <!-- 79 nodes -->
              </draw:path>
              <draw:path id="text5995" draw:style-name="style1" draw:layer="layout" svg:x="21.758cm" svg:y="15.613cm" svg:width="1.318cm" svg:height="0.463cm" svg:viewBox="0.0 0.0 1318.375 463.125" svg:d="M 43524.050 31578.074 L 43607.839 31578.074 L 43607.839 31288.875 L 43516.687 31307.157 L 43516.687 31260.438 L 43607.331 31242.157 L 43658.620 31242.157 L 43658.620 31578.074 L 43742.410 31578.074 L 43742.410 31621.239 L 43524.050 31621.239 L 43524.050 31578.074 ZM 44116.868 31226.668 C 44094.186 31265.601 44077.344 31304.110 44066.341 31342.196 C 44055.339 31380.282 44049.837 31418.875 44049.837 31457.977 C 44049.837 31497.078 44055.339 31535.841 44066.341 31574.266 C 44077.513 31612.521 44094.355 31651.030 44116.868 31689.793 L 44076.243 31689.793 C 44050.853 31650.015 44031.810 31610.913 44019.115 31572.489 C 44006.589 31534.064 44000.325 31495.894 44000.325 31457.977 C 44000.325 31420.229 44006.589 31382.228 44019.115 31343.973 C 44031.641 31305.718 44050.684 31266.616 44076.243 31226.668 L 44116.868 31226.668 ZM 44183.829 31457.977 L 44320.684 31457.977 L 44320.684 31499.617 L 44183.829 31499.617 L 44183.829 31457.977 ZM 44542.681 31286.844 L 44413.189 31489.207 L 44542.681 31489.207 L 44542.681 31286.844 ZM 44529.224 31242.157 L 44593.717 31242.157 L 44593.717 31489.207 L 44647.799 31489.207 L 44647.799 31531.864 L 44593.717 31531.864 L 44593.717 31621.239 L 44542.681 31621.239 L 44542.681 31531.864 L 44371.549 31531.864 L 44371.549 31482.352 L 44529.224 31242.157 ZM 44718.519 31226.668 L 44759.144 31226.668 C 44784.534 31266.616 44803.493 31305.718 44816.019 31343.973 C 44828.714 31382.228 44835.062 31420.229 44835.062 31457.977 C 44835.062 31495.894 44828.714 31534.064 44816.019 31572.489 C 44803.493 31610.913 44784.534 31650.015 44759.144 31689.793 L 44718.519 31689.793 C 44741.032 31651.030 44757.789 31612.521 44768.792 31574.266 C 44779.964 31535.841 44785.550 31497.078 44785.550 31457.977 C 44785.550 31418.875 44779.964 31380.282 44768.792 31342.196 C 44757.789 31304.110 44741.032 31265.601 44718.519 31226.668 Z">
                <!-- 55 nodes -->
              </draw:path>
              <draw:path id="text5999" draw:style-name="style1" draw:layer="layout" svg:x="24.541cm" svg:y="15.613cm" svg:width="1.341cm" svg:height="0.463cm" svg:viewBox="0.0 0.0 1341.226 463.125" svg:d="M 49213.999 31275.926 C 49187.593 31275.926 49167.704 31288.960 49154.331 31315.028 C 49141.128 31340.926 49134.527 31379.943 49134.527 31432.078 C 49134.527 31484.045 49141.128 31523.061 49154.331 31549.129 C 49167.704 31575.028 49187.593 31587.977 49213.999 31587.977 C 49240.575 31587.977 49260.464 31575.028 49273.667 31549.129 C 49287.040 31523.061 49293.726 31484.045 49293.726 31432.078 C 49293.726 31379.943 49287.040 31340.926 49273.667 31315.028 C 49260.464 31288.960 49240.575 31275.926 49213.999 31275.926 ZM 49213.999 31235.301 C 49256.486 31235.301 49288.902 31252.144 49311.245 31285.828 C 49333.758 31319.344 49345.015 31368.094 49345.015 31432.078 C 49345.015 31495.894 49333.758 31544.644 49311.245 31578.328 C 49288.902 31611.844 49256.486 31628.602 49213.999 31628.602 C 49171.512 31628.602 49139.012 31611.844 49116.499 31578.328 C 49094.156 31544.644 49082.984 31495.894 49082.984 31432.078 C 49082.984 31368.094 49094.156 31319.344 49116.499 31285.828 C 49139.012 31252.144 49171.512 31235.301 49213.999 31235.301 ZM 49706.017 31226.668 C 49683.334 31265.601 49666.492 31304.110 49655.489 31342.196 C 49644.487 31380.282 49638.986 31418.875 49638.986 31457.977 C 49638.986 31497.078 49644.487 31535.841 49655.489 31574.266 C 49666.661 31612.521 49683.504 31651.030 49706.017 31689.793 L 49665.392 31689.793 C 49640.001 31650.015 49620.958 31610.913 49608.263 31572.489 C 49595.737 31534.064 49589.474 31495.894 49589.474 31457.977 C 49589.474 31420.229 49595.737 31382.228 49608.263 31343.973 C 49620.789 31305.718 49639.832 31266.616 49665.392 31226.668 L 49706.017 31226.668 ZM 49772.977 31457.977 L 49909.832 31457.977 L 49909.832 31499.617 L 49772.977 31499.617 L 49772.977 31457.977 ZM 49991.420 31242.157 L 50192.767 31242.157 L 50192.767 31285.321 L 50038.392 31285.321 L 50038.392 31378.250 C 50045.840 31375.711 50053.288 31373.849 50060.736 31372.664 C 50068.184 31371.310 50075.632 31370.633 50083.080 31370.633 C 50125.397 31370.633 50158.913 31382.228 50183.627 31405.418 C 50208.340 31428.608 50220.697 31460.008 50220.697 31499.617 C 50220.697 31540.412 50208.002 31572.150 50182.611 31594.832 C 50157.220 31617.345 50121.420 31628.602 50075.209 31628.602 C 50059.297 31628.602 50043.047 31627.248 50026.459 31624.539 C 50010.039 31621.831 49993.028 31617.769 49975.424 31612.352 L 49975.424 31560.809 C 49990.658 31569.103 50006.400 31575.282 50022.650 31579.344 C 50038.900 31583.407 50056.081 31585.438 50074.193 31585.438 C 50103.477 31585.438 50126.667 31577.736 50143.763 31562.332 C 50160.860 31546.929 50169.408 31526.024 50169.408 31499.617 C 50169.408 31473.211 50160.860 31452.306 50143.763 31436.903 C 50126.667 31421.499 50103.477 31413.797 50074.193 31413.797 C 50060.482 31413.797 50046.771 31415.321 50033.060 31418.367 C 50019.519 31421.414 50005.638 31426.154 49991.420 31432.586 L 49991.420 31242.157 ZM 50307.667 31226.668 L 50348.292 31226.668 C 50373.683 31266.616 50392.641 31305.718 50405.167 31343.973 C 50417.862 31382.228 50424.210 31420.229 50424.210 31457.977 C 50424.210 31495.894 50417.862 31534.064 50405.167 31572.489 C 50392.641 31610.913 50373.683 31650.015 50348.292 31689.793 L 50307.667 31689.793 C 50330.180 31651.030 50346.938 31612.521 50357.940 31574.266 C 50369.112 31535.841 50374.698 31497.078 50374.698 31457.977 C 50374.698 31418.875 50369.112 31380.282 50357.940 31342.196 C 50346.938 31304.110 50330.180 31265.601 50307.667 31226.668 Z">
                <!-- 68 nodes -->
              </draw:path>
              <draw:path id="text6003" draw:style-name="style1" draw:layer="layout" svg:x="27.347cm" svg:y="15.613cm" svg:width="1.341cm" svg:height="0.463cm" svg:viewBox="0.0 0.0 1341.226 463.125" svg:d="M 54825.999 31275.926 C 54799.593 31275.926 54779.704 31288.960 54766.331 31315.028 C 54753.128 31340.926 54746.526 31379.943 54746.526 31432.078 C 54746.526 31484.045 54753.128 31523.061 54766.331 31549.129 C 54779.704 31575.028 54799.593 31587.977 54825.999 31587.977 C 54852.575 31587.977 54872.464 31575.028 54885.667 31549.129 C 54899.040 31523.061 54905.726 31484.045 54905.726 31432.078 C 54905.726 31379.943 54899.040 31340.926 54885.667 31315.028 C 54872.464 31288.960 54852.575 31275.926 54825.999 31275.926 ZM 54825.999 31235.301 C 54868.486 31235.301 54900.901 31252.144 54923.245 31285.828 C 54945.758 31319.344 54957.015 31368.094 54957.015 31432.078 C 54957.015 31495.894 54945.758 31544.644 54923.245 31578.328 C 54900.901 31611.844 54868.486 31628.602 54825.999 31628.602 C 54783.512 31628.602 54751.012 31611.844 54728.499 31578.328 C 54706.155 31544.644 54694.984 31495.894 54694.984 31432.078 C 54694.984 31368.094 54706.155 31319.344 54728.499 31285.828 C 54751.012 31252.144 54783.512 31235.301 54825.999 31235.301 ZM 55318.017 31226.668 C 55295.334 31265.601 55278.492 31304.110 55267.489 31342.196 C 55256.487 31380.282 55250.985 31418.875 55250.985 31457.977 C 55250.985 31497.078 55256.487 31535.841 55267.489 31574.266 C 55278.661 31612.521 55295.504 31651.030 55318.017 31689.793 L 55277.392 31689.793 C 55252.001 31650.015 55232.958 31610.913 55220.263 31572.489 C 55207.737 31534.064 55201.474 31495.894 55201.474 31457.977 C 55201.474 31420.229 55207.737 31382.228 55220.263 31343.973 C 55232.789 31305.718 55251.832 31266.616 55277.392 31226.668 L 55318.017 31226.668 ZM 55384.977 31457.977 L 55521.832 31457.977 L 55521.832 31499.617 L 55384.977 31499.617 L 55384.977 31457.977 ZM 55603.419 31242.157 L 55804.767 31242.157 L 55804.767 31285.321 L 55650.392 31285.321 L 55650.392 31378.250 C 55657.840 31375.711 55665.288 31373.849 55672.736 31372.664 C 55680.184 31371.310 55687.632 31370.633 55695.080 31370.633 C 55737.397 31370.633 55770.913 31382.228 55795.626 31405.418 C 55820.340 31428.608 55832.697 31460.008 55832.697 31499.617 C 55832.697 31540.412 55820.001 31572.150 55794.611 31594.832 C 55769.220 31617.345 55733.419 31628.602 55687.209 31628.602 C 55671.297 31628.602 55655.047 31627.248 55638.459 31624.539 C 55622.039 31621.831 55605.028 31617.769 55587.423 31612.352 L 55587.423 31560.809 C 55602.658 31569.103 55618.400 31575.282 55634.650 31579.344 C 55650.900 31583.407 55668.081 31585.438 55686.193 31585.438 C 55715.477 31585.438 55738.667 31577.736 55755.763 31562.332 C 55772.860 31546.929 55781.408 31526.024 55781.408 31499.617 C 55781.408 31473.211 55772.860 31452.306 55755.763 31436.903 C 55738.667 31421.499 55715.477 31413.797 55686.193 31413.797 C 55672.482 31413.797 55658.771 31415.321 55645.060 31418.367 C 55631.518 31421.414 55617.638 31426.154 55603.419 31432.586 L 55603.419 31242.157 ZM 55919.667 31226.668 L 55960.292 31226.668 C 55985.682 31266.616 56004.641 31305.718 56017.167 31343.973 C 56029.862 31382.228 56036.210 31420.229 56036.210 31457.977 C 56036.210 31495.894 56029.862 31534.064 56017.167 31572.489 C 56004.641 31610.913 55985.682 31650.015 55960.292 31689.793 L 55919.667 31689.793 C 55942.180 31651.030 55958.938 31612.521 55969.940 31574.266 C 55981.112 31535.841 55986.698 31497.078 55986.698 31457.977 C 55986.698 31418.875 55981.112 31380.282 55969.940 31342.196 C 55958.938 31304.110 55942.180 31265.601 55919.667 31226.668 Z">
                <!-- 68 nodes -->
              </draw:path>
            </draw:g>
            <!-- id="g5875" -->
            <draw:g id="g6005">
              <draw:g id="g6007">
                <draw:path id="path6013" draw:style-name="style6" draw:layer="layout" svg:x="30.208cm" svg:y="14.461cm" svg:width="0.562cm" svg:height="11.224cm" svg:viewBox="0.0 0.0 561.600 11224.400" svg:d="M 60416.159 40146.733 L 60416.159 40102.890 L 60416.159 28966.577 L 60416.159 28922.734 L 60977.359 28922.734 L 60977.359 28966.577 L 60977.359 40102.890 L 60977.359 40146.733 L 60416.159 40146.733 Z">
                  <!-- 9 nodes -->
                </draw:path>
              </draw:g>
              <!-- id="g6007" -->
            </draw:g>
            <!-- id="g6005" -->
            <draw:g id="g6015">
              <draw:g id="g6017">
                <draw:frame id="image6019" draw:style-name="gr1" draw:text-style-name="P1" draw:layer="layout" svg:width="11.203cm" svg:height="0.576cm" draw:transform="matrix(5.080 0.000 0.000 98.806 266.300 127.669) translate(30.195cm, 14.476cm)">
                  <draw:image xlink:href="Pictures/image8.png" xlink:type="simple" xlink:show="embed" xlink:actuate="onLoad">
                    <text:p/>
                  </draw:image>
                </draw:frame>
              </draw:g>
              <!-- id="g6017" -->
              <draw:path id="path6021" draw:style-name="style4" draw:layer="layout" svg:x="30.769cm" svg:y="25.373cm" svg:width="0.140cm" svg:height="0.032cm" svg:viewBox="0.0 0.0 140.000 32.000" svg:d="M 61538.759 50761.178 L 61678.759 50761.178 L 61538.759 50761.178 ">
                <!-- 3 nodes -->
              </draw:path>
              <draw:path id="text6025" draw:style-name="style1" draw:layer="layout" svg:x="31.084cm" svg:y="25.200cm" svg:width="1.750cm" svg:height="0.393cm" svg:viewBox="0.0 0.0 1750.271 393.301" svg:d="M 62298.329 50440.928 C 62271.923 50440.928 62252.034 50453.962 62238.661 50480.030 C 62225.458 50505.928 62218.857 50544.945 62218.857 50597.080 C 62218.857 50649.046 62225.458 50688.063 62238.661 50714.131 C 62252.034 50740.030 62271.923 50752.979 62298.329 50752.979 C 62324.905 50752.979 62344.794 50740.030 62357.997 50714.131 C 62371.370 50688.063 62378.056 50649.046 62378.056 50597.080 C 62378.056 50544.945 62371.370 50505.928 62357.997 50480.030 C 62344.794 50453.962 62324.905 50440.928 62298.329 50440.928 ZM 62298.329 50400.303 C 62340.816 50400.303 62373.232 50417.145 62395.575 50450.830 C 62418.088 50484.346 62429.345 50533.096 62429.345 50597.080 C 62429.345 50660.895 62418.088 50709.645 62395.575 50743.330 C 62373.232 50776.846 62340.816 50793.604 62298.329 50793.604 C 62255.842 50793.604 62223.342 50776.846 62200.829 50743.330 C 62178.486 50709.645 62167.314 50660.895 62167.314 50597.080 C 62167.314 50533.096 62178.486 50484.346 62200.829 50450.830 C 62223.342 50417.145 62255.842 50400.303 62298.329 50400.303 ZM 62519.362 50721.748 L 62572.936 50721.748 L 62572.936 50786.240 L 62519.362 50786.240 L 62519.362 50721.748 ZM 62794.409 50440.928 C 62768.003 50440.928 62748.114 50453.962 62734.741 50480.030 C 62721.538 50505.928 62714.937 50544.945 62714.937 50597.080 C 62714.937 50649.046 62721.538 50688.063 62734.741 50714.131 C 62748.114 50740.030 62768.003 50752.979 62794.409 50752.979 C 62820.985 50752.979 62840.874 50740.030 62854.077 50714.131 C 62867.450 50688.063 62874.136 50649.046 62874.136 50597.080 C 62874.136 50544.945 62867.450 50505.928 62854.077 50480.030 C 62840.874 50453.962 62820.985 50440.928 62794.409 50440.928 ZM 62794.409 50400.303 C 62836.896 50400.303 62869.312 50417.145 62891.655 50450.830 C 62914.168 50484.346 62925.425 50533.096 62925.425 50597.080 C 62925.425 50660.895 62914.168 50709.645 62891.655 50743.330 C 62869.312 50776.846 62836.896 50793.604 62794.409 50793.604 C 62751.922 50793.604 62719.422 50776.846 62696.909 50743.330 C 62674.566 50709.645 62663.394 50660.895 62663.394 50597.080 C 62663.394 50533.096 62674.566 50484.346 62696.909 50450.830 C 62719.422 50417.145 62751.922 50400.303 62794.409 50400.303 ZM 63059.622 50743.076 L 63238.625 50743.076 L 63238.625 50786.240 L 62997.922 50786.240 L 62997.922 50743.076 C 63017.388 50722.933 63043.879 50695.934 63077.395 50662.080 C 63111.080 50628.057 63132.239 50606.136 63140.872 50596.319 C 63157.291 50577.868 63168.717 50562.295 63175.149 50549.600 C 63181.750 50536.735 63185.051 50524.125 63185.051 50511.768 C 63185.051 50491.625 63177.942 50475.205 63163.723 50462.510 C 63149.674 50449.815 63131.308 50443.467 63108.625 50443.467 C 63092.545 50443.467 63075.533 50446.260 63057.590 50451.846 C 63039.817 50457.432 63020.774 50465.895 63000.461 50477.237 L 63000.461 50425.440 C 63021.112 50417.145 63040.409 50410.882 63058.352 50406.651 C 63076.295 50402.419 63092.714 50400.303 63107.610 50400.303 C 63146.881 50400.303 63178.196 50410.121 63201.555 50429.756 C 63224.915 50449.392 63236.594 50475.628 63236.594 50508.467 C 63236.594 50524.040 63233.632 50538.851 63227.707 50552.901 C 63221.952 50566.781 63211.373 50583.200 63195.969 50602.158 C 63191.737 50607.067 63178.280 50621.286 63155.598 50644.815 C 63132.916 50668.174 63100.924 50700.928 63059.622 50743.076 ZM 63355.049 50743.076 L 63438.838 50743.076 L 63438.838 50453.877 L 63347.685 50472.158 L 63347.685 50425.440 L 63438.330 50407.158 L 63489.619 50407.158 L 63489.619 50743.076 L 63573.408 50743.076 L 63573.408 50786.240 L 63355.049 50786.240 L 63355.049 50743.076 ZM 63786.569 50440.928 C 63760.163 50440.928 63740.274 50453.962 63726.901 50480.030 C 63713.698 50505.928 63707.097 50544.945 63707.097 50597.080 C 63707.097 50649.046 63713.698 50688.063 63726.901 50714.131 C 63740.274 50740.030 63760.163 50752.979 63786.569 50752.979 C 63813.145 50752.979 63833.034 50740.030 63846.237 50714.131 C 63859.610 50688.063 63866.296 50649.046 63866.296 50597.080 C 63866.296 50544.945 63859.610 50505.928 63846.237 50480.030 C 63833.034 50453.962 63813.145 50440.928 63786.569 50440.928 ZM 63786.569 50400.303 C 63829.056 50400.303 63861.472 50417.145 63883.815 50450.830 C 63906.329 50484.346 63917.585 50533.096 63917.585 50597.080 C 63917.585 50660.895 63906.329 50709.645 63883.815 50743.330 C 63861.472 50776.846 63829.056 50793.604 63786.569 50793.604 C 63744.082 50793.604 63711.582 50776.846 63689.069 50743.330 C 63666.726 50709.645 63655.554 50660.895 63655.554 50597.080 C 63655.554 50533.096 63666.726 50484.346 63689.069 50450.830 C 63711.582 50417.145 63744.082 50400.303 63786.569 50400.303 Z">
                <!-- 93 nodes -->
              </draw:path>
              <draw:path id="path6027" draw:style-name="style4" draw:layer="layout" svg:x="30.769cm" svg:y="23.879cm" svg:width="0.140cm" svg:height="0.032cm" svg:viewBox="0.0 0.0 140.000 32.000" svg:d="M 61538.759 47774.181 L 61678.759 47774.181 L 61538.759 47774.181 ">
                <!-- 3 nodes -->
              </draw:path>
              <draw:path id="text6031" draw:style-name="style1" draw:layer="layout" svg:x="31.084cm" svg:y="23.707cm" svg:width="1.739cm" svg:height="0.393cm" svg:viewBox="0.0 0.0 1739.353 393.301" svg:d="M 62298.329 47453.931 C 62271.923 47453.931 62252.034 47466.965 62238.661 47493.032 C 62225.458 47518.931 62218.857 47557.948 62218.857 47610.083 C 62218.857 47662.049 62225.458 47701.066 62238.661 47727.134 C 62252.034 47753.032 62271.923 47765.982 62298.329 47765.982 C 62324.905 47765.982 62344.794 47753.032 62357.997 47727.134 C 62371.370 47701.066 62378.056 47662.049 62378.056 47610.083 C 62378.056 47557.948 62371.370 47518.931 62357.997 47493.032 C 62344.794 47466.965 62324.905 47453.931 62298.329 47453.931 ZM 62298.329 47413.306 C 62340.816 47413.306 62373.232 47430.148 62395.575 47463.833 C 62418.088 47497.349 62429.345 47546.099 62429.345 47610.083 C 62429.345 47673.898 62418.088 47722.648 62395.575 47756.333 C 62373.232 47789.849 62340.816 47806.607 62298.329 47806.607 C 62255.842 47806.607 62223.342 47789.849 62200.829 47756.333 C 62178.486 47722.648 62167.314 47673.898 62167.314 47610.083 C 62167.314 47546.099 62178.486 47497.349 62200.829 47463.833 C 62223.342 47430.148 62255.842 47413.306 62298.329 47413.306 ZM 62519.362 47734.751 L 62572.936 47734.751 L 62572.936 47799.243 L 62519.362 47799.243 L 62519.362 47734.751 ZM 62794.409 47453.931 C 62768.003 47453.931 62748.114 47466.965 62734.741 47493.032 C 62721.538 47518.931 62714.937 47557.948 62714.937 47610.083 C 62714.937 47662.049 62721.538 47701.066 62734.741 47727.134 C 62748.114 47753.032 62768.003 47765.982 62794.409 47765.982 C 62820.985 47765.982 62840.874 47753.032 62854.077 47727.134 C 62867.450 47701.066 62874.136 47662.049 62874.136 47610.083 C 62874.136 47557.948 62867.450 47518.931 62854.077 47493.032 C 62840.874 47466.965 62820.985 47453.931 62794.409 47453.931 ZM 62794.409 47413.306 C 62836.896 47413.306 62869.312 47430.148 62891.655 47463.833 C 62914.168 47497.349 62925.425 47546.099 62925.425 47610.083 C 62925.425 47673.898 62914.168 47722.648 62891.655 47756.333 C 62869.312 47789.849 62836.896 47806.607 62794.409 47806.607 C 62751.922 47806.607 62719.422 47789.849 62696.909 47756.333 C 62674.566 47722.648 62663.394 47673.898 62663.394 47610.083 C 62663.394 47546.099 62674.566 47497.349 62696.909 47463.833 C 62719.422 47430.148 62751.922 47413.306 62794.409 47413.306 ZM 63059.622 47756.079 L 63238.625 47756.079 L 63238.625 47799.243 L 62997.922 47799.243 L 62997.922 47756.079 C 63017.388 47735.936 63043.879 47708.937 63077.395 47675.083 C 63111.080 47641.060 63132.239 47619.139 63140.872 47609.322 C 63157.291 47590.871 63168.717 47575.298 63175.149 47562.603 C 63181.750 47549.738 63185.051 47537.128 63185.051 47524.771 C 63185.051 47504.628 63177.942 47488.208 63163.723 47475.513 C 63149.674 47462.818 63131.308 47456.470 63108.625 47456.470 C 63092.545 47456.470 63075.533 47459.263 63057.590 47464.849 C 63039.817 47470.435 63020.774 47478.898 63000.461 47490.240 L 63000.461 47438.443 C 63021.112 47430.148 63040.409 47423.885 63058.352 47419.654 C 63076.295 47415.422 63092.714 47413.306 63107.610 47413.306 C 63146.881 47413.306 63178.196 47423.124 63201.555 47442.759 C 63224.915 47462.394 63236.594 47488.631 63236.594 47521.470 C 63236.594 47537.043 63233.632 47551.854 63227.707 47565.904 C 63221.952 47579.784 63211.373 47596.203 63195.969 47615.161 C 63191.737 47620.070 63178.280 47634.289 63155.598 47657.818 C 63132.916 47681.177 63100.924 47713.931 63059.622 47756.079 ZM 63355.049 47756.079 L 63438.838 47756.079 L 63438.838 47466.880 L 63347.685 47485.161 L 63347.685 47438.443 L 63438.330 47420.161 L 63489.619 47420.161 L 63489.619 47756.079 L 63573.408 47756.079 L 63573.408 47799.243 L 63355.049 47799.243 L 63355.049 47756.079 ZM 63677.390 47420.161 L 63878.737 47420.161 L 63878.737 47463.325 L 63724.362 47463.325 L 63724.362 47556.255 C 63731.810 47553.716 63739.258 47551.854 63746.706 47550.669 C 63754.154 47549.315 63761.602 47548.638 63769.050 47548.638 C 63811.368 47548.638 63844.883 47560.233 63869.597 47583.423 C 63894.310 47606.613 63906.667 47638.013 63906.667 47677.622 C 63906.667 47718.417 63893.972 47750.155 63868.581 47772.837 C 63843.190 47795.350 63807.390 47806.607 63761.179 47806.607 C 63745.267 47806.607 63729.017 47805.253 63712.429 47802.544 C 63696.009 47799.836 63678.998 47795.773 63661.394 47790.357 L 63661.394 47738.814 C 63676.628 47747.108 63692.370 47753.286 63708.620 47757.349 C 63724.870 47761.411 63742.051 47763.443 63760.163 47763.443 C 63789.447 47763.443 63812.637 47755.741 63829.733 47740.337 C 63846.830 47724.934 63855.378 47704.029 63855.378 47677.622 C 63855.378 47651.216 63846.830 47630.311 63829.733 47614.907 C 63812.637 47599.504 63789.447 47591.802 63760.163 47591.802 C 63746.452 47591.802 63732.741 47593.325 63719.030 47596.372 C 63705.489 47599.419 63691.608 47604.159 63677.390 47610.591 L 63677.390 47420.161 Z">
                <!-- 98 nodes -->
              </draw:path>
              <draw:path id="path6033" draw:style-name="style4" draw:layer="layout" svg:x="30.769cm" svg:y="22.386cm" svg:width="0.140cm" svg:height="0.032cm" svg:viewBox="0.0 0.0 140.000 32.000" svg:d="M 61538.759 44787.184 L 61678.759 44787.184 L 61538.759 44787.184 ">
                <!-- 3 nodes -->
              </draw:path>
              <draw:path id="text6037" draw:style-name="style1" draw:layer="layout" svg:x="31.084cm" svg:y="22.213cm" svg:width="1.750cm" svg:height="0.393cm" svg:viewBox="0.0 0.0 1750.271 393.301" svg:d="M 62298.329 44466.934 C 62271.923 44466.934 62252.034 44479.968 62238.661 44506.035 C 62225.458 44531.934 62218.857 44570.951 62218.857 44623.086 C 62218.857 44675.052 62225.458 44714.069 62238.661 44740.137 C 62252.034 44766.035 62271.923 44778.985 62298.329 44778.985 C 62324.905 44778.985 62344.794 44766.035 62357.997 44740.137 C 62371.370 44714.069 62378.056 44675.052 62378.056 44623.086 C 62378.056 44570.951 62371.370 44531.934 62357.997 44506.035 C 62344.794 44479.968 62324.905 44466.934 62298.329 44466.934 ZM 62298.329 44426.309 C 62340.816 44426.309 62373.232 44443.151 62395.575 44476.836 C 62418.088 44510.352 62429.345 44559.102 62429.345 44623.086 C 62429.345 44686.901 62418.088 44735.651 62395.575 44769.336 C 62373.232 44802.852 62340.816 44819.610 62298.329 44819.610 C 62255.842 44819.610 62223.342 44802.852 62200.829 44769.336 C 62178.486 44735.651 62167.314 44686.901 62167.314 44623.086 C 62167.314 44559.102 62178.486 44510.352 62200.829 44476.836 C 62223.342 44443.151 62255.842 44426.309 62298.329 44426.309 ZM 62519.362 44747.754 L 62572.936 44747.754 L 62572.936 44812.246 L 62519.362 44812.246 L 62519.362 44747.754 ZM 62794.409 44466.934 C 62768.003 44466.934 62748.114 44479.968 62734.741 44506.035 C 62721.538 44531.934 62714.937 44570.951 62714.937 44623.086 C 62714.937 44675.052 62721.538 44714.069 62734.741 44740.137 C 62748.114 44766.035 62768.003 44778.985 62794.409 44778.985 C 62820.985 44778.985 62840.874 44766.035 62854.077 44740.137 C 62867.450 44714.069 62874.136 44675.052 62874.136 44623.086 C 62874.136 44570.951 62867.450 44531.934 62854.077 44506.035 C 62840.874 44479.968 62820.985 44466.934 62794.409 44466.934 ZM 62794.409 44426.309 C 62836.896 44426.309 62869.312 44443.151 62891.655 44476.836 C 62914.168 44510.352 62925.425 44559.102 62925.425 44623.086 C 62925.425 44686.901 62914.168 44735.651 62891.655 44769.336 C 62869.312 44802.852 62836.896 44819.610 62794.409 44819.610 C 62751.922 44819.610 62719.422 44802.852 62696.909 44769.336 C 62674.566 44735.651 62663.394 44686.901 62663.394 44623.086 C 62663.394 44559.102 62674.566 44510.352 62696.909 44476.836 C 62719.422 44443.151 62751.922 44426.309 62794.409 44426.309 ZM 63059.622 44769.082 L 63238.625 44769.082 L 63238.625 44812.246 L 62997.922 44812.246 L 62997.922 44769.082 C 63017.388 44748.939 63043.879 44721.940 63077.395 44688.086 C 63111.080 44654.063 63132.239 44632.142 63140.872 44622.324 C 63157.291 44603.874 63168.717 44588.301 63175.149 44575.606 C 63181.750 44562.741 63185.051 44550.130 63185.051 44537.774 C 63185.051 44517.630 63177.942 44501.211 63163.723 44488.516 C 63149.674 44475.821 63131.308 44469.473 63108.625 44469.473 C 63092.545 44469.473 63075.533 44472.266 63057.590 44477.852 C 63039.817 44483.438 63020.774 44491.901 63000.461 44503.242 L 63000.461 44451.446 C 63021.112 44443.151 63040.409 44436.888 63058.352 44432.656 C 63076.295 44428.425 63092.714 44426.309 63107.610 44426.309 C 63146.881 44426.309 63178.196 44436.126 63201.555 44455.762 C 63224.915 44475.397 63236.594 44501.634 63236.594 44534.473 C 63236.594 44550.046 63233.632 44564.857 63227.707 44578.906 C 63221.952 44592.787 63211.373 44609.206 63195.969 44628.164 C 63191.737 44633.073 63178.280 44647.292 63155.598 44670.820 C 63132.916 44694.180 63100.924 44726.934 63059.622 44769.082 ZM 63390.342 44769.082 L 63569.345 44769.082 L 63569.345 44812.246 L 63328.642 44812.246 L 63328.642 44769.082 C 63348.108 44748.939 63374.599 44721.940 63408.115 44688.086 C 63441.800 44654.063 63462.959 44632.142 63471.592 44622.324 C 63488.011 44603.874 63499.437 44588.301 63505.869 44575.606 C 63512.470 44562.741 63515.771 44550.130 63515.771 44537.774 C 63515.771 44517.630 63508.662 44501.211 63494.443 44488.516 C 63480.394 44475.821 63462.028 44469.473 63439.345 44469.473 C 63423.265 44469.473 63406.253 44472.266 63388.310 44477.852 C 63370.537 44483.438 63351.494 44491.901 63331.181 44503.242 L 63331.181 44451.446 C 63351.832 44443.151 63371.129 44436.888 63389.072 44432.656 C 63407.015 44428.425 63423.434 44426.309 63438.330 44426.309 C 63477.601 44426.309 63508.916 44436.126 63532.275 44455.762 C 63555.634 44475.397 63567.314 44501.634 63567.314 44534.473 C 63567.314 44550.046 63564.352 44564.857 63558.427 44578.906 C 63552.672 44592.787 63542.093 44609.206 63526.689 44628.164 C 63522.457 44633.073 63509.000 44647.292 63486.318 44670.820 C 63463.636 44694.180 63431.644 44726.934 63390.342 44769.082 ZM 63786.569 44466.934 C 63760.163 44466.934 63740.274 44479.968 63726.901 44506.035 C 63713.698 44531.934 63707.097 44570.951 63707.097 44623.086 C 63707.097 44675.052 63713.698 44714.069 63726.901 44740.137 C 63740.274 44766.035 63760.163 44778.985 63786.569 44778.985 C 63813.145 44778.985 63833.034 44766.035 63846.237 44740.137 C 63859.610 44714.069 63866.296 44675.052 63866.296 44623.086 C 63866.296 44570.951 63859.610 44531.934 63846.237 44506.035 C 63833.034 44479.968 63813.145 44466.934 63786.569 44466.934 ZM 63786.569 44426.309 C 63829.056 44426.309 63861.472 44443.151 63883.815 44476.836 C 63906.329 44510.352 63917.585 44559.102 63917.585 44623.086 C 63917.585 44686.901 63906.329 44735.651 63883.815 44769.336 C 63861.472 44802.852 63829.056 44819.610 63786.569 44819.610 C 63744.082 44819.610 63711.582 44802.852 63689.069 44769.336 C 63666.726 44735.651 63655.554 44686.901 63655.554 44623.086 C 63655.554 44559.102 63666.726 44510.352 63689.069 44476.836 C 63711.582 44443.151 63744.082 44426.309 63786.569 44426.309 Z">
                <!-- 103 nodes -->
              </draw:path>
              <draw:path id="path6039" draw:style-name="style4" draw:layer="layout" svg:x="30.769cm" svg:y="20.892cm" svg:width="0.140cm" svg:height="0.032cm" svg:viewBox="0.0 0.0 140.000 32.000" svg:d="M 61538.759 41800.187 L 61678.759 41800.187 L 61538.759 41800.187 ">
                <!-- 3 nodes -->
              </draw:path>
              <draw:path id="text6043" draw:style-name="style1" draw:layer="layout" svg:x="31.084cm" svg:y="20.720cm" svg:width="1.739cm" svg:height="0.393cm" svg:viewBox="0.0 0.0 1739.353 393.301" svg:d="M 62298.329 41479.937 C 62271.923 41479.937 62252.034 41492.971 62238.661 41519.039 C 62225.458 41544.937 62218.857 41583.954 62218.857 41636.089 C 62218.857 41688.056 62225.458 41727.072 62238.661 41753.140 C 62252.034 41779.039 62271.923 41791.988 62298.329 41791.988 C 62324.905 41791.988 62344.794 41779.039 62357.997 41753.140 C 62371.370 41727.072 62378.056 41688.056 62378.056 41636.089 C 62378.056 41583.954 62371.370 41544.937 62357.997 41519.039 C 62344.794 41492.971 62324.905 41479.937 62298.329 41479.937 ZM 62298.329 41439.312 C 62340.816 41439.312 62373.232 41456.154 62395.575 41489.839 C 62418.088 41523.355 62429.345 41572.105 62429.345 41636.089 C 62429.345 41699.904 62418.088 41748.654 62395.575 41782.339 C 62373.232 41815.855 62340.816 41832.613 62298.329 41832.613 C 62255.842 41832.613 62223.342 41815.855 62200.829 41782.339 C 62178.486 41748.654 62167.314 41699.904 62167.314 41636.089 C 62167.314 41572.105 62178.486 41523.355 62200.829 41489.839 C 62223.342 41456.154 62255.842 41439.312 62298.329 41439.312 ZM 62519.362 41760.757 L 62572.936 41760.757 L 62572.936 41825.250 L 62519.362 41825.250 L 62519.362 41760.757 ZM 62794.409 41479.937 C 62768.003 41479.937 62748.114 41492.971 62734.741 41519.039 C 62721.538 41544.937 62714.937 41583.954 62714.937 41636.089 C 62714.937 41688.056 62721.538 41727.072 62734.741 41753.140 C 62748.114 41779.039 62768.003 41791.988 62794.409 41791.988 C 62820.985 41791.988 62840.874 41779.039 62854.077 41753.140 C 62867.450 41727.072 62874.136 41688.056 62874.136 41636.089 C 62874.136 41583.954 62867.450 41544.937 62854.077 41519.039 C 62840.874 41492.971 62820.985 41479.937 62794.409 41479.937 ZM 62794.409 41439.312 C 62836.896 41439.312 62869.312 41456.154 62891.655 41489.839 C 62914.168 41523.355 62925.425 41572.105 62925.425 41636.089 C 62925.425 41699.904 62914.168 41748.654 62891.655 41782.339 C 62869.312 41815.855 62836.896 41832.613 62794.409 41832.613 C 62751.922 41832.613 62719.422 41815.855 62696.909 41782.339 C 62674.566 41748.654 62663.394 41699.904 62663.394 41636.089 C 62663.394 41572.105 62674.566 41523.355 62696.909 41489.839 C 62719.422 41456.154 62751.922 41439.312 62794.409 41439.312 ZM 63059.622 41782.085 L 63238.625 41782.085 L 63238.625 41825.250 L 62997.922 41825.250 L 62997.922 41782.085 C 63017.388 41761.942 63043.879 41734.944 63077.395 41701.089 C 63111.080 41667.066 63132.239 41645.145 63140.872 41635.328 C 63157.291 41616.877 63168.717 41601.304 63175.149 41588.609 C 63181.750 41575.744 63185.051 41563.134 63185.051 41550.777 C 63185.051 41530.634 63177.942 41514.214 63163.723 41501.519 C 63149.674 41488.824 63131.308 41482.476 63108.625 41482.476 C 63092.545 41482.476 63075.533 41485.269 63057.590 41490.855 C 63039.817 41496.441 63020.774 41504.904 63000.461 41516.246 L 63000.461 41464.449 C 63021.112 41456.154 63040.409 41449.891 63058.352 41445.660 C 63076.295 41441.428 63092.714 41439.312 63107.610 41439.312 C 63146.881 41439.312 63178.196 41449.130 63201.555 41468.765 C 63224.915 41488.401 63236.594 41514.638 63236.594 41547.476 C 63236.594 41563.049 63233.632 41577.860 63227.707 41591.910 C 63221.952 41605.790 63211.373 41622.209 63195.969 41641.168 C 63191.737 41646.076 63178.280 41660.295 63155.598 41683.824 C 63132.916 41707.183 63100.924 41739.937 63059.622 41782.085 ZM 63390.342 41782.085 L 63569.345 41782.085 L 63569.345 41825.250 L 63328.642 41825.250 L 63328.642 41782.085 C 63348.108 41761.942 63374.599 41734.944 63408.115 41701.089 C 63441.800 41667.066 63462.959 41645.145 63471.592 41635.328 C 63488.011 41616.877 63499.437 41601.304 63505.869 41588.609 C 63512.470 41575.744 63515.771 41563.134 63515.771 41550.777 C 63515.771 41530.634 63508.662 41514.214 63494.443 41501.519 C 63480.394 41488.824 63462.028 41482.476 63439.345 41482.476 C 63423.265 41482.476 63406.253 41485.269 63388.310 41490.855 C 63370.537 41496.441 63351.494 41504.904 63331.181 41516.246 L 63331.181 41464.449 C 63351.832 41456.154 63371.129 41449.891 63389.072 41445.660 C 63407.015 41441.428 63423.434 41439.312 63438.330 41439.312 C 63477.601 41439.312 63508.916 41449.130 63532.275 41468.765 C 63555.634 41488.401 63567.314 41514.638 63567.314 41547.476 C 63567.314 41563.049 63564.352 41577.860 63558.427 41591.910 C 63552.672 41605.790 63542.093 41622.209 63526.689 41641.168 C 63522.457 41646.076 63509.000 41660.295 63486.318 41683.824 C 63463.636 41707.183 63431.644 41739.937 63390.342 41782.085 ZM 63677.390 41446.168 L 63878.737 41446.168 L 63878.737 41489.332 L 63724.362 41489.332 L 63724.362 41582.261 C 63731.810 41579.722 63739.258 41577.860 63746.706 41576.675 C 63754.154 41575.321 63761.602 41574.644 63769.050 41574.644 C 63811.368 41574.644 63844.883 41586.239 63869.597 41609.429 C 63894.310 41632.619 63906.667 41664.019 63906.667 41703.628 C 63906.667 41744.423 63893.972 41776.161 63868.581 41798.843 C 63843.190 41821.356 63807.390 41832.613 63761.179 41832.613 C 63745.267 41832.613 63729.017 41831.259 63712.429 41828.550 C 63696.009 41825.842 63678.998 41821.779 63661.394 41816.363 L 63661.394 41764.820 C 63676.628 41773.114 63692.370 41779.293 63708.620 41783.355 C 63724.870 41787.418 63742.051 41789.449 63760.163 41789.449 C 63789.447 41789.449 63812.637 41781.747 63829.733 41766.343 C 63846.830 41750.940 63855.378 41730.035 63855.378 41703.628 C 63855.378 41677.222 63846.830 41656.317 63829.733 41640.914 C 63812.637 41625.510 63789.447 41617.808 63760.163 41617.808 C 63746.452 41617.808 63732.741 41619.332 63719.030 41622.378 C 63705.489 41625.425 63691.608 41630.165 63677.390 41636.597 L 63677.390 41446.168 Z">
                <!-- 108 nodes -->
              </draw:path>
              <draw:path id="path6045" draw:style-name="style4" draw:layer="layout" svg:x="30.769cm" svg:y="19.399cm" svg:width="0.140cm" svg:height="0.032cm" svg:viewBox="0.0 0.0 140.000 32.000" svg:d="M 61538.759 38813.190 L 61678.759 38813.190 L 61538.759 38813.190 ">
                <!-- 3 nodes -->
              </draw:path>
              <draw:path id="text6049" draw:style-name="style1" draw:layer="layout" svg:x="31.084cm" svg:y="19.226cm" svg:width="1.750cm" svg:height="0.393cm" svg:viewBox="0.0 0.0 1750.271 393.301" svg:d="M 62298.329 38492.940 C 62271.923 38492.940 62252.034 38505.973 62238.661 38532.041 C 62225.458 38557.940 62218.857 38596.956 62218.857 38649.092 C 62218.857 38701.058 62225.458 38740.075 62238.661 38766.143 C 62252.034 38792.041 62271.923 38804.990 62298.329 38804.990 C 62324.905 38804.990 62344.794 38792.041 62357.997 38766.143 C 62371.370 38740.075 62378.056 38701.058 62378.056 38649.092 C 62378.056 38596.956 62371.370 38557.940 62357.997 38532.041 C 62344.794 38505.973 62324.905 38492.940 62298.329 38492.940 ZM 62298.329 38452.315 C 62340.816 38452.315 62373.232 38469.157 62395.575 38502.842 C 62418.088 38536.357 62429.345 38585.107 62429.345 38649.092 C 62429.345 38712.907 62418.088 38761.657 62395.575 38795.342 C 62373.232 38828.857 62340.816 38845.615 62298.329 38845.615 C 62255.842 38845.615 62223.342 38828.857 62200.829 38795.342 C 62178.486 38761.657 62167.314 38712.907 62167.314 38649.092 C 62167.314 38585.107 62178.486 38536.357 62200.829 38502.842 C 62223.342 38469.157 62255.842 38452.315 62298.329 38452.315 ZM 62519.362 38773.760 L 62572.936 38773.760 L 62572.936 38838.252 L 62519.362 38838.252 L 62519.362 38773.760 ZM 62794.409 38492.940 C 62768.003 38492.940 62748.114 38505.973 62734.741 38532.041 C 62721.538 38557.940 62714.937 38596.956 62714.937 38649.092 C 62714.937 38701.058 62721.538 38740.075 62734.741 38766.143 C 62748.114 38792.041 62768.003 38804.990 62794.409 38804.990 C 62820.985 38804.990 62840.874 38792.041 62854.077 38766.143 C 62867.450 38740.075 62874.136 38701.058 62874.136 38649.092 C 62874.136 38596.956 62867.450 38557.940 62854.077 38532.041 C 62840.874 38505.973 62820.985 38492.940 62794.409 38492.940 ZM 62794.409 38452.315 C 62836.896 38452.315 62869.312 38469.157 62891.655 38502.842 C 62914.168 38536.357 62925.425 38585.107 62925.425 38649.092 C 62925.425 38712.907 62914.168 38761.657 62891.655 38795.342 C 62869.312 38828.857 62836.896 38845.615 62794.409 38845.615 C 62751.922 38845.615 62719.422 38828.857 62696.909 38795.342 C 62674.566 38761.657 62663.394 38712.907 62663.394 38649.092 C 62663.394 38585.107 62674.566 38536.357 62696.909 38502.842 C 62719.422 38469.157 62751.922 38452.315 62794.409 38452.315 ZM 63059.622 38795.088 L 63238.625 38795.088 L 63238.625 38838.252 L 62997.922 38838.252 L 62997.922 38795.088 C 63017.388 38774.945 63043.879 38747.946 63077.395 38714.092 C 63111.080 38680.068 63132.239 38658.148 63140.872 38648.330 C 63157.291 38629.880 63168.717 38614.307 63175.149 38601.611 C 63181.750 38588.747 63185.051 38576.136 63185.051 38563.779 C 63185.051 38543.636 63177.942 38527.217 63163.723 38514.522 C 63149.674 38501.826 63131.308 38495.479 63108.625 38495.479 C 63092.545 38495.479 63075.533 38498.272 63057.590 38503.857 C 63039.817 38509.443 63020.774 38517.907 63000.461 38529.248 L 63000.461 38477.451 C 63021.112 38469.157 63040.409 38462.894 63058.352 38458.662 C 63076.295 38454.430 63092.714 38452.315 63107.610 38452.315 C 63146.881 38452.315 63178.196 38462.132 63201.555 38481.768 C 63224.915 38501.403 63236.594 38527.640 63236.594 38560.479 C 63236.594 38576.051 63233.632 38590.863 63227.707 38604.912 C 63221.952 38618.792 63211.373 38635.212 63195.969 38654.170 C 63191.737 38659.079 63178.280 38673.298 63155.598 38696.826 C 63132.916 38720.186 63100.924 38752.940 63059.622 38795.088 ZM 63501.552 38633.857 C 63526.097 38639.105 63545.224 38650.023 63558.935 38666.611 C 63572.815 38683.200 63579.756 38703.682 63579.756 38728.057 C 63579.756 38765.466 63566.891 38794.411 63541.162 38814.893 C 63515.433 38835.374 63478.870 38845.615 63431.474 38845.615 C 63415.563 38845.615 63399.144 38844.007 63382.217 38840.791 C 63365.459 38837.744 63348.108 38833.089 63330.166 38826.826 L 63330.166 38777.315 C 63344.384 38785.609 63359.957 38791.872 63376.884 38796.104 C 63393.812 38800.335 63411.500 38802.451 63429.951 38802.451 C 63462.112 38802.451 63486.572 38796.104 63503.330 38783.408 C 63520.257 38770.713 63528.720 38752.262 63528.720 38728.057 C 63528.720 38705.713 63520.849 38688.278 63505.107 38675.752 C 63489.534 38663.057 63467.783 38656.709 63439.853 38656.709 L 63395.674 38656.709 L 63395.674 38614.561 L 63441.884 38614.561 C 63467.106 38614.561 63486.403 38609.567 63499.775 38599.580 C 63513.148 38589.424 63519.834 38574.867 63519.834 38555.908 C 63519.834 38536.442 63512.894 38521.546 63499.013 38511.221 C 63485.302 38500.726 63465.582 38495.479 63439.853 38495.479 C 63425.804 38495.479 63410.739 38497.002 63394.658 38500.049 C 63378.577 38503.096 63360.888 38507.835 63341.592 38514.268 L 63341.592 38468.565 C 63361.058 38463.148 63379.254 38459.085 63396.181 38456.377 C 63413.278 38453.669 63429.358 38452.315 63444.424 38452.315 C 63483.356 38452.315 63514.163 38461.201 63536.845 38478.975 C 63559.528 38496.579 63570.869 38520.446 63570.869 38550.576 C 63570.869 38571.566 63564.860 38589.339 63552.842 38603.897 C 63540.823 38618.285 63523.727 38628.272 63501.552 38633.857 ZM 63786.569 38492.940 C 63760.163 38492.940 63740.274 38505.973 63726.901 38532.041 C 63713.698 38557.940 63707.097 38596.956 63707.097 38649.092 C 63707.097 38701.058 63713.698 38740.075 63726.901 38766.143 C 63740.274 38792.041 63760.163 38804.990 63786.569 38804.990 C 63813.145 38804.990 63833.034 38792.041 63846.237 38766.143 C 63859.610 38740.075 63866.296 38701.058 63866.296 38649.092 C 63866.296 38596.956 63859.610 38557.940 63846.237 38532.041 C 63833.034 38505.973 63813.145 38492.940 63786.569 38492.940 ZM 63786.569 38452.315 C 63829.056 38452.315 63861.472 38469.157 63883.815 38502.842 C 63906.329 38536.357 63917.585 38585.107 63917.585 38649.092 C 63917.585 38712.907 63906.329 38761.657 63883.815 38795.342 C 63861.472 38828.857 63829.056 38845.615 63786.569 38845.615 C 63744.082 38845.615 63711.582 38828.857 63689.069 38795.342 C 63666.726 38761.657 63655.554 38712.907 63655.554 38649.092 C 63655.554 38585.107 63666.726 38536.357 63689.069 38502.842 C 63711.582 38469.157 63744.082 38452.315 63786.569 38452.315 Z">
                <!-- 111 nodes -->
              </draw:path>
              <draw:path id="path6051" draw:style-name="style4" draw:layer="layout" svg:x="30.769cm" svg:y="17.905cm" svg:width="0.140cm" svg:height="0.032cm" svg:viewBox="0.0 0.0 140.000 32.000" svg:d="M 61538.759 35826.193 L 61678.759 35826.193 L 61538.759 35826.193 ">
                <!-- 3 nodes -->
              </draw:path>
              <draw:path id="text6055" draw:style-name="style1" draw:layer="layout" svg:x="31.084cm" svg:y="17.733cm" svg:width="1.739cm" svg:height="0.393cm" svg:viewBox="0.0 0.0 1739.353 393.301" svg:d="M 62298.329 35505.943 C 62271.923 35505.943 62252.034 35518.977 62238.661 35545.044 C 62225.458 35570.943 62218.857 35609.960 62218.857 35662.095 C 62218.857 35714.061 62225.458 35753.078 62238.661 35779.146 C 62252.034 35805.044 62271.923 35817.994 62298.329 35817.994 C 62324.905 35817.994 62344.794 35805.044 62357.997 35779.146 C 62371.370 35753.078 62378.056 35714.061 62378.056 35662.095 C 62378.056 35609.960 62371.370 35570.943 62357.997 35545.044 C 62344.794 35518.977 62324.905 35505.943 62298.329 35505.943 ZM 62298.329 35465.318 C 62340.816 35465.318 62373.232 35482.160 62395.575 35515.845 C 62418.088 35549.361 62429.345 35598.111 62429.345 35662.095 C 62429.345 35725.910 62418.088 35774.660 62395.575 35808.345 C 62373.232 35841.861 62340.816 35858.619 62298.329 35858.619 C 62255.842 35858.619 62223.342 35841.861 62200.829 35808.345 C 62178.486 35774.660 62167.314 35725.910 62167.314 35662.095 C 62167.314 35598.111 62178.486 35549.361 62200.829 35515.845 C 62223.342 35482.160 62255.842 35465.318 62298.329 35465.318 ZM 62519.362 35786.763 L 62572.936 35786.763 L 62572.936 35851.255 L 62519.362 35851.255 L 62519.362 35786.763 ZM 62794.409 35505.943 C 62768.003 35505.943 62748.114 35518.977 62734.741 35545.044 C 62721.538 35570.943 62714.937 35609.960 62714.937 35662.095 C 62714.937 35714.061 62721.538 35753.078 62734.741 35779.146 C 62748.114 35805.044 62768.003 35817.994 62794.409 35817.994 C 62820.985 35817.994 62840.874 35805.044 62854.077 35779.146 C 62867.450 35753.078 62874.136 35714.061 62874.136 35662.095 C 62874.136 35609.960 62867.450 35570.943 62854.077 35545.044 C 62840.874 35518.977 62820.985 35505.943 62794.409 35505.943 ZM 62794.409 35465.318 C 62836.896 35465.318 62869.312 35482.160 62891.655 35515.845 C 62914.168 35549.361 62925.425 35598.111 62925.425 35662.095 C 62925.425 35725.910 62914.168 35774.660 62891.655 35808.345 C 62869.312 35841.861 62836.896 35858.619 62794.409 35858.619 C 62751.922 35858.619 62719.422 35841.861 62696.909 35808.345 C 62674.566 35774.660 62663.394 35725.910 62663.394 35662.095 C 62663.394 35598.111 62674.566 35549.361 62696.909 35515.845 C 62719.422 35482.160 62751.922 35465.318 62794.409 35465.318 ZM 63059.622 35808.091 L 63238.625 35808.091 L 63238.625 35851.255 L 62997.922 35851.255 L 62997.922 35808.091 C 63017.388 35787.948 63043.879 35760.949 63077.395 35727.095 C 63111.080 35693.072 63132.239 35671.151 63140.872 35661.333 C 63157.291 35642.883 63168.717 35627.310 63175.149 35614.615 C 63181.750 35601.750 63185.051 35589.139 63185.051 35576.783 C 63185.051 35556.639 63177.942 35540.220 63163.723 35527.525 C 63149.674 35514.829 63131.308 35508.482 63108.625 35508.482 C 63092.545 35508.482 63075.533 35511.275 63057.590 35516.861 C 63039.817 35522.447 63020.774 35530.910 63000.461 35542.251 L 63000.461 35490.454 C 63021.112 35482.160 63040.409 35475.897 63058.352 35471.665 C 63076.295 35467.434 63092.714 35465.318 63107.610 35465.318 C 63146.881 35465.318 63178.196 35475.135 63201.555 35494.771 C 63224.915 35514.406 63236.594 35540.643 63236.594 35573.482 C 63236.594 35589.055 63233.632 35603.866 63227.707 35617.915 C 63221.952 35631.796 63211.373 35648.215 63195.969 35667.173 C 63191.737 35672.082 63178.280 35686.301 63155.598 35709.829 C 63132.916 35733.189 63100.924 35765.943 63059.622 35808.091 ZM 63501.552 35646.861 C 63526.097 35652.108 63545.224 35663.026 63558.935 35679.615 C 63572.815 35696.203 63579.756 35716.685 63579.756 35741.060 C 63579.756 35778.469 63566.891 35807.414 63541.162 35827.896 C 63515.433 35848.378 63478.870 35858.619 63431.474 35858.619 C 63415.563 35858.619 63399.144 35857.010 63382.217 35853.794 C 63365.459 35850.747 63348.108 35846.093 63330.166 35839.829 L 63330.166 35790.318 C 63344.384 35798.612 63359.957 35804.875 63376.884 35809.107 C 63393.812 35813.339 63411.500 35815.454 63429.951 35815.454 C 63462.112 35815.454 63486.572 35809.107 63503.330 35796.412 C 63520.257 35783.716 63528.720 35765.266 63528.720 35741.060 C 63528.720 35718.716 63520.849 35701.281 63505.107 35688.755 C 63489.534 35676.060 63467.783 35669.712 63439.853 35669.712 L 63395.674 35669.712 L 63395.674 35627.564 L 63441.884 35627.564 C 63467.106 35627.564 63486.403 35622.570 63499.775 35612.583 C 63513.148 35602.427 63519.834 35587.870 63519.834 35568.912 C 63519.834 35549.445 63512.894 35534.550 63499.013 35524.224 C 63485.302 35513.729 63465.582 35508.482 63439.853 35508.482 C 63425.804 35508.482 63410.739 35510.005 63394.658 35513.052 C 63378.577 35516.099 63360.888 35520.839 63341.592 35527.271 L 63341.592 35481.568 C 63361.058 35476.151 63379.254 35472.089 63396.181 35469.380 C 63413.278 35466.672 63429.358 35465.318 63444.424 35465.318 C 63483.356 35465.318 63514.163 35474.204 63536.845 35491.978 C 63559.528 35509.582 63570.869 35533.449 63570.869 35563.579 C 63570.869 35584.569 63564.860 35602.343 63552.842 35616.900 C 63540.823 35631.288 63523.727 35641.275 63501.552 35646.861 ZM 63677.390 35472.173 L 63878.737 35472.173 L 63878.737 35515.337 L 63724.362 35515.337 L 63724.362 35608.267 C 63731.810 35605.728 63739.258 35603.866 63746.706 35602.681 C 63754.154 35601.327 63761.602 35600.650 63769.050 35600.650 C 63811.368 35600.650 63844.883 35612.245 63869.597 35635.435 C 63894.310 35658.625 63906.667 35690.025 63906.667 35729.634 C 63906.667 35770.428 63893.972 35802.167 63868.581 35824.849 C 63843.190 35847.362 63807.390 35858.619 63761.179 35858.619 C 63745.267 35858.619 63729.017 35857.264 63712.429 35854.556 C 63696.009 35851.848 63678.998 35847.785 63661.394 35842.369 L 63661.394 35790.826 C 63676.628 35799.120 63692.370 35805.298 63708.620 35809.361 C 63724.870 35813.423 63742.051 35815.454 63760.163 35815.454 C 63789.447 35815.454 63812.637 35807.753 63829.733 35792.349 C 63846.830 35776.945 63855.378 35756.040 63855.378 35729.634 C 63855.378 35703.228 63846.830 35682.323 63829.733 35666.919 C 63812.637 35651.516 63789.447 35643.814 63760.163 35643.814 C 63746.452 35643.814 63732.741 35645.337 63719.030 35648.384 C 63705.489 35651.431 63691.608 35656.171 63677.390 35662.603 L 63677.390 35472.173 Z">
                <!-- 116 nodes -->
              </draw:path>
              <draw:path id="path6057" draw:style-name="style4" draw:layer="layout" svg:x="30.769cm" svg:y="16.412cm" svg:width="0.140cm" svg:height="0.032cm" svg:viewBox="0.0 0.0 140.000 32.000" svg:d="M 61538.759 32839.196 L 61678.759 32839.196 L 61538.759 32839.196 ">
                <!-- 3 nodes -->
              </draw:path>
              <draw:path id="text6061" draw:style-name="style1" draw:layer="layout" svg:x="31.084cm" svg:y="16.239cm" svg:width="1.750cm" svg:height="0.393cm" svg:viewBox="0.0 0.0 1750.271 393.301" svg:d="M 62298.329 32518.946 C 62271.923 32518.946 62252.034 32531.980 62238.661 32558.048 C 62225.458 32583.946 62218.857 32622.963 62218.857 32675.098 C 62218.857 32727.065 62225.458 32766.081 62238.661 32792.149 C 62252.034 32818.048 62271.923 32830.997 62298.329 32830.997 C 62324.905 32830.997 62344.794 32818.048 62357.997 32792.149 C 62371.370 32766.081 62378.056 32727.065 62378.056 32675.098 C 62378.056 32622.963 62371.370 32583.946 62357.997 32558.048 C 62344.794 32531.980 62324.905 32518.946 62298.329 32518.946 ZM 62298.329 32478.321 C 62340.816 32478.321 62373.232 32495.163 62395.575 32528.848 C 62418.088 32562.364 62429.345 32611.114 62429.345 32675.098 C 62429.345 32738.913 62418.088 32787.663 62395.575 32821.348 C 62373.232 32854.864 62340.816 32871.622 62298.329 32871.622 C 62255.842 32871.622 62223.342 32854.864 62200.829 32821.348 C 62178.486 32787.663 62167.314 32738.913 62167.314 32675.098 C 62167.314 32611.114 62178.486 32562.364 62200.829 32528.848 C 62223.342 32495.163 62255.842 32478.321 62298.329 32478.321 ZM 62519.362 32799.766 L 62572.936 32799.766 L 62572.936 32864.259 L 62519.362 32864.259 L 62519.362 32799.766 ZM 62794.409 32518.946 C 62768.003 32518.946 62748.114 32531.980 62734.741 32558.048 C 62721.538 32583.946 62714.937 32622.963 62714.937 32675.098 C 62714.937 32727.065 62721.538 32766.081 62734.741 32792.149 C 62748.114 32818.048 62768.003 32830.997 62794.409 32830.997 C 62820.985 32830.997 62840.874 32818.048 62854.077 32792.149 C 62867.450 32766.081 62874.136 32727.065 62874.136 32675.098 C 62874.136 32622.963 62867.450 32583.946 62854.077 32558.048 C 62840.874 32531.980 62820.985 32518.946 62794.409 32518.946 ZM 62794.409 32478.321 C 62836.896 32478.321 62869.312 32495.163 62891.655 32528.848 C 62914.168 32562.364 62925.425 32611.114 62925.425 32675.098 C 62925.425 32738.913 62914.168 32787.663 62891.655 32821.348 C 62869.312 32854.864 62836.896 32871.622 62794.409 32871.622 C 62751.922 32871.622 62719.422 32854.864 62696.909 32821.348 C 62674.566 32787.663 62663.394 32738.913 62663.394 32675.098 C 62663.394 32611.114 62674.566 32562.364 62696.909 32528.848 C 62719.422 32495.163 62751.922 32478.321 62794.409 32478.321 ZM 63059.622 32821.094 L 63238.625 32821.094 L 63238.625 32864.259 L 62997.922 32864.259 L 62997.922 32821.094 C 63017.388 32800.951 63043.879 32773.953 63077.395 32740.098 C 63111.080 32706.075 63132.239 32684.154 63140.872 32674.337 C 63157.291 32655.886 63168.717 32640.313 63175.149 32627.618 C 63181.750 32614.753 63185.051 32602.143 63185.051 32589.786 C 63185.051 32569.643 63177.942 32553.223 63163.723 32540.528 C 63149.674 32527.833 63131.308 32521.485 63108.625 32521.485 C 63092.545 32521.485 63075.533 32524.278 63057.590 32529.864 C 63039.817 32535.450 63020.774 32543.913 63000.461 32555.255 L 63000.461 32503.458 C 63021.112 32495.163 63040.409 32488.900 63058.352 32484.669 C 63076.295 32480.437 63092.714 32478.321 63107.610 32478.321 C 63146.881 32478.321 63178.196 32488.139 63201.555 32507.774 C 63224.915 32527.410 63236.594 32553.647 63236.594 32586.485 C 63236.594 32602.058 63233.632 32616.869 63227.707 32630.919 C 63221.952 32644.799 63211.373 32661.218 63195.969 32680.177 C 63191.737 32685.085 63178.280 32699.304 63155.598 32722.833 C 63132.916 32746.192 63100.924 32778.946 63059.622 32821.094 ZM 63487.080 32529.864 L 63357.588 32732.227 L 63487.080 32732.227 L 63487.080 32529.864 ZM 63473.623 32485.177 L 63538.115 32485.177 L 63538.115 32732.227 L 63592.197 32732.227 L 63592.197 32774.884 L 63538.115 32774.884 L 63538.115 32864.259 L 63487.080 32864.259 L 63487.080 32774.884 L 63315.947 32774.884 L 63315.947 32725.372 L 63473.623 32485.177 ZM 63786.569 32518.946 C 63760.163 32518.946 63740.274 32531.980 63726.901 32558.048 C 63713.698 32583.946 63707.097 32622.963 63707.097 32675.098 C 63707.097 32727.065 63713.698 32766.081 63726.901 32792.149 C 63740.274 32818.048 63760.163 32830.997 63786.569 32830.997 C 63813.145 32830.997 63833.034 32818.048 63846.237 32792.149 C 63859.610 32766.081 63866.296 32727.065 63866.296 32675.098 C 63866.296 32622.963 63859.610 32583.946 63846.237 32558.048 C 63833.034 32531.980 63813.145 32518.946 63786.569 32518.946 ZM 63786.569 32478.321 C 63829.056 32478.321 63861.472 32495.163 63883.815 32528.848 C 63906.329 32562.364 63917.585 32611.114 63917.585 32675.098 C 63917.585 32738.913 63906.329 32787.663 63883.815 32821.348 C 63861.472 32854.864 63829.056 32871.622 63786.569 32871.622 C 63744.082 32871.622 63711.582 32854.864 63689.069 32821.348 C 63666.726 32787.663 63655.554 32738.913 63655.554 32675.098 C 63655.554 32611.114 63666.726 32562.364 63689.069 32528.848 C 63711.582 32495.163 63744.082 32478.321 63786.569 32478.321 Z">
                <!-- 97 nodes -->
              </draw:path>
              <draw:path id="path6063" draw:style-name="style4" draw:layer="layout" svg:x="30.769cm" svg:y="14.918cm" svg:width="0.140cm" svg:height="0.032cm" svg:viewBox="0.0 0.0 140.000 32.000" svg:d="M 61538.759 29852.199 L 61678.759 29852.199 L 61538.759 29852.199 ">
                <!-- 3 nodes -->
              </draw:path>
              <draw:path id="text6067" draw:style-name="style1" draw:layer="layout" svg:x="31.084cm" svg:y="14.746cm" svg:width="1.739cm" svg:height="0.393cm" svg:viewBox="0.0 0.0 1739.353 393.301" svg:d="M 62298.329 29531.949 C 62271.923 29531.949 62252.034 29544.982 62238.661 29571.050 C 62225.458 29596.949 62218.857 29635.965 62218.857 29688.101 C 62218.857 29740.067 62225.458 29779.084 62238.661 29805.152 C 62252.034 29831.050 62271.923 29843.999 62298.329 29843.999 C 62324.905 29843.999 62344.794 29831.050 62357.997 29805.152 C 62371.370 29779.084 62378.056 29740.067 62378.056 29688.101 C 62378.056 29635.965 62371.370 29596.949 62357.997 29571.050 C 62344.794 29544.982 62324.905 29531.949 62298.329 29531.949 ZM 62298.329 29491.324 C 62340.816 29491.324 62373.232 29508.166 62395.575 29541.851 C 62418.088 29575.366 62429.345 29624.116 62429.345 29688.101 C 62429.345 29751.916 62418.088 29800.666 62395.575 29834.351 C 62373.232 29867.866 62340.816 29884.624 62298.329 29884.624 C 62255.842 29884.624 62223.342 29867.866 62200.829 29834.351 C 62178.486 29800.666 62167.314 29751.916 62167.314 29688.101 C 62167.314 29624.116 62178.486 29575.366 62200.829 29541.851 C 62223.342 29508.166 62255.842 29491.324 62298.329 29491.324 ZM 62519.362 29812.769 L 62572.936 29812.769 L 62572.936 29877.261 L 62519.362 29877.261 L 62519.362 29812.769 ZM 62794.409 29531.949 C 62768.003 29531.949 62748.114 29544.982 62734.741 29571.050 C 62721.538 29596.949 62714.937 29635.965 62714.937 29688.101 C 62714.937 29740.067 62721.538 29779.084 62734.741 29805.152 C 62748.114 29831.050 62768.003 29843.999 62794.409 29843.999 C 62820.985 29843.999 62840.874 29831.050 62854.077 29805.152 C 62867.450 29779.084 62874.136 29740.067 62874.136 29688.101 C 62874.136 29635.965 62867.450 29596.949 62854.077 29571.050 C 62840.874 29544.982 62820.985 29531.949 62794.409 29531.949 ZM 62794.409 29491.324 C 62836.896 29491.324 62869.312 29508.166 62891.655 29541.851 C 62914.168 29575.366 62925.425 29624.116 62925.425 29688.101 C 62925.425 29751.916 62914.168 29800.666 62891.655 29834.351 C 62869.312 29867.866 62836.896 29884.624 62794.409 29884.624 C 62751.922 29884.624 62719.422 29867.866 62696.909 29834.351 C 62674.566 29800.666 62663.394 29751.916 62663.394 29688.101 C 62663.394 29624.116 62674.566 29575.366 62696.909 29541.851 C 62719.422 29508.166 62751.922 29491.324 62794.409 29491.324 ZM 63059.622 29834.097 L 63238.625 29834.097 L 63238.625 29877.261 L 62997.922 29877.261 L 62997.922 29834.097 C 63017.388 29813.954 63043.879 29786.955 63077.395 29753.101 C 63111.080 29719.077 63132.239 29697.157 63140.872 29687.339 C 63157.291 29668.889 63168.717 29653.316 63175.149 29640.620 C 63181.750 29627.756 63185.051 29615.145 63185.051 29602.788 C 63185.051 29582.645 63177.942 29566.226 63163.723 29553.531 C 63149.674 29540.835 63131.308 29534.488 63108.625 29534.488 C 63092.545 29534.488 63075.533 29537.281 63057.590 29542.866 C 63039.817 29548.452 63020.774 29556.916 63000.461 29568.257 L 63000.461 29516.460 C 63021.112 29508.166 63040.409 29501.903 63058.352 29497.671 C 63076.295 29493.439 63092.714 29491.324 63107.610 29491.324 C 63146.881 29491.324 63178.196 29501.141 63201.555 29520.777 C 63224.915 29540.412 63236.594 29566.649 63236.594 29599.488 C 63236.594 29615.060 63233.632 29629.872 63227.707 29643.921 C 63221.952 29657.801 63211.373 29674.221 63195.969 29693.179 C 63191.737 29698.088 63178.280 29712.307 63155.598 29735.835 C 63132.916 29759.195 63100.924 29791.949 63059.622 29834.097 ZM 63487.080 29542.866 L 63357.588 29745.230 L 63487.080 29745.230 L 63487.080 29542.866 ZM 63473.623 29498.179 L 63538.115 29498.179 L 63538.115 29745.230 L 63592.197 29745.230 L 63592.197 29787.886 L 63538.115 29787.886 L 63538.115 29877.261 L 63487.080 29877.261 L 63487.080 29787.886 L 63315.947 29787.886 L 63315.947 29738.374 L 63473.623 29498.179 ZM 63677.390 29498.179 L 63878.737 29498.179 L 63878.737 29541.343 L 63724.362 29541.343 L 63724.362 29634.273 C 63731.810 29631.734 63739.258 29629.872 63746.706 29628.687 C 63754.154 29627.333 63761.602 29626.656 63769.050 29626.656 C 63811.368 29626.656 63844.883 29638.251 63869.597 29661.441 C 63894.310 29684.631 63906.667 29716.031 63906.667 29755.640 C 63906.667 29796.434 63893.972 29828.172 63868.581 29850.855 C 63843.190 29873.368 63807.390 29884.624 63761.179 29884.624 C 63745.267 29884.624 63729.017 29883.270 63712.429 29880.562 C 63696.009 29877.853 63678.998 29873.791 63661.394 29868.374 L 63661.394 29816.831 C 63676.628 29825.126 63692.370 29831.304 63708.620 29835.366 C 63724.870 29839.429 63742.051 29841.460 63760.163 29841.460 C 63789.447 29841.460 63812.637 29833.758 63829.733 29818.355 C 63846.830 29802.951 63855.378 29782.046 63855.378 29755.640 C 63855.378 29729.234 63846.830 29708.329 63829.733 29692.925 C 63812.637 29677.521 63789.447 29669.820 63760.163 29669.820 C 63746.452 29669.820 63732.741 29671.343 63719.030 29674.390 C 63705.489 29677.437 63691.608 29682.176 63677.390 29688.609 L 63677.390 29498.179 Z">
                <!-- 102 nodes -->
              </draw:path>
              <draw:path id="text6071" draw:style-name="style1" draw:layer="layout" svg:x="33.129cm" svg:y="19.419cm" svg:width="0.393cm" svg:height="1.310cm" svg:viewBox="0.0 0.0 393.301 1309.854" svg:d="M 66615.028 39142.910 L 66560.946 39142.910 C 66577.027 39125.645 66589.045 39107.194 66597.001 39087.559 C 66604.956 39068.093 66608.934 39047.357 66608.934 39025.352 C 66608.934 38982.018 66595.647 38948.841 66569.071 38925.820 C 66542.665 38902.800 66504.410 38891.289 66454.305 38891.289 C 66404.371 38891.289 66366.115 38902.800 66339.540 38925.820 C 66313.134 38948.841 66299.930 38982.018 66299.930 39025.352 C 66299.930 39047.357 66303.908 39068.093 66311.864 39087.559 C 66319.820 39107.194 66331.838 39125.645 66347.919 39142.910 L 66294.345 39142.910 C 66282.157 39124.968 66273.016 39105.925 66266.923 39085.781 C 66260.829 39065.807 66257.782 39044.649 66257.782 39022.305 C 66257.782 38964.922 66275.302 38919.727 66310.341 38886.719 C 66345.549 38853.711 66393.537 38837.207 66454.305 38837.207 C 66515.243 38837.207 66563.231 38853.711 66598.270 38886.719 C 66633.479 38919.727 66651.083 38964.922 66651.083 39022.305 C 66651.083 39044.987 66648.036 39066.315 66641.942 39086.289 C 66636.018 39106.432 66627.046 39125.306 66615.028 39142.910 ZM 66442.880 39401.769 C 66439.156 39412.771 66431.200 39423.435 66419.012 39433.761 C 66406.825 39444.256 66390.067 39454.750 66368.739 39465.245 L 66265.145 39517.296 L 66265.145 39462.198 L 66362.391 39413.702 C 66387.782 39401.176 66404.624 39388.989 66412.919 39377.140 C 66421.213 39365.460 66425.360 39349.464 66425.360 39329.152 L 66425.360 39273.292 L 66265.145 39273.292 L 66265.145 39222.003 L 66644.227 39222.003 L 66644.227 39337.784 C 66644.227 39381.118 66635.171 39413.448 66617.059 39434.777 C 66598.947 39456.105 66571.610 39466.769 66535.048 39466.769 C 66511.180 39466.769 66491.376 39461.183 66475.634 39450.011 C 66459.891 39439.008 66448.973 39422.928 66442.880 39401.769 ZM 66602.079 39273.292 L 66467.509 39273.292 L 66467.509 39337.784 C 66467.509 39362.498 66473.179 39381.118 66484.520 39393.644 C 66496.031 39406.339 66512.873 39412.687 66535.048 39412.687 C 66557.222 39412.687 66573.895 39406.339 66585.067 39393.644 C 66596.408 39381.118 66602.079 39362.498 66602.079 39337.784 L 66602.079 39273.292 ZM 66602.079 39634.692 L 66459.637 39634.692 L 66459.637 39699.184 C 66459.637 39723.051 66465.816 39741.502 66478.173 39754.536 C 66490.529 39767.570 66508.134 39774.087 66530.985 39774.087 C 66553.667 39774.087 66571.187 39767.570 66583.544 39754.536 C 66595.900 39741.502 66602.079 39723.051 66602.079 39699.184 L 66602.079 39634.692 ZM 66644.227 39583.403 L 66644.227 39699.184 C 66644.227 39741.671 66634.579 39773.748 66615.282 39795.415 C 66596.154 39817.251 66568.055 39828.169 66530.985 39828.169 C 66493.576 39828.169 66465.308 39817.251 66446.180 39795.415 C 66427.053 39773.748 66417.489 39741.671 66417.489 39699.184 L 66417.489 39634.692 L 66265.145 39634.692 L 66265.145 39583.403 L 66644.227 39583.403 ZM 66631.786 40124.209 L 66581.766 40124.209 C 66591.076 40104.743 66598.016 40086.377 66602.587 40069.111 C 66607.157 40051.846 66609.442 40035.173 66609.442 40019.092 C 66609.442 39991.162 66604.025 39969.580 66593.192 39954.346 C 66582.359 39939.281 66566.955 39931.748 66546.981 39931.748 C 66530.223 39931.748 66517.528 39936.742 66508.895 39946.729 C 66500.432 39956.885 66493.576 39976.013 66488.329 40004.111 L 66481.981 40035.088 C 66474.703 40073.343 66461.838 40101.527 66443.387 40119.639 C 66425.106 40137.920 66400.562 40147.061 66369.755 40147.061 C 66333.023 40147.061 66305.178 40134.704 66286.220 40109.990 C 66267.261 40085.446 66257.782 40049.391 66257.782 40001.826 C 66257.782 39983.884 66259.813 39964.756 66263.876 39944.444 C 66267.938 39924.300 66273.947 39903.395 66281.903 39881.729 L 66334.716 39881.729 C 66323.036 39902.549 66314.234 39922.946 66308.309 39942.920 C 66302.385 39962.894 66299.423 39982.529 66299.423 40001.826 C 66299.423 40031.110 66305.178 40053.708 66316.688 40069.619 C 66328.199 40085.531 66344.618 40093.486 66365.946 40093.486 C 66384.566 40093.486 66399.123 40087.731 66409.618 40076.221 C 66420.113 40064.880 66427.984 40046.175 66433.231 40020.108 L 66439.325 39988.877 C 66446.942 39950.622 66458.876 39922.946 66475.126 39905.850 C 66491.376 39888.753 66513.973 39880.205 66542.919 39880.205 C 66576.434 39880.205 66602.841 39891.970 66622.137 39915.498 C 66641.434 39939.196 66651.083 39971.781 66651.083 40013.252 C 66651.083 40031.026 66649.475 40049.138 66646.259 40067.588 C 66643.042 40086.039 66638.218 40104.912 66631.786 40124.209 Z">
                <!-- 91 nodes -->
              </draw:path>
              <draw:path id="path6073" draw:style-name="style5" draw:layer="layout" svg:x="30.192cm" svg:y="14.445cm" svg:width="0.593cm" svg:height="11.256cm" svg:viewBox="0.0 0.0 593.200 11256.000" svg:d="M 60400.359 40130.933 L 60400.359 40087.090 L 60400.359 28950.777 L 60400.359 28906.934 L 60961.559 28906.934 L 60961.559 28950.777 L 60961.559 40087.090 L 60961.559 40130.933 L 60400.359 40130.933 Z">
                <!-- 9 nodes -->
              </draw:path>
            </draw:g>
            <!-- id="g6015" -->
          </draw:g>
          <!-- id="g5857" -->
          <draw:g id="g6192">
            <draw:path id="path6196" draw:style-name="style0" draw:layer="layout" svg:x="2.318cm" svg:y="27.560cm" svg:width="11.224cm" svg:height="11.224cm" svg:viewBox="0.0 0.0 11224.000 11224.000" svg:d="M 4635.211 66344.163 L 15859.210 66344.163 L 15859.210 55120.163 L 4635.211 55120.163 L 4635.211 66344.163 Z">
              <!-- 5 nodes -->
            </draw:path>
            <draw:g id="g6198">
              <draw:g id="g6200">
                <draw:g id="g6206">
                  <draw:frame id="image6208" draw:style-name="gr1" draw:text-style-name="P1" draw:layer="layout" svg:width="11.232cm" svg:height="11.232cm" draw:transform="matrix(99.060 0.000 0.000 99.060 20.440 242.994) translate(2.318cm, 27.552cm)">
                    <draw:image xlink:href="Pictures/image12.png" xlink:type="simple" xlink:show="embed" xlink:actuate="onLoad">
                      <text:p/>
                    </draw:image>
                  </draw:frame>
                </draw:g>
                <!-- id="g6206" -->
              </draw:g>
              <!-- id="g6200" -->
            </draw:g>
            <!-- id="g6198" -->
            <draw:g id="g6210">
              <draw:path id="path6212" draw:style-name="style4" draw:layer="layout" svg:x="3.705cm" svg:y="38.784cm" svg:width="0.032cm" svg:height="0.140cm" svg:viewBox="0.0 0.0 32.000 140.000" svg:d="M 7425.211 77568.163 L 7425.211 77708.163 L 7425.211 77568.163 ">
                <!-- 3 nodes -->
              </draw:path>
              <draw:path id="text6216" draw:style-name="style1" draw:layer="layout" svg:x="3.612cm" svg:y="39.080cm" svg:width="0.226cm" svg:height="0.379cm" svg:viewBox="0.0 0.0 225.723 379.082" svg:d="M 7232.207 78495.917 L 7315.996 78495.917 L 7315.996 78206.717 L 7224.843 78224.999 L 7224.843 78178.280 L 7315.488 78159.999 L 7366.777 78159.999 L 7366.777 78495.917 L 7450.566 78495.917 L 7450.566 78539.081 L 7232.207 78539.081 L 7232.207 78495.917 Z">
                <!-- 12 nodes -->
              </draw:path>
              <draw:path id="path6218" draw:style-name="style4" draw:layer="layout" svg:x="6.511cm" svg:y="38.784cm" svg:width="0.032cm" svg:height="0.140cm" svg:viewBox="0.0 0.0 32.000 140.000" svg:d="M 13037.211 77568.163 L 13037.211 77708.163 L 13037.211 77568.163 ">
                <!-- 3 nodes -->
              </draw:path>
              <draw:path id="text6222" draw:style-name="style1" draw:layer="layout" svg:x="6.399cm" svg:y="39.073cm" svg:width="0.241cm" svg:height="0.386cm" svg:viewBox="0.0 0.0 240.703 385.937" svg:d="M 12860.457 78489.061 L 13039.461 78489.061 L 13039.461 78532.225 L 12798.758 78532.225 L 12798.758 78489.061 C 12818.224 78468.918 12844.715 78441.919 12878.230 78408.065 C 12911.915 78374.042 12933.074 78352.121 12941.707 78342.303 C 12958.126 78323.853 12969.552 78308.280 12975.984 78295.585 C 12982.586 78282.720 12985.887 78270.109 12985.887 78257.753 C 12985.887 78237.609 12978.777 78221.190 12964.558 78208.495 C 12950.509 78195.799 12932.143 78189.452 12909.461 78189.452 C 12893.380 78189.452 12876.368 78192.245 12858.426 78197.831 C 12840.652 78203.417 12821.609 78211.880 12801.297 78223.221 L 12801.297 78171.424 C 12821.948 78163.130 12841.245 78156.867 12859.187 78152.635 C 12877.130 78148.404 12893.549 78146.288 12908.445 78146.288 C 12947.716 78146.288 12979.031 78156.105 13002.390 78175.741 C 13025.750 78195.376 13037.429 78221.613 13037.429 78254.452 C 13037.429 78270.025 13034.467 78284.836 13028.543 78298.885 C 13022.788 78312.766 13012.208 78329.185 12996.804 78348.143 C 12992.573 78353.052 12979.116 78367.271 12956.433 78390.799 C 12933.751 78414.159 12901.759 78446.913 12860.457 78489.061 Z">
                <!-- 22 nodes -->
              </draw:path>
              <draw:path id="path6224" draw:style-name="style4" draw:layer="layout" svg:x="9.317cm" svg:y="38.784cm" svg:width="0.032cm" svg:height="0.140cm" svg:viewBox="0.0 0.0 32.000 140.000" svg:d="M 18649.210 77568.163 L 18649.210 77708.163 L 18649.210 77568.163 ">
                <!-- 3 nodes -->
              </draw:path>
              <draw:path id="text6228" draw:style-name="style1" draw:layer="layout" svg:x="9.207cm" svg:y="39.073cm" svg:width="0.250cm" svg:height="0.393cm" svg:viewBox="0.0 0.0 249.590 393.301" svg:d="M 18585.191 78327.831 C 18609.735 78333.078 18628.863 78343.996 18642.574 78360.585 C 18656.454 78377.173 18663.394 78397.655 18663.394 78422.030 C 18663.394 78459.439 18650.530 78488.384 18624.800 78508.866 C 18599.071 78529.348 18562.509 78539.588 18515.113 78539.588 C 18499.202 78539.588 18482.782 78537.980 18465.855 78534.764 C 18449.097 78531.717 18431.747 78527.062 18413.804 78520.799 L 18413.804 78471.288 C 18428.023 78479.582 18443.596 78485.845 18460.523 78490.077 C 18477.450 78494.309 18495.139 78496.424 18513.590 78496.424 C 18545.751 78496.424 18570.211 78490.077 18586.968 78477.381 C 18603.896 78464.686 18612.359 78446.236 18612.359 78422.030 C 18612.359 78399.686 18604.488 78382.251 18588.746 78369.725 C 18573.173 78357.030 18551.422 78350.682 18523.492 78350.682 L 18479.312 78350.682 L 18479.312 78308.534 L 18525.523 78308.534 C 18550.744 78308.534 18570.041 78303.540 18583.414 78293.553 C 18596.786 78283.397 18603.472 78268.840 18603.472 78249.881 C 18603.472 78230.415 18596.532 78215.519 18582.652 78205.194 C 18568.941 78194.699 18549.221 78189.452 18523.492 78189.452 C 18509.442 78189.452 18494.377 78190.975 18478.297 78194.022 C 18462.216 78197.069 18444.527 78201.809 18425.230 78208.241 L 18425.230 78162.538 C 18444.696 78157.121 18462.893 78153.059 18479.820 78150.350 C 18496.916 78147.642 18512.997 78146.288 18528.062 78146.288 C 18566.994 78146.288 18597.802 78155.174 18620.484 78172.948 C 18643.166 78190.552 18654.507 78214.419 18654.507 78244.549 C 18654.507 78265.539 18648.498 78283.312 18636.480 78297.870 C 18624.462 78312.258 18607.366 78322.245 18585.191 78327.831 Z">
                <!-- 30 nodes -->
              </draw:path>
              <draw:path id="path6230" draw:style-name="style4" draw:layer="layout" svg:x="12.123cm" svg:y="38.784cm" svg:width="0.032cm" svg:height="0.140cm" svg:viewBox="0.0 0.0 32.000 140.000" svg:d="M 24261.210 77568.163 L 24261.210 77708.163 L 24261.210 77568.163 ">
                <!-- 3 nodes -->
              </draw:path>
              <draw:path id="text6234" draw:style-name="style1" draw:layer="layout" svg:x="11.999cm" svg:y="39.080cm" svg:width="0.276cm" svg:height="0.379cm" svg:viewBox="0.0 0.0 276.250 379.082" svg:d="M 24168.500 78204.686 L 24039.007 78407.049 L 24168.500 78407.049 L 24168.500 78204.686 ZM 24155.043 78159.999 L 24219.535 78159.999 L 24219.535 78407.049 L 24273.617 78407.049 L 24273.617 78449.706 L 24219.535 78449.706 L 24219.535 78539.081 L 24168.500 78539.081 L 24168.500 78449.706 L 23997.367 78449.706 L 23997.367 78400.194 L 24155.043 78159.999 Z">
                <!-- 16 nodes -->
              </draw:path>
              <draw:path id="path6240" draw:style-name="style4" draw:layer="layout" svg:x="2.178cm" svg:y="37.365cm" svg:width="0.140cm" svg:height="0.032cm" svg:viewBox="0.0 0.0 140.000 32.000" svg:d="M 4495.211 74746.163 L 4355.211 74746.163 L 4495.211 74746.163 ">
                <!-- 3 nodes -->
              </draw:path>
              <draw:path id="text6244" draw:style-name="style1" draw:layer="layout" svg:x="1.764cm" svg:y="37.199cm" svg:width="0.226cm" svg:height="0.379cm" svg:viewBox="0.0 0.0 225.723 379.082" svg:d="M 3535.582 74734.917 L 3619.371 74734.917 L 3619.371 74445.717 L 3528.219 74463.999 L 3528.219 74417.280 L 3618.863 74398.999 L 3670.152 74398.999 L 3670.152 74734.917 L 3753.941 74734.917 L 3753.941 74778.081 L 3535.582 74778.081 L 3535.582 74734.917 Z">
                <!-- 12 nodes -->
              </draw:path>
              <draw:path id="path6246" draw:style-name="style4" draw:layer="layout" svg:x="2.178cm" svg:y="34.559cm" svg:width="0.140cm" svg:height="0.032cm" svg:viewBox="0.0 0.0 140.000 32.000" svg:d="M 4495.211 69134.163 L 4355.211 69134.163 L 4495.211 69134.163 ">
                <!-- 3 nodes -->
              </draw:path>
              <draw:path id="text6250" draw:style-name="style1" draw:layer="layout" svg:x="1.745cm" svg:y="34.387cm" svg:width="0.241cm" svg:height="0.386cm" svg:viewBox="0.0 0.0 240.703 385.937" svg:d="M 3551.832 69116.061 L 3730.836 69116.061 L 3730.836 69159.225 L 3490.133 69159.225 L 3490.133 69116.061 C 3509.599 69095.918 3536.090 69068.919 3569.605 69035.065 C 3603.290 69001.042 3624.449 68979.121 3633.082 68969.304 C 3649.501 68950.853 3660.927 68935.280 3667.359 68922.585 C 3673.961 68909.720 3677.262 68897.110 3677.262 68884.753 C 3677.262 68864.610 3670.152 68848.190 3655.933 68835.495 C 3641.884 68822.800 3623.518 68816.452 3600.836 68816.452 C 3584.755 68816.452 3567.743 68819.245 3549.801 68824.831 C 3532.027 68830.417 3512.984 68838.880 3492.672 68850.221 L 3492.672 68798.425 C 3513.323 68790.130 3532.620 68783.867 3550.562 68779.636 C 3568.505 68775.404 3584.924 68773.288 3599.820 68773.288 C 3639.091 68773.288 3670.406 68783.106 3693.765 68802.741 C 3717.125 68822.376 3728.805 68848.613 3728.805 68881.452 C 3728.805 68897.025 3725.842 68911.836 3719.918 68925.886 C 3714.163 68939.766 3703.583 68956.185 3688.180 68975.143 C 3683.948 68980.052 3670.491 68994.271 3647.808 69017.800 C 3625.126 69041.159 3593.134 69073.913 3551.832 69116.061 Z">
                <!-- 22 nodes -->
              </draw:path>
              <draw:path id="path6252" draw:style-name="style4" draw:layer="layout" svg:x="2.178cm" svg:y="31.753cm" svg:width="0.140cm" svg:height="0.032cm" svg:viewBox="0.0 0.0 140.000 32.000" svg:d="M 4495.211 63522.163 L 4355.211 63522.163 L 4495.211 63522.163 ">
                <!-- 3 nodes -->
              </draw:path>
              <draw:path id="text6256" draw:style-name="style1" draw:layer="layout" svg:x="1.747cm" svg:y="31.581cm" svg:width="0.250cm" svg:height="0.393cm" svg:viewBox="0.0 0.0 249.590 393.301" svg:d="M 3664.566 63342.831 C 3689.110 63348.078 3708.238 63358.996 3721.949 63375.585 C 3735.829 63392.173 3742.769 63412.655 3742.769 63437.030 C 3742.769 63474.439 3729.905 63503.384 3704.176 63523.866 C 3678.446 63544.348 3641.884 63554.589 3594.488 63554.589 C 3578.577 63554.589 3562.157 63552.981 3545.230 63549.765 C 3528.472 63546.718 3511.122 63542.063 3493.180 63535.800 L 3493.180 63486.288 C 3507.398 63494.582 3522.971 63500.845 3539.898 63505.077 C 3556.825 63509.309 3574.514 63511.425 3592.965 63511.425 C 3625.126 63511.425 3649.586 63505.077 3666.344 63492.382 C 3683.271 63479.686 3691.734 63461.236 3691.734 63437.030 C 3691.734 63414.686 3683.863 63397.252 3668.121 63384.726 C 3652.548 63372.030 3630.797 63365.683 3602.867 63365.683 L 3558.687 63365.683 L 3558.687 63323.534 L 3604.898 63323.534 C 3630.120 63323.534 3649.416 63318.541 3662.789 63308.554 C 3676.161 63298.397 3682.847 63283.840 3682.847 63264.882 C 3682.847 63245.416 3675.907 63230.520 3662.027 63220.194 C 3648.316 63209.699 3628.596 63204.452 3602.867 63204.452 C 3588.818 63204.452 3573.752 63205.976 3557.672 63209.022 C 3541.591 63212.069 3523.902 63216.809 3504.605 63223.241 L 3504.605 63177.538 C 3524.071 63172.121 3542.268 63168.059 3559.195 63165.351 C 3576.291 63162.642 3592.372 63161.288 3607.437 63161.288 C 3646.370 63161.288 3677.177 63170.175 3699.859 63187.948 C 3722.541 63205.552 3733.883 63229.420 3733.883 63259.550 C 3733.883 63280.539 3727.874 63298.313 3715.855 63312.870 C 3703.837 63327.258 3686.741 63337.245 3664.566 63342.831 Z">
                <!-- 30 nodes -->
              </draw:path>
              <draw:path id="path6258" draw:style-name="style4" draw:layer="layout" svg:x="2.178cm" svg:y="28.947cm" svg:width="0.140cm" svg:height="0.032cm" svg:viewBox="0.0 0.0 140.000 32.000" svg:d="M 4495.211 57910.163 L 4355.211 57910.163 L 4495.211 57910.163 ">
                <!-- 3 nodes -->
              </draw:path>
              <draw:path id="text6262" draw:style-name="style1" draw:layer="layout" svg:x="1.732cm" svg:y="28.781cm" svg:width="0.276cm" svg:height="0.379cm" svg:viewBox="0.0 0.0 276.250 379.082" svg:d="M 3635.875 57607.687 L 3506.383 57810.050 L 3635.875 57810.050 L 3635.875 57607.687 ZM 3622.418 57562.999 L 3686.910 57562.999 L 3686.910 57810.050 L 3740.992 57810.050 L 3740.992 57852.706 L 3686.910 57852.706 L 3686.910 57942.081 L 3635.875 57942.081 L 3635.875 57852.706 L 3464.742 57852.706 L 3464.742 57803.194 L 3622.418 57562.999 Z">
                <!-- 16 nodes -->
              </draw:path>
              <draw:path id="text6266" draw:style-name="style1" draw:layer="layout" svg:x="1.044cm" svg:y="29.523cm" svg:width="0.503cm" svg:height="7.262cm" svg:viewBox="0.0 0.0 503.242 7261.731" svg:d="M 2103.551 66308.487 L 2103.551 66239.424 L 2420.680 66071.338 L 2103.551 66071.338 L 2103.551 66021.573 L 2482.633 66021.573 L 2482.633 66090.635 L 2165.504 66258.721 L 2482.633 66258.721 L 2482.633 66308.487 L 2103.551 66308.487 ZM 2370.406 65926.382 L 2198.258 65926.382 L 2198.258 65879.663 L 2368.629 65879.663 C 2395.543 65879.663 2415.771 65874.416 2429.312 65863.921 C 2442.685 65853.426 2449.371 65837.684 2449.371 65816.695 C 2449.371 65791.473 2441.331 65771.584 2425.250 65757.027 C 2409.169 65742.300 2387.249 65734.937 2359.488 65734.937 L 2198.258 65734.937 L 2198.258 65688.218 L 2482.633 65688.218 L 2482.633 65734.937 L 2438.961 65734.937 C 2456.226 65746.278 2469.091 65759.481 2477.555 65774.546 C 2485.849 65789.442 2489.996 65806.792 2489.996 65826.597 C 2489.996 65859.266 2479.840 65884.064 2459.527 65900.992 C 2439.215 65917.919 2409.508 65926.382 2370.406 65926.382 ZM 2191.402 65808.824 ZM 2252.848 65370.472 C 2231.858 65358.792 2216.370 65344.827 2206.383 65328.577 C 2196.396 65312.327 2191.402 65293.200 2191.402 65271.194 C 2191.402 65241.572 2201.812 65218.720 2222.633 65202.640 C 2243.284 65186.559 2272.737 65178.519 2310.992 65178.519 L 2482.633 65178.519 L 2482.633 65225.491 L 2312.515 65225.491 C 2285.263 65225.491 2265.035 65230.316 2251.832 65239.964 C 2238.629 65249.612 2232.027 65264.339 2232.027 65284.144 C 2232.027 65308.349 2240.068 65327.477 2256.148 65341.526 C 2272.229 65355.576 2294.150 65362.601 2321.910 65362.601 L 2482.633 65362.601 L 2482.633 65409.573 L 2312.515 65409.573 C 2285.094 65409.573 2264.866 65414.398 2251.832 65424.046 C 2238.629 65433.694 2232.027 65448.590 2232.027 65468.733 C 2232.027 65492.601 2240.152 65511.559 2256.402 65525.608 C 2272.483 65539.658 2294.319 65546.683 2321.910 65546.683 L 2482.633 65546.683 L 2482.633 65593.655 L 2198.258 65593.655 L 2198.258 65546.683 L 2242.437 65546.683 C 2225.002 65536.019 2212.138 65523.239 2203.844 65508.343 C 2195.549 65493.447 2191.402 65475.758 2191.402 65455.276 C 2191.402 65434.625 2196.650 65417.106 2207.144 65402.718 C 2217.639 65388.161 2232.874 65377.412 2252.848 65370.472 ZM 2340.699 64881.257 C 2306.337 64881.257 2279.423 64888.367 2259.957 64902.585 C 2240.321 64916.635 2230.504 64936.016 2230.504 64960.730 C 2230.504 64985.444 2240.321 65004.910 2259.957 65019.128 C 2279.423 65033.178 2306.337 65040.203 2340.699 65040.203 C 2375.061 65040.203 2402.060 65033.178 2421.695 65019.128 C 2441.161 65004.910 2450.894 64985.444 2450.894 64960.730 C 2450.894 64936.016 2441.161 64916.635 2421.695 64902.585 C 2402.060 64888.367 2375.061 64881.257 2340.699 64881.257 ZM 2241.422 65040.203 C 2224.495 65030.385 2211.969 65018.028 2203.844 65003.132 C 2195.549 64988.067 2191.402 64970.125 2191.402 64949.304 C 2191.402 64914.773 2205.113 64886.759 2232.535 64865.261 C 2259.957 64843.595 2296.012 64832.761 2340.699 64832.761 C 2385.387 64832.761 2421.441 64843.595 2448.863 64865.261 C 2476.285 64886.759 2489.996 64914.773 2489.996 64949.304 C 2489.996 64970.125 2485.933 64988.067 2477.808 65003.132 C 2469.514 65018.028 2456.903 65030.385 2439.976 65040.203 L 2482.633 65040.203 L 2482.633 65087.175 L 2087.555 65087.175 L 2087.555 65040.203 L 2241.422 65040.203 ZM 2328.765 64511.956 L 2351.617 64511.956 L 2351.617 64726.761 C 2383.778 64724.729 2408.323 64715.081 2425.250 64697.815 C 2442.008 64680.380 2450.387 64656.175 2450.387 64625.198 C 2450.387 64607.255 2448.186 64589.905 2443.785 64573.147 C 2439.384 64556.220 2432.782 64539.462 2423.980 64522.874 L 2468.160 64522.874 C 2475.269 64539.632 2480.686 64556.813 2484.410 64574.417 C 2488.134 64592.021 2489.996 64609.879 2489.996 64627.991 C 2489.996 64673.356 2476.793 64709.326 2450.387 64735.901 C 2423.980 64762.307 2388.264 64775.511 2343.238 64775.511 C 2296.689 64775.511 2259.788 64762.984 2232.535 64737.932 C 2205.113 64712.711 2191.402 64678.772 2191.402 64636.116 C 2191.402 64597.861 2203.759 64567.646 2228.473 64545.471 C 2253.017 64523.128 2286.448 64511.956 2328.765 64511.956 ZM 2315.055 64558.675 C 2289.495 64559.013 2269.098 64566.207 2253.863 64580.257 C 2238.629 64594.137 2231.012 64612.587 2231.012 64635.608 C 2231.012 64661.676 2238.375 64682.581 2253.101 64698.323 C 2267.828 64713.896 2288.564 64722.867 2315.308 64725.237 L 2315.055 64558.675 ZM 2241.930 64270.613 C 2238.883 64275.860 2236.682 64281.616 2235.328 64287.879 C 2233.805 64293.972 2233.043 64300.743 2233.043 64308.191 C 2233.043 64334.597 2241.676 64354.910 2258.941 64369.129 C 2276.038 64383.178 2300.667 64390.203 2332.828 64390.203 L 2482.633 64390.203 L 2482.633 64437.175 L 2198.258 64437.175 L 2198.258 64390.203 L 2242.437 64390.203 C 2225.172 64380.385 2212.392 64367.605 2204.098 64351.863 C 2195.634 64336.121 2191.402 64316.993 2191.402 64294.480 C 2191.402 64291.264 2191.656 64287.709 2192.164 64283.816 C 2192.502 64279.923 2193.095 64275.606 2193.941 64270.867 L 2241.930 64270.613 ZM 2231.012 63946.123 C 2231.012 63971.175 2240.829 63990.980 2260.465 64005.537 C 2279.931 64020.094 2306.676 64027.373 2340.699 64027.373 C 2374.722 64027.373 2401.552 64020.179 2421.187 64005.791 C 2440.653 63991.233 2450.387 63971.344 2450.387 63946.123 C 2450.387 63921.240 2440.569 63901.520 2420.933 63886.963 C 2401.298 63872.405 2374.553 63865.127 2340.699 63865.127 C 2307.014 63865.127 2280.354 63872.405 2260.719 63886.963 C 2240.914 63901.520 2231.012 63921.240 2231.012 63946.123 ZM 2191.402 63946.123 C 2191.402 63905.498 2204.605 63873.590 2231.012 63850.400 C 2257.418 63827.210 2293.980 63815.615 2340.699 63815.615 C 2387.249 63815.615 2423.811 63827.210 2450.387 63850.400 C 2476.793 63873.590 2489.996 63905.498 2489.996 63946.123 C 2489.996 63986.917 2476.793 64018.909 2450.387 64042.099 C 2423.811 64065.120 2387.249 64076.631 2340.699 64076.631 C 2293.980 64076.631 2257.418 64065.120 2231.012 64042.099 C 2204.605 64018.909 2191.402 63986.917 2191.402 63946.123 ZM 2087.555 63594.113 L 2126.402 63594.113 L 2126.402 63638.801 C 2126.402 63655.559 2129.788 63667.238 2136.558 63673.840 C 2143.329 63680.272 2155.517 63683.488 2173.121 63683.488 L 2198.258 63683.488 L 2198.258 63606.555 L 2234.566 63606.555 L 2234.566 63683.488 L 2482.633 63683.488 L 2482.633 63730.461 L 2234.566 63730.461 L 2234.566 63775.148 L 2198.258 63775.148 L 2198.258 63730.461 L 2178.453 63730.461 C 2146.799 63730.461 2123.778 63723.098 2109.390 63708.371 C 2094.833 63693.645 2087.555 63670.285 2087.555 63638.293 L 2087.555 63594.113 ZM 2087.555 63389.678 L 2087.555 63342.959 L 2482.633 63342.959 L 2482.633 63389.678 L 2087.555 63389.678 ZM 2328.765 63001.876 L 2351.617 63001.876 L 2351.617 63216.680 C 2383.778 63214.649 2408.323 63205.001 2425.250 63187.735 C 2442.008 63170.300 2450.387 63146.095 2450.387 63115.118 C 2450.387 63097.175 2448.186 63079.825 2443.785 63063.067 C 2439.384 63046.140 2432.782 63029.382 2423.980 63012.794 L 2468.160 63012.794 C 2475.269 63029.552 2480.686 63046.733 2484.410 63064.337 C 2488.134 63081.941 2489.996 63099.799 2489.996 63117.911 C 2489.996 63163.276 2476.793 63199.246 2450.387 63225.821 C 2423.980 63252.227 2388.264 63265.430 2343.238 63265.430 C 2296.689 63265.430 2259.788 63252.904 2232.535 63227.852 C 2205.113 63202.631 2191.402 63168.692 2191.402 63126.036 C 2191.402 63087.781 2203.759 63057.566 2228.473 63035.391 C 2253.017 63013.048 2286.448 63001.876 2328.765 63001.876 ZM 2315.055 63048.595 C 2289.495 63048.933 2269.098 63056.127 2253.863 63070.177 C 2238.629 63084.057 2231.012 63102.507 2231.012 63125.528 C 2231.012 63151.596 2238.375 63172.501 2253.101 63188.243 C 2267.828 63203.816 2288.564 63212.787 2315.308 63215.157 L 2315.055 63048.595 ZM 2198.258 62958.834 L 2198.258 62909.322 L 2436.930 62820.455 L 2198.258 62731.588 L 2198.258 62682.076 L 2482.633 62788.717 L 2482.633 62852.193 L 2198.258 62958.834 ZM 2328.765 62374.236 L 2351.617 62374.236 L 2351.617 62589.041 C 2383.778 62587.009 2408.323 62577.361 2425.250 62560.095 C 2442.008 62542.660 2450.387 62518.455 2450.387 62487.478 C 2450.387 62469.535 2448.186 62452.185 2443.785 62435.427 C 2439.384 62418.500 2432.782 62401.743 2423.980 62385.154 L 2468.160 62385.154 C 2475.269 62401.912 2480.686 62419.093 2484.410 62436.697 C 2488.134 62454.301 2489.996 62472.159 2489.996 62490.271 C 2489.996 62535.636 2476.793 62571.606 2450.387 62598.181 C 2423.980 62624.588 2388.264 62637.791 2343.238 62637.791 C 2296.689 62637.791 2259.788 62625.265 2232.535 62600.213 C 2205.113 62574.991 2191.402 62541.052 2191.402 62498.396 C 2191.402 62460.141 2203.759 62429.926 2228.473 62407.752 C 2253.017 62385.408 2286.448 62374.236 2328.765 62374.236 ZM 2315.055 62420.955 C 2289.495 62421.293 2269.098 62428.487 2253.863 62442.537 C 2238.629 62456.417 2231.012 62474.868 2231.012 62497.888 C 2231.012 62523.956 2238.375 62544.861 2253.101 62560.603 C 2267.828 62576.176 2288.564 62585.147 2315.308 62587.517 L 2315.055 62420.955 ZM 2087.555 62297.678 L 2087.555 62250.959 L 2482.633 62250.959 L 2482.633 62297.678 L 2087.555 62297.678 ZM 2206.637 61971.829 L 2250.816 61971.829 C 2244.045 61985.032 2238.967 61998.743 2235.582 62012.962 C 2232.196 62027.181 2230.504 62041.907 2230.504 62057.142 C 2230.504 62080.332 2234.058 62097.767 2241.168 62109.446 C 2248.277 62120.957 2258.941 62126.712 2273.160 62126.712 C 2283.993 62126.712 2292.542 62122.565 2298.805 62114.271 C 2304.898 62105.976 2310.738 62089.303 2316.324 62064.251 L 2319.879 62048.255 C 2326.988 62015.078 2337.060 61991.549 2350.094 61977.669 C 2362.958 61963.619 2380.986 61956.595 2404.176 61956.595 C 2430.582 61956.595 2451.487 61967.090 2466.890 61988.079 C 2482.294 62008.899 2489.996 62037.591 2489.996 62074.153 C 2489.996 62089.388 2488.472 62105.299 2485.426 62121.888 C 2482.548 62138.307 2478.147 62155.657 2472.222 62173.938 L 2423.980 62173.938 C 2432.952 62156.673 2439.722 62139.661 2444.293 62122.903 C 2448.694 62106.146 2450.894 62089.557 2450.894 62073.138 C 2450.894 62051.132 2447.170 62034.205 2439.722 62022.356 C 2432.105 62010.507 2421.441 62004.583 2407.730 62004.583 C 2395.035 62004.583 2385.302 62008.899 2378.531 62017.532 C 2371.760 62025.996 2365.243 62044.700 2358.980 62073.646 L 2355.172 62089.896 C 2349.078 62118.841 2339.768 62139.746 2327.242 62152.610 C 2314.547 62165.475 2297.196 62171.907 2275.191 62171.907 C 2248.446 62171.907 2227.795 62162.428 2213.238 62143.470 C 2198.681 62124.511 2191.402 62097.597 2191.402 62062.728 C 2191.402 62045.462 2192.672 62029.212 2195.211 62013.978 C 2197.750 61998.743 2201.558 61984.694 2206.637 61971.829 ZM 2231.012 61606.643 C 2231.012 61631.695 2240.829 61651.499 2260.465 61666.057 C 2279.931 61680.614 2306.676 61687.893 2340.699 61687.893 C 2374.722 61687.893 2401.552 61680.699 2421.187 61666.311 C 2440.653 61651.753 2450.387 61631.864 2450.387 61606.643 C 2450.387 61581.760 2440.569 61562.040 2420.933 61547.483 C 2401.298 61532.925 2374.553 61525.647 2340.699 61525.647 C 2307.014 61525.647 2280.354 61532.925 2260.719 61547.483 C 2240.914 61562.040 2231.012 61581.760 2231.012 61606.643 ZM 2191.402 61606.643 C 2191.402 61566.018 2204.605 61534.110 2231.012 61510.920 C 2257.418 61487.730 2293.980 61476.135 2340.699 61476.135 C 2387.249 61476.135 2423.811 61487.730 2450.387 61510.920 C 2476.793 61534.110 2489.996 61566.018 2489.996 61606.643 C 2489.996 61647.437 2476.793 61679.429 2450.387 61702.619 C 2423.811 61725.640 2387.249 61737.150 2340.699 61737.150 C 2293.980 61737.150 2257.418 61725.640 2231.012 61702.619 C 2204.605 61679.429 2191.402 61647.437 2191.402 61606.643 ZM 2087.555 61254.633 L 2126.402 61254.633 L 2126.402 61299.321 C 2126.402 61316.079 2129.788 61327.758 2136.558 61334.360 C 2143.329 61340.792 2155.517 61344.008 2173.121 61344.008 L 2198.258 61344.008 L 2198.258 61267.075 L 2234.566 61267.075 L 2234.566 61344.008 L 2482.633 61344.008 L 2482.633 61390.981 L 2234.566 61390.981 L 2234.566 61435.669 L 2198.258 61435.669 L 2198.258 61390.981 L 2178.453 61390.981 C 2146.799 61390.981 2123.778 61383.618 2109.390 61368.891 C 2094.833 61354.165 2087.555 61330.805 2087.555 61298.813 L 2087.555 61254.633 ZM 2339.683 60920.960 C 2339.683 60958.707 2344.000 60984.860 2352.633 60999.417 C 2361.265 61013.974 2375.992 61021.253 2396.812 61021.253 C 2413.401 61021.253 2426.604 61015.836 2436.422 61005.003 C 2446.070 60994.000 2450.894 60979.105 2450.894 60960.315 C 2450.894 60934.417 2441.754 60913.681 2423.472 60898.108 C 2405.022 60882.366 2380.562 60874.495 2350.094 60874.495 L 2339.683 60874.495 L 2339.683 60920.960 ZM 2320.387 60827.776 L 2482.633 60827.776 L 2482.633 60874.495 L 2439.469 60874.495 C 2456.734 60885.159 2469.514 60898.447 2477.808 60914.358 C 2485.933 60930.270 2489.996 60949.736 2489.996 60972.757 C 2489.996 61001.871 2481.871 61025.062 2465.621 61042.327 C 2449.202 61059.424 2427.281 61067.972 2399.859 61067.972 C 2367.867 61067.972 2343.746 61057.308 2327.496 61035.980 C 2311.246 61014.482 2303.121 60982.490 2303.121 60940.003 L 2303.121 60874.495 L 2298.551 60874.495 C 2277.053 60874.495 2260.465 60881.605 2248.785 60895.823 C 2236.936 60909.873 2231.012 60929.677 2231.012 60955.237 C 2231.012 60971.487 2232.958 60987.314 2236.851 61002.718 C 2240.745 61018.121 2246.584 61032.933 2254.371 61047.151 L 2211.207 61047.151 C 2204.605 61030.055 2199.696 61013.467 2196.480 60997.386 C 2193.095 60981.305 2191.402 60965.647 2191.402 60950.413 C 2191.402 60909.280 2202.066 60878.558 2223.394 60858.245 C 2244.723 60837.933 2277.053 60827.776 2320.387 60827.776 ZM 2310.992 60495.051 L 2482.633 60495.051 L 2482.633 60541.770 L 2312.515 60541.770 C 2285.601 60541.770 2265.458 60547.017 2252.086 60557.512 C 2238.713 60568.007 2232.027 60583.749 2232.027 60604.739 C 2232.027 60629.960 2240.068 60649.849 2256.148 60664.407 C 2272.229 60678.964 2294.150 60686.243 2321.910 60686.243 L 2482.633 60686.243 L 2482.633 60733.215 L 2198.258 60733.215 L 2198.258 60686.243 L 2242.437 60686.243 C 2225.341 60675.071 2212.561 60661.952 2204.098 60646.887 C 2195.634 60631.653 2191.402 60614.133 2191.402 60594.329 C 2191.402 60561.659 2201.558 60536.946 2221.871 60520.188 C 2242.014 60503.430 2271.721 60495.051 2310.992 60495.051 ZM 2339.683 60272.520 C 2339.683 60310.267 2344.000 60336.420 2352.633 60350.977 C 2361.265 60365.534 2375.992 60372.813 2396.812 60372.813 C 2413.401 60372.813 2426.604 60367.396 2436.422 60356.563 C 2446.070 60345.560 2450.894 60330.665 2450.894 60311.876 C 2450.894 60285.977 2441.754 60265.241 2423.472 60249.669 C 2405.022 60233.926 2380.562 60226.055 2350.094 60226.055 L 2339.683 60226.055 L 2339.683 60272.520 ZM 2320.387 60179.336 L 2482.633 60179.336 L 2482.633 60226.055 L 2439.469 60226.055 C 2456.734 60236.719 2469.514 60250.007 2477.808 60265.919 C 2485.933 60281.830 2489.996 60301.296 2489.996 60324.317 C 2489.996 60353.432 2481.871 60376.622 2465.621 60393.887 C 2449.202 60410.984 2427.281 60419.532 2399.859 60419.532 C 2367.867 60419.532 2343.746 60408.868 2327.496 60387.540 C 2311.246 60366.042 2303.121 60334.050 2303.121 60291.563 L 2303.121 60226.055 L 2298.551 60226.055 C 2277.053 60226.055 2260.465 60233.165 2248.785 60247.383 C 2236.936 60261.433 2231.012 60281.238 2231.012 60306.797 C 2231.012 60323.047 2232.958 60338.874 2236.851 60354.278 C 2240.745 60369.682 2246.584 60384.493 2254.371 60398.711 L 2211.207 60398.711 C 2204.605 60381.615 2199.696 60365.027 2196.480 60348.946 C 2193.095 60332.865 2191.402 60317.208 2191.402 60301.973 C 2191.402 60260.840 2202.066 60230.118 2223.394 60209.805 C 2244.723 60189.493 2277.053 60179.336 2320.387 60179.336 ZM 2087.555 60082.998 L 2087.555 60036.279 L 2482.633 60036.279 L 2482.633 60082.998 L 2087.555 60082.998 ZM 2231.012 59828.243 C 2231.012 59853.295 2240.829 59873.100 2260.465 59887.657 C 2279.931 59902.214 2306.676 59909.493 2340.699 59909.493 C 2374.722 59909.493 2401.552 59902.299 2421.187 59887.911 C 2440.653 59873.353 2450.387 59853.464 2450.387 59828.243 C 2450.387 59803.360 2440.569 59783.640 2420.933 59769.083 C 2401.298 59754.525 2374.553 59747.247 2340.699 59747.247 C 2307.014 59747.247 2280.354 59754.525 2260.719 59769.083 C 2240.914 59783.640 2231.012 59803.360 2231.012 59828.243 ZM 2191.402 59828.243 C 2191.402 59787.618 2204.605 59755.710 2231.012 59732.520 C 2257.418 59709.330 2293.980 59697.735 2340.699 59697.735 C 2387.249 59697.735 2423.811 59709.330 2450.387 59732.520 C 2476.793 59755.710 2489.996 59787.618 2489.996 59828.243 C 2489.996 59869.037 2476.793 59901.029 2450.387 59924.219 C 2423.811 59947.240 2387.249 59958.751 2340.699 59958.751 C 2293.980 59958.751 2257.418 59947.240 2231.012 59924.219 C 2204.605 59901.029 2191.402 59869.037 2191.402 59828.243 ZM 2337.144 59433.069 C 2303.290 59433.069 2277.053 59440.094 2258.433 59454.144 C 2239.814 59468.024 2230.504 59487.575 2230.504 59512.796 C 2230.504 59537.848 2239.814 59557.399 2258.433 59571.448 C 2277.053 59585.329 2303.290 59592.269 2337.144 59592.269 C 2370.829 59592.269 2396.982 59585.329 2415.601 59571.448 C 2434.221 59557.399 2443.531 59537.848 2443.531 59512.796 C 2443.531 59487.575 2434.221 59468.024 2415.601 59454.144 C 2396.982 59440.094 2370.829 59433.069 2337.144 59433.069 ZM 2447.340 59386.351 C 2495.751 59386.351 2531.721 59397.099 2555.250 59418.597 C 2578.948 59440.094 2590.797 59473.017 2590.797 59517.366 C 2590.797 59533.786 2589.527 59549.274 2586.988 59563.831 C 2584.618 59578.388 2580.894 59592.523 2575.816 59606.233 L 2530.367 59606.233 C 2537.815 59592.523 2543.316 59578.981 2546.871 59565.608 C 2550.426 59552.236 2552.203 59538.610 2552.203 59524.730 C 2552.203 59494.092 2544.163 59471.155 2528.082 59455.921 C 2512.170 59440.687 2488.049 59433.069 2455.719 59433.069 L 2432.613 59433.069 C 2449.371 59442.718 2461.897 59455.075 2470.191 59470.140 C 2478.486 59485.205 2482.633 59503.232 2482.633 59524.222 C 2482.633 59559.092 2469.345 59587.190 2442.769 59608.519 C 2416.194 59629.847 2380.986 59640.511 2337.144 59640.511 C 2293.134 59640.511 2257.841 59629.847 2231.265 59608.519 C 2204.690 59587.190 2191.402 59559.092 2191.402 59524.222 C 2191.402 59503.232 2195.549 59485.205 2203.844 59470.140 C 2212.138 59455.075 2224.664 59442.718 2241.422 59433.069 L 2198.258 59433.069 L 2198.258 59386.351 L 2447.340 59386.351 ZM 2509.039 59171.678 C 2542.893 59184.881 2564.983 59197.746 2575.308 59210.272 C 2585.634 59222.798 2590.797 59239.555 2590.797 59260.545 L 2590.797 59297.869 L 2551.695 59297.869 L 2551.695 59270.447 C 2551.695 59257.583 2548.648 59247.596 2542.555 59240.486 C 2536.461 59233.377 2522.073 59225.506 2499.390 59216.873 L 2478.062 59208.494 L 2198.258 59323.514 L 2198.258 59274.002 L 2420.680 59185.135 L 2198.258 59096.268 L 2198.258 59046.756 L 2509.039 59171.678 Z">
                <!-- 428 nodes -->
              </draw:path>
              <draw:path id="path6268" draw:style-name="style5" draw:layer="layout" svg:x="2.302cm" svg:y="27.544cm" svg:width="0.032cm" svg:height="11.256cm" svg:viewBox="0.0 0.0 32.000 11256.000" svg:d="M 4619.211 66328.163 L 4619.211 55104.163 L 4619.211 66328.163 ">
                <!-- 3 nodes -->
              </draw:path>
              <draw:path id="path6270" draw:style-name="style5" draw:layer="layout" svg:x="13.526cm" svg:y="27.544cm" svg:width="0.032cm" svg:height="11.256cm" svg:viewBox="0.0 0.0 32.000 11256.000" svg:d="M 27067.210 66328.163 L 27067.210 55104.163 L 27067.210 66328.163 ">
                <!-- 3 nodes -->
              </draw:path>
              <draw:path id="path6272" draw:style-name="style5" draw:layer="layout" svg:x="2.302cm" svg:y="38.768cm" svg:width="11.256cm" svg:height="0.032cm" svg:viewBox="0.0 0.0 11256.000 32.000" svg:d="M 4619.211 77552.163 L 15843.210 77552.163 L 4619.211 77552.163 ">
                <!-- 3 nodes -->
              </draw:path>
              <draw:path id="path6274" draw:style-name="style5" draw:layer="layout" svg:x="2.302cm" svg:y="27.544cm" svg:width="11.256cm" svg:height="0.032cm" svg:viewBox="0.0 0.0 11256.000 32.000" svg:d="M 4619.211 55104.163 L 15843.210 55104.163 L 4619.211 55104.163 ">
                <!-- 3 nodes -->
              </draw:path>
              <draw:path id="text6278" draw:style-name="style0" draw:layer="layout" svg:x="3.595cm" svg:y="37.145cm" svg:width="0.245cm" svg:height="0.386cm" svg:viewBox="0.0 0.0 245.273 386.445" svg:d="M 7206.816 74290.874 L 7408.164 74290.874 L 7408.164 74334.038 L 7253.789 74334.038 L 7253.789 74426.967 C 7261.237 74424.428 7268.685 74422.566 7276.133 74421.381 C 7283.580 74420.027 7291.028 74419.350 7298.476 74419.350 C 7340.794 74419.350 7374.310 74430.945 7399.023 74454.135 C 7423.737 74477.325 7436.093 74508.725 7436.093 74548.335 C 7436.093 74589.129 7423.398 74620.867 7398.008 74643.549 C 7372.617 74666.062 7336.816 74677.319 7290.605 74677.319 C 7274.694 74677.319 7258.444 74675.965 7241.855 74673.256 C 7225.436 74670.548 7208.424 74666.486 7190.820 74661.069 L 7190.820 74609.526 C 7206.054 74617.820 7221.797 74623.999 7238.047 74628.061 C 7254.297 74632.124 7271.478 74634.155 7289.590 74634.155 C 7318.873 74634.155 7342.063 74626.453 7359.160 74611.049 C 7376.256 74595.646 7384.804 74574.741 7384.804 74548.335 C 7384.804 74521.928 7376.256 74501.023 7359.160 74485.620 C 7342.063 74470.216 7318.873 74462.514 7289.590 74462.514 C 7275.879 74462.514 7262.168 74464.038 7248.457 74467.085 C 7234.915 74470.131 7221.035 74474.871 7206.816 74481.303 L 7206.816 74290.874 Z">
                <!-- 23 nodes -->
              </draw:path>
              <draw:path id="text6282" draw:style-name="style1" draw:layer="layout" svg:x="5.729cm" svg:y="37.130cm" svg:width="1.587cm" svg:height="0.463cm" svg:viewBox="0.0 0.0 1587.235 463.125" svg:d="M 11592.410 74444.487 C 11569.389 74444.487 11551.108 74452.358 11537.566 74468.100 C 11524.194 74483.842 11517.508 74505.424 11517.508 74532.846 C 11517.508 74560.099 11524.194 74581.681 11537.566 74597.592 C 11551.108 74613.335 11569.389 74621.206 11592.410 74621.206 C 11615.431 74621.206 11633.628 74613.335 11647.000 74597.592 C 11660.542 74581.681 11667.313 74560.099 11667.313 74532.846 C 11667.313 74505.424 11660.542 74483.842 11647.000 74468.100 C 11633.628 74452.358 11615.431 74444.487 11592.410 74444.487 ZM 11694.227 74283.764 L 11694.227 74330.483 C 11681.362 74324.389 11668.328 74319.734 11655.125 74316.518 C 11642.091 74313.302 11629.142 74311.694 11616.277 74311.694 C 11582.423 74311.694 11556.525 74323.120 11538.582 74345.971 C 11520.809 74368.823 11510.652 74403.354 11508.113 74449.565 C 11518.100 74434.839 11530.626 74423.582 11545.691 74415.796 C 11560.757 74407.840 11577.345 74403.862 11595.457 74403.862 C 11633.543 74403.862 11663.589 74415.457 11685.594 74438.647 C 11707.768 74461.668 11718.856 74493.068 11718.856 74532.846 C 11718.856 74571.779 11707.345 74603.009 11684.324 74626.538 C 11661.303 74650.066 11630.665 74661.831 11592.410 74661.831 C 11548.569 74661.831 11515.053 74645.073 11491.863 74611.557 C 11468.673 74577.872 11457.078 74529.122 11457.078 74465.307 C 11457.078 74405.385 11471.297 74357.651 11499.734 74322.104 C 11528.172 74286.388 11566.342 74268.530 11614.246 74268.530 C 11627.111 74268.530 11640.060 74269.799 11653.094 74272.339 C 11666.297 74274.878 11680.008 74278.686 11694.227 74283.764 ZM 12078.080 74259.897 C 12055.398 74298.829 12038.555 74337.339 12027.553 74375.424 C 12016.550 74413.510 12011.049 74452.104 12011.049 74491.206 C 12011.049 74530.307 12016.550 74569.070 12027.553 74607.495 C 12038.725 74645.750 12055.567 74684.259 12078.080 74723.022 L 12037.455 74723.022 C 12012.064 74683.243 11993.021 74644.142 11980.326 74605.717 C 11967.800 74567.293 11961.537 74529.122 11961.537 74491.206 C 11961.537 74453.458 11967.800 74415.457 11980.326 74377.202 C 11992.852 74338.947 12011.895 74299.845 12037.455 74259.897 L 12078.080 74259.897 ZM 12358.829 74328.452 L 12358.829 74469.878 L 12500.255 74469.878 L 12500.255 74513.042 L 12358.829 74513.042 L 12358.829 74654.467 L 12316.173 74654.467 L 12316.173 74513.042 L 12174.747 74513.042 L 12174.747 74469.878 L 12316.173 74469.878 L 12316.173 74328.452 L 12358.829 74328.452 ZM 12619.902 74611.303 L 12703.691 74611.303 L 12703.691 74322.104 L 12612.538 74340.385 L 12612.538 74293.667 L 12703.183 74275.385 L 12754.472 74275.385 L 12754.472 74611.303 L 12838.261 74611.303 L 12838.261 74654.467 L 12619.902 74654.467 L 12619.902 74611.303 ZM 12927.770 74259.897 L 12968.395 74259.897 C 12993.786 74299.845 13012.744 74338.947 13025.270 74377.202 C 13037.965 74415.457 13044.313 74453.458 13044.313 74491.206 C 13044.313 74529.122 13037.965 74567.293 13025.270 74605.717 C 13012.744 74644.142 12993.786 74683.243 12968.395 74723.022 L 12927.770 74723.022 C 12950.283 74684.259 12967.041 74645.750 12978.044 74607.495 C 12989.215 74569.070 12994.801 74530.307 12994.801 74491.206 C 12994.801 74452.104 12989.215 74413.510 12978.044 74375.424 C 12967.041 74337.339 12950.283 74298.829 12927.770 74259.897 Z">
                <!-- 74 nodes -->
              </draw:path>
              <draw:path id="text6286" draw:style-name="style1" draw:layer="layout" svg:x="8.531cm" svg:y="37.130cm" svg:width="1.591cm" svg:height="0.463cm" svg:viewBox="0.0 0.0 1590.790 463.125" svg:d="M 17086.343 74646.596 L 17086.343 74599.878 C 17099.207 74605.971 17112.241 74610.626 17125.444 74613.842 C 17138.648 74617.059 17151.597 74618.667 17164.292 74618.667 C 17198.146 74618.667 17223.960 74607.325 17241.733 74584.643 C 17259.676 74561.792 17269.917 74527.176 17272.456 74480.796 C 17262.638 74495.353 17250.197 74506.525 17235.132 74514.311 C 17220.067 74522.098 17203.394 74525.991 17185.112 74525.991 C 17147.196 74525.991 17117.150 74514.565 17094.976 74491.714 C 17072.970 74468.693 17061.968 74437.293 17061.968 74397.514 C 17061.968 74358.582 17073.478 74327.352 17096.499 74303.823 C 17119.520 74280.294 17150.158 74268.530 17188.413 74268.530 C 17232.254 74268.530 17265.685 74285.372 17288.706 74319.057 C 17311.896 74352.573 17323.491 74401.323 17323.491 74465.307 C 17323.491 74525.060 17309.273 74572.794 17280.835 74608.510 C 17252.567 74644.057 17214.481 74661.831 17166.577 74661.831 C 17153.713 74661.831 17140.679 74660.561 17127.476 74658.022 C 17114.273 74655.483 17100.562 74651.674 17086.343 74646.596 ZM 17188.413 74485.874 C 17211.434 74485.874 17229.631 74478.003 17243.003 74462.260 C 17256.545 74446.518 17263.316 74424.936 17263.316 74397.514 C 17263.316 74370.262 17256.545 74348.764 17243.003 74333.022 C 17229.631 74317.111 17211.434 74309.155 17188.413 74309.155 C 17165.392 74309.155 17147.111 74317.111 17133.569 74333.022 C 17120.197 74348.764 17113.511 74370.262 17113.511 74397.514 C 17113.511 74424.936 17120.197 74446.518 17133.569 74462.260 C 17147.111 74478.003 17165.392 74485.874 17188.413 74485.874 ZM 17686.524 74259.897 C 17663.842 74298.829 17647.000 74337.339 17635.997 74375.424 C 17624.994 74413.510 17619.493 74452.104 17619.493 74491.206 C 17619.493 74530.307 17624.994 74569.070 17635.997 74607.495 C 17647.169 74645.750 17664.011 74684.259 17686.524 74723.022 L 17645.899 74723.022 C 17620.509 74683.243 17601.466 74644.142 17588.771 74605.717 C 17576.244 74567.293 17569.981 74529.122 17569.981 74491.206 C 17569.981 74453.458 17576.244 74415.457 17588.771 74377.202 C 17601.297 74338.947 17620.340 74299.845 17645.899 74259.897 L 17686.524 74259.897 ZM 17967.274 74328.452 L 17967.274 74469.878 L 18108.699 74469.878 L 18108.699 74513.042 L 17967.274 74513.042 L 17967.274 74654.467 L 17924.617 74654.467 L 17924.617 74513.042 L 17783.192 74513.042 L 17783.192 74469.878 L 17924.617 74469.878 L 17924.617 74328.452 L 17967.274 74328.452 ZM 18360.377 74320.073 L 18230.885 74522.436 L 18360.377 74522.436 L 18360.377 74320.073 ZM 18346.920 74275.385 L 18411.412 74275.385 L 18411.412 74522.436 L 18465.495 74522.436 L 18465.495 74565.092 L 18411.412 74565.092 L 18411.412 74654.467 L 18360.377 74654.467 L 18360.377 74565.092 L 18189.245 74565.092 L 18189.245 74515.581 L 18346.920 74275.385 ZM 18536.215 74259.897 L 18576.840 74259.897 C 18602.230 74299.845 18621.188 74338.947 18633.715 74377.202 C 18646.410 74415.457 18652.757 74453.458 18652.757 74491.206 C 18652.757 74529.122 18646.410 74567.293 18633.715 74605.717 C 18621.188 74644.142 18602.230 74683.243 18576.840 74723.022 L 18536.215 74723.022 C 18558.728 74684.259 18575.485 74645.750 18586.488 74607.495 C 18597.660 74569.070 18603.246 74530.307 18603.246 74491.206 C 18603.246 74452.104 18597.660 74413.510 18586.488 74375.424 C 18575.485 74337.339 18558.728 74298.829 18536.215 74259.897 Z">
                <!-- 78 nodes -->
              </draw:path>
              <draw:path id="text6290" draw:style-name="style1" draw:layer="layout" svg:x="11.196cm" svg:y="37.130cm" svg:width="1.897cm" svg:height="0.463cm" svg:viewBox="0.0 0.0 1897.135 463.125" svg:d="M 22399.456 74611.303 L 22483.245 74611.303 L 22483.245 74322.104 L 22392.093 74340.385 L 22392.093 74293.667 L 22482.737 74275.385 L 22534.027 74275.385 L 22534.027 74611.303 L 22617.816 74611.303 L 22617.816 74654.467 L 22399.456 74654.467 L 22399.456 74611.303 ZM 22730.176 74611.303 L 22813.965 74611.303 L 22813.965 74322.104 L 22722.813 74340.385 L 22722.813 74293.667 L 22813.457 74275.385 L 22864.747 74275.385 L 22864.747 74611.303 L 22948.536 74611.303 L 22948.536 74654.467 L 22730.176 74654.467 L 22730.176 74611.303 ZM 23322.994 74259.897 C 23300.312 74298.829 23283.470 74337.339 23272.467 74375.424 C 23261.465 74413.510 23255.963 74452.104 23255.963 74491.206 C 23255.963 74530.307 23261.465 74569.070 23272.467 74607.495 C 23283.639 74645.750 23300.481 74684.259 23322.994 74723.022 L 23282.369 74723.022 C 23256.979 74683.243 23237.936 74644.142 23225.241 74605.717 C 23212.715 74567.293 23206.452 74529.122 23206.452 74491.206 C 23206.452 74453.458 23212.715 74415.457 23225.241 74377.202 C 23237.767 74338.947 23256.810 74299.845 23282.369 74259.897 L 23322.994 74259.897 ZM 23603.744 74328.452 L 23603.744 74469.878 L 23745.169 74469.878 L 23745.169 74513.042 L 23603.744 74513.042 L 23603.744 74654.467 L 23561.087 74654.467 L 23561.087 74513.042 L 23419.662 74513.042 L 23419.662 74469.878 L 23561.087 74469.878 L 23561.087 74328.452 L 23603.744 74328.452 ZM 23971.965 74444.487 C 23948.944 74444.487 23930.663 74452.358 23917.121 74468.100 C 23903.748 74483.842 23897.062 74505.424 23897.062 74532.846 C 23897.062 74560.099 23903.748 74581.681 23917.121 74597.592 C 23930.663 74613.335 23948.944 74621.206 23971.965 74621.206 C 23994.985 74621.206 24013.182 74613.335 24026.554 74597.592 C 24040.096 74581.681 24046.867 74560.099 24046.867 74532.846 C 24046.867 74505.424 24040.096 74483.842 24026.554 74468.100 C 24013.182 74452.358 23994.985 74444.487 23971.965 74444.487 ZM 24073.781 74283.764 L 24073.781 74330.483 C 24060.916 74324.389 24047.883 74319.734 24034.679 74316.518 C 24021.646 74313.302 24008.696 74311.694 23995.832 74311.694 C 23961.978 74311.694 23936.079 74323.120 23918.136 74345.971 C 23900.363 74368.823 23890.207 74403.354 23887.668 74449.565 C 23897.655 74434.839 23910.181 74423.582 23925.246 74415.796 C 23940.311 74407.840 23956.899 74403.862 23975.011 74403.862 C 24013.097 74403.862 24043.143 74415.457 24065.148 74438.647 C 24087.323 74461.668 24098.410 74493.068 24098.410 74532.846 C 24098.410 74571.779 24086.899 74603.009 24063.879 74626.538 C 24040.858 74650.066 24010.220 74661.831 23971.965 74661.831 C 23928.123 74661.831 23894.608 74645.073 23871.418 74611.557 C 23848.228 74577.872 23836.633 74529.122 23836.633 74465.307 C 23836.633 74405.385 23850.851 74357.651 23879.289 74322.104 C 23907.726 74286.388 23945.897 74268.530 23993.801 74268.530 C 24006.665 74268.530 24019.614 74269.799 24032.648 74272.339 C 24045.851 74274.878 24059.562 74278.686 24073.781 74283.764 ZM 24172.685 74259.897 L 24213.310 74259.897 C 24238.700 74299.845 24257.659 74338.947 24270.185 74377.202 C 24282.880 74415.457 24289.228 74453.458 24289.228 74491.206 C 24289.228 74529.122 24282.880 74567.293 24270.185 74605.717 C 24257.659 74644.142 24238.700 74683.243 24213.310 74723.022 L 24172.685 74723.022 C 24195.198 74684.259 24211.955 74645.750 24222.958 74607.495 C 24234.130 74569.070 24239.716 74530.307 24239.716 74491.206 C 24239.716 74452.104 24234.130 74413.510 24222.958 74375.424 C 24211.955 74337.339 24195.198 74298.829 24172.685 74259.897 Z">
                <!-- 86 nodes -->
              </draw:path>
              <draw:path id="text6294" draw:style-name="style0" draw:layer="layout" svg:x="3.595cm" svg:y="34.339cm" svg:width="0.245cm" svg:height="0.386cm" svg:viewBox="0.0 0.0 245.273 386.445" svg:d="M 7206.816 68678.874 L 7408.164 68678.874 L 7408.164 68722.038 L 7253.789 68722.038 L 7253.789 68814.968 C 7261.237 68812.429 7268.685 68810.567 7276.133 68809.382 C 7283.580 68808.028 7291.028 68807.351 7298.476 68807.351 C 7340.794 68807.351 7374.310 68818.946 7399.023 68842.136 C 7423.737 68865.326 7436.093 68896.726 7436.093 68936.335 C 7436.093 68977.129 7423.398 69008.868 7398.008 69031.550 C 7372.617 69054.063 7336.816 69065.319 7290.605 69065.319 C 7274.694 69065.319 7258.444 69063.965 7241.855 69061.257 C 7225.436 69058.549 7208.424 69054.486 7190.820 69049.069 L 7190.820 68997.526 C 7206.054 69005.821 7221.797 69011.999 7238.047 69016.062 C 7254.297 69020.124 7271.478 69022.155 7289.590 69022.155 C 7318.873 69022.155 7342.063 69014.453 7359.160 68999.050 C 7376.256 68983.646 7384.804 68962.741 7384.804 68936.335 C 7384.804 68909.929 7376.256 68889.024 7359.160 68873.620 C 7342.063 68858.216 7318.873 68850.515 7289.590 68850.515 C 7275.879 68850.515 7262.168 68852.038 7248.457 68855.085 C 7234.915 68858.132 7221.035 68862.871 7206.816 68869.304 L 7206.816 68678.874 Z">
                <!-- 23 nodes -->
              </draw:path>
              <draw:path id="text6298" draw:style-name="style1" draw:layer="layout" svg:x="5.725cm" svg:y="34.324cm" svg:width="1.591cm" svg:height="0.463cm" svg:viewBox="0.0 0.0 1590.790 463.125" svg:d="M 11474.344 69034.597 L 11474.344 68987.878 C 11487.208 68993.972 11500.242 68998.627 11513.445 69001.843 C 11526.648 69005.059 11539.598 69006.667 11552.293 69006.667 C 11586.147 69006.667 11611.961 68995.326 11629.734 68972.644 C 11647.677 68949.792 11657.918 68915.176 11660.457 68868.796 C 11650.639 68883.353 11638.198 68894.525 11623.133 68902.312 C 11608.068 68910.098 11591.395 68913.991 11573.113 68913.991 C 11535.197 68913.991 11505.151 68902.565 11482.977 68879.714 C 11460.971 68856.693 11449.969 68825.293 11449.969 68785.515 C 11449.969 68746.582 11461.479 68715.352 11484.500 68691.823 C 11507.521 68668.295 11538.159 68656.530 11576.414 68656.530 C 11620.255 68656.530 11653.686 68673.373 11676.707 68707.058 C 11699.897 68740.573 11711.492 68789.323 11711.492 68853.308 C 11711.492 68913.060 11697.273 68960.795 11668.836 68996.511 C 11640.568 69032.058 11602.482 69049.831 11554.578 69049.831 C 11541.714 69049.831 11528.680 69048.562 11515.477 69046.022 C 11502.273 69043.483 11488.563 69039.675 11474.344 69034.597 ZM 11576.414 68873.874 C 11599.435 68873.874 11617.632 68866.003 11631.004 68850.261 C 11644.546 68834.519 11651.316 68812.937 11651.316 68785.515 C 11651.316 68758.262 11644.546 68736.765 11631.004 68721.022 C 11617.632 68705.111 11599.435 68697.155 11576.414 68697.155 C 11553.393 68697.155 11535.112 68705.111 11521.570 68721.022 C 11508.198 68736.765 11501.512 68758.262 11501.512 68785.515 C 11501.512 68812.937 11508.198 68834.519 11521.570 68850.261 C 11535.112 68866.003 11553.393 68873.874 11576.414 68873.874 ZM 12074.525 68647.897 C 12051.843 68686.830 12035.001 68725.339 12023.998 68763.425 C 12012.995 68801.511 12007.494 68840.105 12007.494 68879.206 C 12007.494 68918.308 12012.995 68957.071 12023.998 68995.495 C 12035.170 69033.750 12052.012 69072.259 12074.525 69111.022 L 12033.900 69111.022 C 12008.510 69071.244 11989.467 69032.142 11976.771 68993.718 C 11964.245 68955.293 11957.982 68917.123 11957.982 68879.206 C 11957.982 68841.459 11964.245 68803.457 11976.771 68765.202 C 11989.297 68726.947 12008.340 68687.845 12033.900 68647.897 L 12074.525 68647.897 ZM 12355.275 68716.452 L 12355.275 68857.878 L 12496.700 68857.878 L 12496.700 68901.042 L 12355.275 68901.042 L 12355.275 69042.468 L 12312.618 69042.468 L 12312.618 68901.042 L 12171.193 68901.042 L 12171.193 68857.878 L 12312.618 68857.878 L 12312.618 68716.452 L 12355.275 68716.452 ZM 12748.378 68708.073 L 12618.886 68910.437 L 12748.378 68910.437 L 12748.378 68708.073 ZM 12734.921 68663.386 L 12799.413 68663.386 L 12799.413 68910.437 L 12853.495 68910.437 L 12853.495 68953.093 L 12799.413 68953.093 L 12799.413 69042.468 L 12748.378 69042.468 L 12748.378 68953.093 L 12577.245 68953.093 L 12577.245 68903.581 L 12734.921 68663.386 ZM 12924.215 68647.897 L 12964.840 68647.897 C 12990.231 68687.845 13009.189 68726.947 13021.715 68765.202 C 13034.411 68803.457 13040.758 68841.459 13040.758 68879.206 C 13040.758 68917.123 13034.411 68955.293 13021.715 68993.718 C 13009.189 69032.142 12990.231 69071.244 12964.840 69111.022 L 12924.215 69111.022 C 12946.728 69072.259 12963.486 69033.750 12974.489 68995.495 C 12985.661 68957.071 12991.247 68918.308 12991.247 68879.206 C 12991.247 68840.105 12985.661 68801.511 12974.489 68763.425 C 12963.486 68725.339 12946.728 68686.830 12924.215 68647.897 Z">
                <!-- 78 nodes -->
              </draw:path>
              <draw:path id="text6302" draw:style-name="style1" draw:layer="layout" svg:x="8.048cm" svg:y="34.324cm" svg:width="2.581cm" svg:height="0.463cm" svg:viewBox="0.0 0.0 2580.935 463.125" svg:d="M 16103.707 68999.304 L 16187.496 68999.304 L 16187.496 68710.105 L 16096.343 68728.386 L 16096.343 68681.667 L 16186.988 68663.386 L 16238.277 68663.386 L 16238.277 68999.304 L 16322.066 68999.304 L 16322.066 69042.468 L 16103.707 69042.468 L 16103.707 68999.304 ZM 16535.228 68697.155 C 16508.821 68697.155 16488.932 68710.189 16475.560 68736.257 C 16462.356 68762.155 16455.755 68801.172 16455.755 68853.308 C 16455.755 68905.274 16462.356 68944.291 16475.560 68970.358 C 16488.932 68996.257 16508.821 69009.206 16535.228 69009.206 C 16561.803 69009.206 16581.692 68996.257 16594.895 68970.358 C 16608.268 68944.291 16614.954 68905.274 16614.954 68853.308 C 16614.954 68801.172 16608.268 68762.155 16594.895 68736.257 C 16581.692 68710.189 16561.803 68697.155 16535.228 68697.155 ZM 16535.228 68656.530 C 16577.715 68656.530 16610.130 68673.373 16632.474 68707.058 C 16654.987 68740.573 16666.243 68789.323 16666.243 68853.308 C 16666.243 68917.123 16654.987 68965.873 16632.474 68999.558 C 16610.130 69033.073 16577.715 69049.831 16535.228 69049.831 C 16492.741 69049.831 16460.241 69033.073 16437.728 68999.558 C 16415.384 68965.873 16404.212 68917.123 16404.212 68853.308 C 16404.212 68789.323 16415.384 68740.573 16437.728 68707.058 C 16460.241 68673.373 16492.741 68656.530 16535.228 68656.530 ZM 17027.245 68647.897 C 17004.563 68686.830 16987.720 68725.339 16976.718 68763.425 C 16965.715 68801.511 16960.214 68840.105 16960.214 68879.206 C 16960.214 68918.308 16965.715 68957.071 16976.718 68995.495 C 16987.890 69033.750 17004.732 69072.259 17027.245 69111.022 L 16986.620 69111.022 C 16961.229 69071.244 16942.186 69032.142 16929.491 68993.718 C 16916.965 68955.293 16910.702 68917.123 16910.702 68879.206 C 16910.702 68841.459 16916.965 68803.457 16929.491 68765.202 C 16942.017 68726.947 16961.060 68687.845 16986.620 68647.897 L 17027.245 68647.897 ZM 17307.994 68716.452 L 17307.994 68857.878 L 17449.420 68857.878 L 17449.420 68901.042 L 17307.994 68901.042 L 17307.994 69042.468 L 17265.338 69042.468 L 17265.338 68901.042 L 17123.912 68901.042 L 17123.912 68857.878 L 17265.338 68857.878 L 17265.338 68716.452 L 17307.994 68716.452 ZM 17547.231 68663.386 L 17790.981 68663.386 L 17790.981 68685.222 L 17653.364 69042.468 L 17599.789 69042.468 L 17729.282 68706.550 L 17547.231 68706.550 L 17547.231 68663.386 ZM 18026.045 68879.206 L 18162.901 68879.206 L 18162.901 68920.847 L 18026.045 68920.847 L 18026.045 68879.206 ZM 18288.160 68999.304 L 18467.164 68999.304 L 18467.164 69042.468 L 18226.460 69042.468 L 18226.460 68999.304 C 18245.927 68979.160 18272.418 68952.162 18305.933 68918.308 C 18339.618 68884.284 18360.777 68862.364 18369.410 68852.546 C 18385.829 68834.095 18397.255 68818.522 18403.687 68805.827 C 18410.289 68792.963 18413.589 68780.352 18413.589 68767.995 C 18413.589 68747.852 18406.480 68731.433 18392.261 68718.737 C 18378.212 68706.042 18359.846 68699.694 18337.164 68699.694 C 18321.083 68699.694 18304.071 68702.487 18286.128 68708.073 C 18268.355 68713.659 18249.312 68722.123 18229.000 68733.464 L 18229.000 68681.667 C 18249.651 68673.373 18268.947 68667.110 18286.890 68662.878 C 18304.833 68658.646 18321.252 68656.530 18336.148 68656.530 C 18375.419 68656.530 18406.734 68666.348 18430.093 68685.983 C 18453.453 68705.619 18465.132 68731.856 18465.132 68764.694 C 18465.132 68780.267 18462.170 68795.078 18456.246 68809.128 C 18450.490 68823.008 18439.911 68839.427 18424.507 68858.386 C 18420.276 68863.295 18406.819 68877.513 18384.136 68901.042 C 18361.454 68924.401 18329.462 68957.155 18288.160 68999.304 ZM 18560.735 68647.897 L 18601.360 68647.897 C 18626.751 68687.845 18645.709 68726.947 18658.235 68765.202 C 18670.931 68803.457 18677.278 68841.459 18677.278 68879.206 C 18677.278 68917.123 18670.931 68955.293 18658.235 68993.718 C 18645.709 69032.142 18626.751 69071.244 18601.360 69111.022 L 18560.735 69111.022 C 18583.248 69072.259 18600.006 69033.750 18611.009 68995.495 C 18622.181 68957.071 18627.766 68918.308 18627.766 68879.206 C 18627.766 68840.105 18622.181 68801.511 18611.009 68763.425 C 18600.006 68725.339 18583.248 68686.830 18560.735 68647.897 Z">
                <!-- 100 nodes -->
              </draw:path>
              <draw:path id="text6306" draw:style-name="style1" draw:layer="layout" svg:x="11.005cm" svg:y="34.324cm" svg:width="2.265cm" svg:height="0.463cm" svg:viewBox="0.0 0.0 2264.687 463.125" svg:d="M 22010.023 68663.386 L 22253.773 68663.386 L 22253.773 68685.222 L 22116.156 69042.468 L 22062.581 69042.468 L 22192.074 68706.550 L 22010.023 68706.550 L 22010.023 68663.386 ZM 22624.677 68647.897 C 22601.995 68686.830 22585.152 68725.339 22574.150 68763.425 C 22563.147 68801.511 22557.646 68840.105 22557.646 68879.206 C 22557.646 68918.308 22563.147 68957.071 22574.150 68995.495 C 22585.322 69033.750 22602.164 69072.259 22624.677 69111.022 L 22584.052 69111.022 C 22558.661 69071.244 22539.618 69032.142 22526.923 68993.718 C 22514.397 68955.293 22508.134 68917.123 22508.134 68879.206 C 22508.134 68841.459 22514.397 68803.457 22526.923 68765.202 C 22539.449 68726.947 22558.492 68687.845 22584.052 68647.897 L 22624.677 68647.897 ZM 22905.426 68716.452 L 22905.426 68857.878 L 23046.852 68857.878 L 23046.852 68901.042 L 22905.426 68901.042 L 22905.426 69042.468 L 22862.770 69042.468 L 22862.770 68901.042 L 22721.344 68901.042 L 22721.344 68857.878 L 22862.770 68857.878 L 22862.770 68716.452 L 22905.426 68716.452 ZM 23298.530 68708.073 L 23169.038 68910.437 L 23298.530 68910.437 L 23298.530 68708.073 ZM 23285.073 68663.386 L 23349.565 68663.386 L 23349.565 68910.437 L 23403.647 68910.437 L 23403.647 68953.093 L 23349.565 68953.093 L 23349.565 69042.468 L 23298.530 69042.468 L 23298.530 68953.093 L 23127.397 68953.093 L 23127.397 68903.581 L 23285.073 68663.386 ZM 23623.477 68879.206 L 23760.333 68879.206 L 23760.333 68920.847 L 23623.477 68920.847 L 23623.477 68879.206 ZM 23885.592 68999.304 L 24064.596 68999.304 L 24064.596 69042.468 L 23823.892 69042.468 L 23823.892 68999.304 C 23843.359 68979.160 23869.849 68952.162 23903.365 68918.308 C 23937.050 68884.284 23958.209 68862.364 23966.842 68852.546 C 23983.261 68834.095 23994.687 68818.522 24001.119 68805.827 C 24007.721 68792.963 24011.021 68780.352 24011.021 68767.995 C 24011.021 68747.852 24003.912 68731.433 23989.693 68718.737 C 23975.644 68706.042 23957.278 68699.694 23934.596 68699.694 C 23918.515 68699.694 23901.503 68702.487 23883.560 68708.073 C 23865.787 68713.659 23846.744 68722.123 23826.431 68733.464 L 23826.431 68681.667 C 23847.083 68673.373 23866.379 68667.110 23884.322 68662.878 C 23902.265 68658.646 23918.684 68656.530 23933.580 68656.530 C 23972.851 68656.530 24004.166 68666.348 24027.525 68685.983 C 24050.885 68705.619 24062.564 68731.856 24062.564 68764.694 C 24062.564 68780.267 24059.602 68795.078 24053.678 68809.128 C 24047.922 68823.008 24037.343 68839.427 24021.939 68858.386 C 24017.708 68863.295 24004.251 68877.513 23981.568 68901.042 C 23958.886 68924.401 23926.894 68957.155 23885.592 68999.304 ZM 24158.167 68647.897 L 24198.792 68647.897 C 24224.183 68687.845 24243.141 68726.947 24255.667 68765.202 C 24268.362 68803.457 24274.710 68841.459 24274.710 68879.206 C 24274.710 68917.123 24268.362 68955.293 24255.667 68993.718 C 24243.141 69032.142 24224.183 69071.244 24198.792 69111.022 L 24158.167 69111.022 C 24180.680 69072.259 24197.438 69033.750 24208.441 68995.495 C 24219.612 68957.071 24225.198 68918.308 24225.198 68879.206 C 24225.198 68840.105 24219.612 68801.511 24208.441 68763.425 C 24197.438 68725.339 24180.680 68686.830 24158.167 68647.897 Z">
                <!-- 86 nodes -->
              </draw:path>
              <draw:path id="text6310" draw:style-name="style1" draw:layer="layout" svg:x="2.778cm" svg:y="31.518cm" svg:width="1.897cm" svg:height="0.463cm" svg:viewBox="0.0 0.0 1897.135 463.125" svg:d="M 5563.457 63387.304 L 5647.246 63387.304 L 5647.246 63098.105 L 5556.093 63116.386 L 5556.093 63069.667 L 5646.738 63051.386 L 5698.027 63051.386 L 5698.027 63387.304 L 5781.816 63387.304 L 5781.816 63430.468 L 5563.457 63430.468 L 5563.457 63387.304 ZM 5994.978 63085.155 C 5968.571 63085.155 5948.682 63098.189 5935.310 63124.257 C 5922.106 63150.155 5915.505 63189.172 5915.505 63241.308 C 5915.505 63293.274 5922.106 63332.291 5935.310 63358.359 C 5948.682 63384.257 5968.571 63397.206 5994.978 63397.206 C 6021.553 63397.206 6041.442 63384.257 6054.645 63358.359 C 6068.018 63332.291 6074.704 63293.274 6074.704 63241.308 C 6074.704 63189.172 6068.018 63150.155 6054.645 63124.257 C 6041.442 63098.189 6021.553 63085.155 5994.978 63085.155 ZM 5994.978 63044.530 C 6037.465 63044.530 6069.880 63061.373 6092.224 63095.058 C 6114.737 63128.573 6125.993 63177.323 6125.993 63241.308 C 6125.993 63305.123 6114.737 63353.873 6092.224 63387.558 C 6069.880 63421.073 6037.465 63437.831 5994.978 63437.831 C 5952.491 63437.831 5919.991 63421.073 5897.478 63387.558 C 5875.134 63353.873 5863.962 63305.123 5863.962 63241.308 C 5863.962 63177.323 5875.134 63128.573 5897.478 63095.058 C 5919.991 63061.373 5952.491 63044.530 5994.978 63044.530 ZM 6486.995 63035.898 C 6464.313 63074.830 6447.470 63113.339 6436.468 63151.425 C 6425.465 63189.511 6419.964 63228.105 6419.964 63267.206 C 6419.964 63306.308 6425.465 63345.071 6436.468 63383.495 C 6447.640 63421.750 6464.482 63460.260 6486.995 63499.023 L 6446.370 63499.023 C 6420.979 63459.244 6401.936 63420.142 6389.241 63381.718 C 6376.715 63343.293 6370.452 63305.123 6370.452 63267.206 C 6370.452 63229.459 6376.715 63191.457 6389.241 63153.202 C 6401.767 63114.947 6420.810 63075.846 6446.370 63035.898 L 6486.995 63035.898 ZM 6767.744 63104.452 L 6767.744 63245.878 L 6909.170 63245.878 L 6909.170 63289.042 L 6767.744 63289.042 L 6767.744 63430.468 L 6725.088 63430.468 L 6725.088 63289.042 L 6583.662 63289.042 L 6583.662 63245.878 L 6725.088 63245.878 L 6725.088 63104.452 L 6767.744 63104.452 ZM 7020.438 63051.386 L 7221.785 63051.386 L 7221.785 63094.550 L 7067.410 63094.550 L 7067.410 63187.480 C 7074.858 63184.941 7082.306 63183.079 7089.754 63181.894 C 7097.202 63180.540 7104.650 63179.862 7112.098 63179.862 C 7154.416 63179.862 7187.931 63191.457 7212.645 63214.648 C 7237.358 63237.838 7249.715 63269.237 7249.715 63308.847 C 7249.715 63349.641 7237.020 63381.379 7211.629 63404.062 C 7186.239 63426.575 7150.438 63437.831 7104.227 63437.831 C 7088.315 63437.831 7072.065 63436.477 7055.477 63433.769 C 7039.058 63431.060 7022.046 63426.998 7004.442 63421.581 L 7004.442 63370.038 C 7019.676 63378.332 7035.418 63384.511 7051.668 63388.573 C 7067.918 63392.636 7085.099 63394.667 7103.211 63394.667 C 7132.495 63394.667 7155.685 63386.965 7172.782 63371.562 C 7189.878 63356.158 7198.426 63335.253 7198.426 63308.847 C 7198.426 63282.441 7189.878 63261.536 7172.782 63246.132 C 7155.685 63230.728 7132.495 63223.027 7103.211 63223.027 C 7089.500 63223.027 7075.789 63224.550 7062.078 63227.597 C 7048.537 63230.644 7034.657 63235.383 7020.438 63241.816 L 7020.438 63051.386 ZM 7336.685 63035.898 L 7377.310 63035.898 C 7402.701 63075.846 7421.659 63114.947 7434.185 63153.202 C 7446.880 63191.457 7453.228 63229.459 7453.228 63267.206 C 7453.228 63305.123 7446.880 63343.293 7434.185 63381.718 C 7421.659 63420.142 7402.701 63459.244 7377.310 63499.023 L 7336.685 63499.023 C 7359.198 63460.260 7375.956 63421.750 7386.959 63383.495 C 7398.130 63345.071 7403.716 63306.308 7403.716 63267.206 C 7403.716 63228.105 7398.130 63189.511 7386.959 63151.425 C 7375.956 63113.339 7359.198 63074.830 7336.685 63035.898 Z">
                <!-- 88 nodes -->
              </draw:path>
              <draw:path id="text6314" draw:style-name="style1" draw:layer="layout" svg:x="5.390cm" svg:y="31.518cm" svg:width="2.267cm" svg:height="0.463cm" svg:viewBox="0.0 0.0 2267.226 463.125" svg:d="M 10796.941 63051.386 L 10998.289 63051.386 L 10998.289 63094.550 L 10843.914 63094.550 L 10843.914 63187.480 C 10851.362 63184.941 10858.810 63183.079 10866.257 63181.894 C 10873.705 63180.540 10881.153 63179.862 10888.601 63179.862 C 10930.919 63179.862 10964.435 63191.457 10989.148 63214.648 C 11013.862 63237.838 11026.218 63269.237 11026.218 63308.847 C 11026.218 63349.641 11013.523 63381.379 10988.132 63404.062 C 10962.742 63426.575 10926.941 63437.831 10880.730 63437.831 C 10864.819 63437.831 10848.569 63436.477 10831.980 63433.769 C 10815.561 63431.060 10798.549 63426.998 10780.945 63421.581 L 10780.945 63370.038 C 10796.179 63378.332 10811.922 63384.511 10828.172 63388.573 C 10844.422 63392.636 10861.603 63394.667 10879.714 63394.667 C 10908.998 63394.667 10932.188 63386.965 10949.285 63371.562 C 10966.381 63356.158 10974.929 63335.253 10974.929 63308.847 C 10974.929 63282.441 10966.381 63261.536 10949.285 63246.132 C 10932.188 63230.728 10908.998 63223.027 10879.714 63223.027 C 10866.004 63223.027 10852.293 63224.550 10838.582 63227.597 C 10825.040 63230.644 10811.160 63235.383 10796.941 63241.816 L 10796.941 63051.386 ZM 11398.138 63035.898 C 11375.456 63074.830 11358.614 63113.339 11347.611 63151.425 C 11336.608 63189.511 11331.107 63228.105 11331.107 63267.206 C 11331.107 63306.308 11336.608 63345.071 11347.611 63383.495 C 11358.783 63421.750 11375.625 63460.260 11398.138 63499.023 L 11357.513 63499.023 C 11332.123 63459.244 11313.080 63420.142 11300.384 63381.718 C 11287.858 63343.293 11281.595 63305.123 11281.595 63267.206 C 11281.595 63229.459 11287.858 63191.457 11300.384 63153.202 C 11312.910 63114.947 11331.953 63075.846 11357.513 63035.898 L 11398.138 63035.898 ZM 11678.887 63104.452 L 11678.887 63245.878 L 11820.313 63245.878 L 11820.313 63289.042 L 11678.887 63289.042 L 11678.887 63430.468 L 11636.231 63430.468 L 11636.231 63289.042 L 11494.805 63289.042 L 11494.805 63245.878 L 11636.231 63245.878 L 11636.231 63104.452 L 11678.887 63104.452 ZM 12086.464 63226.073 C 12111.008 63231.321 12130.136 63242.239 12143.847 63258.827 C 12157.727 63275.416 12164.667 63295.898 12164.667 63320.273 C 12164.667 63357.681 12151.802 63386.627 12126.073 63407.109 C 12100.344 63427.590 12063.782 63437.831 12016.386 63437.831 C 12000.474 63437.831 11984.055 63436.223 11967.128 63433.007 C 11950.370 63429.960 11933.020 63425.305 11915.077 63419.042 L 11915.077 63369.530 C 11929.296 63377.825 11944.869 63384.088 11961.796 63388.319 C 11978.723 63392.551 11996.412 63394.667 12014.862 63394.667 C 12047.024 63394.667 12071.483 63388.319 12088.241 63375.624 C 12105.168 63362.929 12113.632 63344.478 12113.632 63320.273 C 12113.632 63297.929 12105.761 63280.494 12090.019 63267.968 C 12074.446 63255.273 12052.694 63248.925 12024.765 63248.925 L 11980.585 63248.925 L 11980.585 63206.777 L 12026.796 63206.777 C 12052.017 63206.777 12071.314 63201.783 12084.686 63191.796 C 12098.059 63181.640 12104.745 63167.082 12104.745 63148.124 C 12104.745 63128.658 12097.805 63113.762 12083.925 63103.437 C 12070.214 63092.942 12050.494 63087.694 12024.765 63087.694 C 12010.715 63087.694 11995.650 63089.218 11979.569 63092.265 C 11963.489 63095.312 11945.800 63100.051 11926.503 63106.484 L 11926.503 63060.780 C 11945.969 63055.364 11964.166 63051.301 11981.093 63048.593 C 11998.189 63045.885 12014.270 63044.530 12029.335 63044.530 C 12068.267 63044.530 12099.074 63053.417 12121.757 63071.191 C 12144.439 63088.795 12155.780 63112.662 12155.780 63142.792 C 12155.780 63163.782 12149.771 63181.555 12137.753 63196.112 C 12125.735 63210.500 12108.638 63220.487 12086.464 63226.073 ZM 12396.938 63267.206 L 12533.794 63267.206 L 12533.794 63308.847 L 12396.938 63308.847 L 12396.938 63267.206 ZM 12770.264 63226.073 C 12794.808 63231.321 12813.936 63242.239 12827.647 63258.827 C 12841.527 63275.416 12848.467 63295.898 12848.467 63320.273 C 12848.467 63357.681 12835.602 63386.627 12809.873 63407.109 C 12784.144 63427.590 12747.581 63437.831 12700.186 63437.831 C 12684.274 63437.831 12667.855 63436.223 12650.928 63433.007 C 12634.170 63429.960 12616.820 63425.305 12598.877 63419.042 L 12598.877 63369.530 C 12613.096 63377.825 12628.669 63384.088 12645.596 63388.319 C 12662.523 63392.551 12680.212 63394.667 12698.662 63394.667 C 12730.824 63394.667 12755.283 63388.319 12772.041 63375.624 C 12788.968 63362.929 12797.432 63344.478 12797.432 63320.273 C 12797.432 63297.929 12789.561 63280.494 12773.818 63267.968 C 12758.246 63255.273 12736.494 63248.925 12708.565 63248.925 L 12664.385 63248.925 L 12664.385 63206.777 L 12710.596 63206.777 C 12735.817 63206.777 12755.114 63201.783 12768.486 63191.796 C 12781.859 63181.640 12788.545 63167.082 12788.545 63148.124 C 12788.545 63128.658 12781.605 63113.762 12767.725 63103.437 C 12754.014 63092.942 12734.294 63087.694 12708.565 63087.694 C 12694.515 63087.694 12679.450 63089.218 12663.369 63092.265 C 12647.289 63095.312 12629.600 63100.051 12610.303 63106.484 L 12610.303 63060.780 C 12629.769 63055.364 12647.966 63051.301 12664.893 63048.593 C 12681.989 63045.885 12698.070 63044.530 12713.135 63044.530 C 12752.067 63044.530 12782.874 63053.417 12805.557 63071.191 C 12828.239 63088.795 12839.580 63112.662 12839.580 63142.792 C 12839.580 63163.782 12833.571 63181.555 12821.553 63196.112 C 12809.535 63210.500 12792.438 63220.487 12770.264 63226.073 ZM 12931.628 63035.898 L 12972.253 63035.898 C 12997.644 63075.846 13016.602 63114.947 13029.128 63153.202 C 13041.824 63191.457 13048.171 63229.459 13048.171 63267.206 C 13048.171 63305.123 13041.824 63343.293 13029.128 63381.718 C 13016.602 63420.142 12997.644 63459.244 12972.253 63499.023 L 12931.628 63499.023 C 12954.141 63460.260 12970.899 63421.750 12981.902 63383.495 C 12993.074 63345.071 12998.660 63306.308 12998.660 63267.206 C 12998.660 63228.105 12993.074 63189.511 12981.902 63151.425 C 12970.899 63113.339 12954.141 63074.830 12931.628 63035.898 Z">
                <!-- 123 nodes -->
              </draw:path>
              <draw:path id="text6318" draw:style-name="style1" draw:layer="layout" svg:x="8.657cm" svg:y="31.518cm" svg:width="1.341cm" svg:height="0.463cm" svg:viewBox="0.0 0.0 1341.226 463.125" svg:d="M 17444.156 63085.155 C 17417.750 63085.155 17397.860 63098.189 17384.488 63124.257 C 17371.285 63150.155 17364.683 63189.172 17364.683 63241.308 C 17364.683 63293.274 17371.285 63332.291 17384.488 63358.359 C 17397.860 63384.257 17417.750 63397.206 17444.156 63397.206 C 17470.731 63397.206 17490.621 63384.257 17503.824 63358.359 C 17517.196 63332.291 17523.883 63293.274 17523.883 63241.308 C 17523.883 63189.172 17517.196 63150.155 17503.824 63124.257 C 17490.621 63098.189 17470.731 63085.155 17444.156 63085.155 ZM 17444.156 63044.530 C 17486.643 63044.530 17519.058 63061.373 17541.402 63095.058 C 17563.915 63128.573 17575.172 63177.323 17575.172 63241.308 C 17575.172 63305.123 17563.915 63353.873 17541.402 63387.558 C 17519.058 63421.073 17486.643 63437.831 17444.156 63437.831 C 17401.669 63437.831 17369.169 63421.073 17346.656 63387.558 C 17324.312 63353.873 17313.140 63305.123 17313.140 63241.308 C 17313.140 63177.323 17324.312 63128.573 17346.656 63095.058 C 17369.169 63061.373 17401.669 63044.530 17444.156 63044.530 ZM 17936.173 63035.898 C 17913.491 63074.830 17896.649 63113.339 17885.646 63151.425 C 17874.644 63189.511 17869.142 63228.105 17869.142 63267.206 C 17869.142 63306.308 17874.644 63345.071 17885.646 63383.495 C 17896.818 63421.750 17913.660 63460.260 17936.173 63499.023 L 17895.548 63499.023 C 17870.158 63459.244 17851.115 63420.142 17838.420 63381.718 C 17825.894 63343.293 17819.631 63305.123 17819.631 63267.206 C 17819.631 63229.459 17825.894 63191.457 17838.420 63153.202 C 17850.946 63114.947 17869.989 63075.846 17895.548 63035.898 L 17936.173 63035.898 ZM 18003.134 63267.206 L 18139.989 63267.206 L 18139.989 63308.847 L 18003.134 63308.847 L 18003.134 63267.206 ZM 18221.576 63051.386 L 18422.924 63051.386 L 18422.924 63094.550 L 18268.549 63094.550 L 18268.549 63187.480 C 18275.997 63184.941 18283.445 63183.079 18290.893 63181.894 C 18298.341 63180.540 18305.789 63179.862 18313.236 63179.862 C 18355.554 63179.862 18389.070 63191.457 18413.783 63214.648 C 18438.497 63237.838 18450.854 63269.237 18450.854 63308.847 C 18450.854 63349.641 18438.158 63381.379 18412.768 63404.062 C 18387.377 63426.575 18351.576 63437.831 18305.365 63437.831 C 18289.454 63437.831 18273.204 63436.477 18256.615 63433.769 C 18240.196 63431.060 18223.184 63426.998 18205.580 63421.581 L 18205.580 63370.038 C 18220.815 63378.332 18236.557 63384.511 18252.807 63388.573 C 18269.057 63392.636 18286.238 63394.667 18304.350 63394.667 C 18333.634 63394.667 18356.824 63386.965 18373.920 63371.562 C 18391.016 63356.158 18399.565 63335.253 18399.565 63308.847 C 18399.565 63282.441 18391.016 63261.536 18373.920 63246.132 C 18356.824 63230.728 18333.634 63223.027 18304.350 63223.027 C 18290.639 63223.027 18276.928 63224.550 18263.217 63227.597 C 18249.675 63230.644 18235.795 63235.383 18221.576 63241.816 L 18221.576 63051.386 ZM 18537.824 63035.898 L 18578.449 63035.898 C 18603.839 63075.846 18622.798 63114.947 18635.324 63153.202 C 18648.019 63191.457 18654.367 63229.459 18654.367 63267.206 C 18654.367 63305.123 18648.019 63343.293 18635.324 63381.718 C 18622.798 63420.142 18603.839 63459.244 18578.449 63499.023 L 18537.824 63499.023 C 18560.337 63460.260 18577.094 63421.750 18588.097 63383.495 C 18599.269 63345.071 18604.855 63306.308 18604.855 63267.206 C 18604.855 63228.105 18599.269 63189.511 18588.097 63151.425 C 18577.094 63113.339 18560.337 63074.830 18537.824 63035.898 Z">
                <!-- 68 nodes -->
              </draw:path>
              <draw:path id="text6322" draw:style-name="style1" draw:layer="layout" svg:x="11.000cm" svg:y="31.518cm" svg:width="2.269cm" svg:height="0.463cm" svg:viewBox="0.0 0.0 2269.258 463.125" svg:d="M 22062.581 63387.304 L 22241.585 63387.304 L 22241.585 63430.468 L 22000.882 63430.468 L 22000.882 63387.304 C 22020.348 63367.161 22046.839 63340.162 22080.355 63306.308 C 22114.040 63272.284 22135.199 63250.364 22143.831 63240.546 C 22160.251 63222.096 22171.676 63206.523 22178.109 63193.827 C 22184.710 63180.963 22188.011 63168.352 22188.011 63155.995 C 22188.011 63135.852 22180.902 63119.433 22166.683 63106.737 C 22152.634 63094.042 22134.268 63087.694 22111.585 63087.694 C 22095.505 63087.694 22078.493 63090.487 22060.550 63096.073 C 22042.777 63101.659 22023.734 63110.123 22003.421 63121.464 L 22003.421 63069.667 C 22024.072 63061.373 22043.369 63055.110 22061.312 63050.878 C 22079.255 63046.646 22095.674 63044.530 22110.570 63044.530 C 22149.841 63044.530 22181.156 63054.348 22204.515 63073.984 C 22227.874 63093.619 22239.554 63119.856 22239.554 63152.694 C 22239.554 63168.267 22236.592 63183.079 22230.667 63197.128 C 22224.912 63211.008 22214.333 63227.428 22198.929 63246.386 C 22194.697 63251.295 22181.240 63265.513 22158.558 63289.042 C 22135.876 63312.402 22103.884 63345.155 22062.581 63387.304 ZM 22620.107 63035.898 C 22597.424 63074.830 22580.582 63113.339 22569.579 63151.425 C 22558.577 63189.511 22553.076 63228.105 22553.076 63267.206 C 22553.076 63306.308 22558.577 63345.071 22569.579 63383.495 C 22580.751 63421.750 22597.594 63460.260 22620.107 63499.023 L 22579.482 63499.023 C 22554.091 63459.244 22535.048 63420.142 22522.353 63381.718 C 22509.827 63343.293 22503.564 63305.123 22503.564 63267.206 C 22503.564 63229.459 22509.827 63191.457 22522.353 63153.202 C 22534.879 63114.947 22553.922 63075.846 22579.482 63035.898 L 22620.107 63035.898 ZM 22900.856 63104.452 L 22900.856 63245.878 L 23042.282 63245.878 L 23042.282 63289.042 L 22900.856 63289.042 L 22900.856 63430.468 L 22858.200 63430.468 L 22858.200 63289.042 L 22716.774 63289.042 L 22716.774 63245.878 L 22858.200 63245.878 L 22858.200 63104.452 L 22900.856 63104.452 ZM 23161.928 63387.304 L 23245.717 63387.304 L 23245.717 63098.105 L 23154.565 63116.386 L 23154.565 63069.667 L 23245.210 63051.386 L 23296.499 63051.386 L 23296.499 63387.304 L 23380.288 63387.304 L 23380.288 63430.468 L 23161.928 63430.468 L 23161.928 63387.304 ZM 23618.907 63267.206 L 23755.762 63267.206 L 23755.762 63308.847 L 23618.907 63308.847 L 23618.907 63267.206 ZM 23977.760 63096.073 L 23848.267 63298.437 L 23977.760 63298.437 L 23977.760 63096.073 ZM 23964.303 63051.386 L 24028.795 63051.386 L 24028.795 63298.437 L 24082.877 63298.437 L 24082.877 63341.093 L 24028.795 63341.093 L 24028.795 63430.468 L 23977.760 63430.468 L 23977.760 63341.093 L 23806.627 63341.093 L 23806.627 63291.581 L 23964.303 63051.386 ZM 24153.597 63035.898 L 24194.222 63035.898 C 24219.612 63075.846 24238.571 63114.947 24251.097 63153.202 C 24263.792 63191.457 24270.140 63229.459 24270.140 63267.206 C 24270.140 63305.123 24263.792 63343.293 24251.097 63381.718 C 24238.571 63420.142 24219.612 63459.244 24194.222 63499.023 L 24153.597 63499.023 C 24176.110 63460.260 24192.868 63421.750 24203.870 63383.495 C 24215.042 63345.071 24220.628 63306.308 24220.628 63267.206 C 24220.628 63228.105 24215.042 63189.511 24203.870 63151.425 C 24192.868 63113.339 24176.110 63074.830 24153.597 63035.898 Z">
                <!-- 90 nodes -->
              </draw:path>
              <draw:path id="text6326" draw:style-name="style1" draw:layer="layout" svg:x="3.045cm" svg:y="28.712cm" svg:width="1.341cm" svg:height="0.463cm" svg:viewBox="0.0 0.0 1341.226 463.125" svg:d="M 6220.156 57473.156 C 6193.750 57473.156 6173.860 57486.189 6160.488 57512.257 C 6147.285 57538.156 6140.683 57577.172 6140.683 57629.308 C 6140.683 57681.274 6147.285 57720.291 6160.488 57746.359 C 6173.860 57772.257 6193.750 57785.206 6220.156 57785.206 C 6246.731 57785.206 6266.621 57772.257 6279.824 57746.359 C 6293.196 57720.291 6299.883 57681.274 6299.883 57629.308 C 6299.883 57577.172 6293.196 57538.156 6279.824 57512.257 C 6266.621 57486.189 6246.731 57473.156 6220.156 57473.156 ZM 6220.156 57432.531 C 6262.643 57432.531 6295.058 57449.373 6317.402 57483.058 C 6339.915 57516.574 6351.172 57565.324 6351.172 57629.308 C 6351.172 57693.123 6339.915 57741.873 6317.402 57775.558 C 6295.058 57809.074 6262.643 57825.831 6220.156 57825.831 C 6177.669 57825.831 6145.169 57809.074 6122.656 57775.558 C 6100.312 57741.873 6089.140 57693.123 6089.140 57629.308 C 6089.140 57565.324 6100.312 57516.574 6122.656 57483.058 C 6145.169 57449.373 6177.669 57432.531 6220.156 57432.531 ZM 6712.173 57423.898 C 6689.491 57462.830 6672.649 57501.339 6661.646 57539.425 C 6650.644 57577.511 6645.142 57616.105 6645.142 57655.206 C 6645.142 57694.308 6650.644 57733.071 6661.646 57771.495 C 6672.818 57809.751 6689.660 57848.260 6712.173 57887.023 L 6671.548 57887.023 C 6646.158 57847.244 6627.115 57808.143 6614.420 57769.718 C 6601.894 57731.294 6595.631 57693.123 6595.631 57655.206 C 6595.631 57617.459 6601.894 57579.458 6614.420 57541.202 C 6626.946 57502.947 6645.989 57463.846 6671.548 57423.898 L 6712.173 57423.898 ZM 6779.134 57655.206 L 6915.989 57655.206 L 6915.989 57696.847 L 6779.134 57696.847 L 6779.134 57655.206 ZM 6997.576 57439.386 L 7198.924 57439.386 L 7198.924 57482.550 L 7044.549 57482.550 L 7044.549 57575.480 C 7051.997 57572.941 7059.445 57571.079 7066.893 57569.894 C 7074.341 57568.540 7081.789 57567.863 7089.236 57567.863 C 7131.554 57567.863 7165.070 57579.458 7189.783 57602.648 C 7214.497 57625.838 7226.854 57657.238 7226.854 57696.847 C 7226.854 57737.641 7214.158 57769.379 7188.768 57792.062 C 7163.377 57814.575 7127.576 57825.831 7081.365 57825.831 C 7065.454 57825.831 7049.204 57824.477 7032.615 57821.769 C 7016.196 57819.060 6999.184 57814.998 6981.580 57809.581 L 6981.580 57758.038 C 6996.815 57766.333 7012.557 57772.511 7028.807 57776.574 C 7045.057 57780.636 7062.238 57782.667 7080.350 57782.667 C 7109.634 57782.667 7132.824 57774.965 7149.920 57759.562 C 7167.016 57744.158 7175.565 57723.253 7175.565 57696.847 C 7175.565 57670.441 7167.016 57649.536 7149.920 57634.132 C 7132.824 57618.728 7109.634 57611.027 7080.350 57611.027 C 7066.639 57611.027 7052.928 57612.550 7039.217 57615.597 C 7025.675 57618.644 7011.795 57623.383 6997.576 57629.816 L 6997.576 57439.386 ZM 7313.824 57423.898 L 7354.449 57423.898 C 7379.839 57463.846 7398.798 57502.947 7411.324 57541.202 C 7424.019 57579.458 7430.367 57617.459 7430.367 57655.206 C 7430.367 57693.123 7424.019 57731.294 7411.324 57769.718 C 7398.798 57808.143 7379.839 57847.244 7354.449 57887.023 L 7313.824 57887.023 C 7336.337 57848.260 7353.094 57809.751 7364.097 57771.495 C 7375.269 57733.071 7380.855 57694.308 7380.855 57655.206 C 7380.855 57616.105 7375.269 57577.511 7364.097 57539.425 C 7353.094 57501.339 7336.337 57462.830 7313.824 57423.898 Z">
                <!-- 68 nodes -->
              </draw:path>
              <draw:path id="text6330" draw:style-name="style1" draw:layer="layout" svg:x="5.851cm" svg:y="28.712cm" svg:width="1.341cm" svg:height="0.463cm" svg:viewBox="0.0 0.0 1341.226 463.125" svg:d="M 11832.156 57473.156 C 11805.750 57473.156 11785.861 57486.189 11772.488 57512.257 C 11759.285 57538.156 11752.683 57577.172 11752.683 57629.308 C 11752.683 57681.274 11759.285 57720.291 11772.488 57746.359 C 11785.861 57772.257 11805.750 57785.206 11832.156 57785.206 C 11858.732 57785.206 11878.621 57772.257 11891.824 57746.359 C 11905.196 57720.291 11911.883 57681.274 11911.883 57629.308 C 11911.883 57577.172 11905.196 57538.156 11891.824 57512.257 C 11878.621 57486.189 11858.732 57473.156 11832.156 57473.156 ZM 11832.156 57432.531 C 11874.643 57432.531 11907.058 57449.373 11929.402 57483.058 C 11951.915 57516.574 11963.172 57565.324 11963.172 57629.308 C 11963.172 57693.123 11951.915 57741.873 11929.402 57775.558 C 11907.058 57809.074 11874.643 57825.831 11832.156 57825.831 C 11789.669 57825.831 11757.169 57809.074 11734.656 57775.558 C 11712.312 57741.873 11701.140 57693.123 11701.140 57629.308 C 11701.140 57565.324 11712.312 57516.574 11734.656 57483.058 C 11757.169 57449.373 11789.669 57432.531 11832.156 57432.531 ZM 12324.174 57423.898 C 12301.491 57462.830 12284.649 57501.339 12273.646 57539.425 C 12262.644 57577.511 12257.142 57616.105 12257.142 57655.206 C 12257.142 57694.308 12262.644 57733.071 12273.646 57771.495 C 12284.818 57809.751 12301.661 57848.260 12324.174 57887.023 L 12283.549 57887.023 C 12258.158 57847.244 12239.115 57808.143 12226.420 57769.718 C 12213.894 57731.294 12207.631 57693.123 12207.631 57655.206 C 12207.631 57617.459 12213.894 57579.458 12226.420 57541.202 C 12238.946 57502.947 12257.989 57463.846 12283.549 57423.898 L 12324.174 57423.898 ZM 12391.134 57655.206 L 12527.989 57655.206 L 12527.989 57696.847 L 12391.134 57696.847 L 12391.134 57655.206 ZM 12609.576 57439.386 L 12810.924 57439.386 L 12810.924 57482.550 L 12656.549 57482.550 L 12656.549 57575.480 C 12663.997 57572.941 12671.445 57571.079 12678.893 57569.894 C 12686.341 57568.540 12693.789 57567.863 12701.237 57567.863 C 12743.554 57567.863 12777.070 57579.458 12801.783 57602.648 C 12826.497 57625.838 12838.854 57657.238 12838.854 57696.847 C 12838.854 57737.641 12826.158 57769.379 12800.768 57792.062 C 12775.377 57814.575 12739.576 57825.831 12693.365 57825.831 C 12677.454 57825.831 12661.204 57824.477 12644.615 57821.769 C 12628.196 57819.060 12611.184 57814.998 12593.580 57809.581 L 12593.580 57758.038 C 12608.815 57766.333 12624.557 57772.511 12640.807 57776.574 C 12657.057 57780.636 12674.238 57782.667 12692.350 57782.667 C 12721.634 57782.667 12744.824 57774.965 12761.920 57759.562 C 12779.017 57744.158 12787.565 57723.253 12787.565 57696.847 C 12787.565 57670.441 12779.017 57649.536 12761.920 57634.132 C 12744.824 57618.728 12721.634 57611.027 12692.350 57611.027 C 12678.639 57611.027 12664.928 57612.550 12651.217 57615.597 C 12637.675 57618.644 12623.795 57623.383 12609.576 57629.816 L 12609.576 57439.386 ZM 12925.824 57423.898 L 12966.449 57423.898 C 12991.839 57463.846 13010.798 57502.947 13023.324 57541.202 C 13036.019 57579.458 13042.367 57617.459 13042.367 57655.206 C 13042.367 57693.123 13036.019 57731.294 13023.324 57769.718 C 13010.798 57808.143 12991.839 57847.244 12966.449 57887.023 L 12925.824 57887.023 C 12948.337 57848.260 12965.095 57809.751 12976.097 57771.495 C 12987.269 57733.071 12992.855 57694.308 12992.855 57655.206 C 12992.855 57616.105 12987.269 57577.511 12976.097 57539.425 C 12965.095 57501.339 12948.337 57462.830 12925.824 57423.898 Z">
                <!-- 68 nodes -->
              </draw:path>
              <draw:path id="text6334" draw:style-name="style1" draw:layer="layout" svg:x="8.679cm" svg:y="28.712cm" svg:width="1.318cm" svg:height="0.463cm" svg:viewBox="0.0 0.0 1318.375 463.125" svg:d="M 17366.207 57775.304 L 17449.996 57775.304 L 17449.996 57486.105 L 17358.843 57504.386 L 17358.843 57457.667 L 17449.488 57439.386 L 17500.777 57439.386 L 17500.777 57775.304 L 17584.566 57775.304 L 17584.566 57818.468 L 17366.207 57818.468 L 17366.207 57775.304 ZM 17959.025 57423.898 C 17936.343 57462.830 17919.500 57501.339 17908.498 57539.425 C 17897.495 57577.511 17891.994 57616.105 17891.994 57655.206 C 17891.994 57694.308 17897.495 57733.071 17908.498 57771.495 C 17919.670 57809.751 17936.512 57848.260 17959.025 57887.023 L 17918.400 57887.023 C 17893.009 57847.244 17873.966 57808.143 17861.271 57769.718 C 17848.745 57731.294 17842.482 57693.123 17842.482 57655.206 C 17842.482 57617.459 17848.745 57579.458 17861.271 57541.202 C 17873.797 57502.947 17892.840 57463.846 17918.400 57423.898 L 17959.025 57423.898 ZM 18025.985 57655.206 L 18162.841 57655.206 L 18162.841 57696.847 L 18025.985 57696.847 L 18025.985 57655.206 ZM 18384.838 57484.074 L 18255.346 57686.437 L 18384.838 57686.437 L 18384.838 57484.074 ZM 18371.381 57439.386 L 18435.873 57439.386 L 18435.873 57686.437 L 18489.955 57686.437 L 18489.955 57729.093 L 18435.873 57729.093 L 18435.873 57818.468 L 18384.838 57818.468 L 18384.838 57729.093 L 18213.705 57729.093 L 18213.705 57679.581 L 18371.381 57439.386 ZM 18560.675 57423.898 L 18601.300 57423.898 C 18626.691 57463.846 18645.649 57502.947 18658.175 57541.202 C 18670.870 57579.458 18677.218 57617.459 18677.218 57655.206 C 18677.218 57693.123 18670.870 57731.294 18658.175 57769.718 C 18645.649 57808.143 18626.691 57847.244 18601.300 57887.023 L 18560.675 57887.023 C 18583.188 57848.260 18599.946 57809.751 18610.949 57771.495 C 18622.120 57733.071 18627.706 57694.308 18627.706 57655.206 C 18627.706 57616.105 18622.120 57577.511 18610.949 57539.425 C 18599.946 57501.339 18583.188 57462.830 18560.675 57423.898 Z">
                <!-- 55 nodes -->
              </draw:path>
              <draw:path id="text6338" draw:style-name="style1" draw:layer="layout" svg:x="11.463cm" svg:y="28.712cm" svg:width="1.341cm" svg:height="0.463cm" svg:viewBox="0.0 0.0 1341.226 463.125" svg:d="M 23056.156 57473.156 C 23029.750 57473.156 23009.860 57486.189 22996.488 57512.257 C 22983.285 57538.156 22976.683 57577.172 22976.683 57629.308 C 22976.683 57681.274 22983.285 57720.291 22996.488 57746.359 C 23009.860 57772.257 23029.750 57785.206 23056.156 57785.206 C 23082.731 57785.206 23102.621 57772.257 23115.824 57746.359 C 23129.196 57720.291 23135.882 57681.274 23135.882 57629.308 C 23135.882 57577.172 23129.196 57538.156 23115.824 57512.257 C 23102.621 57486.189 23082.731 57473.156 23056.156 57473.156 ZM 23056.156 57432.531 C 23098.643 57432.531 23131.058 57449.373 23153.402 57483.058 C 23175.915 57516.574 23187.171 57565.324 23187.171 57629.308 C 23187.171 57693.123 23175.915 57741.873 23153.402 57775.558 C 23131.058 57809.074 23098.643 57825.831 23056.156 57825.831 C 23013.669 57825.831 22981.169 57809.074 22958.656 57775.558 C 22936.312 57741.873 22925.140 57693.123 22925.140 57629.308 C 22925.140 57565.324 22936.312 57516.574 22958.656 57483.058 C 22981.169 57449.373 23013.669 57432.531 23056.156 57432.531 ZM 23548.173 57423.898 C 23525.491 57462.830 23508.649 57501.339 23497.646 57539.425 C 23486.643 57577.511 23481.142 57616.105 23481.142 57655.206 C 23481.142 57694.308 23486.643 57733.071 23497.646 57771.495 C 23508.818 57809.751 23525.660 57848.260 23548.173 57887.023 L 23507.548 57887.023 C 23482.158 57847.244 23463.115 57808.143 23450.419 57769.718 C 23437.893 57731.294 23431.630 57693.123 23431.630 57655.206 C 23431.630 57617.459 23437.893 57579.458 23450.419 57541.202 C 23462.945 57502.947 23481.988 57463.846 23507.548 57423.898 L 23548.173 57423.898 ZM 23615.133 57655.206 L 23751.989 57655.206 L 23751.989 57696.847 L 23615.133 57696.847 L 23615.133 57655.206 ZM 23833.576 57439.386 L 24034.924 57439.386 L 24034.924 57482.550 L 23880.549 57482.550 L 23880.549 57575.480 C 23887.997 57572.941 23895.445 57571.079 23902.893 57569.894 C 23910.340 57568.540 23917.788 57567.863 23925.236 57567.863 C 23967.554 57567.863 24001.070 57579.458 24025.783 57602.648 C 24050.497 57625.838 24062.854 57657.238 24062.854 57696.847 C 24062.854 57737.641 24050.158 57769.379 24024.768 57792.062 C 23999.377 57814.575 23963.576 57825.831 23917.365 57825.831 C 23901.454 57825.831 23885.204 57824.477 23868.615 57821.769 C 23852.196 57819.060 23835.184 57814.998 23817.580 57809.581 L 23817.580 57758.038 C 23832.814 57766.333 23848.557 57772.511 23864.807 57776.574 C 23881.057 57780.636 23898.238 57782.667 23916.350 57782.667 C 23945.633 57782.667 23968.824 57774.965 23985.920 57759.562 C 24003.016 57744.158 24011.564 57723.253 24011.564 57696.847 C 24011.564 57670.441 24003.016 57649.536 23985.920 57634.132 C 23968.824 57618.728 23945.633 57611.027 23916.350 57611.027 C 23902.639 57611.027 23888.928 57612.550 23875.217 57615.597 C 23861.675 57618.644 23847.795 57623.383 23833.576 57629.816 L 23833.576 57439.386 ZM 24149.823 57423.898 L 24190.448 57423.898 C 24215.839 57463.846 24234.797 57502.947 24247.323 57541.202 C 24260.019 57579.458 24266.366 57617.459 24266.366 57655.206 C 24266.366 57693.123 24260.019 57731.294 24247.323 57769.718 C 24234.797 57808.143 24215.839 57847.244 24190.448 57887.023 L 24149.823 57887.023 C 24172.337 57848.260 24189.094 57809.751 24200.097 57771.495 C 24211.269 57733.071 24216.855 57694.308 24216.855 57655.206 C 24216.855 57616.105 24211.269 57577.511 24200.097 57539.425 C 24189.094 57501.339 24172.337 57462.830 24149.823 57423.898 Z">
                <!-- 68 nodes -->
              </draw:path>
            </draw:g>
            <!-- id="g6210" -->
            <draw:g id="g6340">
              <draw:g id="g6342">
                <draw:path id="path6348" draw:style-name="style6" draw:layer="layout" svg:x="14.323cm" svg:y="27.560cm" svg:width="0.562cm" svg:height="11.224cm" svg:viewBox="0.0 0.0 561.600 11224.400" svg:d="M 28646.316 66343.963 L 28646.316 66300.119 L 28646.316 55163.807 L 28646.316 55119.963 L 29207.516 55119.963 L 29207.516 55163.807 L 29207.516 66300.119 L 29207.516 66343.963 L 28646.316 66343.963 Z">
                  <!-- 9 nodes -->
                </draw:path>
              </draw:g>
              <!-- id="g6342" -->
            </draw:g>
            <!-- id="g6340" -->
            <draw:g id="g6350">
              <draw:g id="g6352">
                <draw:frame id="image6354" draw:style-name="gr1" draw:text-style-name="P1" draw:layer="layout" svg:width="11.203cm" svg:height="0.576cm" draw:transform="matrix(5.080 0.000 0.000 98.806 126.204 243.192) translate(14.310cm, 27.574cm)">
                  <draw:image xlink:href="Pictures/image8.png" xlink:type="simple" xlink:show="embed" xlink:actuate="onLoad">
                    <text:p/>
                  </draw:image>
                </draw:frame>
              </draw:g>
              <!-- id="g6352" -->
              <draw:path id="path6356" draw:style-name="style4" draw:layer="layout" svg:x="14.884cm" svg:y="37.944cm" svg:width="0.140cm" svg:height="0.032cm" svg:viewBox="0.0 0.0 140.000 32.000" svg:d="M 29768.916 75904.003 L 29908.916 75904.003 L 29768.916 75904.003 ">
                <!-- 3 nodes -->
              </draw:path>
              <draw:path id="text6360" draw:style-name="style1" draw:layer="layout" svg:x="15.199cm" svg:y="37.772cm" svg:width="1.752cm" svg:height="0.393cm" svg:viewBox="0.0 0.0 1752.049 393.301" svg:d="M 30528.486 75583.753 C 30502.080 75583.753 30482.191 75596.787 30468.818 75622.855 C 30455.615 75648.753 30449.013 75687.770 30449.013 75739.906 C 30449.013 75791.872 30455.615 75830.889 30468.818 75856.957 C 30482.191 75882.855 30502.080 75895.804 30528.486 75895.804 C 30555.062 75895.804 30574.951 75882.855 30588.154 75856.957 C 30601.526 75830.889 30608.213 75791.872 30608.213 75739.906 C 30608.213 75687.770 30601.526 75648.753 30588.154 75622.855 C 30574.951 75596.787 30555.062 75583.753 30528.486 75583.753 ZM 30528.486 75543.128 C 30570.973 75543.128 30603.388 75559.971 30625.732 75593.656 C 30648.245 75627.171 30659.502 75675.921 30659.502 75739.906 C 30659.502 75803.721 30648.245 75852.471 30625.732 75886.156 C 30603.388 75919.671 30570.973 75936.429 30528.486 75936.429 C 30485.999 75936.429 30453.499 75919.671 30430.986 75886.156 C 30408.642 75852.471 30397.470 75803.721 30397.470 75739.906 C 30397.470 75675.921 30408.642 75627.171 30430.986 75593.656 C 30453.499 75559.971 30485.999 75543.128 30528.486 75543.128 ZM 30749.519 75864.574 L 30803.093 75864.574 L 30803.093 75929.066 L 30749.519 75929.066 L 30749.519 75864.574 ZM 31024.566 75583.753 C 30998.160 75583.753 30978.271 75596.787 30964.898 75622.855 C 30951.695 75648.753 30945.093 75687.770 30945.093 75739.906 C 30945.093 75791.872 30951.695 75830.889 30964.898 75856.957 C 30978.271 75882.855 30998.160 75895.804 31024.566 75895.804 C 31051.142 75895.804 31071.031 75882.855 31084.234 75856.957 C 31097.606 75830.889 31104.293 75791.872 31104.293 75739.906 C 31104.293 75687.770 31097.606 75648.753 31084.234 75622.855 C 31071.031 75596.787 31051.142 75583.753 31024.566 75583.753 ZM 31024.566 75543.128 C 31067.053 75543.128 31099.468 75559.971 31121.812 75593.656 C 31144.325 75627.171 31155.582 75675.921 31155.582 75739.906 C 31155.582 75803.721 31144.325 75852.471 31121.812 75886.156 C 31099.468 75919.671 31067.053 75936.429 31024.566 75936.429 C 30982.079 75936.429 30949.579 75919.671 30927.066 75886.156 C 30904.722 75852.471 30893.550 75803.721 30893.550 75739.906 C 30893.550 75675.921 30904.722 75627.171 30927.066 75593.656 C 30949.579 75559.971 30982.079 75543.128 31024.566 75543.128 ZM 31254.485 75885.902 L 31338.274 75885.902 L 31338.274 75596.703 L 31247.122 75614.984 L 31247.122 75568.265 L 31337.767 75549.984 L 31389.056 75549.984 L 31389.056 75885.902 L 31472.845 75885.902 L 31472.845 75929.066 L 31254.485 75929.066 L 31254.485 75885.902 ZM 31585.205 75885.902 L 31668.994 75885.902 L 31668.994 75596.703 L 31577.842 75614.984 L 31577.842 75568.265 L 31668.487 75549.984 L 31719.776 75549.984 L 31719.776 75885.902 L 31803.565 75885.902 L 31803.565 75929.066 L 31585.205 75929.066 L 31585.205 75885.902 ZM 32023.074 75719.086 C 32000.053 75719.086 31981.772 75726.957 31968.230 75742.699 C 31954.858 75758.441 31948.171 75780.023 31948.171 75807.445 C 31948.171 75834.697 31954.858 75856.280 31968.230 75872.191 C 31981.772 75887.933 32000.053 75895.804 32023.074 75895.804 C 32046.095 75895.804 32064.291 75887.933 32077.664 75872.191 C 32091.205 75856.280 32097.976 75834.697 32097.976 75807.445 C 32097.976 75780.023 32091.205 75758.441 32077.664 75742.699 C 32064.291 75726.957 32046.095 75719.086 32023.074 75719.086 ZM 32124.890 75558.363 L 32124.890 75605.082 C 32112.026 75598.988 32098.992 75594.333 32085.789 75591.117 C 32072.755 75587.901 32059.806 75586.293 32046.941 75586.293 C 32013.087 75586.293 31987.188 75597.718 31969.246 75620.570 C 31951.472 75643.421 31941.316 75677.953 31938.777 75724.164 C 31948.764 75709.437 31961.290 75698.181 31976.355 75690.394 C 31991.420 75682.438 32008.009 75678.461 32026.121 75678.461 C 32064.207 75678.461 32094.252 75690.056 32116.257 75713.246 C 32138.432 75736.266 32149.519 75767.666 32149.519 75807.445 C 32149.519 75846.377 32138.009 75877.608 32114.988 75901.136 C 32091.967 75924.665 32061.329 75936.429 32023.074 75936.429 C 31979.233 75936.429 31945.717 75919.671 31922.527 75886.156 C 31899.337 75852.471 31887.742 75803.721 31887.742 75739.906 C 31887.742 75679.984 31901.960 75632.250 31930.398 75596.703 C 31958.835 75560.987 31997.006 75543.128 32044.910 75543.128 C 32057.774 75543.128 32070.723 75544.398 32083.757 75546.937 C 32096.960 75549.476 32110.671 75553.285 32124.890 75558.363 Z">
                <!-- 92 nodes -->
              </draw:path>
              <draw:path id="path6362" draw:style-name="style4" draw:layer="layout" svg:x="14.884cm" svg:y="36.677cm" svg:width="0.140cm" svg:height="0.032cm" svg:viewBox="0.0 0.0 140.000 32.000" svg:d="M 29768.916 73370.712 L 29908.916 73370.712 L 29768.916 73370.712 ">
                <!-- 3 nodes -->
              </draw:path>
              <draw:path id="text6366" draw:style-name="style1" draw:layer="layout" svg:x="15.199cm" svg:y="36.505cm" svg:width="1.749cm" svg:height="0.393cm" svg:viewBox="0.0 0.0 1749.256 393.301" svg:d="M 30528.486 73050.462 C 30502.080 73050.462 30482.191 73063.496 30468.818 73089.564 C 30455.615 73115.462 30449.013 73154.479 30449.013 73206.615 C 30449.013 73258.581 30455.615 73297.598 30468.818 73323.665 C 30482.191 73349.564 30502.080 73362.513 30528.486 73362.513 C 30555.062 73362.513 30574.951 73349.564 30588.154 73323.665 C 30601.526 73297.598 30608.213 73258.581 30608.213 73206.615 C 30608.213 73154.479 30601.526 73115.462 30588.154 73089.564 C 30574.951 73063.496 30555.062 73050.462 30528.486 73050.462 ZM 30528.486 73009.837 C 30570.973 73009.837 30603.388 73026.680 30625.732 73060.365 C 30648.245 73093.880 30659.502 73142.630 30659.502 73206.615 C 30659.502 73270.430 30648.245 73319.180 30625.732 73352.865 C 30603.388 73386.380 30570.973 73403.138 30528.486 73403.138 C 30485.999 73403.138 30453.499 73386.380 30430.986 73352.865 C 30408.642 73319.180 30397.470 73270.430 30397.470 73206.615 C 30397.470 73142.630 30408.642 73093.880 30430.986 73060.365 C 30453.499 73026.680 30485.999 73009.837 30528.486 73009.837 ZM 30749.519 73331.283 L 30803.093 73331.283 L 30803.093 73395.775 L 30749.519 73395.775 L 30749.519 73331.283 ZM 31024.566 73050.462 C 30998.160 73050.462 30978.271 73063.496 30964.898 73089.564 C 30951.695 73115.462 30945.093 73154.479 30945.093 73206.615 C 30945.093 73258.581 30951.695 73297.598 30964.898 73323.665 C 30978.271 73349.564 30998.160 73362.513 31024.566 73362.513 C 31051.142 73362.513 31071.031 73349.564 31084.234 73323.665 C 31097.606 73297.598 31104.293 73258.581 31104.293 73206.615 C 31104.293 73154.479 31097.606 73115.462 31084.234 73089.564 C 31071.031 73063.496 31051.142 73050.462 31024.566 73050.462 ZM 31024.566 73009.837 C 31067.053 73009.837 31099.468 73026.680 31121.812 73060.365 C 31144.325 73093.880 31155.582 73142.630 31155.582 73206.615 C 31155.582 73270.430 31144.325 73319.180 31121.812 73352.865 C 31099.468 73386.380 31067.053 73403.138 31024.566 73403.138 C 30982.079 73403.138 30949.579 73386.380 30927.066 73352.865 C 30904.722 73319.180 30893.550 73270.430 30893.550 73206.615 C 30893.550 73142.630 30904.722 73093.880 30927.066 73060.365 C 30949.579 73026.680 30982.079 73009.837 31024.566 73009.837 ZM 31254.485 73352.611 L 31338.274 73352.611 L 31338.274 73063.412 L 31247.122 73081.693 L 31247.122 73034.974 L 31337.767 73016.693 L 31389.056 73016.693 L 31389.056 73352.611 L 31472.845 73352.611 L 31472.845 73395.775 L 31254.485 73395.775 L 31254.485 73352.611 ZM 31585.205 73352.611 L 31668.994 73352.611 L 31668.994 73063.412 L 31577.842 73081.693 L 31577.842 73034.974 L 31668.487 73016.693 L 31719.776 73016.693 L 31719.776 73352.611 L 31803.565 73352.611 L 31803.565 73395.775 L 31585.205 73395.775 L 31585.205 73352.611 ZM 32016.726 73215.755 C 31992.351 73215.755 31973.139 73222.272 31959.089 73235.306 C 31945.209 73248.340 31938.269 73266.283 31938.269 73289.134 C 31938.269 73311.986 31945.209 73329.928 31959.089 73342.962 C 31973.139 73355.996 31992.351 73362.513 32016.726 73362.513 C 32041.101 73362.513 32060.313 73355.996 32074.363 73342.962 C 32088.412 73329.759 32095.437 73311.816 32095.437 73289.134 C 32095.437 73266.283 32088.412 73248.340 32074.363 73235.306 C 32060.483 73222.272 32041.270 73215.755 32016.726 73215.755 ZM 31965.437 73193.919 C 31943.432 73188.503 31926.251 73178.262 31913.894 73163.197 C 31901.707 73148.132 31895.613 73129.766 31895.613 73108.099 C 31895.613 73077.800 31906.362 73053.848 31927.859 73036.244 C 31949.526 73018.639 31979.148 73009.837 32016.726 73009.837 C 32054.473 73009.837 32084.096 73018.639 32105.593 73036.244 C 32127.091 73053.848 32137.839 73077.800 32137.839 73108.099 C 32137.839 73129.766 32131.661 73148.132 32119.304 73163.197 C 32107.117 73178.262 32090.105 73188.503 32068.269 73193.919 C 32092.983 73199.675 32112.195 73210.931 32125.906 73227.689 C 32139.786 73244.447 32146.726 73264.928 32146.726 73289.134 C 32146.726 73325.866 32135.470 73354.050 32112.957 73373.685 C 32090.613 73393.320 32058.536 73403.138 32016.726 73403.138 C 31974.916 73403.138 31942.755 73393.320 31920.242 73373.685 C 31897.898 73354.050 31886.726 73325.866 31886.726 73289.134 C 31886.726 73264.928 31893.666 73244.447 31907.546 73227.689 C 31921.427 73210.931 31940.723 73199.675 31965.437 73193.919 ZM 31946.648 73112.923 C 31946.648 73132.559 31952.742 73147.878 31964.929 73158.880 C 31977.286 73169.883 31994.552 73175.384 32016.726 73175.384 C 32038.731 73175.384 32055.912 73169.883 32068.269 73158.880 C 32080.795 73147.878 32087.058 73132.559 32087.058 73112.923 C 32087.058 73093.288 32080.795 73077.969 32068.269 73066.966 C 32055.912 73055.964 32038.731 73050.462 32016.726 73050.462 C 31994.552 73050.462 31977.286 73055.964 31964.929 73066.966 C 31952.742 73077.969 31946.648 73093.288 31946.648 73112.923 Z">
                <!-- 100 nodes -->
              </draw:path>
              <draw:path id="path6368" draw:style-name="style4" draw:layer="layout" svg:x="14.884cm" svg:y="35.411cm" svg:width="0.140cm" svg:height="0.032cm" svg:viewBox="0.0 0.0 140.000 32.000" svg:d="M 29768.916 70837.421 L 29908.916 70837.421 L 29768.916 70837.421 ">
                <!-- 3 nodes -->
              </draw:path>
              <draw:path id="text6372" draw:style-name="style1" draw:layer="layout" svg:x="15.199cm" svg:y="35.238cm" svg:width="1.750cm" svg:height="0.393cm" svg:viewBox="0.0 0.0 1750.271 393.301" svg:d="M 30528.486 70517.171 C 30502.080 70517.171 30482.191 70530.205 30468.818 70556.273 C 30455.615 70582.171 30449.013 70621.188 30449.013 70673.324 C 30449.013 70725.290 30455.615 70764.307 30468.818 70790.374 C 30482.191 70816.273 30502.080 70829.222 30528.486 70829.222 C 30555.062 70829.222 30574.951 70816.273 30588.154 70790.374 C 30601.526 70764.307 30608.213 70725.290 30608.213 70673.324 C 30608.213 70621.188 30601.526 70582.171 30588.154 70556.273 C 30574.951 70530.205 30555.062 70517.171 30528.486 70517.171 ZM 30528.486 70476.546 C 30570.973 70476.546 30603.388 70493.389 30625.732 70527.074 C 30648.245 70560.589 30659.502 70609.339 30659.502 70673.324 C 30659.502 70737.139 30648.245 70785.889 30625.732 70819.574 C 30603.388 70853.089 30570.973 70869.847 30528.486 70869.847 C 30485.999 70869.847 30453.499 70853.089 30430.986 70819.574 C 30408.642 70785.889 30397.470 70737.139 30397.470 70673.324 C 30397.470 70609.339 30408.642 70560.589 30430.986 70527.074 C 30453.499 70493.389 30485.999 70476.546 30528.486 70476.546 ZM 30749.519 70797.992 L 30803.093 70797.992 L 30803.093 70862.484 L 30749.519 70862.484 L 30749.519 70797.992 ZM 31024.566 70517.171 C 30998.160 70517.171 30978.271 70530.205 30964.898 70556.273 C 30951.695 70582.171 30945.093 70621.188 30945.093 70673.324 C 30945.093 70725.290 30951.695 70764.307 30964.898 70790.374 C 30978.271 70816.273 30998.160 70829.222 31024.566 70829.222 C 31051.142 70829.222 31071.031 70816.273 31084.234 70790.374 C 31097.606 70764.307 31104.293 70725.290 31104.293 70673.324 C 31104.293 70621.188 31097.606 70582.171 31084.234 70556.273 C 31071.031 70530.205 31051.142 70517.171 31024.566 70517.171 ZM 31024.566 70476.546 C 31067.053 70476.546 31099.468 70493.389 31121.812 70527.074 C 31144.325 70560.589 31155.582 70609.339 31155.582 70673.324 C 31155.582 70737.139 31144.325 70785.889 31121.812 70819.574 C 31099.468 70853.089 31067.053 70869.847 31024.566 70869.847 C 30982.079 70869.847 30949.579 70853.089 30927.066 70819.574 C 30904.722 70785.889 30893.550 70737.139 30893.550 70673.324 C 30893.550 70609.339 30904.722 70560.589 30927.066 70527.074 C 30949.579 70493.389 30982.079 70476.546 31024.566 70476.546 ZM 31254.485 70819.320 L 31338.274 70819.320 L 31338.274 70530.120 L 31247.122 70548.402 L 31247.122 70501.683 L 31337.767 70483.402 L 31389.056 70483.402 L 31389.056 70819.320 L 31472.845 70819.320 L 31472.845 70862.484 L 31254.485 70862.484 L 31254.485 70819.320 ZM 31620.498 70819.320 L 31799.502 70819.320 L 31799.502 70862.484 L 31558.799 70862.484 L 31558.799 70819.320 C 31578.265 70799.176 31604.756 70772.178 31638.272 70738.324 C 31671.957 70704.300 31693.115 70682.380 31701.748 70672.562 C 31718.167 70654.111 31729.593 70638.538 31736.026 70625.843 C 31742.627 70612.979 31745.928 70600.368 31745.928 70588.011 C 31745.928 70567.868 31738.819 70551.449 31724.600 70538.753 C 31710.550 70526.058 31692.184 70519.710 31669.502 70519.710 C 31653.421 70519.710 31636.410 70522.503 31618.467 70528.089 C 31600.694 70533.675 31581.651 70542.139 31561.338 70553.480 L 31561.338 70501.683 C 31581.989 70493.389 31601.286 70487.126 31619.229 70482.894 C 31637.171 70478.662 31653.591 70476.546 31668.487 70476.546 C 31707.757 70476.546 31739.072 70486.364 31762.432 70505.999 C 31785.791 70525.635 31797.471 70551.872 31797.471 70584.710 C 31797.471 70600.283 31794.509 70615.094 31788.584 70629.144 C 31782.829 70643.024 31772.250 70659.443 31756.846 70678.402 C 31752.614 70683.311 31739.157 70697.529 31716.475 70721.058 C 31693.792 70744.417 31661.800 70777.171 31620.498 70819.320 ZM 32016.726 70517.171 C 31990.320 70517.171 31970.431 70530.205 31957.058 70556.273 C 31943.855 70582.171 31937.253 70621.188 31937.253 70673.324 C 31937.253 70725.290 31943.855 70764.307 31957.058 70790.374 C 31970.431 70816.273 31990.320 70829.222 32016.726 70829.222 C 32043.302 70829.222 32063.191 70816.273 32076.394 70790.374 C 32089.766 70764.307 32096.453 70725.290 32096.453 70673.324 C 32096.453 70621.188 32089.766 70582.171 32076.394 70556.273 C 32063.191 70530.205 32043.302 70517.171 32016.726 70517.171 ZM 32016.726 70476.546 C 32059.213 70476.546 32091.628 70493.389 32113.972 70527.074 C 32136.485 70560.589 32147.742 70609.339 32147.742 70673.324 C 32147.742 70737.139 32136.485 70785.889 32113.972 70819.574 C 32091.628 70853.089 32059.213 70869.847 32016.726 70869.847 C 31974.239 70869.847 31941.739 70853.089 31919.226 70819.574 C 31896.882 70785.889 31885.710 70737.139 31885.710 70673.324 C 31885.710 70609.339 31896.882 70560.589 31919.226 70527.074 C 31941.739 70493.389 31974.239 70476.546 32016.726 70476.546 Z">
                <!-- 93 nodes -->
              </draw:path>
              <draw:path id="path6374" draw:style-name="style4" draw:layer="layout" svg:x="14.884cm" svg:y="34.144cm" svg:width="0.140cm" svg:height="0.032cm" svg:viewBox="0.0 0.0 140.000 32.000" svg:d="M 29768.916 68304.130 L 29908.916 68304.130 L 29768.916 68304.130 ">
                <!-- 3 nodes -->
              </draw:path>
              <draw:path id="text6378" draw:style-name="style1" draw:layer="layout" svg:x="15.199cm" svg:y="33.972cm" svg:width="1.733cm" svg:height="0.393cm" svg:viewBox="0.0 0.0 1732.752 393.301" svg:d="M 30528.486 67983.880 C 30502.080 67983.880 30482.191 67996.914 30468.818 68022.982 C 30455.615 68048.880 30449.013 68087.897 30449.013 68140.032 C 30449.013 68191.999 30455.615 68231.016 30468.818 68257.083 C 30482.191 68282.982 30502.080 68295.931 30528.486 68295.931 C 30555.062 68295.931 30574.951 68282.982 30588.154 68257.083 C 30601.526 68231.016 30608.213 68191.999 30608.213 68140.032 C 30608.213 68087.897 30601.526 68048.880 30588.154 68022.982 C 30574.951 67996.914 30555.062 67983.880 30528.486 67983.880 ZM 30528.486 67943.255 C 30570.973 67943.255 30603.388 67960.098 30625.732 67993.782 C 30648.245 68027.298 30659.502 68076.048 30659.502 68140.032 C 30659.502 68203.848 30648.245 68252.598 30625.732 68286.282 C 30603.388 68319.798 30570.973 68336.556 30528.486 68336.556 C 30485.999 68336.556 30453.499 68319.798 30430.986 68286.282 C 30408.642 68252.598 30397.470 68203.848 30397.470 68140.032 C 30397.470 68076.048 30408.642 68027.298 30430.986 67993.782 C 30453.499 67960.098 30485.999 67943.255 30528.486 67943.255 ZM 30749.519 68264.700 L 30803.093 68264.700 L 30803.093 68329.193 L 30749.519 68329.193 L 30749.519 68264.700 ZM 31024.566 67983.880 C 30998.160 67983.880 30978.271 67996.914 30964.898 68022.982 C 30951.695 68048.880 30945.093 68087.897 30945.093 68140.032 C 30945.093 68191.999 30951.695 68231.016 30964.898 68257.083 C 30978.271 68282.982 30998.160 68295.931 31024.566 68295.931 C 31051.142 68295.931 31071.031 68282.982 31084.234 68257.083 C 31097.606 68231.016 31104.293 68191.999 31104.293 68140.032 C 31104.293 68087.897 31097.606 68048.880 31084.234 68022.982 C 31071.031 67996.914 31051.142 67983.880 31024.566 67983.880 ZM 31024.566 67943.255 C 31067.053 67943.255 31099.468 67960.098 31121.812 67993.782 C 31144.325 68027.298 31155.582 68076.048 31155.582 68140.032 C 31155.582 68203.848 31144.325 68252.598 31121.812 68286.282 C 31099.468 68319.798 31067.053 68336.556 31024.566 68336.556 C 30982.079 68336.556 30949.579 68319.798 30927.066 68286.282 C 30904.722 68252.598 30893.550 68203.848 30893.550 68140.032 C 30893.550 68076.048 30904.722 68027.298 30927.066 67993.782 C 30949.579 67960.098 30982.079 67943.255 31024.566 67943.255 ZM 31254.485 68286.029 L 31338.274 68286.029 L 31338.274 67996.829 L 31247.122 68015.111 L 31247.122 67968.392 L 31337.767 67950.111 L 31389.056 67950.111 L 31389.056 68286.029 L 31472.845 68286.029 L 31472.845 68329.193 L 31254.485 68329.193 L 31254.485 68286.029 ZM 31620.498 68286.029 L 31799.502 68286.029 L 31799.502 68329.193 L 31558.799 68329.193 L 31558.799 68286.029 C 31578.265 68265.885 31604.756 68238.887 31638.272 68205.032 C 31671.957 68171.009 31693.115 68149.088 31701.748 68139.271 C 31718.167 68120.820 31729.593 68105.247 31736.026 68092.552 C 31742.627 68079.687 31745.928 68067.077 31745.928 68054.720 C 31745.928 68034.577 31738.819 68018.157 31724.600 68005.462 C 31710.550 67992.767 31692.184 67986.419 31669.502 67986.419 C 31653.421 67986.419 31636.410 67989.212 31618.467 67994.798 C 31600.694 68000.384 31581.651 68008.848 31561.338 68020.189 L 31561.338 67968.392 C 31581.989 67960.098 31601.286 67953.835 31619.229 67949.603 C 31637.171 67945.371 31653.591 67943.255 31668.487 67943.255 C 31707.757 67943.255 31739.072 67953.073 31762.432 67972.708 C 31785.791 67992.344 31797.471 68018.581 31797.471 68051.419 C 31797.471 68066.992 31794.509 68081.803 31788.584 68095.853 C 31782.829 68109.733 31772.250 68126.152 31756.846 68145.111 C 31752.614 68150.019 31739.157 68164.238 31716.475 68187.767 C 31693.792 68211.126 31661.800 68243.880 31620.498 68286.029 ZM 31951.218 68286.029 L 32130.222 68286.029 L 32130.222 68329.193 L 31889.519 68329.193 L 31889.519 68286.029 C 31908.985 68265.885 31935.476 68238.887 31968.992 68205.032 C 32002.677 68171.009 32023.835 68149.088 32032.468 68139.271 C 32048.888 68120.820 32060.313 68105.247 32066.746 68092.552 C 32073.347 68079.687 32076.648 68067.077 32076.648 68054.720 C 32076.648 68034.577 32069.539 68018.157 32055.320 68005.462 C 32041.270 67992.767 32022.904 67986.419 32000.222 67986.419 C 31984.141 67986.419 31967.130 67989.212 31949.187 67994.798 C 31931.414 68000.384 31912.371 68008.848 31892.058 68020.189 L 31892.058 67968.392 C 31912.709 67960.098 31932.006 67953.835 31949.949 67949.603 C 31967.891 67945.371 31984.311 67943.255 31999.207 67943.255 C 32038.477 67943.255 32069.792 67953.073 32093.152 67972.708 C 32116.511 67992.344 32128.191 68018.581 32128.191 68051.419 C 32128.191 68066.992 32125.229 68081.803 32119.304 68095.853 C 32113.549 68109.733 32102.970 68126.152 32087.566 68145.111 C 32083.334 68150.019 32069.877 68164.238 32047.195 68187.767 C 32024.513 68211.126 31992.520 68243.880 31951.218 68286.029 Z">
                <!-- 97 nodes -->
              </draw:path>
              <draw:path id="path6380" draw:style-name="style4" draw:layer="layout" svg:x="14.884cm" svg:y="32.877cm" svg:width="0.140cm" svg:height="0.032cm" svg:viewBox="0.0 0.0 140.000 32.000" svg:d="M 29768.916 65770.839 L 29908.916 65770.839 L 29768.916 65770.839 ">
                <!-- 3 nodes -->
              </draw:path>
              <draw:path id="text6384" draw:style-name="style1" draw:layer="layout" svg:x="15.199cm" svg:y="32.705cm" svg:width="1.756cm" svg:height="0.393cm" svg:viewBox="0.0 0.0 1755.603 393.301" svg:d="M 30528.486 65450.589 C 30502.080 65450.589 30482.191 65463.623 30468.818 65489.691 C 30455.615 65515.589 30449.013 65554.606 30449.013 65606.741 C 30449.013 65658.707 30455.615 65697.724 30468.818 65723.792 C 30482.191 65749.691 30502.080 65762.640 30528.486 65762.640 C 30555.062 65762.640 30574.951 65749.691 30588.154 65723.792 C 30601.526 65697.724 30608.213 65658.707 30608.213 65606.741 C 30608.213 65554.606 30601.526 65515.589 30588.154 65489.691 C 30574.951 65463.623 30555.062 65450.589 30528.486 65450.589 ZM 30528.486 65409.964 C 30570.973 65409.964 30603.388 65426.806 30625.732 65460.491 C 30648.245 65494.007 30659.502 65542.757 30659.502 65606.741 C 30659.502 65670.556 30648.245 65719.306 30625.732 65752.991 C 30603.388 65786.507 30570.973 65803.265 30528.486 65803.265 C 30485.999 65803.265 30453.499 65786.507 30430.986 65752.991 C 30408.642 65719.306 30397.470 65670.556 30397.470 65606.741 C 30397.470 65542.757 30408.642 65494.007 30430.986 65460.491 C 30453.499 65426.806 30485.999 65409.964 30528.486 65409.964 ZM 30749.519 65731.409 L 30803.093 65731.409 L 30803.093 65795.901 L 30749.519 65795.901 L 30749.519 65731.409 ZM 31024.566 65450.589 C 30998.160 65450.589 30978.271 65463.623 30964.898 65489.691 C 30951.695 65515.589 30945.093 65554.606 30945.093 65606.741 C 30945.093 65658.707 30951.695 65697.724 30964.898 65723.792 C 30978.271 65749.691 30998.160 65762.640 31024.566 65762.640 C 31051.142 65762.640 31071.031 65749.691 31084.234 65723.792 C 31097.606 65697.724 31104.293 65658.707 31104.293 65606.741 C 31104.293 65554.606 31097.606 65515.589 31084.234 65489.691 C 31071.031 65463.623 31051.142 65450.589 31024.566 65450.589 ZM 31024.566 65409.964 C 31067.053 65409.964 31099.468 65426.806 31121.812 65460.491 C 31144.325 65494.007 31155.582 65542.757 31155.582 65606.741 C 31155.582 65670.556 31144.325 65719.306 31121.812 65752.991 C 31099.468 65786.507 31067.053 65803.265 31024.566 65803.265 C 30982.079 65803.265 30949.579 65786.507 30927.066 65752.991 C 30904.722 65719.306 30893.550 65670.556 30893.550 65606.741 C 30893.550 65542.757 30904.722 65494.007 30927.066 65460.491 C 30949.579 65426.806 30982.079 65409.964 31024.566 65409.964 ZM 31254.485 65752.737 L 31338.274 65752.737 L 31338.274 65463.538 L 31247.122 65481.819 L 31247.122 65435.101 L 31337.767 65416.819 L 31389.056 65416.819 L 31389.056 65752.737 L 31472.845 65752.737 L 31472.845 65795.901 L 31254.485 65795.901 L 31254.485 65752.737 ZM 31620.498 65752.737 L 31799.502 65752.737 L 31799.502 65795.901 L 31558.799 65795.901 L 31558.799 65752.737 C 31578.265 65732.594 31604.756 65705.595 31638.272 65671.741 C 31671.957 65637.718 31693.115 65615.797 31701.748 65605.980 C 31718.167 65587.529 31729.593 65571.956 31736.026 65559.261 C 31742.627 65546.396 31745.928 65533.786 31745.928 65521.429 C 31745.928 65501.286 31738.819 65484.866 31724.600 65472.171 C 31710.550 65459.476 31692.184 65453.128 31669.502 65453.128 C 31653.421 65453.128 31636.410 65455.921 31618.467 65461.507 C 31600.694 65467.093 31581.651 65475.556 31561.338 65486.898 L 31561.338 65435.101 C 31581.989 65426.806 31601.286 65420.543 31619.229 65416.312 C 31637.171 65412.080 31653.591 65409.964 31668.487 65409.964 C 31707.757 65409.964 31739.072 65419.782 31762.432 65439.417 C 31785.791 65459.053 31797.471 65485.289 31797.471 65518.128 C 31797.471 65533.701 31794.509 65548.512 31788.584 65562.562 C 31782.829 65576.442 31772.250 65592.861 31756.846 65611.819 C 31752.614 65616.728 31739.157 65630.947 31716.475 65654.476 C 31693.792 65677.835 31661.800 65710.589 31620.498 65752.737 ZM 32047.957 65461.507 L 31918.464 65663.870 L 32047.957 65663.870 L 32047.957 65461.507 ZM 32034.500 65416.819 L 32098.992 65416.819 L 32098.992 65663.870 L 32153.074 65663.870 L 32153.074 65706.526 L 32098.992 65706.526 L 32098.992 65795.901 L 32047.957 65795.901 L 32047.957 65706.526 L 31876.824 65706.526 L 31876.824 65657.015 L 32034.500 65416.819 Z">
                <!-- 91 nodes -->
              </draw:path>
              <draw:path id="path6386" draw:style-name="style4" draw:layer="layout" svg:x="14.884cm" svg:y="31.611cm" svg:width="0.140cm" svg:height="0.032cm" svg:viewBox="0.0 0.0 140.000 32.000" svg:d="M 29768.916 63237.548 L 29908.916 63237.548 L 29768.916 63237.548 ">
                <!-- 3 nodes -->
              </draw:path>
              <draw:path id="text6390" draw:style-name="style1" draw:layer="layout" svg:x="15.199cm" svg:y="31.438cm" svg:width="1.752cm" svg:height="0.393cm" svg:viewBox="0.0 0.0 1752.049 393.301" svg:d="M 30528.486 62917.298 C 30502.080 62917.298 30482.191 62930.332 30468.818 62956.399 C 30455.615 62982.298 30449.013 63021.315 30449.013 63073.450 C 30449.013 63125.416 30455.615 63164.433 30468.818 63190.501 C 30482.191 63216.399 30502.080 63229.349 30528.486 63229.349 C 30555.062 63229.349 30574.951 63216.399 30588.154 63190.501 C 30601.526 63164.433 30608.213 63125.416 30608.213 63073.450 C 30608.213 63021.315 30601.526 62982.298 30588.154 62956.399 C 30574.951 62930.332 30555.062 62917.298 30528.486 62917.298 ZM 30528.486 62876.673 C 30570.973 62876.673 30603.388 62893.515 30625.732 62927.200 C 30648.245 62960.716 30659.502 63009.466 30659.502 63073.450 C 30659.502 63137.265 30648.245 63186.015 30625.732 63219.700 C 30603.388 63253.216 30570.973 63269.974 30528.486 63269.974 C 30485.999 63269.974 30453.499 63253.216 30430.986 63219.700 C 30408.642 63186.015 30397.470 63137.265 30397.470 63073.450 C 30397.470 63009.466 30408.642 62960.716 30430.986 62927.200 C 30453.499 62893.515 30485.999 62876.673 30528.486 62876.673 ZM 30749.519 63198.118 L 30803.093 63198.118 L 30803.093 63262.610 L 30749.519 63262.610 L 30749.519 63198.118 ZM 31024.566 62917.298 C 30998.160 62917.298 30978.271 62930.332 30964.898 62956.399 C 30951.695 62982.298 30945.093 63021.315 30945.093 63073.450 C 30945.093 63125.416 30951.695 63164.433 30964.898 63190.501 C 30978.271 63216.399 30998.160 63229.349 31024.566 63229.349 C 31051.142 63229.349 31071.031 63216.399 31084.234 63190.501 C 31097.606 63164.433 31104.293 63125.416 31104.293 63073.450 C 31104.293 63021.315 31097.606 62982.298 31084.234 62956.399 C 31071.031 62930.332 31051.142 62917.298 31024.566 62917.298 ZM 31024.566 62876.673 C 31067.053 62876.673 31099.468 62893.515 31121.812 62927.200 C 31144.325 62960.716 31155.582 63009.466 31155.582 63073.450 C 31155.582 63137.265 31144.325 63186.015 31121.812 63219.700 C 31099.468 63253.216 31067.053 63269.974 31024.566 63269.974 C 30982.079 63269.974 30949.579 63253.216 30927.066 63219.700 C 30904.722 63186.015 30893.550 63137.265 30893.550 63073.450 C 30893.550 63009.466 30904.722 62960.716 30927.066 62927.200 C 30949.579 62893.515 30982.079 62876.673 31024.566 62876.673 ZM 31254.485 63219.446 L 31338.274 63219.446 L 31338.274 62930.247 L 31247.122 62948.528 L 31247.122 62901.810 L 31337.767 62883.528 L 31389.056 62883.528 L 31389.056 63219.446 L 31472.845 63219.446 L 31472.845 63262.610 L 31254.485 63262.610 L 31254.485 63219.446 ZM 31620.498 63219.446 L 31799.502 63219.446 L 31799.502 63262.610 L 31558.799 63262.610 L 31558.799 63219.446 C 31578.265 63199.303 31604.756 63172.304 31638.272 63138.450 C 31671.957 63104.427 31693.115 63082.506 31701.748 63072.688 C 31718.167 63054.238 31729.593 63038.665 31736.026 63025.970 C 31742.627 63013.105 31745.928 63000.494 31745.928 62988.138 C 31745.928 62967.994 31738.819 62951.575 31724.600 62938.880 C 31710.550 62926.185 31692.184 62919.837 31669.502 62919.837 C 31653.421 62919.837 31636.410 62922.630 31618.467 62928.216 C 31600.694 62933.802 31581.651 62942.265 31561.338 62953.606 L 31561.338 62901.810 C 31581.989 62893.515 31601.286 62887.252 31619.229 62883.020 C 31637.171 62878.789 31653.591 62876.673 31668.487 62876.673 C 31707.757 62876.673 31739.072 62886.491 31762.432 62906.126 C 31785.791 62925.761 31797.471 62951.998 31797.471 62984.837 C 31797.471 63000.410 31794.509 63015.221 31788.584 63029.270 C 31782.829 63043.151 31772.250 63059.570 31756.846 63078.528 C 31752.614 63083.437 31739.157 63097.656 31716.475 63121.185 C 31693.792 63144.544 31661.800 63177.298 31620.498 63219.446 ZM 32023.074 63052.630 C 32000.053 63052.630 31981.772 63060.501 31968.230 63076.243 C 31954.858 63091.985 31948.171 63113.567 31948.171 63140.989 C 31948.171 63168.242 31954.858 63189.824 31968.230 63205.735 C 31981.772 63221.478 32000.053 63229.349 32023.074 63229.349 C 32046.095 63229.349 32064.291 63221.478 32077.664 63205.735 C 32091.205 63189.824 32097.976 63168.242 32097.976 63140.989 C 32097.976 63113.567 32091.205 63091.985 32077.664 63076.243 C 32064.291 63060.501 32046.095 63052.630 32023.074 63052.630 ZM 32124.890 62891.907 L 32124.890 62938.626 C 32112.026 62932.532 32098.992 62927.877 32085.789 62924.661 C 32072.755 62921.445 32059.806 62919.837 32046.941 62919.837 C 32013.087 62919.837 31987.188 62931.263 31969.246 62954.114 C 31951.472 62976.966 31941.316 63011.497 31938.777 63057.708 C 31948.764 63042.981 31961.290 63031.725 31976.355 63023.938 C 31991.420 63015.983 32008.009 63012.005 32026.121 63012.005 C 32064.207 63012.005 32094.252 63023.600 32116.257 63046.790 C 32138.432 63069.811 32149.519 63101.211 32149.519 63140.989 C 32149.519 63179.922 32138.009 63211.152 32114.988 63234.681 C 32091.967 63258.209 32061.329 63269.974 32023.074 63269.974 C 31979.233 63269.974 31945.717 63253.216 31922.527 63219.700 C 31899.337 63186.015 31887.742 63137.265 31887.742 63073.450 C 31887.742 63013.528 31901.960 62965.794 31930.398 62930.247 C 31958.835 62894.531 31997.006 62876.673 32044.910 62876.673 C 32057.774 62876.673 32070.723 62877.942 32083.757 62880.481 C 32096.960 62883.020 32110.671 62886.829 32124.890 62891.907 Z">
                <!-- 102 nodes -->
              </draw:path>
              <draw:path id="path6392" draw:style-name="style4" draw:layer="layout" svg:x="14.884cm" svg:y="30.344cm" svg:width="0.140cm" svg:height="0.032cm" svg:viewBox="0.0 0.0 140.000 32.000" svg:d="M 29768.916 60704.257 L 29908.916 60704.257 L 29768.916 60704.257 ">
                <!-- 3 nodes -->
              </draw:path>
              <draw:path id="text6396" draw:style-name="style1" draw:layer="layout" svg:x="15.199cm" svg:y="30.172cm" svg:width="1.749cm" svg:height="0.393cm" svg:viewBox="0.0 0.0 1749.256 393.301" svg:d="M 30528.486 60384.007 C 30502.080 60384.007 30482.191 60397.041 30468.818 60423.108 C 30455.615 60449.007 30449.013 60488.024 30449.013 60540.159 C 30449.013 60592.125 30455.615 60631.142 30468.818 60657.210 C 30482.191 60683.108 30502.080 60696.057 30528.486 60696.057 C 30555.062 60696.057 30574.951 60683.108 30588.154 60657.210 C 30601.526 60631.142 30608.213 60592.125 30608.213 60540.159 C 30608.213 60488.024 30601.526 60449.007 30588.154 60423.108 C 30574.951 60397.041 30555.062 60384.007 30528.486 60384.007 ZM 30528.486 60343.382 C 30570.973 60343.382 30603.388 60360.224 30625.732 60393.909 C 30648.245 60427.425 30659.502 60476.175 30659.502 60540.159 C 30659.502 60603.974 30648.245 60652.724 30625.732 60686.409 C 30603.388 60719.925 30570.973 60736.682 30528.486 60736.682 C 30485.999 60736.682 30453.499 60719.925 30430.986 60686.409 C 30408.642 60652.724 30397.470 60603.974 30397.470 60540.159 C 30397.470 60476.175 30408.642 60427.425 30430.986 60393.909 C 30453.499 60360.224 30485.999 60343.382 30528.486 60343.382 ZM 30749.519 60664.827 L 30803.093 60664.827 L 30803.093 60729.319 L 30749.519 60729.319 L 30749.519 60664.827 ZM 31024.566 60384.007 C 30998.160 60384.007 30978.271 60397.041 30964.898 60423.108 C 30951.695 60449.007 30945.093 60488.024 30945.093 60540.159 C 30945.093 60592.125 30951.695 60631.142 30964.898 60657.210 C 30978.271 60683.108 30998.160 60696.057 31024.566 60696.057 C 31051.142 60696.057 31071.031 60683.108 31084.234 60657.210 C 31097.606 60631.142 31104.293 60592.125 31104.293 60540.159 C 31104.293 60488.024 31097.606 60449.007 31084.234 60423.108 C 31071.031 60397.041 31051.142 60384.007 31024.566 60384.007 ZM 31024.566 60343.382 C 31067.053 60343.382 31099.468 60360.224 31121.812 60393.909 C 31144.325 60427.425 31155.582 60476.175 31155.582 60540.159 C 31155.582 60603.974 31144.325 60652.724 31121.812 60686.409 C 31099.468 60719.925 31067.053 60736.682 31024.566 60736.682 C 30982.079 60736.682 30949.579 60719.925 30927.066 60686.409 C 30904.722 60652.724 30893.550 60603.974 30893.550 60540.159 C 30893.550 60476.175 30904.722 60427.425 30927.066 60393.909 C 30949.579 60360.224 30982.079 60343.382 31024.566 60343.382 ZM 31254.485 60686.155 L 31338.274 60686.155 L 31338.274 60396.956 L 31247.122 60415.237 L 31247.122 60368.518 L 31337.767 60350.237 L 31389.056 60350.237 L 31389.056 60686.155 L 31472.845 60686.155 L 31472.845 60729.319 L 31254.485 60729.319 L 31254.485 60686.155 ZM 31620.498 60686.155 L 31799.502 60686.155 L 31799.502 60729.319 L 31558.799 60729.319 L 31558.799 60686.155 C 31578.265 60666.012 31604.756 60639.013 31638.272 60605.159 C 31671.957 60571.136 31693.115 60549.215 31701.748 60539.397 C 31718.167 60520.947 31729.593 60505.374 31736.026 60492.679 C 31742.627 60479.814 31745.928 60467.203 31745.928 60454.847 C 31745.928 60434.703 31738.819 60418.284 31724.600 60405.589 C 31710.550 60392.893 31692.184 60386.546 31669.502 60386.546 C 31653.421 60386.546 31636.410 60389.339 31618.467 60394.925 C 31600.694 60400.511 31581.651 60408.974 31561.338 60420.315 L 31561.338 60368.518 C 31581.989 60360.224 31601.286 60353.961 31619.229 60349.729 C 31637.171 60345.498 31653.591 60343.382 31668.487 60343.382 C 31707.757 60343.382 31739.072 60353.199 31762.432 60372.835 C 31785.791 60392.470 31797.471 60418.707 31797.471 60451.546 C 31797.471 60467.119 31794.509 60481.930 31788.584 60495.979 C 31782.829 60509.860 31772.250 60526.279 31756.846 60545.237 C 31752.614 60550.146 31739.157 60564.365 31716.475 60587.893 C 31693.792 60611.253 31661.800 60644.007 31620.498 60686.155 ZM 32016.726 60549.300 C 31992.351 60549.300 31973.139 60555.817 31959.089 60568.850 C 31945.209 60581.884 31938.269 60599.827 31938.269 60622.679 C 31938.269 60645.530 31945.209 60663.473 31959.089 60676.507 C 31973.139 60689.541 31992.351 60696.057 32016.726 60696.057 C 32041.101 60696.057 32060.313 60689.541 32074.363 60676.507 C 32088.412 60663.304 32095.437 60645.361 32095.437 60622.679 C 32095.437 60599.827 32088.412 60581.884 32074.363 60568.850 C 32060.483 60555.817 32041.270 60549.300 32016.726 60549.300 ZM 31965.437 60527.464 C 31943.432 60522.047 31926.251 60511.806 31913.894 60496.741 C 31901.707 60481.676 31895.613 60463.310 31895.613 60441.643 C 31895.613 60411.344 31906.362 60387.392 31927.859 60369.788 C 31949.526 60352.184 31979.148 60343.382 32016.726 60343.382 C 32054.473 60343.382 32084.096 60352.184 32105.593 60369.788 C 32127.091 60387.392 32137.839 60411.344 32137.839 60441.643 C 32137.839 60463.310 32131.661 60481.676 32119.304 60496.741 C 32107.117 60511.806 32090.105 60522.047 32068.269 60527.464 C 32092.983 60533.219 32112.195 60544.475 32125.906 60561.233 C 32139.786 60577.991 32146.726 60598.473 32146.726 60622.679 C 32146.726 60659.410 32135.470 60687.594 32112.957 60707.229 C 32090.613 60726.865 32058.536 60736.682 32016.726 60736.682 C 31974.916 60736.682 31942.755 60726.865 31920.242 60707.229 C 31897.898 60687.594 31886.726 60659.410 31886.726 60622.679 C 31886.726 60598.473 31893.666 60577.991 31907.546 60561.233 C 31921.427 60544.475 31940.723 60533.219 31965.437 60527.464 ZM 31946.648 60446.468 C 31946.648 60466.103 31952.742 60481.422 31964.929 60492.425 C 31977.286 60503.427 31994.552 60508.929 32016.726 60508.929 C 32038.731 60508.929 32055.912 60503.427 32068.269 60492.425 C 32080.795 60481.422 32087.058 60466.103 32087.058 60446.468 C 32087.058 60426.832 32080.795 60411.513 32068.269 60400.511 C 32055.912 60389.508 32038.731 60384.007 32016.726 60384.007 C 31994.552 60384.007 31977.286 60389.508 31964.929 60400.511 C 31952.742 60411.513 31946.648 60426.832 31946.648 60446.468 Z">
                <!-- 110 nodes -->
              </draw:path>
              <draw:path id="path6398" draw:style-name="style4" draw:layer="layout" svg:x="14.884cm" svg:y="29.077cm" svg:width="0.140cm" svg:height="0.032cm" svg:viewBox="0.0 0.0 140.000 32.000" svg:d="M 29768.916 58170.966 L 29908.916 58170.966 L 29768.916 58170.966 ">
                <!-- 3 nodes -->
              </draw:path>
              <draw:path id="text6402" draw:style-name="style1" draw:layer="layout" svg:x="15.199cm" svg:y="28.905cm" svg:width="1.750cm" svg:height="0.393cm" svg:viewBox="0.0 0.0 1750.271 393.301" svg:d="M 30528.486 57850.716 C 30502.080 57850.716 30482.191 57863.749 30468.818 57889.817 C 30455.615 57915.716 30449.013 57954.732 30449.013 58006.868 C 30449.013 58058.834 30455.615 58097.851 30468.818 58123.919 C 30482.191 58149.817 30502.080 58162.766 30528.486 58162.766 C 30555.062 58162.766 30574.951 58149.817 30588.154 58123.919 C 30601.526 58097.851 30608.213 58058.834 30608.213 58006.868 C 30608.213 57954.732 30601.526 57915.716 30588.154 57889.817 C 30574.951 57863.749 30555.062 57850.716 30528.486 57850.716 ZM 30528.486 57810.091 C 30570.973 57810.091 30603.388 57826.933 30625.732 57860.618 C 30648.245 57894.134 30659.502 57942.884 30659.502 58006.868 C 30659.502 58070.683 30648.245 58119.433 30625.732 58153.118 C 30603.388 58186.634 30570.973 58203.391 30528.486 58203.391 C 30485.999 58203.391 30453.499 58186.634 30430.986 58153.118 C 30408.642 58119.433 30397.470 58070.683 30397.470 58006.868 C 30397.470 57942.884 30408.642 57894.134 30430.986 57860.618 C 30453.499 57826.933 30485.999 57810.091 30528.486 57810.091 ZM 30749.519 58131.536 L 30803.093 58131.536 L 30803.093 58196.028 L 30749.519 58196.028 L 30749.519 58131.536 ZM 31024.566 57850.716 C 30998.160 57850.716 30978.271 57863.749 30964.898 57889.817 C 30951.695 57915.716 30945.093 57954.732 30945.093 58006.868 C 30945.093 58058.834 30951.695 58097.851 30964.898 58123.919 C 30978.271 58149.817 30998.160 58162.766 31024.566 58162.766 C 31051.142 58162.766 31071.031 58149.817 31084.234 58123.919 C 31097.606 58097.851 31104.293 58058.834 31104.293 58006.868 C 31104.293 57954.732 31097.606 57915.716 31084.234 57889.817 C 31071.031 57863.749 31051.142 57850.716 31024.566 57850.716 ZM 31024.566 57810.091 C 31067.053 57810.091 31099.468 57826.933 31121.812 57860.618 C 31144.325 57894.134 31155.582 57942.884 31155.582 58006.868 C 31155.582 58070.683 31144.325 58119.433 31121.812 58153.118 C 31099.468 58186.634 31067.053 58203.391 31024.566 58203.391 C 30982.079 58203.391 30949.579 58186.634 30927.066 58153.118 C 30904.722 58119.433 30893.550 58070.683 30893.550 58006.868 C 30893.550 57942.884 30904.722 57894.134 30927.066 57860.618 C 30949.579 57826.933 30982.079 57810.091 31024.566 57810.091 ZM 31254.485 58152.864 L 31338.274 58152.864 L 31338.274 57863.665 L 31247.122 57881.946 L 31247.122 57835.227 L 31337.767 57816.946 L 31389.056 57816.946 L 31389.056 58152.864 L 31472.845 58152.864 L 31472.845 58196.028 L 31254.485 58196.028 L 31254.485 58152.864 ZM 31731.709 57991.634 C 31756.253 57996.881 31775.381 58007.799 31789.092 58024.387 C 31802.972 58040.976 31809.912 58061.458 31809.912 58085.833 C 31809.912 58123.242 31797.048 58152.187 31771.319 58172.669 C 31745.589 58193.150 31709.027 58203.391 31661.631 58203.391 C 31645.720 58203.391 31629.300 58201.783 31612.373 58198.567 C 31595.615 58195.520 31578.265 58190.865 31560.322 58184.602 L 31560.322 58135.091 C 31574.541 58143.385 31590.114 58149.648 31607.041 58153.880 C 31623.968 58158.111 31641.657 58160.227 31660.108 58160.227 C 31692.269 58160.227 31716.729 58153.880 31733.487 58141.184 C 31750.414 58128.489 31758.877 58110.038 31758.877 58085.833 C 31758.877 58063.489 31751.006 58046.054 31735.264 58033.528 C 31719.691 58020.833 31697.940 58014.485 31670.010 58014.485 L 31625.830 58014.485 L 31625.830 57972.337 L 31672.041 57972.337 C 31697.263 57972.337 31716.559 57967.343 31729.932 57957.356 C 31743.304 57947.200 31749.990 57932.643 31749.990 57913.684 C 31749.990 57894.218 31743.050 57879.322 31729.170 57868.997 C 31715.459 57858.502 31695.739 57853.255 31670.010 57853.255 C 31655.960 57853.255 31640.895 57854.778 31624.815 57857.825 C 31608.734 57860.872 31591.045 57865.611 31571.748 57872.044 L 31571.748 57826.341 C 31591.214 57820.924 31609.411 57816.861 31626.338 57814.153 C 31643.434 57811.445 31659.515 57810.091 31674.580 57810.091 C 31713.513 57810.091 31744.320 57818.977 31767.002 57836.751 C 31789.684 57854.355 31801.026 57878.222 31801.026 57908.352 C 31801.026 57929.342 31795.016 57947.115 31782.998 57961.673 C 31770.980 57976.061 31753.884 57986.048 31731.709 57991.634 ZM 32016.726 57850.716 C 31990.320 57850.716 31970.431 57863.749 31957.058 57889.817 C 31943.855 57915.716 31937.253 57954.732 31937.253 58006.868 C 31937.253 58058.834 31943.855 58097.851 31957.058 58123.919 C 31970.431 58149.817 31990.320 58162.766 32016.726 58162.766 C 32043.302 58162.766 32063.191 58149.817 32076.394 58123.919 C 32089.766 58097.851 32096.453 58058.834 32096.453 58006.868 C 32096.453 57954.732 32089.766 57915.716 32076.394 57889.817 C 32063.191 57863.749 32043.302 57850.716 32016.726 57850.716 ZM 32016.726 57810.091 C 32059.213 57810.091 32091.628 57826.933 32113.972 57860.618 C 32136.485 57894.134 32147.742 57942.884 32147.742 58006.868 C 32147.742 58070.683 32136.485 58119.433 32113.972 58153.118 C 32091.628 58186.634 32059.213 58203.391 32016.726 58203.391 C 31974.239 58203.391 31941.739 58186.634 31919.226 58153.118 C 31896.882 58119.433 31885.710 58070.683 31885.710 58006.868 C 31885.710 57942.884 31896.882 57894.134 31919.226 57860.618 C 31941.739 57826.933 31974.239 57810.091 32016.726 57810.091 Z">
                <!-- 101 nodes -->
              </draw:path>
              <draw:path id="path6404" draw:style-name="style4" draw:layer="layout" svg:x="14.884cm" svg:y="27.811cm" svg:width="0.140cm" svg:height="0.032cm" svg:viewBox="0.0 0.0 140.000 32.000" svg:d="M 29768.916 55637.674 L 29908.916 55637.674 L 29768.916 55637.674 ">
                <!-- 3 nodes -->
              </draw:path>
              <draw:path id="text6408" draw:style-name="style1" draw:layer="layout" svg:x="15.199cm" svg:y="27.638cm" svg:width="1.733cm" svg:height="0.393cm" svg:viewBox="0.0 0.0 1732.752 393.301" svg:d="M 30528.486 55317.424 C 30502.080 55317.424 30482.191 55330.458 30468.818 55356.526 C 30455.615 55382.424 30449.013 55421.441 30449.013 55473.577 C 30449.013 55525.543 30455.615 55564.560 30468.818 55590.628 C 30482.191 55616.526 30502.080 55629.475 30528.486 55629.475 C 30555.062 55629.475 30574.951 55616.526 30588.154 55590.628 C 30601.526 55564.560 30608.213 55525.543 30608.213 55473.577 C 30608.213 55421.441 30601.526 55382.424 30588.154 55356.526 C 30574.951 55330.458 30555.062 55317.424 30528.486 55317.424 ZM 30528.486 55276.799 C 30570.973 55276.799 30603.388 55293.642 30625.732 55327.327 C 30648.245 55360.842 30659.502 55409.592 30659.502 55473.577 C 30659.502 55537.392 30648.245 55586.142 30625.732 55619.827 C 30603.388 55653.342 30570.973 55670.100 30528.486 55670.100 C 30485.999 55670.100 30453.499 55653.342 30430.986 55619.827 C 30408.642 55586.142 30397.470 55537.392 30397.470 55473.577 C 30397.470 55409.592 30408.642 55360.842 30430.986 55327.327 C 30453.499 55293.642 30485.999 55276.799 30528.486 55276.799 ZM 30749.519 55598.245 L 30803.093 55598.245 L 30803.093 55662.737 L 30749.519 55662.737 L 30749.519 55598.245 ZM 31024.566 55317.424 C 30998.160 55317.424 30978.271 55330.458 30964.898 55356.526 C 30951.695 55382.424 30945.093 55421.441 30945.093 55473.577 C 30945.093 55525.543 30951.695 55564.560 30964.898 55590.628 C 30978.271 55616.526 30998.160 55629.475 31024.566 55629.475 C 31051.142 55629.475 31071.031 55616.526 31084.234 55590.628 C 31097.606 55564.560 31104.293 55525.543 31104.293 55473.577 C 31104.293 55421.441 31097.606 55382.424 31084.234 55356.526 C 31071.031 55330.458 31051.142 55317.424 31024.566 55317.424 ZM 31024.566 55276.799 C 31067.053 55276.799 31099.468 55293.642 31121.812 55327.327 C 31144.325 55360.842 31155.582 55409.592 31155.582 55473.577 C 31155.582 55537.392 31144.325 55586.142 31121.812 55619.827 C 31099.468 55653.342 31067.053 55670.100 31024.566 55670.100 C 30982.079 55670.100 30949.579 55653.342 30927.066 55619.827 C 30904.722 55586.142 30893.550 55537.392 30893.550 55473.577 C 30893.550 55409.592 30904.722 55360.842 30927.066 55327.327 C 30949.579 55293.642 30982.079 55276.799 31024.566 55276.799 ZM 31254.485 55619.573 L 31338.274 55619.573 L 31338.274 55330.374 L 31247.122 55348.655 L 31247.122 55301.936 L 31337.767 55283.655 L 31389.056 55283.655 L 31389.056 55619.573 L 31472.845 55619.573 L 31472.845 55662.737 L 31254.485 55662.737 L 31254.485 55619.573 ZM 31731.709 55458.342 C 31756.253 55463.590 31775.381 55474.508 31789.092 55491.096 C 31802.972 55507.685 31809.912 55528.167 31809.912 55552.542 C 31809.912 55589.950 31797.048 55618.896 31771.319 55639.378 C 31745.589 55659.859 31709.027 55670.100 31661.631 55670.100 C 31645.720 55670.100 31629.300 55668.492 31612.373 55665.276 C 31595.615 55662.229 31578.265 55657.574 31560.322 55651.311 L 31560.322 55601.799 C 31574.541 55610.094 31590.114 55616.357 31607.041 55620.588 C 31623.968 55624.820 31641.657 55626.936 31660.108 55626.936 C 31692.269 55626.936 31716.729 55620.588 31733.487 55607.893 C 31750.414 55595.198 31758.877 55576.747 31758.877 55552.542 C 31758.877 55530.198 31751.006 55512.763 31735.264 55500.237 C 31719.691 55487.542 31697.940 55481.194 31670.010 55481.194 L 31625.830 55481.194 L 31625.830 55439.045 L 31672.041 55439.045 C 31697.263 55439.045 31716.559 55434.052 31729.932 55424.065 C 31743.304 55413.909 31749.990 55399.351 31749.990 55380.393 C 31749.990 55360.927 31743.050 55346.031 31729.170 55335.706 C 31715.459 55325.211 31695.739 55319.963 31670.010 55319.963 C 31655.960 55319.963 31640.895 55321.487 31624.815 55324.534 C 31608.734 55327.581 31591.045 55332.320 31571.748 55338.753 L 31571.748 55293.049 C 31591.214 55287.633 31609.411 55283.570 31626.338 55280.862 C 31643.434 55278.154 31659.515 55276.799 31674.580 55276.799 C 31713.513 55276.799 31744.320 55285.686 31767.002 55303.460 C 31789.684 55321.064 31801.026 55344.931 31801.026 55375.061 C 31801.026 55396.051 31795.016 55413.824 31782.998 55428.381 C 31770.980 55442.769 31753.884 55452.756 31731.709 55458.342 ZM 31951.218 55619.573 L 32130.222 55619.573 L 32130.222 55662.737 L 31889.519 55662.737 L 31889.519 55619.573 C 31908.985 55599.430 31935.476 55572.431 31968.992 55538.577 C 32002.677 55504.553 32023.835 55482.633 32032.468 55472.815 C 32048.888 55454.365 32060.313 55438.792 32066.746 55426.096 C 32073.347 55413.232 32076.648 55400.621 32076.648 55388.264 C 32076.648 55368.121 32069.539 55351.702 32055.320 55339.006 C 32041.270 55326.311 32022.904 55319.963 32000.222 55319.963 C 31984.141 55319.963 31967.130 55322.756 31949.187 55328.342 C 31931.414 55333.928 31912.371 55342.392 31892.058 55353.733 L 31892.058 55301.936 C 31912.709 55293.642 31932.006 55287.379 31949.949 55283.147 C 31967.891 55278.915 31984.311 55276.799 31999.207 55276.799 C 32038.477 55276.799 32069.792 55286.617 32093.152 55306.253 C 32116.511 55325.888 32128.191 55352.125 32128.191 55384.963 C 32128.191 55400.536 32125.229 55415.348 32119.304 55429.397 C 32113.549 55443.277 32102.970 55459.697 32087.566 55478.655 C 32083.334 55483.564 32069.877 55497.782 32047.195 55521.311 C 32024.513 55544.670 31992.520 55577.424 31951.218 55619.573 Z">
                <!-- 105 nodes -->
              </draw:path>
              <draw:path id="path6414" draw:style-name="style5" draw:layer="layout" svg:x="14.307cm" svg:y="27.544cm" svg:width="0.593cm" svg:height="11.256cm" svg:viewBox="0.0 0.0 593.200 11256.000" svg:d="M 28630.516 66328.163 L 28630.516 66284.319 L 28630.516 55148.007 L 28630.516 55104.163 L 29191.716 55104.163 L 29191.716 55148.007 L 29191.716 66284.319 L 29191.716 66328.163 L 28630.516 66328.163 Z">
                <!-- 9 nodes -->
              </draw:path>
            </draw:g>
            <!-- id="g6350" -->
          </draw:g>
          <!-- id="g6192" -->
          <draw:g id="g6536">
            <draw:path id="path6540" draw:style-name="style0" draw:layer="layout" svg:x="18.203cm" svg:y="27.554cm" svg:width="11.224cm" svg:height="11.224cm" svg:viewBox="0.0 0.0 11224.000 11224.000" svg:d="M 36405.054 66332.950 L 47629.054 66332.950 L 47629.054 55108.950 L 36405.054 55108.950 L 36405.054 66332.950 Z">
              <!-- 5 nodes -->
            </draw:path>
            <draw:g id="g6542">
              <draw:g id="g6544">
                <draw:g id="g6550">
                  <draw:frame id="image6552" draw:style-name="gr1" draw:text-style-name="P1" draw:layer="layout" svg:width="11.232cm" svg:height="11.232cm" draw:transform="matrix(99.060 0.000 0.000 99.060 160.536 242.945) translate(18.203cm, 27.546cm)">
                    <draw:image xlink:href="Pictures/image13.png" xlink:type="simple" xlink:show="embed" xlink:actuate="onLoad">
                      <text:p/>
                    </draw:image>
                  </draw:frame>
                </draw:g>
                <!-- id="g6550" -->
              </draw:g>
              <!-- id="g6544" -->
            </draw:g>
            <!-- id="g6542" -->
            <draw:g id="g6554">
              <draw:path id="path6556" draw:style-name="style4" draw:layer="layout" svg:x="19.590cm" svg:y="38.778cm" svg:width="0.032cm" svg:height="0.140cm" svg:viewBox="0.0 0.0 32.000 140.000" svg:d="M 39195.054 77556.950 L 39195.054 77696.950 L 39195.054 77556.950 ">
                <!-- 3 nodes -->
              </draw:path>
              <draw:path id="text6560" draw:style-name="style1" draw:layer="layout" svg:x="19.497cm" svg:y="39.074cm" svg:width="0.226cm" svg:height="0.379cm" svg:viewBox="0.0 0.0 225.723 379.082" svg:d="M 39002.050 78484.703 L 39085.839 78484.703 L 39085.839 78195.504 L 38994.687 78213.785 L 38994.687 78167.067 L 39085.331 78148.785 L 39136.620 78148.785 L 39136.620 78484.703 L 39220.409 78484.703 L 39220.409 78527.867 L 39002.050 78527.867 L 39002.050 78484.703 Z">
                <!-- 12 nodes -->
              </draw:path>
              <draw:path id="path6562" draw:style-name="style4" draw:layer="layout" svg:x="22.396cm" svg:y="38.778cm" svg:width="0.032cm" svg:height="0.140cm" svg:viewBox="0.0 0.0 32.000 140.000" svg:d="M 44807.054 77556.950 L 44807.054 77696.950 L 44807.054 77556.950 ">
                <!-- 3 nodes -->
              </draw:path>
              <draw:path id="text6566" draw:style-name="style1" draw:layer="layout" svg:x="22.284cm" svg:y="39.068cm" svg:width="0.241cm" svg:height="0.386cm" svg:viewBox="0.0 0.0 240.703 385.937" svg:d="M 44630.300 78477.848 L 44809.304 78477.848 L 44809.304 78521.012 L 44568.601 78521.012 L 44568.601 78477.848 C 44588.067 78457.705 44614.558 78430.706 44648.074 78396.852 C 44681.758 78362.828 44702.917 78340.908 44711.550 78331.090 C 44727.969 78312.640 44739.395 78297.067 44745.827 78284.371 C 44752.429 78271.507 44755.730 78258.896 44755.730 78246.539 C 44755.730 78226.396 44748.620 78209.977 44734.402 78197.282 C 44720.352 78184.586 44701.986 78178.239 44679.304 78178.239 C 44663.223 78178.239 44646.212 78181.032 44628.269 78186.617 C 44610.495 78192.203 44591.452 78200.667 44571.140 78212.008 L 44571.140 78160.211 C 44591.791 78151.917 44611.088 78145.654 44629.031 78141.422 C 44646.973 78137.190 44663.393 78135.075 44678.288 78135.075 C 44717.559 78135.075 44748.874 78144.892 44772.234 78164.528 C 44795.593 78184.163 44807.273 78210.400 44807.273 78243.239 C 44807.273 78258.811 44804.311 78273.623 44798.386 78287.672 C 44792.631 78301.552 44782.051 78317.972 44766.648 78336.930 C 44762.416 78341.839 44748.959 78356.058 44726.277 78379.586 C 44703.594 78402.946 44671.602 78435.700 44630.300 78477.848 Z">
                <!-- 22 nodes -->
              </draw:path>
              <draw:path id="path6568" draw:style-name="style4" draw:layer="layout" svg:x="25.202cm" svg:y="38.778cm" svg:width="0.032cm" svg:height="0.140cm" svg:viewBox="0.0 0.0 32.000 140.000" svg:d="M 50419.054 77556.950 L 50419.054 77696.950 L 50419.054 77556.950 ">
                <!-- 3 nodes -->
              </draw:path>
              <draw:path id="text6572" draw:style-name="style1" draw:layer="layout" svg:x="25.092cm" svg:y="39.068cm" svg:width="0.250cm" svg:height="0.393cm" svg:viewBox="0.0 0.0 249.590 393.301" svg:d="M 50355.034 78316.617 C 50379.579 78321.865 50398.706 78332.783 50412.417 78349.371 C 50426.297 78365.960 50433.238 78386.442 50433.238 78410.817 C 50433.238 78448.226 50420.373 78477.171 50394.644 78497.653 C 50368.915 78518.134 50332.352 78528.375 50284.956 78528.375 C 50269.045 78528.375 50252.626 78526.767 50235.698 78523.551 C 50218.941 78520.504 50201.590 78515.849 50183.648 78509.586 L 50183.648 78460.075 C 50197.866 78468.369 50213.439 78474.632 50230.366 78478.864 C 50247.294 78483.095 50264.982 78485.211 50283.433 78485.211 C 50315.594 78485.211 50340.054 78478.864 50356.812 78466.168 C 50373.739 78453.473 50382.202 78435.022 50382.202 78410.817 C 50382.202 78388.473 50374.331 78371.038 50358.589 78358.512 C 50343.016 78345.817 50321.265 78339.469 50293.335 78339.469 L 50249.155 78339.469 L 50249.155 78297.321 L 50295.366 78297.321 C 50320.588 78297.321 50339.885 78292.327 50353.257 78282.340 C 50366.629 78272.184 50373.316 78257.627 50373.316 78238.668 C 50373.316 78219.202 50366.376 78204.306 50352.495 78193.981 C 50338.784 78183.486 50319.064 78178.239 50293.335 78178.239 C 50279.286 78178.239 50264.221 78179.762 50248.140 78182.809 C 50232.059 78185.856 50214.370 78190.595 50195.073 78197.028 L 50195.073 78151.325 C 50214.540 78145.908 50232.736 78141.845 50249.663 78139.137 C 50266.760 78136.429 50282.840 78135.075 50297.905 78135.075 C 50336.838 78135.075 50367.645 78143.961 50390.327 78161.735 C 50413.010 78179.339 50424.351 78203.206 50424.351 78233.336 C 50424.351 78254.326 50418.342 78272.099 50406.323 78286.657 C 50394.305 78301.045 50377.209 78311.032 50355.034 78316.617 Z">
                <!-- 30 nodes -->
              </draw:path>
              <draw:path id="path6574" draw:style-name="style4" draw:layer="layout" svg:x="28.008cm" svg:y="38.778cm" svg:width="0.032cm" svg:height="0.140cm" svg:viewBox="0.0 0.0 32.000 140.000" svg:d="M 56031.054 77556.950 L 56031.054 77696.950 L 56031.054 77556.950 ">
                <!-- 3 nodes -->
              </draw:path>
              <draw:path id="text6578" draw:style-name="style1" draw:layer="layout" svg:x="27.884cm" svg:y="39.074cm" svg:width="0.276cm" svg:height="0.379cm" svg:viewBox="0.0 0.0 276.250 379.082" svg:d="M 55938.343 78193.473 L 55808.851 78395.836 L 55938.343 78395.836 L 55938.343 78193.473 ZM 55924.886 78148.785 L 55989.378 78148.785 L 55989.378 78395.836 L 56043.460 78395.836 L 56043.460 78438.492 L 55989.378 78438.492 L 55989.378 78527.867 L 55938.343 78527.867 L 55938.343 78438.492 L 55767.210 78438.492 L 55767.210 78388.981 L 55924.886 78148.785 Z">
                <!-- 16 nodes -->
              </draw:path>
              <draw:path id="path6584" draw:style-name="style4" draw:layer="layout" svg:x="18.063cm" svg:y="37.359cm" svg:width="0.140cm" svg:height="0.032cm" svg:viewBox="0.0 0.0 140.000 32.000" svg:d="M 36265.054 74734.950 L 36125.054 74734.950 L 36265.054 74734.950 ">
                <!-- 3 nodes -->
              </draw:path>
              <draw:path id="text6588" draw:style-name="style1" draw:layer="layout" svg:x="17.649cm" svg:y="37.194cm" svg:width="0.226cm" svg:height="0.379cm" svg:viewBox="0.0 0.0 225.723 379.082" svg:d="M 35305.425 74723.704 L 35389.214 74723.704 L 35389.214 74434.504 L 35298.062 74452.786 L 35298.062 74406.067 L 35388.706 74387.786 L 35439.995 74387.786 L 35439.995 74723.704 L 35523.785 74723.704 L 35523.785 74766.868 L 35305.425 74766.868 L 35305.425 74723.704 Z">
                <!-- 12 nodes -->
              </draw:path>
              <draw:path id="path6590" draw:style-name="style4" draw:layer="layout" svg:x="18.063cm" svg:y="34.553cm" svg:width="0.140cm" svg:height="0.032cm" svg:viewBox="0.0 0.0 140.000 32.000" svg:d="M 36265.054 69122.950 L 36125.054 69122.950 L 36265.054 69122.950 ">
                <!-- 3 nodes -->
              </draw:path>
              <draw:path id="text6594" draw:style-name="style1" draw:layer="layout" svg:x="17.630cm" svg:y="34.381cm" svg:width="0.241cm" svg:height="0.386cm" svg:viewBox="0.0 0.0 240.703 385.937" svg:d="M 35321.675 69104.848 L 35500.679 69104.848 L 35500.679 69148.012 L 35259.976 69148.012 L 35259.976 69104.848 C 35279.442 69084.705 35305.933 69057.706 35339.449 69023.852 C 35373.133 68989.829 35394.292 68967.908 35402.925 68958.090 C 35419.344 68939.640 35430.770 68924.067 35437.202 68911.372 C 35443.804 68898.507 35447.105 68885.896 35447.105 68873.540 C 35447.105 68853.396 35439.995 68836.977 35425.777 68824.282 C 35411.727 68811.586 35393.361 68805.239 35370.679 68805.239 C 35354.598 68805.239 35337.587 68808.032 35319.644 68813.618 C 35301.870 68819.204 35282.827 68827.667 35262.515 68839.008 L 35262.515 68787.211 C 35283.166 68778.917 35302.463 68772.654 35320.406 68768.422 C 35338.348 68764.191 35354.768 68762.075 35369.663 68762.075 C 35408.934 68762.075 35440.249 68771.892 35463.609 68791.528 C 35486.968 68811.163 35498.648 68837.400 35498.648 68870.239 C 35498.648 68885.812 35495.686 68900.623 35489.761 68914.672 C 35484.006 68928.553 35473.426 68944.972 35458.023 68963.930 C 35453.791 68968.839 35440.334 68983.058 35417.652 69006.586 C 35394.969 69029.946 35362.977 69062.700 35321.675 69104.848 Z">
                <!-- 22 nodes -->
              </draw:path>
              <draw:path id="path6596" draw:style-name="style4" draw:layer="layout" svg:x="18.063cm" svg:y="31.747cm" svg:width="0.140cm" svg:height="0.032cm" svg:viewBox="0.0 0.0 140.000 32.000" svg:d="M 36265.054 63510.950 L 36125.054 63510.950 L 36265.054 63510.950 ">
                <!-- 3 nodes -->
              </draw:path>
              <draw:path id="text6600" draw:style-name="style1" draw:layer="layout" svg:x="17.632cm" svg:y="31.575cm" svg:width="0.250cm" svg:height="0.393cm" svg:viewBox="0.0 0.0 249.590 393.301" svg:d="M 35434.410 63331.618 C 35458.954 63336.865 35478.081 63347.783 35491.792 63364.372 C 35505.673 63380.960 35512.613 63401.442 35512.613 63425.817 C 35512.613 63463.226 35499.748 63492.171 35474.019 63512.653 C 35448.290 63533.135 35411.727 63543.376 35364.331 63543.376 C 35348.420 63543.376 35332.001 63541.768 35315.074 63538.551 C 35298.316 63535.505 35280.966 63530.850 35263.023 63524.587 L 35263.023 63475.075 C 35277.242 63483.369 35292.814 63489.632 35309.742 63493.864 C 35326.669 63498.096 35344.357 63500.212 35362.808 63500.212 C 35394.969 63500.212 35419.429 63493.864 35436.187 63481.169 C 35453.114 63468.473 35461.577 63450.023 35461.577 63425.817 C 35461.577 63403.473 35453.706 63386.038 35437.964 63373.512 C 35422.391 63360.817 35400.640 63354.469 35372.710 63354.469 L 35328.531 63354.469 L 35328.531 63312.321 L 35374.742 63312.321 C 35399.963 63312.321 35419.260 63307.327 35432.632 63297.340 C 35446.005 63287.184 35452.691 63272.627 35452.691 63253.669 C 35452.691 63234.202 35445.751 63219.307 35431.870 63208.981 C 35418.160 63198.486 35398.439 63193.239 35372.710 63193.239 C 35358.661 63193.239 35343.596 63194.762 35327.515 63197.809 C 35311.434 63200.856 35293.745 63205.596 35274.449 63212.028 L 35274.449 63166.325 C 35293.915 63160.908 35312.111 63156.846 35329.038 63154.137 C 35346.135 63151.429 35362.216 63150.075 35377.281 63150.075 C 35416.213 63150.075 35447.020 63158.962 35469.702 63176.735 C 35492.385 63194.339 35503.726 63218.206 35503.726 63248.337 C 35503.726 63269.326 35497.717 63287.100 35485.699 63301.657 C 35473.680 63316.045 35456.584 63326.032 35434.410 63331.618 Z">
                <!-- 30 nodes -->
              </draw:path>
              <draw:path id="path6602" draw:style-name="style4" draw:layer="layout" svg:x="18.063cm" svg:y="28.941cm" svg:width="0.140cm" svg:height="0.032cm" svg:viewBox="0.0 0.0 140.000 32.000" svg:d="M 36265.054 57898.950 L 36125.054 57898.950 L 36265.054 57898.950 ">
                <!-- 3 nodes -->
              </draw:path>
              <draw:path id="text6606" draw:style-name="style1" draw:layer="layout" svg:x="17.617cm" svg:y="28.776cm" svg:width="0.276cm" svg:height="0.379cm" svg:viewBox="0.0 0.0 276.250 379.082" svg:d="M 35405.718 57596.473 L 35276.226 57798.837 L 35405.718 57798.837 L 35405.718 57596.473 ZM 35392.261 57551.786 L 35456.753 57551.786 L 35456.753 57798.837 L 35510.835 57798.837 L 35510.835 57841.493 L 35456.753 57841.493 L 35456.753 57930.868 L 35405.718 57930.868 L 35405.718 57841.493 L 35234.585 57841.493 L 35234.585 57791.981 L 35392.261 57551.786 Z">
                <!-- 16 nodes -->
              </draw:path>
              <draw:path id="path6612" draw:style-name="style5" draw:layer="layout" svg:x="18.187cm" svg:y="27.538cm" svg:width="0.032cm" svg:height="11.256cm" svg:viewBox="0.0 0.0 32.000 11256.000" svg:d="M 36389.054 66316.950 L 36389.054 55092.950 L 36389.054 66316.950 ">
                <!-- 3 nodes -->
              </draw:path>
              <draw:path id="path6614" draw:style-name="style5" draw:layer="layout" svg:x="29.411cm" svg:y="27.538cm" svg:width="0.032cm" svg:height="11.256cm" svg:viewBox="0.0 0.0 32.000 11256.000" svg:d="M 58837.054 66316.950 L 58837.054 55092.950 L 58837.054 66316.950 ">
                <!-- 3 nodes -->
              </draw:path>
              <draw:path id="path6616" draw:style-name="style5" draw:layer="layout" svg:x="18.187cm" svg:y="38.762cm" svg:width="11.256cm" svg:height="0.032cm" svg:viewBox="0.0 0.0 11256.000 32.000" svg:d="M 36389.054 77540.950 L 47613.054 77540.950 L 36389.054 77540.950 ">
                <!-- 3 nodes -->
              </draw:path>
              <draw:path id="path6618" draw:style-name="style5" draw:layer="layout" svg:x="18.187cm" svg:y="27.538cm" svg:width="11.256cm" svg:height="0.032cm" svg:viewBox="0.0 0.0 11256.000 32.000" svg:d="M 36389.054 55092.950 L 47613.054 55092.950 L 36389.054 55092.950 ">
                <!-- 3 nodes -->
              </draw:path>
              <draw:path id="text6622" draw:style-name="style0" draw:layer="layout" svg:x="19.480cm" svg:y="37.140cm" svg:width="0.245cm" svg:height="0.386cm" svg:viewBox="0.0 0.0 245.273 386.445" svg:d="M 38976.659 74279.661 L 39178.007 74279.661 L 39178.007 74322.825 L 39023.632 74322.825 L 39023.632 74415.754 C 39031.080 74413.215 39038.528 74411.353 39045.976 74410.168 C 39053.424 74408.814 39060.872 74408.137 39068.320 74408.137 C 39110.637 74408.137 39144.153 74419.732 39168.866 74442.922 C 39193.580 74466.112 39205.937 74497.512 39205.937 74537.121 C 39205.937 74577.916 39193.241 74609.654 39167.851 74632.336 C 39142.460 74654.849 39106.659 74666.106 39060.448 74666.106 C 39044.537 74666.106 39028.287 74664.752 39011.698 74662.043 C 38995.279 74659.335 38978.267 74655.272 38960.663 74649.856 L 38960.663 74598.313 C 38975.898 74606.607 38991.640 74612.785 39007.890 74616.848 C 39024.140 74620.910 39041.321 74622.942 39059.433 74622.942 C 39088.717 74622.942 39111.907 74615.240 39129.003 74599.836 C 39146.100 74584.433 39154.648 74563.528 39154.648 74537.121 C 39154.648 74510.715 39146.100 74489.810 39129.003 74474.407 C 39111.907 74459.003 39088.717 74451.301 39059.433 74451.301 C 39045.722 74451.301 39032.011 74452.825 39018.300 74455.871 C 39004.758 74458.918 38990.878 74463.658 38976.659 74470.090 L 38976.659 74279.661 Z">
                <!-- 23 nodes -->
              </draw:path>
              <draw:path id="text6626" draw:style-name="style1" draw:layer="layout" svg:x="21.613cm" svg:y="37.124cm" svg:width="1.587cm" svg:height="0.463cm" svg:viewBox="0.0 0.0 1587.235 463.125" svg:d="M 43362.253 74433.274 C 43339.233 74433.274 43320.951 74441.145 43307.410 74456.887 C 43294.037 74472.629 43287.351 74494.211 43287.351 74521.633 C 43287.351 74548.886 43294.037 74570.468 43307.410 74586.379 C 43320.951 74602.121 43339.233 74609.993 43362.253 74609.993 C 43385.274 74609.993 43403.471 74602.121 43416.843 74586.379 C 43430.385 74570.468 43437.156 74548.886 43437.156 74521.633 C 43437.156 74494.211 43430.385 74472.629 43416.843 74456.887 C 43403.471 74441.145 43385.274 74433.274 43362.253 74433.274 ZM 43464.070 74272.551 L 43464.070 74319.270 C 43451.205 74313.176 43438.171 74308.521 43424.968 74305.305 C 43411.934 74302.089 43398.985 74300.481 43386.121 74300.481 C 43352.267 74300.481 43326.368 74311.907 43308.425 74334.758 C 43290.652 74357.610 43280.496 74392.141 43277.957 74438.352 C 43287.944 74423.625 43300.470 74412.369 43315.535 74404.582 C 43330.600 74396.627 43347.188 74392.649 43365.300 74392.649 C 43403.386 74392.649 43433.432 74404.244 43455.437 74427.434 C 43477.612 74450.455 43488.699 74481.855 43488.699 74521.633 C 43488.699 74560.565 43477.188 74591.796 43454.168 74615.325 C 43431.147 74638.853 43400.509 74650.618 43362.253 74650.618 C 43318.412 74650.618 43284.897 74633.860 43261.707 74600.344 C 43238.517 74566.659 43226.921 74517.909 43226.921 74454.094 C 43226.921 74394.172 43241.140 74346.438 43269.578 74310.891 C 43298.015 74275.175 43336.186 74257.317 43384.089 74257.317 C 43396.954 74257.317 43409.903 74258.586 43422.937 74261.125 C 43436.140 74263.664 43449.851 74267.473 43464.070 74272.551 ZM 43847.923 74248.684 C 43825.241 74287.616 43808.399 74326.125 43797.396 74364.211 C 43786.393 74402.297 43780.892 74440.891 43780.892 74479.993 C 43780.892 74519.094 43786.393 74557.857 43797.396 74596.282 C 43808.568 74634.537 43825.410 74673.046 43847.923 74711.809 L 43807.298 74711.809 C 43781.908 74672.030 43762.865 74632.929 43750.169 74594.504 C 43737.643 74556.080 43731.380 74517.909 43731.380 74479.993 C 43731.380 74442.245 43737.643 74404.244 43750.169 74365.989 C 43762.695 74327.733 43781.738 74288.632 43807.298 74248.684 L 43847.923 74248.684 ZM 44128.673 74317.239 L 44128.673 74458.664 L 44270.098 74458.664 L 44270.098 74501.828 L 44128.673 74501.828 L 44128.673 74643.254 L 44086.016 74643.254 L 44086.016 74501.828 L 43944.591 74501.828 L 43944.591 74458.664 L 44086.016 74458.664 L 44086.016 74317.239 L 44128.673 74317.239 ZM 44389.745 74600.090 L 44473.534 74600.090 L 44473.534 74310.891 L 44382.382 74329.172 L 44382.382 74282.453 L 44473.026 74264.172 L 44524.315 74264.172 L 44524.315 74600.090 L 44608.104 74600.090 L 44608.104 74643.254 L 44389.745 74643.254 L 44389.745 74600.090 ZM 44697.613 74248.684 L 44738.238 74248.684 C 44763.629 74288.632 44782.587 74327.733 44795.113 74365.989 C 44807.809 74404.244 44814.156 74442.245 44814.156 74479.993 C 44814.156 74517.909 44807.809 74556.080 44795.113 74594.504 C 44782.587 74632.929 44763.629 74672.030 44738.238 74711.809 L 44697.613 74711.809 C 44720.126 74673.046 44736.884 74634.537 44747.887 74596.282 C 44759.059 74557.857 44764.645 74519.094 44764.645 74479.993 C 44764.645 74440.891 44759.059 74402.297 44747.887 74364.211 C 44736.884 74326.125 44720.126 74287.616 44697.613 74248.684 Z">
                <!-- 74 nodes -->
              </draw:path>
              <draw:path id="text6630" draw:style-name="style1" draw:layer="layout" svg:x="24.416cm" svg:y="37.124cm" svg:width="1.591cm" svg:height="0.463cm" svg:viewBox="0.0 0.0 1590.790 463.125" svg:d="M 48856.186 74635.383 L 48856.186 74588.664 C 48869.051 74594.758 48882.085 74599.413 48895.288 74602.629 C 48908.491 74605.845 48921.440 74607.453 48934.135 74607.453 C 48967.990 74607.453 48993.803 74596.112 49011.577 74573.430 C 49029.519 74550.578 49039.760 74515.963 49042.299 74469.582 C 49032.482 74484.140 49020.040 74495.312 49004.975 74503.098 C 48989.910 74510.884 48973.237 74514.778 48954.956 74514.778 C 48917.039 74514.778 48886.993 74503.352 48864.819 74480.500 C 48842.814 74457.480 48831.811 74426.080 48831.811 74386.301 C 48831.811 74347.369 48843.322 74316.138 48866.342 74292.610 C 48889.363 74269.081 48920.001 74257.317 48958.256 74257.317 C 49002.098 74257.317 49035.529 74274.159 49058.549 74307.844 C 49081.740 74341.360 49093.335 74390.110 49093.335 74454.094 C 49093.335 74513.847 49079.116 74561.581 49050.678 74597.297 C 49022.410 74632.844 48984.324 74650.618 48936.421 74650.618 C 48923.556 74650.618 48910.522 74649.348 48897.319 74646.809 C 48884.116 74644.270 48870.405 74640.461 48856.186 74635.383 ZM 48958.256 74474.660 C 48981.277 74474.660 48999.474 74466.789 49012.846 74451.047 C 49026.388 74435.305 49033.159 74413.723 49033.159 74386.301 C 49033.159 74359.049 49026.388 74337.551 49012.846 74321.809 C 48999.474 74305.897 48981.277 74297.942 48958.256 74297.942 C 48935.236 74297.942 48916.954 74305.897 48903.413 74321.809 C 48890.040 74337.551 48883.354 74359.049 48883.354 74386.301 C 48883.354 74413.723 48890.040 74435.305 48903.413 74451.047 C 48916.954 74466.789 48935.236 74474.660 48958.256 74474.660 ZM 49456.368 74248.684 C 49433.685 74287.616 49416.843 74326.125 49405.840 74364.211 C 49394.838 74402.297 49389.336 74440.891 49389.336 74479.993 C 49389.336 74519.094 49394.838 74557.857 49405.840 74596.282 C 49417.012 74634.537 49433.855 74673.046 49456.368 74711.809 L 49415.743 74711.809 C 49390.352 74672.030 49371.309 74632.929 49358.614 74594.504 C 49346.088 74556.080 49339.825 74517.909 49339.825 74479.993 C 49339.825 74442.245 49346.088 74404.244 49358.614 74365.989 C 49371.140 74327.733 49390.183 74288.632 49415.743 74248.684 L 49456.368 74248.684 ZM 49737.117 74317.239 L 49737.117 74458.664 L 49878.543 74458.664 L 49878.543 74501.828 L 49737.117 74501.828 L 49737.117 74643.254 L 49694.461 74643.254 L 49694.461 74501.828 L 49553.035 74501.828 L 49553.035 74458.664 L 49694.461 74458.664 L 49694.461 74317.239 L 49737.117 74317.239 ZM 50130.221 74308.860 L 50000.728 74511.223 L 50130.221 74511.223 L 50130.221 74308.860 ZM 50116.764 74264.172 L 50181.256 74264.172 L 50181.256 74511.223 L 50235.338 74511.223 L 50235.338 74553.879 L 50181.256 74553.879 L 50181.256 74643.254 L 50130.221 74643.254 L 50130.221 74553.879 L 49959.088 74553.879 L 49959.088 74504.368 L 50116.764 74264.172 ZM 50306.058 74248.684 L 50346.683 74248.684 C 50372.073 74288.632 50391.032 74327.733 50403.558 74365.989 C 50416.253 74404.244 50422.601 74442.245 50422.601 74479.993 C 50422.601 74517.909 50416.253 74556.080 50403.558 74594.504 C 50391.032 74632.929 50372.073 74672.030 50346.683 74711.809 L 50306.058 74711.809 C 50328.571 74673.046 50345.329 74634.537 50356.331 74596.282 C 50367.503 74557.857 50373.089 74519.094 50373.089 74479.993 C 50373.089 74440.891 50367.503 74402.297 50356.331 74364.211 C 50345.329 74326.125 50328.571 74287.616 50306.058 74248.684 Z">
                <!-- 78 nodes -->
              </draw:path>
              <draw:path id="text6634" draw:style-name="style1" draw:layer="layout" svg:x="27.081cm" svg:y="37.124cm" svg:width="1.897cm" svg:height="0.463cm" svg:viewBox="0.0 0.0 1897.135 463.125" svg:d="M 54169.300 74600.090 L 54253.089 74600.090 L 54253.089 74310.891 L 54161.936 74329.172 L 54161.936 74282.453 L 54252.581 74264.172 L 54303.870 74264.172 L 54303.870 74600.090 L 54387.659 74600.090 L 54387.659 74643.254 L 54169.300 74643.254 L 54169.300 74600.090 ZM 54500.020 74600.090 L 54583.809 74600.090 L 54583.809 74310.891 L 54492.656 74329.172 L 54492.656 74282.453 L 54583.301 74264.172 L 54634.590 74264.172 L 54634.590 74600.090 L 54718.379 74600.090 L 54718.379 74643.254 L 54500.020 74643.254 L 54500.020 74600.090 ZM 55092.838 74248.684 C 55070.156 74287.616 55053.313 74326.125 55042.310 74364.211 C 55031.308 74402.297 55025.807 74440.891 55025.807 74479.993 C 55025.807 74519.094 55031.308 74557.857 55042.310 74596.282 C 55053.482 74634.537 55070.325 74673.046 55092.838 74711.809 L 55052.213 74711.809 C 55026.822 74672.030 55007.779 74632.929 54995.084 74594.504 C 54982.558 74556.080 54976.295 74517.909 54976.295 74479.993 C 54976.295 74442.245 54982.558 74404.244 54995.084 74365.989 C 55007.610 74327.733 55026.653 74288.632 55052.213 74248.684 L 55092.838 74248.684 ZM 55373.587 74317.239 L 55373.587 74458.664 L 55515.013 74458.664 L 55515.013 74501.828 L 55373.587 74501.828 L 55373.587 74643.254 L 55330.931 74643.254 L 55330.931 74501.828 L 55189.505 74501.828 L 55189.505 74458.664 L 55330.931 74458.664 L 55330.931 74317.239 L 55373.587 74317.239 ZM 55741.808 74433.274 C 55718.787 74433.274 55700.506 74441.145 55686.964 74456.887 C 55673.592 74472.629 55666.906 74494.211 55666.906 74521.633 C 55666.906 74548.886 55673.592 74570.468 55686.964 74586.379 C 55700.506 74602.121 55718.787 74609.993 55741.808 74609.993 C 55764.829 74609.993 55783.025 74602.121 55796.398 74586.379 C 55809.939 74570.468 55816.710 74548.886 55816.710 74521.633 C 55816.710 74494.211 55809.939 74472.629 55796.398 74456.887 C 55783.025 74441.145 55764.829 74433.274 55741.808 74433.274 ZM 55843.624 74272.551 L 55843.624 74319.270 C 55830.760 74313.176 55817.726 74308.521 55804.523 74305.305 C 55791.489 74302.089 55778.540 74300.481 55765.675 74300.481 C 55731.821 74300.481 55705.922 74311.907 55687.980 74334.758 C 55670.206 74357.610 55660.050 74392.141 55657.511 74438.352 C 55667.498 74423.625 55680.024 74412.369 55695.089 74404.582 C 55710.154 74396.627 55726.743 74392.649 55744.855 74392.649 C 55782.941 74392.649 55812.986 74404.244 55834.991 74427.434 C 55857.166 74450.455 55868.253 74481.855 55868.253 74521.633 C 55868.253 74560.565 55856.743 74591.796 55833.722 74615.325 C 55810.701 74638.853 55780.063 74650.618 55741.808 74650.618 C 55697.967 74650.618 55664.451 74633.860 55641.261 74600.344 C 55618.071 74566.659 55606.476 74517.909 55606.476 74454.094 C 55606.476 74394.172 55620.695 74346.438 55649.132 74310.891 C 55677.570 74275.175 55715.740 74257.317 55763.644 74257.317 C 55776.508 74257.317 55789.458 74258.586 55802.491 74261.125 C 55815.695 74263.664 55829.406 74267.473 55843.624 74272.551 ZM 55942.528 74248.684 L 55983.153 74248.684 C 56008.544 74288.632 56027.502 74327.733 56040.028 74365.989 C 56052.723 74404.244 56059.071 74442.245 56059.071 74479.993 C 56059.071 74517.909 56052.723 74556.080 56040.028 74594.504 C 56027.502 74632.929 56008.544 74672.030 55983.153 74711.809 L 55942.528 74711.809 C 55965.041 74673.046 55981.799 74634.537 55992.801 74596.282 C 56003.973 74557.857 56009.559 74519.094 56009.559 74479.993 C 56009.559 74440.891 56003.973 74402.297 55992.801 74364.211 C 55981.799 74326.125 55965.041 74287.616 55942.528 74248.684 Z">
                <!-- 86 nodes -->
              </draw:path>
              <draw:path id="text6638" draw:style-name="style1" draw:layer="layout" svg:x="19.480cm" svg:y="34.334cm" svg:width="0.245cm" svg:height="0.386cm" svg:viewBox="0.0 0.0 245.273 386.445" svg:d="M 38976.659 68667.661 L 39178.007 68667.661 L 39178.007 68710.825 L 39023.632 68710.825 L 39023.632 68803.755 C 39031.080 68801.216 39038.528 68799.354 39045.976 68798.169 C 39053.424 68796.815 39060.872 68796.137 39068.320 68796.137 C 39110.637 68796.137 39144.153 68807.732 39168.866 68830.923 C 39193.580 68854.113 39205.937 68885.512 39205.937 68925.122 C 39205.937 68965.916 39193.241 68997.654 39167.851 69020.337 C 39142.460 69042.850 39106.659 69054.106 39060.448 69054.106 C 39044.537 69054.106 39028.287 69052.752 39011.698 69050.044 C 38995.279 69047.335 38978.267 69043.273 38960.663 69037.856 L 38960.663 68986.313 C 38975.898 68994.607 38991.640 69000.786 39007.890 69004.848 C 39024.140 69008.911 39041.321 69010.942 39059.433 69010.942 C 39088.717 69010.942 39111.907 69003.240 39129.003 68987.837 C 39146.100 68972.433 39154.648 68951.528 39154.648 68925.122 C 39154.648 68898.716 39146.100 68877.811 39129.003 68862.407 C 39111.907 68847.003 39088.717 68839.301 39059.433 68839.301 C 39045.722 68839.301 39032.011 68840.825 39018.300 68843.872 C 39004.758 68846.919 38990.878 68851.658 38976.659 68858.091 L 38976.659 68667.661 Z">
                <!-- 23 nodes -->
              </draw:path>
              <draw:path id="text6642" draw:style-name="style1" draw:layer="layout" svg:x="21.610cm" svg:y="34.318cm" svg:width="1.591cm" svg:height="0.463cm" svg:viewBox="0.0 0.0 1590.790 463.125" svg:d="M 43244.187 69023.384 L 43244.187 68976.665 C 43257.052 68982.759 43270.086 68987.413 43283.289 68990.630 C 43296.492 68993.846 43309.441 68995.454 43322.136 68995.454 C 43355.990 68995.454 43381.804 68984.113 43399.578 68961.430 C 43417.520 68938.579 43427.761 68903.963 43430.300 68857.583 C 43420.483 68872.140 43408.041 68883.312 43392.976 68891.098 C 43377.911 68898.885 43361.238 68902.778 43342.957 68902.778 C 43305.040 68902.778 43274.994 68891.352 43252.820 68868.501 C 43230.815 68845.480 43219.812 68814.080 43219.812 68774.301 C 43219.812 68735.369 43231.323 68704.139 43254.343 68680.610 C 43277.364 68657.081 43308.002 68645.317 43346.257 68645.317 C 43390.099 68645.317 43423.530 68662.160 43446.550 68695.844 C 43469.740 68729.360 43481.336 68778.110 43481.336 68842.094 C 43481.336 68901.847 43467.117 68949.581 43438.679 68985.298 C 43410.411 69020.844 43372.325 69038.618 43324.421 69038.618 C 43311.557 69038.618 43298.523 69037.348 43285.320 69034.809 C 43272.117 69032.270 43258.406 69028.462 43244.187 69023.384 ZM 43346.257 68862.661 C 43369.278 68862.661 43387.475 68854.790 43400.847 68839.048 C 43414.389 68823.305 43421.160 68801.723 43421.160 68774.301 C 43421.160 68747.049 43414.389 68725.551 43400.847 68709.809 C 43387.475 68693.898 43369.278 68685.942 43346.257 68685.942 C 43323.237 68685.942 43304.955 68693.898 43291.414 68709.809 C 43278.041 68725.551 43271.355 68747.049 43271.355 68774.301 C 43271.355 68801.723 43278.041 68823.305 43291.414 68839.048 C 43304.955 68854.790 43323.237 68862.661 43346.257 68862.661 ZM 43844.369 68636.684 C 43821.686 68675.617 43804.844 68714.126 43793.841 68752.212 C 43782.839 68790.298 43777.337 68828.891 43777.337 68867.993 C 43777.337 68907.094 43782.839 68945.857 43793.841 68984.282 C 43805.013 69022.537 43821.856 69061.046 43844.369 69099.809 L 43803.744 69099.809 C 43778.353 69060.031 43759.310 69020.929 43746.615 68982.505 C 43734.089 68944.080 43727.826 68905.910 43727.826 68867.993 C 43727.826 68830.245 43734.089 68792.244 43746.615 68753.989 C 43759.141 68715.734 43778.184 68676.632 43803.744 68636.684 L 43844.369 68636.684 ZM 44125.118 68705.239 L 44125.118 68846.665 L 44266.544 68846.665 L 44266.544 68889.829 L 44125.118 68889.829 L 44125.118 69031.255 L 44082.462 69031.255 L 44082.462 68889.829 L 43941.036 68889.829 L 43941.036 68846.665 L 44082.462 68846.665 L 44082.462 68705.239 L 44125.118 68705.239 ZM 44518.222 68696.860 L 44388.729 68899.223 L 44518.222 68899.223 L 44518.222 68696.860 ZM 44504.765 68652.173 L 44569.257 68652.173 L 44569.257 68899.223 L 44623.339 68899.223 L 44623.339 68941.880 L 44569.257 68941.880 L 44569.257 69031.255 L 44518.222 69031.255 L 44518.222 68941.880 L 44347.089 68941.880 L 44347.089 68892.368 L 44504.765 68652.173 ZM 44694.059 68636.684 L 44734.684 68636.684 C 44760.074 68676.632 44779.033 68715.734 44791.559 68753.989 C 44804.254 68792.244 44810.602 68830.245 44810.602 68867.993 C 44810.602 68905.910 44804.254 68944.080 44791.559 68982.505 C 44779.033 69020.929 44760.074 69060.031 44734.684 69099.809 L 44694.059 69099.809 C 44716.572 69061.046 44733.330 69022.537 44744.332 68984.282 C 44755.504 68945.857 44761.090 68907.094 44761.090 68867.993 C 44761.090 68828.891 44755.504 68790.298 44744.332 68752.212 C 44733.330 68714.126 44716.572 68675.617 44694.059 68636.684 Z">
                <!-- 78 nodes -->
              </draw:path>
              <draw:path id="text6646" draw:style-name="style1" draw:layer="layout" svg:x="23.933cm" svg:y="34.318cm" svg:width="2.581cm" svg:height="0.463cm" svg:viewBox="0.0 0.0 2580.935 463.125" svg:d="M 47873.550 68988.091 L 47957.339 68988.091 L 47957.339 68698.891 L 47866.187 68717.173 L 47866.187 68670.454 L 47956.831 68652.173 L 48008.120 68652.173 L 48008.120 68988.091 L 48091.909 68988.091 L 48091.909 69031.255 L 47873.550 69031.255 L 47873.550 68988.091 ZM 48305.071 68685.942 C 48278.665 68685.942 48258.775 68698.976 48245.403 68725.044 C 48232.200 68750.942 48225.598 68789.959 48225.598 68842.094 C 48225.598 68894.061 48232.200 68933.078 48245.403 68959.145 C 48258.775 68985.044 48278.665 68997.993 48305.071 68997.993 C 48331.646 68997.993 48351.536 68985.044 48364.739 68959.145 C 48378.111 68933.078 48384.797 68894.061 48384.797 68842.094 C 48384.797 68789.959 48378.111 68750.942 48364.739 68725.044 C 48351.536 68698.976 48331.646 68685.942 48305.071 68685.942 ZM 48305.071 68645.317 C 48347.558 68645.317 48379.973 68662.160 48402.317 68695.844 C 48424.830 68729.360 48436.086 68778.110 48436.086 68842.094 C 48436.086 68905.910 48424.830 68954.660 48402.317 68988.344 C 48379.973 69021.860 48347.558 69038.618 48305.071 69038.618 C 48262.584 69038.618 48230.084 69021.860 48207.571 68988.344 C 48185.227 68954.660 48174.055 68905.910 48174.055 68842.094 C 48174.055 68778.110 48185.227 68729.360 48207.571 68695.844 C 48230.084 68662.160 48262.584 68645.317 48305.071 68645.317 ZM 48797.088 68636.684 C 48774.406 68675.617 48757.564 68714.126 48746.561 68752.212 C 48735.558 68790.298 48730.057 68828.891 48730.057 68867.993 C 48730.057 68907.094 48735.558 68945.857 48746.561 68984.282 C 48757.733 69022.537 48774.575 69061.046 48797.088 69099.809 L 48756.463 69099.809 C 48731.073 69060.031 48712.030 69020.929 48699.334 68982.505 C 48686.808 68944.080 48680.545 68905.910 48680.545 68867.993 C 48680.545 68830.245 48686.808 68792.244 48699.334 68753.989 C 48711.860 68715.734 48730.903 68676.632 48756.463 68636.684 L 48797.088 68636.684 ZM 49077.838 68705.239 L 49077.838 68846.665 L 49219.263 68846.665 L 49219.263 68889.829 L 49077.838 68889.829 L 49077.838 69031.255 L 49035.181 69031.255 L 49035.181 68889.829 L 48893.756 68889.829 L 48893.756 68846.665 L 49035.181 68846.665 L 49035.181 68705.239 L 49077.838 68705.239 ZM 49317.074 68652.173 L 49560.824 68652.173 L 49560.824 68674.009 L 49423.207 69031.255 L 49369.633 69031.255 L 49499.125 68695.337 L 49317.074 68695.337 L 49317.074 68652.173 ZM 49795.888 68867.993 L 49932.744 68867.993 L 49932.744 68909.634 L 49795.888 68909.634 L 49795.888 68867.993 ZM 50058.003 68988.091 L 50237.007 68988.091 L 50237.007 69031.255 L 49996.304 69031.255 L 49996.304 68988.091 C 50015.770 68967.947 50042.261 68940.949 50075.776 68907.094 C 50109.461 68873.071 50130.620 68851.150 50139.253 68841.333 C 50155.672 68822.882 50167.098 68807.309 50173.530 68794.614 C 50180.132 68781.749 50183.433 68769.139 50183.433 68756.782 C 50183.433 68736.639 50176.323 68720.219 50162.105 68707.524 C 50148.055 68694.829 50129.689 68688.481 50107.007 68688.481 C 50090.926 68688.481 50073.914 68691.274 50055.972 68696.860 C 50038.198 68702.446 50019.155 68710.910 49998.843 68722.251 L 49998.843 68670.454 C 50019.494 68662.160 50038.791 68655.897 50056.733 68651.665 C 50074.676 68647.433 50091.095 68645.317 50105.991 68645.317 C 50145.262 68645.317 50176.577 68655.135 50199.937 68674.770 C 50223.296 68694.406 50234.976 68720.643 50234.976 68753.481 C 50234.976 68769.054 50232.013 68783.865 50226.089 68797.915 C 50220.334 68811.795 50209.754 68828.214 50194.351 68847.173 C 50190.119 68852.081 50176.662 68866.300 50153.980 68889.829 C 50131.297 68913.188 50099.305 68945.942 50058.003 68988.091 ZM 50330.579 68636.684 L 50371.204 68636.684 C 50396.594 68676.632 50415.552 68715.734 50428.079 68753.989 C 50440.774 68792.244 50447.121 68830.245 50447.121 68867.993 C 50447.121 68905.910 50440.774 68944.080 50428.079 68982.505 C 50415.552 69020.929 50396.594 69060.031 50371.204 69099.809 L 50330.579 69099.809 C 50353.092 69061.046 50369.849 69022.537 50380.852 68984.282 C 50392.024 68945.857 50397.610 68907.094 50397.610 68867.993 C 50397.610 68828.891 50392.024 68790.298 50380.852 68752.212 C 50369.849 68714.126 50353.092 68675.617 50330.579 68636.684 Z">
                <!-- 100 nodes -->
              </draw:path>
              <draw:path id="text6650" draw:style-name="style1" draw:layer="layout" svg:x="26.890cm" svg:y="34.318cm" svg:width="2.265cm" svg:height="0.463cm" svg:viewBox="0.0 0.0 2264.687 463.125" svg:d="M 53779.866 68652.173 L 54023.616 68652.173 L 54023.616 68674.009 L 53885.999 69031.255 L 53832.425 69031.255 L 53961.917 68695.337 L 53779.866 68695.337 L 53779.866 68652.173 ZM 54394.520 68636.684 C 54371.838 68675.617 54354.996 68714.126 54343.993 68752.212 C 54332.990 68790.298 54327.489 68828.891 54327.489 68867.993 C 54327.489 68907.094 54332.990 68945.857 54343.993 68984.282 C 54355.165 69022.537 54372.007 69061.046 54394.520 69099.809 L 54353.895 69099.809 C 54328.505 69060.031 54309.462 69020.929 54296.766 68982.505 C 54284.240 68944.080 54277.977 68905.910 54277.977 68867.993 C 54277.977 68830.245 54284.240 68792.244 54296.766 68753.989 C 54309.293 68715.734 54328.335 68676.632 54353.895 68636.684 L 54394.520 68636.684 ZM 54675.270 68705.239 L 54675.270 68846.665 L 54816.695 68846.665 L 54816.695 68889.829 L 54675.270 68889.829 L 54675.270 69031.255 L 54632.613 69031.255 L 54632.613 68889.829 L 54491.188 68889.829 L 54491.188 68846.665 L 54632.613 68846.665 L 54632.613 68705.239 L 54675.270 68705.239 ZM 55068.373 68696.860 L 54938.881 68899.223 L 55068.373 68899.223 L 55068.373 68696.860 ZM 55054.916 68652.173 L 55119.408 68652.173 L 55119.408 68899.223 L 55173.490 68899.223 L 55173.490 68941.880 L 55119.408 68941.880 L 55119.408 69031.255 L 55068.373 69031.255 L 55068.373 68941.880 L 54897.240 68941.880 L 54897.240 68892.368 L 55054.916 68652.173 ZM 55393.321 68867.993 L 55530.176 68867.993 L 55530.176 68909.634 L 55393.321 68909.634 L 55393.321 68867.993 ZM 55655.435 68988.091 L 55834.439 68988.091 L 55834.439 69031.255 L 55593.736 69031.255 L 55593.736 68988.091 C 55613.202 68967.947 55639.693 68940.949 55673.208 68907.094 C 55706.893 68873.071 55728.052 68851.150 55736.685 68841.333 C 55753.104 68822.882 55764.530 68807.309 55770.962 68794.614 C 55777.564 68781.749 55780.865 68769.139 55780.865 68756.782 C 55780.865 68736.639 55773.755 68720.219 55759.537 68707.524 C 55745.487 68694.829 55727.121 68688.481 55704.439 68688.481 C 55688.358 68688.481 55671.346 68691.274 55653.404 68696.860 C 55635.630 68702.446 55616.587 68710.910 55596.275 68722.251 L 55596.275 68670.454 C 55616.926 68662.160 55636.223 68655.897 55654.165 68651.665 C 55672.108 68647.433 55688.527 68645.317 55703.423 68645.317 C 55742.694 68645.317 55774.009 68655.135 55797.369 68674.770 C 55820.728 68694.406 55832.408 68720.643 55832.408 68753.481 C 55832.408 68769.054 55829.445 68783.865 55823.521 68797.915 C 55817.766 68811.795 55807.186 68828.214 55791.783 68847.173 C 55787.551 68852.081 55774.094 68866.300 55751.412 68889.829 C 55728.729 68913.188 55696.737 68945.942 55655.435 68988.091 ZM 55928.010 68636.684 L 55968.635 68636.684 C 55994.026 68676.632 56012.984 68715.734 56025.510 68753.989 C 56038.206 68792.244 56044.553 68830.245 56044.553 68867.993 C 56044.553 68905.910 56038.206 68944.080 56025.510 68982.505 C 56012.984 69020.929 55994.026 69060.031 55968.635 69099.809 L 55928.010 69099.809 C 55950.524 69061.046 55967.281 69022.537 55978.284 68984.282 C 55989.456 68945.857 55995.042 68907.094 55995.042 68867.993 C 55995.042 68828.891 55989.456 68790.298 55978.284 68752.212 C 55967.281 68714.126 55950.524 68675.617 55928.010 68636.684 Z">
                <!-- 86 nodes -->
              </draw:path>
              <draw:path id="text6654" draw:style-name="style1" draw:layer="layout" svg:x="18.663cm" svg:y="31.512cm" svg:width="1.897cm" svg:height="0.463cm" svg:viewBox="0.0 0.0 1897.135 463.125" svg:d="M 37333.300 63376.091 L 37417.089 63376.091 L 37417.089 63086.891 L 37325.937 63105.173 L 37325.937 63058.454 L 37416.581 63040.173 L 37467.870 63040.173 L 37467.870 63376.091 L 37551.659 63376.091 L 37551.659 63419.255 L 37333.300 63419.255 L 37333.300 63376.091 ZM 37764.821 63073.942 C 37738.415 63073.942 37718.525 63086.976 37705.153 63113.044 C 37691.950 63138.942 37685.348 63177.959 37685.348 63230.095 C 37685.348 63282.061 37691.950 63321.078 37705.153 63347.145 C 37718.525 63373.044 37738.415 63385.993 37764.821 63385.993 C 37791.396 63385.993 37811.286 63373.044 37824.489 63347.145 C 37837.861 63321.078 37844.547 63282.061 37844.547 63230.095 C 37844.547 63177.959 37837.861 63138.942 37824.489 63113.044 C 37811.286 63086.976 37791.396 63073.942 37764.821 63073.942 ZM 37764.821 63033.317 C 37807.308 63033.317 37839.723 63050.160 37862.067 63083.845 C 37884.580 63117.360 37895.836 63166.110 37895.836 63230.095 C 37895.836 63293.910 37884.580 63342.660 37862.067 63376.345 C 37839.723 63409.860 37807.308 63426.618 37764.821 63426.618 C 37722.334 63426.618 37689.834 63409.860 37667.321 63376.345 C 37644.977 63342.660 37633.805 63293.910 37633.805 63230.095 C 37633.805 63166.110 37644.977 63117.360 37667.321 63083.845 C 37689.834 63050.160 37722.334 63033.317 37764.821 63033.317 ZM 38256.838 63024.684 C 38234.156 63063.617 38217.314 63102.126 38206.311 63140.212 C 38195.308 63178.298 38189.807 63216.891 38189.807 63255.993 C 38189.807 63295.095 38195.308 63333.858 38206.311 63372.282 C 38217.483 63410.537 38234.325 63449.046 38256.838 63487.809 L 38216.213 63487.809 C 38190.823 63448.031 38171.780 63408.929 38159.084 63370.505 C 38146.558 63332.080 38140.295 63293.910 38140.295 63255.993 C 38140.295 63218.246 38146.558 63180.244 38159.084 63141.989 C 38171.610 63103.734 38190.653 63064.632 38216.213 63024.684 L 38256.838 63024.684 ZM 38537.588 63093.239 L 38537.588 63234.665 L 38679.013 63234.665 L 38679.013 63277.829 L 38537.588 63277.829 L 38537.588 63419.255 L 38494.931 63419.255 L 38494.931 63277.829 L 38353.506 63277.829 L 38353.506 63234.665 L 38494.931 63234.665 L 38494.931 63093.239 L 38537.588 63093.239 ZM 38790.281 63040.173 L 38991.629 63040.173 L 38991.629 63083.337 L 38837.254 63083.337 L 38837.254 63176.266 C 38844.702 63173.727 38852.150 63171.865 38859.597 63170.681 C 38867.045 63169.326 38874.493 63168.649 38881.941 63168.649 C 38924.259 63168.649 38957.775 63180.244 38982.488 63203.434 C 39007.202 63226.625 39019.558 63258.024 39019.558 63297.634 C 39019.558 63338.428 39006.863 63370.166 38981.472 63392.848 C 38956.082 63415.362 38920.281 63426.618 38874.070 63426.618 C 38858.159 63426.618 38841.909 63425.264 38825.320 63422.556 C 38808.901 63419.847 38791.889 63415.785 38774.285 63410.368 L 38774.285 63358.825 C 38789.519 63367.119 38805.262 63373.298 38821.512 63377.360 C 38837.762 63381.423 38854.943 63383.454 38873.055 63383.454 C 38902.338 63383.454 38925.528 63375.752 38942.625 63360.348 C 38959.721 63344.945 38968.269 63324.040 38968.269 63297.634 C 38968.269 63271.227 38959.721 63250.322 38942.625 63234.919 C 38925.528 63219.515 38902.338 63211.813 38873.055 63211.813 C 38859.344 63211.813 38845.633 63213.337 38831.922 63216.384 C 38818.380 63219.431 38804.500 63224.170 38790.281 63230.602 L 38790.281 63040.173 ZM 39106.528 63024.684 L 39147.153 63024.684 C 39172.544 63064.632 39191.502 63103.734 39204.028 63141.989 C 39216.724 63180.244 39223.071 63218.246 39223.071 63255.993 C 39223.071 63293.910 39216.724 63332.080 39204.028 63370.505 C 39191.502 63408.929 39172.544 63448.031 39147.153 63487.809 L 39106.528 63487.809 C 39129.042 63449.046 39145.799 63410.537 39156.802 63372.282 C 39167.974 63333.858 39173.560 63295.095 39173.560 63255.993 C 39173.560 63216.891 39167.974 63178.298 39156.802 63140.212 C 39145.799 63102.126 39129.042 63063.617 39106.528 63024.684 Z">
                <!-- 88 nodes -->
              </draw:path>
              <draw:path id="text6658" draw:style-name="style1" draw:layer="layout" svg:x="21.275cm" svg:y="31.512cm" svg:width="2.267cm" svg:height="0.463cm" svg:viewBox="0.0 0.0 2267.226 463.125" svg:d="M 42566.784 63040.173 L 42768.132 63040.173 L 42768.132 63083.337 L 42613.757 63083.337 L 42613.757 63176.266 C 42621.205 63173.727 42628.653 63171.865 42636.101 63170.681 C 42643.549 63169.326 42650.997 63168.649 42658.445 63168.649 C 42700.762 63168.649 42734.278 63180.244 42758.991 63203.434 C 42783.705 63226.625 42796.062 63258.024 42796.062 63297.634 C 42796.062 63338.428 42783.366 63370.166 42757.976 63392.848 C 42732.585 63415.362 42696.784 63426.618 42650.573 63426.618 C 42634.662 63426.618 42618.412 63425.264 42601.823 63422.556 C 42585.404 63419.847 42568.392 63415.785 42550.788 63410.368 L 42550.788 63358.825 C 42566.023 63367.119 42581.765 63373.298 42598.015 63377.360 C 42614.265 63381.423 42631.446 63383.454 42649.558 63383.454 C 42678.842 63383.454 42702.032 63375.752 42719.128 63360.348 C 42736.224 63344.945 42744.773 63324.040 42744.773 63297.634 C 42744.773 63271.227 42736.224 63250.322 42719.128 63234.919 C 42702.032 63219.515 42678.842 63211.813 42649.558 63211.813 C 42635.847 63211.813 42622.136 63213.337 42608.425 63216.384 C 42594.883 63219.431 42581.003 63224.170 42566.784 63230.602 L 42566.784 63040.173 ZM 43167.982 63024.684 C 43145.299 63063.617 43128.457 63102.126 43117.454 63140.212 C 43106.452 63178.298 43100.950 63216.891 43100.950 63255.993 C 43100.950 63295.095 43106.452 63333.858 43117.454 63372.282 C 43128.626 63410.537 43145.469 63449.046 43167.982 63487.809 L 43127.357 63487.809 C 43101.966 63448.031 43082.923 63408.929 43070.228 63370.505 C 43057.702 63332.080 43051.439 63293.910 43051.439 63255.993 C 43051.439 63218.246 43057.702 63180.244 43070.228 63141.989 C 43082.754 63103.734 43101.797 63064.632 43127.357 63024.684 L 43167.982 63024.684 ZM 43448.731 63093.239 L 43448.731 63234.665 L 43590.157 63234.665 L 43590.157 63277.829 L 43448.731 63277.829 L 43448.731 63419.255 L 43406.075 63419.255 L 43406.075 63277.829 L 43264.649 63277.829 L 43264.649 63234.665 L 43406.075 63234.665 L 43406.075 63093.239 L 43448.731 63093.239 ZM 43856.307 63214.860 C 43880.851 63220.108 43899.979 63231.026 43913.690 63247.614 C 43927.570 63264.203 43934.510 63284.684 43934.510 63309.059 C 43934.510 63346.468 43921.646 63375.414 43895.916 63395.895 C 43870.187 63416.377 43833.625 63426.618 43786.229 63426.618 C 43770.318 63426.618 43753.898 63425.010 43736.971 63421.794 C 43720.213 63418.747 43702.863 63414.092 43684.920 63407.829 L 43684.920 63358.317 C 43699.139 63366.612 43714.712 63372.875 43731.639 63377.106 C 43748.566 63381.338 43766.255 63383.454 43784.706 63383.454 C 43816.867 63383.454 43841.327 63377.106 43858.084 63364.411 C 43875.012 63351.716 43883.475 63333.265 43883.475 63309.059 C 43883.475 63286.716 43875.604 63269.281 43859.862 63256.755 C 43844.289 63244.059 43822.538 63237.712 43794.608 63237.712 L 43750.428 63237.712 L 43750.428 63195.563 L 43796.639 63195.563 C 43821.861 63195.563 43841.157 63190.570 43854.530 63180.583 C 43867.902 63170.427 43874.588 63155.869 43874.588 63136.911 C 43874.588 63117.445 43867.648 63102.549 43853.768 63092.223 C 43840.057 63081.729 43820.337 63076.481 43794.608 63076.481 C 43780.558 63076.481 43765.493 63078.005 43749.413 63081.052 C 43733.332 63084.098 43715.643 63088.838 43696.346 63095.270 L 43696.346 63049.567 C 43715.812 63044.151 43734.009 63040.088 43750.936 63037.380 C 43768.032 63034.671 43784.113 63033.317 43799.178 63033.317 C 43838.111 63033.317 43868.918 63042.204 43891.600 63059.977 C 43914.282 63077.582 43925.624 63101.449 43925.624 63131.579 C 43925.624 63152.569 43919.614 63170.342 43907.596 63184.899 C 43895.578 63199.287 43878.482 63209.274 43856.307 63214.860 ZM 44166.782 63255.993 L 44303.637 63255.993 L 44303.637 63297.634 L 44166.782 63297.634 L 44166.782 63255.993 ZM 44540.107 63214.860 C 44564.651 63220.108 44583.779 63231.026 44597.490 63247.614 C 44611.370 63264.203 44618.310 63284.684 44618.310 63309.059 C 44618.310 63346.468 44605.446 63375.414 44579.716 63395.895 C 44553.987 63416.377 44517.425 63426.618 44470.029 63426.618 C 44454.117 63426.618 44437.698 63425.010 44420.771 63421.794 C 44404.013 63418.747 44386.663 63414.092 44368.720 63407.829 L 44368.720 63358.317 C 44382.939 63366.612 44398.512 63372.875 44415.439 63377.106 C 44432.366 63381.338 44450.055 63383.454 44468.506 63383.454 C 44500.667 63383.454 44525.127 63377.106 44541.884 63364.411 C 44558.812 63351.716 44567.275 63333.265 44567.275 63309.059 C 44567.275 63286.716 44559.404 63269.281 44543.662 63256.755 C 44528.089 63244.059 44506.338 63237.712 44478.408 63237.712 L 44434.228 63237.712 L 44434.228 63195.563 L 44480.439 63195.563 C 44505.660 63195.563 44524.957 63190.570 44538.330 63180.583 C 44551.702 63170.427 44558.388 63155.869 44558.388 63136.911 C 44558.388 63117.445 44551.448 63102.549 44537.568 63092.223 C 44523.857 63081.729 44504.137 63076.481 44478.408 63076.481 C 44464.358 63076.481 44449.293 63078.005 44433.213 63081.052 C 44417.132 63084.098 44399.443 63088.838 44380.146 63095.270 L 44380.146 63049.567 C 44399.612 63044.151 44417.809 63040.088 44434.736 63037.380 C 44451.832 63034.671 44467.913 63033.317 44482.978 63033.317 C 44521.910 63033.317 44552.718 63042.204 44575.400 63059.977 C 44598.082 63077.582 44609.423 63101.449 44609.423 63131.579 C 44609.423 63152.569 44603.414 63170.342 44591.396 63184.899 C 44579.378 63199.287 44562.282 63209.274 44540.107 63214.860 ZM 44701.472 63024.684 L 44742.097 63024.684 C 44767.487 63064.632 44786.446 63103.734 44798.972 63141.989 C 44811.667 63180.244 44818.015 63218.246 44818.015 63255.993 C 44818.015 63293.910 44811.667 63332.080 44798.972 63370.505 C 44786.446 63408.929 44767.487 63448.031 44742.097 63487.809 L 44701.472 63487.809 C 44723.985 63449.046 44740.742 63410.537 44751.745 63372.282 C 44762.917 63333.858 44768.503 63295.095 44768.503 63255.993 C 44768.503 63216.891 44762.917 63178.298 44751.745 63140.212 C 44740.742 63102.126 44723.985 63063.617 44701.472 63024.684 Z">
                <!-- 123 nodes -->
              </draw:path>
              <draw:path id="text6662" draw:style-name="style1" draw:layer="layout" svg:x="24.541cm" svg:y="31.512cm" svg:width="1.341cm" svg:height="0.463cm" svg:viewBox="0.0 0.0 1341.226 463.125" svg:d="M 49213.999 63073.942 C 49187.593 63073.942 49167.704 63086.976 49154.331 63113.044 C 49141.128 63138.942 49134.527 63177.959 49134.527 63230.095 C 49134.527 63282.061 49141.128 63321.078 49154.331 63347.145 C 49167.704 63373.044 49187.593 63385.993 49213.999 63385.993 C 49240.575 63385.993 49260.464 63373.044 49273.667 63347.145 C 49287.040 63321.078 49293.726 63282.061 49293.726 63230.095 C 49293.726 63177.959 49287.040 63138.942 49273.667 63113.044 C 49260.464 63086.976 49240.575 63073.942 49213.999 63073.942 ZM 49213.999 63033.317 C 49256.486 63033.317 49288.902 63050.160 49311.245 63083.845 C 49333.758 63117.360 49345.015 63166.110 49345.015 63230.095 C 49345.015 63293.910 49333.758 63342.660 49311.245 63376.345 C 49288.902 63409.860 49256.486 63426.618 49213.999 63426.618 C 49171.512 63426.618 49139.012 63409.860 49116.499 63376.345 C 49094.156 63342.660 49082.984 63293.910 49082.984 63230.095 C 49082.984 63166.110 49094.156 63117.360 49116.499 63083.845 C 49139.012 63050.160 49171.512 63033.317 49213.999 63033.317 ZM 49706.017 63024.684 C 49683.334 63063.617 49666.492 63102.126 49655.489 63140.212 C 49644.487 63178.298 49638.986 63216.891 49638.986 63255.993 C 49638.986 63295.095 49644.487 63333.858 49655.489 63372.282 C 49666.661 63410.537 49683.504 63449.046 49706.017 63487.809 L 49665.392 63487.809 C 49640.001 63448.031 49620.958 63408.929 49608.263 63370.505 C 49595.737 63332.080 49589.474 63293.910 49589.474 63255.993 C 49589.474 63218.246 49595.737 63180.244 49608.263 63141.989 C 49620.789 63103.734 49639.832 63064.632 49665.392 63024.684 L 49706.017 63024.684 ZM 49772.977 63255.993 L 49909.832 63255.993 L 49909.832 63297.634 L 49772.977 63297.634 L 49772.977 63255.993 ZM 49991.420 63040.173 L 50192.767 63040.173 L 50192.767 63083.337 L 50038.392 63083.337 L 50038.392 63176.266 C 50045.840 63173.727 50053.288 63171.865 50060.736 63170.681 C 50068.184 63169.326 50075.632 63168.649 50083.080 63168.649 C 50125.397 63168.649 50158.913 63180.244 50183.627 63203.434 C 50208.340 63226.625 50220.697 63258.024 50220.697 63297.634 C 50220.697 63338.428 50208.002 63370.166 50182.611 63392.848 C 50157.220 63415.362 50121.420 63426.618 50075.209 63426.618 C 50059.297 63426.618 50043.047 63425.264 50026.459 63422.556 C 50010.039 63419.847 49993.028 63415.785 49975.424 63410.368 L 49975.424 63358.825 C 49990.658 63367.119 50006.400 63373.298 50022.650 63377.360 C 50038.900 63381.423 50056.081 63383.454 50074.193 63383.454 C 50103.477 63383.454 50126.667 63375.752 50143.763 63360.348 C 50160.860 63344.945 50169.408 63324.040 50169.408 63297.634 C 50169.408 63271.227 50160.860 63250.322 50143.763 63234.919 C 50126.667 63219.515 50103.477 63211.813 50074.193 63211.813 C 50060.482 63211.813 50046.771 63213.337 50033.060 63216.384 C 50019.519 63219.431 50005.638 63224.170 49991.420 63230.602 L 49991.420 63040.173 ZM 50307.667 63024.684 L 50348.292 63024.684 C 50373.683 63064.632 50392.641 63103.734 50405.167 63141.989 C 50417.862 63180.244 50424.210 63218.246 50424.210 63255.993 C 50424.210 63293.910 50417.862 63332.080 50405.167 63370.505 C 50392.641 63408.929 50373.683 63448.031 50348.292 63487.809 L 50307.667 63487.809 C 50330.180 63449.046 50346.938 63410.537 50357.940 63372.282 C 50369.112 63333.858 50374.698 63295.095 50374.698 63255.993 C 50374.698 63216.891 50369.112 63178.298 50357.940 63140.212 C 50346.938 63102.126 50330.180 63063.617 50307.667 63024.684 Z">
                <!-- 68 nodes -->
              </draw:path>
              <draw:path id="text6666" draw:style-name="style1" draw:layer="layout" svg:x="26.885cm" svg:y="31.512cm" svg:width="2.269cm" svg:height="0.463cm" svg:viewBox="0.0 0.0 2269.258 463.125" svg:d="M 53832.425 63376.091 L 54011.429 63376.091 L 54011.429 63419.255 L 53770.726 63419.255 L 53770.726 63376.091 C 53790.192 63355.947 53816.683 63328.949 53850.198 63295.095 C 53883.883 63261.071 53905.042 63239.151 53913.675 63229.333 C 53930.094 63210.882 53941.520 63195.309 53947.952 63182.614 C 53954.554 63169.750 53957.854 63157.139 53957.854 63144.782 C 53957.854 63124.639 53950.745 63108.220 53936.526 63095.524 C 53922.477 63082.829 53904.111 63076.481 53881.429 63076.481 C 53865.348 63076.481 53848.336 63079.274 53830.393 63084.860 C 53812.620 63090.446 53793.577 63098.910 53773.265 63110.251 L 53773.265 63058.454 C 53793.916 63050.160 53813.213 63043.897 53831.155 63039.665 C 53849.098 63035.433 53865.517 63033.317 53880.413 63033.317 C 53919.684 63033.317 53950.999 63043.135 53974.358 63062.770 C 53997.718 63082.406 54009.397 63108.643 54009.397 63141.481 C 54009.397 63157.054 54006.435 63171.865 54000.511 63185.915 C 53994.755 63199.795 53984.176 63216.214 53968.772 63235.173 C 53964.541 63240.082 53951.084 63254.300 53928.401 63277.829 C 53905.719 63301.188 53873.727 63333.942 53832.425 63376.091 ZM 54389.950 63024.684 C 54367.268 63063.617 54350.425 63102.126 54339.423 63140.212 C 54328.420 63178.298 54322.919 63216.891 54322.919 63255.993 C 54322.919 63295.095 54328.420 63333.858 54339.423 63372.282 C 54350.595 63410.537 54367.437 63449.046 54389.950 63487.809 L 54349.325 63487.809 C 54323.934 63448.031 54304.891 63408.929 54292.196 63370.505 C 54279.670 63332.080 54273.407 63293.910 54273.407 63255.993 C 54273.407 63218.246 54279.670 63180.244 54292.196 63141.989 C 54304.722 63103.734 54323.765 63064.632 54349.325 63024.684 L 54389.950 63024.684 ZM 54670.699 63093.239 L 54670.699 63234.665 L 54812.125 63234.665 L 54812.125 63277.829 L 54670.699 63277.829 L 54670.699 63419.255 L 54628.043 63419.255 L 54628.043 63277.829 L 54486.617 63277.829 L 54486.617 63234.665 L 54628.043 63234.665 L 54628.043 63093.239 L 54670.699 63093.239 ZM 54931.772 63376.091 L 55015.561 63376.091 L 55015.561 63086.891 L 54924.408 63105.173 L 54924.408 63058.454 L 55015.053 63040.173 L 55066.342 63040.173 L 55066.342 63376.091 L 55150.131 63376.091 L 55150.131 63419.255 L 54931.772 63419.255 L 54931.772 63376.091 ZM 55388.750 63255.993 L 55525.606 63255.993 L 55525.606 63297.634 L 55388.750 63297.634 L 55388.750 63255.993 ZM 55747.603 63084.860 L 55618.111 63287.223 L 55747.603 63287.223 L 55747.603 63084.860 ZM 55734.146 63040.173 L 55798.638 63040.173 L 55798.638 63287.223 L 55852.720 63287.223 L 55852.720 63329.880 L 55798.638 63329.880 L 55798.638 63419.255 L 55747.603 63419.255 L 55747.603 63329.880 L 55576.470 63329.880 L 55576.470 63280.368 L 55734.146 63040.173 ZM 55923.440 63024.684 L 55964.065 63024.684 C 55989.456 63064.632 56008.414 63103.734 56020.940 63141.989 C 56033.635 63180.244 56039.983 63218.246 56039.983 63255.993 C 56039.983 63293.910 56033.635 63332.080 56020.940 63370.505 C 56008.414 63408.929 55989.456 63448.031 55964.065 63487.809 L 55923.440 63487.809 C 55945.953 63449.046 55962.711 63410.537 55973.714 63372.282 C 55984.885 63333.858 55990.471 63295.095 55990.471 63255.993 C 55990.471 63216.891 55984.885 63178.298 55973.714 63140.212 C 55962.711 63102.126 55945.953 63063.617 55923.440 63024.684 Z">
                <!-- 90 nodes -->
              </draw:path>
              <draw:path id="text6670" draw:style-name="style1" draw:layer="layout" svg:x="18.929cm" svg:y="28.706cm" svg:width="1.341cm" svg:height="0.463cm" svg:viewBox="0.0 0.0 1341.226 463.125" svg:d="M 37989.999 57461.942 C 37963.593 57461.942 37943.704 57474.976 37930.331 57501.044 C 37917.128 57526.942 37910.527 57565.959 37910.527 57618.095 C 37910.527 57670.061 37917.128 57709.078 37930.331 57735.145 C 37943.704 57761.044 37963.593 57773.993 37989.999 57773.993 C 38016.575 57773.993 38036.464 57761.044 38049.667 57735.145 C 38063.040 57709.078 38069.726 57670.061 38069.726 57618.095 C 38069.726 57565.959 38063.040 57526.942 38049.667 57501.044 C 38036.464 57474.976 38016.575 57461.942 37989.999 57461.942 ZM 37989.999 57421.317 C 38032.486 57421.317 38064.902 57438.160 38087.245 57471.845 C 38109.758 57505.360 38121.015 57554.110 38121.015 57618.095 C 38121.015 57681.910 38109.758 57730.660 38087.245 57764.345 C 38064.902 57797.860 38032.486 57814.618 37989.999 57814.618 C 37947.512 57814.618 37915.012 57797.860 37892.499 57764.345 C 37870.156 57730.660 37858.984 57681.910 37858.984 57618.095 C 37858.984 57554.110 37870.156 57505.360 37892.499 57471.845 C 37915.012 57438.160 37947.512 57421.317 37989.999 57421.317 ZM 38482.017 57412.685 C 38459.334 57451.617 38442.492 57490.126 38431.489 57528.212 C 38420.487 57566.298 38414.986 57604.892 38414.986 57643.993 C 38414.986 57683.095 38420.487 57721.858 38431.489 57760.282 C 38442.661 57798.537 38459.504 57837.047 38482.017 57875.810 L 38441.392 57875.810 C 38416.001 57836.031 38396.958 57796.929 38384.263 57758.505 C 38371.737 57720.080 38365.474 57681.910 38365.474 57643.993 C 38365.474 57606.246 38371.737 57568.244 38384.263 57529.989 C 38396.789 57491.734 38415.832 57452.632 38441.392 57412.685 L 38482.017 57412.685 ZM 38548.977 57643.993 L 38685.832 57643.993 L 38685.832 57685.634 L 38548.977 57685.634 L 38548.977 57643.993 ZM 38767.420 57428.173 L 38968.767 57428.173 L 38968.767 57471.337 L 38814.392 57471.337 L 38814.392 57564.267 C 38821.840 57561.728 38829.288 57559.866 38836.736 57558.681 C 38844.184 57557.326 38851.632 57556.649 38859.080 57556.649 C 38901.397 57556.649 38934.913 57568.244 38959.627 57591.435 C 38984.340 57614.625 38996.697 57646.024 38996.697 57685.634 C 38996.697 57726.428 38984.002 57758.166 38958.611 57780.849 C 38933.220 57803.362 38897.420 57814.618 38851.209 57814.618 C 38835.297 57814.618 38819.047 57813.264 38802.459 57810.556 C 38786.039 57807.847 38769.028 57803.785 38751.424 57798.368 L 38751.424 57746.825 C 38766.658 57755.119 38782.400 57761.298 38798.650 57765.360 C 38814.900 57769.423 38832.081 57771.454 38850.193 57771.454 C 38879.477 57771.454 38902.667 57763.752 38919.763 57748.349 C 38936.860 57732.945 38945.408 57712.040 38945.408 57685.634 C 38945.408 57659.228 38936.860 57638.323 38919.763 57622.919 C 38902.667 57607.515 38879.477 57599.813 38850.193 57599.813 C 38836.482 57599.813 38822.771 57601.337 38809.060 57604.384 C 38795.519 57607.431 38781.638 57612.170 38767.420 57618.603 L 38767.420 57428.173 ZM 39083.667 57412.685 L 39124.292 57412.685 C 39149.683 57452.632 39168.641 57491.734 39181.167 57529.989 C 39193.862 57568.244 39200.210 57606.246 39200.210 57643.993 C 39200.210 57681.910 39193.862 57720.080 39181.167 57758.505 C 39168.641 57796.929 39149.683 57836.031 39124.292 57875.810 L 39083.667 57875.810 C 39106.180 57837.047 39122.938 57798.537 39133.940 57760.282 C 39145.112 57721.858 39150.698 57683.095 39150.698 57643.993 C 39150.698 57604.892 39145.112 57566.298 39133.940 57528.212 C 39122.938 57490.126 39106.180 57451.617 39083.667 57412.685 Z">
                <!-- 68 nodes -->
              </draw:path>
              <draw:path id="text6674" draw:style-name="style1" draw:layer="layout" svg:x="21.735cm" svg:y="28.706cm" svg:width="1.341cm" svg:height="0.463cm" svg:viewBox="0.0 0.0 1341.226 463.125" svg:d="M 43601.999 57461.942 C 43575.593 57461.942 43555.704 57474.976 43542.331 57501.044 C 43529.128 57526.942 43522.527 57565.959 43522.527 57618.095 C 43522.527 57670.061 43529.128 57709.078 43542.331 57735.145 C 43555.704 57761.044 43575.593 57773.993 43601.999 57773.993 C 43628.575 57773.993 43648.464 57761.044 43661.667 57735.145 C 43675.040 57709.078 43681.726 57670.061 43681.726 57618.095 C 43681.726 57565.959 43675.040 57526.942 43661.667 57501.044 C 43648.464 57474.976 43628.575 57461.942 43601.999 57461.942 ZM 43601.999 57421.317 C 43644.486 57421.317 43676.902 57438.160 43699.245 57471.845 C 43721.758 57505.360 43733.015 57554.110 43733.015 57618.095 C 43733.015 57681.910 43721.758 57730.660 43699.245 57764.345 C 43676.902 57797.860 43644.486 57814.618 43601.999 57814.618 C 43559.512 57814.618 43527.012 57797.860 43504.499 57764.345 C 43482.156 57730.660 43470.984 57681.910 43470.984 57618.095 C 43470.984 57554.110 43482.156 57505.360 43504.499 57471.845 C 43527.012 57438.160 43559.512 57421.317 43601.999 57421.317 ZM 44094.017 57412.685 C 44071.335 57451.617 44054.492 57490.126 44043.490 57528.212 C 44032.487 57566.298 44026.986 57604.892 44026.986 57643.993 C 44026.986 57683.095 44032.487 57721.858 44043.490 57760.282 C 44054.661 57798.537 44071.504 57837.047 44094.017 57875.810 L 44053.392 57875.810 C 44028.001 57836.031 44008.958 57796.929 43996.263 57758.505 C 43983.737 57720.080 43977.474 57681.910 43977.474 57643.993 C 43977.474 57606.246 43983.737 57568.244 43996.263 57529.989 C 44008.789 57491.734 44027.832 57452.632 44053.392 57412.685 L 44094.017 57412.685 ZM 44160.977 57643.993 L 44297.833 57643.993 L 44297.833 57685.634 L 44160.977 57685.634 L 44160.977 57643.993 ZM 44379.420 57428.173 L 44580.767 57428.173 L 44580.767 57471.337 L 44426.392 57471.337 L 44426.392 57564.267 C 44433.840 57561.728 44441.288 57559.866 44448.736 57558.681 C 44456.184 57557.326 44463.632 57556.649 44471.080 57556.649 C 44513.398 57556.649 44546.913 57568.244 44571.627 57591.435 C 44596.340 57614.625 44608.697 57646.024 44608.697 57685.634 C 44608.697 57726.428 44596.002 57758.166 44570.611 57780.849 C 44545.220 57803.362 44509.420 57814.618 44463.209 57814.618 C 44447.297 57814.618 44431.047 57813.264 44414.459 57810.556 C 44398.040 57807.847 44381.028 57803.785 44363.424 57798.368 L 44363.424 57746.825 C 44378.658 57755.119 44394.400 57761.298 44410.650 57765.360 C 44426.900 57769.423 44444.081 57771.454 44462.193 57771.454 C 44491.477 57771.454 44514.667 57763.752 44531.763 57748.349 C 44548.860 57732.945 44557.408 57712.040 44557.408 57685.634 C 44557.408 57659.228 44548.860 57638.323 44531.763 57622.919 C 44514.667 57607.515 44491.477 57599.813 44462.193 57599.813 C 44448.482 57599.813 44434.771 57601.337 44421.060 57604.384 C 44407.519 57607.431 44393.638 57612.170 44379.420 57618.603 L 44379.420 57428.173 ZM 44695.667 57412.685 L 44736.292 57412.685 C 44761.683 57452.632 44780.641 57491.734 44793.167 57529.989 C 44805.862 57568.244 44812.210 57606.246 44812.210 57643.993 C 44812.210 57681.910 44805.862 57720.080 44793.167 57758.505 C 44780.641 57796.929 44761.683 57836.031 44736.292 57875.810 L 44695.667 57875.810 C 44718.180 57837.047 44734.938 57798.537 44745.940 57760.282 C 44757.112 57721.858 44762.698 57683.095 44762.698 57643.993 C 44762.698 57604.892 44757.112 57566.298 44745.940 57528.212 C 44734.938 57490.126 44718.180 57451.617 44695.667 57412.685 Z">
                <!-- 68 nodes -->
              </draw:path>
              <draw:path id="text6678" draw:style-name="style0" draw:layer="layout" svg:x="24.564cm" svg:y="28.706cm" svg:width="1.318cm" svg:height="0.463cm" svg:viewBox="0.0 0.0 1318.375 463.125" svg:d="M 49136.050 57764.091 L 49219.839 57764.091 L 49219.839 57474.892 L 49128.687 57493.173 L 49128.687 57446.454 L 49219.331 57428.173 L 49270.620 57428.173 L 49270.620 57764.091 L 49354.409 57764.091 L 49354.409 57807.255 L 49136.050 57807.255 L 49136.050 57764.091 ZM 49728.868 57412.685 C 49706.186 57451.617 49689.344 57490.126 49678.341 57528.212 C 49667.338 57566.298 49661.837 57604.892 49661.837 57643.993 C 49661.837 57683.095 49667.338 57721.858 49678.341 57760.282 C 49689.513 57798.537 49706.355 57837.047 49728.868 57875.810 L 49688.243 57875.810 C 49662.853 57836.031 49643.810 57796.929 49631.114 57758.505 C 49618.588 57720.080 49612.325 57681.910 49612.325 57643.993 C 49612.325 57606.246 49618.588 57568.244 49631.114 57529.989 C 49643.640 57491.734 49662.683 57452.632 49688.243 57412.685 L 49728.868 57412.685 ZM 49795.828 57643.993 L 49932.684 57643.993 L 49932.684 57685.634 L 49795.828 57685.634 L 49795.828 57643.993 ZM 50154.681 57472.860 L 50025.189 57675.224 L 50154.681 57675.224 L 50154.681 57472.860 ZM 50141.224 57428.173 L 50205.716 57428.173 L 50205.716 57675.224 L 50259.798 57675.224 L 50259.798 57717.880 L 50205.716 57717.880 L 50205.716 57807.255 L 50154.681 57807.255 L 50154.681 57717.880 L 49983.549 57717.880 L 49983.549 57668.368 L 50141.224 57428.173 ZM 50330.518 57412.685 L 50371.143 57412.685 C 50396.534 57452.632 50415.492 57491.734 50428.018 57529.989 C 50440.714 57568.244 50447.061 57606.246 50447.061 57643.993 C 50447.061 57681.910 50440.714 57720.080 50428.018 57758.505 C 50415.492 57796.929 50396.534 57836.031 50371.143 57875.810 L 50330.518 57875.810 C 50353.031 57837.047 50369.789 57798.537 50380.792 57760.282 C 50391.964 57721.858 50397.550 57683.095 50397.550 57643.993 C 50397.550 57604.892 50391.964 57566.298 50380.792 57528.212 C 50369.789 57490.126 50353.031 57451.617 50330.518 57412.685 Z">
                <!-- 55 nodes -->
              </draw:path>
              <draw:path id="text6682" draw:style-name="style1" draw:layer="layout" svg:x="27.347cm" svg:y="28.706cm" svg:width="1.341cm" svg:height="0.463cm" svg:viewBox="0.0 0.0 1341.226 463.125" svg:d="M 54825.999 57461.942 C 54799.593 57461.942 54779.704 57474.976 54766.331 57501.044 C 54753.128 57526.942 54746.526 57565.959 54746.526 57618.095 C 54746.526 57670.061 54753.128 57709.078 54766.331 57735.145 C 54779.704 57761.044 54799.593 57773.993 54825.999 57773.993 C 54852.575 57773.993 54872.464 57761.044 54885.667 57735.145 C 54899.040 57709.078 54905.726 57670.061 54905.726 57618.095 C 54905.726 57565.959 54899.040 57526.942 54885.667 57501.044 C 54872.464 57474.976 54852.575 57461.942 54825.999 57461.942 ZM 54825.999 57421.317 C 54868.486 57421.317 54900.901 57438.160 54923.245 57471.845 C 54945.758 57505.360 54957.015 57554.110 54957.015 57618.095 C 54957.015 57681.910 54945.758 57730.660 54923.245 57764.345 C 54900.901 57797.860 54868.486 57814.618 54825.999 57814.618 C 54783.512 57814.618 54751.012 57797.860 54728.499 57764.345 C 54706.155 57730.660 54694.984 57681.910 54694.984 57618.095 C 54694.984 57554.110 54706.155 57505.360 54728.499 57471.845 C 54751.012 57438.160 54783.512 57421.317 54825.999 57421.317 ZM 55318.017 57412.685 C 55295.334 57451.617 55278.492 57490.126 55267.489 57528.212 C 55256.487 57566.298 55250.985 57604.892 55250.985 57643.993 C 55250.985 57683.095 55256.487 57721.858 55267.489 57760.282 C 55278.661 57798.537 55295.504 57837.047 55318.017 57875.810 L 55277.392 57875.810 C 55252.001 57836.031 55232.958 57796.929 55220.263 57758.505 C 55207.737 57720.080 55201.474 57681.910 55201.474 57643.993 C 55201.474 57606.246 55207.737 57568.244 55220.263 57529.989 C 55232.789 57491.734 55251.832 57452.632 55277.392 57412.685 L 55318.017 57412.685 ZM 55384.977 57643.993 L 55521.832 57643.993 L 55521.832 57685.634 L 55384.977 57685.634 L 55384.977 57643.993 ZM 55603.419 57428.173 L 55804.767 57428.173 L 55804.767 57471.337 L 55650.392 57471.337 L 55650.392 57564.267 C 55657.840 57561.728 55665.288 57559.866 55672.736 57558.681 C 55680.184 57557.326 55687.632 57556.649 55695.080 57556.649 C 55737.397 57556.649 55770.913 57568.244 55795.626 57591.435 C 55820.340 57614.625 55832.697 57646.024 55832.697 57685.634 C 55832.697 57726.428 55820.001 57758.166 55794.611 57780.849 C 55769.220 57803.362 55733.419 57814.618 55687.209 57814.618 C 55671.297 57814.618 55655.047 57813.264 55638.459 57810.556 C 55622.039 57807.847 55605.028 57803.785 55587.423 57798.368 L 55587.423 57746.825 C 55602.658 57755.119 55618.400 57761.298 55634.650 57765.360 C 55650.900 57769.423 55668.081 57771.454 55686.193 57771.454 C 55715.477 57771.454 55738.667 57763.752 55755.763 57748.349 C 55772.860 57732.945 55781.408 57712.040 55781.408 57685.634 C 55781.408 57659.228 55772.860 57638.323 55755.763 57622.919 C 55738.667 57607.515 55715.477 57599.813 55686.193 57599.813 C 55672.482 57599.813 55658.771 57601.337 55645.060 57604.384 C 55631.518 57607.431 55617.638 57612.170 55603.419 57618.603 L 55603.419 57428.173 ZM 55919.667 57412.685 L 55960.292 57412.685 C 55985.682 57452.632 56004.641 57491.734 56017.167 57529.989 C 56029.862 57568.244 56036.210 57606.246 56036.210 57643.993 C 56036.210 57681.910 56029.862 57720.080 56017.167 57758.505 C 56004.641 57796.929 55985.682 57836.031 55960.292 57875.810 L 55919.667 57875.810 C 55942.180 57837.047 55958.938 57798.537 55969.940 57760.282 C 55981.112 57721.858 55986.698 57683.095 55986.698 57643.993 C 55986.698 57604.892 55981.112 57566.298 55969.940 57528.212 C 55958.938 57490.126 55942.180 57451.617 55919.667 57412.685 Z">
                <!-- 68 nodes -->
              </draw:path>
            </draw:g>
            <!-- id="g6554" -->
            <draw:g id="g6684">
              <draw:g id="g6686">
                <draw:path id="path6692" draw:style-name="style6" draw:layer="layout" svg:x="30.208cm" svg:y="27.554cm" svg:width="0.562cm" svg:height="11.224cm" svg:viewBox="0.0 0.0 561.600 11224.400" svg:d="M 60416.159 66332.750 L 60416.159 66288.906 L 60416.159 55152.594 L 60416.159 55108.750 L 60977.359 55108.750 L 60977.359 55152.594 L 60977.359 66288.906 L 60977.359 66332.750 L 60416.159 66332.750 Z">
                  <!-- 9 nodes -->
                </draw:path>
              </draw:g>
              <!-- id="g6686" -->
            </draw:g>
            <!-- id="g6684" -->
            <draw:g id="g6694">
              <draw:g id="g6696">
                <draw:frame id="image6698" draw:style-name="gr1" draw:text-style-name="P1" draw:layer="layout" svg:width="11.203cm" svg:height="0.576cm" draw:transform="matrix(5.080 0.000 0.000 98.806 266.300 243.142) translate(30.195cm, 27.569cm)">
                  <draw:image xlink:href="Pictures/image8.png" xlink:type="simple" xlink:show="embed" xlink:actuate="onLoad">
                    <text:p/>
                  </draw:image>
                </draw:frame>
              </draw:g>
              <!-- id="g6696" -->
              <draw:path id="path6700" draw:style-name="style4" draw:layer="layout" svg:x="30.769cm" svg:y="38.755cm" svg:width="0.140cm" svg:height="0.032cm" svg:viewBox="0.0 0.0 140.000 32.000" svg:d="M 61538.759 77526.150 L 61678.759 77526.150 L 61538.759 77526.150 ">
                <!-- 3 nodes -->
              </draw:path>
              <draw:path id="text6704" draw:style-name="style1" draw:layer="layout" svg:x="31.084cm" svg:y="38.583cm" svg:width="1.750cm" svg:height="0.393cm" svg:viewBox="0.0 0.0 1750.271 393.301" svg:d="M 62298.329 77205.901 C 62271.923 77205.901 62252.034 77218.934 62238.661 77245.002 C 62225.458 77270.900 62218.857 77309.917 62218.857 77362.053 C 62218.857 77414.019 62225.458 77453.036 62238.661 77479.104 C 62252.034 77505.002 62271.923 77517.951 62298.329 77517.951 C 62324.905 77517.951 62344.794 77505.002 62357.997 77479.104 C 62371.370 77453.036 62378.056 77414.019 62378.056 77362.053 C 62378.056 77309.917 62371.370 77270.900 62357.997 77245.002 C 62344.794 77218.934 62324.905 77205.901 62298.329 77205.901 ZM 62298.329 77165.276 C 62340.816 77165.276 62373.232 77182.118 62395.575 77215.803 C 62418.088 77249.318 62429.345 77298.068 62429.345 77362.053 C 62429.345 77425.868 62418.088 77474.618 62395.575 77508.303 C 62373.232 77541.818 62340.816 77558.576 62298.329 77558.576 C 62255.842 77558.576 62223.342 77541.818 62200.829 77508.303 C 62178.486 77474.618 62167.314 77425.868 62167.314 77362.053 C 62167.314 77298.068 62178.486 77249.318 62200.829 77215.803 C 62223.342 77182.118 62255.842 77165.276 62298.329 77165.276 ZM 62519.362 77486.721 L 62572.936 77486.721 L 62572.936 77551.213 L 62519.362 77551.213 L 62519.362 77486.721 ZM 62794.409 77205.901 C 62768.003 77205.901 62748.114 77218.934 62734.741 77245.002 C 62721.538 77270.900 62714.937 77309.917 62714.937 77362.053 C 62714.937 77414.019 62721.538 77453.036 62734.741 77479.104 C 62748.114 77505.002 62768.003 77517.951 62794.409 77517.951 C 62820.985 77517.951 62840.874 77505.002 62854.077 77479.104 C 62867.450 77453.036 62874.136 77414.019 62874.136 77362.053 C 62874.136 77309.917 62867.450 77270.900 62854.077 77245.002 C 62840.874 77218.934 62820.985 77205.901 62794.409 77205.901 ZM 62794.409 77165.276 C 62836.896 77165.276 62869.312 77182.118 62891.655 77215.803 C 62914.168 77249.318 62925.425 77298.068 62925.425 77362.053 C 62925.425 77425.868 62914.168 77474.618 62891.655 77508.303 C 62869.312 77541.818 62836.896 77558.576 62794.409 77558.576 C 62751.922 77558.576 62719.422 77541.818 62696.909 77508.303 C 62674.566 77474.618 62663.394 77425.868 62663.394 77362.053 C 62663.394 77298.068 62674.566 77249.318 62696.909 77215.803 C 62719.422 77182.118 62751.922 77165.276 62794.409 77165.276 ZM 63024.329 77508.049 L 63108.118 77508.049 L 63108.118 77218.850 L 63016.965 77237.131 L 63016.965 77190.412 L 63107.610 77172.131 L 63158.899 77172.131 L 63158.899 77508.049 L 63242.688 77508.049 L 63242.688 77551.213 L 63024.329 77551.213 L 63024.329 77508.049 ZM 63390.342 77508.049 L 63569.345 77508.049 L 63569.345 77551.213 L 63328.642 77551.213 L 63328.642 77508.049 C 63348.108 77487.906 63374.599 77460.907 63408.115 77427.053 C 63441.800 77393.029 63462.959 77371.109 63471.592 77361.291 C 63488.011 77342.841 63499.437 77327.268 63505.869 77314.572 C 63512.470 77301.708 63515.771 77289.097 63515.771 77276.740 C 63515.771 77256.597 63508.662 77240.178 63494.443 77227.483 C 63480.394 77214.787 63462.028 77208.440 63439.345 77208.440 C 63423.265 77208.440 63406.253 77211.233 63388.310 77216.818 C 63370.537 77222.404 63351.494 77230.868 63331.181 77242.209 L 63331.181 77190.412 C 63351.832 77182.118 63371.129 77175.855 63389.072 77171.623 C 63407.015 77167.391 63423.434 77165.276 63438.330 77165.276 C 63477.601 77165.276 63508.916 77175.093 63532.275 77194.729 C 63555.634 77214.364 63567.314 77240.601 63567.314 77273.440 C 63567.314 77289.012 63564.352 77303.824 63558.427 77317.873 C 63552.672 77331.753 63542.093 77348.173 63526.689 77367.131 C 63522.457 77372.040 63509.000 77386.259 63486.318 77409.787 C 63463.636 77433.147 63431.644 77465.900 63390.342 77508.049 ZM 63786.569 77205.901 C 63760.163 77205.901 63740.274 77218.934 63726.901 77245.002 C 63713.698 77270.900 63707.097 77309.917 63707.097 77362.053 C 63707.097 77414.019 63713.698 77453.036 63726.901 77479.104 C 63740.274 77505.002 63760.163 77517.951 63786.569 77517.951 C 63813.145 77517.951 63833.034 77505.002 63846.237 77479.104 C 63859.610 77453.036 63866.296 77414.019 63866.296 77362.053 C 63866.296 77309.917 63859.610 77270.900 63846.237 77245.002 C 63833.034 77218.934 63813.145 77205.901 63786.569 77205.901 ZM 63786.569 77165.276 C 63829.056 77165.276 63861.472 77182.118 63883.815 77215.803 C 63906.329 77249.318 63917.585 77298.068 63917.585 77362.053 C 63917.585 77425.868 63906.329 77474.618 63883.815 77508.303 C 63861.472 77541.818 63829.056 77558.576 63786.569 77558.576 C 63744.082 77558.576 63711.582 77541.818 63689.069 77508.303 C 63666.726 77474.618 63655.554 77425.868 63655.554 77362.053 C 63655.554 77298.068 63666.726 77249.318 63689.069 77215.803 C 63711.582 77182.118 63744.082 77165.276 63786.569 77165.276 Z">
                <!-- 93 nodes -->
              </draw:path>
              <draw:path id="path6706" draw:style-name="style4" draw:layer="layout" svg:x="30.769cm" svg:y="37.304cm" svg:width="0.140cm" svg:height="0.032cm" svg:viewBox="0.0 0.0 140.000 32.000" svg:d="M 61538.759 74624.374 L 61678.759 74624.374 L 61538.759 74624.374 ">
                <!-- 3 nodes -->
              </draw:path>
              <draw:path id="text6710" draw:style-name="style1" draw:layer="layout" svg:x="31.084cm" svg:y="37.132cm" svg:width="1.733cm" svg:height="0.393cm" svg:viewBox="0.0 0.0 1732.752 393.301" svg:d="M 62298.329 74304.124 C 62271.923 74304.124 62252.034 74317.158 62238.661 74343.225 C 62225.458 74369.124 62218.857 74408.141 62218.857 74460.276 C 62218.857 74512.242 62225.458 74551.259 62238.661 74577.327 C 62252.034 74603.225 62271.923 74616.175 62298.329 74616.175 C 62324.905 74616.175 62344.794 74603.225 62357.997 74577.327 C 62371.370 74551.259 62378.056 74512.242 62378.056 74460.276 C 62378.056 74408.141 62371.370 74369.124 62357.997 74343.225 C 62344.794 74317.158 62324.905 74304.124 62298.329 74304.124 ZM 62298.329 74263.499 C 62340.816 74263.499 62373.232 74280.341 62395.575 74314.026 C 62418.088 74347.542 62429.345 74396.292 62429.345 74460.276 C 62429.345 74524.091 62418.088 74572.841 62395.575 74606.526 C 62373.232 74640.042 62340.816 74656.800 62298.329 74656.800 C 62255.842 74656.800 62223.342 74640.042 62200.829 74606.526 C 62178.486 74572.841 62167.314 74524.091 62167.314 74460.276 C 62167.314 74396.292 62178.486 74347.542 62200.829 74314.026 C 62223.342 74280.341 62255.842 74263.499 62298.329 74263.499 ZM 62519.362 74584.944 L 62572.936 74584.944 L 62572.936 74649.436 L 62519.362 74649.436 L 62519.362 74584.944 ZM 62794.409 74304.124 C 62768.003 74304.124 62748.114 74317.158 62734.741 74343.225 C 62721.538 74369.124 62714.937 74408.141 62714.937 74460.276 C 62714.937 74512.242 62721.538 74551.259 62734.741 74577.327 C 62748.114 74603.225 62768.003 74616.175 62794.409 74616.175 C 62820.985 74616.175 62840.874 74603.225 62854.077 74577.327 C 62867.450 74551.259 62874.136 74512.242 62874.136 74460.276 C 62874.136 74408.141 62867.450 74369.124 62854.077 74343.225 C 62840.874 74317.158 62820.985 74304.124 62794.409 74304.124 ZM 62794.409 74263.499 C 62836.896 74263.499 62869.312 74280.341 62891.655 74314.026 C 62914.168 74347.542 62925.425 74396.292 62925.425 74460.276 C 62925.425 74524.091 62914.168 74572.841 62891.655 74606.526 C 62869.312 74640.042 62836.896 74656.800 62794.409 74656.800 C 62751.922 74656.800 62719.422 74640.042 62696.909 74606.526 C 62674.566 74572.841 62663.394 74524.091 62663.394 74460.276 C 62663.394 74396.292 62674.566 74347.542 62696.909 74314.026 C 62719.422 74280.341 62751.922 74263.499 62794.409 74263.499 ZM 63024.329 74606.272 L 63108.118 74606.272 L 63108.118 74317.073 L 63016.965 74335.354 L 63016.965 74288.635 L 63107.610 74270.354 L 63158.899 74270.354 L 63158.899 74606.272 L 63242.688 74606.272 L 63242.688 74649.436 L 63024.329 74649.436 L 63024.329 74606.272 ZM 63390.342 74606.272 L 63569.345 74606.272 L 63569.345 74649.436 L 63328.642 74649.436 L 63328.642 74606.272 C 63348.108 74586.129 63374.599 74559.130 63408.115 74525.276 C 63441.800 74491.253 63462.959 74469.332 63471.592 74459.514 C 63488.011 74441.064 63499.437 74425.491 63505.869 74412.796 C 63512.470 74399.931 63515.771 74387.320 63515.771 74374.964 C 63515.771 74354.820 63508.662 74338.401 63494.443 74325.706 C 63480.394 74313.010 63462.028 74306.663 63439.345 74306.663 C 63423.265 74306.663 63406.253 74309.456 63388.310 74315.042 C 63370.537 74320.628 63351.494 74329.091 63331.181 74340.432 L 63331.181 74288.635 C 63351.832 74280.341 63371.129 74274.078 63389.072 74269.846 C 63407.015 74265.615 63423.434 74263.499 63438.330 74263.499 C 63477.601 74263.499 63508.916 74273.316 63532.275 74292.952 C 63555.634 74312.587 63567.314 74338.824 63567.314 74371.663 C 63567.314 74387.236 63564.352 74402.047 63558.427 74416.096 C 63552.672 74429.977 63542.093 74446.396 63526.689 74465.354 C 63522.457 74470.263 63509.000 74484.482 63486.318 74508.010 C 63463.636 74531.370 63431.644 74564.124 63390.342 74606.272 ZM 63721.062 74606.272 L 63900.065 74606.272 L 63900.065 74649.436 L 63659.362 74649.436 L 63659.362 74606.272 C 63678.829 74586.129 63705.319 74559.130 63738.835 74525.276 C 63772.520 74491.253 63793.679 74469.332 63802.312 74459.514 C 63818.731 74441.064 63830.157 74425.491 63836.589 74412.796 C 63843.190 74399.931 63846.491 74387.320 63846.491 74374.964 C 63846.491 74354.820 63839.382 74338.401 63825.163 74325.706 C 63811.114 74313.010 63792.748 74306.663 63770.065 74306.663 C 63753.985 74306.663 63736.973 74309.456 63719.030 74315.042 C 63701.257 74320.628 63682.214 74329.091 63661.901 74340.432 L 63661.901 74288.635 C 63682.552 74280.341 63701.849 74274.078 63719.792 74269.846 C 63737.735 74265.615 63754.154 74263.499 63769.050 74263.499 C 63808.321 74263.499 63839.636 74273.316 63862.995 74292.952 C 63886.355 74312.587 63898.034 74338.824 63898.034 74371.663 C 63898.034 74387.236 63895.072 74402.047 63889.148 74416.096 C 63883.392 74429.977 63872.813 74446.396 63857.409 74465.354 C 63853.177 74470.263 63839.720 74484.482 63817.038 74508.010 C 63794.356 74531.370 63762.364 74564.124 63721.062 74606.272 Z">
                <!-- 97 nodes -->
              </draw:path>
              <draw:path id="path6712" draw:style-name="style4" draw:layer="layout" svg:x="30.769cm" svg:y="35.853cm" svg:width="0.140cm" svg:height="0.032cm" svg:viewBox="0.0 0.0 140.000 32.000" svg:d="M 61538.759 71722.597 L 61678.759 71722.597 L 61538.759 71722.597 ">
                <!-- 3 nodes -->
              </draw:path>
              <draw:path id="text6716" draw:style-name="style1" draw:layer="layout" svg:x="31.084cm" svg:y="35.681cm" svg:width="1.756cm" svg:height="0.393cm" svg:viewBox="0.0 0.0 1755.603 393.301" svg:d="M 62298.329 71402.347 C 62271.923 71402.347 62252.034 71415.381 62238.661 71441.448 C 62225.458 71467.347 62218.857 71506.364 62218.857 71558.499 C 62218.857 71610.465 62225.458 71649.482 62238.661 71675.550 C 62252.034 71701.448 62271.923 71714.398 62298.329 71714.398 C 62324.905 71714.398 62344.794 71701.448 62357.997 71675.550 C 62371.370 71649.482 62378.056 71610.465 62378.056 71558.499 C 62378.056 71506.364 62371.370 71467.347 62357.997 71441.448 C 62344.794 71415.381 62324.905 71402.347 62298.329 71402.347 ZM 62298.329 71361.722 C 62340.816 71361.722 62373.232 71378.564 62395.575 71412.249 C 62418.088 71445.765 62429.345 71494.515 62429.345 71558.499 C 62429.345 71622.314 62418.088 71671.064 62395.575 71704.749 C 62373.232 71738.265 62340.816 71755.023 62298.329 71755.023 C 62255.842 71755.023 62223.342 71738.265 62200.829 71704.749 C 62178.486 71671.064 62167.314 71622.314 62167.314 71558.499 C 62167.314 71494.515 62178.486 71445.765 62200.829 71412.249 C 62223.342 71378.564 62255.842 71361.722 62298.329 71361.722 ZM 62519.362 71683.167 L 62572.936 71683.167 L 62572.936 71747.659 L 62519.362 71747.659 L 62519.362 71683.167 ZM 62794.409 71402.347 C 62768.003 71402.347 62748.114 71415.381 62734.741 71441.448 C 62721.538 71467.347 62714.937 71506.364 62714.937 71558.499 C 62714.937 71610.465 62721.538 71649.482 62734.741 71675.550 C 62748.114 71701.448 62768.003 71714.398 62794.409 71714.398 C 62820.985 71714.398 62840.874 71701.448 62854.077 71675.550 C 62867.450 71649.482 62874.136 71610.465 62874.136 71558.499 C 62874.136 71506.364 62867.450 71467.347 62854.077 71441.448 C 62840.874 71415.381 62820.985 71402.347 62794.409 71402.347 ZM 62794.409 71361.722 C 62836.896 71361.722 62869.312 71378.564 62891.655 71412.249 C 62914.168 71445.765 62925.425 71494.515 62925.425 71558.499 C 62925.425 71622.314 62914.168 71671.064 62891.655 71704.749 C 62869.312 71738.265 62836.896 71755.023 62794.409 71755.023 C 62751.922 71755.023 62719.422 71738.265 62696.909 71704.749 C 62674.566 71671.064 62663.394 71622.314 62663.394 71558.499 C 62663.394 71494.515 62674.566 71445.765 62696.909 71412.249 C 62719.422 71378.564 62751.922 71361.722 62794.409 71361.722 ZM 63024.329 71704.495 L 63108.118 71704.495 L 63108.118 71415.296 L 63016.965 71433.577 L 63016.965 71386.859 L 63107.610 71368.577 L 63158.899 71368.577 L 63158.899 71704.495 L 63242.688 71704.495 L 63242.688 71747.659 L 63024.329 71747.659 L 63024.329 71704.495 ZM 63390.342 71704.495 L 63569.345 71704.495 L 63569.345 71747.659 L 63328.642 71747.659 L 63328.642 71704.495 C 63348.108 71684.352 63374.599 71657.353 63408.115 71623.499 C 63441.800 71589.476 63462.959 71567.555 63471.592 71557.737 C 63488.011 71539.287 63499.437 71523.714 63505.869 71511.019 C 63512.470 71498.154 63515.771 71485.543 63515.771 71473.187 C 63515.771 71453.043 63508.662 71436.624 63494.443 71423.929 C 63480.394 71411.234 63462.028 71404.886 63439.345 71404.886 C 63423.265 71404.886 63406.253 71407.679 63388.310 71413.265 C 63370.537 71418.851 63351.494 71427.314 63331.181 71438.655 L 63331.181 71386.859 C 63351.832 71378.564 63371.129 71372.301 63389.072 71368.070 C 63407.015 71363.838 63423.434 71361.722 63438.330 71361.722 C 63477.601 71361.722 63508.916 71371.540 63532.275 71391.175 C 63555.634 71410.810 63567.314 71437.047 63567.314 71469.886 C 63567.314 71485.459 63564.352 71500.270 63558.427 71514.320 C 63552.672 71528.200 63542.093 71544.619 63526.689 71563.577 C 63522.457 71568.486 63509.000 71582.705 63486.318 71606.234 C 63463.636 71629.593 63431.644 71662.347 63390.342 71704.495 ZM 63817.800 71413.265 L 63688.308 71615.628 L 63817.800 71615.628 L 63817.800 71413.265 ZM 63804.343 71368.577 L 63868.835 71368.577 L 63868.835 71615.628 L 63922.917 71615.628 L 63922.917 71658.284 L 63868.835 71658.284 L 63868.835 71747.659 L 63817.800 71747.659 L 63817.800 71658.284 L 63646.667 71658.284 L 63646.667 71608.773 L 63804.343 71368.577 Z">
                <!-- 91 nodes -->
              </draw:path>
              <draw:path id="path6718" draw:style-name="style4" draw:layer="layout" svg:x="30.769cm" svg:y="34.402cm" svg:width="0.140cm" svg:height="0.032cm" svg:viewBox="0.0 0.0 140.000 32.000" svg:d="M 61538.759 68820.820 L 61678.759 68820.820 L 61538.759 68820.820 ">
                <!-- 3 nodes -->
              </draw:path>
              <draw:path id="text6722" draw:style-name="style1" draw:layer="layout" svg:x="31.084cm" svg:y="34.230cm" svg:width="1.752cm" svg:height="0.393cm" svg:viewBox="0.0 0.0 1752.049 393.301" svg:d="M 62298.329 68500.570 C 62271.923 68500.570 62252.034 68513.604 62238.661 68539.672 C 62225.458 68565.570 62218.857 68604.587 62218.857 68656.722 C 62218.857 68708.689 62225.458 68747.706 62238.661 68773.773 C 62252.034 68799.672 62271.923 68812.621 62298.329 68812.621 C 62324.905 68812.621 62344.794 68799.672 62357.997 68773.773 C 62371.370 68747.706 62378.056 68708.689 62378.056 68656.722 C 62378.056 68604.587 62371.370 68565.570 62357.997 68539.672 C 62344.794 68513.604 62324.905 68500.570 62298.329 68500.570 ZM 62298.329 68459.945 C 62340.816 68459.945 62373.232 68476.788 62395.575 68510.472 C 62418.088 68543.988 62429.345 68592.738 62429.345 68656.722 C 62429.345 68720.538 62418.088 68769.288 62395.575 68802.972 C 62373.232 68836.488 62340.816 68853.246 62298.329 68853.246 C 62255.842 68853.246 62223.342 68836.488 62200.829 68802.972 C 62178.486 68769.288 62167.314 68720.538 62167.314 68656.722 C 62167.314 68592.738 62178.486 68543.988 62200.829 68510.472 C 62223.342 68476.788 62255.842 68459.945 62298.329 68459.945 ZM 62519.362 68781.390 L 62572.936 68781.390 L 62572.936 68845.883 L 62519.362 68845.883 L 62519.362 68781.390 ZM 62794.409 68500.570 C 62768.003 68500.570 62748.114 68513.604 62734.741 68539.672 C 62721.538 68565.570 62714.937 68604.587 62714.937 68656.722 C 62714.937 68708.689 62721.538 68747.706 62734.741 68773.773 C 62748.114 68799.672 62768.003 68812.621 62794.409 68812.621 C 62820.985 68812.621 62840.874 68799.672 62854.077 68773.773 C 62867.450 68747.706 62874.136 68708.689 62874.136 68656.722 C 62874.136 68604.587 62867.450 68565.570 62854.077 68539.672 C 62840.874 68513.604 62820.985 68500.570 62794.409 68500.570 ZM 62794.409 68459.945 C 62836.896 68459.945 62869.312 68476.788 62891.655 68510.472 C 62914.168 68543.988 62925.425 68592.738 62925.425 68656.722 C 62925.425 68720.538 62914.168 68769.288 62891.655 68802.972 C 62869.312 68836.488 62836.896 68853.246 62794.409 68853.246 C 62751.922 68853.246 62719.422 68836.488 62696.909 68802.972 C 62674.566 68769.288 62663.394 68720.538 62663.394 68656.722 C 62663.394 68592.738 62674.566 68543.988 62696.909 68510.472 C 62719.422 68476.788 62751.922 68459.945 62794.409 68459.945 ZM 63024.329 68802.719 L 63108.118 68802.719 L 63108.118 68513.519 L 63016.965 68531.801 L 63016.965 68485.082 L 63107.610 68466.801 L 63158.899 68466.801 L 63158.899 68802.719 L 63242.688 68802.719 L 63242.688 68845.883 L 63024.329 68845.883 L 63024.329 68802.719 ZM 63390.342 68802.719 L 63569.345 68802.719 L 63569.345 68845.883 L 63328.642 68845.883 L 63328.642 68802.719 C 63348.108 68782.575 63374.599 68755.577 63408.115 68721.722 C 63441.800 68687.699 63462.959 68665.778 63471.592 68655.961 C 63488.011 68637.510 63499.437 68621.937 63505.869 68609.242 C 63512.470 68596.377 63515.771 68583.767 63515.771 68571.410 C 63515.771 68551.267 63508.662 68534.847 63494.443 68522.152 C 63480.394 68509.457 63462.028 68503.109 63439.345 68503.109 C 63423.265 68503.109 63406.253 68505.902 63388.310 68511.488 C 63370.537 68517.074 63351.494 68525.538 63331.181 68536.879 L 63331.181 68485.082 C 63351.832 68476.788 63371.129 68470.525 63389.072 68466.293 C 63407.015 68462.061 63423.434 68459.945 63438.330 68459.945 C 63477.601 68459.945 63508.916 68469.763 63532.275 68489.398 C 63555.634 68509.034 63567.314 68535.271 63567.314 68568.109 C 63567.314 68583.682 63564.352 68598.493 63558.427 68612.543 C 63552.672 68626.423 63542.093 68642.842 63526.689 68661.801 C 63522.457 68666.709 63509.000 68680.928 63486.318 68704.457 C 63463.636 68727.816 63431.644 68760.570 63390.342 68802.719 ZM 63792.917 68635.902 C 63769.896 68635.902 63751.615 68643.773 63738.073 68659.515 C 63724.701 68675.258 63718.015 68696.840 63718.015 68724.262 C 63718.015 68751.514 63724.701 68773.096 63738.073 68789.008 C 63751.615 68804.750 63769.896 68812.621 63792.917 68812.621 C 63815.938 68812.621 63834.134 68804.750 63847.507 68789.008 C 63861.049 68773.096 63867.819 68751.514 63867.819 68724.262 C 63867.819 68696.840 63861.049 68675.258 63847.507 68659.515 C 63834.134 68643.773 63815.938 68635.902 63792.917 68635.902 ZM 63894.733 68475.180 L 63894.733 68521.898 C 63881.869 68515.805 63868.835 68511.150 63855.632 68507.933 C 63842.598 68504.717 63829.649 68503.109 63816.784 68503.109 C 63782.930 68503.109 63757.032 68514.535 63739.089 68537.387 C 63721.315 68560.238 63711.159 68594.769 63708.620 68640.980 C 63718.607 68626.254 63731.133 68614.997 63746.198 68607.211 C 63761.263 68599.255 63777.852 68595.277 63795.964 68595.277 C 63834.050 68595.277 63864.095 68606.872 63886.101 68630.062 C 63908.275 68653.083 63919.362 68684.483 63919.362 68724.262 C 63919.362 68763.194 63907.852 68794.424 63884.831 68817.953 C 63861.810 68841.482 63831.172 68853.246 63792.917 68853.246 C 63749.076 68853.246 63715.560 68836.488 63692.370 68802.972 C 63669.180 68769.288 63657.585 68720.538 63657.585 68656.722 C 63657.585 68596.801 63671.804 68549.066 63700.241 68513.519 C 63728.679 68477.803 63766.849 68459.945 63814.753 68459.945 C 63827.618 68459.945 63840.567 68461.215 63853.601 68463.754 C 63866.804 68466.293 63880.515 68470.101 63894.733 68475.180 Z">
                <!-- 102 nodes -->
              </draw:path>
              <draw:path id="path6724" draw:style-name="style4" draw:layer="layout" svg:x="30.769cm" svg:y="32.952cm" svg:width="0.140cm" svg:height="0.032cm" svg:viewBox="0.0 0.0 140.000 32.000" svg:d="M 61538.759 65919.043 L 61678.759 65919.043 L 61538.759 65919.043 ">
                <!-- 3 nodes -->
              </draw:path>
              <draw:path id="text6728" draw:style-name="style1" draw:layer="layout" svg:x="31.084cm" svg:y="32.779cm" svg:width="1.749cm" svg:height="0.393cm" svg:viewBox="0.0 0.0 1749.256 393.301" svg:d="M 62298.329 65598.793 C 62271.923 65598.793 62252.034 65611.827 62238.661 65637.895 C 62225.458 65663.793 62218.857 65702.810 62218.857 65754.946 C 62218.857 65806.912 62225.458 65845.929 62238.661 65871.997 C 62252.034 65897.895 62271.923 65910.844 62298.329 65910.844 C 62324.905 65910.844 62344.794 65897.895 62357.997 65871.997 C 62371.370 65845.929 62378.056 65806.912 62378.056 65754.946 C 62378.056 65702.810 62371.370 65663.793 62357.997 65637.895 C 62344.794 65611.827 62324.905 65598.793 62298.329 65598.793 ZM 62298.329 65558.168 C 62340.816 65558.168 62373.232 65575.011 62395.575 65608.696 C 62418.088 65642.211 62429.345 65690.961 62429.345 65754.946 C 62429.345 65818.761 62418.088 65867.511 62395.575 65901.196 C 62373.232 65934.711 62340.816 65951.469 62298.329 65951.469 C 62255.842 65951.469 62223.342 65934.711 62200.829 65901.196 C 62178.486 65867.511 62167.314 65818.761 62167.314 65754.946 C 62167.314 65690.961 62178.486 65642.211 62200.829 65608.696 C 62223.342 65575.011 62255.842 65558.168 62298.329 65558.168 ZM 62519.362 65879.614 L 62572.936 65879.614 L 62572.936 65944.106 L 62519.362 65944.106 L 62519.362 65879.614 ZM 62794.409 65598.793 C 62768.003 65598.793 62748.114 65611.827 62734.741 65637.895 C 62721.538 65663.793 62714.937 65702.810 62714.937 65754.946 C 62714.937 65806.912 62721.538 65845.929 62734.741 65871.997 C 62748.114 65897.895 62768.003 65910.844 62794.409 65910.844 C 62820.985 65910.844 62840.874 65897.895 62854.077 65871.997 C 62867.450 65845.929 62874.136 65806.912 62874.136 65754.946 C 62874.136 65702.810 62867.450 65663.793 62854.077 65637.895 C 62840.874 65611.827 62820.985 65598.793 62794.409 65598.793 ZM 62794.409 65558.168 C 62836.896 65558.168 62869.312 65575.011 62891.655 65608.696 C 62914.168 65642.211 62925.425 65690.961 62925.425 65754.946 C 62925.425 65818.761 62914.168 65867.511 62891.655 65901.196 C 62869.312 65934.711 62836.896 65951.469 62794.409 65951.469 C 62751.922 65951.469 62719.422 65934.711 62696.909 65901.196 C 62674.566 65867.511 62663.394 65818.761 62663.394 65754.946 C 62663.394 65690.961 62674.566 65642.211 62696.909 65608.696 C 62719.422 65575.011 62751.922 65558.168 62794.409 65558.168 ZM 63024.329 65900.942 L 63108.118 65900.942 L 63108.118 65611.743 L 63016.965 65630.024 L 63016.965 65583.305 L 63107.610 65565.024 L 63158.899 65565.024 L 63158.899 65900.942 L 63242.688 65900.942 L 63242.688 65944.106 L 63024.329 65944.106 L 63024.329 65900.942 ZM 63390.342 65900.942 L 63569.345 65900.942 L 63569.345 65944.106 L 63328.642 65944.106 L 63328.642 65900.942 C 63348.108 65880.799 63374.599 65853.800 63408.115 65819.946 C 63441.800 65785.922 63462.959 65764.002 63471.592 65754.184 C 63488.011 65735.733 63499.437 65720.161 63505.869 65707.465 C 63512.470 65694.601 63515.771 65681.990 63515.771 65669.633 C 63515.771 65649.490 63508.662 65633.071 63494.443 65620.375 C 63480.394 65607.680 63462.028 65601.332 63439.345 65601.332 C 63423.265 65601.332 63406.253 65604.125 63388.310 65609.711 C 63370.537 65615.297 63351.494 65623.761 63331.181 65635.102 L 63331.181 65583.305 C 63351.832 65575.011 63371.129 65568.748 63389.072 65564.516 C 63407.015 65560.284 63423.434 65558.168 63438.330 65558.168 C 63477.601 65558.168 63508.916 65567.986 63532.275 65587.622 C 63555.634 65607.257 63567.314 65633.494 63567.314 65666.332 C 63567.314 65681.905 63564.352 65696.717 63558.427 65710.766 C 63552.672 65724.646 63542.093 65741.066 63526.689 65760.024 C 63522.457 65764.933 63509.000 65779.151 63486.318 65802.680 C 63463.636 65826.039 63431.644 65858.793 63390.342 65900.942 ZM 63786.569 65764.086 C 63762.194 65764.086 63742.982 65770.603 63728.933 65783.637 C 63715.052 65796.671 63708.112 65814.614 63708.112 65837.465 C 63708.112 65860.317 63715.052 65878.260 63728.933 65891.293 C 63742.982 65904.327 63762.194 65910.844 63786.569 65910.844 C 63810.944 65910.844 63830.157 65904.327 63844.206 65891.293 C 63858.256 65878.090 63865.280 65860.148 63865.280 65837.465 C 63865.280 65814.614 63858.256 65796.671 63844.206 65783.637 C 63830.326 65770.603 63811.114 65764.086 63786.569 65764.086 ZM 63735.280 65742.250 C 63713.275 65736.834 63696.094 65726.593 63683.737 65711.528 C 63671.550 65696.463 63665.456 65678.097 63665.456 65656.430 C 63665.456 65626.131 63676.205 65602.179 63697.702 65584.575 C 63719.369 65566.970 63748.991 65558.168 63786.569 65558.168 C 63824.317 65558.168 63853.939 65566.970 63875.437 65584.575 C 63896.934 65602.179 63907.683 65626.131 63907.683 65656.430 C 63907.683 65678.097 63901.504 65696.463 63889.148 65711.528 C 63876.960 65726.593 63859.948 65736.834 63838.112 65742.250 C 63862.826 65748.006 63882.038 65759.262 63895.749 65776.020 C 63909.629 65792.778 63916.569 65813.260 63916.569 65837.465 C 63916.569 65874.197 63905.313 65902.381 63882.800 65922.016 C 63860.456 65941.651 63828.379 65951.469 63786.569 65951.469 C 63744.759 65951.469 63712.598 65941.651 63690.085 65922.016 C 63667.741 65902.381 63656.569 65874.197 63656.569 65837.465 C 63656.569 65813.260 63663.509 65792.778 63677.390 65776.020 C 63691.270 65759.262 63710.567 65748.006 63735.280 65742.250 ZM 63716.491 65661.254 C 63716.491 65680.890 63722.585 65696.209 63734.773 65707.211 C 63747.129 65718.214 63764.395 65723.715 63786.569 65723.715 C 63808.575 65723.715 63825.756 65718.214 63838.112 65707.211 C 63850.638 65696.209 63856.901 65680.890 63856.901 65661.254 C 63856.901 65641.619 63850.638 65626.300 63838.112 65615.297 C 63825.756 65604.295 63808.575 65598.793 63786.569 65598.793 C 63764.395 65598.793 63747.129 65604.295 63734.773 65615.297 C 63722.585 65626.300 63716.491 65641.619 63716.491 65661.254 Z">
                <!-- 110 nodes -->
              </draw:path>
              <draw:path id="path6730" draw:style-name="style4" draw:layer="layout" svg:x="30.769cm" svg:y="31.501cm" svg:width="0.140cm" svg:height="0.032cm" svg:viewBox="0.0 0.0 140.000 32.000" svg:d="M 61538.759 63017.267 L 61678.759 63017.267 L 61538.759 63017.267 ">
                <!-- 3 nodes -->
              </draw:path>
              <draw:path id="text6734" draw:style-name="style1" draw:layer="layout" svg:x="31.084cm" svg:y="31.328cm" svg:width="1.750cm" svg:height="0.393cm" svg:viewBox="0.0 0.0 1750.271 393.301" svg:d="M 62298.329 62697.017 C 62271.923 62697.017 62252.034 62710.051 62238.661 62736.118 C 62225.458 62762.017 62218.857 62801.034 62218.857 62853.169 C 62218.857 62905.135 62225.458 62944.152 62238.661 62970.220 C 62252.034 62996.118 62271.923 63009.067 62298.329 63009.067 C 62324.905 63009.067 62344.794 62996.118 62357.997 62970.220 C 62371.370 62944.152 62378.056 62905.135 62378.056 62853.169 C 62378.056 62801.034 62371.370 62762.017 62357.997 62736.118 C 62344.794 62710.051 62324.905 62697.017 62298.329 62697.017 ZM 62298.329 62656.392 C 62340.816 62656.392 62373.232 62673.234 62395.575 62706.919 C 62418.088 62740.435 62429.345 62789.185 62429.345 62853.169 C 62429.345 62916.984 62418.088 62965.734 62395.575 62999.419 C 62373.232 63032.935 62340.816 63049.692 62298.329 63049.692 C 62255.842 63049.692 62223.342 63032.935 62200.829 62999.419 C 62178.486 62965.734 62167.314 62916.984 62167.314 62853.169 C 62167.314 62789.185 62178.486 62740.435 62200.829 62706.919 C 62223.342 62673.234 62255.842 62656.392 62298.329 62656.392 ZM 62519.362 62977.837 L 62572.936 62977.837 L 62572.936 63042.329 L 62519.362 63042.329 L 62519.362 62977.837 ZM 62794.409 62697.017 C 62768.003 62697.017 62748.114 62710.051 62734.741 62736.118 C 62721.538 62762.017 62714.937 62801.034 62714.937 62853.169 C 62714.937 62905.135 62721.538 62944.152 62734.741 62970.220 C 62748.114 62996.118 62768.003 63009.067 62794.409 63009.067 C 62820.985 63009.067 62840.874 62996.118 62854.077 62970.220 C 62867.450 62944.152 62874.136 62905.135 62874.136 62853.169 C 62874.136 62801.034 62867.450 62762.017 62854.077 62736.118 C 62840.874 62710.051 62820.985 62697.017 62794.409 62697.017 ZM 62794.409 62656.392 C 62836.896 62656.392 62869.312 62673.234 62891.655 62706.919 C 62914.168 62740.435 62925.425 62789.185 62925.425 62853.169 C 62925.425 62916.984 62914.168 62965.734 62891.655 62999.419 C 62869.312 63032.935 62836.896 63049.692 62794.409 63049.692 C 62751.922 63049.692 62719.422 63032.935 62696.909 62999.419 C 62674.566 62965.734 62663.394 62916.984 62663.394 62853.169 C 62663.394 62789.185 62674.566 62740.435 62696.909 62706.919 C 62719.422 62673.234 62751.922 62656.392 62794.409 62656.392 ZM 63024.329 62999.165 L 63108.118 62999.165 L 63108.118 62709.966 L 63016.965 62728.247 L 63016.965 62681.528 L 63107.610 62663.247 L 63158.899 62663.247 L 63158.899 62999.165 L 63242.688 62999.165 L 63242.688 63042.329 L 63024.329 63042.329 L 63024.329 62999.165 ZM 63501.552 62837.935 C 63526.097 62843.182 63545.224 62854.100 63558.935 62870.689 C 63572.815 62887.277 63579.756 62907.759 63579.756 62932.134 C 63579.756 62969.543 63566.891 62998.488 63541.162 63018.970 C 63515.433 63039.452 63478.870 63049.692 63431.474 63049.692 C 63415.563 63049.692 63399.144 63048.084 63382.217 63044.868 C 63365.459 63041.821 63348.108 63037.166 63330.166 63030.903 L 63330.166 62981.392 C 63344.384 62989.686 63359.957 62995.949 63376.884 63000.181 C 63393.812 63004.412 63411.500 63006.528 63429.951 63006.528 C 63462.112 63006.528 63486.572 63000.181 63503.330 62987.485 C 63520.257 62974.790 63528.720 62956.340 63528.720 62932.134 C 63528.720 62909.790 63520.849 62892.355 63505.107 62879.829 C 63489.534 62867.134 63467.783 62860.786 63439.853 62860.786 L 63395.674 62860.786 L 63395.674 62818.638 L 63441.884 62818.638 C 63467.106 62818.638 63486.403 62813.644 63499.775 62803.657 C 63513.148 62793.501 63519.834 62778.944 63519.834 62759.985 C 63519.834 62740.519 63512.894 62725.623 63499.013 62715.298 C 63485.302 62704.803 63465.582 62699.556 63439.853 62699.556 C 63425.804 62699.556 63410.739 62701.079 63394.658 62704.126 C 63378.577 62707.173 63360.888 62711.912 63341.592 62718.345 L 63341.592 62672.642 C 63361.058 62667.225 63379.254 62663.162 63396.181 62660.454 C 63413.278 62657.746 63429.358 62656.392 63444.424 62656.392 C 63483.356 62656.392 63514.163 62665.278 63536.845 62683.052 C 63559.528 62700.656 63570.869 62724.523 63570.869 62754.653 C 63570.869 62775.643 63564.860 62793.416 63552.842 62807.974 C 63540.823 62822.362 63523.727 62832.349 63501.552 62837.935 ZM 63786.569 62697.017 C 63760.163 62697.017 63740.274 62710.051 63726.901 62736.118 C 63713.698 62762.017 63707.097 62801.034 63707.097 62853.169 C 63707.097 62905.135 63713.698 62944.152 63726.901 62970.220 C 63740.274 62996.118 63760.163 63009.067 63786.569 63009.067 C 63813.145 63009.067 63833.034 62996.118 63846.237 62970.220 C 63859.610 62944.152 63866.296 62905.135 63866.296 62853.169 C 63866.296 62801.034 63859.610 62762.017 63846.237 62736.118 C 63833.034 62710.051 63813.145 62697.017 63786.569 62697.017 ZM 63786.569 62656.392 C 63829.056 62656.392 63861.472 62673.234 63883.815 62706.919 C 63906.329 62740.435 63917.585 62789.185 63917.585 62853.169 C 63917.585 62916.984 63906.329 62965.734 63883.815 62999.419 C 63861.472 63032.935 63829.056 63049.692 63786.569 63049.692 C 63744.082 63049.692 63711.582 63032.935 63689.069 62999.419 C 63666.726 62965.734 63655.554 62916.984 63655.554 62853.169 C 63655.554 62789.185 63666.726 62740.435 63689.069 62706.919 C 63711.582 62673.234 63744.082 62656.392 63786.569 62656.392 Z">
                <!-- 101 nodes -->
              </draw:path>
              <draw:path id="path6736" draw:style-name="style4" draw:layer="layout" svg:x="30.769cm" svg:y="30.050cm" svg:width="0.140cm" svg:height="0.032cm" svg:viewBox="0.0 0.0 140.000 32.000" svg:d="M 61538.759 60115.490 L 61678.759 60115.490 L 61538.759 60115.490 ">
                <!-- 3 nodes -->
              </draw:path>
              <draw:path id="text6740" draw:style-name="style1" draw:layer="layout" svg:x="31.084cm" svg:y="29.877cm" svg:width="1.733cm" svg:height="0.393cm" svg:viewBox="0.0 0.0 1732.752 393.301" svg:d="M 62298.329 59795.240 C 62271.923 59795.240 62252.034 59808.274 62238.661 59834.341 C 62225.458 59860.240 62218.857 59899.257 62218.857 59951.392 C 62218.857 60003.358 62225.458 60042.375 62238.661 60068.443 C 62252.034 60094.341 62271.923 60107.291 62298.329 60107.291 C 62324.905 60107.291 62344.794 60094.341 62357.997 60068.443 C 62371.370 60042.375 62378.056 60003.358 62378.056 59951.392 C 62378.056 59899.257 62371.370 59860.240 62357.997 59834.341 C 62344.794 59808.274 62324.905 59795.240 62298.329 59795.240 ZM 62298.329 59754.615 C 62340.816 59754.615 62373.232 59771.457 62395.575 59805.142 C 62418.088 59838.658 62429.345 59887.408 62429.345 59951.392 C 62429.345 60015.207 62418.088 60063.957 62395.575 60097.642 C 62373.232 60131.158 62340.816 60147.916 62298.329 60147.916 C 62255.842 60147.916 62223.342 60131.158 62200.829 60097.642 C 62178.486 60063.957 62167.314 60015.207 62167.314 59951.392 C 62167.314 59887.408 62178.486 59838.658 62200.829 59805.142 C 62223.342 59771.457 62255.842 59754.615 62298.329 59754.615 ZM 62519.362 60076.060 L 62572.936 60076.060 L 62572.936 60140.552 L 62519.362 60140.552 L 62519.362 60076.060 ZM 62794.409 59795.240 C 62768.003 59795.240 62748.114 59808.274 62734.741 59834.341 C 62721.538 59860.240 62714.937 59899.257 62714.937 59951.392 C 62714.937 60003.358 62721.538 60042.375 62734.741 60068.443 C 62748.114 60094.341 62768.003 60107.291 62794.409 60107.291 C 62820.985 60107.291 62840.874 60094.341 62854.077 60068.443 C 62867.450 60042.375 62874.136 60003.358 62874.136 59951.392 C 62874.136 59899.257 62867.450 59860.240 62854.077 59834.341 C 62840.874 59808.274 62820.985 59795.240 62794.409 59795.240 ZM 62794.409 59754.615 C 62836.896 59754.615 62869.312 59771.457 62891.655 59805.142 C 62914.168 59838.658 62925.425 59887.408 62925.425 59951.392 C 62925.425 60015.207 62914.168 60063.957 62891.655 60097.642 C 62869.312 60131.158 62836.896 60147.916 62794.409 60147.916 C 62751.922 60147.916 62719.422 60131.158 62696.909 60097.642 C 62674.566 60063.957 62663.394 60015.207 62663.394 59951.392 C 62663.394 59887.408 62674.566 59838.658 62696.909 59805.142 C 62719.422 59771.457 62751.922 59754.615 62794.409 59754.615 ZM 63024.329 60097.388 L 63108.118 60097.388 L 63108.118 59808.189 L 63016.965 59826.470 L 63016.965 59779.752 L 63107.610 59761.470 L 63158.899 59761.470 L 63158.899 60097.388 L 63242.688 60097.388 L 63242.688 60140.552 L 63024.329 60140.552 L 63024.329 60097.388 ZM 63501.552 59936.158 C 63526.097 59941.405 63545.224 59952.323 63558.935 59968.912 C 63572.815 59985.500 63579.756 60005.982 63579.756 60030.357 C 63579.756 60067.766 63566.891 60096.711 63541.162 60117.193 C 63515.433 60137.675 63478.870 60147.916 63431.474 60147.916 C 63415.563 60147.916 63399.144 60146.308 63382.217 60143.091 C 63365.459 60140.045 63348.108 60135.390 63330.166 60129.127 L 63330.166 60079.615 C 63344.384 60087.909 63359.957 60094.172 63376.884 60098.404 C 63393.812 60102.636 63411.500 60104.752 63429.951 60104.752 C 63462.112 60104.752 63486.572 60098.404 63503.330 60085.709 C 63520.257 60073.013 63528.720 60054.563 63528.720 60030.357 C 63528.720 60008.013 63520.849 59990.578 63505.107 59978.052 C 63489.534 59965.357 63467.783 59959.009 63439.853 59959.009 L 63395.674 59959.009 L 63395.674 59916.861 L 63441.884 59916.861 C 63467.106 59916.861 63486.403 59911.868 63499.775 59901.881 C 63513.148 59891.724 63519.834 59877.167 63519.834 59858.209 C 63519.834 59838.743 63512.894 59823.847 63499.013 59813.521 C 63485.302 59803.026 63465.582 59797.779 63439.853 59797.779 C 63425.804 59797.779 63410.739 59799.302 63394.658 59802.349 C 63378.577 59805.396 63360.888 59810.136 63341.592 59816.568 L 63341.592 59770.865 C 63361.058 59765.448 63379.254 59761.386 63396.181 59758.677 C 63413.278 59755.969 63429.358 59754.615 63444.424 59754.615 C 63483.356 59754.615 63514.163 59763.502 63536.845 59781.275 C 63559.528 59798.879 63570.869 59822.746 63570.869 59852.877 C 63570.869 59873.866 63564.860 59891.640 63552.842 59906.197 C 63540.823 59920.585 63523.727 59930.572 63501.552 59936.158 ZM 63721.062 60097.388 L 63900.065 60097.388 L 63900.065 60140.552 L 63659.362 60140.552 L 63659.362 60097.388 C 63678.829 60077.245 63705.319 60050.246 63738.835 60016.392 C 63772.520 59982.369 63793.679 59960.448 63802.312 59950.631 C 63818.731 59932.180 63830.157 59916.607 63836.589 59903.912 C 63843.190 59891.047 63846.491 59878.437 63846.491 59866.080 C 63846.491 59845.937 63839.382 59829.517 63825.163 59816.822 C 63811.114 59804.127 63792.748 59797.779 63770.065 59797.779 C 63753.985 59797.779 63736.973 59800.572 63719.030 59806.158 C 63701.257 59811.744 63682.214 59820.207 63661.901 59831.549 L 63661.901 59779.752 C 63682.552 59771.457 63701.849 59765.194 63719.792 59760.963 C 63737.735 59756.731 63754.154 59754.615 63769.050 59754.615 C 63808.321 59754.615 63839.636 59764.433 63862.995 59784.068 C 63886.355 59803.703 63898.034 59829.940 63898.034 59862.779 C 63898.034 59878.352 63895.072 59893.163 63889.148 59907.213 C 63883.392 59921.093 63872.813 59937.512 63857.409 59956.470 C 63853.177 59961.379 63839.720 59975.598 63817.038 59999.127 C 63794.356 60022.486 63762.364 60055.240 63721.062 60097.388 Z">
                <!-- 105 nodes -->
              </draw:path>
              <draw:path id="path6742" draw:style-name="style4" draw:layer="layout" svg:x="30.769cm" svg:y="28.599cm" svg:width="0.140cm" svg:height="0.032cm" svg:viewBox="0.0 0.0 140.000 32.000" svg:d="M 61538.759 57213.713 L 61678.759 57213.713 L 61538.759 57213.713 ">
                <!-- 3 nodes -->
              </draw:path>
              <draw:path id="text6746" draw:style-name="style1" draw:layer="layout" svg:x="31.084cm" svg:y="28.426cm" svg:width="1.756cm" svg:height="0.393cm" svg:viewBox="0.0 0.0 1755.603 393.301" svg:d="M 62298.329 56893.463 C 62271.923 56893.463 62252.034 56906.497 62238.661 56932.565 C 62225.458 56958.463 62218.857 56997.480 62218.857 57049.616 C 62218.857 57101.582 62225.458 57140.599 62238.661 57166.666 C 62252.034 57192.565 62271.923 57205.514 62298.329 57205.514 C 62324.905 57205.514 62344.794 57192.565 62357.997 57166.666 C 62371.370 57140.599 62378.056 57101.582 62378.056 57049.616 C 62378.056 56997.480 62371.370 56958.463 62357.997 56932.565 C 62344.794 56906.497 62324.905 56893.463 62298.329 56893.463 ZM 62298.329 56852.838 C 62340.816 56852.838 62373.232 56869.681 62395.575 56903.366 C 62418.088 56936.881 62429.345 56985.631 62429.345 57049.616 C 62429.345 57113.431 62418.088 57162.181 62395.575 57195.866 C 62373.232 57229.381 62340.816 57246.139 62298.329 57246.139 C 62255.842 57246.139 62223.342 57229.381 62200.829 57195.866 C 62178.486 57162.181 62167.314 57113.431 62167.314 57049.616 C 62167.314 56985.631 62178.486 56936.881 62200.829 56903.366 C 62223.342 56869.681 62255.842 56852.838 62298.329 56852.838 ZM 62519.362 57174.283 L 62572.936 57174.283 L 62572.936 57238.776 L 62519.362 57238.776 L 62519.362 57174.283 ZM 62794.409 56893.463 C 62768.003 56893.463 62748.114 56906.497 62734.741 56932.565 C 62721.538 56958.463 62714.937 56997.480 62714.937 57049.616 C 62714.937 57101.582 62721.538 57140.599 62734.741 57166.666 C 62748.114 57192.565 62768.003 57205.514 62794.409 57205.514 C 62820.985 57205.514 62840.874 57192.565 62854.077 57166.666 C 62867.450 57140.599 62874.136 57101.582 62874.136 57049.616 C 62874.136 56997.480 62867.450 56958.463 62854.077 56932.565 C 62840.874 56906.497 62820.985 56893.463 62794.409 56893.463 ZM 62794.409 56852.838 C 62836.896 56852.838 62869.312 56869.681 62891.655 56903.366 C 62914.168 56936.881 62925.425 56985.631 62925.425 57049.616 C 62925.425 57113.431 62914.168 57162.181 62891.655 57195.866 C 62869.312 57229.381 62836.896 57246.139 62794.409 57246.139 C 62751.922 57246.139 62719.422 57229.381 62696.909 57195.866 C 62674.566 57162.181 62663.394 57113.431 62663.394 57049.616 C 62663.394 56985.631 62674.566 56936.881 62696.909 56903.366 C 62719.422 56869.681 62751.922 56852.838 62794.409 56852.838 ZM 63024.329 57195.612 L 63108.118 57195.612 L 63108.118 56906.412 L 63016.965 56924.694 L 63016.965 56877.975 L 63107.610 56859.694 L 63158.899 56859.694 L 63158.899 57195.612 L 63242.688 57195.612 L 63242.688 57238.776 L 63024.329 57238.776 L 63024.329 57195.612 ZM 63501.552 57034.381 C 63526.097 57039.629 63545.224 57050.547 63558.935 57067.135 C 63572.815 57083.724 63579.756 57104.205 63579.756 57128.580 C 63579.756 57165.989 63566.891 57194.935 63541.162 57215.416 C 63515.433 57235.898 63478.870 57246.139 63431.474 57246.139 C 63415.563 57246.139 63399.144 57244.531 63382.217 57241.315 C 63365.459 57238.268 63348.108 57233.613 63330.166 57227.350 L 63330.166 57177.838 C 63344.384 57186.132 63359.957 57192.395 63376.884 57196.627 C 63393.812 57200.859 63411.500 57202.975 63429.951 57202.975 C 63462.112 57202.975 63486.572 57196.627 63503.330 57183.932 C 63520.257 57171.237 63528.720 57152.786 63528.720 57128.580 C 63528.720 57106.237 63520.849 57088.802 63505.107 57076.276 C 63489.534 57063.580 63467.783 57057.233 63439.853 57057.233 L 63395.674 57057.233 L 63395.674 57015.084 L 63441.884 57015.084 C 63467.106 57015.084 63486.403 57010.091 63499.775 57000.104 C 63513.148 56989.948 63519.834 56975.390 63519.834 56956.432 C 63519.834 56936.966 63512.894 56922.070 63499.013 56911.744 C 63485.302 56901.250 63465.582 56896.002 63439.853 56896.002 C 63425.804 56896.002 63410.739 56897.526 63394.658 56900.573 C 63378.577 56903.619 63360.888 56908.359 63341.592 56914.791 L 63341.592 56869.088 C 63361.058 56863.672 63379.254 56859.609 63396.181 56856.901 C 63413.278 56854.192 63429.358 56852.838 63444.424 56852.838 C 63483.356 56852.838 63514.163 56861.725 63536.845 56879.498 C 63559.528 56897.103 63570.869 56920.970 63570.869 56951.100 C 63570.869 56972.089 63564.860 56989.863 63552.842 57004.420 C 63540.823 57018.808 63523.727 57028.795 63501.552 57034.381 ZM 63817.800 56904.381 L 63688.308 57106.744 L 63817.800 57106.744 L 63817.800 56904.381 ZM 63804.343 56859.694 L 63868.835 56859.694 L 63868.835 57106.744 L 63922.917 57106.744 L 63922.917 57149.401 L 63868.835 57149.401 L 63868.835 57238.776 L 63817.800 57238.776 L 63817.800 57149.401 L 63646.667 57149.401 L 63646.667 57099.889 L 63804.343 56859.694 Z">
                <!-- 99 nodes -->
              </draw:path>
              <draw:path id="text6750" draw:style-name="style1" draw:layer="layout" svg:x="33.129cm" svg:y="32.512cm" svg:width="0.393cm" svg:height="1.310cm" svg:viewBox="0.0 0.0 393.301 1309.854" svg:d="M 66615.028 65328.927 L 66560.946 65328.927 C 66577.027 65311.661 66589.045 65293.210 66597.001 65273.575 C 66604.956 65254.109 66608.934 65233.373 66608.934 65211.368 C 66608.934 65168.035 66595.647 65134.858 66569.071 65111.837 C 66542.665 65088.816 66504.410 65077.305 66454.305 65077.305 C 66404.371 65077.305 66366.115 65088.816 66339.540 65111.837 C 66313.134 65134.858 66299.930 65168.035 66299.930 65211.368 C 66299.930 65233.373 66303.908 65254.109 66311.864 65273.575 C 66319.820 65293.210 66331.838 65311.661 66347.919 65328.927 L 66294.345 65328.927 C 66282.157 65310.984 66273.016 65291.941 66266.923 65271.798 C 66260.829 65251.824 66257.782 65230.665 66257.782 65208.321 C 66257.782 65150.938 66275.302 65105.743 66310.341 65072.735 C 66345.549 65039.727 66393.537 65023.223 66454.305 65023.223 C 66515.243 65023.223 66563.231 65039.727 66598.270 65072.735 C 66633.479 65105.743 66651.083 65150.938 66651.083 65208.321 C 66651.083 65231.003 66648.036 65252.332 66641.942 65272.305 C 66636.018 65292.449 66627.046 65311.322 66615.028 65328.927 ZM 66442.880 65587.785 C 66439.156 65598.788 66431.200 65609.452 66419.012 65619.777 C 66406.825 65630.272 66390.067 65640.767 66368.739 65651.262 L 66265.145 65703.312 L 66265.145 65648.215 L 66362.391 65599.719 C 66387.782 65587.193 66404.624 65575.005 66412.919 65563.156 C 66421.213 65551.476 66425.360 65535.480 66425.360 65515.168 L 66425.360 65459.308 L 66265.145 65459.308 L 66265.145 65408.019 L 66644.227 65408.019 L 66644.227 65523.801 C 66644.227 65567.134 66635.171 65599.465 66617.059 65620.793 C 66598.947 65642.121 66571.610 65652.785 66535.048 65652.785 C 66511.180 65652.785 66491.376 65647.199 66475.634 65636.027 C 66459.891 65625.025 66448.973 65608.944 66442.880 65587.785 ZM 66602.079 65459.308 L 66467.509 65459.308 L 66467.509 65523.801 C 66467.509 65548.514 66473.179 65567.134 66484.520 65579.660 C 66496.031 65592.355 66512.873 65598.703 66535.048 65598.703 C 66557.222 65598.703 66573.895 65592.355 66585.067 65579.660 C 66596.408 65567.134 66602.079 65548.514 66602.079 65523.801 L 66602.079 65459.308 ZM 66602.079 65820.708 L 66459.637 65820.708 L 66459.637 65885.201 C 66459.637 65909.068 66465.816 65927.518 66478.173 65940.552 C 66490.529 65953.586 66508.134 65960.103 66530.985 65960.103 C 66553.667 65960.103 66571.187 65953.586 66583.544 65940.552 C 66595.900 65927.518 66602.079 65909.068 66602.079 65885.201 L 66602.079 65820.708 ZM 66644.227 65769.419 L 66644.227 65885.201 C 66644.227 65927.688 66634.579 65959.764 66615.282 65981.431 C 66596.154 66003.267 66568.055 66014.185 66530.985 66014.185 C 66493.576 66014.185 66465.308 66003.267 66446.180 65981.431 C 66427.053 65959.764 66417.489 65927.688 66417.489 65885.201 L 66417.489 65820.708 L 66265.145 65820.708 L 66265.145 65769.419 L 66644.227 65769.419 ZM 66631.786 66310.225 L 66581.766 66310.225 C 66591.076 66290.759 66598.016 66272.393 66602.587 66255.128 C 66607.157 66237.862 66609.442 66221.189 66609.442 66205.108 C 66609.442 66177.179 66604.025 66155.597 66593.192 66140.362 C 66582.359 66125.297 66566.955 66117.765 66546.981 66117.765 C 66530.223 66117.765 66517.528 66122.758 66508.895 66132.745 C 66500.432 66142.901 66493.576 66162.029 66488.329 66190.128 L 66481.981 66221.104 C 66474.703 66259.360 66461.838 66287.543 66443.387 66305.655 C 66425.106 66323.936 66400.562 66333.077 66369.755 66333.077 C 66333.023 66333.077 66305.178 66320.720 66286.220 66296.007 C 66267.261 66271.462 66257.782 66235.408 66257.782 66187.843 C 66257.782 66169.900 66259.813 66150.772 66263.876 66130.460 C 66267.938 66110.317 66273.947 66089.412 66281.903 66067.745 L 66334.716 66067.745 C 66323.036 66088.565 66314.234 66108.962 66308.309 66128.936 C 66302.385 66148.910 66299.423 66168.546 66299.423 66187.843 C 66299.423 66217.126 66305.178 66239.724 66316.688 66255.636 C 66328.199 66271.547 66344.618 66279.503 66365.946 66279.503 C 66384.566 66279.503 66399.123 66273.748 66409.618 66262.237 C 66420.113 66250.896 66427.984 66232.192 66433.231 66206.124 L 66439.325 66174.893 C 66446.942 66136.638 66458.876 66108.962 66475.126 66091.866 C 66491.376 66074.770 66513.973 66066.222 66542.919 66066.222 C 66576.434 66066.222 66602.841 66077.986 66622.137 66101.515 C 66641.434 66125.212 66651.083 66157.797 66651.083 66199.268 C 66651.083 66217.042 66649.475 66235.154 66646.259 66253.604 C 66643.042 66272.055 66638.218 66290.929 66631.786 66310.225 Z">
                <!-- 91 nodes -->
              </draw:path>
              <draw:path id="path6752" draw:style-name="style5" draw:layer="layout" svg:x="30.192cm" svg:y="27.538cm" svg:width="0.593cm" svg:height="11.256cm" svg:viewBox="0.0 0.0 593.200 11256.000" svg:d="M 60400.359 66316.950 L 60400.359 66273.106 L 60400.359 55136.794 L 60400.359 55092.950 L 60961.559 55092.950 L 60961.559 55136.794 L 60961.559 66273.106 L 60961.559 66316.950 L 60400.359 66316.950 Z">
                <!-- 9 nodes -->
              </draw:path>
            </draw:g>
            <!-- id="g6694" -->
          </draw:g>
          <!-- id="g6536" -->
          <draw:g id="g6871">
            <draw:path id="path6875" draw:style-name="style0" draw:layer="layout" svg:x="2.318cm" svg:y="40.740cm" svg:width="11.224cm" svg:height="11.224cm" svg:viewBox="0.0 0.0 11224.000 11224.000" svg:d="M 4635.211 92703.362 L 15859.210 92703.362 L 15859.210 81479.362 L 4635.211 81479.362 L 4635.211 92703.362 Z">
              <!-- 5 nodes -->
            </draw:path>
            <draw:g id="g6877">
              <draw:g id="g6879">
                <draw:g id="g6885">
                  <draw:frame id="image6887" draw:style-name="gr1" draw:text-style-name="P1" draw:layer="layout" svg:width="11.232cm" svg:height="11.232cm" draw:transform="matrix(99.060 0.000 0.000 99.060 20.440 359.231) translate(2.318cm, 40.732cm)">
                    <draw:image xlink:href="Pictures/image14.png" xlink:type="simple" xlink:show="embed" xlink:actuate="onLoad">
                      <text:p/>
                    </draw:image>
                  </draw:frame>
                </draw:g>
                <!-- id="g6885" -->
              </draw:g>
              <!-- id="g6879" -->
            </draw:g>
            <!-- id="g6877" -->
            <draw:g id="g6889">
              <draw:path id="path6891" draw:style-name="style4" draw:layer="layout" svg:x="3.705cm" svg:y="51.964cm" svg:width="0.032cm" svg:height="0.140cm" svg:viewBox="0.0 0.0 32.000 140.000" svg:d="M 7425.211 103927.361 L 7425.211 104067.361 L 7425.211 103927.361 ">
                <!-- 3 nodes -->
              </draw:path>
              <draw:path id="text6895" draw:style-name="style1" draw:layer="layout" svg:x="3.612cm" svg:y="52.260cm" svg:width="0.226cm" svg:height="0.379cm" svg:viewBox="0.0 0.0 225.723 379.082" svg:d="M 7232.207 104855.115 L 7315.996 104855.115 L 7315.996 104565.916 L 7224.843 104584.197 L 7224.843 104537.479 L 7315.488 104519.197 L 7366.777 104519.197 L 7366.777 104855.115 L 7450.566 104855.115 L 7450.566 104898.279 L 7232.207 104898.279 L 7232.207 104855.115 Z">
                <!-- 12 nodes -->
              </draw:path>
              <draw:path id="path6897" draw:style-name="style4" draw:layer="layout" svg:x="6.511cm" svg:y="51.964cm" svg:width="0.032cm" svg:height="0.140cm" svg:viewBox="0.0 0.0 32.000 140.000" svg:d="M 13037.211 103927.361 L 13037.211 104067.361 L 13037.211 103927.361 ">
                <!-- 3 nodes -->
              </draw:path>
              <draw:path id="text6901" draw:style-name="style1" draw:layer="layout" svg:x="6.399cm" svg:y="52.253cm" svg:width="0.241cm" svg:height="0.386cm" svg:viewBox="0.0 0.0 240.703 385.937" svg:d="M 12860.457 104848.260 L 13039.461 104848.260 L 13039.461 104891.424 L 12798.758 104891.424 L 12798.758 104848.260 C 12818.224 104828.117 12844.715 104801.118 12878.230 104767.264 C 12911.915 104733.240 12933.074 104711.320 12941.707 104701.502 C 12958.126 104683.051 12969.552 104667.479 12975.984 104654.783 C 12982.586 104641.919 12985.887 104629.308 12985.887 104616.951 C 12985.887 104596.808 12978.777 104580.389 12964.558 104567.693 C 12950.509 104554.998 12932.143 104548.650 12909.461 104548.650 C 12893.380 104548.650 12876.368 104551.443 12858.426 104557.029 C 12840.652 104562.615 12821.609 104571.079 12801.297 104582.420 L 12801.297 104530.623 C 12821.948 104522.329 12841.245 104516.066 12859.187 104511.834 C 12877.130 104507.602 12893.549 104505.486 12908.445 104505.486 C 12947.716 104505.486 12979.031 104515.304 13002.390 104534.939 C 13025.750 104554.575 13037.429 104580.812 13037.429 104613.650 C 13037.429 104629.223 13034.467 104644.035 13028.543 104658.084 C 13022.788 104671.964 13012.208 104688.383 12996.804 104707.342 C 12992.573 104712.251 12979.116 104726.469 12956.433 104749.998 C 12933.751 104773.357 12901.759 104806.111 12860.457 104848.260 Z">
                <!-- 22 nodes -->
              </draw:path>
              <draw:path id="path6903" draw:style-name="style4" draw:layer="layout" svg:x="9.317cm" svg:y="51.964cm" svg:width="0.032cm" svg:height="0.140cm" svg:viewBox="0.0 0.0 32.000 140.000" svg:d="M 18649.210 103927.361 L 18649.210 104067.361 L 18649.210 103927.361 ">
                <!-- 3 nodes -->
              </draw:path>
              <draw:path id="text6907" draw:style-name="style1" draw:layer="layout" svg:x="9.207cm" svg:y="52.253cm" svg:width="0.250cm" svg:height="0.393cm" svg:viewBox="0.0 0.0 249.590 393.301" svg:d="M 18585.191 104687.029 C 18609.735 104692.277 18628.863 104703.195 18642.574 104719.783 C 18656.454 104736.372 18663.394 104756.854 18663.394 104781.229 C 18663.394 104818.637 18650.530 104847.583 18624.800 104868.064 C 18599.071 104888.546 18562.509 104898.787 18515.113 104898.787 C 18499.202 104898.787 18482.782 104897.179 18465.855 104893.963 C 18449.097 104890.916 18431.747 104886.261 18413.804 104879.998 L 18413.804 104830.486 C 18428.023 104838.781 18443.596 104845.044 18460.523 104849.275 C 18477.450 104853.507 18495.139 104855.623 18513.590 104855.623 C 18545.751 104855.623 18570.211 104849.275 18586.968 104836.580 C 18603.896 104823.885 18612.359 104805.434 18612.359 104781.229 C 18612.359 104758.885 18604.488 104741.450 18588.746 104728.924 C 18573.173 104716.229 18551.422 104709.881 18523.492 104709.881 L 18479.312 104709.881 L 18479.312 104667.732 L 18525.523 104667.732 C 18550.744 104667.732 18570.041 104662.739 18583.414 104652.752 C 18596.786 104642.596 18603.472 104628.038 18603.472 104609.080 C 18603.472 104589.614 18596.532 104574.718 18582.652 104564.393 C 18568.941 104553.898 18549.221 104548.650 18523.492 104548.650 C 18509.442 104548.650 18494.377 104550.174 18478.297 104553.221 C 18462.216 104556.268 18444.527 104561.007 18425.230 104567.439 L 18425.230 104521.736 C 18444.696 104516.320 18462.893 104512.257 18479.820 104509.549 C 18496.916 104506.841 18512.997 104505.486 18528.062 104505.486 C 18566.994 104505.486 18597.802 104514.373 18620.484 104532.146 C 18643.166 104549.751 18654.507 104573.618 18654.507 104603.748 C 18654.507 104624.738 18648.498 104642.511 18636.480 104657.068 C 18624.462 104671.456 18607.366 104681.443 18585.191 104687.029 Z">
                <!-- 30 nodes -->
              </draw:path>
              <draw:path id="path6909" draw:style-name="style4" draw:layer="layout" svg:x="12.123cm" svg:y="51.964cm" svg:width="0.032cm" svg:height="0.140cm" svg:viewBox="0.0 0.0 32.000 140.000" svg:d="M 24261.210 103927.361 L 24261.210 104067.361 L 24261.210 103927.361 ">
                <!-- 3 nodes -->
              </draw:path>
              <draw:path id="text6913" draw:style-name="style1" draw:layer="layout" svg:x="11.999cm" svg:y="52.260cm" svg:width="0.276cm" svg:height="0.379cm" svg:viewBox="0.0 0.0 276.250 379.082" svg:d="M 24168.500 104563.885 L 24039.007 104766.248 L 24168.500 104766.248 L 24168.500 104563.885 ZM 24155.043 104519.197 L 24219.535 104519.197 L 24219.535 104766.248 L 24273.617 104766.248 L 24273.617 104808.904 L 24219.535 104808.904 L 24219.535 104898.279 L 24168.500 104898.279 L 24168.500 104808.904 L 23997.367 104808.904 L 23997.367 104759.393 L 24155.043 104519.197 Z">
                <!-- 16 nodes -->
              </draw:path>
              <draw:path id="text6917" draw:style-name="style1" draw:layer="layout" svg:x="3.994cm" svg:y="52.907cm" svg:width="7.883cm" svg:height="0.503cm" svg:viewBox="0.0 0.0 7883.168 503.242" svg:d="M 7987.531 105829.451 L 8056.593 105829.451 L 8224.679 106146.580 L 8224.679 105829.451 L 8274.445 105829.451 L 8274.445 106208.533 L 8205.383 106208.533 L 8037.297 105891.404 L 8037.297 106208.533 L 7987.531 106208.533 L 7987.531 105829.451 ZM 8369.635 106096.307 L 8369.635 105924.158 L 8416.354 105924.158 L 8416.354 106094.529 C 8416.354 106121.443 8421.602 106141.671 8432.096 106155.213 C 8442.591 106168.585 8458.333 106175.271 8479.323 106175.271 C 8504.544 106175.271 8524.434 106167.231 8538.991 106151.150 C 8553.718 106135.070 8561.081 106113.149 8561.081 106085.389 L 8561.081 105924.158 L 8607.800 105924.158 L 8607.800 106208.533 L 8561.081 106208.533 L 8561.081 106164.861 C 8549.740 106182.127 8536.537 106194.992 8521.471 106203.455 C 8506.576 106211.749 8489.225 106215.896 8469.421 106215.896 C 8436.751 106215.896 8411.953 106205.740 8395.026 106185.428 C 8378.099 106165.115 8369.635 106135.408 8369.635 106096.307 ZM 8487.194 105917.303 ZM 8925.546 105978.748 C 8937.226 105957.758 8951.190 105942.270 8967.440 105932.283 C 8983.690 105922.296 9002.818 105917.303 9024.823 105917.303 C 9054.446 105917.303 9077.297 105927.713 9093.378 105948.533 C 9109.459 105969.184 9117.499 105998.637 9117.499 106036.893 L 9117.499 106208.533 L 9070.526 106208.533 L 9070.526 106038.416 C 9070.526 106011.163 9065.702 105990.936 9056.054 105977.732 C 9046.405 105964.529 9031.679 105957.928 9011.874 105957.928 C 8987.668 105957.928 8968.541 105965.968 8954.491 105982.049 C 8940.442 105998.130 8933.417 106020.050 8933.417 106047.811 L 8933.417 106208.533 L 8886.444 106208.533 L 8886.444 106038.416 C 8886.444 106010.994 8881.620 105990.766 8871.972 105977.732 C 8862.323 105964.529 8847.427 105957.928 8827.284 105957.928 C 8803.417 105957.928 8784.459 105966.053 8770.409 105982.303 C 8756.360 105998.383 8749.335 106020.219 8749.335 106047.811 L 8749.335 106208.533 L 8702.362 106208.533 L 8702.362 105924.158 L 8749.335 105924.158 L 8749.335 105968.338 C 8759.999 105950.903 8772.779 105938.038 8787.675 105929.744 C 8802.571 105921.450 8820.259 105917.303 8840.741 105917.303 C 8861.392 105917.303 8878.912 105922.550 8893.300 105933.045 C 8907.857 105943.540 8918.606 105958.774 8925.546 105978.748 ZM 9414.760 106066.600 C 9414.760 106032.238 9407.651 106005.324 9393.432 105985.857 C 9379.383 105966.222 9360.001 105956.404 9335.288 105956.404 C 9310.574 105956.404 9291.108 105966.222 9276.889 105985.857 C 9262.840 106005.324 9255.815 106032.238 9255.815 106066.600 C 9255.815 106100.962 9262.840 106127.960 9276.889 106147.596 C 9291.108 106167.062 9310.574 106176.795 9335.288 106176.795 C 9360.001 106176.795 9379.383 106167.062 9393.432 106147.596 C 9407.651 106127.960 9414.760 106100.962 9414.760 106066.600 ZM 9255.815 105967.322 C 9265.633 105950.395 9277.989 105937.869 9292.885 105929.744 C 9307.950 105921.450 9325.893 105917.303 9346.713 105917.303 C 9381.245 105917.303 9409.259 105931.014 9430.756 105958.436 C 9452.423 105985.857 9463.256 106021.912 9463.256 106066.600 C 9463.256 106111.287 9452.423 106147.342 9430.756 106174.764 C 9409.259 106202.186 9381.245 106215.896 9346.713 106215.896 C 9325.893 106215.896 9307.950 106211.834 9292.885 106203.709 C 9277.989 106195.415 9265.633 106182.804 9255.815 106165.877 L 9255.815 106208.533 L 9208.842 106208.533 L 9208.842 105813.455 L 9255.815 105813.455 L 9255.815 105967.322 ZM 9784.062 106054.666 L 9784.062 106077.518 L 9569.257 106077.518 C 9571.288 106109.679 9580.937 106134.223 9598.202 106151.150 C 9615.637 106167.908 9639.843 106176.287 9670.820 106176.287 C 9688.762 106176.287 9706.113 106174.087 9722.870 106169.686 C 9739.798 106165.284 9756.555 106158.683 9773.144 106149.881 L 9773.144 106194.061 C 9756.386 106201.170 9739.205 106206.587 9721.601 106210.311 C 9703.997 106214.034 9686.139 106215.896 9668.027 106215.896 C 9622.662 106215.896 9586.692 106202.693 9560.117 106176.287 C 9533.710 106149.881 9520.507 106114.165 9520.507 106069.139 C 9520.507 106022.589 9533.033 105985.688 9558.085 105958.436 C 9583.307 105931.014 9617.245 105917.303 9659.902 105917.303 C 9698.157 105917.303 9728.372 105929.659 9750.546 105954.373 C 9772.890 105978.917 9784.062 106012.348 9784.062 106054.666 ZM 9737.343 106040.955 C 9737.005 106015.395 9729.811 105994.998 9715.761 105979.764 C 9701.881 105964.529 9683.430 105956.912 9660.410 105956.912 C 9634.342 105956.912 9613.437 105964.275 9597.695 105979.002 C 9582.122 105993.728 9573.150 106014.464 9570.781 106041.209 L 9737.343 106040.955 ZM 10025.405 105967.830 C 10020.157 105964.783 10014.402 105962.583 10008.139 105961.228 C 10002.045 105959.705 9995.275 105958.943 9987.827 105958.943 C 9961.420 105958.943 9941.108 105967.576 9926.889 105984.842 C 9912.840 106001.938 9905.815 106026.567 9905.815 106058.728 L 9905.815 106208.533 L 9858.842 106208.533 L 9858.842 105924.158 L 9905.815 105924.158 L 9905.815 105968.338 C 9915.633 105951.072 9928.413 105938.292 9944.155 105929.998 C 9959.897 105921.534 9979.025 105917.303 10001.538 105917.303 C 10004.754 105917.303 10008.308 105917.557 10012.202 105918.064 C 10016.095 105918.403 10020.411 105918.995 10025.151 105919.842 L 10025.405 105967.830 ZM 10349.895 105956.912 C 10324.843 105956.912 10305.038 105966.730 10290.481 105986.365 C 10275.924 106005.831 10268.645 106032.576 10268.645 106066.600 C 10268.645 106100.623 10275.839 106127.452 10290.227 106147.088 C 10304.784 106166.554 10324.674 106176.287 10349.895 106176.287 C 10374.778 106176.287 10394.498 106166.469 10409.055 106146.834 C 10423.612 106127.199 10430.891 106100.454 10430.891 106066.600 C 10430.891 106032.915 10423.612 106006.255 10409.055 105986.619 C 10394.498 105966.814 10374.778 105956.912 10349.895 105956.912 ZM 10349.895 105917.303 C 10390.520 105917.303 10422.428 105930.506 10445.618 105956.912 C 10468.808 105983.318 10480.403 106019.881 10480.403 106066.600 C 10480.403 106113.149 10468.808 106149.712 10445.618 106176.287 C 10422.428 106202.693 10390.520 106215.896 10349.895 106215.896 C 10309.101 106215.896 10277.109 106202.693 10253.918 106176.287 C 10230.898 106149.712 10219.387 106113.149 10219.387 106066.600 C 10219.387 106019.881 10230.898 105983.318 10253.918 105956.912 C 10277.109 105930.506 10309.101 105917.303 10349.895 105917.303 ZM 10701.904 105813.455 L 10701.904 105852.303 L 10657.217 105852.303 C 10640.459 105852.303 10628.779 105855.688 10622.178 105862.459 C 10615.746 105869.230 10612.529 105881.417 10612.529 105899.021 L 10612.529 105924.158 L 10689.463 105924.158 L 10689.463 105960.467 L 10612.529 105960.467 L 10612.529 106208.533 L 10565.557 106208.533 L 10565.557 105960.467 L 10520.869 105960.467 L 10520.869 105924.158 L 10565.557 105924.158 L 10565.557 105904.353 C 10565.557 105872.700 10572.920 105849.679 10587.647 105835.291 C 10602.373 105820.734 10625.733 105813.455 10657.725 105813.455 L 10701.904 105813.455 ZM 10951.535 106165.877 L 10951.535 106316.697 L 10904.562 106316.697 L 10904.562 105924.158 L 10951.535 105924.158 L 10951.535 105967.322 C 10961.353 105950.395 10973.710 105937.869 10988.605 105929.744 C 11003.671 105921.450 11021.613 105917.303 11042.434 105917.303 C 11076.965 105917.303 11104.979 105931.014 11126.477 105958.436 C 11148.143 105985.857 11158.977 106021.912 11158.977 106066.600 C 11158.977 106111.287 11148.143 106147.342 11126.477 106174.764 C 11104.979 106202.186 11076.965 106215.896 11042.434 106215.896 C 11021.613 106215.896 11003.671 106211.834 10988.605 106203.709 C 10973.710 106195.415 10961.353 106182.804 10951.535 106165.877 ZM 11110.480 106066.600 C 11110.480 106032.238 11103.371 106005.324 11089.152 105985.857 C 11075.103 105966.222 11055.721 105956.404 11031.008 105956.404 C 11006.294 105956.404 10986.828 105966.222 10972.609 105985.857 C 10958.560 106005.324 10951.535 106032.238 10951.535 106066.600 C 10951.535 106100.962 10958.560 106127.960 10972.609 106147.596 C 10986.828 106167.062 11006.294 106176.795 11031.008 106176.795 C 11055.721 106176.795 11075.103 106167.062 11089.152 106147.596 C 11103.371 106127.960 11110.480 106100.962 11110.480 106066.600 ZM 11401.325 105967.830 C 11396.077 105964.783 11390.322 105962.583 11384.059 105961.228 C 11377.965 105959.705 11371.195 105958.943 11363.747 105958.943 C 11337.340 105958.943 11317.028 105967.576 11302.809 105984.842 C 11288.760 106001.938 11281.735 106026.567 11281.735 106058.728 L 11281.735 106208.533 L 11234.762 106208.533 L 11234.762 105924.158 L 11281.735 105924.158 L 11281.735 105968.338 C 11291.553 105951.072 11304.333 105938.292 11320.075 105929.998 C 11335.817 105921.534 11354.945 105917.303 11377.458 105917.303 C 11380.674 105917.303 11384.228 105917.557 11388.122 105918.064 C 11392.015 105918.403 11396.331 105918.995 11401.071 105919.842 L 11401.325 105967.830 ZM 11693.502 106054.666 L 11693.502 106077.518 L 11478.697 106077.518 C 11480.729 106109.679 11490.377 106134.223 11507.643 106151.150 C 11525.077 106167.908 11549.283 106176.287 11580.260 106176.287 C 11598.202 106176.287 11615.553 106174.087 11632.311 106169.686 C 11649.238 106165.284 11665.995 106158.683 11682.584 106149.881 L 11682.584 106194.061 C 11665.826 106201.170 11648.645 106206.587 11631.041 106210.311 C 11613.437 106214.034 11595.579 106215.896 11577.467 106215.896 C 11532.102 106215.896 11496.132 106202.693 11469.557 106176.287 C 11443.150 106149.881 11429.947 106114.165 11429.947 106069.139 C 11429.947 106022.589 11442.473 105985.688 11467.525 105958.436 C 11492.747 105931.014 11526.686 105917.303 11569.342 105917.303 C 11607.597 105917.303 11637.812 105929.659 11659.986 105954.373 C 11682.330 105978.917 11693.502 106012.348 11693.502 106054.666 ZM 11646.783 106040.955 C 11646.445 106015.395 11639.251 105994.998 11625.201 105979.764 C 11611.321 105964.529 11592.870 105956.912 11569.850 105956.912 C 11543.782 105956.912 11522.877 105964.275 11507.135 105979.002 C 11491.562 105993.728 11482.591 106014.464 11480.221 106041.209 L 11646.783 106040.955 ZM 11957.188 105967.322 L 11957.188 105813.455 L 12003.907 105813.455 L 12003.907 106208.533 L 11957.188 106208.533 L 11957.188 106165.877 C 11947.371 106182.804 11934.929 106195.415 11919.864 106203.709 C 11904.968 106211.834 11887.026 106215.896 11866.036 106215.896 C 11831.674 106215.896 11803.660 106202.186 11781.993 106174.764 C 11760.496 106147.342 11749.747 106111.287 11749.747 106066.600 C 11749.747 106021.912 11760.496 105985.857 11781.993 105958.436 C 11803.660 105931.014 11831.674 105917.303 11866.036 105917.303 C 11887.026 105917.303 11904.968 105921.450 11919.864 105929.744 C 11934.929 105937.869 11947.371 105950.395 11957.188 105967.322 ZM 11797.989 106066.600 C 11797.989 106100.962 11805.014 106127.960 11819.063 106147.596 C 11833.282 106167.062 11852.748 106176.795 11877.462 106176.795 C 11902.175 106176.795 11921.642 106167.062 11935.860 106147.596 C 11950.079 106127.960 11957.188 106100.962 11957.188 106066.600 C 11957.188 106032.238 11950.079 106005.324 11935.860 105985.857 C 11921.642 105966.222 11902.175 105956.404 11877.462 105956.404 C 11852.748 105956.404 11833.282 105966.222 11819.063 105985.857 C 11805.014 106005.324 11797.989 106032.238 11797.989 106066.600 ZM 12100.260 105924.158 L 12146.979 105924.158 L 12146.979 106208.533 L 12100.260 106208.533 L 12100.260 105924.158 ZM 12100.260 105813.455 L 12146.979 105813.455 L 12146.979 105872.615 L 12100.260 105872.615 L 12100.260 105813.455 ZM 12449.468 105935.076 L 12449.468 105978.748 C 12436.265 105971.469 12422.977 105966.053 12409.605 105962.498 C 12396.402 105958.774 12383.029 105956.912 12369.488 105956.912 C 12339.188 105956.912 12315.660 105966.561 12298.902 105985.857 C 12282.144 106004.985 12273.765 106031.899 12273.765 106066.600 C 12273.765 106101.300 12282.144 106128.299 12298.902 106147.596 C 12315.660 106166.723 12339.188 106176.287 12369.488 106176.287 C 12383.029 106176.287 12396.402 106174.510 12409.605 106170.955 C 12422.977 106167.231 12436.265 106161.730 12449.468 106154.451 L 12449.468 106197.615 C 12436.434 106203.709 12422.893 106208.279 12408.843 106211.326 C 12394.963 106214.373 12380.152 106215.896 12364.410 106215.896 C 12321.584 106215.896 12287.561 106202.439 12262.339 106175.525 C 12237.118 106148.611 12224.507 106112.303 12224.507 106066.600 C 12224.507 106020.219 12237.203 105983.742 12262.593 105957.166 C 12288.153 105930.590 12323.107 105917.303 12367.456 105917.303 C 12381.844 105917.303 12395.894 105918.826 12409.605 105921.873 C 12423.316 105924.751 12436.604 105929.152 12449.468 105935.076 ZM 12577.031 105843.416 L 12577.031 105924.158 L 12673.261 105924.158 L 12673.261 105960.467 L 12577.031 105960.467 L 12577.031 106114.842 C 12577.031 106138.032 12580.162 106152.928 12586.425 106159.529 C 12592.858 106166.131 12605.807 106169.432 12625.273 106169.432 L 12673.261 106169.432 L 12673.261 106208.533 L 12625.273 106208.533 C 12589.218 106208.533 12564.335 106201.847 12550.624 106188.475 C 12536.913 106174.933 12530.058 106150.389 12530.058 106114.842 L 12530.058 105960.467 L 12495.781 105960.467 L 12495.781 105924.158 L 12530.058 105924.158 L 12530.058 105843.416 L 12577.031 105843.416 ZM 12844.855 105956.912 C 12819.803 105956.912 12799.998 105966.730 12785.441 105986.365 C 12770.883 106005.831 12763.605 106032.576 12763.605 106066.600 C 12763.605 106100.623 12770.799 106127.452 12785.187 106147.088 C 12799.744 106166.554 12819.633 106176.287 12844.855 106176.287 C 12869.738 106176.287 12889.458 106166.469 12904.015 106146.834 C 12918.572 106127.199 12925.851 106100.454 12925.851 106066.600 C 12925.851 106032.915 12918.572 106006.255 12904.015 105986.619 C 12889.458 105966.814 12869.738 105956.912 12844.855 105956.912 ZM 12844.855 105917.303 C 12885.480 105917.303 12917.387 105930.506 12940.577 105956.912 C 12963.768 105983.318 12975.363 106019.881 12975.363 106066.600 C 12975.363 106113.149 12963.768 106149.712 12940.577 106176.287 C 12917.387 106202.693 12885.480 106215.896 12844.855 106215.896 C 12804.061 106215.896 12772.068 106202.693 12748.878 106176.287 C 12725.857 106149.712 12714.347 106113.149 12714.347 106066.600 C 12714.347 106019.881 12725.857 105983.318 12748.878 105956.912 C 12772.068 105930.506 12804.061 105917.303 12844.855 105917.303 ZM 13217.685 105967.830 C 13212.437 105964.783 13206.682 105962.583 13200.419 105961.228 C 13194.325 105959.705 13187.554 105958.943 13180.107 105958.943 C 13153.700 105958.943 13133.388 105967.576 13119.169 105984.842 C 13105.120 106001.938 13098.095 106026.567 13098.095 106058.728 L 13098.095 106208.533 L 13051.122 106208.533 L 13051.122 105924.158 L 13098.095 105924.158 L 13098.095 105968.338 C 13107.913 105951.072 13120.692 105938.292 13136.435 105929.998 C 13152.177 105921.534 13171.304 105917.303 13193.817 105917.303 C 13197.034 105917.303 13200.588 105917.557 13204.482 105918.064 C 13208.375 105918.403 13212.691 105918.995 13217.431 105919.842 L 13217.685 105967.830 ZM 13447.909 105932.537 L 13447.909 105976.717 C 13434.706 105969.946 13420.995 105964.868 13406.776 105961.482 C 13392.557 105958.097 13377.831 105956.404 13362.596 105956.404 C 13339.406 105956.404 13321.971 105959.959 13310.291 105967.068 C 13298.781 105974.178 13293.026 105984.842 13293.026 105999.061 C 13293.026 106009.894 13297.173 106018.442 13305.467 106024.705 C 13313.762 106030.799 13330.435 106036.639 13355.487 106042.225 L 13371.483 106045.779 C 13404.660 106052.889 13428.189 106062.960 13442.069 106075.994 C 13456.118 106088.859 13463.143 106106.886 13463.143 106130.076 C 13463.143 106156.482 13452.648 106177.387 13431.659 106192.791 C 13410.838 106208.195 13382.147 106215.896 13345.584 106215.896 C 13330.350 106215.896 13314.439 106214.373 13297.850 106211.326 C 13281.431 106208.449 13264.081 106204.047 13245.799 106198.123 L 13245.799 106149.881 C 13263.065 106158.852 13280.077 106165.623 13296.834 106170.193 C 13313.592 106174.594 13330.181 106176.795 13346.600 106176.795 C 13368.605 106176.795 13385.532 106173.071 13397.381 106165.623 C 13409.230 106158.006 13415.155 106147.342 13415.155 106133.631 C 13415.155 106120.936 13410.838 106111.202 13402.206 106104.432 C 13393.742 106097.661 13375.038 106091.144 13346.092 106084.881 L 13329.842 106081.072 C 13300.897 106074.978 13279.992 106065.669 13267.127 106053.143 C 13254.263 106040.447 13247.831 106023.097 13247.831 106001.092 C 13247.831 105974.347 13257.310 105953.696 13276.268 105939.139 C 13295.226 105924.581 13322.140 105917.303 13357.010 105917.303 C 13374.276 105917.303 13390.526 105918.572 13405.760 105921.111 C 13420.995 105923.650 13435.044 105927.459 13447.909 105932.537 ZM 13748.095 106165.877 L 13748.095 106316.697 L 13701.122 106316.697 L 13701.122 105924.158 L 13748.095 105924.158 L 13748.095 105967.322 C 13757.913 105950.395 13770.269 105937.869 13785.165 105929.744 C 13800.230 105921.450 13818.173 105917.303 13838.993 105917.303 C 13873.524 105917.303 13901.539 105931.014 13923.036 105958.436 C 13944.703 105985.857 13955.536 106021.912 13955.536 106066.600 C 13955.536 106111.287 13944.703 106147.342 13923.036 106174.764 C 13901.539 106202.186 13873.524 106215.896 13838.993 106215.896 C 13818.173 106215.896 13800.230 106211.834 13785.165 106203.709 C 13770.269 106195.415 13757.913 106182.804 13748.095 106165.877 ZM 13907.040 106066.600 C 13907.040 106032.238 13899.931 106005.324 13885.712 105985.857 C 13871.663 105966.222 13852.281 105956.404 13827.567 105956.404 C 13802.854 105956.404 13783.388 105966.222 13769.169 105985.857 C 13755.120 106005.324 13748.095 106032.238 13748.095 106066.600 C 13748.095 106100.962 13755.120 106127.960 13769.169 106147.596 C 13783.388 106167.062 13802.854 106176.795 13827.567 106176.795 C 13852.281 106176.795 13871.663 106167.062 13885.712 106147.596 C 13899.931 106127.960 13907.040 106100.962 13907.040 106066.600 ZM 14276.342 106054.666 L 14276.342 106077.518 L 14061.537 106077.518 C 14063.568 106109.679 14073.217 106134.223 14090.482 106151.150 C 14107.917 106167.908 14132.123 106176.287 14163.100 106176.287 C 14181.042 106176.287 14198.393 106174.087 14215.150 106169.686 C 14232.078 106165.284 14248.835 106158.683 14265.424 106149.881 L 14265.424 106194.061 C 14248.666 106201.170 14231.485 106206.587 14213.881 106210.311 C 14196.277 106214.034 14178.419 106215.896 14160.307 106215.896 C 14114.942 106215.896 14078.972 106202.693 14052.397 106176.287 C 14025.990 106149.881 14012.787 106114.165 14012.787 106069.139 C 14012.787 106022.589 14025.313 105985.688 14050.365 105958.436 C 14075.587 105931.014 14109.525 105917.303 14152.182 105917.303 C 14190.437 105917.303 14220.652 105929.659 14242.826 105954.373 C 14265.170 105978.917 14276.342 106012.348 14276.342 106054.666 ZM 14229.623 106040.955 C 14229.285 106015.395 14222.091 105994.998 14208.041 105979.764 C 14194.161 105964.529 14175.710 105956.912 14152.690 105956.912 C 14126.622 105956.912 14105.717 105964.275 14089.975 105979.002 C 14074.402 105993.728 14065.430 106014.464 14063.061 106041.209 L 14229.623 106040.955 ZM 14517.685 105967.830 C 14512.437 105964.783 14506.682 105962.583 14500.419 105961.228 C 14494.325 105959.705 14487.554 105958.943 14480.107 105958.943 C 14453.700 105958.943 14433.388 105967.576 14419.169 105984.842 C 14405.120 106001.938 14398.095 106026.567 14398.095 106058.728 L 14398.095 106208.533 L 14351.122 106208.533 L 14351.122 105924.158 L 14398.095 105924.158 L 14398.095 105968.338 C 14407.913 105951.072 14420.692 105938.292 14436.435 105929.998 C 14452.177 105921.534 14471.304 105917.303 14493.817 105917.303 C 14497.034 105917.303 14500.588 105917.557 14504.482 105918.064 C 14508.375 105918.403 14512.691 105918.995 14517.431 105919.842 L 14517.685 105967.830 ZM 14731.980 105813.455 L 14778.698 105813.455 L 14778.698 106208.533 L 14731.980 106208.533 L 14731.980 105813.455 ZM 15119.782 106054.666 L 15119.782 106077.518 L 14904.977 106077.518 C 14907.008 106109.679 14916.657 106134.223 14933.922 106151.150 C 14951.357 106167.908 14975.563 106176.287 15006.540 106176.287 C 15024.482 106176.287 15041.833 106174.087 15058.590 106169.686 C 15075.517 106165.284 15092.275 106158.683 15108.864 106149.881 L 15108.864 106194.061 C 15092.106 106201.170 15074.925 106206.587 15057.321 106210.311 C 15039.717 106214.034 15021.859 106215.896 15003.747 106215.896 C 14958.382 106215.896 14922.412 106202.693 14895.836 106176.287 C 14869.430 106149.881 14856.227 106114.165 14856.227 106069.139 C 14856.227 106022.589 14868.753 105985.688 14893.805 105958.436 C 14919.027 105931.014 14952.965 105917.303 14995.622 105917.303 C 15033.877 105917.303 15064.092 105929.659 15086.266 105954.373 C 15108.610 105978.917 15119.782 106012.348 15119.782 106054.666 ZM 15073.063 106040.955 C 15072.724 106015.395 15065.530 105994.998 15051.481 105979.764 C 15037.601 105964.529 15019.150 105956.912 14996.129 105956.912 C 14970.062 105956.912 14949.157 105964.275 14933.415 105979.002 C 14917.842 105993.728 14908.870 106014.464 14906.501 106041.209 L 15073.063 106040.955 ZM 15162.824 105924.158 L 15212.335 105924.158 L 15301.203 106162.830 L 15390.070 105924.158 L 15439.582 105924.158 L 15332.941 106208.533 L 15269.464 106208.533 L 15162.824 105924.158 ZM 15747.422 106054.666 L 15747.422 106077.518 L 15532.617 106077.518 C 15534.648 106109.679 15544.297 106134.223 15561.562 106151.150 C 15578.997 106167.908 15603.203 106176.287 15634.179 106176.287 C 15652.122 106176.287 15669.472 106174.087 15686.230 106169.686 C 15703.157 106165.284 15719.915 106158.683 15736.504 106149.881 L 15736.504 106194.061 C 15719.746 106201.170 15702.565 106206.587 15684.961 106210.311 C 15667.356 106214.034 15649.498 106215.896 15631.386 106215.896 C 15586.022 106215.896 15550.052 106202.693 15523.476 106176.287 C 15497.070 106149.881 15483.867 106114.165 15483.867 106069.139 C 15483.867 106022.589 15496.393 105985.688 15521.445 105958.436 C 15546.666 105931.014 15580.605 105917.303 15623.261 105917.303 C 15661.517 105917.303 15691.731 105929.659 15713.906 105954.373 C 15736.250 105978.917 15747.422 106012.348 15747.422 106054.666 ZM 15700.703 106040.955 C 15700.364 106015.395 15693.170 105994.998 15679.121 105979.764 C 15665.241 105964.529 15646.790 105956.912 15623.769 105956.912 C 15597.701 105956.912 15576.797 105964.275 15561.054 105979.002 C 15545.481 105993.728 15536.510 106014.464 15534.140 106041.209 L 15700.703 106040.955 ZM 15823.980 105813.455 L 15870.699 105813.455 L 15870.699 106208.533 L 15823.980 106208.533 L 15823.980 105813.455 Z">
                <!-- 469 nodes -->
              </draw:path>
              <draw:path id="path6919" draw:style-name="style4" draw:layer="layout" svg:x="2.178cm" svg:y="50.545cm" svg:width="0.140cm" svg:height="0.032cm" svg:viewBox="0.0 0.0 140.000 32.000" svg:d="M 4495.211 101105.361 L 4355.211 101105.361 L 4495.211 101105.361 ">
                <!-- 3 nodes -->
              </draw:path>
              <draw:path id="text6923" draw:style-name="style1" draw:layer="layout" svg:x="1.764cm" svg:y="50.379cm" svg:width="0.226cm" svg:height="0.379cm" svg:viewBox="0.0 0.0 225.723 379.082" svg:d="M 3535.582 101094.115 L 3619.371 101094.115 L 3619.371 100804.916 L 3528.219 100823.197 L 3528.219 100776.479 L 3618.863 100758.197 L 3670.152 100758.197 L 3670.152 101094.115 L 3753.941 101094.115 L 3753.941 101137.279 L 3535.582 101137.279 L 3535.582 101094.115 Z">
                <!-- 12 nodes -->
              </draw:path>
              <draw:path id="path6925" draw:style-name="style4" draw:layer="layout" svg:x="2.178cm" svg:y="47.739cm" svg:width="0.140cm" svg:height="0.032cm" svg:viewBox="0.0 0.0 140.000 32.000" svg:d="M 4495.211 95493.362 L 4355.211 95493.362 L 4495.211 95493.362 ">
                <!-- 3 nodes -->
              </draw:path>
              <draw:path id="text6929" draw:style-name="style1" draw:layer="layout" svg:x="1.745cm" svg:y="47.566cm" svg:width="0.241cm" svg:height="0.386cm" svg:viewBox="0.0 0.0 240.703 385.937" svg:d="M 3551.832 95475.260 L 3730.836 95475.260 L 3730.836 95518.424 L 3490.133 95518.424 L 3490.133 95475.260 C 3509.599 95455.117 3536.090 95428.118 3569.605 95394.264 C 3603.290 95360.240 3624.449 95338.320 3633.082 95328.502 C 3649.501 95310.052 3660.927 95294.479 3667.359 95281.783 C 3673.961 95268.919 3677.262 95256.308 3677.262 95243.951 C 3677.262 95223.808 3670.152 95207.389 3655.933 95194.694 C 3641.884 95181.998 3623.518 95175.651 3600.836 95175.651 C 3584.755 95175.651 3567.743 95178.444 3549.801 95184.030 C 3532.027 95189.615 3512.984 95198.079 3492.672 95209.420 L 3492.672 95157.623 C 3513.323 95149.329 3532.620 95143.066 3550.562 95138.834 C 3568.505 95134.602 3584.924 95132.487 3599.820 95132.487 C 3639.091 95132.487 3670.406 95142.304 3693.765 95161.940 C 3717.125 95181.575 3728.805 95207.812 3728.805 95240.651 C 3728.805 95256.224 3725.842 95271.035 3719.918 95285.084 C 3714.163 95298.964 3703.583 95315.384 3688.180 95334.342 C 3683.948 95339.251 3670.491 95353.470 3647.808 95376.998 C 3625.126 95400.358 3593.134 95433.112 3551.832 95475.260 Z">
                <!-- 22 nodes -->
              </draw:path>
              <draw:path id="path6931" draw:style-name="style4" draw:layer="layout" svg:x="2.178cm" svg:y="44.933cm" svg:width="0.140cm" svg:height="0.032cm" svg:viewBox="0.0 0.0 140.000 32.000" svg:d="M 4495.211 89881.362 L 4355.211 89881.362 L 4495.211 89881.362 ">
                <!-- 3 nodes -->
              </draw:path>
              <draw:path id="text6935" draw:style-name="style1" draw:layer="layout" svg:x="1.747cm" svg:y="44.760cm" svg:width="0.250cm" svg:height="0.393cm" svg:viewBox="0.0 0.0 249.590 393.301" svg:d="M 3664.566 89702.030 C 3689.110 89707.277 3708.238 89718.195 3721.949 89734.784 C 3735.829 89751.372 3742.769 89771.854 3742.769 89796.229 C 3742.769 89833.638 3729.905 89862.583 3704.176 89883.065 C 3678.446 89903.547 3641.884 89913.787 3594.488 89913.787 C 3578.577 89913.787 3562.157 89912.179 3545.230 89908.963 C 3528.472 89905.916 3511.122 89901.261 3493.180 89894.998 L 3493.180 89845.487 C 3507.398 89853.781 3522.971 89860.044 3539.898 89864.276 C 3556.825 89868.507 3574.514 89870.623 3592.965 89870.623 C 3625.126 89870.623 3649.586 89864.276 3666.344 89851.580 C 3683.271 89838.885 3691.734 89820.435 3691.734 89796.229 C 3691.734 89773.885 3683.863 89756.450 3668.121 89743.924 C 3652.548 89731.229 3630.797 89724.881 3602.867 89724.881 L 3558.687 89724.881 L 3558.687 89682.733 L 3604.898 89682.733 C 3630.120 89682.733 3649.416 89677.739 3662.789 89667.752 C 3676.161 89657.596 3682.847 89643.039 3682.847 89624.080 C 3682.847 89604.614 3675.907 89589.718 3662.027 89579.393 C 3648.316 89568.898 3628.596 89563.651 3602.867 89563.651 C 3588.818 89563.651 3573.752 89565.174 3557.672 89568.221 C 3541.591 89571.268 3523.902 89576.007 3504.605 89582.440 L 3504.605 89536.737 C 3524.071 89531.320 3542.268 89527.258 3559.195 89524.549 C 3576.291 89521.841 3592.372 89520.487 3607.437 89520.487 C 3646.370 89520.487 3677.177 89529.373 3699.859 89547.147 C 3722.541 89564.751 3733.883 89588.618 3733.883 89618.748 C 3733.883 89639.738 3727.874 89657.511 3715.855 89672.069 C 3703.837 89686.457 3686.741 89696.444 3664.566 89702.030 Z">
                <!-- 30 nodes -->
              </draw:path>
              <draw:path id="path6937" draw:style-name="style4" draw:layer="layout" svg:x="2.178cm" svg:y="42.127cm" svg:width="0.140cm" svg:height="0.032cm" svg:viewBox="0.0 0.0 140.000 32.000" svg:d="M 4495.211 84269.362 L 4355.211 84269.362 L 4495.211 84269.362 ">
                <!-- 3 nodes -->
              </draw:path>
              <draw:path id="text6941" draw:style-name="style1" draw:layer="layout" svg:x="1.732cm" svg:y="41.961cm" svg:width="0.276cm" svg:height="0.379cm" svg:viewBox="0.0 0.0 276.250 379.082" svg:d="M 3635.875 83966.885 L 3506.383 84169.249 L 3635.875 84169.249 L 3635.875 83966.885 ZM 3622.418 83922.198 L 3686.910 83922.198 L 3686.910 84169.249 L 3740.992 84169.249 L 3740.992 84211.905 L 3686.910 84211.905 L 3686.910 84301.280 L 3635.875 84301.280 L 3635.875 84211.905 L 3464.742 84211.905 L 3464.742 84162.393 L 3622.418 83922.198 Z">
                <!-- 16 nodes -->
              </draw:path>
              <draw:path id="text6945" draw:style-name="style1" draw:layer="layout" svg:x="1.044cm" svg:y="42.703cm" svg:width="0.503cm" svg:height="7.262cm" svg:viewBox="0.0 0.0 503.242 7261.731" svg:d="M 2103.551 92667.685 L 2103.551 92598.623 L 2420.680 92430.537 L 2103.551 92430.537 L 2103.551 92380.771 L 2482.633 92380.771 L 2482.633 92449.834 L 2165.504 92617.920 L 2482.633 92617.920 L 2482.633 92667.685 L 2103.551 92667.685 ZM 2370.406 92285.581 L 2198.258 92285.581 L 2198.258 92238.862 L 2368.629 92238.862 C 2395.543 92238.862 2415.771 92233.615 2429.312 92223.120 C 2442.685 92212.625 2449.371 92196.883 2449.371 92175.893 C 2449.371 92150.672 2441.331 92130.783 2425.250 92116.225 C 2409.169 92101.499 2387.249 92094.136 2359.488 92094.136 L 2198.258 92094.136 L 2198.258 92047.417 L 2482.633 92047.417 L 2482.633 92094.136 L 2438.961 92094.136 C 2456.226 92105.477 2469.091 92118.680 2477.555 92133.745 C 2485.849 92148.641 2489.996 92165.991 2489.996 92185.796 C 2489.996 92218.465 2479.840 92243.263 2459.527 92260.190 C 2439.215 92277.117 2409.508 92285.581 2370.406 92285.581 ZM 2191.402 92168.022 ZM 2252.848 91729.670 C 2231.858 91717.991 2216.370 91704.026 2206.383 91687.776 C 2196.396 91671.526 2191.402 91652.398 2191.402 91630.393 C 2191.402 91600.771 2201.812 91577.919 2222.633 91561.838 C 2243.284 91545.758 2272.737 91537.717 2310.992 91537.717 L 2482.633 91537.717 L 2482.633 91584.690 L 2312.515 91584.690 C 2285.263 91584.690 2265.035 91589.514 2251.832 91599.163 C 2238.629 91608.811 2232.027 91623.538 2232.027 91643.342 C 2232.027 91667.548 2240.068 91686.676 2256.148 91700.725 C 2272.229 91714.775 2294.150 91721.799 2321.910 91721.799 L 2482.633 91721.799 L 2482.633 91768.772 L 2312.515 91768.772 C 2285.094 91768.772 2264.866 91773.596 2251.832 91783.245 C 2238.629 91792.893 2232.027 91807.789 2232.027 91827.932 C 2232.027 91851.799 2240.152 91870.758 2256.402 91884.807 C 2272.483 91898.857 2294.319 91905.881 2321.910 91905.881 L 2482.633 91905.881 L 2482.633 91952.854 L 2198.258 91952.854 L 2198.258 91905.881 L 2242.437 91905.881 C 2225.002 91895.217 2212.138 91882.437 2203.844 91867.541 C 2195.549 91852.646 2191.402 91834.957 2191.402 91814.475 C 2191.402 91793.824 2196.650 91776.305 2207.144 91761.916 C 2217.639 91747.359 2232.874 91736.611 2252.848 91729.670 ZM 2340.699 91240.456 C 2306.337 91240.456 2279.423 91247.565 2259.957 91261.784 C 2240.321 91275.834 2230.504 91295.215 2230.504 91319.929 C 2230.504 91344.642 2240.321 91364.108 2259.957 91378.327 C 2279.423 91392.377 2306.337 91399.401 2340.699 91399.401 C 2375.061 91399.401 2402.060 91392.377 2421.695 91378.327 C 2441.161 91364.108 2450.894 91344.642 2450.894 91319.929 C 2450.894 91295.215 2441.161 91275.834 2421.695 91261.784 C 2402.060 91247.565 2375.061 91240.456 2340.699 91240.456 ZM 2241.422 91399.401 C 2224.495 91389.584 2211.969 91377.227 2203.844 91362.331 C 2195.549 91347.266 2191.402 91329.323 2191.402 91308.503 C 2191.402 91273.972 2205.113 91245.957 2232.535 91224.460 C 2259.957 91202.793 2296.012 91191.960 2340.699 91191.960 C 2385.387 91191.960 2421.441 91202.793 2448.863 91224.460 C 2476.285 91245.957 2489.996 91273.972 2489.996 91308.503 C 2489.996 91329.323 2485.933 91347.266 2477.808 91362.331 C 2469.514 91377.227 2456.903 91389.584 2439.976 91399.401 L 2482.633 91399.401 L 2482.633 91446.374 L 2087.555 91446.374 L 2087.555 91399.401 L 2241.422 91399.401 ZM 2328.765 90871.154 L 2351.617 90871.154 L 2351.617 91085.959 C 2383.778 91083.928 2408.323 91074.279 2425.250 91057.014 C 2442.008 91039.579 2450.387 91015.373 2450.387 90984.397 C 2450.387 90966.454 2448.186 90949.104 2443.785 90932.346 C 2439.384 90915.419 2432.782 90898.661 2423.980 90882.072 L 2468.160 90882.072 C 2475.269 90898.830 2480.686 90916.011 2484.410 90933.615 C 2488.134 90951.220 2489.996 90969.078 2489.996 90987.190 C 2489.996 91032.554 2476.793 91068.524 2450.387 91095.100 C 2423.980 91121.506 2388.264 91134.709 2343.238 91134.709 C 2296.689 91134.709 2259.788 91122.183 2232.535 91097.131 C 2205.113 91071.910 2191.402 91037.971 2191.402 90995.315 C 2191.402 90957.059 2203.759 90926.845 2228.473 90904.670 C 2253.017 90882.326 2286.448 90871.154 2328.765 90871.154 ZM 2315.055 90917.873 C 2289.495 90918.212 2269.098 90925.406 2253.863 90939.455 C 2238.629 90953.335 2231.012 90971.786 2231.012 90994.807 C 2231.012 91020.875 2238.375 91041.779 2253.101 91057.522 C 2267.828 91073.095 2288.564 91082.066 2315.308 91084.436 L 2315.055 90917.873 ZM 2241.930 90629.812 C 2238.883 90635.059 2236.682 90640.814 2235.328 90647.077 C 2233.805 90653.171 2233.043 90659.942 2233.043 90667.390 C 2233.043 90693.796 2241.676 90714.108 2258.941 90728.327 C 2276.038 90742.377 2300.667 90749.401 2332.828 90749.401 L 2482.633 90749.401 L 2482.633 90796.374 L 2198.258 90796.374 L 2198.258 90749.401 L 2242.437 90749.401 C 2225.172 90739.584 2212.392 90726.804 2204.098 90711.062 C 2195.634 90695.319 2191.402 90676.192 2191.402 90653.679 C 2191.402 90650.463 2191.656 90646.908 2192.164 90643.015 C 2192.502 90639.121 2193.095 90634.805 2193.941 90630.065 L 2241.930 90629.812 ZM 2231.012 90305.321 C 2231.012 90330.373 2240.829 90350.178 2260.465 90364.735 C 2279.931 90379.293 2306.676 90386.571 2340.699 90386.571 C 2374.722 90386.571 2401.552 90379.377 2421.187 90364.989 C 2440.653 90350.432 2450.387 90330.543 2450.387 90305.321 C 2450.387 90280.439 2440.569 90260.719 2420.933 90246.161 C 2401.298 90231.604 2374.553 90224.325 2340.699 90224.325 C 2307.014 90224.325 2280.354 90231.604 2260.719 90246.161 C 2240.914 90260.719 2231.012 90280.439 2231.012 90305.321 ZM 2191.402 90305.321 C 2191.402 90264.696 2204.605 90232.789 2231.012 90209.599 C 2257.418 90186.409 2293.980 90174.814 2340.699 90174.814 C 2387.249 90174.814 2423.811 90186.409 2450.387 90209.599 C 2476.793 90232.789 2489.996 90264.696 2489.996 90305.321 C 2489.996 90346.116 2476.793 90378.108 2450.387 90401.298 C 2423.811 90424.319 2387.249 90435.829 2340.699 90435.829 C 2293.980 90435.829 2257.418 90424.319 2231.012 90401.298 C 2204.605 90378.108 2191.402 90346.116 2191.402 90305.321 ZM 2087.555 89953.312 L 2126.402 89953.312 L 2126.402 89997.999 C 2126.402 90014.757 2129.788 90026.437 2136.558 90033.039 C 2143.329 90039.471 2155.517 90042.687 2173.121 90042.687 L 2198.258 90042.687 L 2198.258 89965.753 L 2234.566 89965.753 L 2234.566 90042.687 L 2482.633 90042.687 L 2482.633 90089.660 L 2234.566 90089.660 L 2234.566 90134.347 L 2198.258 90134.347 L 2198.258 90089.660 L 2178.453 90089.660 C 2146.799 90089.660 2123.778 90082.296 2109.390 90067.570 C 2094.833 90052.843 2087.555 90029.484 2087.555 89997.492 L 2087.555 89953.312 ZM 2087.555 89748.877 L 2087.555 89702.158 L 2482.633 89702.158 L 2482.633 89748.877 L 2087.555 89748.877 ZM 2328.765 89361.074 L 2351.617 89361.074 L 2351.617 89575.879 C 2383.778 89573.848 2408.323 89564.199 2425.250 89546.934 C 2442.008 89529.499 2450.387 89505.293 2450.387 89474.317 C 2450.387 89456.374 2448.186 89439.024 2443.785 89422.266 C 2439.384 89405.339 2432.782 89388.581 2423.980 89371.992 L 2468.160 89371.992 C 2475.269 89388.750 2480.686 89405.931 2484.410 89423.535 C 2488.134 89441.140 2489.996 89458.998 2489.996 89477.110 C 2489.996 89522.474 2476.793 89558.444 2450.387 89585.020 C 2423.980 89611.426 2388.264 89624.629 2343.238 89624.629 C 2296.689 89624.629 2259.788 89612.103 2232.535 89587.051 C 2205.113 89561.830 2191.402 89527.891 2191.402 89485.235 C 2191.402 89446.979 2203.759 89416.765 2228.473 89394.590 C 2253.017 89372.246 2286.448 89361.074 2328.765 89361.074 ZM 2315.055 89407.793 C 2289.495 89408.132 2269.098 89415.326 2253.863 89429.375 C 2238.629 89443.255 2231.012 89461.706 2231.012 89484.727 C 2231.012 89510.794 2238.375 89531.699 2253.101 89547.442 C 2267.828 89563.015 2288.564 89571.986 2315.308 89574.356 L 2315.055 89407.793 ZM 2198.258 89318.032 L 2198.258 89268.521 L 2436.930 89179.654 L 2198.258 89090.786 L 2198.258 89041.275 L 2482.633 89147.915 L 2482.633 89211.392 L 2198.258 89318.032 ZM 2328.765 88733.435 L 2351.617 88733.435 L 2351.617 88948.239 C 2383.778 88946.208 2408.323 88936.560 2425.250 88919.294 C 2442.008 88901.859 2450.387 88877.653 2450.387 88846.677 C 2450.387 88828.734 2448.186 88811.384 2443.785 88794.626 C 2439.384 88777.699 2432.782 88760.941 2423.980 88744.353 L 2468.160 88744.353 C 2475.269 88761.110 2480.686 88778.291 2484.410 88795.896 C 2488.134 88813.500 2489.996 88831.358 2489.996 88849.470 C 2489.996 88894.834 2476.793 88930.804 2450.387 88957.380 C 2423.980 88983.786 2388.264 88996.989 2343.238 88996.989 C 2296.689 88996.989 2259.788 88984.463 2232.535 88959.411 C 2205.113 88934.190 2191.402 88900.251 2191.402 88857.595 C 2191.402 88819.340 2203.759 88789.125 2228.473 88766.950 C 2253.017 88744.607 2286.448 88733.435 2328.765 88733.435 ZM 2315.055 88780.153 C 2289.495 88780.492 2269.098 88787.686 2253.863 88801.735 C 2238.629 88815.616 2231.012 88834.066 2231.012 88857.087 C 2231.012 88883.155 2238.375 88904.060 2253.101 88919.802 C 2267.828 88935.375 2288.564 88944.346 2315.308 88946.716 L 2315.055 88780.153 ZM 2087.555 88656.877 L 2087.555 88610.158 L 2482.633 88610.158 L 2482.633 88656.877 L 2087.555 88656.877 ZM 2206.637 88331.028 L 2250.816 88331.028 C 2244.045 88344.231 2238.967 88357.942 2235.582 88372.161 C 2232.196 88386.379 2230.504 88401.106 2230.504 88416.340 C 2230.504 88439.530 2234.058 88456.965 2241.168 88468.645 C 2248.277 88480.155 2258.941 88485.911 2273.160 88485.911 C 2283.993 88485.911 2292.542 88481.763 2298.805 88473.469 C 2304.898 88465.175 2310.738 88448.502 2316.324 88423.450 L 2319.879 88407.454 C 2326.988 88374.276 2337.060 88350.748 2350.094 88336.868 C 2362.958 88322.818 2380.986 88315.793 2404.176 88315.793 C 2430.582 88315.793 2451.487 88326.288 2466.890 88347.278 C 2482.294 88368.098 2489.996 88396.789 2489.996 88433.352 C 2489.996 88448.586 2488.472 88464.498 2485.426 88481.086 C 2482.548 88497.506 2478.147 88514.856 2472.222 88533.137 L 2423.980 88533.137 C 2432.952 88515.871 2439.722 88498.860 2444.293 88482.102 C 2448.694 88465.344 2450.894 88448.756 2450.894 88432.336 C 2450.894 88410.331 2447.170 88393.404 2439.722 88381.555 C 2432.105 88369.706 2421.441 88363.782 2407.730 88363.782 C 2395.035 88363.782 2385.302 88368.098 2378.531 88376.731 C 2371.760 88385.194 2365.243 88403.899 2358.980 88432.844 L 2355.172 88449.094 C 2349.078 88478.039 2339.768 88498.944 2327.242 88511.809 C 2314.547 88524.674 2297.196 88531.106 2275.191 88531.106 C 2248.446 88531.106 2227.795 88521.627 2213.238 88502.668 C 2198.681 88483.710 2191.402 88456.796 2191.402 88421.926 C 2191.402 88404.661 2192.672 88388.411 2195.211 88373.176 C 2197.750 88357.942 2201.558 88343.892 2206.637 88331.028 ZM 2231.012 87965.841 C 2231.012 87990.893 2240.829 88010.698 2260.465 88025.255 C 2279.931 88039.813 2306.676 88047.091 2340.699 88047.091 C 2374.722 88047.091 2401.552 88039.897 2421.187 88025.509 C 2440.653 88010.952 2450.387 87991.063 2450.387 87965.841 C 2450.387 87940.958 2440.569 87921.238 2420.933 87906.681 C 2401.298 87892.124 2374.553 87884.845 2340.699 87884.845 C 2307.014 87884.845 2280.354 87892.124 2260.719 87906.681 C 2240.914 87921.238 2231.012 87940.958 2231.012 87965.841 ZM 2191.402 87965.841 C 2191.402 87925.216 2204.605 87893.309 2231.012 87870.119 C 2257.418 87846.929 2293.980 87835.333 2340.699 87835.333 C 2387.249 87835.333 2423.811 87846.929 2450.387 87870.119 C 2476.793 87893.309 2489.996 87925.216 2489.996 87965.841 C 2489.996 88006.636 2476.793 88038.628 2450.387 88061.818 C 2423.811 88084.839 2387.249 88096.349 2340.699 88096.349 C 2293.980 88096.349 2257.418 88084.839 2231.012 88061.818 C 2204.605 88038.628 2191.402 88006.636 2191.402 87965.841 ZM 2087.555 87613.832 L 2126.402 87613.832 L 2126.402 87658.520 C 2126.402 87675.277 2129.788 87686.957 2136.558 87693.559 C 2143.329 87699.991 2155.517 87703.207 2173.121 87703.207 L 2198.258 87703.207 L 2198.258 87626.273 L 2234.566 87626.273 L 2234.566 87703.207 L 2482.633 87703.207 L 2482.633 87750.180 L 2234.566 87750.180 L 2234.566 87794.867 L 2198.258 87794.867 L 2198.258 87750.180 L 2178.453 87750.180 C 2146.799 87750.180 2123.778 87742.816 2109.390 87728.090 C 2094.833 87713.363 2087.555 87690.004 2087.555 87658.012 L 2087.555 87613.832 ZM 2339.683 87280.159 C 2339.683 87317.906 2344.000 87344.058 2352.633 87358.616 C 2361.265 87373.173 2375.992 87380.452 2396.812 87380.452 C 2413.401 87380.452 2426.604 87375.035 2436.422 87364.202 C 2446.070 87353.199 2450.894 87338.303 2450.894 87319.514 C 2450.894 87293.616 2441.754 87272.880 2423.472 87257.307 C 2405.022 87241.565 2380.562 87233.694 2350.094 87233.694 L 2339.683 87233.694 L 2339.683 87280.159 ZM 2320.387 87186.975 L 2482.633 87186.975 L 2482.633 87233.694 L 2439.469 87233.694 C 2456.734 87244.358 2469.514 87257.646 2477.808 87273.557 C 2485.933 87289.469 2489.996 87308.935 2489.996 87331.956 C 2489.996 87361.070 2481.871 87384.260 2465.621 87401.526 C 2449.202 87418.622 2427.281 87427.170 2399.859 87427.170 C 2367.867 87427.170 2343.746 87416.506 2327.496 87395.178 C 2311.246 87373.681 2303.121 87341.689 2303.121 87299.202 L 2303.121 87233.694 L 2298.551 87233.694 C 2277.053 87233.694 2260.465 87240.803 2248.785 87255.022 C 2236.936 87269.071 2231.012 87288.876 2231.012 87314.436 C 2231.012 87330.686 2232.958 87346.513 2236.851 87361.916 C 2240.745 87377.320 2246.584 87392.131 2254.371 87406.350 L 2211.207 87406.350 C 2204.605 87389.254 2199.696 87372.665 2196.480 87356.584 C 2193.095 87340.504 2191.402 87324.846 2191.402 87309.612 C 2191.402 87268.479 2202.066 87237.756 2223.394 87217.444 C 2244.723 87197.131 2277.053 87186.975 2320.387 87186.975 ZM 2310.992 86854.250 L 2482.633 86854.250 L 2482.633 86900.969 L 2312.515 86900.969 C 2285.601 86900.969 2265.458 86906.216 2252.086 86916.711 C 2238.713 86927.206 2232.027 86942.948 2232.027 86963.937 C 2232.027 86989.159 2240.068 87009.048 2256.148 87023.605 C 2272.229 87038.163 2294.150 87045.441 2321.910 87045.441 L 2482.633 87045.441 L 2482.633 87092.414 L 2198.258 87092.414 L 2198.258 87045.441 L 2242.437 87045.441 C 2225.341 87034.269 2212.561 87021.151 2204.098 87006.086 C 2195.634 86990.851 2191.402 86973.332 2191.402 86953.527 C 2191.402 86920.858 2201.558 86896.144 2221.871 86879.387 C 2242.014 86862.629 2271.721 86854.250 2310.992 86854.250 ZM 2339.683 86631.719 C 2339.683 86669.466 2344.000 86695.618 2352.633 86710.176 C 2361.265 86724.733 2375.992 86732.012 2396.812 86732.012 C 2413.401 86732.012 2426.604 86726.595 2436.422 86715.762 C 2446.070 86704.759 2450.894 86689.863 2450.894 86671.074 C 2450.894 86645.176 2441.754 86624.440 2423.472 86608.867 C 2405.022 86593.125 2380.562 86585.254 2350.094 86585.254 L 2339.683 86585.254 L 2339.683 86631.719 ZM 2320.387 86538.535 L 2482.633 86538.535 L 2482.633 86585.254 L 2439.469 86585.254 C 2456.734 86595.918 2469.514 86609.206 2477.808 86625.117 C 2485.933 86641.029 2489.996 86660.495 2489.996 86683.516 C 2489.996 86712.630 2481.871 86735.820 2465.621 86753.086 C 2449.202 86770.182 2427.281 86778.730 2399.859 86778.730 C 2367.867 86778.730 2343.746 86768.066 2327.496 86746.738 C 2311.246 86725.241 2303.121 86693.249 2303.121 86650.762 L 2303.121 86585.254 L 2298.551 86585.254 C 2277.053 86585.254 2260.465 86592.363 2248.785 86606.582 C 2236.936 86620.631 2231.012 86640.436 2231.012 86665.996 C 2231.012 86682.246 2232.958 86698.073 2236.851 86713.477 C 2240.745 86728.880 2246.584 86743.691 2254.371 86757.910 L 2211.207 86757.910 C 2204.605 86740.814 2199.696 86724.225 2196.480 86708.144 C 2193.095 86692.064 2191.402 86676.406 2191.402 86661.172 C 2191.402 86620.039 2202.066 86589.316 2223.394 86569.004 C 2244.723 86548.691 2277.053 86538.535 2320.387 86538.535 ZM 2087.555 86442.197 L 2087.555 86395.478 L 2482.633 86395.478 L 2482.633 86442.197 L 2087.555 86442.197 ZM 2231.012 86187.441 C 2231.012 86212.493 2240.829 86232.298 2260.465 86246.855 C 2279.931 86261.413 2306.676 86268.691 2340.699 86268.691 C 2374.722 86268.691 2401.552 86261.497 2421.187 86247.109 C 2440.653 86232.552 2450.387 86212.663 2450.387 86187.441 C 2450.387 86162.559 2440.569 86142.839 2420.933 86128.281 C 2401.298 86113.724 2374.553 86106.445 2340.699 86106.445 C 2307.014 86106.445 2280.354 86113.724 2260.719 86128.281 C 2240.914 86142.839 2231.012 86162.559 2231.012 86187.441 ZM 2191.402 86187.441 C 2191.402 86146.816 2204.605 86114.909 2231.012 86091.719 C 2257.418 86068.529 2293.980 86056.934 2340.699 86056.934 C 2387.249 86056.934 2423.811 86068.529 2450.387 86091.719 C 2476.793 86114.909 2489.996 86146.816 2489.996 86187.441 C 2489.996 86228.236 2476.793 86260.228 2450.387 86283.418 C 2423.811 86306.439 2387.249 86317.949 2340.699 86317.949 C 2293.980 86317.949 2257.418 86306.439 2231.012 86283.418 C 2204.605 86260.228 2191.402 86228.236 2191.402 86187.441 ZM 2337.144 85792.268 C 2303.290 85792.268 2277.053 85799.293 2258.433 85813.342 C 2239.814 85827.222 2230.504 85846.773 2230.504 85871.995 C 2230.504 85897.047 2239.814 85916.597 2258.433 85930.647 C 2277.053 85944.527 2303.290 85951.467 2337.144 85951.467 C 2370.829 85951.467 2396.982 85944.527 2415.601 85930.647 C 2434.221 85916.597 2443.531 85897.047 2443.531 85871.995 C 2443.531 85846.773 2434.221 85827.222 2415.601 85813.342 C 2396.982 85799.293 2370.829 85792.268 2337.144 85792.268 ZM 2447.340 85745.549 C 2495.751 85745.549 2531.721 85756.298 2555.250 85777.795 C 2578.948 85799.293 2590.797 85832.216 2590.797 85876.565 C 2590.797 85892.984 2589.527 85908.472 2586.988 85923.030 C 2584.618 85937.587 2580.894 85951.721 2575.816 85965.432 L 2530.367 85965.432 C 2537.815 85951.721 2543.316 85938.179 2546.871 85924.807 C 2550.426 85911.435 2552.203 85897.808 2552.203 85883.928 C 2552.203 85853.290 2544.163 85830.354 2528.082 85815.120 C 2512.170 85799.885 2488.049 85792.268 2455.719 85792.268 L 2432.613 85792.268 C 2449.371 85801.916 2461.897 85814.273 2470.191 85829.338 C 2478.486 85844.403 2482.633 85862.431 2482.633 85883.420 C 2482.633 85918.290 2469.345 85946.389 2442.769 85967.717 C 2416.194 85989.045 2380.986 85999.709 2337.144 85999.709 C 2293.134 85999.709 2257.841 85989.045 2231.265 85967.717 C 2204.690 85946.389 2191.402 85918.290 2191.402 85883.420 C 2191.402 85862.431 2195.549 85844.403 2203.844 85829.338 C 2212.138 85814.273 2224.664 85801.916 2241.422 85792.268 L 2198.258 85792.268 L 2198.258 85745.549 L 2447.340 85745.549 ZM 2509.039 85530.876 C 2542.893 85544.080 2564.983 85556.944 2575.308 85569.470 C 2585.634 85581.996 2590.797 85598.754 2590.797 85619.744 L 2590.797 85657.068 L 2551.695 85657.068 L 2551.695 85629.646 C 2551.695 85616.781 2548.648 85606.794 2542.555 85599.685 C 2536.461 85592.576 2522.073 85584.705 2499.390 85576.072 L 2478.062 85567.693 L 2198.258 85682.712 L 2198.258 85633.201 L 2420.680 85544.333 L 2198.258 85455.466 L 2198.258 85405.955 L 2509.039 85530.876 Z">
                <!-- 428 nodes -->
              </draw:path>
              <draw:path id="path6947" draw:style-name="style5" draw:layer="layout" svg:x="2.302cm" svg:y="40.724cm" svg:width="0.032cm" svg:height="11.256cm" svg:viewBox="0.0 0.0 32.000 11256.000" svg:d="M 4619.211 92687.362 L 4619.211 81463.362 L 4619.211 92687.362 ">
                <!-- 3 nodes -->
              </draw:path>
              <draw:path id="path6949" draw:style-name="style5" draw:layer="layout" svg:x="13.526cm" svg:y="40.724cm" svg:width="0.032cm" svg:height="11.256cm" svg:viewBox="0.0 0.0 32.000 11256.000" svg:d="M 27067.210 92687.362 L 27067.210 81463.362 L 27067.210 92687.362 ">
                <!-- 3 nodes -->
              </draw:path>
              <draw:path id="path6951" draw:style-name="style5" draw:layer="layout" svg:x="2.302cm" svg:y="51.948cm" svg:width="11.256cm" svg:height="0.032cm" svg:viewBox="0.0 0.0 11256.000 32.000" svg:d="M 4619.211 103911.361 L 15843.210 103911.361 L 4619.211 103911.361 ">
                <!-- 3 nodes -->
              </draw:path>
              <draw:path id="path6953" draw:style-name="style5" draw:layer="layout" svg:x="2.302cm" svg:y="40.724cm" svg:width="11.256cm" svg:height="0.032cm" svg:viewBox="0.0 0.0 11256.000 32.000" svg:d="M 4619.211 81463.362 L 15843.210 81463.362 L 4619.211 81463.362 ">
                <!-- 3 nodes -->
              </draw:path>
              <draw:path id="text6957" draw:style-name="style0" draw:layer="layout" svg:x="3.595cm" svg:y="50.325cm" svg:width="0.245cm" svg:height="0.386cm" svg:viewBox="0.0 0.0 245.273 386.445" svg:d="M 7206.816 100650.072 L 7408.164 100650.072 L 7408.164 100693.236 L 7253.789 100693.236 L 7253.789 100786.166 C 7261.237 100783.627 7268.685 100781.765 7276.133 100780.580 C 7283.580 100779.226 7291.028 100778.549 7298.476 100778.549 C 7340.794 100778.549 7374.310 100790.144 7399.023 100813.334 C 7423.737 100836.524 7436.093 100867.924 7436.093 100907.533 C 7436.093 100948.328 7423.398 100980.066 7398.008 101002.748 C 7372.617 101025.261 7336.816 101036.518 7290.605 101036.518 C 7274.694 101036.518 7258.444 101035.163 7241.855 101032.455 C 7225.436 101029.747 7208.424 101025.684 7190.820 101020.268 L 7190.820 100968.725 C 7206.054 100977.019 7221.797 100983.197 7238.047 100987.260 C 7254.297 100991.322 7271.478 100993.354 7289.590 100993.354 C 7318.873 100993.354 7342.063 100985.652 7359.160 100970.248 C 7376.256 100954.844 7384.804 100933.940 7384.804 100907.533 C 7384.804 100881.127 7376.256 100860.222 7359.160 100844.818 C 7342.063 100829.415 7318.873 100821.713 7289.590 100821.713 C 7275.879 100821.713 7262.168 100823.236 7248.457 100826.283 C 7234.915 100829.330 7221.035 100834.070 7206.816 100840.502 L 7206.816 100650.072 Z">
                <!-- 23 nodes -->
              </draw:path>
              <draw:path id="text6961" draw:style-name="style0" draw:layer="layout" svg:x="6.401cm" svg:y="50.325cm" svg:width="0.245cm" svg:height="0.386cm" svg:viewBox="0.0 0.0 245.273 386.445" svg:d="M 12818.816 100650.072 L 13020.164 100650.072 L 13020.164 100693.236 L 12865.789 100693.236 L 12865.789 100786.166 C 12873.237 100783.627 12880.685 100781.765 12888.133 100780.580 C 12895.581 100779.226 12903.028 100778.549 12910.476 100778.549 C 12952.794 100778.549 12986.310 100790.144 13011.023 100813.334 C 13035.737 100836.524 13048.094 100867.924 13048.094 100907.533 C 13048.094 100948.328 13035.398 100980.066 13010.008 101002.748 C 12984.617 101025.261 12948.816 101036.518 12902.605 101036.518 C 12886.694 101036.518 12870.444 101035.163 12853.855 101032.455 C 12837.436 101029.747 12820.424 101025.684 12802.820 101020.268 L 12802.820 100968.725 C 12818.055 100977.019 12833.797 100983.197 12850.047 100987.260 C 12866.297 100991.322 12883.478 100993.354 12901.590 100993.354 C 12930.874 100993.354 12954.064 100985.652 12971.160 100970.248 C 12988.256 100954.844 12996.804 100933.940 12996.804 100907.533 C 12996.804 100881.127 12988.256 100860.222 12971.160 100844.818 C 12954.064 100829.415 12930.874 100821.713 12901.590 100821.713 C 12887.879 100821.713 12874.168 100823.236 12860.457 100826.283 C 12846.915 100829.330 12833.035 100834.070 12818.816 100840.502 L 12818.816 100650.072 Z">
                <!-- 23 nodes -->
              </draw:path>
              <draw:path id="text6965" draw:style-name="style1" draw:layer="layout" svg:x="9.207cm" svg:y="50.325cm" svg:width="0.245cm" svg:height="0.386cm" svg:viewBox="0.0 0.0 245.273 386.445" svg:d="M 18430.816 100650.072 L 18632.164 100650.072 L 18632.164 100693.236 L 18477.789 100693.236 L 18477.789 100786.166 C 18485.237 100783.627 18492.685 100781.765 18500.133 100780.580 C 18507.580 100779.226 18515.028 100778.549 18522.476 100778.549 C 18564.794 100778.549 18598.310 100790.144 18623.023 100813.334 C 18647.737 100836.524 18660.093 100867.924 18660.093 100907.533 C 18660.093 100948.328 18647.398 100980.066 18622.007 101002.748 C 18596.617 101025.261 18560.816 101036.518 18514.605 101036.518 C 18498.694 101036.518 18482.444 101035.163 18465.855 101032.455 C 18449.436 101029.747 18432.424 101025.684 18414.820 101020.268 L 18414.820 100968.725 C 18430.054 100977.019 18445.797 100983.197 18462.047 100987.260 C 18478.297 100991.322 18495.478 100993.354 18513.590 100993.354 C 18542.873 100993.354 18566.063 100985.652 18583.160 100970.248 C 18600.256 100954.844 18608.804 100933.940 18608.804 100907.533 C 18608.804 100881.127 18600.256 100860.222 18583.160 100844.818 C 18566.063 100829.415 18542.873 100821.713 18513.590 100821.713 C 18499.879 100821.713 18486.168 100823.236 18472.457 100826.283 C 18458.915 100829.330 18445.035 100834.070 18430.816 100840.502 L 18430.816 100650.072 Z">
                <!-- 23 nodes -->
              </draw:path>
              <draw:path id="text6969" draw:style-name="style1" draw:layer="layout" svg:x="11.340cm" svg:y="50.310cm" svg:width="1.588cm" svg:height="0.463cm" svg:viewBox="0.0 0.0 1588.251 463.125" svg:d="M 22809.046 100833.647 C 22784.671 100833.647 22765.459 100840.163 22751.409 100853.197 C 22737.529 100866.231 22730.589 100884.174 22730.589 100907.025 C 22730.589 100929.877 22737.529 100947.820 22751.409 100960.854 C 22765.459 100973.887 22784.671 100980.404 22809.046 100980.404 C 22833.421 100980.404 22852.633 100973.887 22866.683 100960.854 C 22880.732 100947.650 22887.757 100929.708 22887.757 100907.025 C 22887.757 100884.174 22880.732 100866.231 22866.683 100853.197 C 22852.802 100840.163 22833.590 100833.647 22809.046 100833.647 ZM 22757.757 100811.811 C 22735.752 100806.394 22718.571 100796.153 22706.214 100781.088 C 22694.026 100766.023 22687.933 100747.657 22687.933 100725.990 C 22687.933 100695.691 22698.681 100671.739 22720.179 100654.135 C 22741.845 100636.531 22771.468 100627.729 22809.046 100627.729 C 22846.793 100627.729 22876.416 100636.531 22897.913 100654.135 C 22919.410 100671.739 22930.159 100695.691 22930.159 100725.990 C 22930.159 100747.657 22923.981 100766.023 22911.624 100781.088 C 22899.436 100796.153 22882.425 100806.394 22860.589 100811.811 C 22885.302 100817.566 22904.515 100828.822 22918.226 100845.580 C 22932.106 100862.338 22939.046 100882.820 22939.046 100907.025 C 22939.046 100943.757 22927.789 100971.941 22905.276 100991.576 C 22882.933 101011.212 22850.856 101021.029 22809.046 101021.029 C 22767.236 101021.029 22735.075 101011.212 22712.561 100991.576 C 22690.218 100971.941 22679.046 100943.757 22679.046 100907.025 C 22679.046 100882.820 22685.986 100862.338 22699.866 100845.580 C 22713.746 100828.822 22733.043 100817.566 22757.757 100811.811 ZM 22738.968 100730.815 C 22738.968 100750.450 22745.061 100765.769 22757.249 100776.772 C 22769.606 100787.774 22786.871 100793.275 22809.046 100793.275 C 22831.051 100793.275 22848.232 100787.774 22860.589 100776.772 C 22873.115 100765.769 22879.378 100750.450 22879.378 100730.815 C 22879.378 100711.179 22873.115 100695.860 22860.589 100684.857 C 22848.232 100673.855 22831.051 100668.354 22809.046 100668.354 C 22786.871 100668.354 22769.606 100673.855 22757.249 100684.857 C 22745.061 100695.860 22738.968 100711.179 22738.968 100730.815 ZM 23301.063 100619.096 C 23278.381 100658.028 23261.539 100696.537 23250.536 100734.623 C 23239.533 100772.709 23234.032 100811.303 23234.032 100850.404 C 23234.032 100889.506 23239.533 100928.269 23250.536 100966.693 C 23261.708 101004.949 23278.550 101043.458 23301.063 101082.221 L 23260.438 101082.221 C 23235.048 101042.442 23216.005 101003.341 23203.309 100964.916 C 23190.783 100926.492 23184.520 100888.321 23184.520 100850.404 C 23184.520 100812.657 23190.783 100774.656 23203.309 100736.400 C 23215.836 100698.145 23234.878 100659.044 23260.438 100619.096 L 23301.063 100619.096 ZM 23581.813 100687.650 L 23581.813 100829.076 L 23723.238 100829.076 L 23723.238 100872.240 L 23581.813 100872.240 L 23581.813 101013.666 L 23539.156 101013.666 L 23539.156 100872.240 L 23397.731 100872.240 L 23397.731 100829.076 L 23539.156 100829.076 L 23539.156 100687.650 L 23581.813 100687.650 ZM 23989.389 100809.272 C 24013.933 100814.519 24033.061 100825.437 24046.772 100842.025 C 24060.652 100858.614 24067.592 100879.096 24067.592 100903.471 C 24067.592 100940.880 24054.727 100969.825 24028.998 100990.307 C 24003.269 101010.788 23966.707 101021.029 23919.311 101021.029 C 23903.399 101021.029 23886.980 101019.421 23870.053 101016.205 C 23853.295 101013.158 23835.945 101008.503 23818.002 101002.240 L 23818.002 100952.729 C 23832.221 100961.023 23847.794 100967.286 23864.721 100971.518 C 23881.648 100975.749 23899.337 100977.865 23917.787 100977.865 C 23949.949 100977.865 23974.408 100971.518 23991.166 100958.822 C 24008.093 100946.127 24016.557 100927.676 24016.557 100903.471 C 24016.557 100881.127 24008.686 100863.692 23992.944 100851.166 C 23977.371 100838.471 23955.619 100832.123 23927.690 100832.123 L 23883.510 100832.123 L 23883.510 100789.975 L 23929.721 100789.975 C 23954.942 100789.975 23974.239 100784.981 23987.612 100774.994 C 24000.984 100764.838 24007.670 100750.281 24007.670 100731.322 C 24007.670 100711.856 24000.730 100696.960 23986.850 100686.635 C 23973.139 100676.140 23953.419 100670.893 23927.690 100670.893 C 23913.640 100670.893 23898.575 100672.416 23882.494 100675.463 C 23866.414 100678.510 23848.725 100683.249 23829.428 100689.682 L 23829.428 100643.979 C 23848.894 100638.562 23867.091 100634.499 23884.018 100631.791 C 23901.114 100629.083 23917.195 100627.729 23932.260 100627.729 C 23971.192 100627.729 24002.000 100636.615 24024.682 100654.389 C 24047.364 100671.993 24058.705 100695.860 24058.705 100725.990 C 24058.705 100746.980 24052.696 100764.753 24040.678 100779.311 C 24028.660 100793.699 24011.563 100803.686 23989.389 100809.272 ZM 24150.753 100619.096 L 24191.378 100619.096 C 24216.769 100659.044 24235.727 100698.145 24248.253 100736.400 C 24260.949 100774.656 24267.296 100812.657 24267.296 100850.404 C 24267.296 100888.321 24260.949 100926.492 24248.253 100964.916 C 24235.727 101003.341 24216.769 101042.442 24191.378 101082.221 L 24150.753 101082.221 C 24173.266 101043.458 24190.024 101004.949 24201.027 100966.693 C 24212.199 100928.269 24217.785 100889.506 24217.785 100850.404 C 24217.785 100811.303 24212.199 100772.709 24201.027 100734.623 C 24190.024 100696.537 24173.266 100658.028 24150.753 100619.096 Z">
                <!-- 100 nodes -->
              </draw:path>
              <draw:path id="text6973" draw:style-name="style0" draw:layer="layout" svg:x="3.595cm" svg:y="47.519cm" svg:width="0.245cm" svg:height="0.386cm" svg:viewBox="0.0 0.0 245.273 386.445" svg:d="M 7206.816 95038.073 L 7408.164 95038.073 L 7408.164 95081.237 L 7253.789 95081.237 L 7253.789 95174.166 C 7261.237 95171.627 7268.685 95169.765 7276.133 95168.580 C 7283.580 95167.226 7291.028 95166.549 7298.476 95166.549 C 7340.794 95166.549 7374.310 95178.144 7399.023 95201.334 C 7423.737 95224.525 7436.093 95255.924 7436.093 95295.534 C 7436.093 95336.328 7423.398 95368.066 7398.008 95390.748 C 7372.617 95413.261 7336.816 95424.518 7290.605 95424.518 C 7274.694 95424.518 7258.444 95423.164 7241.855 95420.455 C 7225.436 95417.747 7208.424 95413.685 7190.820 95408.268 L 7190.820 95356.725 C 7206.054 95365.019 7221.797 95371.198 7238.047 95375.260 C 7254.297 95379.323 7271.478 95381.354 7289.590 95381.354 C 7318.873 95381.354 7342.063 95373.652 7359.160 95358.248 C 7376.256 95342.845 7384.804 95321.940 7384.804 95295.534 C 7384.804 95269.127 7376.256 95248.222 7359.160 95232.819 C 7342.063 95217.415 7318.873 95209.713 7289.590 95209.713 C 7275.879 95209.713 7262.168 95211.237 7248.457 95214.284 C 7234.915 95217.330 7221.035 95222.070 7206.816 95228.502 L 7206.816 95038.073 Z">
                <!-- 23 nodes -->
              </draw:path>
              <draw:path id="text6977" draw:style-name="style1" draw:layer="layout" svg:x="5.584cm" svg:y="47.504cm" svg:width="1.897cm" svg:height="0.463cm" svg:viewBox="0.0 0.0 1897.135 463.125" svg:d="M 11175.456 95358.502 L 11259.246 95358.502 L 11259.246 95069.303 L 11168.093 95087.584 L 11168.093 95040.866 L 11258.738 95022.584 L 11310.027 95022.584 L 11310.027 95358.502 L 11393.816 95358.502 L 11393.816 95401.666 L 11175.456 95401.666 L 11175.456 95358.502 ZM 11606.977 95056.354 C 11580.571 95056.354 11560.682 95069.388 11547.309 95095.455 C 11534.106 95121.354 11527.505 95160.371 11527.505 95212.506 C 11527.505 95264.472 11534.106 95303.489 11547.309 95329.557 C 11560.682 95355.455 11580.571 95368.405 11606.977 95368.405 C 11633.553 95368.405 11653.442 95355.455 11666.645 95329.557 C 11680.018 95303.489 11686.704 95264.472 11686.704 95212.506 C 11686.704 95160.371 11680.018 95121.354 11666.645 95095.455 C 11653.442 95069.388 11633.553 95056.354 11606.977 95056.354 ZM 11606.977 95015.729 C 11649.464 95015.729 11681.880 95032.571 11704.223 95066.256 C 11726.736 95099.772 11737.993 95148.522 11737.993 95212.506 C 11737.993 95276.321 11726.736 95325.071 11704.223 95358.756 C 11681.880 95392.272 11649.464 95409.030 11606.977 95409.030 C 11564.490 95409.030 11531.990 95392.272 11509.477 95358.756 C 11487.133 95325.071 11475.962 95276.321 11475.962 95212.506 C 11475.962 95148.522 11487.133 95099.772 11509.477 95066.256 C 11531.990 95032.571 11564.490 95015.729 11606.977 95015.729 ZM 12098.995 95007.096 C 12076.312 95046.028 12059.470 95084.538 12048.467 95122.623 C 12037.465 95160.709 12031.963 95199.303 12031.963 95238.405 C 12031.963 95277.506 12037.465 95316.269 12048.467 95354.694 C 12059.639 95392.949 12076.482 95431.458 12098.995 95470.221 L 12058.370 95470.221 C 12032.979 95430.442 12013.936 95391.341 12001.241 95352.916 C 11988.715 95314.492 11982.452 95276.321 11982.452 95238.405 C 11982.452 95200.657 11988.715 95162.656 12001.241 95124.401 C 12013.767 95086.146 12032.810 95047.044 12058.370 95007.096 L 12098.995 95007.096 ZM 12379.744 95075.651 L 12379.744 95217.077 L 12521.170 95217.077 L 12521.170 95260.241 L 12379.744 95260.241 L 12379.744 95401.666 L 12337.088 95401.666 L 12337.088 95260.241 L 12195.662 95260.241 L 12195.662 95217.077 L 12337.088 95217.077 L 12337.088 95075.651 L 12379.744 95075.651 ZM 12632.437 95022.584 L 12833.785 95022.584 L 12833.785 95065.748 L 12679.410 95065.748 L 12679.410 95158.678 C 12686.858 95156.139 12694.306 95154.277 12701.754 95153.092 C 12709.202 95151.738 12716.650 95151.061 12724.098 95151.061 C 12766.415 95151.061 12799.931 95162.656 12824.645 95185.846 C 12849.358 95209.036 12861.715 95240.436 12861.715 95280.045 C 12861.715 95320.840 12849.020 95352.578 12823.629 95375.260 C 12798.238 95397.773 12762.437 95409.030 12716.227 95409.030 C 12700.315 95409.030 12684.065 95407.676 12667.477 95404.967 C 12651.057 95402.259 12634.046 95398.196 12616.441 95392.780 L 12616.441 95341.237 C 12631.676 95349.531 12647.418 95355.709 12663.668 95359.772 C 12679.918 95363.834 12697.099 95365.866 12715.211 95365.866 C 12744.495 95365.866 12767.685 95358.164 12784.781 95342.760 C 12801.878 95327.357 12810.426 95306.452 12810.426 95280.045 C 12810.426 95253.639 12801.878 95232.734 12784.781 95217.330 C 12767.685 95201.927 12744.495 95194.225 12715.211 95194.225 C 12701.500 95194.225 12687.789 95195.748 12674.078 95198.795 C 12660.536 95201.842 12646.656 95206.582 12632.437 95213.014 L 12632.437 95022.584 ZM 12948.685 95007.096 L 12989.310 95007.096 C 13014.701 95047.044 13033.659 95086.146 13046.185 95124.401 C 13058.880 95162.656 13065.228 95200.657 13065.228 95238.405 C 13065.228 95276.321 13058.880 95314.492 13046.185 95352.916 C 13033.659 95391.341 13014.701 95430.442 12989.310 95470.221 L 12948.685 95470.221 C 12971.198 95431.458 12987.956 95392.949 12998.958 95354.694 C 13010.130 95316.269 13015.716 95277.506 13015.716 95238.405 C 13015.716 95199.303 13010.130 95160.709 12998.958 95122.623 C 12987.956 95084.538 12971.198 95046.028 12948.685 95007.096 Z">
                <!-- 88 nodes -->
              </draw:path>
              <draw:path id="text6981" draw:style-name="style1" draw:layer="layout" svg:x="8.390cm" svg:y="47.504cm" svg:width="1.897cm" svg:height="0.463cm" svg:viewBox="0.0 0.0 1897.135 463.125" svg:d="M 16787.456 95358.502 L 16871.245 95358.502 L 16871.245 95069.303 L 16780.093 95087.584 L 16780.093 95040.866 L 16870.738 95022.584 L 16922.027 95022.584 L 16922.027 95358.502 L 17005.816 95358.502 L 17005.816 95401.666 L 16787.456 95401.666 L 16787.456 95358.502 ZM 17264.680 95197.272 C 17289.225 95202.519 17308.352 95213.437 17322.063 95230.026 C 17335.943 95246.614 17342.883 95267.096 17342.883 95291.471 C 17342.883 95328.880 17330.019 95357.825 17304.290 95378.307 C 17278.560 95398.789 17241.998 95409.030 17194.602 95409.030 C 17178.691 95409.030 17162.271 95407.422 17145.344 95404.205 C 17128.586 95401.159 17111.236 95396.504 17093.294 95390.241 L 17093.294 95340.729 C 17107.512 95349.023 17123.085 95355.286 17140.012 95359.518 C 17156.939 95363.750 17174.628 95365.866 17193.079 95365.866 C 17225.240 95365.866 17249.700 95359.518 17266.458 95346.823 C 17283.385 95334.127 17291.848 95315.677 17291.848 95291.471 C 17291.848 95269.127 17283.977 95251.692 17268.235 95239.166 C 17252.662 95226.471 17230.911 95220.123 17202.981 95220.123 L 17158.801 95220.123 L 17158.801 95177.975 L 17205.012 95177.975 C 17230.234 95177.975 17249.530 95172.982 17262.903 95162.995 C 17276.275 95152.838 17282.961 95138.281 17282.961 95119.323 C 17282.961 95099.857 17276.021 95084.961 17262.141 95074.635 C 17248.430 95064.140 17228.710 95058.893 17202.981 95058.893 C 17188.932 95058.893 17173.866 95060.416 17157.786 95063.463 C 17141.705 95066.510 17124.016 95071.250 17104.719 95077.682 L 17104.719 95031.979 C 17124.185 95026.562 17142.382 95022.500 17159.309 95019.791 C 17176.406 95017.083 17192.486 95015.729 17207.551 95015.729 C 17246.484 95015.729 17277.291 95024.616 17299.973 95042.389 C 17322.655 95059.993 17333.997 95083.860 17333.997 95113.991 C 17333.997 95134.980 17327.988 95152.754 17315.969 95167.311 C 17303.951 95181.699 17286.855 95191.686 17264.680 95197.272 ZM 17710.995 95007.096 C 17688.312 95046.028 17671.470 95084.538 17660.467 95122.623 C 17649.465 95160.709 17643.963 95199.303 17643.963 95238.405 C 17643.963 95277.506 17649.465 95316.269 17660.467 95354.694 C 17671.639 95392.949 17688.482 95431.458 17710.995 95470.221 L 17670.370 95470.221 C 17644.979 95430.442 17625.936 95391.341 17613.241 95352.916 C 17600.715 95314.492 17594.452 95276.321 17594.452 95238.405 C 17594.452 95200.657 17600.715 95162.656 17613.241 95124.401 C 17625.767 95086.146 17644.810 95047.044 17670.370 95007.096 L 17710.995 95007.096 ZM 17991.744 95075.651 L 17991.744 95217.077 L 18133.170 95217.077 L 18133.170 95260.241 L 17991.744 95260.241 L 17991.744 95401.666 L 17949.088 95401.666 L 17949.088 95260.241 L 17807.662 95260.241 L 17807.662 95217.077 L 17949.088 95217.077 L 17949.088 95075.651 L 17991.744 95075.651 ZM 18353.617 95221.647 C 18329.242 95221.647 18310.030 95228.164 18295.980 95241.198 C 18282.100 95254.232 18275.160 95272.174 18275.160 95295.026 C 18275.160 95317.877 18282.100 95335.820 18295.980 95348.854 C 18310.030 95361.888 18329.242 95368.405 18353.617 95368.405 C 18377.992 95368.405 18397.204 95361.888 18411.254 95348.854 C 18425.303 95335.651 18432.328 95317.708 18432.328 95295.026 C 18432.328 95272.174 18425.303 95254.232 18411.254 95241.198 C 18397.374 95228.164 18378.161 95221.647 18353.617 95221.647 ZM 18302.328 95199.811 C 18280.323 95194.394 18263.142 95184.153 18250.785 95169.088 C 18238.598 95154.023 18232.504 95135.657 18232.504 95113.991 C 18232.504 95083.691 18243.252 95059.739 18264.750 95042.135 C 18286.417 95024.531 18316.039 95015.729 18353.617 95015.729 C 18391.364 95015.729 18420.987 95024.531 18442.484 95042.135 C 18463.982 95059.739 18474.730 95083.691 18474.730 95113.991 C 18474.730 95135.657 18468.552 95154.023 18456.195 95169.088 C 18444.008 95184.153 18426.996 95194.394 18405.160 95199.811 C 18429.874 95205.566 18449.086 95216.823 18462.797 95233.580 C 18476.677 95250.338 18483.617 95270.820 18483.617 95295.026 C 18483.617 95331.758 18472.361 95359.941 18449.848 95379.577 C 18427.504 95399.212 18395.427 95409.030 18353.617 95409.030 C 18311.807 95409.030 18279.646 95399.212 18257.133 95379.577 C 18234.789 95359.941 18223.617 95331.758 18223.617 95295.026 C 18223.617 95270.820 18230.557 95250.338 18244.437 95233.580 C 18258.318 95216.823 18277.614 95205.566 18302.328 95199.811 ZM 18283.539 95118.815 C 18283.539 95138.450 18289.633 95153.769 18301.820 95164.772 C 18314.177 95175.775 18331.443 95181.276 18353.617 95181.276 C 18375.622 95181.276 18392.803 95175.775 18405.160 95164.772 C 18417.686 95153.769 18423.949 95138.450 18423.949 95118.815 C 18423.949 95099.179 18417.686 95083.860 18405.160 95072.858 C 18392.803 95061.855 18375.622 95056.354 18353.617 95056.354 C 18331.443 95056.354 18314.177 95061.855 18301.820 95072.858 C 18289.633 95083.860 18283.539 95099.179 18283.539 95118.815 ZM 18560.685 95007.096 L 18601.310 95007.096 C 18626.700 95047.044 18645.659 95086.146 18658.185 95124.401 C 18670.880 95162.656 18677.228 95200.657 18677.228 95238.405 C 18677.228 95276.321 18670.880 95314.492 18658.185 95352.916 C 18645.659 95391.341 18626.700 95430.442 18601.310 95470.221 L 18560.685 95470.221 C 18583.198 95431.458 18599.956 95392.949 18610.958 95354.694 C 18622.130 95316.269 18627.716 95277.506 18627.716 95238.405 C 18627.716 95199.303 18622.130 95160.709 18610.958 95122.623 C 18599.956 95084.538 18583.198 95046.028 18560.685 95007.096 Z">
                <!-- 112 nodes -->
              </draw:path>
              <draw:path id="text6985" draw:style-name="style1" draw:layer="layout" svg:x="10.854cm" svg:y="47.504cm" svg:width="2.581cm" svg:height="0.463cm" svg:viewBox="0.0 0.0 2580.935 463.125" svg:d="M 21715.707 95358.502 L 21799.496 95358.502 L 21799.496 95069.303 L 21708.343 95087.584 L 21708.343 95040.866 L 21798.988 95022.584 L 21850.277 95022.584 L 21850.277 95358.502 L 21934.066 95358.502 L 21934.066 95401.666 L 21715.707 95401.666 L 21715.707 95358.502 ZM 22147.227 95056.354 C 22120.821 95056.354 22100.932 95069.388 22087.559 95095.455 C 22074.356 95121.354 22067.755 95160.371 22067.755 95212.506 C 22067.755 95264.472 22074.356 95303.489 22087.559 95329.557 C 22100.932 95355.455 22120.821 95368.405 22147.227 95368.405 C 22173.803 95368.405 22193.692 95355.455 22206.895 95329.557 C 22220.268 95303.489 22226.954 95264.472 22226.954 95212.506 C 22226.954 95160.371 22220.268 95121.354 22206.895 95095.455 C 22193.692 95069.388 22173.803 95056.354 22147.227 95056.354 ZM 22147.227 95015.729 C 22189.714 95015.729 22222.130 95032.571 22244.473 95066.256 C 22266.987 95099.772 22278.243 95148.522 22278.243 95212.506 C 22278.243 95276.321 22266.987 95325.071 22244.473 95358.756 C 22222.130 95392.272 22189.714 95409.030 22147.227 95409.030 C 22104.740 95409.030 22072.240 95392.272 22049.727 95358.756 C 22027.384 95325.071 22016.212 95276.321 22016.212 95212.506 C 22016.212 95148.522 22027.384 95099.772 22049.727 95066.256 C 22072.240 95032.571 22104.740 95015.729 22147.227 95015.729 ZM 22639.245 95007.096 C 22616.563 95046.028 22599.720 95084.538 22588.718 95122.623 C 22577.715 95160.709 22572.214 95199.303 22572.214 95238.405 C 22572.214 95277.506 22577.715 95316.269 22588.718 95354.694 C 22599.889 95392.949 22616.732 95431.458 22639.245 95470.221 L 22598.620 95470.221 C 22573.229 95430.442 22554.186 95391.341 22541.491 95352.916 C 22528.965 95314.492 22522.702 95276.321 22522.702 95238.405 C 22522.702 95200.657 22528.965 95162.656 22541.491 95124.401 C 22554.017 95086.146 22573.060 95047.044 22598.620 95007.096 L 22639.245 95007.096 ZM 22919.994 95075.651 L 22919.994 95217.077 L 23061.420 95217.077 L 23061.420 95260.241 L 22919.994 95260.241 L 22919.994 95401.666 L 22877.338 95401.666 L 22877.338 95260.241 L 22735.912 95260.241 L 22735.912 95217.077 L 22877.338 95217.077 L 22877.338 95075.651 L 22919.994 95075.651 ZM 23288.215 95191.686 C 23265.194 95191.686 23246.913 95199.557 23233.371 95215.299 C 23219.999 95231.041 23213.313 95252.623 23213.313 95280.045 C 23213.313 95307.298 23219.999 95328.880 23233.371 95344.791 C 23246.913 95360.534 23265.194 95368.405 23288.215 95368.405 C 23311.236 95368.405 23329.432 95360.534 23342.805 95344.791 C 23356.347 95328.880 23363.117 95307.298 23363.117 95280.045 C 23363.117 95252.623 23356.347 95231.041 23342.805 95215.299 C 23329.432 95199.557 23311.236 95191.686 23288.215 95191.686 ZM 23390.031 95030.963 L 23390.031 95077.682 C 23377.167 95071.588 23364.133 95066.933 23350.930 95063.717 C 23337.896 95060.501 23324.947 95058.893 23312.082 95058.893 C 23278.228 95058.893 23252.330 95070.319 23234.387 95093.170 C 23216.613 95116.022 23206.457 95150.553 23203.918 95196.764 C 23213.905 95182.038 23226.431 95170.781 23241.496 95162.995 C 23256.561 95155.039 23273.150 95151.061 23291.262 95151.061 C 23329.348 95151.061 23359.393 95162.656 23381.399 95185.846 C 23403.573 95208.867 23414.660 95240.267 23414.660 95280.045 C 23414.660 95318.978 23403.150 95350.208 23380.129 95373.737 C 23357.108 95397.265 23326.470 95409.030 23288.215 95409.030 C 23244.374 95409.030 23210.858 95392.272 23187.668 95358.756 C 23164.478 95325.071 23152.883 95276.321 23152.883 95212.506 C 23152.883 95152.584 23167.102 95104.850 23195.539 95069.303 C 23223.977 95033.587 23262.147 95015.729 23310.051 95015.729 C 23322.916 95015.729 23335.865 95016.998 23348.899 95019.538 C 23362.102 95022.077 23375.813 95025.885 23390.031 95030.963 ZM 23638.045 95238.405 L 23774.900 95238.405 L 23774.900 95280.045 L 23638.045 95280.045 L 23638.045 95238.405 ZM 23864.867 95358.502 L 23948.656 95358.502 L 23948.656 95069.303 L 23857.503 95087.584 L 23857.503 95040.866 L 23948.148 95022.584 L 23999.437 95022.584 L 23999.437 95358.502 L 24083.226 95358.502 L 24083.226 95401.666 L 23864.867 95401.666 L 23864.867 95358.502 ZM 24172.735 95007.096 L 24213.360 95007.096 C 24238.751 95047.044 24257.709 95086.146 24270.235 95124.401 C 24282.930 95162.656 24289.278 95200.657 24289.278 95238.405 C 24289.278 95276.321 24282.930 95314.492 24270.235 95352.916 C 24257.709 95391.341 24238.751 95430.442 24213.360 95470.221 L 24172.735 95470.221 C 24195.248 95431.458 24212.006 95392.949 24223.009 95354.694 C 24234.180 95316.269 24239.766 95277.506 24239.766 95238.405 C 24239.766 95199.303 24234.180 95160.709 24223.009 95122.623 C 24212.006 95084.538 24195.248 95046.028 24172.735 95007.096 Z">
                <!-- 109 nodes -->
              </draw:path>
              <draw:path id="text6989" draw:style-name="style1" draw:layer="layout" svg:x="2.929cm" svg:y="44.698cm" svg:width="1.581cm" svg:height="0.463cm" svg:viewBox="0.0 0.0 1580.887 463.125" svg:d="M 5857.773 89410.585 L 6101.523 89410.585 L 6101.523 89432.420 L 5963.906 89789.667 L 5910.332 89789.667 L 6039.824 89453.749 L 5857.773 89453.749 L 5857.773 89410.585 ZM 6472.427 89395.096 C 6449.745 89434.029 6432.903 89472.538 6421.900 89510.624 C 6410.897 89548.710 6405.396 89587.303 6405.396 89626.405 C 6405.396 89665.506 6410.897 89704.269 6421.900 89742.694 C 6433.072 89780.949 6449.914 89819.458 6472.427 89858.221 L 6431.802 89858.221 C 6406.412 89818.443 6387.369 89779.341 6374.674 89740.917 C 6362.147 89702.492 6355.884 89664.321 6355.884 89626.405 C 6355.884 89588.657 6362.147 89550.656 6374.674 89512.401 C 6387.200 89474.146 6406.243 89435.044 6431.802 89395.096 L 6472.427 89395.096 ZM 6753.177 89463.651 L 6753.177 89605.077 L 6894.602 89605.077 L 6894.602 89648.241 L 6753.177 89648.241 L 6753.177 89789.667 L 6710.520 89789.667 L 6710.520 89648.241 L 6569.095 89648.241 L 6569.095 89605.077 L 6710.520 89605.077 L 6710.520 89463.651 L 6753.177 89463.651 ZM 7049.542 89746.502 L 7228.546 89746.502 L 7228.546 89789.667 L 6987.843 89789.667 L 6987.843 89746.502 C 7007.309 89726.359 7033.800 89699.361 7067.315 89665.506 C 7101.000 89631.483 7122.159 89609.562 7130.792 89599.745 C 7147.211 89581.294 7158.637 89565.721 7165.069 89553.026 C 7171.671 89540.161 7174.972 89527.551 7174.972 89515.194 C 7174.972 89495.051 7167.862 89478.631 7153.644 89465.936 C 7139.594 89453.241 7121.228 89446.893 7098.546 89446.893 C 7082.465 89446.893 7065.454 89449.686 7047.511 89455.272 C 7029.737 89460.858 7010.694 89469.322 6990.382 89480.663 L 6990.382 89428.866 C 7011.033 89420.572 7030.330 89414.308 7048.273 89410.077 C 7066.215 89405.845 7082.635 89403.729 7097.530 89403.729 C 7136.801 89403.729 7168.116 89413.547 7191.476 89433.182 C 7214.835 89452.818 7226.515 89479.055 7226.515 89511.893 C 7226.515 89527.466 7223.552 89542.277 7217.628 89556.327 C 7211.873 89570.207 7201.293 89586.626 7185.890 89605.585 C 7181.658 89610.493 7168.201 89624.712 7145.519 89648.241 C 7122.836 89671.600 7090.844 89704.354 7049.542 89746.502 ZM 7322.118 89395.096 L 7362.743 89395.096 C 7388.133 89435.044 7407.091 89474.146 7419.617 89512.401 C 7432.313 89550.656 7438.660 89588.657 7438.660 89626.405 C 7438.660 89664.321 7432.313 89702.492 7419.617 89740.917 C 7407.091 89779.341 7388.133 89818.443 7362.743 89858.221 L 7322.118 89858.221 C 7344.631 89819.458 7361.388 89780.949 7372.391 89742.694 C 7383.563 89704.269 7389.149 89665.506 7389.149 89626.405 C 7389.149 89587.303 7383.563 89548.710 7372.391 89510.624 C 7361.388 89472.538 7344.631 89434.029 7322.118 89395.096 Z">
                <!-- 65 nodes -->
              </draw:path>
              <draw:path id="text6993" draw:style-name="style1" draw:layer="layout" svg:x="5.376cm" svg:y="44.698cm" svg:width="2.282cm" svg:height="0.463cm" svg:viewBox="0.0 0.0 2281.953 463.125" svg:d="M 10922.625 89455.272 L 10793.132 89657.635 L 10922.625 89657.635 L 10922.625 89455.272 ZM 10909.168 89410.585 L 10973.660 89410.585 L 10973.660 89657.635 L 11027.742 89657.635 L 11027.742 89700.292 L 10973.660 89700.292 L 10973.660 89789.667 L 10922.625 89789.667 L 10922.625 89700.292 L 10751.492 89700.292 L 10751.492 89650.780 L 10909.168 89410.585 ZM 11383.412 89395.096 C 11360.729 89434.029 11343.887 89472.538 11332.884 89510.624 C 11321.882 89548.710 11316.380 89587.303 11316.380 89626.405 C 11316.380 89665.506 11321.882 89704.269 11332.884 89742.694 C 11344.056 89780.949 11360.899 89819.458 11383.412 89858.221 L 11342.787 89858.221 C 11317.396 89818.443 11298.353 89779.341 11285.658 89740.917 C 11273.132 89702.492 11266.869 89664.321 11266.869 89626.405 C 11266.869 89588.657 11273.132 89550.656 11285.658 89512.401 C 11298.184 89474.146 11317.227 89435.044 11342.787 89395.096 L 11383.412 89395.096 ZM 11664.161 89463.651 L 11664.161 89605.077 L 11805.587 89605.077 L 11805.587 89648.241 L 11664.161 89648.241 L 11664.161 89789.667 L 11621.505 89789.667 L 11621.505 89648.241 L 11480.079 89648.241 L 11480.079 89605.077 L 11621.505 89605.077 L 11621.505 89463.651 L 11664.161 89463.651 ZM 12071.737 89585.272 C 12096.282 89590.519 12115.409 89601.437 12129.120 89618.026 C 12143.000 89634.614 12149.940 89655.096 12149.940 89679.471 C 12149.940 89716.880 12137.076 89745.825 12111.347 89766.307 C 12085.617 89786.789 12049.055 89797.030 12001.659 89797.030 C 11985.748 89797.030 11969.328 89795.422 11952.401 89792.206 C 11935.644 89789.159 11918.293 89784.504 11900.351 89778.241 L 11900.351 89728.729 C 11914.569 89737.023 11930.142 89743.286 11947.069 89747.518 C 11963.996 89751.750 11981.685 89753.866 12000.136 89753.866 C 12032.297 89753.866 12056.757 89747.518 12073.515 89734.823 C 12090.442 89722.127 12098.905 89703.677 12098.905 89679.471 C 12098.905 89657.127 12091.034 89639.693 12075.292 89627.167 C 12059.719 89614.471 12037.968 89608.124 12010.038 89608.124 L 11965.858 89608.124 L 11965.858 89565.975 L 12012.069 89565.975 C 12037.291 89565.975 12056.588 89560.982 12069.960 89550.995 C 12083.332 89540.838 12090.019 89526.281 12090.019 89507.323 C 12090.019 89487.857 12083.078 89472.961 12069.198 89462.635 C 12055.487 89452.141 12035.767 89446.893 12010.038 89446.893 C 11995.989 89446.893 11980.923 89448.417 11964.843 89451.463 C 11948.762 89454.510 11931.073 89459.250 11911.776 89465.682 L 11911.776 89419.979 C 11931.242 89414.562 11949.439 89410.500 11966.366 89407.792 C 11983.463 89405.083 11999.543 89403.729 12014.608 89403.729 C 12053.541 89403.729 12084.348 89412.616 12107.030 89430.389 C 12129.713 89447.993 12141.054 89471.861 12141.054 89501.991 C 12141.054 89522.980 12135.045 89540.754 12123.026 89555.311 C 12111.008 89569.699 12093.912 89579.686 12071.737 89585.272 ZM 12382.212 89626.405 L 12519.067 89626.405 L 12519.067 89668.045 L 12382.212 89668.045 L 12382.212 89626.405 ZM 12741.065 89455.272 L 12611.572 89657.635 L 12741.065 89657.635 L 12741.065 89455.272 ZM 12727.608 89410.585 L 12792.100 89410.585 L 12792.100 89657.635 L 12846.182 89657.635 L 12846.182 89700.292 L 12792.100 89700.292 L 12792.100 89789.667 L 12741.065 89789.667 L 12741.065 89700.292 L 12569.932 89700.292 L 12569.932 89650.780 L 12727.608 89410.585 ZM 12916.902 89395.096 L 12957.527 89395.096 C 12982.917 89435.044 13001.876 89474.146 13014.402 89512.401 C 13027.097 89550.656 13033.445 89588.657 13033.445 89626.405 C 13033.445 89664.321 13027.097 89702.492 13014.402 89740.917 C 13001.876 89779.341 12982.917 89818.443 12957.527 89858.221 L 12916.902 89858.221 C 12939.415 89819.458 12956.173 89780.949 12967.175 89742.694 C 12978.347 89704.269 12983.933 89665.506 12983.933 89626.405 C 12983.933 89587.303 12978.347 89548.710 12967.175 89510.624 C 12956.173 89472.538 12939.415 89434.029 12916.902 89395.096 Z">
                <!-- 102 nodes -->
              </draw:path>
              <draw:path id="text6997" draw:style-name="style1" draw:layer="layout" svg:x="8.194cm" svg:y="44.698cm" svg:width="2.269cm" svg:height="0.463cm" svg:viewBox="0.0 0.0 2269.258 463.125" svg:d="M 16450.582 89746.502 L 16629.585 89746.502 L 16629.585 89789.667 L 16388.882 89789.667 L 16388.882 89746.502 C 16408.348 89726.359 16434.839 89699.361 16468.355 89665.506 C 16502.040 89631.483 16523.199 89609.562 16531.832 89599.745 C 16548.251 89581.294 16559.677 89565.721 16566.109 89553.026 C 16572.710 89540.161 16576.011 89527.551 16576.011 89515.194 C 16576.011 89495.051 16568.902 89478.631 16554.683 89465.936 C 16540.634 89453.241 16522.268 89446.893 16499.585 89446.893 C 16483.505 89446.893 16466.493 89449.686 16448.550 89455.272 C 16430.777 89460.858 16411.734 89469.322 16391.421 89480.663 L 16391.421 89428.866 C 16412.072 89420.572 16431.369 89414.308 16449.312 89410.077 C 16467.255 89405.845 16483.674 89403.729 16498.570 89403.729 C 16537.841 89403.729 16569.156 89413.547 16592.515 89433.182 C 16615.875 89452.818 16627.554 89479.055 16627.554 89511.893 C 16627.554 89527.466 16624.592 89542.277 16618.667 89556.327 C 16612.912 89570.207 16602.333 89586.626 16586.929 89605.585 C 16582.697 89610.493 16569.240 89624.712 16546.558 89648.241 C 16523.876 89671.600 16491.884 89704.354 16450.582 89746.502 ZM 17008.107 89395.096 C 16985.425 89434.029 16968.582 89472.538 16957.580 89510.624 C 16946.577 89548.710 16941.076 89587.303 16941.076 89626.405 C 16941.076 89665.506 16946.577 89704.269 16957.580 89742.694 C 16968.751 89780.949 16985.594 89819.458 17008.107 89858.221 L 16967.482 89858.221 C 16942.091 89818.443 16923.048 89779.341 16910.353 89740.917 C 16897.827 89702.492 16891.564 89664.321 16891.564 89626.405 C 16891.564 89588.657 16897.827 89550.656 16910.353 89512.401 C 16922.879 89474.146 16941.922 89435.044 16967.482 89395.096 L 17008.107 89395.096 ZM 17288.856 89463.651 L 17288.856 89605.077 L 17430.282 89605.077 L 17430.282 89648.241 L 17288.856 89648.241 L 17288.856 89789.667 L 17246.200 89789.667 L 17246.200 89648.241 L 17104.774 89648.241 L 17104.774 89605.077 L 17246.200 89605.077 L 17246.200 89463.651 L 17288.856 89463.651 ZM 17549.929 89746.502 L 17633.718 89746.502 L 17633.718 89457.303 L 17542.565 89475.585 L 17542.565 89428.866 L 17633.210 89410.585 L 17684.499 89410.585 L 17684.499 89746.502 L 17768.288 89746.502 L 17768.288 89789.667 L 17549.929 89789.667 L 17549.929 89746.502 ZM 18006.907 89626.405 L 18143.763 89626.405 L 18143.763 89668.045 L 18006.907 89668.045 L 18006.907 89626.405 ZM 18365.760 89455.272 L 18236.268 89657.635 L 18365.760 89657.635 L 18365.760 89455.272 ZM 18352.303 89410.585 L 18416.795 89410.585 L 18416.795 89657.635 L 18470.877 89657.635 L 18470.877 89700.292 L 18416.795 89700.292 L 18416.795 89789.667 L 18365.760 89789.667 L 18365.760 89700.292 L 18194.627 89700.292 L 18194.627 89650.780 L 18352.303 89410.585 ZM 18541.597 89395.096 L 18582.222 89395.096 C 18607.613 89435.044 18626.571 89474.146 18639.097 89512.401 C 18651.792 89550.656 18658.140 89588.657 18658.140 89626.405 C 18658.140 89664.321 18651.792 89702.492 18639.097 89740.917 C 18626.571 89779.341 18607.613 89818.443 18582.222 89858.221 L 18541.597 89858.221 C 18564.110 89819.458 18580.868 89780.949 18591.870 89742.694 C 18603.042 89704.269 18608.628 89665.506 18608.628 89626.405 C 18608.628 89587.303 18603.042 89548.710 18591.870 89510.624 C 18580.868 89472.538 18564.110 89434.029 18541.597 89395.096 Z">
                <!-- 90 nodes -->
              </draw:path>
              <draw:path id="text7001" draw:style-name="style1" draw:layer="layout" svg:x="11.000cm" svg:y="44.698cm" svg:width="2.269cm" svg:height="0.463cm" svg:viewBox="0.0 0.0 2269.258 463.125" svg:d="M 22062.581 89746.502 L 22241.585 89746.502 L 22241.585 89789.667 L 22000.882 89789.667 L 22000.882 89746.502 C 22020.348 89726.359 22046.839 89699.361 22080.355 89665.506 C 22114.040 89631.483 22135.199 89609.562 22143.831 89599.745 C 22160.251 89581.294 22171.676 89565.721 22178.109 89553.026 C 22184.710 89540.161 22188.011 89527.551 22188.011 89515.194 C 22188.011 89495.051 22180.902 89478.631 22166.683 89465.936 C 22152.634 89453.241 22134.268 89446.893 22111.585 89446.893 C 22095.505 89446.893 22078.493 89449.686 22060.550 89455.272 C 22042.777 89460.858 22023.734 89469.322 22003.421 89480.663 L 22003.421 89428.866 C 22024.072 89420.572 22043.369 89414.308 22061.312 89410.077 C 22079.255 89405.845 22095.674 89403.729 22110.570 89403.729 C 22149.841 89403.729 22181.156 89413.547 22204.515 89433.182 C 22227.874 89452.818 22239.554 89479.055 22239.554 89511.893 C 22239.554 89527.466 22236.592 89542.277 22230.667 89556.327 C 22224.912 89570.207 22214.333 89586.626 22198.929 89605.585 C 22194.697 89610.493 22181.240 89624.712 22158.558 89648.241 C 22135.876 89671.600 22103.884 89704.354 22062.581 89746.502 ZM 22620.107 89395.096 C 22597.424 89434.029 22580.582 89472.538 22569.579 89510.624 C 22558.577 89548.710 22553.076 89587.303 22553.076 89626.405 C 22553.076 89665.506 22558.577 89704.269 22569.579 89742.694 C 22580.751 89780.949 22597.594 89819.458 22620.107 89858.221 L 22579.482 89858.221 C 22554.091 89818.443 22535.048 89779.341 22522.353 89740.917 C 22509.827 89702.492 22503.564 89664.321 22503.564 89626.405 C 22503.564 89588.657 22509.827 89550.656 22522.353 89512.401 C 22534.879 89474.146 22553.922 89435.044 22579.482 89395.096 L 22620.107 89395.096 ZM 22900.856 89463.651 L 22900.856 89605.077 L 23042.282 89605.077 L 23042.282 89648.241 L 22900.856 89648.241 L 22900.856 89789.667 L 22858.200 89789.667 L 22858.200 89648.241 L 22716.774 89648.241 L 22716.774 89605.077 L 22858.200 89605.077 L 22858.200 89463.651 L 22900.856 89463.651 ZM 23161.928 89746.502 L 23245.717 89746.502 L 23245.717 89457.303 L 23154.565 89475.585 L 23154.565 89428.866 L 23245.210 89410.585 L 23296.499 89410.585 L 23296.499 89746.502 L 23380.288 89746.502 L 23380.288 89789.667 L 23161.928 89789.667 L 23161.928 89746.502 ZM 23618.907 89626.405 L 23755.762 89626.405 L 23755.762 89668.045 L 23618.907 89668.045 L 23618.907 89626.405 ZM 23977.760 89455.272 L 23848.267 89657.635 L 23977.760 89657.635 L 23977.760 89455.272 ZM 23964.303 89410.585 L 24028.795 89410.585 L 24028.795 89657.635 L 24082.877 89657.635 L 24082.877 89700.292 L 24028.795 89700.292 L 24028.795 89789.667 L 23977.760 89789.667 L 23977.760 89700.292 L 23806.627 89700.292 L 23806.627 89650.780 L 23964.303 89410.585 ZM 24153.597 89395.096 L 24194.222 89395.096 C 24219.612 89435.044 24238.571 89474.146 24251.097 89512.401 C 24263.792 89550.656 24270.140 89588.657 24270.140 89626.405 C 24270.140 89664.321 24263.792 89702.492 24251.097 89740.917 C 24238.571 89779.341 24219.612 89818.443 24194.222 89858.221 L 24153.597 89858.221 C 24176.110 89819.458 24192.868 89780.949 24203.870 89742.694 C 24215.042 89704.269 24220.628 89665.506 24220.628 89626.405 C 24220.628 89587.303 24215.042 89548.710 24203.870 89510.624 C 24192.868 89472.538 24176.110 89434.029 24153.597 89395.096 Z">
                <!-- 90 nodes -->
              </draw:path>
              <draw:path id="text7005" draw:style-name="style1" draw:layer="layout" svg:x="3.050cm" svg:y="41.892cm" svg:width="1.336cm" svg:height="0.463cm" svg:viewBox="0.0 0.0 1335.894 463.125" svg:d="M 6271.191 83973.272 C 6295.735 83978.520 6314.863 83989.438 6328.574 84006.026 C 6342.454 84022.615 6349.394 84043.096 6349.394 84067.471 C 6349.394 84104.880 6336.530 84133.826 6310.800 84154.307 C 6285.071 84174.789 6248.509 84185.030 6201.113 84185.030 C 6185.202 84185.030 6168.782 84183.422 6151.855 84180.206 C 6135.097 84177.159 6117.747 84172.504 6099.804 84166.241 L 6099.804 84116.729 C 6114.023 84125.023 6129.596 84131.286 6146.523 84135.518 C 6163.450 84139.750 6181.139 84141.866 6199.590 84141.866 C 6231.751 84141.866 6256.211 84135.518 6272.968 84122.823 C 6289.896 84110.128 6298.359 84091.677 6298.359 84067.471 C 6298.359 84045.128 6290.488 84027.693 6274.746 84015.167 C 6259.173 84002.471 6237.422 83996.124 6209.492 83996.124 L 6165.312 83996.124 L 6165.312 83953.975 L 6211.523 83953.975 C 6236.745 83953.975 6256.041 83948.982 6269.414 83938.995 C 6282.786 83928.839 6289.472 83914.281 6289.472 83895.323 C 6289.472 83875.857 6282.532 83860.961 6268.652 83850.635 C 6254.941 83840.141 6235.221 83834.893 6209.492 83834.893 C 6195.442 83834.893 6180.377 83836.417 6164.297 83839.464 C 6148.216 83842.510 6130.527 83847.250 6111.230 83853.682 L 6111.230 83807.979 C 6130.696 83802.563 6148.893 83798.500 6165.820 83795.792 C 6182.916 83793.083 6198.997 83791.729 6214.062 83791.729 C 6252.995 83791.729 6283.802 83800.616 6306.484 83818.389 C 6329.166 83835.994 6340.508 83859.861 6340.508 83889.991 C 6340.508 83910.980 6334.498 83928.754 6322.480 83943.311 C 6310.462 83957.699 6293.366 83967.686 6271.191 83973.272 ZM 6717.506 83783.096 C 6694.823 83822.029 6677.981 83860.538 6666.978 83898.624 C 6655.976 83936.710 6650.474 83975.303 6650.474 84014.405 C 6650.474 84053.507 6655.976 84092.270 6666.978 84130.694 C 6678.150 84168.949 6694.992 84207.458 6717.506 84246.221 L 6676.881 84246.221 C 6651.490 84206.443 6632.447 84167.341 6619.752 84128.917 C 6607.226 84090.492 6600.963 84052.322 6600.963 84014.405 C 6600.963 83976.658 6607.226 83938.656 6619.752 83900.401 C 6632.278 83862.146 6651.321 83823.044 6676.881 83783.096 L 6717.506 83783.096 ZM 6784.466 84014.405 L 6921.321 84014.405 L 6921.321 84056.046 L 6784.466 84056.046 L 6784.466 84014.405 ZM 7046.580 84134.503 L 7225.584 84134.503 L 7225.584 84177.667 L 6984.881 84177.667 L 6984.881 84134.503 C 7004.347 84114.359 7030.838 84087.361 7064.354 84053.507 C 7098.039 84019.483 7119.197 83997.563 7127.830 83987.745 C 7144.249 83969.294 7155.675 83953.721 7162.108 83941.026 C 7168.709 83928.161 7172.010 83915.551 7172.010 83903.194 C 7172.010 83883.051 7164.901 83866.632 7150.682 83853.936 C 7136.632 83841.241 7118.266 83834.893 7095.584 83834.893 C 7079.503 83834.893 7062.492 83837.686 7044.549 83843.272 C 7026.776 83848.858 7007.733 83857.322 6987.420 83868.663 L 6987.420 83816.866 C 7008.071 83808.572 7027.368 83802.309 7045.311 83798.077 C 7063.253 83793.845 7079.673 83791.729 7094.568 83791.729 C 7133.839 83791.729 7165.154 83801.547 7188.514 83821.182 C 7211.873 83840.818 7223.553 83867.055 7223.553 83899.893 C 7223.553 83915.466 7220.591 83930.277 7214.666 83944.327 C 7208.911 83958.207 7198.332 83974.626 7182.928 83993.585 C 7178.696 83998.493 7165.239 84012.712 7142.557 84036.241 C 7119.874 84059.600 7087.882 84092.354 7046.580 84134.503 ZM 7319.156 83783.096 L 7359.781 83783.096 C 7385.171 83823.044 7404.130 83862.146 7416.656 83900.401 C 7429.351 83938.656 7435.699 83976.658 7435.699 84014.405 C 7435.699 84052.322 7429.351 84090.492 7416.656 84128.917 C 7404.130 84167.341 7385.171 84206.443 7359.781 84246.221 L 7319.156 84246.221 C 7341.669 84207.458 7358.426 84168.949 7369.429 84130.694 C 7380.601 84092.270 7386.187 84053.507 7386.187 84014.405 C 7386.187 83975.303 7380.601 83936.710 7369.429 83898.624 C 7358.426 83860.538 7341.669 83822.029 7319.156 83783.096 Z">
                <!-- 79 nodes -->
              </draw:path>
              <draw:path id="text7009" draw:style-name="style1" draw:layer="layout" svg:x="5.873cm" svg:y="41.892cm" svg:width="1.318cm" svg:height="0.463cm" svg:viewBox="0.0 0.0 1318.375 463.125" svg:d="M 11754.207 84134.503 L 11837.996 84134.503 L 11837.996 83845.303 L 11746.844 83863.585 L 11746.844 83816.866 L 11837.488 83798.585 L 11888.777 83798.585 L 11888.777 84134.503 L 11972.566 84134.503 L 11972.566 84177.667 L 11754.207 84177.667 L 11754.207 84134.503 ZM 12347.025 83783.096 C 12324.343 83822.029 12307.500 83860.538 12296.498 83898.624 C 12285.495 83936.710 12279.994 83975.303 12279.994 84014.405 C 12279.994 84053.507 12285.495 84092.270 12296.498 84130.694 C 12307.670 84168.949 12324.512 84207.458 12347.025 84246.221 L 12306.400 84246.221 C 12281.010 84206.443 12261.967 84167.341 12249.271 84128.917 C 12236.745 84090.492 12230.482 84052.322 12230.482 84014.405 C 12230.482 83976.658 12236.745 83938.656 12249.271 83900.401 C 12261.797 83862.146 12280.840 83823.044 12306.400 83783.096 L 12347.025 83783.096 ZM 12413.985 84014.405 L 12550.841 84014.405 L 12550.841 84056.046 L 12413.985 84056.046 L 12413.985 84014.405 ZM 12772.838 83843.272 L 12643.346 84045.635 L 12772.838 84045.635 L 12772.838 83843.272 ZM 12759.381 83798.585 L 12823.873 83798.585 L 12823.873 84045.635 L 12877.955 84045.635 L 12877.955 84088.292 L 12823.873 84088.292 L 12823.873 84177.667 L 12772.838 84177.667 L 12772.838 84088.292 L 12601.705 84088.292 L 12601.705 84038.780 L 12759.381 83798.585 ZM 12948.675 83783.096 L 12989.300 83783.096 C 13014.691 83823.044 13033.649 83862.146 13046.175 83900.401 C 13058.871 83938.656 13065.218 83976.658 13065.218 84014.405 C 13065.218 84052.322 13058.871 84090.492 13046.175 84128.917 C 13033.649 84167.341 13014.691 84206.443 12989.300 84246.221 L 12948.675 84246.221 C 12971.188 84207.458 12987.946 84168.949 12998.949 84130.694 C 13010.121 84092.270 13015.707 84053.507 13015.707 84014.405 C 13015.707 83975.303 13010.121 83936.710 12998.949 83898.624 C 12987.946 83860.538 12971.188 83822.029 12948.675 83783.096 Z">
                <!-- 55 nodes -->
              </draw:path>
              <draw:path id="text7013" draw:style-name="style1" draw:layer="layout" svg:x="8.657cm" svg:y="41.892cm" svg:width="1.341cm" svg:height="0.463cm" svg:viewBox="0.0 0.0 1341.226 463.125" svg:d="M 17444.156 83832.354 C 17417.750 83832.354 17397.860 83845.388 17384.488 83871.456 C 17371.285 83897.354 17364.683 83936.371 17364.683 83988.507 C 17364.683 84040.473 17371.285 84079.490 17384.488 84105.557 C 17397.860 84131.456 17417.750 84144.405 17444.156 84144.405 C 17470.731 84144.405 17490.621 84131.456 17503.824 84105.557 C 17517.196 84079.490 17523.883 84040.473 17523.883 83988.507 C 17523.883 83936.371 17517.196 83897.354 17503.824 83871.456 C 17490.621 83845.388 17470.731 83832.354 17444.156 83832.354 ZM 17444.156 83791.729 C 17486.643 83791.729 17519.058 83808.572 17541.402 83842.257 C 17563.915 83875.772 17575.172 83924.522 17575.172 83988.507 C 17575.172 84052.322 17563.915 84101.072 17541.402 84134.757 C 17519.058 84168.272 17486.643 84185.030 17444.156 84185.030 C 17401.669 84185.030 17369.169 84168.272 17346.656 84134.757 C 17324.312 84101.072 17313.140 84052.322 17313.140 83988.507 C 17313.140 83924.522 17324.312 83875.772 17346.656 83842.257 C 17369.169 83808.572 17401.669 83791.729 17444.156 83791.729 ZM 17936.173 83783.096 C 17913.491 83822.029 17896.649 83860.538 17885.646 83898.624 C 17874.644 83936.710 17869.142 83975.303 17869.142 84014.405 C 17869.142 84053.507 17874.644 84092.270 17885.646 84130.694 C 17896.818 84168.949 17913.660 84207.458 17936.173 84246.221 L 17895.548 84246.221 C 17870.158 84206.443 17851.115 84167.341 17838.420 84128.917 C 17825.894 84090.492 17819.631 84052.322 17819.631 84014.405 C 17819.631 83976.658 17825.894 83938.656 17838.420 83900.401 C 17850.946 83862.146 17869.989 83823.044 17895.548 83783.096 L 17936.173 83783.096 ZM 18003.134 84014.405 L 18139.989 84014.405 L 18139.989 84056.046 L 18003.134 84056.046 L 18003.134 84014.405 ZM 18221.576 83798.585 L 18422.924 83798.585 L 18422.924 83841.749 L 18268.549 83841.749 L 18268.549 83934.678 C 18275.997 83932.139 18283.445 83930.277 18290.893 83929.092 C 18298.341 83927.738 18305.789 83927.061 18313.236 83927.061 C 18355.554 83927.061 18389.070 83938.656 18413.783 83961.846 C 18438.497 83985.036 18450.854 84016.436 18450.854 84056.046 C 18450.854 84096.840 18438.158 84128.578 18412.768 84151.260 C 18387.377 84173.773 18351.576 84185.030 18305.365 84185.030 C 18289.454 84185.030 18273.204 84183.676 18256.615 84180.967 C 18240.196 84178.259 18223.184 84174.197 18205.580 84168.780 L 18205.580 84117.237 C 18220.815 84125.531 18236.557 84131.710 18252.807 84135.772 C 18269.057 84139.835 18286.238 84141.866 18304.350 84141.866 C 18333.634 84141.866 18356.824 84134.164 18373.920 84118.760 C 18391.016 84103.357 18399.565 84082.452 18399.565 84056.046 C 18399.565 84029.639 18391.016 84008.734 18373.920 83993.331 C 18356.824 83977.927 18333.634 83970.225 18304.350 83970.225 C 18290.639 83970.225 18276.928 83971.749 18263.217 83974.796 C 18249.675 83977.842 18235.795 83982.582 18221.576 83989.014 L 18221.576 83798.585 ZM 18537.824 83783.096 L 18578.449 83783.096 C 18603.839 83823.044 18622.798 83862.146 18635.324 83900.401 C 18648.019 83938.656 18654.367 83976.658 18654.367 84014.405 C 18654.367 84052.322 18648.019 84090.492 18635.324 84128.917 C 18622.798 84167.341 18603.839 84206.443 18578.449 84246.221 L 18537.824 84246.221 C 18560.337 84207.458 18577.094 84168.949 18588.097 84130.694 C 18599.269 84092.270 18604.855 84053.507 18604.855 84014.405 C 18604.855 83975.303 18599.269 83936.710 18588.097 83898.624 C 18577.094 83860.538 18560.337 83822.029 18537.824 83783.096 Z">
                <!-- 68 nodes -->
              </draw:path>
              <draw:path id="text7017" draw:style-name="style1" draw:layer="layout" svg:x="11.463cm" svg:y="41.892cm" svg:width="1.341cm" svg:height="0.463cm" svg:viewBox="0.0 0.0 1341.226 463.125" svg:d="M 23056.156 83832.354 C 23029.750 83832.354 23009.860 83845.388 22996.488 83871.456 C 22983.285 83897.354 22976.683 83936.371 22976.683 83988.507 C 22976.683 84040.473 22983.285 84079.490 22996.488 84105.557 C 23009.860 84131.456 23029.750 84144.405 23056.156 84144.405 C 23082.731 84144.405 23102.621 84131.456 23115.824 84105.557 C 23129.196 84079.490 23135.882 84040.473 23135.882 83988.507 C 23135.882 83936.371 23129.196 83897.354 23115.824 83871.456 C 23102.621 83845.388 23082.731 83832.354 23056.156 83832.354 ZM 23056.156 83791.729 C 23098.643 83791.729 23131.058 83808.572 23153.402 83842.257 C 23175.915 83875.772 23187.171 83924.522 23187.171 83988.507 C 23187.171 84052.322 23175.915 84101.072 23153.402 84134.757 C 23131.058 84168.272 23098.643 84185.030 23056.156 84185.030 C 23013.669 84185.030 22981.169 84168.272 22958.656 84134.757 C 22936.312 84101.072 22925.140 84052.322 22925.140 83988.507 C 22925.140 83924.522 22936.312 83875.772 22958.656 83842.257 C 22981.169 83808.572 23013.669 83791.729 23056.156 83791.729 ZM 23548.173 83783.096 C 23525.491 83822.029 23508.649 83860.538 23497.646 83898.624 C 23486.643 83936.710 23481.142 83975.303 23481.142 84014.405 C 23481.142 84053.507 23486.643 84092.270 23497.646 84130.694 C 23508.818 84168.949 23525.660 84207.458 23548.173 84246.221 L 23507.548 84246.221 C 23482.158 84206.443 23463.115 84167.341 23450.419 84128.917 C 23437.893 84090.492 23431.630 84052.322 23431.630 84014.405 C 23431.630 83976.658 23437.893 83938.656 23450.419 83900.401 C 23462.945 83862.146 23481.988 83823.044 23507.548 83783.096 L 23548.173 83783.096 ZM 23615.133 84014.405 L 23751.989 84014.405 L 23751.989 84056.046 L 23615.133 84056.046 L 23615.133 84014.405 ZM 23833.576 83798.585 L 24034.924 83798.585 L 24034.924 83841.749 L 23880.549 83841.749 L 23880.549 83934.678 C 23887.997 83932.139 23895.445 83930.277 23902.893 83929.092 C 23910.340 83927.738 23917.788 83927.061 23925.236 83927.061 C 23967.554 83927.061 24001.070 83938.656 24025.783 83961.846 C 24050.497 83985.036 24062.854 84016.436 24062.854 84056.046 C 24062.854 84096.840 24050.158 84128.578 24024.768 84151.260 C 23999.377 84173.773 23963.576 84185.030 23917.365 84185.030 C 23901.454 84185.030 23885.204 84183.676 23868.615 84180.967 C 23852.196 84178.259 23835.184 84174.197 23817.580 84168.780 L 23817.580 84117.237 C 23832.814 84125.531 23848.557 84131.710 23864.807 84135.772 C 23881.057 84139.835 23898.238 84141.866 23916.350 84141.866 C 23945.633 84141.866 23968.824 84134.164 23985.920 84118.760 C 24003.016 84103.357 24011.564 84082.452 24011.564 84056.046 C 24011.564 84029.639 24003.016 84008.734 23985.920 83993.331 C 23968.824 83977.927 23945.633 83970.225 23916.350 83970.225 C 23902.639 83970.225 23888.928 83971.749 23875.217 83974.796 C 23861.675 83977.842 23847.795 83982.582 23833.576 83989.014 L 23833.576 83798.585 ZM 24149.823 83783.096 L 24190.448 83783.096 C 24215.839 83823.044 24234.797 83862.146 24247.323 83900.401 C 24260.019 83938.656 24266.366 83976.658 24266.366 84014.405 C 24266.366 84052.322 24260.019 84090.492 24247.323 84128.917 C 24234.797 84167.341 24215.839 84206.443 24190.448 84246.221 L 24149.823 84246.221 C 24172.337 84207.458 24189.094 84168.949 24200.097 84130.694 C 24211.269 84092.270 24216.855 84053.507 24216.855 84014.405 C 24216.855 83975.303 24211.269 83936.710 24200.097 83898.624 C 24189.094 83860.538 24172.337 83822.029 24149.823 83783.096 Z">
                <!-- 68 nodes -->
              </draw:path>
            </draw:g>
            <!-- id="g6889" -->
            <draw:g id="g7019">
              <draw:g id="g7021">
                <draw:path id="path7027" draw:style-name="style6" draw:layer="layout" svg:x="14.323cm" svg:y="40.739cm" svg:width="0.562cm" svg:height="11.224cm" svg:viewBox="0.0 0.0 561.600 11224.400" svg:d="M 28646.316 92703.162 L 28646.316 92659.318 L 28646.316 81523.005 L 28646.316 81479.162 L 29207.516 81479.162 L 29207.516 81523.005 L 29207.516 92659.318 L 29207.516 92703.162 L 28646.316 92703.162 Z">
                  <!-- 9 nodes -->
                </draw:path>
              </draw:g>
              <!-- id="g7021" -->
            </draw:g>
            <!-- id="g7019" -->
            <draw:g id="g7029">
              <draw:g id="g7031">
                <draw:frame id="image7033" draw:style-name="gr1" draw:text-style-name="P1" draw:layer="layout" svg:width="11.203cm" svg:height="0.576cm" draw:transform="matrix(5.080 0.000 0.000 98.806 126.204 359.428) translate(14.310cm, 40.754cm)">
                  <draw:image xlink:href="Pictures/image8.png" xlink:type="simple" xlink:show="embed" xlink:actuate="onLoad">
                    <text:p/>
                  </draw:image>
                </draw:frame>
              </draw:g>
              <!-- id="g7031" -->
              <draw:path id="path7035" draw:style-name="style4" draw:layer="layout" svg:x="14.884cm" svg:y="50.387cm" svg:width="0.140cm" svg:height="0.032cm" svg:viewBox="0.0 0.0 140.000 32.000" svg:d="M 29768.916 100789.867 L 29908.916 100789.867 L 29768.916 100789.867 ">
                <!-- 3 nodes -->
              </draw:path>
              <draw:path id="text7039" draw:style-name="style1" draw:layer="layout" svg:x="15.199cm" svg:y="50.214cm" svg:width="1.739cm" svg:height="0.393cm" svg:viewBox="0.0 0.0 1739.353 393.301" svg:d="M 30528.486 100469.617 C 30502.080 100469.617 30482.191 100482.651 30468.818 100508.719 C 30455.615 100534.617 30449.013 100573.634 30449.013 100625.769 C 30449.013 100677.735 30455.615 100716.752 30468.818 100742.820 C 30482.191 100768.719 30502.080 100781.668 30528.486 100781.668 C 30555.062 100781.668 30574.951 100768.719 30588.154 100742.820 C 30601.526 100716.752 30608.213 100677.735 30608.213 100625.769 C 30608.213 100573.634 30601.526 100534.617 30588.154 100508.719 C 30574.951 100482.651 30555.062 100469.617 30528.486 100469.617 ZM 30528.486 100428.992 C 30570.973 100428.992 30603.388 100445.834 30625.732 100479.519 C 30648.245 100513.035 30659.502 100561.785 30659.502 100625.769 C 30659.502 100689.584 30648.245 100738.334 30625.732 100772.019 C 30603.388 100805.535 30570.973 100822.293 30528.486 100822.293 C 30485.999 100822.293 30453.499 100805.535 30430.986 100772.019 C 30408.642 100738.334 30397.470 100689.584 30397.470 100625.769 C 30397.470 100561.785 30408.642 100513.035 30430.986 100479.519 C 30453.499 100445.834 30485.999 100428.992 30528.486 100428.992 ZM 30749.519 100750.437 L 30803.093 100750.437 L 30803.093 100814.929 L 30749.519 100814.929 L 30749.519 100750.437 ZM 31024.566 100469.617 C 30998.160 100469.617 30978.271 100482.651 30964.898 100508.719 C 30951.695 100534.617 30945.093 100573.634 30945.093 100625.769 C 30945.093 100677.735 30951.695 100716.752 30964.898 100742.820 C 30978.271 100768.719 30998.160 100781.668 31024.566 100781.668 C 31051.142 100781.668 31071.031 100768.719 31084.234 100742.820 C 31097.606 100716.752 31104.293 100677.735 31104.293 100625.769 C 31104.293 100573.634 31097.606 100534.617 31084.234 100508.719 C 31071.031 100482.651 31051.142 100469.617 31024.566 100469.617 ZM 31024.566 100428.992 C 31067.053 100428.992 31099.468 100445.834 31121.812 100479.519 C 31144.325 100513.035 31155.582 100561.785 31155.582 100625.769 C 31155.582 100689.584 31144.325 100738.334 31121.812 100772.019 C 31099.468 100805.535 31067.053 100822.293 31024.566 100822.293 C 30982.079 100822.293 30949.579 100805.535 30927.066 100772.019 C 30904.722 100738.334 30893.550 100689.584 30893.550 100625.769 C 30893.550 100561.785 30904.722 100513.035 30927.066 100479.519 C 30949.579 100445.834 30982.079 100428.992 31024.566 100428.992 ZM 31254.485 100771.765 L 31338.274 100771.765 L 31338.274 100482.566 L 31247.122 100500.847 L 31247.122 100454.129 L 31337.767 100435.847 L 31389.056 100435.847 L 31389.056 100771.765 L 31472.845 100771.765 L 31472.845 100814.929 L 31254.485 100814.929 L 31254.485 100771.765 ZM 31576.826 100435.847 L 31778.174 100435.847 L 31778.174 100479.011 L 31623.799 100479.011 L 31623.799 100571.941 C 31631.247 100569.402 31638.695 100567.540 31646.143 100566.355 C 31653.591 100565.001 31661.039 100564.324 31668.487 100564.324 C 31710.804 100564.324 31744.320 100575.919 31769.033 100599.109 C 31793.747 100622.299 31806.104 100653.699 31806.104 100693.308 C 31806.104 100734.103 31793.408 100765.841 31768.018 100788.523 C 31742.627 100811.036 31706.826 100822.293 31660.615 100822.293 C 31644.704 100822.293 31628.454 100820.939 31611.865 100818.230 C 31595.446 100815.522 31578.434 100811.459 31560.830 100806.043 L 31560.830 100754.500 C 31576.065 100762.794 31591.807 100768.972 31608.057 100773.035 C 31624.307 100777.097 31641.488 100779.129 31659.600 100779.129 C 31688.884 100779.129 31712.074 100771.427 31729.170 100756.023 C 31746.266 100740.620 31754.815 100719.715 31754.815 100693.308 C 31754.815 100666.902 31746.266 100645.997 31729.170 100630.594 C 31712.074 100615.190 31688.884 100607.488 31659.600 100607.488 C 31645.889 100607.488 31632.178 100609.011 31618.467 100612.058 C 31604.925 100615.105 31591.045 100619.845 31576.826 100626.277 L 31576.826 100435.847 ZM 31907.546 100435.847 L 32108.894 100435.847 L 32108.894 100479.011 L 31954.519 100479.011 L 31954.519 100571.941 C 31961.967 100569.402 31969.415 100567.540 31976.863 100566.355 C 31984.311 100565.001 31991.759 100564.324 31999.207 100564.324 C 32041.524 100564.324 32075.040 100575.919 32099.753 100599.109 C 32124.467 100622.299 32136.824 100653.699 32136.824 100693.308 C 32136.824 100734.103 32124.128 100765.841 32098.738 100788.523 C 32073.347 100811.036 32037.546 100822.293 31991.335 100822.293 C 31975.424 100822.293 31959.174 100820.939 31942.585 100818.230 C 31926.166 100815.522 31909.154 100811.459 31891.550 100806.043 L 31891.550 100754.500 C 31906.785 100762.794 31922.527 100768.972 31938.777 100773.035 C 31955.027 100777.097 31972.208 100779.129 31990.320 100779.129 C 32019.604 100779.129 32042.794 100771.427 32059.890 100756.023 C 32076.987 100740.620 32085.535 100719.715 32085.535 100693.308 C 32085.535 100666.902 32076.987 100645.997 32059.890 100630.594 C 32042.794 100615.190 32019.604 100607.488 31990.320 100607.488 C 31976.609 100607.488 31962.898 100609.011 31949.187 100612.058 C 31935.645 100615.105 31921.765 100619.845 31907.546 100626.277 L 31907.546 100435.847 Z">
                <!-- 99 nodes -->
              </draw:path>
              <draw:path id="path7041" draw:style-name="style4" draw:layer="layout" svg:x="14.884cm" svg:y="48.697cm" svg:width="0.140cm" svg:height="0.032cm" svg:viewBox="0.0 0.0 140.000 32.000" svg:d="M 29768.916 97409.358 L 29908.916 97409.358 L 29768.916 97409.358 ">
                <!-- 3 nodes -->
              </draw:path>
              <draw:path id="text7045" draw:style-name="style1" draw:layer="layout" svg:x="15.199cm" svg:y="48.524cm" svg:width="1.750cm" svg:height="0.393cm" svg:viewBox="0.0 0.0 1750.271 393.301" svg:d="M 30528.486 97089.108 C 30502.080 97089.108 30482.191 97102.142 30468.818 97128.210 C 30455.615 97154.108 30449.013 97193.125 30449.013 97245.261 C 30449.013 97297.227 30455.615 97336.244 30468.818 97362.311 C 30482.191 97388.210 30502.080 97401.159 30528.486 97401.159 C 30555.062 97401.159 30574.951 97388.210 30588.154 97362.311 C 30601.526 97336.244 30608.213 97297.227 30608.213 97245.261 C 30608.213 97193.125 30601.526 97154.108 30588.154 97128.210 C 30574.951 97102.142 30555.062 97089.108 30528.486 97089.108 ZM 30528.486 97048.483 C 30570.973 97048.483 30603.388 97065.326 30625.732 97099.011 C 30648.245 97132.526 30659.502 97181.276 30659.502 97245.261 C 30659.502 97309.076 30648.245 97357.826 30625.732 97391.511 C 30603.388 97425.026 30570.973 97441.784 30528.486 97441.784 C 30485.999 97441.784 30453.499 97425.026 30430.986 97391.511 C 30408.642 97357.826 30397.470 97309.076 30397.470 97245.261 C 30397.470 97181.276 30408.642 97132.526 30430.986 97099.011 C 30453.499 97065.326 30485.999 97048.483 30528.486 97048.483 ZM 30749.519 97369.929 L 30803.093 97369.929 L 30803.093 97434.421 L 30749.519 97434.421 L 30749.519 97369.929 ZM 31024.566 97089.108 C 30998.160 97089.108 30978.271 97102.142 30964.898 97128.210 C 30951.695 97154.108 30945.093 97193.125 30945.093 97245.261 C 30945.093 97297.227 30951.695 97336.244 30964.898 97362.311 C 30978.271 97388.210 30998.160 97401.159 31024.566 97401.159 C 31051.142 97401.159 31071.031 97388.210 31084.234 97362.311 C 31097.606 97336.244 31104.293 97297.227 31104.293 97245.261 C 31104.293 97193.125 31097.606 97154.108 31084.234 97128.210 C 31071.031 97102.142 31051.142 97089.108 31024.566 97089.108 ZM 31024.566 97048.483 C 31067.053 97048.483 31099.468 97065.326 31121.812 97099.011 C 31144.325 97132.526 31155.582 97181.276 31155.582 97245.261 C 31155.582 97309.076 31144.325 97357.826 31121.812 97391.511 C 31099.468 97425.026 31067.053 97441.784 31024.566 97441.784 C 30982.079 97441.784 30949.579 97425.026 30927.066 97391.511 C 30904.722 97357.826 30893.550 97309.076 30893.550 97245.261 C 30893.550 97181.276 30904.722 97132.526 30927.066 97099.011 C 30949.579 97065.326 30982.079 97048.483 31024.566 97048.483 ZM 31254.485 97391.257 L 31338.274 97391.257 L 31338.274 97102.058 L 31247.122 97120.339 L 31247.122 97073.620 L 31337.767 97055.339 L 31389.056 97055.339 L 31389.056 97391.257 L 31472.845 97391.257 L 31472.845 97434.421 L 31254.485 97434.421 L 31254.485 97391.257 ZM 31692.354 97224.440 C 31669.333 97224.440 31651.052 97232.311 31637.510 97248.054 C 31624.138 97263.796 31617.451 97285.378 31617.451 97312.800 C 31617.451 97340.052 31624.138 97361.634 31637.510 97377.546 C 31651.052 97393.288 31669.333 97401.159 31692.354 97401.159 C 31715.375 97401.159 31733.571 97393.288 31746.944 97377.546 C 31760.485 97361.634 31767.256 97340.052 31767.256 97312.800 C 31767.256 97285.378 31760.485 97263.796 31746.944 97248.054 C 31733.571 97232.311 31715.375 97224.440 31692.354 97224.440 ZM 31794.170 97063.718 L 31794.170 97110.436 C 31781.306 97104.343 31768.272 97099.688 31755.069 97096.472 C 31742.035 97093.255 31729.085 97091.647 31716.221 97091.647 C 31682.367 97091.647 31656.468 97103.073 31638.526 97125.925 C 31620.752 97148.776 31610.596 97183.308 31608.057 97229.518 C 31618.044 97214.792 31630.570 97203.535 31645.635 97195.749 C 31660.700 97187.793 31677.289 97183.815 31695.401 97183.815 C 31733.487 97183.815 31763.532 97195.410 31785.537 97218.600 C 31807.712 97241.621 31818.799 97273.021 31818.799 97312.800 C 31818.799 97351.732 31807.289 97382.962 31784.268 97406.491 C 31761.247 97430.020 31730.609 97441.784 31692.354 97441.784 C 31648.513 97441.784 31614.997 97425.026 31591.807 97391.511 C 31568.617 97357.826 31557.022 97309.076 31557.022 97245.261 C 31557.022 97185.339 31571.240 97137.604 31599.678 97102.058 C 31628.115 97066.341 31666.286 97048.483 31714.190 97048.483 C 31727.054 97048.483 31740.003 97049.753 31753.037 97052.292 C 31766.240 97054.831 31779.951 97058.640 31794.170 97063.718 ZM 32016.726 97089.108 C 31990.320 97089.108 31970.431 97102.142 31957.058 97128.210 C 31943.855 97154.108 31937.253 97193.125 31937.253 97245.261 C 31937.253 97297.227 31943.855 97336.244 31957.058 97362.311 C 31970.431 97388.210 31990.320 97401.159 32016.726 97401.159 C 32043.302 97401.159 32063.191 97388.210 32076.394 97362.311 C 32089.766 97336.244 32096.453 97297.227 32096.453 97245.261 C 32096.453 97193.125 32089.766 97154.108 32076.394 97128.210 C 32063.191 97102.142 32043.302 97089.108 32016.726 97089.108 ZM 32016.726 97048.483 C 32059.213 97048.483 32091.628 97065.326 32113.972 97099.011 C 32136.485 97132.526 32147.742 97181.276 32147.742 97245.261 C 32147.742 97309.076 32136.485 97357.826 32113.972 97391.511 C 32091.628 97425.026 32059.213 97441.784 32016.726 97441.784 C 31974.239 97441.784 31941.739 97425.026 31919.226 97391.511 C 31896.882 97357.826 31885.710 97309.076 31885.710 97245.261 C 31885.710 97181.276 31896.882 97132.526 31919.226 97099.011 C 31941.739 97065.326 31974.239 97048.483 32016.726 97048.483 Z">
                <!-- 98 nodes -->
              </draw:path>
              <draw:path id="path7047" draw:style-name="style4" draw:layer="layout" svg:x="14.884cm" svg:y="47.006cm" svg:width="0.140cm" svg:height="0.032cm" svg:viewBox="0.0 0.0 140.000 32.000" svg:d="M 29768.916 94028.849 L 29908.916 94028.849 L 29768.916 94028.849 ">
                <!-- 3 nodes -->
              </draw:path>
              <draw:path id="text7051" draw:style-name="style1" draw:layer="layout" svg:x="15.199cm" svg:y="46.834cm" svg:width="1.739cm" svg:height="0.393cm" svg:viewBox="0.0 0.0 1739.353 393.301" svg:d="M 30528.486 93708.599 C 30502.080 93708.599 30482.191 93721.633 30468.818 93747.700 C 30455.615 93773.599 30449.013 93812.616 30449.013 93864.751 C 30449.013 93916.717 30455.615 93955.734 30468.818 93981.802 C 30482.191 94007.700 30502.080 94020.650 30528.486 94020.650 C 30555.062 94020.650 30574.951 94007.700 30588.154 93981.802 C 30601.526 93955.734 30608.213 93916.717 30608.213 93864.751 C 30608.213 93812.616 30601.526 93773.599 30588.154 93747.700 C 30574.951 93721.633 30555.062 93708.599 30528.486 93708.599 ZM 30528.486 93667.974 C 30570.973 93667.974 30603.388 93684.816 30625.732 93718.501 C 30648.245 93752.017 30659.502 93800.767 30659.502 93864.751 C 30659.502 93928.566 30648.245 93977.316 30625.732 94011.001 C 30603.388 94044.517 30570.973 94061.275 30528.486 94061.275 C 30485.999 94061.275 30453.499 94044.517 30430.986 94011.001 C 30408.642 93977.316 30397.470 93928.566 30397.470 93864.751 C 30397.470 93800.767 30408.642 93752.017 30430.986 93718.501 C 30453.499 93684.816 30485.999 93667.974 30528.486 93667.974 ZM 30749.519 93989.419 L 30803.093 93989.419 L 30803.093 94053.911 L 30749.519 94053.911 L 30749.519 93989.419 ZM 31024.566 93708.599 C 30998.160 93708.599 30978.271 93721.633 30964.898 93747.700 C 30951.695 93773.599 30945.093 93812.616 30945.093 93864.751 C 30945.093 93916.717 30951.695 93955.734 30964.898 93981.802 C 30978.271 94007.700 30998.160 94020.650 31024.566 94020.650 C 31051.142 94020.650 31071.031 94007.700 31084.234 93981.802 C 31097.606 93955.734 31104.293 93916.717 31104.293 93864.751 C 31104.293 93812.616 31097.606 93773.599 31084.234 93747.700 C 31071.031 93721.633 31051.142 93708.599 31024.566 93708.599 ZM 31024.566 93667.974 C 31067.053 93667.974 31099.468 93684.816 31121.812 93718.501 C 31144.325 93752.017 31155.582 93800.767 31155.582 93864.751 C 31155.582 93928.566 31144.325 93977.316 31121.812 94011.001 C 31099.468 94044.517 31067.053 94061.275 31024.566 94061.275 C 30982.079 94061.275 30949.579 94044.517 30927.066 94011.001 C 30904.722 93977.316 30893.550 93928.566 30893.550 93864.751 C 30893.550 93800.767 30904.722 93752.017 30927.066 93718.501 C 30949.579 93684.816 30982.079 93667.974 31024.566 93667.974 ZM 31254.485 94010.747 L 31338.274 94010.747 L 31338.274 93721.548 L 31247.122 93739.829 L 31247.122 93693.110 L 31337.767 93674.829 L 31389.056 93674.829 L 31389.056 94010.747 L 31472.845 94010.747 L 31472.845 94053.911 L 31254.485 94053.911 L 31254.485 94010.747 ZM 31692.354 93843.931 C 31669.333 93843.931 31651.052 93851.802 31637.510 93867.544 C 31624.138 93883.286 31617.451 93904.868 31617.451 93932.290 C 31617.451 93959.543 31624.138 93981.125 31637.510 93997.036 C 31651.052 94012.778 31669.333 94020.650 31692.354 94020.650 C 31715.375 94020.650 31733.571 94012.778 31746.944 93997.036 C 31760.485 93981.125 31767.256 93959.543 31767.256 93932.290 C 31767.256 93904.868 31760.485 93883.286 31746.944 93867.544 C 31733.571 93851.802 31715.375 93843.931 31692.354 93843.931 ZM 31794.170 93683.208 L 31794.170 93729.927 C 31781.306 93723.833 31768.272 93719.178 31755.069 93715.962 C 31742.035 93712.746 31729.085 93711.138 31716.221 93711.138 C 31682.367 93711.138 31656.468 93722.564 31638.526 93745.415 C 31620.752 93768.267 31610.596 93802.798 31608.057 93849.009 C 31618.044 93834.282 31630.570 93823.026 31645.635 93815.239 C 31660.700 93807.284 31677.289 93803.306 31695.401 93803.306 C 31733.487 93803.306 31763.532 93814.901 31785.537 93838.091 C 31807.712 93861.112 31818.799 93892.512 31818.799 93932.290 C 31818.799 93971.222 31807.289 94002.453 31784.268 94025.982 C 31761.247 94049.510 31730.609 94061.275 31692.354 94061.275 C 31648.513 94061.275 31614.997 94044.517 31591.807 94011.001 C 31568.617 93977.316 31557.022 93928.566 31557.022 93864.751 C 31557.022 93804.829 31571.240 93757.095 31599.678 93721.548 C 31628.115 93685.832 31666.286 93667.974 31714.190 93667.974 C 31727.054 93667.974 31740.003 93669.243 31753.037 93671.782 C 31766.240 93674.321 31779.951 93678.130 31794.170 93683.208 ZM 31907.546 93674.829 L 32108.894 93674.829 L 32108.894 93717.993 L 31954.519 93717.993 L 31954.519 93810.923 C 31961.967 93808.384 31969.415 93806.522 31976.863 93805.337 C 31984.311 93803.983 31991.759 93803.306 31999.207 93803.306 C 32041.524 93803.306 32075.040 93814.901 32099.753 93838.091 C 32124.467 93861.281 32136.824 93892.681 32136.824 93932.290 C 32136.824 93973.084 32124.128 94004.823 32098.738 94027.505 C 32073.347 94050.018 32037.546 94061.275 31991.335 94061.275 C 31975.424 94061.275 31959.174 94059.920 31942.585 94057.212 C 31926.166 94054.504 31909.154 94050.441 31891.550 94045.025 L 31891.550 93993.482 C 31906.785 94001.776 31922.527 94007.954 31938.777 94012.017 C 31955.027 94016.079 31972.208 94018.110 31990.320 94018.110 C 32019.604 94018.110 32042.794 94010.409 32059.890 93995.005 C 32076.987 93979.601 32085.535 93958.696 32085.535 93932.290 C 32085.535 93905.884 32076.987 93884.979 32059.890 93869.575 C 32042.794 93854.172 32019.604 93846.470 31990.320 93846.470 C 31976.609 93846.470 31962.898 93847.993 31949.187 93851.040 C 31935.645 93854.087 31921.765 93858.827 31907.546 93865.259 L 31907.546 93674.829 Z">
                <!-- 103 nodes -->
              </draw:path>
              <draw:path id="path7053" draw:style-name="style4" draw:layer="layout" svg:x="14.884cm" svg:y="45.316cm" svg:width="0.140cm" svg:height="0.032cm" svg:viewBox="0.0 0.0 140.000 32.000" svg:d="M 29768.916 90648.340 L 29908.916 90648.340 L 29768.916 90648.340 ">
                <!-- 3 nodes -->
              </draw:path>
              <draw:path id="text7057" draw:style-name="style1" draw:layer="layout" svg:x="15.199cm" svg:y="45.144cm" svg:width="1.750cm" svg:height="0.393cm" svg:viewBox="0.0 0.0 1750.271 393.301" svg:d="M 30528.486 90328.090 C 30502.080 90328.090 30482.191 90341.124 30468.818 90367.192 C 30455.615 90393.090 30449.013 90432.107 30449.013 90484.242 C 30449.013 90536.209 30455.615 90575.225 30468.818 90601.293 C 30482.191 90627.192 30502.080 90640.141 30528.486 90640.141 C 30555.062 90640.141 30574.951 90627.192 30588.154 90601.293 C 30601.526 90575.225 30608.213 90536.209 30608.213 90484.242 C 30608.213 90432.107 30601.526 90393.090 30588.154 90367.192 C 30574.951 90341.124 30555.062 90328.090 30528.486 90328.090 ZM 30528.486 90287.465 C 30570.973 90287.465 30603.388 90304.307 30625.732 90337.992 C 30648.245 90371.508 30659.502 90420.258 30659.502 90484.242 C 30659.502 90548.057 30648.245 90596.807 30625.732 90630.492 C 30603.388 90664.008 30570.973 90680.766 30528.486 90680.766 C 30485.999 90680.766 30453.499 90664.008 30430.986 90630.492 C 30408.642 90596.807 30397.470 90548.057 30397.470 90484.242 C 30397.470 90420.258 30408.642 90371.508 30430.986 90337.992 C 30453.499 90304.307 30485.999 90287.465 30528.486 90287.465 ZM 30749.519 90608.910 L 30803.093 90608.910 L 30803.093 90673.403 L 30749.519 90673.403 L 30749.519 90608.910 ZM 31024.566 90328.090 C 30998.160 90328.090 30978.271 90341.124 30964.898 90367.192 C 30951.695 90393.090 30945.093 90432.107 30945.093 90484.242 C 30945.093 90536.209 30951.695 90575.225 30964.898 90601.293 C 30978.271 90627.192 30998.160 90640.141 31024.566 90640.141 C 31051.142 90640.141 31071.031 90627.192 31084.234 90601.293 C 31097.606 90575.225 31104.293 90536.209 31104.293 90484.242 C 31104.293 90432.107 31097.606 90393.090 31084.234 90367.192 C 31071.031 90341.124 31051.142 90328.090 31024.566 90328.090 ZM 31024.566 90287.465 C 31067.053 90287.465 31099.468 90304.307 31121.812 90337.992 C 31144.325 90371.508 31155.582 90420.258 31155.582 90484.242 C 31155.582 90548.057 31144.325 90596.807 31121.812 90630.492 C 31099.468 90664.008 31067.053 90680.766 31024.566 90680.766 C 30982.079 90680.766 30949.579 90664.008 30927.066 90630.492 C 30904.722 90596.807 30893.550 90548.057 30893.550 90484.242 C 30893.550 90420.258 30904.722 90371.508 30927.066 90337.992 C 30949.579 90304.307 30982.079 90287.465 31024.566 90287.465 ZM 31254.485 90630.238 L 31338.274 90630.238 L 31338.274 90341.039 L 31247.122 90359.321 L 31247.122 90312.602 L 31337.767 90294.321 L 31389.056 90294.321 L 31389.056 90630.238 L 31472.845 90630.238 L 31472.845 90673.403 L 31254.485 90673.403 L 31254.485 90630.238 ZM 31563.369 90294.321 L 31807.119 90294.321 L 31807.119 90316.156 L 31669.502 90673.403 L 31615.928 90673.403 L 31745.420 90337.485 L 31563.369 90337.485 L 31563.369 90294.321 ZM 32016.726 90328.090 C 31990.320 90328.090 31970.431 90341.124 31957.058 90367.192 C 31943.855 90393.090 31937.253 90432.107 31937.253 90484.242 C 31937.253 90536.209 31943.855 90575.225 31957.058 90601.293 C 31970.431 90627.192 31990.320 90640.141 32016.726 90640.141 C 32043.302 90640.141 32063.191 90627.192 32076.394 90601.293 C 32089.766 90575.225 32096.453 90536.209 32096.453 90484.242 C 32096.453 90432.107 32089.766 90393.090 32076.394 90367.192 C 32063.191 90341.124 32043.302 90328.090 32016.726 90328.090 ZM 32016.726 90287.465 C 32059.213 90287.465 32091.628 90304.307 32113.972 90337.992 C 32136.485 90371.508 32147.742 90420.258 32147.742 90484.242 C 32147.742 90548.057 32136.485 90596.807 32113.972 90630.492 C 32091.628 90664.008 32059.213 90680.766 32016.726 90680.766 C 31974.239 90680.766 31941.739 90664.008 31919.226 90630.492 C 31896.882 90596.807 31885.710 90548.057 31885.710 90484.242 C 31885.710 90420.258 31896.882 90371.508 31919.226 90337.992 C 31941.739 90304.307 31974.239 90287.465 32016.726 90287.465 Z">
                <!-- 79 nodes -->
              </draw:path>
              <draw:path id="path7059" draw:style-name="style4" draw:layer="layout" svg:x="14.884cm" svg:y="43.626cm" svg:width="0.140cm" svg:height="0.032cm" svg:viewBox="0.0 0.0 140.000 32.000" svg:d="M 29768.916 87267.831 L 29908.916 87267.831 L 29768.916 87267.831 ">
                <!-- 3 nodes -->
              </draw:path>
              <draw:path id="text7063" draw:style-name="style1" draw:layer="layout" svg:x="15.199cm" svg:y="43.453cm" svg:width="1.739cm" svg:height="0.393cm" svg:viewBox="0.0 0.0 1739.353 393.301" svg:d="M 30528.486 86947.581 C 30502.080 86947.581 30482.191 86960.615 30468.818 86986.683 C 30455.615 87012.581 30449.013 87051.598 30449.013 87103.734 C 30449.013 87155.700 30455.615 87194.717 30468.818 87220.784 C 30482.191 87246.683 30502.080 87259.632 30528.486 87259.632 C 30555.062 87259.632 30574.951 87246.683 30588.154 87220.784 C 30601.526 87194.717 30608.213 87155.700 30608.213 87103.734 C 30608.213 87051.598 30601.526 87012.581 30588.154 86986.683 C 30574.951 86960.615 30555.062 86947.581 30528.486 86947.581 ZM 30528.486 86906.956 C 30570.973 86906.956 30603.388 86923.799 30625.732 86957.484 C 30648.245 86990.999 30659.502 87039.749 30659.502 87103.734 C 30659.502 87167.549 30648.245 87216.299 30625.732 87249.984 C 30603.388 87283.499 30570.973 87300.257 30528.486 87300.257 C 30485.999 87300.257 30453.499 87283.499 30430.986 87249.984 C 30408.642 87216.299 30397.470 87167.549 30397.470 87103.734 C 30397.470 87039.749 30408.642 86990.999 30430.986 86957.484 C 30453.499 86923.799 30485.999 86906.956 30528.486 86906.956 ZM 30749.519 87228.402 L 30803.093 87228.402 L 30803.093 87292.894 L 30749.519 87292.894 L 30749.519 87228.402 ZM 31024.566 86947.581 C 30998.160 86947.581 30978.271 86960.615 30964.898 86986.683 C 30951.695 87012.581 30945.093 87051.598 30945.093 87103.734 C 30945.093 87155.700 30951.695 87194.717 30964.898 87220.784 C 30978.271 87246.683 30998.160 87259.632 31024.566 87259.632 C 31051.142 87259.632 31071.031 87246.683 31084.234 87220.784 C 31097.606 87194.717 31104.293 87155.700 31104.293 87103.734 C 31104.293 87051.598 31097.606 87012.581 31084.234 86986.683 C 31071.031 86960.615 31051.142 86947.581 31024.566 86947.581 ZM 31024.566 86906.956 C 31067.053 86906.956 31099.468 86923.799 31121.812 86957.484 C 31144.325 86990.999 31155.582 87039.749 31155.582 87103.734 C 31155.582 87167.549 31144.325 87216.299 31121.812 87249.984 C 31099.468 87283.499 31067.053 87300.257 31024.566 87300.257 C 30982.079 87300.257 30949.579 87283.499 30927.066 87249.984 C 30904.722 87216.299 30893.550 87167.549 30893.550 87103.734 C 30893.550 87039.749 30904.722 86990.999 30927.066 86957.484 C 30949.579 86923.799 30982.079 86906.956 31024.566 86906.956 ZM 31254.485 87249.730 L 31338.274 87249.730 L 31338.274 86960.531 L 31247.122 86978.812 L 31247.122 86932.093 L 31337.767 86913.812 L 31389.056 86913.812 L 31389.056 87249.730 L 31472.845 87249.730 L 31472.845 87292.894 L 31254.485 87292.894 L 31254.485 87249.730 ZM 31563.369 86913.812 L 31807.119 86913.812 L 31807.119 86935.648 L 31669.502 87292.894 L 31615.928 87292.894 L 31745.420 86956.976 L 31563.369 86956.976 L 31563.369 86913.812 ZM 31907.546 86913.812 L 32108.894 86913.812 L 32108.894 86956.976 L 31954.519 86956.976 L 31954.519 87049.906 C 31961.967 87047.366 31969.415 87045.504 31976.863 87044.320 C 31984.311 87042.965 31991.759 87042.288 31999.207 87042.288 C 32041.524 87042.288 32075.040 87053.883 32099.753 87077.074 C 32124.467 87100.264 32136.824 87131.663 32136.824 87171.273 C 32136.824 87212.067 32124.128 87243.805 32098.738 87266.488 C 32073.347 87289.001 32037.546 87300.257 31991.335 87300.257 C 31975.424 87300.257 31959.174 87298.903 31942.585 87296.195 C 31926.166 87293.486 31909.154 87289.424 31891.550 87284.007 L 31891.550 87232.464 C 31906.785 87240.758 31922.527 87246.937 31938.777 87250.999 C 31955.027 87255.062 31972.208 87257.093 31990.320 87257.093 C 32019.604 87257.093 32042.794 87249.391 32059.890 87233.988 C 32076.987 87218.584 32085.535 87197.679 32085.535 87171.273 C 32085.535 87144.866 32076.987 87123.962 32059.890 87108.558 C 32042.794 87093.154 32019.604 87085.452 31990.320 87085.452 C 31976.609 87085.452 31962.898 87086.976 31949.187 87090.023 C 31935.645 87093.070 31921.765 87097.809 31907.546 87104.241 L 31907.546 86913.812 Z">
                <!-- 84 nodes -->
              </draw:path>
              <draw:path id="path7065" draw:style-name="style4" draw:layer="layout" svg:x="14.884cm" svg:y="41.936cm" svg:width="0.140cm" svg:height="0.032cm" svg:viewBox="0.0 0.0 140.000 32.000" svg:d="M 29768.916 83887.322 L 29908.916 83887.322 L 29768.916 83887.322 ">
                <!-- 3 nodes -->
              </draw:path>
              <draw:path id="text7069" draw:style-name="style1" draw:layer="layout" svg:x="15.199cm" svg:y="41.763cm" svg:width="1.750cm" svg:height="0.393cm" svg:viewBox="0.0 0.0 1750.271 393.301" svg:d="M 30528.486 83567.072 C 30502.080 83567.072 30482.191 83580.106 30468.818 83606.173 C 30455.615 83632.072 30449.013 83671.089 30449.013 83723.224 C 30449.013 83775.190 30455.615 83814.207 30468.818 83840.275 C 30482.191 83866.173 30502.080 83879.123 30528.486 83879.123 C 30555.062 83879.123 30574.951 83866.173 30588.154 83840.275 C 30601.526 83814.207 30608.213 83775.190 30608.213 83723.224 C 30608.213 83671.089 30601.526 83632.072 30588.154 83606.173 C 30574.951 83580.106 30555.062 83567.072 30528.486 83567.072 ZM 30528.486 83526.447 C 30570.973 83526.447 30603.388 83543.289 30625.732 83576.974 C 30648.245 83610.490 30659.502 83659.240 30659.502 83723.224 C 30659.502 83787.039 30648.245 83835.789 30625.732 83869.474 C 30603.388 83902.990 30570.973 83919.748 30528.486 83919.748 C 30485.999 83919.748 30453.499 83902.990 30430.986 83869.474 C 30408.642 83835.789 30397.470 83787.039 30397.470 83723.224 C 30397.470 83659.240 30408.642 83610.490 30430.986 83576.974 C 30453.499 83543.289 30485.999 83526.447 30528.486 83526.447 ZM 30749.519 83847.892 L 30803.093 83847.892 L 30803.093 83912.384 L 30749.519 83912.384 L 30749.519 83847.892 ZM 31024.566 83567.072 C 30998.160 83567.072 30978.271 83580.106 30964.898 83606.173 C 30951.695 83632.072 30945.093 83671.089 30945.093 83723.224 C 30945.093 83775.190 30951.695 83814.207 30964.898 83840.275 C 30978.271 83866.173 30998.160 83879.123 31024.566 83879.123 C 31051.142 83879.123 31071.031 83866.173 31084.234 83840.275 C 31097.606 83814.207 31104.293 83775.190 31104.293 83723.224 C 31104.293 83671.089 31097.606 83632.072 31084.234 83606.173 C 31071.031 83580.106 31051.142 83567.072 31024.566 83567.072 ZM 31024.566 83526.447 C 31067.053 83526.447 31099.468 83543.289 31121.812 83576.974 C 31144.325 83610.490 31155.582 83659.240 31155.582 83723.224 C 31155.582 83787.039 31144.325 83835.789 31121.812 83869.474 C 31099.468 83902.990 31067.053 83919.748 31024.566 83919.748 C 30982.079 83919.748 30949.579 83902.990 30927.066 83869.474 C 30904.722 83835.789 30893.550 83787.039 30893.550 83723.224 C 30893.550 83659.240 30904.722 83610.490 30927.066 83576.974 C 30949.579 83543.289 30982.079 83526.447 31024.566 83526.447 ZM 31254.485 83869.220 L 31338.274 83869.220 L 31338.274 83580.021 L 31247.122 83598.302 L 31247.122 83551.584 L 31337.767 83533.302 L 31389.056 83533.302 L 31389.056 83869.220 L 31472.845 83869.220 L 31472.845 83912.384 L 31254.485 83912.384 L 31254.485 83869.220 ZM 31686.006 83732.365 C 31661.631 83732.365 31642.419 83738.882 31628.369 83751.916 C 31614.489 83764.949 31607.549 83782.892 31607.549 83805.744 C 31607.549 83828.595 31614.489 83846.538 31628.369 83859.572 C 31642.419 83872.606 31661.631 83879.123 31686.006 83879.123 C 31710.381 83879.123 31729.593 83872.606 31743.643 83859.572 C 31757.692 83846.369 31764.717 83828.426 31764.717 83805.744 C 31764.717 83782.892 31757.692 83764.949 31743.643 83751.916 C 31729.763 83738.882 31710.550 83732.365 31686.006 83732.365 ZM 31634.717 83710.529 C 31612.712 83705.112 31595.531 83694.871 31583.174 83679.806 C 31570.987 83664.741 31564.893 83646.375 31564.893 83624.709 C 31564.893 83594.409 31575.641 83570.457 31597.139 83552.853 C 31618.806 83535.249 31648.428 83526.447 31686.006 83526.447 C 31723.753 83526.447 31753.376 83535.249 31774.873 83552.853 C 31796.371 83570.457 31807.119 83594.409 31807.119 83624.709 C 31807.119 83646.375 31800.941 83664.741 31788.584 83679.806 C 31776.397 83694.871 31759.385 83705.112 31737.549 83710.529 C 31762.263 83716.284 31781.475 83727.541 31795.186 83744.298 C 31809.066 83761.056 31816.006 83781.538 31816.006 83805.744 C 31816.006 83842.475 31804.750 83870.659 31782.237 83890.294 C 31759.893 83909.930 31727.816 83919.748 31686.006 83919.748 C 31644.196 83919.748 31612.035 83909.930 31589.522 83890.294 C 31567.178 83870.659 31556.006 83842.475 31556.006 83805.744 C 31556.006 83781.538 31562.946 83761.056 31576.826 83744.298 C 31590.707 83727.541 31610.003 83716.284 31634.717 83710.529 ZM 31615.928 83629.533 C 31615.928 83649.168 31622.022 83664.487 31634.209 83675.490 C 31646.566 83686.492 31663.832 83691.994 31686.006 83691.994 C 31708.011 83691.994 31725.192 83686.492 31737.549 83675.490 C 31750.075 83664.487 31756.338 83649.168 31756.338 83629.533 C 31756.338 83609.897 31750.075 83594.578 31737.549 83583.576 C 31725.192 83572.573 31708.011 83567.072 31686.006 83567.072 C 31663.832 83567.072 31646.566 83572.573 31634.209 83583.576 C 31622.022 83594.578 31615.928 83609.897 31615.928 83629.533 ZM 32016.726 83567.072 C 31990.320 83567.072 31970.431 83580.106 31957.058 83606.173 C 31943.855 83632.072 31937.253 83671.089 31937.253 83723.224 C 31937.253 83775.190 31943.855 83814.207 31957.058 83840.275 C 31970.431 83866.173 31990.320 83879.123 32016.726 83879.123 C 32043.302 83879.123 32063.191 83866.173 32076.394 83840.275 C 32089.766 83814.207 32096.453 83775.190 32096.453 83723.224 C 32096.453 83671.089 32089.766 83632.072 32076.394 83606.173 C 32063.191 83580.106 32043.302 83567.072 32016.726 83567.072 ZM 32016.726 83526.447 C 32059.213 83526.447 32091.628 83543.289 32113.972 83576.974 C 32136.485 83610.490 32147.742 83659.240 32147.742 83723.224 C 32147.742 83787.039 32136.485 83835.789 32113.972 83869.474 C 32091.628 83902.990 32059.213 83919.748 32016.726 83919.748 C 31974.239 83919.748 31941.739 83902.990 31919.226 83869.474 C 31896.882 83835.789 31885.710 83787.039 31885.710 83723.224 C 31885.710 83659.240 31896.882 83610.490 31919.226 83576.974 C 31941.739 83543.289 31974.239 83526.447 32016.726 83526.447 Z">
                <!-- 106 nodes -->
              </draw:path>
              <draw:path id="path7075" draw:style-name="style5" draw:layer="layout" svg:x="14.307cm" svg:y="40.724cm" svg:width="0.593cm" svg:height="11.256cm" svg:viewBox="0.0 0.0 593.200 11256.000" svg:d="M 28630.516 92687.362 L 28630.516 92643.518 L 28630.516 81507.205 L 28630.516 81463.362 L 29191.716 81463.362 L 29191.716 81507.205 L 29191.716 92643.518 L 29191.716 92687.362 L 28630.516 92687.362 Z">
                <!-- 9 nodes -->
              </draw:path>
            </draw:g>
            <!-- id="g7029" -->
          </draw:g>
          <!-- id="g6871" -->
          <draw:g id="g7188">
            <draw:path id="path7192" draw:style-name="style0" draw:layer="layout" svg:x="18.203cm" svg:y="40.647cm" svg:width="11.224cm" svg:height="11.224cm" svg:viewBox="0.0 0.0 11224.000 11224.000" svg:d="M 36405.054 92518.964 L 47629.054 92518.964 L 47629.054 81294.965 L 36405.054 81294.965 L 36405.054 92518.964 Z">
              <!-- 5 nodes -->
            </draw:path>
            <draw:g id="g7194">
              <draw:g id="g7196">
                <draw:g id="g7202">
                  <draw:frame id="image7204" draw:style-name="gr1" draw:text-style-name="P1" draw:layer="layout" svg:width="11.232cm" svg:height="11.232cm" draw:transform="matrix(99.060 0.000 0.000 99.060 160.536 358.418) translate(18.203cm, 40.639cm)">
                    <draw:image xlink:href="Pictures/image15.png" xlink:type="simple" xlink:show="embed" xlink:actuate="onLoad">
                      <text:p/>
                    </draw:image>
                  </draw:frame>
                </draw:g>
                <!-- id="g7202" -->
              </draw:g>
              <!-- id="g7196" -->
            </draw:g>
            <!-- id="g7194" -->
            <draw:g id="g7206">
              <draw:path id="path7208" draw:style-name="style4" draw:layer="layout" svg:x="19.590cm" svg:y="51.871cm" svg:width="0.032cm" svg:height="0.140cm" svg:viewBox="0.0 0.0 32.000 140.000" svg:d="M 39195.054 103742.964 L 39195.054 103882.964 L 39195.054 103742.964 ">
                <!-- 3 nodes -->
              </draw:path>
              <draw:path id="text7212" draw:style-name="style1" draw:layer="layout" svg:x="19.497cm" svg:y="52.167cm" svg:width="0.226cm" svg:height="0.379cm" svg:viewBox="0.0 0.0 225.723 379.082" svg:d="M 39002.050 104670.718 L 39085.839 104670.718 L 39085.839 104381.519 L 38994.687 104399.800 L 38994.687 104353.081 L 39085.331 104334.800 L 39136.620 104334.800 L 39136.620 104670.718 L 39220.409 104670.718 L 39220.409 104713.882 L 39002.050 104713.882 L 39002.050 104670.718 Z">
                <!-- 12 nodes -->
              </draw:path>
              <draw:path id="path7214" draw:style-name="style4" draw:layer="layout" svg:x="22.396cm" svg:y="51.871cm" svg:width="0.032cm" svg:height="0.140cm" svg:viewBox="0.0 0.0 32.000 140.000" svg:d="M 44807.054 103742.964 L 44807.054 103882.964 L 44807.054 103742.964 ">
                <!-- 3 nodes -->
              </draw:path>
              <draw:path id="text7218" draw:style-name="style1" draw:layer="layout" svg:x="22.284cm" svg:y="52.161cm" svg:width="0.241cm" svg:height="0.386cm" svg:viewBox="0.0 0.0 240.703 385.937" svg:d="M 44630.300 104663.863 L 44809.304 104663.863 L 44809.304 104707.027 L 44568.601 104707.027 L 44568.601 104663.863 C 44588.067 104643.719 44614.558 104616.721 44648.074 104582.867 C 44681.758 104548.843 44702.917 104526.923 44711.550 104517.105 C 44727.969 104498.654 44739.395 104483.081 44745.827 104470.386 C 44752.429 104457.522 44755.730 104444.911 44755.730 104432.554 C 44755.730 104412.411 44748.620 104395.992 44734.402 104383.296 C 44720.352 104370.601 44701.986 104364.253 44679.304 104364.253 C 44663.223 104364.253 44646.212 104367.046 44628.269 104372.632 C 44610.495 104378.218 44591.452 104386.682 44571.140 104398.023 L 44571.140 104346.226 C 44591.791 104337.932 44611.088 104331.669 44629.031 104327.437 C 44646.973 104323.205 44663.393 104321.089 44678.288 104321.089 C 44717.559 104321.089 44748.874 104330.907 44772.234 104350.542 C 44795.593 104370.178 44807.273 104396.415 44807.273 104429.253 C 44807.273 104444.826 44804.311 104459.637 44798.386 104473.687 C 44792.631 104487.567 44782.051 104503.986 44766.648 104522.945 C 44762.416 104527.854 44748.959 104542.072 44726.277 104565.601 C 44703.594 104588.960 44671.602 104621.714 44630.300 104663.863 Z">
                <!-- 22 nodes -->
              </draw:path>
              <draw:path id="path7220" draw:style-name="style4" draw:layer="layout" svg:x="25.202cm" svg:y="51.871cm" svg:width="0.032cm" svg:height="0.140cm" svg:viewBox="0.0 0.0 32.000 140.000" svg:d="M 50419.054 103742.964 L 50419.054 103882.964 L 50419.054 103742.964 ">
                <!-- 3 nodes -->
              </draw:path>
              <draw:path id="text7224" draw:style-name="style1" draw:layer="layout" svg:x="25.092cm" svg:y="52.161cm" svg:width="0.250cm" svg:height="0.393cm" svg:viewBox="0.0 0.0 249.590 393.301" svg:d="M 50355.034 104502.632 C 50379.579 104507.880 50398.706 104518.798 50412.417 104535.386 C 50426.297 104551.975 50433.238 104572.456 50433.238 104596.831 C 50433.238 104634.240 50420.373 104663.186 50394.644 104683.667 C 50368.915 104704.149 50332.352 104714.390 50284.956 104714.390 C 50269.045 104714.390 50252.626 104712.782 50235.698 104709.566 C 50218.941 104706.519 50201.590 104701.864 50183.648 104695.601 L 50183.648 104646.089 C 50197.866 104654.383 50213.439 104660.647 50230.366 104664.878 C 50247.294 104669.110 50264.982 104671.226 50283.433 104671.226 C 50315.594 104671.226 50340.054 104664.878 50356.812 104652.183 C 50373.739 104639.488 50382.202 104621.037 50382.202 104596.831 C 50382.202 104574.488 50374.331 104557.053 50358.589 104544.527 C 50343.016 104531.831 50321.265 104525.484 50293.335 104525.484 L 50249.155 104525.484 L 50249.155 104483.335 L 50295.366 104483.335 C 50320.588 104483.335 50339.885 104478.342 50353.257 104468.355 C 50366.629 104458.199 50373.316 104443.641 50373.316 104424.683 C 50373.316 104405.217 50366.376 104390.321 50352.495 104379.995 C 50338.784 104369.501 50319.064 104364.253 50293.335 104364.253 C 50279.286 104364.253 50264.221 104365.777 50248.140 104368.824 C 50232.059 104371.870 50214.370 104376.610 50195.073 104383.042 L 50195.073 104337.339 C 50214.540 104331.923 50232.736 104327.860 50249.663 104325.152 C 50266.760 104322.443 50282.840 104321.089 50297.905 104321.089 C 50336.838 104321.089 50367.645 104329.976 50390.327 104347.749 C 50413.010 104365.354 50424.351 104389.221 50424.351 104419.351 C 50424.351 104440.341 50418.342 104458.114 50406.323 104472.671 C 50394.305 104487.059 50377.209 104497.046 50355.034 104502.632 Z">
                <!-- 30 nodes -->
              </draw:path>
              <draw:path id="path7226" draw:style-name="style4" draw:layer="layout" svg:x="28.008cm" svg:y="51.871cm" svg:width="0.032cm" svg:height="0.140cm" svg:viewBox="0.0 0.0 32.000 140.000" svg:d="M 56031.054 103742.964 L 56031.054 103882.964 L 56031.054 103742.964 ">
                <!-- 3 nodes -->
              </draw:path>
              <draw:path id="text7230" draw:style-name="style1" draw:layer="layout" svg:x="27.884cm" svg:y="52.167cm" svg:width="0.276cm" svg:height="0.379cm" svg:viewBox="0.0 0.0 276.250 379.082" svg:d="M 55938.343 104379.488 L 55808.851 104581.851 L 55938.343 104581.851 L 55938.343 104379.488 ZM 55924.886 104334.800 L 55989.378 104334.800 L 55989.378 104581.851 L 56043.460 104581.851 L 56043.460 104624.507 L 55989.378 104624.507 L 55989.378 104713.882 L 55938.343 104713.882 L 55938.343 104624.507 L 55767.210 104624.507 L 55767.210 104574.995 L 55924.886 104334.800 Z">
                <!-- 16 nodes -->
              </draw:path>
              <draw:path id="text7234" draw:style-name="style1" draw:layer="layout" svg:x="19.879cm" svg:y="52.815cm" svg:width="7.883cm" svg:height="0.503cm" svg:viewBox="0.0 0.0 7883.168 503.242" svg:d="M 39757.374 105645.054 L 39826.437 105645.054 L 39994.523 105962.183 L 39994.523 105645.054 L 40044.288 105645.054 L 40044.288 106024.136 L 39975.226 106024.136 L 39807.140 105707.007 L 39807.140 106024.136 L 39757.374 106024.136 L 39757.374 105645.054 ZM 40139.479 105911.910 L 40139.479 105739.761 L 40186.198 105739.761 L 40186.198 105910.132 C 40186.198 105937.046 40191.445 105957.274 40201.940 105970.816 C 40212.435 105984.188 40228.177 105990.874 40249.166 105990.874 C 40274.388 105990.874 40294.277 105982.834 40308.834 105966.753 C 40323.561 105950.673 40330.924 105928.752 40330.924 105900.992 L 40330.924 105739.761 L 40377.643 105739.761 L 40377.643 106024.136 L 40330.924 106024.136 L 40330.924 105980.464 C 40319.583 105997.730 40306.380 106010.594 40291.315 106019.058 C 40276.419 106027.352 40259.069 106031.499 40239.264 106031.499 C 40206.595 106031.499 40181.796 106021.343 40164.869 106001.031 C 40147.942 105980.718 40139.479 105951.011 40139.479 105911.910 ZM 40257.037 105732.906 ZM 40695.389 105794.351 C 40707.069 105773.361 40721.034 105757.873 40737.284 105747.886 C 40753.534 105737.899 40772.661 105732.906 40794.667 105732.906 C 40824.289 105732.906 40847.141 105743.316 40863.221 105764.136 C 40879.302 105784.787 40887.342 105814.240 40887.342 105852.495 L 40887.342 106024.136 L 40840.370 106024.136 L 40840.370 105854.019 C 40840.370 105826.766 40835.545 105806.538 40825.897 105793.335 C 40816.249 105780.132 40801.522 105773.531 40781.717 105773.531 C 40757.512 105773.531 40738.384 105781.571 40724.335 105797.652 C 40710.285 105813.732 40703.260 105835.653 40703.260 105863.413 L 40703.260 106024.136 L 40656.288 106024.136 L 40656.288 105854.019 C 40656.288 105826.597 40651.463 105806.369 40641.815 105793.335 C 40632.167 105780.132 40617.271 105773.531 40597.128 105773.531 C 40573.260 105773.531 40554.302 105781.656 40540.253 105797.906 C 40526.203 105813.986 40519.178 105835.822 40519.178 105863.413 L 40519.178 106024.136 L 40472.206 106024.136 L 40472.206 105739.761 L 40519.178 105739.761 L 40519.178 105783.941 C 40529.842 105766.506 40542.622 105753.641 40557.518 105745.347 C 40572.414 105737.053 40590.103 105732.906 40610.585 105732.906 C 40631.236 105732.906 40648.755 105738.153 40663.143 105748.648 C 40677.700 105759.143 40688.449 105774.377 40695.389 105794.351 ZM 41184.604 105882.202 C 41184.604 105847.841 41177.494 105820.926 41163.275 105801.460 C 41149.226 105781.825 41129.845 105772.007 41105.131 105772.007 C 41080.417 105772.007 41060.951 105781.825 41046.733 105801.460 C 41032.683 105820.926 41025.658 105847.841 41025.658 105882.202 C 41025.658 105916.564 41032.683 105943.563 41046.733 105963.199 C 41060.951 105982.665 41080.417 105992.398 41105.131 105992.398 C 41129.845 105992.398 41149.226 105982.665 41163.275 105963.199 C 41177.494 105943.563 41184.604 105916.564 41184.604 105882.202 ZM 41025.658 105782.925 C 41035.476 105765.998 41047.833 105753.472 41062.729 105745.347 C 41077.794 105737.053 41095.736 105732.906 41116.557 105732.906 C 41151.088 105732.906 41179.102 105746.617 41200.600 105774.038 C 41222.266 105801.460 41233.100 105837.515 41233.100 105882.202 C 41233.100 105926.890 41222.266 105962.945 41200.600 105990.367 C 41179.102 106017.788 41151.088 106031.499 41116.557 106031.499 C 41095.736 106031.499 41077.794 106027.437 41062.729 106019.312 C 41047.833 106011.018 41035.476 105998.407 41025.658 105981.480 L 41025.658 106024.136 L 40978.686 106024.136 L 40978.686 105629.058 L 41025.658 105629.058 L 41025.658 105782.925 ZM 41553.905 105870.269 L 41553.905 105893.120 L 41339.100 105893.120 C 41341.132 105925.282 41350.780 105949.826 41368.046 105966.753 C 41385.481 105983.511 41409.686 105991.890 41440.663 105991.890 C 41458.606 105991.890 41475.956 105989.689 41492.714 105985.288 C 41509.641 105980.887 41526.399 105974.286 41542.987 105965.484 L 41542.987 106009.663 C 41526.229 106016.773 41509.048 106022.189 41491.444 106025.913 C 41473.840 106029.637 41455.982 106031.499 41437.870 106031.499 C 41392.505 106031.499 41356.535 106018.296 41329.960 105991.890 C 41303.554 105965.484 41290.350 105929.768 41290.350 105884.742 C 41290.350 105838.192 41302.877 105801.291 41327.929 105774.038 C 41353.150 105746.617 41387.089 105732.906 41429.745 105732.906 C 41468.000 105732.906 41498.215 105745.262 41520.390 105769.976 C 41542.733 105794.520 41553.905 105827.951 41553.905 105870.269 ZM 41507.186 105856.558 C 41506.848 105830.998 41499.654 105810.601 41485.604 105795.367 C 41471.724 105780.132 41453.274 105772.515 41430.253 105772.515 C 41404.185 105772.515 41383.280 105779.878 41367.538 105794.605 C 41351.965 105809.331 41342.994 105830.067 41340.624 105856.812 L 41507.186 105856.558 ZM 41795.248 105783.433 C 41790.001 105780.386 41784.245 105778.186 41777.982 105776.831 C 41771.889 105775.308 41765.118 105774.546 41757.670 105774.546 C 41731.264 105774.546 41710.951 105783.179 41696.732 105800.445 C 41682.683 105817.541 41675.658 105842.170 41675.658 105874.331 L 41675.658 106024.136 L 41628.686 106024.136 L 41628.686 105739.761 L 41675.658 105739.761 L 41675.658 105783.941 C 41685.476 105766.675 41698.256 105753.895 41713.998 105745.601 C 41729.740 105737.137 41748.868 105732.906 41771.381 105732.906 C 41774.597 105732.906 41778.152 105733.160 41782.045 105733.667 C 41785.938 105734.006 41790.255 105734.598 41794.994 105735.445 L 41795.248 105783.433 ZM 42119.738 105772.515 C 42094.686 105772.515 42074.881 105782.333 42060.324 105801.968 C 42045.767 105821.434 42038.488 105848.179 42038.488 105882.202 C 42038.488 105916.226 42045.682 105943.055 42060.070 105962.691 C 42074.628 105982.157 42094.517 105991.890 42119.738 105991.890 C 42144.621 105991.890 42164.341 105982.072 42178.898 105962.437 C 42193.456 105942.801 42200.734 105916.057 42200.734 105882.202 C 42200.734 105848.518 42193.456 105821.857 42178.898 105802.222 C 42164.341 105782.417 42144.621 105772.515 42119.738 105772.515 ZM 42119.738 105732.906 C 42160.363 105732.906 42192.271 105746.109 42215.461 105772.515 C 42238.651 105798.921 42250.246 105835.484 42250.246 105882.202 C 42250.246 105928.752 42238.651 105965.314 42215.461 105991.890 C 42192.271 106018.296 42160.363 106031.499 42119.738 106031.499 C 42078.944 106031.499 42046.952 106018.296 42023.762 105991.890 C 42000.741 105965.314 41989.230 105928.752 41989.230 105882.202 C 41989.230 105835.484 42000.741 105798.921 42023.762 105772.515 C 42046.952 105746.109 42078.944 105732.906 42119.738 105732.906 ZM 42471.748 105629.058 L 42471.748 105667.906 L 42427.060 105667.906 C 42410.302 105667.906 42398.623 105671.291 42392.021 105678.062 C 42385.589 105684.833 42382.373 105697.020 42382.373 105714.624 L 42382.373 105739.761 L 42459.306 105739.761 L 42459.306 105776.070 L 42382.373 105776.070 L 42382.373 106024.136 L 42335.400 106024.136 L 42335.400 105776.070 L 42290.713 105776.070 L 42290.713 105739.761 L 42335.400 105739.761 L 42335.400 105719.956 C 42335.400 105688.303 42342.763 105665.282 42357.490 105650.894 C 42372.216 105636.337 42395.576 105629.058 42427.568 105629.058 L 42471.748 105629.058 ZM 42721.378 105981.480 L 42721.378 106132.300 L 42674.406 106132.300 L 42674.406 105739.761 L 42721.378 105739.761 L 42721.378 105782.925 C 42731.196 105765.998 42743.553 105753.472 42758.449 105745.347 C 42773.514 105737.053 42791.457 105732.906 42812.277 105732.906 C 42846.808 105732.906 42874.822 105746.617 42896.320 105774.038 C 42917.986 105801.460 42928.820 105837.515 42928.820 105882.202 C 42928.820 105926.890 42917.986 105962.945 42896.320 105990.367 C 42874.822 106017.788 42846.808 106031.499 42812.277 106031.499 C 42791.457 106031.499 42773.514 106027.437 42758.449 106019.312 C 42743.553 106011.018 42731.196 105998.407 42721.378 105981.480 ZM 42880.324 105882.202 C 42880.324 105847.841 42873.214 105820.926 42858.996 105801.460 C 42844.946 105781.825 42825.565 105772.007 42800.851 105772.007 C 42776.138 105772.007 42756.671 105781.825 42742.453 105801.460 C 42728.403 105820.926 42721.378 105847.841 42721.378 105882.202 C 42721.378 105916.564 42728.403 105943.563 42742.453 105963.199 C 42756.671 105982.665 42776.138 105992.398 42800.851 105992.398 C 42825.565 105992.398 42844.946 105982.665 42858.996 105963.199 C 42873.214 105943.563 42880.324 105916.564 42880.324 105882.202 ZM 43171.168 105783.433 C 43165.921 105780.386 43160.166 105778.186 43153.903 105776.831 C 43147.809 105775.308 43141.038 105774.546 43133.590 105774.546 C 43107.184 105774.546 43086.871 105783.179 43072.653 105800.445 C 43058.603 105817.541 43051.578 105842.170 43051.578 105874.331 L 43051.578 106024.136 L 43004.606 106024.136 L 43004.606 105739.761 L 43051.578 105739.761 L 43051.578 105783.941 C 43061.396 105766.675 43074.176 105753.895 43089.918 105745.601 C 43105.660 105737.137 43124.788 105732.906 43147.301 105732.906 C 43150.517 105732.906 43154.072 105733.160 43157.965 105733.667 C 43161.858 105734.006 43166.175 105734.598 43170.914 105735.445 L 43171.168 105783.433 ZM 43463.345 105870.269 L 43463.345 105893.120 L 43248.541 105893.120 C 43250.572 105925.282 43260.220 105949.826 43277.486 105966.753 C 43294.921 105983.511 43319.127 105991.890 43350.103 105991.890 C 43368.046 105991.890 43385.396 105989.689 43402.154 105985.288 C 43419.081 105980.887 43435.839 105974.286 43452.427 105965.484 L 43452.427 106009.663 C 43435.669 106016.773 43418.488 106022.189 43400.884 106025.913 C 43383.280 106029.637 43365.422 106031.499 43347.310 106031.499 C 43301.946 106031.499 43265.975 106018.296 43239.400 105991.890 C 43212.994 105965.484 43199.791 105929.768 43199.791 105884.742 C 43199.791 105838.192 43212.317 105801.291 43237.369 105774.038 C 43262.590 105746.617 43296.529 105732.906 43339.185 105732.906 C 43377.440 105732.906 43407.655 105745.262 43429.830 105769.976 C 43452.173 105794.520 43463.345 105827.951 43463.345 105870.269 ZM 43416.627 105856.558 C 43416.288 105830.998 43409.094 105810.601 43395.044 105795.367 C 43381.164 105780.132 43362.714 105772.515 43339.693 105772.515 C 43313.625 105772.515 43292.720 105779.878 43276.978 105794.605 C 43261.405 105809.331 43252.434 105830.067 43250.064 105856.812 L 43416.627 105856.558 ZM 43727.032 105782.925 L 43727.032 105629.058 L 43773.751 105629.058 L 43773.751 106024.136 L 43727.032 106024.136 L 43727.032 105981.480 C 43717.214 105998.407 43704.773 106011.018 43689.708 106019.312 C 43674.812 106027.437 43656.869 106031.499 43635.879 106031.499 C 43601.517 106031.499 43573.503 106017.788 43551.836 105990.367 C 43530.339 105962.945 43519.590 105926.890 43519.590 105882.202 C 43519.590 105837.515 43530.339 105801.460 43551.836 105774.038 C 43573.503 105746.617 43601.517 105732.906 43635.879 105732.906 C 43656.869 105732.906 43674.812 105737.053 43689.708 105745.347 C 43704.773 105753.472 43717.214 105765.998 43727.032 105782.925 ZM 43567.833 105882.202 C 43567.833 105916.564 43574.857 105943.563 43588.907 105963.199 C 43603.126 105982.665 43622.592 105992.398 43647.305 105992.398 C 43672.019 105992.398 43691.485 105982.665 43705.704 105963.199 C 43719.922 105943.563 43727.032 105916.564 43727.032 105882.202 C 43727.032 105847.841 43719.922 105820.926 43705.704 105801.460 C 43691.485 105781.825 43672.019 105772.007 43647.305 105772.007 C 43622.592 105772.007 43603.126 105781.825 43588.907 105801.460 C 43574.857 105820.926 43567.833 105847.841 43567.833 105882.202 ZM 43870.103 105739.761 L 43916.822 105739.761 L 43916.822 106024.136 L 43870.103 106024.136 L 43870.103 105739.761 ZM 43870.103 105629.058 L 43916.822 105629.058 L 43916.822 105688.218 L 43870.103 105688.218 L 43870.103 105629.058 ZM 44219.311 105750.679 L 44219.311 105794.351 C 44206.108 105787.072 44192.821 105781.656 44179.448 105778.101 C 44166.245 105774.377 44152.873 105772.515 44139.331 105772.515 C 44109.031 105772.515 44085.503 105782.163 44068.745 105801.460 C 44051.987 105820.588 44043.608 105847.502 44043.608 105882.202 C 44043.608 105916.903 44051.987 105943.902 44068.745 105963.199 C 44085.503 105982.326 44109.031 105991.890 44139.331 105991.890 C 44152.873 105991.890 44166.245 105990.113 44179.448 105986.558 C 44192.821 105982.834 44206.108 105977.333 44219.311 105970.054 L 44219.311 106013.218 C 44206.278 106019.312 44192.736 106023.882 44178.686 106026.929 C 44164.806 106029.976 44149.995 106031.499 44134.253 106031.499 C 44091.427 106031.499 44057.404 106018.042 44032.183 105991.128 C 44006.961 105964.214 43994.350 105927.906 43994.350 105882.202 C 43994.350 105835.822 44007.046 105799.344 44032.436 105772.769 C 44057.996 105746.193 44092.951 105732.906 44137.300 105732.906 C 44151.688 105732.906 44165.737 105734.429 44179.448 105737.476 C 44193.159 105740.354 44206.447 105744.755 44219.311 105750.679 ZM 44346.874 105659.019 L 44346.874 105739.761 L 44443.104 105739.761 L 44443.104 105776.070 L 44346.874 105776.070 L 44346.874 105930.445 C 44346.874 105953.635 44350.005 105968.531 44356.269 105975.132 C 44362.701 105981.734 44375.650 105985.035 44395.116 105985.035 L 44443.104 105985.035 L 44443.104 106024.136 L 44395.116 106024.136 C 44359.061 106024.136 44334.179 106017.450 44320.468 106004.077 C 44306.757 105990.536 44299.901 105965.992 44299.901 105930.445 L 44299.901 105776.070 L 44265.624 105776.070 L 44265.624 105739.761 L 44299.901 105739.761 L 44299.901 105659.019 L 44346.874 105659.019 ZM 44614.698 105772.515 C 44589.646 105772.515 44569.841 105782.333 44555.284 105801.968 C 44540.727 105821.434 44533.448 105848.179 44533.448 105882.202 C 44533.448 105916.226 44540.642 105943.055 44555.030 105962.691 C 44569.587 105982.157 44589.477 105991.890 44614.698 105991.890 C 44639.581 105991.890 44659.301 105982.072 44673.858 105962.437 C 44688.416 105942.801 44695.694 105916.057 44695.694 105882.202 C 44695.694 105848.518 44688.416 105821.857 44673.858 105802.222 C 44659.301 105782.417 44639.581 105772.515 44614.698 105772.515 ZM 44614.698 105732.906 C 44655.323 105732.906 44687.231 105746.109 44710.421 105772.515 C 44733.611 105798.921 44745.206 105835.484 44745.206 105882.202 C 44745.206 105928.752 44733.611 105965.314 44710.421 105991.890 C 44687.231 106018.296 44655.323 106031.499 44614.698 106031.499 C 44573.904 106031.499 44541.912 106018.296 44518.722 105991.890 C 44495.701 105965.314 44484.190 105928.752 44484.190 105882.202 C 44484.190 105835.484 44495.701 105798.921 44518.722 105772.515 C 44541.912 105746.109 44573.904 105732.906 44614.698 105732.906 ZM 44987.528 105783.433 C 44982.281 105780.386 44976.525 105778.186 44970.262 105776.831 C 44964.169 105775.308 44957.398 105774.546 44949.950 105774.546 C 44923.544 105774.546 44903.231 105783.179 44889.012 105800.445 C 44874.963 105817.541 44867.938 105842.170 44867.938 105874.331 L 44867.938 106024.136 L 44820.965 106024.136 L 44820.965 105739.761 L 44867.938 105739.761 L 44867.938 105783.941 C 44877.756 105766.675 44890.536 105753.895 44906.278 105745.601 C 44922.020 105737.137 44941.148 105732.906 44963.661 105732.906 C 44966.877 105732.906 44970.432 105733.160 44974.325 105733.667 C 44978.218 105734.006 44982.534 105734.598 44987.274 105735.445 L 44987.528 105783.433 ZM 45217.752 105748.140 L 45217.752 105792.320 C 45204.549 105785.549 45190.838 105780.471 45176.619 105777.085 C 45162.400 105773.700 45147.674 105772.007 45132.439 105772.007 C 45109.249 105772.007 45091.814 105775.562 45080.135 105782.671 C 45068.624 105789.781 45062.869 105800.445 45062.869 105814.663 C 45062.869 105825.497 45067.016 105834.045 45075.311 105840.308 C 45083.605 105846.402 45100.278 105852.242 45125.330 105857.827 L 45141.326 105861.382 C 45174.503 105868.492 45198.032 105878.563 45211.912 105891.597 C 45225.962 105904.462 45232.986 105922.489 45232.986 105945.679 C 45232.986 105972.085 45222.492 105992.990 45201.502 106008.394 C 45180.682 106023.798 45151.990 106031.499 45115.428 106031.499 C 45100.193 106031.499 45084.282 106029.976 45067.693 106026.929 C 45051.274 106024.051 45033.924 106019.650 45015.643 106013.726 L 45015.643 105965.484 C 45032.908 105974.455 45049.920 105981.226 45066.678 105985.796 C 45083.436 105990.197 45100.024 105992.398 45116.443 105992.398 C 45138.449 105992.398 45155.376 105988.674 45167.225 105981.226 C 45179.074 105973.609 45184.998 105962.945 45184.998 105949.234 C 45184.998 105936.538 45180.682 105926.805 45172.049 105920.035 C 45163.585 105913.264 45144.881 105906.747 45115.936 105900.484 L 45099.686 105896.675 C 45070.740 105890.581 45049.835 105881.271 45036.971 105868.745 C 45024.106 105856.050 45017.674 105838.700 45017.674 105816.695 C 45017.674 105789.950 45027.153 105769.299 45046.111 105754.742 C 45065.070 105740.184 45091.984 105732.906 45126.854 105732.906 C 45144.119 105732.906 45160.369 105734.175 45175.604 105736.714 C 45190.838 105739.253 45204.887 105743.062 45217.752 105748.140 ZM 45517.938 105981.480 L 45517.938 106132.300 L 45470.965 106132.300 L 45470.965 105739.761 L 45517.938 105739.761 L 45517.938 105782.925 C 45527.756 105765.998 45540.113 105753.472 45555.008 105745.347 C 45570.074 105737.053 45588.016 105732.906 45608.837 105732.906 C 45643.368 105732.906 45671.382 105746.617 45692.880 105774.038 C 45714.546 105801.460 45725.380 105837.515 45725.380 105882.202 C 45725.380 105926.890 45714.546 105962.945 45692.880 105990.367 C 45671.382 106017.788 45643.368 106031.499 45608.837 106031.499 C 45588.016 106031.499 45570.074 106027.437 45555.008 106019.312 C 45540.113 106011.018 45527.756 105998.407 45517.938 105981.480 ZM 45676.883 105882.202 C 45676.883 105847.841 45669.774 105820.926 45655.555 105801.460 C 45641.506 105781.825 45622.124 105772.007 45597.411 105772.007 C 45572.697 105772.007 45553.231 105781.825 45539.012 105801.460 C 45524.963 105820.926 45517.938 105847.841 45517.938 105882.202 C 45517.938 105916.564 45524.963 105943.563 45539.012 105963.199 C 45553.231 105982.665 45572.697 105992.398 45597.411 105992.398 C 45622.124 105992.398 45641.506 105982.665 45655.555 105963.199 C 45669.774 105943.563 45676.883 105916.564 45676.883 105882.202 ZM 46046.185 105870.269 L 46046.185 105893.120 L 45831.380 105893.120 C 45833.412 105925.282 45843.060 105949.826 45860.326 105966.753 C 45877.761 105983.511 45901.966 105991.890 45932.943 105991.890 C 45950.886 105991.890 45968.236 105989.689 45984.994 105985.288 C 46001.921 105980.887 46018.679 105974.286 46035.267 105965.484 L 46035.267 106009.663 C 46018.509 106016.773 46001.328 106022.189 45983.724 106025.913 C 45966.120 106029.637 45948.262 106031.499 45930.150 106031.499 C 45884.785 106031.499 45848.815 106018.296 45822.240 105991.890 C 45795.834 105965.484 45782.630 105929.768 45782.630 105884.742 C 45782.630 105838.192 45795.157 105801.291 45820.209 105774.038 C 45845.430 105746.617 45879.369 105732.906 45922.025 105732.906 C 45960.280 105732.906 45990.495 105745.262 46012.670 105769.976 C 46035.013 105794.520 46046.185 105827.951 46046.185 105870.269 ZM 45999.466 105856.558 C 45999.128 105830.998 45991.934 105810.601 45977.884 105795.367 C 45964.004 105780.132 45945.554 105772.515 45922.533 105772.515 C 45896.465 105772.515 45875.560 105779.878 45859.818 105794.605 C 45844.245 105809.331 45835.274 105830.067 45832.904 105856.812 L 45999.466 105856.558 ZM 46287.528 105783.433 C 46282.281 105780.386 46276.525 105778.186 46270.262 105776.831 C 46264.169 105775.308 46257.398 105774.546 46249.950 105774.546 C 46223.544 105774.546 46203.231 105783.179 46189.012 105800.445 C 46174.963 105817.541 46167.938 105842.170 46167.938 105874.331 L 46167.938 106024.136 L 46120.965 106024.136 L 46120.965 105739.761 L 46167.938 105739.761 L 46167.938 105783.941 C 46177.756 105766.675 46190.536 105753.895 46206.278 105745.601 C 46222.020 105737.137 46241.148 105732.906 46263.661 105732.906 C 46266.877 105732.906 46270.432 105733.160 46274.325 105733.667 C 46278.218 105734.006 46282.534 105734.598 46287.274 105735.445 L 46287.528 105783.433 ZM 46501.823 105629.058 L 46548.542 105629.058 L 46548.542 106024.136 L 46501.823 106024.136 L 46501.823 105629.058 ZM 46889.625 105870.269 L 46889.625 105893.120 L 46674.820 105893.120 C 46676.852 105925.282 46686.500 105949.826 46703.766 105966.753 C 46721.201 105983.511 46745.406 105991.890 46776.383 105991.890 C 46794.326 105991.890 46811.676 105989.689 46828.434 105985.288 C 46845.361 105980.887 46862.119 105974.286 46878.707 105965.484 L 46878.707 106009.663 C 46861.949 106016.773 46844.768 106022.189 46827.164 106025.913 C 46809.560 106029.637 46791.702 106031.499 46773.590 106031.499 C 46728.225 106031.499 46692.255 106018.296 46665.680 105991.890 C 46639.274 105965.484 46626.070 105929.768 46626.070 105884.742 C 46626.070 105838.192 46638.596 105801.291 46663.649 105774.038 C 46688.870 105746.617 46722.809 105732.906 46765.465 105732.906 C 46803.720 105732.906 46833.935 105745.262 46856.109 105769.976 C 46878.453 105794.520 46889.625 105827.951 46889.625 105870.269 ZM 46842.906 105856.558 C 46842.568 105830.998 46835.374 105810.601 46821.324 105795.367 C 46807.444 105780.132 46788.994 105772.515 46765.973 105772.515 C 46739.905 105772.515 46719.000 105779.878 46703.258 105794.605 C 46687.685 105809.331 46678.714 105830.067 46676.344 105856.812 L 46842.906 105856.558 ZM 46932.667 105739.761 L 46982.179 105739.761 L 47071.046 105978.433 L 47159.913 105739.761 L 47209.425 105739.761 L 47102.784 106024.136 L 47039.308 106024.136 L 46932.667 105739.761 ZM 47517.265 105870.269 L 47517.265 105893.120 L 47302.460 105893.120 C 47304.491 105925.282 47314.140 105949.826 47331.405 105966.753 C 47348.840 105983.511 47373.046 105991.890 47404.023 105991.890 C 47421.965 105991.890 47439.316 105989.689 47456.073 105985.288 C 47473.001 105980.887 47489.758 105974.286 47506.347 105965.484 L 47506.347 106009.663 C 47489.589 106016.773 47472.408 106022.189 47454.804 106025.913 C 47437.200 106029.637 47419.342 106031.499 47401.230 106031.499 C 47355.865 106031.499 47319.895 106018.296 47293.320 105991.890 C 47266.913 105965.484 47253.710 105929.768 47253.710 105884.742 C 47253.710 105838.192 47266.236 105801.291 47291.288 105774.038 C 47316.510 105746.617 47350.448 105732.906 47393.105 105732.906 C 47431.360 105732.906 47461.575 105745.262 47483.749 105769.976 C 47506.093 105794.520 47517.265 105827.951 47517.265 105870.269 ZM 47470.546 105856.558 C 47470.208 105830.998 47463.014 105810.601 47448.964 105795.367 C 47435.084 105780.132 47416.633 105772.515 47393.613 105772.515 C 47367.545 105772.515 47346.640 105779.878 47330.898 105794.605 C 47315.325 105809.331 47306.353 105830.067 47303.984 105856.812 L 47470.546 105856.558 ZM 47593.823 105629.058 L 47640.542 105629.058 L 47640.542 106024.136 L 47593.823 106024.136 L 47593.823 105629.058 Z">
                <!-- 469 nodes -->
              </draw:path>
              <draw:path id="path7236" draw:style-name="style4" draw:layer="layout" svg:x="18.063cm" svg:y="50.452cm" svg:width="0.140cm" svg:height="0.032cm" svg:viewBox="0.0 0.0 140.000 32.000" svg:d="M 36265.054 100920.964 L 36125.054 100920.964 L 36265.054 100920.964 ">
                <!-- 3 nodes -->
              </draw:path>
              <draw:path id="text7240" draw:style-name="style1" draw:layer="layout" svg:x="17.649cm" svg:y="50.287cm" svg:width="0.226cm" svg:height="0.379cm" svg:viewBox="0.0 0.0 225.723 379.082" svg:d="M 35305.425 100909.718 L 35389.214 100909.718 L 35389.214 100620.519 L 35298.062 100638.800 L 35298.062 100592.082 L 35388.706 100573.800 L 35439.995 100573.800 L 35439.995 100909.718 L 35523.785 100909.718 L 35523.785 100952.882 L 35305.425 100952.882 L 35305.425 100909.718 Z">
                <!-- 12 nodes -->
              </draw:path>
              <draw:path id="path7242" draw:style-name="style4" draw:layer="layout" svg:x="18.063cm" svg:y="47.646cm" svg:width="0.140cm" svg:height="0.032cm" svg:viewBox="0.0 0.0 140.000 32.000" svg:d="M 36265.054 95308.964 L 36125.054 95308.964 L 36265.054 95308.964 ">
                <!-- 3 nodes -->
              </draw:path>
              <draw:path id="text7246" draw:style-name="style1" draw:layer="layout" svg:x="17.630cm" svg:y="47.474cm" svg:width="0.241cm" svg:height="0.386cm" svg:viewBox="0.0 0.0 240.703 385.937" svg:d="M 35321.675 95290.863 L 35500.679 95290.863 L 35500.679 95334.027 L 35259.976 95334.027 L 35259.976 95290.863 C 35279.442 95270.720 35305.933 95243.721 35339.449 95209.867 C 35373.133 95175.843 35394.292 95153.923 35402.925 95144.105 C 35419.344 95125.655 35430.770 95110.082 35437.202 95097.386 C 35443.804 95084.522 35447.105 95071.911 35447.105 95059.554 C 35447.105 95039.411 35439.995 95022.992 35425.777 95010.296 C 35411.727 94997.601 35393.361 94991.254 35370.679 94991.254 C 35354.598 94991.254 35337.587 94994.046 35319.644 94999.632 C 35301.870 95005.218 35282.827 95013.682 35262.515 95025.023 L 35262.515 94973.226 C 35283.166 94964.932 35302.463 94958.669 35320.406 94954.437 C 35338.348 94950.205 35354.768 94948.089 35369.663 94948.089 C 35408.934 94948.089 35440.249 94957.907 35463.609 94977.543 C 35486.968 94997.178 35498.648 95023.415 35498.648 95056.254 C 35498.648 95071.826 35495.686 95086.638 35489.761 95100.687 C 35484.006 95114.567 35473.426 95130.987 35458.023 95149.945 C 35453.791 95154.854 35440.334 95169.073 35417.652 95192.601 C 35394.969 95215.961 35362.977 95248.714 35321.675 95290.863 Z">
                <!-- 22 nodes -->
              </draw:path>
              <draw:path id="path7248" draw:style-name="style4" draw:layer="layout" svg:x="18.063cm" svg:y="44.840cm" svg:width="0.140cm" svg:height="0.032cm" svg:viewBox="0.0 0.0 140.000 32.000" svg:d="M 36265.054 89696.965 L 36125.054 89696.965 L 36265.054 89696.965 ">
                <!-- 3 nodes -->
              </draw:path>
              <draw:path id="text7252" draw:style-name="style1" draw:layer="layout" svg:x="17.632cm" svg:y="44.668cm" svg:width="0.250cm" svg:height="0.393cm" svg:viewBox="0.0 0.0 249.590 393.301" svg:d="M 35434.410 89517.633 C 35458.954 89522.880 35478.081 89533.798 35491.792 89550.386 C 35505.673 89566.975 35512.613 89587.457 35512.613 89611.832 C 35512.613 89649.241 35499.748 89678.186 35474.019 89698.668 C 35448.290 89719.149 35411.727 89729.390 35364.331 89729.390 C 35348.420 89729.390 35332.001 89727.782 35315.074 89724.566 C 35298.316 89721.519 35280.966 89716.864 35263.023 89710.601 L 35263.023 89661.090 C 35277.242 89669.384 35292.814 89675.647 35309.742 89679.879 C 35326.669 89684.110 35344.357 89686.226 35362.808 89686.226 C 35394.969 89686.226 35419.429 89679.879 35436.187 89667.183 C 35453.114 89654.488 35461.577 89636.037 35461.577 89611.832 C 35461.577 89589.488 35453.706 89572.053 35437.964 89559.527 C 35422.391 89546.832 35400.640 89540.484 35372.710 89540.484 L 35328.531 89540.484 L 35328.531 89498.336 L 35374.742 89498.336 C 35399.963 89498.336 35419.260 89493.342 35432.632 89483.355 C 35446.005 89473.199 35452.691 89458.642 35452.691 89439.683 C 35452.691 89420.217 35445.751 89405.321 35431.870 89394.996 C 35418.160 89384.501 35398.439 89379.254 35372.710 89379.254 C 35358.661 89379.254 35343.596 89380.777 35327.515 89383.824 C 35311.434 89386.871 35293.745 89391.610 35274.449 89398.043 L 35274.449 89352.340 C 35293.915 89346.923 35312.111 89342.860 35329.038 89340.152 C 35346.135 89337.444 35362.216 89336.090 35377.281 89336.090 C 35416.213 89336.090 35447.020 89344.976 35469.702 89362.750 C 35492.385 89380.354 35503.726 89404.221 35503.726 89434.351 C 35503.726 89455.341 35497.717 89473.114 35485.699 89487.672 C 35473.680 89502.060 35456.584 89512.047 35434.410 89517.633 Z">
                <!-- 30 nodes -->
              </draw:path>
              <draw:path id="path7254" draw:style-name="style4" draw:layer="layout" svg:x="18.063cm" svg:y="42.034cm" svg:width="0.140cm" svg:height="0.032cm" svg:viewBox="0.0 0.0 140.000 32.000" svg:d="M 36265.054 84084.965 L 36125.054 84084.965 L 36265.054 84084.965 ">
                <!-- 3 nodes -->
              </draw:path>
              <draw:path id="text7258" draw:style-name="style1" draw:layer="layout" svg:x="17.617cm" svg:y="41.869cm" svg:width="0.276cm" svg:height="0.379cm" svg:viewBox="0.0 0.0 276.250 379.082" svg:d="M 35405.718 83782.488 L 35276.226 83984.851 L 35405.718 83984.851 L 35405.718 83782.488 ZM 35392.261 83737.801 L 35456.753 83737.801 L 35456.753 83984.851 L 35510.835 83984.851 L 35510.835 84027.508 L 35456.753 84027.508 L 35456.753 84116.883 L 35405.718 84116.883 L 35405.718 84027.508 L 35234.585 84027.508 L 35234.585 83977.996 L 35392.261 83737.801 Z">
                <!-- 16 nodes -->
              </draw:path>
              <draw:path id="path7264" draw:style-name="style5" draw:layer="layout" svg:x="18.187cm" svg:y="40.631cm" svg:width="0.032cm" svg:height="11.256cm" svg:viewBox="0.0 0.0 32.000 11256.000" svg:d="M 36389.054 92502.964 L 36389.054 81278.965 L 36389.054 92502.964 ">
                <!-- 3 nodes -->
              </draw:path>
              <draw:path id="path7266" draw:style-name="style5" draw:layer="layout" svg:x="29.411cm" svg:y="40.631cm" svg:width="0.032cm" svg:height="11.256cm" svg:viewBox="0.0 0.0 32.000 11256.000" svg:d="M 58837.054 92502.964 L 58837.054 81278.965 L 58837.054 92502.964 ">
                <!-- 3 nodes -->
              </draw:path>
              <draw:path id="path7268" draw:style-name="style5" draw:layer="layout" svg:x="18.187cm" svg:y="51.855cm" svg:width="11.256cm" svg:height="0.032cm" svg:viewBox="0.0 0.0 11256.000 32.000" svg:d="M 36389.054 103726.964 L 47613.054 103726.964 L 36389.054 103726.964 ">
                <!-- 3 nodes -->
              </draw:path>
              <draw:path id="path7270" draw:style-name="style5" draw:layer="layout" svg:x="18.187cm" svg:y="40.631cm" svg:width="11.256cm" svg:height="0.032cm" svg:viewBox="0.0 0.0 11256.000 32.000" svg:d="M 36389.054 81278.965 L 47613.054 81278.965 L 36389.054 81278.965 ">
                <!-- 3 nodes -->
              </draw:path>
              <draw:path id="text7274" draw:style-name="style0" draw:layer="layout" svg:x="19.480cm" svg:y="50.233cm" svg:width="0.245cm" svg:height="0.386cm" svg:viewBox="0.0 0.0 245.273 386.445" svg:d="M 38976.659 100465.675 L 39178.007 100465.675 L 39178.007 100508.839 L 39023.632 100508.839 L 39023.632 100601.769 C 39031.080 100599.230 39038.528 100597.368 39045.976 100596.183 C 39053.424 100594.829 39060.872 100594.152 39068.320 100594.152 C 39110.637 100594.152 39144.153 100605.747 39168.866 100628.937 C 39193.580 100652.127 39205.937 100683.527 39205.937 100723.136 C 39205.937 100763.930 39193.241 100795.669 39167.851 100818.351 C 39142.460 100840.864 39106.659 100852.121 39060.448 100852.121 C 39044.537 100852.121 39028.287 100850.766 39011.698 100848.058 C 38995.279 100845.350 38978.267 100841.287 38960.663 100835.871 L 38960.663 100784.328 C 38975.898 100792.622 38991.640 100798.800 39007.890 100802.863 C 39024.140 100806.925 39041.321 100808.956 39059.433 100808.956 C 39088.717 100808.956 39111.907 100801.255 39129.003 100785.851 C 39146.100 100770.447 39154.648 100749.542 39154.648 100723.136 C 39154.648 100696.730 39146.100 100675.825 39129.003 100660.421 C 39111.907 100645.018 39088.717 100637.316 39059.433 100637.316 C 39045.722 100637.316 39032.011 100638.839 39018.300 100641.886 C 39004.758 100644.933 38990.878 100649.673 38976.659 100656.105 L 38976.659 100465.675 Z">
                <!-- 23 nodes -->
              </draw:path>
              <draw:path id="text7278" draw:style-name="style0" draw:layer="layout" svg:x="22.286cm" svg:y="50.233cm" svg:width="0.245cm" svg:height="0.386cm" svg:viewBox="0.0 0.0 245.273 386.445" svg:d="M 44588.660 100465.675 L 44790.007 100465.675 L 44790.007 100508.839 L 44635.632 100508.839 L 44635.632 100601.769 C 44643.080 100599.230 44650.528 100597.368 44657.976 100596.183 C 44665.424 100594.829 44672.872 100594.152 44680.320 100594.152 C 44722.637 100594.152 44756.153 100605.747 44780.867 100628.937 C 44805.580 100652.127 44817.937 100683.527 44817.937 100723.136 C 44817.937 100763.930 44805.242 100795.669 44779.851 100818.351 C 44754.460 100840.864 44718.660 100852.121 44672.449 100852.121 C 44656.537 100852.121 44640.287 100850.766 44623.699 100848.058 C 44607.279 100845.350 44590.268 100841.287 44572.663 100835.871 L 44572.663 100784.328 C 44587.898 100792.622 44603.640 100798.800 44619.890 100802.863 C 44636.140 100806.925 44653.321 100808.956 44671.433 100808.956 C 44700.717 100808.956 44723.907 100801.255 44741.003 100785.851 C 44758.100 100770.447 44766.648 100749.542 44766.648 100723.136 C 44766.648 100696.730 44758.100 100675.825 44741.003 100660.421 C 44723.907 100645.018 44700.717 100637.316 44671.433 100637.316 C 44657.722 100637.316 44644.011 100638.839 44630.300 100641.886 C 44616.758 100644.933 44602.878 100649.673 44588.660 100656.105 L 44588.660 100465.675 Z">
                <!-- 23 nodes -->
              </draw:path>
              <draw:path id="text7282" draw:style-name="style1" draw:layer="layout" svg:x="25.092cm" svg:y="50.233cm" svg:width="0.245cm" svg:height="0.386cm" svg:viewBox="0.0 0.0 245.273 386.445" svg:d="M 50200.659 100465.675 L 50402.007 100465.675 L 50402.007 100508.839 L 50247.632 100508.839 L 50247.632 100601.769 C 50255.080 100599.230 50262.528 100597.368 50269.976 100596.183 C 50277.424 100594.829 50284.872 100594.152 50292.320 100594.152 C 50334.637 100594.152 50368.153 100605.747 50392.866 100628.937 C 50417.580 100652.127 50429.937 100683.527 50429.937 100723.136 C 50429.937 100763.930 50417.241 100795.669 50391.851 100818.351 C 50366.460 100840.864 50330.659 100852.121 50284.448 100852.121 C 50268.537 100852.121 50252.287 100850.766 50235.698 100848.058 C 50219.279 100845.350 50202.267 100841.287 50184.663 100835.871 L 50184.663 100784.328 C 50199.898 100792.622 50215.640 100798.800 50231.890 100802.863 C 50248.140 100806.925 50265.321 100808.956 50283.433 100808.956 C 50312.717 100808.956 50335.907 100801.255 50353.003 100785.851 C 50370.099 100770.447 50378.648 100749.542 50378.648 100723.136 C 50378.648 100696.730 50370.099 100675.825 50353.003 100660.421 C 50335.907 100645.018 50312.717 100637.316 50283.433 100637.316 C 50269.722 100637.316 50256.011 100638.839 50242.300 100641.886 C 50228.758 100644.933 50214.878 100649.673 50200.659 100656.105 L 50200.659 100465.675 Z">
                <!-- 23 nodes -->
              </draw:path>
              <draw:path id="text7286" draw:style-name="style1" draw:layer="layout" svg:x="27.224cm" svg:y="50.217cm" svg:width="1.588cm" svg:height="0.463cm" svg:viewBox="0.0 0.0 1588.251 463.125" svg:d="M 54578.889 100649.249 C 54554.514 100649.249 54535.302 100655.766 54521.252 100668.800 C 54507.372 100681.834 54500.432 100699.777 54500.432 100722.628 C 54500.432 100745.480 54507.372 100763.423 54521.252 100776.456 C 54535.302 100789.490 54554.514 100796.007 54578.889 100796.007 C 54603.264 100796.007 54622.476 100789.490 54636.526 100776.456 C 54650.575 100763.253 54657.600 100745.311 54657.600 100722.628 C 54657.600 100699.777 54650.575 100681.834 54636.526 100668.800 C 54622.646 100655.766 54603.433 100649.249 54578.889 100649.249 ZM 54527.600 100627.413 C 54505.595 100621.997 54488.414 100611.756 54476.057 100596.691 C 54463.870 100581.626 54457.776 100563.260 54457.776 100541.593 C 54457.776 100511.294 54468.525 100487.342 54490.022 100469.738 C 54511.689 100452.134 54541.311 100443.331 54578.889 100443.331 C 54616.637 100443.331 54646.259 100452.134 54667.756 100469.738 C 54689.254 100487.342 54700.002 100511.294 54700.002 100541.593 C 54700.002 100563.260 54693.824 100581.626 54681.467 100596.691 C 54669.280 100611.756 54652.268 100621.997 54630.432 100627.413 C 54655.146 100633.169 54674.358 100644.425 54688.069 100661.183 C 54701.949 100677.941 54708.889 100698.423 54708.889 100722.628 C 54708.889 100759.360 54697.633 100787.544 54675.120 100807.179 C 54652.776 100826.815 54620.699 100836.632 54578.889 100836.632 C 54537.079 100836.632 54504.918 100826.815 54482.405 100807.179 C 54460.061 100787.544 54448.889 100759.360 54448.889 100722.628 C 54448.889 100698.423 54455.829 100677.941 54469.709 100661.183 C 54483.590 100644.425 54502.887 100633.169 54527.600 100627.413 ZM 54508.811 100546.417 C 54508.811 100566.053 54514.905 100581.372 54527.092 100592.374 C 54539.449 100603.377 54556.715 100608.878 54578.889 100608.878 C 54600.894 100608.878 54618.075 100603.377 54630.432 100592.374 C 54642.958 100581.372 54649.221 100566.053 54649.221 100546.417 C 54649.221 100526.782 54642.958 100511.463 54630.432 100500.460 C 54618.075 100489.458 54600.894 100483.956 54578.889 100483.956 C 54556.715 100483.956 54539.449 100489.458 54527.092 100500.460 C 54514.905 100511.463 54508.811 100526.782 54508.811 100546.417 ZM 55070.907 100434.699 C 55048.224 100473.631 55031.382 100512.140 55020.379 100550.226 C 55009.377 100588.312 55003.875 100626.906 55003.875 100666.007 C 55003.875 100705.109 55009.377 100743.872 55020.379 100782.296 C 55031.551 100820.552 55048.394 100859.061 55070.907 100897.824 L 55030.282 100897.824 C 55004.891 100858.045 54985.848 100818.943 54973.153 100780.519 C 54960.627 100742.094 54954.364 100703.924 54954.364 100666.007 C 54954.364 100628.260 54960.627 100590.259 54973.153 100552.003 C 54985.679 100513.748 55004.722 100474.647 55030.282 100434.699 L 55070.907 100434.699 ZM 55351.656 100503.253 L 55351.656 100644.679 L 55493.082 100644.679 L 55493.082 100687.843 L 55351.656 100687.843 L 55351.656 100829.269 L 55309.000 100829.269 L 55309.000 100687.843 L 55167.574 100687.843 L 55167.574 100644.679 L 55309.000 100644.679 L 55309.000 100503.253 L 55351.656 100503.253 ZM 55759.232 100624.874 C 55783.777 100630.122 55802.904 100641.040 55816.615 100657.628 C 55830.495 100674.217 55837.435 100694.699 55837.435 100719.074 C 55837.435 100756.483 55824.571 100785.428 55798.842 100805.910 C 55773.112 100826.391 55736.550 100836.632 55689.154 100836.632 C 55673.243 100836.632 55656.823 100835.024 55639.896 100831.808 C 55623.138 100828.761 55605.788 100824.106 55587.846 100817.843 L 55587.846 100768.331 C 55602.064 100776.626 55617.637 100782.889 55634.564 100787.121 C 55651.491 100791.352 55669.180 100793.468 55687.631 100793.468 C 55719.792 100793.468 55744.252 100787.121 55761.010 100774.425 C 55777.937 100761.730 55786.400 100743.279 55786.400 100719.074 C 55786.400 100696.730 55778.529 100679.295 55762.787 100666.769 C 55747.214 100654.074 55725.463 100647.726 55697.533 100647.726 L 55653.353 100647.726 L 55653.353 100605.578 L 55699.564 100605.578 C 55724.786 100605.578 55744.082 100600.584 55757.455 100590.597 C 55770.827 100580.441 55777.513 100565.884 55777.513 100546.925 C 55777.513 100527.459 55770.573 100512.563 55756.693 100502.238 C 55742.982 100491.743 55723.262 100486.496 55697.533 100486.496 C 55683.484 100486.496 55668.418 100488.019 55652.338 100491.066 C 55636.257 100494.113 55618.568 100498.852 55599.271 100505.285 L 55599.271 100459.581 C 55618.737 100454.165 55636.934 100450.102 55653.861 100447.394 C 55670.957 100444.686 55687.038 100443.331 55702.103 100443.331 C 55741.036 100443.331 55771.843 100452.218 55794.525 100469.992 C 55817.207 100487.596 55828.549 100511.463 55828.549 100541.593 C 55828.549 100562.583 55822.540 100580.356 55810.521 100594.913 C 55798.503 100609.302 55781.407 100619.288 55759.232 100624.874 ZM 55920.597 100434.699 L 55961.222 100434.699 C 55986.612 100474.647 56005.571 100513.748 56018.097 100552.003 C 56030.792 100590.259 56037.140 100628.260 56037.140 100666.007 C 56037.140 100703.924 56030.792 100742.094 56018.097 100780.519 C 56005.571 100818.943 55986.612 100858.045 55961.222 100897.824 L 55920.597 100897.824 C 55943.110 100859.061 55959.868 100820.552 55970.870 100782.296 C 55982.042 100743.872 55987.628 100705.109 55987.628 100666.007 C 55987.628 100626.906 55982.042 100588.312 55970.870 100550.226 C 55959.868 100512.140 55943.110 100473.631 55920.597 100434.699 Z">
                <!-- 100 nodes -->
              </draw:path>
              <draw:path id="text7290" draw:style-name="style0" draw:layer="layout" svg:x="19.480cm" svg:y="47.427cm" svg:width="0.245cm" svg:height="0.386cm" svg:viewBox="0.0 0.0 245.273 386.445" svg:d="M 38976.659 94853.676 L 39178.007 94853.676 L 39178.007 94896.840 L 39023.632 94896.840 L 39023.632 94989.769 C 39031.080 94987.230 39038.528 94985.368 39045.976 94984.183 C 39053.424 94982.829 39060.872 94982.152 39068.320 94982.152 C 39110.637 94982.152 39144.153 94993.747 39168.866 95016.937 C 39193.580 95040.127 39205.937 95071.527 39205.937 95111.137 C 39205.937 95151.931 39193.241 95183.669 39167.851 95206.351 C 39142.460 95228.864 39106.659 95240.121 39060.448 95240.121 C 39044.537 95240.121 39028.287 95238.767 39011.698 95236.058 C 38995.279 95233.350 38978.267 95229.288 38960.663 95223.871 L 38960.663 95172.328 C 38975.898 95180.622 38991.640 95186.801 39007.890 95190.863 C 39024.140 95194.926 39041.321 95196.957 39059.433 95196.957 C 39088.717 95196.957 39111.907 95189.255 39129.003 95173.851 C 39146.100 95158.448 39154.648 95137.543 39154.648 95111.137 C 39154.648 95084.730 39146.100 95063.825 39129.003 95048.422 C 39111.907 95033.018 39088.717 95025.316 39059.433 95025.316 C 39045.722 95025.316 39032.011 95026.840 39018.300 95029.887 C 39004.758 95032.933 38990.878 95037.673 38976.659 95044.105 L 38976.659 94853.676 Z">
                <!-- 23 nodes -->
              </draw:path>
              <draw:path id="text7294" draw:style-name="style1" draw:layer="layout" svg:x="21.469cm" svg:y="47.411cm" svg:width="1.897cm" svg:height="0.463cm" svg:viewBox="0.0 0.0 1897.135 463.125" svg:d="M 42945.300 95174.105 L 43029.089 95174.105 L 43029.089 94884.906 L 42937.937 94903.187 L 42937.937 94856.469 L 43028.581 94838.187 L 43079.870 94838.187 L 43079.870 95174.105 L 43163.659 95174.105 L 43163.659 95217.269 L 42945.300 95217.269 L 42945.300 95174.105 ZM 43376.821 94871.957 C 43350.414 94871.957 43330.525 94884.991 43317.153 94911.058 C 43303.949 94936.957 43297.348 94975.974 43297.348 95028.109 C 43297.348 95080.075 43303.949 95119.092 43317.153 95145.160 C 43330.525 95171.058 43350.414 95184.008 43376.821 95184.008 C 43403.396 95184.008 43423.285 95171.058 43436.489 95145.160 C 43449.861 95119.092 43456.547 95080.075 43456.547 95028.109 C 43456.547 94975.974 43449.861 94936.957 43436.489 94911.058 C 43423.285 94884.991 43403.396 94871.957 43376.821 94871.957 ZM 43376.821 94831.332 C 43419.308 94831.332 43451.723 94848.174 43474.067 94881.859 C 43496.580 94915.375 43507.836 94964.125 43507.836 95028.109 C 43507.836 95091.924 43496.580 95140.674 43474.067 95174.359 C 43451.723 95207.875 43419.308 95224.633 43376.821 95224.633 C 43334.334 95224.633 43301.834 95207.875 43279.321 95174.359 C 43256.977 95140.674 43245.805 95091.924 43245.805 95028.109 C 43245.805 94964.125 43256.977 94915.375 43279.321 94881.859 C 43301.834 94848.174 43334.334 94831.332 43376.821 94831.332 ZM 43868.838 94822.699 C 43846.156 94861.631 43829.313 94900.140 43818.311 94938.226 C 43807.308 94976.312 43801.807 95014.906 43801.807 95054.008 C 43801.807 95093.109 43807.308 95131.872 43818.311 95170.297 C 43829.483 95208.552 43846.325 95247.061 43868.838 95285.824 L 43828.213 95285.824 C 43802.822 95246.045 43783.779 95206.944 43771.084 95168.519 C 43758.558 95130.095 43752.295 95091.924 43752.295 95054.008 C 43752.295 95016.260 43758.558 94978.259 43771.084 94940.004 C 43783.610 94901.748 43802.653 94862.647 43828.213 94822.699 L 43868.838 94822.699 ZM 44149.587 94891.254 L 44149.587 95032.679 L 44291.013 95032.679 L 44291.013 95075.844 L 44149.587 95075.844 L 44149.587 95217.269 L 44106.931 95217.269 L 44106.931 95075.844 L 43965.505 95075.844 L 43965.505 95032.679 L 44106.931 95032.679 L 44106.931 94891.254 L 44149.587 94891.254 ZM 44402.281 94838.187 L 44603.628 94838.187 L 44603.628 94881.351 L 44449.253 94881.351 L 44449.253 94974.281 C 44456.701 94971.742 44464.149 94969.880 44471.597 94968.695 C 44479.045 94967.341 44486.493 94966.664 44493.941 94966.664 C 44536.259 94966.664 44569.774 94978.259 44594.488 95001.449 C 44619.201 95024.639 44631.558 95056.039 44631.558 95095.648 C 44631.558 95136.443 44618.863 95168.181 44593.472 95190.863 C 44568.082 95213.376 44532.281 95224.633 44486.070 95224.633 C 44470.158 95224.633 44453.908 95223.278 44437.320 95220.570 C 44420.901 95217.862 44403.889 95213.799 44386.285 95208.383 L 44386.285 95156.840 C 44401.519 95165.134 44417.261 95171.312 44433.511 95175.375 C 44449.761 95179.437 44466.942 95181.469 44485.054 95181.469 C 44514.338 95181.469 44537.528 95173.767 44554.625 95158.363 C 44571.721 95142.959 44580.269 95122.054 44580.269 95095.648 C 44580.269 95069.242 44571.721 95048.337 44554.625 95032.933 C 44537.528 95017.530 44514.338 95009.828 44485.054 95009.828 C 44471.343 95009.828 44457.632 95011.351 44443.921 95014.398 C 44430.380 95017.445 44416.500 95022.185 44402.281 95028.617 L 44402.281 94838.187 ZM 44718.528 94822.699 L 44759.153 94822.699 C 44784.544 94862.647 44803.502 94901.748 44816.028 94940.004 C 44828.724 94978.259 44835.071 95016.260 44835.071 95054.008 C 44835.071 95091.924 44828.724 95130.095 44816.028 95168.519 C 44803.502 95206.944 44784.544 95246.045 44759.153 95285.824 L 44718.528 95285.824 C 44741.041 95247.061 44757.799 95208.552 44768.802 95170.297 C 44779.974 95131.872 44785.559 95093.109 44785.559 95054.008 C 44785.559 95014.906 44779.974 94976.312 44768.802 94938.226 C 44757.799 94900.140 44741.041 94861.631 44718.528 94822.699 Z">
                <!-- 88 nodes -->
              </draw:path>
              <draw:path id="text7298" draw:style-name="style1" draw:layer="layout" svg:x="24.275cm" svg:y="47.411cm" svg:width="1.897cm" svg:height="0.463cm" svg:viewBox="0.0 0.0 1897.135 463.125" svg:d="M 48557.300 95174.105 L 48641.089 95174.105 L 48641.089 94884.906 L 48549.936 94903.187 L 48549.936 94856.469 L 48640.581 94838.187 L 48691.870 94838.187 L 48691.870 95174.105 L 48775.659 95174.105 L 48775.659 95217.269 L 48557.300 95217.269 L 48557.300 95174.105 ZM 49034.524 95012.875 C 49059.068 95018.122 49078.195 95029.040 49091.906 95045.629 C 49105.787 95062.217 49112.727 95082.699 49112.727 95107.074 C 49112.727 95144.483 49099.862 95173.428 49074.133 95193.910 C 49048.404 95214.392 49011.841 95224.633 48964.445 95224.633 C 48948.534 95224.633 48932.115 95223.025 48915.188 95219.808 C 48898.430 95216.762 48881.080 95212.107 48863.137 95205.844 L 48863.137 95156.332 C 48877.356 95164.626 48892.928 95170.889 48909.856 95175.121 C 48926.783 95179.353 48944.471 95181.469 48962.922 95181.469 C 48995.083 95181.469 49019.543 95175.121 49036.301 95162.426 C 49053.228 95149.730 49061.692 95131.280 49061.692 95107.074 C 49061.692 95084.730 49053.820 95067.295 49038.078 95054.769 C 49022.505 95042.074 49000.754 95035.726 48972.824 95035.726 L 48928.645 95035.726 L 48928.645 94993.578 L 48974.856 94993.578 C 49000.077 94993.578 49019.374 94988.584 49032.746 94978.597 C 49046.119 94968.441 49052.805 94953.884 49052.805 94934.926 C 49052.805 94915.459 49045.865 94900.564 49031.984 94890.238 C 49018.274 94879.743 48998.553 94874.496 48972.824 94874.496 C 48958.775 94874.496 48943.710 94876.019 48927.629 94879.066 C 48911.548 94882.113 48893.859 94886.853 48874.563 94893.285 L 48874.563 94847.582 C 48894.029 94842.165 48912.225 94838.103 48929.152 94835.394 C 48946.249 94832.686 48962.330 94831.332 48977.395 94831.332 C 49016.327 94831.332 49047.134 94840.219 49069.817 94857.992 C 49092.499 94875.596 49103.840 94899.463 49103.840 94929.594 C 49103.840 94950.583 49097.831 94968.357 49085.813 94982.914 C 49073.794 94997.302 49056.698 95007.289 49034.524 95012.875 ZM 49480.838 94822.699 C 49458.156 94861.631 49441.313 94900.140 49430.311 94938.226 C 49419.308 94976.312 49413.807 95014.906 49413.807 95054.008 C 49413.807 95093.109 49419.308 95131.872 49430.311 95170.297 C 49441.482 95208.552 49458.325 95247.061 49480.838 95285.824 L 49440.213 95285.824 C 49414.822 95246.045 49395.779 95206.944 49383.084 95168.519 C 49370.558 95130.095 49364.295 95091.924 49364.295 95054.008 C 49364.295 95016.260 49370.558 94978.259 49383.084 94940.004 C 49395.610 94901.748 49414.653 94862.647 49440.213 94822.699 L 49480.838 94822.699 ZM 49761.587 94891.254 L 49761.587 95032.679 L 49903.013 95032.679 L 49903.013 95075.844 L 49761.587 95075.844 L 49761.587 95217.269 L 49718.931 95217.269 L 49718.931 95075.844 L 49577.505 95075.844 L 49577.505 95032.679 L 49718.931 95032.679 L 49718.931 94891.254 L 49761.587 94891.254 ZM 50123.460 95037.250 C 50099.085 95037.250 50079.873 95043.767 50065.824 95056.801 C 50051.943 95069.834 50045.003 95087.777 50045.003 95110.629 C 50045.003 95133.480 50051.943 95151.423 50065.824 95164.457 C 50079.873 95177.491 50099.085 95184.008 50123.460 95184.008 C 50147.835 95184.008 50167.048 95177.491 50181.097 95164.457 C 50195.147 95151.254 50202.171 95133.311 50202.171 95110.629 C 50202.171 95087.777 50195.147 95069.834 50181.097 95056.801 C 50167.217 95043.767 50148.005 95037.250 50123.460 95037.250 ZM 50072.171 95015.414 C 50050.166 95009.997 50032.985 94999.756 50020.628 94984.691 C 50008.441 94969.626 50002.347 94951.260 50002.347 94929.594 C 50002.347 94899.294 50013.096 94875.342 50034.593 94857.738 C 50056.260 94840.134 50085.882 94831.332 50123.460 94831.332 C 50161.208 94831.332 50190.830 94840.134 50212.328 94857.738 C 50233.825 94875.342 50244.574 94899.294 50244.574 94929.594 C 50244.574 94951.260 50238.395 94969.626 50226.038 94984.691 C 50213.851 94999.756 50196.839 95009.997 50175.003 95015.414 C 50199.717 95021.169 50218.929 95032.426 50232.640 95049.183 C 50246.520 95065.941 50253.460 95086.423 50253.460 95110.629 C 50253.460 95147.360 50242.204 95175.544 50219.691 95195.179 C 50197.347 95214.815 50165.270 95224.633 50123.460 95224.633 C 50081.650 95224.633 50049.489 95214.815 50026.976 95195.179 C 50004.632 95175.544 49993.460 95147.360 49993.460 95110.629 C 49993.460 95086.423 50000.400 95065.941 50014.281 95049.183 C 50028.161 95032.426 50047.458 95021.169 50072.171 95015.414 ZM 50053.382 94934.418 C 50053.382 94954.053 50059.476 94969.372 50071.663 94980.375 C 50084.020 94991.377 50101.286 94996.879 50123.460 94996.879 C 50145.466 94996.879 50162.647 94991.377 50175.003 94980.375 C 50187.529 94969.372 50193.792 94954.053 50193.792 94934.418 C 50193.792 94914.782 50187.529 94899.463 50175.003 94888.461 C 50162.647 94877.458 50145.466 94871.957 50123.460 94871.957 C 50101.286 94871.957 50084.020 94877.458 50071.663 94888.461 C 50059.476 94899.463 50053.382 94914.782 50053.382 94934.418 ZM 50330.528 94822.699 L 50371.153 94822.699 C 50396.544 94862.647 50415.502 94901.748 50428.028 94940.004 C 50440.723 94978.259 50447.071 95016.260 50447.071 95054.008 C 50447.071 95091.924 50440.723 95130.095 50428.028 95168.519 C 50415.502 95206.944 50396.544 95246.045 50371.153 95285.824 L 50330.528 95285.824 C 50353.041 95247.061 50369.799 95208.552 50380.802 95170.297 C 50391.973 95131.872 50397.559 95093.109 50397.559 95054.008 C 50397.559 95014.906 50391.973 94976.312 50380.802 94938.226 C 50369.799 94900.140 50353.041 94861.631 50330.528 94822.699 Z">
                <!-- 112 nodes -->
              </draw:path>
              <draw:path id="text7302" draw:style-name="style1" draw:layer="layout" svg:x="26.739cm" svg:y="47.411cm" svg:width="2.581cm" svg:height="0.463cm" svg:viewBox="0.0 0.0 2580.935 463.125" svg:d="M 53485.550 95174.105 L 53569.339 95174.105 L 53569.339 94884.906 L 53478.187 94903.187 L 53478.187 94856.469 L 53568.831 94838.187 L 53620.120 94838.187 L 53620.120 95174.105 L 53703.909 95174.105 L 53703.909 95217.269 L 53485.550 95217.269 L 53485.550 95174.105 ZM 53917.071 94871.957 C 53890.664 94871.957 53870.775 94884.991 53857.403 94911.058 C 53844.200 94936.957 53837.598 94975.974 53837.598 95028.109 C 53837.598 95080.075 53844.200 95119.092 53857.403 95145.160 C 53870.775 95171.058 53890.664 95184.008 53917.071 95184.008 C 53943.646 95184.008 53963.536 95171.058 53976.739 95145.160 C 53990.111 95119.092 53996.797 95080.075 53996.797 95028.109 C 53996.797 94975.974 53990.111 94936.957 53976.739 94911.058 C 53963.536 94884.991 53943.646 94871.957 53917.071 94871.957 ZM 53917.071 94831.332 C 53959.558 94831.332 53991.973 94848.174 54014.317 94881.859 C 54036.830 94915.375 54048.086 94964.125 54048.086 95028.109 C 54048.086 95091.924 54036.830 95140.674 54014.317 95174.359 C 53991.973 95207.875 53959.558 95224.633 53917.071 95224.633 C 53874.584 95224.633 53842.084 95207.875 53819.571 95174.359 C 53797.227 95140.674 53786.055 95091.924 53786.055 95028.109 C 53786.055 94964.125 53797.227 94915.375 53819.571 94881.859 C 53842.084 94848.174 53874.584 94831.332 53917.071 94831.332 ZM 54409.088 94822.699 C 54386.406 94861.631 54369.563 94900.140 54358.561 94938.226 C 54347.558 94976.312 54342.057 95014.906 54342.057 95054.008 C 54342.057 95093.109 54347.558 95131.872 54358.561 95170.297 C 54369.733 95208.552 54386.575 95247.061 54409.088 95285.824 L 54368.463 95285.824 C 54343.073 95246.045 54324.030 95206.944 54311.334 95168.519 C 54298.808 95130.095 54292.545 95091.924 54292.545 95054.008 C 54292.545 95016.260 54298.808 94978.259 54311.334 94940.004 C 54323.860 94901.748 54342.903 94862.647 54368.463 94822.699 L 54409.088 94822.699 ZM 54689.837 94891.254 L 54689.837 95032.679 L 54831.263 95032.679 L 54831.263 95075.844 L 54689.837 95075.844 L 54689.837 95217.269 L 54647.181 95217.269 L 54647.181 95075.844 L 54505.755 95075.844 L 54505.755 95032.679 L 54647.181 95032.679 L 54647.181 94891.254 L 54689.837 94891.254 ZM 55058.058 95007.289 C 55035.037 95007.289 55016.756 95015.160 55003.215 95030.902 C 54989.842 95046.644 54983.156 95068.226 54983.156 95095.648 C 54983.156 95122.901 54989.842 95144.483 55003.215 95160.394 C 55016.756 95176.137 55035.037 95184.008 55058.058 95184.008 C 55081.079 95184.008 55099.276 95176.137 55112.648 95160.394 C 55126.190 95144.483 55132.961 95122.901 55132.961 95095.648 C 55132.961 95068.226 55126.190 95046.644 55112.648 95030.902 C 55099.276 95015.160 55081.079 95007.289 55058.058 95007.289 ZM 55159.875 94846.566 L 55159.875 94893.285 C 55147.010 94887.191 55133.976 94882.536 55120.773 94879.320 C 55107.739 94876.104 55094.790 94874.496 55081.925 94874.496 C 55048.071 94874.496 55022.173 94885.922 55004.230 94908.773 C 54986.457 94931.625 54976.300 94966.156 54973.761 95012.367 C 54983.748 94997.640 54996.274 94986.384 55011.340 94978.597 C 55026.405 94970.642 55042.993 94966.664 55061.105 94966.664 C 55099.191 94966.664 55129.237 94978.259 55151.242 95001.449 C 55173.416 95024.470 55184.504 95055.870 55184.504 95095.648 C 55184.504 95134.581 55172.993 95165.811 55149.972 95189.340 C 55126.952 95212.868 55096.314 95224.633 55058.058 95224.633 C 55014.217 95224.633 54980.702 95207.875 54957.511 95174.359 C 54934.321 95140.674 54922.726 95091.924 54922.726 95028.109 C 54922.726 94968.187 54936.945 94920.453 54965.383 94884.906 C 54993.820 94849.190 55031.991 94831.332 55079.894 94831.332 C 55092.759 94831.332 55105.708 94832.601 55118.742 94835.140 C 55131.945 94837.679 55145.656 94841.488 55159.875 94846.566 ZM 55407.888 95054.008 L 55544.744 95054.008 L 55544.744 95095.648 L 55407.888 95095.648 L 55407.888 95054.008 ZM 55634.710 95174.105 L 55718.499 95174.105 L 55718.499 94884.906 L 55627.347 94903.187 L 55627.347 94856.469 L 55717.991 94838.187 L 55769.280 94838.187 L 55769.280 95174.105 L 55853.069 95174.105 L 55853.069 95217.269 L 55634.710 95217.269 L 55634.710 95174.105 ZM 55942.578 94822.699 L 55983.203 94822.699 C 56008.594 94862.647 56027.552 94901.748 56040.078 94940.004 C 56052.774 94978.259 56059.121 95016.260 56059.121 95054.008 C 56059.121 95091.924 56052.774 95130.095 56040.078 95168.519 C 56027.552 95206.944 56008.594 95246.045 55983.203 95285.824 L 55942.578 95285.824 C 55965.091 95247.061 55981.849 95208.552 55992.852 95170.297 C 56004.024 95131.872 56009.610 95093.109 56009.610 95054.008 C 56009.610 95014.906 56004.024 94976.312 55992.852 94938.226 C 55981.849 94900.140 55965.091 94861.631 55942.578 94822.699 Z">
                <!-- 109 nodes -->
              </draw:path>
              <draw:path id="text7306" draw:style-name="style1" draw:layer="layout" svg:x="18.814cm" svg:y="44.605cm" svg:width="1.581cm" svg:height="0.463cm" svg:viewBox="0.0 0.0 1580.887 463.125" svg:d="M 37627.617 89226.187 L 37871.366 89226.187 L 37871.366 89248.023 L 37733.749 89605.269 L 37680.175 89605.269 L 37809.667 89269.351 L 37627.617 89269.351 L 37627.617 89226.187 ZM 38242.271 89210.699 C 38219.588 89249.631 38202.746 89288.141 38191.743 89326.226 C 38180.741 89364.312 38175.239 89402.906 38175.239 89442.008 C 38175.239 89481.109 38180.741 89519.872 38191.743 89558.297 C 38202.915 89596.552 38219.758 89635.061 38242.271 89673.824 L 38201.646 89673.824 C 38176.255 89634.045 38157.212 89594.944 38144.517 89556.519 C 38131.991 89518.095 38125.728 89479.924 38125.728 89442.008 C 38125.728 89404.260 38131.991 89366.259 38144.517 89328.004 C 38157.043 89289.749 38176.086 89250.647 38201.646 89210.699 L 38242.271 89210.699 ZM 38523.020 89279.254 L 38523.020 89420.680 L 38664.446 89420.680 L 38664.446 89463.844 L 38523.020 89463.844 L 38523.020 89605.269 L 38480.364 89605.269 L 38480.364 89463.844 L 38338.938 89463.844 L 38338.938 89420.680 L 38480.364 89420.680 L 38480.364 89279.254 L 38523.020 89279.254 ZM 38819.385 89562.105 L 38998.389 89562.105 L 38998.389 89605.269 L 38757.686 89605.269 L 38757.686 89562.105 C 38777.152 89541.962 38803.643 89514.963 38837.159 89481.109 C 38870.844 89447.086 38892.003 89425.165 38900.635 89415.348 C 38917.055 89396.897 38928.480 89381.324 38934.913 89368.629 C 38941.514 89355.764 38944.815 89343.154 38944.815 89330.797 C 38944.815 89310.654 38937.706 89294.234 38923.487 89281.539 C 38909.437 89268.844 38891.072 89262.496 38868.389 89262.496 C 38852.309 89262.496 38835.297 89265.289 38817.354 89270.875 C 38799.581 89276.461 38780.538 89284.924 38760.225 89296.266 L 38760.225 89244.469 C 38780.876 89236.174 38800.173 89229.911 38818.116 89225.680 C 38836.059 89221.448 38852.478 89219.332 38867.374 89219.332 C 38906.644 89219.332 38937.960 89229.150 38961.319 89248.785 C 38984.678 89268.420 38996.358 89294.657 38996.358 89327.496 C 38996.358 89343.069 38993.396 89357.880 38987.471 89371.930 C 38981.716 89385.810 38971.137 89402.229 38955.733 89421.187 C 38951.501 89426.096 38938.044 89440.315 38915.362 89463.844 C 38892.680 89487.203 38860.687 89519.957 38819.385 89562.105 ZM 39091.961 89210.699 L 39132.586 89210.699 C 39157.976 89250.647 39176.935 89289.749 39189.461 89328.004 C 39202.156 89366.259 39208.504 89404.260 39208.504 89442.008 C 39208.504 89479.924 39202.156 89518.095 39189.461 89556.519 C 39176.935 89594.944 39157.976 89634.045 39132.586 89673.824 L 39091.961 89673.824 C 39114.474 89635.061 39131.232 89596.552 39142.234 89558.297 C 39153.406 89519.872 39158.992 89481.109 39158.992 89442.008 C 39158.992 89402.906 39153.406 89364.312 39142.234 89326.226 C 39131.232 89288.141 39114.474 89249.631 39091.961 89210.699 Z">
                <!-- 65 nodes -->
              </draw:path>
              <draw:path id="text7310" draw:style-name="style1" draw:layer="layout" svg:x="21.261cm" svg:y="44.605cm" svg:width="2.282cm" svg:height="0.463cm" svg:viewBox="0.0 0.0 2281.953 463.125" svg:d="M 42692.468 89270.875 L 42562.976 89473.238 L 42692.468 89473.238 L 42692.468 89270.875 ZM 42679.011 89226.187 L 42743.503 89226.187 L 42743.503 89473.238 L 42797.585 89473.238 L 42797.585 89515.894 L 42743.503 89515.894 L 42743.503 89605.269 L 42692.468 89605.269 L 42692.468 89515.894 L 42521.335 89515.894 L 42521.335 89466.383 L 42679.011 89226.187 ZM 43153.255 89210.699 C 43130.573 89249.631 43113.730 89288.141 43102.728 89326.226 C 43091.725 89364.312 43086.224 89402.906 43086.224 89442.008 C 43086.224 89481.109 43091.725 89519.872 43102.728 89558.297 C 43113.900 89596.552 43130.742 89635.061 43153.255 89673.824 L 43112.630 89673.824 C 43087.239 89634.045 43068.196 89594.944 43055.501 89556.519 C 43042.975 89518.095 43036.712 89479.924 43036.712 89442.008 C 43036.712 89404.260 43042.975 89366.259 43055.501 89328.004 C 43068.027 89289.749 43087.070 89250.647 43112.630 89210.699 L 43153.255 89210.699 ZM 43434.004 89279.254 L 43434.004 89420.680 L 43575.430 89420.680 L 43575.430 89463.844 L 43434.004 89463.844 L 43434.004 89605.269 L 43391.348 89605.269 L 43391.348 89463.844 L 43249.922 89463.844 L 43249.922 89420.680 L 43391.348 89420.680 L 43391.348 89279.254 L 43434.004 89279.254 ZM 43841.581 89400.875 C 43866.125 89406.122 43885.252 89417.040 43898.963 89433.629 C 43912.844 89450.217 43919.784 89470.699 43919.784 89495.074 C 43919.784 89532.483 43906.919 89561.428 43881.190 89581.910 C 43855.461 89602.392 43818.898 89612.633 43771.502 89612.633 C 43755.591 89612.633 43739.172 89611.025 43722.245 89607.809 C 43705.487 89604.762 43688.137 89600.107 43670.194 89593.844 L 43670.194 89544.332 C 43684.413 89552.626 43699.986 89558.889 43716.913 89563.121 C 43733.840 89567.353 43751.528 89569.469 43769.979 89569.469 C 43802.140 89569.469 43826.600 89563.121 43843.358 89550.426 C 43860.285 89537.730 43868.749 89519.280 43868.749 89495.074 C 43868.749 89472.730 43860.877 89455.295 43845.135 89442.769 C 43829.562 89430.074 43807.811 89423.726 43779.881 89423.726 L 43735.702 89423.726 L 43735.702 89381.578 L 43781.913 89381.578 C 43807.134 89381.578 43826.431 89376.585 43839.803 89366.598 C 43853.176 89356.441 43859.862 89341.884 43859.862 89322.926 C 43859.862 89303.460 43852.922 89288.564 43839.041 89278.238 C 43825.331 89267.743 43805.611 89262.496 43779.881 89262.496 C 43765.832 89262.496 43750.767 89264.019 43734.686 89267.066 C 43718.605 89270.113 43700.916 89274.853 43681.620 89281.285 L 43681.620 89235.582 C 43701.086 89230.165 43719.282 89226.103 43736.209 89223.394 C 43753.306 89220.686 43769.387 89219.332 43784.452 89219.332 C 43823.384 89219.332 43854.191 89228.219 43876.874 89245.992 C 43899.556 89263.596 43910.897 89287.463 43910.897 89317.594 C 43910.897 89338.583 43904.888 89356.357 43892.870 89370.914 C 43880.851 89385.302 43863.755 89395.289 43841.581 89400.875 ZM 44152.055 89442.008 L 44288.911 89442.008 L 44288.911 89483.648 L 44152.055 89483.648 L 44152.055 89442.008 ZM 44510.908 89270.875 L 44381.416 89473.238 L 44510.908 89473.238 L 44510.908 89270.875 ZM 44497.451 89226.187 L 44561.943 89226.187 L 44561.943 89473.238 L 44616.025 89473.238 L 44616.025 89515.894 L 44561.943 89515.894 L 44561.943 89605.269 L 44510.908 89605.269 L 44510.908 89515.894 L 44339.775 89515.894 L 44339.775 89466.383 L 44497.451 89226.187 ZM 44686.745 89210.699 L 44727.370 89210.699 C 44752.761 89250.647 44771.719 89289.749 44784.245 89328.004 C 44796.940 89366.259 44803.288 89404.260 44803.288 89442.008 C 44803.288 89479.924 44796.940 89518.095 44784.245 89556.519 C 44771.719 89594.944 44752.761 89634.045 44727.370 89673.824 L 44686.745 89673.824 C 44709.258 89635.061 44726.016 89596.552 44737.019 89558.297 C 44748.190 89519.872 44753.776 89481.109 44753.776 89442.008 C 44753.776 89402.906 44748.190 89364.312 44737.019 89326.226 C 44726.016 89288.141 44709.258 89249.631 44686.745 89210.699 Z">
                <!-- 102 nodes -->
              </draw:path>
              <draw:path id="text7314" draw:style-name="style1" draw:layer="layout" svg:x="24.079cm" svg:y="44.605cm" svg:width="2.269cm" svg:height="0.463cm" svg:viewBox="0.0 0.0 2269.258 463.125" svg:d="M 48220.425 89562.105 L 48399.429 89562.105 L 48399.429 89605.269 L 48158.726 89605.269 L 48158.726 89562.105 C 48178.192 89541.962 48204.683 89514.963 48238.198 89481.109 C 48271.883 89447.086 48293.042 89425.165 48301.675 89415.348 C 48318.094 89396.897 48329.520 89381.324 48335.952 89368.629 C 48342.554 89355.764 48345.855 89343.154 48345.855 89330.797 C 48345.855 89310.654 48338.745 89294.234 48324.526 89281.539 C 48310.477 89268.844 48292.111 89262.496 48269.429 89262.496 C 48253.348 89262.496 48236.336 89265.289 48218.394 89270.875 C 48200.620 89276.461 48181.577 89284.924 48161.265 89296.266 L 48161.265 89244.469 C 48181.916 89236.174 48201.213 89229.911 48219.155 89225.680 C 48237.098 89221.448 48253.517 89219.332 48268.413 89219.332 C 48307.684 89219.332 48338.999 89229.150 48362.358 89248.785 C 48385.718 89268.420 48397.398 89294.657 48397.398 89327.496 C 48397.398 89343.069 48394.435 89357.880 48388.511 89371.930 C 48382.756 89385.810 48372.176 89402.229 48356.773 89421.187 C 48352.541 89426.096 48339.084 89440.315 48316.401 89463.844 C 48293.719 89487.203 48261.727 89519.957 48220.425 89562.105 ZM 48777.950 89210.699 C 48755.268 89249.631 48738.425 89288.141 48727.423 89326.226 C 48716.420 89364.312 48710.919 89402.906 48710.919 89442.008 C 48710.919 89481.109 48716.420 89519.872 48727.423 89558.297 C 48738.595 89596.552 48755.437 89635.061 48777.950 89673.824 L 48737.325 89673.824 C 48711.935 89634.045 48692.892 89594.944 48680.196 89556.519 C 48667.670 89518.095 48661.407 89479.924 48661.407 89442.008 C 48661.407 89404.260 48667.670 89366.259 48680.196 89328.004 C 48692.722 89289.749 48711.765 89250.647 48737.325 89210.699 L 48777.950 89210.699 ZM 49058.699 89279.254 L 49058.699 89420.680 L 49200.125 89420.680 L 49200.125 89463.844 L 49058.699 89463.844 L 49058.699 89605.269 L 49016.043 89605.269 L 49016.043 89463.844 L 48874.617 89463.844 L 48874.617 89420.680 L 49016.043 89420.680 L 49016.043 89279.254 L 49058.699 89279.254 ZM 49319.772 89562.105 L 49403.561 89562.105 L 49403.561 89272.906 L 49312.409 89291.187 L 49312.409 89244.469 L 49403.053 89226.187 L 49454.342 89226.187 L 49454.342 89562.105 L 49538.131 89562.105 L 49538.131 89605.269 L 49319.772 89605.269 L 49319.772 89562.105 ZM 49776.750 89442.008 L 49913.606 89442.008 L 49913.606 89483.648 L 49776.750 89483.648 L 49776.750 89442.008 ZM 50135.603 89270.875 L 50006.111 89473.238 L 50135.603 89473.238 L 50135.603 89270.875 ZM 50122.146 89226.187 L 50186.638 89226.187 L 50186.638 89473.238 L 50240.720 89473.238 L 50240.720 89515.894 L 50186.638 89515.894 L 50186.638 89605.269 L 50135.603 89605.269 L 50135.603 89515.894 L 49964.470 89515.894 L 49964.470 89466.383 L 50122.146 89226.187 ZM 50311.440 89210.699 L 50352.065 89210.699 C 50377.456 89250.647 50396.414 89289.749 50408.940 89328.004 C 50421.636 89366.259 50427.983 89404.260 50427.983 89442.008 C 50427.983 89479.924 50421.636 89518.095 50408.940 89556.519 C 50396.414 89594.944 50377.456 89634.045 50352.065 89673.824 L 50311.440 89673.824 C 50333.953 89635.061 50350.711 89596.552 50361.714 89558.297 C 50372.886 89519.872 50378.472 89481.109 50378.472 89442.008 C 50378.472 89402.906 50372.886 89364.312 50361.714 89326.226 C 50350.711 89288.141 50333.953 89249.631 50311.440 89210.699 Z">
                <!-- 90 nodes -->
              </draw:path>
              <draw:path id="text7318" draw:style-name="style1" draw:layer="layout" svg:x="26.885cm" svg:y="44.605cm" svg:width="2.269cm" svg:height="0.463cm" svg:viewBox="0.0 0.0 2269.258 463.125" svg:d="M 53832.425 89562.105 L 54011.429 89562.105 L 54011.429 89605.269 L 53770.726 89605.269 L 53770.726 89562.105 C 53790.192 89541.962 53816.683 89514.963 53850.198 89481.109 C 53883.883 89447.086 53905.042 89425.165 53913.675 89415.348 C 53930.094 89396.897 53941.520 89381.324 53947.952 89368.629 C 53954.554 89355.764 53957.854 89343.154 53957.854 89330.797 C 53957.854 89310.654 53950.745 89294.234 53936.526 89281.539 C 53922.477 89268.844 53904.111 89262.496 53881.429 89262.496 C 53865.348 89262.496 53848.336 89265.289 53830.393 89270.875 C 53812.620 89276.461 53793.577 89284.924 53773.265 89296.266 L 53773.265 89244.469 C 53793.916 89236.174 53813.213 89229.911 53831.155 89225.680 C 53849.098 89221.448 53865.517 89219.332 53880.413 89219.332 C 53919.684 89219.332 53950.999 89229.150 53974.358 89248.785 C 53997.718 89268.420 54009.397 89294.657 54009.397 89327.496 C 54009.397 89343.069 54006.435 89357.880 54000.511 89371.930 C 53994.755 89385.810 53984.176 89402.229 53968.772 89421.187 C 53964.541 89426.096 53951.084 89440.315 53928.401 89463.844 C 53905.719 89487.203 53873.727 89519.957 53832.425 89562.105 ZM 54389.950 89210.699 C 54367.268 89249.631 54350.425 89288.141 54339.423 89326.226 C 54328.420 89364.312 54322.919 89402.906 54322.919 89442.008 C 54322.919 89481.109 54328.420 89519.872 54339.423 89558.297 C 54350.595 89596.552 54367.437 89635.061 54389.950 89673.824 L 54349.325 89673.824 C 54323.934 89634.045 54304.891 89594.944 54292.196 89556.519 C 54279.670 89518.095 54273.407 89479.924 54273.407 89442.008 C 54273.407 89404.260 54279.670 89366.259 54292.196 89328.004 C 54304.722 89289.749 54323.765 89250.647 54349.325 89210.699 L 54389.950 89210.699 ZM 54670.699 89279.254 L 54670.699 89420.680 L 54812.125 89420.680 L 54812.125 89463.844 L 54670.699 89463.844 L 54670.699 89605.269 L 54628.043 89605.269 L 54628.043 89463.844 L 54486.617 89463.844 L 54486.617 89420.680 L 54628.043 89420.680 L 54628.043 89279.254 L 54670.699 89279.254 ZM 54931.772 89562.105 L 55015.561 89562.105 L 55015.561 89272.906 L 54924.408 89291.187 L 54924.408 89244.469 L 55015.053 89226.187 L 55066.342 89226.187 L 55066.342 89562.105 L 55150.131 89562.105 L 55150.131 89605.269 L 54931.772 89605.269 L 54931.772 89562.105 ZM 55388.750 89442.008 L 55525.606 89442.008 L 55525.606 89483.648 L 55388.750 89483.648 L 55388.750 89442.008 ZM 55747.603 89270.875 L 55618.111 89473.238 L 55747.603 89473.238 L 55747.603 89270.875 ZM 55734.146 89226.187 L 55798.638 89226.187 L 55798.638 89473.238 L 55852.720 89473.238 L 55852.720 89515.894 L 55798.638 89515.894 L 55798.638 89605.269 L 55747.603 89605.269 L 55747.603 89515.894 L 55576.470 89515.894 L 55576.470 89466.383 L 55734.146 89226.187 ZM 55923.440 89210.699 L 55964.065 89210.699 C 55989.456 89250.647 56008.414 89289.749 56020.940 89328.004 C 56033.635 89366.259 56039.983 89404.260 56039.983 89442.008 C 56039.983 89479.924 56033.635 89518.095 56020.940 89556.519 C 56008.414 89594.944 55989.456 89634.045 55964.065 89673.824 L 55923.440 89673.824 C 55945.953 89635.061 55962.711 89596.552 55973.714 89558.297 C 55984.885 89519.872 55990.471 89481.109 55990.471 89442.008 C 55990.471 89402.906 55984.885 89364.312 55973.714 89326.226 C 55962.711 89288.141 55945.953 89249.631 55923.440 89210.699 Z">
                <!-- 90 nodes -->
              </draw:path>
              <draw:path id="text7322" draw:style-name="style1" draw:layer="layout" svg:x="18.935cm" svg:y="41.799cm" svg:width="1.336cm" svg:height="0.463cm" svg:viewBox="0.0 0.0 1335.894 463.125" svg:d="M 38041.034 83788.875 C 38065.579 83794.122 38084.706 83805.040 38098.417 83821.629 C 38112.297 83838.217 38119.238 83858.699 38119.238 83883.074 C 38119.238 83920.483 38106.373 83949.428 38080.644 83969.910 C 38054.915 83990.392 38018.352 84000.633 37970.956 84000.633 C 37955.045 84000.633 37938.626 83999.025 37921.698 83995.809 C 37904.941 83992.762 37887.590 83988.107 37869.648 83981.844 L 37869.648 83932.332 C 37883.866 83940.626 37899.439 83946.889 37916.366 83951.121 C 37933.294 83955.353 37950.982 83957.469 37969.433 83957.469 C 38001.594 83957.469 38026.054 83951.121 38042.812 83938.426 C 38059.739 83925.731 38068.202 83907.280 38068.202 83883.074 C 38068.202 83860.731 38060.331 83843.296 38044.589 83830.770 C 38029.016 83818.074 38007.265 83811.727 37979.335 83811.727 L 37935.156 83811.727 L 37935.156 83769.578 L 37981.366 83769.578 C 38006.588 83769.578 38025.885 83764.585 38039.257 83754.598 C 38052.629 83744.441 38059.316 83729.884 38059.316 83710.926 C 38059.316 83691.460 38052.376 83676.564 38038.495 83666.238 C 38024.784 83655.744 38005.064 83650.496 37979.335 83650.496 C 37965.286 83650.496 37950.221 83652.020 37934.140 83655.066 C 37918.059 83658.113 37900.370 83662.853 37881.073 83669.285 L 37881.073 83623.582 C 37900.540 83618.165 37918.736 83614.103 37935.663 83611.395 C 37952.760 83608.686 37968.840 83607.332 37983.906 83607.332 C 38022.838 83607.332 38053.645 83616.219 38076.327 83633.992 C 38099.010 83651.596 38110.351 83675.464 38110.351 83705.594 C 38110.351 83726.583 38104.342 83744.357 38092.323 83758.914 C 38080.305 83773.302 38063.209 83783.289 38041.034 83788.875 ZM 38487.349 83598.699 C 38464.667 83637.632 38447.824 83676.141 38436.821 83714.227 C 38425.819 83752.313 38420.318 83790.906 38420.318 83830.008 C 38420.318 83869.109 38425.819 83907.872 38436.821 83946.297 C 38447.993 83984.552 38464.836 84023.061 38487.349 84061.824 L 38446.724 84061.824 C 38421.333 84022.046 38402.290 83982.944 38389.595 83944.520 C 38377.069 83906.095 38370.806 83867.925 38370.806 83830.008 C 38370.806 83792.260 38377.069 83754.259 38389.595 83716.004 C 38402.121 83677.749 38421.164 83638.647 38446.724 83598.699 L 38487.349 83598.699 ZM 38554.309 83830.008 L 38691.164 83830.008 L 38691.164 83871.648 L 38554.309 83871.648 L 38554.309 83830.008 ZM 38816.424 83950.106 L 38995.427 83950.106 L 38995.427 83993.270 L 38754.724 83993.270 L 38754.724 83950.106 C 38774.190 83929.962 38800.681 83902.964 38834.197 83869.109 C 38867.882 83835.086 38889.041 83813.165 38897.674 83803.348 C 38914.093 83784.897 38925.519 83769.324 38931.951 83756.629 C 38938.552 83743.764 38941.853 83731.154 38941.853 83718.797 C 38941.853 83698.654 38934.744 83682.234 38920.525 83669.539 C 38906.476 83656.844 38888.110 83650.496 38865.427 83650.496 C 38849.347 83650.496 38832.335 83653.289 38814.392 83658.875 C 38796.619 83664.461 38777.576 83672.925 38757.263 83684.266 L 38757.263 83632.469 C 38777.914 83624.175 38797.211 83617.912 38815.154 83613.680 C 38833.097 83609.448 38849.516 83607.332 38864.412 83607.332 C 38903.683 83607.332 38934.998 83617.150 38958.357 83636.785 C 38981.716 83656.421 38993.396 83682.658 38993.396 83715.496 C 38993.396 83731.069 38990.434 83745.880 38984.509 83759.930 C 38978.754 83773.810 38968.175 83790.229 38952.771 83809.188 C 38948.539 83814.096 38935.082 83828.315 38912.400 83851.844 C 38889.718 83875.203 38857.726 83907.957 38816.424 83950.106 ZM 39088.999 83598.699 L 39129.624 83598.699 C 39155.015 83638.647 39173.973 83677.749 39186.499 83716.004 C 39199.194 83754.259 39205.542 83792.260 39205.542 83830.008 C 39205.542 83867.925 39199.194 83906.095 39186.499 83944.520 C 39173.973 83982.944 39155.015 84022.046 39129.624 84061.824 L 39088.999 84061.824 C 39111.512 84023.061 39128.270 83984.552 39139.272 83946.297 C 39150.444 83907.872 39156.030 83869.109 39156.030 83830.008 C 39156.030 83790.906 39150.444 83752.313 39139.272 83714.227 C 39128.270 83676.141 39111.512 83637.632 39088.999 83598.699 Z">
                <!-- 79 nodes -->
              </draw:path>
              <draw:path id="text7326" draw:style-name="style1" draw:layer="layout" svg:x="21.758cm" svg:y="41.799cm" svg:width="1.318cm" svg:height="0.463cm" svg:viewBox="0.0 0.0 1318.375 463.125" svg:d="M 43524.050 83950.106 L 43607.839 83950.106 L 43607.839 83660.906 L 43516.687 83679.188 L 43516.687 83632.469 L 43607.331 83614.188 L 43658.620 83614.188 L 43658.620 83950.106 L 43742.410 83950.106 L 43742.410 83993.270 L 43524.050 83993.270 L 43524.050 83950.106 ZM 44116.868 83598.699 C 44094.186 83637.632 44077.344 83676.141 44066.341 83714.227 C 44055.339 83752.313 44049.837 83790.906 44049.837 83830.008 C 44049.837 83869.109 44055.339 83907.872 44066.341 83946.297 C 44077.513 83984.552 44094.355 84023.061 44116.868 84061.824 L 44076.243 84061.824 C 44050.853 84022.046 44031.810 83982.944 44019.115 83944.520 C 44006.589 83906.095 44000.325 83867.925 44000.325 83830.008 C 44000.325 83792.260 44006.589 83754.259 44019.115 83716.004 C 44031.641 83677.749 44050.684 83638.647 44076.243 83598.699 L 44116.868 83598.699 ZM 44183.829 83830.008 L 44320.684 83830.008 L 44320.684 83871.648 L 44183.829 83871.648 L 44183.829 83830.008 ZM 44542.681 83658.875 L 44413.189 83861.238 L 44542.681 83861.238 L 44542.681 83658.875 ZM 44529.224 83614.188 L 44593.717 83614.188 L 44593.717 83861.238 L 44647.799 83861.238 L 44647.799 83903.895 L 44593.717 83903.895 L 44593.717 83993.270 L 44542.681 83993.270 L 44542.681 83903.895 L 44371.549 83903.895 L 44371.549 83854.383 L 44529.224 83614.188 ZM 44718.519 83598.699 L 44759.144 83598.699 C 44784.534 83638.647 44803.493 83677.749 44816.019 83716.004 C 44828.714 83754.259 44835.062 83792.260 44835.062 83830.008 C 44835.062 83867.925 44828.714 83906.095 44816.019 83944.520 C 44803.493 83982.944 44784.534 84022.046 44759.144 84061.824 L 44718.519 84061.824 C 44741.032 84023.061 44757.789 83984.552 44768.792 83946.297 C 44779.964 83907.872 44785.550 83869.109 44785.550 83830.008 C 44785.550 83790.906 44779.964 83752.313 44768.792 83714.227 C 44757.789 83676.141 44741.032 83637.632 44718.519 83598.699 Z">
                <!-- 55 nodes -->
              </draw:path>
              <draw:path id="text7330" draw:style-name="style1" draw:layer="layout" svg:x="24.541cm" svg:y="41.799cm" svg:width="1.341cm" svg:height="0.463cm" svg:viewBox="0.0 0.0 1341.226 463.125" svg:d="M 49213.999 83647.957 C 49187.593 83647.957 49167.704 83660.991 49154.331 83687.059 C 49141.128 83712.957 49134.527 83751.974 49134.527 83804.109 C 49134.527 83856.076 49141.128 83895.092 49154.331 83921.160 C 49167.704 83947.059 49187.593 83960.008 49213.999 83960.008 C 49240.575 83960.008 49260.464 83947.059 49273.667 83921.160 C 49287.040 83895.092 49293.726 83856.076 49293.726 83804.109 C 49293.726 83751.974 49287.040 83712.957 49273.667 83687.059 C 49260.464 83660.991 49240.575 83647.957 49213.999 83647.957 ZM 49213.999 83607.332 C 49256.486 83607.332 49288.902 83624.175 49311.245 83657.859 C 49333.758 83691.375 49345.015 83740.125 49345.015 83804.109 C 49345.015 83867.925 49333.758 83916.675 49311.245 83950.359 C 49288.902 83983.875 49256.486 84000.633 49213.999 84000.633 C 49171.512 84000.633 49139.012 83983.875 49116.499 83950.359 C 49094.156 83916.675 49082.984 83867.925 49082.984 83804.109 C 49082.984 83740.125 49094.156 83691.375 49116.499 83657.859 C 49139.012 83624.175 49171.512 83607.332 49213.999 83607.332 ZM 49706.017 83598.699 C 49683.334 83637.632 49666.492 83676.141 49655.489 83714.227 C 49644.487 83752.313 49638.986 83790.906 49638.986 83830.008 C 49638.986 83869.109 49644.487 83907.872 49655.489 83946.297 C 49666.661 83984.552 49683.504 84023.061 49706.017 84061.824 L 49665.392 84061.824 C 49640.001 84022.046 49620.958 83982.944 49608.263 83944.520 C 49595.737 83906.095 49589.474 83867.925 49589.474 83830.008 C 49589.474 83792.260 49595.737 83754.259 49608.263 83716.004 C 49620.789 83677.749 49639.832 83638.647 49665.392 83598.699 L 49706.017 83598.699 ZM 49772.977 83830.008 L 49909.832 83830.008 L 49909.832 83871.648 L 49772.977 83871.648 L 49772.977 83830.008 ZM 49991.420 83614.188 L 50192.767 83614.188 L 50192.767 83657.352 L 50038.392 83657.352 L 50038.392 83750.281 C 50045.840 83747.742 50053.288 83745.880 50060.736 83744.695 C 50068.184 83743.341 50075.632 83742.664 50083.080 83742.664 C 50125.397 83742.664 50158.913 83754.259 50183.627 83777.449 C 50208.340 83800.639 50220.697 83832.039 50220.697 83871.648 C 50220.697 83912.443 50208.002 83944.181 50182.611 83966.863 C 50157.220 83989.376 50121.420 84000.633 50075.209 84000.633 C 50059.297 84000.633 50043.047 83999.279 50026.459 83996.570 C 50010.039 83993.862 49993.028 83989.800 49975.424 83984.383 L 49975.424 83932.840 C 49990.658 83941.134 50006.400 83947.313 50022.650 83951.375 C 50038.900 83955.438 50056.081 83957.469 50074.193 83957.469 C 50103.477 83957.469 50126.667 83949.767 50143.763 83934.363 C 50160.860 83918.960 50169.408 83898.055 50169.408 83871.648 C 50169.408 83845.242 50160.860 83824.337 50143.763 83808.934 C 50126.667 83793.530 50103.477 83785.828 50074.193 83785.828 C 50060.482 83785.828 50046.771 83787.352 50033.060 83790.398 C 50019.519 83793.445 50005.638 83798.185 49991.420 83804.617 L 49991.420 83614.188 ZM 50307.667 83598.699 L 50348.292 83598.699 C 50373.683 83638.647 50392.641 83677.749 50405.167 83716.004 C 50417.862 83754.259 50424.210 83792.260 50424.210 83830.008 C 50424.210 83867.925 50417.862 83906.095 50405.167 83944.520 C 50392.641 83982.944 50373.683 84022.046 50348.292 84061.824 L 50307.667 84061.824 C 50330.180 84023.061 50346.938 83984.552 50357.940 83946.297 C 50369.112 83907.872 50374.698 83869.109 50374.698 83830.008 C 50374.698 83790.906 50369.112 83752.313 50357.940 83714.227 C 50346.938 83676.141 50330.180 83637.632 50307.667 83598.699 Z">
                <!-- 68 nodes -->
              </draw:path>
              <draw:path id="text7334" draw:style-name="style1" draw:layer="layout" svg:x="27.347cm" svg:y="41.799cm" svg:width="1.341cm" svg:height="0.463cm" svg:viewBox="0.0 0.0 1341.226 463.125" svg:d="M 54825.999 83647.957 C 54799.593 83647.957 54779.704 83660.991 54766.331 83687.059 C 54753.128 83712.957 54746.526 83751.974 54746.526 83804.109 C 54746.526 83856.076 54753.128 83895.092 54766.331 83921.160 C 54779.704 83947.059 54799.593 83960.008 54825.999 83960.008 C 54852.575 83960.008 54872.464 83947.059 54885.667 83921.160 C 54899.040 83895.092 54905.726 83856.076 54905.726 83804.109 C 54905.726 83751.974 54899.040 83712.957 54885.667 83687.059 C 54872.464 83660.991 54852.575 83647.957 54825.999 83647.957 ZM 54825.999 83607.332 C 54868.486 83607.332 54900.901 83624.175 54923.245 83657.859 C 54945.758 83691.375 54957.015 83740.125 54957.015 83804.109 C 54957.015 83867.925 54945.758 83916.675 54923.245 83950.359 C 54900.901 83983.875 54868.486 84000.633 54825.999 84000.633 C 54783.512 84000.633 54751.012 83983.875 54728.499 83950.359 C 54706.155 83916.675 54694.984 83867.925 54694.984 83804.109 C 54694.984 83740.125 54706.155 83691.375 54728.499 83657.859 C 54751.012 83624.175 54783.512 83607.332 54825.999 83607.332 ZM 55318.017 83598.699 C 55295.334 83637.632 55278.492 83676.141 55267.489 83714.227 C 55256.487 83752.313 55250.985 83790.906 55250.985 83830.008 C 55250.985 83869.109 55256.487 83907.872 55267.489 83946.297 C 55278.661 83984.552 55295.504 84023.061 55318.017 84061.824 L 55277.392 84061.824 C 55252.001 84022.046 55232.958 83982.944 55220.263 83944.520 C 55207.737 83906.095 55201.474 83867.925 55201.474 83830.008 C 55201.474 83792.260 55207.737 83754.259 55220.263 83716.004 C 55232.789 83677.749 55251.832 83638.647 55277.392 83598.699 L 55318.017 83598.699 ZM 55384.977 83830.008 L 55521.832 83830.008 L 55521.832 83871.648 L 55384.977 83871.648 L 55384.977 83830.008 ZM 55603.419 83614.188 L 55804.767 83614.188 L 55804.767 83657.352 L 55650.392 83657.352 L 55650.392 83750.281 C 55657.840 83747.742 55665.288 83745.880 55672.736 83744.695 C 55680.184 83743.341 55687.632 83742.664 55695.080 83742.664 C 55737.397 83742.664 55770.913 83754.259 55795.626 83777.449 C 55820.340 83800.639 55832.697 83832.039 55832.697 83871.648 C 55832.697 83912.443 55820.001 83944.181 55794.611 83966.863 C 55769.220 83989.376 55733.419 84000.633 55687.209 84000.633 C 55671.297 84000.633 55655.047 83999.279 55638.459 83996.570 C 55622.039 83993.862 55605.028 83989.800 55587.423 83984.383 L 55587.423 83932.840 C 55602.658 83941.134 55618.400 83947.313 55634.650 83951.375 C 55650.900 83955.438 55668.081 83957.469 55686.193 83957.469 C 55715.477 83957.469 55738.667 83949.767 55755.763 83934.363 C 55772.860 83918.960 55781.408 83898.055 55781.408 83871.648 C 55781.408 83845.242 55772.860 83824.337 55755.763 83808.934 C 55738.667 83793.530 55715.477 83785.828 55686.193 83785.828 C 55672.482 83785.828 55658.771 83787.352 55645.060 83790.398 C 55631.518 83793.445 55617.638 83798.185 55603.419 83804.617 L 55603.419 83614.188 ZM 55919.667 83598.699 L 55960.292 83598.699 C 55985.682 83638.647 56004.641 83677.749 56017.167 83716.004 C 56029.862 83754.259 56036.210 83792.260 56036.210 83830.008 C 56036.210 83867.925 56029.862 83906.095 56017.167 83944.520 C 56004.641 83982.944 55985.682 84022.046 55960.292 84061.824 L 55919.667 84061.824 C 55942.180 84023.061 55958.938 83984.552 55969.940 83946.297 C 55981.112 83907.872 55986.698 83869.109 55986.698 83830.008 C 55986.698 83790.906 55981.112 83752.313 55969.940 83714.227 C 55958.938 83676.141 55942.180 83637.632 55919.667 83598.699 Z">
                <!-- 68 nodes -->
              </draw:path>
            </draw:g>
            <!-- id="g7206" -->
            <draw:g id="g7336">
              <draw:g id="g7338">
                <draw:path id="path7344" draw:style-name="style6" draw:layer="layout" svg:x="30.208cm" svg:y="40.647cm" svg:width="0.562cm" svg:height="11.224cm" svg:viewBox="0.0 0.0 561.600 11224.400" svg:d="M 60416.159 92518.764 L 60416.159 92474.921 L 60416.159 81338.608 L 60416.159 81294.765 L 60977.359 81294.765 L 60977.359 81338.608 L 60977.359 92474.921 L 60977.359 92518.764 L 60416.159 92518.764 Z">
                  <!-- 9 nodes -->
                </draw:path>
              </draw:g>
              <!-- id="g7338" -->
            </draw:g>
            <!-- id="g7336" -->
            <draw:g id="g7346">
              <draw:g id="g7348">
                <draw:frame id="image7350" draw:style-name="gr1" draw:text-style-name="P1" draw:layer="layout" svg:width="11.203cm" svg:height="0.576cm" draw:transform="matrix(5.080 0.000 0.000 98.806 266.300 358.615) translate(30.195cm, 40.662cm)">
                  <draw:image xlink:href="Pictures/image8.png" xlink:type="simple" xlink:show="embed" xlink:actuate="onLoad">
                    <text:p/>
                  </draw:image>
                </draw:frame>
              </draw:g>
              <!-- id="g7348" -->
              <draw:path id="path7352" draw:style-name="style4" draw:layer="layout" svg:x="30.769cm" svg:y="49.583cm" svg:width="0.140cm" svg:height="0.032cm" svg:viewBox="0.0 0.0 140.000 32.000" svg:d="M 61538.759 99182.993 L 61678.759 99182.993 L 61538.759 99182.993 ">
                <!-- 3 nodes -->
              </draw:path>
              <draw:path id="text7356" draw:style-name="style1" draw:layer="layout" svg:x="31.084cm" svg:y="49.411cm" svg:width="1.750cm" svg:height="0.393cm" svg:viewBox="0.0 0.0 1750.271 393.301" svg:d="M 62298.329 98862.743 C 62271.923 98862.743 62252.034 98875.777 62238.661 98901.845 C 62225.458 98927.743 62218.857 98966.760 62218.857 99018.895 C 62218.857 99070.862 62225.458 99109.879 62238.661 99135.946 C 62252.034 99161.845 62271.923 99174.794 62298.329 99174.794 C 62324.905 99174.794 62344.794 99161.845 62357.997 99135.946 C 62371.370 99109.879 62378.056 99070.862 62378.056 99018.895 C 62378.056 98966.760 62371.370 98927.743 62357.997 98901.845 C 62344.794 98875.777 62324.905 98862.743 62298.329 98862.743 ZM 62298.329 98822.118 C 62340.816 98822.118 62373.232 98838.961 62395.575 98872.645 C 62418.088 98906.161 62429.345 98954.911 62429.345 99018.895 C 62429.345 99082.711 62418.088 99131.461 62395.575 99165.145 C 62373.232 99198.661 62340.816 99215.419 62298.329 99215.419 C 62255.842 99215.419 62223.342 99198.661 62200.829 99165.145 C 62178.486 99131.461 62167.314 99082.711 62167.314 99018.895 C 62167.314 98954.911 62178.486 98906.161 62200.829 98872.645 C 62223.342 98838.961 62255.842 98822.118 62298.329 98822.118 ZM 62519.362 99143.563 L 62572.936 99143.563 L 62572.936 99208.056 L 62519.362 99208.056 L 62519.362 99143.563 ZM 62794.409 98862.743 C 62768.003 98862.743 62748.114 98875.777 62734.741 98901.845 C 62721.538 98927.743 62714.937 98966.760 62714.937 99018.895 C 62714.937 99070.862 62721.538 99109.879 62734.741 99135.946 C 62748.114 99161.845 62768.003 99174.794 62794.409 99174.794 C 62820.985 99174.794 62840.874 99161.845 62854.077 99135.946 C 62867.450 99109.879 62874.136 99070.862 62874.136 99018.895 C 62874.136 98966.760 62867.450 98927.743 62854.077 98901.845 C 62840.874 98875.777 62820.985 98862.743 62794.409 98862.743 ZM 62794.409 98822.118 C 62836.896 98822.118 62869.312 98838.961 62891.655 98872.645 C 62914.168 98906.161 62925.425 98954.911 62925.425 99018.895 C 62925.425 99082.711 62914.168 99131.461 62891.655 99165.145 C 62869.312 99198.661 62836.896 99215.419 62794.409 99215.419 C 62751.922 99215.419 62719.422 99198.661 62696.909 99165.145 C 62674.566 99131.461 62663.394 99082.711 62663.394 99018.895 C 62663.394 98954.911 62674.566 98906.161 62696.909 98872.645 C 62719.422 98838.961 62751.922 98822.118 62794.409 98822.118 ZM 63024.329 99164.892 L 63108.118 99164.892 L 63108.118 98875.692 L 63016.965 98893.974 L 63016.965 98847.255 L 63107.610 98828.974 L 63158.899 98828.974 L 63158.899 99164.892 L 63242.688 99164.892 L 63242.688 99208.056 L 63024.329 99208.056 L 63024.329 99164.892 ZM 63462.197 98998.075 C 63439.176 98998.075 63420.895 99005.946 63407.353 99021.688 C 63393.981 99037.431 63387.295 99059.013 63387.295 99086.435 C 63387.295 99113.687 63393.981 99135.269 63407.353 99151.181 C 63420.895 99166.923 63439.176 99174.794 63462.197 99174.794 C 63485.218 99174.794 63503.414 99166.923 63516.787 99151.181 C 63530.329 99135.269 63537.099 99113.687 63537.099 99086.435 C 63537.099 99059.013 63530.329 99037.431 63516.787 99021.688 C 63503.414 99005.946 63485.218 98998.075 63462.197 98998.075 ZM 63564.013 98837.353 L 63564.013 98884.071 C 63551.149 98877.978 63538.115 98873.323 63524.912 98870.106 C 63511.878 98866.890 63498.929 98865.282 63486.064 98865.282 C 63452.210 98865.282 63426.312 98876.708 63408.369 98899.560 C 63390.595 98922.411 63380.439 98956.942 63377.900 99003.153 C 63387.887 98988.427 63400.413 98977.170 63415.478 98969.384 C 63430.543 98961.428 63447.132 98957.450 63465.244 98957.450 C 63503.330 98957.450 63533.375 98969.045 63555.381 98992.235 C 63577.555 99015.256 63588.642 99046.656 63588.642 99086.435 C 63588.642 99125.367 63577.132 99156.597 63554.111 99180.126 C 63531.090 99203.655 63500.452 99215.419 63462.197 99215.419 C 63418.356 99215.419 63384.840 99198.661 63361.650 99165.145 C 63338.460 99131.461 63326.865 99082.711 63326.865 99018.895 C 63326.865 98958.974 63341.084 98911.239 63369.521 98875.692 C 63397.959 98839.976 63436.129 98822.118 63484.033 98822.118 C 63496.898 98822.118 63509.847 98823.388 63522.881 98825.927 C 63536.084 98828.466 63549.795 98832.274 63564.013 98837.353 ZM 63786.569 98862.743 C 63760.163 98862.743 63740.274 98875.777 63726.901 98901.845 C 63713.698 98927.743 63707.097 98966.760 63707.097 99018.895 C 63707.097 99070.862 63713.698 99109.879 63726.901 99135.946 C 63740.274 99161.845 63760.163 99174.794 63786.569 99174.794 C 63813.145 99174.794 63833.034 99161.845 63846.237 99135.946 C 63859.610 99109.879 63866.296 99070.862 63866.296 99018.895 C 63866.296 98966.760 63859.610 98927.743 63846.237 98901.845 C 63833.034 98875.777 63813.145 98862.743 63786.569 98862.743 ZM 63786.569 98822.118 C 63829.056 98822.118 63861.472 98838.961 63883.815 98872.645 C 63906.329 98906.161 63917.585 98954.911 63917.585 99018.895 C 63917.585 99082.711 63906.329 99131.461 63883.815 99165.145 C 63861.472 99198.661 63829.056 99215.419 63786.569 99215.419 C 63744.082 99215.419 63711.582 99198.661 63689.069 99165.145 C 63666.726 99131.461 63655.554 99082.711 63655.554 99018.895 C 63655.554 98954.911 63666.726 98906.161 63689.069 98872.645 C 63711.582 98838.961 63744.082 98822.118 63786.569 98822.118 Z">
                <!-- 98 nodes -->
              </draw:path>
              <draw:path id="path7358" draw:style-name="style4" draw:layer="layout" svg:x="30.769cm" svg:y="47.181cm" svg:width="0.140cm" svg:height="0.032cm" svg:viewBox="0.0 0.0 140.000 32.000" svg:d="M 61538.759 94378.220 L 61678.759 94378.220 L 61538.759 94378.220 ">
                <!-- 3 nodes -->
              </draw:path>
              <draw:path id="text7362" draw:style-name="style1" draw:layer="layout" svg:x="31.084cm" svg:y="47.009cm" svg:width="1.739cm" svg:height="0.393cm" svg:viewBox="0.0 0.0 1739.353 393.301" svg:d="M 62298.329 94057.970 C 62271.923 94057.970 62252.034 94071.004 62238.661 94097.071 C 62225.458 94122.970 62218.857 94161.987 62218.857 94214.122 C 62218.857 94266.088 62225.458 94305.105 62238.661 94331.173 C 62252.034 94357.071 62271.923 94370.020 62298.329 94370.020 C 62324.905 94370.020 62344.794 94357.071 62357.997 94331.173 C 62371.370 94305.105 62378.056 94266.088 62378.056 94214.122 C 62378.056 94161.987 62371.370 94122.970 62357.997 94097.071 C 62344.794 94071.004 62324.905 94057.970 62298.329 94057.970 ZM 62298.329 94017.345 C 62340.816 94017.345 62373.232 94034.187 62395.575 94067.872 C 62418.088 94101.388 62429.345 94150.138 62429.345 94214.122 C 62429.345 94277.937 62418.088 94326.687 62395.575 94360.372 C 62373.232 94393.888 62340.816 94410.645 62298.329 94410.645 C 62255.842 94410.645 62223.342 94393.888 62200.829 94360.372 C 62178.486 94326.687 62167.314 94277.937 62167.314 94214.122 C 62167.314 94150.138 62178.486 94101.388 62200.829 94067.872 C 62223.342 94034.187 62255.842 94017.345 62298.329 94017.345 ZM 62519.362 94338.790 L 62572.936 94338.790 L 62572.936 94403.282 L 62519.362 94403.282 L 62519.362 94338.790 ZM 62794.409 94057.970 C 62768.003 94057.970 62748.114 94071.004 62734.741 94097.071 C 62721.538 94122.970 62714.937 94161.987 62714.937 94214.122 C 62714.937 94266.088 62721.538 94305.105 62734.741 94331.173 C 62748.114 94357.071 62768.003 94370.020 62794.409 94370.020 C 62820.985 94370.020 62840.874 94357.071 62854.077 94331.173 C 62867.450 94305.105 62874.136 94266.088 62874.136 94214.122 C 62874.136 94161.987 62867.450 94122.970 62854.077 94097.071 C 62840.874 94071.004 62820.985 94057.970 62794.409 94057.970 ZM 62794.409 94017.345 C 62836.896 94017.345 62869.312 94034.187 62891.655 94067.872 C 62914.168 94101.388 62925.425 94150.138 62925.425 94214.122 C 62925.425 94277.937 62914.168 94326.687 62891.655 94360.372 C 62869.312 94393.888 62836.896 94410.645 62794.409 94410.645 C 62751.922 94410.645 62719.422 94393.888 62696.909 94360.372 C 62674.566 94326.687 62663.394 94277.937 62663.394 94214.122 C 62663.394 94150.138 62674.566 94101.388 62696.909 94067.872 C 62719.422 94034.187 62751.922 94017.345 62794.409 94017.345 ZM 63024.329 94360.118 L 63108.118 94360.118 L 63108.118 94070.919 L 63016.965 94089.200 L 63016.965 94042.481 L 63107.610 94024.200 L 63158.899 94024.200 L 63158.899 94360.118 L 63242.688 94360.118 L 63242.688 94403.282 L 63024.329 94403.282 L 63024.329 94360.118 ZM 63462.197 94193.302 C 63439.176 94193.302 63420.895 94201.173 63407.353 94216.915 C 63393.981 94232.657 63387.295 94254.239 63387.295 94281.661 C 63387.295 94308.914 63393.981 94330.496 63407.353 94346.407 C 63420.895 94362.149 63439.176 94370.020 63462.197 94370.020 C 63485.218 94370.020 63503.414 94362.149 63516.787 94346.407 C 63530.329 94330.496 63537.099 94308.914 63537.099 94281.661 C 63537.099 94254.239 63530.329 94232.657 63516.787 94216.915 C 63503.414 94201.173 63485.218 94193.302 63462.197 94193.302 ZM 63564.013 94032.579 L 63564.013 94079.298 C 63551.149 94073.204 63538.115 94068.549 63524.912 94065.333 C 63511.878 94062.117 63498.929 94060.509 63486.064 94060.509 C 63452.210 94060.509 63426.312 94071.935 63408.369 94094.786 C 63390.595 94117.638 63380.439 94152.169 63377.900 94198.380 C 63387.887 94183.653 63400.413 94172.397 63415.478 94164.610 C 63430.543 94156.655 63447.132 94152.677 63465.244 94152.677 C 63503.330 94152.677 63533.375 94164.272 63555.381 94187.462 C 63577.555 94210.483 63588.642 94241.882 63588.642 94281.661 C 63588.642 94320.593 63577.132 94351.824 63554.111 94375.352 C 63531.090 94398.881 63500.452 94410.645 63462.197 94410.645 C 63418.356 94410.645 63384.840 94393.888 63361.650 94360.372 C 63338.460 94326.687 63326.865 94277.937 63326.865 94214.122 C 63326.865 94154.200 63341.084 94106.466 63369.521 94070.919 C 63397.959 94035.203 63436.129 94017.345 63484.033 94017.345 C 63496.898 94017.345 63509.847 94018.614 63522.881 94021.153 C 63536.084 94023.692 63549.795 94027.501 63564.013 94032.579 ZM 63677.390 94024.200 L 63878.737 94024.200 L 63878.737 94067.364 L 63724.362 94067.364 L 63724.362 94160.294 C 63731.810 94157.755 63739.258 94155.893 63746.706 94154.708 C 63754.154 94153.354 63761.602 94152.677 63769.050 94152.677 C 63811.368 94152.677 63844.883 94164.272 63869.597 94187.462 C 63894.310 94210.652 63906.667 94242.052 63906.667 94281.661 C 63906.667 94322.455 63893.972 94354.194 63868.581 94376.876 C 63843.190 94399.389 63807.390 94410.645 63761.179 94410.645 C 63745.267 94410.645 63729.017 94409.291 63712.429 94406.583 C 63696.009 94403.875 63678.998 94399.812 63661.394 94394.395 L 63661.394 94342.852 C 63676.628 94351.147 63692.370 94357.325 63708.620 94361.388 C 63724.870 94365.450 63742.051 94367.481 63760.163 94367.481 C 63789.447 94367.481 63812.637 94359.780 63829.733 94344.376 C 63846.830 94328.972 63855.378 94308.067 63855.378 94281.661 C 63855.378 94255.255 63846.830 94234.350 63829.733 94218.946 C 63812.637 94203.543 63789.447 94195.841 63760.163 94195.841 C 63746.452 94195.841 63732.741 94197.364 63719.030 94200.411 C 63705.489 94203.458 63691.608 94208.198 63677.390 94214.630 L 63677.390 94024.200 Z">
                <!-- 103 nodes -->
              </draw:path>
              <draw:path id="path7364" draw:style-name="style4" draw:layer="layout" svg:x="30.769cm" svg:y="44.779cm" svg:width="0.140cm" svg:height="0.032cm" svg:viewBox="0.0 0.0 140.000 32.000" svg:d="M 61538.759 89573.446 L 61678.759 89573.446 L 61538.759 89573.446 ">
                <!-- 3 nodes -->
              </draw:path>
              <draw:path id="text7368" draw:style-name="style1" draw:layer="layout" svg:x="31.084cm" svg:y="44.606cm" svg:width="1.750cm" svg:height="0.393cm" svg:viewBox="0.0 0.0 1750.271 393.301" svg:d="M 62298.329 89253.196 C 62271.923 89253.196 62252.034 89266.230 62238.661 89292.298 C 62225.458 89318.196 62218.857 89357.213 62218.857 89409.349 C 62218.857 89461.315 62225.458 89500.332 62238.661 89526.399 C 62252.034 89552.298 62271.923 89565.247 62298.329 89565.247 C 62324.905 89565.247 62344.794 89552.298 62357.997 89526.399 C 62371.370 89500.332 62378.056 89461.315 62378.056 89409.349 C 62378.056 89357.213 62371.370 89318.196 62357.997 89292.298 C 62344.794 89266.230 62324.905 89253.196 62298.329 89253.196 ZM 62298.329 89212.571 C 62340.816 89212.571 62373.232 89229.414 62395.575 89263.099 C 62418.088 89296.614 62429.345 89345.364 62429.345 89409.349 C 62429.345 89473.164 62418.088 89521.914 62395.575 89555.599 C 62373.232 89589.114 62340.816 89605.872 62298.329 89605.872 C 62255.842 89605.872 62223.342 89589.114 62200.829 89555.599 C 62178.486 89521.914 62167.314 89473.164 62167.314 89409.349 C 62167.314 89345.364 62178.486 89296.614 62200.829 89263.099 C 62223.342 89229.414 62255.842 89212.571 62298.329 89212.571 ZM 62519.362 89534.016 L 62572.936 89534.016 L 62572.936 89598.509 L 62519.362 89598.509 L 62519.362 89534.016 ZM 62794.409 89253.196 C 62768.003 89253.196 62748.114 89266.230 62734.741 89292.298 C 62721.538 89318.196 62714.937 89357.213 62714.937 89409.349 C 62714.937 89461.315 62721.538 89500.332 62734.741 89526.399 C 62748.114 89552.298 62768.003 89565.247 62794.409 89565.247 C 62820.985 89565.247 62840.874 89552.298 62854.077 89526.399 C 62867.450 89500.332 62874.136 89461.315 62874.136 89409.349 C 62874.136 89357.213 62867.450 89318.196 62854.077 89292.298 C 62840.874 89266.230 62820.985 89253.196 62794.409 89253.196 ZM 62794.409 89212.571 C 62836.896 89212.571 62869.312 89229.414 62891.655 89263.099 C 62914.168 89296.614 62925.425 89345.364 62925.425 89409.349 C 62925.425 89473.164 62914.168 89521.914 62891.655 89555.599 C 62869.312 89589.114 62836.896 89605.872 62794.409 89605.872 C 62751.922 89605.872 62719.422 89589.114 62696.909 89555.599 C 62674.566 89521.914 62663.394 89473.164 62663.394 89409.349 C 62663.394 89345.364 62674.566 89296.614 62696.909 89263.099 C 62719.422 89229.414 62751.922 89212.571 62794.409 89212.571 ZM 63024.329 89555.345 L 63108.118 89555.345 L 63108.118 89266.145 L 63016.965 89284.427 L 63016.965 89237.708 L 63107.610 89219.427 L 63158.899 89219.427 L 63158.899 89555.345 L 63242.688 89555.345 L 63242.688 89598.509 L 63024.329 89598.509 L 63024.329 89555.345 ZM 63333.213 89219.427 L 63576.963 89219.427 L 63576.963 89241.263 L 63439.345 89598.509 L 63385.771 89598.509 L 63515.263 89262.591 L 63333.213 89262.591 L 63333.213 89219.427 ZM 63786.569 89253.196 C 63760.163 89253.196 63740.274 89266.230 63726.901 89292.298 C 63713.698 89318.196 63707.097 89357.213 63707.097 89409.349 C 63707.097 89461.315 63713.698 89500.332 63726.901 89526.399 C 63740.274 89552.298 63760.163 89565.247 63786.569 89565.247 C 63813.145 89565.247 63833.034 89552.298 63846.237 89526.399 C 63859.610 89500.332 63866.296 89461.315 63866.296 89409.349 C 63866.296 89357.213 63859.610 89318.196 63846.237 89292.298 C 63833.034 89266.230 63813.145 89253.196 63786.569 89253.196 ZM 63786.569 89212.571 C 63829.056 89212.571 63861.472 89229.414 63883.815 89263.099 C 63906.329 89296.614 63917.585 89345.364 63917.585 89409.349 C 63917.585 89473.164 63906.329 89521.914 63883.815 89555.599 C 63861.472 89589.114 63829.056 89605.872 63786.569 89605.872 C 63744.082 89605.872 63711.582 89589.114 63689.069 89555.599 C 63666.726 89521.914 63655.554 89473.164 63655.554 89409.349 C 63655.554 89345.364 63666.726 89296.614 63689.069 89263.099 C 63711.582 89229.414 63744.082 89212.571 63786.569 89212.571 Z">
                <!-- 79 nodes -->
              </draw:path>
              <draw:path id="path7370" draw:style-name="style4" draw:layer="layout" svg:x="30.769cm" svg:y="42.376cm" svg:width="0.140cm" svg:height="0.032cm" svg:viewBox="0.0 0.0 140.000 32.000" svg:d="M 61538.759 84768.672 L 61678.759 84768.672 L 61538.759 84768.672 ">
                <!-- 3 nodes -->
              </draw:path>
              <draw:path id="text7374" draw:style-name="style1" draw:layer="layout" svg:x="31.084cm" svg:y="42.204cm" svg:width="1.739cm" svg:height="0.393cm" svg:viewBox="0.0 0.0 1739.353 393.301" svg:d="M 62298.329 84448.422 C 62271.923 84448.422 62252.034 84461.456 62238.661 84487.523 C 62225.458 84513.422 62218.857 84552.439 62218.857 84604.574 C 62218.857 84656.540 62225.458 84695.557 62238.661 84721.625 C 62252.034 84747.523 62271.923 84760.473 62298.329 84760.473 C 62324.905 84760.473 62344.794 84747.523 62357.997 84721.625 C 62371.370 84695.557 62378.056 84656.540 62378.056 84604.574 C 62378.056 84552.439 62371.370 84513.422 62357.997 84487.523 C 62344.794 84461.456 62324.905 84448.422 62298.329 84448.422 ZM 62298.329 84407.797 C 62340.816 84407.797 62373.232 84424.639 62395.575 84458.324 C 62418.088 84491.840 62429.345 84540.590 62429.345 84604.574 C 62429.345 84668.389 62418.088 84717.139 62395.575 84750.824 C 62373.232 84784.340 62340.816 84801.098 62298.329 84801.098 C 62255.842 84801.098 62223.342 84784.340 62200.829 84750.824 C 62178.486 84717.139 62167.314 84668.389 62167.314 84604.574 C 62167.314 84540.590 62178.486 84491.840 62200.829 84458.324 C 62223.342 84424.639 62255.842 84407.797 62298.329 84407.797 ZM 62519.362 84729.242 L 62572.936 84729.242 L 62572.936 84793.734 L 62519.362 84793.734 L 62519.362 84729.242 ZM 62794.409 84448.422 C 62768.003 84448.422 62748.114 84461.456 62734.741 84487.523 C 62721.538 84513.422 62714.937 84552.439 62714.937 84604.574 C 62714.937 84656.540 62721.538 84695.557 62734.741 84721.625 C 62748.114 84747.523 62768.003 84760.473 62794.409 84760.473 C 62820.985 84760.473 62840.874 84747.523 62854.077 84721.625 C 62867.450 84695.557 62874.136 84656.540 62874.136 84604.574 C 62874.136 84552.439 62867.450 84513.422 62854.077 84487.523 C 62840.874 84461.456 62820.985 84448.422 62794.409 84448.422 ZM 62794.409 84407.797 C 62836.896 84407.797 62869.312 84424.639 62891.655 84458.324 C 62914.168 84491.840 62925.425 84540.590 62925.425 84604.574 C 62925.425 84668.389 62914.168 84717.139 62891.655 84750.824 C 62869.312 84784.340 62836.896 84801.098 62794.409 84801.098 C 62751.922 84801.098 62719.422 84784.340 62696.909 84750.824 C 62674.566 84717.139 62663.394 84668.389 62663.394 84604.574 C 62663.394 84540.590 62674.566 84491.840 62696.909 84458.324 C 62719.422 84424.639 62751.922 84407.797 62794.409 84407.797 ZM 63024.329 84750.570 L 63108.118 84750.570 L 63108.118 84461.371 L 63016.965 84479.652 L 63016.965 84432.934 L 63107.610 84414.652 L 63158.899 84414.652 L 63158.899 84750.570 L 63242.688 84750.570 L 63242.688 84793.734 L 63024.329 84793.734 L 63024.329 84750.570 ZM 63333.213 84414.652 L 63576.963 84414.652 L 63576.963 84436.488 L 63439.345 84793.734 L 63385.771 84793.734 L 63515.263 84457.816 L 63333.213 84457.816 L 63333.213 84414.652 ZM 63677.390 84414.652 L 63878.737 84414.652 L 63878.737 84457.816 L 63724.362 84457.816 L 63724.362 84550.746 C 63731.810 84548.207 63739.258 84546.345 63746.706 84545.160 C 63754.154 84543.806 63761.602 84543.129 63769.050 84543.129 C 63811.368 84543.129 63844.883 84554.724 63869.597 84577.914 C 63894.310 84601.104 63906.667 84632.504 63906.667 84672.113 C 63906.667 84712.908 63893.972 84744.646 63868.581 84767.328 C 63843.190 84789.841 63807.390 84801.098 63761.179 84801.098 C 63745.267 84801.098 63729.017 84799.743 63712.429 84797.035 C 63696.009 84794.327 63678.998 84790.264 63661.394 84784.848 L 63661.394 84733.305 C 63676.628 84741.599 63692.370 84747.777 63708.620 84751.840 C 63724.870 84755.902 63742.051 84757.934 63760.163 84757.934 C 63789.447 84757.934 63812.637 84750.232 63829.733 84734.828 C 63846.830 84719.424 63855.378 84698.520 63855.378 84672.113 C 63855.378 84645.707 63846.830 84624.802 63829.733 84609.398 C 63812.637 84593.995 63789.447 84586.293 63760.163 84586.293 C 63746.452 84586.293 63732.741 84587.816 63719.030 84590.863 C 63705.489 84593.910 63691.608 84598.650 63677.390 84605.082 L 63677.390 84414.652 Z">
                <!-- 84 nodes -->
              </draw:path>
              <draw:path id="text7378" draw:style-name="style1" draw:layer="layout" svg:x="33.129cm" svg:y="45.605cm" svg:width="0.393cm" svg:height="1.310cm" svg:viewBox="0.0 0.0 393.301 1309.854" svg:d="M 66615.028 91514.941 L 66560.946 91514.941 C 66577.027 91497.676 66589.045 91479.225 66597.001 91459.590 C 66604.956 91440.124 66608.934 91419.388 66608.934 91397.383 C 66608.934 91354.049 66595.647 91320.872 66569.071 91297.851 C 66542.665 91274.831 66504.410 91263.320 66454.305 91263.320 C 66404.371 91263.320 66366.115 91274.831 66339.540 91297.851 C 66313.134 91320.872 66299.930 91354.049 66299.930 91397.383 C 66299.930 91419.388 66303.908 91440.124 66311.864 91459.590 C 66319.820 91479.225 66331.838 91497.676 66347.919 91514.941 L 66294.345 91514.941 C 66282.157 91496.999 66273.016 91477.956 66266.923 91457.812 C 66260.829 91437.838 66257.782 91416.680 66257.782 91394.336 C 66257.782 91336.953 66275.302 91291.758 66310.341 91258.750 C 66345.549 91225.742 66393.537 91209.238 66454.305 91209.238 C 66515.243 91209.238 66563.231 91225.742 66598.270 91258.750 C 66633.479 91291.758 66651.083 91336.953 66651.083 91394.336 C 66651.083 91417.018 66648.036 91438.346 66641.942 91458.320 C 66636.018 91478.463 66627.046 91497.337 66615.028 91514.941 ZM 66442.880 91773.800 C 66439.156 91784.802 66431.200 91795.466 66419.012 91805.792 C 66406.825 91816.287 66390.067 91826.781 66368.739 91837.276 L 66265.145 91889.327 L 66265.145 91834.229 L 66362.391 91785.733 C 66387.782 91773.207 66404.624 91761.020 66412.919 91749.171 C 66421.213 91737.491 66425.360 91721.495 66425.360 91701.183 L 66425.360 91645.323 L 66265.145 91645.323 L 66265.145 91594.034 L 66644.227 91594.034 L 66644.227 91709.815 C 66644.227 91753.149 66635.171 91785.479 66617.059 91806.808 C 66598.947 91828.136 66571.610 91838.800 66535.048 91838.800 C 66511.180 91838.800 66491.376 91833.214 66475.634 91822.042 C 66459.891 91811.039 66448.973 91794.959 66442.880 91773.800 ZM 66602.079 91645.323 L 66467.509 91645.323 L 66467.509 91709.815 C 66467.509 91734.529 66473.179 91753.149 66484.520 91765.675 C 66496.031 91778.370 66512.873 91784.718 66535.048 91784.718 C 66557.222 91784.718 66573.895 91778.370 66585.067 91765.675 C 66596.408 91753.149 66602.079 91734.529 66602.079 91709.815 L 66602.079 91645.323 ZM 66602.079 92006.723 L 66459.637 92006.723 L 66459.637 92071.215 C 66459.637 92095.082 66465.816 92113.533 66478.173 92126.567 C 66490.529 92139.601 66508.134 92146.118 66530.985 92146.118 C 66553.667 92146.118 66571.187 92139.601 66583.544 92126.567 C 66595.900 92113.533 66602.079 92095.082 66602.079 92071.215 L 66602.079 92006.723 ZM 66644.227 91955.434 L 66644.227 92071.215 C 66644.227 92113.702 66634.579 92145.779 66615.282 92167.446 C 66596.154 92189.282 66568.055 92200.200 66530.985 92200.200 C 66493.576 92200.200 66465.308 92189.282 66446.180 92167.446 C 66427.053 92145.779 66417.489 92113.702 66417.489 92071.215 L 66417.489 92006.723 L 66265.145 92006.723 L 66265.145 91955.434 L 66644.227 91955.434 ZM 66631.786 92496.240 L 66581.766 92496.240 C 66591.076 92476.774 66598.016 92458.408 66602.587 92441.143 C 66607.157 92423.877 66609.442 92407.204 66609.442 92391.123 C 66609.442 92363.193 66604.025 92341.611 66593.192 92326.377 C 66582.359 92311.312 66566.955 92303.779 66546.981 92303.779 C 66530.223 92303.779 66517.528 92308.773 66508.895 92318.760 C 66500.432 92328.916 66493.576 92348.044 66488.329 92376.143 L 66481.981 92407.119 C 66474.703 92445.374 66461.838 92473.558 66443.387 92491.670 C 66425.106 92509.951 66400.562 92519.092 66369.755 92519.092 C 66333.023 92519.092 66305.178 92506.735 66286.220 92482.021 C 66267.261 92457.477 66257.782 92421.422 66257.782 92373.857 C 66257.782 92355.915 66259.813 92336.787 66263.876 92316.475 C 66267.938 92296.331 66273.947 92275.426 66281.903 92253.760 L 66334.716 92253.760 C 66323.036 92274.580 66314.234 92294.977 66308.309 92314.951 C 66302.385 92334.925 66299.423 92354.560 66299.423 92373.857 C 66299.423 92403.141 66305.178 92425.739 66316.688 92441.650 C 66328.199 92457.562 66344.618 92465.518 66365.946 92465.518 C 66384.566 92465.518 66399.123 92459.762 66409.618 92448.252 C 66420.113 92436.911 66427.984 92418.206 66433.231 92392.139 L 66439.325 92360.908 C 66446.942 92322.653 66458.876 92294.977 66475.126 92277.881 C 66491.376 92260.784 66513.973 92252.236 66542.919 92252.236 C 66576.434 92252.236 66602.841 92264.001 66622.137 92287.529 C 66641.434 92311.227 66651.083 92343.812 66651.083 92385.283 C 66651.083 92403.057 66649.475 92421.169 66646.259 92439.619 C 66643.042 92458.070 66638.218 92476.943 66631.786 92496.240 Z">
                <!-- 91 nodes -->
              </draw:path>
              <draw:path id="path7380" draw:style-name="style5" draw:layer="layout" svg:x="30.192cm" svg:y="40.631cm" svg:width="0.593cm" svg:height="11.256cm" svg:viewBox="0.0 0.0 593.200 11256.000" svg:d="M 60400.359 92502.964 L 60400.359 92459.121 L 60400.359 81322.808 L 60400.359 81278.965 L 60961.559 81278.965 L 60961.559 81322.808 L 60961.559 92459.121 L 60961.559 92502.964 L 60400.359 92502.964 Z">
                <!-- 9 nodes -->
              </draw:path>
            </draw:g>
            <!-- id="g7346" -->
          </draw:g>
          <!-- id="g7188" -->
          <draw:path id="text8879" draw:style-name="style1" draw:layer="layout" svg:x="5.245cm" svg:y="0.000cm" svg:width="5.341cm" svg:height="0.533cm" svg:viewBox="0.0 0.0 5340.937 532.969" svg:d="M 10876.552 343.477 L 10944.756 360.703 C 10930.459 416.719 10904.677 459.492 10867.412 489.024 C 10830.381 518.320 10785.029 532.969 10731.357 532.969 C 10675.810 532.969 10630.576 521.719 10595.654 499.219 C 10560.967 476.484 10534.482 443.672 10516.201 400.781 C 10498.154 357.891 10489.131 311.836 10489.131 262.617 C 10489.131 208.945 10499.326 162.188 10519.717 122.344 C 10540.342 82.266 10569.521 51.914 10607.256 31.289 C 10645.224 10.430 10686.943 0.000 10732.412 0.000 C 10783.974 0.000 10827.334 13.125 10862.490 39.375 C 10897.646 65.625 10922.138 102.539 10935.967 150.117 L 10868.818 165.938 C 10856.865 128.438 10839.521 101.133 10816.787 84.024 C 10794.052 66.914 10765.459 58.359 10731.006 58.359 C 10691.396 58.359 10658.232 67.852 10631.513 86.836 C 10605.029 105.820 10586.396 131.367 10575.615 163.477 C 10564.834 195.352 10559.443 228.281 10559.443 262.266 C 10559.443 306.094 10565.771 344.414 10578.427 377.227 C 10591.318 409.805 10611.240 434.180 10638.193 450.352 C 10665.146 466.524 10694.326 474.609 10725.732 474.609 C 10763.935 474.609 10796.279 463.594 10822.763 441.563 C 10849.248 419.531 10867.177 386.836 10876.552 343.477 ZM 11264.677 478.125 C 11241.240 498.047 11218.623 512.109 11196.826 520.313 C 11175.263 528.516 11152.060 532.617 11127.217 532.617 C 11086.201 532.617 11054.677 522.656 11032.646 502.734 C 11010.615 482.578 10999.599 456.914 10999.599 425.742 C 10999.599 407.461 11003.701 390.820 11011.904 375.820 C 11020.342 360.586 11031.240 348.399 11044.599 339.258 C 11058.193 330.117 11073.427 323.203 11090.302 318.516 C 11102.724 315.234 11121.474 312.070 11146.552 309.024 C 11197.646 302.930 11235.263 295.664 11259.404 287.227 C 11259.638 278.555 11259.756 273.047 11259.756 270.703 C 11259.756 244.922 11253.779 226.758 11241.826 216.211 C 11225.654 201.914 11201.631 194.766 11169.756 194.766 C 11139.990 194.766 11117.959 200.039 11103.662 210.586 C 11089.599 220.899 11079.170 239.297 11072.373 265.781 L 11010.498 257.344 C 11016.123 230.859 11025.381 209.531 11038.271 193.359 C 11051.162 176.953 11069.795 164.414 11094.170 155.742 C 11118.545 146.836 11146.787 142.383 11178.896 142.383 C 11210.771 142.383 11236.670 146.133 11256.592 153.633 C 11276.513 161.133 11291.162 170.625 11300.537 182.109 C 11309.912 193.359 11316.474 207.656 11320.224 225.000 C 11322.334 235.781 11323.388 255.234 11323.388 283.359 L 11323.388 367.734 C 11323.388 426.563 11324.677 463.828 11327.256 479.531 C 11330.068 495.000 11335.459 509.883 11343.427 524.180 L 11277.334 524.180 C 11270.771 511.055 11266.552 495.703 11264.677 478.125 ZM 11259.404 336.797 C 11236.435 346.172 11201.982 354.141 11156.045 360.703 C 11130.029 364.453 11111.631 368.672 11100.849 373.359 C 11090.068 378.047 11081.748 384.961 11075.888 394.102 C 11070.029 403.008 11067.099 412.969 11067.099 423.984 C 11067.099 440.859 11073.427 454.922 11086.084 466.172 C 11098.974 477.422 11117.724 483.047 11142.334 483.047 C 11166.709 483.047 11188.388 477.774 11207.373 467.227 C 11226.357 456.445 11240.302 441.797 11249.209 423.281 C 11256.006 408.984 11259.404 387.891 11259.404 360.000 L 11259.404 336.797 ZM 11420.420 524.180 L 11420.420 8.789 L 11483.701 8.789 L 11483.701 524.180 L 11420.420 524.180 ZM 11582.490 81.563 L 11582.490 8.789 L 11645.771 8.789 L 11645.771 81.563 L 11582.490 81.563 ZM 11582.490 524.180 L 11582.490 150.820 L 11645.771 150.820 L 11645.771 524.180 L 11582.490 524.180 ZM 11800.810 524.180 L 11742.099 524.180 L 11742.099 8.789 L 11805.381 8.789 L 11805.381 192.656 C 11832.099 159.141 11866.201 142.383 11907.685 142.383 C 11930.654 142.383 11952.334 147.070 11972.724 156.445 C 11993.349 165.586 12010.224 178.594 12023.349 195.469 C 12036.709 212.109 12047.138 232.266 12054.638 255.938 C 12062.138 279.609 12065.888 304.922 12065.888 331.875 C 12065.888 395.859 12050.068 445.313 12018.427 480.234 C 11986.787 515.156 11948.818 532.617 11904.521 532.617 C 11860.459 532.617 11825.888 514.219 11800.810 477.422 L 11800.810 524.180 ZM 11800.107 334.688 C 11800.107 379.453 11806.201 411.797 11818.388 431.719 C 11838.310 464.297 11865.263 480.586 11899.248 480.586 C 11926.904 480.586 11950.810 468.633 11970.966 444.727 C 11991.123 420.586 12001.201 384.727 12001.201 337.149 C 12001.201 288.399 11991.474 252.422 11972.021 229.219 C 11952.802 206.016 11929.482 194.414 11902.060 194.414 C 11874.404 194.414 11850.498 206.484 11830.341 230.625 C 11810.185 254.531 11800.107 289.219 11800.107 334.688 ZM 12142.529 524.180 L 12142.529 150.820 L 12199.482 150.820 L 12199.482 207.422 C 12214.013 180.938 12227.373 163.477 12239.560 155.039 C 12251.982 146.602 12265.576 142.383 12280.341 142.383 C 12301.670 142.383 12323.349 149.180 12345.381 162.774 L 12323.584 221.484 C 12308.115 212.344 12292.646 207.774 12277.177 207.774 C 12263.349 207.774 12250.927 211.992 12239.912 220.430 C 12228.896 228.633 12221.045 240.117 12216.357 254.883 C 12209.326 277.383 12205.810 301.992 12205.810 328.711 L 12205.810 524.180 L 12142.529 524.180 ZM 12627.334 478.125 C 12603.896 498.047 12581.279 512.109 12559.482 520.313 C 12537.920 528.516 12514.717 532.617 12489.873 532.617 C 12448.857 532.617 12417.334 522.656 12395.303 502.734 C 12373.271 482.578 12362.256 456.914 12362.256 425.742 C 12362.256 407.461 12366.357 390.820 12374.560 375.820 C 12382.998 360.586 12393.896 348.399 12407.256 339.258 C 12420.849 330.117 12436.084 323.203 12452.959 318.516 C 12465.381 315.234 12484.131 312.070 12509.209 309.024 C 12560.303 302.930 12597.920 295.664 12622.060 287.227 C 12622.295 278.555 12622.412 273.047 12622.412 270.703 C 12622.412 244.922 12616.435 226.758 12604.482 216.211 C 12588.310 201.914 12564.287 194.766 12532.412 194.766 C 12502.646 194.766 12480.615 200.039 12466.318 210.586 C 12452.256 220.899 12441.826 239.297 12435.029 265.781 L 12373.154 257.344 C 12378.779 230.859 12388.037 209.531 12400.928 193.359 C 12413.818 176.953 12432.451 164.414 12456.826 155.742 C 12481.201 146.836 12509.443 142.383 12541.553 142.383 C 12573.428 142.383 12599.326 146.133 12619.248 153.633 C 12639.170 161.133 12653.818 170.625 12663.193 182.109 C 12672.568 193.359 12679.131 207.656 12682.881 225.000 C 12684.990 235.781 12686.045 255.234 12686.045 283.359 L 12686.045 367.734 C 12686.045 426.563 12687.334 463.828 12689.912 479.531 C 12692.724 495.000 12698.115 509.883 12706.084 524.180 L 12639.990 524.180 C 12633.428 511.055 12629.209 495.703 12627.334 478.125 ZM 12622.060 336.797 C 12599.092 346.172 12564.638 354.141 12518.701 360.703 C 12492.685 364.453 12474.287 368.672 12463.506 373.359 C 12452.724 378.047 12444.404 384.961 12438.545 394.102 C 12432.685 403.008 12429.756 412.969 12429.756 423.984 C 12429.756 440.859 12436.084 454.922 12448.740 466.172 C 12461.631 477.422 12480.381 483.047 12504.990 483.047 C 12529.365 483.047 12551.045 477.774 12570.029 467.227 C 12589.013 456.445 12602.959 441.797 12611.865 423.281 C 12618.662 408.984 12622.060 387.891 12622.060 360.000 L 12622.060 336.797 ZM 12922.646 467.578 L 12931.787 523.477 C 12913.974 527.227 12898.037 529.102 12883.974 529.102 C 12861.006 529.102 12843.193 525.469 12830.537 518.203 C 12817.881 510.938 12808.974 501.445 12803.818 489.727 C 12798.662 477.774 12796.084 452.813 12796.084 414.844 L 12796.084 200.039 L 12749.678 200.039 L 12749.678 150.820 L 12796.084 150.820 L 12796.084 58.359 L 12859.013 20.391 L 12859.013 150.820 L 12922.646 150.820 L 12922.646 200.039 L 12859.013 200.039 L 12859.013 418.359 C 12859.013 436.406 12860.068 448.008 12862.178 453.164 C 12864.521 458.320 12868.154 462.422 12873.076 465.469 C 12878.232 468.516 12885.498 470.039 12894.873 470.039 C 12901.904 470.039 12911.162 469.219 12922.646 467.578 ZM 12984.521 81.563 L 12984.521 8.789 L 13047.802 8.789 L 13047.802 81.563 L 12984.521 81.563 ZM 12984.521 524.180 L 12984.521 150.820 L 13047.802 150.820 L 13047.802 524.180 L 12984.521 524.180 ZM 13120.927 337.500 C 13120.927 268.359 13140.146 217.149 13178.584 183.867 C 13210.693 156.211 13249.834 142.383 13296.006 142.383 C 13347.334 142.383 13389.287 159.258 13421.865 193.008 C 13454.443 226.524 13470.732 272.930 13470.732 332.227 C 13470.732 380.274 13463.467 418.125 13448.935 445.781 C 13434.638 473.203 13413.662 494.531 13386.006 509.766 C 13358.584 525.000 13328.584 532.617 13296.006 532.617 C 13243.740 532.617 13201.435 515.859 13169.092 482.344 C 13136.982 448.828 13120.927 400.547 13120.927 337.500 ZM 13185.967 337.500 C 13185.967 385.313 13196.396 421.172 13217.256 445.078 C 13238.115 468.750 13264.365 480.586 13296.006 480.586 C 13327.412 480.586 13353.545 468.633 13374.404 444.727 C 13395.263 420.820 13405.693 384.375 13405.693 335.391 C 13405.693 289.219 13395.146 254.297 13374.052 230.625 C 13353.193 206.719 13327.177 194.766 13296.006 194.766 C 13264.365 194.766 13238.115 206.602 13217.256 230.274 C 13196.396 253.945 13185.967 289.688 13185.967 337.500 ZM 13545.263 524.180 L 13545.263 150.820 L 13602.217 150.820 L 13602.217 203.906 C 13629.638 162.891 13669.248 142.383 13721.045 142.383 C 13743.545 142.383 13764.170 146.484 13782.920 154.688 C 13801.904 162.656 13816.084 173.203 13825.459 186.328 C 13834.834 199.453 13841.396 215.039 13845.146 233.086 C 13847.490 244.805 13848.662 265.313 13848.662 294.609 L 13848.662 524.180 L 13785.381 524.180 L 13785.381 297.070 C 13785.381 271.289 13782.920 252.070 13777.998 239.414 C 13773.076 226.524 13764.287 216.328 13751.631 208.828 C 13739.209 201.094 13724.560 197.227 13707.685 197.227 C 13680.732 197.227 13657.412 205.781 13637.724 222.891 C 13618.271 240.000 13608.545 272.461 13608.545 320.274 L 13608.545 524.180 L 13545.263 524.180 ZM 14120.419 412.734 L 14182.998 402.891 C 14186.513 427.969 14196.240 447.188 14212.177 460.547 C 14228.349 473.906 14250.849 480.586 14279.677 480.586 C 14308.740 480.586 14330.302 474.727 14344.365 463.008 C 14358.427 451.055 14365.459 437.109 14365.459 421.172 C 14365.459 406.875 14359.248 395.625 14346.826 387.422 C 14338.154 381.797 14316.591 374.649 14282.138 365.977 C 14235.732 354.258 14203.505 344.180 14185.459 335.742 C 14167.646 327.070 14154.052 315.234 14144.677 300.234 C 14135.537 285.000 14130.966 268.242 14130.966 249.961 C 14130.966 233.320 14134.716 217.969 14142.216 203.906 C 14149.951 189.609 14160.380 177.774 14173.505 168.399 C 14183.349 161.133 14196.709 155.039 14213.584 150.117 C 14230.693 144.961 14248.974 142.383 14268.427 142.383 C 14297.724 142.383 14323.388 146.602 14345.419 155.039 C 14367.685 163.477 14384.091 174.961 14394.638 189.492 C 14405.185 203.789 14412.451 223.008 14416.435 247.149 L 14354.560 255.586 C 14351.748 236.367 14343.544 221.367 14329.951 210.586 C 14316.591 199.805 14297.607 194.414 14272.998 194.414 C 14243.935 194.414 14223.193 199.219 14210.771 208.828 C 14198.349 218.438 14192.138 229.688 14192.138 242.578 C 14192.138 250.781 14194.716 258.164 14199.873 264.727 C 14205.029 271.524 14213.115 277.149 14224.130 281.602 C 14230.459 283.945 14249.091 289.336 14280.029 297.774 C 14324.794 309.727 14355.966 319.570 14373.544 327.305 C 14391.357 334.805 14405.302 345.820 14415.380 360.352 C 14425.459 374.883 14430.498 392.930 14430.498 414.492 C 14430.498 435.586 14424.287 455.508 14411.865 474.258 C 14399.677 492.774 14381.982 507.188 14358.779 517.500 C 14335.576 527.578 14309.326 532.617 14280.029 532.617 C 14231.513 532.617 14194.482 522.539 14168.935 502.383 C 14143.623 482.227 14127.451 452.344 14120.419 412.734 ZM 14749.365 387.422 L 14811.592 395.508 C 14804.795 438.399 14787.334 472.031 14759.209 496.406 C 14731.318 520.547 14696.982 532.617 14656.201 532.617 C 14605.107 532.617 14563.975 515.977 14532.803 482.695 C 14501.865 449.180 14486.396 401.250 14486.396 338.906 C 14486.396 298.594 14493.076 263.320 14506.435 233.086 C 14519.795 202.852 14540.068 180.234 14567.256 165.234 C 14594.678 150.000 14624.443 142.383 14656.553 142.383 C 14697.100 142.383 14730.264 152.695 14756.045 173.320 C 14781.826 193.711 14798.350 222.774 14805.615 260.508 L 14744.092 270.000 C 14738.232 244.922 14727.803 226.055 14712.803 213.399 C 14698.037 200.742 14680.107 194.414 14659.014 194.414 C 14627.139 194.414 14601.240 205.899 14581.318 228.867 C 14561.396 251.602 14551.435 287.695 14551.435 337.149 C 14551.435 387.305 14561.045 423.750 14580.264 446.484 C 14599.482 469.219 14624.560 480.586 14655.498 480.586 C 14680.342 480.586 14701.084 472.969 14717.725 457.734 C 14734.365 442.500 14744.912 419.063 14749.365 387.422 ZM 14842.178 337.500 C 14842.178 268.359 14861.396 217.149 14899.834 183.867 C 14931.943 156.211 14971.084 142.383 15017.256 142.383 C 15068.584 142.383 15110.537 159.258 15143.115 193.008 C 15175.693 226.524 15191.982 272.930 15191.982 332.227 C 15191.982 380.274 15184.717 418.125 15170.185 445.781 C 15155.888 473.203 15134.912 494.531 15107.256 509.766 C 15079.834 525.000 15049.834 532.617 15017.256 532.617 C 14964.990 532.617 14922.685 515.859 14890.342 482.344 C 14858.232 448.828 14842.178 400.547 14842.178 337.500 ZM 14907.217 337.500 C 14907.217 385.313 14917.646 421.172 14938.506 445.078 C 14959.365 468.750 14985.615 480.586 15017.256 480.586 C 15048.662 480.586 15074.795 468.633 15095.654 444.727 C 15116.513 420.820 15126.943 384.375 15126.943 335.391 C 15126.943 289.219 15116.396 254.297 15095.303 230.625 C 15074.443 206.719 15048.428 194.766 15017.256 194.766 C 14985.615 194.766 14959.365 206.602 14938.506 230.274 C 14917.646 253.945 14907.217 289.688 14907.217 337.500 ZM 15265.810 524.180 L 15265.810 150.820 L 15322.763 150.820 L 15322.763 207.422 C 15337.295 180.938 15350.654 163.477 15362.842 155.039 C 15375.263 146.602 15388.857 142.383 15403.623 142.383 C 15424.951 142.383 15446.631 149.180 15468.662 162.774 L 15446.865 221.484 C 15431.396 212.344 15415.928 207.774 15400.459 207.774 C 15386.631 207.774 15374.209 211.992 15363.193 220.430 C 15352.178 228.633 15344.326 240.117 15339.638 254.883 C 15332.607 277.383 15329.092 301.992 15329.092 328.711 L 15329.092 524.180 L 15265.810 524.180 ZM 15762.568 403.945 L 15827.959 412.031 C 15817.646 450.234 15798.545 479.883 15770.654 500.977 C 15742.763 522.070 15707.138 532.617 15663.779 532.617 C 15609.170 532.617 15565.810 515.859 15533.701 482.344 C 15501.826 448.594 15485.888 401.367 15485.888 340.664 C 15485.888 277.852 15502.060 229.102 15534.404 194.414 C 15566.748 159.727 15608.701 142.383 15660.263 142.383 C 15710.185 142.383 15750.967 159.375 15782.607 193.359 C 15814.248 227.344 15830.068 275.156 15830.068 336.797 C 15830.068 340.547 15829.951 346.172 15829.717 353.672 L 15551.279 353.672 C 15553.623 394.688 15565.224 426.094 15586.084 447.891 C 15606.943 469.688 15632.959 480.586 15664.131 480.586 C 15687.334 480.586 15707.138 474.492 15723.545 462.305 C 15739.951 450.117 15752.959 430.664 15762.568 403.945 ZM 15554.795 301.641 L 15763.271 301.641 C 15760.459 270.234 15752.490 246.680 15739.365 230.977 C 15719.209 206.602 15693.076 194.414 15660.967 194.414 C 15631.904 194.414 15607.412 204.141 15587.490 223.594 C 15567.802 243.047 15556.904 269.063 15554.795 301.641 Z">
            <!-- 331 nodes -->
          </draw:path>
          <draw:path id="text8879-8" draw:style-name="style1" draw:layer="layout" svg:x="21.412cm" svg:y="0.009cm" svg:width="5.040cm" svg:height="0.524cm" svg:viewBox="0.0 0.0 5040.352 523.828" svg:d="M 43023.426 532.969 L 42823.738 17.578 L 42897.566 17.578 L 43031.512 391.992 C 43042.293 421.992 43051.316 450.117 43058.582 476.367 C 43066.551 448.242 43075.809 420.117 43086.355 391.992 L 43225.574 17.578 L 43295.184 17.578 L 43093.387 532.969 L 43023.426 532.969 ZM 43539.168 486.914 C 43515.730 506.836 43493.113 520.899 43471.316 529.102 C 43449.754 537.305 43426.551 541.406 43401.707 541.406 C 43360.691 541.406 43329.168 531.445 43307.137 511.524 C 43285.105 491.367 43274.090 465.703 43274.090 434.531 C 43274.090 416.250 43278.191 399.609 43286.394 384.609 C 43294.832 369.375 43305.730 357.188 43319.090 348.047 C 43332.684 338.906 43347.918 331.992 43364.793 327.305 C 43377.215 324.024 43395.965 320.859 43421.043 317.813 C 43472.137 311.719 43509.754 304.453 43533.894 296.016 C 43534.129 287.344 43534.246 281.836 43534.246 279.492 C 43534.246 253.711 43528.269 235.547 43516.316 225.000 C 43500.144 210.703 43476.121 203.555 43444.246 203.555 C 43414.480 203.555 43392.449 208.828 43378.152 219.375 C 43364.090 229.688 43353.660 248.086 43346.863 274.570 L 43284.988 266.133 C 43290.613 239.649 43299.871 218.320 43312.762 202.149 C 43325.652 185.742 43344.285 173.203 43368.660 164.531 C 43393.035 155.625 43421.277 151.172 43453.387 151.172 C 43485.262 151.172 43511.160 154.922 43531.082 162.422 C 43551.004 169.922 43565.652 179.414 43575.027 190.899 C 43584.402 202.149 43590.965 216.445 43594.715 233.789 C 43596.824 244.570 43597.879 264.024 43597.879 292.149 L 43597.879 376.524 C 43597.879 435.352 43599.168 472.617 43601.746 488.320 C 43604.559 503.789 43609.949 518.672 43617.918 532.969 L 43551.824 532.969 C 43545.262 519.844 43541.043 504.492 43539.168 486.914 ZM 43533.894 345.586 C 43510.926 354.961 43476.473 362.930 43430.535 369.492 C 43404.519 373.242 43386.121 377.461 43375.340 382.149 C 43364.559 386.836 43356.238 393.750 43350.379 402.891 C 43344.519 411.797 43341.590 421.758 43341.590 432.774 C 43341.590 449.649 43347.918 463.711 43360.574 474.961 C 43373.465 486.211 43392.215 491.836 43416.824 491.836 C 43441.199 491.836 43462.879 486.563 43481.863 476.016 C 43500.848 465.234 43514.793 450.586 43523.699 432.070 C 43530.496 417.774 43533.894 396.680 43533.894 368.789 L 43533.894 345.586 ZM 43694.910 532.969 L 43694.910 17.578 L 43758.191 17.578 L 43758.191 532.969 L 43694.910 532.969 ZM 43856.980 90.352 L 43856.980 17.578 L 43920.262 17.578 L 43920.262 90.352 L 43856.980 90.352 ZM 43856.980 532.969 L 43856.980 159.609 L 43920.262 159.609 L 43920.262 532.969 L 43856.980 532.969 ZM 44259.168 532.969 L 44259.168 485.859 C 44235.496 522.891 44200.691 541.406 44154.754 541.406 C 44124.988 541.406 44097.566 533.203 44072.488 516.797 C 44047.645 500.391 44028.309 477.539 44014.480 448.242 C 44000.887 418.711 43994.090 384.844 43994.090 346.641 C 43994.090 309.375 44000.301 275.625 44012.723 245.391 C 44025.145 214.922 44043.777 191.602 44068.621 175.430 C 44093.465 159.258 44121.238 151.172 44151.941 151.172 C 44174.441 151.172 44194.480 155.977 44212.059 165.586 C 44229.637 174.961 44243.934 187.266 44254.949 202.500 L 44254.949 17.578 L 44317.879 17.578 L 44317.879 532.969 L 44259.168 532.969 ZM 44059.129 346.641 C 44059.129 394.453 44069.207 430.195 44089.363 453.867 C 44109.520 477.539 44133.309 489.375 44160.730 489.375 C 44188.387 489.375 44211.824 478.125 44231.043 455.625 C 44250.496 432.891 44260.223 398.320 44260.223 351.914 C 44260.223 300.820 44250.379 263.320 44230.691 239.414 C 44211.004 215.508 44186.746 203.555 44157.918 203.555 C 44129.793 203.555 44106.238 215.039 44087.254 238.008 C 44068.504 260.977 44059.129 297.188 44059.129 346.641 ZM 44661.355 486.914 C 44637.918 506.836 44615.301 520.899 44593.504 529.102 C 44571.941 537.305 44548.738 541.406 44523.895 541.406 C 44482.879 541.406 44451.355 531.445 44429.324 511.524 C 44407.293 491.367 44396.277 465.703 44396.277 434.531 C 44396.277 416.250 44400.379 399.609 44408.582 384.609 C 44417.020 369.375 44427.918 357.188 44441.277 348.047 C 44454.871 338.906 44470.105 331.992 44486.980 327.305 C 44499.402 324.024 44518.152 320.859 44543.230 317.813 C 44594.324 311.719 44631.941 304.453 44656.082 296.016 C 44656.316 287.344 44656.434 281.836 44656.434 279.492 C 44656.434 253.711 44650.457 235.547 44638.504 225.000 C 44622.332 210.703 44598.309 203.555 44566.434 203.555 C 44536.668 203.555 44514.637 208.828 44500.340 219.375 C 44486.277 229.688 44475.848 248.086 44469.051 274.570 L 44407.176 266.133 C 44412.801 239.649 44422.059 218.320 44434.949 202.149 C 44447.840 185.742 44466.473 173.203 44490.848 164.531 C 44515.223 155.625 44543.465 151.172 44575.574 151.172 C 44607.449 151.172 44633.348 154.922 44653.270 162.422 C 44673.191 169.922 44687.840 179.414 44697.215 190.899 C 44706.590 202.149 44713.152 216.445 44716.902 233.789 C 44719.012 244.570 44720.066 264.024 44720.066 292.149 L 44720.066 376.524 C 44720.066 435.352 44721.355 472.617 44723.934 488.320 C 44726.746 503.789 44732.137 518.672 44740.105 532.969 L 44674.012 532.969 C 44667.449 519.844 44663.230 504.492 44661.355 486.914 ZM 44656.082 345.586 C 44633.113 354.961 44598.660 362.930 44552.723 369.492 C 44526.707 373.242 44508.309 377.461 44497.527 382.149 C 44486.746 386.836 44478.426 393.750 44472.566 402.891 C 44466.707 411.797 44463.777 421.758 44463.777 432.774 C 44463.777 449.649 44470.105 463.711 44482.762 474.961 C 44495.652 486.211 44514.402 491.836 44539.012 491.836 C 44563.387 491.836 44585.066 486.563 44604.051 476.016 C 44623.035 465.234 44636.980 450.586 44645.887 432.070 C 44652.684 417.774 44656.082 396.680 44656.082 368.789 L 44656.082 345.586 ZM 44956.668 476.367 L 44965.809 532.266 C 44947.996 536.016 44932.059 537.891 44917.996 537.891 C 44895.027 537.891 44877.215 534.258 44864.559 526.992 C 44851.902 519.727 44842.996 510.234 44837.840 498.516 C 44832.684 486.563 44830.105 461.602 44830.105 423.633 L 44830.105 208.828 L 44783.699 208.828 L 44783.699 159.609 L 44830.105 159.609 L 44830.105 67.149 L 44893.035 29.180 L 44893.035 159.609 L 44956.668 159.609 L 44956.668 208.828 L 44893.035 208.828 L 44893.035 427.149 C 44893.035 445.195 44894.090 456.797 44896.199 461.953 C 44898.543 467.109 44902.176 471.211 44907.098 474.258 C 44912.254 477.305 44919.520 478.828 44928.895 478.828 C 44935.926 478.828 44945.184 478.008 44956.668 476.367 ZM 45018.543 90.352 L 45018.543 17.578 L 45081.824 17.578 L 45081.824 90.352 L 45018.543 90.352 ZM 45018.543 532.969 L 45018.543 159.609 L 45081.824 159.609 L 45081.824 532.969 L 45018.543 532.969 ZM 45154.949 346.289 C 45154.949 277.149 45174.168 225.938 45212.605 192.656 C 45244.715 165.000 45283.855 151.172 45330.027 151.172 C 45381.355 151.172 45423.308 168.047 45455.887 201.797 C 45488.465 235.313 45504.754 281.719 45504.754 341.016 C 45504.754 389.063 45497.488 426.914 45482.957 454.570 C 45468.660 481.992 45447.683 503.320 45420.027 518.555 C 45392.605 533.789 45362.605 541.406 45330.027 541.406 C 45277.762 541.406 45235.457 524.649 45203.113 491.133 C 45171.004 457.617 45154.949 409.336 45154.949 346.289 ZM 45219.988 346.289 C 45219.988 394.102 45230.418 429.961 45251.277 453.867 C 45272.137 477.539 45298.387 489.375 45330.027 489.375 C 45361.433 489.375 45387.566 477.422 45408.426 453.516 C 45429.285 429.609 45439.715 393.164 45439.715 344.180 C 45439.715 298.008 45429.168 263.086 45408.074 239.414 C 45387.215 215.508 45361.199 203.555 45330.027 203.555 C 45298.387 203.555 45272.137 215.391 45251.277 239.063 C 45230.418 262.734 45219.988 298.477 45219.988 346.289 ZM 45579.285 532.969 L 45579.285 159.609 L 45636.238 159.609 L 45636.238 212.695 C 45663.660 171.680 45703.269 151.172 45755.066 151.172 C 45777.566 151.172 45798.191 155.274 45816.941 163.477 C 45835.926 171.445 45850.105 181.992 45859.480 195.117 C 45868.855 208.242 45875.418 223.828 45879.168 241.875 C 45881.512 253.594 45882.683 274.102 45882.683 303.399 L 45882.683 532.969 L 45819.402 532.969 L 45819.402 305.859 C 45819.402 280.078 45816.941 260.859 45812.019 248.203 C 45807.098 235.313 45798.308 225.117 45785.652 217.617 C 45773.230 209.883 45758.582 206.016 45741.707 206.016 C 45714.754 206.016 45691.433 214.570 45671.746 231.680 C 45652.293 248.789 45642.566 281.250 45642.566 329.063 L 45642.566 532.969 L 45579.285 532.969 ZM 46154.441 421.524 L 46217.019 411.680 C 46220.535 436.758 46230.262 455.977 46246.199 469.336 C 46262.371 482.695 46284.871 489.375 46313.699 489.375 C 46342.762 489.375 46364.324 483.516 46378.387 471.797 C 46392.449 459.844 46399.480 445.899 46399.480 429.961 C 46399.480 415.664 46393.269 404.414 46380.848 396.211 C 46372.176 390.586 46350.613 383.438 46316.160 374.766 C 46269.754 363.047 46237.527 352.969 46219.480 344.531 C 46201.668 335.859 46188.074 324.024 46178.699 309.024 C 46169.559 293.789 46164.988 277.031 46164.988 258.750 C 46164.988 242.109 46168.738 226.758 46176.238 212.695 C 46183.973 198.399 46194.402 186.563 46207.527 177.188 C 46217.371 169.922 46230.730 163.828 46247.605 158.906 C 46264.715 153.750 46282.996 151.172 46302.449 151.172 C 46331.746 151.172 46357.410 155.391 46379.441 163.828 C 46401.707 172.266 46418.113 183.750 46428.660 198.281 C 46439.207 212.578 46446.473 231.797 46450.457 255.938 L 46388.582 264.375 C 46385.769 245.156 46377.566 230.156 46363.973 219.375 C 46350.613 208.594 46331.629 203.203 46307.019 203.203 C 46277.957 203.203 46257.215 208.008 46244.793 217.617 C 46232.371 227.227 46226.160 238.477 46226.160 251.367 C 46226.160 259.570 46228.738 266.953 46233.894 273.516 C 46239.051 280.313 46247.137 285.938 46258.152 290.391 C 46264.480 292.734 46283.113 298.125 46314.051 306.563 C 46358.816 318.516 46389.988 328.359 46407.566 336.094 C 46425.379 343.594 46439.324 354.609 46449.402 369.141 C 46459.480 383.672 46464.519 401.719 46464.519 423.281 C 46464.519 444.375 46458.309 464.297 46445.887 483.047 C 46433.699 501.563 46416.004 515.977 46392.801 526.289 C 46369.598 536.367 46343.348 541.406 46314.051 541.406 C 46265.535 541.406 46228.504 531.328 46202.957 511.172 C 46177.644 491.016 46161.473 461.133 46154.441 421.524 ZM 46783.387 396.211 L 46845.613 404.297 C 46838.816 447.188 46821.355 480.820 46793.230 505.195 C 46765.340 529.336 46731.004 541.406 46690.223 541.406 C 46639.129 541.406 46597.996 524.766 46566.824 491.484 C 46535.887 457.969 46520.418 410.039 46520.418 347.695 C 46520.418 307.383 46527.098 272.109 46540.457 241.875 C 46553.816 211.641 46574.090 189.024 46601.277 174.024 C 46628.699 158.789 46658.465 151.172 46690.574 151.172 C 46731.121 151.172 46764.285 161.484 46790.066 182.109 C 46815.848 202.500 46832.371 231.563 46839.637 269.297 L 46778.113 278.789 C 46772.254 253.711 46761.824 234.844 46746.824 222.188 C 46732.058 209.531 46714.129 203.203 46693.035 203.203 C 46661.160 203.203 46635.262 214.688 46615.340 237.656 C 46595.418 260.391 46585.457 296.484 46585.457 345.938 C 46585.457 396.094 46595.066 432.539 46614.285 455.274 C 46633.504 478.008 46658.582 489.375 46689.519 489.375 C 46714.363 489.375 46735.105 481.758 46751.746 466.524 C 46768.387 451.289 46778.933 427.852 46783.387 396.211 ZM 46876.199 346.289 C 46876.199 277.149 46895.418 225.938 46933.855 192.656 C 46965.965 165.000 47005.105 151.172 47051.277 151.172 C 47102.605 151.172 47144.558 168.047 47177.136 201.797 C 47209.715 235.313 47226.004 281.719 47226.004 341.016 C 47226.004 389.063 47218.738 426.914 47204.207 454.570 C 47189.910 481.992 47168.933 503.320 47141.277 518.555 C 47113.855 533.789 47083.855 541.406 47051.277 541.406 C 46999.011 541.406 46956.707 524.649 46924.363 491.133 C 46892.254 457.617 46876.199 409.336 46876.199 346.289 ZM 46941.238 346.289 C 46941.238 394.102 46951.668 429.961 46972.527 453.867 C 46993.386 477.539 47019.636 489.375 47051.277 489.375 C 47082.683 489.375 47108.816 477.422 47129.676 453.516 C 47150.535 429.609 47160.965 393.164 47160.965 344.180 C 47160.965 298.008 47150.418 263.086 47129.324 239.414 C 47108.465 215.508 47082.449 203.555 47051.277 203.555 C 47019.636 203.555 46993.386 215.391 46972.527 239.063 C 46951.668 262.734 46941.238 298.477 46941.238 346.289 ZM 47299.832 532.969 L 47299.832 159.609 L 47356.785 159.609 L 47356.785 216.211 C 47371.316 189.727 47384.676 172.266 47396.863 163.828 C 47409.285 155.391 47422.879 151.172 47437.644 151.172 C 47458.972 151.172 47480.652 157.969 47502.683 171.563 L 47480.886 230.274 C 47465.418 221.133 47449.949 216.563 47434.480 216.563 C 47420.652 216.563 47408.230 220.781 47397.215 229.219 C 47386.199 237.422 47378.347 248.906 47373.660 263.672 C 47366.629 286.172 47363.113 310.781 47363.113 337.500 L 47363.113 532.969 L 47299.832 532.969 ZM 47796.590 412.734 L 47861.981 420.820 C 47851.668 459.024 47832.567 488.672 47804.676 509.766 C 47776.785 530.859 47741.160 541.406 47697.801 541.406 C 47643.192 541.406 47599.832 524.649 47567.723 491.133 C 47535.848 457.383 47519.910 410.156 47519.910 349.453 C 47519.910 286.641 47536.082 237.891 47568.426 203.203 C 47600.770 168.516 47642.723 151.172 47694.285 151.172 C 47744.207 151.172 47784.988 168.164 47816.629 202.149 C 47848.270 236.133 47864.090 283.945 47864.090 345.586 C 47864.090 349.336 47863.973 354.961 47863.738 362.461 L 47585.301 362.461 C 47587.645 403.477 47599.246 434.883 47620.106 456.680 C 47640.965 478.477 47666.981 489.375 47698.152 489.375 C 47721.356 489.375 47741.160 483.281 47757.567 471.094 C 47773.973 458.906 47786.981 439.453 47796.590 412.734 ZM 47588.817 310.430 L 47797.293 310.430 C 47794.481 279.024 47786.512 255.469 47773.387 239.766 C 47753.231 215.391 47727.098 203.203 47694.988 203.203 C 47665.926 203.203 47641.434 212.930 47621.512 232.383 C 47601.824 251.836 47590.926 277.852 47588.817 310.430 Z">
            <!-- 305 nodes -->
          </draw:path>
          <draw:path id="text8879-9" draw:style-name="style1" draw:layer="layout" svg:x="0.007cm" svg:y="5.014cm" svg:width="0.526cm" svg:height="3.635cm" svg:viewBox="0.0 0.0 525.937 3634.805" svg:d="M 530.859 13473.595 L 530.859 13536.877 L 127.617 13536.877 C 142.149 13552.111 156.680 13572.150 171.211 13596.994 C 185.742 13621.603 196.641 13643.752 203.906 13663.439 L 142.734 13663.439 C 126.094 13628.049 105.938 13597.111 82.266 13570.627 C 58.594 13544.142 35.625 13525.392 13.359 13514.377 L 13.359 13473.595 L 530.859 13473.595 ZM 376.172 13118.517 L 312.539 13118.517 L 312.539 12924.103 L 376.172 12924.103 L 376.172 13118.517 ZM 530.859 12648.478 L 15.469 12648.478 L 15.469 12580.275 L 470.039 12580.275 L 470.039 12326.447 L 530.859 12326.447 L 530.859 12648.478 ZM 197.930 12252.619 L 101.602 12268.791 L 15.469 12268.791 L 15.469 12196.720 L 101.602 12196.720 L 197.930 12213.595 L 197.930 12252.619 ZM 530.859 12163.674 L 15.469 11965.744 L 15.469 11892.267 L 530.859 11681.330 L 530.859 11759.025 L 374.766 11819.142 L 374.766 12034.650 L 530.859 12091.252 L 530.859 12163.674 ZM 319.219 12014.963 L 319.219 11840.236 L 176.484 11894.025 C 133.125 11910.431 97.500 11922.619 69.609 11930.588 C 102.656 11937.150 135.469 11946.408 168.047 11958.361 L 319.219 12014.963 ZM 530.859 11635.627 L 15.469 11635.627 L 15.469 11572.345 L 530.859 11572.345 L 530.859 11635.627 ZM 530.859 11475.314 L 15.469 11475.314 L 15.469 11412.033 L 530.859 11412.033 L 530.859 11475.314 ZM 484.805 11069.963 C 504.727 11093.400 518.789 11116.017 526.992 11137.814 C 535.195 11159.377 539.297 11182.580 539.297 11207.424 C 539.297 11248.439 529.336 11279.963 509.414 11301.994 C 489.258 11324.025 463.594 11335.041 432.422 11335.041 C 414.141 11335.041 397.500 11330.939 382.500 11322.736 C 367.266 11314.299 355.078 11303.400 345.938 11290.041 C 336.797 11276.447 329.883 11261.213 325.195 11244.338 C 321.914 11231.916 318.750 11213.166 315.703 11188.088 C 309.609 11136.994 302.344 11099.377 293.906 11075.236 C 285.234 11075.002 279.727 11074.885 277.383 11074.885 C 251.602 11074.885 233.438 11080.861 222.891 11092.814 C 208.594 11108.986 201.445 11133.010 201.445 11164.885 C 201.445 11194.650 206.719 11216.681 217.266 11230.978 C 227.578 11245.041 245.977 11255.471 272.461 11262.267 L 264.024 11324.142 C 237.539 11318.517 216.211 11309.260 200.039 11296.369 C 183.633 11283.478 171.094 11264.846 162.422 11240.471 C 153.516 11216.096 149.063 11187.853 149.063 11155.744 C 149.063 11123.869 152.813 11097.971 160.313 11078.049 C 167.813 11058.127 177.305 11043.478 188.789 11034.103 C 200.039 11024.728 214.336 11018.166 231.680 11014.416 C 242.461 11012.306 261.914 11011.252 290.039 11011.252 L 374.414 11011.252 C 433.242 11011.252 470.508 11009.963 486.211 11007.385 C 501.680 11004.572 516.563 10999.181 530.859 10991.213 L 530.859 11057.306 C 517.734 11063.869 502.383 11068.088 484.805 11069.963 ZM 343.477 11075.236 C 352.852 11098.205 360.820 11132.658 367.383 11178.596 C 371.133 11204.611 375.352 11223.010 380.039 11233.791 C 384.727 11244.572 391.641 11252.892 400.781 11258.752 C 409.688 11264.611 419.649 11267.541 430.664 11267.541 C 447.539 11267.541 461.602 11261.213 472.852 11248.556 C 484.102 11235.666 489.727 11216.916 489.727 11192.306 C 489.727 11167.931 484.453 11146.252 473.906 11127.267 C 463.125 11108.283 448.477 11094.338 429.961 11085.431 C 415.664 11078.635 394.570 11075.236 366.680 11075.236 L 343.477 11075.236 ZM 88.242 10912.463 L 15.469 10912.463 L 15.469 10849.181 L 88.242 10849.181 L 88.242 10912.463 ZM 530.859 10912.463 L 157.500 10912.463 L 157.500 10849.181 L 530.859 10849.181 L 530.859 10912.463 ZM 530.859 10752.502 L 157.500 10752.502 L 157.500 10695.549 L 210.586 10695.549 C 169.570 10668.127 149.063 10628.517 149.063 10576.720 C 149.063 10554.220 153.164 10533.595 161.367 10514.845 C 169.336 10495.861 179.883 10481.681 193.008 10472.306 C 206.133 10462.931 221.719 10456.369 239.766 10452.619 C 251.484 10450.275 271.992 10449.103 301.289 10449.103 L 530.859 10449.103 L 530.859 10512.384 L 303.750 10512.384 C 277.969 10512.384 258.750 10514.845 246.094 10519.767 C 233.203 10524.689 223.008 10533.478 215.508 10546.134 C 207.774 10558.556 203.906 10573.205 203.906 10590.080 C 203.906 10617.033 212.461 10640.353 229.570 10660.041 C 246.680 10679.494 279.141 10689.220 326.953 10689.220 L 530.859 10689.220 L 530.859 10752.502 ZM 410.625 10096.134 L 418.711 10030.744 C 456.914 10041.056 486.563 10060.158 507.656 10088.049 C 528.750 10115.939 539.297 10151.564 539.297 10194.924 C 539.297 10249.533 522.539 10292.892 489.024 10325.002 C 455.274 10356.877 408.047 10372.814 347.344 10372.814 C 284.531 10372.814 235.781 10356.642 201.094 10324.299 C 166.406 10291.955 149.063 10250.002 149.063 10198.439 C 149.063 10148.517 166.055 10107.736 200.039 10076.095 C 234.024 10044.455 281.836 10028.634 343.477 10028.634 C 347.227 10028.634 352.852 10028.752 360.352 10028.986 L 360.352 10307.424 C 401.367 10305.080 432.774 10293.478 454.570 10272.619 C 476.367 10251.759 487.266 10225.744 487.266 10194.572 C 487.266 10171.369 481.172 10151.564 468.984 10135.158 C 456.797 10118.752 437.344 10105.744 410.625 10096.134 ZM 308.320 10303.908 L 308.320 10095.431 C 276.914 10098.244 253.359 10106.213 237.656 10119.338 C 213.281 10139.494 201.094 10165.627 201.094 10197.736 C 201.094 10226.799 210.820 10251.291 230.274 10271.213 C 249.727 10290.900 275.742 10301.799 308.320 10303.908 Z">
            <!-- 144 nodes -->
          </draw:path>
          <draw:path id="text8879-9-5" draw:style-name="style1" draw:layer="layout" svg:x="0.000cm" svg:y="18.435cm" svg:width="0.533cm" svg:height="3.054cm" svg:viewBox="0.0 0.0 532.969 3054.023" svg:d="M 524.180 39734.395 L 524.180 39797.676 L 120.938 39797.676 C 135.469 39812.910 150.000 39832.949 164.531 39857.793 C 179.063 39882.402 189.961 39904.551 197.227 39924.238 L 136.055 39924.238 C 119.414 39888.848 99.258 39857.910 75.586 39831.426 C 51.914 39804.941 28.945 39786.191 6.680 39775.176 L 6.680 39734.395 L 524.180 39734.395 ZM 389.180 39571.973 L 383.555 39505.527 C 415.899 39500.605 440.274 39489.238 456.680 39471.426 C 472.852 39453.379 480.938 39431.699 480.938 39406.387 C 480.938 39375.918 469.453 39350.137 446.484 39329.043 C 423.516 39307.949 393.047 39297.402 355.078 39297.402 C 318.984 39297.402 290.508 39307.598 269.649 39327.988 C 248.789 39348.145 238.359 39374.629 238.359 39407.441 C 238.359 39427.832 243.047 39446.230 252.422 39462.637 C 261.563 39479.043 273.516 39491.934 288.281 39501.309 L 280.547 39560.723 L 15.820 39510.801 L 15.820 39254.512 L 76.289 39254.512 L 76.289 39460.176 L 214.805 39487.949 C 193.242 39457.012 182.461 39424.551 182.461 39390.566 C 182.461 39345.566 198.047 39307.598 229.219 39276.660 C 260.391 39245.723 300.469 39230.254 349.453 39230.254 C 396.094 39230.254 436.406 39243.848 470.391 39271.035 C 512.109 39304.082 532.969 39349.199 532.969 39406.387 C 532.969 39453.262 519.844 39491.582 493.594 39521.348 C 467.344 39550.879 432.539 39567.754 389.180 39571.973 ZM 369.492 38978.535 L 305.859 38978.535 L 305.859 38784.121 L 369.492 38784.121 L 369.492 38978.535 ZM 358.594 38528.887 L 352.969 38464.551 C 378.750 38461.504 399.961 38454.473 416.602 38443.457 C 433.008 38432.207 446.367 38414.863 456.680 38391.426 C 466.758 38367.988 471.797 38341.621 471.797 38312.324 C 471.797 38286.309 467.930 38263.340 460.195 38243.418 C 452.461 38223.496 441.914 38208.730 428.555 38199.121 C 414.961 38189.277 400.195 38184.355 384.258 38184.355 C 368.086 38184.355 354.024 38189.043 342.070 38198.418 C 329.883 38207.793 319.688 38223.262 311.484 38244.824 C 306.094 38258.652 297.774 38289.238 286.524 38336.582 C 275.039 38383.926 264.258 38417.090 254.180 38436.074 C 241.289 38460.684 225.352 38479.082 206.367 38491.270 C 187.149 38503.223 165.703 38509.199 142.031 38509.199 C 116.016 38509.199 91.758 38501.816 69.258 38487.051 C 46.524 38472.285 29.297 38450.723 17.578 38422.363 C 5.859 38394.004 0.000 38362.480 0.000 38327.793 C 0.000 38289.590 6.211 38255.957 18.633 38226.895 C 30.820 38197.598 48.867 38175.098 72.774 38159.395 C 96.680 38143.691 123.750 38135.254 153.984 38134.082 L 158.906 38199.473 C 126.328 38202.988 101.719 38214.941 85.078 38235.332 C 68.438 38255.488 60.117 38285.371 60.117 38324.980 C 60.117 38366.230 67.734 38396.348 82.969 38415.332 C 97.969 38434.082 116.133 38443.457 137.461 38443.457 C 155.977 38443.457 171.211 38436.777 183.164 38423.418 C 195.117 38410.293 207.422 38376.074 220.078 38320.762 C 232.500 38265.215 243.399 38227.129 252.774 38206.504 C 266.602 38176.504 284.180 38154.355 305.508 38140.059 C 326.602 38125.762 350.977 38118.613 378.633 38118.613 C 406.055 38118.613 431.953 38126.465 456.328 38142.168 C 480.469 38157.871 499.336 38180.488 512.930 38210.020 C 526.289 38239.316 532.969 38272.363 532.969 38309.160 C 532.969 38355.801 526.172 38394.941 512.578 38426.582 C 498.984 38457.988 478.594 38482.715 451.406 38500.762 C 423.984 38518.574 393.047 38527.949 358.594 38528.887 ZM 81.563 38032.480 L 8.789 38032.480 L 8.789 37969.199 L 81.563 37969.199 L 81.563 38032.480 ZM 524.180 38032.480 L 150.820 38032.480 L 150.820 37969.199 L 524.180 37969.199 L 524.180 38032.480 ZM 467.578 37734.356 L 523.477 37725.215 C 527.227 37743.027 529.102 37758.965 529.102 37773.027 C 529.102 37795.996 525.469 37813.809 518.203 37826.465 C 510.938 37839.121 501.445 37848.027 489.727 37853.184 C 477.774 37858.340 452.813 37860.918 414.844 37860.918 L 200.039 37860.918 L 200.039 37907.324 L 150.820 37907.324 L 150.820 37860.918 L 58.359 37860.918 L 20.391 37797.988 L 150.820 37797.988 L 150.820 37734.356 L 200.039 37734.356 L 200.039 37797.988 L 418.359 37797.988 C 436.406 37797.988 448.008 37796.934 453.164 37794.824 C 458.320 37792.481 462.422 37788.848 465.469 37783.926 C 468.516 37778.770 470.039 37771.504 470.039 37762.129 C 470.039 37755.098 469.219 37745.840 467.578 37734.356 ZM 467.578 37534.668 L 523.477 37525.527 C 527.227 37543.340 529.102 37559.277 529.102 37573.340 C 529.102 37596.309 525.469 37614.121 518.203 37626.777 C 510.938 37639.434 501.445 37648.340 489.727 37653.496 C 477.774 37658.652 452.813 37661.230 414.844 37661.230 L 200.039 37661.230 L 200.039 37707.637 L 150.820 37707.637 L 150.820 37661.230 L 58.359 37661.230 L 20.391 37598.301 L 150.820 37598.301 L 150.820 37534.668 L 200.039 37534.668 L 200.039 37598.301 L 418.359 37598.301 C 436.406 37598.301 448.008 37597.246 453.164 37595.137 C 458.320 37592.793 462.422 37589.160 465.469 37584.238 C 468.516 37579.082 470.039 37571.816 470.039 37562.441 C 470.039 37555.410 469.219 37546.152 467.578 37534.668 ZM 403.945 37217.559 L 412.031 37152.168 C 450.234 37162.480 479.883 37181.582 500.977 37209.473 C 522.070 37237.363 532.617 37272.988 532.617 37316.348 C 532.617 37370.957 515.859 37414.316 482.344 37446.426 C 448.594 37478.301 401.367 37494.238 340.664 37494.238 C 277.852 37494.238 229.102 37478.066 194.414 37445.723 C 159.727 37413.379 142.383 37371.426 142.383 37319.863 C 142.383 37269.941 159.375 37229.160 193.359 37197.520 C 227.344 37165.879 275.156 37150.059 336.797 37150.059 C 340.547 37150.059 346.172 37150.176 353.672 37150.410 L 353.672 37428.848 C 394.688 37426.504 426.094 37414.902 447.891 37394.043 C 469.688 37373.184 480.586 37347.168 480.586 37315.996 C 480.586 37292.793 474.492 37272.988 462.305 37256.582 C 450.117 37240.176 430.664 37227.168 403.945 37217.559 ZM 301.641 37425.332 L 301.641 37216.855 C 270.234 37219.668 246.680 37227.637 230.977 37240.762 C 206.602 37260.918 194.414 37287.051 194.414 37319.160 C 194.414 37348.223 204.141 37372.715 223.594 37392.637 C 243.047 37412.324 269.063 37423.223 301.641 37425.332 ZM 524.180 37073.066 L 150.820 37073.066 L 150.820 37016.113 L 207.422 37016.113 C 180.938 37001.582 163.477 36988.223 155.039 36976.035 C 146.602 36963.613 142.383 36950.020 142.383 36935.254 C 142.383 36913.926 149.180 36892.246 162.774 36870.215 L 221.484 36892.012 C 212.344 36907.480 207.774 36922.949 207.774 36938.418 C 207.774 36952.246 211.992 36964.668 220.430 36975.684 C 228.633 36986.699 240.117 36994.551 254.883 36999.238 C 277.383 37006.270 301.992 37009.785 328.711 37009.785 L 524.180 37009.785 L 524.180 37073.066 Z">
            <!-- 162 nodes -->
          </draw:path>
          <draw:path id="text8879-9-5-2" draw:style-name="style1" draw:layer="layout" svg:x="0.007cm" svg:y="31.294cm" svg:width="0.526cm" svg:height="3.816cm" svg:viewBox="0.0 0.0 526.289 3815.508" svg:d="M 530.859 66212.905 L 530.859 66276.186 L 127.617 66276.186 C 142.149 66291.420 156.680 66311.459 171.211 66336.303 C 185.742 66360.913 196.641 66383.061 203.906 66402.748 L 142.734 66402.748 C 126.094 66367.358 105.938 66336.420 82.266 66309.936 C 58.594 66283.452 35.625 66264.702 13.359 66253.686 L 13.359 66212.905 L 530.859 66212.905 ZM 411.680 66040.991 L 406.055 65980.170 C 434.649 65975.014 455.391 65965.170 468.281 65950.639 C 481.172 65936.108 487.617 65917.475 487.617 65894.741 C 487.617 65875.288 483.164 65858.295 474.258 65843.764 C 465.352 65828.998 453.516 65816.928 438.750 65807.553 C 423.750 65798.178 403.594 65790.327 378.281 65783.998 C 352.969 65777.670 327.188 65774.506 300.938 65774.506 C 298.125 65774.506 293.906 65774.623 288.281 65774.858 C 308.438 65787.514 324.844 65804.858 337.500 65826.889 C 349.922 65848.686 356.133 65872.358 356.133 65897.905 C 356.133 65940.561 340.664 65976.655 309.727 66006.186 C 278.789 66035.717 238.008 66050.483 187.383 66050.483 C 135.117 66050.483 93.047 66035.131 61.172 66004.428 C 29.297 65973.491 13.359 65934.819 13.359 65888.413 C 13.359 65854.897 22.383 65824.311 40.430 65796.655 C 58.477 65768.764 84.258 65747.670 117.774 65733.373 C 151.055 65718.842 199.336 65711.577 262.617 65711.577 C 328.477 65711.577 380.977 65718.725 420.117 65733.022 C 459.024 65747.319 488.672 65768.647 509.063 65797.006 C 529.453 65825.131 539.649 65858.178 539.649 65896.147 C 539.649 65936.459 528.516 65969.389 506.250 65994.936 C 483.750 66020.483 452.227 66035.834 411.680 66040.991 ZM 184.219 65781.889 C 147.891 65781.889 119.063 65791.616 97.734 65811.069 C 76.406 65830.288 65.742 65853.491 65.742 65880.678 C 65.742 65908.803 77.227 65933.295 100.195 65954.155 C 123.164 65975.014 152.930 65985.444 189.492 65985.444 C 222.305 65985.444 249.024 65975.600 269.649 65955.913 C 290.039 65935.991 300.234 65911.498 300.234 65882.436 C 300.234 65853.139 290.039 65829.116 269.649 65810.366 C 249.024 65791.381 220.547 65781.889 184.219 65781.889 ZM 376.172 65457.045 L 312.539 65457.045 L 312.539 65262.631 L 376.172 65262.631 L 376.172 65457.045 ZM 530.859 64984.194 L 15.469 64984.194 L 15.469 64806.655 C 15.469 64766.577 17.930 64735.991 22.852 64714.897 C 29.649 64685.366 41.953 64660.170 59.766 64639.311 C 82.734 64612.123 112.149 64591.850 148.008 64578.491 C 183.633 64564.897 224.414 64558.100 270.352 64558.100 C 309.492 64558.100 344.180 64562.670 374.414 64571.811 C 404.649 64580.952 429.727 64592.670 449.649 64606.967 C 469.336 64621.264 484.922 64636.967 496.406 64654.077 C 507.656 64670.952 516.211 64691.459 522.070 64715.600 C 527.930 64739.506 530.859 64767.045 530.859 64798.217 L 530.859 64984.194 ZM 470.039 64915.991 L 470.039 64805.952 C 470.039 64771.967 466.875 64745.366 460.547 64726.147 C 454.219 64706.694 445.313 64691.225 433.828 64679.741 C 417.656 64663.569 395.977 64651.030 368.789 64642.123 C 341.367 64632.983 308.203 64628.413 269.297 64628.413 C 215.391 64628.413 174.024 64637.319 145.195 64655.131 C 116.133 64672.709 96.680 64694.155 86.836 64719.467 C 79.805 64737.748 76.289 64767.163 76.289 64807.709 L 76.289 64915.991 L 470.039 64915.991 ZM 344.180 64495.522 C 275.039 64495.522 223.828 64476.303 190.547 64437.866 C 162.891 64405.756 149.063 64366.616 149.063 64320.444 C 149.063 64269.116 165.938 64227.163 199.688 64194.584 C 233.203 64162.006 279.609 64145.717 338.906 64145.717 C 386.953 64145.717 424.805 64152.983 452.461 64167.514 C 479.883 64181.811 501.211 64202.788 516.445 64230.444 C 531.680 64257.866 539.297 64287.866 539.297 64320.444 C 539.297 64372.709 522.539 64415.014 489.024 64447.358 C 455.508 64479.467 407.227 64495.522 344.180 64495.522 ZM 344.180 64430.483 C 391.992 64430.483 427.852 64420.053 451.758 64399.194 C 475.430 64378.334 487.266 64352.084 487.266 64320.444 C 487.266 64289.038 475.313 64262.905 451.406 64242.045 C 427.500 64221.186 391.055 64210.756 342.070 64210.756 C 295.899 64210.756 260.977 64221.303 237.305 64242.397 C 213.399 64263.256 201.445 64289.272 201.445 64320.444 C 201.445 64352.084 213.281 64378.334 236.953 64399.194 C 260.625 64420.053 296.367 64430.483 344.180 64430.483 ZM 530.859 63967.475 L 157.500 64109.506 L 157.500 64042.709 L 381.094 63962.553 C 405.234 63953.881 430.313 63945.913 456.328 63938.647 C 436.641 63933.022 412.969 63925.170 385.313 63915.092 L 157.500 63832.123 L 157.500 63767.084 L 530.859 63908.413 L 530.859 63967.475 ZM 410.625 63455.600 L 418.711 63390.210 C 456.914 63400.522 486.563 63419.624 507.656 63447.514 C 528.750 63475.405 539.297 63511.030 539.297 63554.389 C 539.297 63608.999 522.539 63652.358 489.024 63684.467 C 455.274 63716.342 408.047 63732.280 347.344 63732.280 C 284.531 63732.280 235.781 63716.108 201.094 63683.764 C 166.406 63651.420 149.063 63609.467 149.063 63557.905 C 149.063 63507.983 166.055 63467.202 200.039 63435.561 C 234.024 63403.920 281.836 63388.100 343.477 63388.100 C 347.227 63388.100 352.852 63388.217 360.352 63388.452 L 360.352 63666.889 C 401.367 63664.545 432.774 63652.944 454.570 63632.085 C 476.367 63611.225 487.266 63585.210 487.266 63554.038 C 487.266 63530.835 481.172 63511.030 468.984 63494.624 C 456.797 63478.217 437.344 63465.210 410.625 63455.600 ZM 308.320 63663.374 L 308.320 63454.897 C 276.914 63457.710 253.359 63465.678 237.656 63478.803 C 213.281 63498.960 201.094 63525.092 201.094 63557.202 C 201.094 63586.264 210.820 63610.756 230.274 63630.678 C 249.727 63650.366 275.742 63661.264 308.320 63663.374 ZM 530.859 63311.108 L 157.500 63311.108 L 157.500 63254.155 L 214.102 63254.155 C 187.617 63239.624 170.156 63226.264 161.719 63214.077 C 153.281 63201.655 149.063 63188.061 149.063 63173.295 C 149.063 63151.967 155.859 63130.288 169.453 63108.256 L 228.164 63130.053 C 219.024 63145.522 214.453 63160.991 214.453 63176.460 C 214.453 63190.288 218.672 63202.710 227.109 63213.725 C 235.313 63224.741 246.797 63232.592 261.563 63237.280 C 284.063 63244.311 308.672 63247.827 335.391 63247.827 L 530.859 63247.827 L 530.859 63311.108 ZM 88.242 63069.584 L 15.469 63069.584 L 15.469 63006.303 L 88.242 63006.303 L 88.242 63069.584 ZM 530.859 63069.584 L 157.500 63069.584 L 157.500 63006.303 L 530.859 63006.303 L 530.859 63069.584 ZM 484.805 62665.991 C 504.727 62689.428 518.789 62712.045 526.992 62733.842 C 535.195 62755.405 539.297 62778.608 539.297 62803.452 C 539.297 62844.467 529.336 62875.991 509.414 62898.022 C 489.258 62920.053 463.594 62931.069 432.422 62931.069 C 414.141 62931.069 397.500 62926.967 382.500 62918.764 C 367.266 62910.327 355.078 62899.428 345.938 62886.069 C 336.797 62872.475 329.883 62857.241 325.195 62840.366 C 321.914 62827.944 318.750 62809.194 315.703 62784.116 C 309.609 62733.022 302.344 62695.405 293.906 62671.264 C 285.234 62671.030 279.727 62670.913 277.383 62670.913 C 251.602 62670.913 233.438 62676.889 222.891 62688.842 C 208.594 62705.014 201.445 62729.038 201.445 62760.913 C 201.445 62790.678 206.719 62812.710 217.266 62827.006 C 227.578 62841.069 245.977 62851.499 272.461 62858.295 L 264.024 62920.170 C 237.539 62914.545 216.211 62905.288 200.039 62892.397 C 183.633 62879.506 171.094 62860.874 162.422 62836.499 C 153.516 62812.124 149.063 62783.881 149.063 62751.772 C 149.063 62719.897 152.813 62693.999 160.313 62674.077 C 167.813 62654.155 177.305 62639.506 188.789 62630.131 C 200.039 62620.756 214.336 62614.194 231.680 62610.444 C 242.461 62608.335 261.914 62607.280 290.039 62607.280 L 374.414 62607.280 C 433.242 62607.280 470.508 62605.991 486.211 62603.413 C 501.680 62600.600 516.563 62595.210 530.859 62587.241 L 530.859 62653.335 C 517.734 62659.897 502.383 62664.116 484.805 62665.991 ZM 343.477 62671.264 C 352.852 62694.233 360.820 62728.686 367.383 62774.624 C 371.133 62800.639 375.352 62819.038 380.039 62829.819 C 384.727 62840.600 391.641 62848.920 400.781 62854.780 C 409.688 62860.639 419.649 62863.569 430.664 62863.569 C 447.539 62863.569 461.602 62857.241 472.852 62844.585 C 484.102 62831.694 489.727 62812.944 489.727 62788.335 C 489.727 62763.960 484.453 62742.280 473.906 62723.295 C 463.125 62704.311 448.477 62690.366 429.961 62681.460 C 415.664 62674.663 394.570 62671.264 366.680 62671.264 L 343.477 62671.264 Z">
            <!-- 185 nodes -->
          </draw:path>
          <draw:path id="text8879-9-5-2-0" draw:style-name="style1" draw:layer="layout" svg:x="0.007cm" svg:y="45.060cm" svg:width="0.526cm" svg:height="2.765cm" svg:viewBox="0.0 0.0 526.289 2765.447" svg:d="M 470.039 92545.400 L 530.859 92545.400 L 530.859 92886.064 C 515.625 92886.533 500.977 92884.072 486.914 92878.681 C 463.711 92870.009 440.859 92856.181 418.359 92837.197 C 395.859 92817.978 369.844 92790.322 340.313 92754.228 C 294.375 92698.213 258.047 92660.361 231.328 92640.674 C 204.375 92620.986 178.945 92611.142 155.039 92611.142 C 129.961 92611.142 108.867 92620.166 91.758 92638.213 C 74.414 92656.025 65.742 92679.345 65.742 92708.174 C 65.742 92738.642 74.883 92763.017 93.164 92781.299 C 111.445 92799.580 136.758 92808.838 169.102 92809.072 L 162.422 92874.111 C 113.906 92869.658 76.992 92852.900 51.680 92823.838 C 26.133 92794.775 13.359 92755.752 13.359 92706.767 C 13.359 92657.314 27.070 92618.174 54.492 92589.345 C 81.914 92560.517 115.899 92546.103 156.445 92546.103 C 177.070 92546.103 197.344 92550.322 217.266 92558.759 C 237.188 92567.197 258.164 92581.259 280.195 92600.947 C 302.227 92620.400 332.461 92652.861 370.899 92698.330 C 402.774 92736.299 424.453 92760.674 435.938 92771.455 C 447.188 92782.236 458.555 92791.142 470.039 92798.174 L 470.039 92545.400 ZM 395.859 92477.197 L 390.234 92410.752 C 422.578 92405.830 446.953 92394.463 463.359 92376.650 C 479.531 92358.603 487.617 92336.924 487.617 92311.611 C 487.617 92281.142 476.133 92255.361 453.164 92234.267 C 430.195 92213.174 399.727 92202.627 361.758 92202.627 C 325.664 92202.627 297.188 92212.822 276.328 92233.213 C 255.469 92253.369 245.039 92279.853 245.039 92312.666 C 245.039 92333.056 249.727 92351.455 259.102 92367.861 C 268.242 92384.267 280.195 92397.158 294.961 92406.533 L 287.227 92465.947 L 22.500 92416.025 L 22.500 92159.736 L 82.969 92159.736 L 82.969 92365.400 L 221.484 92393.174 C 199.922 92362.236 189.141 92329.775 189.141 92295.791 C 189.141 92250.791 204.727 92212.822 235.899 92181.884 C 267.070 92150.947 307.149 92135.478 356.133 92135.478 C 402.774 92135.478 443.086 92149.072 477.070 92176.259 C 518.789 92209.306 539.649 92254.424 539.649 92311.611 C 539.649 92358.486 526.524 92396.806 500.274 92426.572 C 474.024 92456.103 439.219 92472.978 395.859 92477.197 ZM 376.172 91883.759 L 312.539 91883.759 L 312.539 91689.345 L 376.172 91689.345 L 376.172 91883.759 ZM 530.859 91407.392 L 15.469 91407.392 L 15.469 91059.697 L 76.289 91059.697 L 76.289 91339.189 L 235.899 91339.189 L 235.899 91097.314 L 296.719 91097.314 L 296.719 91339.189 L 530.859 91339.189 L 530.859 91407.392 ZM 530.859 90980.244 L 15.469 90980.244 L 15.469 90916.963 L 530.859 90916.963 L 530.859 90980.244 ZM 484.805 90574.892 C 504.727 90598.330 518.789 90620.947 526.992 90642.744 C 535.195 90664.306 539.297 90687.509 539.297 90712.353 C 539.297 90753.369 529.336 90784.892 509.414 90806.923 C 489.258 90828.955 463.594 90839.970 432.422 90839.970 C 414.141 90839.970 397.500 90835.869 382.500 90827.666 C 367.266 90819.228 355.078 90808.330 345.938 90794.970 C 336.797 90781.377 329.883 90766.142 325.195 90749.267 C 321.914 90736.845 318.750 90718.095 315.703 90693.017 C 309.609 90641.923 302.344 90604.306 293.906 90580.166 C 285.234 90579.931 279.727 90579.814 277.383 90579.814 C 251.602 90579.814 233.438 90585.791 222.891 90597.744 C 208.594 90613.916 201.445 90637.939 201.445 90669.814 C 201.445 90699.580 206.719 90721.611 217.266 90735.908 C 227.578 90749.970 245.977 90760.400 272.461 90767.197 L 264.024 90829.072 C 237.539 90823.447 216.211 90814.189 200.039 90801.298 C 183.633 90788.408 171.094 90769.775 162.422 90745.400 C 153.516 90721.025 149.063 90692.783 149.063 90660.673 C 149.063 90628.798 152.813 90602.900 160.313 90582.978 C 167.813 90563.056 177.305 90548.408 188.789 90539.033 C 200.039 90529.658 214.336 90523.095 231.680 90519.345 C 242.461 90517.236 261.914 90516.181 290.039 90516.181 L 374.414 90516.181 C 433.242 90516.181 470.508 90514.892 486.211 90512.314 C 501.680 90509.502 516.563 90504.111 530.859 90496.142 L 530.859 90562.236 C 517.734 90568.798 502.383 90573.017 484.805 90574.892 ZM 343.477 90580.166 C 352.852 90603.134 360.820 90637.588 367.383 90683.525 C 371.133 90709.541 375.352 90727.939 380.039 90738.720 C 384.727 90749.502 391.641 90757.822 400.781 90763.681 C 409.688 90769.541 419.649 90772.470 430.664 90772.470 C 447.539 90772.470 461.602 90766.142 472.852 90753.486 C 484.102 90740.595 489.727 90721.845 489.727 90697.236 C 489.727 90672.861 484.453 90651.181 473.906 90632.197 C 463.125 90613.213 448.477 90599.267 429.961 90590.361 C 415.664 90583.564 394.570 90580.166 366.680 90580.166 L 343.477 90580.166 ZM 530.859 90451.142 L 479.531 90451.142 L 206.719 90213.486 C 208.125 90240.439 208.828 90264.228 208.828 90284.853 L 208.828 90437.080 L 157.500 90437.080 L 157.500 90131.923 L 199.336 90131.923 L 436.289 90334.072 L 479.531 90373.095 C 477.422 90344.736 476.367 90318.134 476.367 90293.291 L 476.367 90120.673 L 530.859 90120.673 L 530.859 90451.142 Z">
            <!-- 120 nodes -->
          </draw:path>
          <draw:path id="text4445" draw:style-name="style1" draw:layer="layout" svg:x="0.380cm" svg:y="0.099cm" svg:width="0.992cm" svg:height="0.826cm" svg:viewBox="0.0 0.0 991.719 825.859" svg:d="M 912.531 1024.212 C 869.849 970.358 833.755 907.337 804.250 835.150 C 774.745 762.962 759.992 688.197 759.992 610.853 C 759.992 542.676 771.021 477.363 793.078 414.915 C 818.859 342.442 858.677 270.254 912.531 198.353 L 967.961 198.353 C 933.299 257.936 910.383 300.475 899.211 325.970 C 881.737 365.501 867.987 406.751 857.961 449.720 C 845.643 503.288 839.484 557.142 839.484 611.283 C 839.484 749.069 882.310 886.712 967.961 1024.212 L 912.531 1024.212 ZM 1356.398 782.728 C 1327.752 807.077 1300.109 824.264 1273.468 834.290 C 1247.114 844.316 1218.755 849.329 1188.390 849.329 C 1138.260 849.329 1099.732 837.155 1072.804 812.806 C 1045.877 788.171 1032.414 756.803 1032.414 718.705 C 1032.414 696.361 1037.427 676.022 1047.453 657.689 C 1057.765 639.069 1071.086 624.173 1087.414 613.001 C 1104.028 601.830 1122.648 593.379 1143.273 587.650 C 1158.455 583.639 1181.372 579.772 1212.023 576.048 C 1274.471 568.600 1320.448 559.720 1349.953 549.408 C 1350.239 538.809 1350.383 532.077 1350.383 529.212 C 1350.383 497.702 1343.078 475.501 1328.468 462.611 C 1308.703 445.137 1279.341 436.400 1240.383 436.400 C 1204.002 436.400 1177.075 442.845 1159.601 455.736 C 1142.414 468.340 1129.666 490.827 1121.359 523.197 L 1045.734 512.884 C 1052.609 480.514 1063.924 454.447 1079.679 434.681 C 1095.435 414.629 1118.208 399.304 1148.000 388.705 C 1177.791 377.819 1212.310 372.376 1251.554 372.376 C 1290.513 372.376 1322.166 376.960 1346.515 386.126 C 1370.864 395.293 1388.768 406.895 1400.226 420.931 C 1411.685 434.681 1419.705 452.155 1424.289 473.353 C 1426.867 486.530 1428.156 510.306 1428.156 544.681 L 1428.156 647.806 C 1428.156 719.707 1429.731 765.254 1432.882 784.447 C 1436.320 803.353 1442.909 821.543 1452.648 839.017 L 1371.867 839.017 C 1363.846 822.975 1358.690 804.212 1356.398 782.728 ZM 1349.953 609.994 C 1321.880 621.452 1279.771 631.192 1223.625 639.212 C 1191.828 643.796 1169.341 648.952 1156.164 654.681 C 1142.987 660.410 1132.817 668.861 1125.656 680.033 C 1118.495 690.918 1114.914 703.093 1114.914 716.556 C 1114.914 737.181 1122.648 754.369 1138.117 768.119 C 1153.872 781.869 1176.789 788.744 1206.867 788.744 C 1236.659 788.744 1263.156 782.298 1286.359 769.408 C 1309.562 756.231 1326.606 738.327 1337.492 715.697 C 1345.799 698.223 1349.953 672.441 1349.953 638.353 L 1349.953 609.994 ZM 1599.171 1024.212 L 1543.742 1024.212 C 1629.393 886.712 1672.218 749.069 1672.218 611.283 C 1672.218 557.428 1666.060 504.004 1653.742 451.009 C 1644.002 408.040 1630.395 366.791 1612.921 327.259 C 1601.750 301.478 1578.690 258.509 1543.742 198.353 L 1599.171 198.353 C 1653.026 270.254 1692.843 342.442 1718.625 414.915 C 1740.682 477.363 1751.711 542.676 1751.711 610.853 C 1751.711 688.197 1736.815 762.962 1707.023 835.150 C 1677.518 907.337 1641.567 970.358 1599.171 1024.212 Z">
            <!-- 61 nodes -->
          </draw:path>
          <draw:path id="text4445-7" draw:style-name="style1" draw:layer="layout" svg:x="2.193cm" svg:y="54.114cm" svg:width="0.992cm" svg:height="0.826cm" svg:viewBox="0.0 0.0 991.717 825.858" svg:d="M 4537.602 109053.310 C 4494.920 108999.456 4458.826 108936.435 4429.321 108864.248 C 4399.816 108792.061 4385.063 108717.295 4385.063 108639.951 C 4385.063 108571.774 4396.092 108506.462 4418.149 108444.014 C 4443.930 108371.540 4483.748 108299.353 4537.602 108227.452 L 4593.032 108227.452 C 4558.370 108287.035 4535.454 108329.574 4524.282 108355.069 C 4506.808 108394.600 4493.058 108435.850 4483.032 108478.819 C 4470.714 108532.386 4464.555 108586.241 4464.555 108640.381 C 4464.555 108778.167 4507.381 108915.810 4593.032 109053.310 L 4537.602 109053.310 ZM 4755.024 108868.115 L 4683.266 108868.115 L 4683.266 108238.194 L 4760.609 108238.194 L 4760.609 108462.920 C 4793.266 108421.957 4834.945 108401.475 4885.648 108401.475 C 4913.721 108401.475 4940.219 108407.204 4965.140 108418.663 C 4990.349 108429.835 5010.974 108445.733 5027.015 108466.358 C 5043.343 108486.696 5056.091 108511.332 5065.257 108540.264 C 5074.424 108569.196 5079.007 108600.134 5079.007 108633.076 C 5079.007 108711.279 5059.672 108771.722 5021.000 108814.404 C 4982.328 108857.087 4935.922 108878.428 4881.781 108878.428 C 4827.927 108878.428 4785.675 108855.941 4755.024 108810.967 L 4755.024 108868.115 ZM 4754.164 108636.514 C 4754.164 108691.227 4761.612 108730.759 4776.508 108755.108 C 4800.857 108794.925 4833.799 108814.834 4875.336 108814.834 C 4909.138 108814.834 4938.357 108800.225 4962.992 108771.006 C 4987.627 108741.501 4999.945 108697.673 4999.945 108639.522 C 4999.945 108579.938 4988.057 108535.967 4964.281 108507.608 C 4940.792 108479.249 4912.289 108465.069 4878.773 108465.069 C 4844.971 108465.069 4815.753 108479.821 4791.117 108509.327 C 4766.482 108538.545 4754.164 108580.941 4754.164 108636.514 ZM 5224.242 109053.310 L 5168.812 109053.310 C 5254.463 108915.810 5297.288 108778.167 5297.288 108640.381 C 5297.288 108586.527 5291.130 108533.103 5278.812 108480.108 C 5269.072 108437.139 5255.466 108395.889 5237.992 108356.358 C 5226.820 108330.577 5203.760 108287.608 5168.812 108227.452 L 5224.242 108227.452 C 5278.096 108299.353 5317.913 108371.540 5343.695 108444.014 C 5365.752 108506.462 5376.780 108571.774 5376.780 108639.951 C 5376.780 108717.295 5361.885 108792.061 5332.093 108864.248 C 5302.588 108936.435 5266.637 108999.456 5224.242 109053.310 Z">
            <!-- 45 nodes -->
          </draw:path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Mon May 18 17:04:45 2020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fffff" draw:stroke="none"/>
    </style:style>
    <style:style style:name="style1" style:family="graphic" style:parent-style-name="standard">
      <style:graphic-properties draw:fill="solid" draw:fill-color="#000000" draw:stroke="none"/>
    </style:style>
    <style:style style:name="style2" style:family="graphic" style:parent-style-name="standard">
      <style:graphic-properties draw:fill="solid" draw:fill-color="#000000" draw:stroke="solid" svg:stroke-width="0.282pt" svg:stroke-color="#000000"/>
    </style:style>
    <style:style style:name="style3" style:family="graphic" style:parent-style-name="standard">
      <style:graphic-properties draw:fill="none" draw:stroke="solid" svg:stroke-width="0.282pt" svg:stroke-color="#000000"/>
    </style:style>
    <style:style style:name="style4" style:family="graphic" style:parent-style-name="standard">
      <style:graphic-properties draw:fill="solid" draw:fill-color="#000000" draw:stroke="solid" svg:stroke-width="0.800pt" svg:stroke-color="#000000"/>
    </style:style>
    <style:style style:name="style5" style:family="graphic" style:parent-style-name="standard">
      <style:graphic-properties draw:fill="none" draw:stroke="solid" svg:stroke-width="0.800pt" svg:stroke-color="#000000"/>
    </style:style>
    <style:style style:name="style6" style:family="graphic" style:parent-style-name="standard">
      <style:graphic-properties draw:fill="solid" draw:fill-color="#ffffff" draw:stroke="solid" svg:stroke-width="0.010pt" svg:stroke-color="#ffffff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Mon May 18 17:04:48 2020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0 (4035a4fb49, 2020-05-01)</meta:generator>
    <meta:initial-creator>Inkscape.org - 1.0 (4035a4fb49, 2020-05-01)</meta:initial-creator>
    <meta:creation-date>2020-05-18 17:04:48</meta:creation-date>
    <dc:date>2020-05-18 17:04:48</dc:date>
    <dc:format>image/svg+xml</dc:format>
  </office:meta>
</office:document-meta>
</file>